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ProgressBar/Waitprogress.xml" manifest:media-type="text/xml"/>
  <manifest:file-entry manifest:full-path="Basic/ProgressBar/script-lb.xml" manifest:media-type="text/xml"/>
  <manifest:file-entry manifest:full-path="Basic/Standard/script-lb.xml" manifest:media-type="text/xml"/>
  <manifest:file-entry manifest:full-path="Basic/OlahdataHexa/Module1.xml" manifest:media-type="text/xml"/>
  <manifest:file-entry manifest:full-path="Basic/OlahdataHexa/ShowMsgboxHexa.xml" manifest:media-type="text/xml"/>
  <manifest:file-entry manifest:full-path="Basic/OlahdataHexa/LihatJawabanPeserta.xml" manifest:media-type="text/xml"/>
  <manifest:file-entry manifest:full-path="Basic/OlahdataHexa/script-lb.xml" manifest:media-type="text/xml"/>
  <manifest:file-entry manifest:full-path="Basic/ChgBackGColour/script-lb.xml" manifest:media-type="text/xml"/>
  <manifest:file-entry manifest:full-path="Basic/ChgBackGColour/ChgBGCol.xml" manifest:media-type="text/xml"/>
  <manifest:file-entry manifest:full-path="Basic/CoreCode/Module1.xml" manifest:media-type="text/xml"/>
  <manifest:file-entry manifest:full-path="Basic/CoreCode/script-lb.xml" manifest:media-type="text/xml"/>
  <manifest:file-entry manifest:full-path="Basic/ProgressBarExample/Module1.xml" manifest:media-type="text/xml"/>
  <manifest:file-entry manifest:full-path="Basic/ProgressBarExample/script-lb.xml" manifest:media-type="text/xml"/>
  <manifest:file-entry manifest:full-path="Basic/Pickers/script-lb.xml" manifest:media-type="text/xml"/>
  <manifest:file-entry manifest:full-path="Basic/Pickers/CalM.xml" manifest:media-type="text/xml"/>
  <manifest:file-entry manifest:full-path="Basic/EasCode/CoreEAS.xml" manifest:media-type="text/xml"/>
  <manifest:file-entry manifest:full-path="Basic/EasCode/script-lb.xml" manifest:media-type="text/xml"/>
  <manifest:file-entry manifest:full-path="Basic/EasModul/Module1.xml" manifest:media-type="text/xml"/>
  <manifest:file-entry manifest:full-path="Basic/EasModul/Lihatjawaban.xml" manifest:media-type="text/xml"/>
  <manifest:file-entry manifest:full-path="Basic/EasModul/Olahdata.xml" manifest:media-type="text/xml"/>
  <manifest:file-entry manifest:full-path="Basic/EasModul/View.xml" manifest:media-type="text/xml"/>
  <manifest:file-entry manifest:full-path="Basic/EasModul/script-lb.xml" manifest:media-type="text/xml"/>
  <manifest:file-entry manifest:full-path="Basic/TCIcode/Input_on_Database.xml" manifest:media-type="text/xml"/>
  <manifest:file-entry manifest:full-path="Basic/TCIcode/Goto.xml" manifest:media-type="text/xml"/>
  <manifest:file-entry manifest:full-path="Basic/TCIcode/ProsesJwbPeserta.xml" manifest:media-type="text/xml"/>
  <manifest:file-entry manifest:full-path="Basic/TCIcode/script-lb.xml" manifest:media-type="text/xml"/>
  <manifest:file-entry manifest:full-path="Basic/TCIcode/ExportAsCsv.xml" manifest:media-type="text/xml"/>
  <manifest:file-entry manifest:full-path="Basic/TCIcode/EventProcess.xml" manifest:media-type="text/xml"/>
  <manifest:file-entry manifest:full-path="Basic/TCIcode/ValueInput.xml" manifest:media-type="text/xml"/>
  <manifest:file-entry manifest:full-path="Basic/script-lc.xml" manifest:media-type="text/xml"/>
  <manifest:file-entry manifest:full-path="meta.xml" manifest:media-type="text/xml"/>
  <manifest:file-entry manifest:full-path="Dialogs/ProgressBar/dialog-lb.xml" manifest:media-type="text/xml"/>
  <manifest:file-entry manifest:full-path="Dialogs/Standard/dialog-lb.xml" manifest:media-type="text/xml"/>
  <manifest:file-entry manifest:full-path="Dialogs/OlahdataHexa/dialog-lb.xml" manifest:media-type="text/xml"/>
  <manifest:file-entry manifest:full-path="Dialogs/ChgBackGColour/dialog-lb.xml" manifest:media-type="text/xml"/>
  <manifest:file-entry manifest:full-path="Dialogs/CoreCode/dialog-lb.xml" manifest:media-type="text/xml"/>
  <manifest:file-entry manifest:full-path="Dialogs/ProgressBarExample/dialog-lb.xml" manifest:media-type="text/xml"/>
  <manifest:file-entry manifest:full-path="Dialogs/Pickers/PCalD.xml" manifest:media-type="text/xml"/>
  <manifest:file-entry manifest:full-path="Dialogs/Pickers/dialog-lb.xml" manifest:media-type="text/xml"/>
  <manifest:file-entry manifest:full-path="Dialogs/EasCode/OpenDialog.xml" manifest:media-type="text/xml"/>
  <manifest:file-entry manifest:full-path="Dialogs/EasCode/dialog-lb.xml" manifest:media-type="text/xml"/>
  <manifest:file-entry manifest:full-path="Dialogs/EasCode/Passwd.xml" manifest:media-type="text/xml"/>
  <manifest:file-entry manifest:full-path="Dialogs/EasModul/Dialog5.xml" manifest:media-type="text/xml"/>
  <manifest:file-entry manifest:full-path="Dialogs/EasModul/dialog-lb.xml" manifest:media-type="text/xml"/>
  <manifest:file-entry manifest:full-path="Dialogs/TCIcode/dialog-lb.xml" manifest:media-type="text/xml"/>
  <manifest:file-entry manifest:full-path="Dialogs/dialog-lc.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prepare-unload" xlink:href="vnd.sun.star.script:CoreCode.Module1.keDatabase?language=Basic&amp;location=application" xlink:type="simple"/>
    </office:event-listeners>
  </office:scripts>
  <office:font-face-decls>
    <style:font-face style:name="Calibri" svg:font-family="Calibri"/>
    <style:font-face style:name="Courier New" svg:font-family="'Courier New'" style:font-pitch="variable"/>
    <style:font-face style:name="Segoe UI" svg:font-family="'Segoe UI'" style:font-pitch="variable"/>
    <style:font-face style:name="Times New Roman" svg:font-family="'Times New Roman'" style:font-pitch="variable"/>
    <style:font-face style:name="Malgun Gothic" svg:font-family="'Malgun Gothic'"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22.58mm"/>
    </style:style>
    <style:style style:name="co5" style:family="table-column">
      <style:table-column-properties fo:break-before="auto" style:column-width="13.23mm"/>
    </style:style>
    <style:style style:name="co6" style:family="table-column">
      <style:table-column-properties fo:break-before="auto" style:column-width="105.85mm"/>
    </style:style>
    <style:style style:name="co39" style:family="table-column">
      <style:table-column-properties fo:break-before="auto" style:column-width="36.83mm"/>
    </style:style>
    <style:style style:name="co40" style:family="table-column">
      <style:table-column-properties fo:break-before="auto" style:column-width="69.48mm"/>
    </style:style>
    <style:style style:name="co41" style:family="table-column">
      <style:table-column-properties fo:break-before="auto" style:column-width="73.68mm"/>
    </style:style>
    <style:style style:name="co42" style:family="table-column">
      <style:table-column-properties fo:break-before="auto" style:column-width="67.08mm"/>
    </style:style>
    <style:style style:name="co11" style:family="table-column">
      <style:table-column-properties fo:break-before="auto" style:column-width="60.71mm"/>
    </style:style>
    <style:style style:name="co12" style:family="table-column">
      <style:table-column-properties fo:break-before="auto" style:column-width="37.91mm"/>
    </style:style>
    <style:style style:name="co13" style:family="table-column">
      <style:table-column-properties fo:break-before="auto" style:column-width="14.02mm"/>
    </style:style>
    <style:style style:name="co14" style:family="table-column">
      <style:table-column-properties fo:break-before="auto" style:column-width="12.91mm"/>
    </style:style>
    <style:style style:name="co15" style:family="table-column">
      <style:table-column-properties fo:break-before="auto" style:column-width="10mm"/>
    </style:style>
    <style:style style:name="co16" style:family="table-column">
      <style:table-column-properties fo:break-before="auto" style:column-width="27.78mm"/>
    </style:style>
    <style:style style:name="co17" style:family="table-column">
      <style:table-column-properties fo:break-before="auto" style:column-width="19.09mm"/>
    </style:style>
    <style:style style:name="co18" style:family="table-column">
      <style:table-column-properties fo:break-before="auto" style:column-width="34.03mm"/>
    </style:style>
    <style:style style:name="co19" style:family="table-column">
      <style:table-column-properties fo:break-before="auto" style:column-width="37.27mm"/>
    </style:style>
    <style:style style:name="co20" style:family="table-column">
      <style:table-column-properties fo:break-before="auto" style:column-width="38.06mm"/>
    </style:style>
    <style:style style:name="co21" style:family="table-column">
      <style:table-column-properties fo:break-before="auto" style:column-width="34.84mm"/>
    </style:style>
    <style:style style:name="co22" style:family="table-column">
      <style:table-column-properties fo:break-before="auto" style:column-width="50.76mm"/>
    </style:style>
    <style:style style:name="co23" style:family="table-column">
      <style:table-column-properties fo:break-before="auto" style:column-width="48.88mm"/>
    </style:style>
    <style:style style:name="co24" style:family="table-column">
      <style:table-column-properties fo:break-before="auto" style:column-width="49.42mm"/>
    </style:style>
    <style:style style:name="co25" style:family="table-column">
      <style:table-column-properties fo:break-before="auto" style:column-width="55.63mm"/>
    </style:style>
    <style:style style:name="co26" style:family="table-column">
      <style:table-column-properties fo:break-before="auto" style:column-width="10.12mm"/>
    </style:style>
    <style:style style:name="co27" style:family="table-column">
      <style:table-column-properties fo:break-before="auto" style:column-width="72.48mm"/>
    </style:style>
    <style:style style:name="co28" style:family="table-column">
      <style:table-column-properties fo:break-before="auto" style:column-width="24.45mm"/>
    </style:style>
    <style:style style:name="co29" style:family="table-column">
      <style:table-column-properties fo:break-before="auto" style:column-width="100.82mm"/>
    </style:style>
    <style:style style:name="co30" style:family="table-column">
      <style:table-column-properties fo:break-before="auto" style:column-width="107mm"/>
    </style:style>
    <style:style style:name="co31" style:family="table-column">
      <style:table-column-properties fo:break-before="auto" style:column-width="40.16mm"/>
    </style:style>
    <style:style style:name="co32" style:family="table-column">
      <style:table-column-properties fo:break-before="auto" style:column-width="27.76mm"/>
    </style:style>
    <style:style style:name="co33" style:family="table-column">
      <style:table-column-properties fo:break-before="auto" style:column-width="15.35mm"/>
    </style:style>
    <style:style style:name="co34" style:family="table-column">
      <style:table-column-properties fo:break-before="auto" style:column-width="8.2mm"/>
    </style:style>
    <style:style style:name="co35" style:family="table-column">
      <style:table-column-properties fo:break-before="auto" style:column-width="21.7mm"/>
    </style:style>
    <style:style style:name="co36" style:family="table-column">
      <style:table-column-properties fo:break-before="auto" style:column-width="21.33mm"/>
    </style:style>
    <style:style style:name="co37" style:family="table-column">
      <style:table-column-properties fo:break-before="auto" style:column-width="19.44mm"/>
    </style:style>
    <style:style style:name="co38" style:family="table-column">
      <style:table-column-properties fo:break-before="auto" style:column-width="19.17mm"/>
    </style:style>
    <style:style style:name="co43" style:family="table-column">
      <style:table-column-properties fo:break-before="auto" style:column-width="19.83mm"/>
    </style:style>
    <style:style style:name="co44" style:family="table-column">
      <style:table-column-properties fo:break-before="auto" style:column-width="8.01mm"/>
    </style:style>
    <style:style style:name="co45" style:family="table-column">
      <style:table-column-properties fo:break-before="auto" style:column-width="22.6mm"/>
    </style:style>
    <style:style style:name="co46" style:family="table-column">
      <style:table-column-properties fo:break-before="auto" style:column-width="10.85mm"/>
    </style:style>
    <style:style style:name="co47" style:family="table-column">
      <style:table-column-properties fo:break-before="auto" style:column-width="31.56mm"/>
    </style:style>
    <style:style style:name="co48" style:family="table-column">
      <style:table-column-properties fo:break-before="auto" style:column-width="63.11mm"/>
    </style:style>
    <style:style style:name="co49" style:family="table-column">
      <style:table-column-properties fo:break-before="auto" style:column-width="24.09mm"/>
    </style:style>
    <style:style style:name="co50" style:family="table-column">
      <style:table-column-properties fo:break-before="auto" style:column-width="55.09mm"/>
    </style:style>
    <style:style style:name="co51" style:family="table-column">
      <style:table-column-properties fo:break-before="auto" style:column-width="95.46mm"/>
    </style:style>
    <style:style style:name="co52" style:family="table-column">
      <style:table-column-properties fo:break-before="auto" style:column-width="151.38mm"/>
    </style:style>
    <style:style style:name="ro7" style:family="table-row">
      <style:table-row-properties style:row-height="4.52mm" fo:break-before="auto" style:use-optimal-row-height="true"/>
    </style:style>
    <style:style style:name="ro4" style:family="table-row">
      <style:table-row-properties style:row-height="4.87mm" fo:break-before="auto" style:use-optimal-row-height="true"/>
    </style:style>
    <style:style style:name="ro3" style:family="table-row">
      <style:table-row-properties style:row-height="5.57mm" fo:break-before="auto" style:use-optimal-row-height="true"/>
    </style:style>
    <style:style style:name="ro8" style:family="table-row">
      <style:table-row-properties style:row-height="60.01mm" fo:break-before="auto" style:use-optimal-row-height="false"/>
    </style:style>
    <style:style style:name="ro6" style:family="table-row">
      <style:table-row-properties style:row-height="6.35mm" fo:break-before="auto" style:use-optimal-row-height="true"/>
    </style:style>
    <style:style style:name="ro9" style:family="table-row">
      <style:table-row-properties style:row-height="6mm" fo:break-before="auto" style:use-optimal-row-height="true"/>
    </style:style>
    <style:style style:name="ro10" style:family="table-row">
      <style:table-row-properties style:row-height="13.35mm" fo:break-before="auto" style:use-optimal-row-height="false"/>
    </style:style>
    <style:style style:name="ro11" style:family="table-row">
      <style:table-row-properties style:row-height="8.94mm" fo:break-before="auto" style:use-optimal-row-height="true"/>
    </style:style>
    <style:style style:name="ro12" style:family="table-row">
      <style:table-row-properties style:row-height="9.1mm" fo:break-before="auto" style:use-optimal-row-height="true"/>
    </style:style>
    <style:style style:name="ta4" style:family="table" style:master-page-name="Default">
      <style:table-properties table:display="false" style:writing-mode="lr-tb"/>
    </style:style>
    <style:style style:name="ta5" style:family="table" style:master-page-name="PageStyle_5f_grafik">
      <style:table-properties table:display="true" style:writing-mode="lr-tb"/>
    </style:style>
    <style:style style:name="ta3" style:family="table" style:master-page-name="Default">
      <style:table-properties table:display="true" style:writing-mode="lr-tb"/>
    </style:style>
    <style:style style:name="ta6" style:family="table" style:master-page-name="PageStyle_5f_olah_20_data">
      <style:table-properties table:display="true" style:writing-mode="lr-tb"/>
    </style:style>
    <style:style style:name="ta7" style:family="table" style:master-page-name="PageStyle_5f_jawaban_20_peserta">
      <style:table-properties table:display="true" style:writing-mode="lr-tb"/>
    </style:style>
    <number:number-style style:name="N2">
      <number:number number:decimal-places="2" loext:min-decimal-places="2" number:min-integer-digits="1"/>
    </number:number-style>
    <number:date-style style:name="N80">
      <number:day/>
      <number:text>. </number:text>
      <number:month number:textual="true"/>
      <number:text>. </number:text>
      <number:year number:style="long"/>
    </number:date-style>
    <number:boolean-style style:name="N99">
      <number:boolean/>
    </number:boolean-style>
    <number:text-style style:name="N100">
      <number:text-content/>
    </number:text-style>
    <number:date-style style:name="C121" number:language="en" number:country="US">
      <number:day number:style="long"/>
      <number:text>/</number:text>
      <number:month number:style="long"/>
      <number:text>/</number:text>
      <number:year number:style="long"/>
    </number:date-style>
    <style:style style:name="ce106" style:family="table-cell" style:parent-style-name="Default" style:data-style-name="N100"/>
    <style:style style:name="ce110" style:family="table-cell" style:parent-style-name="Default" style:data-style-name="N80"/>
    <style:style style:name="ce156" style:family="table-cell" style:parent-style-name="Default">
      <style:table-cell-properties style:text-align-source="fix" style:repeat-content="false" fo:wrap-option="wrap" fo:border="0.06pt solid #000000" style:rotation-angle="0" style:vertical-align="middle"/>
      <style:paragraph-properties fo:text-align="center" fo:margin-left="0mm"/>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60" style:family="table-cell" style:parent-style-name="Default">
      <style:table-cell-properties fo:wrap-option="wrap" fo:border="0.06pt solid #000000" style:rotation-angle="90" style:vertical-align="middle"/>
    </style:style>
    <style:style style:name="ce162" style:family="table-cell" style:parent-style-name="Default">
      <style:table-cell-properties style:text-align-source="fix" style:repeat-content="false" fo:wrap-option="wrap" fo:border="0.06pt solid #000000" style:rotation-angle="90" style:vertical-align="middle"/>
      <style:paragraph-properties fo:text-align="center" fo:margin-left="0mm"/>
    </style:style>
    <style:style style:name="ce163" style:family="table-cell" style:parent-style-name="Default">
      <style:table-cell-properties style:text-align-source="fix" style:repeat-content="false" fo:wrap-option="wrap" style:rotation-angle="90" style:vertical-align="middle"/>
      <style:paragraph-properties fo:text-align="center" fo:margin-left="0mm"/>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64" style:family="table-cell" style:parent-style-name="Default">
      <style:table-cell-properties style:text-align-source="fix" style:repeat-content="false" fo:wrap-option="wrap" style:rotation-angle="90" style:vertical-align="middle"/>
      <style:paragraph-properties fo:text-align="center" fo:margin-left="0mm"/>
    </style:style>
    <style:style style:name="ce165" style:family="table-cell" style:parent-style-name="Default">
      <style:table-cell-properties style:text-align-source="fix" style:repeat-content="false" fo:wrap-option="wrap" style:rotation-angle="90" style:vertical-align="middle"/>
      <style:paragraph-properties fo:text-align="center" fo:margin-left="0mm"/>
      <style:text-properties style:text-outline="false" style:text-line-through-style="none" style:text-line-through-type="none" fo:language="en" fo:country="US" fo:font-style="normal" fo:text-shadow="none" style:text-underline-style="none" style:text-underline-mode="continuous" style:text-overline-mode="continuous" style:text-line-through-mode="continuous"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166" style:family="table-cell" style:parent-style-name="Default">
      <style:table-cell-properties style:text-align-source="fix" style:repeat-content="false" fo:wrap-option="wrap" style:direction="ltr" style:rotation-angle="90" style:rotation-align="none" style:shrink-to-fit="false" style:vertical-align="middle" loext:vertical-justify="auto"/>
      <style:paragraph-properties fo:text-align="center" css3t:text-justify="auto" fo:margin-left="0mm" style:writing-mode="page"/>
    </style:style>
    <style:style style:name="ce167"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68" style:family="table-cell" style:parent-style-name="Default">
      <style:table-cell-properties fo:wrap-option="wrap" fo:border="0.06pt solid #000000" style:vertical-align="middle"/>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69" style:family="table-cell" style:parent-style-name="Default">
      <style:table-cell-properties fo:wrap-option="wrap" style:vertical-align="middle"/>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70" style:family="table-cell" style:parent-style-name="Default">
      <style:table-cell-properties fo:wrap-option="wrap" style:vertical-align="middle"/>
    </style:style>
    <style:style style:name="ce17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style>
    <style:style style:name="ce172" style:family="table-cell" style:parent-style-name="Default">
      <style:table-cell-properties fo:wrap-option="wrap" style:vertical-align="middle"/>
      <style:text-properties style:text-outline="false" style:text-line-through-style="none" style:text-line-through-type="none" fo:text-shadow="none" style:text-underline-style="none" style:text-underline-mode="continuous" style:text-overline-mode="continuous" style:text-line-through-mode="continuous" style:language-complex="none" style:country-complex="none" style:text-emphasize="none" style:font-relief="none" style:text-overline-style="none" style:text-overline-color="font-color"/>
    </style:style>
    <style:style style:name="ce173" style:family="table-cell" style:parent-style-name="Default" style:data-style-name="N166">
      <style:table-cell-properties style:text-align-source="fix" style:repeat-content="false" fo:wrap-option="wrap" fo:border="0.06pt solid #000000" style:vertical-align="middle"/>
      <style:paragraph-properties fo:text-align="center" fo:margin-left="0mm"/>
    </style:style>
    <style:style style:name="ce174" style:family="table-cell" style:parent-style-name="Default" style:data-style-name="N166">
      <style:table-cell-properties style:text-align-source="fix" style:repeat-content="false" fo:wrap-option="wrap" style:vertical-align="middle"/>
      <style:paragraph-properties fo:text-align="center" fo:margin-left="0mm"/>
    </style:style>
    <style:style style:name="ce183" style:family="table-cell" style:parent-style-name="Default">
      <style:table-cell-properties style:text-align-source="fix" style:repeat-content="false" fo:wrap-option="wrap" style:vertical-align="middle"/>
      <style:paragraph-properties fo:text-align="start" fo:margin-left="0mm"/>
    </style:style>
    <style:style style:name="ce18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style>
    <style:style style:name="ce185" style:family="table-cell" style:parent-style-name="Default">
      <style:table-cell-properties fo:wrap-option="wrap" style:vertical-align="middle"/>
      <style:text-properties style:text-outline="false" style:text-line-through-style="none" style:text-line-through-type="none" fo:font-size="12pt"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86" style:family="table-cell" style:parent-style-name="Default">
      <style:table-cell-properties fo:wrap-option="wrap" style:vertical-align="middle"/>
      <style:text-properties style:font-name="Arial" fo:font-size="11pt" style:font-size-asian="11pt" style:font-size-complex="11pt"/>
    </style:style>
    <style:style style:name="ce187" style:family="table-cell" style:parent-style-name="Default">
      <style:table-cell-properties fo:wrap-option="wrap" style:vertical-align="middle"/>
      <style:text-properties style:text-outline="false" style:text-line-through-style="none" style:text-line-through-type="none"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88" style:family="table-cell" style:parent-style-name="Default">
      <style:table-cell-properties fo:wrap-option="wrap" style:vertical-align="middle"/>
      <style:text-properties style:use-window-font-color="true" style:text-outline="false" style:text-line-through-style="none" style:text-line-through-type="none" fo:font-size="12pt" fo:language="en" fo:country="US"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189" style:family="table-cell" style:parent-style-name="Default" style:data-style-name="N0">
      <style:table-cell-properties fo:wrap-option="wrap" style:vertical-align="middle"/>
    </style:style>
    <style:style style:name="ce190" style:family="table-cell" style:parent-style-name="Default">
      <style:table-cell-properties style:text-align-source="fix" style:repeat-content="false" fo:wrap-option="wrap" fo:border="0.06pt solid #000000" style:rotation-angle="90" style:vertical-align="middle"/>
      <style:paragraph-properties fo:text-align="center" fo:margin-left="0mm"/>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92" style:family="table-cell" style:parent-style-name="Default">
      <style:table-cell-properties fo:wrap-option="wrap" fo:border="0.06pt solid #000000" style:vertical-align="middle"/>
    </style:style>
    <style:style style:name="ce207" style:family="table-cell" style:parent-style-name="Default">
      <style:table-cell-properties fo:border-bottom="0.06pt solid #000000" style:text-align-source="fix" style:repeat-content="false" fo:border-left="0.51pt solid #000000" fo:border-right="0.51pt solid #000000" fo:border-top="0.06pt solid #000000" style:vertical-align="middle"/>
      <style:paragraph-properties fo:text-align="start" fo:margin-left="0mm"/>
      <style:text-properties style:text-outline="false" style:text-line-through-style="none" style:text-line-through-type="none" fo:language="id" fo:country="ID" fo:font-style="normal" fo:text-shadow="none" style:text-underline-style="none" fo:font-weight="bold" style:text-underline-mode="continuous" style:text-overline-mode="continuous" style:text-line-through-mode="continuous" style:language-asian="ar" style:country-asian="SA"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208" style:family="table-cell" style:parent-style-name="Default" style:data-style-name="N0">
      <style:table-cell-properties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9" style:family="table-cell" style:parent-style-name="Default">
      <style:table-cell-properties style:text-align-source="fix" style:repeat-content="false" fo:wrap-option="wrap" fo:border="0.06pt solid #000000" style:vertical-align="middle"/>
      <style:paragraph-properties fo:text-align="start" fo:margin-left="0mm"/>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10" style:family="table-cell" style:parent-style-name="Default">
      <style:table-cell-properties style:text-align-source="fix" style:repeat-content="false" fo:wrap-option="wrap" fo:border="0.06pt solid #000000" style:vertical-align="middle"/>
      <style:paragraph-properties fo:text-align="start" fo:margin-left="0mm"/>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11" style:family="table-cell" style:parent-style-name="Default">
      <style:table-cell-properties fo:border-bottom="0.06pt solid #000000" style:text-align-source="fix" style:repeat-content="false" fo:border-left="0.51pt solid #000000" fo:border-right="0.51pt solid #000000" fo:border-top="0.06pt solid #000000" style:vertical-align="middle"/>
      <style:paragraph-properties fo:text-align="start" fo:margin-left="0mm"/>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12" style:family="table-cell" style:parent-style-name="Default">
      <style:table-cell-properties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13" style:family="table-cell" style:parent-style-name="Default">
      <style:table-cell-properties fo:border-bottom="0.06pt solid #000000" fo:background-color="#ffffff" style:text-align-source="fix" style:repeat-content="false" fo:border-left="0.51pt solid #000000" fo:border-right="0.51pt solid #000000" fo:border-top="0.06pt solid #000000" style:vertical-align="middle"/>
      <style:paragraph-properties fo:text-align="start" fo:margin-left="0mm"/>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15" style:family="table-cell" style:parent-style-name="Default">
      <style:table-cell-properties fo:border-bottom="0.06pt solid #000000" style:text-align-source="fix" style:repeat-content="false" fo:wrap-option="wrap" fo:border-left="0.51pt solid #000000" fo:border-right="0.51pt solid #000000" fo:border-top="0.06pt solid #000000" style:vertical-align="middle"/>
      <style:paragraph-properties fo:text-align="start" fo:margin-left="0mm"/>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33414e" style:text-align-source="fix" style:repeat-content="false" fo:wrap-option="wrap" fo:border="0.06pt solid #000000" style:vertical-align="middle"/>
      <style:paragraph-properties fo:text-align="center" fo:margin-left="0mm"/>
      <style:text-properties fo:color="#fffbcc" style:font-name="Arial" fo:font-size="12pt" style:font-size-asian="12pt" style:font-size-complex="12pt"/>
    </style:style>
    <style:style style:name="ce5" style:family="table-cell" style:parent-style-name="Default">
      <style:table-cell-properties fo:background-color="#ffffff" style:cell-protect="formula-hidden" style:print-content="true" style:text-align-source="fix" style:repeat-content="false" fo:wrap-option="wrap" fo:border="0.06pt solid #000000" style:vertical-align="middle"/>
      <style:paragraph-properties fo:text-align="start"/>
      <style:text-properties style:font-name="Arial" fo:font-size="12pt" style:font-size-asian="12pt" style:font-size-complex="12pt"/>
    </style:style>
    <style:style style:name="ce15" style:family="table-cell" style:parent-style-name="Default">
      <style:table-cell-properties style:text-align-source="fix" style:repeat-content="false" fo:wrap-option="wrap" style:vertical-align="middle"/>
      <style:paragraph-properties fo:text-align="start"/>
      <style:text-properties style:font-name="Arial" fo:font-size="12pt" style:font-size-asian="12pt" style:font-size-complex="12pt"/>
    </style:style>
    <style:style style:name="ce20" style:family="table-cell" style:parent-style-name="Default">
      <style:table-cell-properties fo:background-color="#dddddd" style:text-align-source="fix" style:repeat-content="false" fo:wrap-option="wrap" style:vertical-align="middle"/>
      <style:paragraph-properties fo:text-align="center"/>
      <style:text-properties style:font-name="Arial" fo:font-size="12pt" style:font-size-asian="12pt" style:font-size-complex="12pt"/>
    </style:style>
    <style:style style:name="ce21" style:family="table-cell" style:parent-style-name="Default">
      <style:table-cell-properties style:text-align-source="fix" style:repeat-content="false" fo:wrap-option="wrap" style:vertical-align="middle"/>
      <style:paragraph-properties fo:text-align="center"/>
      <style:text-properties style:font-name="Arial" fo:font-size="12pt" style:font-size-asian="12pt" style:font-size-complex="12pt"/>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14" style:family="table-cell" style:parent-style-name="Default">
      <style:table-cell-properties style:text-align-source="fix" style:repeat-content="false" fo:wrap-option="no-wrap" fo:border="0.06pt solid #000000" style:direction="ltr" style:rotation-angle="90" style:rotation-align="none" style:shrink-to-fit="false" style:vertical-align="middle" loext:vertical-justify="auto"/>
      <style:paragraph-properties fo:text-align="center" css3t:text-justify="auto" fo:margin-left="0mm" style:writing-mode="page"/>
    </style:style>
    <style:style style:name="ce19"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3" style:family="table-cell" style:parent-style-name="Default" style:data-style-name="N99">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2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112" style:family="table-cell" style:parent-style-name="Default">
      <style:table-cell-properties style:text-align-source="fix" style:repeat-content="false" fo:border="0.06pt solid #000000" style:vertical-align="middle"/>
      <style:paragraph-properties fo:text-align="center" fo:margin-left="0mm"/>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29" style:family="table-cell" style:parent-style-name="Default">
      <style:table-cell-properties style:text-align-source="fix" style:repeat-content="false" fo:border="0.06pt solid #000000"/>
      <style:paragraph-properties fo:text-align="center" fo:margin-left="0mm"/>
    </style:style>
    <style:style style:name="ce32" style:family="table-cell" style:parent-style-name="Default">
      <style:table-cell-properties style:text-align-source="fix" style:repeat-content="false" fo:border="0.06pt solid #000000"/>
      <style:paragraph-properties fo:text-align="center" fo:margin-left="0mm"/>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97" style:family="table-cell" style:parent-style-name="Default">
      <style:table-cell-properties style:text-align-source="fix" style:repeat-content="false" fo:border="0.06pt solid #000000"/>
      <style:paragraph-properties fo:text-align="center" fo:margin-left="0mm"/>
    </style:style>
    <style:style style:name="ce117" style:family="table-cell" style:parent-style-name="Default">
      <style:table-cell-properties style:text-align-source="fix" style:repeat-content="false"/>
      <style:paragraph-properties fo:text-align="center" fo:margin-left="0mm"/>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37" style:family="table-cell" style:parent-style-name="Default">
      <style:table-cell-properties style:text-align-source="fix" style:repeat-content="false"/>
      <style:paragraph-properties fo:text-align="center" fo:margin-left="0mm"/>
    </style:style>
    <style:style style:name="ce44" style:family="table-cell" style:parent-style-name="Default">
      <style:table-cell-properties style:text-align-source="fix" style:repeat-content="false"/>
      <style:paragraph-properties fo:text-align="center" fo:margin-left="0mm"/>
      <style:text-properties style:text-outline="false" style:text-line-through-style="none" style:text-line-through-type="none" fo:language="en" fo:country="US" fo:font-style="normal" fo:text-shadow="none" style:text-underline-style="none" style:text-underline-mode="continuous" style:text-overline-mode="continuous" style:text-line-through-mode="continuous"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12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51" style:family="table-cell" style:parent-style-name="Default">
      <style:table-cell-properties fo:border="0.06pt solid #000000"/>
    </style:style>
    <style:style style:name="ce124" style:family="table-cell" style:parent-style-name="Default">
      <style:table-cell-properties fo:border="0.06pt solid #000000"/>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5" style:family="table-cell" style:parent-style-name="Defaul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38" style:family="table-cell" style:parent-style-name="Default">
      <style:text-properties style:text-outline="false" style:text-line-through-style="none" style:text-line-through-type="none" fo:text-shadow="none" style:text-underline-style="none" style:text-underline-mode="continuous" style:text-overline-mode="continuous" style:text-line-through-mode="continuous" style:language-complex="none" style:country-complex="none" style:text-emphasize="none" style:font-relief="none" style:text-overline-style="none" style:text-overline-color="font-color"/>
    </style:style>
    <style:style style:name="ce127" style:family="table-cell" style:parent-style-name="Default">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43" style:family="table-cell" style:parent-style-name="Default">
      <style:text-properties style:text-outline="false" style:text-line-through-style="none" style:text-line-through-type="none" fo:language="en" fo:country="US" fo:font-style="italic"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33" style:family="table-cell" style:parent-style-name="Default">
      <style:text-properties style:text-outline="false" style:text-line-through-style="none" style:text-line-through-type="none" fo:language="en" fo:country="US" fo:font-style="normal" fo:text-shadow="none" style:text-underline-style="none" style:text-underline-mode="continuous" style:text-overline-mode="continuous" style:text-line-through-mode="continuous"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8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46" style:family="table-cell" style:parent-style-name="Default">
      <style:table-cell-properties style:text-align-source="fix" style:repeat-content="false" fo:border="0.06pt solid #000000" style:vertical-align="middle"/>
      <style:paragraph-properties fo:text-align="center" fo:margin-left="0mm"/>
    </style:style>
    <style:style style:name="ce47" style:family="table-cell" style:parent-style-name="Default">
      <style:table-cell-properties style:text-align-source="fix" style:repeat-content="false" fo:border="0.06pt solid #000000" style:vertical-align="middle"/>
      <style:paragraph-properties fo:text-align="center" fo:margin-left="0mm"/>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48" style:family="table-cell" style:parent-style-name="Default">
      <style:text-properties style:text-outline="false" style:text-line-through-style="none" style:text-line-through-type="none" fo:language="en" fo:country="US" fo:font-style="italic" fo:text-shadow="none" style:text-underline-style="none" fo:font-weight="bold"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50" style:family="table-cell" style:parent-style-name="Default">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36"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5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58"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language="en" fo:country="US" fo:font-style="normal" fo:text-shadow="none" style:text-underline-style="none" fo:font-weight="normal" style:text-underline-mode="continuous" style:text-overline-mode="continuous" style:text-line-through-mode="continuous" style:font-name-asian="Segoe UI" style:font-size-asian="11pt" style:language-asian="hi" style:country-asian="IN" style:font-style-asian="normal" style:font-weight-asian="normal" style:font-name-complex="Segoe UI" style:font-size-complex="11pt" style:language-complex="none" style:country-complex="none" style:font-style-complex="normal" style:font-weight-complex="normal" style:text-emphasize="none" style:font-relief="none" style:text-overline-style="none" style:text-overline-color="font-color"/>
    </style:style>
    <style:style style:name="ce76"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59" style:family="table-cell" style:parent-style-name="Default" style:data-style-name="N0">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6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language="en" fo:country="US" fo:font-style="normal" fo:text-shadow="none" style:text-underline-style="none" fo:font-weight="normal" style:text-underline-mode="continuous" style:text-overline-mode="continuous" style:text-line-through-mode="continuous" style:font-name-asian="Segoe UI" style:font-size-asian="11pt" style:language-asian="zh" style:country-asian="CN" style:font-style-asian="normal" style:font-weight-asian="normal" style:font-name-complex="Segoe UI" style:font-size-complex="11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35" style:family="table-cell" style:parent-style-name="Default">
      <style:table-cell-properties fo:background-color="#ff950e" style:text-align-source="fix" style:repeat-content="false" fo:wrap-option="wrap" fo:border="2.01pt solid #000000" style:vertical-align="middle"/>
      <style:paragraph-properties fo:text-align="center" fo:margin-left="0mm"/>
    </style:style>
    <style:style style:name="ce7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73" style:family="table-cell" style:parent-style-name="Default" style:data-style-name="N8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0" style:family="table-cell" style:parent-style-name="Default" style:data-style-name="N80">
      <style:table-cell-properties fo:background-color="#ff950e" style:text-align-source="fix" style:repeat-content="false" fo:wrap-option="wrap" fo:border="2.01pt solid #000000" style:vertical-align="middle"/>
      <style:paragraph-properties fo:text-align="center" fo:margin-left="0mm"/>
    </style:style>
    <style:style style:name="ce98" style:family="table-cell" style:parent-style-name="Default" style:data-style-name="N0">
      <style:table-cell-properties style:text-align-source="fix" style:repeat-content="false" fo:border="0.06pt solid #000000"/>
      <style:paragraph-properties fo:text-align="center" fo:margin-left="0mm"/>
    </style:style>
    <style:style style:name="ce100" style:family="table-cell" style:parent-style-name="Default" style:data-style-name="N0">
      <style:table-cell-properties style:text-align-source="fix" style:repeat-content="false"/>
      <style:paragraph-properties fo:text-align="center" fo:margin-left="0mm"/>
    </style:style>
    <style:style style:name="ce27" style:family="table-cell" style:parent-style-name="Default">
      <style:table-cell-properties fo:border="0.06pt solid #000000"/>
    </style:style>
    <style:style style:name="ce84" style:family="table-cell" style:parent-style-name="Default" style:data-style-name="N0">
      <style:table-cell-properties style:text-align-source="fix" style:repeat-content="false" fo:border="0.06pt solid #000000" style:vertical-align="middle"/>
      <style:paragraph-properties fo:text-align="center" fo:margin-left="0mm"/>
    </style:style>
    <style:style style:name="ce86" style:family="table-cell" style:parent-style-name="Default" style:data-style-name="N0">
      <style:table-cell-properties style:text-align-source="fix" style:repeat-content="false" style:vertical-align="middle"/>
      <style:paragraph-properties fo:text-align="center" fo:margin-left="0mm"/>
    </style:style>
    <style:style style:name="ce87" style:family="table-cell" style:parent-style-name="Default">
      <style:table-cell-properties style:text-align-source="fix" style:repeat-content="false" style:vertical-align="middle"/>
      <style:paragraph-properties fo:text-align="center" fo:margin-left="0mm"/>
    </style:style>
    <style:style style:name="ce123" style:family="table-cell" style:parent-style-name="Default">
      <style:table-cell-properties style:text-align-source="fix" style:repeat-content="false" fo:border="none" style:vertical-align="middle"/>
      <style:paragraph-properties fo:text-align="center" fo:margin-left="0mm"/>
    </style:style>
    <style:style style:name="ce49" style:family="table-cell" style:parent-style-name="Default">
      <style:table-cell-properties fo:background-color="#e24728" style:cell-protect="protected formula-hidden" style:print-content="true" style:text-align-source="fix" style:repeat-content="false" style:vertical-align="middle"/>
      <style:paragraph-properties fo:text-align="center" fo:margin-left="0mm"/>
      <style:text-properties fo:color="#ce181e"/>
    </style:style>
    <style:style style:name="ce191" style:family="table-cell" style:parent-style-name="Default">
      <style:table-cell-properties style:cell-protect="protected formula-hidden" style:print-content="true" style:text-align-source="fix" style:repeat-content="false" style:vertical-align="middle"/>
      <style:paragraph-properties fo:text-align="center" fo:margin-left="0mm"/>
      <style:text-properties fo:color="#ce181e"/>
    </style:style>
    <style:style style:name="ce53"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mm"/>
      <style:text-properties fo:color="#000000"/>
    </style:style>
    <style:style style:name="ce54"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mm"/>
      <style:text-properties fo:color="#000000"/>
    </style:style>
    <style:style style:name="ce57"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mm"/>
      <style:text-properties fo:color="#ce181e"/>
    </style:style>
    <style:style style:name="ce197" style:family="table-cell" style:parent-style-name="Default">
      <style:table-cell-properties style:cell-protect="protected formula-hidden" style:print-content="true" style:text-align-source="fix" style:repeat-content="false" style:vertical-align="middle"/>
      <style:paragraph-properties fo:text-align="center" fo:margin-left="0mm"/>
    </style:style>
    <style:style style:name="ce60"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mm"/>
    </style:style>
    <style:style style:name="ce61" style:family="table-cell" style:parent-style-name="Default">
      <style:table-cell-properties style:glyph-orientation-vertical="0" fo:background-color="#4283b9" style:cell-protect="none"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8"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mm"/>
    </style:style>
    <style:style style:name="ce65"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mm"/>
    </style:style>
    <style:style style:name="ce67" style:family="table-cell" style:parent-style-name="Default">
      <style:table-cell-properties fo:background-color="#ed9977" style:cell-protect="protected formula-hidden" style:print-content="true" style:text-align-source="fix" style:repeat-content="false" fo:wrap-option="wrap" fo:border="0.06pt solid #000000" style:vertical-align="middle"/>
      <style:paragraph-properties fo:text-align="center" fo:margin-left="0mm"/>
    </style:style>
    <style:style style:name="ce68" style:family="table-cell" style:parent-style-name="Default">
      <style:table-cell-properties fo:background-color="#ed9977" style:cell-protect="protected formula-hidden" style:print-content="true" style:text-align-source="fix" style:repeat-content="false" fo:border="0.06pt solid #000000" style:vertical-align="middle"/>
      <style:paragraph-properties fo:text-align="center" fo:margin-left="0mm"/>
    </style:style>
    <style:style style:name="ce70" style:family="table-cell" style:parent-style-name="Default">
      <style:table-cell-properties style:glyph-orientation-vertical="0" fo:background-color="#f2b467" style:cell-protect="none"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05" style:family="table-cell" style:parent-style-name="Default">
      <style:table-cell-properties style:cell-protect="protected formula-hidden" style:print-content="true" style:vertical-align="middle"/>
    </style:style>
    <style:style style:name="ce22"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mm"/>
    </style:style>
    <style:style style:name="ce31" style:family="table-cell" style:parent-style-name="Default">
      <style:table-cell-properties fo:background-color="#e24728" style:text-align-source="fix" style:repeat-content="false" style:vertical-align="middle"/>
      <style:paragraph-properties fo:text-align="center" fo:margin-left="0mm"/>
    </style:style>
    <style:style style:name="ce216" style:family="table-cell" style:parent-style-name="Default">
      <style:table-cell-properties fo:background-color="#3314e0" style:text-align-source="fix" style:repeat-content="false" fo:wrap-option="wrap" fo:border="2.01pt solid #000000" style:vertical-align="middle"/>
      <style:paragraph-properties fo:text-align="center" fo:margin-left="0mm"/>
      <style:text-properties fo:color="#fffbcc"/>
    </style:style>
    <style:style style:name="ce217" style:family="table-cell" style:parent-style-name="Default" style:data-style-name="N80">
      <style:table-cell-properties style:text-align-source="fix" style:repeat-content="false"/>
      <style:paragraph-properties fo:text-align="center" fo:margin-left="0mm"/>
    </style:style>
    <style:style style:name="ce218" style:family="table-cell" style:parent-style-name="Default" style:data-style-name="N80">
      <style:table-cell-properties fo:background-color="#3314e0" style:text-align-source="fix" style:repeat-content="false" fo:wrap-option="wrap" fo:border="2.01pt solid #000000" style:vertical-align="middle"/>
      <style:paragraph-properties fo:text-align="center" fo:margin-left="0mm"/>
      <style:text-properties fo:color="#fffbcc"/>
    </style:style>
    <style:style style:name="ce39" style:family="table-cell" style:parent-style-name="Default" style:data-style-name="N80">
      <style:table-cell-properties style:text-align-source="fix" style:repeat-content="false"/>
      <style:paragraph-properties fo:text-align="center" fo:margin-left="0mm"/>
    </style:style>
    <style:style style:name="ce89" style:family="table-cell" style:parent-style-name="Default" style:data-style-name="N100">
      <style:table-cell-properties style:text-align-source="fix" style:repeat-content="false"/>
      <style:paragraph-properties fo:text-align="center" fo:margin-left="0mm"/>
    </style:style>
    <style:style style:name="ce221" style:family="table-cell" style:parent-style-name="Default">
      <style:table-cell-properties style:text-align-source="fix" style:repeat-content="false"/>
      <style:paragraph-properties fo:text-align="start" fo:margin-left="0mm"/>
    </style:style>
    <style:style style:name="ce93" style:family="table-cell" style:parent-style-name="Default">
      <style:table-cell-properties style:text-align-source="fix" style:repeat-content="false"/>
      <style:paragraph-properties fo:text-align="start" fo:margin-left="0mm"/>
    </style:style>
    <style:style style:name="ce66" style:family="table-cell" style:parent-style-name="Default">
      <style:table-cell-properties style:text-align-source="fix" style:repeat-content="false" fo:wrap-option="wrap"/>
      <style:paragraph-properties fo:text-align="center" fo:margin-left="0mm"/>
    </style:style>
    <style:style style:name="ce225" style:family="table-cell" style:parent-style-name="Default" style:data-style-name="N100"/>
    <style:style style:name="ce226" style:family="table-cell" style:parent-style-name="Default" style:data-style-name="N80"/>
    <style:style style:name="ce155" style:family="table-cell" style:parent-style-name="Default">
      <style:table-cell-properties fo:background-color="#5c2d91" style:text-align-source="fix" style:repeat-content="false" fo:border="0.06pt solid #000000" style:vertical-align="middle"/>
      <style:paragraph-properties fo:text-align="center"/>
      <style:text-properties fo:color="#ffffff"/>
    </style:style>
    <style:style style:name="ce157" style:family="table-cell" style:parent-style-name="Default">
      <style:table-cell-properties fo:background-color="#00aaad" style:text-align-source="fix" style:repeat-content="false" fo:border="0.06pt solid #000000" style:vertical-align="middle"/>
      <style:paragraph-properties fo:text-align="center"/>
    </style:style>
    <style:style style:name="ce230" style:family="table-cell" style:parent-style-name="Default">
      <style:table-cell-properties style:text-align-source="fix" style:repeat-content="false" fo:wrap-option="wrap" fo:border="0.06pt solid #000000" style:rotation-angle="0" style:vertical-align="middle"/>
      <style:paragraph-properties fo:text-align="center" fo:margin-left="0mm"/>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231" style:family="table-cell" style:parent-style-name="Default">
      <style:table-cell-properties style:text-align-source="fix" style:repeat-content="false" fo:wrap-option="wrap" fo:border="0.06pt solid #000000" style:rotation-angle="90" style:vertical-align="middle"/>
      <style:paragraph-properties fo:text-align="center" fo:margin-left="0mm"/>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235" style:family="table-cell" style:parent-style-name="Default">
      <style:table-cell-properties fo:wrap-option="wrap" fo:border="0.06pt solid #000000" style:rotation-angle="90" style:vertical-align="middle"/>
    </style:style>
    <style:style style:name="ce236" style:family="table-cell" style:parent-style-name="Default">
      <style:table-cell-properties fo:wrap-option="wrap" fo:border="0.06pt solid #000000" style:vertical-align="middle"/>
    </style:style>
    <style:style style:name="ce238" style:family="table-cell" style:parent-style-name="Default">
      <style:table-cell-properties style:text-align-source="fix" style:repeat-content="false" fo:wrap-option="wrap" fo:border="0.06pt solid #000000" style:rotation-angle="90" style:vertical-align="middle"/>
      <style:paragraph-properties fo:text-align="center" fo:margin-left="0mm"/>
    </style:style>
    <style:style style:name="ce239" style:family="table-cell" style:parent-style-name="Default">
      <style:table-cell-properties style:text-align-source="fix" style:repeat-content="false" fo:wrap-option="wrap" style:rotation-angle="90" style:vertical-align="middle"/>
      <style:paragraph-properties fo:text-align="center" fo:margin-left="0mm"/>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40" style:family="table-cell" style:parent-style-name="Default">
      <style:table-cell-properties style:text-align-source="fix" style:repeat-content="false" fo:wrap-option="wrap" style:rotation-angle="90" style:vertical-align="middle"/>
      <style:paragraph-properties fo:text-align="center" fo:margin-left="0mm"/>
    </style:style>
    <style:style style:name="ce241" style:family="table-cell" style:parent-style-name="Default">
      <style:table-cell-properties style:text-align-source="fix" style:repeat-content="false" fo:wrap-option="wrap" style:rotation-angle="90" style:vertical-align="middle"/>
      <style:paragraph-properties fo:text-align="center" fo:margin-left="0mm"/>
      <style:text-properties style:text-outline="false" style:text-line-through-style="none" style:text-line-through-type="none" fo:language="en" fo:country="US" fo:font-style="normal" fo:text-shadow="none" style:text-underline-style="none" style:text-underline-mode="continuous" style:text-overline-mode="continuous" style:text-line-through-mode="continuous"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242" style:family="table-cell" style:parent-style-name="Default">
      <style:table-cell-properties style:text-align-source="fix" style:repeat-content="false" fo:wrap-option="wrap" style:direction="ltr" style:rotation-angle="90" style:rotation-align="none" style:shrink-to-fit="false" style:vertical-align="middle" loext:vertical-justify="auto"/>
      <style:paragraph-properties fo:text-align="center" css3t:text-justify="auto" fo:margin-left="0mm" style:writing-mode="page"/>
    </style:style>
    <style:style style:name="ce243"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244" style:family="table-cell" style:parent-style-name="Default">
      <style:table-cell-properties fo:wrap-option="wrap" fo:border="0.06pt solid #000000" style:vertical-align="middle"/>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46" style:family="table-cell" style:parent-style-name="Default">
      <style:table-cell-properties fo:wrap-option="wrap" style:vertical-align="middle"/>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47" style:family="table-cell" style:parent-style-name="Default">
      <style:table-cell-properties fo:wrap-option="wrap" style:vertical-align="middle"/>
    </style:style>
    <style:style style:name="ce24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style>
    <style:style style:name="ce249" style:family="table-cell" style:parent-style-name="Default">
      <style:table-cell-properties fo:wrap-option="wrap" style:vertical-align="middle"/>
      <style:text-properties style:text-outline="false" style:text-line-through-style="none" style:text-line-through-type="none" fo:text-shadow="none" style:text-underline-style="none" style:text-underline-mode="continuous" style:text-overline-mode="continuous" style:text-line-through-mode="continuous" style:language-complex="none" style:country-complex="none" style:text-emphasize="none" style:font-relief="none" style:text-overline-style="none" style:text-overline-color="font-color"/>
    </style:style>
    <style:style style:name="ce250" style:family="table-cell" style:parent-style-name="Default" style:data-style-name="N166">
      <style:table-cell-properties style:text-align-source="fix" style:repeat-content="false" fo:wrap-option="wrap" fo:border="0.06pt solid #000000" style:vertical-align="middle"/>
      <style:paragraph-properties fo:text-align="center" fo:margin-left="0mm"/>
    </style:style>
    <style:style style:name="ce251" style:family="table-cell" style:parent-style-name="Default" style:data-style-name="N166">
      <style:table-cell-properties style:text-align-source="fix" style:repeat-content="false" fo:wrap-option="wrap" style:vertical-align="middle"/>
      <style:paragraph-properties fo:text-align="center" fo:margin-left="0mm"/>
    </style:style>
    <style:style style:name="ce252" style:family="table-cell" style:parent-style-name="Default">
      <style:table-cell-properties fo:border-bottom="0.06pt solid #000000" style:text-align-source="fix" style:repeat-content="false" fo:border-left="0.51pt solid #000000" fo:border-right="0.51pt solid #000000" fo:border-top="0.06pt solid #000000" style:vertical-align="middle"/>
      <style:paragraph-properties fo:text-align="start" fo:margin-left="0mm"/>
      <style:text-properties style:text-outline="false" style:text-line-through-style="none" style:text-line-through-type="none" fo:language="id" fo:country="ID" fo:font-style="normal" fo:text-shadow="none" style:text-underline-style="none" fo:font-weight="bold" style:text-underline-mode="continuous" style:text-overline-mode="continuous" style:text-line-through-mode="continuous" style:language-asian="ar" style:country-asian="SA"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253" style:family="table-cell" style:parent-style-name="Default" style:data-style-name="N0">
      <style:table-cell-properties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4" style:family="table-cell" style:parent-style-name="Default">
      <style:table-cell-properties style:text-align-source="fix" style:repeat-content="false" fo:wrap-option="wrap" fo:border="0.06pt solid #000000" style:vertical-align="middle"/>
      <style:paragraph-properties fo:text-align="start" fo:margin-left="0mm"/>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55" style:family="table-cell" style:parent-style-name="Default">
      <style:table-cell-properties style:text-align-source="fix" style:repeat-content="false" fo:wrap-option="wrap" fo:border="0.06pt solid #000000" style:vertical-align="middle"/>
      <style:paragraph-properties fo:text-align="start" fo:margin-left="0mm"/>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56" style:family="table-cell" style:parent-style-name="Default">
      <style:table-cell-properties fo:border-bottom="0.06pt solid #000000" style:text-align-source="fix" style:repeat-content="false" fo:border-left="0.51pt solid #000000" fo:border-right="0.51pt solid #000000" fo:border-top="0.06pt solid #000000" style:vertical-align="middle"/>
      <style:paragraph-properties fo:text-align="start" fo:margin-left="0mm"/>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57" style:family="table-cell" style:parent-style-name="Default">
      <style:table-cell-properties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58" style:family="table-cell" style:parent-style-name="Default">
      <style:table-cell-properties fo:border-bottom="0.06pt solid #000000" fo:background-color="#ffffff" style:text-align-source="fix" style:repeat-content="false" fo:border-left="0.51pt solid #000000" fo:border-right="0.51pt solid #000000" fo:border-top="0.06pt solid #000000" style:vertical-align="middle"/>
      <style:paragraph-properties fo:text-align="start" fo:margin-left="0mm"/>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5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style>
    <style:style style:name="ce260" style:family="table-cell" style:parent-style-name="Default">
      <style:table-cell-properties fo:border-bottom="0.06pt solid #000000" style:text-align-source="fix" style:repeat-content="false" fo:wrap-option="wrap" fo:border-left="0.51pt solid #000000" fo:border-right="0.51pt solid #000000" fo:border-top="0.06pt solid #000000" style:vertical-align="middle"/>
      <style:paragraph-properties fo:text-align="start" fo:margin-left="0mm"/>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61" style:family="table-cell" style:parent-style-name="Default">
      <style:table-cell-properties style:text-align-source="fix" style:repeat-content="false" fo:wrap-option="wrap" style:vertical-align="middle"/>
      <style:paragraph-properties fo:text-align="start" fo:margin-left="0mm"/>
    </style:style>
    <style:style style:name="ce262" style:family="table-cell" style:parent-style-name="Default">
      <style:table-cell-properties fo:wrap-option="wrap" style:vertical-align="middle"/>
      <style:text-properties style:text-outline="false" style:text-line-through-style="none" style:text-line-through-type="none" fo:font-size="12pt"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263" style:family="table-cell" style:parent-style-name="Default">
      <style:table-cell-properties fo:wrap-option="wrap" style:vertical-align="middle"/>
      <style:text-properties style:font-name="Arial" fo:font-size="11pt" style:font-size-asian="11pt" style:font-size-complex="11pt"/>
    </style:style>
    <style:style style:name="ce264" style:family="table-cell" style:parent-style-name="Default">
      <style:table-cell-properties fo:wrap-option="wrap" style:vertical-align="middle"/>
      <style:text-properties style:text-outline="false" style:text-line-through-style="none" style:text-line-through-type="none"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265" style:family="table-cell" style:parent-style-name="Default">
      <style:table-cell-properties fo:wrap-option="wrap" style:vertical-align="middle"/>
      <style:text-properties style:use-window-font-color="true" style:text-outline="false" style:text-line-through-style="none" style:text-line-through-type="none" fo:font-size="12pt" fo:language="en" fo:country="US"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266" style:family="table-cell" style:parent-style-name="Default" style:data-style-name="N0">
      <style:table-cell-properties fo:wrap-option="wrap" style:vertical-align="middle"/>
    </style:style>
    <style:style style:name="ce71" style:family="table-cell" style:parent-style-name="Default">
      <style:table-cell-properties fo:background-color="#e24728" style:text-align-source="fix" style:repeat-content="false" fo:wrap-option="wrap" fo:border="0.06pt solid #000000" style:vertical-align="middle"/>
      <style:paragraph-properties fo:text-align="center" fo:margin-left="0mm"/>
      <style:text-properties style:font-name="Calibri1" fo:font-size="11pt" style:font-size-asian="11pt" style:font-size-complex="11pt"/>
    </style:style>
    <style:style style:name="ce119" style:family="table-cell" style:parent-style-name="Default">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13" style:family="table-cell" style:parent-style-name="Default">
      <style:table-cell-properties fo:background-color="#bce4e5" style:cell-protect="protected formula-hidden" style:print-content="true" style:text-align-source="fix" style:repeat-content="false" fo:wrap-option="wrap" fo:border="none" style:vertical-align="middle"/>
      <style:paragraph-properties fo:text-align="start" fo:margin-left="0mm"/>
      <style:text-properties style:font-name="Calibri1" fo:font-size="11pt" style:font-size-asian="11pt" style:font-size-complex="11pt"/>
    </style:style>
    <style:style style:name="ce270" style:family="table-cell" style:parent-style-name="Default">
      <style:table-cell-properties fo:background-color="#bce4e5" style:cell-protect="protected formula-hidden" style:print-content="true" style:text-align-source="fix" style:repeat-content="false" fo:wrap-option="wrap" fo:border="0.06pt solid #000000" style:vertical-align="middle"/>
      <style:paragraph-properties fo:text-align="center" fo:margin-left="0mm"/>
      <style:text-properties style:font-name="Calibri1" fo:font-size="11pt" style:font-size-asian="11pt" style:font-size-complex="11pt"/>
    </style:style>
    <style:style style:name="ce271" style:family="table-cell" style:parent-style-name="Default">
      <style:table-cell-properties fo:background-color="#bce4e5" style:cell-protect="protected formula-hidden" style:print-content="true"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224" style:family="table-cell" style:parent-style-name="Default">
      <style:table-cell-properties fo:wrap-option="wrap" style:vertical-align="middle"/>
      <style:text-properties style:font-name="Calibri1" fo:font-size="11pt" style:font-size-asian="11pt" style:font-size-complex="11pt"/>
    </style:style>
    <style:style style:name="ce99" style:family="table-cell" style:parent-style-name="Default">
      <style:table-cell-properties fo:background-color="#fff200"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38" style:family="table-cell" style:parent-style-name="Default" style:data-style-name="N80">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80" style:family="table-cell" style:parent-style-name="Default" style:data-style-name="N2">
      <style:table-cell-properties fo:background-color="#bce4e5"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81" style:family="table-cell" style:parent-style-name="Default" style:data-style-name="N2">
      <style:table-cell-properties fo:background-color="#bce4e5" style:cell-protect="protected formula-hidden" style:print-content="true"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237" style:family="table-cell" style:parent-style-name="Default" style:data-style-name="N166">
      <style:table-cell-properties fo:background-color="#bce4e5" style:cell-protect="protected formula-hidden" style:print-content="true" style:text-align-source="fix" style:repeat-content="false" fo:wrap-option="wrap" fo:border="0.06pt solid #000000" style:vertical-align="middle"/>
      <style:paragraph-properties fo:text-align="center" fo:margin-left="0mm"/>
      <style:text-properties style:font-name="Calibri1" fo:font-size="11pt" style:font-size-asian="11pt" style:font-size-complex="11pt"/>
    </style:style>
    <style:style style:name="ce229" style:family="table-cell" style:parent-style-name="Default" style:data-style-name="N2">
      <style:table-cell-properties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58" style:family="table-cell" style:parent-style-name="Default">
      <style:table-cell-properties fo:background-color="#bce4e5"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59" style:family="table-cell" style:parent-style-name="Default">
      <style:table-cell-properties fo:background-color="#bce4e5" style:cell-protect="protected formula-hidden" style:print-content="true"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232" style:family="table-cell" style:parent-style-name="Default">
      <style:table-cell-properties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233" style:family="table-cell" style:parent-style-name="Default">
      <style:table-cell-properties fo:background-color="#bce4e5" style:text-align-source="fix" style:repeat-content="false" fo:wrap-option="wrap" style:vertical-align="middle"/>
      <style:paragraph-properties fo:text-align="start" fo:margin-left="0mm"/>
      <style:text-properties style:font-name="Calibri1" fo:font-size="11pt" style:font-size-asian="11pt" style:font-size-complex="11pt"/>
    </style:style>
    <style:style style:name="ce234" style:family="table-cell" style:parent-style-name="Default">
      <style:table-cell-properties style:text-align-source="fix" style:repeat-content="false" fo:wrap-option="wrap" style:vertical-align="middle"/>
      <style:paragraph-properties fo:text-align="start" fo:margin-left="0mm"/>
      <style:text-properties style:font-name="Calibri1" fo:font-size="11pt" style:font-size-asian="11pt" style:font-size-complex="11pt"/>
    </style:style>
    <style:style style:name="ce153" style:family="table-cell" style:parent-style-name="Default">
      <style:table-cell-properties fo:background-color="#bce4e5" fo:wrap-option="wrap" style:vertical-align="middle"/>
      <style:text-properties style:font-name="Calibri1" fo:font-size="11pt" style:font-size-asian="11pt" style:font-size-complex="11pt"/>
    </style:style>
    <style:style style:name="ce245" style:family="table-cell" style:parent-style-name="Default">
      <style:table-cell-properties fo:background-color="#bce4e5" style:cell-protect="protected formula-hidden" style:print-content="true" style:text-align-source="fix" style:repeat-content="false" fo:wrap-option="wrap" fo:border="none" style:vertical-align="middle"/>
      <style:paragraph-properties fo:text-align="center" fo:margin-left="0mm"/>
      <style:text-properties style:font-name="Calibri1" fo:font-size="11pt" style:font-size-asian="11pt" style:font-size-complex="11pt"/>
    </style:style>
    <style:style style:name="ce195" style:family="table-cell" style:parent-style-name="Default">
      <style:table-cell-properties fo:wrap-option="wrap"/>
      <style:text-properties style:font-name="Calibri1" fo:font-size="11pt" style:font-size-asian="11pt" style:font-size-complex="11pt"/>
    </style:style>
    <style:style style:name="gr1" style:family="graphic">
      <style:graphic-properties fo:background-color="#f2f2f2"/>
    </style:style>
    <style:style style:name="gr2" style:family="graphic">
      <style:graphic-properties draw:textarea-vertical-align="middle" fo:background-color="#33414e" fo:border="solid"/>
    </style:style>
    <style:style style:name="gr3" style:family="graphic" style:data-style-name="C121"/>
    <style:style style:name="gr4" style:family="graphic">
      <style:graphic-properties draw:textarea-vertical-align="middle"/>
    </style:style>
    <style:style style:name="gr5" style:family="graphic">
      <style:graphic-properties fo:background-color="#e24728"/>
    </style:style>
    <style:style style:name="gr6" style:family="graphic">
      <style:graphic-properties draw:stroke="none" draw:fill="none" draw:textarea-horizontal-align="center" draw:textarea-vertical-align="middle" draw:ole-draw-aspect="1"/>
    </style:style>
    <style:style style:name="P1" style:family="paragraph">
      <style:paragraph-properties fo:text-align="center"/>
      <style:text-properties fo:font-family="Arial" style:font-style-name="Regular" style:font-family-generic="swiss" fo:font-size="12pt"/>
    </style:style>
    <style:style style:name="P2" style:family="paragraph">
      <style:paragraph-properties fo:text-align="start"/>
      <style:text-properties fo:color="#ffffff" fo:font-family="'Noto Sans Javanese'" style:font-style-name="Regular" style:font-family-generic="swiss" fo:font-size="12pt"/>
    </style:style>
    <style:style style:name="P3" style:family="paragraph">
      <style:paragraph-properties fo:text-align="start"/>
      <style:text-properties style:text-line-through-style="none" style:text-line-through-type="none" fo:font-size="12pt" fo:font-style="normal" style:text-underline-style="none"/>
    </style:style>
    <style:style style:name="P4" style:family="paragraph">
      <style:paragraph-properties fo:text-align="start"/>
      <style:text-properties fo:font-size="12pt"/>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text-align="center"/>
      <style:text-properties fo:font-family="'Noto Serif'" style:font-style-name="Regular" style:font-family-generic="roman" fo:font-size="11pt"/>
    </style:style>
    <style:style style:name="P8" style:family="paragraph">
      <style:paragraph-properties fo:text-align="center"/>
      <style:text-properties fo:color="#000000" fo:font-family="Arial" style:font-style-name="Regular" style:font-family-generic="swiss" fo:font-size="12pt"/>
    </style:style>
    <style:style style:name="P9" style:family="paragraph">
      <style:paragraph-properties fo:text-align="start"/>
    </style:style>
    <style:style style:name="P10" style:family="paragraph">
      <loext:graphic-properties draw:fill="none"/>
      <style:paragraph-properties fo:text-align="center"/>
    </style:style>
    <style:style style:name="T1" style:family="tex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style:font-size-asian="11pt" style:language-asian="hi" style:country-asian="IN" style:font-style-asian="normal" style:font-weight-asian="normal" style:font-name-complex="Calibri" style:font-size-complex="11pt" style:language-complex="none" style:country-complex="none" style:font-style-complex="normal" style:font-weight-complex="normal" style:text-emphasize="none" style:font-relief="none" style:text-overline-style="none" style:text-overline-color="font-color"/>
    </style:style>
    <style:style style:name="T2" style:family="text">
      <style:text-properties style:font-name="Malgun Gothic" fo:font-size="10pt" style:font-name-asian="Malgun Gothic" style:font-size-asian="10pt" style:font-name-complex="Malgun Gothic"/>
    </style:style>
    <style:style style:name="T3" style:family="text">
      <style:text-properties style:font-name="Malgun Gothic" fo:font-size="10pt" fo:language="en" fo:country="US" style:font-name-asian="Malgun Gothic" style:font-size-asian="10pt" style:font-name-complex="Malgun Gothic"/>
    </style:style>
    <style:style style:name="T4" style:family="tex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212121" style:text-outline="false" style:text-line-through-style="none" style:text-line-through-type="none" style:font-name="Malgun Gothic"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name-complex="Malgun Gothic" style:font-size-complex="11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hi" style:country-asian="IN" style:language-complex="none" style:country-complex="none" style:font-name-asian="Noto Sans"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Malgun Gothic" fo:font-size="10pt" style:font-name-asian="Malgun Gothic" style:font-name-complex="Malgun Gothic" style:font-size-asian="10pt"/>
    </style:style>
    <style:style style:name="T8" style:family="text">
      <style:text-properties style:font-name="Malgun Gothic" fo:font-size="10pt" style:font-name-asian="Malgun Gothic" style:font-name-complex="Malgun Gothic" style:font-size-asian="10pt" fo:language="en" fo:country="US"/>
    </style:style>
    <style:style style:name="T9"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color="#212121" style:font-name="Malgun Gothic" fo:font-size="10pt" fo:font-weight="normal" style:text-underline-style="none" style:text-underline-color="font-color" style:text-line-through-type="none" fo:font-style="normal" style:text-outline="false" fo:text-shadow="none" style:text-line-through-mode="continuous" fo:language="en" fo:country="US" style:language-asian="en" style:country-asian="US" style:language-complex="hi" style:country-complex="IN" style:font-name-asian="Courier New" style:font-name-complex="Malgun Gothic" style:font-size-asian="10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osisi Pekerjaan" table:style-name="ta3">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control draw:z-index="0" draw:style-name="gr1" draw:text-style-name="P1" svg:width="25.34mm" svg:height="15.6mm" svg:x="65.05mm" svg:y="7.24mm" draw:control="control1"/>
        </table:shapes>
        <table:table-column table:style-name="co11" table:default-cell-style-name="ce15"/>
        <table:table-column table:style-name="co12" table:default-cell-style-name="ce21"/>
        <table:table-column table:style-name="co3" table:visibility="collapse" table:number-columns-repeated="1022" table:default-cell-style-name="ce21"/>
        <table:table-row table:style-name="ro6">
          <table:table-cell table:style-name="ce3" office:value-type="string" calcext:value-type="string">
            <text:p>POSISI PEKERJAAN</text:p>
          </table:table-cell>
          <table:table-cell table:style-name="ce20"/>
          <table:table-cell table:number-columns-repeated="1022"/>
        </table:table-row>
        <table:table-row table:style-name="ro6">
          <table:table-cell table:style-name="ce5" office:value-type="string" calcext:value-type="string">
            <text:p>SALES/MARKETING</text:p>
          </table:table-cell>
          <table:table-cell table:style-name="ce20"/>
          <table:table-cell table:number-columns-repeated="1022"/>
        </table:table-row>
        <table:table-row table:style-name="ro6">
          <table:table-cell table:style-name="ce5" office:value-type="string" calcext:value-type="string">
            <text:p>MANAGER</text:p>
          </table:table-cell>
          <table:table-cell table:style-name="ce20"/>
          <table:table-cell table:number-columns-repeated="1022"/>
        </table:table-row>
        <table:table-row table:style-name="ro6">
          <table:table-cell table:style-name="ce5" office:value-type="string" calcext:value-type="string">
            <text:p>HR MANAGER</text:p>
          </table:table-cell>
          <table:table-cell table:style-name="ce20"/>
          <table:table-cell table:number-columns-repeated="1022"/>
        </table:table-row>
        <table:table-row table:style-name="ro6">
          <table:table-cell table:style-name="ce5" office:value-type="string" calcext:value-type="string">
            <text:p>SUPERVISOR</text:p>
          </table:table-cell>
          <table:table-cell table:style-name="ce20"/>
          <table:table-cell table:number-columns-repeated="1022"/>
        </table:table-row>
        <table:table-row table:style-name="ro6">
          <table:table-cell table:style-name="ce5" office:value-type="string" calcext:value-type="string">
            <text:p>TELER</text:p>
          </table:table-cell>
          <table:table-cell table:style-name="ce20"/>
          <table:table-cell table:number-columns-repeated="1022"/>
        </table:table-row>
        <table:table-row table:style-name="ro6">
          <table:table-cell table:style-name="ce5" office:value-type="string" calcext:value-type="string">
            <text:p>CUSTOMER SERVICES</text:p>
          </table:table-cell>
          <table:table-cell table:style-name="ce20"/>
          <table:table-cell table:number-columns-repeated="1022"/>
        </table:table-row>
        <table:table-row table:style-name="ro6">
          <table:table-cell table:style-name="ce5" office:value-type="string" calcext:value-type="string">
            <text:p>OFFICE BOY</text:p>
          </table:table-cell>
          <table:table-cell table:style-name="ce20"/>
          <table:table-cell table:number-columns-repeated="1022"/>
        </table:table-row>
        <table:table-row table:style-name="ro6">
          <table:table-cell table:style-name="ce5" office:value-type="string" calcext:value-type="string">
            <text:p>DIREKTUR</text:p>
          </table:table-cell>
          <table:table-cell table:style-name="ce20"/>
          <table:table-cell table:number-columns-repeated="1022"/>
        </table:table-row>
        <table:table-row table:style-name="ro6">
          <table:table-cell table:style-name="ce5" office:value-type="string" calcext:value-type="string">
            <text:p>PRESIDEN DIREKTUR</text:p>
          </table:table-cell>
          <table:table-cell table:style-name="ce20"/>
          <table:table-cell table:number-columns-repeated="1022"/>
        </table:table-row>
        <table:table-row table:style-name="ro9" table:number-rows-repeated="90">
          <table:table-cell table:style-name="ce5"/>
          <table:table-cell table:style-name="ce20"/>
          <table:table-cell table:number-columns-repeated="1022"/>
        </table:table-row>
        <table:table-row table:style-name="ro6">
          <table:table-cell table:style-name="ce5"/>
          <table:table-cell table:style-name="ce20"/>
          <table:table-cell table:number-columns-repeated="456"/>
          <table:table-cell office:value-type="float" office:value="43313" calcext:value-type="float">
            <text:p>43313</text:p>
          </table:table-cell>
          <table:table-cell table:number-columns-repeated="565"/>
        </table:table-row>
        <table:table-row table:style-name="ro9" table:number-rows-repeated="4">
          <table:table-cell table:style-name="ce5"/>
          <table:table-cell table:style-name="ce20"/>
          <table:table-cell table:number-columns-repeated="1022"/>
        </table:table-row>
        <table:table-row table:style-name="ro6">
          <table:table-cell table:style-name="ce5"/>
          <table:table-cell table:style-name="ce20"/>
          <table:table-cell table:number-columns-repeated="456"/>
          <table:table-cell office:value-type="float" office:value="43303" calcext:value-type="float">
            <text:p>43303</text:p>
          </table:table-cell>
          <table:table-cell table:number-columns-repeated="565"/>
        </table:table-row>
        <table:table-row table:style-name="ro9" table:number-rows-repeated="62">
          <table:table-cell table:style-name="ce5"/>
          <table:table-cell table:style-name="ce20"/>
          <table:table-cell table:number-columns-repeated="1022"/>
        </table:table-row>
        <table:table-row table:style-name="ro9" table:visibility="collapse" table:number-rows-repeated="1048407">
          <table:table-cell table:number-columns-repeated="1024"/>
        </table:table-row>
        <table:table-row table:style-name="ro9" table:visibility="collapse">
          <table:table-cell table:number-columns-repeated="1024"/>
        </table:table-row>
      </table:table>
      <table:table table:name="olah data" table:style-name="ta6">
        <office:forms form:automatic-focus="false" form:apply-design-mode="false"/>
        <table:table-column table:style-name="co13" table:default-cell-style-name="ce6"/>
        <table:table-column table:style-name="co5" table:default-cell-style-name="ce4"/>
        <table:table-column table:style-name="co6" table:default-cell-style-name="ce4"/>
        <table:table-column table:style-name="co14" table:default-cell-style-name="ce4"/>
        <table:table-column table:style-name="co15" table:number-columns-repeated="4" table:default-cell-style-name="ce2"/>
        <table:table-column table:style-name="co15" table:number-columns-repeated="6" table:default-cell-style-name="ce4"/>
        <table:table-column table:style-name="co16" table:default-cell-style-name="ce4"/>
        <table:table-column table:style-name="co16" table:default-cell-style-name="ce2"/>
        <table:table-column table:style-name="co3" table:default-cell-style-name="ce2"/>
        <table:table-column table:style-name="co17" table:number-columns-repeated="3" table:default-cell-style-name="ce4"/>
        <table:table-column table:style-name="co3" table:number-columns-repeated="2" table:default-cell-style-name="ce4"/>
        <table:table-column table:style-name="co18" table:default-cell-style-name="ce73"/>
        <table:table-column table:style-name="co3" table:number-columns-repeated="2" table:default-cell-style-name="ce4"/>
        <table:table-column table:style-name="co19" table:default-cell-style-name="ce4"/>
        <table:table-column table:style-name="co20" table:default-cell-style-name="ce4"/>
        <table:table-column table:style-name="co21" table:default-cell-style-name="ce73"/>
        <table:table-column table:style-name="co22" table:default-cell-style-name="ce4"/>
        <table:table-column table:style-name="co23" table:default-cell-style-name="ce4"/>
        <table:table-column table:style-name="co24" table:default-cell-style-name="ce4"/>
        <table:table-column table:style-name="co25" table:default-cell-style-name="ce4"/>
        <table:table-column table:style-name="co17" table:number-columns-repeated="965" table:default-cell-style-name="ce4"/>
        <table:table-column table:style-name="co17" table:number-columns-repeated="27" table:default-cell-style-name="Default"/>
        <table:table-row table:style-name="ro3">
          <table:table-cell/>
          <table:table-cell table:style-name="ce112" office:value-type="string" calcext:value-type="string" table:number-columns-spanned="2" table:number-rows-spanned="2">
            <text:p>Character Categories</text:p>
          </table:table-cell>
          <table:covered-table-cell table:style-name="ce121"/>
          <table:table-cell table:style-name="ce81" office:value-type="string" calcext:value-type="string" table:number-columns-spanned="13" table:number-rows-spanned="1">
            <text:p>Jawaban</text:p>
          </table:table-cell>
          <table:covered-table-cell table:number-columns-repeated="4" table:style-name="ce136"/>
          <table:covered-table-cell table:style-name="ce121"/>
          <table:covered-table-cell table:number-columns-repeated="6" table:style-name="ce55"/>
          <table:covered-table-cell table:style-name="ce76"/>
          <table:table-cell table:number-columns-repeated="2"/>
          <table:table-cell table:style-name="ce11"/>
          <table:table-cell table:number-columns-repeated="2"/>
          <table:table-cell table:style-name="ce35" office:value-type="string" calcext:value-type="string">
            <text:p>ID DATA</text:p>
          </table:table-cell>
          <table:table-cell table:style-name="ce40" office:value-type="string" calcext:value-type="string">
            <text:p>TANGGAL TES</text:p>
          </table:table-cell>
          <table:table-cell table:style-name="ce35" office:value-type="string" calcext:value-type="string">
            <text:p>KOTA</text:p>
          </table:table-cell>
          <table:table-cell table:style-name="ce35" office:value-type="string" calcext:value-type="string">
            <text:p>NO TES</text:p>
          </table:table-cell>
          <table:table-cell table:style-name="ce35" office:value-type="string" calcext:value-type="string">
            <text:p>NAMA KANDIDAT</text:p>
          </table:table-cell>
          <table:table-cell table:style-name="ce35" office:value-type="string" calcext:value-type="string">
            <text:p>JENIS KELAMIN</text:p>
          </table:table-cell>
          <table:table-cell table:style-name="ce40" office:value-type="string" calcext:value-type="string">
            <text:p>TANGGAL LAHIR</text:p>
          </table:table-cell>
          <table:table-cell table:style-name="ce35" office:value-type="string" calcext:value-type="string">
            <text:p>PENDIDIKAN TERAKHIR</text:p>
          </table:table-cell>
          <table:table-cell table:style-name="ce35" office:value-type="string" calcext:value-type="string">
            <text:p>PERUSAHAAN/INSTITUSI</text:p>
          </table:table-cell>
          <table:table-cell table:style-name="ce35" office:value-type="string" calcext:value-type="string">
            <text:p>POSISI YANG DITUJU</text:p>
          </table:table-cell>
          <table:table-cell table:style-name="ce35" office:value-type="string" calcext:value-type="string">
            <text:p>CATATAN/KETERANGAN LAIN</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5" calcext:value-type="float">
            <text:p>5</text:p>
          </table:table-cell>
          <table:table-cell table:style-name="ce35" office:value-type="float" office:value="6" calcext:value-type="float">
            <text:p>6</text:p>
          </table:table-cell>
          <table:table-cell table:style-name="ce35" office:value-type="float" office:value="7" calcext:value-type="float">
            <text:p>7</text:p>
          </table:table-cell>
          <table:table-cell table:style-name="ce35" office:value-type="float" office:value="8" calcext:value-type="float">
            <text:p>8</text:p>
          </table:table-cell>
          <table:table-cell table:style-name="ce35" office:value-type="float" office:value="9" calcext:value-type="float">
            <text:p>9</text:p>
          </table:table-cell>
          <table:table-cell table:style-name="ce35" office:value-type="float" office:value="10" calcext:value-type="float">
            <text:p>10</text:p>
          </table:table-cell>
          <table:table-cell table:style-name="ce35" office:value-type="float" office:value="11" calcext:value-type="float">
            <text:p>11</text:p>
          </table:table-cell>
          <table:table-cell table:style-name="ce35" office:value-type="float" office:value="12" calcext:value-type="float">
            <text:p>12</text:p>
          </table:table-cell>
          <table:table-cell table:style-name="ce35" office:value-type="float" office:value="13" calcext:value-type="float">
            <text:p>13</text:p>
          </table:table-cell>
          <table:table-cell table:style-name="ce35" office:value-type="float" office:value="14" calcext:value-type="float">
            <text:p>14</text:p>
          </table:table-cell>
          <table:table-cell table:style-name="ce35" office:value-type="float" office:value="15" calcext:value-type="float">
            <text:p>15</text:p>
          </table:table-cell>
          <table:table-cell table:style-name="ce35" office:value-type="float" office:value="16" calcext:value-type="float">
            <text:p>16</text:p>
          </table:table-cell>
          <table:table-cell table:style-name="ce35" office:value-type="float" office:value="17" calcext:value-type="float">
            <text:p>17</text:p>
          </table:table-cell>
          <table:table-cell table:style-name="ce35" office:value-type="float" office:value="18" calcext:value-type="float">
            <text:p>18</text:p>
          </table:table-cell>
          <table:table-cell table:style-name="ce35" office:value-type="float" office:value="19" calcext:value-type="float">
            <text:p>19</text:p>
          </table:table-cell>
          <table:table-cell table:style-name="ce35" office:value-type="float" office:value="20" calcext:value-type="float">
            <text:p>20</text:p>
          </table:table-cell>
          <table:table-cell table:style-name="ce35" office:value-type="float" office:value="21" calcext:value-type="float">
            <text:p>21</text:p>
          </table:table-cell>
          <table:table-cell table:style-name="ce35" office:value-type="float" office:value="22" calcext:value-type="float">
            <text:p>22</text:p>
          </table:table-cell>
          <table:table-cell table:style-name="ce35" office:value-type="float" office:value="23" calcext:value-type="float">
            <text:p>23</text:p>
          </table:table-cell>
          <table:table-cell table:style-name="ce35" office:value-type="float" office:value="24" calcext:value-type="float">
            <text:p>24</text:p>
          </table:table-cell>
          <table:table-cell table:style-name="ce35" office:value-type="float" office:value="25" calcext:value-type="float">
            <text:p>25</text:p>
          </table:table-cell>
          <table:table-cell table:style-name="ce35" office:value-type="float" office:value="26" calcext:value-type="float">
            <text:p>26</text:p>
          </table:table-cell>
          <table:table-cell table:style-name="ce35" office:value-type="float" office:value="27" calcext:value-type="float">
            <text:p>27</text:p>
          </table:table-cell>
          <table:table-cell table:style-name="ce35" office:value-type="float" office:value="28" calcext:value-type="float">
            <text:p>28</text:p>
          </table:table-cell>
          <table:table-cell table:style-name="ce35" office:value-type="float" office:value="29" calcext:value-type="float">
            <text:p>29</text:p>
          </table:table-cell>
          <table:table-cell table:style-name="ce35" office:value-type="float" office:value="30" calcext:value-type="float">
            <text:p>30</text:p>
          </table:table-cell>
          <table:table-cell table:style-name="ce35" office:value-type="float" office:value="31" calcext:value-type="float">
            <text:p>31</text:p>
          </table:table-cell>
          <table:table-cell table:style-name="ce35" office:value-type="float" office:value="32" calcext:value-type="float">
            <text:p>32</text:p>
          </table:table-cell>
          <table:table-cell table:style-name="ce35" office:value-type="float" office:value="33" calcext:value-type="float">
            <text:p>33</text:p>
          </table:table-cell>
          <table:table-cell table:style-name="ce35" office:value-type="float" office:value="34" calcext:value-type="float">
            <text:p>34</text:p>
          </table:table-cell>
          <table:table-cell table:style-name="ce35" office:value-type="float" office:value="35" calcext:value-type="float">
            <text:p>35</text:p>
          </table:table-cell>
          <table:table-cell table:style-name="ce35" office:value-type="float" office:value="36" calcext:value-type="float">
            <text:p>36</text:p>
          </table:table-cell>
          <table:table-cell table:style-name="ce35" office:value-type="float" office:value="37" calcext:value-type="float">
            <text:p>37</text:p>
          </table:table-cell>
          <table:table-cell table:style-name="ce35" office:value-type="float" office:value="38" calcext:value-type="float">
            <text:p>38</text:p>
          </table:table-cell>
          <table:table-cell table:style-name="ce35" office:value-type="float" office:value="39" calcext:value-type="float">
            <text:p>39</text:p>
          </table:table-cell>
          <table:table-cell table:style-name="ce35" office:value-type="float" office:value="40" calcext:value-type="float">
            <text:p>40</text:p>
          </table:table-cell>
          <table:table-cell table:style-name="ce35" office:value-type="float" office:value="41" calcext:value-type="float">
            <text:p>41</text:p>
          </table:table-cell>
          <table:table-cell table:style-name="ce35" office:value-type="float" office:value="42" calcext:value-type="float">
            <text:p>42</text:p>
          </table:table-cell>
          <table:table-cell table:style-name="ce35" office:value-type="float" office:value="43" calcext:value-type="float">
            <text:p>43</text:p>
          </table:table-cell>
          <table:table-cell table:style-name="ce35" office:value-type="float" office:value="44" calcext:value-type="float">
            <text:p>44</text:p>
          </table:table-cell>
          <table:table-cell table:style-name="ce35" office:value-type="float" office:value="45" calcext:value-type="float">
            <text:p>45</text:p>
          </table:table-cell>
          <table:table-cell table:style-name="ce35" office:value-type="float" office:value="46" calcext:value-type="float">
            <text:p>46</text:p>
          </table:table-cell>
          <table:table-cell table:style-name="ce35" office:value-type="float" office:value="47" calcext:value-type="float">
            <text:p>47</text:p>
          </table:table-cell>
          <table:table-cell table:style-name="ce35" office:value-type="float" office:value="48" calcext:value-type="float">
            <text:p>48</text:p>
          </table:table-cell>
          <table:table-cell table:style-name="ce35" office:value-type="float" office:value="49" calcext:value-type="float">
            <text:p>49</text:p>
          </table:table-cell>
          <table:table-cell table:style-name="ce35" office:value-type="float" office:value="50" calcext:value-type="float">
            <text:p>50</text:p>
          </table:table-cell>
          <table:table-cell table:style-name="ce35" office:value-type="float" office:value="51" calcext:value-type="float">
            <text:p>51</text:p>
          </table:table-cell>
          <table:table-cell table:style-name="ce35" office:value-type="float" office:value="52" calcext:value-type="float">
            <text:p>52</text:p>
          </table:table-cell>
          <table:table-cell table:style-name="ce35" office:value-type="float" office:value="53" calcext:value-type="float">
            <text:p>53</text:p>
          </table:table-cell>
          <table:table-cell table:style-name="ce35" office:value-type="float" office:value="54" calcext:value-type="float">
            <text:p>54</text:p>
          </table:table-cell>
          <table:table-cell table:style-name="ce35" office:value-type="float" office:value="55" calcext:value-type="float">
            <text:p>55</text:p>
          </table:table-cell>
          <table:table-cell table:style-name="ce35" office:value-type="float" office:value="56" calcext:value-type="float">
            <text:p>56</text:p>
          </table:table-cell>
          <table:table-cell table:style-name="ce35" office:value-type="float" office:value="57" calcext:value-type="float">
            <text:p>57</text:p>
          </table:table-cell>
          <table:table-cell table:style-name="ce35" office:value-type="float" office:value="58" calcext:value-type="float">
            <text:p>58</text:p>
          </table:table-cell>
          <table:table-cell table:style-name="ce35" office:value-type="float" office:value="59" calcext:value-type="float">
            <text:p>59</text:p>
          </table:table-cell>
          <table:table-cell table:style-name="ce35" office:value-type="float" office:value="60" calcext:value-type="float">
            <text:p>60</text:p>
          </table:table-cell>
          <table:table-cell table:style-name="ce35" office:value-type="float" office:value="61" calcext:value-type="float">
            <text:p>61</text:p>
          </table:table-cell>
          <table:table-cell table:style-name="ce35" office:value-type="float" office:value="62" calcext:value-type="float">
            <text:p>62</text:p>
          </table:table-cell>
          <table:table-cell table:style-name="ce35" office:value-type="float" office:value="63" calcext:value-type="float">
            <text:p>63</text:p>
          </table:table-cell>
          <table:table-cell table:style-name="ce35" office:value-type="float" office:value="64" calcext:value-type="float">
            <text:p>64</text:p>
          </table:table-cell>
          <table:table-cell table:style-name="ce35" office:value-type="float" office:value="65" calcext:value-type="float">
            <text:p>65</text:p>
          </table:table-cell>
          <table:table-cell table:style-name="ce35" office:value-type="float" office:value="66" calcext:value-type="float">
            <text:p>66</text:p>
          </table:table-cell>
          <table:table-cell table:style-name="ce35" office:value-type="float" office:value="67" calcext:value-type="float">
            <text:p>67</text:p>
          </table:table-cell>
          <table:table-cell table:style-name="ce35" office:value-type="float" office:value="68" calcext:value-type="float">
            <text:p>68</text:p>
          </table:table-cell>
          <table:table-cell table:style-name="ce35" office:value-type="float" office:value="69" calcext:value-type="float">
            <text:p>69</text:p>
          </table:table-cell>
          <table:table-cell table:style-name="ce35" office:value-type="float" office:value="70" calcext:value-type="float">
            <text:p>70</text:p>
          </table:table-cell>
          <table:table-cell table:style-name="ce35" office:value-type="float" office:value="71" calcext:value-type="float">
            <text:p>71</text:p>
          </table:table-cell>
          <table:table-cell table:style-name="ce35" office:value-type="float" office:value="72" calcext:value-type="float">
            <text:p>72</text:p>
          </table:table-cell>
          <table:table-cell table:style-name="ce35" office:value-type="float" office:value="73" calcext:value-type="float">
            <text:p>73</text:p>
          </table:table-cell>
          <table:table-cell table:style-name="ce35" office:value-type="float" office:value="74" calcext:value-type="float">
            <text:p>74</text:p>
          </table:table-cell>
          <table:table-cell table:style-name="ce35" office:value-type="float" office:value="75" calcext:value-type="float">
            <text:p>75</text:p>
          </table:table-cell>
          <table:table-cell table:style-name="ce35" office:value-type="float" office:value="76" calcext:value-type="float">
            <text:p>76</text:p>
          </table:table-cell>
          <table:table-cell table:style-name="ce35" office:value-type="float" office:value="77" calcext:value-type="float">
            <text:p>77</text:p>
          </table:table-cell>
          <table:table-cell table:style-name="ce35" office:value-type="float" office:value="78" calcext:value-type="float">
            <text:p>78</text:p>
          </table:table-cell>
          <table:table-cell table:style-name="ce35" office:value-type="float" office:value="79" calcext:value-type="float">
            <text:p>79</text:p>
          </table:table-cell>
          <table:table-cell table:style-name="ce35" office:value-type="float" office:value="80" calcext:value-type="float">
            <text:p>80</text:p>
          </table:table-cell>
          <table:table-cell table:style-name="ce35" office:value-type="float" office:value="81" calcext:value-type="float">
            <text:p>81</text:p>
          </table:table-cell>
          <table:table-cell table:style-name="ce35" office:value-type="float" office:value="82" calcext:value-type="float">
            <text:p>82</text:p>
          </table:table-cell>
          <table:table-cell table:style-name="ce35" office:value-type="float" office:value="83" calcext:value-type="float">
            <text:p>83</text:p>
          </table:table-cell>
          <table:table-cell table:style-name="ce35" office:value-type="float" office:value="84" calcext:value-type="float">
            <text:p>84</text:p>
          </table:table-cell>
          <table:table-cell table:style-name="ce35" office:value-type="float" office:value="85" calcext:value-type="float">
            <text:p>85</text:p>
          </table:table-cell>
          <table:table-cell table:style-name="ce35" office:value-type="float" office:value="86" calcext:value-type="float">
            <text:p>86</text:p>
          </table:table-cell>
          <table:table-cell table:style-name="ce35" office:value-type="float" office:value="87" calcext:value-type="float">
            <text:p>87</text:p>
          </table:table-cell>
          <table:table-cell table:style-name="ce35" office:value-type="float" office:value="88" calcext:value-type="float">
            <text:p>88</text:p>
          </table:table-cell>
          <table:table-cell table:style-name="ce35" office:value-type="float" office:value="89" calcext:value-type="float">
            <text:p>89</text:p>
          </table:table-cell>
          <table:table-cell table:style-name="ce35" office:value-type="float" office:value="90" calcext:value-type="float">
            <text:p>90</text:p>
          </table:table-cell>
          <table:table-cell table:style-name="ce35" office:value-type="float" office:value="91" calcext:value-type="float">
            <text:p>91</text:p>
          </table:table-cell>
          <table:table-cell table:style-name="ce35" office:value-type="float" office:value="92" calcext:value-type="float">
            <text:p>92</text:p>
          </table:table-cell>
          <table:table-cell table:style-name="ce35" office:value-type="float" office:value="93" calcext:value-type="float">
            <text:p>93</text:p>
          </table:table-cell>
          <table:table-cell table:style-name="ce35" office:value-type="float" office:value="94" calcext:value-type="float">
            <text:p>94</text:p>
          </table:table-cell>
          <table:table-cell table:style-name="ce35" office:value-type="float" office:value="95" calcext:value-type="float">
            <text:p>95</text:p>
          </table:table-cell>
          <table:table-cell table:style-name="ce35" office:value-type="float" office:value="96" calcext:value-type="float">
            <text:p>96</text:p>
          </table:table-cell>
          <table:table-cell table:style-name="ce35" office:value-type="float" office:value="97" calcext:value-type="float">
            <text:p>97</text:p>
          </table:table-cell>
          <table:table-cell table:style-name="ce35" office:value-type="float" office:value="98" calcext:value-type="float">
            <text:p>98</text:p>
          </table:table-cell>
          <table:table-cell table:style-name="ce35" office:value-type="float" office:value="99" calcext:value-type="float">
            <text:p>99</text:p>
          </table:table-cell>
          <table:table-cell table:style-name="ce35" office:value-type="float" office:value="100" calcext:value-type="float">
            <text:p>100</text:p>
          </table:table-cell>
          <table:table-cell table:style-name="ce35" office:value-type="float" office:value="101" calcext:value-type="float">
            <text:p>101</text:p>
          </table:table-cell>
          <table:table-cell table:style-name="ce35" office:value-type="float" office:value="102" calcext:value-type="float">
            <text:p>102</text:p>
          </table:table-cell>
          <table:table-cell table:style-name="ce35" office:value-type="float" office:value="103" calcext:value-type="float">
            <text:p>103</text:p>
          </table:table-cell>
          <table:table-cell table:style-name="ce35" office:value-type="float" office:value="104" calcext:value-type="float">
            <text:p>104</text:p>
          </table:table-cell>
          <table:table-cell table:style-name="ce35" office:value-type="float" office:value="105" calcext:value-type="float">
            <text:p>105</text:p>
          </table:table-cell>
          <table:table-cell table:style-name="ce35" office:value-type="float" office:value="106" calcext:value-type="float">
            <text:p>106</text:p>
          </table:table-cell>
          <table:table-cell table:style-name="ce35" office:value-type="float" office:value="107" calcext:value-type="float">
            <text:p>107</text:p>
          </table:table-cell>
          <table:table-cell table:style-name="ce35" office:value-type="float" office:value="108" calcext:value-type="float">
            <text:p>108</text:p>
          </table:table-cell>
          <table:table-cell table:style-name="ce35" office:value-type="float" office:value="109" calcext:value-type="float">
            <text:p>109</text:p>
          </table:table-cell>
          <table:table-cell table:style-name="ce35" office:value-type="float" office:value="110" calcext:value-type="float">
            <text:p>110</text:p>
          </table:table-cell>
          <table:table-cell table:style-name="ce35" office:value-type="float" office:value="111" calcext:value-type="float">
            <text:p>111</text:p>
          </table:table-cell>
          <table:table-cell table:style-name="ce35" office:value-type="float" office:value="112" calcext:value-type="float">
            <text:p>112</text:p>
          </table:table-cell>
          <table:table-cell table:style-name="ce35" office:value-type="float" office:value="113" calcext:value-type="float">
            <text:p>113</text:p>
          </table:table-cell>
          <table:table-cell table:style-name="ce35" office:value-type="float" office:value="114" calcext:value-type="float">
            <text:p>114</text:p>
          </table:table-cell>
          <table:table-cell table:style-name="ce35" office:value-type="float" office:value="115" calcext:value-type="float">
            <text:p>115</text:p>
          </table:table-cell>
          <table:table-cell table:style-name="ce35" office:value-type="float" office:value="116" calcext:value-type="float">
            <text:p>116</text:p>
          </table:table-cell>
          <table:table-cell table:style-name="ce35" office:value-type="float" office:value="117" calcext:value-type="float">
            <text:p>117</text:p>
          </table:table-cell>
          <table:table-cell table:style-name="ce35" office:value-type="float" office:value="118" calcext:value-type="float">
            <text:p>118</text:p>
          </table:table-cell>
          <table:table-cell table:style-name="ce35" office:value-type="float" office:value="119" calcext:value-type="float">
            <text:p>119</text:p>
          </table:table-cell>
          <table:table-cell table:style-name="ce35" office:value-type="float" office:value="120" calcext:value-type="float">
            <text:p>120</text:p>
          </table:table-cell>
          <table:table-cell table:style-name="ce35" office:value-type="float" office:value="121" calcext:value-type="float">
            <text:p>121</text:p>
          </table:table-cell>
          <table:table-cell table:style-name="ce35" office:value-type="float" office:value="122" calcext:value-type="float">
            <text:p>122</text:p>
          </table:table-cell>
          <table:table-cell table:style-name="ce35" office:value-type="float" office:value="123" calcext:value-type="float">
            <text:p>123</text:p>
          </table:table-cell>
          <table:table-cell table:style-name="ce35" office:value-type="float" office:value="124" calcext:value-type="float">
            <text:p>124</text:p>
          </table:table-cell>
          <table:table-cell table:style-name="ce35" office:value-type="float" office:value="125" calcext:value-type="float">
            <text:p>125</text:p>
          </table:table-cell>
          <table:table-cell table:style-name="ce35" office:value-type="float" office:value="126" calcext:value-type="float">
            <text:p>126</text:p>
          </table:table-cell>
          <table:table-cell table:style-name="ce35" office:value-type="float" office:value="127" calcext:value-type="float">
            <text:p>127</text:p>
          </table:table-cell>
          <table:table-cell table:style-name="ce35" office:value-type="float" office:value="128" calcext:value-type="float">
            <text:p>128</text:p>
          </table:table-cell>
          <table:table-cell table:style-name="ce35" office:value-type="float" office:value="129" calcext:value-type="float">
            <text:p>129</text:p>
          </table:table-cell>
          <table:table-cell table:style-name="ce35" office:value-type="float" office:value="130" calcext:value-type="float">
            <text:p>130</text:p>
          </table:table-cell>
          <table:table-cell table:style-name="ce35" office:value-type="float" office:value="131" calcext:value-type="float">
            <text:p>131</text:p>
          </table:table-cell>
          <table:table-cell table:style-name="ce35" office:value-type="float" office:value="132" calcext:value-type="float">
            <text:p>132</text:p>
          </table:table-cell>
          <table:table-cell table:style-name="ce35" office:value-type="float" office:value="133" calcext:value-type="float">
            <text:p>133</text:p>
          </table:table-cell>
          <table:table-cell table:style-name="ce35" office:value-type="float" office:value="134" calcext:value-type="float">
            <text:p>134</text:p>
          </table:table-cell>
          <table:table-cell table:style-name="ce35" office:value-type="float" office:value="135" calcext:value-type="float">
            <text:p>135</text:p>
          </table:table-cell>
          <table:table-cell table:style-name="ce35" office:value-type="float" office:value="136" calcext:value-type="float">
            <text:p>136</text:p>
          </table:table-cell>
          <table:table-cell table:style-name="ce35" office:value-type="float" office:value="137" calcext:value-type="float">
            <text:p>137</text:p>
          </table:table-cell>
          <table:table-cell table:style-name="ce35" office:value-type="float" office:value="138" calcext:value-type="float">
            <text:p>138</text:p>
          </table:table-cell>
          <table:table-cell table:style-name="ce35" office:value-type="float" office:value="139" calcext:value-type="float">
            <text:p>139</text:p>
          </table:table-cell>
          <table:table-cell table:style-name="ce35" office:value-type="float" office:value="140" calcext:value-type="float">
            <text:p>140</text:p>
          </table:table-cell>
          <table:table-cell table:style-name="ce35" office:value-type="float" office:value="141" calcext:value-type="float">
            <text:p>141</text:p>
          </table:table-cell>
          <table:table-cell table:style-name="ce35" office:value-type="float" office:value="142" calcext:value-type="float">
            <text:p>142</text:p>
          </table:table-cell>
          <table:table-cell table:style-name="ce35" office:value-type="float" office:value="143" calcext:value-type="float">
            <text:p>143</text:p>
          </table:table-cell>
          <table:table-cell table:style-name="ce35" office:value-type="float" office:value="144" calcext:value-type="float">
            <text:p>144</text:p>
          </table:table-cell>
          <table:table-cell table:style-name="ce35" office:value-type="float" office:value="145" calcext:value-type="float">
            <text:p>145</text:p>
          </table:table-cell>
          <table:table-cell table:style-name="ce35" office:value-type="float" office:value="146" calcext:value-type="float">
            <text:p>146</text:p>
          </table:table-cell>
          <table:table-cell table:style-name="ce35" office:value-type="float" office:value="147" calcext:value-type="float">
            <text:p>147</text:p>
          </table:table-cell>
          <table:table-cell table:style-name="ce35" office:value-type="float" office:value="148" calcext:value-type="float">
            <text:p>148</text:p>
          </table:table-cell>
          <table:table-cell table:style-name="ce35" office:value-type="float" office:value="149" calcext:value-type="float">
            <text:p>149</text:p>
          </table:table-cell>
          <table:table-cell table:style-name="ce35" office:value-type="float" office:value="150" calcext:value-type="float">
            <text:p>150</text:p>
          </table:table-cell>
          <table:table-cell table:style-name="ce35" office:value-type="float" office:value="151" calcext:value-type="float">
            <text:p>151</text:p>
          </table:table-cell>
          <table:table-cell table:style-name="ce35" office:value-type="float" office:value="152" calcext:value-type="float">
            <text:p>152</text:p>
          </table:table-cell>
          <table:table-cell table:style-name="ce35" office:value-type="float" office:value="153" calcext:value-type="float">
            <text:p>153</text:p>
          </table:table-cell>
          <table:table-cell table:style-name="ce35" office:value-type="float" office:value="154" calcext:value-type="float">
            <text:p>154</text:p>
          </table:table-cell>
          <table:table-cell table:style-name="ce35" office:value-type="float" office:value="155" calcext:value-type="float">
            <text:p>155</text:p>
          </table:table-cell>
          <table:table-cell table:style-name="ce35" office:value-type="float" office:value="156" calcext:value-type="float">
            <text:p>156</text:p>
          </table:table-cell>
          <table:table-cell table:style-name="ce35" office:value-type="float" office:value="157" calcext:value-type="float">
            <text:p>157</text:p>
          </table:table-cell>
          <table:table-cell table:style-name="ce35" office:value-type="float" office:value="158" calcext:value-type="float">
            <text:p>158</text:p>
          </table:table-cell>
          <table:table-cell table:style-name="ce35" office:value-type="float" office:value="159" calcext:value-type="float">
            <text:p>159</text:p>
          </table:table-cell>
          <table:table-cell table:style-name="ce35" office:value-type="float" office:value="160" calcext:value-type="float">
            <text:p>160</text:p>
          </table:table-cell>
          <table:table-cell table:style-name="ce35" office:value-type="float" office:value="161" calcext:value-type="float">
            <text:p>161</text:p>
          </table:table-cell>
          <table:table-cell table:style-name="ce35" office:value-type="float" office:value="162" calcext:value-type="float">
            <text:p>162</text:p>
          </table:table-cell>
          <table:table-cell table:style-name="ce35" office:value-type="float" office:value="163" calcext:value-type="float">
            <text:p>163</text:p>
          </table:table-cell>
          <table:table-cell table:style-name="ce35" office:value-type="float" office:value="164" calcext:value-type="float">
            <text:p>164</text:p>
          </table:table-cell>
          <table:table-cell table:style-name="ce35" office:value-type="float" office:value="165" calcext:value-type="float">
            <text:p>165</text:p>
          </table:table-cell>
          <table:table-cell table:style-name="ce35" office:value-type="float" office:value="166" calcext:value-type="float">
            <text:p>166</text:p>
          </table:table-cell>
          <table:table-cell table:style-name="ce35" office:value-type="float" office:value="167" calcext:value-type="float">
            <text:p>167</text:p>
          </table:table-cell>
          <table:table-cell table:style-name="ce35" office:value-type="float" office:value="168" calcext:value-type="float">
            <text:p>168</text:p>
          </table:table-cell>
          <table:table-cell table:style-name="ce35" office:value-type="float" office:value="169" calcext:value-type="float">
            <text:p>169</text:p>
          </table:table-cell>
          <table:table-cell table:style-name="ce35" office:value-type="float" office:value="170" calcext:value-type="float">
            <text:p>170</text:p>
          </table:table-cell>
          <table:table-cell table:style-name="ce35" office:value-type="float" office:value="171" calcext:value-type="float">
            <text:p>171</text:p>
          </table:table-cell>
          <table:table-cell table:style-name="ce35" office:value-type="float" office:value="172" calcext:value-type="float">
            <text:p>172</text:p>
          </table:table-cell>
          <table:table-cell table:style-name="ce35" office:value-type="float" office:value="173" calcext:value-type="float">
            <text:p>173</text:p>
          </table:table-cell>
          <table:table-cell table:style-name="ce35" office:value-type="float" office:value="174" calcext:value-type="float">
            <text:p>174</text:p>
          </table:table-cell>
          <table:table-cell table:style-name="ce35" office:value-type="float" office:value="175" calcext:value-type="float">
            <text:p>175</text:p>
          </table:table-cell>
          <table:table-cell table:style-name="ce35" office:value-type="float" office:value="176" calcext:value-type="float">
            <text:p>176</text:p>
          </table:table-cell>
          <table:table-cell table:style-name="ce35" office:value-type="float" office:value="177" calcext:value-type="float">
            <text:p>177</text:p>
          </table:table-cell>
          <table:table-cell table:style-name="ce35" office:value-type="float" office:value="178" calcext:value-type="float">
            <text:p>178</text:p>
          </table:table-cell>
          <table:table-cell table:style-name="ce35" office:value-type="float" office:value="179" calcext:value-type="float">
            <text:p>179</text:p>
          </table:table-cell>
          <table:table-cell table:style-name="ce35" office:value-type="float" office:value="180" calcext:value-type="float">
            <text:p>180</text:p>
          </table:table-cell>
          <table:table-cell table:style-name="ce35" office:value-type="float" office:value="181" calcext:value-type="float">
            <text:p>181</text:p>
          </table:table-cell>
          <table:table-cell table:style-name="ce35" office:value-type="float" office:value="182" calcext:value-type="float">
            <text:p>182</text:p>
          </table:table-cell>
          <table:table-cell table:style-name="ce35" office:value-type="float" office:value="183" calcext:value-type="float">
            <text:p>183</text:p>
          </table:table-cell>
          <table:table-cell table:style-name="ce35" office:value-type="float" office:value="184" calcext:value-type="float">
            <text:p>184</text:p>
          </table:table-cell>
          <table:table-cell table:style-name="ce35" office:value-type="float" office:value="185" calcext:value-type="float">
            <text:p>185</text:p>
          </table:table-cell>
          <table:table-cell table:style-name="ce35" office:value-type="float" office:value="186" calcext:value-type="float">
            <text:p>186</text:p>
          </table:table-cell>
          <table:table-cell table:style-name="ce35" office:value-type="float" office:value="187" calcext:value-type="float">
            <text:p>187</text:p>
          </table:table-cell>
          <table:table-cell table:style-name="ce35" office:value-type="float" office:value="188" calcext:value-type="float">
            <text:p>188</text:p>
          </table:table-cell>
          <table:table-cell table:style-name="ce35" office:value-type="float" office:value="189" calcext:value-type="float">
            <text:p>189</text:p>
          </table:table-cell>
          <table:table-cell table:style-name="ce35" office:value-type="float" office:value="190" calcext:value-type="float">
            <text:p>190</text:p>
          </table:table-cell>
          <table:table-cell table:style-name="ce35" office:value-type="float" office:value="191" calcext:value-type="float">
            <text:p>191</text:p>
          </table:table-cell>
          <table:table-cell table:style-name="ce35" office:value-type="float" office:value="192" calcext:value-type="float">
            <text:p>192</text:p>
          </table:table-cell>
          <table:table-cell table:style-name="ce35" office:value-type="float" office:value="193" calcext:value-type="float">
            <text:p>193</text:p>
          </table:table-cell>
          <table:table-cell table:style-name="ce35" office:value-type="float" office:value="194" calcext:value-type="float">
            <text:p>194</text:p>
          </table:table-cell>
          <table:table-cell table:style-name="ce35" office:value-type="float" office:value="195" calcext:value-type="float">
            <text:p>195</text:p>
          </table:table-cell>
          <table:table-cell table:style-name="ce35" office:value-type="float" office:value="196" calcext:value-type="float">
            <text:p>196</text:p>
          </table:table-cell>
          <table:table-cell table:style-name="ce35" office:value-type="float" office:value="197" calcext:value-type="float">
            <text:p>197</text:p>
          </table:table-cell>
          <table:table-cell table:style-name="ce35" office:value-type="float" office:value="198" calcext:value-type="float">
            <text:p>198</text:p>
          </table:table-cell>
          <table:table-cell table:style-name="ce35" office:value-type="float" office:value="199" calcext:value-type="float">
            <text:p>199</text:p>
          </table:table-cell>
          <table:table-cell table:style-name="ce35" office:value-type="float" office:value="200" calcext:value-type="float">
            <text:p>200</text:p>
          </table:table-cell>
          <table:table-cell table:style-name="ce35" office:value-type="float" office:value="201" calcext:value-type="float">
            <text:p>201</text:p>
          </table:table-cell>
          <table:table-cell table:style-name="ce35" office:value-type="float" office:value="202" calcext:value-type="float">
            <text:p>202</text:p>
          </table:table-cell>
          <table:table-cell table:style-name="ce35" office:value-type="float" office:value="203" calcext:value-type="float">
            <text:p>203</text:p>
          </table:table-cell>
          <table:table-cell table:style-name="ce35" office:value-type="float" office:value="204" calcext:value-type="float">
            <text:p>204</text:p>
          </table:table-cell>
          <table:table-cell table:style-name="ce35" office:value-type="float" office:value="205" calcext:value-type="float">
            <text:p>205</text:p>
          </table:table-cell>
          <table:table-cell table:style-name="ce35" office:value-type="float" office:value="206" calcext:value-type="float">
            <text:p>206</text:p>
          </table:table-cell>
          <table:table-cell table:style-name="ce35" office:value-type="float" office:value="207" calcext:value-type="float">
            <text:p>207</text:p>
          </table:table-cell>
          <table:table-cell table:style-name="ce35" office:value-type="float" office:value="208" calcext:value-type="float">
            <text:p>208</text:p>
          </table:table-cell>
          <table:table-cell table:style-name="ce35" office:value-type="float" office:value="209" calcext:value-type="float">
            <text:p>209</text:p>
          </table:table-cell>
          <table:table-cell table:style-name="ce35" office:value-type="float" office:value="210" calcext:value-type="float">
            <text:p>210</text:p>
          </table:table-cell>
          <table:table-cell table:style-name="ce35" office:value-type="float" office:value="211" calcext:value-type="float">
            <text:p>211</text:p>
          </table:table-cell>
          <table:table-cell table:style-name="ce35" office:value-type="float" office:value="212" calcext:value-type="float">
            <text:p>212</text:p>
          </table:table-cell>
          <table:table-cell table:style-name="ce35" office:value-type="float" office:value="213" calcext:value-type="float">
            <text:p>213</text:p>
          </table:table-cell>
          <table:table-cell table:style-name="ce35" office:value-type="float" office:value="214" calcext:value-type="float">
            <text:p>214</text:p>
          </table:table-cell>
          <table:table-cell table:style-name="ce35" office:value-type="float" office:value="215" calcext:value-type="float">
            <text:p>215</text:p>
          </table:table-cell>
          <table:table-cell table:style-name="ce35" office:value-type="float" office:value="216" calcext:value-type="float">
            <text:p>216</text:p>
          </table:table-cell>
          <table:table-cell table:style-name="ce35" office:value-type="float" office:value="217" calcext:value-type="float">
            <text:p>217</text:p>
          </table:table-cell>
          <table:table-cell table:style-name="ce35" office:value-type="float" office:value="218" calcext:value-type="float">
            <text:p>218</text:p>
          </table:table-cell>
          <table:table-cell table:style-name="ce35" office:value-type="float" office:value="219" calcext:value-type="float">
            <text:p>219</text:p>
          </table:table-cell>
          <table:table-cell table:style-name="ce35" office:value-type="float" office:value="220" calcext:value-type="float">
            <text:p>220</text:p>
          </table:table-cell>
          <table:table-cell table:style-name="ce35" office:value-type="float" office:value="221" calcext:value-type="float">
            <text:p>221</text:p>
          </table:table-cell>
          <table:table-cell table:style-name="ce35" office:value-type="float" office:value="222" calcext:value-type="float">
            <text:p>222</text:p>
          </table:table-cell>
          <table:table-cell table:style-name="ce35" office:value-type="float" office:value="223" calcext:value-type="float">
            <text:p>223</text:p>
          </table:table-cell>
          <table:table-cell table:style-name="ce35" office:value-type="float" office:value="224" calcext:value-type="float">
            <text:p>224</text:p>
          </table:table-cell>
          <table:table-cell table:style-name="ce35" office:value-type="float" office:value="225" calcext:value-type="float">
            <text:p>225</text:p>
          </table:table-cell>
          <table:table-cell table:style-name="ce35" office:value-type="float" office:value="226" calcext:value-type="float">
            <text:p>226</text:p>
          </table:table-cell>
          <table:table-cell table:style-name="ce35" office:value-type="float" office:value="227" calcext:value-type="float">
            <text:p>227</text:p>
          </table:table-cell>
          <table:table-cell table:style-name="ce35" office:value-type="float" office:value="228" calcext:value-type="float">
            <text:p>228</text:p>
          </table:table-cell>
          <table:table-cell table:style-name="ce35" office:value-type="float" office:value="229" calcext:value-type="float">
            <text:p>229</text:p>
          </table:table-cell>
          <table:table-cell table:style-name="ce35" office:value-type="float" office:value="230" calcext:value-type="float">
            <text:p>230</text:p>
          </table:table-cell>
          <table:table-cell table:style-name="ce35" office:value-type="float" office:value="231" calcext:value-type="float">
            <text:p>231</text:p>
          </table:table-cell>
          <table:table-cell table:style-name="ce35" office:value-type="float" office:value="232" calcext:value-type="float">
            <text:p>232</text:p>
          </table:table-cell>
          <table:table-cell table:style-name="ce35" office:value-type="float" office:value="233" calcext:value-type="float">
            <text:p>233</text:p>
          </table:table-cell>
          <table:table-cell table:style-name="ce35" office:value-type="float" office:value="234" calcext:value-type="float">
            <text:p>234</text:p>
          </table:table-cell>
          <table:table-cell table:style-name="ce35" office:value-type="float" office:value="235" calcext:value-type="float">
            <text:p>235</text:p>
          </table:table-cell>
          <table:table-cell table:style-name="ce35" office:value-type="float" office:value="236" calcext:value-type="float">
            <text:p>236</text:p>
          </table:table-cell>
          <table:table-cell table:style-name="ce35" office:value-type="float" office:value="237" calcext:value-type="float">
            <text:p>237</text:p>
          </table:table-cell>
          <table:table-cell table:style-name="ce35" office:value-type="float" office:value="238" calcext:value-type="float">
            <text:p>238</text:p>
          </table:table-cell>
          <table:table-cell table:style-name="ce35" office:value-type="float" office:value="239" calcext:value-type="float">
            <text:p>239</text:p>
          </table:table-cell>
          <table:table-cell table:style-name="ce35" office:value-type="float" office:value="240" calcext:value-type="float">
            <text:p>240</text:p>
          </table:table-cell>
          <table:table-cell table:number-columns-repeated="752"/>
        </table:table-row>
        <table:table-row table:style-name="ro3">
          <table:table-cell/>
          <table:covered-table-cell table:style-name="ce29"/>
          <table:covered-table-cell table:style-name="ce121"/>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6" calcext:value-type="float">
            <text:p>6</text:p>
          </table:table-cell>
          <table:table-cell table:style-name="ce8" office:value-type="float" office:value="7" calcext:value-type="float">
            <text:p>7</text:p>
          </table:table-cell>
          <table:table-cell table:style-name="ce8" office:value-type="float" office:value="8" calcext:value-type="float">
            <text:p>8</text:p>
          </table:table-cell>
          <table:table-cell table:style-name="ce8" office:value-type="float" office:value="9" calcext:value-type="float">
            <text:p>9</text:p>
          </table:table-cell>
          <table:table-cell table:style-name="ce8" office:value-type="float" office:value="10" calcext:value-type="float">
            <text:p>10</text:p>
          </table:table-cell>
          <table:table-cell table:style-name="ce8" office:value-type="float" office:value="11" calcext:value-type="float">
            <text:p>11</text:p>
          </table:table-cell>
          <table:table-cell table:style-name="ce8" office:value-type="string" calcext:value-type="string">
            <text:p>Count</text:p>
          </table:table-cell>
          <table:table-cell table:style-name="ce8" office:value-type="string" calcext:value-type="string">
            <text:p>Total</text:p>
          </table:table-cell>
          <table:table-cell/>
          <table:table-cell table:style-name="ce136" office:value-type="string" calcext:value-type="string" table:number-columns-spanned="2" table:number-rows-spanned="1">
            <text:p>Logika jawaban</text:p>
          </table:table-cell>
          <table:covered-table-cell table:style-name="ce136"/>
          <table:table-cell table:style-name="ce6" table:number-columns-repeated="2"/>
          <table:table-cell table:style-name="ce72" table:number-columns-repeated="2"/>
          <table:table-cell/>
          <table:table-cell table:style-name="ce72"/>
          <table:table-cell table:number-columns-repeated="2"/>
          <table:table-cell table:style-name="ce72"/>
          <table:table-cell table:number-columns-repeated="2"/>
          <table:table-cell office:value-type="string" calcext:value-type="string">
            <text:p>SALES/MARKETING</text:p>
          </table:table-cell>
          <table:table-cell/>
          <table:table-cell office:value-type="float" office:value="4" calcext:value-type="float">
            <text:p>4</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table:number-columns-repeated="4"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3" calcext:value-type="float">
            <text:p>3</text:p>
          </table:table-cell>
          <table:table-cell office:value-type="float" office:value="5" calcext:value-type="float">
            <text:p>5</text:p>
          </table:table-cell>
          <table:table-cell table:number-columns-repeated="3" office:value-type="float" office:value="4" calcext:value-type="float">
            <text:p>4</text:p>
          </table:table-cell>
          <table:table-cell table:number-columns-repeated="2" office:value-type="float" office:value="1" calcext:value-type="float">
            <text:p>1</text:p>
          </table:table-cell>
          <table:table-cell office:value-type="float" office:value="4" calcext:value-type="float">
            <text:p>4</text:p>
          </table:table-cell>
          <table:table-cell table:number-columns-repeated="2" office:value-type="float" office:value="2" calcext:value-type="float">
            <text:p>2</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style-name="ce6" office:value-type="float" office:value="5" calcext:value-type="float">
            <text:p>5</text:p>
          </table:table-cell>
          <table:table-cell table:style-name="ce6" office:value-type="float" office:value="1" calcext:value-type="float">
            <text:p>1</text:p>
          </table:table-cell>
          <table:table-cell table:style-name="ce6" office:value-type="float" office:value="5" calcext:value-type="float">
            <text:p>5</text:p>
          </table:table-cell>
          <table:table-cell table:number-columns-repeated="2" table:style-name="ce6" office:value-type="float" office:value="3" calcext:value-type="float">
            <text:p>3</text:p>
          </table:table-cell>
          <table:table-cell table:style-name="ce6" office:value-type="float" office:value="5" calcext:value-type="float">
            <text:p>5</text:p>
          </table:table-cell>
          <table:table-cell table:style-name="ce6" office:value-type="float" office:value="4" calcext:value-type="float">
            <text:p>4</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5" calcext:value-type="float">
            <text:p>5</text:p>
          </table:table-cell>
          <table:table-cell table:number-columns-repeated="4" table:style-name="ce6" office:value-type="float" office:value="1" calcext:value-type="float">
            <text:p>1</text:p>
          </table:table-cell>
          <table:table-cell table:number-columns-repeated="2" table:style-name="ce6" office:value-type="float" office:value="3" calcext:value-type="float">
            <text:p>3</text:p>
          </table:table-cell>
          <table:table-cell table:style-name="ce6" office:value-type="float" office:value="5" calcext:value-type="float">
            <text:p>5</text:p>
          </table:table-cell>
          <table:table-cell table:style-name="ce6" office:value-type="float" office:value="2" calcext:value-type="float">
            <text:p>2</text:p>
          </table:table-cell>
          <table:table-cell table:number-columns-repeated="2" table:style-name="ce6" office:value-type="float" office:value="1" calcext:value-type="float">
            <text:p>1</text:p>
          </table:table-cell>
          <table:table-cell table:style-name="ce6" office:value-type="float" office:value="5" calcext:value-type="float">
            <text:p>5</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2" calcext:value-type="float">
            <text:p>2</text:p>
          </table:table-cell>
          <table:table-cell table:style-name="ce6" office:value-type="float" office:value="3" calcext:value-type="float">
            <text:p>3</text:p>
          </table:table-cell>
          <table:table-cell table:number-columns-repeated="2" table:style-name="ce6" office:value-type="float" office:value="2" calcext:value-type="float">
            <text:p>2</text:p>
          </table:table-cell>
          <table:table-cell table:style-name="ce6" office:value-type="float" office:value="1" calcext:value-type="float">
            <text:p>1</text:p>
          </table:table-cell>
          <table:table-cell table:style-name="ce6" office:value-type="float" office:value="4" calcext:value-type="float">
            <text:p>4</text:p>
          </table:table-cell>
          <table:table-cell table:style-name="ce6" office:value-type="float" office:value="1" calcext:value-type="float">
            <text:p>1</text:p>
          </table:table-cell>
          <table:table-cell table:number-columns-repeated="2" table:style-name="ce6" office:value-type="float" office:value="5" calcext:value-type="float">
            <text:p>5</text:p>
          </table:table-cell>
          <table:table-cell table:number-columns-repeated="2" table:style-name="ce6" office:value-type="float" office:value="3" calcext:value-type="float">
            <text:p>3</text:p>
          </table:table-cell>
          <table:table-cell table:style-name="ce6" office:value-type="float" office:value="5" calcext:value-type="float">
            <text:p>5</text:p>
          </table:table-cell>
          <table:table-cell table:style-name="ce6" office:value-type="float" office:value="2" calcext:value-type="float">
            <text:p>2</text:p>
          </table:table-cell>
          <table:table-cell table:style-name="ce6" office:value-type="float" office:value="5" calcext:value-type="float">
            <text:p>5</text:p>
          </table:table-cell>
          <table:table-cell table:style-name="ce6" office:value-type="float" office:value="2" calcext:value-type="float">
            <text:p>2</text:p>
          </table:table-cell>
          <table:table-cell table:number-columns-repeated="2" table:style-name="ce6" office:value-type="float" office:value="4" calcext:value-type="float">
            <text:p>4</text:p>
          </table:table-cell>
          <table:table-cell table:style-name="ce6" office:value-type="float" office:value="1" calcext:value-type="float">
            <text:p>1</text:p>
          </table:table-cell>
          <table:table-cell table:number-columns-repeated="2" table:style-name="ce6" office:value-type="float" office:value="3" calcext:value-type="float">
            <text:p>3</text:p>
          </table:table-cell>
          <table:table-cell table:number-columns-repeated="3" table:style-name="ce6" office:value-type="float" office:value="2" calcext:value-type="float">
            <text:p>2</text:p>
          </table:table-cell>
          <table:table-cell table:style-name="ce6" office:value-type="float" office:value="5" calcext:value-type="float">
            <text:p>5</text:p>
          </table:table-cell>
          <table:table-cell table:style-name="ce6" office:value-type="float" office:value="3" calcext:value-type="float">
            <text:p>3</text:p>
          </table:table-cell>
          <table:table-cell table:number-columns-repeated="2"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1" calcext:value-type="float">
            <text:p>1</text:p>
          </table:table-cell>
          <table:table-cell table:style-name="ce6" office:value-type="float" office:value="4" calcext:value-type="float">
            <text:p>4</text:p>
          </table:table-cell>
          <table:table-cell table:style-name="ce6" office:value-type="float" office:value="1" calcext:value-type="float">
            <text:p>1</text:p>
          </table:table-cell>
          <table:table-cell table:number-columns-repeated="2" table:style-name="ce6" office:value-type="float" office:value="2" calcext:value-type="float">
            <text:p>2</text:p>
          </table:table-cell>
          <table:table-cell table:style-name="ce6" office:value-type="float" office:value="4" calcext:value-type="float">
            <text:p>4</text:p>
          </table:table-cell>
          <table:table-cell table:style-name="ce6" office:value-type="float" office:value="2" calcext:value-type="float">
            <text:p>2</text:p>
          </table:table-cell>
          <table:table-cell table:style-name="ce6" office:value-type="float" office:value="1" calcext:value-type="float">
            <text:p>1</text:p>
          </table:table-cell>
          <table:table-cell table:number-columns-repeated="2" table:style-name="ce6" office:value-type="float" office:value="4" calcext:value-type="float">
            <text:p>4</text:p>
          </table:table-cell>
          <table:table-cell table:style-name="ce6" office:value-type="float" office:value="5" calcext:value-type="float">
            <text:p>5</text:p>
          </table:table-cell>
          <table:table-cell table:number-columns-repeated="2" table:style-name="ce6" office:value-type="float" office:value="1" calcext:value-type="float">
            <text:p>1</text:p>
          </table:table-cell>
          <table:table-cell table:style-name="ce6" office:value-type="float" office:value="5" calcext:value-type="float">
            <text:p>5</text:p>
          </table:table-cell>
          <table:table-cell table:style-name="ce6" office:value-type="float" office:value="4" calcext:value-type="float">
            <text:p>4</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1" calcext:value-type="float">
            <text:p>1</text:p>
          </table:table-cell>
          <table:table-cell table:style-name="ce6" office:value-type="float" office:value="3" calcext:value-type="float">
            <text:p>3</text:p>
          </table:table-cell>
          <table:table-cell table:style-name="ce6" office:value-type="float" office:value="5" calcext:value-type="float">
            <text:p>5</text:p>
          </table:table-cell>
          <table:table-cell table:style-name="ce6" office:value-type="float" office:value="2" calcext:value-type="float">
            <text:p>2</text:p>
          </table:table-cell>
          <table:table-cell table:style-name="ce6" office:value-type="float" office:value="1" calcext:value-type="float">
            <text:p>1</text:p>
          </table:table-cell>
          <table:table-cell table:style-name="ce6" office:value-type="float" office:value="3" calcext:value-type="float">
            <text:p>3</text:p>
          </table:table-cell>
          <table:table-cell table:number-columns-repeated="2" table:style-name="ce6" office:value-type="float" office:value="2" calcext:value-type="float">
            <text:p>2</text:p>
          </table:table-cell>
          <table:table-cell table:style-name="ce6" office:value-type="float" office:value="4" calcext:value-type="float">
            <text:p>4</text:p>
          </table:table-cell>
          <table:table-cell table:style-name="ce6" office:value-type="float" office:value="1" calcext:value-type="float">
            <text:p>1</text:p>
          </table:table-cell>
          <table:table-cell table:style-name="ce6" office:value-type="float" office:value="5" calcext:value-type="float">
            <text:p>5</text:p>
          </table:table-cell>
          <table:table-cell table:style-name="ce6" office:value-type="float" office:value="1" calcext:value-type="float">
            <text:p>1</text:p>
          </table:table-cell>
          <table:table-cell table:style-name="ce6" office:value-type="float" office:value="5" calcext:value-type="float">
            <text:p>5</text:p>
          </table:table-cell>
          <table:table-cell table:style-name="ce6" office:value-type="float" office:value="4" calcext:value-type="float">
            <text:p>4</text:p>
          </table:table-cell>
          <table:table-cell table:number-columns-repeated="3" table:style-name="ce6" office:value-type="float" office:value="3" calcext:value-type="float">
            <text:p>3</text:p>
          </table:table-cell>
          <table:table-cell table:style-name="ce6" office:value-type="float" office:value="2" calcext:value-type="float">
            <text:p>2</text:p>
          </table:table-cell>
          <table:table-cell table:style-name="ce6" office:value-type="float" office:value="1" calcext:value-type="float">
            <text:p>1</text:p>
          </table:table-cell>
          <table:table-cell table:number-columns-repeated="2" table:style-name="ce6" office:value-type="float" office:value="5" calcext:value-type="float">
            <text:p>5</text:p>
          </table:table-cell>
          <table:table-cell table:style-name="ce6" office:value-type="float" office:value="4" calcext:value-type="float">
            <text:p>4</text:p>
          </table:table-cell>
          <table:table-cell table:number-columns-repeated="4" table:style-name="ce6" office:value-type="float" office:value="2" calcext:value-type="float">
            <text:p>2</text:p>
          </table:table-cell>
          <table:table-cell table:style-name="ce6" office:value-type="float" office:value="1" calcext:value-type="float">
            <text:p>1</text:p>
          </table:table-cell>
          <table:table-cell table:style-name="ce6" office:value-type="float" office:value="3" calcext:value-type="float">
            <text:p>3</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2" calcext:value-type="float">
            <text:p>2</text:p>
          </table:table-cell>
          <table:table-cell table:style-name="ce6" office:value-type="float" office:value="1" calcext:value-type="float">
            <text:p>1</text:p>
          </table:table-cell>
          <table:table-cell table:style-name="ce6" office:value-type="float" office:value="4" calcext:value-type="float">
            <text:p>4</text:p>
          </table:table-cell>
          <table:table-cell table:style-name="ce6" office:value-type="float" office:value="5" calcext:value-type="float">
            <text:p>5</text:p>
          </table:table-cell>
          <table:table-cell table:number-columns-repeated="2" table:style-name="ce6" office:value-type="float" office:value="3" calcext:value-type="float">
            <text:p>3</text:p>
          </table:table-cell>
          <table:table-cell table:number-columns-repeated="2" table:style-name="ce6" office:value-type="float" office:value="1" calcext:value-type="float">
            <text:p>1</text:p>
          </table:table-cell>
          <table:table-cell table:style-name="ce6" office:value-type="float" office:value="4" calcext:value-type="float">
            <text:p>4</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4" calcext:value-type="float">
            <text:p>4</text:p>
          </table:table-cell>
          <table:table-cell table:style-name="ce6" office:value-type="float" office:value="2" calcext:value-type="float">
            <text:p>2</text:p>
          </table:table-cell>
          <table:table-cell table:style-name="ce6" office:value-type="float" office:value="1" calcext:value-type="float">
            <text:p>1</text:p>
          </table:table-cell>
          <table:table-cell table:style-name="ce6" office:value-type="float" office:value="4" calcext:value-type="float">
            <text:p>4</text:p>
          </table:table-cell>
          <table:table-cell table:number-columns-repeated="3" table:style-name="ce6" office:value-type="float" office:value="3" calcext:value-type="float">
            <text:p>3</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number-columns-repeated="2" table:style-name="ce6" office:value-type="float" office:value="2" calcext:value-type="float">
            <text:p>2</text:p>
          </table:table-cell>
          <table:table-cell table:number-columns-repeated="2"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5" calcext:value-type="float">
            <text:p>5</text:p>
          </table:table-cell>
          <table:table-cell table:style-name="ce6" office:value-type="float" office:value="4" calcext:value-type="float">
            <text:p>4</text:p>
          </table:table-cell>
          <table:table-cell table:style-name="ce6" office:value-type="float" office:value="1" calcext:value-type="float">
            <text:p>1</text:p>
          </table:table-cell>
          <table:table-cell table:number-columns-repeated="2" table:style-name="ce6" office:value-type="float" office:value="4" calcext:value-type="float">
            <text:p>4</text:p>
          </table:table-cell>
          <table:table-cell table:number-columns-repeated="2" table:style-name="ce6" office:value-type="float" office:value="3" calcext:value-type="float">
            <text:p>3</text:p>
          </table:table-cell>
          <table:table-cell table:style-name="ce6" office:value-type="float" office:value="2" calcext:value-type="float">
            <text:p>2</text:p>
          </table:table-cell>
          <table:table-cell table:style-name="ce6" office:value-type="float" office:value="4" calcext:value-type="float">
            <text:p>4</text:p>
          </table:table-cell>
          <table:table-cell table:style-name="ce6" office:value-type="float" office:value="3" calcext:value-type="float">
            <text:p>3</text:p>
          </table:table-cell>
          <table:table-cell table:style-name="ce6" office:value-type="float" office:value="5" calcext:value-type="float">
            <text:p>5</text:p>
          </table:table-cell>
          <table:table-cell table:style-name="ce6" office:value-type="float" office:value="3" calcext:value-type="float">
            <text:p>3</text:p>
          </table:table-cell>
          <table:table-cell table:number-columns-repeated="2" table:style-name="ce6" office:value-type="float" office:value="4" calcext:value-type="float">
            <text:p>4</text:p>
          </table:table-cell>
          <table:table-cell table:style-name="ce6" office:value-type="float" office:value="3" calcext:value-type="float">
            <text:p>3</text:p>
          </table:table-cell>
          <table:table-cell table:style-name="ce6" table:number-columns-repeated="725"/>
          <table:table-cell table:number-columns-repeated="27"/>
        </table:table-row>
        <table:table-row table:style-name="ro3">
          <table:table-cell table:style-name="ce14" office:value-type="string" calcext:value-type="string" table:number-columns-spanned="1" table:number-rows-spanned="37">
            <text:p>Scope Of Indicators</text:p>
          </table:table-cell>
          <table:table-cell table:style-name="ce112" office:value-type="string" calcext:value-type="string" table:number-columns-spanned="2" table:number-rows-spanned="1">
            <text:p>Novelty-seeking</text:p>
          </table:table-cell>
          <table:covered-table-cell table:style-name="ce51"/>
          <table:table-cell table:style-name="ce8" table:number-columns-repeated="11"/>
          <table:table-cell table:style-name="ce8" table:formula="of:=COUNT([.O4:.O7])" office:value-type="float" office:value="4" calcext:value-type="float">
            <text:p>4</text:p>
          </table:table-cell>
          <table:table-cell table:style-name="ce8" table:formula="of:=SUM([.P4:.P7])/[.O3]" office:value-type="float" office:value="2.93293650793651" calcext:value-type="float">
            <text:p>2.93293650793651</text:p>
          </table:table-cell>
          <table:table-cell/>
          <table:table-cell table:style-name="ce42" office:value-type="float" office:value="1" calcext:value-type="float">
            <text:p>1</text:p>
          </table:table-cell>
          <table:table-cell table:style-name="ce42" office:value-type="float" office:value="5" calcext:value-type="float">
            <text:p>5</text:p>
          </table:table-cell>
          <table:table-cell table:number-columns-repeated="2"/>
          <table:table-cell table:formula="of:=COUNTA([$Database.A$1:$Database.A$1048576])" office:value-type="float" office:value="6" calcext:value-type="float">
            <text:p>6</text:p>
          </table:table-cell>
          <table:table-cell table:style-name="ce72" office:value-type="string" calcext:value-type="string">
            <text:p>08/17/2017</text:p>
          </table:table-cell>
          <table:table-cell/>
          <table:table-cell table:style-name="ce72"/>
          <table:table-cell table:number-columns-repeated="2"/>
          <table:table-cell table:style-name="ce72" office:value-type="string" calcext:value-type="string">
            <text:p>08/08/2014</text:p>
          </table:table-cell>
          <table:table-cell table:number-columns-repeated="2"/>
          <table:table-cell office:value-type="string" calcext:value-type="string">
            <text:p>SALES/MARKETING</text:p>
          </table:table-cell>
          <table:table-cell/>
          <table:table-cell table:number-columns-repeated="109" office:value-type="float" office:value="0" calcext:value-type="float">
            <text:p>0</text:p>
          </table:table-cell>
          <table:table-cell table:number-columns-repeated="883"/>
        </table:table-row>
        <table:table-row table:style-name="ro3">
          <table:covered-table-cell table:style-name="ce19"/>
          <table:table-cell table:style-name="ce32" office:value-type="string" calcext:value-type="string">
            <text:p>NS1</text:p>
          </table:table-cell>
          <table:table-cell table:style-name="ce124" office:value-type="string" calcext:value-type="string">
            <text:p>Exploratory excitability v. stoic rigidity (10 items)</text:p>
          </table:table-cell>
          <table:table-cell table:style-name="ce8" office:value-type="float" office:value="1" calcext:value-type="float">
            <text:p>1</text:p>
          </table:table-cell>
          <table:table-cell table:style-name="ce47" office:value-type="float" office:value="53" calcext:value-type="float">
            <text:p>53</text:p>
          </table:table-cell>
          <table:table-cell table:style-name="ce8" office:value-type="float" office:value="63" calcext:value-type="float">
            <text:p>63</text:p>
          </table:table-cell>
          <table:table-cell table:style-name="ce47" office:value-type="float" office:value="104" calcext:value-type="float">
            <text:p>104</text:p>
          </table:table-cell>
          <table:table-cell table:style-name="ce8" office:value-type="float" office:value="122" calcext:value-type="float">
            <text:p>122</text:p>
          </table:table-cell>
          <table:table-cell table:style-name="ce8" office:value-type="float" office:value="145" calcext:value-type="float">
            <text:p>145</text:p>
          </table:table-cell>
          <table:table-cell table:style-name="ce8" office:value-type="float" office:value="156" calcext:value-type="float">
            <text:p>156</text:p>
          </table:table-cell>
          <table:table-cell table:style-name="ce8" office:value-type="float" office:value="165" calcext:value-type="float">
            <text:p>165</text:p>
          </table:table-cell>
          <table:table-cell table:style-name="ce8" office:value-type="float" office:value="176" calcext:value-type="float">
            <text:p>176</text:p>
          </table:table-cell>
          <table:table-cell table:style-name="ce8" office:value-type="float" office:value="205" calcext:value-type="float">
            <text:p>205</text:p>
          </table:table-cell>
          <table:table-cell table:style-name="ce8"/>
          <table:table-cell table:style-name="ce8" table:formula="of:=COUNT([.D4:.N4])" office:value-type="float" office:value="10" calcext:value-type="float">
            <text:p>10</text:p>
          </table:table-cell>
          <table:table-cell table:style-name="ce59" table:formula="of:=SUMIF([$'jawaban peserta'.$O$2:$'jawaban peserta'.$O$241];[.$C4];[$'jawaban peserta'.$B$2:$'jawaban peserta'.$B$241])/[.$O4]" office:value-type="float" office:value="2.7" calcext:value-type="float">
            <text:p>2.7</text:p>
          </table:table-cell>
          <table:table-cell table:style-name="ce62"/>
          <table:table-cell table:style-name="ce42" office:value-type="float" office:value="2" calcext:value-type="float">
            <text:p>2</text:p>
          </table:table-cell>
          <table:table-cell table:style-name="ce42" office:value-type="float" office:value="4" calcext:value-type="float">
            <text:p>4</text:p>
          </table:table-cell>
          <table:table-cell table:number-columns-repeated="3"/>
          <table:table-cell table:formula="of:=TODAY()" office:value-type="date" office:date-value="2018-09-04" calcext:value-type="date">
            <text:p>4. Sep. 2018</text:p>
          </table:table-cell>
          <table:table-cell table:number-columns-repeated="1001"/>
        </table:table-row>
        <table:table-row table:style-name="ro3">
          <table:covered-table-cell table:style-name="ce19"/>
          <table:table-cell table:style-name="ce32" office:value-type="string" calcext:value-type="string">
            <text:p>NS2</text:p>
          </table:table-cell>
          <table:table-cell table:style-name="ce124" office:value-type="string" calcext:value-type="string">
            <text:p>Impulsiveness v. reflection (9 items)</text:p>
          </table:table-cell>
          <table:table-cell table:style-name="ce8" office:value-type="float" office:value="10" calcext:value-type="float">
            <text:p>10</text:p>
          </table:table-cell>
          <table:table-cell table:style-name="ce8" office:value-type="float" office:value="47" calcext:value-type="float">
            <text:p>47</text:p>
          </table:table-cell>
          <table:table-cell table:style-name="ce8" office:value-type="float" office:value="71" calcext:value-type="float">
            <text:p>71</text:p>
          </table:table-cell>
          <table:table-cell table:style-name="ce8" office:value-type="float" office:value="102" calcext:value-type="float">
            <text:p>102</text:p>
          </table:table-cell>
          <table:table-cell table:style-name="ce8" office:value-type="float" office:value="123" calcext:value-type="float">
            <text:p>123</text:p>
          </table:table-cell>
          <table:table-cell table:style-name="ce8" office:value-type="float" office:value="179" calcext:value-type="float">
            <text:p>179</text:p>
          </table:table-cell>
          <table:table-cell table:style-name="ce8" office:value-type="float" office:value="193" calcext:value-type="float">
            <text:p>193</text:p>
          </table:table-cell>
          <table:table-cell table:style-name="ce8" office:value-type="float" office:value="210" calcext:value-type="float">
            <text:p>210</text:p>
          </table:table-cell>
          <table:table-cell table:style-name="ce8" office:value-type="float" office:value="239" calcext:value-type="float">
            <text:p>239</text:p>
          </table:table-cell>
          <table:table-cell table:style-name="ce8" table:number-columns-repeated="2"/>
          <table:table-cell table:style-name="ce8" table:formula="of:=COUNT([.D5:.N5])" office:value-type="float" office:value="9" calcext:value-type="float">
            <text:p>9</text:p>
          </table:table-cell>
          <table:table-cell table:style-name="ce59" table:formula="of:=SUMIF([$'jawaban peserta'.$O$2:$'jawaban peserta'.$O$241];[.$C5];[$'jawaban peserta'.$B$2:$'jawaban peserta'.$B$241])/[.$O5]" office:value-type="float" office:value="3.11111111111111" calcext:value-type="float">
            <text:p>3.11111111111111</text:p>
          </table:table-cell>
          <table:table-cell/>
          <table:table-cell table:number-columns-repeated="2" table:style-name="ce42" office:value-type="float" office:value="3" calcext:value-type="float">
            <text:p>3</text:p>
          </table:table-cell>
          <table:table-cell table:number-columns-repeated="1005"/>
        </table:table-row>
        <table:table-row table:style-name="ro3">
          <table:covered-table-cell table:style-name="ce19"/>
          <table:table-cell table:style-name="ce32" office:value-type="string" calcext:value-type="string">
            <text:p>NS3</text:p>
          </table:table-cell>
          <table:table-cell table:style-name="ce124" office:value-type="string" calcext:value-type="string">
            <text:p>Extravagance v. reserve (9 items)</text:p>
          </table:table-cell>
          <table:table-cell table:style-name="ce46" office:value-type="float" office:value="24" calcext:value-type="float">
            <text:p>24</text:p>
          </table:table-cell>
          <table:table-cell table:style-name="ce46" office:value-type="float" office:value="59" calcext:value-type="float">
            <text:p>59</text:p>
          </table:table-cell>
          <table:table-cell table:style-name="ce46" office:value-type="float" office:value="215" calcext:value-type="float">
            <text:p>215</text:p>
          </table:table-cell>
          <table:table-cell table:style-name="ce46" office:value-type="float" office:value="222" calcext:value-type="float">
            <text:p>222</text:p>
          </table:table-cell>
          <table:table-cell table:style-name="ce46" office:value-type="float" office:value="14" calcext:value-type="float">
            <text:p>14</text:p>
          </table:table-cell>
          <table:table-cell table:style-name="ce46" office:value-type="float" office:value="105" calcext:value-type="float">
            <text:p>105</text:p>
          </table:table-cell>
          <table:table-cell table:style-name="ce46" office:value-type="float" office:value="139" calcext:value-type="float">
            <text:p>139</text:p>
          </table:table-cell>
          <table:table-cell table:style-name="ce46" office:value-type="float" office:value="155" calcext:value-type="float">
            <text:p>155</text:p>
          </table:table-cell>
          <table:table-cell table:style-name="ce46" office:value-type="float" office:value="172" calcext:value-type="float">
            <text:p>172</text:p>
          </table:table-cell>
          <table:table-cell table:style-name="ce46"/>
          <table:table-cell table:style-name="ce8"/>
          <table:table-cell table:style-name="ce8" table:formula="of:=COUNT([.D6:.N6])" office:value-type="float" office:value="9" calcext:value-type="float">
            <text:p>9</text:p>
          </table:table-cell>
          <table:table-cell table:style-name="ce59" table:formula="of:=SUMIF([$'jawaban peserta'.$O$2:$'jawaban peserta'.$O$241];[.$C6];[$'jawaban peserta'.$B$2:$'jawaban peserta'.$B$241])/[.$O6]" office:value-type="float" office:value="2.77777777777778" calcext:value-type="float">
            <text:p>2.77777777777778</text:p>
          </table:table-cell>
          <table:table-cell/>
          <table:table-cell table:style-name="ce42" office:value-type="float" office:value="4" calcext:value-type="float">
            <text:p>4</text:p>
          </table:table-cell>
          <table:table-cell table:style-name="ce42" office:value-type="float" office:value="2" calcext:value-type="float">
            <text:p>2</text:p>
          </table:table-cell>
          <table:table-cell table:number-columns-repeated="1005"/>
        </table:table-row>
        <table:table-row table:style-name="ro3">
          <table:covered-table-cell table:style-name="ce19"/>
          <table:table-cell table:style-name="ce32" office:value-type="string" calcext:value-type="string">
            <text:p>NS4</text:p>
          </table:table-cell>
          <table:table-cell table:style-name="ce124" office:value-type="string" calcext:value-type="string">
            <text:p>Disorderliness v. regimentation (7 items)</text:p>
          </table:table-cell>
          <table:table-cell table:style-name="ce46" office:value-type="float" office:value="44" calcext:value-type="float">
            <text:p>44</text:p>
          </table:table-cell>
          <table:table-cell table:style-name="ce46" office:value-type="float" office:value="51" calcext:value-type="float">
            <text:p>51</text:p>
          </table:table-cell>
          <table:table-cell table:style-name="ce46" office:value-type="float" office:value="109" calcext:value-type="float">
            <text:p>109</text:p>
          </table:table-cell>
          <table:table-cell table:style-name="ce46" office:value-type="float" office:value="135" calcext:value-type="float">
            <text:p>135</text:p>
          </table:table-cell>
          <table:table-cell table:style-name="ce46" office:value-type="float" office:value="77" calcext:value-type="float">
            <text:p>77</text:p>
          </table:table-cell>
          <table:table-cell table:style-name="ce46" office:value-type="float" office:value="159" calcext:value-type="float">
            <text:p>159</text:p>
          </table:table-cell>
          <table:table-cell table:style-name="ce46" office:value-type="float" office:value="170" calcext:value-type="float">
            <text:p>170</text:p>
          </table:table-cell>
          <table:table-cell table:style-name="ce8" table:number-columns-repeated="2"/>
          <table:table-cell table:style-name="ce46"/>
          <table:table-cell table:style-name="ce8"/>
          <table:table-cell table:style-name="ce8" table:formula="of:=COUNT([.D7:.N7])" office:value-type="float" office:value="7" calcext:value-type="float">
            <text:p>7</text:p>
          </table:table-cell>
          <table:table-cell table:style-name="ce59" table:formula="of:=SUMIF([$'jawaban peserta'.$O$2:$'jawaban peserta'.$O$241];[.$C7];[$'jawaban peserta'.$B$2:$'jawaban peserta'.$B$241])/[.$O7]" office:value-type="float" office:value="3.14285714285714" calcext:value-type="float">
            <text:p>3.14285714285714</text:p>
          </table:table-cell>
          <table:table-cell/>
          <table:table-cell table:style-name="ce42" office:value-type="float" office:value="5" calcext:value-type="float">
            <text:p>5</text:p>
          </table:table-cell>
          <table:table-cell table:style-name="ce42" office:value-type="float" office:value="1" calcext:value-type="float">
            <text:p>1</text:p>
          </table:table-cell>
          <table:table-cell table:number-columns-repeated="1005"/>
        </table:table-row>
        <table:table-row table:style-name="ro3">
          <table:covered-table-cell table:style-name="ce19"/>
          <table:table-cell table:style-name="ce112" office:value-type="string" calcext:value-type="string" table:number-columns-spanned="2" table:number-rows-spanned="1">
            <text:p>Harm Avoidance</text:p>
          </table:table-cell>
          <table:covered-table-cell table:style-name="ce124"/>
          <table:table-cell table:style-name="ce46" table:number-columns-repeated="11"/>
          <table:table-cell table:style-name="ce8" table:formula="of:=COUNT([.O9:.O12])" office:value-type="float" office:value="4" calcext:value-type="float">
            <text:p>4</text:p>
          </table:table-cell>
          <table:table-cell table:style-name="ce8" table:formula="of:=SUM([.P9:.P12])/[.O8]" office:value-type="float" office:value="3.06939935064935" calcext:value-type="float">
            <text:p>3.06939935064935</text:p>
          </table:table-cell>
          <table:table-cell table:number-columns-repeated="1008"/>
        </table:table-row>
        <table:table-row table:style-name="ro3">
          <table:covered-table-cell table:style-name="ce19"/>
          <table:table-cell table:style-name="ce32" office:value-type="string" calcext:value-type="string">
            <text:p>HA1</text:p>
          </table:table-cell>
          <table:table-cell table:style-name="ce124" office:value-type="string" calcext:value-type="string">
            <text:p><text:span text:style-name="T6">Anticipatory worry &amp; pessimismv. uninhibited optimism (11 items)</text:span></text:p>
          </table:table-cell>
          <table:table-cell table:style-name="ce46" office:value-type="float" office:value="46" calcext:value-type="float">
            <text:p>46</text:p>
          </table:table-cell>
          <table:table-cell table:style-name="ce46" office:value-type="float" office:value="82" calcext:value-type="float">
            <text:p>82</text:p>
          </table:table-cell>
          <table:table-cell table:style-name="ce46" office:value-type="float" office:value="144" calcext:value-type="float">
            <text:p>144</text:p>
          </table:table-cell>
          <table:table-cell table:style-name="ce46" office:value-type="float" office:value="150" calcext:value-type="float">
            <text:p>150</text:p>
          </table:table-cell>
          <table:table-cell table:style-name="ce46" office:value-type="float" office:value="2" calcext:value-type="float">
            <text:p>2</text:p>
          </table:table-cell>
          <table:table-cell table:style-name="ce46" office:value-type="float" office:value="61" calcext:value-type="float">
            <text:p>61</text:p>
          </table:table-cell>
          <table:table-cell table:style-name="ce46" office:value-type="float" office:value="64" calcext:value-type="float">
            <text:p>64</text:p>
          </table:table-cell>
          <table:table-cell table:style-name="ce46" office:value-type="float" office:value="161" calcext:value-type="float">
            <text:p>161</text:p>
          </table:table-cell>
          <table:table-cell table:style-name="ce46" office:value-type="float" office:value="171" calcext:value-type="float">
            <text:p>171</text:p>
          </table:table-cell>
          <table:table-cell table:style-name="ce46" office:value-type="float" office:value="217" calcext:value-type="float">
            <text:p>217</text:p>
          </table:table-cell>
          <table:table-cell table:style-name="ce46" office:value-type="float" office:value="230" calcext:value-type="float">
            <text:p>230</text:p>
          </table:table-cell>
          <table:table-cell table:style-name="ce8" table:formula="of:=COUNT([.D9:.N9])" office:value-type="float" office:value="11" calcext:value-type="float">
            <text:p>11</text:p>
          </table:table-cell>
          <table:table-cell table:style-name="ce59" table:formula="of:=SUMIF([$'jawaban peserta'.$O$2:$'jawaban peserta'.$O$241];[.$C9];[$'jawaban peserta'.$B$2:$'jawaban peserta'.$B$241])/[.$O9]" office:value-type="float" office:value="3.54545454545455" calcext:value-type="float">
            <text:p>3.54545454545455</text:p>
          </table:table-cell>
          <table:table-cell table:number-columns-repeated="1008"/>
        </table:table-row>
        <table:table-row table:style-name="ro3">
          <table:covered-table-cell table:style-name="ce19"/>
          <table:table-cell table:style-name="ce32" office:value-type="string" calcext:value-type="string">
            <text:p>HA2</text:p>
          </table:table-cell>
          <table:table-cell table:style-name="ce124" office:value-type="string" calcext:value-type="string">
            <text:p>Fear of uncertainty (7 items)</text:p>
          </table:table-cell>
          <table:table-cell table:style-name="ce46" office:value-type="float" office:value="9" calcext:value-type="float">
            <text:p>9</text:p>
          </table:table-cell>
          <table:table-cell table:style-name="ce46" office:value-type="float" office:value="70" calcext:value-type="float">
            <text:p>70</text:p>
          </table:table-cell>
          <table:table-cell table:style-name="ce46" office:value-type="float" office:value="113" calcext:value-type="float">
            <text:p>113</text:p>
          </table:table-cell>
          <table:table-cell table:style-name="ce46" office:value-type="float" office:value="38" calcext:value-type="float">
            <text:p>38</text:p>
          </table:table-cell>
          <table:table-cell table:style-name="ce46" office:value-type="float" office:value="103" calcext:value-type="float">
            <text:p>103</text:p>
          </table:table-cell>
          <table:table-cell table:style-name="ce46" office:value-type="float" office:value="154" calcext:value-type="float">
            <text:p>154</text:p>
          </table:table-cell>
          <table:table-cell table:style-name="ce46" office:value-type="float" office:value="214" calcext:value-type="float">
            <text:p>214</text:p>
          </table:table-cell>
          <table:table-cell table:style-name="ce46"/>
          <table:table-cell table:style-name="ce56" table:number-columns-repeated="3"/>
          <table:table-cell table:style-name="ce8" table:formula="of:=COUNT([.D10:.N10])" office:value-type="float" office:value="7" calcext:value-type="float">
            <text:p>7</text:p>
          </table:table-cell>
          <table:table-cell table:style-name="ce59" table:formula="of:=SUMIF([$'jawaban peserta'.$O$2:$'jawaban peserta'.$O$241];[.$C10];[$'jawaban peserta'.$B$2:$'jawaban peserta'.$B$241])/[.$O10]" office:value-type="float" office:value="2.57142857142857" calcext:value-type="float">
            <text:p>2.57142857142857</text:p>
          </table:table-cell>
          <table:table-cell table:number-columns-repeated="1008"/>
        </table:table-row>
        <table:table-row table:style-name="ro3">
          <table:covered-table-cell table:style-name="ce19"/>
          <table:table-cell table:style-name="ce32" office:value-type="string" calcext:value-type="string">
            <text:p>HA3</text:p>
          </table:table-cell>
          <table:table-cell table:style-name="ce124" office:value-type="string" calcext:value-type="string">
            <text:p>Shyness with strangers (7 items)</text:p>
          </table:table-cell>
          <table:table-cell table:style-name="ce46" office:value-type="float" office:value="19" calcext:value-type="float">
            <text:p>19</text:p>
          </table:table-cell>
          <table:table-cell table:style-name="ce46" office:value-type="float" office:value="30" calcext:value-type="float">
            <text:p>30</text:p>
          </table:table-cell>
          <table:table-cell table:style-name="ce46" office:value-type="float" office:value="147" calcext:value-type="float">
            <text:p>147</text:p>
          </table:table-cell>
          <table:table-cell table:style-name="ce46" office:value-type="float" office:value="78" calcext:value-type="float">
            <text:p>78</text:p>
          </table:table-cell>
          <table:table-cell table:style-name="ce46" office:value-type="float" office:value="86" calcext:value-type="float">
            <text:p>86</text:p>
          </table:table-cell>
          <table:table-cell table:style-name="ce46" office:value-type="float" office:value="131" calcext:value-type="float">
            <text:p>131</text:p>
          </table:table-cell>
          <table:table-cell table:style-name="ce46" office:value-type="float" office:value="180" calcext:value-type="float">
            <text:p>180</text:p>
          </table:table-cell>
          <table:table-cell table:style-name="ce46"/>
          <table:table-cell table:style-name="ce56" table:number-columns-repeated="3"/>
          <table:table-cell table:style-name="ce8" table:formula="of:=COUNT([.D11:.N11])" office:value-type="float" office:value="7" calcext:value-type="float">
            <text:p>7</text:p>
          </table:table-cell>
          <table:table-cell table:style-name="ce59" table:formula="of:=SUMIF([$'jawaban peserta'.$O$2:$'jawaban peserta'.$O$241];[.$C11];[$'jawaban peserta'.$B$2:$'jawaban peserta'.$B$241])/[.$O11]" office:value-type="float" office:value="3.28571428571429" calcext:value-type="float">
            <text:p>3.28571428571429</text:p>
          </table:table-cell>
          <table:table-cell table:number-columns-repeated="1008"/>
        </table:table-row>
        <table:table-row table:style-name="ro3">
          <table:covered-table-cell table:style-name="ce19"/>
          <table:table-cell table:style-name="ce32" office:value-type="string" calcext:value-type="string">
            <text:p>HA4</text:p>
          </table:table-cell>
          <table:table-cell table:style-name="ce124" office:value-type="string" calcext:value-type="string">
            <text:p>Fatigability v. asthenia (8 items)</text:p>
          </table:table-cell>
          <table:table-cell table:style-name="ce46" office:value-type="float" office:value="16" calcext:value-type="float">
            <text:p>16</text:p>
          </table:table-cell>
          <table:table-cell table:style-name="ce46" office:value-type="float" office:value="136" calcext:value-type="float">
            <text:p>136</text:p>
          </table:table-cell>
          <table:table-cell table:style-name="ce46" office:value-type="float" office:value="169" calcext:value-type="float">
            <text:p>169</text:p>
          </table:table-cell>
          <table:table-cell table:style-name="ce46" office:value-type="float" office:value="186" calcext:value-type="float">
            <text:p>186</text:p>
          </table:table-cell>
          <table:table-cell table:style-name="ce46" office:value-type="float" office:value="81" calcext:value-type="float">
            <text:p>81</text:p>
          </table:table-cell>
          <table:table-cell table:style-name="ce46" office:value-type="float" office:value="98" calcext:value-type="float">
            <text:p>98</text:p>
          </table:table-cell>
          <table:table-cell table:style-name="ce46" office:value-type="float" office:value="121" calcext:value-type="float">
            <text:p>121</text:p>
          </table:table-cell>
          <table:table-cell table:style-name="ce46" office:value-type="float" office:value="237" calcext:value-type="float">
            <text:p>237</text:p>
          </table:table-cell>
          <table:table-cell table:style-name="ce56" table:number-columns-repeated="3"/>
          <table:table-cell table:style-name="ce8" table:formula="of:=COUNT([.D12:.N12])" office:value-type="float" office:value="8" calcext:value-type="float">
            <text:p>8</text:p>
          </table:table-cell>
          <table:table-cell table:style-name="ce59" table:formula="of:=SUMIF([$'jawaban peserta'.$O$2:$'jawaban peserta'.$O$241];[.$C12];[$'jawaban peserta'.$B$2:$'jawaban peserta'.$B$241])/[.$O12]" office:value-type="float" office:value="2.875" calcext:value-type="float">
            <text:p>2.875</text:p>
          </table:table-cell>
          <table:table-cell table:number-columns-repeated="1008"/>
        </table:table-row>
        <table:table-row table:style-name="ro3">
          <table:covered-table-cell table:style-name="ce19"/>
          <table:table-cell table:style-name="ce112" office:value-type="string" calcext:value-type="string" table:number-columns-spanned="2" table:number-rows-spanned="1">
            <text:p>Reward Dependence</text:p>
          </table:table-cell>
          <table:covered-table-cell table:style-name="ce51"/>
          <table:table-cell table:style-name="ce46" table:number-columns-repeated="10"/>
          <table:table-cell table:style-name="ce56"/>
          <table:table-cell table:style-name="ce8" table:formula="of:=COUNT([.O14:.O17])" office:value-type="float" office:value="4" calcext:value-type="float">
            <text:p>4</text:p>
          </table:table-cell>
          <table:table-cell table:style-name="ce8" table:formula="of:=SUM([.P14:.P17])/[.O13]" office:value-type="float" office:value="2.89583333333333" calcext:value-type="float">
            <text:p>2.89583333333333</text:p>
          </table:table-cell>
          <table:table-cell table:number-columns-repeated="1008"/>
        </table:table-row>
        <table:table-row table:style-name="ro3">
          <table:covered-table-cell table:style-name="ce19"/>
          <table:table-cell table:style-name="ce32" office:value-type="string" calcext:value-type="string">
            <text:p>RD1</text:p>
          </table:table-cell>
          <table:table-cell table:style-name="ce124" office:value-type="string" calcext:value-type="string">
            <text:p>Sentimentality (8 items)</text:p>
          </table:table-cell>
          <table:table-cell table:style-name="ce46" office:value-type="float" office:value="20" calcext:value-type="float">
            <text:p>20</text:p>
          </table:table-cell>
          <table:table-cell table:style-name="ce46" office:value-type="float" office:value="31" calcext:value-type="float">
            <text:p>31</text:p>
          </table:table-cell>
          <table:table-cell table:style-name="ce46" office:value-type="float" office:value="54" calcext:value-type="float">
            <text:p>54</text:p>
          </table:table-cell>
          <table:table-cell table:style-name="ce46" office:value-type="float" office:value="97" calcext:value-type="float">
            <text:p>97</text:p>
          </table:table-cell>
          <table:table-cell table:style-name="ce46" office:value-type="float" office:value="181" calcext:value-type="float">
            <text:p>181</text:p>
          </table:table-cell>
          <table:table-cell table:style-name="ce46" office:value-type="float" office:value="216" calcext:value-type="float">
            <text:p>216</text:p>
          </table:table-cell>
          <table:table-cell table:style-name="ce46" office:value-type="float" office:value="218" calcext:value-type="float">
            <text:p>218</text:p>
          </table:table-cell>
          <table:table-cell table:style-name="ce46" office:value-type="float" office:value="65" calcext:value-type="float">
            <text:p>65</text:p>
          </table:table-cell>
          <table:table-cell table:style-name="ce56" table:number-columns-repeated="3"/>
          <table:table-cell table:style-name="ce8" table:formula="of:=COUNT([.D14:.N14])" office:value-type="float" office:value="8" calcext:value-type="float">
            <text:p>8</text:p>
          </table:table-cell>
          <table:table-cell table:style-name="ce59" table:formula="of:=SUMIF([$'jawaban peserta'.$O$2:$'jawaban peserta'.$O$241];[.$C14];[$'jawaban peserta'.$B$2:$'jawaban peserta'.$B$241])/[.$O14]" office:value-type="float" office:value="3.25" calcext:value-type="float">
            <text:p>3.25</text:p>
          </table:table-cell>
          <table:table-cell table:number-columns-repeated="1008"/>
        </table:table-row>
        <table:table-row table:style-name="ro3">
          <table:covered-table-cell table:style-name="ce19"/>
          <table:table-cell table:style-name="ce32" office:value-type="string" calcext:value-type="string">
            <text:p>RD2</text:p>
          </table:table-cell>
          <table:table-cell table:style-name="ce124" office:value-type="string" calcext:value-type="string">
            <text:p>Openness to warm communication vs aloofness (10 items)</text:p>
          </table:table-cell>
          <table:table-cell table:style-name="ce46" office:value-type="float" office:value="80" calcext:value-type="float">
            <text:p>80</text:p>
          </table:table-cell>
          <table:table-cell table:style-name="ce46" office:value-type="float" office:value="125" calcext:value-type="float">
            <text:p>125</text:p>
          </table:table-cell>
          <table:table-cell table:style-name="ce46" office:value-type="float" office:value="130" calcext:value-type="float">
            <text:p>130</text:p>
          </table:table-cell>
          <table:table-cell table:style-name="ce46" office:value-type="float" office:value="162" calcext:value-type="float">
            <text:p>162</text:p>
          </table:table-cell>
          <table:table-cell table:style-name="ce46" office:value-type="float" office:value="166" calcext:value-type="float">
            <text:p>166</text:p>
          </table:table-cell>
          <table:table-cell table:style-name="ce46" office:value-type="float" office:value="177" calcext:value-type="float">
            <text:p>177</text:p>
          </table:table-cell>
          <table:table-cell table:style-name="ce46" office:value-type="float" office:value="213" calcext:value-type="float">
            <text:p>213</text:p>
          </table:table-cell>
          <table:table-cell table:style-name="ce46" office:value-type="float" office:value="92" calcext:value-type="float">
            <text:p>92</text:p>
          </table:table-cell>
          <table:table-cell table:style-name="ce46" office:value-type="float" office:value="127" calcext:value-type="float">
            <text:p>127</text:p>
          </table:table-cell>
          <table:table-cell table:style-name="ce46" office:value-type="float" office:value="194" calcext:value-type="float">
            <text:p>194</text:p>
          </table:table-cell>
          <table:table-cell table:style-name="ce56"/>
          <table:table-cell table:style-name="ce8" table:formula="of:=COUNT([.D15:.N15])" office:value-type="float" office:value="10" calcext:value-type="float">
            <text:p>10</text:p>
          </table:table-cell>
          <table:table-cell table:style-name="ce59" table:formula="of:=SUMIF([$'jawaban peserta'.$O$2:$'jawaban peserta'.$O$241];[.$C15];[$'jawaban peserta'.$B$2:$'jawaban peserta'.$B$241])/[.$O15]" office:value-type="float" office:value="3" calcext:value-type="float">
            <text:p>3</text:p>
          </table:table-cell>
          <table:table-cell table:number-columns-repeated="1008"/>
        </table:table-row>
        <table:table-row table:style-name="ro3">
          <table:covered-table-cell table:style-name="ce19"/>
          <table:table-cell table:style-name="ce32" office:value-type="string" calcext:value-type="string">
            <text:p>RD3</text:p>
          </table:table-cell>
          <table:table-cell table:style-name="ce124" office:value-type="string" calcext:value-type="string">
            <text:p>Attachment (6 items)</text:p>
          </table:table-cell>
          <table:table-cell table:style-name="ce46" office:value-type="float" office:value="15" calcext:value-type="float">
            <text:p>15</text:p>
          </table:table-cell>
          <table:table-cell table:style-name="ce46" office:value-type="float" office:value="116" calcext:value-type="float">
            <text:p>116</text:p>
          </table:table-cell>
          <table:table-cell table:style-name="ce46" office:value-type="float" office:value="79" calcext:value-type="float">
            <text:p>79</text:p>
          </table:table-cell>
          <table:table-cell table:style-name="ce46" office:value-type="float" office:value="96" calcext:value-type="float">
            <text:p>96</text:p>
          </table:table-cell>
          <table:table-cell table:style-name="ce46" office:value-type="float" office:value="110" calcext:value-type="float">
            <text:p>110</text:p>
          </table:table-cell>
          <table:table-cell table:style-name="ce46" office:value-type="float" office:value="174" calcext:value-type="float">
            <text:p>174</text:p>
          </table:table-cell>
          <table:table-cell table:style-name="ce46" table:number-columns-repeated="2"/>
          <table:table-cell table:style-name="ce56" table:number-columns-repeated="3"/>
          <table:table-cell table:style-name="ce8" table:formula="of:=COUNT([.D16:.N16])" office:value-type="float" office:value="6" calcext:value-type="float">
            <text:p>6</text:p>
          </table:table-cell>
          <table:table-cell table:style-name="ce59" table:formula="of:=SUMIF([$'jawaban peserta'.$O$2:$'jawaban peserta'.$O$241];[.$C16];[$'jawaban peserta'.$B$2:$'jawaban peserta'.$B$241])/[.$O16]" office:value-type="float" office:value="3" calcext:value-type="float">
            <text:p>3</text:p>
          </table:table-cell>
          <table:table-cell table:number-columns-repeated="1008"/>
        </table:table-row>
        <table:table-row table:style-name="ro3">
          <table:covered-table-cell table:style-name="ce19"/>
          <table:table-cell table:style-name="ce32" office:value-type="string" calcext:value-type="string">
            <text:p>RD4</text:p>
          </table:table-cell>
          <table:table-cell table:style-name="ce124" office:value-type="string" calcext:value-type="string">
            <text:p>Dependence (6 items)</text:p>
          </table:table-cell>
          <table:table-cell table:style-name="ce46" office:value-type="float" office:value="11" calcext:value-type="float">
            <text:p>11</text:p>
          </table:table-cell>
          <table:table-cell table:style-name="ce46" office:value-type="float" office:value="26" calcext:value-type="float">
            <text:p>26</text:p>
          </table:table-cell>
          <table:table-cell table:style-name="ce46" office:value-type="float" office:value="39" calcext:value-type="float">
            <text:p>39</text:p>
          </table:table-cell>
          <table:table-cell table:style-name="ce46" office:value-type="float" office:value="85" calcext:value-type="float">
            <text:p>85</text:p>
          </table:table-cell>
          <table:table-cell table:style-name="ce46" office:value-type="float" office:value="138" calcext:value-type="float">
            <text:p>138</text:p>
          </table:table-cell>
          <table:table-cell table:style-name="ce46" office:value-type="float" office:value="233" calcext:value-type="float">
            <text:p>233</text:p>
          </table:table-cell>
          <table:table-cell table:style-name="ce46" table:number-columns-repeated="2"/>
          <table:table-cell table:style-name="ce56" table:number-columns-repeated="3"/>
          <table:table-cell table:style-name="ce8" table:formula="of:=COUNT([.D17:.N17])" office:value-type="float" office:value="6" calcext:value-type="float">
            <text:p>6</text:p>
          </table:table-cell>
          <table:table-cell table:style-name="ce59" table:formula="of:=SUMIF([$'jawaban peserta'.$O$2:$'jawaban peserta'.$O$241];[.$C17];[$'jawaban peserta'.$B$2:$'jawaban peserta'.$B$241])/[.$O17]" office:value-type="float" office:value="2.33333333333333" calcext:value-type="float">
            <text:p>2.33333333333333</text:p>
          </table:table-cell>
          <table:table-cell table:number-columns-repeated="1008"/>
        </table:table-row>
        <table:table-row table:style-name="ro3">
          <table:covered-table-cell table:style-name="ce19"/>
          <table:table-cell table:style-name="ce112" office:value-type="string" calcext:value-type="string" table:number-columns-spanned="2" table:number-rows-spanned="1">
            <text:p>Persistence</text:p>
          </table:table-cell>
          <table:covered-table-cell table:style-name="ce124"/>
          <table:table-cell table:style-name="ce46" table:number-columns-repeated="10"/>
          <table:table-cell table:style-name="ce56"/>
          <table:table-cell table:style-name="ce8" table:formula="of:=COUNT([.O19:.O22])" office:value-type="float" office:value="4" calcext:value-type="float">
            <text:p>4</text:p>
          </table:table-cell>
          <table:table-cell table:style-name="ce8" table:formula="of:=SUM([.P19:.P22])/[.O18]" office:value-type="float" office:value="2.79375" calcext:value-type="float">
            <text:p>2.79375</text:p>
          </table:table-cell>
          <table:table-cell table:number-columns-repeated="1008"/>
        </table:table-row>
        <table:table-row table:style-name="ro3">
          <table:covered-table-cell table:style-name="ce19"/>
          <table:table-cell table:style-name="ce32" office:value-type="string" calcext:value-type="string">
            <text:p>P1</text:p>
          </table:table-cell>
          <table:table-cell table:style-name="ce124" office:value-type="string" calcext:value-type="string">
            <text:p>Eagerness of effort vs laziness (9 items)</text:p>
          </table:table-cell>
          <table:table-cell table:style-name="ce46" office:value-type="float" office:value="8" calcext:value-type="float">
            <text:p>8</text:p>
          </table:table-cell>
          <table:table-cell table:style-name="ce46" office:value-type="float" office:value="60" calcext:value-type="float">
            <text:p>60</text:p>
          </table:table-cell>
          <table:table-cell table:style-name="ce46" office:value-type="float" office:value="94" calcext:value-type="float">
            <text:p>94</text:p>
          </table:table-cell>
          <table:table-cell table:style-name="ce46" office:value-type="float" office:value="114" calcext:value-type="float">
            <text:p>114</text:p>
          </table:table-cell>
          <table:table-cell table:style-name="ce46" office:value-type="float" office:value="197" calcext:value-type="float">
            <text:p>197</text:p>
          </table:table-cell>
          <table:table-cell table:style-name="ce46" office:value-type="float" office:value="200" calcext:value-type="float">
            <text:p>200</text:p>
          </table:table-cell>
          <table:table-cell table:style-name="ce46" office:value-type="float" office:value="240" calcext:value-type="float">
            <text:p>240</text:p>
          </table:table-cell>
          <table:table-cell table:style-name="ce46" office:value-type="float" office:value="134" calcext:value-type="float">
            <text:p>134</text:p>
          </table:table-cell>
          <table:table-cell table:style-name="ce46" office:value-type="float" office:value="189" calcext:value-type="float">
            <text:p>189</text:p>
          </table:table-cell>
          <table:table-cell table:style-name="ce56" table:number-columns-repeated="2"/>
          <table:table-cell table:style-name="ce8" table:formula="of:=COUNT([.D19:.N19])" office:value-type="float" office:value="9" calcext:value-type="float">
            <text:p>9</text:p>
          </table:table-cell>
          <table:table-cell table:style-name="ce59" table:formula="of:=SUMIF([$'jawaban peserta'.$O$2:$'jawaban peserta'.$O$241];[.$C19];[$'jawaban peserta'.$B$2:$'jawaban peserta'.$B$241])/[.$O19]" office:value-type="float" office:value="3" calcext:value-type="float">
            <text:p>3</text:p>
          </table:table-cell>
          <table:table-cell table:number-columns-repeated="1008"/>
        </table:table-row>
        <table:table-row table:style-name="ro3">
          <table:covered-table-cell table:style-name="ce19"/>
          <table:table-cell table:style-name="ce32" office:value-type="string" calcext:value-type="string">
            <text:p>P2</text:p>
          </table:table-cell>
          <table:table-cell table:style-name="ce124" office:value-type="string" calcext:value-type="string">
            <text:p>Work hardened vs spoiled (8 items)</text:p>
          </table:table-cell>
          <table:table-cell table:style-name="ce46" office:value-type="float" office:value="5" calcext:value-type="float">
            <text:p>5</text:p>
          </table:table-cell>
          <table:table-cell table:style-name="ce46" office:value-type="float" office:value="22" calcext:value-type="float">
            <text:p>22</text:p>
          </table:table-cell>
          <table:table-cell table:style-name="ce46" office:value-type="float" office:value="45" calcext:value-type="float">
            <text:p>45</text:p>
          </table:table-cell>
          <table:table-cell table:style-name="ce46" office:value-type="float" office:value="111" calcext:value-type="float">
            <text:p>111</text:p>
          </table:table-cell>
          <table:table-cell table:style-name="ce46" office:value-type="float" office:value="163" calcext:value-type="float">
            <text:p>163</text:p>
          </table:table-cell>
          <table:table-cell table:style-name="ce46" office:value-type="float" office:value="173" calcext:value-type="float">
            <text:p>173</text:p>
          </table:table-cell>
          <table:table-cell table:style-name="ce46" office:value-type="float" office:value="228" calcext:value-type="float">
            <text:p>228</text:p>
          </table:table-cell>
          <table:table-cell table:style-name="ce46" office:value-type="float" office:value="140" calcext:value-type="float">
            <text:p>140</text:p>
          </table:table-cell>
          <table:table-cell table:style-name="ce56" table:number-columns-repeated="3"/>
          <table:table-cell table:style-name="ce8" table:formula="of:=COUNT([.D20:.N20])" office:value-type="float" office:value="8" calcext:value-type="float">
            <text:p>8</text:p>
          </table:table-cell>
          <table:table-cell table:style-name="ce59" table:formula="of:=SUMIF([$'jawaban peserta'.$O$2:$'jawaban peserta'.$O$241];[.$C20];[$'jawaban peserta'.$B$2:$'jawaban peserta'.$B$241])/[.$O20]" office:value-type="float" office:value="2" calcext:value-type="float">
            <text:p>2</text:p>
          </table:table-cell>
          <table:table-cell table:number-columns-repeated="1008"/>
        </table:table-row>
        <table:table-row table:style-name="ro3">
          <table:covered-table-cell table:style-name="ce19"/>
          <table:table-cell table:style-name="ce32" office:value-type="string" calcext:value-type="string">
            <text:p>P3</text:p>
          </table:table-cell>
          <table:table-cell table:style-name="ce124" office:value-type="string" calcext:value-type="string">
            <text:p>Ambitious vs underachieving (10 items)</text:p>
          </table:table-cell>
          <table:table-cell table:style-name="ce46" office:value-type="float" office:value="37" calcext:value-type="float">
            <text:p>37</text:p>
          </table:table-cell>
          <table:table-cell table:style-name="ce46" office:value-type="float" office:value="62" calcext:value-type="float">
            <text:p>62</text:p>
          </table:table-cell>
          <table:table-cell table:style-name="ce46" office:value-type="float" office:value="72" calcext:value-type="float">
            <text:p>72</text:p>
          </table:table-cell>
          <table:table-cell table:style-name="ce46" office:value-type="float" office:value="117" calcext:value-type="float">
            <text:p>117</text:p>
          </table:table-cell>
          <table:table-cell table:style-name="ce46" office:value-type="float" office:value="126" calcext:value-type="float">
            <text:p>126</text:p>
          </table:table-cell>
          <table:table-cell table:style-name="ce46" office:value-type="float" office:value="191" calcext:value-type="float">
            <text:p>191</text:p>
          </table:table-cell>
          <table:table-cell table:style-name="ce46" office:value-type="float" office:value="202" calcext:value-type="float">
            <text:p>202</text:p>
          </table:table-cell>
          <table:table-cell table:style-name="ce46" office:value-type="float" office:value="207" calcext:value-type="float">
            <text:p>207</text:p>
          </table:table-cell>
          <table:table-cell table:style-name="ce46" office:value-type="float" office:value="153" calcext:value-type="float">
            <text:p>153</text:p>
          </table:table-cell>
          <table:table-cell table:style-name="ce56" office:value-type="float" office:value="238" calcext:value-type="float">
            <text:p>238</text:p>
          </table:table-cell>
          <table:table-cell table:style-name="ce56"/>
          <table:table-cell table:style-name="ce8" table:formula="of:=COUNT([.D21:.N21])" office:value-type="float" office:value="10" calcext:value-type="float">
            <text:p>10</text:p>
          </table:table-cell>
          <table:table-cell table:style-name="ce59" table:formula="of:=SUMIF([$'jawaban peserta'.$O$2:$'jawaban peserta'.$O$241];[.$C21];[$'jawaban peserta'.$B$2:$'jawaban peserta'.$B$241])/[.$O21]" office:value-type="float" office:value="3.3" calcext:value-type="float">
            <text:p>3.3</text:p>
          </table:table-cell>
          <table:table-cell table:number-columns-repeated="1008"/>
        </table:table-row>
        <table:table-row table:style-name="ro3">
          <table:covered-table-cell table:style-name="ce19"/>
          <table:table-cell table:style-name="ce32" office:value-type="string" calcext:value-type="string">
            <text:p>P4</text:p>
          </table:table-cell>
          <table:table-cell table:style-name="ce124" office:value-type="string" calcext:value-type="string">
            <text:p>Perfectionist vs pragmatist (8 items)</text:p>
          </table:table-cell>
          <table:table-cell table:style-name="ce46" office:value-type="float" office:value="55" calcext:value-type="float">
            <text:p>55</text:p>
          </table:table-cell>
          <table:table-cell table:style-name="ce46" office:value-type="float" office:value="76" calcext:value-type="float">
            <text:p>76</text:p>
          </table:table-cell>
          <table:table-cell table:style-name="ce46" office:value-type="float" office:value="119" calcext:value-type="float">
            <text:p>119</text:p>
          </table:table-cell>
          <table:table-cell table:style-name="ce46" office:value-type="float" office:value="137" calcext:value-type="float">
            <text:p>137</text:p>
          </table:table-cell>
          <table:table-cell table:style-name="ce46" office:value-type="float" office:value="158" calcext:value-type="float">
            <text:p>158</text:p>
          </table:table-cell>
          <table:table-cell table:style-name="ce46" office:value-type="float" office:value="229" calcext:value-type="float">
            <text:p>229</text:p>
          </table:table-cell>
          <table:table-cell table:style-name="ce46" office:value-type="float" office:value="129" calcext:value-type="float">
            <text:p>129</text:p>
          </table:table-cell>
          <table:table-cell table:style-name="ce46" office:value-type="float" office:value="146" calcext:value-type="float">
            <text:p>146</text:p>
          </table:table-cell>
          <table:table-cell table:style-name="ce56" table:number-columns-repeated="3"/>
          <table:table-cell table:style-name="ce8" table:formula="of:=COUNT([.D22:.N22])" office:value-type="float" office:value="8" calcext:value-type="float">
            <text:p>8</text:p>
          </table:table-cell>
          <table:table-cell table:style-name="ce59" table:formula="of:=SUMIF([$'jawaban peserta'.$O$2:$'jawaban peserta'.$O$241];[.$C22];[$'jawaban peserta'.$B$2:$'jawaban peserta'.$B$241])/[.$O22]" office:value-type="float" office:value="2.875" calcext:value-type="float">
            <text:p>2.875</text:p>
          </table:table-cell>
          <table:table-cell table:number-columns-repeated="1008"/>
        </table:table-row>
        <table:table-row table:style-name="ro3">
          <table:covered-table-cell table:style-name="ce19"/>
          <table:table-cell table:style-name="ce112" office:value-type="string" calcext:value-type="string" table:number-columns-spanned="2" table:number-rows-spanned="1">
            <text:p>Self-Directedness</text:p>
          </table:table-cell>
          <table:covered-table-cell table:style-name="ce51"/>
          <table:table-cell table:style-name="ce46" table:number-columns-repeated="9"/>
          <table:table-cell table:style-name="ce56"/>
          <table:table-cell table:style-name="ce8"/>
          <table:table-cell table:style-name="ce8" table:formula="of:=COUNT([.O24:.O27])" office:value-type="float" office:value="4" calcext:value-type="float">
            <text:p>4</text:p>
          </table:table-cell>
          <table:table-cell table:style-name="ce8" table:formula="of:=SUM([.P24:.P27])/[.O23]" office:value-type="float" office:value="2.64791666666667" calcext:value-type="float">
            <text:p>2.64791666666667</text:p>
          </table:table-cell>
          <table:table-cell table:number-columns-repeated="1008"/>
        </table:table-row>
        <table:table-row table:style-name="ro3">
          <table:covered-table-cell table:style-name="ce19"/>
          <table:table-cell table:style-name="ce32" office:value-type="string" calcext:value-type="string">
            <text:p>S1</text:p>
          </table:table-cell>
          <table:table-cell table:style-name="ce124" office:value-type="string" calcext:value-type="string">
            <text:p>Responsibility vs. blaming (8 items)</text:p>
          </table:table-cell>
          <table:table-cell table:style-name="ce46" office:value-type="float" office:value="211" calcext:value-type="float">
            <text:p>211</text:p>
          </table:table-cell>
          <table:table-cell table:style-name="ce46" office:value-type="float" office:value="3" calcext:value-type="float">
            <text:p>3</text:p>
          </table:table-cell>
          <table:table-cell table:style-name="ce46" office:value-type="float" office:value="17" calcext:value-type="float">
            <text:p>17</text:p>
          </table:table-cell>
          <table:table-cell table:style-name="ce46" office:value-type="float" office:value="34" calcext:value-type="float">
            <text:p>34</text:p>
          </table:table-cell>
          <table:table-cell table:style-name="ce46" office:value-type="float" office:value="49" calcext:value-type="float">
            <text:p>49</text:p>
          </table:table-cell>
          <table:table-cell table:style-name="ce46" office:value-type="float" office:value="66" calcext:value-type="float">
            <text:p>66</text:p>
          </table:table-cell>
          <table:table-cell table:style-name="ce46" office:value-type="float" office:value="167" calcext:value-type="float">
            <text:p>167</text:p>
          </table:table-cell>
          <table:table-cell table:style-name="ce46" office:value-type="float" office:value="236" calcext:value-type="float">
            <text:p>236</text:p>
          </table:table-cell>
          <table:table-cell table:style-name="ce56" table:number-columns-repeated="2"/>
          <table:table-cell table:style-name="ce8"/>
          <table:table-cell table:style-name="ce8" table:formula="of:=COUNT([.D24:.N24])" office:value-type="float" office:value="8" calcext:value-type="float">
            <text:p>8</text:p>
          </table:table-cell>
          <table:table-cell table:style-name="ce59" table:formula="of:=SUMIF([$'jawaban peserta'.$O$2:$'jawaban peserta'.$O$241];[.$C24];[$'jawaban peserta'.$B$2:$'jawaban peserta'.$B$241])/[.$O24]" office:value-type="float" office:value="2.125" calcext:value-type="float">
            <text:p>2.125</text:p>
          </table:table-cell>
          <table:table-cell table:number-columns-repeated="1008"/>
        </table:table-row>
        <table:table-row table:style-name="ro3">
          <table:covered-table-cell table:style-name="ce19"/>
          <table:table-cell table:style-name="ce32" office:value-type="string" calcext:value-type="string">
            <text:p>S2</text:p>
          </table:table-cell>
          <table:table-cell table:style-name="ce124" office:value-type="string" calcext:value-type="string">
            <text:p>Purposefulness vs. lack of goal direction (6 items)</text:p>
          </table:table-cell>
          <table:table-cell table:style-name="ce46" office:value-type="float" office:value="35" calcext:value-type="float">
            <text:p>35</text:p>
          </table:table-cell>
          <table:table-cell table:style-name="ce46" office:value-type="float" office:value="57" calcext:value-type="float">
            <text:p>57</text:p>
          </table:table-cell>
          <table:table-cell table:style-name="ce46" office:value-type="float" office:value="225" calcext:value-type="float">
            <text:p>225</text:p>
          </table:table-cell>
          <table:table-cell table:style-name="ce46" office:value-type="float" office:value="6" calcext:value-type="float">
            <text:p>6</text:p>
          </table:table-cell>
          <table:table-cell table:style-name="ce46" office:value-type="float" office:value="69" calcext:value-type="float">
            <text:p>69</text:p>
          </table:table-cell>
          <table:table-cell table:style-name="ce46" office:value-type="float" office:value="87" calcext:value-type="float">
            <text:p>87</text:p>
          </table:table-cell>
          <table:table-cell table:style-name="ce46" table:number-columns-repeated="2"/>
          <table:table-cell table:style-name="ce56" table:number-columns-repeated="2"/>
          <table:table-cell table:style-name="ce8"/>
          <table:table-cell table:style-name="ce8" table:formula="of:=COUNT([.D25:.N25])" office:value-type="float" office:value="6" calcext:value-type="float">
            <text:p>6</text:p>
          </table:table-cell>
          <table:table-cell table:style-name="ce59" table:formula="of:=SUMIF([$'jawaban peserta'.$O$2:$'jawaban peserta'.$O$241];[.$C25];[$'jawaban peserta'.$B$2:$'jawaban peserta'.$B$241])/[.$O25]" office:value-type="float" office:value="3.16666666666667" calcext:value-type="float">
            <text:p>3.16666666666667</text:p>
          </table:table-cell>
          <table:table-cell table:number-columns-repeated="1008"/>
        </table:table-row>
        <table:table-row table:style-name="ro3">
          <table:covered-table-cell table:style-name="ce19"/>
          <table:table-cell table:style-name="ce32" office:value-type="string" calcext:value-type="string">
            <text:p>S3</text:p>
          </table:table-cell>
          <table:table-cell table:style-name="ce124" office:value-type="string" calcext:value-type="string">
            <text:p>Resourcefulness (5 items)</text:p>
          </table:table-cell>
          <table:table-cell table:style-name="ce46" office:value-type="float" office:value="184" calcext:value-type="float">
            <text:p>184</text:p>
          </table:table-cell>
          <table:table-cell table:style-name="ce46" office:value-type="float" office:value="23" calcext:value-type="float">
            <text:p>23</text:p>
          </table:table-cell>
          <table:table-cell table:style-name="ce46" office:value-type="float" office:value="58" calcext:value-type="float">
            <text:p>58</text:p>
          </table:table-cell>
          <table:table-cell table:style-name="ce46" office:value-type="float" office:value="108" calcext:value-type="float">
            <text:p>108</text:p>
          </table:table-cell>
          <table:table-cell table:style-name="ce46" office:value-type="float" office:value="221" calcext:value-type="float">
            <text:p>221</text:p>
          </table:table-cell>
          <table:table-cell table:style-name="ce46" table:number-columns-repeated="3"/>
          <table:table-cell table:style-name="ce56" table:number-columns-repeated="2"/>
          <table:table-cell table:style-name="ce8"/>
          <table:table-cell table:style-name="ce8" table:formula="of:=COUNT([.D26:.N26])" office:value-type="float" office:value="5" calcext:value-type="float">
            <text:p>5</text:p>
          </table:table-cell>
          <table:table-cell table:style-name="ce59" table:formula="of:=SUMIF([$'jawaban peserta'.$O$2:$'jawaban peserta'.$O$241];[.$C26];[$'jawaban peserta'.$B$2:$'jawaban peserta'.$B$241])/[.$O26]" office:value-type="float" office:value="2.4" calcext:value-type="float">
            <text:p>2.4</text:p>
          </table:table-cell>
          <table:table-cell table:number-columns-repeated="1008"/>
        </table:table-row>
        <table:table-row table:style-name="ro3">
          <table:covered-table-cell table:style-name="ce19"/>
          <table:table-cell table:style-name="ce32" office:value-type="string" calcext:value-type="string">
            <text:p>S4</text:p>
          </table:table-cell>
          <table:table-cell table:style-name="ce124" office:value-type="string" calcext:value-type="string">
            <text:p>Self-acceptance vs. self-striving (10 items)</text:p>
          </table:table-cell>
          <table:table-cell table:style-name="ce46" office:value-type="float" office:value="195" calcext:value-type="float">
            <text:p>195</text:p>
          </table:table-cell>
          <table:table-cell table:style-name="ce46" office:value-type="float" office:value="21" calcext:value-type="float">
            <text:p>21</text:p>
          </table:table-cell>
          <table:table-cell table:style-name="ce46" office:value-type="float" office:value="83" calcext:value-type="float">
            <text:p>83</text:p>
          </table:table-cell>
          <table:table-cell table:style-name="ce46" office:value-type="float" office:value="168" calcext:value-type="float">
            <text:p>168</text:p>
          </table:table-cell>
          <table:table-cell table:style-name="ce46" office:value-type="float" office:value="178" calcext:value-type="float">
            <text:p>178</text:p>
          </table:table-cell>
          <table:table-cell table:style-name="ce46" office:value-type="float" office:value="182" calcext:value-type="float">
            <text:p>182</text:p>
          </table:table-cell>
          <table:table-cell table:style-name="ce46" office:value-type="float" office:value="188" calcext:value-type="float">
            <text:p>188</text:p>
          </table:table-cell>
          <table:table-cell table:style-name="ce46" office:value-type="float" office:value="192" calcext:value-type="float">
            <text:p>192</text:p>
          </table:table-cell>
          <table:table-cell table:style-name="ce46" office:value-type="float" office:value="227" calcext:value-type="float">
            <text:p>227</text:p>
          </table:table-cell>
          <table:table-cell table:style-name="ce46" office:value-type="float" office:value="231" calcext:value-type="float">
            <text:p>231</text:p>
          </table:table-cell>
          <table:table-cell table:style-name="ce8"/>
          <table:table-cell table:style-name="ce8" table:formula="of:=COUNT([.D27:.N27])" office:value-type="float" office:value="10" calcext:value-type="float">
            <text:p>10</text:p>
          </table:table-cell>
          <table:table-cell table:style-name="ce59" table:formula="of:=SUMIF([$'jawaban peserta'.$O$2:$'jawaban peserta'.$O$241];[.$C27];[$'jawaban peserta'.$B$2:$'jawaban peserta'.$B$241])/[.$O27]" office:value-type="float" office:value="2.9" calcext:value-type="float">
            <text:p>2.9</text:p>
          </table:table-cell>
          <table:table-cell table:number-columns-repeated="1008"/>
        </table:table-row>
        <table:table-row table:style-name="ro3">
          <table:covered-table-cell table:style-name="ce19"/>
          <table:table-cell table:style-name="ce32" office:value-type="string" calcext:value-type="string">
            <text:p>S5</text:p>
          </table:table-cell>
          <table:table-cell table:style-name="ce124" office:value-type="string" calcext:value-type="string">
            <text:p>Enlightened second nature (11 items)</text:p>
          </table:table-cell>
          <table:table-cell table:style-name="ce46" office:value-type="float" office:value="149" calcext:value-type="float">
            <text:p>149</text:p>
          </table:table-cell>
          <table:table-cell table:style-name="ce46" office:value-type="float" office:value="160" calcext:value-type="float">
            <text:p>160</text:p>
          </table:table-cell>
          <table:table-cell table:style-name="ce46" office:value-type="float" office:value="204" calcext:value-type="float">
            <text:p>204</text:p>
          </table:table-cell>
          <table:table-cell table:style-name="ce46" office:value-type="float" office:value="220" calcext:value-type="float">
            <text:p>220</text:p>
          </table:table-cell>
          <table:table-cell table:style-name="ce46" office:value-type="float" office:value="235" calcext:value-type="float">
            <text:p>235</text:p>
          </table:table-cell>
          <table:table-cell table:style-name="ce46" office:value-type="float" office:value="48" calcext:value-type="float">
            <text:p>48</text:p>
          </table:table-cell>
          <table:table-cell table:style-name="ce46" office:value-type="float" office:value="90" calcext:value-type="float">
            <text:p>90</text:p>
          </table:table-cell>
          <table:table-cell table:style-name="ce46" office:value-type="float" office:value="100" calcext:value-type="float">
            <text:p>100</text:p>
          </table:table-cell>
          <table:table-cell table:style-name="ce46" office:value-type="float" office:value="107" calcext:value-type="float">
            <text:p>107</text:p>
          </table:table-cell>
          <table:table-cell table:style-name="ce46" office:value-type="float" office:value="115" calcext:value-type="float">
            <text:p>115</text:p>
          </table:table-cell>
          <table:table-cell table:style-name="ce46" office:value-type="float" office:value="196" calcext:value-type="float">
            <text:p>196</text:p>
          </table:table-cell>
          <table:table-cell table:style-name="ce8" table:formula="of:=COUNT([.D28:.N28])" office:value-type="float" office:value="11" calcext:value-type="float">
            <text:p>11</text:p>
          </table:table-cell>
          <table:table-cell table:style-name="ce59" table:formula="of:=SUMIF([$'jawaban peserta'.$O$2:$'jawaban peserta'.$O$241];[.$C28];[$'jawaban peserta'.$B$2:$'jawaban peserta'.$B$241])/[.$O28]" office:value-type="float" office:value="3.09090909090909" calcext:value-type="float">
            <text:p>3.09090909090909</text:p>
          </table:table-cell>
          <table:table-cell table:number-columns-repeated="1008"/>
        </table:table-row>
        <table:table-row table:style-name="ro3">
          <table:covered-table-cell table:style-name="ce19"/>
          <table:table-cell table:style-name="ce112" office:value-type="string" calcext:value-type="string" table:number-columns-spanned="2" table:number-rows-spanned="1">
            <text:p>Cooperativeness</text:p>
          </table:table-cell>
          <table:covered-table-cell table:style-name="ce51"/>
          <table:table-cell table:style-name="ce46" table:number-columns-repeated="8"/>
          <table:table-cell table:style-name="ce56" table:number-columns-repeated="3"/>
          <table:table-cell table:style-name="ce8" table:formula="of:=COUNT([.O30:.O33])" office:value-type="float" office:value="4" calcext:value-type="float">
            <text:p>4</text:p>
          </table:table-cell>
          <table:table-cell table:style-name="ce8" table:formula="of:=SUM([.P30:.P33])/[.O29]" office:value-type="float" office:value="2.40446428571429" calcext:value-type="float">
            <text:p>2.40446428571429</text:p>
          </table:table-cell>
          <table:table-cell table:number-columns-repeated="1008"/>
        </table:table-row>
        <table:table-row table:style-name="ro3">
          <table:covered-table-cell table:style-name="ce19"/>
          <table:table-cell table:style-name="ce32" office:value-type="string" calcext:value-type="string">
            <text:p>C1</text:p>
          </table:table-cell>
          <table:table-cell table:style-name="ce124" office:value-type="string" calcext:value-type="string">
            <text:p>Social acceptance vs. social intolerance (8 items)</text:p>
          </table:table-cell>
          <table:table-cell table:style-name="ce46" office:value-type="float" office:value="4" calcext:value-type="float">
            <text:p>4</text:p>
          </table:table-cell>
          <table:table-cell table:style-name="ce46" office:value-type="float" office:value="142" calcext:value-type="float">
            <text:p>142</text:p>
          </table:table-cell>
          <table:table-cell table:style-name="ce46" office:value-type="float" office:value="203" calcext:value-type="float">
            <text:p>203</text:p>
          </table:table-cell>
          <table:table-cell table:style-name="ce46" office:value-type="float" office:value="224" calcext:value-type="float">
            <text:p>224</text:p>
          </table:table-cell>
          <table:table-cell table:style-name="ce46" office:value-type="float" office:value="28" calcext:value-type="float">
            <text:p>28</text:p>
          </table:table-cell>
          <table:table-cell table:style-name="ce46" office:value-type="float" office:value="124" calcext:value-type="float">
            <text:p>124</text:p>
          </table:table-cell>
          <table:table-cell table:style-name="ce46" office:value-type="float" office:value="133" calcext:value-type="float">
            <text:p>133</text:p>
          </table:table-cell>
          <table:table-cell table:style-name="ce46" office:value-type="float" office:value="198" calcext:value-type="float">
            <text:p>198</text:p>
          </table:table-cell>
          <table:table-cell table:style-name="ce56" table:number-columns-repeated="3"/>
          <table:table-cell table:style-name="ce8" table:formula="of:=COUNT([.D30:.N30])" office:value-type="float" office:value="8" calcext:value-type="float">
            <text:p>8</text:p>
          </table:table-cell>
          <table:table-cell table:style-name="ce59" table:formula="of:=SUMIF([$'jawaban peserta'.$O$2:$'jawaban peserta'.$O$241];[.$C30];[$'jawaban peserta'.$B$2:$'jawaban peserta'.$B$241])/[.$O30]" office:value-type="float" office:value="2.625" calcext:value-type="float">
            <text:p>2.625</text:p>
          </table:table-cell>
          <table:table-cell table:number-columns-repeated="1008"/>
        </table:table-row>
        <table:table-row table:style-name="ro3">
          <table:covered-table-cell table:style-name="ce19"/>
          <table:table-cell table:style-name="ce32" office:value-type="string" calcext:value-type="string">
            <text:p>C2</text:p>
          </table:table-cell>
          <table:table-cell table:style-name="ce124" office:value-type="string" calcext:value-type="string">
            <text:p>Empathy vs. social disinterest (5 items)</text:p>
          </table:table-cell>
          <table:table-cell table:style-name="ce46" office:value-type="float" office:value="41" calcext:value-type="float">
            <text:p>41</text:p>
          </table:table-cell>
          <table:table-cell table:style-name="ce46" office:value-type="float" office:value="74" calcext:value-type="float">
            <text:p>74</text:p>
          </table:table-cell>
          <table:table-cell table:style-name="ce46" office:value-type="float" office:value="89" calcext:value-type="float">
            <text:p>89</text:p>
          </table:table-cell>
          <table:table-cell table:style-name="ce46" office:value-type="float" office:value="152" calcext:value-type="float">
            <text:p>152</text:p>
          </table:table-cell>
          <table:table-cell table:style-name="ce46" office:value-type="float" office:value="18" calcext:value-type="float">
            <text:p>18</text:p>
          </table:table-cell>
          <table:table-cell table:style-name="ce46" table:number-columns-repeated="3"/>
          <table:table-cell table:style-name="ce56" table:number-columns-repeated="3"/>
          <table:table-cell table:style-name="ce8" table:formula="of:=COUNT([.D31:.N31])" office:value-type="float" office:value="5" calcext:value-type="float">
            <text:p>5</text:p>
          </table:table-cell>
          <table:table-cell table:style-name="ce59" table:formula="of:=SUMIF([$'jawaban peserta'.$O$2:$'jawaban peserta'.$O$241];[.$C31];[$'jawaban peserta'.$B$2:$'jawaban peserta'.$B$241])/[.$O31]" office:value-type="float" office:value="1.6" calcext:value-type="float">
            <text:p>1.6</text:p>
          </table:table-cell>
          <table:table-cell table:number-columns-repeated="1008"/>
        </table:table-row>
        <table:table-row table:style-name="ro3">
          <table:covered-table-cell table:style-name="ce19"/>
          <table:table-cell table:style-name="ce32" office:value-type="string" calcext:value-type="string">
            <text:p>C3</text:p>
          </table:table-cell>
          <table:table-cell table:style-name="ce124" office:value-type="string" calcext:value-type="string">
            <text:p>Helpfulness vs. unhelpfulness (8 items)</text:p>
          </table:table-cell>
          <table:table-cell table:style-name="ce46" office:value-type="float" office:value="7" calcext:value-type="float">
            <text:p>7</text:p>
          </table:table-cell>
          <table:table-cell table:style-name="ce46" office:value-type="float" office:value="50" calcext:value-type="float">
            <text:p>50</text:p>
          </table:table-cell>
          <table:table-cell table:style-name="ce46" office:value-type="float" office:value="183" calcext:value-type="float">
            <text:p>183</text:p>
          </table:table-cell>
          <table:table-cell table:style-name="ce46" office:value-type="float" office:value="201" calcext:value-type="float">
            <text:p>201</text:p>
          </table:table-cell>
          <table:table-cell table:style-name="ce46" office:value-type="float" office:value="27" calcext:value-type="float">
            <text:p>27</text:p>
          </table:table-cell>
          <table:table-cell table:style-name="ce46" office:value-type="float" office:value="84" calcext:value-type="float">
            <text:p>84</text:p>
          </table:table-cell>
          <table:table-cell table:style-name="ce46" office:value-type="float" office:value="185" calcext:value-type="float">
            <text:p>185</text:p>
          </table:table-cell>
          <table:table-cell table:style-name="ce46" office:value-type="float" office:value="226" calcext:value-type="float">
            <text:p>226</text:p>
          </table:table-cell>
          <table:table-cell table:style-name="ce56" table:number-columns-repeated="3"/>
          <table:table-cell table:style-name="ce8" table:formula="of:=COUNT([.D32:.N32])" office:value-type="float" office:value="8" calcext:value-type="float">
            <text:p>8</text:p>
          </table:table-cell>
          <table:table-cell table:style-name="ce59" table:formula="of:=SUMIF([$'jawaban peserta'.$O$2:$'jawaban peserta'.$O$241];[.$C32];[$'jawaban peserta'.$B$2:$'jawaban peserta'.$B$241])/[.$O32]" office:value-type="float" office:value="3.25" calcext:value-type="float">
            <text:p>3.25</text:p>
          </table:table-cell>
          <table:table-cell table:number-columns-repeated="1008"/>
        </table:table-row>
        <table:table-row table:style-name="ro3">
          <table:covered-table-cell table:style-name="ce19"/>
          <table:table-cell table:style-name="ce32" office:value-type="string" calcext:value-type="string">
            <text:p>C4</text:p>
          </table:table-cell>
          <table:table-cell table:style-name="ce124" office:value-type="string" calcext:value-type="string">
            <text:p>Compassion vs. revengefulness (7 items)</text:p>
          </table:table-cell>
          <table:table-cell table:style-name="ce46" office:value-type="float" office:value="199" calcext:value-type="float">
            <text:p>199</text:p>
          </table:table-cell>
          <table:table-cell table:style-name="ce46" office:value-type="float" office:value="219" calcext:value-type="float">
            <text:p>219</text:p>
          </table:table-cell>
          <table:table-cell table:style-name="ce46" office:value-type="float" office:value="33" calcext:value-type="float">
            <text:p>33</text:p>
          </table:table-cell>
          <table:table-cell table:style-name="ce46" office:value-type="float" office:value="67" calcext:value-type="float">
            <text:p>67</text:p>
          </table:table-cell>
          <table:table-cell table:style-name="ce46" office:value-type="float" office:value="93" calcext:value-type="float">
            <text:p>93</text:p>
          </table:table-cell>
          <table:table-cell table:style-name="ce46" office:value-type="float" office:value="128" calcext:value-type="float">
            <text:p>128</text:p>
          </table:table-cell>
          <table:table-cell table:style-name="ce46" office:value-type="float" office:value="208" calcext:value-type="float">
            <text:p>208</text:p>
          </table:table-cell>
          <table:table-cell table:style-name="ce46"/>
          <table:table-cell table:style-name="ce56" table:number-columns-repeated="3"/>
          <table:table-cell table:style-name="ce8" table:formula="of:=COUNT([.D33:.N33])" office:value-type="float" office:value="7" calcext:value-type="float">
            <text:p>7</text:p>
          </table:table-cell>
          <table:table-cell table:style-name="ce59" table:formula="of:=SUMIF([$'jawaban peserta'.$O$2:$'jawaban peserta'.$O$241];[.$C33];[$'jawaban peserta'.$B$2:$'jawaban peserta'.$B$241])/[.$O33]" office:value-type="float" office:value="2.14285714285714" calcext:value-type="float">
            <text:p>2.14285714285714</text:p>
          </table:table-cell>
          <table:table-cell table:number-columns-repeated="1008"/>
        </table:table-row>
        <table:table-row table:style-name="ro3">
          <table:covered-table-cell table:style-name="ce19"/>
          <table:table-cell table:style-name="ce32" office:value-type="string" calcext:value-type="string">
            <text:p>C5</text:p>
          </table:table-cell>
          <table:table-cell table:style-name="ce124" office:value-type="string" calcext:value-type="string">
            <text:p><text:span text:style-name="T6">Pure-hearted conscience vs. self-serving advantage (8 items)</text:span></text:p>
          </table:table-cell>
          <table:table-cell table:style-name="ce46" office:value-type="float" office:value="40" calcext:value-type="float">
            <text:p>40</text:p>
          </table:table-cell>
          <table:table-cell table:style-name="ce46" office:value-type="float" office:value="164" calcext:value-type="float">
            <text:p>164</text:p>
          </table:table-cell>
          <table:table-cell table:style-name="ce46" office:value-type="float" office:value="187" calcext:value-type="float">
            <text:p>187</text:p>
          </table:table-cell>
          <table:table-cell table:style-name="ce46" office:value-type="float" office:value="13" calcext:value-type="float">
            <text:p>13</text:p>
          </table:table-cell>
          <table:table-cell table:style-name="ce46" office:value-type="float" office:value="75" calcext:value-type="float">
            <text:p>75</text:p>
          </table:table-cell>
          <table:table-cell table:style-name="ce46" office:value-type="float" office:value="88" calcext:value-type="float">
            <text:p>88</text:p>
          </table:table-cell>
          <table:table-cell table:style-name="ce46" office:value-type="float" office:value="141" calcext:value-type="float">
            <text:p>141</text:p>
          </table:table-cell>
          <table:table-cell table:style-name="ce46" office:value-type="float" office:value="234" calcext:value-type="float">
            <text:p>234</text:p>
          </table:table-cell>
          <table:table-cell table:style-name="ce56" table:number-columns-repeated="3"/>
          <table:table-cell table:style-name="ce8" table:formula="of:=COUNT([.D34:.N34])" office:value-type="float" office:value="8" calcext:value-type="float">
            <text:p>8</text:p>
          </table:table-cell>
          <table:table-cell table:style-name="ce59" table:formula="of:=SUMIF([$'jawaban peserta'.$O$2:$'jawaban peserta'.$O$241];[.$C34];[$'jawaban peserta'.$B$2:$'jawaban peserta'.$B$241])/[.$O34]" office:value-type="float" office:value="2.75" calcext:value-type="float">
            <text:p>2.75</text:p>
          </table:table-cell>
          <table:table-cell table:number-columns-repeated="1008"/>
        </table:table-row>
        <table:table-row table:style-name="ro3">
          <table:covered-table-cell table:style-name="ce19"/>
          <table:table-cell table:style-name="ce112" office:value-type="string" calcext:value-type="string" table:number-columns-spanned="2" table:number-rows-spanned="1">
            <text:p>Self-Tanscendence</text:p>
          </table:table-cell>
          <table:covered-table-cell table:style-name="ce51"/>
          <table:table-cell table:style-name="ce46" table:number-columns-repeated="8"/>
          <table:table-cell table:style-name="ce56" table:number-columns-repeated="3"/>
          <table:table-cell table:style-name="ce8" table:formula="of:=COUNT([.O36:.O39])" office:value-type="float" office:value="4" calcext:value-type="float">
            <text:p>4</text:p>
          </table:table-cell>
          <table:table-cell table:style-name="ce8" table:formula="of:=SUM([.P36:.P39])/[.O35]" office:value-type="float" office:value="1.95625" calcext:value-type="float">
            <text:p>1.95625</text:p>
          </table:table-cell>
          <table:table-cell table:number-columns-repeated="1008"/>
        </table:table-row>
        <table:table-row table:style-name="ro3">
          <table:covered-table-cell table:style-name="ce19"/>
          <table:table-cell table:style-name="ce32" office:value-type="string" calcext:value-type="string">
            <text:p>ST1</text:p>
          </table:table-cell>
          <table:table-cell table:style-name="ce124" office:value-type="string" calcext:value-type="string">
            <text:p>Self-forgetful vs. self-conscious experience (10 items)</text:p>
          </table:table-cell>
          <table:table-cell table:style-name="ce46" office:value-type="float" office:value="25" calcext:value-type="float">
            <text:p>25</text:p>
          </table:table-cell>
          <table:table-cell table:style-name="ce46" office:value-type="float" office:value="42" calcext:value-type="float">
            <text:p>42</text:p>
          </table:table-cell>
          <table:table-cell table:style-name="ce46" office:value-type="float" office:value="56" calcext:value-type="float">
            <text:p>56</text:p>
          </table:table-cell>
          <table:table-cell table:style-name="ce46" office:value-type="float" office:value="68" calcext:value-type="float">
            <text:p>68</text:p>
          </table:table-cell>
          <table:table-cell table:style-name="ce46" office:value-type="float" office:value="95" calcext:value-type="float">
            <text:p>95</text:p>
          </table:table-cell>
          <table:table-cell table:style-name="ce46" office:value-type="float" office:value="112" calcext:value-type="float">
            <text:p>112</text:p>
          </table:table-cell>
          <table:table-cell table:style-name="ce46" office:value-type="float" office:value="151" calcext:value-type="float">
            <text:p>151</text:p>
          </table:table-cell>
          <table:table-cell table:style-name="ce46" office:value-type="float" office:value="175" calcext:value-type="float">
            <text:p>175</text:p>
          </table:table-cell>
          <table:table-cell table:style-name="ce47" office:value-type="float" office:value="212" calcext:value-type="float">
            <text:p>212</text:p>
          </table:table-cell>
          <table:table-cell table:style-name="ce58" office:value-type="float" office:value="223" calcext:value-type="float">
            <text:p>223</text:p>
          </table:table-cell>
          <table:table-cell table:style-name="ce56"/>
          <table:table-cell table:style-name="ce8" table:formula="of:=COUNT([.D36:.N36])" office:value-type="float" office:value="10" calcext:value-type="float">
            <text:p>10</text:p>
          </table:table-cell>
          <table:table-cell table:style-name="ce59" table:formula="of:=SUMIF([$'jawaban peserta'.$O$2:$'jawaban peserta'.$O$241];[.$C36];[$'jawaban peserta'.$B$2:$'jawaban peserta'.$B$241])/[.$O36]" office:value-type="float" office:value="2.2" calcext:value-type="float">
            <text:p>2.2</text:p>
          </table:table-cell>
          <table:table-cell table:number-columns-repeated="1008"/>
        </table:table-row>
        <table:table-row table:style-name="ro3">
          <table:covered-table-cell table:style-name="ce19"/>
          <table:table-cell table:style-name="ce32" office:value-type="string" calcext:value-type="string">
            <text:p>ST2</text:p>
          </table:table-cell>
          <table:table-cell table:style-name="ce124" office:value-type="string" calcext:value-type="string">
            <text:p><text:span text:style-name="T6">Transpersonal identification vs. self-differentiation (8 items)</text:span></text:p>
          </table:table-cell>
          <table:table-cell table:style-name="ce46" office:value-type="float" office:value="12" calcext:value-type="float">
            <text:p>12</text:p>
          </table:table-cell>
          <table:table-cell table:style-name="ce46" office:value-type="float" office:value="29" calcext:value-type="float">
            <text:p>29</text:p>
          </table:table-cell>
          <table:table-cell table:style-name="ce46" office:value-type="float" office:value="73" calcext:value-type="float">
            <text:p>73</text:p>
          </table:table-cell>
          <table:table-cell table:style-name="ce46" office:value-type="float" office:value="91" calcext:value-type="float">
            <text:p>91</text:p>
          </table:table-cell>
          <table:table-cell table:style-name="ce46" office:value-type="float" office:value="99" calcext:value-type="float">
            <text:p>99</text:p>
          </table:table-cell>
          <table:table-cell table:style-name="ce46" office:value-type="float" office:value="148" calcext:value-type="float">
            <text:p>148</text:p>
          </table:table-cell>
          <table:table-cell table:style-name="ce46" office:value-type="float" office:value="157" calcext:value-type="float">
            <text:p>157</text:p>
          </table:table-cell>
          <table:table-cell table:style-name="ce46" office:value-type="float" office:value="190" calcext:value-type="float">
            <text:p>190</text:p>
          </table:table-cell>
          <table:table-cell table:style-name="ce56" table:number-columns-repeated="3"/>
          <table:table-cell table:style-name="ce8" table:formula="of:=COUNT([.D37:.N37])" office:value-type="float" office:value="8" calcext:value-type="float">
            <text:p>8</text:p>
          </table:table-cell>
          <table:table-cell table:style-name="ce59" table:formula="of:=SUMIF([$'jawaban peserta'.$O$2:$'jawaban peserta'.$O$241];[.$C37];[$'jawaban peserta'.$B$2:$'jawaban peserta'.$B$241])/[.$O37]" office:value-type="float" office:value="3.125" calcext:value-type="float">
            <text:p>3.125</text:p>
          </table:table-cell>
          <table:table-cell table:number-columns-repeated="1008"/>
        </table:table-row>
        <table:table-row table:style-name="ro3">
          <table:covered-table-cell table:style-name="ce19" office:value-type="float" office:value="0" calcext:value-type="float">
            <text:p>0</text:p>
          </table:covered-table-cell>
          <table:table-cell table:style-name="ce32" office:value-type="string" calcext:value-type="string">
            <text:p>ST3</text:p>
          </table:table-cell>
          <table:table-cell table:style-name="ce124" office:value-type="string" calcext:value-type="string">
            <text:p>Spiritual acceptance vs. rational materialism (8 items)</text:p>
          </table:table-cell>
          <table:table-cell table:style-name="ce46" office:value-type="float" office:value="43" calcext:value-type="float">
            <text:p>43</text:p>
          </table:table-cell>
          <table:table-cell table:style-name="ce46" office:value-type="float" office:value="52" calcext:value-type="float">
            <text:p>52</text:p>
          </table:table-cell>
          <table:table-cell table:style-name="ce46" office:value-type="float" office:value="106" calcext:value-type="float">
            <text:p>106</text:p>
          </table:table-cell>
          <table:table-cell table:style-name="ce46" office:value-type="float" office:value="118" calcext:value-type="float">
            <text:p>118</text:p>
          </table:table-cell>
          <table:table-cell table:style-name="ce46" office:value-type="float" office:value="143" calcext:value-type="float">
            <text:p>143</text:p>
          </table:table-cell>
          <table:table-cell table:style-name="ce46" office:value-type="float" office:value="32" calcext:value-type="float">
            <text:p>32</text:p>
          </table:table-cell>
          <table:table-cell table:style-name="ce46" office:value-type="float" office:value="206" calcext:value-type="float">
            <text:p>206</text:p>
          </table:table-cell>
          <table:table-cell table:style-name="ce46" office:value-type="float" office:value="232" calcext:value-type="float">
            <text:p>232</text:p>
          </table:table-cell>
          <table:table-cell table:style-name="ce56" table:number-columns-repeated="3"/>
          <table:table-cell table:style-name="ce8" table:formula="of:=COUNT([.D38:.N38])" office:value-type="float" office:value="8" calcext:value-type="float">
            <text:p>8</text:p>
          </table:table-cell>
          <table:table-cell table:style-name="ce59" table:formula="of:=SUMIF([$'jawaban peserta'.$O$2:$'jawaban peserta'.$O$241];[.$C38];[$'jawaban peserta'.$B$2:$'jawaban peserta'.$B$241])/[.$O38]" office:value-type="float" office:value="2.5" calcext:value-type="float">
            <text:p>2.5</text:p>
          </table:table-cell>
          <table:table-cell table:number-columns-repeated="1008"/>
        </table:table-row>
        <table:table-row table:style-name="ro3">
          <table:covered-table-cell table:style-name="ce23"/>
          <table:table-cell table:style-name="ce97"/>
          <table:table-cell table:style-name="ce124" office:value-type="string" calcext:value-type="string">
            <text:p>Validity Scale (5 items)</text:p>
          </table:table-cell>
          <table:table-cell table:style-name="ce47" office:value-type="float" office:value="36" calcext:value-type="float">
            <text:p>36</text:p>
          </table:table-cell>
          <table:table-cell table:style-name="ce46" office:value-type="float" office:value="101" calcext:value-type="float">
            <text:p>101</text:p>
          </table:table-cell>
          <table:table-cell table:style-name="ce46" office:value-type="float" office:value="120" calcext:value-type="float">
            <text:p>120</text:p>
          </table:table-cell>
          <table:table-cell table:style-name="ce46" office:value-type="float" office:value="132" calcext:value-type="float">
            <text:p>132</text:p>
          </table:table-cell>
          <table:table-cell table:style-name="ce46" office:value-type="float" office:value="209" calcext:value-type="float">
            <text:p>209</text:p>
          </table:table-cell>
          <table:table-cell table:style-name="ce46" table:number-columns-repeated="3"/>
          <table:table-cell table:style-name="ce56" table:number-columns-repeated="3"/>
          <table:table-cell table:style-name="ce8" table:formula="of:=COUNT([.D39:.N39])" office:value-type="float" office:value="5" calcext:value-type="float">
            <text:p>5</text:p>
          </table:table-cell>
          <table:table-cell table:style-name="ce59" table:formula="of:=IF(SUMIF([$'jawaban peserta'.$O$2:$'jawaban peserta'.$O$241];[.$C39];[$'jawaban peserta'.$B$2:$'jawaban peserta'.$B$241])=15;&quot;Kandidat Mengisi dengan sungguh-sungguh&quot;;&quot;Kandidat asal menjawab&quot;)" office:value-type="string" office:string-value="Kandidat asal menjawab" calcext:value-type="string">
            <text:p>Kandidat asal menjawab</text:p>
          </table:table-cell>
          <table:table-cell table:number-columns-repeated="1008"/>
        </table:table-row>
        <table:table-row table:style-name="ro3">
          <table:table-cell/>
          <table:table-cell table:style-name="ce117"/>
          <table:table-cell table:style-name="ce125" table:number-columns-repeated="2"/>
          <table:table-cell table:style-name="Default" table:number-columns-repeated="9"/>
          <table:table-cell/>
          <table:table-cell table:style-name="ce2"/>
          <table:table-cell table:style-name="Default"/>
          <table:table-cell table:number-columns-repeated="1008"/>
        </table:table-row>
        <table:table-row table:style-name="ro3">
          <table:table-cell/>
          <table:table-cell table:style-name="ce37"/>
          <table:table-cell table:style-name="Default" table:number-columns-repeated="9"/>
          <table:table-cell table:number-columns-repeated="3"/>
          <table:table-cell table:style-name="ce2"/>
          <table:table-cell table:number-columns-repeated="1009"/>
        </table:table-row>
        <table:table-row table:style-name="ro3">
          <table:table-cell/>
          <table:table-cell table:style-name="ce117" table:number-columns-spanned="2" table:number-rows-spanned="1"/>
          <table:covered-table-cell table:style-name="Default"/>
          <table:table-cell table:style-name="Default" table:number-columns-repeated="8"/>
          <table:table-cell table:number-columns-repeated="3"/>
          <table:table-cell table:style-name="ce2"/>
          <table:table-cell table:number-columns-repeated="1009"/>
        </table:table-row>
        <table:table-row table:style-name="ro3">
          <table:table-cell table:style-name="ce4"/>
          <table:table-cell table:style-name="ce44" table:number-columns-spanned="2" table:number-rows-spanned="1"/>
          <table:covered-table-cell table:style-name="Default"/>
          <table:table-cell table:style-name="Default" table:number-columns-repeated="8"/>
          <table:table-cell table:number-columns-repeated="3"/>
          <table:table-cell table:style-name="ce2"/>
          <table:table-cell table:number-columns-repeated="1009"/>
        </table:table-row>
        <table:table-row table:style-name="ro3">
          <table:table-cell table:style-name="ce28"/>
          <table:table-cell table:number-columns-repeated="2"/>
          <table:table-cell table:style-name="Default" table:number-columns-repeated="8"/>
          <table:table-cell table:number-columns-repeated="3"/>
          <table:table-cell table:style-name="ce2"/>
          <table:table-cell table:number-columns-repeated="1009"/>
        </table:table-row>
        <table:table-row table:style-name="ro3">
          <table:table-cell table:number-columns-repeated="3"/>
          <table:table-cell table:style-name="Default" table:number-columns-repeated="8"/>
          <table:table-cell table:number-columns-repeated="3"/>
          <table:table-cell table:style-name="ce2"/>
          <table:table-cell table:number-columns-repeated="1009"/>
        </table:table-row>
        <table:table-row table:style-name="ro3">
          <table:table-cell table:number-columns-repeated="1024"/>
        </table:table-row>
        <table:table-row table:style-name="ro3">
          <table:table-cell table:number-columns-repeated="2"/>
          <table:table-cell table:style-name="ce38"/>
          <table:table-cell table:style-name="ce48"/>
          <table:table-cell table:style-name="Default" table:number-columns-repeated="2"/>
          <table:table-cell table:number-columns-repeated="1018"/>
        </table:table-row>
        <table:table-row table:style-name="ro3">
          <table:table-cell table:number-columns-repeated="2"/>
          <table:table-cell table:style-name="ce125" table:number-columns-spanned="2" table:number-rows-spanned="1"/>
          <table:covered-table-cell table:style-name="Default"/>
          <table:table-cell table:style-name="ce125" table:number-columns-repeated="2"/>
          <table:table-cell table:number-columns-repeated="1018"/>
        </table:table-row>
        <table:table-row table:style-name="ro3">
          <table:table-cell table:number-columns-repeated="2"/>
          <table:table-cell table:style-name="ce127"/>
          <table:table-cell table:style-name="ce50"/>
          <table:table-cell table:style-name="Default" table:number-columns-repeated="2"/>
          <table:table-cell table:number-columns-repeated="1018"/>
        </table:table-row>
        <table:table-row table:style-name="ro3">
          <table:table-cell table:number-columns-repeated="2"/>
          <table:table-cell table:style-name="ce125" table:number-columns-spanned="2" table:number-rows-spanned="1"/>
          <table:covered-table-cell table:style-name="Default"/>
          <table:table-cell table:style-name="ce125" table:number-columns-repeated="2"/>
          <table:table-cell table:number-columns-repeated="1018"/>
        </table:table-row>
        <table:table-row table:style-name="ro3">
          <table:table-cell table:number-columns-repeated="2"/>
          <table:table-cell table:style-name="ce125" table:number-columns-spanned="2" table:number-rows-spanned="1"/>
          <table:covered-table-cell table:style-name="Default"/>
          <table:table-cell table:style-name="ce125" table:number-columns-repeated="2"/>
          <table:table-cell table:number-columns-repeated="1018"/>
        </table:table-row>
        <table:table-row table:style-name="ro3">
          <table:table-cell table:number-columns-repeated="2"/>
          <table:table-cell table:style-name="ce127" table:number-columns-spanned="2" table:number-rows-spanned="1"/>
          <table:covered-table-cell table:style-name="Default"/>
          <table:table-cell table:style-name="Default" table:number-columns-repeated="10"/>
          <table:table-cell table:style-name="ce2"/>
          <table:table-cell table:number-columns-repeated="6"/>
          <table:table-cell table:style-name="ce73"/>
          <table:table-cell table:style-name="ce4"/>
          <table:table-cell table:number-columns-repeated="3"/>
          <table:table-cell table:style-name="ce73"/>
          <table:table-cell table:style-name="ce4"/>
          <table:table-cell table:number-columns-repeated="968"/>
          <table:table-cell table:style-name="Default"/>
          <table:table-cell table:number-columns-repeated="27"/>
        </table:table-row>
        <table:table-row table:style-name="ro3">
          <table:table-cell table:number-columns-repeated="2"/>
          <table:table-cell table:style-name="ce125" table:number-columns-spanned="2" table:number-rows-spanned="1"/>
          <table:covered-table-cell table:style-name="Default"/>
          <table:table-cell table:style-name="Default" table:number-columns-repeated="8"/>
          <table:table-cell table:number-columns-repeated="2"/>
          <table:table-cell table:style-name="ce2"/>
          <table:table-cell table:number-columns-repeated="6"/>
          <table:table-cell table:style-name="ce73"/>
          <table:table-cell table:style-name="ce4"/>
          <table:table-cell table:number-columns-repeated="3"/>
          <table:table-cell table:style-name="ce73"/>
          <table:table-cell table:style-name="ce4"/>
          <table:table-cell table:number-columns-repeated="968"/>
          <table:table-cell table:style-name="Default"/>
          <table:table-cell table:number-columns-repeated="27"/>
        </table:table-row>
        <table:table-row table:style-name="ro3">
          <table:table-cell table:number-columns-repeated="2"/>
          <table:table-cell table:style-name="ce127" table:number-columns-spanned="2" table:number-rows-spanned="1"/>
          <table:covered-table-cell table:style-name="Default"/>
          <table:table-cell table:style-name="Default" table:number-columns-repeated="9"/>
          <table:table-cell/>
          <table:table-cell table:style-name="ce2"/>
          <table:table-cell table:number-columns-repeated="6"/>
          <table:table-cell table:style-name="ce73"/>
          <table:table-cell table:style-name="ce4"/>
          <table:table-cell table:number-columns-repeated="3"/>
          <table:table-cell table:style-name="ce73"/>
          <table:table-cell table:style-name="ce4"/>
          <table:table-cell table:number-columns-repeated="968"/>
          <table:table-cell table:style-name="Default"/>
          <table:table-cell table:number-columns-repeated="27"/>
        </table:table-row>
        <table:table-row table:style-name="ro3">
          <table:table-cell table:number-columns-repeated="2"/>
          <table:table-cell table:style-name="ce125" table:number-columns-spanned="2" table:number-rows-spanned="1"/>
          <table:covered-table-cell table:style-name="Default"/>
          <table:table-cell table:style-name="Default" table:number-columns-repeated="8"/>
          <table:table-cell table:number-columns-repeated="2"/>
          <table:table-cell table:style-name="ce2"/>
          <table:table-cell table:number-columns-repeated="6"/>
          <table:table-cell table:style-name="ce73"/>
          <table:table-cell table:style-name="ce4"/>
          <table:table-cell table:number-columns-repeated="3"/>
          <table:table-cell table:style-name="ce73"/>
          <table:table-cell table:style-name="ce4"/>
          <table:table-cell table:number-columns-repeated="968"/>
          <table:table-cell table:style-name="Default"/>
          <table:table-cell table:number-columns-repeated="27"/>
        </table:table-row>
        <table:table-row table:style-name="ro3">
          <table:table-cell table:number-columns-repeated="2"/>
          <table:table-cell table:style-name="ce127" table:number-columns-spanned="2" table:number-rows-spanned="1"/>
          <table:covered-table-cell table:style-name="Default"/>
          <table:table-cell table:style-name="Default" table:number-columns-repeated="9"/>
          <table:table-cell/>
          <table:table-cell table:style-name="ce2"/>
          <table:table-cell table:number-columns-repeated="6"/>
          <table:table-cell table:style-name="ce73"/>
          <table:table-cell table:style-name="ce4"/>
          <table:table-cell table:number-columns-repeated="3"/>
          <table:table-cell table:style-name="ce73"/>
          <table:table-cell table:style-name="ce4"/>
          <table:table-cell table:number-columns-repeated="968"/>
          <table:table-cell table:style-name="Default"/>
          <table:table-cell table:number-columns-repeated="27"/>
        </table:table-row>
        <table:table-row table:style-name="ro3">
          <table:table-cell table:number-columns-repeated="2"/>
          <table:table-cell table:style-name="ce125" table:number-columns-spanned="2" table:number-rows-spanned="1"/>
          <table:covered-table-cell table:style-name="Default"/>
          <table:table-cell table:style-name="Default" table:number-columns-repeated="8"/>
          <table:table-cell table:number-columns-repeated="2"/>
          <table:table-cell table:style-name="ce2"/>
          <table:table-cell table:number-columns-repeated="6"/>
          <table:table-cell table:style-name="ce73"/>
          <table:table-cell table:style-name="ce4"/>
          <table:table-cell table:number-columns-repeated="3"/>
          <table:table-cell table:style-name="ce73"/>
          <table:table-cell table:style-name="ce4"/>
          <table:table-cell table:number-columns-repeated="968"/>
          <table:table-cell table:style-name="Default"/>
          <table:table-cell table:number-columns-repeated="27"/>
        </table:table-row>
        <table:table-row table:style-name="ro3">
          <table:table-cell table:number-columns-repeated="2"/>
          <table:table-cell table:style-name="ce127" table:number-columns-spanned="2" table:number-rows-spanned="1"/>
          <table:covered-table-cell table:style-name="Default"/>
          <table:table-cell table:style-name="Default" table:number-columns-repeated="8"/>
          <table:table-cell table:number-columns-repeated="2"/>
          <table:table-cell table:style-name="ce2"/>
          <table:table-cell table:number-columns-repeated="6"/>
          <table:table-cell table:style-name="ce73"/>
          <table:table-cell table:style-name="ce4"/>
          <table:table-cell table:number-columns-repeated="3"/>
          <table:table-cell table:style-name="ce73"/>
          <table:table-cell table:style-name="ce4"/>
          <table:table-cell table:number-columns-repeated="968"/>
          <table:table-cell table:style-name="Default"/>
          <table:table-cell table:number-columns-repeated="27"/>
        </table:table-row>
        <table:table-row table:style-name="ro3">
          <table:table-cell office:value-type="string" calcext:value-type="string">
            <text:p>Opsi Kembali</text:p>
          </table:table-cell>
          <table:table-cell/>
          <table:table-cell table:style-name="ce125" table:number-columns-spanned="2" table:number-rows-spanned="1"/>
          <table:covered-table-cell table:style-name="Default"/>
          <table:table-cell table:style-name="Default" table:number-columns-repeated="8"/>
          <table:table-cell table:number-columns-repeated="2"/>
          <table:table-cell table:style-name="ce2"/>
          <table:table-cell table:number-columns-repeated="6"/>
          <table:table-cell table:style-name="ce73"/>
          <table:table-cell table:style-name="ce4"/>
          <table:table-cell table:number-columns-repeated="3"/>
          <table:table-cell table:style-name="ce73"/>
          <table:table-cell table:style-name="ce4"/>
          <table:table-cell table:number-columns-repeated="968"/>
          <table:table-cell table:style-name="Default"/>
          <table:table-cell table:number-columns-repeated="27"/>
        </table:table-row>
        <table:table-row table:style-name="ro3">
          <table:table-cell table:style-name="ce4" office:value-type="float" office:value="0" calcext:value-type="float">
            <text:p>0</text:p>
          </table:table-cell>
          <table:table-cell/>
          <table:table-cell table:style-name="ce127"/>
          <table:table-cell table:style-name="ce125"/>
          <table:table-cell table:style-name="Default" table:number-columns-repeated="11"/>
          <table:table-cell table:number-columns-repeated="1009"/>
        </table:table-row>
        <table:table-row table:style-name="ro3">
          <table:table-cell table:number-columns-repeated="2"/>
          <table:table-cell table:style-name="ce125" table:number-columns-repeated="2"/>
          <table:table-cell table:style-name="Default" table:number-columns-repeated="8"/>
          <table:table-cell table:number-columns-repeated="1012"/>
        </table:table-row>
        <table:table-row table:style-name="ro3">
          <table:table-cell table:number-columns-repeated="2"/>
          <table:table-cell table:style-name="ce127"/>
          <table:table-cell table:style-name="ce125"/>
          <table:table-cell table:style-name="Default" table:number-columns-repeated="8"/>
          <table:table-cell table:number-columns-repeated="1012"/>
        </table:table-row>
        <table:table-row table:style-name="ro3">
          <table:table-cell table:number-columns-repeated="2"/>
          <table:table-cell table:style-name="ce125" table:number-columns-repeated="2"/>
          <table:table-cell table:style-name="Default" table:number-columns-repeated="8"/>
          <table:table-cell table:number-columns-repeated="1012"/>
        </table:table-row>
        <table:table-row table:style-name="ro3">
          <table:table-cell table:number-columns-repeated="2"/>
          <table:table-cell table:style-name="ce127"/>
          <table:table-cell table:style-name="ce125"/>
          <table:table-cell table:style-name="Default" table:number-columns-repeated="8"/>
          <table:table-cell table:number-columns-repeated="1012"/>
        </table:table-row>
        <table:table-row table:style-name="ro3">
          <table:table-cell table:number-columns-repeated="2"/>
          <table:table-cell table:style-name="ce125" table:number-columns-repeated="2"/>
          <table:table-cell table:style-name="Default" table:number-columns-repeated="8"/>
          <table:table-cell table:number-columns-repeated="1012"/>
        </table:table-row>
        <table:table-row table:style-name="ro3">
          <table:table-cell table:number-columns-repeated="2"/>
          <table:table-cell table:style-name="ce127"/>
          <table:table-cell table:style-name="ce125"/>
          <table:table-cell table:style-name="Default" table:number-columns-repeated="8"/>
          <table:table-cell table:number-columns-repeated="1012"/>
        </table:table-row>
        <table:table-row table:style-name="ro3">
          <table:table-cell table:number-columns-repeated="2"/>
          <table:table-cell table:style-name="ce125" table:number-columns-repeated="2"/>
          <table:table-cell table:style-name="Default" table:number-columns-repeated="8"/>
          <table:table-cell table:number-columns-repeated="1012"/>
        </table:table-row>
        <table:table-row table:style-name="ro3">
          <table:table-cell table:number-columns-repeated="2"/>
          <table:table-cell table:style-name="ce127"/>
          <table:table-cell table:style-name="ce125"/>
          <table:table-cell table:style-name="Default" table:number-columns-repeated="8"/>
          <table:table-cell table:number-columns-repeated="1012"/>
        </table:table-row>
        <table:table-row table:style-name="ro3">
          <table:table-cell table:number-columns-repeated="2"/>
          <table:table-cell table:style-name="ce125" table:number-columns-repeated="2"/>
          <table:table-cell table:style-name="Default" table:number-columns-repeated="8"/>
          <table:table-cell table:number-columns-repeated="1012"/>
        </table:table-row>
        <table:table-row table:style-name="ro3">
          <table:table-cell table:number-columns-repeated="2"/>
          <table:table-cell table:style-name="ce127"/>
          <table:table-cell table:style-name="ce125"/>
          <table:table-cell table:style-name="Default" table:number-columns-repeated="10"/>
          <table:table-cell table:number-columns-repeated="1010"/>
        </table:table-row>
        <table:table-row table:style-name="ro3">
          <table:table-cell table:number-columns-repeated="2"/>
          <table:table-cell table:style-name="ce125" table:number-columns-repeated="2"/>
          <table:table-cell table:style-name="Default" table:number-columns-repeated="8"/>
          <table:table-cell table:number-columns-repeated="1012"/>
        </table:table-row>
        <table:table-row table:style-name="ro3">
          <table:table-cell table:number-columns-repeated="2"/>
          <table:table-cell table:style-name="ce127"/>
          <table:table-cell table:style-name="ce125"/>
          <table:table-cell table:style-name="Default" table:number-columns-repeated="8"/>
          <table:table-cell table:number-columns-repeated="1012"/>
        </table:table-row>
        <table:table-row table:style-name="ro3">
          <table:table-cell table:number-columns-repeated="2"/>
          <table:table-cell table:style-name="ce125" table:number-columns-repeated="2"/>
          <table:table-cell table:style-name="Default" table:number-columns-repeated="8"/>
          <table:table-cell table:number-columns-repeated="1012"/>
        </table:table-row>
        <table:table-row table:style-name="ro3">
          <table:table-cell table:number-columns-repeated="2"/>
          <table:table-cell table:style-name="ce127"/>
          <table:table-cell table:style-name="ce125"/>
          <table:table-cell table:style-name="Default" table:number-columns-repeated="8"/>
          <table:table-cell table:number-columns-repeated="1012"/>
        </table:table-row>
        <table:table-row table:style-name="ro3">
          <table:table-cell table:number-columns-repeated="2"/>
          <table:table-cell table:style-name="ce125" table:number-columns-repeated="2"/>
          <table:table-cell table:style-name="Default" table:number-columns-repeated="8"/>
          <table:table-cell table:number-columns-repeated="1012"/>
        </table:table-row>
        <table:table-row table:style-name="ro3">
          <table:table-cell table:number-columns-repeated="2"/>
          <table:table-cell table:style-name="ce127"/>
          <table:table-cell table:style-name="ce125"/>
          <table:table-cell table:style-name="Default" table:number-columns-repeated="9"/>
          <table:table-cell table:number-columns-repeated="1011"/>
        </table:table-row>
        <table:table-row table:style-name="ro3">
          <table:table-cell table:number-columns-repeated="2"/>
          <table:table-cell table:style-name="ce125" table:number-columns-repeated="2"/>
          <table:table-cell table:style-name="Default" table:number-columns-repeated="8"/>
          <table:table-cell table:number-columns-repeated="1012"/>
        </table:table-row>
        <table:table-row table:style-name="ro3">
          <table:table-cell table:number-columns-repeated="2"/>
          <table:table-cell table:style-name="ce127"/>
          <table:table-cell table:style-name="ce125"/>
          <table:table-cell table:style-name="Default" table:number-columns-repeated="8"/>
          <table:table-cell table:number-columns-repeated="1012"/>
        </table:table-row>
        <table:table-row table:style-name="ro3">
          <table:table-cell table:number-columns-repeated="2"/>
          <table:table-cell table:style-name="ce125" table:number-columns-repeated="2"/>
          <table:table-cell table:style-name="Default" table:number-columns-repeated="8"/>
          <table:table-cell table:number-columns-repeated="1012"/>
        </table:table-row>
        <table:table-row table:style-name="ro3">
          <table:table-cell table:number-columns-repeated="2"/>
          <table:table-cell table:style-name="ce127"/>
          <table:table-cell table:style-name="ce125"/>
          <table:table-cell table:style-name="Default" table:number-columns-repeated="9"/>
          <table:table-cell table:number-columns-repeated="1011"/>
        </table:table-row>
        <table:table-row table:style-name="ro3">
          <table:table-cell table:number-columns-repeated="2"/>
          <table:table-cell table:style-name="ce125" table:number-columns-repeated="2"/>
          <table:table-cell table:style-name="Default" table:number-columns-repeated="8"/>
          <table:table-cell table:number-columns-repeated="1012"/>
        </table:table-row>
        <table:table-row table:style-name="ro3">
          <table:table-cell table:number-columns-repeated="2"/>
          <table:table-cell table:style-name="ce127"/>
          <table:table-cell table:style-name="ce125"/>
          <table:table-cell table:style-name="Default" table:number-columns-repeated="8"/>
          <table:table-cell table:number-columns-repeated="1012"/>
        </table:table-row>
        <table:table-row table:style-name="ro3" table:number-rows-repeated="2">
          <table:table-cell table:number-columns-repeated="2"/>
          <table:table-cell table:style-name="ce125" table:number-columns-repeated="2"/>
          <table:table-cell table:style-name="Default" table:number-columns-repeated="8"/>
          <table:table-cell table:number-columns-repeated="1012"/>
        </table:table-row>
        <table:table-row table:style-name="ro3">
          <table:table-cell table:number-columns-repeated="2"/>
          <table:table-cell table:style-name="ce127"/>
          <table:table-cell table:style-name="ce125"/>
          <table:table-cell table:style-name="Default" table:number-columns-repeated="8"/>
          <table:table-cell table:number-columns-repeated="1012"/>
        </table:table-row>
        <table:table-row table:style-name="ro3">
          <table:table-cell table:number-columns-repeated="2"/>
          <table:table-cell table:style-name="ce125" table:number-columns-repeated="2"/>
          <table:table-cell table:style-name="Default" table:number-columns-repeated="8"/>
          <table:table-cell table:number-columns-repeated="1012"/>
        </table:table-row>
        <table:table-row table:style-name="ro3">
          <table:table-cell table:number-columns-repeated="2"/>
          <table:table-cell table:style-name="ce127"/>
          <table:table-cell table:style-name="ce125"/>
          <table:table-cell table:style-name="Default" table:number-columns-repeated="8"/>
          <table:table-cell table:number-columns-repeated="1012"/>
        </table:table-row>
        <table:table-row table:style-name="ro3">
          <table:table-cell table:number-columns-repeated="2"/>
          <table:table-cell table:style-name="ce125" table:number-columns-spanned="2" table:number-rows-spanned="1"/>
          <table:covered-table-cell table:style-name="Default"/>
          <table:table-cell table:style-name="Default" table:number-columns-repeated="8"/>
          <table:table-cell table:number-columns-repeated="1012"/>
        </table:table-row>
        <table:table-row table:style-name="ro3">
          <table:table-cell table:number-columns-repeated="2"/>
          <table:table-cell table:style-name="ce127"/>
          <table:table-cell table:style-name="ce125"/>
          <table:table-cell table:style-name="Default" table:number-columns-repeated="8"/>
          <table:table-cell table:number-columns-repeated="1012"/>
        </table:table-row>
        <table:table-row table:style-name="ro3">
          <table:table-cell table:number-columns-repeated="2"/>
          <table:table-cell table:style-name="ce125" table:number-columns-spanned="2" table:number-rows-spanned="1"/>
          <table:covered-table-cell table:style-name="Default"/>
          <table:table-cell table:style-name="Default" table:number-columns-repeated="8"/>
          <table:table-cell table:number-columns-repeated="1012"/>
        </table:table-row>
        <table:table-row table:style-name="ro3">
          <table:table-cell table:number-columns-repeated="2"/>
          <table:table-cell table:style-name="ce127"/>
          <table:table-cell table:style-name="ce125"/>
          <table:table-cell table:style-name="Default" table:number-columns-repeated="10"/>
          <table:table-cell table:number-columns-repeated="1010"/>
        </table:table-row>
        <table:table-row table:style-name="ro3">
          <table:table-cell table:number-columns-repeated="2"/>
          <table:table-cell table:style-name="ce125" table:number-columns-repeated="2"/>
          <table:table-cell table:style-name="Default" table:number-columns-repeated="8"/>
          <table:table-cell table:number-columns-repeated="1012"/>
        </table:table-row>
        <table:table-row table:style-name="ro3">
          <table:table-cell table:number-columns-repeated="2"/>
          <table:table-cell table:style-name="ce43"/>
          <table:table-cell table:style-name="ce125"/>
          <table:table-cell table:style-name="Default" table:number-columns-repeated="8"/>
          <table:table-cell table:number-columns-repeated="1012"/>
        </table:table-row>
        <table:table-row table:style-name="ro3">
          <table:table-cell table:number-columns-repeated="2"/>
          <table:table-cell table:style-name="ce127"/>
          <table:table-cell table:style-name="ce125"/>
          <table:table-cell table:style-name="Default" table:number-columns-repeated="11"/>
          <table:table-cell table:number-columns-repeated="1009"/>
        </table:table-row>
        <table:table-row table:style-name="ro3">
          <table:table-cell table:number-columns-repeated="2"/>
          <table:table-cell table:style-name="ce125" table:number-columns-spanned="2" table:number-rows-spanned="1"/>
          <table:covered-table-cell table:style-name="Default"/>
          <table:table-cell table:style-name="Default" table:number-columns-repeated="8"/>
          <table:table-cell table:number-columns-repeated="1012"/>
        </table:table-row>
        <table:table-row table:style-name="ro3">
          <table:table-cell table:number-columns-repeated="2"/>
          <table:table-cell table:style-name="ce127"/>
          <table:table-cell table:style-name="ce125"/>
          <table:table-cell table:style-name="Default" table:number-columns-repeated="8"/>
          <table:table-cell table:number-columns-repeated="1012"/>
        </table:table-row>
        <table:table-row table:style-name="ro3">
          <table:table-cell table:number-columns-repeated="2"/>
          <table:table-cell table:style-name="ce125" table:number-columns-repeated="2"/>
          <table:table-cell table:style-name="Default" table:number-columns-repeated="8"/>
          <table:table-cell table:number-columns-repeated="1012"/>
        </table:table-row>
        <table:table-row table:style-name="ro3">
          <table:table-cell table:number-columns-repeated="2"/>
          <table:table-cell table:style-name="ce127"/>
          <table:table-cell table:style-name="ce125"/>
          <table:table-cell table:style-name="Default" table:number-columns-repeated="8"/>
          <table:table-cell table:number-columns-repeated="1012"/>
        </table:table-row>
        <table:table-row table:style-name="ro3">
          <table:table-cell table:number-columns-repeated="2"/>
          <table:table-cell table:style-name="ce125" table:number-columns-repeated="2"/>
          <table:table-cell table:style-name="Default" table:number-columns-repeated="8"/>
          <table:table-cell table:number-columns-repeated="1012"/>
        </table:table-row>
        <table:table-row table:style-name="ro3">
          <table:table-cell table:number-columns-repeated="2"/>
          <table:table-cell table:style-name="ce127"/>
          <table:table-cell table:style-name="ce125"/>
          <table:table-cell table:style-name="Default" table:number-columns-repeated="8"/>
          <table:table-cell table:number-columns-repeated="1012"/>
        </table:table-row>
        <table:table-row table:style-name="ro3">
          <table:table-cell table:number-columns-repeated="2"/>
          <table:table-cell table:style-name="ce125" table:number-columns-repeated="2"/>
          <table:table-cell table:style-name="Default" table:number-columns-repeated="8"/>
          <table:table-cell table:number-columns-repeated="1012"/>
        </table:table-row>
        <table:table-row table:style-name="ro3">
          <table:table-cell table:number-columns-repeated="2"/>
          <table:table-cell table:style-name="ce127"/>
          <table:table-cell table:style-name="ce125"/>
          <table:table-cell table:style-name="Default" table:number-columns-repeated="8"/>
          <table:table-cell table:number-columns-repeated="1012"/>
        </table:table-row>
        <table:table-row table:style-name="ro3">
          <table:table-cell table:number-columns-repeated="2"/>
          <table:table-cell table:style-name="ce125" table:number-columns-repeated="2"/>
          <table:table-cell table:style-name="Default" table:number-columns-repeated="8"/>
          <table:table-cell table:number-columns-repeated="1012"/>
        </table:table-row>
        <table:table-row table:style-name="ro3">
          <table:table-cell table:number-columns-repeated="2"/>
          <table:table-cell table:style-name="ce127"/>
          <table:table-cell table:style-name="ce125"/>
          <table:table-cell table:style-name="Default" table:number-columns-repeated="8"/>
          <table:table-cell table:number-columns-repeated="1012"/>
        </table:table-row>
        <table:table-row table:style-name="ro3">
          <table:table-cell table:number-columns-repeated="2"/>
          <table:table-cell table:style-name="ce125" table:number-columns-spanned="2" table:number-rows-spanned="1"/>
          <table:covered-table-cell table:style-name="Default"/>
          <table:table-cell table:style-name="Default" table:number-columns-repeated="8"/>
          <table:table-cell table:number-columns-repeated="1012"/>
        </table:table-row>
        <table:table-row table:style-name="ro3">
          <table:table-cell table:number-columns-repeated="2"/>
          <table:table-cell table:style-name="ce127"/>
          <table:table-cell table:style-name="ce125"/>
          <table:table-cell table:style-name="Default" table:number-columns-repeated="8"/>
          <table:table-cell table:style-name="ce125" table:number-columns-spanned="2" table:number-rows-spanned="1"/>
          <table:covered-table-cell/>
          <table:table-cell table:number-columns-repeated="1010"/>
        </table:table-row>
        <table:table-row table:style-name="ro3">
          <table:table-cell table:number-columns-repeated="2"/>
          <table:table-cell table:style-name="Default" table:number-columns-repeated="10"/>
          <table:table-cell table:number-columns-repeated="1012"/>
        </table:table-row>
        <table:table-row table:style-name="ro3">
          <table:table-cell table:number-columns-repeated="2"/>
          <table:table-cell table:style-name="ce125" table:number-columns-repeated="2"/>
          <table:table-cell table:style-name="Default" table:number-columns-repeated="8"/>
          <table:table-cell table:number-columns-repeated="1012"/>
        </table:table-row>
        <table:table-row table:style-name="ro3">
          <table:table-cell table:number-columns-repeated="2"/>
          <table:table-cell table:style-name="ce127"/>
          <table:table-cell table:style-name="ce125"/>
          <table:table-cell table:style-name="Default" table:number-columns-repeated="8"/>
          <table:table-cell table:number-columns-repeated="1012"/>
        </table:table-row>
        <table:table-row table:style-name="ro3">
          <table:table-cell table:number-columns-repeated="2"/>
          <table:table-cell table:style-name="ce125" table:number-columns-repeated="2"/>
          <table:table-cell table:style-name="Default" table:number-columns-repeated="8"/>
          <table:table-cell table:number-columns-repeated="1012"/>
        </table:table-row>
        <table:table-row table:style-name="ro3">
          <table:table-cell table:number-columns-repeated="2"/>
          <table:table-cell table:style-name="ce127"/>
          <table:table-cell table:style-name="ce125"/>
          <table:table-cell table:style-name="Default" table:number-columns-repeated="8"/>
          <table:table-cell table:number-columns-repeated="1012"/>
        </table:table-row>
        <table:table-row table:style-name="ro3">
          <table:table-cell table:number-columns-repeated="2"/>
          <table:table-cell table:style-name="ce125" table:number-columns-spanned="2" table:number-rows-spanned="1"/>
          <table:covered-table-cell table:style-name="Default"/>
          <table:table-cell table:style-name="Default" table:number-columns-repeated="8"/>
          <table:table-cell table:number-columns-repeated="1012"/>
        </table:table-row>
        <table:table-row table:style-name="ro3">
          <table:table-cell table:number-columns-repeated="2"/>
          <table:table-cell table:style-name="ce33" table:number-columns-spanned="2" table:number-rows-spanned="1"/>
          <table:covered-table-cell table:style-name="Default"/>
          <table:table-cell table:style-name="Default" table:number-columns-repeated="8"/>
          <table:table-cell table:number-columns-repeated="1012"/>
        </table:table-row>
        <table:table-row table:style-name="ro3">
          <table:table-cell table:number-columns-repeated="2"/>
          <table:table-cell table:style-name="ce125" table:number-columns-repeated="4"/>
          <table:table-cell table:number-columns-repeated="1018"/>
        </table:table-row>
        <table:table-row table:style-name="ro3" table:number-rows-repeated="1048461">
          <table:table-cell table:number-columns-repeated="1024"/>
        </table:table-row>
        <table:table-row table:style-name="ro3">
          <table:table-cell table:number-columns-repeated="1024"/>
        </table:table-row>
      </table:table>
      <table:table table:name="jawaban peserta" table:style-name="ta7">
        <office:forms form:automatic-focus="false" form:apply-design-mode="false"/>
        <table:table-column table:style-name="co26" table:default-cell-style-name="ce37"/>
        <table:table-column table:style-name="co27" table:default-cell-style-name="ce37"/>
        <table:table-column table:style-name="co28" table:visibility="collapse" table:default-cell-style-name="ce100"/>
        <table:table-column table:style-name="co15" table:visibility="collapse" table:number-columns-repeated="10" table:default-cell-style-name="Default"/>
        <table:table-column table:style-name="co29" table:visibility="collapse" table:default-cell-style-name="Default"/>
        <table:table-column table:style-name="co30" table:visibility="collapse" table:default-cell-style-name="Default"/>
        <table:table-column table:style-name="co31" table:visibility="collapse" table:default-cell-style-name="ce86"/>
        <table:table-column table:style-name="co32" table:default-cell-style-name="ce87"/>
        <table:table-column table:style-name="co3" table:number-columns-repeated="2" table:default-cell-style-name="ce87"/>
        <table:table-column table:style-name="co3" table:default-cell-style-name="Default"/>
        <table:table-column table:style-name="co33" table:default-cell-style-name="Default"/>
        <table:table-column table:style-name="co15" table:number-columns-repeated="240" table:default-cell-style-name="Default"/>
        <table:table-column table:style-name="co17" table:number-columns-repeated="763" table:default-cell-style-name="Default"/>
        <table:table-row table:style-name="ro3">
          <table:table-cell table:style-name="ce29" office:value-type="string" calcext:value-type="string">
            <text:p>No</text:p>
          </table:table-cell>
          <table:table-cell table:style-name="ce29" office:value-type="string" calcext:value-type="string">
            <text:p>Answer</text:p>
          </table:table-cell>
          <table:table-cell table:style-name="ce98" office:value-type="string" calcext:value-type="string">
            <text:p>Link Answer</text:p>
          </table:table-cell>
          <table:table-cell table:style-name="ce27" office:value-type="string" calcext:value-type="string">
            <text:p>Kategori Character</text:p>
          </table:table-cell>
          <table:table-cell table:style-name="ce27" table:number-columns-repeated="10"/>
          <table:table-cell table:style-name="ce27" table:formula="of:=CONCATENATE([.D1];[.E1];[.F1];[.G1];[.H1];[.I1];[.J1];[.K1];[.L1];[.M1])" office:value-type="string" office:string-value="Kategori Character" calcext:value-type="string">
            <text:p>Kategori Character</text:p>
          </table:table-cell>
          <table:table-cell table:style-name="ce84" office:value-type="string" calcext:value-type="string">
            <text:p>Link Answer View Input</text:p>
          </table:table-cell>
          <table:table-cell table:style-name="ce46" office:value-type="string" calcext:value-type="string">
            <text:p>Answer Reversed</text:p>
          </table:table-cell>
          <table:table-cell table:style-name="ce46" office:value-type="string" calcext:value-type="string">
            <text:p>Interesting</text:p>
          </table:table-cell>
          <table:table-cell table:style-name="ce123"/>
          <table:table-cell/>
          <table:table-cell table:style-name="ce27" office:value-type="string" calcext:value-type="string">
            <text:p>No</text:p>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29" office:value-type="float" office:value="3" calcext:value-type="float">
            <text:p>3</text:p>
          </table:table-cell>
          <table:table-cell table:style-name="ce29" office:value-type="float" office:value="4" calcext:value-type="float">
            <text:p>4</text:p>
          </table:table-cell>
          <table:table-cell table:style-name="ce29" office:value-type="float" office:value="5" calcext:value-type="float">
            <text:p>5</text:p>
          </table:table-cell>
          <table:table-cell table:style-name="ce29" office:value-type="float" office:value="6" calcext:value-type="float">
            <text:p>6</text:p>
          </table:table-cell>
          <table:table-cell table:style-name="ce29" office:value-type="float" office:value="7" calcext:value-type="float">
            <text:p>7</text:p>
          </table:table-cell>
          <table:table-cell table:style-name="ce29" office:value-type="float" office:value="8" calcext:value-type="float">
            <text:p>8</text:p>
          </table:table-cell>
          <table:table-cell table:style-name="ce29" office:value-type="float" office:value="9" calcext:value-type="float">
            <text:p>9</text:p>
          </table:table-cell>
          <table:table-cell table:style-name="ce29" office:value-type="float" office:value="10" calcext:value-type="float">
            <text:p>10</text:p>
          </table:table-cell>
          <table:table-cell table:style-name="ce29" office:value-type="float" office:value="11" calcext:value-type="float">
            <text:p>11</text:p>
          </table:table-cell>
          <table:table-cell table:style-name="ce29" office:value-type="float" office:value="12" calcext:value-type="float">
            <text:p>12</text:p>
          </table:table-cell>
          <table:table-cell table:style-name="ce29" office:value-type="float" office:value="13" calcext:value-type="float">
            <text:p>13</text:p>
          </table:table-cell>
          <table:table-cell table:style-name="ce29" office:value-type="float" office:value="14" calcext:value-type="float">
            <text:p>14</text:p>
          </table:table-cell>
          <table:table-cell table:style-name="ce29" office:value-type="float" office:value="15" calcext:value-type="float">
            <text:p>15</text:p>
          </table:table-cell>
          <table:table-cell table:style-name="ce29" office:value-type="float" office:value="16" calcext:value-type="float">
            <text:p>16</text:p>
          </table:table-cell>
          <table:table-cell table:style-name="ce29" office:value-type="float" office:value="17" calcext:value-type="float">
            <text:p>17</text:p>
          </table:table-cell>
          <table:table-cell table:style-name="ce29" office:value-type="float" office:value="18" calcext:value-type="float">
            <text:p>18</text:p>
          </table:table-cell>
          <table:table-cell table:style-name="ce29" office:value-type="float" office:value="19" calcext:value-type="float">
            <text:p>19</text:p>
          </table:table-cell>
          <table:table-cell table:style-name="ce29" office:value-type="float" office:value="20" calcext:value-type="float">
            <text:p>20</text:p>
          </table:table-cell>
          <table:table-cell table:style-name="ce29" office:value-type="float" office:value="21" calcext:value-type="float">
            <text:p>21</text:p>
          </table:table-cell>
          <table:table-cell table:style-name="ce29" office:value-type="float" office:value="22" calcext:value-type="float">
            <text:p>22</text:p>
          </table:table-cell>
          <table:table-cell table:style-name="ce29" office:value-type="float" office:value="23" calcext:value-type="float">
            <text:p>23</text:p>
          </table:table-cell>
          <table:table-cell table:style-name="ce29" office:value-type="float" office:value="24" calcext:value-type="float">
            <text:p>24</text:p>
          </table:table-cell>
          <table:table-cell table:style-name="ce29" office:value-type="float" office:value="25" calcext:value-type="float">
            <text:p>25</text:p>
          </table:table-cell>
          <table:table-cell table:style-name="ce29" office:value-type="float" office:value="26" calcext:value-type="float">
            <text:p>26</text:p>
          </table:table-cell>
          <table:table-cell table:style-name="ce29" office:value-type="float" office:value="27" calcext:value-type="float">
            <text:p>27</text:p>
          </table:table-cell>
          <table:table-cell table:style-name="ce29" office:value-type="float" office:value="28" calcext:value-type="float">
            <text:p>28</text:p>
          </table:table-cell>
          <table:table-cell table:style-name="ce29" office:value-type="float" office:value="29" calcext:value-type="float">
            <text:p>29</text:p>
          </table:table-cell>
          <table:table-cell table:style-name="ce29" office:value-type="float" office:value="30" calcext:value-type="float">
            <text:p>30</text:p>
          </table:table-cell>
          <table:table-cell table:style-name="ce29" office:value-type="float" office:value="31" calcext:value-type="float">
            <text:p>31</text:p>
          </table:table-cell>
          <table:table-cell table:style-name="ce29" office:value-type="float" office:value="32" calcext:value-type="float">
            <text:p>32</text:p>
          </table:table-cell>
          <table:table-cell table:style-name="ce29" office:value-type="float" office:value="33" calcext:value-type="float">
            <text:p>33</text:p>
          </table:table-cell>
          <table:table-cell table:style-name="ce29" office:value-type="float" office:value="34" calcext:value-type="float">
            <text:p>34</text:p>
          </table:table-cell>
          <table:table-cell table:style-name="ce29" office:value-type="float" office:value="35" calcext:value-type="float">
            <text:p>35</text:p>
          </table:table-cell>
          <table:table-cell table:style-name="ce29" office:value-type="float" office:value="36" calcext:value-type="float">
            <text:p>36</text:p>
          </table:table-cell>
          <table:table-cell table:style-name="ce29" office:value-type="float" office:value="37" calcext:value-type="float">
            <text:p>37</text:p>
          </table:table-cell>
          <table:table-cell table:style-name="ce29" office:value-type="float" office:value="38" calcext:value-type="float">
            <text:p>38</text:p>
          </table:table-cell>
          <table:table-cell table:style-name="ce29" office:value-type="float" office:value="39" calcext:value-type="float">
            <text:p>39</text:p>
          </table:table-cell>
          <table:table-cell table:style-name="ce29" office:value-type="float" office:value="40" calcext:value-type="float">
            <text:p>40</text:p>
          </table:table-cell>
          <table:table-cell table:style-name="ce29" office:value-type="float" office:value="41" calcext:value-type="float">
            <text:p>41</text:p>
          </table:table-cell>
          <table:table-cell table:style-name="ce29" office:value-type="float" office:value="42" calcext:value-type="float">
            <text:p>42</text:p>
          </table:table-cell>
          <table:table-cell table:style-name="ce29" office:value-type="float" office:value="43" calcext:value-type="float">
            <text:p>43</text:p>
          </table:table-cell>
          <table:table-cell table:style-name="ce29" office:value-type="float" office:value="44" calcext:value-type="float">
            <text:p>44</text:p>
          </table:table-cell>
          <table:table-cell table:style-name="ce29" office:value-type="float" office:value="45" calcext:value-type="float">
            <text:p>45</text:p>
          </table:table-cell>
          <table:table-cell table:style-name="ce29" office:value-type="float" office:value="46" calcext:value-type="float">
            <text:p>46</text:p>
          </table:table-cell>
          <table:table-cell table:style-name="ce29" office:value-type="float" office:value="47" calcext:value-type="float">
            <text:p>47</text:p>
          </table:table-cell>
          <table:table-cell table:style-name="ce29" office:value-type="float" office:value="48" calcext:value-type="float">
            <text:p>48</text:p>
          </table:table-cell>
          <table:table-cell table:style-name="ce29" office:value-type="float" office:value="49" calcext:value-type="float">
            <text:p>49</text:p>
          </table:table-cell>
          <table:table-cell table:style-name="ce29" office:value-type="float" office:value="50" calcext:value-type="float">
            <text:p>50</text:p>
          </table:table-cell>
          <table:table-cell table:style-name="ce29" office:value-type="float" office:value="51" calcext:value-type="float">
            <text:p>51</text:p>
          </table:table-cell>
          <table:table-cell table:style-name="ce29" office:value-type="float" office:value="52" calcext:value-type="float">
            <text:p>52</text:p>
          </table:table-cell>
          <table:table-cell table:style-name="ce29" office:value-type="float" office:value="53" calcext:value-type="float">
            <text:p>53</text:p>
          </table:table-cell>
          <table:table-cell table:style-name="ce29" office:value-type="float" office:value="54" calcext:value-type="float">
            <text:p>54</text:p>
          </table:table-cell>
          <table:table-cell table:style-name="ce29" office:value-type="float" office:value="55" calcext:value-type="float">
            <text:p>55</text:p>
          </table:table-cell>
          <table:table-cell table:style-name="ce29" office:value-type="float" office:value="56" calcext:value-type="float">
            <text:p>56</text:p>
          </table:table-cell>
          <table:table-cell table:style-name="ce29" office:value-type="float" office:value="57" calcext:value-type="float">
            <text:p>57</text:p>
          </table:table-cell>
          <table:table-cell table:style-name="ce29" office:value-type="float" office:value="58" calcext:value-type="float">
            <text:p>58</text:p>
          </table:table-cell>
          <table:table-cell table:style-name="ce29" office:value-type="float" office:value="59" calcext:value-type="float">
            <text:p>59</text:p>
          </table:table-cell>
          <table:table-cell table:style-name="ce29" office:value-type="float" office:value="60" calcext:value-type="float">
            <text:p>60</text:p>
          </table:table-cell>
          <table:table-cell table:style-name="ce29" office:value-type="float" office:value="61" calcext:value-type="float">
            <text:p>61</text:p>
          </table:table-cell>
          <table:table-cell table:style-name="ce29" office:value-type="float" office:value="62" calcext:value-type="float">
            <text:p>62</text:p>
          </table:table-cell>
          <table:table-cell table:style-name="ce29" office:value-type="float" office:value="63" calcext:value-type="float">
            <text:p>63</text:p>
          </table:table-cell>
          <table:table-cell table:style-name="ce29" office:value-type="float" office:value="64" calcext:value-type="float">
            <text:p>64</text:p>
          </table:table-cell>
          <table:table-cell table:style-name="ce29" office:value-type="float" office:value="65" calcext:value-type="float">
            <text:p>65</text:p>
          </table:table-cell>
          <table:table-cell table:style-name="ce29" office:value-type="float" office:value="66" calcext:value-type="float">
            <text:p>66</text:p>
          </table:table-cell>
          <table:table-cell table:style-name="ce29" office:value-type="float" office:value="67" calcext:value-type="float">
            <text:p>67</text:p>
          </table:table-cell>
          <table:table-cell table:style-name="ce29" office:value-type="float" office:value="68" calcext:value-type="float">
            <text:p>68</text:p>
          </table:table-cell>
          <table:table-cell table:style-name="ce29" office:value-type="float" office:value="69" calcext:value-type="float">
            <text:p>69</text:p>
          </table:table-cell>
          <table:table-cell table:style-name="ce29" office:value-type="float" office:value="70" calcext:value-type="float">
            <text:p>70</text:p>
          </table:table-cell>
          <table:table-cell table:style-name="ce29" office:value-type="float" office:value="71" calcext:value-type="float">
            <text:p>71</text:p>
          </table:table-cell>
          <table:table-cell table:style-name="ce29" office:value-type="float" office:value="72" calcext:value-type="float">
            <text:p>72</text:p>
          </table:table-cell>
          <table:table-cell table:style-name="ce29" office:value-type="float" office:value="73" calcext:value-type="float">
            <text:p>73</text:p>
          </table:table-cell>
          <table:table-cell table:style-name="ce29" office:value-type="float" office:value="74" calcext:value-type="float">
            <text:p>74</text:p>
          </table:table-cell>
          <table:table-cell table:style-name="ce29" office:value-type="float" office:value="75" calcext:value-type="float">
            <text:p>75</text:p>
          </table:table-cell>
          <table:table-cell table:style-name="ce29" office:value-type="float" office:value="76" calcext:value-type="float">
            <text:p>76</text:p>
          </table:table-cell>
          <table:table-cell table:style-name="ce29" office:value-type="float" office:value="77" calcext:value-type="float">
            <text:p>77</text:p>
          </table:table-cell>
          <table:table-cell table:style-name="ce29" office:value-type="float" office:value="78" calcext:value-type="float">
            <text:p>78</text:p>
          </table:table-cell>
          <table:table-cell table:style-name="ce29" office:value-type="float" office:value="79" calcext:value-type="float">
            <text:p>79</text:p>
          </table:table-cell>
          <table:table-cell table:style-name="ce29" office:value-type="float" office:value="80" calcext:value-type="float">
            <text:p>80</text:p>
          </table:table-cell>
          <table:table-cell table:style-name="ce29" office:value-type="float" office:value="81" calcext:value-type="float">
            <text:p>81</text:p>
          </table:table-cell>
          <table:table-cell table:style-name="ce29" office:value-type="float" office:value="82" calcext:value-type="float">
            <text:p>82</text:p>
          </table:table-cell>
          <table:table-cell table:style-name="ce29" office:value-type="float" office:value="83" calcext:value-type="float">
            <text:p>83</text:p>
          </table:table-cell>
          <table:table-cell table:style-name="ce29" office:value-type="float" office:value="84" calcext:value-type="float">
            <text:p>84</text:p>
          </table:table-cell>
          <table:table-cell table:style-name="ce29" office:value-type="float" office:value="85" calcext:value-type="float">
            <text:p>85</text:p>
          </table:table-cell>
          <table:table-cell table:style-name="ce29" office:value-type="float" office:value="86" calcext:value-type="float">
            <text:p>86</text:p>
          </table:table-cell>
          <table:table-cell table:style-name="ce29" office:value-type="float" office:value="87" calcext:value-type="float">
            <text:p>87</text:p>
          </table:table-cell>
          <table:table-cell table:style-name="ce29" office:value-type="float" office:value="88" calcext:value-type="float">
            <text:p>88</text:p>
          </table:table-cell>
          <table:table-cell table:style-name="ce29" office:value-type="float" office:value="89" calcext:value-type="float">
            <text:p>89</text:p>
          </table:table-cell>
          <table:table-cell table:style-name="ce29" office:value-type="float" office:value="90" calcext:value-type="float">
            <text:p>90</text:p>
          </table:table-cell>
          <table:table-cell table:style-name="ce29" office:value-type="float" office:value="91" calcext:value-type="float">
            <text:p>91</text:p>
          </table:table-cell>
          <table:table-cell table:style-name="ce29" office:value-type="float" office:value="92" calcext:value-type="float">
            <text:p>92</text:p>
          </table:table-cell>
          <table:table-cell table:style-name="ce29" office:value-type="float" office:value="93" calcext:value-type="float">
            <text:p>93</text:p>
          </table:table-cell>
          <table:table-cell table:style-name="ce29" office:value-type="float" office:value="94" calcext:value-type="float">
            <text:p>94</text:p>
          </table:table-cell>
          <table:table-cell table:style-name="ce29" office:value-type="float" office:value="95" calcext:value-type="float">
            <text:p>95</text:p>
          </table:table-cell>
          <table:table-cell table:style-name="ce29" office:value-type="float" office:value="96" calcext:value-type="float">
            <text:p>96</text:p>
          </table:table-cell>
          <table:table-cell table:style-name="ce29" office:value-type="float" office:value="97" calcext:value-type="float">
            <text:p>97</text:p>
          </table:table-cell>
          <table:table-cell table:style-name="ce29" office:value-type="float" office:value="98" calcext:value-type="float">
            <text:p>98</text:p>
          </table:table-cell>
          <table:table-cell table:style-name="ce29" office:value-type="float" office:value="99" calcext:value-type="float">
            <text:p>99</text:p>
          </table:table-cell>
          <table:table-cell table:style-name="ce29" office:value-type="float" office:value="100" calcext:value-type="float">
            <text:p>100</text:p>
          </table:table-cell>
          <table:table-cell table:style-name="ce29" office:value-type="float" office:value="101" calcext:value-type="float">
            <text:p>101</text:p>
          </table:table-cell>
          <table:table-cell table:style-name="ce29" office:value-type="float" office:value="102" calcext:value-type="float">
            <text:p>102</text:p>
          </table:table-cell>
          <table:table-cell table:style-name="ce29" office:value-type="float" office:value="103" calcext:value-type="float">
            <text:p>103</text:p>
          </table:table-cell>
          <table:table-cell table:style-name="ce29" office:value-type="float" office:value="104" calcext:value-type="float">
            <text:p>104</text:p>
          </table:table-cell>
          <table:table-cell table:style-name="ce29" office:value-type="float" office:value="105" calcext:value-type="float">
            <text:p>105</text:p>
          </table:table-cell>
          <table:table-cell table:style-name="ce29" office:value-type="float" office:value="106" calcext:value-type="float">
            <text:p>106</text:p>
          </table:table-cell>
          <table:table-cell table:style-name="ce29" office:value-type="float" office:value="107" calcext:value-type="float">
            <text:p>107</text:p>
          </table:table-cell>
          <table:table-cell table:style-name="ce29" office:value-type="float" office:value="108" calcext:value-type="float">
            <text:p>108</text:p>
          </table:table-cell>
          <table:table-cell table:style-name="ce29" office:value-type="float" office:value="109" calcext:value-type="float">
            <text:p>109</text:p>
          </table:table-cell>
          <table:table-cell table:style-name="ce29" office:value-type="float" office:value="110" calcext:value-type="float">
            <text:p>110</text:p>
          </table:table-cell>
          <table:table-cell table:style-name="ce29" office:value-type="float" office:value="111" calcext:value-type="float">
            <text:p>111</text:p>
          </table:table-cell>
          <table:table-cell table:style-name="ce29" office:value-type="float" office:value="112" calcext:value-type="float">
            <text:p>112</text:p>
          </table:table-cell>
          <table:table-cell table:style-name="ce29" office:value-type="float" office:value="113" calcext:value-type="float">
            <text:p>113</text:p>
          </table:table-cell>
          <table:table-cell table:style-name="ce29" office:value-type="float" office:value="114" calcext:value-type="float">
            <text:p>114</text:p>
          </table:table-cell>
          <table:table-cell table:style-name="ce29" office:value-type="float" office:value="115" calcext:value-type="float">
            <text:p>115</text:p>
          </table:table-cell>
          <table:table-cell table:style-name="ce29" office:value-type="float" office:value="116" calcext:value-type="float">
            <text:p>116</text:p>
          </table:table-cell>
          <table:table-cell table:style-name="ce29" office:value-type="float" office:value="117" calcext:value-type="float">
            <text:p>117</text:p>
          </table:table-cell>
          <table:table-cell table:style-name="ce29" office:value-type="float" office:value="118" calcext:value-type="float">
            <text:p>118</text:p>
          </table:table-cell>
          <table:table-cell table:style-name="ce29" office:value-type="float" office:value="119" calcext:value-type="float">
            <text:p>119</text:p>
          </table:table-cell>
          <table:table-cell table:style-name="ce29" office:value-type="float" office:value="120" calcext:value-type="float">
            <text:p>120</text:p>
          </table:table-cell>
          <table:table-cell table:style-name="ce29" office:value-type="float" office:value="121" calcext:value-type="float">
            <text:p>121</text:p>
          </table:table-cell>
          <table:table-cell table:style-name="ce29" office:value-type="float" office:value="122" calcext:value-type="float">
            <text:p>122</text:p>
          </table:table-cell>
          <table:table-cell table:style-name="ce29" office:value-type="float" office:value="123" calcext:value-type="float">
            <text:p>123</text:p>
          </table:table-cell>
          <table:table-cell table:style-name="ce29" office:value-type="float" office:value="124" calcext:value-type="float">
            <text:p>124</text:p>
          </table:table-cell>
          <table:table-cell table:style-name="ce29" office:value-type="float" office:value="125" calcext:value-type="float">
            <text:p>125</text:p>
          </table:table-cell>
          <table:table-cell table:style-name="ce29" office:value-type="float" office:value="126" calcext:value-type="float">
            <text:p>126</text:p>
          </table:table-cell>
          <table:table-cell table:style-name="ce29" office:value-type="float" office:value="127" calcext:value-type="float">
            <text:p>127</text:p>
          </table:table-cell>
          <table:table-cell table:style-name="ce29" office:value-type="float" office:value="128" calcext:value-type="float">
            <text:p>128</text:p>
          </table:table-cell>
          <table:table-cell table:style-name="ce29" office:value-type="float" office:value="129" calcext:value-type="float">
            <text:p>129</text:p>
          </table:table-cell>
          <table:table-cell table:style-name="ce29" office:value-type="float" office:value="130" calcext:value-type="float">
            <text:p>130</text:p>
          </table:table-cell>
          <table:table-cell table:style-name="ce29" office:value-type="float" office:value="131" calcext:value-type="float">
            <text:p>131</text:p>
          </table:table-cell>
          <table:table-cell table:style-name="ce29" office:value-type="float" office:value="132" calcext:value-type="float">
            <text:p>132</text:p>
          </table:table-cell>
          <table:table-cell table:style-name="ce29" office:value-type="float" office:value="133" calcext:value-type="float">
            <text:p>133</text:p>
          </table:table-cell>
          <table:table-cell table:style-name="ce29" office:value-type="float" office:value="134" calcext:value-type="float">
            <text:p>134</text:p>
          </table:table-cell>
          <table:table-cell table:style-name="ce29" office:value-type="float" office:value="135" calcext:value-type="float">
            <text:p>135</text:p>
          </table:table-cell>
          <table:table-cell table:style-name="ce29" office:value-type="float" office:value="136" calcext:value-type="float">
            <text:p>136</text:p>
          </table:table-cell>
          <table:table-cell table:style-name="ce29" office:value-type="float" office:value="137" calcext:value-type="float">
            <text:p>137</text:p>
          </table:table-cell>
          <table:table-cell table:style-name="ce29" office:value-type="float" office:value="138" calcext:value-type="float">
            <text:p>138</text:p>
          </table:table-cell>
          <table:table-cell table:style-name="ce29" office:value-type="float" office:value="139" calcext:value-type="float">
            <text:p>139</text:p>
          </table:table-cell>
          <table:table-cell table:style-name="ce29" office:value-type="float" office:value="140" calcext:value-type="float">
            <text:p>140</text:p>
          </table:table-cell>
          <table:table-cell table:style-name="ce29" office:value-type="float" office:value="141" calcext:value-type="float">
            <text:p>141</text:p>
          </table:table-cell>
          <table:table-cell table:style-name="ce29" office:value-type="float" office:value="142" calcext:value-type="float">
            <text:p>142</text:p>
          </table:table-cell>
          <table:table-cell table:style-name="ce29" office:value-type="float" office:value="143" calcext:value-type="float">
            <text:p>143</text:p>
          </table:table-cell>
          <table:table-cell table:style-name="ce29" office:value-type="float" office:value="144" calcext:value-type="float">
            <text:p>144</text:p>
          </table:table-cell>
          <table:table-cell table:style-name="ce29" office:value-type="float" office:value="145" calcext:value-type="float">
            <text:p>145</text:p>
          </table:table-cell>
          <table:table-cell table:style-name="ce29" office:value-type="float" office:value="146" calcext:value-type="float">
            <text:p>146</text:p>
          </table:table-cell>
          <table:table-cell table:style-name="ce29" office:value-type="float" office:value="147" calcext:value-type="float">
            <text:p>147</text:p>
          </table:table-cell>
          <table:table-cell table:style-name="ce29" office:value-type="float" office:value="148" calcext:value-type="float">
            <text:p>148</text:p>
          </table:table-cell>
          <table:table-cell table:style-name="ce29" office:value-type="float" office:value="149" calcext:value-type="float">
            <text:p>149</text:p>
          </table:table-cell>
          <table:table-cell table:style-name="ce29" office:value-type="float" office:value="150" calcext:value-type="float">
            <text:p>150</text:p>
          </table:table-cell>
          <table:table-cell table:style-name="ce29" office:value-type="float" office:value="151" calcext:value-type="float">
            <text:p>151</text:p>
          </table:table-cell>
          <table:table-cell table:style-name="ce29" office:value-type="float" office:value="152" calcext:value-type="float">
            <text:p>152</text:p>
          </table:table-cell>
          <table:table-cell table:style-name="ce29" office:value-type="float" office:value="153" calcext:value-type="float">
            <text:p>153</text:p>
          </table:table-cell>
          <table:table-cell table:style-name="ce29" office:value-type="float" office:value="154" calcext:value-type="float">
            <text:p>154</text:p>
          </table:table-cell>
          <table:table-cell table:style-name="ce29" office:value-type="float" office:value="155" calcext:value-type="float">
            <text:p>155</text:p>
          </table:table-cell>
          <table:table-cell table:style-name="ce29" office:value-type="float" office:value="156" calcext:value-type="float">
            <text:p>156</text:p>
          </table:table-cell>
          <table:table-cell table:style-name="ce29" office:value-type="float" office:value="157" calcext:value-type="float">
            <text:p>157</text:p>
          </table:table-cell>
          <table:table-cell table:style-name="ce29" office:value-type="float" office:value="158" calcext:value-type="float">
            <text:p>158</text:p>
          </table:table-cell>
          <table:table-cell table:style-name="ce29" office:value-type="float" office:value="159" calcext:value-type="float">
            <text:p>159</text:p>
          </table:table-cell>
          <table:table-cell table:style-name="ce29" office:value-type="float" office:value="160" calcext:value-type="float">
            <text:p>160</text:p>
          </table:table-cell>
          <table:table-cell table:style-name="ce29" office:value-type="float" office:value="161" calcext:value-type="float">
            <text:p>161</text:p>
          </table:table-cell>
          <table:table-cell table:style-name="ce29" office:value-type="float" office:value="162" calcext:value-type="float">
            <text:p>162</text:p>
          </table:table-cell>
          <table:table-cell table:style-name="ce29" office:value-type="float" office:value="163" calcext:value-type="float">
            <text:p>163</text:p>
          </table:table-cell>
          <table:table-cell table:style-name="ce29" office:value-type="float" office:value="164" calcext:value-type="float">
            <text:p>164</text:p>
          </table:table-cell>
          <table:table-cell table:style-name="ce29" office:value-type="float" office:value="165" calcext:value-type="float">
            <text:p>165</text:p>
          </table:table-cell>
          <table:table-cell table:style-name="ce29" office:value-type="float" office:value="166" calcext:value-type="float">
            <text:p>166</text:p>
          </table:table-cell>
          <table:table-cell table:style-name="ce29" office:value-type="float" office:value="167" calcext:value-type="float">
            <text:p>167</text:p>
          </table:table-cell>
          <table:table-cell table:style-name="ce29" office:value-type="float" office:value="168" calcext:value-type="float">
            <text:p>168</text:p>
          </table:table-cell>
          <table:table-cell table:style-name="ce29" office:value-type="float" office:value="169" calcext:value-type="float">
            <text:p>169</text:p>
          </table:table-cell>
          <table:table-cell table:style-name="ce29" office:value-type="float" office:value="170" calcext:value-type="float">
            <text:p>170</text:p>
          </table:table-cell>
          <table:table-cell table:style-name="ce29" office:value-type="float" office:value="171" calcext:value-type="float">
            <text:p>171</text:p>
          </table:table-cell>
          <table:table-cell table:style-name="ce29" office:value-type="float" office:value="172" calcext:value-type="float">
            <text:p>172</text:p>
          </table:table-cell>
          <table:table-cell table:style-name="ce29" office:value-type="float" office:value="173" calcext:value-type="float">
            <text:p>173</text:p>
          </table:table-cell>
          <table:table-cell table:style-name="ce29" office:value-type="float" office:value="174" calcext:value-type="float">
            <text:p>174</text:p>
          </table:table-cell>
          <table:table-cell table:style-name="ce29" office:value-type="float" office:value="175" calcext:value-type="float">
            <text:p>175</text:p>
          </table:table-cell>
          <table:table-cell table:style-name="ce29" office:value-type="float" office:value="176" calcext:value-type="float">
            <text:p>176</text:p>
          </table:table-cell>
          <table:table-cell table:style-name="ce29" office:value-type="float" office:value="177" calcext:value-type="float">
            <text:p>177</text:p>
          </table:table-cell>
          <table:table-cell table:style-name="ce29" office:value-type="float" office:value="178" calcext:value-type="float">
            <text:p>178</text:p>
          </table:table-cell>
          <table:table-cell table:style-name="ce29" office:value-type="float" office:value="179" calcext:value-type="float">
            <text:p>179</text:p>
          </table:table-cell>
          <table:table-cell table:style-name="ce29" office:value-type="float" office:value="180" calcext:value-type="float">
            <text:p>180</text:p>
          </table:table-cell>
          <table:table-cell table:style-name="ce29" office:value-type="float" office:value="181" calcext:value-type="float">
            <text:p>181</text:p>
          </table:table-cell>
          <table:table-cell table:style-name="ce29" office:value-type="float" office:value="182" calcext:value-type="float">
            <text:p>182</text:p>
          </table:table-cell>
          <table:table-cell table:style-name="ce29" office:value-type="float" office:value="183" calcext:value-type="float">
            <text:p>183</text:p>
          </table:table-cell>
          <table:table-cell table:style-name="ce29" office:value-type="float" office:value="184" calcext:value-type="float">
            <text:p>184</text:p>
          </table:table-cell>
          <table:table-cell table:style-name="ce29" office:value-type="float" office:value="185" calcext:value-type="float">
            <text:p>185</text:p>
          </table:table-cell>
          <table:table-cell table:style-name="ce29" office:value-type="float" office:value="186" calcext:value-type="float">
            <text:p>186</text:p>
          </table:table-cell>
          <table:table-cell table:style-name="ce29" office:value-type="float" office:value="187" calcext:value-type="float">
            <text:p>187</text:p>
          </table:table-cell>
          <table:table-cell table:style-name="ce29" office:value-type="float" office:value="188" calcext:value-type="float">
            <text:p>188</text:p>
          </table:table-cell>
          <table:table-cell table:style-name="ce29" office:value-type="float" office:value="189" calcext:value-type="float">
            <text:p>189</text:p>
          </table:table-cell>
          <table:table-cell table:style-name="ce29" office:value-type="float" office:value="190" calcext:value-type="float">
            <text:p>190</text:p>
          </table:table-cell>
          <table:table-cell table:style-name="ce29" office:value-type="float" office:value="191" calcext:value-type="float">
            <text:p>191</text:p>
          </table:table-cell>
          <table:table-cell table:style-name="ce29" office:value-type="float" office:value="192" calcext:value-type="float">
            <text:p>192</text:p>
          </table:table-cell>
          <table:table-cell table:style-name="ce29" office:value-type="float" office:value="193" calcext:value-type="float">
            <text:p>193</text:p>
          </table:table-cell>
          <table:table-cell table:style-name="ce29" office:value-type="float" office:value="194" calcext:value-type="float">
            <text:p>194</text:p>
          </table:table-cell>
          <table:table-cell table:style-name="ce29" office:value-type="float" office:value="195" calcext:value-type="float">
            <text:p>195</text:p>
          </table:table-cell>
          <table:table-cell table:style-name="ce29" office:value-type="float" office:value="196" calcext:value-type="float">
            <text:p>196</text:p>
          </table:table-cell>
          <table:table-cell table:style-name="ce29" office:value-type="float" office:value="197" calcext:value-type="float">
            <text:p>197</text:p>
          </table:table-cell>
          <table:table-cell table:style-name="ce29" office:value-type="float" office:value="198" calcext:value-type="float">
            <text:p>198</text:p>
          </table:table-cell>
          <table:table-cell table:style-name="ce29" office:value-type="float" office:value="199" calcext:value-type="float">
            <text:p>199</text:p>
          </table:table-cell>
          <table:table-cell table:style-name="ce29" office:value-type="float" office:value="200" calcext:value-type="float">
            <text:p>200</text:p>
          </table:table-cell>
          <table:table-cell table:style-name="ce29" office:value-type="float" office:value="201" calcext:value-type="float">
            <text:p>201</text:p>
          </table:table-cell>
          <table:table-cell table:style-name="ce29" office:value-type="float" office:value="202" calcext:value-type="float">
            <text:p>202</text:p>
          </table:table-cell>
          <table:table-cell table:style-name="ce29" office:value-type="float" office:value="203" calcext:value-type="float">
            <text:p>203</text:p>
          </table:table-cell>
          <table:table-cell table:style-name="ce29" office:value-type="float" office:value="204" calcext:value-type="float">
            <text:p>204</text:p>
          </table:table-cell>
          <table:table-cell table:style-name="ce29" office:value-type="float" office:value="205" calcext:value-type="float">
            <text:p>205</text:p>
          </table:table-cell>
          <table:table-cell table:style-name="ce29" office:value-type="float" office:value="206" calcext:value-type="float">
            <text:p>206</text:p>
          </table:table-cell>
          <table:table-cell table:style-name="ce29" office:value-type="float" office:value="207" calcext:value-type="float">
            <text:p>207</text:p>
          </table:table-cell>
          <table:table-cell table:style-name="ce29" office:value-type="float" office:value="208" calcext:value-type="float">
            <text:p>208</text:p>
          </table:table-cell>
          <table:table-cell table:style-name="ce29" office:value-type="float" office:value="209" calcext:value-type="float">
            <text:p>209</text:p>
          </table:table-cell>
          <table:table-cell table:style-name="ce29" office:value-type="float" office:value="210" calcext:value-type="float">
            <text:p>210</text:p>
          </table:table-cell>
          <table:table-cell table:style-name="ce29" office:value-type="float" office:value="211" calcext:value-type="float">
            <text:p>211</text:p>
          </table:table-cell>
          <table:table-cell table:style-name="ce29" office:value-type="float" office:value="212" calcext:value-type="float">
            <text:p>212</text:p>
          </table:table-cell>
          <table:table-cell table:style-name="ce29" office:value-type="float" office:value="213" calcext:value-type="float">
            <text:p>213</text:p>
          </table:table-cell>
          <table:table-cell table:style-name="ce29" office:value-type="float" office:value="214" calcext:value-type="float">
            <text:p>214</text:p>
          </table:table-cell>
          <table:table-cell table:style-name="ce29" office:value-type="float" office:value="215" calcext:value-type="float">
            <text:p>215</text:p>
          </table:table-cell>
          <table:table-cell table:style-name="ce29" office:value-type="float" office:value="216" calcext:value-type="float">
            <text:p>216</text:p>
          </table:table-cell>
          <table:table-cell table:style-name="ce29" office:value-type="float" office:value="217" calcext:value-type="float">
            <text:p>217</text:p>
          </table:table-cell>
          <table:table-cell table:style-name="ce29" office:value-type="float" office:value="218" calcext:value-type="float">
            <text:p>218</text:p>
          </table:table-cell>
          <table:table-cell table:style-name="ce29" office:value-type="float" office:value="219" calcext:value-type="float">
            <text:p>219</text:p>
          </table:table-cell>
          <table:table-cell table:style-name="ce29" office:value-type="float" office:value="220" calcext:value-type="float">
            <text:p>220</text:p>
          </table:table-cell>
          <table:table-cell table:style-name="ce29" office:value-type="float" office:value="221" calcext:value-type="float">
            <text:p>221</text:p>
          </table:table-cell>
          <table:table-cell table:style-name="ce29" office:value-type="float" office:value="222" calcext:value-type="float">
            <text:p>222</text:p>
          </table:table-cell>
          <table:table-cell table:style-name="ce29" office:value-type="float" office:value="223" calcext:value-type="float">
            <text:p>223</text:p>
          </table:table-cell>
          <table:table-cell table:style-name="ce29" office:value-type="float" office:value="224" calcext:value-type="float">
            <text:p>224</text:p>
          </table:table-cell>
          <table:table-cell table:style-name="ce29" office:value-type="float" office:value="225" calcext:value-type="float">
            <text:p>225</text:p>
          </table:table-cell>
          <table:table-cell table:style-name="ce29" office:value-type="float" office:value="226" calcext:value-type="float">
            <text:p>226</text:p>
          </table:table-cell>
          <table:table-cell table:style-name="ce29" office:value-type="float" office:value="227" calcext:value-type="float">
            <text:p>227</text:p>
          </table:table-cell>
          <table:table-cell table:style-name="ce29" office:value-type="float" office:value="228" calcext:value-type="float">
            <text:p>228</text:p>
          </table:table-cell>
          <table:table-cell table:style-name="ce29" office:value-type="float" office:value="229" calcext:value-type="float">
            <text:p>229</text:p>
          </table:table-cell>
          <table:table-cell table:style-name="ce29" office:value-type="float" office:value="230" calcext:value-type="float">
            <text:p>230</text:p>
          </table:table-cell>
          <table:table-cell table:style-name="ce29" office:value-type="float" office:value="231" calcext:value-type="float">
            <text:p>231</text:p>
          </table:table-cell>
          <table:table-cell table:style-name="ce29" office:value-type="float" office:value="232" calcext:value-type="float">
            <text:p>232</text:p>
          </table:table-cell>
          <table:table-cell table:style-name="ce29" office:value-type="float" office:value="233" calcext:value-type="float">
            <text:p>233</text:p>
          </table:table-cell>
          <table:table-cell table:style-name="ce29" office:value-type="float" office:value="234" calcext:value-type="float">
            <text:p>234</text:p>
          </table:table-cell>
          <table:table-cell table:style-name="ce29" office:value-type="float" office:value="235" calcext:value-type="float">
            <text:p>235</text:p>
          </table:table-cell>
          <table:table-cell table:style-name="ce29" office:value-type="float" office:value="236" calcext:value-type="float">
            <text:p>236</text:p>
          </table:table-cell>
          <table:table-cell table:style-name="ce29" office:value-type="float" office:value="237" calcext:value-type="float">
            <text:p>237</text:p>
          </table:table-cell>
          <table:table-cell table:style-name="ce29" office:value-type="float" office:value="238" calcext:value-type="float">
            <text:p>238</text:p>
          </table:table-cell>
          <table:table-cell table:style-name="ce29" office:value-type="float" office:value="239" calcext:value-type="float">
            <text:p>239</text:p>
          </table:table-cell>
          <table:table-cell table:style-name="ce29" office:value-type="float" office:value="240" calcext:value-type="float">
            <text:p>240</text:p>
          </table:table-cell>
          <table:table-cell table:number-columns-repeated="763"/>
        </table:table-row>
        <table:table-row table:style-name="ro3">
          <table:table-cell table:style-name="ce29" office:value-type="float" office:value="1" calcext:value-type="float">
            <text:p>1</text:p>
          </table:table-cell>
          <table:table-cell table:style-name="ce98" office:value-type="float" office:value="4" calcext:value-type="float">
            <text:p>4</text:p>
          </table:table-cell>
          <table:table-cell table:style-name="ce98" table:formula="of:=IF([.R2]=&quot;&quot;;IF([.Q2]=&quot;R&quot;;VLOOKUP([.P2];[$'olah data'.$R$3:$'olah data'.$S$7];2);[.P2]);IF([.R2]=[.P2];[.P2];[.Q2]))" office:value-type="float" office:value="4" calcext:value-type="float">
            <text:p>4</text:p>
          </table:table-cell>
          <table:table-cell table:style-name="ce27" table:formula="of:=IFERROR(INDEX([$'olah data'.$B$4:$'olah data'.$N$39];MATCH([.$A2];[$'olah data'.D$4:$'olah data'.D$39];0);2);&quot;&quot;)" office:value-type="string" office:string-value="Exploratory excitability v. stoic rigidity (10 items)" calcext:value-type="string">
            <text:p>Exploratory excitability v. stoic rigidity (10 items)</text:p>
          </table:table-cell>
          <table:table-cell table:style-name="ce27" table:formula="of:=IFERROR(INDEX([$'olah data'.$B$4:$'olah data'.$N$39];MATCH([.$A2];[$'olah data'.E$4:$'olah data'.E$39];0);2);&quot;&quot;)">
            <text:p/>
          </table:table-cell>
          <table:table-cell table:style-name="ce27" table:formula="of:=IFERROR(INDEX([$'olah data'.$B$4:$'olah data'.$N$39];MATCH([.$A2];[$'olah data'.F$4:$'olah data'.F$39];0);2);&quot;&quot;)">
            <text:p/>
          </table:table-cell>
          <table:table-cell table:style-name="ce27" table:formula="of:=IFERROR(INDEX([$'olah data'.$B$4:$'olah data'.$N$39];MATCH([.$A2];[$'olah data'.G$4:$'olah data'.G$39];0);2);&quot;&quot;)">
            <text:p/>
          </table:table-cell>
          <table:table-cell table:style-name="ce27" table:formula="of:=IFERROR(INDEX([$'olah data'.$B$4:$'olah data'.$N$39];MATCH([.$A2];[$'olah data'.H$4:$'olah data'.H$39];0);2);&quot;&quot;)">
            <text:p/>
          </table:table-cell>
          <table:table-cell table:style-name="ce27" table:formula="of:=IFERROR(INDEX([$'olah data'.$B$4:$'olah data'.$N$39];MATCH([.$A2];[$'olah data'.I$4:$'olah data'.I$39];0);2);&quot;&quot;)">
            <text:p/>
          </table:table-cell>
          <table:table-cell table:style-name="ce27" table:formula="of:=IFERROR(INDEX([$'olah data'.$B$4:$'olah data'.$N$39];MATCH([.$A2];[$'olah data'.J$4:$'olah data'.J$39];0);2);&quot;&quot;)">
            <text:p/>
          </table:table-cell>
          <table:table-cell table:style-name="ce27" table:formula="of:=IFERROR(INDEX([$'olah data'.$B$4:$'olah data'.$N$39];MATCH([.$A2];[$'olah data'.K$4:$'olah data'.K$39];0);2);&quot;&quot;)">
            <text:p/>
          </table:table-cell>
          <table:table-cell table:style-name="ce27" table:formula="of:=IFERROR(INDEX([$'olah data'.$B$4:$'olah data'.$N$39];MATCH([.$A2];[$'olah data'.L$4:$'olah data'.L$39];0);2);&quot;&quot;)">
            <text:p/>
          </table:table-cell>
          <table:table-cell table:style-name="ce27" table:formula="of:=IFERROR(INDEX([$'olah data'.$B$4:$'olah data'.$N$39];MATCH([.$A2];[$'olah data'.M$4:$'olah data'.M$39];0);2);&quot;&quot;)">
            <text:p/>
          </table:table-cell>
          <table:table-cell table:style-name="ce27" table:formula="of:=IFERROR(INDEX([$'olah data'.$B$4:$'olah data'.$N$39];MATCH([.$A2];[$'olah data'.N$4:$'olah data'.N$39];0);2);&quot;&quot;)">
            <text:p/>
          </table:table-cell>
          <table:table-cell table:style-name="ce27" table:formula="of:=CONCATENATE([.D2];[.E2];[.F2];[.G2];[.H2];[.I2];[.J2];[.K2];[.L2];[.M2];[.N2])" office:value-type="string" office:string-value="Exploratory excitability v. stoic rigidity (10 items)" calcext:value-type="string">
            <text:p>Exploratory excitability v. stoic rigidity (10 items)</text:p>
          </table:table-cell>
          <table:table-cell table:style-name="ce84" table:formula="of:=[$'View Input'.B11]" office:value-type="float" office:value="2" calcext:value-type="float">
            <text:p>2</text:p>
          </table:table-cell>
          <table:table-cell table:style-name="ce46" office:value-type="string" calcext:value-type="string">
            <text:p>R</text:p>
          </table:table-cell>
          <table:table-cell table:style-name="ce46"/>
          <table:table-cell table:style-name="ce123"/>
          <table:table-cell/>
          <table:table-cell table:style-name="ce27"/>
          <table:table-cell table:style-name="ce29" office:value-type="float" office:value="4" calcext:value-type="float">
            <text:p>4</text:p>
          </table:table-cell>
          <table:table-cell table:style-name="ce29" office:value-type="float" office:value="5" calcext:value-type="float">
            <text:p>5</text:p>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29" office:value-type="float" office:value="3" calcext:value-type="float">
            <text:p>3</text:p>
          </table:table-cell>
          <table:table-cell table:style-name="ce29" office:value-type="float" office:value="5" calcext:value-type="float">
            <text:p>5</text:p>
          </table:table-cell>
          <table:table-cell table:style-name="ce29" office:value-type="float" office:value="1" calcext:value-type="float">
            <text:p>1</text:p>
          </table:table-cell>
          <table:table-cell table:style-name="ce29" office:value-type="float" office:value="5" calcext:value-type="float">
            <text:p>5</text:p>
          </table:table-cell>
          <table:table-cell table:style-name="ce29" office:value-type="float" office:value="4" calcext:value-type="float">
            <text:p>4</text:p>
          </table:table-cell>
          <table:table-cell table:style-name="ce29" office:value-type="float" office:value="1" calcext:value-type="float">
            <text:p>1</text:p>
          </table:table-cell>
          <table:table-cell table:number-columns-repeated="2" table:style-name="ce29" office:value-type="float" office:value="2" calcext:value-type="float">
            <text:p>2</text:p>
          </table:table-cell>
          <table:table-cell table:style-name="ce29" office:value-type="float" office:value="3" calcext:value-type="float">
            <text:p>3</text:p>
          </table:table-cell>
          <table:table-cell table:style-name="ce29" office:value-type="float" office:value="5" calcext:value-type="float">
            <text:p>5</text:p>
          </table:table-cell>
          <table:table-cell table:style-name="ce29" office:value-type="float" office:value="2" calcext:value-type="float">
            <text:p>2</text:p>
          </table:table-cell>
          <table:table-cell table:style-name="ce29" office:value-type="float" office:value="1" calcext:value-type="float">
            <text:p>1</text:p>
          </table:table-cell>
          <table:table-cell table:style-name="ce29" office:value-type="float" office:value="4" calcext:value-type="float">
            <text:p>4</text:p>
          </table:table-cell>
          <table:table-cell table:style-name="ce29" office:value-type="float" office:value="3" calcext:value-type="float">
            <text:p>3</text:p>
          </table:table-cell>
          <table:table-cell table:style-name="ce29" office:value-type="float" office:value="5" calcext:value-type="float">
            <text:p>5</text:p>
          </table:table-cell>
          <table:table-cell table:style-name="ce29" office:value-type="float" office:value="3" calcext:value-type="float">
            <text:p>3</text:p>
          </table:table-cell>
          <table:table-cell table:style-name="ce29" office:value-type="float" office:value="4" calcext:value-type="float">
            <text:p>4</text:p>
          </table:table-cell>
          <table:table-cell table:style-name="ce29" office:value-type="float" office:value="1" calcext:value-type="float">
            <text:p>1</text:p>
          </table:table-cell>
          <table:table-cell table:style-name="ce29" office:value-type="float" office:value="3" calcext:value-type="float">
            <text:p>3</text:p>
          </table:table-cell>
          <table:table-cell table:number-columns-repeated="4" table:style-name="ce29" office:value-type="float" office:value="1" calcext:value-type="float">
            <text:p>1</text:p>
          </table:table-cell>
          <table:table-cell table:style-name="ce29" office:value-type="float" office:value="4" calcext:value-type="float">
            <text:p>4</text:p>
          </table:table-cell>
          <table:table-cell table:style-name="ce29" office:value-type="float" office:value="3" calcext:value-type="float">
            <text:p>3</text:p>
          </table:table-cell>
          <table:table-cell table:style-name="ce29" office:value-type="float" office:value="2" calcext:value-type="float">
            <text:p>2</text:p>
          </table:table-cell>
          <table:table-cell table:style-name="ce29" office:value-type="float" office:value="3" calcext:value-type="float">
            <text:p>3</text:p>
          </table:table-cell>
          <table:table-cell table:style-name="ce29" office:value-type="float" office:value="1" calcext:value-type="float">
            <text:p>1</text:p>
          </table:table-cell>
          <table:table-cell table:style-name="ce29" office:value-type="float" office:value="4" calcext:value-type="float">
            <text:p>4</text:p>
          </table:table-cell>
          <table:table-cell table:style-name="ce29" office:value-type="float" office:value="1" calcext:value-type="float">
            <text:p>1</text:p>
          </table:table-cell>
          <table:table-cell table:style-name="ce29" office:value-type="float" office:value="3" calcext:value-type="float">
            <text:p>3</text:p>
          </table:table-cell>
          <table:table-cell table:style-name="ce29" office:value-type="float" office:value="5" calcext:value-type="float">
            <text:p>5</text:p>
          </table:table-cell>
          <table:table-cell table:style-name="ce29" office:value-type="float" office:value="3" calcext:value-type="float">
            <text:p>3</text:p>
          </table:table-cell>
          <table:table-cell table:style-name="ce29" office:value-type="float" office:value="1" calcext:value-type="float">
            <text:p>1</text:p>
          </table:table-cell>
          <table:table-cell table:style-name="ce29" office:value-type="float" office:value="4" calcext:value-type="float">
            <text:p>4</text:p>
          </table:table-cell>
          <table:table-cell table:style-name="ce29" office:value-type="float" office:value="5" calcext:value-type="float">
            <text:p>5</text:p>
          </table:table-cell>
          <table:table-cell table:style-name="ce29" office:value-type="float" office:value="1" calcext:value-type="float">
            <text:p>1</text:p>
          </table:table-cell>
          <table:table-cell table:number-columns-repeated="2" table:style-name="ce29" office:value-type="float" office:value="3" calcext:value-type="float">
            <text:p>3</text:p>
          </table:table-cell>
          <table:table-cell table:style-name="ce29" office:value-type="float" office:value="5" calcext:value-type="float">
            <text:p>5</text:p>
          </table:table-cell>
          <table:table-cell table:number-columns-repeated="3" table:style-name="ce29" office:value-type="float" office:value="4" calcext:value-type="float">
            <text:p>4</text:p>
          </table:table-cell>
          <table:table-cell table:number-columns-repeated="2" table:style-name="ce29" office:value-type="float" office:value="1" calcext:value-type="float">
            <text:p>1</text:p>
          </table:table-cell>
          <table:table-cell table:style-name="ce29" office:value-type="float" office:value="4" calcext:value-type="float">
            <text:p>4</text:p>
          </table:table-cell>
          <table:table-cell table:number-columns-repeated="2" table:style-name="ce29" office:value-type="float" office:value="2" calcext:value-type="float">
            <text:p>2</text:p>
          </table:table-cell>
          <table:table-cell table:number-columns-repeated="2" table:style-name="ce29" office:value-type="float" office:value="5" calcext:value-type="float">
            <text:p>5</text:p>
          </table:table-cell>
          <table:table-cell table:style-name="ce29" office:value-type="float" office:value="4" calcext:value-type="float">
            <text:p>4</text:p>
          </table:table-cell>
          <table:table-cell table:style-name="ce29" office:value-type="float" office:value="5" calcext:value-type="float">
            <text:p>5</text:p>
          </table:table-cell>
          <table:table-cell table:style-name="ce29" office:value-type="float" office:value="3" calcext:value-type="float">
            <text:p>3</text:p>
          </table:table-cell>
          <table:table-cell table:style-name="ce29" office:value-type="float" office:value="2" calcext:value-type="float">
            <text:p>2</text:p>
          </table:table-cell>
          <table:table-cell table:number-columns-repeated="2" table:style-name="ce29" office:value-type="float" office:value="3" calcext:value-type="float">
            <text:p>3</text:p>
          </table:table-cell>
          <table:table-cell table:style-name="ce29" office:value-type="float" office:value="2" calcext:value-type="float">
            <text:p>2</text:p>
          </table:table-cell>
          <table:table-cell table:style-name="ce29" office:value-type="float" office:value="3" calcext:value-type="float">
            <text:p>3</text:p>
          </table:table-cell>
          <table:table-cell table:style-name="ce29" office:value-type="float" office:value="1" calcext:value-type="float">
            <text:p>1</text:p>
          </table:table-cell>
          <table:table-cell table:style-name="ce29" office:value-type="float" office:value="4" calcext:value-type="float">
            <text:p>4</text:p>
          </table:table-cell>
          <table:table-cell table:number-columns-repeated="2" table:style-name="ce29" office:value-type="float" office:value="1" calcext:value-type="float">
            <text:p>1</text:p>
          </table:table-cell>
          <table:table-cell table:style-name="ce29" office:value-type="float" office:value="3" calcext:value-type="float">
            <text:p>3</text:p>
          </table:table-cell>
          <table:table-cell table:number-columns-repeated="2" table:style-name="ce29" office:value-type="float" office:value="1" calcext:value-type="float">
            <text:p>1</text:p>
          </table:table-cell>
          <table:table-cell table:style-name="ce29" office:value-type="float" office:value="3" calcext:value-type="float">
            <text:p>3</text:p>
          </table:table-cell>
          <table:table-cell table:style-name="ce29" office:value-type="float" office:value="4" calcext:value-type="float">
            <text:p>4</text:p>
          </table:table-cell>
          <table:table-cell table:style-name="ce29" office:value-type="float" office:value="1" calcext:value-type="float">
            <text:p>1</text:p>
          </table:table-cell>
          <table:table-cell table:style-name="ce29" office:value-type="float" office:value="5" calcext:value-type="float">
            <text:p>5</text:p>
          </table:table-cell>
          <table:table-cell table:style-name="ce29" office:value-type="float" office:value="1" calcext:value-type="float">
            <text:p>1</text:p>
          </table:table-cell>
          <table:table-cell table:style-name="ce29" office:value-type="float" office:value="3" calcext:value-type="float">
            <text:p>3</text:p>
          </table:table-cell>
          <table:table-cell table:style-name="ce29" office:value-type="float" office:value="1" calcext:value-type="float">
            <text:p>1</text:p>
          </table:table-cell>
          <table:table-cell table:style-name="ce29" office:value-type="float" office:value="3" calcext:value-type="float">
            <text:p>3</text:p>
          </table:table-cell>
          <table:table-cell table:number-columns-repeated="2" table:style-name="ce29" office:value-type="float" office:value="4" calcext:value-type="float">
            <text:p>4</text:p>
          </table:table-cell>
          <table:table-cell table:style-name="ce29" office:value-type="float" office:value="3" calcext:value-type="float">
            <text:p>3</text:p>
          </table:table-cell>
          <table:table-cell table:style-name="ce29" office:value-type="float" office:value="5" calcext:value-type="float">
            <text:p>5</text:p>
          </table:table-cell>
          <table:table-cell table:style-name="ce29" office:value-type="float" office:value="4" calcext:value-type="float">
            <text:p>4</text:p>
          </table:table-cell>
          <table:table-cell table:style-name="ce29" office:value-type="float" office:value="2" calcext:value-type="float">
            <text:p>2</text:p>
          </table:table-cell>
          <table:table-cell table:style-name="ce29" office:value-type="float" office:value="5" calcext:value-type="float">
            <text:p>5</text:p>
          </table:table-cell>
          <table:table-cell table:style-name="ce29" office:value-type="float" office:value="3" calcext:value-type="float">
            <text:p>3</text:p>
          </table:table-cell>
          <table:table-cell table:style-name="ce29" office:value-type="float" office:value="1" calcext:value-type="float">
            <text:p>1</text:p>
          </table:table-cell>
          <table:table-cell table:style-name="ce29" office:value-type="float" office:value="5" calcext:value-type="float">
            <text:p>5</text:p>
          </table:table-cell>
          <table:table-cell table:style-name="ce29" office:value-type="float" office:value="4" calcext:value-type="float">
            <text:p>4</text:p>
          </table:table-cell>
          <table:table-cell table:style-name="ce29" office:value-type="float" office:value="2" calcext:value-type="float">
            <text:p>2</text:p>
          </table:table-cell>
          <table:table-cell table:number-columns-repeated="2" table:style-name="ce29" office:value-type="float" office:value="1" calcext:value-type="float">
            <text:p>1</text:p>
          </table:table-cell>
          <table:table-cell table:style-name="ce29" office:value-type="float" office:value="2" calcext:value-type="float">
            <text:p>2</text:p>
          </table:table-cell>
          <table:table-cell table:style-name="ce29" office:value-type="float" office:value="1" calcext:value-type="float">
            <text:p>1</text:p>
          </table:table-cell>
          <table:table-cell table:style-name="ce29" office:value-type="float" office:value="4" calcext:value-type="float">
            <text:p>4</text:p>
          </table:table-cell>
          <table:table-cell table:style-name="ce29" office:value-type="float" office:value="2" calcext:value-type="float">
            <text:p>2</text:p>
          </table:table-cell>
          <table:table-cell table:style-name="ce29" office:value-type="float" office:value="1" calcext:value-type="float">
            <text:p>1</text:p>
          </table:table-cell>
          <table:table-cell table:number-columns-repeated="2" table:style-name="ce29" office:value-type="float" office:value="4" calcext:value-type="float">
            <text:p>4</text:p>
          </table:table-cell>
          <table:table-cell table:style-name="ce29" office:value-type="float" office:value="3" calcext:value-type="float">
            <text:p>3</text:p>
          </table:table-cell>
          <table:table-cell table:style-name="ce29" office:value-type="float" office:value="4" calcext:value-type="float">
            <text:p>4</text:p>
          </table:table-cell>
          <table:table-cell table:style-name="ce29" office:value-type="float" office:value="5" calcext:value-type="float">
            <text:p>5</text:p>
          </table:table-cell>
          <table:table-cell table:style-name="ce29" office:value-type="float" office:value="1" calcext:value-type="float">
            <text:p>1</text:p>
          </table:table-cell>
          <table:table-cell table:style-name="ce29" office:value-type="float" office:value="5" calcext:value-type="float">
            <text:p>5</text:p>
          </table:table-cell>
          <table:table-cell table:number-columns-repeated="2" table:style-name="ce29" office:value-type="float" office:value="3" calcext:value-type="float">
            <text:p>3</text:p>
          </table:table-cell>
          <table:table-cell table:style-name="ce29" office:value-type="float" office:value="5" calcext:value-type="float">
            <text:p>5</text:p>
          </table:table-cell>
          <table:table-cell table:style-name="ce29" office:value-type="float" office:value="4" calcext:value-type="float">
            <text:p>4</text:p>
          </table:table-cell>
          <table:table-cell table:style-name="ce29" office:value-type="float" office:value="2" calcext:value-type="float">
            <text:p>2</text:p>
          </table:table-cell>
          <table:table-cell table:style-name="ce29" office:value-type="float" office:value="3" calcext:value-type="float">
            <text:p>3</text:p>
          </table:table-cell>
          <table:table-cell table:style-name="ce29" office:value-type="float" office:value="5" calcext:value-type="float">
            <text:p>5</text:p>
          </table:table-cell>
          <table:table-cell table:number-columns-repeated="4" table:style-name="ce29" office:value-type="float" office:value="1" calcext:value-type="float">
            <text:p>1</text:p>
          </table:table-cell>
          <table:table-cell table:number-columns-repeated="2" table:style-name="ce29" office:value-type="float" office:value="3" calcext:value-type="float">
            <text:p>3</text:p>
          </table:table-cell>
          <table:table-cell table:style-name="ce29" office:value-type="float" office:value="5" calcext:value-type="float">
            <text:p>5</text:p>
          </table:table-cell>
          <table:table-cell table:style-name="ce29" office:value-type="float" office:value="2" calcext:value-type="float">
            <text:p>2</text:p>
          </table:table-cell>
          <table:table-cell table:number-columns-repeated="2" table:style-name="ce29" office:value-type="float" office:value="1" calcext:value-type="float">
            <text:p>1</text:p>
          </table:table-cell>
          <table:table-cell table:style-name="ce29" office:value-type="float" office:value="5" calcext:value-type="float">
            <text:p>5</text:p>
          </table:table-cell>
          <table:table-cell table:style-name="ce29" office:value-type="float" office:value="2" calcext:value-type="float">
            <text:p>2</text:p>
          </table:table-cell>
          <table:table-cell table:style-name="ce29" office:value-type="float" office:value="3" calcext:value-type="float">
            <text:p>3</text:p>
          </table:table-cell>
          <table:table-cell table:style-name="ce29" office:value-type="float" office:value="2" calcext:value-type="float">
            <text:p>2</text:p>
          </table:table-cell>
          <table:table-cell table:style-name="ce29" office:value-type="float" office:value="3" calcext:value-type="float">
            <text:p>3</text:p>
          </table:table-cell>
          <table:table-cell table:number-columns-repeated="2" table:style-name="ce29" office:value-type="float" office:value="2" calcext:value-type="float">
            <text:p>2</text:p>
          </table:table-cell>
          <table:table-cell table:style-name="ce29" office:value-type="float" office:value="1" calcext:value-type="float">
            <text:p>1</text:p>
          </table:table-cell>
          <table:table-cell table:style-name="ce29" office:value-type="float" office:value="4" calcext:value-type="float">
            <text:p>4</text:p>
          </table:table-cell>
          <table:table-cell table:style-name="ce29" office:value-type="float" office:value="1" calcext:value-type="float">
            <text:p>1</text:p>
          </table:table-cell>
          <table:table-cell table:number-columns-repeated="2" table:style-name="ce29" office:value-type="float" office:value="5" calcext:value-type="float">
            <text:p>5</text:p>
          </table:table-cell>
          <table:table-cell table:number-columns-repeated="2" table:style-name="ce29" office:value-type="float" office:value="3" calcext:value-type="float">
            <text:p>3</text:p>
          </table:table-cell>
          <table:table-cell table:style-name="ce29" office:value-type="float" office:value="5" calcext:value-type="float">
            <text:p>5</text:p>
          </table:table-cell>
          <table:table-cell table:style-name="ce29" office:value-type="float" office:value="2" calcext:value-type="float">
            <text:p>2</text:p>
          </table:table-cell>
          <table:table-cell table:style-name="ce29" office:value-type="float" office:value="5" calcext:value-type="float">
            <text:p>5</text:p>
          </table:table-cell>
          <table:table-cell table:style-name="ce29" office:value-type="float" office:value="2" calcext:value-type="float">
            <text:p>2</text:p>
          </table:table-cell>
          <table:table-cell table:number-columns-repeated="2" table:style-name="ce29" office:value-type="float" office:value="4" calcext:value-type="float">
            <text:p>4</text:p>
          </table:table-cell>
          <table:table-cell table:style-name="ce29" office:value-type="float" office:value="1" calcext:value-type="float">
            <text:p>1</text:p>
          </table:table-cell>
          <table:table-cell table:number-columns-repeated="2" table:style-name="ce29" office:value-type="float" office:value="3" calcext:value-type="float">
            <text:p>3</text:p>
          </table:table-cell>
          <table:table-cell table:number-columns-repeated="3" table:style-name="ce29" office:value-type="float" office:value="2" calcext:value-type="float">
            <text:p>2</text:p>
          </table:table-cell>
          <table:table-cell table:style-name="ce29" office:value-type="float" office:value="5" calcext:value-type="float">
            <text:p>5</text:p>
          </table:table-cell>
          <table:table-cell table:style-name="ce29" office:value-type="float" office:value="3" calcext:value-type="float">
            <text:p>3</text:p>
          </table:table-cell>
          <table:table-cell table:number-columns-repeated="2" table:style-name="ce29" office:value-type="float" office:value="4" calcext:value-type="float">
            <text:p>4</text:p>
          </table:table-cell>
          <table:table-cell table:style-name="ce29" office:value-type="float" office:value="5" calcext:value-type="float">
            <text:p>5</text:p>
          </table:table-cell>
          <table:table-cell table:style-name="ce29" office:value-type="float" office:value="1" calcext:value-type="float">
            <text:p>1</text:p>
          </table:table-cell>
          <table:table-cell table:style-name="ce29" office:value-type="float" office:value="4" calcext:value-type="float">
            <text:p>4</text:p>
          </table:table-cell>
          <table:table-cell table:style-name="ce29" office:value-type="float" office:value="1" calcext:value-type="float">
            <text:p>1</text:p>
          </table:table-cell>
          <table:table-cell table:number-columns-repeated="2" table:style-name="ce29" office:value-type="float" office:value="2" calcext:value-type="float">
            <text:p>2</text:p>
          </table:table-cell>
          <table:table-cell table:style-name="ce29" office:value-type="float" office:value="4" calcext:value-type="float">
            <text:p>4</text:p>
          </table:table-cell>
          <table:table-cell table:style-name="ce29" office:value-type="float" office:value="2" calcext:value-type="float">
            <text:p>2</text:p>
          </table:table-cell>
          <table:table-cell table:style-name="ce29" office:value-type="float" office:value="1" calcext:value-type="float">
            <text:p>1</text:p>
          </table:table-cell>
          <table:table-cell table:number-columns-repeated="2" table:style-name="ce29" office:value-type="float" office:value="4" calcext:value-type="float">
            <text:p>4</text:p>
          </table:table-cell>
          <table:table-cell table:style-name="ce29" office:value-type="float" office:value="5" calcext:value-type="float">
            <text:p>5</text:p>
          </table:table-cell>
          <table:table-cell table:number-columns-repeated="2" table:style-name="ce29" office:value-type="float" office:value="1" calcext:value-type="float">
            <text:p>1</text:p>
          </table:table-cell>
          <table:table-cell table:style-name="ce29" office:value-type="float" office:value="5" calcext:value-type="float">
            <text:p>5</text:p>
          </table:table-cell>
          <table:table-cell table:style-name="ce29" office:value-type="float" office:value="4" calcext:value-type="float">
            <text:p>4</text:p>
          </table:table-cell>
          <table:table-cell table:style-name="ce29" office:value-type="float" office:value="2" calcext:value-type="float">
            <text:p>2</text:p>
          </table:table-cell>
          <table:table-cell table:style-name="ce29" office:value-type="float" office:value="3" calcext:value-type="float">
            <text:p>3</text:p>
          </table:table-cell>
          <table:table-cell table:style-name="ce29" office:value-type="float" office:value="1" calcext:value-type="float">
            <text:p>1</text:p>
          </table:table-cell>
          <table:table-cell table:style-name="ce29" office:value-type="float" office:value="3" calcext:value-type="float">
            <text:p>3</text:p>
          </table:table-cell>
          <table:table-cell table:style-name="ce29" office:value-type="float" office:value="5" calcext:value-type="float">
            <text:p>5</text:p>
          </table:table-cell>
          <table:table-cell table:style-name="ce29" office:value-type="float" office:value="2" calcext:value-type="float">
            <text:p>2</text:p>
          </table:table-cell>
          <table:table-cell table:style-name="ce29" office:value-type="float" office:value="1" calcext:value-type="float">
            <text:p>1</text:p>
          </table:table-cell>
          <table:table-cell table:style-name="ce29" office:value-type="float" office:value="3" calcext:value-type="float">
            <text:p>3</text:p>
          </table:table-cell>
          <table:table-cell table:number-columns-repeated="2" table:style-name="ce29" office:value-type="float" office:value="2" calcext:value-type="float">
            <text:p>2</text:p>
          </table:table-cell>
          <table:table-cell table:style-name="ce29" office:value-type="float" office:value="4" calcext:value-type="float">
            <text:p>4</text:p>
          </table:table-cell>
          <table:table-cell table:style-name="ce29" office:value-type="float" office:value="1" calcext:value-type="float">
            <text:p>1</text:p>
          </table:table-cell>
          <table:table-cell table:style-name="ce29" office:value-type="float" office:value="5" calcext:value-type="float">
            <text:p>5</text:p>
          </table:table-cell>
          <table:table-cell table:style-name="ce29" office:value-type="float" office:value="1" calcext:value-type="float">
            <text:p>1</text:p>
          </table:table-cell>
          <table:table-cell table:style-name="ce29" office:value-type="float" office:value="5" calcext:value-type="float">
            <text:p>5</text:p>
          </table:table-cell>
          <table:table-cell table:style-name="ce29" office:value-type="float" office:value="4" calcext:value-type="float">
            <text:p>4</text:p>
          </table:table-cell>
          <table:table-cell table:number-columns-repeated="3" table:style-name="ce29" office:value-type="float" office:value="3" calcext:value-type="float">
            <text:p>3</text:p>
          </table:table-cell>
          <table:table-cell table:style-name="ce29" office:value-type="float" office:value="2" calcext:value-type="float">
            <text:p>2</text:p>
          </table:table-cell>
          <table:table-cell table:style-name="ce29" office:value-type="float" office:value="1" calcext:value-type="float">
            <text:p>1</text:p>
          </table:table-cell>
          <table:table-cell table:number-columns-repeated="2" table:style-name="ce29" office:value-type="float" office:value="5" calcext:value-type="float">
            <text:p>5</text:p>
          </table:table-cell>
          <table:table-cell table:style-name="ce29" office:value-type="float" office:value="4" calcext:value-type="float">
            <text:p>4</text:p>
          </table:table-cell>
          <table:table-cell table:number-columns-repeated="4" table:style-name="ce29" office:value-type="float" office:value="2" calcext:value-type="float">
            <text:p>2</text:p>
          </table:table-cell>
          <table:table-cell table:style-name="ce29" office:value-type="float" office:value="1" calcext:value-type="float">
            <text:p>1</text:p>
          </table:table-cell>
          <table:table-cell table:style-name="ce29" office:value-type="float" office:value="3" calcext:value-type="float">
            <text:p>3</text:p>
          </table:table-cell>
          <table:table-cell table:style-name="ce29" office:value-type="float" office:value="2" calcext:value-type="float">
            <text:p>2</text:p>
          </table:table-cell>
          <table:table-cell table:style-name="ce29" office:value-type="float" office:value="3" calcext:value-type="float">
            <text:p>3</text:p>
          </table:table-cell>
          <table:table-cell table:style-name="ce29" office:value-type="float" office:value="2" calcext:value-type="float">
            <text:p>2</text:p>
          </table:table-cell>
          <table:table-cell table:style-name="ce29" office:value-type="float" office:value="1" calcext:value-type="float">
            <text:p>1</text:p>
          </table:table-cell>
          <table:table-cell table:style-name="ce29" office:value-type="float" office:value="4" calcext:value-type="float">
            <text:p>4</text:p>
          </table:table-cell>
          <table:table-cell table:style-name="ce29" office:value-type="float" office:value="5" calcext:value-type="float">
            <text:p>5</text:p>
          </table:table-cell>
          <table:table-cell table:number-columns-repeated="2" table:style-name="ce29" office:value-type="float" office:value="3" calcext:value-type="float">
            <text:p>3</text:p>
          </table:table-cell>
          <table:table-cell table:number-columns-repeated="2" table:style-name="ce29" office:value-type="float" office:value="1" calcext:value-type="float">
            <text:p>1</text:p>
          </table:table-cell>
          <table:table-cell table:style-name="ce29" office:value-type="float" office:value="4" calcext:value-type="float">
            <text:p>4</text:p>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29" office:value-type="float" office:value="4" calcext:value-type="float">
            <text:p>4</text:p>
          </table:table-cell>
          <table:table-cell table:style-name="ce29" office:value-type="float" office:value="2" calcext:value-type="float">
            <text:p>2</text:p>
          </table:table-cell>
          <table:table-cell table:style-name="ce29" office:value-type="float" office:value="1" calcext:value-type="float">
            <text:p>1</text:p>
          </table:table-cell>
          <table:table-cell table:style-name="ce29" office:value-type="float" office:value="4" calcext:value-type="float">
            <text:p>4</text:p>
          </table:table-cell>
          <table:table-cell table:number-columns-repeated="3" table:style-name="ce29" office:value-type="float" office:value="3" calcext:value-type="float">
            <text:p>3</text:p>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29" office:value-type="float" office:value="3" calcext:value-type="float">
            <text:p>3</text:p>
          </table:table-cell>
          <table:table-cell table:style-name="ce29" office:value-type="float" office:value="4" calcext:value-type="float">
            <text:p>4</text:p>
          </table:table-cell>
          <table:table-cell table:number-columns-repeated="2" table:style-name="ce29" office:value-type="float" office:value="2" calcext:value-type="float">
            <text:p>2</text:p>
          </table:table-cell>
          <table:table-cell table:number-columns-repeated="2" table:style-name="ce29" office:value-type="float" office:value="1" calcext:value-type="float">
            <text:p>1</text:p>
          </table:table-cell>
          <table:table-cell table:style-name="ce29" office:value-type="float" office:value="2" calcext:value-type="float">
            <text:p>2</text:p>
          </table:table-cell>
          <table:table-cell table:style-name="ce29" office:value-type="float" office:value="5" calcext:value-type="float">
            <text:p>5</text:p>
          </table:table-cell>
          <table:table-cell table:style-name="ce29" office:value-type="float" office:value="4" calcext:value-type="float">
            <text:p>4</text:p>
          </table:table-cell>
          <table:table-cell table:style-name="ce29" office:value-type="float" office:value="1" calcext:value-type="float">
            <text:p>1</text:p>
          </table:table-cell>
          <table:table-cell table:number-columns-repeated="2" table:style-name="ce29" office:value-type="float" office:value="4" calcext:value-type="float">
            <text:p>4</text:p>
          </table:table-cell>
          <table:table-cell table:number-columns-repeated="2" table:style-name="ce29" office:value-type="float" office:value="3" calcext:value-type="float">
            <text:p>3</text:p>
          </table:table-cell>
          <table:table-cell table:style-name="ce29" office:value-type="float" office:value="2" calcext:value-type="float">
            <text:p>2</text:p>
          </table:table-cell>
          <table:table-cell table:style-name="ce29" office:value-type="float" office:value="4" calcext:value-type="float">
            <text:p>4</text:p>
          </table:table-cell>
          <table:table-cell table:style-name="ce29" office:value-type="float" office:value="3" calcext:value-type="float">
            <text:p>3</text:p>
          </table:table-cell>
          <table:table-cell table:style-name="ce29" office:value-type="float" office:value="5" calcext:value-type="float">
            <text:p>5</text:p>
          </table:table-cell>
          <table:table-cell table:style-name="ce29" office:value-type="float" office:value="3" calcext:value-type="float">
            <text:p>3</text:p>
          </table:table-cell>
          <table:table-cell table:number-columns-repeated="2" table:style-name="ce29" office:value-type="float" office:value="4" calcext:value-type="float">
            <text:p>4</text:p>
          </table:table-cell>
          <table:table-cell table:style-name="ce29" office:value-type="float" office:value="3" calcext:value-type="float">
            <text:p>3</text:p>
          </table:table-cell>
          <table:table-cell table:number-columns-repeated="763"/>
        </table:table-row>
        <table:table-row table:style-name="ro3">
          <table:table-cell table:style-name="ce29" office:value-type="float" office:value="2" calcext:value-type="float">
            <text:p>2</text:p>
          </table:table-cell>
          <table:table-cell table:style-name="ce121" office:value-type="float" office:value="5" calcext:value-type="float">
            <text:p>5</text:p>
          </table:table-cell>
          <table:table-cell table:style-name="ce98" table:formula="of:=IF([.R3]=&quot;&quot;;IF([.Q3]=&quot;R&quot;;VLOOKUP([.P3];[$'olah data'.$R$3:$'olah data'.$S$7];2);[.P3]);IF([.R3]=[.P3];[.P3];[.Q3]))" office:value-type="float" office:value="1" calcext:value-type="float">
            <text:p>1</text:p>
          </table:table-cell>
          <table:table-cell table:style-name="ce27" table:formula="of:=IFERROR(INDEX([$'olah data'.$B$4:$'olah data'.$N$39];MATCH([.$A3];[$'olah data'.D$4:$'olah data'.D$39];0);2);&quot;&quot;)">
            <text:p/>
          </table:table-cell>
          <table:table-cell table:style-name="ce27" table:formula="of:=IFERROR(INDEX([$'olah data'.$B$4:$'olah data'.$N$39];MATCH([.$A3];[$'olah data'.E$4:$'olah data'.E$39];0);2);&quot;&quot;)">
            <text:p/>
          </table:table-cell>
          <table:table-cell table:style-name="ce27" table:formula="of:=IFERROR(INDEX([$'olah data'.$B$4:$'olah data'.$N$39];MATCH([.$A3];[$'olah data'.F$4:$'olah data'.F$39];0);2);&quot;&quot;)">
            <text:p/>
          </table:table-cell>
          <table:table-cell table:style-name="ce27" table:formula="of:=IFERROR(INDEX([$'olah data'.$B$4:$'olah data'.$N$39];MATCH([.$A3];[$'olah data'.G$4:$'olah data'.G$39];0);2);&quot;&quot;)">
            <text:p/>
          </table:table-cell>
          <table:table-cell table:style-name="ce27" table:formula="of:=IFERROR(INDEX([$'olah data'.$B$4:$'olah data'.$N$39];MATCH([.$A3];[$'olah data'.H$4:$'olah data'.H$39];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olah data'.$N$39];MATCH([.$A3];[$'olah data'.I$4:$'olah data'.I$39];0);2);&quot;&quot;)">
            <text:p/>
          </table:table-cell>
          <table:table-cell table:style-name="ce27" table:formula="of:=IFERROR(INDEX([$'olah data'.$B$4:$'olah data'.$N$39];MATCH([.$A3];[$'olah data'.J$4:$'olah data'.J$39];0);2);&quot;&quot;)">
            <text:p/>
          </table:table-cell>
          <table:table-cell table:style-name="ce27" table:formula="of:=IFERROR(INDEX([$'olah data'.$B$4:$'olah data'.$N$39];MATCH([.$A3];[$'olah data'.K$4:$'olah data'.K$39];0);2);&quot;&quot;)">
            <text:p/>
          </table:table-cell>
          <table:table-cell table:style-name="ce27" table:formula="of:=IFERROR(INDEX([$'olah data'.$B$4:$'olah data'.$N$39];MATCH([.$A3];[$'olah data'.L$4:$'olah data'.L$39];0);2);&quot;&quot;)">
            <text:p/>
          </table:table-cell>
          <table:table-cell table:style-name="ce27" table:formula="of:=IFERROR(INDEX([$'olah data'.$B$4:$'olah data'.$N$39];MATCH([.$A3];[$'olah data'.M$4:$'olah data'.M$39];0);2);&quot;&quot;)">
            <text:p/>
          </table:table-cell>
          <table:table-cell table:style-name="ce27" table:formula="of:=IFERROR(INDEX([$'olah data'.$B$4:$'olah data'.$N$39];MATCH([.$A3];[$'olah data'.N$4:$'olah data'.N$39];0);2);&quot;&quot;)">
            <text:p/>
          </table:table-cell>
          <table:table-cell table:style-name="ce27" table:formula="of:=CONCATENATE([.D3];[.E3];[.F3];[.G3];[.H3];[.I3];[.J3];[.K3];[.L3];[.M3];[.N3])" office:value-type="string" office:string-value="Anticipatory worry &amp; pessimismv. uninhibited optimism (11 items)" calcext:value-type="string">
            <text:p>Anticipatory worry &amp; pessimismv. uninhibited optimism (11 items)</text:p>
          </table:table-cell>
          <table:table-cell table:style-name="ce84" table:formula="of:=[$'View Input'.B12]"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3" calcext:value-type="float">
            <text:p>3</text:p>
          </table:table-cell>
          <table:table-cell table:style-name="ce121" office:value-type="float" office:value="1" calcext:value-type="float">
            <text:p>1</text:p>
          </table:table-cell>
          <table:table-cell table:style-name="ce98" table:formula="of:=IF([.R4]=&quot;&quot;;IF([.Q4]=&quot;R&quot;;VLOOKUP([.P4];[$'olah data'.$R$3:$'olah data'.$S$7];2);[.P4]);IF([.R4]=[.P4];[.P4];[.Q4]))" office:value-type="float" office:value="3" calcext:value-type="float">
            <text:p>3</text:p>
          </table:table-cell>
          <table:table-cell table:style-name="ce27" table:formula="of:=IFERROR(INDEX([$'olah data'.$B$4:$'olah data'.$N$39];MATCH([.$A4];[$'olah data'.D$4:$'olah data'.D$39];0);2);&quot;&quot;)">
            <text:p/>
          </table:table-cell>
          <table:table-cell table:style-name="ce27" table:formula="of:=IFERROR(INDEX([$'olah data'.$B$4:$'olah data'.$N$39];MATCH([.$A4];[$'olah data'.E$4:$'olah data'.E$39];0);2);&quot;&quot;)" office:value-type="string" office:string-value="Responsibility vs. blaming (8 items)" calcext:value-type="string">
            <text:p>Responsibility vs. blaming (8 items)</text:p>
          </table:table-cell>
          <table:table-cell table:style-name="ce27" table:formula="of:=IFERROR(INDEX([$'olah data'.$B$4:$'olah data'.$N$39];MATCH([.$A4];[$'olah data'.F$4:$'olah data'.F$39];0);2);&quot;&quot;)">
            <text:p/>
          </table:table-cell>
          <table:table-cell table:style-name="ce27" table:formula="of:=IFERROR(INDEX([$'olah data'.$B$4:$'olah data'.$N$39];MATCH([.$A4];[$'olah data'.G$4:$'olah data'.G$39];0);2);&quot;&quot;)">
            <text:p/>
          </table:table-cell>
          <table:table-cell table:style-name="ce27" table:formula="of:=IFERROR(INDEX([$'olah data'.$B$4:$'olah data'.$N$39];MATCH([.$A4];[$'olah data'.H$4:$'olah data'.H$39];0);2);&quot;&quot;)">
            <text:p/>
          </table:table-cell>
          <table:table-cell table:style-name="ce27" table:formula="of:=IFERROR(INDEX([$'olah data'.$B$4:$'olah data'.$N$39];MATCH([.$A4];[$'olah data'.I$4:$'olah data'.I$39];0);2);&quot;&quot;)">
            <text:p/>
          </table:table-cell>
          <table:table-cell table:style-name="ce27" table:formula="of:=IFERROR(INDEX([$'olah data'.$B$4:$'olah data'.$N$39];MATCH([.$A4];[$'olah data'.J$4:$'olah data'.J$39];0);2);&quot;&quot;)">
            <text:p/>
          </table:table-cell>
          <table:table-cell table:style-name="ce27" table:formula="of:=IFERROR(INDEX([$'olah data'.$B$4:$'olah data'.$N$39];MATCH([.$A4];[$'olah data'.K$4:$'olah data'.K$39];0);2);&quot;&quot;)">
            <text:p/>
          </table:table-cell>
          <table:table-cell table:style-name="ce27" table:formula="of:=IFERROR(INDEX([$'olah data'.$B$4:$'olah data'.$N$39];MATCH([.$A4];[$'olah data'.L$4:$'olah data'.L$39];0);2);&quot;&quot;)">
            <text:p/>
          </table:table-cell>
          <table:table-cell table:style-name="ce27" table:formula="of:=IFERROR(INDEX([$'olah data'.$B$4:$'olah data'.$N$39];MATCH([.$A4];[$'olah data'.M$4:$'olah data'.M$39];0);2);&quot;&quot;)">
            <text:p/>
          </table:table-cell>
          <table:table-cell table:style-name="ce27" table:formula="of:=IFERROR(INDEX([$'olah data'.$B$4:$'olah data'.$N$39];MATCH([.$A4];[$'olah data'.N$4:$'olah data'.N$39];0);2);&quot;&quot;)">
            <text:p/>
          </table:table-cell>
          <table:table-cell table:style-name="ce27" table:formula="of:=CONCATENATE([.D4];[.E4];[.F4];[.G4];[.H4];[.I4];[.J4];[.K4];[.L4];[.M4];[.N4])" office:value-type="string" office:string-value="Responsibility vs. blaming (8 items)" calcext:value-type="string">
            <text:p>Responsibility vs. blaming (8 items)</text:p>
          </table:table-cell>
          <table:table-cell table:style-name="ce84" table:formula="of:=[$'View Input'.B13]" office:value-type="float" office:value="3" calcext:value-type="float">
            <text:p>3</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4" calcext:value-type="float">
            <text:p>4</text:p>
          </table:table-cell>
          <table:table-cell table:style-name="ce121" office:value-type="float" office:value="2" calcext:value-type="float">
            <text:p>2</text:p>
          </table:table-cell>
          <table:table-cell table:style-name="ce98" table:formula="of:=IF([.R5]=&quot;&quot;;IF([.Q5]=&quot;R&quot;;VLOOKUP([.P5];[$'olah data'.$R$3:$'olah data'.$S$7];2);[.P5]);IF([.R5]=[.P5];[.P5];[.Q5]))" office:value-type="float" office:value="1" calcext:value-type="float">
            <text:p>1</text:p>
          </table:table-cell>
          <table:table-cell table:style-name="ce27" table:formula="of:=IFERROR(INDEX([$'olah data'.$B$4:$'olah data'.$N$39];MATCH([.$A5];[$'olah data'.D$4:$'olah data'.D$39];0);2);&quot;&quot;)" office:value-type="string" office:string-value="Social acceptance vs. social intolerance (8 items)" calcext:value-type="string">
            <text:p>Social acceptance vs. social intolerance (8 items)</text:p>
          </table:table-cell>
          <table:table-cell table:style-name="ce27" table:formula="of:=IFERROR(INDEX([$'olah data'.$B$4:$'olah data'.$N$39];MATCH([.$A5];[$'olah data'.E$4:$'olah data'.E$39];0);2);&quot;&quot;)">
            <text:p/>
          </table:table-cell>
          <table:table-cell table:style-name="ce27" table:formula="of:=IFERROR(INDEX([$'olah data'.$B$4:$'olah data'.$N$39];MATCH([.$A5];[$'olah data'.F$4:$'olah data'.F$39];0);2);&quot;&quot;)">
            <text:p/>
          </table:table-cell>
          <table:table-cell table:style-name="ce27" table:formula="of:=IFERROR(INDEX([$'olah data'.$B$4:$'olah data'.$N$39];MATCH([.$A5];[$'olah data'.G$4:$'olah data'.G$39];0);2);&quot;&quot;)">
            <text:p/>
          </table:table-cell>
          <table:table-cell table:style-name="ce27" table:formula="of:=IFERROR(INDEX([$'olah data'.$B$4:$'olah data'.$N$39];MATCH([.$A5];[$'olah data'.H$4:$'olah data'.H$39];0);2);&quot;&quot;)">
            <text:p/>
          </table:table-cell>
          <table:table-cell table:style-name="ce27" table:formula="of:=IFERROR(INDEX([$'olah data'.$B$4:$'olah data'.$N$39];MATCH([.$A5];[$'olah data'.I$4:$'olah data'.I$39];0);2);&quot;&quot;)">
            <text:p/>
          </table:table-cell>
          <table:table-cell table:style-name="ce27" table:formula="of:=IFERROR(INDEX([$'olah data'.$B$4:$'olah data'.$N$39];MATCH([.$A5];[$'olah data'.J$4:$'olah data'.J$39];0);2);&quot;&quot;)">
            <text:p/>
          </table:table-cell>
          <table:table-cell table:style-name="ce27" table:formula="of:=IFERROR(INDEX([$'olah data'.$B$4:$'olah data'.$N$39];MATCH([.$A5];[$'olah data'.K$4:$'olah data'.K$39];0);2);&quot;&quot;)">
            <text:p/>
          </table:table-cell>
          <table:table-cell table:style-name="ce27" table:formula="of:=IFERROR(INDEX([$'olah data'.$B$4:$'olah data'.$N$39];MATCH([.$A5];[$'olah data'.L$4:$'olah data'.L$39];0);2);&quot;&quot;)">
            <text:p/>
          </table:table-cell>
          <table:table-cell table:style-name="ce27" table:formula="of:=IFERROR(INDEX([$'olah data'.$B$4:$'olah data'.$N$39];MATCH([.$A5];[$'olah data'.M$4:$'olah data'.M$39];0);2);&quot;&quot;)">
            <text:p/>
          </table:table-cell>
          <table:table-cell table:style-name="ce27" table:formula="of:=IFERROR(INDEX([$'olah data'.$B$4:$'olah data'.$N$39];MATCH([.$A5];[$'olah data'.N$4:$'olah data'.N$39];0);2);&quot;&quot;)">
            <text:p/>
          </table:table-cell>
          <table:table-cell table:style-name="ce27" table:formula="of:=CONCATENATE([.D5];[.E5];[.F5];[.G5];[.H5];[.I5];[.J5];[.K5];[.L5];[.M5];[.N5])" office:value-type="string" office:string-value="Social acceptance vs. social intolerance (8 items)" calcext:value-type="string">
            <text:p>Social acceptance vs. social intolerance (8 items)</text:p>
          </table:table-cell>
          <table:table-cell table:style-name="ce84" table:formula="of:=[$'View Input'.B14]"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5" calcext:value-type="float">
            <text:p>5</text:p>
          </table:table-cell>
          <table:table-cell table:style-name="ce121" office:value-type="float" office:value="3" calcext:value-type="float">
            <text:p>3</text:p>
          </table:table-cell>
          <table:table-cell table:style-name="ce98" table:formula="of:=IF([.R6]=&quot;&quot;;IF([.Q6]=&quot;R&quot;;VLOOKUP([.P6];[$'olah data'.$R$3:$'olah data'.$S$7];2);[.P6]);IF([.R6]=[.P6];[.P6];[.Q6]))" office:value-type="float" office:value="5" calcext:value-type="float">
            <text:p>5</text:p>
          </table:table-cell>
          <table:table-cell table:style-name="ce27" table:formula="of:=IFERROR(INDEX([$'olah data'.$B$4:$'olah data'.$N$39];MATCH([.$A6];[$'olah data'.D$4:$'olah data'.D$39];0);2);&quot;&quot;)" office:value-type="string" office:string-value="Work hardened vs spoiled (8 items)" calcext:value-type="string">
            <text:p>Work hardened vs spoiled (8 items)</text:p>
          </table:table-cell>
          <table:table-cell table:style-name="ce27" table:formula="of:=IFERROR(INDEX([$'olah data'.$B$4:$'olah data'.$N$39];MATCH([.$A6];[$'olah data'.E$4:$'olah data'.E$39];0);2);&quot;&quot;)">
            <text:p/>
          </table:table-cell>
          <table:table-cell table:style-name="ce27" table:formula="of:=IFERROR(INDEX([$'olah data'.$B$4:$'olah data'.$N$39];MATCH([.$A6];[$'olah data'.F$4:$'olah data'.F$39];0);2);&quot;&quot;)">
            <text:p/>
          </table:table-cell>
          <table:table-cell table:style-name="ce27" table:formula="of:=IFERROR(INDEX([$'olah data'.$B$4:$'olah data'.$N$39];MATCH([.$A6];[$'olah data'.G$4:$'olah data'.G$39];0);2);&quot;&quot;)">
            <text:p/>
          </table:table-cell>
          <table:table-cell table:style-name="ce27" table:formula="of:=IFERROR(INDEX([$'olah data'.$B$4:$'olah data'.$N$39];MATCH([.$A6];[$'olah data'.H$4:$'olah data'.H$39];0);2);&quot;&quot;)">
            <text:p/>
          </table:table-cell>
          <table:table-cell table:style-name="ce27" table:formula="of:=IFERROR(INDEX([$'olah data'.$B$4:$'olah data'.$N$39];MATCH([.$A6];[$'olah data'.I$4:$'olah data'.I$39];0);2);&quot;&quot;)">
            <text:p/>
          </table:table-cell>
          <table:table-cell table:style-name="ce27" table:formula="of:=IFERROR(INDEX([$'olah data'.$B$4:$'olah data'.$N$39];MATCH([.$A6];[$'olah data'.J$4:$'olah data'.J$39];0);2);&quot;&quot;)">
            <text:p/>
          </table:table-cell>
          <table:table-cell table:style-name="ce27" table:formula="of:=IFERROR(INDEX([$'olah data'.$B$4:$'olah data'.$N$39];MATCH([.$A6];[$'olah data'.K$4:$'olah data'.K$39];0);2);&quot;&quot;)">
            <text:p/>
          </table:table-cell>
          <table:table-cell table:style-name="ce27" table:formula="of:=IFERROR(INDEX([$'olah data'.$B$4:$'olah data'.$N$39];MATCH([.$A6];[$'olah data'.L$4:$'olah data'.L$39];0);2);&quot;&quot;)">
            <text:p/>
          </table:table-cell>
          <table:table-cell table:style-name="ce27" table:formula="of:=IFERROR(INDEX([$'olah data'.$B$4:$'olah data'.$N$39];MATCH([.$A6];[$'olah data'.M$4:$'olah data'.M$39];0);2);&quot;&quot;)">
            <text:p/>
          </table:table-cell>
          <table:table-cell table:style-name="ce27" table:formula="of:=IFERROR(INDEX([$'olah data'.$B$4:$'olah data'.$N$39];MATCH([.$A6];[$'olah data'.N$4:$'olah data'.N$39];0);2);&quot;&quot;)">
            <text:p/>
          </table:table-cell>
          <table:table-cell table:style-name="ce27" table:formula="of:=CONCATENATE([.D6];[.E6];[.F6];[.G6];[.H6];[.I6];[.J6];[.K6];[.L6];[.M6];[.N6])" office:value-type="string" office:string-value="Work hardened vs spoiled (8 items)" calcext:value-type="string">
            <text:p>Work hardened vs spoiled (8 items)</text:p>
          </table:table-cell>
          <table:table-cell table:style-name="ce84" table:formula="of:=[$'View Input'.B15]"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6" calcext:value-type="float">
            <text:p>6</text:p>
          </table:table-cell>
          <table:table-cell table:style-name="ce121" office:value-type="float" office:value="5" calcext:value-type="float">
            <text:p>5</text:p>
          </table:table-cell>
          <table:table-cell table:style-name="ce98" table:formula="of:=IF([.R7]=&quot;&quot;;IF([.Q7]=&quot;R&quot;;VLOOKUP([.P7];[$'olah data'.$R$3:$'olah data'.$S$7];2);[.P7]);IF([.R7]=[.P7];[.P7];[.Q7]))" office:value-type="float" office:value="5" calcext:value-type="float">
            <text:p>5</text:p>
          </table:table-cell>
          <table:table-cell table:style-name="ce27" table:formula="of:=IFERROR(INDEX([$'olah data'.$B$4:$'olah data'.$N$39];MATCH([.$A7];[$'olah data'.D$4:$'olah data'.D$39];0);2);&quot;&quot;)">
            <text:p/>
          </table:table-cell>
          <table:table-cell table:style-name="ce27" table:formula="of:=IFERROR(INDEX([$'olah data'.$B$4:$'olah data'.$N$39];MATCH([.$A7];[$'olah data'.E$4:$'olah data'.E$39];0);2);&quot;&quot;)">
            <text:p/>
          </table:table-cell>
          <table:table-cell table:style-name="ce27" table:formula="of:=IFERROR(INDEX([$'olah data'.$B$4:$'olah data'.$N$39];MATCH([.$A7];[$'olah data'.F$4:$'olah data'.F$39];0);2);&quot;&quot;)">
            <text:p/>
          </table:table-cell>
          <table:table-cell table:style-name="ce27" table:formula="of:=IFERROR(INDEX([$'olah data'.$B$4:$'olah data'.$N$39];MATCH([.$A7];[$'olah data'.G$4:$'olah data'.G$39];0);2);&quot;&quot;)" office:value-type="string" office:string-value="Purposefulness vs. lack of goal direction (6 items)" calcext:value-type="string">
            <text:p>Purposefulness vs. lack of goal direction (6 items)</text:p>
          </table:table-cell>
          <table:table-cell table:style-name="ce27" table:formula="of:=IFERROR(INDEX([$'olah data'.$B$4:$'olah data'.$N$39];MATCH([.$A7];[$'olah data'.H$4:$'olah data'.H$39];0);2);&quot;&quot;)">
            <text:p/>
          </table:table-cell>
          <table:table-cell table:style-name="ce27" table:formula="of:=IFERROR(INDEX([$'olah data'.$B$4:$'olah data'.$N$39];MATCH([.$A7];[$'olah data'.I$4:$'olah data'.I$39];0);2);&quot;&quot;)">
            <text:p/>
          </table:table-cell>
          <table:table-cell table:style-name="ce27" table:formula="of:=IFERROR(INDEX([$'olah data'.$B$4:$'olah data'.$N$39];MATCH([.$A7];[$'olah data'.J$4:$'olah data'.J$39];0);2);&quot;&quot;)">
            <text:p/>
          </table:table-cell>
          <table:table-cell table:style-name="ce27" table:formula="of:=IFERROR(INDEX([$'olah data'.$B$4:$'olah data'.$N$39];MATCH([.$A7];[$'olah data'.K$4:$'olah data'.K$39];0);2);&quot;&quot;)">
            <text:p/>
          </table:table-cell>
          <table:table-cell table:style-name="ce27" table:formula="of:=IFERROR(INDEX([$'olah data'.$B$4:$'olah data'.$N$39];MATCH([.$A7];[$'olah data'.L$4:$'olah data'.L$39];0);2);&quot;&quot;)">
            <text:p/>
          </table:table-cell>
          <table:table-cell table:style-name="ce27" table:formula="of:=IFERROR(INDEX([$'olah data'.$B$4:$'olah data'.$N$39];MATCH([.$A7];[$'olah data'.M$4:$'olah data'.M$39];0);2);&quot;&quot;)">
            <text:p/>
          </table:table-cell>
          <table:table-cell table:style-name="ce27" table:formula="of:=IFERROR(INDEX([$'olah data'.$B$4:$'olah data'.$N$39];MATCH([.$A7];[$'olah data'.N$4:$'olah data'.N$39];0);2);&quot;&quot;)">
            <text:p/>
          </table:table-cell>
          <table:table-cell table:style-name="ce27" table:formula="of:=CONCATENATE([.D7];[.E7];[.F7];[.G7];[.H7];[.I7];[.J7];[.K7];[.L7];[.M7];[.N7])" office:value-type="string" office:string-value="Purposefulness vs. lack of goal direction (6 items)" calcext:value-type="string">
            <text:p>Purposefulness vs. lack of goal direction (6 items)</text:p>
          </table:table-cell>
          <table:table-cell table:style-name="ce84" table:formula="of:=[$'View Input'.B16]"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7" calcext:value-type="float">
            <text:p>7</text:p>
          </table:table-cell>
          <table:table-cell table:style-name="ce121" office:value-type="float" office:value="1" calcext:value-type="float">
            <text:p>1</text:p>
          </table:table-cell>
          <table:table-cell table:style-name="ce98" table:formula="of:=IF([.R8]=&quot;&quot;;IF([.Q8]=&quot;R&quot;;VLOOKUP([.P8];[$'olah data'.$R$3:$'olah data'.$S$7];2);[.P8]);IF([.R8]=[.P8];[.P8];[.Q8]))" office:value-type="float" office:value="4" calcext:value-type="float">
            <text:p>4</text:p>
          </table:table-cell>
          <table:table-cell table:style-name="ce27" table:formula="of:=IFERROR(INDEX([$'olah data'.$B$4:$'olah data'.$N$39];MATCH([.$A8];[$'olah data'.D$4:$'olah data'.D$39];0);2);&quot;&quot;)" office:value-type="string" office:string-value="Helpfulness vs. unhelpfulness (8 items)" calcext:value-type="string">
            <text:p>Helpfulness vs. unhelpfulness (8 items)</text:p>
          </table:table-cell>
          <table:table-cell table:style-name="ce27" table:formula="of:=IFERROR(INDEX([$'olah data'.$B$4:$'olah data'.$N$39];MATCH([.$A8];[$'olah data'.E$4:$'olah data'.E$39];0);2);&quot;&quot;)">
            <text:p/>
          </table:table-cell>
          <table:table-cell table:style-name="ce27" table:formula="of:=IFERROR(INDEX([$'olah data'.$B$4:$'olah data'.$N$39];MATCH([.$A8];[$'olah data'.F$4:$'olah data'.F$39];0);2);&quot;&quot;)">
            <text:p/>
          </table:table-cell>
          <table:table-cell table:style-name="ce27" table:formula="of:=IFERROR(INDEX([$'olah data'.$B$4:$'olah data'.$N$39];MATCH([.$A8];[$'olah data'.G$4:$'olah data'.G$39];0);2);&quot;&quot;)">
            <text:p/>
          </table:table-cell>
          <table:table-cell table:style-name="ce27" table:formula="of:=IFERROR(INDEX([$'olah data'.$B$4:$'olah data'.$N$39];MATCH([.$A8];[$'olah data'.H$4:$'olah data'.H$39];0);2);&quot;&quot;)">
            <text:p/>
          </table:table-cell>
          <table:table-cell table:style-name="ce27" table:formula="of:=IFERROR(INDEX([$'olah data'.$B$4:$'olah data'.$N$39];MATCH([.$A8];[$'olah data'.I$4:$'olah data'.I$39];0);2);&quot;&quot;)">
            <text:p/>
          </table:table-cell>
          <table:table-cell table:style-name="ce27" table:formula="of:=IFERROR(INDEX([$'olah data'.$B$4:$'olah data'.$N$39];MATCH([.$A8];[$'olah data'.J$4:$'olah data'.J$39];0);2);&quot;&quot;)">
            <text:p/>
          </table:table-cell>
          <table:table-cell table:style-name="ce27" table:formula="of:=IFERROR(INDEX([$'olah data'.$B$4:$'olah data'.$N$39];MATCH([.$A8];[$'olah data'.K$4:$'olah data'.K$39];0);2);&quot;&quot;)">
            <text:p/>
          </table:table-cell>
          <table:table-cell table:style-name="ce27" table:formula="of:=IFERROR(INDEX([$'olah data'.$B$4:$'olah data'.$N$39];MATCH([.$A8];[$'olah data'.L$4:$'olah data'.L$39];0);2);&quot;&quot;)">
            <text:p/>
          </table:table-cell>
          <table:table-cell table:style-name="ce27" table:formula="of:=IFERROR(INDEX([$'olah data'.$B$4:$'olah data'.$N$39];MATCH([.$A8];[$'olah data'.M$4:$'olah data'.M$39];0);2);&quot;&quot;)">
            <text:p/>
          </table:table-cell>
          <table:table-cell table:style-name="ce27" table:formula="of:=IFERROR(INDEX([$'olah data'.$B$4:$'olah data'.$N$39];MATCH([.$A8];[$'olah data'.N$4:$'olah data'.N$39];0);2);&quot;&quot;)">
            <text:p/>
          </table:table-cell>
          <table:table-cell table:style-name="ce27" table:formula="of:=CONCATENATE([.D8];[.E8];[.F8];[.G8];[.H8];[.I8];[.J8];[.K8];[.L8];[.M8];[.N8])" office:value-type="string" office:string-value="Helpfulness vs. unhelpfulness (8 items)" calcext:value-type="string">
            <text:p>Helpfulness vs. unhelpfulness (8 items)</text:p>
          </table:table-cell>
          <table:table-cell table:style-name="ce84" table:formula="of:=[$'View Input'.B17]"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8" calcext:value-type="float">
            <text:p>8</text:p>
          </table:table-cell>
          <table:table-cell table:style-name="ce121" office:value-type="float" office:value="5" calcext:value-type="float">
            <text:p>5</text:p>
          </table:table-cell>
          <table:table-cell table:style-name="ce98" table:formula="of:=IF([.R9]=&quot;&quot;;IF([.Q9]=&quot;R&quot;;VLOOKUP([.P9];[$'olah data'.$R$3:$'olah data'.$S$7];2);[.P9]);IF([.R9]=[.P9];[.P9];[.Q9]))" office:value-type="float" office:value="3" calcext:value-type="float">
            <text:p>3</text:p>
          </table:table-cell>
          <table:table-cell table:style-name="ce27" table:formula="of:=IFERROR(INDEX([$'olah data'.$B$4:$'olah data'.$N$39];MATCH([.$A9];[$'olah data'.D$4:$'olah data'.D$39];0);2);&quot;&quot;)" office:value-type="string" office:string-value="Eagerness of effort vs laziness (9 items)" calcext:value-type="string">
            <text:p>Eagerness of effort vs laziness (9 items)</text:p>
          </table:table-cell>
          <table:table-cell table:style-name="ce27" table:formula="of:=IFERROR(INDEX([$'olah data'.$B$4:$'olah data'.$N$39];MATCH([.$A9];[$'olah data'.E$4:$'olah data'.E$39];0);2);&quot;&quot;)">
            <text:p/>
          </table:table-cell>
          <table:table-cell table:style-name="ce27" table:formula="of:=IFERROR(INDEX([$'olah data'.$B$4:$'olah data'.$N$39];MATCH([.$A9];[$'olah data'.F$4:$'olah data'.F$39];0);2);&quot;&quot;)">
            <text:p/>
          </table:table-cell>
          <table:table-cell table:style-name="ce27" table:formula="of:=IFERROR(INDEX([$'olah data'.$B$4:$'olah data'.$N$39];MATCH([.$A9];[$'olah data'.G$4:$'olah data'.G$39];0);2);&quot;&quot;)">
            <text:p/>
          </table:table-cell>
          <table:table-cell table:style-name="ce27" table:formula="of:=IFERROR(INDEX([$'olah data'.$B$4:$'olah data'.$N$39];MATCH([.$A9];[$'olah data'.H$4:$'olah data'.H$39];0);2);&quot;&quot;)">
            <text:p/>
          </table:table-cell>
          <table:table-cell table:style-name="ce27" table:formula="of:=IFERROR(INDEX([$'olah data'.$B$4:$'olah data'.$N$39];MATCH([.$A9];[$'olah data'.I$4:$'olah data'.I$39];0);2);&quot;&quot;)">
            <text:p/>
          </table:table-cell>
          <table:table-cell table:style-name="ce27" table:formula="of:=IFERROR(INDEX([$'olah data'.$B$4:$'olah data'.$N$39];MATCH([.$A9];[$'olah data'.J$4:$'olah data'.J$39];0);2);&quot;&quot;)">
            <text:p/>
          </table:table-cell>
          <table:table-cell table:style-name="ce27" table:formula="of:=IFERROR(INDEX([$'olah data'.$B$4:$'olah data'.$N$39];MATCH([.$A9];[$'olah data'.K$4:$'olah data'.K$39];0);2);&quot;&quot;)">
            <text:p/>
          </table:table-cell>
          <table:table-cell table:style-name="ce27" table:formula="of:=IFERROR(INDEX([$'olah data'.$B$4:$'olah data'.$N$39];MATCH([.$A9];[$'olah data'.L$4:$'olah data'.L$39];0);2);&quot;&quot;)">
            <text:p/>
          </table:table-cell>
          <table:table-cell table:style-name="ce27" table:formula="of:=IFERROR(INDEX([$'olah data'.$B$4:$'olah data'.$N$39];MATCH([.$A9];[$'olah data'.M$4:$'olah data'.M$39];0);2);&quot;&quot;)">
            <text:p/>
          </table:table-cell>
          <table:table-cell table:style-name="ce27" table:formula="of:=IFERROR(INDEX([$'olah data'.$B$4:$'olah data'.$N$39];MATCH([.$A9];[$'olah data'.N$4:$'olah data'.N$39];0);2);&quot;&quot;)">
            <text:p/>
          </table:table-cell>
          <table:table-cell table:style-name="ce27" table:formula="of:=CONCATENATE([.D9];[.E9];[.F9];[.G9];[.H9];[.I9];[.J9];[.K9];[.L9];[.M9];[.N9])" office:value-type="string" office:string-value="Eagerness of effort vs laziness (9 items)" calcext:value-type="string">
            <text:p>Eagerness of effort vs laziness (9 items)</text:p>
          </table:table-cell>
          <table:table-cell table:style-name="ce84" table:formula="of:=[$'View Input'.B18]" office:value-type="float" office:value="3" calcext:value-type="float">
            <text:p>3</text:p>
          </table:table-cell>
          <table:table-cell table:style-name="ce46" table:number-columns-repeated="2"/>
          <table:table-cell table:style-name="ce123"/>
          <table:table-cell table:number-columns-repeated="1005"/>
        </table:table-row>
        <table:table-row table:style-name="ro3">
          <table:table-cell table:style-name="ce29" office:value-type="float" office:value="9" calcext:value-type="float">
            <text:p>9</text:p>
          </table:table-cell>
          <table:table-cell table:style-name="ce121" office:value-type="float" office:value="4" calcext:value-type="float">
            <text:p>4</text:p>
          </table:table-cell>
          <table:table-cell table:style-name="ce98" table:formula="of:=IF([.R10]=&quot;&quot;;IF([.Q10]=&quot;R&quot;;VLOOKUP([.P10];[$'olah data'.$R$3:$'olah data'.$S$7];2);[.P10]);IF([.R10]=[.P10];[.P10];[.Q10]))" office:value-type="float" office:value="1" calcext:value-type="float">
            <text:p>1</text:p>
          </table:table-cell>
          <table:table-cell table:style-name="ce27" table:formula="of:=IFERROR(INDEX([$'olah data'.$B$4:$'olah data'.$N$39];MATCH([.$A10];[$'olah data'.D$4:$'olah data'.D$39];0);2);&quot;&quot;)" office:value-type="string" office:string-value="Fear of uncertainty (7 items)" calcext:value-type="string">
            <text:p>Fear of uncertainty (7 items)</text:p>
          </table:table-cell>
          <table:table-cell table:style-name="ce27" table:formula="of:=IFERROR(INDEX([$'olah data'.$B$4:$'olah data'.$N$39];MATCH([.$A10];[$'olah data'.E$4:$'olah data'.E$39];0);2);&quot;&quot;)">
            <text:p/>
          </table:table-cell>
          <table:table-cell table:style-name="ce27" table:formula="of:=IFERROR(INDEX([$'olah data'.$B$4:$'olah data'.$N$39];MATCH([.$A10];[$'olah data'.F$4:$'olah data'.F$39];0);2);&quot;&quot;)">
            <text:p/>
          </table:table-cell>
          <table:table-cell table:style-name="ce27" table:formula="of:=IFERROR(INDEX([$'olah data'.$B$4:$'olah data'.$N$39];MATCH([.$A10];[$'olah data'.G$4:$'olah data'.G$39];0);2);&quot;&quot;)">
            <text:p/>
          </table:table-cell>
          <table:table-cell table:style-name="ce27" table:formula="of:=IFERROR(INDEX([$'olah data'.$B$4:$'olah data'.$N$39];MATCH([.$A10];[$'olah data'.H$4:$'olah data'.H$39];0);2);&quot;&quot;)">
            <text:p/>
          </table:table-cell>
          <table:table-cell table:style-name="ce27" table:formula="of:=IFERROR(INDEX([$'olah data'.$B$4:$'olah data'.$N$39];MATCH([.$A10];[$'olah data'.I$4:$'olah data'.I$39];0);2);&quot;&quot;)">
            <text:p/>
          </table:table-cell>
          <table:table-cell table:style-name="ce27" table:formula="of:=IFERROR(INDEX([$'olah data'.$B$4:$'olah data'.$N$39];MATCH([.$A10];[$'olah data'.J$4:$'olah data'.J$39];0);2);&quot;&quot;)">
            <text:p/>
          </table:table-cell>
          <table:table-cell table:style-name="ce27" table:formula="of:=IFERROR(INDEX([$'olah data'.$B$4:$'olah data'.$N$39];MATCH([.$A10];[$'olah data'.K$4:$'olah data'.K$39];0);2);&quot;&quot;)">
            <text:p/>
          </table:table-cell>
          <table:table-cell table:style-name="ce27" table:formula="of:=IFERROR(INDEX([$'olah data'.$B$4:$'olah data'.$N$39];MATCH([.$A10];[$'olah data'.L$4:$'olah data'.L$39];0);2);&quot;&quot;)">
            <text:p/>
          </table:table-cell>
          <table:table-cell table:style-name="ce27" table:formula="of:=IFERROR(INDEX([$'olah data'.$B$4:$'olah data'.$N$39];MATCH([.$A10];[$'olah data'.M$4:$'olah data'.M$39];0);2);&quot;&quot;)">
            <text:p/>
          </table:table-cell>
          <table:table-cell table:style-name="ce27" table:formula="of:=IFERROR(INDEX([$'olah data'.$B$4:$'olah data'.$N$39];MATCH([.$A10];[$'olah data'.N$4:$'olah data'.N$39];0);2);&quot;&quot;)">
            <text:p/>
          </table:table-cell>
          <table:table-cell table:style-name="ce27" table:formula="of:=CONCATENATE([.D10];[.E10];[.F10];[.G10];[.H10];[.I10];[.J10];[.K10];[.L10];[.M10];[.N10])" office:value-type="string" office:string-value="Fear of uncertainty (7 items)" calcext:value-type="string">
            <text:p>Fear of uncertainty (7 items)</text:p>
          </table:table-cell>
          <table:table-cell table:style-name="ce84" table:formula="of:=[$'View Input'.B19]"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0" calcext:value-type="float">
            <text:p>10</text:p>
          </table:table-cell>
          <table:table-cell table:style-name="ce121" office:value-type="float" office:value="1" calcext:value-type="float">
            <text:p>1</text:p>
          </table:table-cell>
          <table:table-cell table:style-name="ce98" table:formula="of:=IF([.R11]=&quot;&quot;;IF([.Q11]=&quot;R&quot;;VLOOKUP([.P11];[$'olah data'.$R$3:$'olah data'.$S$7];2);[.P11]);IF([.R11]=[.P11];[.P11];[.Q11]))" office:value-type="float" office:value="1" calcext:value-type="float">
            <text:p>1</text:p>
          </table:table-cell>
          <table:table-cell table:style-name="ce27" table:formula="of:=IFERROR(INDEX([$'olah data'.$B$4:$'olah data'.$N$39];MATCH([.$A11];[$'olah data'.D$4:$'olah data'.D$39];0);2);&quot;&quot;)" office:value-type="string" office:string-value="Impulsiveness v. reflection (9 items)" calcext:value-type="string">
            <text:p>Impulsiveness v. reflection (9 items)</text:p>
          </table:table-cell>
          <table:table-cell table:style-name="ce27" table:formula="of:=IFERROR(INDEX([$'olah data'.$B$4:$'olah data'.$N$39];MATCH([.$A11];[$'olah data'.E$4:$'olah data'.E$39];0);2);&quot;&quot;)">
            <text:p/>
          </table:table-cell>
          <table:table-cell table:style-name="ce27" table:formula="of:=IFERROR(INDEX([$'olah data'.$B$4:$'olah data'.$N$39];MATCH([.$A11];[$'olah data'.F$4:$'olah data'.F$39];0);2);&quot;&quot;)">
            <text:p/>
          </table:table-cell>
          <table:table-cell table:style-name="ce27" table:formula="of:=IFERROR(INDEX([$'olah data'.$B$4:$'olah data'.$N$39];MATCH([.$A11];[$'olah data'.G$4:$'olah data'.G$39];0);2);&quot;&quot;)">
            <text:p/>
          </table:table-cell>
          <table:table-cell table:style-name="ce27" table:formula="of:=IFERROR(INDEX([$'olah data'.$B$4:$'olah data'.$N$39];MATCH([.$A11];[$'olah data'.H$4:$'olah data'.H$39];0);2);&quot;&quot;)">
            <text:p/>
          </table:table-cell>
          <table:table-cell table:style-name="ce27" table:formula="of:=IFERROR(INDEX([$'olah data'.$B$4:$'olah data'.$N$39];MATCH([.$A11];[$'olah data'.I$4:$'olah data'.I$39];0);2);&quot;&quot;)">
            <text:p/>
          </table:table-cell>
          <table:table-cell table:style-name="ce27" table:formula="of:=IFERROR(INDEX([$'olah data'.$B$4:$'olah data'.$N$39];MATCH([.$A11];[$'olah data'.J$4:$'olah data'.J$39];0);2);&quot;&quot;)">
            <text:p/>
          </table:table-cell>
          <table:table-cell table:style-name="ce27" table:formula="of:=IFERROR(INDEX([$'olah data'.$B$4:$'olah data'.$N$39];MATCH([.$A11];[$'olah data'.K$4:$'olah data'.K$39];0);2);&quot;&quot;)">
            <text:p/>
          </table:table-cell>
          <table:table-cell table:style-name="ce27" table:formula="of:=IFERROR(INDEX([$'olah data'.$B$4:$'olah data'.$N$39];MATCH([.$A11];[$'olah data'.L$4:$'olah data'.L$39];0);2);&quot;&quot;)">
            <text:p/>
          </table:table-cell>
          <table:table-cell table:style-name="ce27" table:formula="of:=IFERROR(INDEX([$'olah data'.$B$4:$'olah data'.$N$39];MATCH([.$A11];[$'olah data'.M$4:$'olah data'.M$39];0);2);&quot;&quot;)">
            <text:p/>
          </table:table-cell>
          <table:table-cell table:style-name="ce27" table:formula="of:=IFERROR(INDEX([$'olah data'.$B$4:$'olah data'.$N$39];MATCH([.$A11];[$'olah data'.N$4:$'olah data'.N$39];0);2);&quot;&quot;)">
            <text:p/>
          </table:table-cell>
          <table:table-cell table:style-name="ce27" table:formula="of:=CONCATENATE([.D11];[.E11];[.F11];[.G11];[.H11];[.I11];[.J11];[.K11];[.L11];[.M11];[.N11])" office:value-type="string" office:string-value="Impulsiveness v. reflection (9 items)" calcext:value-type="string">
            <text:p>Impulsiveness v. reflection (9 items)</text:p>
          </table:table-cell>
          <table:table-cell table:style-name="ce84" table:formula="of:=[$'View Input'.B20]"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1" calcext:value-type="float">
            <text:p>11</text:p>
          </table:table-cell>
          <table:table-cell table:style-name="ce121" office:value-type="float" office:value="2" calcext:value-type="float">
            <text:p>2</text:p>
          </table:table-cell>
          <table:table-cell table:style-name="ce98" table:formula="of:=IF([.R12]=&quot;&quot;;IF([.Q12]=&quot;R&quot;;VLOOKUP([.P12];[$'olah data'.$R$3:$'olah data'.$S$7];2);[.P12]);IF([.R12]=[.P12];[.P12];[.Q12]))" office:value-type="float" office:value="5" calcext:value-type="float">
            <text:p>5</text:p>
          </table:table-cell>
          <table:table-cell table:style-name="ce27" table:formula="of:=IFERROR(INDEX([$'olah data'.$B$4:$'olah data'.$N$39];MATCH([.$A12];[$'olah data'.D$4:$'olah data'.D$39];0);2);&quot;&quot;)" office:value-type="string" office:string-value="Dependence (6 items)" calcext:value-type="string">
            <text:p>Dependence (6 items)</text:p>
          </table:table-cell>
          <table:table-cell table:style-name="ce27" table:formula="of:=IFERROR(INDEX([$'olah data'.$B$4:$'olah data'.$N$39];MATCH([.$A12];[$'olah data'.E$4:$'olah data'.E$39];0);2);&quot;&quot;)">
            <text:p/>
          </table:table-cell>
          <table:table-cell table:style-name="ce27" table:formula="of:=IFERROR(INDEX([$'olah data'.$B$4:$'olah data'.$N$39];MATCH([.$A12];[$'olah data'.F$4:$'olah data'.F$39];0);2);&quot;&quot;)">
            <text:p/>
          </table:table-cell>
          <table:table-cell table:style-name="ce27" table:formula="of:=IFERROR(INDEX([$'olah data'.$B$4:$'olah data'.$N$39];MATCH([.$A12];[$'olah data'.G$4:$'olah data'.G$39];0);2);&quot;&quot;)">
            <text:p/>
          </table:table-cell>
          <table:table-cell table:style-name="ce27" table:formula="of:=IFERROR(INDEX([$'olah data'.$B$4:$'olah data'.$N$39];MATCH([.$A12];[$'olah data'.H$4:$'olah data'.H$39];0);2);&quot;&quot;)">
            <text:p/>
          </table:table-cell>
          <table:table-cell table:style-name="ce27" table:formula="of:=IFERROR(INDEX([$'olah data'.$B$4:$'olah data'.$N$39];MATCH([.$A12];[$'olah data'.I$4:$'olah data'.I$39];0);2);&quot;&quot;)">
            <text:p/>
          </table:table-cell>
          <table:table-cell table:style-name="ce27" table:formula="of:=IFERROR(INDEX([$'olah data'.$B$4:$'olah data'.$N$39];MATCH([.$A12];[$'olah data'.J$4:$'olah data'.J$39];0);2);&quot;&quot;)">
            <text:p/>
          </table:table-cell>
          <table:table-cell table:style-name="ce27" table:formula="of:=IFERROR(INDEX([$'olah data'.$B$4:$'olah data'.$N$39];MATCH([.$A12];[$'olah data'.K$4:$'olah data'.K$39];0);2);&quot;&quot;)">
            <text:p/>
          </table:table-cell>
          <table:table-cell table:style-name="ce27" table:formula="of:=IFERROR(INDEX([$'olah data'.$B$4:$'olah data'.$N$39];MATCH([.$A12];[$'olah data'.L$4:$'olah data'.L$39];0);2);&quot;&quot;)">
            <text:p/>
          </table:table-cell>
          <table:table-cell table:style-name="ce27" table:formula="of:=IFERROR(INDEX([$'olah data'.$B$4:$'olah data'.$N$39];MATCH([.$A12];[$'olah data'.M$4:$'olah data'.M$39];0);2);&quot;&quot;)">
            <text:p/>
          </table:table-cell>
          <table:table-cell table:style-name="ce27" table:formula="of:=IFERROR(INDEX([$'olah data'.$B$4:$'olah data'.$N$39];MATCH([.$A12];[$'olah data'.N$4:$'olah data'.N$39];0);2);&quot;&quot;)">
            <text:p/>
          </table:table-cell>
          <table:table-cell table:style-name="ce27" table:formula="of:=CONCATENATE([.D12];[.E12];[.F12];[.G12];[.H12];[.I12];[.J12];[.K12];[.L12];[.M12];[.N12])" office:value-type="string" office:string-value="Dependence (6 items)" calcext:value-type="string">
            <text:p>Dependence (6 items)</text:p>
          </table:table-cell>
          <table:table-cell table:style-name="ce84" table:formula="of:=[$'View Input'.B21]"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2" calcext:value-type="float">
            <text:p>12</text:p>
          </table:table-cell>
          <table:table-cell table:style-name="ce121" office:value-type="float" office:value="2" calcext:value-type="float">
            <text:p>2</text:p>
          </table:table-cell>
          <table:table-cell table:style-name="ce98" table:formula="of:=IF([.R13]=&quot;&quot;;IF([.Q13]=&quot;R&quot;;VLOOKUP([.P13];[$'olah data'.$R$3:$'olah data'.$S$7];2);[.P13]);IF([.R13]=[.P13];[.P13];[.Q13]))" office:value-type="float" office:value="5" calcext:value-type="float">
            <text:p>5</text:p>
          </table:table-cell>
          <table:table-cell table:style-name="ce27" table:formula="of:=IFERROR(INDEX([$'olah data'.$B$4:$'olah data'.$N$39];MATCH([.$A13];[$'olah data'.D$4:$'olah data'.D$39];0);2);&quot;&quot;)" office:value-type="string" office:string-value="Transpersonal identification vs. self-differentiation (8 items)" calcext:value-type="string">
            <text:p>Transpersonal identification vs. self-differentiation (8 items)</text:p>
          </table:table-cell>
          <table:table-cell table:style-name="ce27" table:formula="of:=IFERROR(INDEX([$'olah data'.$B$4:$'olah data'.$N$39];MATCH([.$A13];[$'olah data'.E$4:$'olah data'.E$39];0);2);&quot;&quot;)">
            <text:p/>
          </table:table-cell>
          <table:table-cell table:style-name="ce27" table:formula="of:=IFERROR(INDEX([$'olah data'.$B$4:$'olah data'.$N$39];MATCH([.$A13];[$'olah data'.F$4:$'olah data'.F$39];0);2);&quot;&quot;)">
            <text:p/>
          </table:table-cell>
          <table:table-cell table:style-name="ce27" table:formula="of:=IFERROR(INDEX([$'olah data'.$B$4:$'olah data'.$N$39];MATCH([.$A13];[$'olah data'.G$4:$'olah data'.G$39];0);2);&quot;&quot;)">
            <text:p/>
          </table:table-cell>
          <table:table-cell table:style-name="ce27" table:formula="of:=IFERROR(INDEX([$'olah data'.$B$4:$'olah data'.$N$39];MATCH([.$A13];[$'olah data'.H$4:$'olah data'.H$39];0);2);&quot;&quot;)">
            <text:p/>
          </table:table-cell>
          <table:table-cell table:style-name="ce27" table:formula="of:=IFERROR(INDEX([$'olah data'.$B$4:$'olah data'.$N$39];MATCH([.$A13];[$'olah data'.I$4:$'olah data'.I$39];0);2);&quot;&quot;)">
            <text:p/>
          </table:table-cell>
          <table:table-cell table:style-name="ce27" table:formula="of:=IFERROR(INDEX([$'olah data'.$B$4:$'olah data'.$N$39];MATCH([.$A13];[$'olah data'.J$4:$'olah data'.J$39];0);2);&quot;&quot;)">
            <text:p/>
          </table:table-cell>
          <table:table-cell table:style-name="ce27" table:formula="of:=IFERROR(INDEX([$'olah data'.$B$4:$'olah data'.$N$39];MATCH([.$A13];[$'olah data'.K$4:$'olah data'.K$39];0);2);&quot;&quot;)">
            <text:p/>
          </table:table-cell>
          <table:table-cell table:style-name="ce27" table:formula="of:=IFERROR(INDEX([$'olah data'.$B$4:$'olah data'.$N$39];MATCH([.$A13];[$'olah data'.L$4:$'olah data'.L$39];0);2);&quot;&quot;)">
            <text:p/>
          </table:table-cell>
          <table:table-cell table:style-name="ce27" table:formula="of:=IFERROR(INDEX([$'olah data'.$B$4:$'olah data'.$N$39];MATCH([.$A13];[$'olah data'.M$4:$'olah data'.M$39];0);2);&quot;&quot;)">
            <text:p/>
          </table:table-cell>
          <table:table-cell table:style-name="ce27" table:formula="of:=IFERROR(INDEX([$'olah data'.$B$4:$'olah data'.$N$39];MATCH([.$A13];[$'olah data'.N$4:$'olah data'.N$39];0);2);&quot;&quot;)">
            <text:p/>
          </table:table-cell>
          <table:table-cell table:style-name="ce27" table:formula="of:=CONCATENATE([.D13];[.E13];[.F13];[.G13];[.H13];[.I13];[.J13];[.K13];[.L13];[.M13];[.N13])" office:value-type="string" office:string-value="Transpersonal identification vs. self-differentiation (8 items)" calcext:value-type="string">
            <text:p>Transpersonal identification vs. self-differentiation (8 items)</text:p>
          </table:table-cell>
          <table:table-cell table:style-name="ce84" table:formula="of:=[$'View Input'.B22]"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3" calcext:value-type="float">
            <text:p>13</text:p>
          </table:table-cell>
          <table:table-cell table:style-name="ce121" office:value-type="float" office:value="3" calcext:value-type="float">
            <text:p>3</text:p>
          </table:table-cell>
          <table:table-cell table:style-name="ce98" table:formula="of:=IF([.R14]=&quot;&quot;;IF([.Q14]=&quot;R&quot;;VLOOKUP([.P14];[$'olah data'.$R$3:$'olah data'.$S$7];2);[.P14]);IF([.R14]=[.P14];[.P14];[.Q14]))" office:value-type="float" office:value="1" calcext:value-type="float">
            <text:p>1</text:p>
          </table:table-cell>
          <table:table-cell table:style-name="ce27" table:formula="of:=IFERROR(INDEX([$'olah data'.$B$4:$'olah data'.$N$39];MATCH([.$A14];[$'olah data'.D$4:$'olah data'.D$39];0);2);&quot;&quot;)">
            <text:p/>
          </table:table-cell>
          <table:table-cell table:style-name="ce27" table:formula="of:=IFERROR(INDEX([$'olah data'.$B$4:$'olah data'.$N$39];MATCH([.$A14];[$'olah data'.E$4:$'olah data'.E$39];0);2);&quot;&quot;)">
            <text:p/>
          </table:table-cell>
          <table:table-cell table:style-name="ce27" table:formula="of:=IFERROR(INDEX([$'olah data'.$B$4:$'olah data'.$N$39];MATCH([.$A14];[$'olah data'.F$4:$'olah data'.F$39];0);2);&quot;&quot;)">
            <text:p/>
          </table:table-cell>
          <table:table-cell table:style-name="ce27" table:formula="of:=IFERROR(INDEX([$'olah data'.$B$4:$'olah data'.$N$39];MATCH([.$A14];[$'olah data'.G$4:$'olah data'.G$39];0);2);&quot;&quot;)" office:value-type="string" office:string-value="Pure-hearted conscience vs. self-serving advantage (8 items)" calcext:value-type="string">
            <text:p>Pure-hearted conscience vs. self-serving advantage (8 items)</text:p>
          </table:table-cell>
          <table:table-cell table:style-name="ce27" table:formula="of:=IFERROR(INDEX([$'olah data'.$B$4:$'olah data'.$N$39];MATCH([.$A14];[$'olah data'.H$4:$'olah data'.H$39];0);2);&quot;&quot;)">
            <text:p/>
          </table:table-cell>
          <table:table-cell table:style-name="ce27" table:formula="of:=IFERROR(INDEX([$'olah data'.$B$4:$'olah data'.$N$39];MATCH([.$A14];[$'olah data'.I$4:$'olah data'.I$39];0);2);&quot;&quot;)">
            <text:p/>
          </table:table-cell>
          <table:table-cell table:style-name="ce27" table:formula="of:=IFERROR(INDEX([$'olah data'.$B$4:$'olah data'.$N$39];MATCH([.$A14];[$'olah data'.J$4:$'olah data'.J$39];0);2);&quot;&quot;)">
            <text:p/>
          </table:table-cell>
          <table:table-cell table:style-name="ce27" table:formula="of:=IFERROR(INDEX([$'olah data'.$B$4:$'olah data'.$N$39];MATCH([.$A14];[$'olah data'.K$4:$'olah data'.K$39];0);2);&quot;&quot;)">
            <text:p/>
          </table:table-cell>
          <table:table-cell table:style-name="ce27" table:formula="of:=IFERROR(INDEX([$'olah data'.$B$4:$'olah data'.$N$39];MATCH([.$A14];[$'olah data'.L$4:$'olah data'.L$39];0);2);&quot;&quot;)">
            <text:p/>
          </table:table-cell>
          <table:table-cell table:style-name="ce27" table:formula="of:=IFERROR(INDEX([$'olah data'.$B$4:$'olah data'.$N$39];MATCH([.$A14];[$'olah data'.M$4:$'olah data'.M$39];0);2);&quot;&quot;)">
            <text:p/>
          </table:table-cell>
          <table:table-cell table:style-name="ce27" table:formula="of:=IFERROR(INDEX([$'olah data'.$B$4:$'olah data'.$N$39];MATCH([.$A14];[$'olah data'.N$4:$'olah data'.N$39];0);2);&quot;&quot;)">
            <text:p/>
          </table:table-cell>
          <table:table-cell table:style-name="ce27" table:formula="of:=CONCATENATE([.D14];[.E14];[.F14];[.G14];[.H14];[.I14];[.J14];[.K14];[.L14];[.M14];[.N14])" office:value-type="string" office:string-value="Pure-hearted conscience vs. self-serving advantage (8 items)" calcext:value-type="string">
            <text:p>Pure-hearted conscience vs. self-serving advantage (8 items)</text:p>
          </table:table-cell>
          <table:table-cell table:style-name="ce84" table:formula="of:=[$'View Input'.B23]"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4" calcext:value-type="float">
            <text:p>14</text:p>
          </table:table-cell>
          <table:table-cell table:style-name="ce121" office:value-type="float" office:value="5" calcext:value-type="float">
            <text:p>5</text:p>
          </table:table-cell>
          <table:table-cell table:style-name="ce98" table:formula="of:=IF([.R15]=&quot;&quot;;IF([.Q15]=&quot;R&quot;;VLOOKUP([.P15];[$'olah data'.$R$3:$'olah data'.$S$7];2);[.P15]);IF([.R15]=[.P15];[.P15];[.Q15]))" office:value-type="float" office:value="4" calcext:value-type="float">
            <text:p>4</text:p>
          </table:table-cell>
          <table:table-cell table:style-name="ce27" table:formula="of:=IFERROR(INDEX([$'olah data'.$B$4:$'olah data'.$N$39];MATCH([.$A15];[$'olah data'.D$4:$'olah data'.D$39];0);2);&quot;&quot;)">
            <text:p/>
          </table:table-cell>
          <table:table-cell table:style-name="ce27" table:formula="of:=IFERROR(INDEX([$'olah data'.$B$4:$'olah data'.$N$39];MATCH([.$A15];[$'olah data'.E$4:$'olah data'.E$39];0);2);&quot;&quot;)">
            <text:p/>
          </table:table-cell>
          <table:table-cell table:style-name="ce27" table:formula="of:=IFERROR(INDEX([$'olah data'.$B$4:$'olah data'.$N$39];MATCH([.$A15];[$'olah data'.F$4:$'olah data'.F$39];0);2);&quot;&quot;)">
            <text:p/>
          </table:table-cell>
          <table:table-cell table:style-name="ce27" table:formula="of:=IFERROR(INDEX([$'olah data'.$B$4:$'olah data'.$N$39];MATCH([.$A15];[$'olah data'.G$4:$'olah data'.G$39];0);2);&quot;&quot;)">
            <text:p/>
          </table:table-cell>
          <table:table-cell table:style-name="ce27" table:formula="of:=IFERROR(INDEX([$'olah data'.$B$4:$'olah data'.$N$39];MATCH([.$A15];[$'olah data'.H$4:$'olah data'.H$39];0);2);&quot;&quot;)" office:value-type="string" office:string-value="Extravagance v. reserve (9 items)" calcext:value-type="string">
            <text:p>Extravagance v. reserve (9 items)</text:p>
          </table:table-cell>
          <table:table-cell table:style-name="ce27" table:formula="of:=IFERROR(INDEX([$'olah data'.$B$4:$'olah data'.$N$39];MATCH([.$A15];[$'olah data'.I$4:$'olah data'.I$39];0);2);&quot;&quot;)">
            <text:p/>
          </table:table-cell>
          <table:table-cell table:style-name="ce27" table:formula="of:=IFERROR(INDEX([$'olah data'.$B$4:$'olah data'.$N$39];MATCH([.$A15];[$'olah data'.J$4:$'olah data'.J$39];0);2);&quot;&quot;)">
            <text:p/>
          </table:table-cell>
          <table:table-cell table:style-name="ce27" table:formula="of:=IFERROR(INDEX([$'olah data'.$B$4:$'olah data'.$N$39];MATCH([.$A15];[$'olah data'.K$4:$'olah data'.K$39];0);2);&quot;&quot;)">
            <text:p/>
          </table:table-cell>
          <table:table-cell table:style-name="ce27" table:formula="of:=IFERROR(INDEX([$'olah data'.$B$4:$'olah data'.$N$39];MATCH([.$A15];[$'olah data'.L$4:$'olah data'.L$39];0);2);&quot;&quot;)">
            <text:p/>
          </table:table-cell>
          <table:table-cell table:style-name="ce27" table:formula="of:=IFERROR(INDEX([$'olah data'.$B$4:$'olah data'.$N$39];MATCH([.$A15];[$'olah data'.M$4:$'olah data'.M$39];0);2);&quot;&quot;)">
            <text:p/>
          </table:table-cell>
          <table:table-cell table:style-name="ce27" table:formula="of:=IFERROR(INDEX([$'olah data'.$B$4:$'olah data'.$N$39];MATCH([.$A15];[$'olah data'.N$4:$'olah data'.N$39];0);2);&quot;&quot;)">
            <text:p/>
          </table:table-cell>
          <table:table-cell table:style-name="ce27" table:formula="of:=CONCATENATE([.D15];[.E15];[.F15];[.G15];[.H15];[.I15];[.J15];[.K15];[.L15];[.M15];[.N15])" office:value-type="string" office:string-value="Extravagance v. reserve (9 items)" calcext:value-type="string">
            <text:p>Extravagance v. reserve (9 items)</text:p>
          </table:table-cell>
          <table:table-cell table:style-name="ce84" table:formula="of:=[$'View Input'.B24]" office:value-type="float" office:value="2" calcext:value-type="float">
            <text:p>2</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5" calcext:value-type="float">
            <text:p>15</text:p>
          </table:table-cell>
          <table:table-cell table:style-name="ce121" office:value-type="float" office:value="2" calcext:value-type="float">
            <text:p>2</text:p>
          </table:table-cell>
          <table:table-cell table:style-name="ce98" table:formula="of:=IF([.R16]=&quot;&quot;;IF([.Q16]=&quot;R&quot;;VLOOKUP([.P16];[$'olah data'.$R$3:$'olah data'.$S$7];2);[.P16]);IF([.R16]=[.P16];[.P16];[.Q16]))" office:value-type="float" office:value="5" calcext:value-type="float">
            <text:p>5</text:p>
          </table:table-cell>
          <table:table-cell table:style-name="ce27" table:formula="of:=IFERROR(INDEX([$'olah data'.$B$4:$'olah data'.$N$39];MATCH([.$A16];[$'olah data'.D$4:$'olah data'.D$39];0);2);&quot;&quot;)" office:value-type="string" office:string-value="Attachment (6 items)" calcext:value-type="string">
            <text:p>Attachment (6 items)</text:p>
          </table:table-cell>
          <table:table-cell table:style-name="ce27" table:formula="of:=IFERROR(INDEX([$'olah data'.$B$4:$'olah data'.$N$39];MATCH([.$A16];[$'olah data'.E$4:$'olah data'.E$39];0);2);&quot;&quot;)">
            <text:p/>
          </table:table-cell>
          <table:table-cell table:style-name="ce27" table:formula="of:=IFERROR(INDEX([$'olah data'.$B$4:$'olah data'.$N$39];MATCH([.$A16];[$'olah data'.F$4:$'olah data'.F$39];0);2);&quot;&quot;)">
            <text:p/>
          </table:table-cell>
          <table:table-cell table:style-name="ce27" table:formula="of:=IFERROR(INDEX([$'olah data'.$B$4:$'olah data'.$N$39];MATCH([.$A16];[$'olah data'.G$4:$'olah data'.G$39];0);2);&quot;&quot;)">
            <text:p/>
          </table:table-cell>
          <table:table-cell table:style-name="ce27" table:formula="of:=IFERROR(INDEX([$'olah data'.$B$4:$'olah data'.$N$39];MATCH([.$A16];[$'olah data'.H$4:$'olah data'.H$39];0);2);&quot;&quot;)">
            <text:p/>
          </table:table-cell>
          <table:table-cell table:style-name="ce27" table:formula="of:=IFERROR(INDEX([$'olah data'.$B$4:$'olah data'.$N$39];MATCH([.$A16];[$'olah data'.I$4:$'olah data'.I$39];0);2);&quot;&quot;)">
            <text:p/>
          </table:table-cell>
          <table:table-cell table:style-name="ce27" table:formula="of:=IFERROR(INDEX([$'olah data'.$B$4:$'olah data'.$N$39];MATCH([.$A16];[$'olah data'.J$4:$'olah data'.J$39];0);2);&quot;&quot;)">
            <text:p/>
          </table:table-cell>
          <table:table-cell table:style-name="ce27" table:formula="of:=IFERROR(INDEX([$'olah data'.$B$4:$'olah data'.$N$39];MATCH([.$A16];[$'olah data'.K$4:$'olah data'.K$39];0);2);&quot;&quot;)">
            <text:p/>
          </table:table-cell>
          <table:table-cell table:style-name="ce27" table:formula="of:=IFERROR(INDEX([$'olah data'.$B$4:$'olah data'.$N$39];MATCH([.$A16];[$'olah data'.L$4:$'olah data'.L$39];0);2);&quot;&quot;)">
            <text:p/>
          </table:table-cell>
          <table:table-cell table:style-name="ce27" table:formula="of:=IFERROR(INDEX([$'olah data'.$B$4:$'olah data'.$N$39];MATCH([.$A16];[$'olah data'.M$4:$'olah data'.M$39];0);2);&quot;&quot;)">
            <text:p/>
          </table:table-cell>
          <table:table-cell table:style-name="ce27" table:formula="of:=IFERROR(INDEX([$'olah data'.$B$4:$'olah data'.$N$39];MATCH([.$A16];[$'olah data'.N$4:$'olah data'.N$39];0);2);&quot;&quot;)">
            <text:p/>
          </table:table-cell>
          <table:table-cell table:style-name="ce27" table:formula="of:=CONCATENATE([.D16];[.E16];[.F16];[.G16];[.H16];[.I16];[.J16];[.K16];[.L16];[.M16];[.N16])" office:value-type="string" office:string-value="Attachment (6 items)" calcext:value-type="string">
            <text:p>Attachment (6 items)</text:p>
          </table:table-cell>
          <table:table-cell table:style-name="ce84" table:formula="of:=[$'View Input'.B25]"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6" calcext:value-type="float">
            <text:p>16</text:p>
          </table:table-cell>
          <table:table-cell table:style-name="ce121" office:value-type="float" office:value="1" calcext:value-type="float">
            <text:p>1</text:p>
          </table:table-cell>
          <table:table-cell table:style-name="ce98" table:formula="of:=IF([.R17]=&quot;&quot;;IF([.Q17]=&quot;R&quot;;VLOOKUP([.P17];[$'olah data'.$R$3:$'olah data'.$S$7];2);[.P17]);IF([.R17]=[.P17];[.P17];[.Q17]))" office:value-type="float" office:value="1" calcext:value-type="float">
            <text:p>1</text:p>
          </table:table-cell>
          <table:table-cell table:style-name="ce27" table:formula="of:=IFERROR(INDEX([$'olah data'.$B$4:$'olah data'.$N$39];MATCH([.$A17];[$'olah data'.D$4:$'olah data'.D$39];0);2);&quot;&quot;)" office:value-type="string" office:string-value="Fatigability v. asthenia (8 items)" calcext:value-type="string">
            <text:p>Fatigability v. asthenia (8 items)</text:p>
          </table:table-cell>
          <table:table-cell table:style-name="ce27" table:formula="of:=IFERROR(INDEX([$'olah data'.$B$4:$'olah data'.$N$39];MATCH([.$A17];[$'olah data'.E$4:$'olah data'.E$39];0);2);&quot;&quot;)">
            <text:p/>
          </table:table-cell>
          <table:table-cell table:style-name="ce27" table:formula="of:=IFERROR(INDEX([$'olah data'.$B$4:$'olah data'.$N$39];MATCH([.$A17];[$'olah data'.F$4:$'olah data'.F$39];0);2);&quot;&quot;)">
            <text:p/>
          </table:table-cell>
          <table:table-cell table:style-name="ce27" table:formula="of:=IFERROR(INDEX([$'olah data'.$B$4:$'olah data'.$N$39];MATCH([.$A17];[$'olah data'.G$4:$'olah data'.G$39];0);2);&quot;&quot;)">
            <text:p/>
          </table:table-cell>
          <table:table-cell table:style-name="ce27" table:formula="of:=IFERROR(INDEX([$'olah data'.$B$4:$'olah data'.$N$39];MATCH([.$A17];[$'olah data'.H$4:$'olah data'.H$39];0);2);&quot;&quot;)">
            <text:p/>
          </table:table-cell>
          <table:table-cell table:style-name="ce27" table:formula="of:=IFERROR(INDEX([$'olah data'.$B$4:$'olah data'.$N$39];MATCH([.$A17];[$'olah data'.I$4:$'olah data'.I$39];0);2);&quot;&quot;)">
            <text:p/>
          </table:table-cell>
          <table:table-cell table:style-name="ce27" table:formula="of:=IFERROR(INDEX([$'olah data'.$B$4:$'olah data'.$N$39];MATCH([.$A17];[$'olah data'.J$4:$'olah data'.J$39];0);2);&quot;&quot;)">
            <text:p/>
          </table:table-cell>
          <table:table-cell table:style-name="ce27" table:formula="of:=IFERROR(INDEX([$'olah data'.$B$4:$'olah data'.$N$39];MATCH([.$A17];[$'olah data'.K$4:$'olah data'.K$39];0);2);&quot;&quot;)">
            <text:p/>
          </table:table-cell>
          <table:table-cell table:style-name="ce27" table:formula="of:=IFERROR(INDEX([$'olah data'.$B$4:$'olah data'.$N$39];MATCH([.$A17];[$'olah data'.L$4:$'olah data'.L$39];0);2);&quot;&quot;)">
            <text:p/>
          </table:table-cell>
          <table:table-cell table:style-name="ce27" table:formula="of:=IFERROR(INDEX([$'olah data'.$B$4:$'olah data'.$N$39];MATCH([.$A17];[$'olah data'.M$4:$'olah data'.M$39];0);2);&quot;&quot;)">
            <text:p/>
          </table:table-cell>
          <table:table-cell table:style-name="ce27" table:formula="of:=IFERROR(INDEX([$'olah data'.$B$4:$'olah data'.$N$39];MATCH([.$A17];[$'olah data'.N$4:$'olah data'.N$39];0);2);&quot;&quot;)">
            <text:p/>
          </table:table-cell>
          <table:table-cell table:style-name="ce27" table:formula="of:=CONCATENATE([.D17];[.E17];[.F17];[.G17];[.H17];[.I17];[.J17];[.K17];[.L17];[.M17];[.N17])" office:value-type="string" office:string-value="Fatigability v. asthenia (8 items)" calcext:value-type="string">
            <text:p>Fatigability v. asthenia (8 items)</text:p>
          </table:table-cell>
          <table:table-cell table:style-name="ce84" table:formula="of:=[$'View Input'.B26]"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7" calcext:value-type="float">
            <text:p>17</text:p>
          </table:table-cell>
          <table:table-cell table:style-name="ce121" office:value-type="float" office:value="4" calcext:value-type="float">
            <text:p>4</text:p>
          </table:table-cell>
          <table:table-cell table:style-name="ce98" table:formula="of:=IF([.R18]=&quot;&quot;;IF([.Q18]=&quot;R&quot;;VLOOKUP([.P18];[$'olah data'.$R$3:$'olah data'.$S$7];2);[.P18]);IF([.R18]=[.P18];[.P18];[.Q18]))" office:value-type="float" office:value="5" calcext:value-type="float">
            <text:p>5</text:p>
          </table:table-cell>
          <table:table-cell table:style-name="ce27" table:formula="of:=IFERROR(INDEX([$'olah data'.$B$4:$'olah data'.$N$39];MATCH([.$A18];[$'olah data'.D$4:$'olah data'.D$39];0);2);&quot;&quot;)">
            <text:p/>
          </table:table-cell>
          <table:table-cell table:style-name="ce27" table:formula="of:=IFERROR(INDEX([$'olah data'.$B$4:$'olah data'.$N$39];MATCH([.$A18];[$'olah data'.E$4:$'olah data'.E$39];0);2);&quot;&quot;)">
            <text:p/>
          </table:table-cell>
          <table:table-cell table:style-name="ce27" table:formula="of:=IFERROR(INDEX([$'olah data'.$B$4:$'olah data'.$N$39];MATCH([.$A18];[$'olah data'.F$4:$'olah data'.F$39];0);2);&quot;&quot;)" office:value-type="string" office:string-value="Responsibility vs. blaming (8 items)" calcext:value-type="string">
            <text:p>Responsibility vs. blaming (8 items)</text:p>
          </table:table-cell>
          <table:table-cell table:style-name="ce27" table:formula="of:=IFERROR(INDEX([$'olah data'.$B$4:$'olah data'.$N$39];MATCH([.$A18];[$'olah data'.G$4:$'olah data'.G$39];0);2);&quot;&quot;)">
            <text:p/>
          </table:table-cell>
          <table:table-cell table:style-name="ce27" table:formula="of:=IFERROR(INDEX([$'olah data'.$B$4:$'olah data'.$N$39];MATCH([.$A18];[$'olah data'.H$4:$'olah data'.H$39];0);2);&quot;&quot;)">
            <text:p/>
          </table:table-cell>
          <table:table-cell table:style-name="ce27" table:formula="of:=IFERROR(INDEX([$'olah data'.$B$4:$'olah data'.$N$39];MATCH([.$A18];[$'olah data'.I$4:$'olah data'.I$39];0);2);&quot;&quot;)">
            <text:p/>
          </table:table-cell>
          <table:table-cell table:style-name="ce27" table:formula="of:=IFERROR(INDEX([$'olah data'.$B$4:$'olah data'.$N$39];MATCH([.$A18];[$'olah data'.J$4:$'olah data'.J$39];0);2);&quot;&quot;)">
            <text:p/>
          </table:table-cell>
          <table:table-cell table:style-name="ce27" table:formula="of:=IFERROR(INDEX([$'olah data'.$B$4:$'olah data'.$N$39];MATCH([.$A18];[$'olah data'.K$4:$'olah data'.K$39];0);2);&quot;&quot;)">
            <text:p/>
          </table:table-cell>
          <table:table-cell table:style-name="ce27" table:formula="of:=IFERROR(INDEX([$'olah data'.$B$4:$'olah data'.$N$39];MATCH([.$A18];[$'olah data'.L$4:$'olah data'.L$39];0);2);&quot;&quot;)">
            <text:p/>
          </table:table-cell>
          <table:table-cell table:style-name="ce27" table:formula="of:=IFERROR(INDEX([$'olah data'.$B$4:$'olah data'.$N$39];MATCH([.$A18];[$'olah data'.M$4:$'olah data'.M$39];0);2);&quot;&quot;)">
            <text:p/>
          </table:table-cell>
          <table:table-cell table:style-name="ce27" table:formula="of:=IFERROR(INDEX([$'olah data'.$B$4:$'olah data'.$N$39];MATCH([.$A18];[$'olah data'.N$4:$'olah data'.N$39];0);2);&quot;&quot;)">
            <text:p/>
          </table:table-cell>
          <table:table-cell table:style-name="ce27" table:formula="of:=CONCATENATE([.D18];[.E18];[.F18];[.G18];[.H18];[.I18];[.J18];[.K18];[.L18];[.M18];[.N18])" office:value-type="string" office:string-value="Responsibility vs. blaming (8 items)" calcext:value-type="string">
            <text:p>Responsibility vs. blaming (8 items)</text:p>
          </table:table-cell>
          <table:table-cell table:style-name="ce84" table:formula="of:=[$'View Input'.B27]"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8" calcext:value-type="float">
            <text:p>18</text:p>
          </table:table-cell>
          <table:table-cell table:style-name="ce121" office:value-type="float" office:value="3" calcext:value-type="float">
            <text:p>3</text:p>
          </table:table-cell>
          <table:table-cell table:style-name="ce98" table:formula="of:=IF([.R19]=&quot;&quot;;IF([.Q19]=&quot;R&quot;;VLOOKUP([.P19];[$'olah data'.$R$3:$'olah data'.$S$7];2);[.P19]);IF([.R19]=[.P19];[.P19];[.Q19]))" office:value-type="float" office:value="1" calcext:value-type="float">
            <text:p>1</text:p>
          </table:table-cell>
          <table:table-cell table:style-name="ce27" table:formula="of:=IFERROR(INDEX([$'olah data'.$B$4:$'olah data'.$N$39];MATCH([.$A19];[$'olah data'.D$4:$'olah data'.D$39];0);2);&quot;&quot;)">
            <text:p/>
          </table:table-cell>
          <table:table-cell table:style-name="ce27" table:formula="of:=IFERROR(INDEX([$'olah data'.$B$4:$'olah data'.$N$39];MATCH([.$A19];[$'olah data'.E$4:$'olah data'.E$39];0);2);&quot;&quot;)">
            <text:p/>
          </table:table-cell>
          <table:table-cell table:style-name="ce27" table:formula="of:=IFERROR(INDEX([$'olah data'.$B$4:$'olah data'.$N$39];MATCH([.$A19];[$'olah data'.F$4:$'olah data'.F$39];0);2);&quot;&quot;)">
            <text:p/>
          </table:table-cell>
          <table:table-cell table:style-name="ce27" table:formula="of:=IFERROR(INDEX([$'olah data'.$B$4:$'olah data'.$N$39];MATCH([.$A19];[$'olah data'.G$4:$'olah data'.G$39];0);2);&quot;&quot;)">
            <text:p/>
          </table:table-cell>
          <table:table-cell table:style-name="ce27" table:formula="of:=IFERROR(INDEX([$'olah data'.$B$4:$'olah data'.$N$39];MATCH([.$A19];[$'olah data'.H$4:$'olah data'.H$39];0);2);&quot;&quot;)" office:value-type="string" office:string-value="Empathy vs. social disinterest (5 items)" calcext:value-type="string">
            <text:p>Empathy vs. social disinterest (5 items)</text:p>
          </table:table-cell>
          <table:table-cell table:style-name="ce27" table:formula="of:=IFERROR(INDEX([$'olah data'.$B$4:$'olah data'.$N$39];MATCH([.$A19];[$'olah data'.I$4:$'olah data'.I$39];0);2);&quot;&quot;)">
            <text:p/>
          </table:table-cell>
          <table:table-cell table:style-name="ce27" table:formula="of:=IFERROR(INDEX([$'olah data'.$B$4:$'olah data'.$N$39];MATCH([.$A19];[$'olah data'.J$4:$'olah data'.J$39];0);2);&quot;&quot;)">
            <text:p/>
          </table:table-cell>
          <table:table-cell table:style-name="ce27" table:formula="of:=IFERROR(INDEX([$'olah data'.$B$4:$'olah data'.$N$39];MATCH([.$A19];[$'olah data'.K$4:$'olah data'.K$39];0);2);&quot;&quot;)">
            <text:p/>
          </table:table-cell>
          <table:table-cell table:style-name="ce27" table:formula="of:=IFERROR(INDEX([$'olah data'.$B$4:$'olah data'.$N$39];MATCH([.$A19];[$'olah data'.L$4:$'olah data'.L$39];0);2);&quot;&quot;)">
            <text:p/>
          </table:table-cell>
          <table:table-cell table:style-name="ce27" table:formula="of:=IFERROR(INDEX([$'olah data'.$B$4:$'olah data'.$N$39];MATCH([.$A19];[$'olah data'.M$4:$'olah data'.M$39];0);2);&quot;&quot;)">
            <text:p/>
          </table:table-cell>
          <table:table-cell table:style-name="ce27" table:formula="of:=IFERROR(INDEX([$'olah data'.$B$4:$'olah data'.$N$39];MATCH([.$A19];[$'olah data'.N$4:$'olah data'.N$39];0);2);&quot;&quot;)">
            <text:p/>
          </table:table-cell>
          <table:table-cell table:style-name="ce27" table:formula="of:=CONCATENATE([.D19];[.E19];[.F19];[.G19];[.H19];[.I19];[.J19];[.K19];[.L19];[.M19];[.N19])" office:value-type="string" office:string-value="Empathy vs. social disinterest (5 items)" calcext:value-type="string">
            <text:p>Empathy vs. social disinterest (5 items)</text:p>
          </table:table-cell>
          <table:table-cell table:style-name="ce84" table:formula="of:=[$'View Input'.B28]"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9" calcext:value-type="float">
            <text:p>19</text:p>
          </table:table-cell>
          <table:table-cell table:style-name="ce121" office:value-type="float" office:value="5" calcext:value-type="float">
            <text:p>5</text:p>
          </table:table-cell>
          <table:table-cell table:style-name="ce98" table:formula="of:=IF([.R20]=&quot;&quot;;IF([.Q20]=&quot;R&quot;;VLOOKUP([.P20];[$'olah data'.$R$3:$'olah data'.$S$7];2);[.P20]);IF([.R20]=[.P20];[.P20];[.Q20]))" office:value-type="float" office:value="4" calcext:value-type="float">
            <text:p>4</text:p>
          </table:table-cell>
          <table:table-cell table:style-name="ce27" table:formula="of:=IFERROR(INDEX([$'olah data'.$B$4:$'olah data'.$N$39];MATCH([.$A20];[$'olah data'.D$4:$'olah data'.D$39];0);2);&quot;&quot;)" office:value-type="string" office:string-value="Shyness with strangers (7 items)" calcext:value-type="string">
            <text:p>Shyness with strangers (7 items)</text:p>
          </table:table-cell>
          <table:table-cell table:style-name="ce27" table:formula="of:=IFERROR(INDEX([$'olah data'.$B$4:$'olah data'.$N$39];MATCH([.$A20];[$'olah data'.E$4:$'olah data'.E$39];0);2);&quot;&quot;)">
            <text:p/>
          </table:table-cell>
          <table:table-cell table:style-name="ce27" table:formula="of:=IFERROR(INDEX([$'olah data'.$B$4:$'olah data'.$N$39];MATCH([.$A20];[$'olah data'.F$4:$'olah data'.F$39];0);2);&quot;&quot;)">
            <text:p/>
          </table:table-cell>
          <table:table-cell table:style-name="ce27" table:formula="of:=IFERROR(INDEX([$'olah data'.$B$4:$'olah data'.$N$39];MATCH([.$A20];[$'olah data'.G$4:$'olah data'.G$39];0);2);&quot;&quot;)">
            <text:p/>
          </table:table-cell>
          <table:table-cell table:style-name="ce27" table:formula="of:=IFERROR(INDEX([$'olah data'.$B$4:$'olah data'.$N$39];MATCH([.$A20];[$'olah data'.H$4:$'olah data'.H$39];0);2);&quot;&quot;)">
            <text:p/>
          </table:table-cell>
          <table:table-cell table:style-name="ce27" table:formula="of:=IFERROR(INDEX([$'olah data'.$B$4:$'olah data'.$N$39];MATCH([.$A20];[$'olah data'.I$4:$'olah data'.I$39];0);2);&quot;&quot;)">
            <text:p/>
          </table:table-cell>
          <table:table-cell table:style-name="ce27" table:formula="of:=IFERROR(INDEX([$'olah data'.$B$4:$'olah data'.$N$39];MATCH([.$A20];[$'olah data'.J$4:$'olah data'.J$39];0);2);&quot;&quot;)">
            <text:p/>
          </table:table-cell>
          <table:table-cell table:style-name="ce27" table:formula="of:=IFERROR(INDEX([$'olah data'.$B$4:$'olah data'.$N$39];MATCH([.$A20];[$'olah data'.K$4:$'olah data'.K$39];0);2);&quot;&quot;)">
            <text:p/>
          </table:table-cell>
          <table:table-cell table:style-name="ce27" table:formula="of:=IFERROR(INDEX([$'olah data'.$B$4:$'olah data'.$N$39];MATCH([.$A20];[$'olah data'.L$4:$'olah data'.L$39];0);2);&quot;&quot;)">
            <text:p/>
          </table:table-cell>
          <table:table-cell table:style-name="ce27" table:formula="of:=IFERROR(INDEX([$'olah data'.$B$4:$'olah data'.$N$39];MATCH([.$A20];[$'olah data'.M$4:$'olah data'.M$39];0);2);&quot;&quot;)">
            <text:p/>
          </table:table-cell>
          <table:table-cell table:style-name="ce27" table:formula="of:=IFERROR(INDEX([$'olah data'.$B$4:$'olah data'.$N$39];MATCH([.$A20];[$'olah data'.N$4:$'olah data'.N$39];0);2);&quot;&quot;)">
            <text:p/>
          </table:table-cell>
          <table:table-cell table:style-name="ce27" table:formula="of:=CONCATENATE([.D20];[.E20];[.F20];[.G20];[.H20];[.I20];[.J20];[.K20];[.L20];[.M20];[.N20])" office:value-type="string" office:string-value="Shyness with strangers (7 items)" calcext:value-type="string">
            <text:p>Shyness with strangers (7 items)</text:p>
          </table:table-cell>
          <table:table-cell table:style-name="ce84" table:formula="of:=[$'View Input'.B29]"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20" calcext:value-type="float">
            <text:p>20</text:p>
          </table:table-cell>
          <table:table-cell table:style-name="ce121" office:value-type="float" office:value="3" calcext:value-type="float">
            <text:p>3</text:p>
          </table:table-cell>
          <table:table-cell table:style-name="ce98" table:formula="of:=IF([.R21]=&quot;&quot;;IF([.Q21]=&quot;R&quot;;VLOOKUP([.P21];[$'olah data'.$R$3:$'olah data'.$S$7];2);[.P21]);IF([.R21]=[.P21];[.P21];[.Q21]))" office:value-type="float" office:value="4" calcext:value-type="float">
            <text:p>4</text:p>
          </table:table-cell>
          <table:table-cell table:style-name="ce27" table:formula="of:=IFERROR(INDEX([$'olah data'.$B$4:$'olah data'.$N$39];MATCH([.$A21];[$'olah data'.D$4:$'olah data'.D$39];0);2);&quot;&quot;)" office:value-type="string" office:string-value="Sentimentality (8 items)" calcext:value-type="string">
            <text:p>Sentimentality (8 items)</text:p>
          </table:table-cell>
          <table:table-cell table:style-name="ce27" table:formula="of:=IFERROR(INDEX([$'olah data'.$B$4:$'olah data'.$N$39];MATCH([.$A21];[$'olah data'.E$4:$'olah data'.E$39];0);2);&quot;&quot;)">
            <text:p/>
          </table:table-cell>
          <table:table-cell table:style-name="ce27" table:formula="of:=IFERROR(INDEX([$'olah data'.$B$4:$'olah data'.$N$39];MATCH([.$A21];[$'olah data'.F$4:$'olah data'.F$39];0);2);&quot;&quot;)">
            <text:p/>
          </table:table-cell>
          <table:table-cell table:style-name="ce27" table:formula="of:=IFERROR(INDEX([$'olah data'.$B$4:$'olah data'.$N$39];MATCH([.$A21];[$'olah data'.G$4:$'olah data'.G$39];0);2);&quot;&quot;)">
            <text:p/>
          </table:table-cell>
          <table:table-cell table:style-name="ce27" table:formula="of:=IFERROR(INDEX([$'olah data'.$B$4:$'olah data'.$N$39];MATCH([.$A21];[$'olah data'.H$4:$'olah data'.H$39];0);2);&quot;&quot;)">
            <text:p/>
          </table:table-cell>
          <table:table-cell table:style-name="ce27" table:formula="of:=IFERROR(INDEX([$'olah data'.$B$4:$'olah data'.$N$39];MATCH([.$A21];[$'olah data'.I$4:$'olah data'.I$39];0);2);&quot;&quot;)">
            <text:p/>
          </table:table-cell>
          <table:table-cell table:style-name="ce27" table:formula="of:=IFERROR(INDEX([$'olah data'.$B$4:$'olah data'.$N$39];MATCH([.$A21];[$'olah data'.J$4:$'olah data'.J$39];0);2);&quot;&quot;)">
            <text:p/>
          </table:table-cell>
          <table:table-cell table:style-name="ce27" table:formula="of:=IFERROR(INDEX([$'olah data'.$B$4:$'olah data'.$N$39];MATCH([.$A21];[$'olah data'.K$4:$'olah data'.K$39];0);2);&quot;&quot;)">
            <text:p/>
          </table:table-cell>
          <table:table-cell table:style-name="ce27" table:formula="of:=IFERROR(INDEX([$'olah data'.$B$4:$'olah data'.$N$39];MATCH([.$A21];[$'olah data'.L$4:$'olah data'.L$39];0);2);&quot;&quot;)">
            <text:p/>
          </table:table-cell>
          <table:table-cell table:style-name="ce27" table:formula="of:=IFERROR(INDEX([$'olah data'.$B$4:$'olah data'.$N$39];MATCH([.$A21];[$'olah data'.M$4:$'olah data'.M$39];0);2);&quot;&quot;)">
            <text:p/>
          </table:table-cell>
          <table:table-cell table:style-name="ce27" table:formula="of:=IFERROR(INDEX([$'olah data'.$B$4:$'olah data'.$N$39];MATCH([.$A21];[$'olah data'.N$4:$'olah data'.N$39];0);2);&quot;&quot;)">
            <text:p/>
          </table:table-cell>
          <table:table-cell table:style-name="ce27" table:formula="of:=CONCATENATE([.D21];[.E21];[.F21];[.G21];[.H21];[.I21];[.J21];[.K21];[.L21];[.M21];[.N21])" office:value-type="string" office:string-value="Sentimentality (8 items)" calcext:value-type="string">
            <text:p>Sentimentality (8 items)</text:p>
          </table:table-cell>
          <table:table-cell table:style-name="ce84" table:formula="of:=[$'View Input'.B30]"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21" calcext:value-type="float">
            <text:p>21</text:p>
          </table:table-cell>
          <table:table-cell table:style-name="ce121" office:value-type="float" office:value="4" calcext:value-type="float">
            <text:p>4</text:p>
          </table:table-cell>
          <table:table-cell table:style-name="ce98" table:formula="of:=IF([.R22]=&quot;&quot;;IF([.Q22]=&quot;R&quot;;VLOOKUP([.P22];[$'olah data'.$R$3:$'olah data'.$S$7];2);[.P22]);IF([.R22]=[.P22];[.P22];[.Q22]))" office:value-type="float" office:value="4" calcext:value-type="float">
            <text:p>4</text:p>
          </table:table-cell>
          <table:table-cell table:style-name="ce27" table:formula="of:=IFERROR(INDEX([$'olah data'.$B$4:$'olah data'.$N$39];MATCH([.$A22];[$'olah data'.D$4:$'olah data'.D$39];0);2);&quot;&quot;)">
            <text:p/>
          </table:table-cell>
          <table:table-cell table:style-name="ce27" table:formula="of:=IFERROR(INDEX([$'olah data'.$B$4:$'olah data'.$N$39];MATCH([.$A22];[$'olah data'.E$4:$'olah data'.E$39];0);2);&quot;&quot;)" office:value-type="string" office:string-value="Self-acceptance vs. self-striving (10 items)" calcext:value-type="string">
            <text:p>Self-acceptance vs. self-striving (10 items)</text:p>
          </table:table-cell>
          <table:table-cell table:style-name="ce27" table:formula="of:=IFERROR(INDEX([$'olah data'.$B$4:$'olah data'.$N$39];MATCH([.$A22];[$'olah data'.F$4:$'olah data'.F$39];0);2);&quot;&quot;)">
            <text:p/>
          </table:table-cell>
          <table:table-cell table:style-name="ce27" table:formula="of:=IFERROR(INDEX([$'olah data'.$B$4:$'olah data'.$N$39];MATCH([.$A22];[$'olah data'.G$4:$'olah data'.G$39];0);2);&quot;&quot;)">
            <text:p/>
          </table:table-cell>
          <table:table-cell table:style-name="ce27" table:formula="of:=IFERROR(INDEX([$'olah data'.$B$4:$'olah data'.$N$39];MATCH([.$A22];[$'olah data'.H$4:$'olah data'.H$39];0);2);&quot;&quot;)">
            <text:p/>
          </table:table-cell>
          <table:table-cell table:style-name="ce27" table:formula="of:=IFERROR(INDEX([$'olah data'.$B$4:$'olah data'.$N$39];MATCH([.$A22];[$'olah data'.I$4:$'olah data'.I$39];0);2);&quot;&quot;)">
            <text:p/>
          </table:table-cell>
          <table:table-cell table:style-name="ce27" table:formula="of:=IFERROR(INDEX([$'olah data'.$B$4:$'olah data'.$N$39];MATCH([.$A22];[$'olah data'.J$4:$'olah data'.J$39];0);2);&quot;&quot;)">
            <text:p/>
          </table:table-cell>
          <table:table-cell table:style-name="ce27" table:formula="of:=IFERROR(INDEX([$'olah data'.$B$4:$'olah data'.$N$39];MATCH([.$A22];[$'olah data'.K$4:$'olah data'.K$39];0);2);&quot;&quot;)">
            <text:p/>
          </table:table-cell>
          <table:table-cell table:style-name="ce27" table:formula="of:=IFERROR(INDEX([$'olah data'.$B$4:$'olah data'.$N$39];MATCH([.$A22];[$'olah data'.L$4:$'olah data'.L$39];0);2);&quot;&quot;)">
            <text:p/>
          </table:table-cell>
          <table:table-cell table:style-name="ce27" table:formula="of:=IFERROR(INDEX([$'olah data'.$B$4:$'olah data'.$N$39];MATCH([.$A22];[$'olah data'.M$4:$'olah data'.M$39];0);2);&quot;&quot;)">
            <text:p/>
          </table:table-cell>
          <table:table-cell table:style-name="ce27" table:formula="of:=IFERROR(INDEX([$'olah data'.$B$4:$'olah data'.$N$39];MATCH([.$A22];[$'olah data'.N$4:$'olah data'.N$39];0);2);&quot;&quot;)">
            <text:p/>
          </table:table-cell>
          <table:table-cell table:style-name="ce27" table:formula="of:=CONCATENATE([.D22];[.E22];[.F22];[.G22];[.H22];[.I22];[.J22];[.K22];[.L22];[.M22];[.N22])" office:value-type="string" office:string-value="Self-acceptance vs. self-striving (10 items)" calcext:value-type="string">
            <text:p>Self-acceptance vs. self-striving (10 items)</text:p>
          </table:table-cell>
          <table:table-cell table:style-name="ce84" table:formula="of:=[$'View Input'.E11]" office:value-type="float" office:value="2" calcext:value-type="float">
            <text:p>2</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2" calcext:value-type="float">
            <text:p>22</text:p>
          </table:table-cell>
          <table:table-cell table:style-name="ce121" office:value-type="float" office:value="1" calcext:value-type="float">
            <text:p>1</text:p>
          </table:table-cell>
          <table:table-cell table:style-name="ce98" table:formula="of:=IF([.R23]=&quot;&quot;;IF([.Q23]=&quot;R&quot;;VLOOKUP([.P23];[$'olah data'.$R$3:$'olah data'.$S$7];2);[.P23]);IF([.R23]=[.P23];[.P23];[.Q23]))" office:value-type="float" office:value="5" calcext:value-type="float">
            <text:p>5</text:p>
          </table:table-cell>
          <table:table-cell table:style-name="ce27" table:formula="of:=IFERROR(INDEX([$'olah data'.$B$4:$'olah data'.$N$39];MATCH([.$A23];[$'olah data'.D$4:$'olah data'.D$39];0);2);&quot;&quot;)">
            <text:p/>
          </table:table-cell>
          <table:table-cell table:style-name="ce27" table:formula="of:=IFERROR(INDEX([$'olah data'.$B$4:$'olah data'.$N$39];MATCH([.$A23];[$'olah data'.E$4:$'olah data'.E$39];0);2);&quot;&quot;)" office:value-type="string" office:string-value="Work hardened vs spoiled (8 items)" calcext:value-type="string">
            <text:p>Work hardened vs spoiled (8 items)</text:p>
          </table:table-cell>
          <table:table-cell table:style-name="ce27" table:formula="of:=IFERROR(INDEX([$'olah data'.$B$4:$'olah data'.$N$39];MATCH([.$A23];[$'olah data'.F$4:$'olah data'.F$39];0);2);&quot;&quot;)">
            <text:p/>
          </table:table-cell>
          <table:table-cell table:style-name="ce27" table:formula="of:=IFERROR(INDEX([$'olah data'.$B$4:$'olah data'.$N$39];MATCH([.$A23];[$'olah data'.G$4:$'olah data'.G$39];0);2);&quot;&quot;)">
            <text:p/>
          </table:table-cell>
          <table:table-cell table:style-name="ce27" table:formula="of:=IFERROR(INDEX([$'olah data'.$B$4:$'olah data'.$N$39];MATCH([.$A23];[$'olah data'.H$4:$'olah data'.H$39];0);2);&quot;&quot;)">
            <text:p/>
          </table:table-cell>
          <table:table-cell table:style-name="ce27" table:formula="of:=IFERROR(INDEX([$'olah data'.$B$4:$'olah data'.$N$39];MATCH([.$A23];[$'olah data'.I$4:$'olah data'.I$39];0);2);&quot;&quot;)">
            <text:p/>
          </table:table-cell>
          <table:table-cell table:style-name="ce27" table:formula="of:=IFERROR(INDEX([$'olah data'.$B$4:$'olah data'.$N$39];MATCH([.$A23];[$'olah data'.J$4:$'olah data'.J$39];0);2);&quot;&quot;)">
            <text:p/>
          </table:table-cell>
          <table:table-cell table:style-name="ce27" table:formula="of:=IFERROR(INDEX([$'olah data'.$B$4:$'olah data'.$N$39];MATCH([.$A23];[$'olah data'.K$4:$'olah data'.K$39];0);2);&quot;&quot;)">
            <text:p/>
          </table:table-cell>
          <table:table-cell table:style-name="ce27" table:formula="of:=IFERROR(INDEX([$'olah data'.$B$4:$'olah data'.$N$39];MATCH([.$A23];[$'olah data'.L$4:$'olah data'.L$39];0);2);&quot;&quot;)">
            <text:p/>
          </table:table-cell>
          <table:table-cell table:style-name="ce27" table:formula="of:=IFERROR(INDEX([$'olah data'.$B$4:$'olah data'.$N$39];MATCH([.$A23];[$'olah data'.M$4:$'olah data'.M$39];0);2);&quot;&quot;)">
            <text:p/>
          </table:table-cell>
          <table:table-cell table:style-name="ce27" table:formula="of:=IFERROR(INDEX([$'olah data'.$B$4:$'olah data'.$N$39];MATCH([.$A23];[$'olah data'.N$4:$'olah data'.N$39];0);2);&quot;&quot;)">
            <text:p/>
          </table:table-cell>
          <table:table-cell table:style-name="ce27" table:formula="of:=CONCATENATE([.D23];[.E23];[.F23];[.G23];[.H23];[.I23];[.J23];[.K23];[.L23];[.M23];[.N23])" office:value-type="string" office:string-value="Work hardened vs spoiled (8 items)" calcext:value-type="string">
            <text:p>Work hardened vs spoiled (8 items)</text:p>
          </table:table-cell>
          <table:table-cell table:style-name="ce84" table:formula="of:=[$'View Input'.E12]"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23" calcext:value-type="float">
            <text:p>23</text:p>
          </table:table-cell>
          <table:table-cell table:style-name="ce121" office:value-type="float" office:value="3" calcext:value-type="float">
            <text:p>3</text:p>
          </table:table-cell>
          <table:table-cell table:style-name="ce98" table:formula="of:=IF([.R24]=&quot;&quot;;IF([.Q24]=&quot;R&quot;;VLOOKUP([.P24];[$'olah data'.$R$3:$'olah data'.$S$7];2);[.P24]);IF([.R24]=[.P24];[.P24];[.Q24]))" office:value-type="float" office:value="3" calcext:value-type="float">
            <text:p>3</text:p>
          </table:table-cell>
          <table:table-cell table:style-name="ce27" table:formula="of:=IFERROR(INDEX([$'olah data'.$B$4:$'olah data'.$N$39];MATCH([.$A24];[$'olah data'.D$4:$'olah data'.D$39];0);2);&quot;&quot;)">
            <text:p/>
          </table:table-cell>
          <table:table-cell table:style-name="ce27" table:formula="of:=IFERROR(INDEX([$'olah data'.$B$4:$'olah data'.$N$39];MATCH([.$A24];[$'olah data'.E$4:$'olah data'.E$39];0);2);&quot;&quot;)" office:value-type="string" office:string-value="Resourcefulness (5 items)" calcext:value-type="string">
            <text:p>Resourcefulness (5 items)</text:p>
          </table:table-cell>
          <table:table-cell table:style-name="ce27" table:formula="of:=IFERROR(INDEX([$'olah data'.$B$4:$'olah data'.$N$39];MATCH([.$A24];[$'olah data'.F$4:$'olah data'.F$39];0);2);&quot;&quot;)">
            <text:p/>
          </table:table-cell>
          <table:table-cell table:style-name="ce27" table:formula="of:=IFERROR(INDEX([$'olah data'.$B$4:$'olah data'.$N$39];MATCH([.$A24];[$'olah data'.G$4:$'olah data'.G$39];0);2);&quot;&quot;)">
            <text:p/>
          </table:table-cell>
          <table:table-cell table:style-name="ce27" table:formula="of:=IFERROR(INDEX([$'olah data'.$B$4:$'olah data'.$N$39];MATCH([.$A24];[$'olah data'.H$4:$'olah data'.H$39];0);2);&quot;&quot;)">
            <text:p/>
          </table:table-cell>
          <table:table-cell table:style-name="ce27" table:formula="of:=IFERROR(INDEX([$'olah data'.$B$4:$'olah data'.$N$39];MATCH([.$A24];[$'olah data'.I$4:$'olah data'.I$39];0);2);&quot;&quot;)">
            <text:p/>
          </table:table-cell>
          <table:table-cell table:style-name="ce27" table:formula="of:=IFERROR(INDEX([$'olah data'.$B$4:$'olah data'.$N$39];MATCH([.$A24];[$'olah data'.J$4:$'olah data'.J$39];0);2);&quot;&quot;)">
            <text:p/>
          </table:table-cell>
          <table:table-cell table:style-name="ce27" table:formula="of:=IFERROR(INDEX([$'olah data'.$B$4:$'olah data'.$N$39];MATCH([.$A24];[$'olah data'.K$4:$'olah data'.K$39];0);2);&quot;&quot;)">
            <text:p/>
          </table:table-cell>
          <table:table-cell table:style-name="ce27" table:formula="of:=IFERROR(INDEX([$'olah data'.$B$4:$'olah data'.$N$39];MATCH([.$A24];[$'olah data'.L$4:$'olah data'.L$39];0);2);&quot;&quot;)">
            <text:p/>
          </table:table-cell>
          <table:table-cell table:style-name="ce27" table:formula="of:=IFERROR(INDEX([$'olah data'.$B$4:$'olah data'.$N$39];MATCH([.$A24];[$'olah data'.M$4:$'olah data'.M$39];0);2);&quot;&quot;)">
            <text:p/>
          </table:table-cell>
          <table:table-cell table:style-name="ce27" table:formula="of:=IFERROR(INDEX([$'olah data'.$B$4:$'olah data'.$N$39];MATCH([.$A24];[$'olah data'.N$4:$'olah data'.N$39];0);2);&quot;&quot;)">
            <text:p/>
          </table:table-cell>
          <table:table-cell table:style-name="ce27" table:formula="of:=CONCATENATE([.D24];[.E24];[.F24];[.G24];[.H24];[.I24];[.J24];[.K24];[.L24];[.M24];[.N24])" office:value-type="string" office:string-value="Resourcefulness (5 items)" calcext:value-type="string">
            <text:p>Resourcefulness (5 items)</text:p>
          </table:table-cell>
          <table:table-cell table:style-name="ce84" table:formula="of:=[$'View Input'.E13]" office:value-type="float" office:value="3" calcext:value-type="float">
            <text:p>3</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4" calcext:value-type="float">
            <text:p>24</text:p>
          </table:table-cell>
          <table:table-cell table:style-name="ce121" office:value-type="float" office:value="1" calcext:value-type="float">
            <text:p>1</text:p>
          </table:table-cell>
          <table:table-cell table:style-name="ce98" table:formula="of:=IF([.R25]=&quot;&quot;;IF([.Q25]=&quot;R&quot;;VLOOKUP([.P25];[$'olah data'.$R$3:$'olah data'.$S$7];2);[.P25]);IF([.R25]=[.P25];[.P25];[.Q25]))" office:value-type="float" office:value="1" calcext:value-type="float">
            <text:p>1</text:p>
          </table:table-cell>
          <table:table-cell table:style-name="ce27" table:formula="of:=IFERROR(INDEX([$'olah data'.$B$4:$'olah data'.$N$39];MATCH([.$A25];[$'olah data'.D$4:$'olah data'.D$39];0);2);&quot;&quot;)" office:value-type="string" office:string-value="Extravagance v. reserve (9 items)" calcext:value-type="string">
            <text:p>Extravagance v. reserve (9 items)</text:p>
          </table:table-cell>
          <table:table-cell table:style-name="ce27" table:formula="of:=IFERROR(INDEX([$'olah data'.$B$4:$'olah data'.$N$39];MATCH([.$A25];[$'olah data'.E$4:$'olah data'.E$39];0);2);&quot;&quot;)">
            <text:p/>
          </table:table-cell>
          <table:table-cell table:style-name="ce27" table:formula="of:=IFERROR(INDEX([$'olah data'.$B$4:$'olah data'.$N$39];MATCH([.$A25];[$'olah data'.F$4:$'olah data'.F$39];0);2);&quot;&quot;)">
            <text:p/>
          </table:table-cell>
          <table:table-cell table:style-name="ce27" table:formula="of:=IFERROR(INDEX([$'olah data'.$B$4:$'olah data'.$N$39];MATCH([.$A25];[$'olah data'.G$4:$'olah data'.G$39];0);2);&quot;&quot;)">
            <text:p/>
          </table:table-cell>
          <table:table-cell table:style-name="ce27" table:formula="of:=IFERROR(INDEX([$'olah data'.$B$4:$'olah data'.$N$39];MATCH([.$A25];[$'olah data'.H$4:$'olah data'.H$39];0);2);&quot;&quot;)">
            <text:p/>
          </table:table-cell>
          <table:table-cell table:style-name="ce27" table:formula="of:=IFERROR(INDEX([$'olah data'.$B$4:$'olah data'.$N$39];MATCH([.$A25];[$'olah data'.I$4:$'olah data'.I$39];0);2);&quot;&quot;)">
            <text:p/>
          </table:table-cell>
          <table:table-cell table:style-name="ce27" table:formula="of:=IFERROR(INDEX([$'olah data'.$B$4:$'olah data'.$N$39];MATCH([.$A25];[$'olah data'.J$4:$'olah data'.J$39];0);2);&quot;&quot;)">
            <text:p/>
          </table:table-cell>
          <table:table-cell table:style-name="ce27" table:formula="of:=IFERROR(INDEX([$'olah data'.$B$4:$'olah data'.$N$39];MATCH([.$A25];[$'olah data'.K$4:$'olah data'.K$39];0);2);&quot;&quot;)">
            <text:p/>
          </table:table-cell>
          <table:table-cell table:style-name="ce27" table:formula="of:=IFERROR(INDEX([$'olah data'.$B$4:$'olah data'.$N$39];MATCH([.$A25];[$'olah data'.L$4:$'olah data'.L$39];0);2);&quot;&quot;)">
            <text:p/>
          </table:table-cell>
          <table:table-cell table:style-name="ce27" table:formula="of:=IFERROR(INDEX([$'olah data'.$B$4:$'olah data'.$N$39];MATCH([.$A25];[$'olah data'.M$4:$'olah data'.M$39];0);2);&quot;&quot;)">
            <text:p/>
          </table:table-cell>
          <table:table-cell table:style-name="ce27" table:formula="of:=IFERROR(INDEX([$'olah data'.$B$4:$'olah data'.$N$39];MATCH([.$A25];[$'olah data'.N$4:$'olah data'.N$39];0);2);&quot;&quot;)">
            <text:p/>
          </table:table-cell>
          <table:table-cell table:style-name="ce27" table:formula="of:=CONCATENATE([.D25];[.E25];[.F25];[.G25];[.H25];[.I25];[.J25];[.K25];[.L25];[.M25];[.N25])" office:value-type="string" office:string-value="Extravagance v. reserve (9 items)" calcext:value-type="string">
            <text:p>Extravagance v. reserve (9 items)</text:p>
          </table:table-cell>
          <table:table-cell table:style-name="ce84" table:formula="of:=[$'View Input'.E14]"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25" calcext:value-type="float">
            <text:p>25</text:p>
          </table:table-cell>
          <table:table-cell table:style-name="ce121" office:value-type="float" office:value="1" calcext:value-type="float">
            <text:p>1</text:p>
          </table:table-cell>
          <table:table-cell table:style-name="ce98" table:formula="of:=IF([.R26]=&quot;&quot;;IF([.Q26]=&quot;R&quot;;VLOOKUP([.P26];[$'olah data'.$R$3:$'olah data'.$S$7];2);[.P26]);IF([.R26]=[.P26];[.P26];[.Q26]))" office:value-type="float" office:value="5" calcext:value-type="float">
            <text:p>5</text:p>
          </table:table-cell>
          <table:table-cell table:style-name="ce27" table:formula="of:=IFERROR(INDEX([$'olah data'.$B$4:$'olah data'.$N$39];MATCH([.$A26];[$'olah data'.D$4:$'olah data'.D$39];0);2);&quot;&quot;)" office:value-type="string" office:string-value="Self-forgetful vs. self-conscious experience (10 items)" calcext:value-type="string">
            <text:p>Self-forgetful vs. self-conscious experience (10 items)</text:p>
          </table:table-cell>
          <table:table-cell table:style-name="ce27" table:formula="of:=IFERROR(INDEX([$'olah data'.$B$4:$'olah data'.$N$39];MATCH([.$A26];[$'olah data'.E$4:$'olah data'.E$39];0);2);&quot;&quot;)">
            <text:p/>
          </table:table-cell>
          <table:table-cell table:style-name="ce27" table:formula="of:=IFERROR(INDEX([$'olah data'.$B$4:$'olah data'.$N$39];MATCH([.$A26];[$'olah data'.F$4:$'olah data'.F$39];0);2);&quot;&quot;)">
            <text:p/>
          </table:table-cell>
          <table:table-cell table:style-name="ce27" table:formula="of:=IFERROR(INDEX([$'olah data'.$B$4:$'olah data'.$N$39];MATCH([.$A26];[$'olah data'.G$4:$'olah data'.G$39];0);2);&quot;&quot;)">
            <text:p/>
          </table:table-cell>
          <table:table-cell table:style-name="ce27" table:formula="of:=IFERROR(INDEX([$'olah data'.$B$4:$'olah data'.$N$39];MATCH([.$A26];[$'olah data'.H$4:$'olah data'.H$39];0);2);&quot;&quot;)">
            <text:p/>
          </table:table-cell>
          <table:table-cell table:style-name="ce27" table:formula="of:=IFERROR(INDEX([$'olah data'.$B$4:$'olah data'.$N$39];MATCH([.$A26];[$'olah data'.I$4:$'olah data'.I$39];0);2);&quot;&quot;)">
            <text:p/>
          </table:table-cell>
          <table:table-cell table:style-name="ce27" table:formula="of:=IFERROR(INDEX([$'olah data'.$B$4:$'olah data'.$N$39];MATCH([.$A26];[$'olah data'.J$4:$'olah data'.J$39];0);2);&quot;&quot;)">
            <text:p/>
          </table:table-cell>
          <table:table-cell table:style-name="ce27" table:formula="of:=IFERROR(INDEX([$'olah data'.$B$4:$'olah data'.$N$39];MATCH([.$A26];[$'olah data'.K$4:$'olah data'.K$39];0);2);&quot;&quot;)">
            <text:p/>
          </table:table-cell>
          <table:table-cell table:style-name="ce27" table:formula="of:=IFERROR(INDEX([$'olah data'.$B$4:$'olah data'.$N$39];MATCH([.$A26];[$'olah data'.L$4:$'olah data'.L$39];0);2);&quot;&quot;)">
            <text:p/>
          </table:table-cell>
          <table:table-cell table:style-name="ce27" table:formula="of:=IFERROR(INDEX([$'olah data'.$B$4:$'olah data'.$N$39];MATCH([.$A26];[$'olah data'.M$4:$'olah data'.M$39];0);2);&quot;&quot;)">
            <text:p/>
          </table:table-cell>
          <table:table-cell table:style-name="ce27" table:formula="of:=IFERROR(INDEX([$'olah data'.$B$4:$'olah data'.$N$39];MATCH([.$A26];[$'olah data'.N$4:$'olah data'.N$39];0);2);&quot;&quot;)">
            <text:p/>
          </table:table-cell>
          <table:table-cell table:style-name="ce27" table:formula="of:=CONCATENATE([.D26];[.E26];[.F26];[.G26];[.H26];[.I26];[.J26];[.K26];[.L26];[.M26];[.N26])" office:value-type="string" office:string-value="Self-forgetful vs. self-conscious experience (10 items)" calcext:value-type="string">
            <text:p>Self-forgetful vs. self-conscious experience (10 items)</text:p>
          </table:table-cell>
          <table:table-cell table:style-name="ce84" table:formula="of:=[$'View Input'.E15]"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26" calcext:value-type="float">
            <text:p>26</text:p>
          </table:table-cell>
          <table:table-cell table:style-name="ce121" office:value-type="float" office:value="1" calcext:value-type="float">
            <text:p>1</text:p>
          </table:table-cell>
          <table:table-cell table:style-name="ce98" table:formula="of:=IF([.R27]=&quot;&quot;;IF([.Q27]=&quot;R&quot;;VLOOKUP([.P27];[$'olah data'.$R$3:$'olah data'.$S$7];2);[.P27]);IF([.R27]=[.P27];[.P27];[.Q27]))" office:value-type="float" office:value="5" calcext:value-type="float">
            <text:p>5</text:p>
          </table:table-cell>
          <table:table-cell table:style-name="ce27" table:formula="of:=IFERROR(INDEX([$'olah data'.$B$4:$'olah data'.$N$39];MATCH([.$A27];[$'olah data'.D$4:$'olah data'.D$39];0);2);&quot;&quot;)">
            <text:p/>
          </table:table-cell>
          <table:table-cell table:style-name="ce27" table:formula="of:=IFERROR(INDEX([$'olah data'.$B$4:$'olah data'.$N$39];MATCH([.$A27];[$'olah data'.E$4:$'olah data'.E$39];0);2);&quot;&quot;)" office:value-type="string" office:string-value="Dependence (6 items)" calcext:value-type="string">
            <text:p>Dependence (6 items)</text:p>
          </table:table-cell>
          <table:table-cell table:style-name="ce27" table:formula="of:=IFERROR(INDEX([$'olah data'.$B$4:$'olah data'.$N$39];MATCH([.$A27];[$'olah data'.F$4:$'olah data'.F$39];0);2);&quot;&quot;)">
            <text:p/>
          </table:table-cell>
          <table:table-cell table:style-name="ce27" table:formula="of:=IFERROR(INDEX([$'olah data'.$B$4:$'olah data'.$N$39];MATCH([.$A27];[$'olah data'.G$4:$'olah data'.G$39];0);2);&quot;&quot;)">
            <text:p/>
          </table:table-cell>
          <table:table-cell table:style-name="ce27" table:formula="of:=IFERROR(INDEX([$'olah data'.$B$4:$'olah data'.$N$39];MATCH([.$A27];[$'olah data'.H$4:$'olah data'.H$39];0);2);&quot;&quot;)">
            <text:p/>
          </table:table-cell>
          <table:table-cell table:style-name="ce27" table:formula="of:=IFERROR(INDEX([$'olah data'.$B$4:$'olah data'.$N$39];MATCH([.$A27];[$'olah data'.I$4:$'olah data'.I$39];0);2);&quot;&quot;)">
            <text:p/>
          </table:table-cell>
          <table:table-cell table:style-name="ce27" table:formula="of:=IFERROR(INDEX([$'olah data'.$B$4:$'olah data'.$N$39];MATCH([.$A27];[$'olah data'.J$4:$'olah data'.J$39];0);2);&quot;&quot;)">
            <text:p/>
          </table:table-cell>
          <table:table-cell table:style-name="ce27" table:formula="of:=IFERROR(INDEX([$'olah data'.$B$4:$'olah data'.$N$39];MATCH([.$A27];[$'olah data'.K$4:$'olah data'.K$39];0);2);&quot;&quot;)">
            <text:p/>
          </table:table-cell>
          <table:table-cell table:style-name="ce27" table:formula="of:=IFERROR(INDEX([$'olah data'.$B$4:$'olah data'.$N$39];MATCH([.$A27];[$'olah data'.L$4:$'olah data'.L$39];0);2);&quot;&quot;)">
            <text:p/>
          </table:table-cell>
          <table:table-cell table:style-name="ce27" table:formula="of:=IFERROR(INDEX([$'olah data'.$B$4:$'olah data'.$N$39];MATCH([.$A27];[$'olah data'.M$4:$'olah data'.M$39];0);2);&quot;&quot;)">
            <text:p/>
          </table:table-cell>
          <table:table-cell table:style-name="ce27" table:formula="of:=IFERROR(INDEX([$'olah data'.$B$4:$'olah data'.$N$39];MATCH([.$A27];[$'olah data'.N$4:$'olah data'.N$39];0);2);&quot;&quot;)">
            <text:p/>
          </table:table-cell>
          <table:table-cell table:style-name="ce27" table:formula="of:=CONCATENATE([.D27];[.E27];[.F27];[.G27];[.H27];[.I27];[.J27];[.K27];[.L27];[.M27];[.N27])" office:value-type="string" office:string-value="Dependence (6 items)" calcext:value-type="string">
            <text:p>Dependence (6 items)</text:p>
          </table:table-cell>
          <table:table-cell table:style-name="ce84" table:formula="of:=[$'View Input'.E16]"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7" calcext:value-type="float">
            <text:p>27</text:p>
          </table:table-cell>
          <table:table-cell table:style-name="ce121" office:value-type="float" office:value="1" calcext:value-type="float">
            <text:p>1</text:p>
          </table:table-cell>
          <table:table-cell table:style-name="ce98" table:formula="of:=IF([.R28]=&quot;&quot;;IF([.Q28]=&quot;R&quot;;VLOOKUP([.P28];[$'olah data'.$R$3:$'olah data'.$S$7];2);[.P28]);IF([.R28]=[.P28];[.P28];[.Q28]))" office:value-type="float" office:value="2" calcext:value-type="float">
            <text:p>2</text:p>
          </table:table-cell>
          <table:table-cell table:style-name="ce27" table:formula="of:=IFERROR(INDEX([$'olah data'.$B$4:$'olah data'.$N$39];MATCH([.$A28];[$'olah data'.D$4:$'olah data'.D$39];0);2);&quot;&quot;)">
            <text:p/>
          </table:table-cell>
          <table:table-cell table:style-name="ce27" table:formula="of:=IFERROR(INDEX([$'olah data'.$B$4:$'olah data'.$N$39];MATCH([.$A28];[$'olah data'.E$4:$'olah data'.E$39];0);2);&quot;&quot;)">
            <text:p/>
          </table:table-cell>
          <table:table-cell table:style-name="ce27" table:formula="of:=IFERROR(INDEX([$'olah data'.$B$4:$'olah data'.$N$39];MATCH([.$A28];[$'olah data'.F$4:$'olah data'.F$39];0);2);&quot;&quot;)">
            <text:p/>
          </table:table-cell>
          <table:table-cell table:style-name="ce27" table:formula="of:=IFERROR(INDEX([$'olah data'.$B$4:$'olah data'.$N$39];MATCH([.$A28];[$'olah data'.G$4:$'olah data'.G$39];0);2);&quot;&quot;)">
            <text:p/>
          </table:table-cell>
          <table:table-cell table:style-name="ce27" table:formula="of:=IFERROR(INDEX([$'olah data'.$B$4:$'olah data'.$N$39];MATCH([.$A28];[$'olah data'.H$4:$'olah data'.H$39];0);2);&quot;&quot;)" office:value-type="string" office:string-value="Helpfulness vs. unhelpfulness (8 items)" calcext:value-type="string">
            <text:p>Helpfulness vs. unhelpfulness (8 items)</text:p>
          </table:table-cell>
          <table:table-cell table:style-name="ce27" table:formula="of:=IFERROR(INDEX([$'olah data'.$B$4:$'olah data'.$N$39];MATCH([.$A28];[$'olah data'.I$4:$'olah data'.I$39];0);2);&quot;&quot;)">
            <text:p/>
          </table:table-cell>
          <table:table-cell table:style-name="ce27" table:formula="of:=IFERROR(INDEX([$'olah data'.$B$4:$'olah data'.$N$39];MATCH([.$A28];[$'olah data'.J$4:$'olah data'.J$39];0);2);&quot;&quot;)">
            <text:p/>
          </table:table-cell>
          <table:table-cell table:style-name="ce27" table:formula="of:=IFERROR(INDEX([$'olah data'.$B$4:$'olah data'.$N$39];MATCH([.$A28];[$'olah data'.K$4:$'olah data'.K$39];0);2);&quot;&quot;)">
            <text:p/>
          </table:table-cell>
          <table:table-cell table:style-name="ce27" table:formula="of:=IFERROR(INDEX([$'olah data'.$B$4:$'olah data'.$N$39];MATCH([.$A28];[$'olah data'.L$4:$'olah data'.L$39];0);2);&quot;&quot;)">
            <text:p/>
          </table:table-cell>
          <table:table-cell table:style-name="ce27" table:formula="of:=IFERROR(INDEX([$'olah data'.$B$4:$'olah data'.$N$39];MATCH([.$A28];[$'olah data'.M$4:$'olah data'.M$39];0);2);&quot;&quot;)">
            <text:p/>
          </table:table-cell>
          <table:table-cell table:style-name="ce27" table:formula="of:=IFERROR(INDEX([$'olah data'.$B$4:$'olah data'.$N$39];MATCH([.$A28];[$'olah data'.N$4:$'olah data'.N$39];0);2);&quot;&quot;)">
            <text:p/>
          </table:table-cell>
          <table:table-cell table:style-name="ce27" table:formula="of:=CONCATENATE([.D28];[.E28];[.F28];[.G28];[.H28];[.I28];[.J28];[.K28];[.L28];[.M28];[.N28])" office:value-type="string" office:string-value="Helpfulness vs. unhelpfulness (8 items)" calcext:value-type="string">
            <text:p>Helpfulness vs. unhelpfulness (8 items)</text:p>
          </table:table-cell>
          <table:table-cell table:style-name="ce84" table:formula="of:=[$'View Input'.E17]" office:value-type="float" office:value="4" calcext:value-type="float">
            <text:p>4</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8" calcext:value-type="float">
            <text:p>28</text:p>
          </table:table-cell>
          <table:table-cell table:style-name="ce121" office:value-type="float" office:value="4" calcext:value-type="float">
            <text:p>4</text:p>
          </table:table-cell>
          <table:table-cell table:style-name="ce98" table:formula="of:=IF([.R29]=&quot;&quot;;IF([.Q29]=&quot;R&quot;;VLOOKUP([.P29];[$'olah data'.$R$3:$'olah data'.$S$7];2);[.P29]);IF([.R29]=[.P29];[.P29];[.Q29]))" office:value-type="float" office:value="3" calcext:value-type="float">
            <text:p>3</text:p>
          </table:table-cell>
          <table:table-cell table:style-name="ce27" table:formula="of:=IFERROR(INDEX([$'olah data'.$B$4:$'olah data'.$N$39];MATCH([.$A29];[$'olah data'.D$4:$'olah data'.D$39];0);2);&quot;&quot;)">
            <text:p/>
          </table:table-cell>
          <table:table-cell table:style-name="ce27" table:formula="of:=IFERROR(INDEX([$'olah data'.$B$4:$'olah data'.$N$39];MATCH([.$A29];[$'olah data'.E$4:$'olah data'.E$39];0);2);&quot;&quot;)">
            <text:p/>
          </table:table-cell>
          <table:table-cell table:style-name="ce27" table:formula="of:=IFERROR(INDEX([$'olah data'.$B$4:$'olah data'.$N$39];MATCH([.$A29];[$'olah data'.F$4:$'olah data'.F$39];0);2);&quot;&quot;)">
            <text:p/>
          </table:table-cell>
          <table:table-cell table:style-name="ce27" table:formula="of:=IFERROR(INDEX([$'olah data'.$B$4:$'olah data'.$N$39];MATCH([.$A29];[$'olah data'.G$4:$'olah data'.G$39];0);2);&quot;&quot;)">
            <text:p/>
          </table:table-cell>
          <table:table-cell table:style-name="ce27" table:formula="of:=IFERROR(INDEX([$'olah data'.$B$4:$'olah data'.$N$39];MATCH([.$A29];[$'olah data'.H$4:$'olah data'.H$39];0);2);&quot;&quot;)" office:value-type="string" office:string-value="Social acceptance vs. social intolerance (8 items)" calcext:value-type="string">
            <text:p>Social acceptance vs. social intolerance (8 items)</text:p>
          </table:table-cell>
          <table:table-cell table:style-name="ce27" table:formula="of:=IFERROR(INDEX([$'olah data'.$B$4:$'olah data'.$N$39];MATCH([.$A29];[$'olah data'.I$4:$'olah data'.I$39];0);2);&quot;&quot;)">
            <text:p/>
          </table:table-cell>
          <table:table-cell table:style-name="ce27" table:formula="of:=IFERROR(INDEX([$'olah data'.$B$4:$'olah data'.$N$39];MATCH([.$A29];[$'olah data'.J$4:$'olah data'.J$39];0);2);&quot;&quot;)">
            <text:p/>
          </table:table-cell>
          <table:table-cell table:style-name="ce27" table:formula="of:=IFERROR(INDEX([$'olah data'.$B$4:$'olah data'.$N$39];MATCH([.$A29];[$'olah data'.K$4:$'olah data'.K$39];0);2);&quot;&quot;)">
            <text:p/>
          </table:table-cell>
          <table:table-cell table:style-name="ce27" table:formula="of:=IFERROR(INDEX([$'olah data'.$B$4:$'olah data'.$N$39];MATCH([.$A29];[$'olah data'.L$4:$'olah data'.L$39];0);2);&quot;&quot;)">
            <text:p/>
          </table:table-cell>
          <table:table-cell table:style-name="ce27" table:formula="of:=IFERROR(INDEX([$'olah data'.$B$4:$'olah data'.$N$39];MATCH([.$A29];[$'olah data'.M$4:$'olah data'.M$39];0);2);&quot;&quot;)">
            <text:p/>
          </table:table-cell>
          <table:table-cell table:style-name="ce27" table:formula="of:=IFERROR(INDEX([$'olah data'.$B$4:$'olah data'.$N$39];MATCH([.$A29];[$'olah data'.N$4:$'olah data'.N$39];0);2);&quot;&quot;)">
            <text:p/>
          </table:table-cell>
          <table:table-cell table:style-name="ce27" table:formula="of:=CONCATENATE([.D29];[.E29];[.F29];[.G29];[.H29];[.I29];[.J29];[.K29];[.L29];[.M29];[.N29])" office:value-type="string" office:string-value="Social acceptance vs. social intolerance (8 items)" calcext:value-type="string">
            <text:p>Social acceptance vs. social intolerance (8 items)</text:p>
          </table:table-cell>
          <table:table-cell table:style-name="ce84" table:formula="of:=[$'View Input'.E18]" office:value-type="float" office:value="3" calcext:value-type="float">
            <text:p>3</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9" calcext:value-type="float">
            <text:p>29</text:p>
          </table:table-cell>
          <table:table-cell table:style-name="ce121" office:value-type="float" office:value="3" calcext:value-type="float">
            <text:p>3</text:p>
          </table:table-cell>
          <table:table-cell table:style-name="ce98" table:formula="of:=IF([.R30]=&quot;&quot;;IF([.Q30]=&quot;R&quot;;VLOOKUP([.P30];[$'olah data'.$R$3:$'olah data'.$S$7];2);[.P30]);IF([.R30]=[.P30];[.P30];[.Q30]))" office:value-type="float" office:value="1" calcext:value-type="float">
            <text:p>1</text:p>
          </table:table-cell>
          <table:table-cell table:style-name="ce27" table:formula="of:=IFERROR(INDEX([$'olah data'.$B$4:$'olah data'.$N$39];MATCH([.$A30];[$'olah data'.D$4:$'olah data'.D$39];0);2);&quot;&quot;)">
            <text:p/>
          </table:table-cell>
          <table:table-cell table:style-name="ce27" table:formula="of:=IFERROR(INDEX([$'olah data'.$B$4:$'olah data'.$N$39];MATCH([.$A30];[$'olah data'.E$4:$'olah data'.E$39];0);2);&quot;&quot;)" office:value-type="string" office:string-value="Transpersonal identification vs. self-differentiation (8 items)" calcext:value-type="string">
            <text:p>Transpersonal identification vs. self-differentiation (8 items)</text:p>
          </table:table-cell>
          <table:table-cell table:style-name="ce27" table:formula="of:=IFERROR(INDEX([$'olah data'.$B$4:$'olah data'.$N$39];MATCH([.$A30];[$'olah data'.F$4:$'olah data'.F$39];0);2);&quot;&quot;)">
            <text:p/>
          </table:table-cell>
          <table:table-cell table:style-name="ce27" table:formula="of:=IFERROR(INDEX([$'olah data'.$B$4:$'olah data'.$N$39];MATCH([.$A30];[$'olah data'.G$4:$'olah data'.G$39];0);2);&quot;&quot;)">
            <text:p/>
          </table:table-cell>
          <table:table-cell table:style-name="ce27" table:formula="of:=IFERROR(INDEX([$'olah data'.$B$4:$'olah data'.$N$39];MATCH([.$A30];[$'olah data'.H$4:$'olah data'.H$39];0);2);&quot;&quot;)">
            <text:p/>
          </table:table-cell>
          <table:table-cell table:style-name="ce27" table:formula="of:=IFERROR(INDEX([$'olah data'.$B$4:$'olah data'.$N$39];MATCH([.$A30];[$'olah data'.I$4:$'olah data'.I$39];0);2);&quot;&quot;)">
            <text:p/>
          </table:table-cell>
          <table:table-cell table:style-name="ce27" table:formula="of:=IFERROR(INDEX([$'olah data'.$B$4:$'olah data'.$N$39];MATCH([.$A30];[$'olah data'.J$4:$'olah data'.J$39];0);2);&quot;&quot;)">
            <text:p/>
          </table:table-cell>
          <table:table-cell table:style-name="ce27" table:formula="of:=IFERROR(INDEX([$'olah data'.$B$4:$'olah data'.$N$39];MATCH([.$A30];[$'olah data'.K$4:$'olah data'.K$39];0);2);&quot;&quot;)">
            <text:p/>
          </table:table-cell>
          <table:table-cell table:style-name="ce27" table:formula="of:=IFERROR(INDEX([$'olah data'.$B$4:$'olah data'.$N$39];MATCH([.$A30];[$'olah data'.L$4:$'olah data'.L$39];0);2);&quot;&quot;)">
            <text:p/>
          </table:table-cell>
          <table:table-cell table:style-name="ce27" table:formula="of:=IFERROR(INDEX([$'olah data'.$B$4:$'olah data'.$N$39];MATCH([.$A30];[$'olah data'.M$4:$'olah data'.M$39];0);2);&quot;&quot;)">
            <text:p/>
          </table:table-cell>
          <table:table-cell table:style-name="ce27" table:formula="of:=IFERROR(INDEX([$'olah data'.$B$4:$'olah data'.$N$39];MATCH([.$A30];[$'olah data'.N$4:$'olah data'.N$39];0);2);&quot;&quot;)">
            <text:p/>
          </table:table-cell>
          <table:table-cell table:style-name="ce27" table:formula="of:=CONCATENATE([.D30];[.E30];[.F30];[.G30];[.H30];[.I30];[.J30];[.K30];[.L30];[.M30];[.N30])" office:value-type="string" office:string-value="Transpersonal identification vs. self-differentiation (8 items)" calcext:value-type="string">
            <text:p>Transpersonal identification vs. self-differentiation (8 items)</text:p>
          </table:table-cell>
          <table:table-cell table:style-name="ce84" table:formula="of:=[$'View Input'.E19]"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30" calcext:value-type="float">
            <text:p>30</text:p>
          </table:table-cell>
          <table:table-cell table:style-name="ce121" office:value-type="float" office:value="2" calcext:value-type="float">
            <text:p>2</text:p>
          </table:table-cell>
          <table:table-cell table:style-name="ce98" table:formula="of:=IF([.R31]=&quot;&quot;;IF([.Q31]=&quot;R&quot;;VLOOKUP([.P31];[$'olah data'.$R$3:$'olah data'.$S$7];2);[.P31]);IF([.R31]=[.P31];[.P31];[.Q31]))" office:value-type="float" office:value="1" calcext:value-type="float">
            <text:p>1</text:p>
          </table:table-cell>
          <table:table-cell table:style-name="ce27" table:formula="of:=IFERROR(INDEX([$'olah data'.$B$4:$'olah data'.$N$39];MATCH([.$A31];[$'olah data'.D$4:$'olah data'.D$39];0);2);&quot;&quot;)">
            <text:p/>
          </table:table-cell>
          <table:table-cell table:style-name="ce27" table:formula="of:=IFERROR(INDEX([$'olah data'.$B$4:$'olah data'.$N$39];MATCH([.$A31];[$'olah data'.E$4:$'olah data'.E$39];0);2);&quot;&quot;)" office:value-type="string" office:string-value="Shyness with strangers (7 items)" calcext:value-type="string">
            <text:p>Shyness with strangers (7 items)</text:p>
          </table:table-cell>
          <table:table-cell table:style-name="ce27" table:formula="of:=IFERROR(INDEX([$'olah data'.$B$4:$'olah data'.$N$39];MATCH([.$A31];[$'olah data'.F$4:$'olah data'.F$39];0);2);&quot;&quot;)">
            <text:p/>
          </table:table-cell>
          <table:table-cell table:style-name="ce27" table:formula="of:=IFERROR(INDEX([$'olah data'.$B$4:$'olah data'.$N$39];MATCH([.$A31];[$'olah data'.G$4:$'olah data'.G$39];0);2);&quot;&quot;)">
            <text:p/>
          </table:table-cell>
          <table:table-cell table:style-name="ce27" table:formula="of:=IFERROR(INDEX([$'olah data'.$B$4:$'olah data'.$N$39];MATCH([.$A31];[$'olah data'.H$4:$'olah data'.H$39];0);2);&quot;&quot;)">
            <text:p/>
          </table:table-cell>
          <table:table-cell table:style-name="ce27" table:formula="of:=IFERROR(INDEX([$'olah data'.$B$4:$'olah data'.$N$39];MATCH([.$A31];[$'olah data'.I$4:$'olah data'.I$39];0);2);&quot;&quot;)">
            <text:p/>
          </table:table-cell>
          <table:table-cell table:style-name="ce27" table:formula="of:=IFERROR(INDEX([$'olah data'.$B$4:$'olah data'.$N$39];MATCH([.$A31];[$'olah data'.J$4:$'olah data'.J$39];0);2);&quot;&quot;)">
            <text:p/>
          </table:table-cell>
          <table:table-cell table:style-name="ce27" table:formula="of:=IFERROR(INDEX([$'olah data'.$B$4:$'olah data'.$N$39];MATCH([.$A31];[$'olah data'.K$4:$'olah data'.K$39];0);2);&quot;&quot;)">
            <text:p/>
          </table:table-cell>
          <table:table-cell table:style-name="ce27" table:formula="of:=IFERROR(INDEX([$'olah data'.$B$4:$'olah data'.$N$39];MATCH([.$A31];[$'olah data'.L$4:$'olah data'.L$39];0);2);&quot;&quot;)">
            <text:p/>
          </table:table-cell>
          <table:table-cell table:style-name="ce27" table:formula="of:=IFERROR(INDEX([$'olah data'.$B$4:$'olah data'.$N$39];MATCH([.$A31];[$'olah data'.M$4:$'olah data'.M$39];0);2);&quot;&quot;)">
            <text:p/>
          </table:table-cell>
          <table:table-cell table:style-name="ce27" table:formula="of:=IFERROR(INDEX([$'olah data'.$B$4:$'olah data'.$N$39];MATCH([.$A31];[$'olah data'.N$4:$'olah data'.N$39];0);2);&quot;&quot;)">
            <text:p/>
          </table:table-cell>
          <table:table-cell table:style-name="ce27" table:formula="of:=CONCATENATE([.D31];[.E31];[.F31];[.G31];[.H31];[.I31];[.J31];[.K31];[.L31];[.M31];[.N31])" office:value-type="string" office:string-value="Shyness with strangers (7 items)" calcext:value-type="string">
            <text:p>Shyness with strangers (7 items)</text:p>
          </table:table-cell>
          <table:table-cell table:style-name="ce84" table:formula="of:=[$'View Input'.E20]"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31" calcext:value-type="float">
            <text:p>31</text:p>
          </table:table-cell>
          <table:table-cell table:style-name="ce121" office:value-type="float" office:value="3" calcext:value-type="float">
            <text:p>3</text:p>
          </table:table-cell>
          <table:table-cell table:style-name="ce98" table:formula="of:=IF([.R32]=&quot;&quot;;IF([.Q32]=&quot;R&quot;;VLOOKUP([.P32];[$'olah data'.$R$3:$'olah data'.$S$7];2);[.P32]);IF([.R32]=[.P32];[.P32];[.Q32]))" office:value-type="float" office:value="1" calcext:value-type="float">
            <text:p>1</text:p>
          </table:table-cell>
          <table:table-cell table:style-name="ce27" table:formula="of:=IFERROR(INDEX([$'olah data'.$B$4:$'olah data'.$N$39];MATCH([.$A32];[$'olah data'.D$4:$'olah data'.D$39];0);2);&quot;&quot;)">
            <text:p/>
          </table:table-cell>
          <table:table-cell table:style-name="ce27" table:formula="of:=IFERROR(INDEX([$'olah data'.$B$4:$'olah data'.$N$39];MATCH([.$A32];[$'olah data'.E$4:$'olah data'.E$39];0);2);&quot;&quot;)" office:value-type="string" office:string-value="Sentimentality (8 items)" calcext:value-type="string">
            <text:p>Sentimentality (8 items)</text:p>
          </table:table-cell>
          <table:table-cell table:style-name="ce27" table:formula="of:=IFERROR(INDEX([$'olah data'.$B$4:$'olah data'.$N$39];MATCH([.$A32];[$'olah data'.F$4:$'olah data'.F$39];0);2);&quot;&quot;)">
            <text:p/>
          </table:table-cell>
          <table:table-cell table:style-name="ce27" table:formula="of:=IFERROR(INDEX([$'olah data'.$B$4:$'olah data'.$N$39];MATCH([.$A32];[$'olah data'.G$4:$'olah data'.G$39];0);2);&quot;&quot;)">
            <text:p/>
          </table:table-cell>
          <table:table-cell table:style-name="ce27" table:formula="of:=IFERROR(INDEX([$'olah data'.$B$4:$'olah data'.$N$39];MATCH([.$A32];[$'olah data'.H$4:$'olah data'.H$39];0);2);&quot;&quot;)">
            <text:p/>
          </table:table-cell>
          <table:table-cell table:style-name="ce27" table:formula="of:=IFERROR(INDEX([$'olah data'.$B$4:$'olah data'.$N$39];MATCH([.$A32];[$'olah data'.I$4:$'olah data'.I$39];0);2);&quot;&quot;)">
            <text:p/>
          </table:table-cell>
          <table:table-cell table:style-name="ce27" table:formula="of:=IFERROR(INDEX([$'olah data'.$B$4:$'olah data'.$N$39];MATCH([.$A32];[$'olah data'.J$4:$'olah data'.J$39];0);2);&quot;&quot;)">
            <text:p/>
          </table:table-cell>
          <table:table-cell table:style-name="ce27" table:formula="of:=IFERROR(INDEX([$'olah data'.$B$4:$'olah data'.$N$39];MATCH([.$A32];[$'olah data'.K$4:$'olah data'.K$39];0);2);&quot;&quot;)">
            <text:p/>
          </table:table-cell>
          <table:table-cell table:style-name="ce27" table:formula="of:=IFERROR(INDEX([$'olah data'.$B$4:$'olah data'.$N$39];MATCH([.$A32];[$'olah data'.L$4:$'olah data'.L$39];0);2);&quot;&quot;)">
            <text:p/>
          </table:table-cell>
          <table:table-cell table:style-name="ce27" table:formula="of:=IFERROR(INDEX([$'olah data'.$B$4:$'olah data'.$N$39];MATCH([.$A32];[$'olah data'.M$4:$'olah data'.M$39];0);2);&quot;&quot;)">
            <text:p/>
          </table:table-cell>
          <table:table-cell table:style-name="ce27" table:formula="of:=IFERROR(INDEX([$'olah data'.$B$4:$'olah data'.$N$39];MATCH([.$A32];[$'olah data'.N$4:$'olah data'.N$39];0);2);&quot;&quot;)">
            <text:p/>
          </table:table-cell>
          <table:table-cell table:style-name="ce27" table:formula="of:=CONCATENATE([.D32];[.E32];[.F32];[.G32];[.H32];[.I32];[.J32];[.K32];[.L32];[.M32];[.N32])" office:value-type="string" office:string-value="Sentimentality (8 items)" calcext:value-type="string">
            <text:p>Sentimentality (8 items)</text:p>
          </table:table-cell>
          <table:table-cell table:style-name="ce84" table:formula="of:=[$'View Input'.E21]"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32" calcext:value-type="float">
            <text:p>32</text:p>
          </table:table-cell>
          <table:table-cell table:style-name="ce121" office:value-type="float" office:value="1" calcext:value-type="float">
            <text:p>1</text:p>
          </table:table-cell>
          <table:table-cell table:style-name="ce98" table:formula="of:=IF([.R33]=&quot;&quot;;IF([.Q33]=&quot;R&quot;;VLOOKUP([.P33];[$'olah data'.$R$3:$'olah data'.$S$7];2);[.P33]);IF([.R33]=[.P33];[.P33];[.Q33]))" office:value-type="float" office:value="1" calcext:value-type="float">
            <text:p>1</text:p>
          </table:table-cell>
          <table:table-cell table:style-name="ce27" table:formula="of:=IFERROR(INDEX([$'olah data'.$B$4:$'olah data'.$N$39];MATCH([.$A33];[$'olah data'.D$4:$'olah data'.D$39];0);2);&quot;&quot;)">
            <text:p/>
          </table:table-cell>
          <table:table-cell table:style-name="ce27" table:formula="of:=IFERROR(INDEX([$'olah data'.$B$4:$'olah data'.$N$39];MATCH([.$A33];[$'olah data'.E$4:$'olah data'.E$39];0);2);&quot;&quot;)">
            <text:p/>
          </table:table-cell>
          <table:table-cell table:style-name="ce27" table:formula="of:=IFERROR(INDEX([$'olah data'.$B$4:$'olah data'.$N$39];MATCH([.$A33];[$'olah data'.F$4:$'olah data'.F$39];0);2);&quot;&quot;)">
            <text:p/>
          </table:table-cell>
          <table:table-cell table:style-name="ce27" table:formula="of:=IFERROR(INDEX([$'olah data'.$B$4:$'olah data'.$N$39];MATCH([.$A33];[$'olah data'.G$4:$'olah data'.G$39];0);2);&quot;&quot;)">
            <text:p/>
          </table:table-cell>
          <table:table-cell table:style-name="ce27" table:formula="of:=IFERROR(INDEX([$'olah data'.$B$4:$'olah data'.$N$39];MATCH([.$A33];[$'olah data'.H$4:$'olah data'.H$39];0);2);&quot;&quot;)">
            <text:p/>
          </table:table-cell>
          <table:table-cell table:style-name="ce27" table:formula="of:=IFERROR(INDEX([$'olah data'.$B$4:$'olah data'.$N$39];MATCH([.$A33];[$'olah data'.I$4:$'olah data'.I$39];0);2);&quot;&quot;)" office:value-type="string" office:string-value="Spiritual acceptance vs. rational materialism (8 items)" calcext:value-type="string">
            <text:p>Spiritual acceptance vs. rational materialism (8 items)</text:p>
          </table:table-cell>
          <table:table-cell table:style-name="ce27" table:formula="of:=IFERROR(INDEX([$'olah data'.$B$4:$'olah data'.$N$39];MATCH([.$A33];[$'olah data'.J$4:$'olah data'.J$39];0);2);&quot;&quot;)">
            <text:p/>
          </table:table-cell>
          <table:table-cell table:style-name="ce27" table:formula="of:=IFERROR(INDEX([$'olah data'.$B$4:$'olah data'.$N$39];MATCH([.$A33];[$'olah data'.K$4:$'olah data'.K$39];0);2);&quot;&quot;)">
            <text:p/>
          </table:table-cell>
          <table:table-cell table:style-name="ce27" table:formula="of:=IFERROR(INDEX([$'olah data'.$B$4:$'olah data'.$N$39];MATCH([.$A33];[$'olah data'.L$4:$'olah data'.L$39];0);2);&quot;&quot;)">
            <text:p/>
          </table:table-cell>
          <table:table-cell table:style-name="ce27" table:formula="of:=IFERROR(INDEX([$'olah data'.$B$4:$'olah data'.$N$39];MATCH([.$A33];[$'olah data'.M$4:$'olah data'.M$39];0);2);&quot;&quot;)">
            <text:p/>
          </table:table-cell>
          <table:table-cell table:style-name="ce27" table:formula="of:=IFERROR(INDEX([$'olah data'.$B$4:$'olah data'.$N$39];MATCH([.$A33];[$'olah data'.N$4:$'olah data'.N$39];0);2);&quot;&quot;)">
            <text:p/>
          </table:table-cell>
          <table:table-cell table:style-name="ce27" table:formula="of:=CONCATENATE([.D33];[.E33];[.F33];[.G33];[.H33];[.I33];[.J33];[.K33];[.L33];[.M33];[.N33])" office:value-type="string" office:string-value="Spiritual acceptance vs. rational materialism (8 items)" calcext:value-type="string">
            <text:p>Spiritual acceptance vs. rational materialism (8 items)</text:p>
          </table:table-cell>
          <table:table-cell table:style-name="ce84" table:formula="of:=[$'View Input'.E22]"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33" calcext:value-type="float">
            <text:p>33</text:p>
          </table:table-cell>
          <table:table-cell table:style-name="ce121" office:value-type="float" office:value="4" calcext:value-type="float">
            <text:p>4</text:p>
          </table:table-cell>
          <table:table-cell table:style-name="ce98" table:formula="of:=IF([.R34]=&quot;&quot;;IF([.Q34]=&quot;R&quot;;VLOOKUP([.P34];[$'olah data'.$R$3:$'olah data'.$S$7];2);[.P34]);IF([.R34]=[.P34];[.P34];[.Q34]))" office:value-type="float" office:value="1" calcext:value-type="float">
            <text:p>1</text:p>
          </table:table-cell>
          <table:table-cell table:style-name="ce27" table:formula="of:=IFERROR(INDEX([$'olah data'.$B$4:$'olah data'.$N$39];MATCH([.$A34];[$'olah data'.D$4:$'olah data'.D$39];0);2);&quot;&quot;)">
            <text:p/>
          </table:table-cell>
          <table:table-cell table:style-name="ce27" table:formula="of:=IFERROR(INDEX([$'olah data'.$B$4:$'olah data'.$N$39];MATCH([.$A34];[$'olah data'.E$4:$'olah data'.E$39];0);2);&quot;&quot;)">
            <text:p/>
          </table:table-cell>
          <table:table-cell table:style-name="ce27" table:formula="of:=IFERROR(INDEX([$'olah data'.$B$4:$'olah data'.$N$39];MATCH([.$A34];[$'olah data'.F$4:$'olah data'.F$39];0);2);&quot;&quot;)" office:value-type="string" office:string-value="Compassion vs. revengefulness (7 items)" calcext:value-type="string">
            <text:p>Compassion vs. revengefulness (7 items)</text:p>
          </table:table-cell>
          <table:table-cell table:style-name="ce27" table:formula="of:=IFERROR(INDEX([$'olah data'.$B$4:$'olah data'.$N$39];MATCH([.$A34];[$'olah data'.G$4:$'olah data'.G$39];0);2);&quot;&quot;)">
            <text:p/>
          </table:table-cell>
          <table:table-cell table:style-name="ce27" table:formula="of:=IFERROR(INDEX([$'olah data'.$B$4:$'olah data'.$N$39];MATCH([.$A34];[$'olah data'.H$4:$'olah data'.H$39];0);2);&quot;&quot;)">
            <text:p/>
          </table:table-cell>
          <table:table-cell table:style-name="ce27" table:formula="of:=IFERROR(INDEX([$'olah data'.$B$4:$'olah data'.$N$39];MATCH([.$A34];[$'olah data'.I$4:$'olah data'.I$39];0);2);&quot;&quot;)">
            <text:p/>
          </table:table-cell>
          <table:table-cell table:style-name="ce27" table:formula="of:=IFERROR(INDEX([$'olah data'.$B$4:$'olah data'.$N$39];MATCH([.$A34];[$'olah data'.J$4:$'olah data'.J$39];0);2);&quot;&quot;)">
            <text:p/>
          </table:table-cell>
          <table:table-cell table:style-name="ce27" table:formula="of:=IFERROR(INDEX([$'olah data'.$B$4:$'olah data'.$N$39];MATCH([.$A34];[$'olah data'.K$4:$'olah data'.K$39];0);2);&quot;&quot;)">
            <text:p/>
          </table:table-cell>
          <table:table-cell table:style-name="ce27" table:formula="of:=IFERROR(INDEX([$'olah data'.$B$4:$'olah data'.$N$39];MATCH([.$A34];[$'olah data'.L$4:$'olah data'.L$39];0);2);&quot;&quot;)">
            <text:p/>
          </table:table-cell>
          <table:table-cell table:style-name="ce27" table:formula="of:=IFERROR(INDEX([$'olah data'.$B$4:$'olah data'.$N$39];MATCH([.$A34];[$'olah data'.M$4:$'olah data'.M$39];0);2);&quot;&quot;)">
            <text:p/>
          </table:table-cell>
          <table:table-cell table:style-name="ce27" table:formula="of:=IFERROR(INDEX([$'olah data'.$B$4:$'olah data'.$N$39];MATCH([.$A34];[$'olah data'.N$4:$'olah data'.N$39];0);2);&quot;&quot;)">
            <text:p/>
          </table:table-cell>
          <table:table-cell table:style-name="ce27" table:formula="of:=CONCATENATE([.D34];[.E34];[.F34];[.G34];[.H34];[.I34];[.J34];[.K34];[.L34];[.M34];[.N34])" office:value-type="string" office:string-value="Compassion vs. revengefulness (7 items)" calcext:value-type="string">
            <text:p>Compassion vs. revengefulness (7 items)</text:p>
          </table:table-cell>
          <table:table-cell table:style-name="ce84" table:formula="of:=[$'View Input'.E23]"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34" calcext:value-type="float">
            <text:p>34</text:p>
          </table:table-cell>
          <table:table-cell table:style-name="ce121" office:value-type="float" office:value="1" calcext:value-type="float">
            <text:p>1</text:p>
          </table:table-cell>
          <table:table-cell table:style-name="ce98" table:formula="of:=IF([.R35]=&quot;&quot;;IF([.Q35]=&quot;R&quot;;VLOOKUP([.P35];[$'olah data'.$R$3:$'olah data'.$S$7];2);[.P35]);IF([.R35]=[.P35];[.P35];[.Q35]))" office:value-type="float" office:value="4" calcext:value-type="float">
            <text:p>4</text:p>
          </table:table-cell>
          <table:table-cell table:style-name="ce27" table:formula="of:=IFERROR(INDEX([$'olah data'.$B$4:$'olah data'.$N$39];MATCH([.$A35];[$'olah data'.D$4:$'olah data'.D$39];0);2);&quot;&quot;)">
            <text:p/>
          </table:table-cell>
          <table:table-cell table:style-name="ce27" table:formula="of:=IFERROR(INDEX([$'olah data'.$B$4:$'olah data'.$N$39];MATCH([.$A35];[$'olah data'.E$4:$'olah data'.E$39];0);2);&quot;&quot;)">
            <text:p/>
          </table:table-cell>
          <table:table-cell table:style-name="ce27" table:formula="of:=IFERROR(INDEX([$'olah data'.$B$4:$'olah data'.$N$39];MATCH([.$A35];[$'olah data'.F$4:$'olah data'.F$39];0);2);&quot;&quot;)">
            <text:p/>
          </table:table-cell>
          <table:table-cell table:style-name="ce27" table:formula="of:=IFERROR(INDEX([$'olah data'.$B$4:$'olah data'.$N$39];MATCH([.$A35];[$'olah data'.G$4:$'olah data'.G$39];0);2);&quot;&quot;)" office:value-type="string" office:string-value="Responsibility vs. blaming (8 items)" calcext:value-type="string">
            <text:p>Responsibility vs. blaming (8 items)</text:p>
          </table:table-cell>
          <table:table-cell table:style-name="ce27" table:formula="of:=IFERROR(INDEX([$'olah data'.$B$4:$'olah data'.$N$39];MATCH([.$A35];[$'olah data'.H$4:$'olah data'.H$39];0);2);&quot;&quot;)">
            <text:p/>
          </table:table-cell>
          <table:table-cell table:style-name="ce27" table:formula="of:=IFERROR(INDEX([$'olah data'.$B$4:$'olah data'.$N$39];MATCH([.$A35];[$'olah data'.I$4:$'olah data'.I$39];0);2);&quot;&quot;)">
            <text:p/>
          </table:table-cell>
          <table:table-cell table:style-name="ce27" table:formula="of:=IFERROR(INDEX([$'olah data'.$B$4:$'olah data'.$N$39];MATCH([.$A35];[$'olah data'.J$4:$'olah data'.J$39];0);2);&quot;&quot;)">
            <text:p/>
          </table:table-cell>
          <table:table-cell table:style-name="ce27" table:formula="of:=IFERROR(INDEX([$'olah data'.$B$4:$'olah data'.$N$39];MATCH([.$A35];[$'olah data'.K$4:$'olah data'.K$39];0);2);&quot;&quot;)">
            <text:p/>
          </table:table-cell>
          <table:table-cell table:style-name="ce27" table:formula="of:=IFERROR(INDEX([$'olah data'.$B$4:$'olah data'.$N$39];MATCH([.$A35];[$'olah data'.L$4:$'olah data'.L$39];0);2);&quot;&quot;)">
            <text:p/>
          </table:table-cell>
          <table:table-cell table:style-name="ce27" table:formula="of:=IFERROR(INDEX([$'olah data'.$B$4:$'olah data'.$N$39];MATCH([.$A35];[$'olah data'.M$4:$'olah data'.M$39];0);2);&quot;&quot;)">
            <text:p/>
          </table:table-cell>
          <table:table-cell table:style-name="ce27" table:formula="of:=IFERROR(INDEX([$'olah data'.$B$4:$'olah data'.$N$39];MATCH([.$A35];[$'olah data'.N$4:$'olah data'.N$39];0);2);&quot;&quot;)">
            <text:p/>
          </table:table-cell>
          <table:table-cell table:style-name="ce27" table:formula="of:=CONCATENATE([.D35];[.E35];[.F35];[.G35];[.H35];[.I35];[.J35];[.K35];[.L35];[.M35];[.N35])" office:value-type="string" office:string-value="Responsibility vs. blaming (8 items)" calcext:value-type="string">
            <text:p>Responsibility vs. blaming (8 items)</text:p>
          </table:table-cell>
          <table:table-cell table:style-name="ce84" table:formula="of:=[$'View Input'.E24]" office:value-type="float" office:value="2" calcext:value-type="float">
            <text:p>2</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35" calcext:value-type="float">
            <text:p>35</text:p>
          </table:table-cell>
          <table:table-cell table:style-name="ce121" office:value-type="float" office:value="3" calcext:value-type="float">
            <text:p>3</text:p>
          </table:table-cell>
          <table:table-cell table:style-name="ce98" table:formula="of:=IF([.R36]=&quot;&quot;;IF([.Q36]=&quot;R&quot;;VLOOKUP([.P36];[$'olah data'.$R$3:$'olah data'.$S$7];2);[.P36]);IF([.R36]=[.P36];[.P36];[.Q36]))" office:value-type="float" office:value="5" calcext:value-type="float">
            <text:p>5</text:p>
          </table:table-cell>
          <table:table-cell table:style-name="ce27" table:formula="of:=IFERROR(INDEX([$'olah data'.$B$4:$'olah data'.$N$39];MATCH([.$A36];[$'olah data'.D$4:$'olah data'.D$39];0);2);&quot;&quot;)" office:value-type="string" office:string-value="Purposefulness vs. lack of goal direction (6 items)" calcext:value-type="string">
            <text:p>Purposefulness vs. lack of goal direction (6 items)</text:p>
          </table:table-cell>
          <table:table-cell table:style-name="ce27" table:formula="of:=IFERROR(INDEX([$'olah data'.$B$4:$'olah data'.$N$39];MATCH([.$A36];[$'olah data'.E$4:$'olah data'.E$39];0);2);&quot;&quot;)">
            <text:p/>
          </table:table-cell>
          <table:table-cell table:style-name="ce27" table:formula="of:=IFERROR(INDEX([$'olah data'.$B$4:$'olah data'.$N$39];MATCH([.$A36];[$'olah data'.F$4:$'olah data'.F$39];0);2);&quot;&quot;)">
            <text:p/>
          </table:table-cell>
          <table:table-cell table:style-name="ce27" table:formula="of:=IFERROR(INDEX([$'olah data'.$B$4:$'olah data'.$N$39];MATCH([.$A36];[$'olah data'.G$4:$'olah data'.G$39];0);2);&quot;&quot;)">
            <text:p/>
          </table:table-cell>
          <table:table-cell table:style-name="ce27" table:formula="of:=IFERROR(INDEX([$'olah data'.$B$4:$'olah data'.$N$39];MATCH([.$A36];[$'olah data'.H$4:$'olah data'.H$39];0);2);&quot;&quot;)">
            <text:p/>
          </table:table-cell>
          <table:table-cell table:style-name="ce27" table:formula="of:=IFERROR(INDEX([$'olah data'.$B$4:$'olah data'.$N$39];MATCH([.$A36];[$'olah data'.I$4:$'olah data'.I$39];0);2);&quot;&quot;)">
            <text:p/>
          </table:table-cell>
          <table:table-cell table:style-name="ce27" table:formula="of:=IFERROR(INDEX([$'olah data'.$B$4:$'olah data'.$N$39];MATCH([.$A36];[$'olah data'.J$4:$'olah data'.J$39];0);2);&quot;&quot;)">
            <text:p/>
          </table:table-cell>
          <table:table-cell table:style-name="ce27" table:formula="of:=IFERROR(INDEX([$'olah data'.$B$4:$'olah data'.$N$39];MATCH([.$A36];[$'olah data'.K$4:$'olah data'.K$39];0);2);&quot;&quot;)">
            <text:p/>
          </table:table-cell>
          <table:table-cell table:style-name="ce27" table:formula="of:=IFERROR(INDEX([$'olah data'.$B$4:$'olah data'.$N$39];MATCH([.$A36];[$'olah data'.L$4:$'olah data'.L$39];0);2);&quot;&quot;)">
            <text:p/>
          </table:table-cell>
          <table:table-cell table:style-name="ce27" table:formula="of:=IFERROR(INDEX([$'olah data'.$B$4:$'olah data'.$N$39];MATCH([.$A36];[$'olah data'.M$4:$'olah data'.M$39];0);2);&quot;&quot;)">
            <text:p/>
          </table:table-cell>
          <table:table-cell table:style-name="ce27" table:formula="of:=IFERROR(INDEX([$'olah data'.$B$4:$'olah data'.$N$39];MATCH([.$A36];[$'olah data'.N$4:$'olah data'.N$39];0);2);&quot;&quot;)">
            <text:p/>
          </table:table-cell>
          <table:table-cell table:style-name="ce27" table:formula="of:=CONCATENATE([.D36];[.E36];[.F36];[.G36];[.H36];[.I36];[.J36];[.K36];[.L36];[.M36];[.N36])" office:value-type="string" office:string-value="Purposefulness vs. lack of goal direction (6 items)" calcext:value-type="string">
            <text:p>Purposefulness vs. lack of goal direction (6 items)</text:p>
          </table:table-cell>
          <table:table-cell table:style-name="ce84" table:formula="of:=[$'View Input'.E25]"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36" calcext:value-type="float">
            <text:p>36</text:p>
          </table:table-cell>
          <table:table-cell table:style-name="ce98" office:value-type="float" office:value="5" calcext:value-type="float">
            <text:p>5</text:p>
          </table:table-cell>
          <table:table-cell table:style-name="ce98" table:formula="of:=IF([.R37]=&quot;&quot;;IF([.Q37]=&quot;R&quot;;VLOOKUP([.P37];[$'olah data'.$R$3:$'olah data'.$S$7];2);[.P37]);IF([.R37]=[.P37];[.P37];[.Q37]))" office:value-type="string" office:string-value="Tidak Mudeng" calcext:value-type="string">
            <text:p>Tidak Mudeng</text:p>
          </table:table-cell>
          <table:table-cell table:style-name="ce27" table:formula="of:=IFERROR(INDEX([$'olah data'.$B$4:$'olah data'.$N$39];MATCH([.$A37];[$'olah data'.D$4:$'olah data'.D$39];0);2);&quot;&quot;)" office:value-type="string" office:string-value="Validity Scale (5 items)" calcext:value-type="string">
            <text:p>Validity Scale (5 items)</text:p>
          </table:table-cell>
          <table:table-cell table:style-name="ce27" table:formula="of:=IFERROR(INDEX([$'olah data'.$B$4:$'olah data'.$N$39];MATCH([.$A37];[$'olah data'.E$4:$'olah data'.E$39];0);2);&quot;&quot;)">
            <text:p/>
          </table:table-cell>
          <table:table-cell table:style-name="ce27" table:formula="of:=IFERROR(INDEX([$'olah data'.$B$4:$'olah data'.$N$39];MATCH([.$A37];[$'olah data'.F$4:$'olah data'.F$39];0);2);&quot;&quot;)">
            <text:p/>
          </table:table-cell>
          <table:table-cell table:style-name="ce27" table:formula="of:=IFERROR(INDEX([$'olah data'.$B$4:$'olah data'.$N$39];MATCH([.$A37];[$'olah data'.G$4:$'olah data'.G$39];0);2);&quot;&quot;)">
            <text:p/>
          </table:table-cell>
          <table:table-cell table:style-name="ce27" table:formula="of:=IFERROR(INDEX([$'olah data'.$B$4:$'olah data'.$N$39];MATCH([.$A37];[$'olah data'.H$4:$'olah data'.H$39];0);2);&quot;&quot;)">
            <text:p/>
          </table:table-cell>
          <table:table-cell table:style-name="ce27" table:formula="of:=IFERROR(INDEX([$'olah data'.$B$4:$'olah data'.$N$39];MATCH([.$A37];[$'olah data'.I$4:$'olah data'.I$39];0);2);&quot;&quot;)">
            <text:p/>
          </table:table-cell>
          <table:table-cell table:style-name="ce27" table:formula="of:=IFERROR(INDEX([$'olah data'.$B$4:$'olah data'.$N$39];MATCH([.$A37];[$'olah data'.J$4:$'olah data'.J$39];0);2);&quot;&quot;)">
            <text:p/>
          </table:table-cell>
          <table:table-cell table:style-name="ce27" table:formula="of:=IFERROR(INDEX([$'olah data'.$B$4:$'olah data'.$N$39];MATCH([.$A37];[$'olah data'.K$4:$'olah data'.K$39];0);2);&quot;&quot;)">
            <text:p/>
          </table:table-cell>
          <table:table-cell table:style-name="ce27" table:formula="of:=IFERROR(INDEX([$'olah data'.$B$4:$'olah data'.$N$39];MATCH([.$A37];[$'olah data'.L$4:$'olah data'.L$39];0);2);&quot;&quot;)">
            <text:p/>
          </table:table-cell>
          <table:table-cell table:style-name="ce27" table:formula="of:=IFERROR(INDEX([$'olah data'.$B$4:$'olah data'.$N$39];MATCH([.$A37];[$'olah data'.M$4:$'olah data'.M$39];0);2);&quot;&quot;)">
            <text:p/>
          </table:table-cell>
          <table:table-cell table:style-name="ce27" table:formula="of:=IFERROR(INDEX([$'olah data'.$B$4:$'olah data'.$N$39];MATCH([.$A37];[$'olah data'.N$4:$'olah data'.N$39];0);2);&quot;&quot;)">
            <text:p/>
          </table:table-cell>
          <table:table-cell table:style-name="ce27" table:formula="of:=CONCATENATE([.D37];[.E37];[.F37];[.G37];[.H37];[.I37];[.J37];[.K37];[.L37];[.M37];[.N37])" office:value-type="string" office:string-value="Validity Scale (5 items)" calcext:value-type="string">
            <text:p>Validity Scale (5 items)</text:p>
          </table:table-cell>
          <table:table-cell table:style-name="ce84" table:formula="of:=[$'View Input'.E26]" office:value-type="float" office:value="1" calcext:value-type="float">
            <text:p>1</text:p>
          </table:table-cell>
          <table:table-cell table:style-name="ce98" office:value-type="string" calcext:value-type="string">
            <text:p>Tidak Mudeng</text:p>
          </table:table-cell>
          <table:table-cell table:style-name="ce46" office:value-type="float" office:value="4" calcext:value-type="float">
            <text:p>4</text:p>
          </table:table-cell>
          <table:table-cell table:style-name="ce123"/>
          <table:table-cell table:number-columns-repeated="1005"/>
        </table:table-row>
        <table:table-row table:style-name="ro3">
          <table:table-cell table:style-name="ce29" office:value-type="float" office:value="37" calcext:value-type="float">
            <text:p>37</text:p>
          </table:table-cell>
          <table:table-cell table:style-name="ce121" office:value-type="float" office:value="3" calcext:value-type="float">
            <text:p>3</text:p>
          </table:table-cell>
          <table:table-cell table:style-name="ce98" table:formula="of:=IF([.R38]=&quot;&quot;;IF([.Q38]=&quot;R&quot;;VLOOKUP([.P38];[$'olah data'.$R$3:$'olah data'.$S$7];2);[.P38]);IF([.R38]=[.P38];[.P38];[.Q38]))" office:value-type="float" office:value="1" calcext:value-type="float">
            <text:p>1</text:p>
          </table:table-cell>
          <table:table-cell table:style-name="ce27" table:formula="of:=IFERROR(INDEX([$'olah data'.$B$4:$'olah data'.$N$39];MATCH([.$A38];[$'olah data'.D$4:$'olah data'.D$39];0);2);&quot;&quot;)" office:value-type="string" office:string-value="Ambitious vs underachieving (10 items)" calcext:value-type="string">
            <text:p>Ambitious vs underachieving (10 items)</text:p>
          </table:table-cell>
          <table:table-cell table:style-name="ce27" table:formula="of:=IFERROR(INDEX([$'olah data'.$B$4:$'olah data'.$N$39];MATCH([.$A38];[$'olah data'.E$4:$'olah data'.E$39];0);2);&quot;&quot;)">
            <text:p/>
          </table:table-cell>
          <table:table-cell table:style-name="ce27" table:formula="of:=IFERROR(INDEX([$'olah data'.$B$4:$'olah data'.$N$39];MATCH([.$A38];[$'olah data'.F$4:$'olah data'.F$39];0);2);&quot;&quot;)">
            <text:p/>
          </table:table-cell>
          <table:table-cell table:style-name="ce27" table:formula="of:=IFERROR(INDEX([$'olah data'.$B$4:$'olah data'.$N$39];MATCH([.$A38];[$'olah data'.G$4:$'olah data'.G$39];0);2);&quot;&quot;)">
            <text:p/>
          </table:table-cell>
          <table:table-cell table:style-name="ce27" table:formula="of:=IFERROR(INDEX([$'olah data'.$B$4:$'olah data'.$N$39];MATCH([.$A38];[$'olah data'.H$4:$'olah data'.H$39];0);2);&quot;&quot;)">
            <text:p/>
          </table:table-cell>
          <table:table-cell table:style-name="ce27" table:formula="of:=IFERROR(INDEX([$'olah data'.$B$4:$'olah data'.$N$39];MATCH([.$A38];[$'olah data'.I$4:$'olah data'.I$39];0);2);&quot;&quot;)">
            <text:p/>
          </table:table-cell>
          <table:table-cell table:style-name="ce27" table:formula="of:=IFERROR(INDEX([$'olah data'.$B$4:$'olah data'.$N$39];MATCH([.$A38];[$'olah data'.J$4:$'olah data'.J$39];0);2);&quot;&quot;)">
            <text:p/>
          </table:table-cell>
          <table:table-cell table:style-name="ce27" table:formula="of:=IFERROR(INDEX([$'olah data'.$B$4:$'olah data'.$N$39];MATCH([.$A38];[$'olah data'.K$4:$'olah data'.K$39];0);2);&quot;&quot;)">
            <text:p/>
          </table:table-cell>
          <table:table-cell table:style-name="ce27" table:formula="of:=IFERROR(INDEX([$'olah data'.$B$4:$'olah data'.$N$39];MATCH([.$A38];[$'olah data'.L$4:$'olah data'.L$39];0);2);&quot;&quot;)">
            <text:p/>
          </table:table-cell>
          <table:table-cell table:style-name="ce27" table:formula="of:=IFERROR(INDEX([$'olah data'.$B$4:$'olah data'.$N$39];MATCH([.$A38];[$'olah data'.M$4:$'olah data'.M$39];0);2);&quot;&quot;)">
            <text:p/>
          </table:table-cell>
          <table:table-cell table:style-name="ce27" table:formula="of:=IFERROR(INDEX([$'olah data'.$B$4:$'olah data'.$N$39];MATCH([.$A38];[$'olah data'.N$4:$'olah data'.N$39];0);2);&quot;&quot;)">
            <text:p/>
          </table:table-cell>
          <table:table-cell table:style-name="ce27" table:formula="of:=CONCATENATE([.D38];[.E38];[.F38];[.G38];[.H38];[.I38];[.J38];[.K38];[.L38];[.M38];[.N38])" office:value-type="string" office:string-value="Ambitious vs underachieving (10 items)" calcext:value-type="string">
            <text:p>Ambitious vs underachieving (10 items)</text:p>
          </table:table-cell>
          <table:table-cell table:style-name="ce84" table:formula="of:=[$'View Input'.E27]"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38" calcext:value-type="float">
            <text:p>38</text:p>
          </table:table-cell>
          <table:table-cell table:style-name="ce121" office:value-type="float" office:value="1" calcext:value-type="float">
            <text:p>1</text:p>
          </table:table-cell>
          <table:table-cell table:style-name="ce98" table:formula="of:=IF([.R39]=&quot;&quot;;IF([.Q39]=&quot;R&quot;;VLOOKUP([.P39];[$'olah data'.$R$3:$'olah data'.$S$7];2);[.P39]);IF([.R39]=[.P39];[.P39];[.Q39]))" office:value-type="float" office:value="1" calcext:value-type="float">
            <text:p>1</text:p>
          </table:table-cell>
          <table:table-cell table:style-name="ce27" table:formula="of:=IFERROR(INDEX([$'olah data'.$B$4:$'olah data'.$N$39];MATCH([.$A39];[$'olah data'.D$4:$'olah data'.D$39];0);2);&quot;&quot;)">
            <text:p/>
          </table:table-cell>
          <table:table-cell table:style-name="ce27" table:formula="of:=IFERROR(INDEX([$'olah data'.$B$4:$'olah data'.$N$39];MATCH([.$A39];[$'olah data'.E$4:$'olah data'.E$39];0);2);&quot;&quot;)">
            <text:p/>
          </table:table-cell>
          <table:table-cell table:style-name="ce27" table:formula="of:=IFERROR(INDEX([$'olah data'.$B$4:$'olah data'.$N$39];MATCH([.$A39];[$'olah data'.F$4:$'olah data'.F$39];0);2);&quot;&quot;)">
            <text:p/>
          </table:table-cell>
          <table:table-cell table:style-name="ce27" table:formula="of:=IFERROR(INDEX([$'olah data'.$B$4:$'olah data'.$N$39];MATCH([.$A39];[$'olah data'.G$4:$'olah data'.G$39];0);2);&quot;&quot;)" office:value-type="string" office:string-value="Fear of uncertainty (7 items)" calcext:value-type="string">
            <text:p>Fear of uncertainty (7 items)</text:p>
          </table:table-cell>
          <table:table-cell table:style-name="ce27" table:formula="of:=IFERROR(INDEX([$'olah data'.$B$4:$'olah data'.$N$39];MATCH([.$A39];[$'olah data'.H$4:$'olah data'.H$39];0);2);&quot;&quot;)">
            <text:p/>
          </table:table-cell>
          <table:table-cell table:style-name="ce27" table:formula="of:=IFERROR(INDEX([$'olah data'.$B$4:$'olah data'.$N$39];MATCH([.$A39];[$'olah data'.I$4:$'olah data'.I$39];0);2);&quot;&quot;)">
            <text:p/>
          </table:table-cell>
          <table:table-cell table:style-name="ce27" table:formula="of:=IFERROR(INDEX([$'olah data'.$B$4:$'olah data'.$N$39];MATCH([.$A39];[$'olah data'.J$4:$'olah data'.J$39];0);2);&quot;&quot;)">
            <text:p/>
          </table:table-cell>
          <table:table-cell table:style-name="ce27" table:formula="of:=IFERROR(INDEX([$'olah data'.$B$4:$'olah data'.$N$39];MATCH([.$A39];[$'olah data'.K$4:$'olah data'.K$39];0);2);&quot;&quot;)">
            <text:p/>
          </table:table-cell>
          <table:table-cell table:style-name="ce27" table:formula="of:=IFERROR(INDEX([$'olah data'.$B$4:$'olah data'.$N$39];MATCH([.$A39];[$'olah data'.L$4:$'olah data'.L$39];0);2);&quot;&quot;)">
            <text:p/>
          </table:table-cell>
          <table:table-cell table:style-name="ce27" table:formula="of:=IFERROR(INDEX([$'olah data'.$B$4:$'olah data'.$N$39];MATCH([.$A39];[$'olah data'.M$4:$'olah data'.M$39];0);2);&quot;&quot;)">
            <text:p/>
          </table:table-cell>
          <table:table-cell table:style-name="ce27" table:formula="of:=IFERROR(INDEX([$'olah data'.$B$4:$'olah data'.$N$39];MATCH([.$A39];[$'olah data'.N$4:$'olah data'.N$39];0);2);&quot;&quot;)">
            <text:p/>
          </table:table-cell>
          <table:table-cell table:style-name="ce27" table:formula="of:=CONCATENATE([.D39];[.E39];[.F39];[.G39];[.H39];[.I39];[.J39];[.K39];[.L39];[.M39];[.N39])" office:value-type="string" office:string-value="Fear of uncertainty (7 items)" calcext:value-type="string">
            <text:p>Fear of uncertainty (7 items)</text:p>
          </table:table-cell>
          <table:table-cell table:style-name="ce84" table:formula="of:=[$'View Input'.E28]"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39" calcext:value-type="float">
            <text:p>39</text:p>
          </table:table-cell>
          <table:table-cell table:style-name="ce121" office:value-type="float" office:value="4" calcext:value-type="float">
            <text:p>4</text:p>
          </table:table-cell>
          <table:table-cell table:style-name="ce98" table:formula="of:=IF([.R40]=&quot;&quot;;IF([.Q40]=&quot;R&quot;;VLOOKUP([.P40];[$'olah data'.$R$3:$'olah data'.$S$7];2);[.P40]);IF([.R40]=[.P40];[.P40];[.Q40]))" office:value-type="float" office:value="2" calcext:value-type="float">
            <text:p>2</text:p>
          </table:table-cell>
          <table:table-cell table:style-name="ce27" table:formula="of:=IFERROR(INDEX([$'olah data'.$B$4:$'olah data'.$N$39];MATCH([.$A40];[$'olah data'.D$4:$'olah data'.D$39];0);2);&quot;&quot;)">
            <text:p/>
          </table:table-cell>
          <table:table-cell table:style-name="ce27" table:formula="of:=IFERROR(INDEX([$'olah data'.$B$4:$'olah data'.$N$39];MATCH([.$A40];[$'olah data'.E$4:$'olah data'.E$39];0);2);&quot;&quot;)">
            <text:p/>
          </table:table-cell>
          <table:table-cell table:style-name="ce27" table:formula="of:=IFERROR(INDEX([$'olah data'.$B$4:$'olah data'.$N$39];MATCH([.$A40];[$'olah data'.F$4:$'olah data'.F$39];0);2);&quot;&quot;)" office:value-type="string" office:string-value="Dependence (6 items)" calcext:value-type="string">
            <text:p>Dependence (6 items)</text:p>
          </table:table-cell>
          <table:table-cell table:style-name="ce27" table:formula="of:=IFERROR(INDEX([$'olah data'.$B$4:$'olah data'.$N$39];MATCH([.$A40];[$'olah data'.G$4:$'olah data'.G$39];0);2);&quot;&quot;)">
            <text:p/>
          </table:table-cell>
          <table:table-cell table:style-name="ce27" table:formula="of:=IFERROR(INDEX([$'olah data'.$B$4:$'olah data'.$N$39];MATCH([.$A40];[$'olah data'.H$4:$'olah data'.H$39];0);2);&quot;&quot;)">
            <text:p/>
          </table:table-cell>
          <table:table-cell table:style-name="ce27" table:formula="of:=IFERROR(INDEX([$'olah data'.$B$4:$'olah data'.$N$39];MATCH([.$A40];[$'olah data'.I$4:$'olah data'.I$39];0);2);&quot;&quot;)">
            <text:p/>
          </table:table-cell>
          <table:table-cell table:style-name="ce27" table:formula="of:=IFERROR(INDEX([$'olah data'.$B$4:$'olah data'.$N$39];MATCH([.$A40];[$'olah data'.J$4:$'olah data'.J$39];0);2);&quot;&quot;)">
            <text:p/>
          </table:table-cell>
          <table:table-cell table:style-name="ce27" table:formula="of:=IFERROR(INDEX([$'olah data'.$B$4:$'olah data'.$N$39];MATCH([.$A40];[$'olah data'.K$4:$'olah data'.K$39];0);2);&quot;&quot;)">
            <text:p/>
          </table:table-cell>
          <table:table-cell table:style-name="ce27" table:formula="of:=IFERROR(INDEX([$'olah data'.$B$4:$'olah data'.$N$39];MATCH([.$A40];[$'olah data'.L$4:$'olah data'.L$39];0);2);&quot;&quot;)">
            <text:p/>
          </table:table-cell>
          <table:table-cell table:style-name="ce27" table:formula="of:=IFERROR(INDEX([$'olah data'.$B$4:$'olah data'.$N$39];MATCH([.$A40];[$'olah data'.M$4:$'olah data'.M$39];0);2);&quot;&quot;)">
            <text:p/>
          </table:table-cell>
          <table:table-cell table:style-name="ce27" table:formula="of:=IFERROR(INDEX([$'olah data'.$B$4:$'olah data'.$N$39];MATCH([.$A40];[$'olah data'.N$4:$'olah data'.N$39];0);2);&quot;&quot;)">
            <text:p/>
          </table:table-cell>
          <table:table-cell table:style-name="ce27" table:formula="of:=CONCATENATE([.D40];[.E40];[.F40];[.G40];[.H40];[.I40];[.J40];[.K40];[.L40];[.M40];[.N40])" office:value-type="string" office:string-value="Dependence (6 items)" calcext:value-type="string">
            <text:p>Dependence (6 items)</text:p>
          </table:table-cell>
          <table:table-cell table:style-name="ce84" table:formula="of:=[$'View Input'.E29]" office:value-type="float" office:value="4" calcext:value-type="float">
            <text:p>4</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40" calcext:value-type="float">
            <text:p>40</text:p>
          </table:table-cell>
          <table:table-cell table:style-name="ce121" office:value-type="float" office:value="5" calcext:value-type="float">
            <text:p>5</text:p>
          </table:table-cell>
          <table:table-cell table:style-name="ce98" table:formula="of:=IF([.R41]=&quot;&quot;;IF([.Q41]=&quot;R&quot;;VLOOKUP([.P41];[$'olah data'.$R$3:$'olah data'.$S$7];2);[.P41]);IF([.R41]=[.P41];[.P41];[.Q41]))" office:value-type="float" office:value="4" calcext:value-type="float">
            <text:p>4</text:p>
          </table:table-cell>
          <table:table-cell table:style-name="ce27" table:formula="of:=IFERROR(INDEX([$'olah data'.$B$4:$'olah data'.$N$39];MATCH([.$A41];[$'olah data'.D$4:$'olah data'.D$39];0);2);&quot;&quot;)" office:value-type="string" office:string-value="Pure-hearted conscience vs. self-serving advantage (8 items)" calcext:value-type="string">
            <text:p>Pure-hearted conscience vs. self-serving advantage (8 items)</text:p>
          </table:table-cell>
          <table:table-cell table:style-name="ce27" table:formula="of:=IFERROR(INDEX([$'olah data'.$B$4:$'olah data'.$N$39];MATCH([.$A41];[$'olah data'.E$4:$'olah data'.E$39];0);2);&quot;&quot;)">
            <text:p/>
          </table:table-cell>
          <table:table-cell table:style-name="ce27" table:formula="of:=IFERROR(INDEX([$'olah data'.$B$4:$'olah data'.$N$39];MATCH([.$A41];[$'olah data'.F$4:$'olah data'.F$39];0);2);&quot;&quot;)">
            <text:p/>
          </table:table-cell>
          <table:table-cell table:style-name="ce27" table:formula="of:=IFERROR(INDEX([$'olah data'.$B$4:$'olah data'.$N$39];MATCH([.$A41];[$'olah data'.G$4:$'olah data'.G$39];0);2);&quot;&quot;)">
            <text:p/>
          </table:table-cell>
          <table:table-cell table:style-name="ce27" table:formula="of:=IFERROR(INDEX([$'olah data'.$B$4:$'olah data'.$N$39];MATCH([.$A41];[$'olah data'.H$4:$'olah data'.H$39];0);2);&quot;&quot;)">
            <text:p/>
          </table:table-cell>
          <table:table-cell table:style-name="ce27" table:formula="of:=IFERROR(INDEX([$'olah data'.$B$4:$'olah data'.$N$39];MATCH([.$A41];[$'olah data'.I$4:$'olah data'.I$39];0);2);&quot;&quot;)">
            <text:p/>
          </table:table-cell>
          <table:table-cell table:style-name="ce27" table:formula="of:=IFERROR(INDEX([$'olah data'.$B$4:$'olah data'.$N$39];MATCH([.$A41];[$'olah data'.J$4:$'olah data'.J$39];0);2);&quot;&quot;)">
            <text:p/>
          </table:table-cell>
          <table:table-cell table:style-name="ce27" table:formula="of:=IFERROR(INDEX([$'olah data'.$B$4:$'olah data'.$N$39];MATCH([.$A41];[$'olah data'.K$4:$'olah data'.K$39];0);2);&quot;&quot;)">
            <text:p/>
          </table:table-cell>
          <table:table-cell table:style-name="ce27" table:formula="of:=IFERROR(INDEX([$'olah data'.$B$4:$'olah data'.$N$39];MATCH([.$A41];[$'olah data'.L$4:$'olah data'.L$39];0);2);&quot;&quot;)">
            <text:p/>
          </table:table-cell>
          <table:table-cell table:style-name="ce27" table:formula="of:=IFERROR(INDEX([$'olah data'.$B$4:$'olah data'.$N$39];MATCH([.$A41];[$'olah data'.M$4:$'olah data'.M$39];0);2);&quot;&quot;)">
            <text:p/>
          </table:table-cell>
          <table:table-cell table:style-name="ce27" table:formula="of:=IFERROR(INDEX([$'olah data'.$B$4:$'olah data'.$N$39];MATCH([.$A41];[$'olah data'.N$4:$'olah data'.N$39];0);2);&quot;&quot;)">
            <text:p/>
          </table:table-cell>
          <table:table-cell table:style-name="ce27" table:formula="of:=CONCATENATE([.D41];[.E41];[.F41];[.G41];[.H41];[.I41];[.J41];[.K41];[.L41];[.M41];[.N41])" office:value-type="string" office:string-value="Pure-hearted conscience vs. self-serving advantage (8 items)" calcext:value-type="string">
            <text:p>Pure-hearted conscience vs. self-serving advantage (8 items)</text:p>
          </table:table-cell>
          <table:table-cell table:style-name="ce84" table:formula="of:=[$'View Input'.E30]"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41" calcext:value-type="float">
            <text:p>41</text:p>
          </table:table-cell>
          <table:table-cell table:style-name="ce121" office:value-type="float" office:value="1" calcext:value-type="float">
            <text:p>1</text:p>
          </table:table-cell>
          <table:table-cell table:style-name="ce98" table:formula="of:=IF([.R42]=&quot;&quot;;IF([.Q42]=&quot;R&quot;;VLOOKUP([.P42];[$'olah data'.$R$3:$'olah data'.$S$7];2);[.P42]);IF([.R42]=[.P42];[.P42];[.Q42]))" office:value-type="float" office:value="2" calcext:value-type="float">
            <text:p>2</text:p>
          </table:table-cell>
          <table:table-cell table:style-name="ce27" table:formula="of:=IFERROR(INDEX([$'olah data'.$B$4:$'olah data'.$N$39];MATCH([.$A42];[$'olah data'.D$4:$'olah data'.D$39];0);2);&quot;&quot;)" office:value-type="string" office:string-value="Empathy vs. social disinterest (5 items)" calcext:value-type="string">
            <text:p>Empathy vs. social disinterest (5 items)</text:p>
          </table:table-cell>
          <table:table-cell table:style-name="ce27" table:formula="of:=IFERROR(INDEX([$'olah data'.$B$4:$'olah data'.$N$39];MATCH([.$A42];[$'olah data'.E$4:$'olah data'.E$39];0);2);&quot;&quot;)">
            <text:p/>
          </table:table-cell>
          <table:table-cell table:style-name="ce27" table:formula="of:=IFERROR(INDEX([$'olah data'.$B$4:$'olah data'.$N$39];MATCH([.$A42];[$'olah data'.F$4:$'olah data'.F$39];0);2);&quot;&quot;)">
            <text:p/>
          </table:table-cell>
          <table:table-cell table:style-name="ce27" table:formula="of:=IFERROR(INDEX([$'olah data'.$B$4:$'olah data'.$N$39];MATCH([.$A42];[$'olah data'.G$4:$'olah data'.G$39];0);2);&quot;&quot;)">
            <text:p/>
          </table:table-cell>
          <table:table-cell table:style-name="ce27" table:formula="of:=IFERROR(INDEX([$'olah data'.$B$4:$'olah data'.$N$39];MATCH([.$A42];[$'olah data'.H$4:$'olah data'.H$39];0);2);&quot;&quot;)">
            <text:p/>
          </table:table-cell>
          <table:table-cell table:style-name="ce27" table:formula="of:=IFERROR(INDEX([$'olah data'.$B$4:$'olah data'.$N$39];MATCH([.$A42];[$'olah data'.I$4:$'olah data'.I$39];0);2);&quot;&quot;)">
            <text:p/>
          </table:table-cell>
          <table:table-cell table:style-name="ce27" table:formula="of:=IFERROR(INDEX([$'olah data'.$B$4:$'olah data'.$N$39];MATCH([.$A42];[$'olah data'.J$4:$'olah data'.J$39];0);2);&quot;&quot;)">
            <text:p/>
          </table:table-cell>
          <table:table-cell table:style-name="ce27" table:formula="of:=IFERROR(INDEX([$'olah data'.$B$4:$'olah data'.$N$39];MATCH([.$A42];[$'olah data'.K$4:$'olah data'.K$39];0);2);&quot;&quot;)">
            <text:p/>
          </table:table-cell>
          <table:table-cell table:style-name="ce27" table:formula="of:=IFERROR(INDEX([$'olah data'.$B$4:$'olah data'.$N$39];MATCH([.$A42];[$'olah data'.L$4:$'olah data'.L$39];0);2);&quot;&quot;)">
            <text:p/>
          </table:table-cell>
          <table:table-cell table:style-name="ce27" table:formula="of:=IFERROR(INDEX([$'olah data'.$B$4:$'olah data'.$N$39];MATCH([.$A42];[$'olah data'.M$4:$'olah data'.M$39];0);2);&quot;&quot;)">
            <text:p/>
          </table:table-cell>
          <table:table-cell table:style-name="ce27" table:formula="of:=IFERROR(INDEX([$'olah data'.$B$4:$'olah data'.$N$39];MATCH([.$A42];[$'olah data'.N$4:$'olah data'.N$39];0);2);&quot;&quot;)">
            <text:p/>
          </table:table-cell>
          <table:table-cell table:style-name="ce27" table:formula="of:=CONCATENATE([.D42];[.E42];[.F42];[.G42];[.H42];[.I42];[.J42];[.K42];[.L42];[.M42];[.N42])" office:value-type="string" office:string-value="Empathy vs. social disinterest (5 items)" calcext:value-type="string">
            <text:p>Empathy vs. social disinterest (5 items)</text:p>
          </table:table-cell>
          <table:table-cell table:style-name="ce84" table:formula="of:=[$'View Input'.H11]" office:value-type="float" office:value="2" calcext:value-type="float">
            <text:p>2</text:p>
          </table:table-cell>
          <table:table-cell table:style-name="ce46" table:number-columns-repeated="2"/>
          <table:table-cell table:style-name="ce123"/>
          <table:table-cell table:number-columns-repeated="1005"/>
        </table:table-row>
        <table:table-row table:style-name="ro3">
          <table:table-cell table:style-name="ce29" office:value-type="float" office:value="42" calcext:value-type="float">
            <text:p>42</text:p>
          </table:table-cell>
          <table:table-cell table:style-name="ce121" office:value-type="float" office:value="3" calcext:value-type="float">
            <text:p>3</text:p>
          </table:table-cell>
          <table:table-cell table:style-name="ce98" table:formula="of:=IF([.R43]=&quot;&quot;;IF([.Q43]=&quot;R&quot;;VLOOKUP([.P43];[$'olah data'.$R$3:$'olah data'.$S$7];2);[.P43]);IF([.R43]=[.P43];[.P43];[.Q43]))" office:value-type="float" office:value="5" calcext:value-type="float">
            <text:p>5</text:p>
          </table:table-cell>
          <table:table-cell table:style-name="ce27" table:formula="of:=IFERROR(INDEX([$'olah data'.$B$4:$'olah data'.$N$39];MATCH([.$A43];[$'olah data'.D$4:$'olah data'.D$39];0);2);&quot;&quot;)">
            <text:p/>
          </table:table-cell>
          <table:table-cell table:style-name="ce27" table:formula="of:=IFERROR(INDEX([$'olah data'.$B$4:$'olah data'.$N$39];MATCH([.$A43];[$'olah data'.E$4:$'olah data'.E$39];0);2);&quot;&quot;)" office:value-type="string" office:string-value="Self-forgetful vs. self-conscious experience (10 items)" calcext:value-type="string">
            <text:p>Self-forgetful vs. self-conscious experience (10 items)</text:p>
          </table:table-cell>
          <table:table-cell table:style-name="ce27" table:formula="of:=IFERROR(INDEX([$'olah data'.$B$4:$'olah data'.$N$39];MATCH([.$A43];[$'olah data'.F$4:$'olah data'.F$39];0);2);&quot;&quot;)">
            <text:p/>
          </table:table-cell>
          <table:table-cell table:style-name="ce27" table:formula="of:=IFERROR(INDEX([$'olah data'.$B$4:$'olah data'.$N$39];MATCH([.$A43];[$'olah data'.G$4:$'olah data'.G$39];0);2);&quot;&quot;)">
            <text:p/>
          </table:table-cell>
          <table:table-cell table:style-name="ce27" table:formula="of:=IFERROR(INDEX([$'olah data'.$B$4:$'olah data'.$N$39];MATCH([.$A43];[$'olah data'.H$4:$'olah data'.H$39];0);2);&quot;&quot;)">
            <text:p/>
          </table:table-cell>
          <table:table-cell table:style-name="ce27" table:formula="of:=IFERROR(INDEX([$'olah data'.$B$4:$'olah data'.$N$39];MATCH([.$A43];[$'olah data'.I$4:$'olah data'.I$39];0);2);&quot;&quot;)">
            <text:p/>
          </table:table-cell>
          <table:table-cell table:style-name="ce27" table:formula="of:=IFERROR(INDEX([$'olah data'.$B$4:$'olah data'.$N$39];MATCH([.$A43];[$'olah data'.J$4:$'olah data'.J$39];0);2);&quot;&quot;)">
            <text:p/>
          </table:table-cell>
          <table:table-cell table:style-name="ce27" table:formula="of:=IFERROR(INDEX([$'olah data'.$B$4:$'olah data'.$N$39];MATCH([.$A43];[$'olah data'.K$4:$'olah data'.K$39];0);2);&quot;&quot;)">
            <text:p/>
          </table:table-cell>
          <table:table-cell table:style-name="ce27" table:formula="of:=IFERROR(INDEX([$'olah data'.$B$4:$'olah data'.$N$39];MATCH([.$A43];[$'olah data'.L$4:$'olah data'.L$39];0);2);&quot;&quot;)">
            <text:p/>
          </table:table-cell>
          <table:table-cell table:style-name="ce27" table:formula="of:=IFERROR(INDEX([$'olah data'.$B$4:$'olah data'.$N$39];MATCH([.$A43];[$'olah data'.M$4:$'olah data'.M$39];0);2);&quot;&quot;)">
            <text:p/>
          </table:table-cell>
          <table:table-cell table:style-name="ce27" table:formula="of:=IFERROR(INDEX([$'olah data'.$B$4:$'olah data'.$N$39];MATCH([.$A43];[$'olah data'.N$4:$'olah data'.N$39];0);2);&quot;&quot;)">
            <text:p/>
          </table:table-cell>
          <table:table-cell table:style-name="ce27" table:formula="of:=CONCATENATE([.D43];[.E43];[.F43];[.G43];[.H43];[.I43];[.J43];[.K43];[.L43];[.M43];[.N43])" office:value-type="string" office:string-value="Self-forgetful vs. self-conscious experience (10 items)" calcext:value-type="string">
            <text:p>Self-forgetful vs. self-conscious experience (10 items)</text:p>
          </table:table-cell>
          <table:table-cell table:style-name="ce84" table:formula="of:=[$'View Input'.H12]"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43" calcext:value-type="float">
            <text:p>43</text:p>
          </table:table-cell>
          <table:table-cell table:style-name="ce121" office:value-type="float" office:value="3" calcext:value-type="float">
            <text:p>3</text:p>
          </table:table-cell>
          <table:table-cell table:style-name="ce98" table:formula="of:=IF([.R44]=&quot;&quot;;IF([.Q44]=&quot;R&quot;;VLOOKUP([.P44];[$'olah data'.$R$3:$'olah data'.$S$7];2);[.P44]);IF([.R44]=[.P44];[.P44];[.Q44]))" office:value-type="float" office:value="3" calcext:value-type="float">
            <text:p>3</text:p>
          </table:table-cell>
          <table:table-cell table:style-name="ce27" table:formula="of:=IFERROR(INDEX([$'olah data'.$B$4:$'olah data'.$N$39];MATCH([.$A44];[$'olah data'.D$4:$'olah data'.D$39];0);2);&quot;&quot;)" office:value-type="string" office:string-value="Spiritual acceptance vs. rational materialism (8 items)" calcext:value-type="string">
            <text:p>Spiritual acceptance vs. rational materialism (8 items)</text:p>
          </table:table-cell>
          <table:table-cell table:style-name="ce27" table:formula="of:=IFERROR(INDEX([$'olah data'.$B$4:$'olah data'.$N$39];MATCH([.$A44];[$'olah data'.E$4:$'olah data'.E$39];0);2);&quot;&quot;)">
            <text:p/>
          </table:table-cell>
          <table:table-cell table:style-name="ce27" table:formula="of:=IFERROR(INDEX([$'olah data'.$B$4:$'olah data'.$N$39];MATCH([.$A44];[$'olah data'.F$4:$'olah data'.F$39];0);2);&quot;&quot;)">
            <text:p/>
          </table:table-cell>
          <table:table-cell table:style-name="ce27" table:formula="of:=IFERROR(INDEX([$'olah data'.$B$4:$'olah data'.$N$39];MATCH([.$A44];[$'olah data'.G$4:$'olah data'.G$39];0);2);&quot;&quot;)">
            <text:p/>
          </table:table-cell>
          <table:table-cell table:style-name="ce27" table:formula="of:=IFERROR(INDEX([$'olah data'.$B$4:$'olah data'.$N$39];MATCH([.$A44];[$'olah data'.H$4:$'olah data'.H$39];0);2);&quot;&quot;)">
            <text:p/>
          </table:table-cell>
          <table:table-cell table:style-name="ce27" table:formula="of:=IFERROR(INDEX([$'olah data'.$B$4:$'olah data'.$N$39];MATCH([.$A44];[$'olah data'.I$4:$'olah data'.I$39];0);2);&quot;&quot;)">
            <text:p/>
          </table:table-cell>
          <table:table-cell table:style-name="ce27" table:formula="of:=IFERROR(INDEX([$'olah data'.$B$4:$'olah data'.$N$39];MATCH([.$A44];[$'olah data'.J$4:$'olah data'.J$39];0);2);&quot;&quot;)">
            <text:p/>
          </table:table-cell>
          <table:table-cell table:style-name="ce27" table:formula="of:=IFERROR(INDEX([$'olah data'.$B$4:$'olah data'.$N$39];MATCH([.$A44];[$'olah data'.K$4:$'olah data'.K$39];0);2);&quot;&quot;)">
            <text:p/>
          </table:table-cell>
          <table:table-cell table:style-name="ce27" table:formula="of:=IFERROR(INDEX([$'olah data'.$B$4:$'olah data'.$N$39];MATCH([.$A44];[$'olah data'.L$4:$'olah data'.L$39];0);2);&quot;&quot;)">
            <text:p/>
          </table:table-cell>
          <table:table-cell table:style-name="ce27" table:formula="of:=IFERROR(INDEX([$'olah data'.$B$4:$'olah data'.$N$39];MATCH([.$A44];[$'olah data'.M$4:$'olah data'.M$39];0);2);&quot;&quot;)">
            <text:p/>
          </table:table-cell>
          <table:table-cell table:style-name="ce27" table:formula="of:=IFERROR(INDEX([$'olah data'.$B$4:$'olah data'.$N$39];MATCH([.$A44];[$'olah data'.N$4:$'olah data'.N$39];0);2);&quot;&quot;)">
            <text:p/>
          </table:table-cell>
          <table:table-cell table:style-name="ce27" table:formula="of:=CONCATENATE([.D44];[.E44];[.F44];[.G44];[.H44];[.I44];[.J44];[.K44];[.L44];[.M44];[.N44])" office:value-type="string" office:string-value="Spiritual acceptance vs. rational materialism (8 items)" calcext:value-type="string">
            <text:p>Spiritual acceptance vs. rational materialism (8 items)</text:p>
          </table:table-cell>
          <table:table-cell table:style-name="ce84" table:formula="of:=[$'View Input'.H13]" office:value-type="float" office:value="3" calcext:value-type="float">
            <text:p>3</text:p>
          </table:table-cell>
          <table:table-cell table:style-name="ce46" table:number-columns-repeated="2"/>
          <table:table-cell table:style-name="ce123"/>
          <table:table-cell table:number-columns-repeated="1005"/>
        </table:table-row>
        <table:table-row table:style-name="ro3">
          <table:table-cell table:style-name="ce29" office:value-type="float" office:value="44" calcext:value-type="float">
            <text:p>44</text:p>
          </table:table-cell>
          <table:table-cell table:style-name="ce121" office:value-type="float" office:value="5" calcext:value-type="float">
            <text:p>5</text:p>
          </table:table-cell>
          <table:table-cell table:style-name="ce98" table:formula="of:=IF([.R45]=&quot;&quot;;IF([.Q45]=&quot;R&quot;;VLOOKUP([.P45];[$'olah data'.$R$3:$'olah data'.$S$7];2);[.P45]);IF([.R45]=[.P45];[.P45];[.Q45]))" office:value-type="float" office:value="1" calcext:value-type="float">
            <text:p>1</text:p>
          </table:table-cell>
          <table:table-cell table:style-name="ce27" table:formula="of:=IFERROR(INDEX([$'olah data'.$B$4:$'olah data'.$N$39];MATCH([.$A45];[$'olah data'.D$4:$'olah data'.D$39];0);2);&quot;&quot;)" office:value-type="string" office:string-value="Disorderliness v. regimentation (7 items)" calcext:value-type="string">
            <text:p>Disorderliness v. regimentation (7 items)</text:p>
          </table:table-cell>
          <table:table-cell table:style-name="ce27" table:formula="of:=IFERROR(INDEX([$'olah data'.$B$4:$'olah data'.$N$39];MATCH([.$A45];[$'olah data'.E$4:$'olah data'.E$39];0);2);&quot;&quot;)">
            <text:p/>
          </table:table-cell>
          <table:table-cell table:style-name="ce27" table:formula="of:=IFERROR(INDEX([$'olah data'.$B$4:$'olah data'.$N$39];MATCH([.$A45];[$'olah data'.F$4:$'olah data'.F$39];0);2);&quot;&quot;)">
            <text:p/>
          </table:table-cell>
          <table:table-cell table:style-name="ce27" table:formula="of:=IFERROR(INDEX([$'olah data'.$B$4:$'olah data'.$N$39];MATCH([.$A45];[$'olah data'.G$4:$'olah data'.G$39];0);2);&quot;&quot;)">
            <text:p/>
          </table:table-cell>
          <table:table-cell table:style-name="ce27" table:formula="of:=IFERROR(INDEX([$'olah data'.$B$4:$'olah data'.$N$39];MATCH([.$A45];[$'olah data'.H$4:$'olah data'.H$39];0);2);&quot;&quot;)">
            <text:p/>
          </table:table-cell>
          <table:table-cell table:style-name="ce27" table:formula="of:=IFERROR(INDEX([$'olah data'.$B$4:$'olah data'.$N$39];MATCH([.$A45];[$'olah data'.I$4:$'olah data'.I$39];0);2);&quot;&quot;)">
            <text:p/>
          </table:table-cell>
          <table:table-cell table:style-name="ce27" table:formula="of:=IFERROR(INDEX([$'olah data'.$B$4:$'olah data'.$N$39];MATCH([.$A45];[$'olah data'.J$4:$'olah data'.J$39];0);2);&quot;&quot;)">
            <text:p/>
          </table:table-cell>
          <table:table-cell table:style-name="ce27" table:formula="of:=IFERROR(INDEX([$'olah data'.$B$4:$'olah data'.$N$39];MATCH([.$A45];[$'olah data'.K$4:$'olah data'.K$39];0);2);&quot;&quot;)">
            <text:p/>
          </table:table-cell>
          <table:table-cell table:style-name="ce27" table:formula="of:=IFERROR(INDEX([$'olah data'.$B$4:$'olah data'.$N$39];MATCH([.$A45];[$'olah data'.L$4:$'olah data'.L$39];0);2);&quot;&quot;)">
            <text:p/>
          </table:table-cell>
          <table:table-cell table:style-name="ce27" table:formula="of:=IFERROR(INDEX([$'olah data'.$B$4:$'olah data'.$N$39];MATCH([.$A45];[$'olah data'.M$4:$'olah data'.M$39];0);2);&quot;&quot;)">
            <text:p/>
          </table:table-cell>
          <table:table-cell table:style-name="ce27" table:formula="of:=IFERROR(INDEX([$'olah data'.$B$4:$'olah data'.$N$39];MATCH([.$A45];[$'olah data'.N$4:$'olah data'.N$39];0);2);&quot;&quot;)">
            <text:p/>
          </table:table-cell>
          <table:table-cell table:style-name="ce27" table:formula="of:=CONCATENATE([.D45];[.E45];[.F45];[.G45];[.H45];[.I45];[.J45];[.K45];[.L45];[.M45];[.N45])" office:value-type="string" office:string-value="Disorderliness v. regimentation (7 items)" calcext:value-type="string">
            <text:p>Disorderliness v. regimentation (7 items)</text:p>
          </table:table-cell>
          <table:table-cell table:style-name="ce84" table:formula="of:=[$'View Input'.H14]"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45" calcext:value-type="float">
            <text:p>45</text:p>
          </table:table-cell>
          <table:table-cell table:style-name="ce121" office:value-type="float" office:value="4" calcext:value-type="float">
            <text:p>4</text:p>
          </table:table-cell>
          <table:table-cell table:style-name="ce98" table:formula="of:=IF([.R46]=&quot;&quot;;IF([.Q46]=&quot;R&quot;;VLOOKUP([.P46];[$'olah data'.$R$3:$'olah data'.$S$7];2);[.P46]);IF([.R46]=[.P46];[.P46];[.Q46]))" office:value-type="float" office:value="5" calcext:value-type="float">
            <text:p>5</text:p>
          </table:table-cell>
          <table:table-cell table:style-name="ce27" table:formula="of:=IFERROR(INDEX([$'olah data'.$B$4:$'olah data'.$N$39];MATCH([.$A46];[$'olah data'.D$4:$'olah data'.D$39];0);2);&quot;&quot;)">
            <text:p/>
          </table:table-cell>
          <table:table-cell table:style-name="ce27" table:formula="of:=IFERROR(INDEX([$'olah data'.$B$4:$'olah data'.$N$39];MATCH([.$A46];[$'olah data'.E$4:$'olah data'.E$39];0);2);&quot;&quot;)">
            <text:p/>
          </table:table-cell>
          <table:table-cell table:style-name="ce27" table:formula="of:=IFERROR(INDEX([$'olah data'.$B$4:$'olah data'.$N$39];MATCH([.$A46];[$'olah data'.F$4:$'olah data'.F$39];0);2);&quot;&quot;)" office:value-type="string" office:string-value="Work hardened vs spoiled (8 items)" calcext:value-type="string">
            <text:p>Work hardened vs spoiled (8 items)</text:p>
          </table:table-cell>
          <table:table-cell table:style-name="ce27" table:formula="of:=IFERROR(INDEX([$'olah data'.$B$4:$'olah data'.$N$39];MATCH([.$A46];[$'olah data'.G$4:$'olah data'.G$39];0);2);&quot;&quot;)">
            <text:p/>
          </table:table-cell>
          <table:table-cell table:style-name="ce27" table:formula="of:=IFERROR(INDEX([$'olah data'.$B$4:$'olah data'.$N$39];MATCH([.$A46];[$'olah data'.H$4:$'olah data'.H$39];0);2);&quot;&quot;)">
            <text:p/>
          </table:table-cell>
          <table:table-cell table:style-name="ce27" table:formula="of:=IFERROR(INDEX([$'olah data'.$B$4:$'olah data'.$N$39];MATCH([.$A46];[$'olah data'.I$4:$'olah data'.I$39];0);2);&quot;&quot;)">
            <text:p/>
          </table:table-cell>
          <table:table-cell table:style-name="ce27" table:formula="of:=IFERROR(INDEX([$'olah data'.$B$4:$'olah data'.$N$39];MATCH([.$A46];[$'olah data'.J$4:$'olah data'.J$39];0);2);&quot;&quot;)">
            <text:p/>
          </table:table-cell>
          <table:table-cell table:style-name="ce27" table:formula="of:=IFERROR(INDEX([$'olah data'.$B$4:$'olah data'.$N$39];MATCH([.$A46];[$'olah data'.K$4:$'olah data'.K$39];0);2);&quot;&quot;)">
            <text:p/>
          </table:table-cell>
          <table:table-cell table:style-name="ce27" table:formula="of:=IFERROR(INDEX([$'olah data'.$B$4:$'olah data'.$N$39];MATCH([.$A46];[$'olah data'.L$4:$'olah data'.L$39];0);2);&quot;&quot;)">
            <text:p/>
          </table:table-cell>
          <table:table-cell table:style-name="ce27" table:formula="of:=IFERROR(INDEX([$'olah data'.$B$4:$'olah data'.$N$39];MATCH([.$A46];[$'olah data'.M$4:$'olah data'.M$39];0);2);&quot;&quot;)">
            <text:p/>
          </table:table-cell>
          <table:table-cell table:style-name="ce27" table:formula="of:=IFERROR(INDEX([$'olah data'.$B$4:$'olah data'.$N$39];MATCH([.$A46];[$'olah data'.N$4:$'olah data'.N$39];0);2);&quot;&quot;)">
            <text:p/>
          </table:table-cell>
          <table:table-cell table:style-name="ce27" table:formula="of:=CONCATENATE([.D46];[.E46];[.F46];[.G46];[.H46];[.I46];[.J46];[.K46];[.L46];[.M46];[.N46])" office:value-type="string" office:string-value="Work hardened vs spoiled (8 items)" calcext:value-type="string">
            <text:p>Work hardened vs spoiled (8 items)</text:p>
          </table:table-cell>
          <table:table-cell table:style-name="ce84" table:formula="of:=[$'View Input'.H15]"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46" calcext:value-type="float">
            <text:p>46</text:p>
          </table:table-cell>
          <table:table-cell table:style-name="ce121" office:value-type="float" office:value="4" calcext:value-type="float">
            <text:p>4</text:p>
          </table:table-cell>
          <table:table-cell table:style-name="ce98" table:formula="of:=IF([.R47]=&quot;&quot;;IF([.Q47]=&quot;R&quot;;VLOOKUP([.P47];[$'olah data'.$R$3:$'olah data'.$S$7];2);[.P47]);IF([.R47]=[.P47];[.P47];[.Q47]))" office:value-type="float" office:value="1" calcext:value-type="float">
            <text:p>1</text:p>
          </table:table-cell>
          <table:table-cell table:style-name="ce27" table:formula="of:=IFERROR(INDEX([$'olah data'.$B$4:$'olah data'.$N$39];MATCH([.$A47];[$'olah data'.D$4:$'olah data'.D$39];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olah data'.$N$39];MATCH([.$A47];[$'olah data'.E$4:$'olah data'.E$39];0);2);&quot;&quot;)">
            <text:p/>
          </table:table-cell>
          <table:table-cell table:style-name="ce27" table:formula="of:=IFERROR(INDEX([$'olah data'.$B$4:$'olah data'.$N$39];MATCH([.$A47];[$'olah data'.F$4:$'olah data'.F$39];0);2);&quot;&quot;)">
            <text:p/>
          </table:table-cell>
          <table:table-cell table:style-name="ce27" table:formula="of:=IFERROR(INDEX([$'olah data'.$B$4:$'olah data'.$N$39];MATCH([.$A47];[$'olah data'.G$4:$'olah data'.G$39];0);2);&quot;&quot;)">
            <text:p/>
          </table:table-cell>
          <table:table-cell table:style-name="ce27" table:formula="of:=IFERROR(INDEX([$'olah data'.$B$4:$'olah data'.$N$39];MATCH([.$A47];[$'olah data'.H$4:$'olah data'.H$39];0);2);&quot;&quot;)">
            <text:p/>
          </table:table-cell>
          <table:table-cell table:style-name="ce27" table:formula="of:=IFERROR(INDEX([$'olah data'.$B$4:$'olah data'.$N$39];MATCH([.$A47];[$'olah data'.I$4:$'olah data'.I$39];0);2);&quot;&quot;)">
            <text:p/>
          </table:table-cell>
          <table:table-cell table:style-name="ce27" table:formula="of:=IFERROR(INDEX([$'olah data'.$B$4:$'olah data'.$N$39];MATCH([.$A47];[$'olah data'.J$4:$'olah data'.J$39];0);2);&quot;&quot;)">
            <text:p/>
          </table:table-cell>
          <table:table-cell table:style-name="ce27" table:formula="of:=IFERROR(INDEX([$'olah data'.$B$4:$'olah data'.$N$39];MATCH([.$A47];[$'olah data'.K$4:$'olah data'.K$39];0);2);&quot;&quot;)">
            <text:p/>
          </table:table-cell>
          <table:table-cell table:style-name="ce27" table:formula="of:=IFERROR(INDEX([$'olah data'.$B$4:$'olah data'.$N$39];MATCH([.$A47];[$'olah data'.L$4:$'olah data'.L$39];0);2);&quot;&quot;)">
            <text:p/>
          </table:table-cell>
          <table:table-cell table:style-name="ce27" table:formula="of:=IFERROR(INDEX([$'olah data'.$B$4:$'olah data'.$N$39];MATCH([.$A47];[$'olah data'.M$4:$'olah data'.M$39];0);2);&quot;&quot;)">
            <text:p/>
          </table:table-cell>
          <table:table-cell table:style-name="ce27" table:formula="of:=IFERROR(INDEX([$'olah data'.$B$4:$'olah data'.$N$39];MATCH([.$A47];[$'olah data'.N$4:$'olah data'.N$39];0);2);&quot;&quot;)">
            <text:p/>
          </table:table-cell>
          <table:table-cell table:style-name="ce27" table:formula="of:=CONCATENATE([.D47];[.E47];[.F47];[.G47];[.H47];[.I47];[.J47];[.K47];[.L47];[.M47];[.N47])" office:value-type="string" office:string-value="Anticipatory worry &amp; pessimismv. uninhibited optimism (11 items)" calcext:value-type="string">
            <text:p>Anticipatory worry &amp; pessimismv. uninhibited optimism (11 items)</text:p>
          </table:table-cell>
          <table:table-cell table:style-name="ce84" table:formula="of:=[$'View Input'.H16]"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47" calcext:value-type="float">
            <text:p>47</text:p>
          </table:table-cell>
          <table:table-cell table:style-name="ce121" office:value-type="float" office:value="4" calcext:value-type="float">
            <text:p>4</text:p>
          </table:table-cell>
          <table:table-cell table:style-name="ce98" table:formula="of:=IF([.R48]=&quot;&quot;;IF([.Q48]=&quot;R&quot;;VLOOKUP([.P48];[$'olah data'.$R$3:$'olah data'.$S$7];2);[.P48]);IF([.R48]=[.P48];[.P48];[.Q48]))" office:value-type="float" office:value="2" calcext:value-type="float">
            <text:p>2</text:p>
          </table:table-cell>
          <table:table-cell table:style-name="ce27" table:formula="of:=IFERROR(INDEX([$'olah data'.$B$4:$'olah data'.$N$39];MATCH([.$A48];[$'olah data'.D$4:$'olah data'.D$39];0);2);&quot;&quot;)">
            <text:p/>
          </table:table-cell>
          <table:table-cell table:style-name="ce27" table:formula="of:=IFERROR(INDEX([$'olah data'.$B$4:$'olah data'.$N$39];MATCH([.$A48];[$'olah data'.E$4:$'olah data'.E$39];0);2);&quot;&quot;)" office:value-type="string" office:string-value="Impulsiveness v. reflection (9 items)" calcext:value-type="string">
            <text:p>Impulsiveness v. reflection (9 items)</text:p>
          </table:table-cell>
          <table:table-cell table:style-name="ce27" table:formula="of:=IFERROR(INDEX([$'olah data'.$B$4:$'olah data'.$N$39];MATCH([.$A48];[$'olah data'.F$4:$'olah data'.F$39];0);2);&quot;&quot;)">
            <text:p/>
          </table:table-cell>
          <table:table-cell table:style-name="ce27" table:formula="of:=IFERROR(INDEX([$'olah data'.$B$4:$'olah data'.$N$39];MATCH([.$A48];[$'olah data'.G$4:$'olah data'.G$39];0);2);&quot;&quot;)">
            <text:p/>
          </table:table-cell>
          <table:table-cell table:style-name="ce27" table:formula="of:=IFERROR(INDEX([$'olah data'.$B$4:$'olah data'.$N$39];MATCH([.$A48];[$'olah data'.H$4:$'olah data'.H$39];0);2);&quot;&quot;)">
            <text:p/>
          </table:table-cell>
          <table:table-cell table:style-name="ce27" table:formula="of:=IFERROR(INDEX([$'olah data'.$B$4:$'olah data'.$N$39];MATCH([.$A48];[$'olah data'.I$4:$'olah data'.I$39];0);2);&quot;&quot;)">
            <text:p/>
          </table:table-cell>
          <table:table-cell table:style-name="ce27" table:formula="of:=IFERROR(INDEX([$'olah data'.$B$4:$'olah data'.$N$39];MATCH([.$A48];[$'olah data'.J$4:$'olah data'.J$39];0);2);&quot;&quot;)">
            <text:p/>
          </table:table-cell>
          <table:table-cell table:style-name="ce27" table:formula="of:=IFERROR(INDEX([$'olah data'.$B$4:$'olah data'.$N$39];MATCH([.$A48];[$'olah data'.K$4:$'olah data'.K$39];0);2);&quot;&quot;)">
            <text:p/>
          </table:table-cell>
          <table:table-cell table:style-name="ce27" table:formula="of:=IFERROR(INDEX([$'olah data'.$B$4:$'olah data'.$N$39];MATCH([.$A48];[$'olah data'.L$4:$'olah data'.L$39];0);2);&quot;&quot;)">
            <text:p/>
          </table:table-cell>
          <table:table-cell table:style-name="ce27" table:formula="of:=IFERROR(INDEX([$'olah data'.$B$4:$'olah data'.$N$39];MATCH([.$A48];[$'olah data'.M$4:$'olah data'.M$39];0);2);&quot;&quot;)">
            <text:p/>
          </table:table-cell>
          <table:table-cell table:style-name="ce27" table:formula="of:=IFERROR(INDEX([$'olah data'.$B$4:$'olah data'.$N$39];MATCH([.$A48];[$'olah data'.N$4:$'olah data'.N$39];0);2);&quot;&quot;)">
            <text:p/>
          </table:table-cell>
          <table:table-cell table:style-name="ce27" table:formula="of:=CONCATENATE([.D48];[.E48];[.F48];[.G48];[.H48];[.I48];[.J48];[.K48];[.L48];[.M48];[.N48])" office:value-type="string" office:string-value="Impulsiveness v. reflection (9 items)" calcext:value-type="string">
            <text:p>Impulsiveness v. reflection (9 items)</text:p>
          </table:table-cell>
          <table:table-cell table:style-name="ce84" table:formula="of:=[$'View Input'.H17]" office:value-type="float" office:value="4" calcext:value-type="float">
            <text:p>4</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48" calcext:value-type="float">
            <text:p>48</text:p>
          </table:table-cell>
          <table:table-cell table:style-name="ce121" office:value-type="float" office:value="1" calcext:value-type="float">
            <text:p>1</text:p>
          </table:table-cell>
          <table:table-cell table:style-name="ce98" table:formula="of:=IF([.R49]=&quot;&quot;;IF([.Q49]=&quot;R&quot;;VLOOKUP([.P49];[$'olah data'.$R$3:$'olah data'.$S$7];2);[.P49]);IF([.R49]=[.P49];[.P49];[.Q49]))" office:value-type="float" office:value="3" calcext:value-type="float">
            <text:p>3</text:p>
          </table:table-cell>
          <table:table-cell table:style-name="ce27" table:formula="of:=IFERROR(INDEX([$'olah data'.$B$4:$'olah data'.$N$39];MATCH([.$A49];[$'olah data'.D$4:$'olah data'.D$39];0);2);&quot;&quot;)">
            <text:p/>
          </table:table-cell>
          <table:table-cell table:style-name="ce27" table:formula="of:=IFERROR(INDEX([$'olah data'.$B$4:$'olah data'.$N$39];MATCH([.$A49];[$'olah data'.E$4:$'olah data'.E$39];0);2);&quot;&quot;)">
            <text:p/>
          </table:table-cell>
          <table:table-cell table:style-name="ce27" table:formula="of:=IFERROR(INDEX([$'olah data'.$B$4:$'olah data'.$N$39];MATCH([.$A49];[$'olah data'.F$4:$'olah data'.F$39];0);2);&quot;&quot;)">
            <text:p/>
          </table:table-cell>
          <table:table-cell table:style-name="ce27" table:formula="of:=IFERROR(INDEX([$'olah data'.$B$4:$'olah data'.$N$39];MATCH([.$A49];[$'olah data'.G$4:$'olah data'.G$39];0);2);&quot;&quot;)">
            <text:p/>
          </table:table-cell>
          <table:table-cell table:style-name="ce27" table:formula="of:=IFERROR(INDEX([$'olah data'.$B$4:$'olah data'.$N$39];MATCH([.$A49];[$'olah data'.H$4:$'olah data'.H$39];0);2);&quot;&quot;)">
            <text:p/>
          </table:table-cell>
          <table:table-cell table:style-name="ce27" table:formula="of:=IFERROR(INDEX([$'olah data'.$B$4:$'olah data'.$N$39];MATCH([.$A49];[$'olah data'.I$4:$'olah data'.I$39];0);2);&quot;&quot;)" office:value-type="string" office:string-value="Enlightened second nature (11 items)" calcext:value-type="string">
            <text:p>Enlightened second nature (11 items)</text:p>
          </table:table-cell>
          <table:table-cell table:style-name="ce27" table:formula="of:=IFERROR(INDEX([$'olah data'.$B$4:$'olah data'.$N$39];MATCH([.$A49];[$'olah data'.J$4:$'olah data'.J$39];0);2);&quot;&quot;)">
            <text:p/>
          </table:table-cell>
          <table:table-cell table:style-name="ce27" table:formula="of:=IFERROR(INDEX([$'olah data'.$B$4:$'olah data'.$N$39];MATCH([.$A49];[$'olah data'.K$4:$'olah data'.K$39];0);2);&quot;&quot;)">
            <text:p/>
          </table:table-cell>
          <table:table-cell table:style-name="ce27" table:formula="of:=IFERROR(INDEX([$'olah data'.$B$4:$'olah data'.$N$39];MATCH([.$A49];[$'olah data'.L$4:$'olah data'.L$39];0);2);&quot;&quot;)">
            <text:p/>
          </table:table-cell>
          <table:table-cell table:style-name="ce27" table:formula="of:=IFERROR(INDEX([$'olah data'.$B$4:$'olah data'.$N$39];MATCH([.$A49];[$'olah data'.M$4:$'olah data'.M$39];0);2);&quot;&quot;)">
            <text:p/>
          </table:table-cell>
          <table:table-cell table:style-name="ce27" table:formula="of:=IFERROR(INDEX([$'olah data'.$B$4:$'olah data'.$N$39];MATCH([.$A49];[$'olah data'.N$4:$'olah data'.N$39];0);2);&quot;&quot;)">
            <text:p/>
          </table:table-cell>
          <table:table-cell table:style-name="ce27" table:formula="of:=CONCATENATE([.D49];[.E49];[.F49];[.G49];[.H49];[.I49];[.J49];[.K49];[.L49];[.M49];[.N49])" office:value-type="string" office:string-value="Enlightened second nature (11 items)" calcext:value-type="string">
            <text:p>Enlightened second nature (11 items)</text:p>
          </table:table-cell>
          <table:table-cell table:style-name="ce84" table:formula="of:=[$'View Input'.H18]" office:value-type="float" office:value="3" calcext:value-type="float">
            <text:p>3</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49" calcext:value-type="float">
            <text:p>49</text:p>
          </table:table-cell>
          <table:table-cell table:style-name="ce121" office:value-type="float" office:value="1" calcext:value-type="float">
            <text:p>1</text:p>
          </table:table-cell>
          <table:table-cell table:style-name="ce98" table:formula="of:=IF([.R50]=&quot;&quot;;IF([.Q50]=&quot;R&quot;;VLOOKUP([.P50];[$'olah data'.$R$3:$'olah data'.$S$7];2);[.P50]);IF([.R50]=[.P50];[.P50];[.Q50]))" office:value-type="float" office:value="5" calcext:value-type="float">
            <text:p>5</text:p>
          </table:table-cell>
          <table:table-cell table:style-name="ce27" table:formula="of:=IFERROR(INDEX([$'olah data'.$B$4:$'olah data'.$N$39];MATCH([.$A50];[$'olah data'.D$4:$'olah data'.D$39];0);2);&quot;&quot;)">
            <text:p/>
          </table:table-cell>
          <table:table-cell table:style-name="ce27" table:formula="of:=IFERROR(INDEX([$'olah data'.$B$4:$'olah data'.$N$39];MATCH([.$A50];[$'olah data'.E$4:$'olah data'.E$39];0);2);&quot;&quot;)">
            <text:p/>
          </table:table-cell>
          <table:table-cell table:style-name="ce27" table:formula="of:=IFERROR(INDEX([$'olah data'.$B$4:$'olah data'.$N$39];MATCH([.$A50];[$'olah data'.F$4:$'olah data'.F$39];0);2);&quot;&quot;)">
            <text:p/>
          </table:table-cell>
          <table:table-cell table:style-name="ce27" table:formula="of:=IFERROR(INDEX([$'olah data'.$B$4:$'olah data'.$N$39];MATCH([.$A50];[$'olah data'.G$4:$'olah data'.G$39];0);2);&quot;&quot;)">
            <text:p/>
          </table:table-cell>
          <table:table-cell table:style-name="ce27" table:formula="of:=IFERROR(INDEX([$'olah data'.$B$4:$'olah data'.$N$39];MATCH([.$A50];[$'olah data'.H$4:$'olah data'.H$39];0);2);&quot;&quot;)" office:value-type="string" office:string-value="Responsibility vs. blaming (8 items)" calcext:value-type="string">
            <text:p>Responsibility vs. blaming (8 items)</text:p>
          </table:table-cell>
          <table:table-cell table:style-name="ce27" table:formula="of:=IFERROR(INDEX([$'olah data'.$B$4:$'olah data'.$N$39];MATCH([.$A50];[$'olah data'.I$4:$'olah data'.I$39];0);2);&quot;&quot;)">
            <text:p/>
          </table:table-cell>
          <table:table-cell table:style-name="ce27" table:formula="of:=IFERROR(INDEX([$'olah data'.$B$4:$'olah data'.$N$39];MATCH([.$A50];[$'olah data'.J$4:$'olah data'.J$39];0);2);&quot;&quot;)">
            <text:p/>
          </table:table-cell>
          <table:table-cell table:style-name="ce27" table:formula="of:=IFERROR(INDEX([$'olah data'.$B$4:$'olah data'.$N$39];MATCH([.$A50];[$'olah data'.K$4:$'olah data'.K$39];0);2);&quot;&quot;)">
            <text:p/>
          </table:table-cell>
          <table:table-cell table:style-name="ce27" table:formula="of:=IFERROR(INDEX([$'olah data'.$B$4:$'olah data'.$N$39];MATCH([.$A50];[$'olah data'.L$4:$'olah data'.L$39];0);2);&quot;&quot;)">
            <text:p/>
          </table:table-cell>
          <table:table-cell table:style-name="ce27" table:formula="of:=IFERROR(INDEX([$'olah data'.$B$4:$'olah data'.$N$39];MATCH([.$A50];[$'olah data'.M$4:$'olah data'.M$39];0);2);&quot;&quot;)">
            <text:p/>
          </table:table-cell>
          <table:table-cell table:style-name="ce27" table:formula="of:=IFERROR(INDEX([$'olah data'.$B$4:$'olah data'.$N$39];MATCH([.$A50];[$'olah data'.N$4:$'olah data'.N$39];0);2);&quot;&quot;)">
            <text:p/>
          </table:table-cell>
          <table:table-cell table:style-name="ce27" table:formula="of:=CONCATENATE([.D50];[.E50];[.F50];[.G50];[.H50];[.I50];[.J50];[.K50];[.L50];[.M50];[.N50])" office:value-type="string" office:string-value="Responsibility vs. blaming (8 items)" calcext:value-type="string">
            <text:p>Responsibility vs. blaming (8 items)</text:p>
          </table:table-cell>
          <table:table-cell table:style-name="ce84" table:formula="of:=[$'View Input'.H19]"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50" calcext:value-type="float">
            <text:p>50</text:p>
          </table:table-cell>
          <table:table-cell table:style-name="ce121" office:value-type="float" office:value="4" calcext:value-type="float">
            <text:p>4</text:p>
          </table:table-cell>
          <table:table-cell table:style-name="ce98" table:formula="of:=IF([.R51]=&quot;&quot;;IF([.Q51]=&quot;R&quot;;VLOOKUP([.P51];[$'olah data'.$R$3:$'olah data'.$S$7];2);[.P51]);IF([.R51]=[.P51];[.P51];[.Q51]))" office:value-type="float" office:value="1" calcext:value-type="float">
            <text:p>1</text:p>
          </table:table-cell>
          <table:table-cell table:style-name="ce27" table:formula="of:=IFERROR(INDEX([$'olah data'.$B$4:$'olah data'.$N$39];MATCH([.$A51];[$'olah data'.D$4:$'olah data'.D$39];0);2);&quot;&quot;)">
            <text:p/>
          </table:table-cell>
          <table:table-cell table:style-name="ce27" table:formula="of:=IFERROR(INDEX([$'olah data'.$B$4:$'olah data'.$N$39];MATCH([.$A51];[$'olah data'.E$4:$'olah data'.E$39];0);2);&quot;&quot;)" office:value-type="string" office:string-value="Helpfulness vs. unhelpfulness (8 items)" calcext:value-type="string">
            <text:p>Helpfulness vs. unhelpfulness (8 items)</text:p>
          </table:table-cell>
          <table:table-cell table:style-name="ce27" table:formula="of:=IFERROR(INDEX([$'olah data'.$B$4:$'olah data'.$N$39];MATCH([.$A51];[$'olah data'.F$4:$'olah data'.F$39];0);2);&quot;&quot;)">
            <text:p/>
          </table:table-cell>
          <table:table-cell table:style-name="ce27" table:formula="of:=IFERROR(INDEX([$'olah data'.$B$4:$'olah data'.$N$39];MATCH([.$A51];[$'olah data'.G$4:$'olah data'.G$39];0);2);&quot;&quot;)">
            <text:p/>
          </table:table-cell>
          <table:table-cell table:style-name="ce27" table:formula="of:=IFERROR(INDEX([$'olah data'.$B$4:$'olah data'.$N$39];MATCH([.$A51];[$'olah data'.H$4:$'olah data'.H$39];0);2);&quot;&quot;)">
            <text:p/>
          </table:table-cell>
          <table:table-cell table:style-name="ce27" table:formula="of:=IFERROR(INDEX([$'olah data'.$B$4:$'olah data'.$N$39];MATCH([.$A51];[$'olah data'.I$4:$'olah data'.I$39];0);2);&quot;&quot;)">
            <text:p/>
          </table:table-cell>
          <table:table-cell table:style-name="ce27" table:formula="of:=IFERROR(INDEX([$'olah data'.$B$4:$'olah data'.$N$39];MATCH([.$A51];[$'olah data'.J$4:$'olah data'.J$39];0);2);&quot;&quot;)">
            <text:p/>
          </table:table-cell>
          <table:table-cell table:style-name="ce27" table:formula="of:=IFERROR(INDEX([$'olah data'.$B$4:$'olah data'.$N$39];MATCH([.$A51];[$'olah data'.K$4:$'olah data'.K$39];0);2);&quot;&quot;)">
            <text:p/>
          </table:table-cell>
          <table:table-cell table:style-name="ce27" table:formula="of:=IFERROR(INDEX([$'olah data'.$B$4:$'olah data'.$N$39];MATCH([.$A51];[$'olah data'.L$4:$'olah data'.L$39];0);2);&quot;&quot;)">
            <text:p/>
          </table:table-cell>
          <table:table-cell table:style-name="ce27" table:formula="of:=IFERROR(INDEX([$'olah data'.$B$4:$'olah data'.$N$39];MATCH([.$A51];[$'olah data'.M$4:$'olah data'.M$39];0);2);&quot;&quot;)">
            <text:p/>
          </table:table-cell>
          <table:table-cell table:style-name="ce27" table:formula="of:=IFERROR(INDEX([$'olah data'.$B$4:$'olah data'.$N$39];MATCH([.$A51];[$'olah data'.N$4:$'olah data'.N$39];0);2);&quot;&quot;)">
            <text:p/>
          </table:table-cell>
          <table:table-cell table:style-name="ce27" table:formula="of:=CONCATENATE([.D51];[.E51];[.F51];[.G51];[.H51];[.I51];[.J51];[.K51];[.L51];[.M51];[.N51])" office:value-type="string" office:string-value="Helpfulness vs. unhelpfulness (8 items)" calcext:value-type="string">
            <text:p>Helpfulness vs. unhelpfulness (8 items)</text:p>
          </table:table-cell>
          <table:table-cell table:style-name="ce84" table:formula="of:=[$'View Input'.H20]"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51" calcext:value-type="float">
            <text:p>51</text:p>
          </table:table-cell>
          <table:table-cell table:style-name="ce121" office:value-type="float" office:value="2" calcext:value-type="float">
            <text:p>2</text:p>
          </table:table-cell>
          <table:table-cell table:style-name="ce98" table:formula="of:=IF([.R52]=&quot;&quot;;IF([.Q52]=&quot;R&quot;;VLOOKUP([.P52];[$'olah data'.$R$3:$'olah data'.$S$7];2);[.P52]);IF([.R52]=[.P52];[.P52];[.Q52]))" office:value-type="float" office:value="1" calcext:value-type="float">
            <text:p>1</text:p>
          </table:table-cell>
          <table:table-cell table:style-name="ce27" table:formula="of:=IFERROR(INDEX([$'olah data'.$B$4:$'olah data'.$N$39];MATCH([.$A52];[$'olah data'.D$4:$'olah data'.D$39];0);2);&quot;&quot;)">
            <text:p/>
          </table:table-cell>
          <table:table-cell table:style-name="ce27" table:formula="of:=IFERROR(INDEX([$'olah data'.$B$4:$'olah data'.$N$39];MATCH([.$A52];[$'olah data'.E$4:$'olah data'.E$39];0);2);&quot;&quot;)" office:value-type="string" office:string-value="Disorderliness v. regimentation (7 items)" calcext:value-type="string">
            <text:p>Disorderliness v. regimentation (7 items)</text:p>
          </table:table-cell>
          <table:table-cell table:style-name="ce27" table:formula="of:=IFERROR(INDEX([$'olah data'.$B$4:$'olah data'.$N$39];MATCH([.$A52];[$'olah data'.F$4:$'olah data'.F$39];0);2);&quot;&quot;)">
            <text:p/>
          </table:table-cell>
          <table:table-cell table:style-name="ce27" table:formula="of:=IFERROR(INDEX([$'olah data'.$B$4:$'olah data'.$N$39];MATCH([.$A52];[$'olah data'.G$4:$'olah data'.G$39];0);2);&quot;&quot;)">
            <text:p/>
          </table:table-cell>
          <table:table-cell table:style-name="ce27" table:formula="of:=IFERROR(INDEX([$'olah data'.$B$4:$'olah data'.$N$39];MATCH([.$A52];[$'olah data'.H$4:$'olah data'.H$39];0);2);&quot;&quot;)">
            <text:p/>
          </table:table-cell>
          <table:table-cell table:style-name="ce27" table:formula="of:=IFERROR(INDEX([$'olah data'.$B$4:$'olah data'.$N$39];MATCH([.$A52];[$'olah data'.I$4:$'olah data'.I$39];0);2);&quot;&quot;)">
            <text:p/>
          </table:table-cell>
          <table:table-cell table:style-name="ce27" table:formula="of:=IFERROR(INDEX([$'olah data'.$B$4:$'olah data'.$N$39];MATCH([.$A52];[$'olah data'.J$4:$'olah data'.J$39];0);2);&quot;&quot;)">
            <text:p/>
          </table:table-cell>
          <table:table-cell table:style-name="ce27" table:formula="of:=IFERROR(INDEX([$'olah data'.$B$4:$'olah data'.$N$39];MATCH([.$A52];[$'olah data'.K$4:$'olah data'.K$39];0);2);&quot;&quot;)">
            <text:p/>
          </table:table-cell>
          <table:table-cell table:style-name="ce27" table:formula="of:=IFERROR(INDEX([$'olah data'.$B$4:$'olah data'.$N$39];MATCH([.$A52];[$'olah data'.L$4:$'olah data'.L$39];0);2);&quot;&quot;)">
            <text:p/>
          </table:table-cell>
          <table:table-cell table:style-name="ce27" table:formula="of:=IFERROR(INDEX([$'olah data'.$B$4:$'olah data'.$N$39];MATCH([.$A52];[$'olah data'.M$4:$'olah data'.M$39];0);2);&quot;&quot;)">
            <text:p/>
          </table:table-cell>
          <table:table-cell table:style-name="ce27" table:formula="of:=IFERROR(INDEX([$'olah data'.$B$4:$'olah data'.$N$39];MATCH([.$A52];[$'olah data'.N$4:$'olah data'.N$39];0);2);&quot;&quot;)">
            <text:p/>
          </table:table-cell>
          <table:table-cell table:style-name="ce27" table:formula="of:=CONCATENATE([.D52];[.E52];[.F52];[.G52];[.H52];[.I52];[.J52];[.K52];[.L52];[.M52];[.N52])" office:value-type="string" office:string-value="Disorderliness v. regimentation (7 items)" calcext:value-type="string">
            <text:p>Disorderliness v. regimentation (7 items)</text:p>
          </table:table-cell>
          <table:table-cell table:style-name="ce84" table:formula="of:=[$'View Input'.H21]"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52" calcext:value-type="float">
            <text:p>52</text:p>
          </table:table-cell>
          <table:table-cell table:style-name="ce121" office:value-type="float" office:value="2" calcext:value-type="float">
            <text:p>2</text:p>
          </table:table-cell>
          <table:table-cell table:style-name="ce98" table:formula="of:=IF([.R53]=&quot;&quot;;IF([.Q53]=&quot;R&quot;;VLOOKUP([.P53];[$'olah data'.$R$3:$'olah data'.$S$7];2);[.P53]);IF([.R53]=[.P53];[.P53];[.Q53]))" office:value-type="float" office:value="5" calcext:value-type="float">
            <text:p>5</text:p>
          </table:table-cell>
          <table:table-cell table:style-name="ce27" table:formula="of:=IFERROR(INDEX([$'olah data'.$B$4:$'olah data'.$N$39];MATCH([.$A53];[$'olah data'.D$4:$'olah data'.D$39];0);2);&quot;&quot;)">
            <text:p/>
          </table:table-cell>
          <table:table-cell table:style-name="ce27" table:formula="of:=IFERROR(INDEX([$'olah data'.$B$4:$'olah data'.$N$39];MATCH([.$A53];[$'olah data'.E$4:$'olah data'.E$39];0);2);&quot;&quot;)" office:value-type="string" office:string-value="Spiritual acceptance vs. rational materialism (8 items)" calcext:value-type="string">
            <text:p>Spiritual acceptance vs. rational materialism (8 items)</text:p>
          </table:table-cell>
          <table:table-cell table:style-name="ce27" table:formula="of:=IFERROR(INDEX([$'olah data'.$B$4:$'olah data'.$N$39];MATCH([.$A53];[$'olah data'.F$4:$'olah data'.F$39];0);2);&quot;&quot;)">
            <text:p/>
          </table:table-cell>
          <table:table-cell table:style-name="ce27" table:formula="of:=IFERROR(INDEX([$'olah data'.$B$4:$'olah data'.$N$39];MATCH([.$A53];[$'olah data'.G$4:$'olah data'.G$39];0);2);&quot;&quot;)">
            <text:p/>
          </table:table-cell>
          <table:table-cell table:style-name="ce27" table:formula="of:=IFERROR(INDEX([$'olah data'.$B$4:$'olah data'.$N$39];MATCH([.$A53];[$'olah data'.H$4:$'olah data'.H$39];0);2);&quot;&quot;)">
            <text:p/>
          </table:table-cell>
          <table:table-cell table:style-name="ce27" table:formula="of:=IFERROR(INDEX([$'olah data'.$B$4:$'olah data'.$N$39];MATCH([.$A53];[$'olah data'.I$4:$'olah data'.I$39];0);2);&quot;&quot;)">
            <text:p/>
          </table:table-cell>
          <table:table-cell table:style-name="ce27" table:formula="of:=IFERROR(INDEX([$'olah data'.$B$4:$'olah data'.$N$39];MATCH([.$A53];[$'olah data'.J$4:$'olah data'.J$39];0);2);&quot;&quot;)">
            <text:p/>
          </table:table-cell>
          <table:table-cell table:style-name="ce27" table:formula="of:=IFERROR(INDEX([$'olah data'.$B$4:$'olah data'.$N$39];MATCH([.$A53];[$'olah data'.K$4:$'olah data'.K$39];0);2);&quot;&quot;)">
            <text:p/>
          </table:table-cell>
          <table:table-cell table:style-name="ce27" table:formula="of:=IFERROR(INDEX([$'olah data'.$B$4:$'olah data'.$N$39];MATCH([.$A53];[$'olah data'.L$4:$'olah data'.L$39];0);2);&quot;&quot;)">
            <text:p/>
          </table:table-cell>
          <table:table-cell table:style-name="ce27" table:formula="of:=IFERROR(INDEX([$'olah data'.$B$4:$'olah data'.$N$39];MATCH([.$A53];[$'olah data'.M$4:$'olah data'.M$39];0);2);&quot;&quot;)">
            <text:p/>
          </table:table-cell>
          <table:table-cell table:style-name="ce27" table:formula="of:=IFERROR(INDEX([$'olah data'.$B$4:$'olah data'.$N$39];MATCH([.$A53];[$'olah data'.N$4:$'olah data'.N$39];0);2);&quot;&quot;)">
            <text:p/>
          </table:table-cell>
          <table:table-cell table:style-name="ce27" table:formula="of:=CONCATENATE([.D53];[.E53];[.F53];[.G53];[.H53];[.I53];[.J53];[.K53];[.L53];[.M53];[.N53])" office:value-type="string" office:string-value="Spiritual acceptance vs. rational materialism (8 items)" calcext:value-type="string">
            <text:p>Spiritual acceptance vs. rational materialism (8 items)</text:p>
          </table:table-cell>
          <table:table-cell table:style-name="ce84" table:formula="of:=[$'View Input'.H22]"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53" calcext:value-type="float">
            <text:p>53</text:p>
          </table:table-cell>
          <table:table-cell table:style-name="ce121" office:value-type="float" office:value="5" calcext:value-type="float">
            <text:p>5</text:p>
          </table:table-cell>
          <table:table-cell table:style-name="ce98" table:formula="of:=IF([.R54]=&quot;&quot;;IF([.Q54]=&quot;R&quot;;VLOOKUP([.P54];[$'olah data'.$R$3:$'olah data'.$S$7];2);[.P54]);IF([.R54]=[.P54];[.P54];[.Q54]))" office:value-type="float" office:value="5" calcext:value-type="float">
            <text:p>5</text:p>
          </table:table-cell>
          <table:table-cell table:style-name="ce27" table:formula="of:=IFERROR(INDEX([$'olah data'.$B$4:$'olah data'.$N$39];MATCH([.$A54];[$'olah data'.D$4:$'olah data'.D$39];0);2);&quot;&quot;)">
            <text:p/>
          </table:table-cell>
          <table:table-cell table:style-name="ce27" table:formula="of:=IFERROR(INDEX([$'olah data'.$B$4:$'olah data'.$N$39];MATCH([.$A54];[$'olah data'.E$4:$'olah data'.E$39];0);2);&quot;&quot;)" office:value-type="string" office:string-value="Exploratory excitability v. stoic rigidity (10 items)" calcext:value-type="string">
            <text:p>Exploratory excitability v. stoic rigidity (10 items)</text:p>
          </table:table-cell>
          <table:table-cell table:style-name="ce27" table:formula="of:=IFERROR(INDEX([$'olah data'.$B$4:$'olah data'.$N$39];MATCH([.$A54];[$'olah data'.F$4:$'olah data'.F$39];0);2);&quot;&quot;)">
            <text:p/>
          </table:table-cell>
          <table:table-cell table:style-name="ce27" table:formula="of:=IFERROR(INDEX([$'olah data'.$B$4:$'olah data'.$N$39];MATCH([.$A54];[$'olah data'.G$4:$'olah data'.G$39];0);2);&quot;&quot;)">
            <text:p/>
          </table:table-cell>
          <table:table-cell table:style-name="ce27" table:formula="of:=IFERROR(INDEX([$'olah data'.$B$4:$'olah data'.$N$39];MATCH([.$A54];[$'olah data'.H$4:$'olah data'.H$39];0);2);&quot;&quot;)">
            <text:p/>
          </table:table-cell>
          <table:table-cell table:style-name="ce27" table:formula="of:=IFERROR(INDEX([$'olah data'.$B$4:$'olah data'.$N$39];MATCH([.$A54];[$'olah data'.I$4:$'olah data'.I$39];0);2);&quot;&quot;)">
            <text:p/>
          </table:table-cell>
          <table:table-cell table:style-name="ce27" table:formula="of:=IFERROR(INDEX([$'olah data'.$B$4:$'olah data'.$N$39];MATCH([.$A54];[$'olah data'.J$4:$'olah data'.J$39];0);2);&quot;&quot;)">
            <text:p/>
          </table:table-cell>
          <table:table-cell table:style-name="ce27" table:formula="of:=IFERROR(INDEX([$'olah data'.$B$4:$'olah data'.$N$39];MATCH([.$A54];[$'olah data'.K$4:$'olah data'.K$39];0);2);&quot;&quot;)">
            <text:p/>
          </table:table-cell>
          <table:table-cell table:style-name="ce27" table:formula="of:=IFERROR(INDEX([$'olah data'.$B$4:$'olah data'.$N$39];MATCH([.$A54];[$'olah data'.L$4:$'olah data'.L$39];0);2);&quot;&quot;)">
            <text:p/>
          </table:table-cell>
          <table:table-cell table:style-name="ce27" table:formula="of:=IFERROR(INDEX([$'olah data'.$B$4:$'olah data'.$N$39];MATCH([.$A54];[$'olah data'.M$4:$'olah data'.M$39];0);2);&quot;&quot;)">
            <text:p/>
          </table:table-cell>
          <table:table-cell table:style-name="ce27" table:formula="of:=IFERROR(INDEX([$'olah data'.$B$4:$'olah data'.$N$39];MATCH([.$A54];[$'olah data'.N$4:$'olah data'.N$39];0);2);&quot;&quot;)">
            <text:p/>
          </table:table-cell>
          <table:table-cell table:style-name="ce27" table:formula="of:=CONCATENATE([.D54];[.E54];[.F54];[.G54];[.H54];[.I54];[.J54];[.K54];[.L54];[.M54];[.N54])" office:value-type="string" office:string-value="Exploratory excitability v. stoic rigidity (10 items)" calcext:value-type="string">
            <text:p>Exploratory excitability v. stoic rigidity (10 items)</text:p>
          </table:table-cell>
          <table:table-cell table:style-name="ce84" table:formula="of:=[$'View Input'.H23]"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54" calcext:value-type="float">
            <text:p>54</text:p>
          </table:table-cell>
          <table:table-cell table:style-name="ce121" office:value-type="float" office:value="5" calcext:value-type="float">
            <text:p>5</text:p>
          </table:table-cell>
          <table:table-cell table:style-name="ce98" table:formula="of:=IF([.R55]=&quot;&quot;;IF([.Q55]=&quot;R&quot;;VLOOKUP([.P55];[$'olah data'.$R$3:$'olah data'.$S$7];2);[.P55]);IF([.R55]=[.P55];[.P55];[.Q55]))" office:value-type="float" office:value="2" calcext:value-type="float">
            <text:p>2</text:p>
          </table:table-cell>
          <table:table-cell table:style-name="ce27" table:formula="of:=IFERROR(INDEX([$'olah data'.$B$4:$'olah data'.$N$39];MATCH([.$A55];[$'olah data'.D$4:$'olah data'.D$39];0);2);&quot;&quot;)">
            <text:p/>
          </table:table-cell>
          <table:table-cell table:style-name="ce27" table:formula="of:=IFERROR(INDEX([$'olah data'.$B$4:$'olah data'.$N$39];MATCH([.$A55];[$'olah data'.E$4:$'olah data'.E$39];0);2);&quot;&quot;)">
            <text:p/>
          </table:table-cell>
          <table:table-cell table:style-name="ce27" table:formula="of:=IFERROR(INDEX([$'olah data'.$B$4:$'olah data'.$N$39];MATCH([.$A55];[$'olah data'.F$4:$'olah data'.F$39];0);2);&quot;&quot;)" office:value-type="string" office:string-value="Sentimentality (8 items)" calcext:value-type="string">
            <text:p>Sentimentality (8 items)</text:p>
          </table:table-cell>
          <table:table-cell table:style-name="ce27" table:formula="of:=IFERROR(INDEX([$'olah data'.$B$4:$'olah data'.$N$39];MATCH([.$A55];[$'olah data'.G$4:$'olah data'.G$39];0);2);&quot;&quot;)">
            <text:p/>
          </table:table-cell>
          <table:table-cell table:style-name="ce27" table:formula="of:=IFERROR(INDEX([$'olah data'.$B$4:$'olah data'.$N$39];MATCH([.$A55];[$'olah data'.H$4:$'olah data'.H$39];0);2);&quot;&quot;)">
            <text:p/>
          </table:table-cell>
          <table:table-cell table:style-name="ce27" table:formula="of:=IFERROR(INDEX([$'olah data'.$B$4:$'olah data'.$N$39];MATCH([.$A55];[$'olah data'.I$4:$'olah data'.I$39];0);2);&quot;&quot;)">
            <text:p/>
          </table:table-cell>
          <table:table-cell table:style-name="ce27" table:formula="of:=IFERROR(INDEX([$'olah data'.$B$4:$'olah data'.$N$39];MATCH([.$A55];[$'olah data'.J$4:$'olah data'.J$39];0);2);&quot;&quot;)">
            <text:p/>
          </table:table-cell>
          <table:table-cell table:style-name="ce27" table:formula="of:=IFERROR(INDEX([$'olah data'.$B$4:$'olah data'.$N$39];MATCH([.$A55];[$'olah data'.K$4:$'olah data'.K$39];0);2);&quot;&quot;)">
            <text:p/>
          </table:table-cell>
          <table:table-cell table:style-name="ce27" table:formula="of:=IFERROR(INDEX([$'olah data'.$B$4:$'olah data'.$N$39];MATCH([.$A55];[$'olah data'.L$4:$'olah data'.L$39];0);2);&quot;&quot;)">
            <text:p/>
          </table:table-cell>
          <table:table-cell table:style-name="ce27" table:formula="of:=IFERROR(INDEX([$'olah data'.$B$4:$'olah data'.$N$39];MATCH([.$A55];[$'olah data'.M$4:$'olah data'.M$39];0);2);&quot;&quot;)">
            <text:p/>
          </table:table-cell>
          <table:table-cell table:style-name="ce27" table:formula="of:=IFERROR(INDEX([$'olah data'.$B$4:$'olah data'.$N$39];MATCH([.$A55];[$'olah data'.N$4:$'olah data'.N$39];0);2);&quot;&quot;)">
            <text:p/>
          </table:table-cell>
          <table:table-cell table:style-name="ce27" table:formula="of:=CONCATENATE([.D55];[.E55];[.F55];[.G55];[.H55];[.I55];[.J55];[.K55];[.L55];[.M55];[.N55])" office:value-type="string" office:string-value="Sentimentality (8 items)" calcext:value-type="string">
            <text:p>Sentimentality (8 items)</text:p>
          </table:table-cell>
          <table:table-cell table:style-name="ce84" table:formula="of:=[$'View Input'.H24]" office:value-type="float" office:value="2" calcext:value-type="float">
            <text:p>2</text:p>
          </table:table-cell>
          <table:table-cell table:style-name="ce46" table:number-columns-repeated="2"/>
          <table:table-cell table:style-name="ce123"/>
          <table:table-cell table:number-columns-repeated="1005"/>
        </table:table-row>
        <table:table-row table:style-name="ro3">
          <table:table-cell table:style-name="ce29" office:value-type="float" office:value="55" calcext:value-type="float">
            <text:p>55</text:p>
          </table:table-cell>
          <table:table-cell table:style-name="ce121" office:value-type="float" office:value="4" calcext:value-type="float">
            <text:p>4</text:p>
          </table:table-cell>
          <table:table-cell table:style-name="ce98" table:formula="of:=IF([.R56]=&quot;&quot;;IF([.Q56]=&quot;R&quot;;VLOOKUP([.P56];[$'olah data'.$R$3:$'olah data'.$S$7];2);[.P56]);IF([.R56]=[.P56];[.P56];[.Q56]))" office:value-type="float" office:value="5" calcext:value-type="float">
            <text:p>5</text:p>
          </table:table-cell>
          <table:table-cell table:style-name="ce27" table:formula="of:=IFERROR(INDEX([$'olah data'.$B$4:$'olah data'.$N$39];MATCH([.$A56];[$'olah data'.D$4:$'olah data'.D$39];0);2);&quot;&quot;)" office:value-type="string" office:string-value="Perfectionist vs pragmatist (8 items)" calcext:value-type="string">
            <text:p>Perfectionist vs pragmatist (8 items)</text:p>
          </table:table-cell>
          <table:table-cell table:style-name="ce27" table:formula="of:=IFERROR(INDEX([$'olah data'.$B$4:$'olah data'.$N$39];MATCH([.$A56];[$'olah data'.E$4:$'olah data'.E$39];0);2);&quot;&quot;)">
            <text:p/>
          </table:table-cell>
          <table:table-cell table:style-name="ce27" table:formula="of:=IFERROR(INDEX([$'olah data'.$B$4:$'olah data'.$N$39];MATCH([.$A56];[$'olah data'.F$4:$'olah data'.F$39];0);2);&quot;&quot;)">
            <text:p/>
          </table:table-cell>
          <table:table-cell table:style-name="ce27" table:formula="of:=IFERROR(INDEX([$'olah data'.$B$4:$'olah data'.$N$39];MATCH([.$A56];[$'olah data'.G$4:$'olah data'.G$39];0);2);&quot;&quot;)">
            <text:p/>
          </table:table-cell>
          <table:table-cell table:style-name="ce27" table:formula="of:=IFERROR(INDEX([$'olah data'.$B$4:$'olah data'.$N$39];MATCH([.$A56];[$'olah data'.H$4:$'olah data'.H$39];0);2);&quot;&quot;)">
            <text:p/>
          </table:table-cell>
          <table:table-cell table:style-name="ce27" table:formula="of:=IFERROR(INDEX([$'olah data'.$B$4:$'olah data'.$N$39];MATCH([.$A56];[$'olah data'.I$4:$'olah data'.I$39];0);2);&quot;&quot;)">
            <text:p/>
          </table:table-cell>
          <table:table-cell table:style-name="ce27" table:formula="of:=IFERROR(INDEX([$'olah data'.$B$4:$'olah data'.$N$39];MATCH([.$A56];[$'olah data'.J$4:$'olah data'.J$39];0);2);&quot;&quot;)">
            <text:p/>
          </table:table-cell>
          <table:table-cell table:style-name="ce27" table:formula="of:=IFERROR(INDEX([$'olah data'.$B$4:$'olah data'.$N$39];MATCH([.$A56];[$'olah data'.K$4:$'olah data'.K$39];0);2);&quot;&quot;)">
            <text:p/>
          </table:table-cell>
          <table:table-cell table:style-name="ce27" table:formula="of:=IFERROR(INDEX([$'olah data'.$B$4:$'olah data'.$N$39];MATCH([.$A56];[$'olah data'.L$4:$'olah data'.L$39];0);2);&quot;&quot;)">
            <text:p/>
          </table:table-cell>
          <table:table-cell table:style-name="ce27" table:formula="of:=IFERROR(INDEX([$'olah data'.$B$4:$'olah data'.$N$39];MATCH([.$A56];[$'olah data'.M$4:$'olah data'.M$39];0);2);&quot;&quot;)">
            <text:p/>
          </table:table-cell>
          <table:table-cell table:style-name="ce27" table:formula="of:=IFERROR(INDEX([$'olah data'.$B$4:$'olah data'.$N$39];MATCH([.$A56];[$'olah data'.N$4:$'olah data'.N$39];0);2);&quot;&quot;)">
            <text:p/>
          </table:table-cell>
          <table:table-cell table:style-name="ce27" table:formula="of:=CONCATENATE([.D56];[.E56];[.F56];[.G56];[.H56];[.I56];[.J56];[.K56];[.L56];[.M56];[.N56])" office:value-type="string" office:string-value="Perfectionist vs pragmatist (8 items)" calcext:value-type="string">
            <text:p>Perfectionist vs pragmatist (8 items)</text:p>
          </table:table-cell>
          <table:table-cell table:style-name="ce84" table:formula="of:=[$'View Input'.H25]"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56" calcext:value-type="float">
            <text:p>56</text:p>
          </table:table-cell>
          <table:table-cell table:style-name="ce121" office:value-type="float" office:value="5" calcext:value-type="float">
            <text:p>5</text:p>
          </table:table-cell>
          <table:table-cell table:style-name="ce98" table:formula="of:=IF([.R57]=&quot;&quot;;IF([.Q57]=&quot;R&quot;;VLOOKUP([.P57];[$'olah data'.$R$3:$'olah data'.$S$7];2);[.P57]);IF([.R57]=[.P57];[.P57];[.Q57]))" office:value-type="float" office:value="5" calcext:value-type="float">
            <text:p>5</text:p>
          </table:table-cell>
          <table:table-cell table:style-name="ce27" table:formula="of:=IFERROR(INDEX([$'olah data'.$B$4:$'olah data'.$N$39];MATCH([.$A57];[$'olah data'.D$4:$'olah data'.D$39];0);2);&quot;&quot;)">
            <text:p/>
          </table:table-cell>
          <table:table-cell table:style-name="ce27" table:formula="of:=IFERROR(INDEX([$'olah data'.$B$4:$'olah data'.$N$39];MATCH([.$A57];[$'olah data'.E$4:$'olah data'.E$39];0);2);&quot;&quot;)">
            <text:p/>
          </table:table-cell>
          <table:table-cell table:style-name="ce27" table:formula="of:=IFERROR(INDEX([$'olah data'.$B$4:$'olah data'.$N$39];MATCH([.$A57];[$'olah data'.F$4:$'olah data'.F$39];0);2);&quot;&quot;)" office:value-type="string" office:string-value="Self-forgetful vs. self-conscious experience (10 items)" calcext:value-type="string">
            <text:p>Self-forgetful vs. self-conscious experience (10 items)</text:p>
          </table:table-cell>
          <table:table-cell table:style-name="ce27" table:formula="of:=IFERROR(INDEX([$'olah data'.$B$4:$'olah data'.$N$39];MATCH([.$A57];[$'olah data'.G$4:$'olah data'.G$39];0);2);&quot;&quot;)">
            <text:p/>
          </table:table-cell>
          <table:table-cell table:style-name="ce27" table:formula="of:=IFERROR(INDEX([$'olah data'.$B$4:$'olah data'.$N$39];MATCH([.$A57];[$'olah data'.H$4:$'olah data'.H$39];0);2);&quot;&quot;)">
            <text:p/>
          </table:table-cell>
          <table:table-cell table:style-name="ce27" table:formula="of:=IFERROR(INDEX([$'olah data'.$B$4:$'olah data'.$N$39];MATCH([.$A57];[$'olah data'.I$4:$'olah data'.I$39];0);2);&quot;&quot;)">
            <text:p/>
          </table:table-cell>
          <table:table-cell table:style-name="ce27" table:formula="of:=IFERROR(INDEX([$'olah data'.$B$4:$'olah data'.$N$39];MATCH([.$A57];[$'olah data'.J$4:$'olah data'.J$39];0);2);&quot;&quot;)">
            <text:p/>
          </table:table-cell>
          <table:table-cell table:style-name="ce27" table:formula="of:=IFERROR(INDEX([$'olah data'.$B$4:$'olah data'.$N$39];MATCH([.$A57];[$'olah data'.K$4:$'olah data'.K$39];0);2);&quot;&quot;)">
            <text:p/>
          </table:table-cell>
          <table:table-cell table:style-name="ce27" table:formula="of:=IFERROR(INDEX([$'olah data'.$B$4:$'olah data'.$N$39];MATCH([.$A57];[$'olah data'.L$4:$'olah data'.L$39];0);2);&quot;&quot;)">
            <text:p/>
          </table:table-cell>
          <table:table-cell table:style-name="ce27" table:formula="of:=IFERROR(INDEX([$'olah data'.$B$4:$'olah data'.$N$39];MATCH([.$A57];[$'olah data'.M$4:$'olah data'.M$39];0);2);&quot;&quot;)">
            <text:p/>
          </table:table-cell>
          <table:table-cell table:style-name="ce27" table:formula="of:=IFERROR(INDEX([$'olah data'.$B$4:$'olah data'.$N$39];MATCH([.$A57];[$'olah data'.N$4:$'olah data'.N$39];0);2);&quot;&quot;)">
            <text:p/>
          </table:table-cell>
          <table:table-cell table:style-name="ce27" table:formula="of:=CONCATENATE([.D57];[.E57];[.F57];[.G57];[.H57];[.I57];[.J57];[.K57];[.L57];[.M57];[.N57])" office:value-type="string" office:string-value="Self-forgetful vs. self-conscious experience (10 items)" calcext:value-type="string">
            <text:p>Self-forgetful vs. self-conscious experience (10 items)</text:p>
          </table:table-cell>
          <table:table-cell table:style-name="ce84" table:formula="of:=[$'View Input'.H26]"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57" calcext:value-type="float">
            <text:p>57</text:p>
          </table:table-cell>
          <table:table-cell table:style-name="ce121" office:value-type="float" office:value="3" calcext:value-type="float">
            <text:p>3</text:p>
          </table:table-cell>
          <table:table-cell table:style-name="ce98" table:formula="of:=IF([.R58]=&quot;&quot;;IF([.Q58]=&quot;R&quot;;VLOOKUP([.P58];[$'olah data'.$R$3:$'olah data'.$S$7];2);[.P58]);IF([.R58]=[.P58];[.P58];[.Q58]))" office:value-type="float" office:value="1" calcext:value-type="float">
            <text:p>1</text:p>
          </table:table-cell>
          <table:table-cell table:style-name="ce27" table:formula="of:=IFERROR(INDEX([$'olah data'.$B$4:$'olah data'.$N$39];MATCH([.$A58];[$'olah data'.D$4:$'olah data'.D$39];0);2);&quot;&quot;)">
            <text:p/>
          </table:table-cell>
          <table:table-cell table:style-name="ce27" table:formula="of:=IFERROR(INDEX([$'olah data'.$B$4:$'olah data'.$N$39];MATCH([.$A58];[$'olah data'.E$4:$'olah data'.E$39];0);2);&quot;&quot;)" office:value-type="string" office:string-value="Purposefulness vs. lack of goal direction (6 items)" calcext:value-type="string">
            <text:p>Purposefulness vs. lack of goal direction (6 items)</text:p>
          </table:table-cell>
          <table:table-cell table:style-name="ce27" table:formula="of:=IFERROR(INDEX([$'olah data'.$B$4:$'olah data'.$N$39];MATCH([.$A58];[$'olah data'.F$4:$'olah data'.F$39];0);2);&quot;&quot;)">
            <text:p/>
          </table:table-cell>
          <table:table-cell table:style-name="ce27" table:formula="of:=IFERROR(INDEX([$'olah data'.$B$4:$'olah data'.$N$39];MATCH([.$A58];[$'olah data'.G$4:$'olah data'.G$39];0);2);&quot;&quot;)">
            <text:p/>
          </table:table-cell>
          <table:table-cell table:style-name="ce27" table:formula="of:=IFERROR(INDEX([$'olah data'.$B$4:$'olah data'.$N$39];MATCH([.$A58];[$'olah data'.H$4:$'olah data'.H$39];0);2);&quot;&quot;)">
            <text:p/>
          </table:table-cell>
          <table:table-cell table:style-name="ce27" table:formula="of:=IFERROR(INDEX([$'olah data'.$B$4:$'olah data'.$N$39];MATCH([.$A58];[$'olah data'.I$4:$'olah data'.I$39];0);2);&quot;&quot;)">
            <text:p/>
          </table:table-cell>
          <table:table-cell table:style-name="ce27" table:formula="of:=IFERROR(INDEX([$'olah data'.$B$4:$'olah data'.$N$39];MATCH([.$A58];[$'olah data'.J$4:$'olah data'.J$39];0);2);&quot;&quot;)">
            <text:p/>
          </table:table-cell>
          <table:table-cell table:style-name="ce27" table:formula="of:=IFERROR(INDEX([$'olah data'.$B$4:$'olah data'.$N$39];MATCH([.$A58];[$'olah data'.K$4:$'olah data'.K$39];0);2);&quot;&quot;)">
            <text:p/>
          </table:table-cell>
          <table:table-cell table:style-name="ce27" table:formula="of:=IFERROR(INDEX([$'olah data'.$B$4:$'olah data'.$N$39];MATCH([.$A58];[$'olah data'.L$4:$'olah data'.L$39];0);2);&quot;&quot;)">
            <text:p/>
          </table:table-cell>
          <table:table-cell table:style-name="ce27" table:formula="of:=IFERROR(INDEX([$'olah data'.$B$4:$'olah data'.$N$39];MATCH([.$A58];[$'olah data'.M$4:$'olah data'.M$39];0);2);&quot;&quot;)">
            <text:p/>
          </table:table-cell>
          <table:table-cell table:style-name="ce27" table:formula="of:=IFERROR(INDEX([$'olah data'.$B$4:$'olah data'.$N$39];MATCH([.$A58];[$'olah data'.N$4:$'olah data'.N$39];0);2);&quot;&quot;)">
            <text:p/>
          </table:table-cell>
          <table:table-cell table:style-name="ce27" table:formula="of:=CONCATENATE([.D58];[.E58];[.F58];[.G58];[.H58];[.I58];[.J58];[.K58];[.L58];[.M58];[.N58])" office:value-type="string" office:string-value="Purposefulness vs. lack of goal direction (6 items)" calcext:value-type="string">
            <text:p>Purposefulness vs. lack of goal direction (6 items)</text:p>
          </table:table-cell>
          <table:table-cell table:style-name="ce84" table:formula="of:=[$'View Input'.H27]"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58" calcext:value-type="float">
            <text:p>58</text:p>
          </table:table-cell>
          <table:table-cell table:style-name="ce121" office:value-type="float" office:value="2" calcext:value-type="float">
            <text:p>2</text:p>
          </table:table-cell>
          <table:table-cell table:style-name="ce98" table:formula="of:=IF([.R59]=&quot;&quot;;IF([.Q59]=&quot;R&quot;;VLOOKUP([.P59];[$'olah data'.$R$3:$'olah data'.$S$7];2);[.P59]);IF([.R59]=[.P59];[.P59];[.Q59]))" office:value-type="float" office:value="1" calcext:value-type="float">
            <text:p>1</text:p>
          </table:table-cell>
          <table:table-cell table:style-name="ce27" table:formula="of:=IFERROR(INDEX([$'olah data'.$B$4:$'olah data'.$N$39];MATCH([.$A59];[$'olah data'.D$4:$'olah data'.D$39];0);2);&quot;&quot;)">
            <text:p/>
          </table:table-cell>
          <table:table-cell table:style-name="ce27" table:formula="of:=IFERROR(INDEX([$'olah data'.$B$4:$'olah data'.$N$39];MATCH([.$A59];[$'olah data'.E$4:$'olah data'.E$39];0);2);&quot;&quot;)">
            <text:p/>
          </table:table-cell>
          <table:table-cell table:style-name="ce27" table:formula="of:=IFERROR(INDEX([$'olah data'.$B$4:$'olah data'.$N$39];MATCH([.$A59];[$'olah data'.F$4:$'olah data'.F$39];0);2);&quot;&quot;)" office:value-type="string" office:string-value="Resourcefulness (5 items)" calcext:value-type="string">
            <text:p>Resourcefulness (5 items)</text:p>
          </table:table-cell>
          <table:table-cell table:style-name="ce27" table:formula="of:=IFERROR(INDEX([$'olah data'.$B$4:$'olah data'.$N$39];MATCH([.$A59];[$'olah data'.G$4:$'olah data'.G$39];0);2);&quot;&quot;)">
            <text:p/>
          </table:table-cell>
          <table:table-cell table:style-name="ce27" table:formula="of:=IFERROR(INDEX([$'olah data'.$B$4:$'olah data'.$N$39];MATCH([.$A59];[$'olah data'.H$4:$'olah data'.H$39];0);2);&quot;&quot;)">
            <text:p/>
          </table:table-cell>
          <table:table-cell table:style-name="ce27" table:formula="of:=IFERROR(INDEX([$'olah data'.$B$4:$'olah data'.$N$39];MATCH([.$A59];[$'olah data'.I$4:$'olah data'.I$39];0);2);&quot;&quot;)">
            <text:p/>
          </table:table-cell>
          <table:table-cell table:style-name="ce27" table:formula="of:=IFERROR(INDEX([$'olah data'.$B$4:$'olah data'.$N$39];MATCH([.$A59];[$'olah data'.J$4:$'olah data'.J$39];0);2);&quot;&quot;)">
            <text:p/>
          </table:table-cell>
          <table:table-cell table:style-name="ce27" table:formula="of:=IFERROR(INDEX([$'olah data'.$B$4:$'olah data'.$N$39];MATCH([.$A59];[$'olah data'.K$4:$'olah data'.K$39];0);2);&quot;&quot;)">
            <text:p/>
          </table:table-cell>
          <table:table-cell table:style-name="ce27" table:formula="of:=IFERROR(INDEX([$'olah data'.$B$4:$'olah data'.$N$39];MATCH([.$A59];[$'olah data'.L$4:$'olah data'.L$39];0);2);&quot;&quot;)">
            <text:p/>
          </table:table-cell>
          <table:table-cell table:style-name="ce27" table:formula="of:=IFERROR(INDEX([$'olah data'.$B$4:$'olah data'.$N$39];MATCH([.$A59];[$'olah data'.M$4:$'olah data'.M$39];0);2);&quot;&quot;)">
            <text:p/>
          </table:table-cell>
          <table:table-cell table:style-name="ce27" table:formula="of:=IFERROR(INDEX([$'olah data'.$B$4:$'olah data'.$N$39];MATCH([.$A59];[$'olah data'.N$4:$'olah data'.N$39];0);2);&quot;&quot;)">
            <text:p/>
          </table:table-cell>
          <table:table-cell table:style-name="ce27" table:formula="of:=CONCATENATE([.D59];[.E59];[.F59];[.G59];[.H59];[.I59];[.J59];[.K59];[.L59];[.M59];[.N59])" office:value-type="string" office:string-value="Resourcefulness (5 items)" calcext:value-type="string">
            <text:p>Resourcefulness (5 items)</text:p>
          </table:table-cell>
          <table:table-cell table:style-name="ce84" table:formula="of:=[$'View Input'.H28]"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59" calcext:value-type="float">
            <text:p>59</text:p>
          </table:table-cell>
          <table:table-cell table:style-name="ce121" office:value-type="float" office:value="3" calcext:value-type="float">
            <text:p>3</text:p>
          </table:table-cell>
          <table:table-cell table:style-name="ce98" table:formula="of:=IF([.R60]=&quot;&quot;;IF([.Q60]=&quot;R&quot;;VLOOKUP([.P60];[$'olah data'.$R$3:$'olah data'.$S$7];2);[.P60]);IF([.R60]=[.P60];[.P60];[.Q60]))" office:value-type="float" office:value="4" calcext:value-type="float">
            <text:p>4</text:p>
          </table:table-cell>
          <table:table-cell table:style-name="ce27" table:formula="of:=IFERROR(INDEX([$'olah data'.$B$4:$'olah data'.$N$39];MATCH([.$A60];[$'olah data'.D$4:$'olah data'.D$39];0);2);&quot;&quot;)">
            <text:p/>
          </table:table-cell>
          <table:table-cell table:style-name="ce27" table:formula="of:=IFERROR(INDEX([$'olah data'.$B$4:$'olah data'.$N$39];MATCH([.$A60];[$'olah data'.E$4:$'olah data'.E$39];0);2);&quot;&quot;)" office:value-type="string" office:string-value="Extravagance v. reserve (9 items)" calcext:value-type="string">
            <text:p>Extravagance v. reserve (9 items)</text:p>
          </table:table-cell>
          <table:table-cell table:style-name="ce27" table:formula="of:=IFERROR(INDEX([$'olah data'.$B$4:$'olah data'.$N$39];MATCH([.$A60];[$'olah data'.F$4:$'olah data'.F$39];0);2);&quot;&quot;)">
            <text:p/>
          </table:table-cell>
          <table:table-cell table:style-name="ce27" table:formula="of:=IFERROR(INDEX([$'olah data'.$B$4:$'olah data'.$N$39];MATCH([.$A60];[$'olah data'.G$4:$'olah data'.G$39];0);2);&quot;&quot;)">
            <text:p/>
          </table:table-cell>
          <table:table-cell table:style-name="ce27" table:formula="of:=IFERROR(INDEX([$'olah data'.$B$4:$'olah data'.$N$39];MATCH([.$A60];[$'olah data'.H$4:$'olah data'.H$39];0);2);&quot;&quot;)">
            <text:p/>
          </table:table-cell>
          <table:table-cell table:style-name="ce27" table:formula="of:=IFERROR(INDEX([$'olah data'.$B$4:$'olah data'.$N$39];MATCH([.$A60];[$'olah data'.I$4:$'olah data'.I$39];0);2);&quot;&quot;)">
            <text:p/>
          </table:table-cell>
          <table:table-cell table:style-name="ce27" table:formula="of:=IFERROR(INDEX([$'olah data'.$B$4:$'olah data'.$N$39];MATCH([.$A60];[$'olah data'.J$4:$'olah data'.J$39];0);2);&quot;&quot;)">
            <text:p/>
          </table:table-cell>
          <table:table-cell table:style-name="ce27" table:formula="of:=IFERROR(INDEX([$'olah data'.$B$4:$'olah data'.$N$39];MATCH([.$A60];[$'olah data'.K$4:$'olah data'.K$39];0);2);&quot;&quot;)">
            <text:p/>
          </table:table-cell>
          <table:table-cell table:style-name="ce27" table:formula="of:=IFERROR(INDEX([$'olah data'.$B$4:$'olah data'.$N$39];MATCH([.$A60];[$'olah data'.L$4:$'olah data'.L$39];0);2);&quot;&quot;)">
            <text:p/>
          </table:table-cell>
          <table:table-cell table:style-name="ce27" table:formula="of:=IFERROR(INDEX([$'olah data'.$B$4:$'olah data'.$N$39];MATCH([.$A60];[$'olah data'.M$4:$'olah data'.M$39];0);2);&quot;&quot;)">
            <text:p/>
          </table:table-cell>
          <table:table-cell table:style-name="ce27" table:formula="of:=IFERROR(INDEX([$'olah data'.$B$4:$'olah data'.$N$39];MATCH([.$A60];[$'olah data'.N$4:$'olah data'.N$39];0);2);&quot;&quot;)">
            <text:p/>
          </table:table-cell>
          <table:table-cell table:style-name="ce27" table:formula="of:=CONCATENATE([.D60];[.E60];[.F60];[.G60];[.H60];[.I60];[.J60];[.K60];[.L60];[.M60];[.N60])" office:value-type="string" office:string-value="Extravagance v. reserve (9 items)" calcext:value-type="string">
            <text:p>Extravagance v. reserve (9 items)</text:p>
          </table:table-cell>
          <table:table-cell table:style-name="ce84" table:formula="of:=[$'View Input'.H29]"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60" calcext:value-type="float">
            <text:p>60</text:p>
          </table:table-cell>
          <table:table-cell table:style-name="ce121" office:value-type="float" office:value="3" calcext:value-type="float">
            <text:p>3</text:p>
          </table:table-cell>
          <table:table-cell table:style-name="ce98" table:formula="of:=IF([.R61]=&quot;&quot;;IF([.Q61]=&quot;R&quot;;VLOOKUP([.P61];[$'olah data'.$R$3:$'olah data'.$S$7];2);[.P61]);IF([.R61]=[.P61];[.P61];[.Q61]))" office:value-type="float" office:value="4" calcext:value-type="float">
            <text:p>4</text:p>
          </table:table-cell>
          <table:table-cell table:style-name="ce27" table:formula="of:=IFERROR(INDEX([$'olah data'.$B$4:$'olah data'.$N$39];MATCH([.$A61];[$'olah data'.D$4:$'olah data'.D$39];0);2);&quot;&quot;)">
            <text:p/>
          </table:table-cell>
          <table:table-cell table:style-name="ce27" table:formula="of:=IFERROR(INDEX([$'olah data'.$B$4:$'olah data'.$N$39];MATCH([.$A61];[$'olah data'.E$4:$'olah data'.E$39];0);2);&quot;&quot;)" office:value-type="string" office:string-value="Eagerness of effort vs laziness (9 items)" calcext:value-type="string">
            <text:p>Eagerness of effort vs laziness (9 items)</text:p>
          </table:table-cell>
          <table:table-cell table:style-name="ce27" table:formula="of:=IFERROR(INDEX([$'olah data'.$B$4:$'olah data'.$N$39];MATCH([.$A61];[$'olah data'.F$4:$'olah data'.F$39];0);2);&quot;&quot;)">
            <text:p/>
          </table:table-cell>
          <table:table-cell table:style-name="ce27" table:formula="of:=IFERROR(INDEX([$'olah data'.$B$4:$'olah data'.$N$39];MATCH([.$A61];[$'olah data'.G$4:$'olah data'.G$39];0);2);&quot;&quot;)">
            <text:p/>
          </table:table-cell>
          <table:table-cell table:style-name="ce27" table:formula="of:=IFERROR(INDEX([$'olah data'.$B$4:$'olah data'.$N$39];MATCH([.$A61];[$'olah data'.H$4:$'olah data'.H$39];0);2);&quot;&quot;)">
            <text:p/>
          </table:table-cell>
          <table:table-cell table:style-name="ce27" table:formula="of:=IFERROR(INDEX([$'olah data'.$B$4:$'olah data'.$N$39];MATCH([.$A61];[$'olah data'.I$4:$'olah data'.I$39];0);2);&quot;&quot;)">
            <text:p/>
          </table:table-cell>
          <table:table-cell table:style-name="ce27" table:formula="of:=IFERROR(INDEX([$'olah data'.$B$4:$'olah data'.$N$39];MATCH([.$A61];[$'olah data'.J$4:$'olah data'.J$39];0);2);&quot;&quot;)">
            <text:p/>
          </table:table-cell>
          <table:table-cell table:style-name="ce27" table:formula="of:=IFERROR(INDEX([$'olah data'.$B$4:$'olah data'.$N$39];MATCH([.$A61];[$'olah data'.K$4:$'olah data'.K$39];0);2);&quot;&quot;)">
            <text:p/>
          </table:table-cell>
          <table:table-cell table:style-name="ce27" table:formula="of:=IFERROR(INDEX([$'olah data'.$B$4:$'olah data'.$N$39];MATCH([.$A61];[$'olah data'.L$4:$'olah data'.L$39];0);2);&quot;&quot;)">
            <text:p/>
          </table:table-cell>
          <table:table-cell table:style-name="ce27" table:formula="of:=IFERROR(INDEX([$'olah data'.$B$4:$'olah data'.$N$39];MATCH([.$A61];[$'olah data'.M$4:$'olah data'.M$39];0);2);&quot;&quot;)">
            <text:p/>
          </table:table-cell>
          <table:table-cell table:style-name="ce27" table:formula="of:=IFERROR(INDEX([$'olah data'.$B$4:$'olah data'.$N$39];MATCH([.$A61];[$'olah data'.N$4:$'olah data'.N$39];0);2);&quot;&quot;)">
            <text:p/>
          </table:table-cell>
          <table:table-cell table:style-name="ce27" table:formula="of:=CONCATENATE([.D61];[.E61];[.F61];[.G61];[.H61];[.I61];[.J61];[.K61];[.L61];[.M61];[.N61])" office:value-type="string" office:string-value="Eagerness of effort vs laziness (9 items)" calcext:value-type="string">
            <text:p>Eagerness of effort vs laziness (9 items)</text:p>
          </table:table-cell>
          <table:table-cell table:style-name="ce84" table:formula="of:=[$'View Input'.H30]"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61" calcext:value-type="float">
            <text:p>61</text:p>
          </table:table-cell>
          <table:table-cell table:style-name="ce121" office:value-type="float" office:value="2" calcext:value-type="float">
            <text:p>2</text:p>
          </table:table-cell>
          <table:table-cell table:style-name="ce98" table:formula="of:=IF([.R62]=&quot;&quot;;IF([.Q62]=&quot;R&quot;;VLOOKUP([.P62];[$'olah data'.$R$3:$'olah data'.$S$7];2);[.P62]);IF([.R62]=[.P62];[.P62];[.Q62]))" office:value-type="float" office:value="4" calcext:value-type="float">
            <text:p>4</text:p>
          </table:table-cell>
          <table:table-cell table:style-name="ce27" table:formula="of:=IFERROR(INDEX([$'olah data'.$B$4:$'olah data'.$N$39];MATCH([.$A62];[$'olah data'.D$4:$'olah data'.D$39];0);2);&quot;&quot;)">
            <text:p/>
          </table:table-cell>
          <table:table-cell table:style-name="ce27" table:formula="of:=IFERROR(INDEX([$'olah data'.$B$4:$'olah data'.$N$39];MATCH([.$A62];[$'olah data'.E$4:$'olah data'.E$39];0);2);&quot;&quot;)">
            <text:p/>
          </table:table-cell>
          <table:table-cell table:style-name="ce27" table:formula="of:=IFERROR(INDEX([$'olah data'.$B$4:$'olah data'.$N$39];MATCH([.$A62];[$'olah data'.F$4:$'olah data'.F$39];0);2);&quot;&quot;)">
            <text:p/>
          </table:table-cell>
          <table:table-cell table:style-name="ce27" table:formula="of:=IFERROR(INDEX([$'olah data'.$B$4:$'olah data'.$N$39];MATCH([.$A62];[$'olah data'.G$4:$'olah data'.G$39];0);2);&quot;&quot;)">
            <text:p/>
          </table:table-cell>
          <table:table-cell table:style-name="ce27" table:formula="of:=IFERROR(INDEX([$'olah data'.$B$4:$'olah data'.$N$39];MATCH([.$A62];[$'olah data'.H$4:$'olah data'.H$39];0);2);&quot;&quot;)">
            <text:p/>
          </table:table-cell>
          <table:table-cell table:style-name="ce27" table:formula="of:=IFERROR(INDEX([$'olah data'.$B$4:$'olah data'.$N$39];MATCH([.$A62];[$'olah data'.I$4:$'olah data'.I$39];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olah data'.$N$39];MATCH([.$A62];[$'olah data'.J$4:$'olah data'.J$39];0);2);&quot;&quot;)">
            <text:p/>
          </table:table-cell>
          <table:table-cell table:style-name="ce27" table:formula="of:=IFERROR(INDEX([$'olah data'.$B$4:$'olah data'.$N$39];MATCH([.$A62];[$'olah data'.K$4:$'olah data'.K$39];0);2);&quot;&quot;)">
            <text:p/>
          </table:table-cell>
          <table:table-cell table:style-name="ce27" table:formula="of:=IFERROR(INDEX([$'olah data'.$B$4:$'olah data'.$N$39];MATCH([.$A62];[$'olah data'.L$4:$'olah data'.L$39];0);2);&quot;&quot;)">
            <text:p/>
          </table:table-cell>
          <table:table-cell table:style-name="ce27" table:formula="of:=IFERROR(INDEX([$'olah data'.$B$4:$'olah data'.$N$39];MATCH([.$A62];[$'olah data'.M$4:$'olah data'.M$39];0);2);&quot;&quot;)">
            <text:p/>
          </table:table-cell>
          <table:table-cell table:style-name="ce27" table:formula="of:=IFERROR(INDEX([$'olah data'.$B$4:$'olah data'.$N$39];MATCH([.$A62];[$'olah data'.N$4:$'olah data'.N$39];0);2);&quot;&quot;)">
            <text:p/>
          </table:table-cell>
          <table:table-cell table:style-name="ce27" table:formula="of:=CONCATENATE([.D62];[.E62];[.F62];[.G62];[.H62];[.I62];[.J62];[.K62];[.L62];[.M62];[.N62])" office:value-type="string" office:string-value="Anticipatory worry &amp; pessimismv. uninhibited optimism (11 items)" calcext:value-type="string">
            <text:p>Anticipatory worry &amp; pessimismv. uninhibited optimism (11 items)</text:p>
          </table:table-cell>
          <table:table-cell table:style-name="ce84" table:formula="of:=[$'View Input'.K11]" office:value-type="float" office:value="2" calcext:value-type="float">
            <text:p>2</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62" calcext:value-type="float">
            <text:p>62</text:p>
          </table:table-cell>
          <table:table-cell table:style-name="ce121" office:value-type="float" office:value="3" calcext:value-type="float">
            <text:p>3</text:p>
          </table:table-cell>
          <table:table-cell table:style-name="ce98" table:formula="of:=IF([.R63]=&quot;&quot;;IF([.Q63]=&quot;R&quot;;VLOOKUP([.P63];[$'olah data'.$R$3:$'olah data'.$S$7];2);[.P63]);IF([.R63]=[.P63];[.P63];[.Q63]))" office:value-type="float" office:value="5" calcext:value-type="float">
            <text:p>5</text:p>
          </table:table-cell>
          <table:table-cell table:style-name="ce27" table:formula="of:=IFERROR(INDEX([$'olah data'.$B$4:$'olah data'.$N$39];MATCH([.$A63];[$'olah data'.D$4:$'olah data'.D$39];0);2);&quot;&quot;)">
            <text:p/>
          </table:table-cell>
          <table:table-cell table:style-name="ce27" table:formula="of:=IFERROR(INDEX([$'olah data'.$B$4:$'olah data'.$N$39];MATCH([.$A63];[$'olah data'.E$4:$'olah data'.E$39];0);2);&quot;&quot;)" office:value-type="string" office:string-value="Ambitious vs underachieving (10 items)" calcext:value-type="string">
            <text:p>Ambitious vs underachieving (10 items)</text:p>
          </table:table-cell>
          <table:table-cell table:style-name="ce27" table:formula="of:=IFERROR(INDEX([$'olah data'.$B$4:$'olah data'.$N$39];MATCH([.$A63];[$'olah data'.F$4:$'olah data'.F$39];0);2);&quot;&quot;)">
            <text:p/>
          </table:table-cell>
          <table:table-cell table:style-name="ce27" table:formula="of:=IFERROR(INDEX([$'olah data'.$B$4:$'olah data'.$N$39];MATCH([.$A63];[$'olah data'.G$4:$'olah data'.G$39];0);2);&quot;&quot;)">
            <text:p/>
          </table:table-cell>
          <table:table-cell table:style-name="ce27" table:formula="of:=IFERROR(INDEX([$'olah data'.$B$4:$'olah data'.$N$39];MATCH([.$A63];[$'olah data'.H$4:$'olah data'.H$39];0);2);&quot;&quot;)">
            <text:p/>
          </table:table-cell>
          <table:table-cell table:style-name="ce27" table:formula="of:=IFERROR(INDEX([$'olah data'.$B$4:$'olah data'.$N$39];MATCH([.$A63];[$'olah data'.I$4:$'olah data'.I$39];0);2);&quot;&quot;)">
            <text:p/>
          </table:table-cell>
          <table:table-cell table:style-name="ce27" table:formula="of:=IFERROR(INDEX([$'olah data'.$B$4:$'olah data'.$N$39];MATCH([.$A63];[$'olah data'.J$4:$'olah data'.J$39];0);2);&quot;&quot;)">
            <text:p/>
          </table:table-cell>
          <table:table-cell table:style-name="ce27" table:formula="of:=IFERROR(INDEX([$'olah data'.$B$4:$'olah data'.$N$39];MATCH([.$A63];[$'olah data'.K$4:$'olah data'.K$39];0);2);&quot;&quot;)">
            <text:p/>
          </table:table-cell>
          <table:table-cell table:style-name="ce27" table:formula="of:=IFERROR(INDEX([$'olah data'.$B$4:$'olah data'.$N$39];MATCH([.$A63];[$'olah data'.L$4:$'olah data'.L$39];0);2);&quot;&quot;)">
            <text:p/>
          </table:table-cell>
          <table:table-cell table:style-name="ce27" table:formula="of:=IFERROR(INDEX([$'olah data'.$B$4:$'olah data'.$N$39];MATCH([.$A63];[$'olah data'.M$4:$'olah data'.M$39];0);2);&quot;&quot;)">
            <text:p/>
          </table:table-cell>
          <table:table-cell table:style-name="ce27" table:formula="of:=IFERROR(INDEX([$'olah data'.$B$4:$'olah data'.$N$39];MATCH([.$A63];[$'olah data'.N$4:$'olah data'.N$39];0);2);&quot;&quot;)">
            <text:p/>
          </table:table-cell>
          <table:table-cell table:style-name="ce27" table:formula="of:=CONCATENATE([.D63];[.E63];[.F63];[.G63];[.H63];[.I63];[.J63];[.K63];[.L63];[.M63];[.N63])" office:value-type="string" office:string-value="Ambitious vs underachieving (10 items)" calcext:value-type="string">
            <text:p>Ambitious vs underachieving (10 items)</text:p>
          </table:table-cell>
          <table:table-cell table:style-name="ce84" table:formula="of:=[$'View Input'.K12]"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63" calcext:value-type="float">
            <text:p>63</text:p>
          </table:table-cell>
          <table:table-cell table:style-name="ce121" office:value-type="float" office:value="1" calcext:value-type="float">
            <text:p>1</text:p>
          </table:table-cell>
          <table:table-cell table:style-name="ce98" table:formula="of:=IF([.R64]=&quot;&quot;;IF([.Q64]=&quot;R&quot;;VLOOKUP([.P64];[$'olah data'.$R$3:$'olah data'.$S$7];2);[.P64]);IF([.R64]=[.P64];[.P64];[.Q64]))" office:value-type="float" office:value="3" calcext:value-type="float">
            <text:p>3</text:p>
          </table:table-cell>
          <table:table-cell table:style-name="ce27" table:formula="of:=IFERROR(INDEX([$'olah data'.$B$4:$'olah data'.$N$39];MATCH([.$A64];[$'olah data'.D$4:$'olah data'.D$39];0);2);&quot;&quot;)">
            <text:p/>
          </table:table-cell>
          <table:table-cell table:style-name="ce27" table:formula="of:=IFERROR(INDEX([$'olah data'.$B$4:$'olah data'.$N$39];MATCH([.$A64];[$'olah data'.E$4:$'olah data'.E$39];0);2);&quot;&quot;)">
            <text:p/>
          </table:table-cell>
          <table:table-cell table:style-name="ce27" table:formula="of:=IFERROR(INDEX([$'olah data'.$B$4:$'olah data'.$N$39];MATCH([.$A64];[$'olah data'.F$4:$'olah data'.F$39];0);2);&quot;&quot;)" office:value-type="string" office:string-value="Exploratory excitability v. stoic rigidity (10 items)" calcext:value-type="string">
            <text:p>Exploratory excitability v. stoic rigidity (10 items)</text:p>
          </table:table-cell>
          <table:table-cell table:style-name="ce27" table:formula="of:=IFERROR(INDEX([$'olah data'.$B$4:$'olah data'.$N$39];MATCH([.$A64];[$'olah data'.G$4:$'olah data'.G$39];0);2);&quot;&quot;)">
            <text:p/>
          </table:table-cell>
          <table:table-cell table:style-name="ce27" table:formula="of:=IFERROR(INDEX([$'olah data'.$B$4:$'olah data'.$N$39];MATCH([.$A64];[$'olah data'.H$4:$'olah data'.H$39];0);2);&quot;&quot;)">
            <text:p/>
          </table:table-cell>
          <table:table-cell table:style-name="ce27" table:formula="of:=IFERROR(INDEX([$'olah data'.$B$4:$'olah data'.$N$39];MATCH([.$A64];[$'olah data'.I$4:$'olah data'.I$39];0);2);&quot;&quot;)">
            <text:p/>
          </table:table-cell>
          <table:table-cell table:style-name="ce27" table:formula="of:=IFERROR(INDEX([$'olah data'.$B$4:$'olah data'.$N$39];MATCH([.$A64];[$'olah data'.J$4:$'olah data'.J$39];0);2);&quot;&quot;)">
            <text:p/>
          </table:table-cell>
          <table:table-cell table:style-name="ce27" table:formula="of:=IFERROR(INDEX([$'olah data'.$B$4:$'olah data'.$N$39];MATCH([.$A64];[$'olah data'.K$4:$'olah data'.K$39];0);2);&quot;&quot;)">
            <text:p/>
          </table:table-cell>
          <table:table-cell table:style-name="ce27" table:formula="of:=IFERROR(INDEX([$'olah data'.$B$4:$'olah data'.$N$39];MATCH([.$A64];[$'olah data'.L$4:$'olah data'.L$39];0);2);&quot;&quot;)">
            <text:p/>
          </table:table-cell>
          <table:table-cell table:style-name="ce27" table:formula="of:=IFERROR(INDEX([$'olah data'.$B$4:$'olah data'.$N$39];MATCH([.$A64];[$'olah data'.M$4:$'olah data'.M$39];0);2);&quot;&quot;)">
            <text:p/>
          </table:table-cell>
          <table:table-cell table:style-name="ce27" table:formula="of:=IFERROR(INDEX([$'olah data'.$B$4:$'olah data'.$N$39];MATCH([.$A64];[$'olah data'.N$4:$'olah data'.N$39];0);2);&quot;&quot;)">
            <text:p/>
          </table:table-cell>
          <table:table-cell table:style-name="ce27" table:formula="of:=CONCATENATE([.D64];[.E64];[.F64];[.G64];[.H64];[.I64];[.J64];[.K64];[.L64];[.M64];[.N64])" office:value-type="string" office:string-value="Exploratory excitability v. stoic rigidity (10 items)" calcext:value-type="string">
            <text:p>Exploratory excitability v. stoic rigidity (10 items)</text:p>
          </table:table-cell>
          <table:table-cell table:style-name="ce84" table:formula="of:=[$'View Input'.K13]" office:value-type="float" office:value="3" calcext:value-type="float">
            <text:p>3</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64" calcext:value-type="float">
            <text:p>64</text:p>
          </table:table-cell>
          <table:table-cell table:style-name="ce121" office:value-type="float" office:value="4" calcext:value-type="float">
            <text:p>4</text:p>
          </table:table-cell>
          <table:table-cell table:style-name="ce98" table:formula="of:=IF([.R65]=&quot;&quot;;IF([.Q65]=&quot;R&quot;;VLOOKUP([.P65];[$'olah data'.$R$3:$'olah data'.$S$7];2);[.P65]);IF([.R65]=[.P65];[.P65];[.Q65]))" office:value-type="float" office:value="5" calcext:value-type="float">
            <text:p>5</text:p>
          </table:table-cell>
          <table:table-cell table:style-name="ce27" table:formula="of:=IFERROR(INDEX([$'olah data'.$B$4:$'olah data'.$N$39];MATCH([.$A65];[$'olah data'.D$4:$'olah data'.D$39];0);2);&quot;&quot;)">
            <text:p/>
          </table:table-cell>
          <table:table-cell table:style-name="ce27" table:formula="of:=IFERROR(INDEX([$'olah data'.$B$4:$'olah data'.$N$39];MATCH([.$A65];[$'olah data'.E$4:$'olah data'.E$39];0);2);&quot;&quot;)">
            <text:p/>
          </table:table-cell>
          <table:table-cell table:style-name="ce27" table:formula="of:=IFERROR(INDEX([$'olah data'.$B$4:$'olah data'.$N$39];MATCH([.$A65];[$'olah data'.F$4:$'olah data'.F$39];0);2);&quot;&quot;)">
            <text:p/>
          </table:table-cell>
          <table:table-cell table:style-name="ce27" table:formula="of:=IFERROR(INDEX([$'olah data'.$B$4:$'olah data'.$N$39];MATCH([.$A65];[$'olah data'.G$4:$'olah data'.G$39];0);2);&quot;&quot;)">
            <text:p/>
          </table:table-cell>
          <table:table-cell table:style-name="ce27" table:formula="of:=IFERROR(INDEX([$'olah data'.$B$4:$'olah data'.$N$39];MATCH([.$A65];[$'olah data'.H$4:$'olah data'.H$39];0);2);&quot;&quot;)">
            <text:p/>
          </table:table-cell>
          <table:table-cell table:style-name="ce27" table:formula="of:=IFERROR(INDEX([$'olah data'.$B$4:$'olah data'.$N$39];MATCH([.$A65];[$'olah data'.I$4:$'olah data'.I$39];0);2);&quot;&quot;)">
            <text:p/>
          </table:table-cell>
          <table:table-cell table:style-name="ce27" table:formula="of:=IFERROR(INDEX([$'olah data'.$B$4:$'olah data'.$N$39];MATCH([.$A65];[$'olah data'.J$4:$'olah data'.J$39];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olah data'.$N$39];MATCH([.$A65];[$'olah data'.K$4:$'olah data'.K$39];0);2);&quot;&quot;)">
            <text:p/>
          </table:table-cell>
          <table:table-cell table:style-name="ce27" table:formula="of:=IFERROR(INDEX([$'olah data'.$B$4:$'olah data'.$N$39];MATCH([.$A65];[$'olah data'.L$4:$'olah data'.L$39];0);2);&quot;&quot;)">
            <text:p/>
          </table:table-cell>
          <table:table-cell table:style-name="ce27" table:formula="of:=IFERROR(INDEX([$'olah data'.$B$4:$'olah data'.$N$39];MATCH([.$A65];[$'olah data'.M$4:$'olah data'.M$39];0);2);&quot;&quot;)">
            <text:p/>
          </table:table-cell>
          <table:table-cell table:style-name="ce27" table:formula="of:=IFERROR(INDEX([$'olah data'.$B$4:$'olah data'.$N$39];MATCH([.$A65];[$'olah data'.N$4:$'olah data'.N$39];0);2);&quot;&quot;)">
            <text:p/>
          </table:table-cell>
          <table:table-cell table:style-name="ce27" table:formula="of:=CONCATENATE([.D65];[.E65];[.F65];[.G65];[.H65];[.I65];[.J65];[.K65];[.L65];[.M65];[.N65])" office:value-type="string" office:string-value="Anticipatory worry &amp; pessimismv. uninhibited optimism (11 items)" calcext:value-type="string">
            <text:p>Anticipatory worry &amp; pessimismv. uninhibited optimism (11 items)</text:p>
          </table:table-cell>
          <table:table-cell table:style-name="ce84" table:formula="of:=[$'View Input'.K14]"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65" calcext:value-type="float">
            <text:p>65</text:p>
          </table:table-cell>
          <table:table-cell table:style-name="ce121" office:value-type="float" office:value="1" calcext:value-type="float">
            <text:p>1</text:p>
          </table:table-cell>
          <table:table-cell table:style-name="ce98" table:formula="of:=IF([.R66]=&quot;&quot;;IF([.Q66]=&quot;R&quot;;VLOOKUP([.P66];[$'olah data'.$R$3:$'olah data'.$S$7];2);[.P66]);IF([.R66]=[.P66];[.P66];[.Q66]))" office:value-type="float" office:value="5" calcext:value-type="float">
            <text:p>5</text:p>
          </table:table-cell>
          <table:table-cell table:style-name="ce27" table:formula="of:=IFERROR(INDEX([$'olah data'.$B$4:$'olah data'.$N$39];MATCH([.$A66];[$'olah data'.D$4:$'olah data'.D$39];0);2);&quot;&quot;)">
            <text:p/>
          </table:table-cell>
          <table:table-cell table:style-name="ce27" table:formula="of:=IFERROR(INDEX([$'olah data'.$B$4:$'olah data'.$N$39];MATCH([.$A66];[$'olah data'.E$4:$'olah data'.E$39];0);2);&quot;&quot;)">
            <text:p/>
          </table:table-cell>
          <table:table-cell table:style-name="ce27" table:formula="of:=IFERROR(INDEX([$'olah data'.$B$4:$'olah data'.$N$39];MATCH([.$A66];[$'olah data'.F$4:$'olah data'.F$39];0);2);&quot;&quot;)">
            <text:p/>
          </table:table-cell>
          <table:table-cell table:style-name="ce27" table:formula="of:=IFERROR(INDEX([$'olah data'.$B$4:$'olah data'.$N$39];MATCH([.$A66];[$'olah data'.G$4:$'olah data'.G$39];0);2);&quot;&quot;)">
            <text:p/>
          </table:table-cell>
          <table:table-cell table:style-name="ce27" table:formula="of:=IFERROR(INDEX([$'olah data'.$B$4:$'olah data'.$N$39];MATCH([.$A66];[$'olah data'.H$4:$'olah data'.H$39];0);2);&quot;&quot;)">
            <text:p/>
          </table:table-cell>
          <table:table-cell table:style-name="ce27" table:formula="of:=IFERROR(INDEX([$'olah data'.$B$4:$'olah data'.$N$39];MATCH([.$A66];[$'olah data'.I$4:$'olah data'.I$39];0);2);&quot;&quot;)">
            <text:p/>
          </table:table-cell>
          <table:table-cell table:style-name="ce27" table:formula="of:=IFERROR(INDEX([$'olah data'.$B$4:$'olah data'.$N$39];MATCH([.$A66];[$'olah data'.J$4:$'olah data'.J$39];0);2);&quot;&quot;)">
            <text:p/>
          </table:table-cell>
          <table:table-cell table:style-name="ce27" table:formula="of:=IFERROR(INDEX([$'olah data'.$B$4:$'olah data'.$N$39];MATCH([.$A66];[$'olah data'.K$4:$'olah data'.K$39];0);2);&quot;&quot;)" office:value-type="string" office:string-value="Sentimentality (8 items)" calcext:value-type="string">
            <text:p>Sentimentality (8 items)</text:p>
          </table:table-cell>
          <table:table-cell table:style-name="ce27" table:formula="of:=IFERROR(INDEX([$'olah data'.$B$4:$'olah data'.$N$39];MATCH([.$A66];[$'olah data'.L$4:$'olah data'.L$39];0);2);&quot;&quot;)">
            <text:p/>
          </table:table-cell>
          <table:table-cell table:style-name="ce27" table:formula="of:=IFERROR(INDEX([$'olah data'.$B$4:$'olah data'.$N$39];MATCH([.$A66];[$'olah data'.M$4:$'olah data'.M$39];0);2);&quot;&quot;)">
            <text:p/>
          </table:table-cell>
          <table:table-cell table:style-name="ce27" table:formula="of:=IFERROR(INDEX([$'olah data'.$B$4:$'olah data'.$N$39];MATCH([.$A66];[$'olah data'.N$4:$'olah data'.N$39];0);2);&quot;&quot;)">
            <text:p/>
          </table:table-cell>
          <table:table-cell table:style-name="ce27" table:formula="of:=CONCATENATE([.D66];[.E66];[.F66];[.G66];[.H66];[.I66];[.J66];[.K66];[.L66];[.M66];[.N66])" office:value-type="string" office:string-value="Sentimentality (8 items)" calcext:value-type="string">
            <text:p>Sentimentality (8 items)</text:p>
          </table:table-cell>
          <table:table-cell table:style-name="ce84" table:formula="of:=[$'View Input'.K15]"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66" calcext:value-type="float">
            <text:p>66</text:p>
          </table:table-cell>
          <table:table-cell table:style-name="ce121" office:value-type="float" office:value="1" calcext:value-type="float">
            <text:p>1</text:p>
          </table:table-cell>
          <table:table-cell table:style-name="ce98" table:formula="of:=IF([.R67]=&quot;&quot;;IF([.Q67]=&quot;R&quot;;VLOOKUP([.P67];[$'olah data'.$R$3:$'olah data'.$S$7];2);[.P67]);IF([.R67]=[.P67];[.P67];[.Q67]))" office:value-type="float" office:value="5" calcext:value-type="float">
            <text:p>5</text:p>
          </table:table-cell>
          <table:table-cell table:style-name="ce27" table:formula="of:=IFERROR(INDEX([$'olah data'.$B$4:$'olah data'.$N$39];MATCH([.$A67];[$'olah data'.D$4:$'olah data'.D$39];0);2);&quot;&quot;)">
            <text:p/>
          </table:table-cell>
          <table:table-cell table:style-name="ce27" table:formula="of:=IFERROR(INDEX([$'olah data'.$B$4:$'olah data'.$N$39];MATCH([.$A67];[$'olah data'.E$4:$'olah data'.E$39];0);2);&quot;&quot;)">
            <text:p/>
          </table:table-cell>
          <table:table-cell table:style-name="ce27" table:formula="of:=IFERROR(INDEX([$'olah data'.$B$4:$'olah data'.$N$39];MATCH([.$A67];[$'olah data'.F$4:$'olah data'.F$39];0);2);&quot;&quot;)">
            <text:p/>
          </table:table-cell>
          <table:table-cell table:style-name="ce27" table:formula="of:=IFERROR(INDEX([$'olah data'.$B$4:$'olah data'.$N$39];MATCH([.$A67];[$'olah data'.G$4:$'olah data'.G$39];0);2);&quot;&quot;)">
            <text:p/>
          </table:table-cell>
          <table:table-cell table:style-name="ce27" table:formula="of:=IFERROR(INDEX([$'olah data'.$B$4:$'olah data'.$N$39];MATCH([.$A67];[$'olah data'.H$4:$'olah data'.H$39];0);2);&quot;&quot;)">
            <text:p/>
          </table:table-cell>
          <table:table-cell table:style-name="ce27" table:formula="of:=IFERROR(INDEX([$'olah data'.$B$4:$'olah data'.$N$39];MATCH([.$A67];[$'olah data'.I$4:$'olah data'.I$39];0);2);&quot;&quot;)" office:value-type="string" office:string-value="Responsibility vs. blaming (8 items)" calcext:value-type="string">
            <text:p>Responsibility vs. blaming (8 items)</text:p>
          </table:table-cell>
          <table:table-cell table:style-name="ce27" table:formula="of:=IFERROR(INDEX([$'olah data'.$B$4:$'olah data'.$N$39];MATCH([.$A67];[$'olah data'.J$4:$'olah data'.J$39];0);2);&quot;&quot;)">
            <text:p/>
          </table:table-cell>
          <table:table-cell table:style-name="ce27" table:formula="of:=IFERROR(INDEX([$'olah data'.$B$4:$'olah data'.$N$39];MATCH([.$A67];[$'olah data'.K$4:$'olah data'.K$39];0);2);&quot;&quot;)">
            <text:p/>
          </table:table-cell>
          <table:table-cell table:style-name="ce27" table:formula="of:=IFERROR(INDEX([$'olah data'.$B$4:$'olah data'.$N$39];MATCH([.$A67];[$'olah data'.L$4:$'olah data'.L$39];0);2);&quot;&quot;)">
            <text:p/>
          </table:table-cell>
          <table:table-cell table:style-name="ce27" table:formula="of:=IFERROR(INDEX([$'olah data'.$B$4:$'olah data'.$N$39];MATCH([.$A67];[$'olah data'.M$4:$'olah data'.M$39];0);2);&quot;&quot;)">
            <text:p/>
          </table:table-cell>
          <table:table-cell table:style-name="ce27" table:formula="of:=IFERROR(INDEX([$'olah data'.$B$4:$'olah data'.$N$39];MATCH([.$A67];[$'olah data'.N$4:$'olah data'.N$39];0);2);&quot;&quot;)">
            <text:p/>
          </table:table-cell>
          <table:table-cell table:style-name="ce27" table:formula="of:=CONCATENATE([.D67];[.E67];[.F67];[.G67];[.H67];[.I67];[.J67];[.K67];[.L67];[.M67];[.N67])" office:value-type="string" office:string-value="Responsibility vs. blaming (8 items)" calcext:value-type="string">
            <text:p>Responsibility vs. blaming (8 items)</text:p>
          </table:table-cell>
          <table:table-cell table:style-name="ce84" table:formula="of:=[$'View Input'.K16]"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67" calcext:value-type="float">
            <text:p>67</text:p>
          </table:table-cell>
          <table:table-cell table:style-name="ce121" office:value-type="float" office:value="3" calcext:value-type="float">
            <text:p>3</text:p>
          </table:table-cell>
          <table:table-cell table:style-name="ce98" table:formula="of:=IF([.R68]=&quot;&quot;;IF([.Q68]=&quot;R&quot;;VLOOKUP([.P68];[$'olah data'.$R$3:$'olah data'.$S$7];2);[.P68]);IF([.R68]=[.P68];[.P68];[.Q68]))" office:value-type="float" office:value="2" calcext:value-type="float">
            <text:p>2</text:p>
          </table:table-cell>
          <table:table-cell table:style-name="ce27" table:formula="of:=IFERROR(INDEX([$'olah data'.$B$4:$'olah data'.$N$39];MATCH([.$A68];[$'olah data'.D$4:$'olah data'.D$39];0);2);&quot;&quot;)">
            <text:p/>
          </table:table-cell>
          <table:table-cell table:style-name="ce27" table:formula="of:=IFERROR(INDEX([$'olah data'.$B$4:$'olah data'.$N$39];MATCH([.$A68];[$'olah data'.E$4:$'olah data'.E$39];0);2);&quot;&quot;)">
            <text:p/>
          </table:table-cell>
          <table:table-cell table:style-name="ce27" table:formula="of:=IFERROR(INDEX([$'olah data'.$B$4:$'olah data'.$N$39];MATCH([.$A68];[$'olah data'.F$4:$'olah data'.F$39];0);2);&quot;&quot;)">
            <text:p/>
          </table:table-cell>
          <table:table-cell table:style-name="ce27" table:formula="of:=IFERROR(INDEX([$'olah data'.$B$4:$'olah data'.$N$39];MATCH([.$A68];[$'olah data'.G$4:$'olah data'.G$39];0);2);&quot;&quot;)" office:value-type="string" office:string-value="Compassion vs. revengefulness (7 items)" calcext:value-type="string">
            <text:p>Compassion vs. revengefulness (7 items)</text:p>
          </table:table-cell>
          <table:table-cell table:style-name="ce27" table:formula="of:=IFERROR(INDEX([$'olah data'.$B$4:$'olah data'.$N$39];MATCH([.$A68];[$'olah data'.H$4:$'olah data'.H$39];0);2);&quot;&quot;)">
            <text:p/>
          </table:table-cell>
          <table:table-cell table:style-name="ce27" table:formula="of:=IFERROR(INDEX([$'olah data'.$B$4:$'olah data'.$N$39];MATCH([.$A68];[$'olah data'.I$4:$'olah data'.I$39];0);2);&quot;&quot;)">
            <text:p/>
          </table:table-cell>
          <table:table-cell table:style-name="ce27" table:formula="of:=IFERROR(INDEX([$'olah data'.$B$4:$'olah data'.$N$39];MATCH([.$A68];[$'olah data'.J$4:$'olah data'.J$39];0);2);&quot;&quot;)">
            <text:p/>
          </table:table-cell>
          <table:table-cell table:style-name="ce27" table:formula="of:=IFERROR(INDEX([$'olah data'.$B$4:$'olah data'.$N$39];MATCH([.$A68];[$'olah data'.K$4:$'olah data'.K$39];0);2);&quot;&quot;)">
            <text:p/>
          </table:table-cell>
          <table:table-cell table:style-name="ce27" table:formula="of:=IFERROR(INDEX([$'olah data'.$B$4:$'olah data'.$N$39];MATCH([.$A68];[$'olah data'.L$4:$'olah data'.L$39];0);2);&quot;&quot;)">
            <text:p/>
          </table:table-cell>
          <table:table-cell table:style-name="ce27" table:formula="of:=IFERROR(INDEX([$'olah data'.$B$4:$'olah data'.$N$39];MATCH([.$A68];[$'olah data'.M$4:$'olah data'.M$39];0);2);&quot;&quot;)">
            <text:p/>
          </table:table-cell>
          <table:table-cell table:style-name="ce27" table:formula="of:=IFERROR(INDEX([$'olah data'.$B$4:$'olah data'.$N$39];MATCH([.$A68];[$'olah data'.N$4:$'olah data'.N$39];0);2);&quot;&quot;)">
            <text:p/>
          </table:table-cell>
          <table:table-cell table:style-name="ce27" table:formula="of:=CONCATENATE([.D68];[.E68];[.F68];[.G68];[.H68];[.I68];[.J68];[.K68];[.L68];[.M68];[.N68])" office:value-type="string" office:string-value="Compassion vs. revengefulness (7 items)" calcext:value-type="string">
            <text:p>Compassion vs. revengefulness (7 items)</text:p>
          </table:table-cell>
          <table:table-cell table:style-name="ce84" table:formula="of:=[$'View Input'.K17]" office:value-type="float" office:value="4" calcext:value-type="float">
            <text:p>4</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68" calcext:value-type="float">
            <text:p>68</text:p>
          </table:table-cell>
          <table:table-cell table:style-name="ce121" office:value-type="float" office:value="1" calcext:value-type="float">
            <text:p>1</text:p>
          </table:table-cell>
          <table:table-cell table:style-name="ce98" table:formula="of:=IF([.R69]=&quot;&quot;;IF([.Q69]=&quot;R&quot;;VLOOKUP([.P69];[$'olah data'.$R$3:$'olah data'.$S$7];2);[.P69]);IF([.R69]=[.P69];[.P69];[.Q69]))" office:value-type="float" office:value="3" calcext:value-type="float">
            <text:p>3</text:p>
          </table:table-cell>
          <table:table-cell table:style-name="ce27" table:formula="of:=IFERROR(INDEX([$'olah data'.$B$4:$'olah data'.$N$39];MATCH([.$A69];[$'olah data'.D$4:$'olah data'.D$39];0);2);&quot;&quot;)">
            <text:p/>
          </table:table-cell>
          <table:table-cell table:style-name="ce27" table:formula="of:=IFERROR(INDEX([$'olah data'.$B$4:$'olah data'.$N$39];MATCH([.$A69];[$'olah data'.E$4:$'olah data'.E$39];0);2);&quot;&quot;)">
            <text:p/>
          </table:table-cell>
          <table:table-cell table:style-name="ce27" table:formula="of:=IFERROR(INDEX([$'olah data'.$B$4:$'olah data'.$N$39];MATCH([.$A69];[$'olah data'.F$4:$'olah data'.F$39];0);2);&quot;&quot;)">
            <text:p/>
          </table:table-cell>
          <table:table-cell table:style-name="ce27" table:formula="of:=IFERROR(INDEX([$'olah data'.$B$4:$'olah data'.$N$39];MATCH([.$A69];[$'olah data'.G$4:$'olah data'.G$39];0);2);&quot;&quot;)" office:value-type="string" office:string-value="Self-forgetful vs. self-conscious experience (10 items)" calcext:value-type="string">
            <text:p>Self-forgetful vs. self-conscious experience (10 items)</text:p>
          </table:table-cell>
          <table:table-cell table:style-name="ce27" table:formula="of:=IFERROR(INDEX([$'olah data'.$B$4:$'olah data'.$N$39];MATCH([.$A69];[$'olah data'.H$4:$'olah data'.H$39];0);2);&quot;&quot;)">
            <text:p/>
          </table:table-cell>
          <table:table-cell table:style-name="ce27" table:formula="of:=IFERROR(INDEX([$'olah data'.$B$4:$'olah data'.$N$39];MATCH([.$A69];[$'olah data'.I$4:$'olah data'.I$39];0);2);&quot;&quot;)">
            <text:p/>
          </table:table-cell>
          <table:table-cell table:style-name="ce27" table:formula="of:=IFERROR(INDEX([$'olah data'.$B$4:$'olah data'.$N$39];MATCH([.$A69];[$'olah data'.J$4:$'olah data'.J$39];0);2);&quot;&quot;)">
            <text:p/>
          </table:table-cell>
          <table:table-cell table:style-name="ce27" table:formula="of:=IFERROR(INDEX([$'olah data'.$B$4:$'olah data'.$N$39];MATCH([.$A69];[$'olah data'.K$4:$'olah data'.K$39];0);2);&quot;&quot;)">
            <text:p/>
          </table:table-cell>
          <table:table-cell table:style-name="ce27" table:formula="of:=IFERROR(INDEX([$'olah data'.$B$4:$'olah data'.$N$39];MATCH([.$A69];[$'olah data'.L$4:$'olah data'.L$39];0);2);&quot;&quot;)">
            <text:p/>
          </table:table-cell>
          <table:table-cell table:style-name="ce27" table:formula="of:=IFERROR(INDEX([$'olah data'.$B$4:$'olah data'.$N$39];MATCH([.$A69];[$'olah data'.M$4:$'olah data'.M$39];0);2);&quot;&quot;)">
            <text:p/>
          </table:table-cell>
          <table:table-cell table:style-name="ce27" table:formula="of:=IFERROR(INDEX([$'olah data'.$B$4:$'olah data'.$N$39];MATCH([.$A69];[$'olah data'.N$4:$'olah data'.N$39];0);2);&quot;&quot;)">
            <text:p/>
          </table:table-cell>
          <table:table-cell table:style-name="ce27" table:formula="of:=CONCATENATE([.D69];[.E69];[.F69];[.G69];[.H69];[.I69];[.J69];[.K69];[.L69];[.M69];[.N69])" office:value-type="string" office:string-value="Self-forgetful vs. self-conscious experience (10 items)" calcext:value-type="string">
            <text:p>Self-forgetful vs. self-conscious experience (10 items)</text:p>
          </table:table-cell>
          <table:table-cell table:style-name="ce84" table:formula="of:=[$'View Input'.K18]" office:value-type="float" office:value="3" calcext:value-type="float">
            <text:p>3</text:p>
          </table:table-cell>
          <table:table-cell table:style-name="ce46" table:number-columns-repeated="2"/>
          <table:table-cell table:style-name="ce123"/>
          <table:table-cell table:number-columns-repeated="1005"/>
        </table:table-row>
        <table:table-row table:style-name="ro3">
          <table:table-cell table:style-name="ce29" office:value-type="float" office:value="69" calcext:value-type="float">
            <text:p>69</text:p>
          </table:table-cell>
          <table:table-cell table:style-name="ce121" office:value-type="float" office:value="1" calcext:value-type="float">
            <text:p>1</text:p>
          </table:table-cell>
          <table:table-cell table:style-name="ce98" table:formula="of:=IF([.R70]=&quot;&quot;;IF([.Q70]=&quot;R&quot;;VLOOKUP([.P70];[$'olah data'.$R$3:$'olah data'.$S$7];2);[.P70]);IF([.R70]=[.P70];[.P70];[.Q70]))" office:value-type="float" office:value="5" calcext:value-type="float">
            <text:p>5</text:p>
          </table:table-cell>
          <table:table-cell table:style-name="ce27" table:formula="of:=IFERROR(INDEX([$'olah data'.$B$4:$'olah data'.$N$39];MATCH([.$A70];[$'olah data'.D$4:$'olah data'.D$39];0);2);&quot;&quot;)">
            <text:p/>
          </table:table-cell>
          <table:table-cell table:style-name="ce27" table:formula="of:=IFERROR(INDEX([$'olah data'.$B$4:$'olah data'.$N$39];MATCH([.$A70];[$'olah data'.E$4:$'olah data'.E$39];0);2);&quot;&quot;)">
            <text:p/>
          </table:table-cell>
          <table:table-cell table:style-name="ce27" table:formula="of:=IFERROR(INDEX([$'olah data'.$B$4:$'olah data'.$N$39];MATCH([.$A70];[$'olah data'.F$4:$'olah data'.F$39];0);2);&quot;&quot;)">
            <text:p/>
          </table:table-cell>
          <table:table-cell table:style-name="ce27" table:formula="of:=IFERROR(INDEX([$'olah data'.$B$4:$'olah data'.$N$39];MATCH([.$A70];[$'olah data'.G$4:$'olah data'.G$39];0);2);&quot;&quot;)">
            <text:p/>
          </table:table-cell>
          <table:table-cell table:style-name="ce27" table:formula="of:=IFERROR(INDEX([$'olah data'.$B$4:$'olah data'.$N$39];MATCH([.$A70];[$'olah data'.H$4:$'olah data'.H$39];0);2);&quot;&quot;)" office:value-type="string" office:string-value="Purposefulness vs. lack of goal direction (6 items)" calcext:value-type="string">
            <text:p>Purposefulness vs. lack of goal direction (6 items)</text:p>
          </table:table-cell>
          <table:table-cell table:style-name="ce27" table:formula="of:=IFERROR(INDEX([$'olah data'.$B$4:$'olah data'.$N$39];MATCH([.$A70];[$'olah data'.I$4:$'olah data'.I$39];0);2);&quot;&quot;)">
            <text:p/>
          </table:table-cell>
          <table:table-cell table:style-name="ce27" table:formula="of:=IFERROR(INDEX([$'olah data'.$B$4:$'olah data'.$N$39];MATCH([.$A70];[$'olah data'.J$4:$'olah data'.J$39];0);2);&quot;&quot;)">
            <text:p/>
          </table:table-cell>
          <table:table-cell table:style-name="ce27" table:formula="of:=IFERROR(INDEX([$'olah data'.$B$4:$'olah data'.$N$39];MATCH([.$A70];[$'olah data'.K$4:$'olah data'.K$39];0);2);&quot;&quot;)">
            <text:p/>
          </table:table-cell>
          <table:table-cell table:style-name="ce27" table:formula="of:=IFERROR(INDEX([$'olah data'.$B$4:$'olah data'.$N$39];MATCH([.$A70];[$'olah data'.L$4:$'olah data'.L$39];0);2);&quot;&quot;)">
            <text:p/>
          </table:table-cell>
          <table:table-cell table:style-name="ce27" table:formula="of:=IFERROR(INDEX([$'olah data'.$B$4:$'olah data'.$N$39];MATCH([.$A70];[$'olah data'.M$4:$'olah data'.M$39];0);2);&quot;&quot;)">
            <text:p/>
          </table:table-cell>
          <table:table-cell table:style-name="ce27" table:formula="of:=IFERROR(INDEX([$'olah data'.$B$4:$'olah data'.$N$39];MATCH([.$A70];[$'olah data'.N$4:$'olah data'.N$39];0);2);&quot;&quot;)">
            <text:p/>
          </table:table-cell>
          <table:table-cell table:style-name="ce27" table:formula="of:=CONCATENATE([.D70];[.E70];[.F70];[.G70];[.H70];[.I70];[.J70];[.K70];[.L70];[.M70];[.N70])" office:value-type="string" office:string-value="Purposefulness vs. lack of goal direction (6 items)" calcext:value-type="string">
            <text:p>Purposefulness vs. lack of goal direction (6 items)</text:p>
          </table:table-cell>
          <table:table-cell table:style-name="ce84" table:formula="of:=[$'View Input'.K19]"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70" calcext:value-type="float">
            <text:p>70</text:p>
          </table:table-cell>
          <table:table-cell table:style-name="ce121" office:value-type="float" office:value="3" calcext:value-type="float">
            <text:p>3</text:p>
          </table:table-cell>
          <table:table-cell table:style-name="ce98" table:formula="of:=IF([.R71]=&quot;&quot;;IF([.Q71]=&quot;R&quot;;VLOOKUP([.P71];[$'olah data'.$R$3:$'olah data'.$S$7];2);[.P71]);IF([.R71]=[.P71];[.P71];[.Q71]))" office:value-type="float" office:value="1" calcext:value-type="float">
            <text:p>1</text:p>
          </table:table-cell>
          <table:table-cell table:style-name="ce27" table:formula="of:=IFERROR(INDEX([$'olah data'.$B$4:$'olah data'.$N$39];MATCH([.$A71];[$'olah data'.D$4:$'olah data'.D$39];0);2);&quot;&quot;)">
            <text:p/>
          </table:table-cell>
          <table:table-cell table:style-name="ce27" table:formula="of:=IFERROR(INDEX([$'olah data'.$B$4:$'olah data'.$N$39];MATCH([.$A71];[$'olah data'.E$4:$'olah data'.E$39];0);2);&quot;&quot;)" office:value-type="string" office:string-value="Fear of uncertainty (7 items)" calcext:value-type="string">
            <text:p>Fear of uncertainty (7 items)</text:p>
          </table:table-cell>
          <table:table-cell table:style-name="ce27" table:formula="of:=IFERROR(INDEX([$'olah data'.$B$4:$'olah data'.$N$39];MATCH([.$A71];[$'olah data'.F$4:$'olah data'.F$39];0);2);&quot;&quot;)">
            <text:p/>
          </table:table-cell>
          <table:table-cell table:style-name="ce27" table:formula="of:=IFERROR(INDEX([$'olah data'.$B$4:$'olah data'.$N$39];MATCH([.$A71];[$'olah data'.G$4:$'olah data'.G$39];0);2);&quot;&quot;)">
            <text:p/>
          </table:table-cell>
          <table:table-cell table:style-name="ce27" table:formula="of:=IFERROR(INDEX([$'olah data'.$B$4:$'olah data'.$N$39];MATCH([.$A71];[$'olah data'.H$4:$'olah data'.H$39];0);2);&quot;&quot;)">
            <text:p/>
          </table:table-cell>
          <table:table-cell table:style-name="ce27" table:formula="of:=IFERROR(INDEX([$'olah data'.$B$4:$'olah data'.$N$39];MATCH([.$A71];[$'olah data'.I$4:$'olah data'.I$39];0);2);&quot;&quot;)">
            <text:p/>
          </table:table-cell>
          <table:table-cell table:style-name="ce27" table:formula="of:=IFERROR(INDEX([$'olah data'.$B$4:$'olah data'.$N$39];MATCH([.$A71];[$'olah data'.J$4:$'olah data'.J$39];0);2);&quot;&quot;)">
            <text:p/>
          </table:table-cell>
          <table:table-cell table:style-name="ce27" table:formula="of:=IFERROR(INDEX([$'olah data'.$B$4:$'olah data'.$N$39];MATCH([.$A71];[$'olah data'.K$4:$'olah data'.K$39];0);2);&quot;&quot;)">
            <text:p/>
          </table:table-cell>
          <table:table-cell table:style-name="ce27" table:formula="of:=IFERROR(INDEX([$'olah data'.$B$4:$'olah data'.$N$39];MATCH([.$A71];[$'olah data'.L$4:$'olah data'.L$39];0);2);&quot;&quot;)">
            <text:p/>
          </table:table-cell>
          <table:table-cell table:style-name="ce27" table:formula="of:=IFERROR(INDEX([$'olah data'.$B$4:$'olah data'.$N$39];MATCH([.$A71];[$'olah data'.M$4:$'olah data'.M$39];0);2);&quot;&quot;)">
            <text:p/>
          </table:table-cell>
          <table:table-cell table:style-name="ce27" table:formula="of:=IFERROR(INDEX([$'olah data'.$B$4:$'olah data'.$N$39];MATCH([.$A71];[$'olah data'.N$4:$'olah data'.N$39];0);2);&quot;&quot;)">
            <text:p/>
          </table:table-cell>
          <table:table-cell table:style-name="ce27" table:formula="of:=CONCATENATE([.D71];[.E71];[.F71];[.G71];[.H71];[.I71];[.J71];[.K71];[.L71];[.M71];[.N71])" office:value-type="string" office:string-value="Fear of uncertainty (7 items)" calcext:value-type="string">
            <text:p>Fear of uncertainty (7 items)</text:p>
          </table:table-cell>
          <table:table-cell table:style-name="ce84" table:formula="of:=[$'View Input'.K20]"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71" calcext:value-type="float">
            <text:p>71</text:p>
          </table:table-cell>
          <table:table-cell table:style-name="ce121" office:value-type="float" office:value="4" calcext:value-type="float">
            <text:p>4</text:p>
          </table:table-cell>
          <table:table-cell table:style-name="ce98" table:formula="of:=IF([.R72]=&quot;&quot;;IF([.Q72]=&quot;R&quot;;VLOOKUP([.P72];[$'olah data'.$R$3:$'olah data'.$S$7];2);[.P72]);IF([.R72]=[.P72];[.P72];[.Q72]))" office:value-type="float" office:value="1" calcext:value-type="float">
            <text:p>1</text:p>
          </table:table-cell>
          <table:table-cell table:style-name="ce27" table:formula="of:=IFERROR(INDEX([$'olah data'.$B$4:$'olah data'.$N$39];MATCH([.$A72];[$'olah data'.D$4:$'olah data'.D$39];0);2);&quot;&quot;)">
            <text:p/>
          </table:table-cell>
          <table:table-cell table:style-name="ce27" table:formula="of:=IFERROR(INDEX([$'olah data'.$B$4:$'olah data'.$N$39];MATCH([.$A72];[$'olah data'.E$4:$'olah data'.E$39];0);2);&quot;&quot;)">
            <text:p/>
          </table:table-cell>
          <table:table-cell table:style-name="ce27" table:formula="of:=IFERROR(INDEX([$'olah data'.$B$4:$'olah data'.$N$39];MATCH([.$A72];[$'olah data'.F$4:$'olah data'.F$39];0);2);&quot;&quot;)" office:value-type="string" office:string-value="Impulsiveness v. reflection (9 items)" calcext:value-type="string">
            <text:p>Impulsiveness v. reflection (9 items)</text:p>
          </table:table-cell>
          <table:table-cell table:style-name="ce27" table:formula="of:=IFERROR(INDEX([$'olah data'.$B$4:$'olah data'.$N$39];MATCH([.$A72];[$'olah data'.G$4:$'olah data'.G$39];0);2);&quot;&quot;)">
            <text:p/>
          </table:table-cell>
          <table:table-cell table:style-name="ce27" table:formula="of:=IFERROR(INDEX([$'olah data'.$B$4:$'olah data'.$N$39];MATCH([.$A72];[$'olah data'.H$4:$'olah data'.H$39];0);2);&quot;&quot;)">
            <text:p/>
          </table:table-cell>
          <table:table-cell table:style-name="ce27" table:formula="of:=IFERROR(INDEX([$'olah data'.$B$4:$'olah data'.$N$39];MATCH([.$A72];[$'olah data'.I$4:$'olah data'.I$39];0);2);&quot;&quot;)">
            <text:p/>
          </table:table-cell>
          <table:table-cell table:style-name="ce27" table:formula="of:=IFERROR(INDEX([$'olah data'.$B$4:$'olah data'.$N$39];MATCH([.$A72];[$'olah data'.J$4:$'olah data'.J$39];0);2);&quot;&quot;)">
            <text:p/>
          </table:table-cell>
          <table:table-cell table:style-name="ce27" table:formula="of:=IFERROR(INDEX([$'olah data'.$B$4:$'olah data'.$N$39];MATCH([.$A72];[$'olah data'.K$4:$'olah data'.K$39];0);2);&quot;&quot;)">
            <text:p/>
          </table:table-cell>
          <table:table-cell table:style-name="ce27" table:formula="of:=IFERROR(INDEX([$'olah data'.$B$4:$'olah data'.$N$39];MATCH([.$A72];[$'olah data'.L$4:$'olah data'.L$39];0);2);&quot;&quot;)">
            <text:p/>
          </table:table-cell>
          <table:table-cell table:style-name="ce27" table:formula="of:=IFERROR(INDEX([$'olah data'.$B$4:$'olah data'.$N$39];MATCH([.$A72];[$'olah data'.M$4:$'olah data'.M$39];0);2);&quot;&quot;)">
            <text:p/>
          </table:table-cell>
          <table:table-cell table:style-name="ce27" table:formula="of:=IFERROR(INDEX([$'olah data'.$B$4:$'olah data'.$N$39];MATCH([.$A72];[$'olah data'.N$4:$'olah data'.N$39];0);2);&quot;&quot;)">
            <text:p/>
          </table:table-cell>
          <table:table-cell table:style-name="ce27" table:formula="of:=CONCATENATE([.D72];[.E72];[.F72];[.G72];[.H72];[.I72];[.J72];[.K72];[.L72];[.M72];[.N72])" office:value-type="string" office:string-value="Impulsiveness v. reflection (9 items)" calcext:value-type="string">
            <text:p>Impulsiveness v. reflection (9 items)</text:p>
          </table:table-cell>
          <table:table-cell table:style-name="ce84" table:formula="of:=[$'View Input'.K21]"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72" calcext:value-type="float">
            <text:p>72</text:p>
          </table:table-cell>
          <table:table-cell table:style-name="ce121" office:value-type="float" office:value="1" calcext:value-type="float">
            <text:p>1</text:p>
          </table:table-cell>
          <table:table-cell table:style-name="ce98" table:formula="of:=IF([.R73]=&quot;&quot;;IF([.Q73]=&quot;R&quot;;VLOOKUP([.P73];[$'olah data'.$R$3:$'olah data'.$S$7];2);[.P73]);IF([.R73]=[.P73];[.P73];[.Q73]))" office:value-type="float" office:value="5" calcext:value-type="float">
            <text:p>5</text:p>
          </table:table-cell>
          <table:table-cell table:style-name="ce27" table:formula="of:=IFERROR(INDEX([$'olah data'.$B$4:$'olah data'.$N$39];MATCH([.$A73];[$'olah data'.D$4:$'olah data'.D$39];0);2);&quot;&quot;)">
            <text:p/>
          </table:table-cell>
          <table:table-cell table:style-name="ce27" table:formula="of:=IFERROR(INDEX([$'olah data'.$B$4:$'olah data'.$N$39];MATCH([.$A73];[$'olah data'.E$4:$'olah data'.E$39];0);2);&quot;&quot;)">
            <text:p/>
          </table:table-cell>
          <table:table-cell table:style-name="ce27" table:formula="of:=IFERROR(INDEX([$'olah data'.$B$4:$'olah data'.$N$39];MATCH([.$A73];[$'olah data'.F$4:$'olah data'.F$39];0);2);&quot;&quot;)" office:value-type="string" office:string-value="Ambitious vs underachieving (10 items)" calcext:value-type="string">
            <text:p>Ambitious vs underachieving (10 items)</text:p>
          </table:table-cell>
          <table:table-cell table:style-name="ce27" table:formula="of:=IFERROR(INDEX([$'olah data'.$B$4:$'olah data'.$N$39];MATCH([.$A73];[$'olah data'.G$4:$'olah data'.G$39];0);2);&quot;&quot;)">
            <text:p/>
          </table:table-cell>
          <table:table-cell table:style-name="ce27" table:formula="of:=IFERROR(INDEX([$'olah data'.$B$4:$'olah data'.$N$39];MATCH([.$A73];[$'olah data'.H$4:$'olah data'.H$39];0);2);&quot;&quot;)">
            <text:p/>
          </table:table-cell>
          <table:table-cell table:style-name="ce27" table:formula="of:=IFERROR(INDEX([$'olah data'.$B$4:$'olah data'.$N$39];MATCH([.$A73];[$'olah data'.I$4:$'olah data'.I$39];0);2);&quot;&quot;)">
            <text:p/>
          </table:table-cell>
          <table:table-cell table:style-name="ce27" table:formula="of:=IFERROR(INDEX([$'olah data'.$B$4:$'olah data'.$N$39];MATCH([.$A73];[$'olah data'.J$4:$'olah data'.J$39];0);2);&quot;&quot;)">
            <text:p/>
          </table:table-cell>
          <table:table-cell table:style-name="ce27" table:formula="of:=IFERROR(INDEX([$'olah data'.$B$4:$'olah data'.$N$39];MATCH([.$A73];[$'olah data'.K$4:$'olah data'.K$39];0);2);&quot;&quot;)">
            <text:p/>
          </table:table-cell>
          <table:table-cell table:style-name="ce27" table:formula="of:=IFERROR(INDEX([$'olah data'.$B$4:$'olah data'.$N$39];MATCH([.$A73];[$'olah data'.L$4:$'olah data'.L$39];0);2);&quot;&quot;)">
            <text:p/>
          </table:table-cell>
          <table:table-cell table:style-name="ce27" table:formula="of:=IFERROR(INDEX([$'olah data'.$B$4:$'olah data'.$N$39];MATCH([.$A73];[$'olah data'.M$4:$'olah data'.M$39];0);2);&quot;&quot;)">
            <text:p/>
          </table:table-cell>
          <table:table-cell table:style-name="ce27" table:formula="of:=IFERROR(INDEX([$'olah data'.$B$4:$'olah data'.$N$39];MATCH([.$A73];[$'olah data'.N$4:$'olah data'.N$39];0);2);&quot;&quot;)">
            <text:p/>
          </table:table-cell>
          <table:table-cell table:style-name="ce27" table:formula="of:=CONCATENATE([.D73];[.E73];[.F73];[.G73];[.H73];[.I73];[.J73];[.K73];[.L73];[.M73];[.N73])" office:value-type="string" office:string-value="Ambitious vs underachieving (10 items)" calcext:value-type="string">
            <text:p>Ambitious vs underachieving (10 items)</text:p>
          </table:table-cell>
          <table:table-cell table:style-name="ce84" table:formula="of:=[$'View Input'.K22]"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73" calcext:value-type="float">
            <text:p>73</text:p>
          </table:table-cell>
          <table:table-cell table:style-name="ce121" office:value-type="float" office:value="5" calcext:value-type="float">
            <text:p>5</text:p>
          </table:table-cell>
          <table:table-cell table:style-name="ce98" table:formula="of:=IF([.R74]=&quot;&quot;;IF([.Q74]=&quot;R&quot;;VLOOKUP([.P74];[$'olah data'.$R$3:$'olah data'.$S$7];2);[.P74]);IF([.R74]=[.P74];[.P74];[.Q74]))" office:value-type="float" office:value="5" calcext:value-type="float">
            <text:p>5</text:p>
          </table:table-cell>
          <table:table-cell table:style-name="ce27" table:formula="of:=IFERROR(INDEX([$'olah data'.$B$4:$'olah data'.$N$39];MATCH([.$A74];[$'olah data'.D$4:$'olah data'.D$39];0);2);&quot;&quot;)">
            <text:p/>
          </table:table-cell>
          <table:table-cell table:style-name="ce27" table:formula="of:=IFERROR(INDEX([$'olah data'.$B$4:$'olah data'.$N$39];MATCH([.$A74];[$'olah data'.E$4:$'olah data'.E$39];0);2);&quot;&quot;)">
            <text:p/>
          </table:table-cell>
          <table:table-cell table:style-name="ce27" table:formula="of:=IFERROR(INDEX([$'olah data'.$B$4:$'olah data'.$N$39];MATCH([.$A74];[$'olah data'.F$4:$'olah data'.F$39];0);2);&quot;&quot;)" office:value-type="string" office:string-value="Transpersonal identification vs. self-differentiation (8 items)" calcext:value-type="string">
            <text:p>Transpersonal identification vs. self-differentiation (8 items)</text:p>
          </table:table-cell>
          <table:table-cell table:style-name="ce27" table:formula="of:=IFERROR(INDEX([$'olah data'.$B$4:$'olah data'.$N$39];MATCH([.$A74];[$'olah data'.G$4:$'olah data'.G$39];0);2);&quot;&quot;)">
            <text:p/>
          </table:table-cell>
          <table:table-cell table:style-name="ce27" table:formula="of:=IFERROR(INDEX([$'olah data'.$B$4:$'olah data'.$N$39];MATCH([.$A74];[$'olah data'.H$4:$'olah data'.H$39];0);2);&quot;&quot;)">
            <text:p/>
          </table:table-cell>
          <table:table-cell table:style-name="ce27" table:formula="of:=IFERROR(INDEX([$'olah data'.$B$4:$'olah data'.$N$39];MATCH([.$A74];[$'olah data'.I$4:$'olah data'.I$39];0);2);&quot;&quot;)">
            <text:p/>
          </table:table-cell>
          <table:table-cell table:style-name="ce27" table:formula="of:=IFERROR(INDEX([$'olah data'.$B$4:$'olah data'.$N$39];MATCH([.$A74];[$'olah data'.J$4:$'olah data'.J$39];0);2);&quot;&quot;)">
            <text:p/>
          </table:table-cell>
          <table:table-cell table:style-name="ce27" table:formula="of:=IFERROR(INDEX([$'olah data'.$B$4:$'olah data'.$N$39];MATCH([.$A74];[$'olah data'.K$4:$'olah data'.K$39];0);2);&quot;&quot;)">
            <text:p/>
          </table:table-cell>
          <table:table-cell table:style-name="ce27" table:formula="of:=IFERROR(INDEX([$'olah data'.$B$4:$'olah data'.$N$39];MATCH([.$A74];[$'olah data'.L$4:$'olah data'.L$39];0);2);&quot;&quot;)">
            <text:p/>
          </table:table-cell>
          <table:table-cell table:style-name="ce27" table:formula="of:=IFERROR(INDEX([$'olah data'.$B$4:$'olah data'.$N$39];MATCH([.$A74];[$'olah data'.M$4:$'olah data'.M$39];0);2);&quot;&quot;)">
            <text:p/>
          </table:table-cell>
          <table:table-cell table:style-name="ce27" table:formula="of:=IFERROR(INDEX([$'olah data'.$B$4:$'olah data'.$N$39];MATCH([.$A74];[$'olah data'.N$4:$'olah data'.N$39];0);2);&quot;&quot;)">
            <text:p/>
          </table:table-cell>
          <table:table-cell table:style-name="ce27" table:formula="of:=CONCATENATE([.D74];[.E74];[.F74];[.G74];[.H74];[.I74];[.J74];[.K74];[.L74];[.M74];[.N74])" office:value-type="string" office:string-value="Transpersonal identification vs. self-differentiation (8 items)" calcext:value-type="string">
            <text:p>Transpersonal identification vs. self-differentiation (8 items)</text:p>
          </table:table-cell>
          <table:table-cell table:style-name="ce84" table:formula="of:=[$'View Input'.K23]"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74" calcext:value-type="float">
            <text:p>74</text:p>
          </table:table-cell>
          <table:table-cell table:style-name="ce121" office:value-type="float" office:value="1" calcext:value-type="float">
            <text:p>1</text:p>
          </table:table-cell>
          <table:table-cell table:style-name="ce98" table:formula="of:=IF([.R75]=&quot;&quot;;IF([.Q75]=&quot;R&quot;;VLOOKUP([.P75];[$'olah data'.$R$3:$'olah data'.$S$7];2);[.P75]);IF([.R75]=[.P75];[.P75];[.Q75]))" office:value-type="float" office:value="2" calcext:value-type="float">
            <text:p>2</text:p>
          </table:table-cell>
          <table:table-cell table:style-name="ce27" table:formula="of:=IFERROR(INDEX([$'olah data'.$B$4:$'olah data'.$N$39];MATCH([.$A75];[$'olah data'.D$4:$'olah data'.D$39];0);2);&quot;&quot;)">
            <text:p/>
          </table:table-cell>
          <table:table-cell table:style-name="ce27" table:formula="of:=IFERROR(INDEX([$'olah data'.$B$4:$'olah data'.$N$39];MATCH([.$A75];[$'olah data'.E$4:$'olah data'.E$39];0);2);&quot;&quot;)" office:value-type="string" office:string-value="Empathy vs. social disinterest (5 items)" calcext:value-type="string">
            <text:p>Empathy vs. social disinterest (5 items)</text:p>
          </table:table-cell>
          <table:table-cell table:style-name="ce27" table:formula="of:=IFERROR(INDEX([$'olah data'.$B$4:$'olah data'.$N$39];MATCH([.$A75];[$'olah data'.F$4:$'olah data'.F$39];0);2);&quot;&quot;)">
            <text:p/>
          </table:table-cell>
          <table:table-cell table:style-name="ce27" table:formula="of:=IFERROR(INDEX([$'olah data'.$B$4:$'olah data'.$N$39];MATCH([.$A75];[$'olah data'.G$4:$'olah data'.G$39];0);2);&quot;&quot;)">
            <text:p/>
          </table:table-cell>
          <table:table-cell table:style-name="ce27" table:formula="of:=IFERROR(INDEX([$'olah data'.$B$4:$'olah data'.$N$39];MATCH([.$A75];[$'olah data'.H$4:$'olah data'.H$39];0);2);&quot;&quot;)">
            <text:p/>
          </table:table-cell>
          <table:table-cell table:style-name="ce27" table:formula="of:=IFERROR(INDEX([$'olah data'.$B$4:$'olah data'.$N$39];MATCH([.$A75];[$'olah data'.I$4:$'olah data'.I$39];0);2);&quot;&quot;)">
            <text:p/>
          </table:table-cell>
          <table:table-cell table:style-name="ce27" table:formula="of:=IFERROR(INDEX([$'olah data'.$B$4:$'olah data'.$N$39];MATCH([.$A75];[$'olah data'.J$4:$'olah data'.J$39];0);2);&quot;&quot;)">
            <text:p/>
          </table:table-cell>
          <table:table-cell table:style-name="ce27" table:formula="of:=IFERROR(INDEX([$'olah data'.$B$4:$'olah data'.$N$39];MATCH([.$A75];[$'olah data'.K$4:$'olah data'.K$39];0);2);&quot;&quot;)">
            <text:p/>
          </table:table-cell>
          <table:table-cell table:style-name="ce27" table:formula="of:=IFERROR(INDEX([$'olah data'.$B$4:$'olah data'.$N$39];MATCH([.$A75];[$'olah data'.L$4:$'olah data'.L$39];0);2);&quot;&quot;)">
            <text:p/>
          </table:table-cell>
          <table:table-cell table:style-name="ce27" table:formula="of:=IFERROR(INDEX([$'olah data'.$B$4:$'olah data'.$N$39];MATCH([.$A75];[$'olah data'.M$4:$'olah data'.M$39];0);2);&quot;&quot;)">
            <text:p/>
          </table:table-cell>
          <table:table-cell table:style-name="ce27" table:formula="of:=IFERROR(INDEX([$'olah data'.$B$4:$'olah data'.$N$39];MATCH([.$A75];[$'olah data'.N$4:$'olah data'.N$39];0);2);&quot;&quot;)">
            <text:p/>
          </table:table-cell>
          <table:table-cell table:style-name="ce27" table:formula="of:=CONCATENATE([.D75];[.E75];[.F75];[.G75];[.H75];[.I75];[.J75];[.K75];[.L75];[.M75];[.N75])" office:value-type="string" office:string-value="Empathy vs. social disinterest (5 items)" calcext:value-type="string">
            <text:p>Empathy vs. social disinterest (5 items)</text:p>
          </table:table-cell>
          <table:table-cell table:style-name="ce84" table:formula="of:=[$'View Input'.K24]" office:value-type="float" office:value="2" calcext:value-type="float">
            <text:p>2</text:p>
          </table:table-cell>
          <table:table-cell table:style-name="ce46" table:number-columns-repeated="2"/>
          <table:table-cell table:style-name="ce123"/>
          <table:table-cell table:number-columns-repeated="1005"/>
        </table:table-row>
        <table:table-row table:style-name="ro3">
          <table:table-cell table:style-name="ce29" office:value-type="float" office:value="75" calcext:value-type="float">
            <text:p>75</text:p>
          </table:table-cell>
          <table:table-cell table:style-name="ce121" office:value-type="float" office:value="3" calcext:value-type="float">
            <text:p>3</text:p>
          </table:table-cell>
          <table:table-cell table:style-name="ce98" table:formula="of:=IF([.R76]=&quot;&quot;;IF([.Q76]=&quot;R&quot;;VLOOKUP([.P76];[$'olah data'.$R$3:$'olah data'.$S$7];2);[.P76]);IF([.R76]=[.P76];[.P76];[.Q76]))" office:value-type="float" office:value="1" calcext:value-type="float">
            <text:p>1</text:p>
          </table:table-cell>
          <table:table-cell table:style-name="ce27" table:formula="of:=IFERROR(INDEX([$'olah data'.$B$4:$'olah data'.$N$39];MATCH([.$A76];[$'olah data'.D$4:$'olah data'.D$39];0);2);&quot;&quot;)">
            <text:p/>
          </table:table-cell>
          <table:table-cell table:style-name="ce27" table:formula="of:=IFERROR(INDEX([$'olah data'.$B$4:$'olah data'.$N$39];MATCH([.$A76];[$'olah data'.E$4:$'olah data'.E$39];0);2);&quot;&quot;)">
            <text:p/>
          </table:table-cell>
          <table:table-cell table:style-name="ce27" table:formula="of:=IFERROR(INDEX([$'olah data'.$B$4:$'olah data'.$N$39];MATCH([.$A76];[$'olah data'.F$4:$'olah data'.F$39];0);2);&quot;&quot;)">
            <text:p/>
          </table:table-cell>
          <table:table-cell table:style-name="ce27" table:formula="of:=IFERROR(INDEX([$'olah data'.$B$4:$'olah data'.$N$39];MATCH([.$A76];[$'olah data'.G$4:$'olah data'.G$39];0);2);&quot;&quot;)">
            <text:p/>
          </table:table-cell>
          <table:table-cell table:style-name="ce27" table:formula="of:=IFERROR(INDEX([$'olah data'.$B$4:$'olah data'.$N$39];MATCH([.$A76];[$'olah data'.H$4:$'olah data'.H$39];0);2);&quot;&quot;)" office:value-type="string" office:string-value="Pure-hearted conscience vs. self-serving advantage (8 items)" calcext:value-type="string">
            <text:p>Pure-hearted conscience vs. self-serving advantage (8 items)</text:p>
          </table:table-cell>
          <table:table-cell table:style-name="ce27" table:formula="of:=IFERROR(INDEX([$'olah data'.$B$4:$'olah data'.$N$39];MATCH([.$A76];[$'olah data'.I$4:$'olah data'.I$39];0);2);&quot;&quot;)">
            <text:p/>
          </table:table-cell>
          <table:table-cell table:style-name="ce27" table:formula="of:=IFERROR(INDEX([$'olah data'.$B$4:$'olah data'.$N$39];MATCH([.$A76];[$'olah data'.J$4:$'olah data'.J$39];0);2);&quot;&quot;)">
            <text:p/>
          </table:table-cell>
          <table:table-cell table:style-name="ce27" table:formula="of:=IFERROR(INDEX([$'olah data'.$B$4:$'olah data'.$N$39];MATCH([.$A76];[$'olah data'.K$4:$'olah data'.K$39];0);2);&quot;&quot;)">
            <text:p/>
          </table:table-cell>
          <table:table-cell table:style-name="ce27" table:formula="of:=IFERROR(INDEX([$'olah data'.$B$4:$'olah data'.$N$39];MATCH([.$A76];[$'olah data'.L$4:$'olah data'.L$39];0);2);&quot;&quot;)">
            <text:p/>
          </table:table-cell>
          <table:table-cell table:style-name="ce27" table:formula="of:=IFERROR(INDEX([$'olah data'.$B$4:$'olah data'.$N$39];MATCH([.$A76];[$'olah data'.M$4:$'olah data'.M$39];0);2);&quot;&quot;)">
            <text:p/>
          </table:table-cell>
          <table:table-cell table:style-name="ce27" table:formula="of:=IFERROR(INDEX([$'olah data'.$B$4:$'olah data'.$N$39];MATCH([.$A76];[$'olah data'.N$4:$'olah data'.N$39];0);2);&quot;&quot;)">
            <text:p/>
          </table:table-cell>
          <table:table-cell table:style-name="ce27" table:formula="of:=CONCATENATE([.D76];[.E76];[.F76];[.G76];[.H76];[.I76];[.J76];[.K76];[.L76];[.M76];[.N76])" office:value-type="string" office:string-value="Pure-hearted conscience vs. self-serving advantage (8 items)" calcext:value-type="string">
            <text:p>Pure-hearted conscience vs. self-serving advantage (8 items)</text:p>
          </table:table-cell>
          <table:table-cell table:style-name="ce84" table:formula="of:=[$'View Input'.K25]"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76" calcext:value-type="float">
            <text:p>76</text:p>
          </table:table-cell>
          <table:table-cell table:style-name="ce121" office:value-type="float" office:value="1" calcext:value-type="float">
            <text:p>1</text:p>
          </table:table-cell>
          <table:table-cell table:style-name="ce98" table:formula="of:=IF([.R77]=&quot;&quot;;IF([.Q77]=&quot;R&quot;;VLOOKUP([.P77];[$'olah data'.$R$3:$'olah data'.$S$7];2);[.P77]);IF([.R77]=[.P77];[.P77];[.Q77]))" office:value-type="float" office:value="1" calcext:value-type="float">
            <text:p>1</text:p>
          </table:table-cell>
          <table:table-cell table:style-name="ce27" table:formula="of:=IFERROR(INDEX([$'olah data'.$B$4:$'olah data'.$N$39];MATCH([.$A77];[$'olah data'.D$4:$'olah data'.D$39];0);2);&quot;&quot;)">
            <text:p/>
          </table:table-cell>
          <table:table-cell table:style-name="ce27" table:formula="of:=IFERROR(INDEX([$'olah data'.$B$4:$'olah data'.$N$39];MATCH([.$A77];[$'olah data'.E$4:$'olah data'.E$39];0);2);&quot;&quot;)" office:value-type="string" office:string-value="Perfectionist vs pragmatist (8 items)" calcext:value-type="string">
            <text:p>Perfectionist vs pragmatist (8 items)</text:p>
          </table:table-cell>
          <table:table-cell table:style-name="ce27" table:formula="of:=IFERROR(INDEX([$'olah data'.$B$4:$'olah data'.$N$39];MATCH([.$A77];[$'olah data'.F$4:$'olah data'.F$39];0);2);&quot;&quot;)">
            <text:p/>
          </table:table-cell>
          <table:table-cell table:style-name="ce27" table:formula="of:=IFERROR(INDEX([$'olah data'.$B$4:$'olah data'.$N$39];MATCH([.$A77];[$'olah data'.G$4:$'olah data'.G$39];0);2);&quot;&quot;)">
            <text:p/>
          </table:table-cell>
          <table:table-cell table:style-name="ce27" table:formula="of:=IFERROR(INDEX([$'olah data'.$B$4:$'olah data'.$N$39];MATCH([.$A77];[$'olah data'.H$4:$'olah data'.H$39];0);2);&quot;&quot;)">
            <text:p/>
          </table:table-cell>
          <table:table-cell table:style-name="ce27" table:formula="of:=IFERROR(INDEX([$'olah data'.$B$4:$'olah data'.$N$39];MATCH([.$A77];[$'olah data'.I$4:$'olah data'.I$39];0);2);&quot;&quot;)">
            <text:p/>
          </table:table-cell>
          <table:table-cell table:style-name="ce27" table:formula="of:=IFERROR(INDEX([$'olah data'.$B$4:$'olah data'.$N$39];MATCH([.$A77];[$'olah data'.J$4:$'olah data'.J$39];0);2);&quot;&quot;)">
            <text:p/>
          </table:table-cell>
          <table:table-cell table:style-name="ce27" table:formula="of:=IFERROR(INDEX([$'olah data'.$B$4:$'olah data'.$N$39];MATCH([.$A77];[$'olah data'.K$4:$'olah data'.K$39];0);2);&quot;&quot;)">
            <text:p/>
          </table:table-cell>
          <table:table-cell table:style-name="ce27" table:formula="of:=IFERROR(INDEX([$'olah data'.$B$4:$'olah data'.$N$39];MATCH([.$A77];[$'olah data'.L$4:$'olah data'.L$39];0);2);&quot;&quot;)">
            <text:p/>
          </table:table-cell>
          <table:table-cell table:style-name="ce27" table:formula="of:=IFERROR(INDEX([$'olah data'.$B$4:$'olah data'.$N$39];MATCH([.$A77];[$'olah data'.M$4:$'olah data'.M$39];0);2);&quot;&quot;)">
            <text:p/>
          </table:table-cell>
          <table:table-cell table:style-name="ce27" table:formula="of:=IFERROR(INDEX([$'olah data'.$B$4:$'olah data'.$N$39];MATCH([.$A77];[$'olah data'.N$4:$'olah data'.N$39];0);2);&quot;&quot;)">
            <text:p/>
          </table:table-cell>
          <table:table-cell table:style-name="ce27" table:formula="of:=CONCATENATE([.D77];[.E77];[.F77];[.G77];[.H77];[.I77];[.J77];[.K77];[.L77];[.M77];[.N77])" office:value-type="string" office:string-value="Perfectionist vs pragmatist (8 items)" calcext:value-type="string">
            <text:p>Perfectionist vs pragmatist (8 items)</text:p>
          </table:table-cell>
          <table:table-cell table:style-name="ce84" table:formula="of:=[$'View Input'.K26]"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77" calcext:value-type="float">
            <text:p>77</text:p>
          </table:table-cell>
          <table:table-cell table:style-name="ce121" office:value-type="float" office:value="3" calcext:value-type="float">
            <text:p>3</text:p>
          </table:table-cell>
          <table:table-cell table:style-name="ce98" table:formula="of:=IF([.R78]=&quot;&quot;;IF([.Q78]=&quot;R&quot;;VLOOKUP([.P78];[$'olah data'.$R$3:$'olah data'.$S$7];2);[.P78]);IF([.R78]=[.P78];[.P78];[.Q78]))" office:value-type="float" office:value="5" calcext:value-type="float">
            <text:p>5</text:p>
          </table:table-cell>
          <table:table-cell table:style-name="ce27" table:formula="of:=IFERROR(INDEX([$'olah data'.$B$4:$'olah data'.$N$39];MATCH([.$A78];[$'olah data'.D$4:$'olah data'.D$39];0);2);&quot;&quot;)">
            <text:p/>
          </table:table-cell>
          <table:table-cell table:style-name="ce27" table:formula="of:=IFERROR(INDEX([$'olah data'.$B$4:$'olah data'.$N$39];MATCH([.$A78];[$'olah data'.E$4:$'olah data'.E$39];0);2);&quot;&quot;)">
            <text:p/>
          </table:table-cell>
          <table:table-cell table:style-name="ce27" table:formula="of:=IFERROR(INDEX([$'olah data'.$B$4:$'olah data'.$N$39];MATCH([.$A78];[$'olah data'.F$4:$'olah data'.F$39];0);2);&quot;&quot;)">
            <text:p/>
          </table:table-cell>
          <table:table-cell table:style-name="ce27" table:formula="of:=IFERROR(INDEX([$'olah data'.$B$4:$'olah data'.$N$39];MATCH([.$A78];[$'olah data'.G$4:$'olah data'.G$39];0);2);&quot;&quot;)">
            <text:p/>
          </table:table-cell>
          <table:table-cell table:style-name="ce27" table:formula="of:=IFERROR(INDEX([$'olah data'.$B$4:$'olah data'.$N$39];MATCH([.$A78];[$'olah data'.H$4:$'olah data'.H$39];0);2);&quot;&quot;)" office:value-type="string" office:string-value="Disorderliness v. regimentation (7 items)" calcext:value-type="string">
            <text:p>Disorderliness v. regimentation (7 items)</text:p>
          </table:table-cell>
          <table:table-cell table:style-name="ce27" table:formula="of:=IFERROR(INDEX([$'olah data'.$B$4:$'olah data'.$N$39];MATCH([.$A78];[$'olah data'.I$4:$'olah data'.I$39];0);2);&quot;&quot;)">
            <text:p/>
          </table:table-cell>
          <table:table-cell table:style-name="ce27" table:formula="of:=IFERROR(INDEX([$'olah data'.$B$4:$'olah data'.$N$39];MATCH([.$A78];[$'olah data'.J$4:$'olah data'.J$39];0);2);&quot;&quot;)">
            <text:p/>
          </table:table-cell>
          <table:table-cell table:style-name="ce27" table:formula="of:=IFERROR(INDEX([$'olah data'.$B$4:$'olah data'.$N$39];MATCH([.$A78];[$'olah data'.K$4:$'olah data'.K$39];0);2);&quot;&quot;)">
            <text:p/>
          </table:table-cell>
          <table:table-cell table:style-name="ce27" table:formula="of:=IFERROR(INDEX([$'olah data'.$B$4:$'olah data'.$N$39];MATCH([.$A78];[$'olah data'.L$4:$'olah data'.L$39];0);2);&quot;&quot;)">
            <text:p/>
          </table:table-cell>
          <table:table-cell table:style-name="ce27" table:formula="of:=IFERROR(INDEX([$'olah data'.$B$4:$'olah data'.$N$39];MATCH([.$A78];[$'olah data'.M$4:$'olah data'.M$39];0);2);&quot;&quot;)">
            <text:p/>
          </table:table-cell>
          <table:table-cell table:style-name="ce27" table:formula="of:=IFERROR(INDEX([$'olah data'.$B$4:$'olah data'.$N$39];MATCH([.$A78];[$'olah data'.N$4:$'olah data'.N$39];0);2);&quot;&quot;)">
            <text:p/>
          </table:table-cell>
          <table:table-cell table:style-name="ce27" table:formula="of:=CONCATENATE([.D78];[.E78];[.F78];[.G78];[.H78];[.I78];[.J78];[.K78];[.L78];[.M78];[.N78])" office:value-type="string" office:string-value="Disorderliness v. regimentation (7 items)" calcext:value-type="string">
            <text:p>Disorderliness v. regimentation (7 items)</text:p>
          </table:table-cell>
          <table:table-cell table:style-name="ce84" table:formula="of:=[$'View Input'.K27]"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78" calcext:value-type="float">
            <text:p>78</text:p>
          </table:table-cell>
          <table:table-cell table:style-name="ce121" office:value-type="float" office:value="4" calcext:value-type="float">
            <text:p>4</text:p>
          </table:table-cell>
          <table:table-cell table:style-name="ce98" table:formula="of:=IF([.R79]=&quot;&quot;;IF([.Q79]=&quot;R&quot;;VLOOKUP([.P79];[$'olah data'.$R$3:$'olah data'.$S$7];2);[.P79]);IF([.R79]=[.P79];[.P79];[.Q79]))" office:value-type="float" office:value="1" calcext:value-type="float">
            <text:p>1</text:p>
          </table:table-cell>
          <table:table-cell table:style-name="ce27" table:formula="of:=IFERROR(INDEX([$'olah data'.$B$4:$'olah data'.$N$39];MATCH([.$A79];[$'olah data'.D$4:$'olah data'.D$39];0);2);&quot;&quot;)">
            <text:p/>
          </table:table-cell>
          <table:table-cell table:style-name="ce27" table:formula="of:=IFERROR(INDEX([$'olah data'.$B$4:$'olah data'.$N$39];MATCH([.$A79];[$'olah data'.E$4:$'olah data'.E$39];0);2);&quot;&quot;)">
            <text:p/>
          </table:table-cell>
          <table:table-cell table:style-name="ce27" table:formula="of:=IFERROR(INDEX([$'olah data'.$B$4:$'olah data'.$N$39];MATCH([.$A79];[$'olah data'.F$4:$'olah data'.F$39];0);2);&quot;&quot;)">
            <text:p/>
          </table:table-cell>
          <table:table-cell table:style-name="ce27" table:formula="of:=IFERROR(INDEX([$'olah data'.$B$4:$'olah data'.$N$39];MATCH([.$A79];[$'olah data'.G$4:$'olah data'.G$39];0);2);&quot;&quot;)" office:value-type="string" office:string-value="Shyness with strangers (7 items)" calcext:value-type="string">
            <text:p>Shyness with strangers (7 items)</text:p>
          </table:table-cell>
          <table:table-cell table:style-name="ce27" table:formula="of:=IFERROR(INDEX([$'olah data'.$B$4:$'olah data'.$N$39];MATCH([.$A79];[$'olah data'.H$4:$'olah data'.H$39];0);2);&quot;&quot;)">
            <text:p/>
          </table:table-cell>
          <table:table-cell table:style-name="ce27" table:formula="of:=IFERROR(INDEX([$'olah data'.$B$4:$'olah data'.$N$39];MATCH([.$A79];[$'olah data'.I$4:$'olah data'.I$39];0);2);&quot;&quot;)">
            <text:p/>
          </table:table-cell>
          <table:table-cell table:style-name="ce27" table:formula="of:=IFERROR(INDEX([$'olah data'.$B$4:$'olah data'.$N$39];MATCH([.$A79];[$'olah data'.J$4:$'olah data'.J$39];0);2);&quot;&quot;)">
            <text:p/>
          </table:table-cell>
          <table:table-cell table:style-name="ce27" table:formula="of:=IFERROR(INDEX([$'olah data'.$B$4:$'olah data'.$N$39];MATCH([.$A79];[$'olah data'.K$4:$'olah data'.K$39];0);2);&quot;&quot;)">
            <text:p/>
          </table:table-cell>
          <table:table-cell table:style-name="ce27" table:formula="of:=IFERROR(INDEX([$'olah data'.$B$4:$'olah data'.$N$39];MATCH([.$A79];[$'olah data'.L$4:$'olah data'.L$39];0);2);&quot;&quot;)">
            <text:p/>
          </table:table-cell>
          <table:table-cell table:style-name="ce27" table:formula="of:=IFERROR(INDEX([$'olah data'.$B$4:$'olah data'.$N$39];MATCH([.$A79];[$'olah data'.M$4:$'olah data'.M$39];0);2);&quot;&quot;)">
            <text:p/>
          </table:table-cell>
          <table:table-cell table:style-name="ce27" table:formula="of:=IFERROR(INDEX([$'olah data'.$B$4:$'olah data'.$N$39];MATCH([.$A79];[$'olah data'.N$4:$'olah data'.N$39];0);2);&quot;&quot;)">
            <text:p/>
          </table:table-cell>
          <table:table-cell table:style-name="ce27" table:formula="of:=CONCATENATE([.D79];[.E79];[.F79];[.G79];[.H79];[.I79];[.J79];[.K79];[.L79];[.M79];[.N79])" office:value-type="string" office:string-value="Shyness with strangers (7 items)" calcext:value-type="string">
            <text:p>Shyness with strangers (7 items)</text:p>
          </table:table-cell>
          <table:table-cell table:style-name="ce84" table:formula="of:=[$'View Input'.K28]"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79" calcext:value-type="float">
            <text:p>79</text:p>
          </table:table-cell>
          <table:table-cell table:style-name="ce121" office:value-type="float" office:value="4" calcext:value-type="float">
            <text:p>4</text:p>
          </table:table-cell>
          <table:table-cell table:style-name="ce98" table:formula="of:=IF([.R80]=&quot;&quot;;IF([.Q80]=&quot;R&quot;;VLOOKUP([.P80];[$'olah data'.$R$3:$'olah data'.$S$7];2);[.P80]);IF([.R80]=[.P80];[.P80];[.Q80]))" office:value-type="float" office:value="2" calcext:value-type="float">
            <text:p>2</text:p>
          </table:table-cell>
          <table:table-cell table:style-name="ce27" table:formula="of:=IFERROR(INDEX([$'olah data'.$B$4:$'olah data'.$N$39];MATCH([.$A80];[$'olah data'.D$4:$'olah data'.D$39];0);2);&quot;&quot;)">
            <text:p/>
          </table:table-cell>
          <table:table-cell table:style-name="ce27" table:formula="of:=IFERROR(INDEX([$'olah data'.$B$4:$'olah data'.$N$39];MATCH([.$A80];[$'olah data'.E$4:$'olah data'.E$39];0);2);&quot;&quot;)">
            <text:p/>
          </table:table-cell>
          <table:table-cell table:style-name="ce27" table:formula="of:=IFERROR(INDEX([$'olah data'.$B$4:$'olah data'.$N$39];MATCH([.$A80];[$'olah data'.F$4:$'olah data'.F$39];0);2);&quot;&quot;)" office:value-type="string" office:string-value="Attachment (6 items)" calcext:value-type="string">
            <text:p>Attachment (6 items)</text:p>
          </table:table-cell>
          <table:table-cell table:style-name="ce27" table:formula="of:=IFERROR(INDEX([$'olah data'.$B$4:$'olah data'.$N$39];MATCH([.$A80];[$'olah data'.G$4:$'olah data'.G$39];0);2);&quot;&quot;)">
            <text:p/>
          </table:table-cell>
          <table:table-cell table:style-name="ce27" table:formula="of:=IFERROR(INDEX([$'olah data'.$B$4:$'olah data'.$N$39];MATCH([.$A80];[$'olah data'.H$4:$'olah data'.H$39];0);2);&quot;&quot;)">
            <text:p/>
          </table:table-cell>
          <table:table-cell table:style-name="ce27" table:formula="of:=IFERROR(INDEX([$'olah data'.$B$4:$'olah data'.$N$39];MATCH([.$A80];[$'olah data'.I$4:$'olah data'.I$39];0);2);&quot;&quot;)">
            <text:p/>
          </table:table-cell>
          <table:table-cell table:style-name="ce27" table:formula="of:=IFERROR(INDEX([$'olah data'.$B$4:$'olah data'.$N$39];MATCH([.$A80];[$'olah data'.J$4:$'olah data'.J$39];0);2);&quot;&quot;)">
            <text:p/>
          </table:table-cell>
          <table:table-cell table:style-name="ce27" table:formula="of:=IFERROR(INDEX([$'olah data'.$B$4:$'olah data'.$N$39];MATCH([.$A80];[$'olah data'.K$4:$'olah data'.K$39];0);2);&quot;&quot;)">
            <text:p/>
          </table:table-cell>
          <table:table-cell table:style-name="ce27" table:formula="of:=IFERROR(INDEX([$'olah data'.$B$4:$'olah data'.$N$39];MATCH([.$A80];[$'olah data'.L$4:$'olah data'.L$39];0);2);&quot;&quot;)">
            <text:p/>
          </table:table-cell>
          <table:table-cell table:style-name="ce27" table:formula="of:=IFERROR(INDEX([$'olah data'.$B$4:$'olah data'.$N$39];MATCH([.$A80];[$'olah data'.M$4:$'olah data'.M$39];0);2);&quot;&quot;)">
            <text:p/>
          </table:table-cell>
          <table:table-cell table:style-name="ce27" table:formula="of:=IFERROR(INDEX([$'olah data'.$B$4:$'olah data'.$N$39];MATCH([.$A80];[$'olah data'.N$4:$'olah data'.N$39];0);2);&quot;&quot;)">
            <text:p/>
          </table:table-cell>
          <table:table-cell table:style-name="ce27" table:formula="of:=CONCATENATE([.D80];[.E80];[.F80];[.G80];[.H80];[.I80];[.J80];[.K80];[.L80];[.M80];[.N80])" office:value-type="string" office:string-value="Attachment (6 items)" calcext:value-type="string">
            <text:p>Attachment (6 items)</text:p>
          </table:table-cell>
          <table:table-cell table:style-name="ce84" table:formula="of:=[$'View Input'.K29]" office:value-type="float" office:value="4" calcext:value-type="float">
            <text:p>4</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80" calcext:value-type="float">
            <text:p>80</text:p>
          </table:table-cell>
          <table:table-cell table:style-name="ce121" office:value-type="float" office:value="3" calcext:value-type="float">
            <text:p>3</text:p>
          </table:table-cell>
          <table:table-cell table:style-name="ce98" table:formula="of:=IF([.R81]=&quot;&quot;;IF([.Q81]=&quot;R&quot;;VLOOKUP([.P81];[$'olah data'.$R$3:$'olah data'.$S$7];2);[.P81]);IF([.R81]=[.P81];[.P81];[.Q81]))" office:value-type="float" office:value="4" calcext:value-type="float">
            <text:p>4</text:p>
          </table:table-cell>
          <table:table-cell table:style-name="ce27" table:formula="of:=IFERROR(INDEX([$'olah data'.$B$4:$'olah data'.$N$39];MATCH([.$A81];[$'olah data'.D$4:$'olah data'.D$39];0);2);&quot;&quot;)" office:value-type="string" office:string-value="Openness to warm communication vs aloofness (10 items)" calcext:value-type="string">
            <text:p>Openness to warm communication vs aloofness (10 items)</text:p>
          </table:table-cell>
          <table:table-cell table:style-name="ce27" table:formula="of:=IFERROR(INDEX([$'olah data'.$B$4:$'olah data'.$N$39];MATCH([.$A81];[$'olah data'.E$4:$'olah data'.E$39];0);2);&quot;&quot;)">
            <text:p/>
          </table:table-cell>
          <table:table-cell table:style-name="ce27" table:formula="of:=IFERROR(INDEX([$'olah data'.$B$4:$'olah data'.$N$39];MATCH([.$A81];[$'olah data'.F$4:$'olah data'.F$39];0);2);&quot;&quot;)">
            <text:p/>
          </table:table-cell>
          <table:table-cell table:style-name="ce27" table:formula="of:=IFERROR(INDEX([$'olah data'.$B$4:$'olah data'.$N$39];MATCH([.$A81];[$'olah data'.G$4:$'olah data'.G$39];0);2);&quot;&quot;)">
            <text:p/>
          </table:table-cell>
          <table:table-cell table:style-name="ce27" table:formula="of:=IFERROR(INDEX([$'olah data'.$B$4:$'olah data'.$N$39];MATCH([.$A81];[$'olah data'.H$4:$'olah data'.H$39];0);2);&quot;&quot;)">
            <text:p/>
          </table:table-cell>
          <table:table-cell table:style-name="ce27" table:formula="of:=IFERROR(INDEX([$'olah data'.$B$4:$'olah data'.$N$39];MATCH([.$A81];[$'olah data'.I$4:$'olah data'.I$39];0);2);&quot;&quot;)">
            <text:p/>
          </table:table-cell>
          <table:table-cell table:style-name="ce27" table:formula="of:=IFERROR(INDEX([$'olah data'.$B$4:$'olah data'.$N$39];MATCH([.$A81];[$'olah data'.J$4:$'olah data'.J$39];0);2);&quot;&quot;)">
            <text:p/>
          </table:table-cell>
          <table:table-cell table:style-name="ce27" table:formula="of:=IFERROR(INDEX([$'olah data'.$B$4:$'olah data'.$N$39];MATCH([.$A81];[$'olah data'.K$4:$'olah data'.K$39];0);2);&quot;&quot;)">
            <text:p/>
          </table:table-cell>
          <table:table-cell table:style-name="ce27" table:formula="of:=IFERROR(INDEX([$'olah data'.$B$4:$'olah data'.$N$39];MATCH([.$A81];[$'olah data'.L$4:$'olah data'.L$39];0);2);&quot;&quot;)">
            <text:p/>
          </table:table-cell>
          <table:table-cell table:style-name="ce27" table:formula="of:=IFERROR(INDEX([$'olah data'.$B$4:$'olah data'.$N$39];MATCH([.$A81];[$'olah data'.M$4:$'olah data'.M$39];0);2);&quot;&quot;)">
            <text:p/>
          </table:table-cell>
          <table:table-cell table:style-name="ce27" table:formula="of:=IFERROR(INDEX([$'olah data'.$B$4:$'olah data'.$N$39];MATCH([.$A81];[$'olah data'.N$4:$'olah data'.N$39];0);2);&quot;&quot;)">
            <text:p/>
          </table:table-cell>
          <table:table-cell table:style-name="ce27" table:formula="of:=CONCATENATE([.D81];[.E81];[.F81];[.G81];[.H81];[.I81];[.J81];[.K81];[.L81];[.M81];[.N81])" office:value-type="string" office:string-value="Openness to warm communication vs aloofness (10 items)" calcext:value-type="string">
            <text:p>Openness to warm communication vs aloofness (10 items)</text:p>
          </table:table-cell>
          <table:table-cell table:style-name="ce84" table:formula="of:=[$'View Input'.K30]"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81" calcext:value-type="float">
            <text:p>81</text:p>
          </table:table-cell>
          <table:table-cell table:style-name="ce121" office:value-type="float" office:value="5" calcext:value-type="float">
            <text:p>5</text:p>
          </table:table-cell>
          <table:table-cell table:style-name="ce98" table:formula="of:=IF([.R82]=&quot;&quot;;IF([.Q82]=&quot;R&quot;;VLOOKUP([.P82];[$'olah data'.$R$3:$'olah data'.$S$7];2);[.P82]);IF([.R82]=[.P82];[.P82];[.Q82]))" office:value-type="float" office:value="4" calcext:value-type="float">
            <text:p>4</text:p>
          </table:table-cell>
          <table:table-cell table:style-name="ce27" table:formula="of:=IFERROR(INDEX([$'olah data'.$B$4:$'olah data'.$N$39];MATCH([.$A82];[$'olah data'.D$4:$'olah data'.D$39];0);2);&quot;&quot;)">
            <text:p/>
          </table:table-cell>
          <table:table-cell table:style-name="ce27" table:formula="of:=IFERROR(INDEX([$'olah data'.$B$4:$'olah data'.$N$39];MATCH([.$A82];[$'olah data'.E$4:$'olah data'.E$39];0);2);&quot;&quot;)">
            <text:p/>
          </table:table-cell>
          <table:table-cell table:style-name="ce27" table:formula="of:=IFERROR(INDEX([$'olah data'.$B$4:$'olah data'.$N$39];MATCH([.$A82];[$'olah data'.F$4:$'olah data'.F$39];0);2);&quot;&quot;)">
            <text:p/>
          </table:table-cell>
          <table:table-cell table:style-name="ce27" table:formula="of:=IFERROR(INDEX([$'olah data'.$B$4:$'olah data'.$N$39];MATCH([.$A82];[$'olah data'.G$4:$'olah data'.G$39];0);2);&quot;&quot;)">
            <text:p/>
          </table:table-cell>
          <table:table-cell table:style-name="ce27" table:formula="of:=IFERROR(INDEX([$'olah data'.$B$4:$'olah data'.$N$39];MATCH([.$A82];[$'olah data'.H$4:$'olah data'.H$39];0);2);&quot;&quot;)" office:value-type="string" office:string-value="Fatigability v. asthenia (8 items)" calcext:value-type="string">
            <text:p>Fatigability v. asthenia (8 items)</text:p>
          </table:table-cell>
          <table:table-cell table:style-name="ce27" table:formula="of:=IFERROR(INDEX([$'olah data'.$B$4:$'olah data'.$N$39];MATCH([.$A82];[$'olah data'.I$4:$'olah data'.I$39];0);2);&quot;&quot;)">
            <text:p/>
          </table:table-cell>
          <table:table-cell table:style-name="ce27" table:formula="of:=IFERROR(INDEX([$'olah data'.$B$4:$'olah data'.$N$39];MATCH([.$A82];[$'olah data'.J$4:$'olah data'.J$39];0);2);&quot;&quot;)">
            <text:p/>
          </table:table-cell>
          <table:table-cell table:style-name="ce27" table:formula="of:=IFERROR(INDEX([$'olah data'.$B$4:$'olah data'.$N$39];MATCH([.$A82];[$'olah data'.K$4:$'olah data'.K$39];0);2);&quot;&quot;)">
            <text:p/>
          </table:table-cell>
          <table:table-cell table:style-name="ce27" table:formula="of:=IFERROR(INDEX([$'olah data'.$B$4:$'olah data'.$N$39];MATCH([.$A82];[$'olah data'.L$4:$'olah data'.L$39];0);2);&quot;&quot;)">
            <text:p/>
          </table:table-cell>
          <table:table-cell table:style-name="ce27" table:formula="of:=IFERROR(INDEX([$'olah data'.$B$4:$'olah data'.$N$39];MATCH([.$A82];[$'olah data'.M$4:$'olah data'.M$39];0);2);&quot;&quot;)">
            <text:p/>
          </table:table-cell>
          <table:table-cell table:style-name="ce27" table:formula="of:=IFERROR(INDEX([$'olah data'.$B$4:$'olah data'.$N$39];MATCH([.$A82];[$'olah data'.N$4:$'olah data'.N$39];0);2);&quot;&quot;)">
            <text:p/>
          </table:table-cell>
          <table:table-cell table:style-name="ce27" table:formula="of:=CONCATENATE([.D82];[.E82];[.F82];[.G82];[.H82];[.I82];[.J82];[.K82];[.L82];[.M82];[.N82])" office:value-type="string" office:string-value="Fatigability v. asthenia (8 items)" calcext:value-type="string">
            <text:p>Fatigability v. asthenia (8 items)</text:p>
          </table:table-cell>
          <table:table-cell table:style-name="ce84" table:formula="of:=[$'View Input'.N11]" office:value-type="float" office:value="2" calcext:value-type="float">
            <text:p>2</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82" calcext:value-type="float">
            <text:p>82</text:p>
          </table:table-cell>
          <table:table-cell table:style-name="ce121" office:value-type="float" office:value="4" calcext:value-type="float">
            <text:p>4</text:p>
          </table:table-cell>
          <table:table-cell table:style-name="ce98" table:formula="of:=IF([.R83]=&quot;&quot;;IF([.Q83]=&quot;R&quot;;VLOOKUP([.P83];[$'olah data'.$R$3:$'olah data'.$S$7];2);[.P83]);IF([.R83]=[.P83];[.P83];[.Q83]))" office:value-type="float" office:value="5" calcext:value-type="float">
            <text:p>5</text:p>
          </table:table-cell>
          <table:table-cell table:style-name="ce27" table:formula="of:=IFERROR(INDEX([$'olah data'.$B$4:$'olah data'.$N$39];MATCH([.$A83];[$'olah data'.D$4:$'olah data'.D$39];0);2);&quot;&quot;)">
            <text:p/>
          </table:table-cell>
          <table:table-cell table:style-name="ce27" table:formula="of:=IFERROR(INDEX([$'olah data'.$B$4:$'olah data'.$N$39];MATCH([.$A83];[$'olah data'.E$4:$'olah data'.E$39];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olah data'.$N$39];MATCH([.$A83];[$'olah data'.F$4:$'olah data'.F$39];0);2);&quot;&quot;)">
            <text:p/>
          </table:table-cell>
          <table:table-cell table:style-name="ce27" table:formula="of:=IFERROR(INDEX([$'olah data'.$B$4:$'olah data'.$N$39];MATCH([.$A83];[$'olah data'.G$4:$'olah data'.G$39];0);2);&quot;&quot;)">
            <text:p/>
          </table:table-cell>
          <table:table-cell table:style-name="ce27" table:formula="of:=IFERROR(INDEX([$'olah data'.$B$4:$'olah data'.$N$39];MATCH([.$A83];[$'olah data'.H$4:$'olah data'.H$39];0);2);&quot;&quot;)">
            <text:p/>
          </table:table-cell>
          <table:table-cell table:style-name="ce27" table:formula="of:=IFERROR(INDEX([$'olah data'.$B$4:$'olah data'.$N$39];MATCH([.$A83];[$'olah data'.I$4:$'olah data'.I$39];0);2);&quot;&quot;)">
            <text:p/>
          </table:table-cell>
          <table:table-cell table:style-name="ce27" table:formula="of:=IFERROR(INDEX([$'olah data'.$B$4:$'olah data'.$N$39];MATCH([.$A83];[$'olah data'.J$4:$'olah data'.J$39];0);2);&quot;&quot;)">
            <text:p/>
          </table:table-cell>
          <table:table-cell table:style-name="ce27" table:formula="of:=IFERROR(INDEX([$'olah data'.$B$4:$'olah data'.$N$39];MATCH([.$A83];[$'olah data'.K$4:$'olah data'.K$39];0);2);&quot;&quot;)">
            <text:p/>
          </table:table-cell>
          <table:table-cell table:style-name="ce27" table:formula="of:=IFERROR(INDEX([$'olah data'.$B$4:$'olah data'.$N$39];MATCH([.$A83];[$'olah data'.L$4:$'olah data'.L$39];0);2);&quot;&quot;)">
            <text:p/>
          </table:table-cell>
          <table:table-cell table:style-name="ce27" table:formula="of:=IFERROR(INDEX([$'olah data'.$B$4:$'olah data'.$N$39];MATCH([.$A83];[$'olah data'.M$4:$'olah data'.M$39];0);2);&quot;&quot;)">
            <text:p/>
          </table:table-cell>
          <table:table-cell table:style-name="ce27" table:formula="of:=IFERROR(INDEX([$'olah data'.$B$4:$'olah data'.$N$39];MATCH([.$A83];[$'olah data'.N$4:$'olah data'.N$39];0);2);&quot;&quot;)">
            <text:p/>
          </table:table-cell>
          <table:table-cell table:style-name="ce27" table:formula="of:=CONCATENATE([.D83];[.E83];[.F83];[.G83];[.H83];[.I83];[.J83];[.K83];[.L83];[.M83];[.N83])" office:value-type="string" office:string-value="Anticipatory worry &amp; pessimismv. uninhibited optimism (11 items)" calcext:value-type="string">
            <text:p>Anticipatory worry &amp; pessimismv. uninhibited optimism (11 items)</text:p>
          </table:table-cell>
          <table:table-cell table:style-name="ce84" table:formula="of:=[$'View Input'.N12]"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83" calcext:value-type="float">
            <text:p>83</text:p>
          </table:table-cell>
          <table:table-cell table:style-name="ce121" office:value-type="float" office:value="2" calcext:value-type="float">
            <text:p>2</text:p>
          </table:table-cell>
          <table:table-cell table:style-name="ce98" table:formula="of:=IF([.R84]=&quot;&quot;;IF([.Q84]=&quot;R&quot;;VLOOKUP([.P84];[$'olah data'.$R$3:$'olah data'.$S$7];2);[.P84]);IF([.R84]=[.P84];[.P84];[.Q84]))" office:value-type="float" office:value="3" calcext:value-type="float">
            <text:p>3</text:p>
          </table:table-cell>
          <table:table-cell table:style-name="ce27" table:formula="of:=IFERROR(INDEX([$'olah data'.$B$4:$'olah data'.$N$39];MATCH([.$A84];[$'olah data'.D$4:$'olah data'.D$39];0);2);&quot;&quot;)">
            <text:p/>
          </table:table-cell>
          <table:table-cell table:style-name="ce27" table:formula="of:=IFERROR(INDEX([$'olah data'.$B$4:$'olah data'.$N$39];MATCH([.$A84];[$'olah data'.E$4:$'olah data'.E$39];0);2);&quot;&quot;)">
            <text:p/>
          </table:table-cell>
          <table:table-cell table:style-name="ce27" table:formula="of:=IFERROR(INDEX([$'olah data'.$B$4:$'olah data'.$N$39];MATCH([.$A84];[$'olah data'.F$4:$'olah data'.F$39];0);2);&quot;&quot;)" office:value-type="string" office:string-value="Self-acceptance vs. self-striving (10 items)" calcext:value-type="string">
            <text:p>Self-acceptance vs. self-striving (10 items)</text:p>
          </table:table-cell>
          <table:table-cell table:style-name="ce27" table:formula="of:=IFERROR(INDEX([$'olah data'.$B$4:$'olah data'.$N$39];MATCH([.$A84];[$'olah data'.G$4:$'olah data'.G$39];0);2);&quot;&quot;)">
            <text:p/>
          </table:table-cell>
          <table:table-cell table:style-name="ce27" table:formula="of:=IFERROR(INDEX([$'olah data'.$B$4:$'olah data'.$N$39];MATCH([.$A84];[$'olah data'.H$4:$'olah data'.H$39];0);2);&quot;&quot;)">
            <text:p/>
          </table:table-cell>
          <table:table-cell table:style-name="ce27" table:formula="of:=IFERROR(INDEX([$'olah data'.$B$4:$'olah data'.$N$39];MATCH([.$A84];[$'olah data'.I$4:$'olah data'.I$39];0);2);&quot;&quot;)">
            <text:p/>
          </table:table-cell>
          <table:table-cell table:style-name="ce27" table:formula="of:=IFERROR(INDEX([$'olah data'.$B$4:$'olah data'.$N$39];MATCH([.$A84];[$'olah data'.J$4:$'olah data'.J$39];0);2);&quot;&quot;)">
            <text:p/>
          </table:table-cell>
          <table:table-cell table:style-name="ce27" table:formula="of:=IFERROR(INDEX([$'olah data'.$B$4:$'olah data'.$N$39];MATCH([.$A84];[$'olah data'.K$4:$'olah data'.K$39];0);2);&quot;&quot;)">
            <text:p/>
          </table:table-cell>
          <table:table-cell table:style-name="ce27" table:formula="of:=IFERROR(INDEX([$'olah data'.$B$4:$'olah data'.$N$39];MATCH([.$A84];[$'olah data'.L$4:$'olah data'.L$39];0);2);&quot;&quot;)">
            <text:p/>
          </table:table-cell>
          <table:table-cell table:style-name="ce27" table:formula="of:=IFERROR(INDEX([$'olah data'.$B$4:$'olah data'.$N$39];MATCH([.$A84];[$'olah data'.M$4:$'olah data'.M$39];0);2);&quot;&quot;)">
            <text:p/>
          </table:table-cell>
          <table:table-cell table:style-name="ce27" table:formula="of:=IFERROR(INDEX([$'olah data'.$B$4:$'olah data'.$N$39];MATCH([.$A84];[$'olah data'.N$4:$'olah data'.N$39];0);2);&quot;&quot;)">
            <text:p/>
          </table:table-cell>
          <table:table-cell table:style-name="ce27" table:formula="of:=CONCATENATE([.D84];[.E84];[.F84];[.G84];[.H84];[.I84];[.J84];[.K84];[.L84];[.M84];[.N84])" office:value-type="string" office:string-value="Self-acceptance vs. self-striving (10 items)" calcext:value-type="string">
            <text:p>Self-acceptance vs. self-striving (10 items)</text:p>
          </table:table-cell>
          <table:table-cell table:style-name="ce84" table:formula="of:=[$'View Input'.N13]" office:value-type="float" office:value="3" calcext:value-type="float">
            <text:p>3</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84" calcext:value-type="float">
            <text:p>84</text:p>
          </table:table-cell>
          <table:table-cell table:style-name="ce121" office:value-type="float" office:value="5" calcext:value-type="float">
            <text:p>5</text:p>
          </table:table-cell>
          <table:table-cell table:style-name="ce98" table:formula="of:=IF([.R85]=&quot;&quot;;IF([.Q85]=&quot;R&quot;;VLOOKUP([.P85];[$'olah data'.$R$3:$'olah data'.$S$7];2);[.P85]);IF([.R85]=[.P85];[.P85];[.Q85]))" office:value-type="float" office:value="5" calcext:value-type="float">
            <text:p>5</text:p>
          </table:table-cell>
          <table:table-cell table:style-name="ce27" table:formula="of:=IFERROR(INDEX([$'olah data'.$B$4:$'olah data'.$N$39];MATCH([.$A85];[$'olah data'.D$4:$'olah data'.D$39];0);2);&quot;&quot;)">
            <text:p/>
          </table:table-cell>
          <table:table-cell table:style-name="ce27" table:formula="of:=IFERROR(INDEX([$'olah data'.$B$4:$'olah data'.$N$39];MATCH([.$A85];[$'olah data'.E$4:$'olah data'.E$39];0);2);&quot;&quot;)">
            <text:p/>
          </table:table-cell>
          <table:table-cell table:style-name="ce27" table:formula="of:=IFERROR(INDEX([$'olah data'.$B$4:$'olah data'.$N$39];MATCH([.$A85];[$'olah data'.F$4:$'olah data'.F$39];0);2);&quot;&quot;)">
            <text:p/>
          </table:table-cell>
          <table:table-cell table:style-name="ce27" table:formula="of:=IFERROR(INDEX([$'olah data'.$B$4:$'olah data'.$N$39];MATCH([.$A85];[$'olah data'.G$4:$'olah data'.G$39];0);2);&quot;&quot;)">
            <text:p/>
          </table:table-cell>
          <table:table-cell table:style-name="ce27" table:formula="of:=IFERROR(INDEX([$'olah data'.$B$4:$'olah data'.$N$39];MATCH([.$A85];[$'olah data'.H$4:$'olah data'.H$39];0);2);&quot;&quot;)">
            <text:p/>
          </table:table-cell>
          <table:table-cell table:style-name="ce27" table:formula="of:=IFERROR(INDEX([$'olah data'.$B$4:$'olah data'.$N$39];MATCH([.$A85];[$'olah data'.I$4:$'olah data'.I$39];0);2);&quot;&quot;)" office:value-type="string" office:string-value="Helpfulness vs. unhelpfulness (8 items)" calcext:value-type="string">
            <text:p>Helpfulness vs. unhelpfulness (8 items)</text:p>
          </table:table-cell>
          <table:table-cell table:style-name="ce27" table:formula="of:=IFERROR(INDEX([$'olah data'.$B$4:$'olah data'.$N$39];MATCH([.$A85];[$'olah data'.J$4:$'olah data'.J$39];0);2);&quot;&quot;)">
            <text:p/>
          </table:table-cell>
          <table:table-cell table:style-name="ce27" table:formula="of:=IFERROR(INDEX([$'olah data'.$B$4:$'olah data'.$N$39];MATCH([.$A85];[$'olah data'.K$4:$'olah data'.K$39];0);2);&quot;&quot;)">
            <text:p/>
          </table:table-cell>
          <table:table-cell table:style-name="ce27" table:formula="of:=IFERROR(INDEX([$'olah data'.$B$4:$'olah data'.$N$39];MATCH([.$A85];[$'olah data'.L$4:$'olah data'.L$39];0);2);&quot;&quot;)">
            <text:p/>
          </table:table-cell>
          <table:table-cell table:style-name="ce27" table:formula="of:=IFERROR(INDEX([$'olah data'.$B$4:$'olah data'.$N$39];MATCH([.$A85];[$'olah data'.M$4:$'olah data'.M$39];0);2);&quot;&quot;)">
            <text:p/>
          </table:table-cell>
          <table:table-cell table:style-name="ce27" table:formula="of:=IFERROR(INDEX([$'olah data'.$B$4:$'olah data'.$N$39];MATCH([.$A85];[$'olah data'.N$4:$'olah data'.N$39];0);2);&quot;&quot;)">
            <text:p/>
          </table:table-cell>
          <table:table-cell table:style-name="ce27" table:formula="of:=CONCATENATE([.D85];[.E85];[.F85];[.G85];[.H85];[.I85];[.J85];[.K85];[.L85];[.M85];[.N85])" office:value-type="string" office:string-value="Helpfulness vs. unhelpfulness (8 items)" calcext:value-type="string">
            <text:p>Helpfulness vs. unhelpfulness (8 items)</text:p>
          </table:table-cell>
          <table:table-cell table:style-name="ce84" table:formula="of:=[$'View Input'.N14]"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85" calcext:value-type="float">
            <text:p>85</text:p>
          </table:table-cell>
          <table:table-cell table:style-name="ce121" office:value-type="float" office:value="3" calcext:value-type="float">
            <text:p>3</text:p>
          </table:table-cell>
          <table:table-cell table:style-name="ce98" table:formula="of:=IF([.R86]=&quot;&quot;;IF([.Q86]=&quot;R&quot;;VLOOKUP([.P86];[$'olah data'.$R$3:$'olah data'.$S$7];2);[.P86]);IF([.R86]=[.P86];[.P86];[.Q86]))" office:value-type="float" office:value="1" calcext:value-type="float">
            <text:p>1</text:p>
          </table:table-cell>
          <table:table-cell table:style-name="ce27" table:formula="of:=IFERROR(INDEX([$'olah data'.$B$4:$'olah data'.$N$39];MATCH([.$A86];[$'olah data'.D$4:$'olah data'.D$39];0);2);&quot;&quot;)">
            <text:p/>
          </table:table-cell>
          <table:table-cell table:style-name="ce27" table:formula="of:=IFERROR(INDEX([$'olah data'.$B$4:$'olah data'.$N$39];MATCH([.$A86];[$'olah data'.E$4:$'olah data'.E$39];0);2);&quot;&quot;)">
            <text:p/>
          </table:table-cell>
          <table:table-cell table:style-name="ce27" table:formula="of:=IFERROR(INDEX([$'olah data'.$B$4:$'olah data'.$N$39];MATCH([.$A86];[$'olah data'.F$4:$'olah data'.F$39];0);2);&quot;&quot;)">
            <text:p/>
          </table:table-cell>
          <table:table-cell table:style-name="ce27" table:formula="of:=IFERROR(INDEX([$'olah data'.$B$4:$'olah data'.$N$39];MATCH([.$A86];[$'olah data'.G$4:$'olah data'.G$39];0);2);&quot;&quot;)" office:value-type="string" office:string-value="Dependence (6 items)" calcext:value-type="string">
            <text:p>Dependence (6 items)</text:p>
          </table:table-cell>
          <table:table-cell table:style-name="ce27" table:formula="of:=IFERROR(INDEX([$'olah data'.$B$4:$'olah data'.$N$39];MATCH([.$A86];[$'olah data'.H$4:$'olah data'.H$39];0);2);&quot;&quot;)">
            <text:p/>
          </table:table-cell>
          <table:table-cell table:style-name="ce27" table:formula="of:=IFERROR(INDEX([$'olah data'.$B$4:$'olah data'.$N$39];MATCH([.$A86];[$'olah data'.I$4:$'olah data'.I$39];0);2);&quot;&quot;)">
            <text:p/>
          </table:table-cell>
          <table:table-cell table:style-name="ce27" table:formula="of:=IFERROR(INDEX([$'olah data'.$B$4:$'olah data'.$N$39];MATCH([.$A86];[$'olah data'.J$4:$'olah data'.J$39];0);2);&quot;&quot;)">
            <text:p/>
          </table:table-cell>
          <table:table-cell table:style-name="ce27" table:formula="of:=IFERROR(INDEX([$'olah data'.$B$4:$'olah data'.$N$39];MATCH([.$A86];[$'olah data'.K$4:$'olah data'.K$39];0);2);&quot;&quot;)">
            <text:p/>
          </table:table-cell>
          <table:table-cell table:style-name="ce27" table:formula="of:=IFERROR(INDEX([$'olah data'.$B$4:$'olah data'.$N$39];MATCH([.$A86];[$'olah data'.L$4:$'olah data'.L$39];0);2);&quot;&quot;)">
            <text:p/>
          </table:table-cell>
          <table:table-cell table:style-name="ce27" table:formula="of:=IFERROR(INDEX([$'olah data'.$B$4:$'olah data'.$N$39];MATCH([.$A86];[$'olah data'.M$4:$'olah data'.M$39];0);2);&quot;&quot;)">
            <text:p/>
          </table:table-cell>
          <table:table-cell table:style-name="ce27" table:formula="of:=IFERROR(INDEX([$'olah data'.$B$4:$'olah data'.$N$39];MATCH([.$A86];[$'olah data'.N$4:$'olah data'.N$39];0);2);&quot;&quot;)">
            <text:p/>
          </table:table-cell>
          <table:table-cell table:style-name="ce27" table:formula="of:=CONCATENATE([.D86];[.E86];[.F86];[.G86];[.H86];[.I86];[.J86];[.K86];[.L86];[.M86];[.N86])" office:value-type="string" office:string-value="Dependence (6 items)" calcext:value-type="string">
            <text:p>Dependence (6 items)</text:p>
          </table:table-cell>
          <table:table-cell table:style-name="ce84" table:formula="of:=[$'View Input'.N15]"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86" calcext:value-type="float">
            <text:p>86</text:p>
          </table:table-cell>
          <table:table-cell table:style-name="ce121" office:value-type="float" office:value="1" calcext:value-type="float">
            <text:p>1</text:p>
          </table:table-cell>
          <table:table-cell table:style-name="ce98" table:formula="of:=IF([.R87]=&quot;&quot;;IF([.Q87]=&quot;R&quot;;VLOOKUP([.P87];[$'olah data'.$R$3:$'olah data'.$S$7];2);[.P87]);IF([.R87]=[.P87];[.P87];[.Q87]))" office:value-type="float" office:value="5" calcext:value-type="float">
            <text:p>5</text:p>
          </table:table-cell>
          <table:table-cell table:style-name="ce27" table:formula="of:=IFERROR(INDEX([$'olah data'.$B$4:$'olah data'.$N$39];MATCH([.$A87];[$'olah data'.D$4:$'olah data'.D$39];0);2);&quot;&quot;)">
            <text:p/>
          </table:table-cell>
          <table:table-cell table:style-name="ce27" table:formula="of:=IFERROR(INDEX([$'olah data'.$B$4:$'olah data'.$N$39];MATCH([.$A87];[$'olah data'.E$4:$'olah data'.E$39];0);2);&quot;&quot;)">
            <text:p/>
          </table:table-cell>
          <table:table-cell table:style-name="ce27" table:formula="of:=IFERROR(INDEX([$'olah data'.$B$4:$'olah data'.$N$39];MATCH([.$A87];[$'olah data'.F$4:$'olah data'.F$39];0);2);&quot;&quot;)">
            <text:p/>
          </table:table-cell>
          <table:table-cell table:style-name="ce27" table:formula="of:=IFERROR(INDEX([$'olah data'.$B$4:$'olah data'.$N$39];MATCH([.$A87];[$'olah data'.G$4:$'olah data'.G$39];0);2);&quot;&quot;)">
            <text:p/>
          </table:table-cell>
          <table:table-cell table:style-name="ce27" table:formula="of:=IFERROR(INDEX([$'olah data'.$B$4:$'olah data'.$N$39];MATCH([.$A87];[$'olah data'.H$4:$'olah data'.H$39];0);2);&quot;&quot;)" office:value-type="string" office:string-value="Shyness with strangers (7 items)" calcext:value-type="string">
            <text:p>Shyness with strangers (7 items)</text:p>
          </table:table-cell>
          <table:table-cell table:style-name="ce27" table:formula="of:=IFERROR(INDEX([$'olah data'.$B$4:$'olah data'.$N$39];MATCH([.$A87];[$'olah data'.I$4:$'olah data'.I$39];0);2);&quot;&quot;)">
            <text:p/>
          </table:table-cell>
          <table:table-cell table:style-name="ce27" table:formula="of:=IFERROR(INDEX([$'olah data'.$B$4:$'olah data'.$N$39];MATCH([.$A87];[$'olah data'.J$4:$'olah data'.J$39];0);2);&quot;&quot;)">
            <text:p/>
          </table:table-cell>
          <table:table-cell table:style-name="ce27" table:formula="of:=IFERROR(INDEX([$'olah data'.$B$4:$'olah data'.$N$39];MATCH([.$A87];[$'olah data'.K$4:$'olah data'.K$39];0);2);&quot;&quot;)">
            <text:p/>
          </table:table-cell>
          <table:table-cell table:style-name="ce27" table:formula="of:=IFERROR(INDEX([$'olah data'.$B$4:$'olah data'.$N$39];MATCH([.$A87];[$'olah data'.L$4:$'olah data'.L$39];0);2);&quot;&quot;)">
            <text:p/>
          </table:table-cell>
          <table:table-cell table:style-name="ce27" table:formula="of:=IFERROR(INDEX([$'olah data'.$B$4:$'olah data'.$N$39];MATCH([.$A87];[$'olah data'.M$4:$'olah data'.M$39];0);2);&quot;&quot;)">
            <text:p/>
          </table:table-cell>
          <table:table-cell table:style-name="ce27" table:formula="of:=IFERROR(INDEX([$'olah data'.$B$4:$'olah data'.$N$39];MATCH([.$A87];[$'olah data'.N$4:$'olah data'.N$39];0);2);&quot;&quot;)">
            <text:p/>
          </table:table-cell>
          <table:table-cell table:style-name="ce27" table:formula="of:=CONCATENATE([.D87];[.E87];[.F87];[.G87];[.H87];[.I87];[.J87];[.K87];[.L87];[.M87];[.N87])" office:value-type="string" office:string-value="Shyness with strangers (7 items)" calcext:value-type="string">
            <text:p>Shyness with strangers (7 items)</text:p>
          </table:table-cell>
          <table:table-cell table:style-name="ce84" table:formula="of:=[$'View Input'.N16]"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87" calcext:value-type="float">
            <text:p>87</text:p>
          </table:table-cell>
          <table:table-cell table:style-name="ce121" office:value-type="float" office:value="5" calcext:value-type="float">
            <text:p>5</text:p>
          </table:table-cell>
          <table:table-cell table:style-name="ce98" table:formula="of:=IF([.R88]=&quot;&quot;;IF([.Q88]=&quot;R&quot;;VLOOKUP([.P88];[$'olah data'.$R$3:$'olah data'.$S$7];2);[.P88]);IF([.R88]=[.P88];[.P88];[.Q88]))" office:value-type="float" office:value="2" calcext:value-type="float">
            <text:p>2</text:p>
          </table:table-cell>
          <table:table-cell table:style-name="ce27" table:formula="of:=IFERROR(INDEX([$'olah data'.$B$4:$'olah data'.$N$39];MATCH([.$A88];[$'olah data'.D$4:$'olah data'.D$39];0);2);&quot;&quot;)">
            <text:p/>
          </table:table-cell>
          <table:table-cell table:style-name="ce27" table:formula="of:=IFERROR(INDEX([$'olah data'.$B$4:$'olah data'.$N$39];MATCH([.$A88];[$'olah data'.E$4:$'olah data'.E$39];0);2);&quot;&quot;)">
            <text:p/>
          </table:table-cell>
          <table:table-cell table:style-name="ce27" table:formula="of:=IFERROR(INDEX([$'olah data'.$B$4:$'olah data'.$N$39];MATCH([.$A88];[$'olah data'.F$4:$'olah data'.F$39];0);2);&quot;&quot;)">
            <text:p/>
          </table:table-cell>
          <table:table-cell table:style-name="ce27" table:formula="of:=IFERROR(INDEX([$'olah data'.$B$4:$'olah data'.$N$39];MATCH([.$A88];[$'olah data'.G$4:$'olah data'.G$39];0);2);&quot;&quot;)">
            <text:p/>
          </table:table-cell>
          <table:table-cell table:style-name="ce27" table:formula="of:=IFERROR(INDEX([$'olah data'.$B$4:$'olah data'.$N$39];MATCH([.$A88];[$'olah data'.H$4:$'olah data'.H$39];0);2);&quot;&quot;)">
            <text:p/>
          </table:table-cell>
          <table:table-cell table:style-name="ce27" table:formula="of:=IFERROR(INDEX([$'olah data'.$B$4:$'olah data'.$N$39];MATCH([.$A88];[$'olah data'.I$4:$'olah data'.I$39];0);2);&quot;&quot;)" office:value-type="string" office:string-value="Purposefulness vs. lack of goal direction (6 items)" calcext:value-type="string">
            <text:p>Purposefulness vs. lack of goal direction (6 items)</text:p>
          </table:table-cell>
          <table:table-cell table:style-name="ce27" table:formula="of:=IFERROR(INDEX([$'olah data'.$B$4:$'olah data'.$N$39];MATCH([.$A88];[$'olah data'.J$4:$'olah data'.J$39];0);2);&quot;&quot;)">
            <text:p/>
          </table:table-cell>
          <table:table-cell table:style-name="ce27" table:formula="of:=IFERROR(INDEX([$'olah data'.$B$4:$'olah data'.$N$39];MATCH([.$A88];[$'olah data'.K$4:$'olah data'.K$39];0);2);&quot;&quot;)">
            <text:p/>
          </table:table-cell>
          <table:table-cell table:style-name="ce27" table:formula="of:=IFERROR(INDEX([$'olah data'.$B$4:$'olah data'.$N$39];MATCH([.$A88];[$'olah data'.L$4:$'olah data'.L$39];0);2);&quot;&quot;)">
            <text:p/>
          </table:table-cell>
          <table:table-cell table:style-name="ce27" table:formula="of:=IFERROR(INDEX([$'olah data'.$B$4:$'olah data'.$N$39];MATCH([.$A88];[$'olah data'.M$4:$'olah data'.M$39];0);2);&quot;&quot;)">
            <text:p/>
          </table:table-cell>
          <table:table-cell table:style-name="ce27" table:formula="of:=IFERROR(INDEX([$'olah data'.$B$4:$'olah data'.$N$39];MATCH([.$A88];[$'olah data'.N$4:$'olah data'.N$39];0);2);&quot;&quot;)">
            <text:p/>
          </table:table-cell>
          <table:table-cell table:style-name="ce27" table:formula="of:=CONCATENATE([.D88];[.E88];[.F88];[.G88];[.H88];[.I88];[.J88];[.K88];[.L88];[.M88];[.N88])" office:value-type="string" office:string-value="Purposefulness vs. lack of goal direction (6 items)" calcext:value-type="string">
            <text:p>Purposefulness vs. lack of goal direction (6 items)</text:p>
          </table:table-cell>
          <table:table-cell table:style-name="ce84" table:formula="of:=[$'View Input'.N17]" office:value-type="float" office:value="4" calcext:value-type="float">
            <text:p>4</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88" calcext:value-type="float">
            <text:p>88</text:p>
          </table:table-cell>
          <table:table-cell table:style-name="ce121" office:value-type="float" office:value="4" calcext:value-type="float">
            <text:p>4</text:p>
          </table:table-cell>
          <table:table-cell table:style-name="ce98" table:formula="of:=IF([.R89]=&quot;&quot;;IF([.Q89]=&quot;R&quot;;VLOOKUP([.P89];[$'olah data'.$R$3:$'olah data'.$S$7];2);[.P89]);IF([.R89]=[.P89];[.P89];[.Q89]))" office:value-type="float" office:value="3" calcext:value-type="float">
            <text:p>3</text:p>
          </table:table-cell>
          <table:table-cell table:style-name="ce27" table:formula="of:=IFERROR(INDEX([$'olah data'.$B$4:$'olah data'.$N$39];MATCH([.$A89];[$'olah data'.D$4:$'olah data'.D$39];0);2);&quot;&quot;)">
            <text:p/>
          </table:table-cell>
          <table:table-cell table:style-name="ce27" table:formula="of:=IFERROR(INDEX([$'olah data'.$B$4:$'olah data'.$N$39];MATCH([.$A89];[$'olah data'.E$4:$'olah data'.E$39];0);2);&quot;&quot;)">
            <text:p/>
          </table:table-cell>
          <table:table-cell table:style-name="ce27" table:formula="of:=IFERROR(INDEX([$'olah data'.$B$4:$'olah data'.$N$39];MATCH([.$A89];[$'olah data'.F$4:$'olah data'.F$39];0);2);&quot;&quot;)">
            <text:p/>
          </table:table-cell>
          <table:table-cell table:style-name="ce27" table:formula="of:=IFERROR(INDEX([$'olah data'.$B$4:$'olah data'.$N$39];MATCH([.$A89];[$'olah data'.G$4:$'olah data'.G$39];0);2);&quot;&quot;)">
            <text:p/>
          </table:table-cell>
          <table:table-cell table:style-name="ce27" table:formula="of:=IFERROR(INDEX([$'olah data'.$B$4:$'olah data'.$N$39];MATCH([.$A89];[$'olah data'.H$4:$'olah data'.H$39];0);2);&quot;&quot;)">
            <text:p/>
          </table:table-cell>
          <table:table-cell table:style-name="ce27" table:formula="of:=IFERROR(INDEX([$'olah data'.$B$4:$'olah data'.$N$39];MATCH([.$A89];[$'olah data'.I$4:$'olah data'.I$39];0);2);&quot;&quot;)" office:value-type="string" office:string-value="Pure-hearted conscience vs. self-serving advantage (8 items)" calcext:value-type="string">
            <text:p>Pure-hearted conscience vs. self-serving advantage (8 items)</text:p>
          </table:table-cell>
          <table:table-cell table:style-name="ce27" table:formula="of:=IFERROR(INDEX([$'olah data'.$B$4:$'olah data'.$N$39];MATCH([.$A89];[$'olah data'.J$4:$'olah data'.J$39];0);2);&quot;&quot;)">
            <text:p/>
          </table:table-cell>
          <table:table-cell table:style-name="ce27" table:formula="of:=IFERROR(INDEX([$'olah data'.$B$4:$'olah data'.$N$39];MATCH([.$A89];[$'olah data'.K$4:$'olah data'.K$39];0);2);&quot;&quot;)">
            <text:p/>
          </table:table-cell>
          <table:table-cell table:style-name="ce27" table:formula="of:=IFERROR(INDEX([$'olah data'.$B$4:$'olah data'.$N$39];MATCH([.$A89];[$'olah data'.L$4:$'olah data'.L$39];0);2);&quot;&quot;)">
            <text:p/>
          </table:table-cell>
          <table:table-cell table:style-name="ce27" table:formula="of:=IFERROR(INDEX([$'olah data'.$B$4:$'olah data'.$N$39];MATCH([.$A89];[$'olah data'.M$4:$'olah data'.M$39];0);2);&quot;&quot;)">
            <text:p/>
          </table:table-cell>
          <table:table-cell table:style-name="ce27" table:formula="of:=IFERROR(INDEX([$'olah data'.$B$4:$'olah data'.$N$39];MATCH([.$A89];[$'olah data'.N$4:$'olah data'.N$39];0);2);&quot;&quot;)">
            <text:p/>
          </table:table-cell>
          <table:table-cell table:style-name="ce27" table:formula="of:=CONCATENATE([.D89];[.E89];[.F89];[.G89];[.H89];[.I89];[.J89];[.K89];[.L89];[.M89];[.N89])" office:value-type="string" office:string-value="Pure-hearted conscience vs. self-serving advantage (8 items)" calcext:value-type="string">
            <text:p>Pure-hearted conscience vs. self-serving advantage (8 items)</text:p>
          </table:table-cell>
          <table:table-cell table:style-name="ce84" table:formula="of:=[$'View Input'.N18]" office:value-type="float" office:value="3" calcext:value-type="float">
            <text:p>3</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89" calcext:value-type="float">
            <text:p>89</text:p>
          </table:table-cell>
          <table:table-cell table:style-name="ce121" office:value-type="float" office:value="2" calcext:value-type="float">
            <text:p>2</text:p>
          </table:table-cell>
          <table:table-cell table:style-name="ce98" table:formula="of:=IF([.R90]=&quot;&quot;;IF([.Q90]=&quot;R&quot;;VLOOKUP([.P90];[$'olah data'.$R$3:$'olah data'.$S$7];2);[.P90]);IF([.R90]=[.P90];[.P90];[.Q90]))" office:value-type="float" office:value="1" calcext:value-type="float">
            <text:p>1</text:p>
          </table:table-cell>
          <table:table-cell table:style-name="ce27" table:formula="of:=IFERROR(INDEX([$'olah data'.$B$4:$'olah data'.$N$39];MATCH([.$A90];[$'olah data'.D$4:$'olah data'.D$39];0);2);&quot;&quot;)">
            <text:p/>
          </table:table-cell>
          <table:table-cell table:style-name="ce27" table:formula="of:=IFERROR(INDEX([$'olah data'.$B$4:$'olah data'.$N$39];MATCH([.$A90];[$'olah data'.E$4:$'olah data'.E$39];0);2);&quot;&quot;)">
            <text:p/>
          </table:table-cell>
          <table:table-cell table:style-name="ce27" table:formula="of:=IFERROR(INDEX([$'olah data'.$B$4:$'olah data'.$N$39];MATCH([.$A90];[$'olah data'.F$4:$'olah data'.F$39];0);2);&quot;&quot;)" office:value-type="string" office:string-value="Empathy vs. social disinterest (5 items)" calcext:value-type="string">
            <text:p>Empathy vs. social disinterest (5 items)</text:p>
          </table:table-cell>
          <table:table-cell table:style-name="ce27" table:formula="of:=IFERROR(INDEX([$'olah data'.$B$4:$'olah data'.$N$39];MATCH([.$A90];[$'olah data'.G$4:$'olah data'.G$39];0);2);&quot;&quot;)">
            <text:p/>
          </table:table-cell>
          <table:table-cell table:style-name="ce27" table:formula="of:=IFERROR(INDEX([$'olah data'.$B$4:$'olah data'.$N$39];MATCH([.$A90];[$'olah data'.H$4:$'olah data'.H$39];0);2);&quot;&quot;)">
            <text:p/>
          </table:table-cell>
          <table:table-cell table:style-name="ce27" table:formula="of:=IFERROR(INDEX([$'olah data'.$B$4:$'olah data'.$N$39];MATCH([.$A90];[$'olah data'.I$4:$'olah data'.I$39];0);2);&quot;&quot;)">
            <text:p/>
          </table:table-cell>
          <table:table-cell table:style-name="ce27" table:formula="of:=IFERROR(INDEX([$'olah data'.$B$4:$'olah data'.$N$39];MATCH([.$A90];[$'olah data'.J$4:$'olah data'.J$39];0);2);&quot;&quot;)">
            <text:p/>
          </table:table-cell>
          <table:table-cell table:style-name="ce27" table:formula="of:=IFERROR(INDEX([$'olah data'.$B$4:$'olah data'.$N$39];MATCH([.$A90];[$'olah data'.K$4:$'olah data'.K$39];0);2);&quot;&quot;)">
            <text:p/>
          </table:table-cell>
          <table:table-cell table:style-name="ce27" table:formula="of:=IFERROR(INDEX([$'olah data'.$B$4:$'olah data'.$N$39];MATCH([.$A90];[$'olah data'.L$4:$'olah data'.L$39];0);2);&quot;&quot;)">
            <text:p/>
          </table:table-cell>
          <table:table-cell table:style-name="ce27" table:formula="of:=IFERROR(INDEX([$'olah data'.$B$4:$'olah data'.$N$39];MATCH([.$A90];[$'olah data'.M$4:$'olah data'.M$39];0);2);&quot;&quot;)">
            <text:p/>
          </table:table-cell>
          <table:table-cell table:style-name="ce27" table:formula="of:=IFERROR(INDEX([$'olah data'.$B$4:$'olah data'.$N$39];MATCH([.$A90];[$'olah data'.N$4:$'olah data'.N$39];0);2);&quot;&quot;)">
            <text:p/>
          </table:table-cell>
          <table:table-cell table:style-name="ce27" table:formula="of:=CONCATENATE([.D90];[.E90];[.F90];[.G90];[.H90];[.I90];[.J90];[.K90];[.L90];[.M90];[.N90])" office:value-type="string" office:string-value="Empathy vs. social disinterest (5 items)" calcext:value-type="string">
            <text:p>Empathy vs. social disinterest (5 items)</text:p>
          </table:table-cell>
          <table:table-cell table:style-name="ce84" table:formula="of:=[$'View Input'.N19]"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90" calcext:value-type="float">
            <text:p>90</text:p>
          </table:table-cell>
          <table:table-cell table:style-name="ce121" office:value-type="float" office:value="1" calcext:value-type="float">
            <text:p>1</text:p>
          </table:table-cell>
          <table:table-cell table:style-name="ce98" table:formula="of:=IF([.R91]=&quot;&quot;;IF([.Q91]=&quot;R&quot;;VLOOKUP([.P91];[$'olah data'.$R$3:$'olah data'.$S$7];2);[.P91]);IF([.R91]=[.P91];[.P91];[.Q91]))" office:value-type="float" office:value="5" calcext:value-type="float">
            <text:p>5</text:p>
          </table:table-cell>
          <table:table-cell table:style-name="ce27" table:formula="of:=IFERROR(INDEX([$'olah data'.$B$4:$'olah data'.$N$39];MATCH([.$A91];[$'olah data'.D$4:$'olah data'.D$39];0);2);&quot;&quot;)">
            <text:p/>
          </table:table-cell>
          <table:table-cell table:style-name="ce27" table:formula="of:=IFERROR(INDEX([$'olah data'.$B$4:$'olah data'.$N$39];MATCH([.$A91];[$'olah data'.E$4:$'olah data'.E$39];0);2);&quot;&quot;)">
            <text:p/>
          </table:table-cell>
          <table:table-cell table:style-name="ce27" table:formula="of:=IFERROR(INDEX([$'olah data'.$B$4:$'olah data'.$N$39];MATCH([.$A91];[$'olah data'.F$4:$'olah data'.F$39];0);2);&quot;&quot;)">
            <text:p/>
          </table:table-cell>
          <table:table-cell table:style-name="ce27" table:formula="of:=IFERROR(INDEX([$'olah data'.$B$4:$'olah data'.$N$39];MATCH([.$A91];[$'olah data'.G$4:$'olah data'.G$39];0);2);&quot;&quot;)">
            <text:p/>
          </table:table-cell>
          <table:table-cell table:style-name="ce27" table:formula="of:=IFERROR(INDEX([$'olah data'.$B$4:$'olah data'.$N$39];MATCH([.$A91];[$'olah data'.H$4:$'olah data'.H$39];0);2);&quot;&quot;)">
            <text:p/>
          </table:table-cell>
          <table:table-cell table:style-name="ce27" table:formula="of:=IFERROR(INDEX([$'olah data'.$B$4:$'olah data'.$N$39];MATCH([.$A91];[$'olah data'.I$4:$'olah data'.I$39];0);2);&quot;&quot;)">
            <text:p/>
          </table:table-cell>
          <table:table-cell table:style-name="ce27" table:formula="of:=IFERROR(INDEX([$'olah data'.$B$4:$'olah data'.$N$39];MATCH([.$A91];[$'olah data'.J$4:$'olah data'.J$39];0);2);&quot;&quot;)" office:value-type="string" office:string-value="Enlightened second nature (11 items)" calcext:value-type="string">
            <text:p>Enlightened second nature (11 items)</text:p>
          </table:table-cell>
          <table:table-cell table:style-name="ce27" table:formula="of:=IFERROR(INDEX([$'olah data'.$B$4:$'olah data'.$N$39];MATCH([.$A91];[$'olah data'.K$4:$'olah data'.K$39];0);2);&quot;&quot;)">
            <text:p/>
          </table:table-cell>
          <table:table-cell table:style-name="ce27" table:formula="of:=IFERROR(INDEX([$'olah data'.$B$4:$'olah data'.$N$39];MATCH([.$A91];[$'olah data'.L$4:$'olah data'.L$39];0);2);&quot;&quot;)">
            <text:p/>
          </table:table-cell>
          <table:table-cell table:style-name="ce27" table:formula="of:=IFERROR(INDEX([$'olah data'.$B$4:$'olah data'.$N$39];MATCH([.$A91];[$'olah data'.M$4:$'olah data'.M$39];0);2);&quot;&quot;)">
            <text:p/>
          </table:table-cell>
          <table:table-cell table:style-name="ce27" table:formula="of:=IFERROR(INDEX([$'olah data'.$B$4:$'olah data'.$N$39];MATCH([.$A91];[$'olah data'.N$4:$'olah data'.N$39];0);2);&quot;&quot;)">
            <text:p/>
          </table:table-cell>
          <table:table-cell table:style-name="ce27" table:formula="of:=CONCATENATE([.D91];[.E91];[.F91];[.G91];[.H91];[.I91];[.J91];[.K91];[.L91];[.M91];[.N91])" office:value-type="string" office:string-value="Enlightened second nature (11 items)" calcext:value-type="string">
            <text:p>Enlightened second nature (11 items)</text:p>
          </table:table-cell>
          <table:table-cell table:style-name="ce84" table:formula="of:=[$'View Input'.N20]"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91" calcext:value-type="float">
            <text:p>91</text:p>
          </table:table-cell>
          <table:table-cell table:style-name="ce121" office:value-type="float" office:value="1" calcext:value-type="float">
            <text:p>1</text:p>
          </table:table-cell>
          <table:table-cell table:style-name="ce98" table:formula="of:=IF([.R92]=&quot;&quot;;IF([.Q92]=&quot;R&quot;;VLOOKUP([.P92];[$'olah data'.$R$3:$'olah data'.$S$7];2);[.P92]);IF([.R92]=[.P92];[.P92];[.Q92]))" office:value-type="float" office:value="1" calcext:value-type="float">
            <text:p>1</text:p>
          </table:table-cell>
          <table:table-cell table:style-name="ce27" table:formula="of:=IFERROR(INDEX([$'olah data'.$B$4:$'olah data'.$N$39];MATCH([.$A92];[$'olah data'.D$4:$'olah data'.D$39];0);2);&quot;&quot;)">
            <text:p/>
          </table:table-cell>
          <table:table-cell table:style-name="ce27" table:formula="of:=IFERROR(INDEX([$'olah data'.$B$4:$'olah data'.$N$39];MATCH([.$A92];[$'olah data'.E$4:$'olah data'.E$39];0);2);&quot;&quot;)">
            <text:p/>
          </table:table-cell>
          <table:table-cell table:style-name="ce27" table:formula="of:=IFERROR(INDEX([$'olah data'.$B$4:$'olah data'.$N$39];MATCH([.$A92];[$'olah data'.F$4:$'olah data'.F$39];0);2);&quot;&quot;)">
            <text:p/>
          </table:table-cell>
          <table:table-cell table:style-name="ce27" table:formula="of:=IFERROR(INDEX([$'olah data'.$B$4:$'olah data'.$N$39];MATCH([.$A92];[$'olah data'.G$4:$'olah data'.G$39];0);2);&quot;&quot;)" office:value-type="string" office:string-value="Transpersonal identification vs. self-differentiation (8 items)" calcext:value-type="string">
            <text:p>Transpersonal identification vs. self-differentiation (8 items)</text:p>
          </table:table-cell>
          <table:table-cell table:style-name="ce27" table:formula="of:=IFERROR(INDEX([$'olah data'.$B$4:$'olah data'.$N$39];MATCH([.$A92];[$'olah data'.H$4:$'olah data'.H$39];0);2);&quot;&quot;)">
            <text:p/>
          </table:table-cell>
          <table:table-cell table:style-name="ce27" table:formula="of:=IFERROR(INDEX([$'olah data'.$B$4:$'olah data'.$N$39];MATCH([.$A92];[$'olah data'.I$4:$'olah data'.I$39];0);2);&quot;&quot;)">
            <text:p/>
          </table:table-cell>
          <table:table-cell table:style-name="ce27" table:formula="of:=IFERROR(INDEX([$'olah data'.$B$4:$'olah data'.$N$39];MATCH([.$A92];[$'olah data'.J$4:$'olah data'.J$39];0);2);&quot;&quot;)">
            <text:p/>
          </table:table-cell>
          <table:table-cell table:style-name="ce27" table:formula="of:=IFERROR(INDEX([$'olah data'.$B$4:$'olah data'.$N$39];MATCH([.$A92];[$'olah data'.K$4:$'olah data'.K$39];0);2);&quot;&quot;)">
            <text:p/>
          </table:table-cell>
          <table:table-cell table:style-name="ce27" table:formula="of:=IFERROR(INDEX([$'olah data'.$B$4:$'olah data'.$N$39];MATCH([.$A92];[$'olah data'.L$4:$'olah data'.L$39];0);2);&quot;&quot;)">
            <text:p/>
          </table:table-cell>
          <table:table-cell table:style-name="ce27" table:formula="of:=IFERROR(INDEX([$'olah data'.$B$4:$'olah data'.$N$39];MATCH([.$A92];[$'olah data'.M$4:$'olah data'.M$39];0);2);&quot;&quot;)">
            <text:p/>
          </table:table-cell>
          <table:table-cell table:style-name="ce27" table:formula="of:=IFERROR(INDEX([$'olah data'.$B$4:$'olah data'.$N$39];MATCH([.$A92];[$'olah data'.N$4:$'olah data'.N$39];0);2);&quot;&quot;)">
            <text:p/>
          </table:table-cell>
          <table:table-cell table:style-name="ce27" table:formula="of:=CONCATENATE([.D92];[.E92];[.F92];[.G92];[.H92];[.I92];[.J92];[.K92];[.L92];[.M92];[.N92])" office:value-type="string" office:string-value="Transpersonal identification vs. self-differentiation (8 items)" calcext:value-type="string">
            <text:p>Transpersonal identification vs. self-differentiation (8 items)</text:p>
          </table:table-cell>
          <table:table-cell table:style-name="ce84" table:formula="of:=[$'View Input'.N21]"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92" calcext:value-type="float">
            <text:p>92</text:p>
          </table:table-cell>
          <table:table-cell table:style-name="ce121" office:value-type="float" office:value="2" calcext:value-type="float">
            <text:p>2</text:p>
          </table:table-cell>
          <table:table-cell table:style-name="ce98" table:formula="of:=IF([.R93]=&quot;&quot;;IF([.Q93]=&quot;R&quot;;VLOOKUP([.P93];[$'olah data'.$R$3:$'olah data'.$S$7];2);[.P93]);IF([.R93]=[.P93];[.P93];[.Q93]))" office:value-type="float" office:value="1" calcext:value-type="float">
            <text:p>1</text:p>
          </table:table-cell>
          <table:table-cell table:style-name="ce27" table:formula="of:=IFERROR(INDEX([$'olah data'.$B$4:$'olah data'.$N$39];MATCH([.$A93];[$'olah data'.D$4:$'olah data'.D$39];0);2);&quot;&quot;)">
            <text:p/>
          </table:table-cell>
          <table:table-cell table:style-name="ce27" table:formula="of:=IFERROR(INDEX([$'olah data'.$B$4:$'olah data'.$N$39];MATCH([.$A93];[$'olah data'.E$4:$'olah data'.E$39];0);2);&quot;&quot;)">
            <text:p/>
          </table:table-cell>
          <table:table-cell table:style-name="ce27" table:formula="of:=IFERROR(INDEX([$'olah data'.$B$4:$'olah data'.$N$39];MATCH([.$A93];[$'olah data'.F$4:$'olah data'.F$39];0);2);&quot;&quot;)">
            <text:p/>
          </table:table-cell>
          <table:table-cell table:style-name="ce27" table:formula="of:=IFERROR(INDEX([$'olah data'.$B$4:$'olah data'.$N$39];MATCH([.$A93];[$'olah data'.G$4:$'olah data'.G$39];0);2);&quot;&quot;)">
            <text:p/>
          </table:table-cell>
          <table:table-cell table:style-name="ce27" table:formula="of:=IFERROR(INDEX([$'olah data'.$B$4:$'olah data'.$N$39];MATCH([.$A93];[$'olah data'.H$4:$'olah data'.H$39];0);2);&quot;&quot;)">
            <text:p/>
          </table:table-cell>
          <table:table-cell table:style-name="ce27" table:formula="of:=IFERROR(INDEX([$'olah data'.$B$4:$'olah data'.$N$39];MATCH([.$A93];[$'olah data'.I$4:$'olah data'.I$39];0);2);&quot;&quot;)">
            <text:p/>
          </table:table-cell>
          <table:table-cell table:style-name="ce27" table:formula="of:=IFERROR(INDEX([$'olah data'.$B$4:$'olah data'.$N$39];MATCH([.$A93];[$'olah data'.J$4:$'olah data'.J$39];0);2);&quot;&quot;)">
            <text:p/>
          </table:table-cell>
          <table:table-cell table:style-name="ce27" table:formula="of:=IFERROR(INDEX([$'olah data'.$B$4:$'olah data'.$N$39];MATCH([.$A93];[$'olah data'.K$4:$'olah data'.K$39];0);2);&quot;&quot;)" office:value-type="string" office:string-value="Openness to warm communication vs aloofness (10 items)" calcext:value-type="string">
            <text:p>Openness to warm communication vs aloofness (10 items)</text:p>
          </table:table-cell>
          <table:table-cell table:style-name="ce27" table:formula="of:=IFERROR(INDEX([$'olah data'.$B$4:$'olah data'.$N$39];MATCH([.$A93];[$'olah data'.L$4:$'olah data'.L$39];0);2);&quot;&quot;)">
            <text:p/>
          </table:table-cell>
          <table:table-cell table:style-name="ce27" table:formula="of:=IFERROR(INDEX([$'olah data'.$B$4:$'olah data'.$N$39];MATCH([.$A93];[$'olah data'.M$4:$'olah data'.M$39];0);2);&quot;&quot;)">
            <text:p/>
          </table:table-cell>
          <table:table-cell table:style-name="ce27" table:formula="of:=IFERROR(INDEX([$'olah data'.$B$4:$'olah data'.$N$39];MATCH([.$A93];[$'olah data'.N$4:$'olah data'.N$39];0);2);&quot;&quot;)">
            <text:p/>
          </table:table-cell>
          <table:table-cell table:style-name="ce27" table:formula="of:=CONCATENATE([.D93];[.E93];[.F93];[.G93];[.H93];[.I93];[.J93];[.K93];[.L93];[.M93];[.N93])" office:value-type="string" office:string-value="Openness to warm communication vs aloofness (10 items)" calcext:value-type="string">
            <text:p>Openness to warm communication vs aloofness (10 items)</text:p>
          </table:table-cell>
          <table:table-cell table:style-name="ce84" table:formula="of:=[$'View Input'.N22]"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93" calcext:value-type="float">
            <text:p>93</text:p>
          </table:table-cell>
          <table:table-cell table:style-name="ce121" office:value-type="float" office:value="1" calcext:value-type="float">
            <text:p>1</text:p>
          </table:table-cell>
          <table:table-cell table:style-name="ce98" table:formula="of:=IF([.R94]=&quot;&quot;;IF([.Q94]=&quot;R&quot;;VLOOKUP([.P94];[$'olah data'.$R$3:$'olah data'.$S$7];2);[.P94]);IF([.R94]=[.P94];[.P94];[.Q94]))" office:value-type="float" office:value="1" calcext:value-type="float">
            <text:p>1</text:p>
          </table:table-cell>
          <table:table-cell table:style-name="ce27" table:formula="of:=IFERROR(INDEX([$'olah data'.$B$4:$'olah data'.$N$39];MATCH([.$A94];[$'olah data'.D$4:$'olah data'.D$39];0);2);&quot;&quot;)">
            <text:p/>
          </table:table-cell>
          <table:table-cell table:style-name="ce27" table:formula="of:=IFERROR(INDEX([$'olah data'.$B$4:$'olah data'.$N$39];MATCH([.$A94];[$'olah data'.E$4:$'olah data'.E$39];0);2);&quot;&quot;)">
            <text:p/>
          </table:table-cell>
          <table:table-cell table:style-name="ce27" table:formula="of:=IFERROR(INDEX([$'olah data'.$B$4:$'olah data'.$N$39];MATCH([.$A94];[$'olah data'.F$4:$'olah data'.F$39];0);2);&quot;&quot;)">
            <text:p/>
          </table:table-cell>
          <table:table-cell table:style-name="ce27" table:formula="of:=IFERROR(INDEX([$'olah data'.$B$4:$'olah data'.$N$39];MATCH([.$A94];[$'olah data'.G$4:$'olah data'.G$39];0);2);&quot;&quot;)">
            <text:p/>
          </table:table-cell>
          <table:table-cell table:style-name="ce27" table:formula="of:=IFERROR(INDEX([$'olah data'.$B$4:$'olah data'.$N$39];MATCH([.$A94];[$'olah data'.H$4:$'olah data'.H$39];0);2);&quot;&quot;)" office:value-type="string" office:string-value="Compassion vs. revengefulness (7 items)" calcext:value-type="string">
            <text:p>Compassion vs. revengefulness (7 items)</text:p>
          </table:table-cell>
          <table:table-cell table:style-name="ce27" table:formula="of:=IFERROR(INDEX([$'olah data'.$B$4:$'olah data'.$N$39];MATCH([.$A94];[$'olah data'.I$4:$'olah data'.I$39];0);2);&quot;&quot;)">
            <text:p/>
          </table:table-cell>
          <table:table-cell table:style-name="ce27" table:formula="of:=IFERROR(INDEX([$'olah data'.$B$4:$'olah data'.$N$39];MATCH([.$A94];[$'olah data'.J$4:$'olah data'.J$39];0);2);&quot;&quot;)">
            <text:p/>
          </table:table-cell>
          <table:table-cell table:style-name="ce27" table:formula="of:=IFERROR(INDEX([$'olah data'.$B$4:$'olah data'.$N$39];MATCH([.$A94];[$'olah data'.K$4:$'olah data'.K$39];0);2);&quot;&quot;)">
            <text:p/>
          </table:table-cell>
          <table:table-cell table:style-name="ce27" table:formula="of:=IFERROR(INDEX([$'olah data'.$B$4:$'olah data'.$N$39];MATCH([.$A94];[$'olah data'.L$4:$'olah data'.L$39];0);2);&quot;&quot;)">
            <text:p/>
          </table:table-cell>
          <table:table-cell table:style-name="ce27" table:formula="of:=IFERROR(INDEX([$'olah data'.$B$4:$'olah data'.$N$39];MATCH([.$A94];[$'olah data'.M$4:$'olah data'.M$39];0);2);&quot;&quot;)">
            <text:p/>
          </table:table-cell>
          <table:table-cell table:style-name="ce27" table:formula="of:=IFERROR(INDEX([$'olah data'.$B$4:$'olah data'.$N$39];MATCH([.$A94];[$'olah data'.N$4:$'olah data'.N$39];0);2);&quot;&quot;)">
            <text:p/>
          </table:table-cell>
          <table:table-cell table:style-name="ce27" table:formula="of:=CONCATENATE([.D94];[.E94];[.F94];[.G94];[.H94];[.I94];[.J94];[.K94];[.L94];[.M94];[.N94])" office:value-type="string" office:string-value="Compassion vs. revengefulness (7 items)" calcext:value-type="string">
            <text:p>Compassion vs. revengefulness (7 items)</text:p>
          </table:table-cell>
          <table:table-cell table:style-name="ce84" table:formula="of:=[$'View Input'.N23]"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94" calcext:value-type="float">
            <text:p>94</text:p>
          </table:table-cell>
          <table:table-cell table:style-name="ce121" office:value-type="float" office:value="4" calcext:value-type="float">
            <text:p>4</text:p>
          </table:table-cell>
          <table:table-cell table:style-name="ce98" table:formula="of:=IF([.R95]=&quot;&quot;;IF([.Q95]=&quot;R&quot;;VLOOKUP([.P95];[$'olah data'.$R$3:$'olah data'.$S$7];2);[.P95]);IF([.R95]=[.P95];[.P95];[.Q95]))" office:value-type="float" office:value="2" calcext:value-type="float">
            <text:p>2</text:p>
          </table:table-cell>
          <table:table-cell table:style-name="ce27" table:formula="of:=IFERROR(INDEX([$'olah data'.$B$4:$'olah data'.$N$39];MATCH([.$A95];[$'olah data'.D$4:$'olah data'.D$39];0);2);&quot;&quot;)">
            <text:p/>
          </table:table-cell>
          <table:table-cell table:style-name="ce27" table:formula="of:=IFERROR(INDEX([$'olah data'.$B$4:$'olah data'.$N$39];MATCH([.$A95];[$'olah data'.E$4:$'olah data'.E$39];0);2);&quot;&quot;)">
            <text:p/>
          </table:table-cell>
          <table:table-cell table:style-name="ce27" table:formula="of:=IFERROR(INDEX([$'olah data'.$B$4:$'olah data'.$N$39];MATCH([.$A95];[$'olah data'.F$4:$'olah data'.F$39];0);2);&quot;&quot;)" office:value-type="string" office:string-value="Eagerness of effort vs laziness (9 items)" calcext:value-type="string">
            <text:p>Eagerness of effort vs laziness (9 items)</text:p>
          </table:table-cell>
          <table:table-cell table:style-name="ce27" table:formula="of:=IFERROR(INDEX([$'olah data'.$B$4:$'olah data'.$N$39];MATCH([.$A95];[$'olah data'.G$4:$'olah data'.G$39];0);2);&quot;&quot;)">
            <text:p/>
          </table:table-cell>
          <table:table-cell table:style-name="ce27" table:formula="of:=IFERROR(INDEX([$'olah data'.$B$4:$'olah data'.$N$39];MATCH([.$A95];[$'olah data'.H$4:$'olah data'.H$39];0);2);&quot;&quot;)">
            <text:p/>
          </table:table-cell>
          <table:table-cell table:style-name="ce27" table:formula="of:=IFERROR(INDEX([$'olah data'.$B$4:$'olah data'.$N$39];MATCH([.$A95];[$'olah data'.I$4:$'olah data'.I$39];0);2);&quot;&quot;)">
            <text:p/>
          </table:table-cell>
          <table:table-cell table:style-name="ce27" table:formula="of:=IFERROR(INDEX([$'olah data'.$B$4:$'olah data'.$N$39];MATCH([.$A95];[$'olah data'.J$4:$'olah data'.J$39];0);2);&quot;&quot;)">
            <text:p/>
          </table:table-cell>
          <table:table-cell table:style-name="ce27" table:formula="of:=IFERROR(INDEX([$'olah data'.$B$4:$'olah data'.$N$39];MATCH([.$A95];[$'olah data'.K$4:$'olah data'.K$39];0);2);&quot;&quot;)">
            <text:p/>
          </table:table-cell>
          <table:table-cell table:style-name="ce27" table:formula="of:=IFERROR(INDEX([$'olah data'.$B$4:$'olah data'.$N$39];MATCH([.$A95];[$'olah data'.L$4:$'olah data'.L$39];0);2);&quot;&quot;)">
            <text:p/>
          </table:table-cell>
          <table:table-cell table:style-name="ce27" table:formula="of:=IFERROR(INDEX([$'olah data'.$B$4:$'olah data'.$N$39];MATCH([.$A95];[$'olah data'.M$4:$'olah data'.M$39];0);2);&quot;&quot;)">
            <text:p/>
          </table:table-cell>
          <table:table-cell table:style-name="ce27" table:formula="of:=IFERROR(INDEX([$'olah data'.$B$4:$'olah data'.$N$39];MATCH([.$A95];[$'olah data'.N$4:$'olah data'.N$39];0);2);&quot;&quot;)">
            <text:p/>
          </table:table-cell>
          <table:table-cell table:style-name="ce27" table:formula="of:=CONCATENATE([.D95];[.E95];[.F95];[.G95];[.H95];[.I95];[.J95];[.K95];[.L95];[.M95];[.N95])" office:value-type="string" office:string-value="Eagerness of effort vs laziness (9 items)" calcext:value-type="string">
            <text:p>Eagerness of effort vs laziness (9 items)</text:p>
          </table:table-cell>
          <table:table-cell table:style-name="ce84" table:formula="of:=[$'View Input'.N24]" office:value-type="float" office:value="2" calcext:value-type="float">
            <text:p>2</text:p>
          </table:table-cell>
          <table:table-cell table:style-name="ce46" table:number-columns-repeated="2"/>
          <table:table-cell table:style-name="ce123"/>
          <table:table-cell table:number-columns-repeated="1005"/>
        </table:table-row>
        <table:table-row table:style-name="ro3">
          <table:table-cell table:style-name="ce29" office:value-type="float" office:value="95" calcext:value-type="float">
            <text:p>95</text:p>
          </table:table-cell>
          <table:table-cell table:style-name="ce121" office:value-type="float" office:value="2" calcext:value-type="float">
            <text:p>2</text:p>
          </table:table-cell>
          <table:table-cell table:style-name="ce98" table:formula="of:=IF([.R96]=&quot;&quot;;IF([.Q96]=&quot;R&quot;;VLOOKUP([.P96];[$'olah data'.$R$3:$'olah data'.$S$7];2);[.P96]);IF([.R96]=[.P96];[.P96];[.Q96]))" office:value-type="float" office:value="5" calcext:value-type="float">
            <text:p>5</text:p>
          </table:table-cell>
          <table:table-cell table:style-name="ce27" table:formula="of:=IFERROR(INDEX([$'olah data'.$B$4:$'olah data'.$N$39];MATCH([.$A96];[$'olah data'.D$4:$'olah data'.D$39];0);2);&quot;&quot;)">
            <text:p/>
          </table:table-cell>
          <table:table-cell table:style-name="ce27" table:formula="of:=IFERROR(INDEX([$'olah data'.$B$4:$'olah data'.$N$39];MATCH([.$A96];[$'olah data'.E$4:$'olah data'.E$39];0);2);&quot;&quot;)">
            <text:p/>
          </table:table-cell>
          <table:table-cell table:style-name="ce27" table:formula="of:=IFERROR(INDEX([$'olah data'.$B$4:$'olah data'.$N$39];MATCH([.$A96];[$'olah data'.F$4:$'olah data'.F$39];0);2);&quot;&quot;)">
            <text:p/>
          </table:table-cell>
          <table:table-cell table:style-name="ce27" table:formula="of:=IFERROR(INDEX([$'olah data'.$B$4:$'olah data'.$N$39];MATCH([.$A96];[$'olah data'.G$4:$'olah data'.G$39];0);2);&quot;&quot;)">
            <text:p/>
          </table:table-cell>
          <table:table-cell table:style-name="ce27" table:formula="of:=IFERROR(INDEX([$'olah data'.$B$4:$'olah data'.$N$39];MATCH([.$A96];[$'olah data'.H$4:$'olah data'.H$39];0);2);&quot;&quot;)" office:value-type="string" office:string-value="Self-forgetful vs. self-conscious experience (10 items)" calcext:value-type="string">
            <text:p>Self-forgetful vs. self-conscious experience (10 items)</text:p>
          </table:table-cell>
          <table:table-cell table:style-name="ce27" table:formula="of:=IFERROR(INDEX([$'olah data'.$B$4:$'olah data'.$N$39];MATCH([.$A96];[$'olah data'.I$4:$'olah data'.I$39];0);2);&quot;&quot;)">
            <text:p/>
          </table:table-cell>
          <table:table-cell table:style-name="ce27" table:formula="of:=IFERROR(INDEX([$'olah data'.$B$4:$'olah data'.$N$39];MATCH([.$A96];[$'olah data'.J$4:$'olah data'.J$39];0);2);&quot;&quot;)">
            <text:p/>
          </table:table-cell>
          <table:table-cell table:style-name="ce27" table:formula="of:=IFERROR(INDEX([$'olah data'.$B$4:$'olah data'.$N$39];MATCH([.$A96];[$'olah data'.K$4:$'olah data'.K$39];0);2);&quot;&quot;)">
            <text:p/>
          </table:table-cell>
          <table:table-cell table:style-name="ce27" table:formula="of:=IFERROR(INDEX([$'olah data'.$B$4:$'olah data'.$N$39];MATCH([.$A96];[$'olah data'.L$4:$'olah data'.L$39];0);2);&quot;&quot;)">
            <text:p/>
          </table:table-cell>
          <table:table-cell table:style-name="ce27" table:formula="of:=IFERROR(INDEX([$'olah data'.$B$4:$'olah data'.$N$39];MATCH([.$A96];[$'olah data'.M$4:$'olah data'.M$39];0);2);&quot;&quot;)">
            <text:p/>
          </table:table-cell>
          <table:table-cell table:style-name="ce27" table:formula="of:=IFERROR(INDEX([$'olah data'.$B$4:$'olah data'.$N$39];MATCH([.$A96];[$'olah data'.N$4:$'olah data'.N$39];0);2);&quot;&quot;)">
            <text:p/>
          </table:table-cell>
          <table:table-cell table:style-name="ce27" table:formula="of:=CONCATENATE([.D96];[.E96];[.F96];[.G96];[.H96];[.I96];[.J96];[.K96];[.L96];[.M96];[.N96])" office:value-type="string" office:string-value="Self-forgetful vs. self-conscious experience (10 items)" calcext:value-type="string">
            <text:p>Self-forgetful vs. self-conscious experience (10 items)</text:p>
          </table:table-cell>
          <table:table-cell table:style-name="ce84" table:formula="of:=[$'View Input'.N25]"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96" calcext:value-type="float">
            <text:p>96</text:p>
          </table:table-cell>
          <table:table-cell table:style-name="ce121" office:value-type="float" office:value="1" calcext:value-type="float">
            <text:p>1</text:p>
          </table:table-cell>
          <table:table-cell table:style-name="ce98" table:formula="of:=IF([.R97]=&quot;&quot;;IF([.Q97]=&quot;R&quot;;VLOOKUP([.P97];[$'olah data'.$R$3:$'olah data'.$S$7];2);[.P97]);IF([.R97]=[.P97];[.P97];[.Q97]))" office:value-type="float" office:value="5" calcext:value-type="float">
            <text:p>5</text:p>
          </table:table-cell>
          <table:table-cell table:style-name="ce27" table:formula="of:=IFERROR(INDEX([$'olah data'.$B$4:$'olah data'.$N$39];MATCH([.$A97];[$'olah data'.D$4:$'olah data'.D$39];0);2);&quot;&quot;)">
            <text:p/>
          </table:table-cell>
          <table:table-cell table:style-name="ce27" table:formula="of:=IFERROR(INDEX([$'olah data'.$B$4:$'olah data'.$N$39];MATCH([.$A97];[$'olah data'.E$4:$'olah data'.E$39];0);2);&quot;&quot;)">
            <text:p/>
          </table:table-cell>
          <table:table-cell table:style-name="ce27" table:formula="of:=IFERROR(INDEX([$'olah data'.$B$4:$'olah data'.$N$39];MATCH([.$A97];[$'olah data'.F$4:$'olah data'.F$39];0);2);&quot;&quot;)">
            <text:p/>
          </table:table-cell>
          <table:table-cell table:style-name="ce27" table:formula="of:=IFERROR(INDEX([$'olah data'.$B$4:$'olah data'.$N$39];MATCH([.$A97];[$'olah data'.G$4:$'olah data'.G$39];0);2);&quot;&quot;)" office:value-type="string" office:string-value="Attachment (6 items)" calcext:value-type="string">
            <text:p>Attachment (6 items)</text:p>
          </table:table-cell>
          <table:table-cell table:style-name="ce27" table:formula="of:=IFERROR(INDEX([$'olah data'.$B$4:$'olah data'.$N$39];MATCH([.$A97];[$'olah data'.H$4:$'olah data'.H$39];0);2);&quot;&quot;)">
            <text:p/>
          </table:table-cell>
          <table:table-cell table:style-name="ce27" table:formula="of:=IFERROR(INDEX([$'olah data'.$B$4:$'olah data'.$N$39];MATCH([.$A97];[$'olah data'.I$4:$'olah data'.I$39];0);2);&quot;&quot;)">
            <text:p/>
          </table:table-cell>
          <table:table-cell table:style-name="ce27" table:formula="of:=IFERROR(INDEX([$'olah data'.$B$4:$'olah data'.$N$39];MATCH([.$A97];[$'olah data'.J$4:$'olah data'.J$39];0);2);&quot;&quot;)">
            <text:p/>
          </table:table-cell>
          <table:table-cell table:style-name="ce27" table:formula="of:=IFERROR(INDEX([$'olah data'.$B$4:$'olah data'.$N$39];MATCH([.$A97];[$'olah data'.K$4:$'olah data'.K$39];0);2);&quot;&quot;)">
            <text:p/>
          </table:table-cell>
          <table:table-cell table:style-name="ce27" table:formula="of:=IFERROR(INDEX([$'olah data'.$B$4:$'olah data'.$N$39];MATCH([.$A97];[$'olah data'.L$4:$'olah data'.L$39];0);2);&quot;&quot;)">
            <text:p/>
          </table:table-cell>
          <table:table-cell table:style-name="ce27" table:formula="of:=IFERROR(INDEX([$'olah data'.$B$4:$'olah data'.$N$39];MATCH([.$A97];[$'olah data'.M$4:$'olah data'.M$39];0);2);&quot;&quot;)">
            <text:p/>
          </table:table-cell>
          <table:table-cell table:style-name="ce27" table:formula="of:=IFERROR(INDEX([$'olah data'.$B$4:$'olah data'.$N$39];MATCH([.$A97];[$'olah data'.N$4:$'olah data'.N$39];0);2);&quot;&quot;)">
            <text:p/>
          </table:table-cell>
          <table:table-cell table:style-name="ce27" table:formula="of:=CONCATENATE([.D97];[.E97];[.F97];[.G97];[.H97];[.I97];[.J97];[.K97];[.L97];[.M97];[.N97])" office:value-type="string" office:string-value="Attachment (6 items)" calcext:value-type="string">
            <text:p>Attachment (6 items)</text:p>
          </table:table-cell>
          <table:table-cell table:style-name="ce84" table:formula="of:=[$'View Input'.N26]"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97" calcext:value-type="float">
            <text:p>97</text:p>
          </table:table-cell>
          <table:table-cell table:style-name="ce121" office:value-type="float" office:value="4" calcext:value-type="float">
            <text:p>4</text:p>
          </table:table-cell>
          <table:table-cell table:style-name="ce98" table:formula="of:=IF([.R98]=&quot;&quot;;IF([.Q98]=&quot;R&quot;;VLOOKUP([.P98];[$'olah data'.$R$3:$'olah data'.$S$7];2);[.P98]);IF([.R98]=[.P98];[.P98];[.Q98]))" office:value-type="float" office:value="1" calcext:value-type="float">
            <text:p>1</text:p>
          </table:table-cell>
          <table:table-cell table:style-name="ce27" table:formula="of:=IFERROR(INDEX([$'olah data'.$B$4:$'olah data'.$N$39];MATCH([.$A98];[$'olah data'.D$4:$'olah data'.D$39];0);2);&quot;&quot;)">
            <text:p/>
          </table:table-cell>
          <table:table-cell table:style-name="ce27" table:formula="of:=IFERROR(INDEX([$'olah data'.$B$4:$'olah data'.$N$39];MATCH([.$A98];[$'olah data'.E$4:$'olah data'.E$39];0);2);&quot;&quot;)">
            <text:p/>
          </table:table-cell>
          <table:table-cell table:style-name="ce27" table:formula="of:=IFERROR(INDEX([$'olah data'.$B$4:$'olah data'.$N$39];MATCH([.$A98];[$'olah data'.F$4:$'olah data'.F$39];0);2);&quot;&quot;)">
            <text:p/>
          </table:table-cell>
          <table:table-cell table:style-name="ce27" table:formula="of:=IFERROR(INDEX([$'olah data'.$B$4:$'olah data'.$N$39];MATCH([.$A98];[$'olah data'.G$4:$'olah data'.G$39];0);2);&quot;&quot;)" office:value-type="string" office:string-value="Sentimentality (8 items)" calcext:value-type="string">
            <text:p>Sentimentality (8 items)</text:p>
          </table:table-cell>
          <table:table-cell table:style-name="ce27" table:formula="of:=IFERROR(INDEX([$'olah data'.$B$4:$'olah data'.$N$39];MATCH([.$A98];[$'olah data'.H$4:$'olah data'.H$39];0);2);&quot;&quot;)">
            <text:p/>
          </table:table-cell>
          <table:table-cell table:style-name="ce27" table:formula="of:=IFERROR(INDEX([$'olah data'.$B$4:$'olah data'.$N$39];MATCH([.$A98];[$'olah data'.I$4:$'olah data'.I$39];0);2);&quot;&quot;)">
            <text:p/>
          </table:table-cell>
          <table:table-cell table:style-name="ce27" table:formula="of:=IFERROR(INDEX([$'olah data'.$B$4:$'olah data'.$N$39];MATCH([.$A98];[$'olah data'.J$4:$'olah data'.J$39];0);2);&quot;&quot;)">
            <text:p/>
          </table:table-cell>
          <table:table-cell table:style-name="ce27" table:formula="of:=IFERROR(INDEX([$'olah data'.$B$4:$'olah data'.$N$39];MATCH([.$A98];[$'olah data'.K$4:$'olah data'.K$39];0);2);&quot;&quot;)">
            <text:p/>
          </table:table-cell>
          <table:table-cell table:style-name="ce27" table:formula="of:=IFERROR(INDEX([$'olah data'.$B$4:$'olah data'.$N$39];MATCH([.$A98];[$'olah data'.L$4:$'olah data'.L$39];0);2);&quot;&quot;)">
            <text:p/>
          </table:table-cell>
          <table:table-cell table:style-name="ce27" table:formula="of:=IFERROR(INDEX([$'olah data'.$B$4:$'olah data'.$N$39];MATCH([.$A98];[$'olah data'.M$4:$'olah data'.M$39];0);2);&quot;&quot;)">
            <text:p/>
          </table:table-cell>
          <table:table-cell table:style-name="ce27" table:formula="of:=IFERROR(INDEX([$'olah data'.$B$4:$'olah data'.$N$39];MATCH([.$A98];[$'olah data'.N$4:$'olah data'.N$39];0);2);&quot;&quot;)">
            <text:p/>
          </table:table-cell>
          <table:table-cell table:style-name="ce27" table:formula="of:=CONCATENATE([.D98];[.E98];[.F98];[.G98];[.H98];[.I98];[.J98];[.K98];[.L98];[.M98];[.N98])" office:value-type="string" office:string-value="Sentimentality (8 items)" calcext:value-type="string">
            <text:p>Sentimentality (8 items)</text:p>
          </table:table-cell>
          <table:table-cell table:style-name="ce84" table:formula="of:=[$'View Input'.N27]"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98" calcext:value-type="float">
            <text:p>98</text:p>
          </table:table-cell>
          <table:table-cell table:style-name="ce121" office:value-type="float" office:value="4" calcext:value-type="float">
            <text:p>4</text:p>
          </table:table-cell>
          <table:table-cell table:style-name="ce98" table:formula="of:=IF([.R99]=&quot;&quot;;IF([.Q99]=&quot;R&quot;;VLOOKUP([.P99];[$'olah data'.$R$3:$'olah data'.$S$7];2);[.P99]);IF([.R99]=[.P99];[.P99];[.Q99]))" office:value-type="float" office:value="1" calcext:value-type="float">
            <text:p>1</text:p>
          </table:table-cell>
          <table:table-cell table:style-name="ce27" table:formula="of:=IFERROR(INDEX([$'olah data'.$B$4:$'olah data'.$N$39];MATCH([.$A99];[$'olah data'.D$4:$'olah data'.D$39];0);2);&quot;&quot;)">
            <text:p/>
          </table:table-cell>
          <table:table-cell table:style-name="ce27" table:formula="of:=IFERROR(INDEX([$'olah data'.$B$4:$'olah data'.$N$39];MATCH([.$A99];[$'olah data'.E$4:$'olah data'.E$39];0);2);&quot;&quot;)">
            <text:p/>
          </table:table-cell>
          <table:table-cell table:style-name="ce27" table:formula="of:=IFERROR(INDEX([$'olah data'.$B$4:$'olah data'.$N$39];MATCH([.$A99];[$'olah data'.F$4:$'olah data'.F$39];0);2);&quot;&quot;)">
            <text:p/>
          </table:table-cell>
          <table:table-cell table:style-name="ce27" table:formula="of:=IFERROR(INDEX([$'olah data'.$B$4:$'olah data'.$N$39];MATCH([.$A99];[$'olah data'.G$4:$'olah data'.G$39];0);2);&quot;&quot;)">
            <text:p/>
          </table:table-cell>
          <table:table-cell table:style-name="ce27" table:formula="of:=IFERROR(INDEX([$'olah data'.$B$4:$'olah data'.$N$39];MATCH([.$A99];[$'olah data'.H$4:$'olah data'.H$39];0);2);&quot;&quot;)">
            <text:p/>
          </table:table-cell>
          <table:table-cell table:style-name="ce27" table:formula="of:=IFERROR(INDEX([$'olah data'.$B$4:$'olah data'.$N$39];MATCH([.$A99];[$'olah data'.I$4:$'olah data'.I$39];0);2);&quot;&quot;)" office:value-type="string" office:string-value="Fatigability v. asthenia (8 items)" calcext:value-type="string">
            <text:p>Fatigability v. asthenia (8 items)</text:p>
          </table:table-cell>
          <table:table-cell table:style-name="ce27" table:formula="of:=IFERROR(INDEX([$'olah data'.$B$4:$'olah data'.$N$39];MATCH([.$A99];[$'olah data'.J$4:$'olah data'.J$39];0);2);&quot;&quot;)">
            <text:p/>
          </table:table-cell>
          <table:table-cell table:style-name="ce27" table:formula="of:=IFERROR(INDEX([$'olah data'.$B$4:$'olah data'.$N$39];MATCH([.$A99];[$'olah data'.K$4:$'olah data'.K$39];0);2);&quot;&quot;)">
            <text:p/>
          </table:table-cell>
          <table:table-cell table:style-name="ce27" table:formula="of:=IFERROR(INDEX([$'olah data'.$B$4:$'olah data'.$N$39];MATCH([.$A99];[$'olah data'.L$4:$'olah data'.L$39];0);2);&quot;&quot;)">
            <text:p/>
          </table:table-cell>
          <table:table-cell table:style-name="ce27" table:formula="of:=IFERROR(INDEX([$'olah data'.$B$4:$'olah data'.$N$39];MATCH([.$A99];[$'olah data'.M$4:$'olah data'.M$39];0);2);&quot;&quot;)">
            <text:p/>
          </table:table-cell>
          <table:table-cell table:style-name="ce27" table:formula="of:=IFERROR(INDEX([$'olah data'.$B$4:$'olah data'.$N$39];MATCH([.$A99];[$'olah data'.N$4:$'olah data'.N$39];0);2);&quot;&quot;)">
            <text:p/>
          </table:table-cell>
          <table:table-cell table:style-name="ce27" table:formula="of:=CONCATENATE([.D99];[.E99];[.F99];[.G99];[.H99];[.I99];[.J99];[.K99];[.L99];[.M99];[.N99])" office:value-type="string" office:string-value="Fatigability v. asthenia (8 items)" calcext:value-type="string">
            <text:p>Fatigability v. asthenia (8 items)</text:p>
          </table:table-cell>
          <table:table-cell table:style-name="ce84" table:formula="of:=[$'View Input'.N28]"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99" calcext:value-type="float">
            <text:p>99</text:p>
          </table:table-cell>
          <table:table-cell table:style-name="ce121" office:value-type="float" office:value="3" calcext:value-type="float">
            <text:p>3</text:p>
          </table:table-cell>
          <table:table-cell table:style-name="ce98" table:formula="of:=IF([.R100]=&quot;&quot;;IF([.Q100]=&quot;R&quot;;VLOOKUP([.P100];[$'olah data'.$R$3:$'olah data'.$S$7];2);[.P100]);IF([.R100]=[.P100];[.P100];[.Q100]))" office:value-type="float" office:value="4" calcext:value-type="float">
            <text:p>4</text:p>
          </table:table-cell>
          <table:table-cell table:style-name="ce27" table:formula="of:=IFERROR(INDEX([$'olah data'.$B$4:$'olah data'.$N$39];MATCH([.$A100];[$'olah data'.D$4:$'olah data'.D$39];0);2);&quot;&quot;)">
            <text:p/>
          </table:table-cell>
          <table:table-cell table:style-name="ce27" table:formula="of:=IFERROR(INDEX([$'olah data'.$B$4:$'olah data'.$N$39];MATCH([.$A100];[$'olah data'.E$4:$'olah data'.E$39];0);2);&quot;&quot;)">
            <text:p/>
          </table:table-cell>
          <table:table-cell table:style-name="ce27" table:formula="of:=IFERROR(INDEX([$'olah data'.$B$4:$'olah data'.$N$39];MATCH([.$A100];[$'olah data'.F$4:$'olah data'.F$39];0);2);&quot;&quot;)">
            <text:p/>
          </table:table-cell>
          <table:table-cell table:style-name="ce27" table:formula="of:=IFERROR(INDEX([$'olah data'.$B$4:$'olah data'.$N$39];MATCH([.$A100];[$'olah data'.G$4:$'olah data'.G$39];0);2);&quot;&quot;)">
            <text:p/>
          </table:table-cell>
          <table:table-cell table:style-name="ce27" table:formula="of:=IFERROR(INDEX([$'olah data'.$B$4:$'olah data'.$N$39];MATCH([.$A100];[$'olah data'.H$4:$'olah data'.H$39];0);2);&quot;&quot;)" office:value-type="string" office:string-value="Transpersonal identification vs. self-differentiation (8 items)" calcext:value-type="string">
            <text:p>Transpersonal identification vs. self-differentiation (8 items)</text:p>
          </table:table-cell>
          <table:table-cell table:style-name="ce27" table:formula="of:=IFERROR(INDEX([$'olah data'.$B$4:$'olah data'.$N$39];MATCH([.$A100];[$'olah data'.I$4:$'olah data'.I$39];0);2);&quot;&quot;)">
            <text:p/>
          </table:table-cell>
          <table:table-cell table:style-name="ce27" table:formula="of:=IFERROR(INDEX([$'olah data'.$B$4:$'olah data'.$N$39];MATCH([.$A100];[$'olah data'.J$4:$'olah data'.J$39];0);2);&quot;&quot;)">
            <text:p/>
          </table:table-cell>
          <table:table-cell table:style-name="ce27" table:formula="of:=IFERROR(INDEX([$'olah data'.$B$4:$'olah data'.$N$39];MATCH([.$A100];[$'olah data'.K$4:$'olah data'.K$39];0);2);&quot;&quot;)">
            <text:p/>
          </table:table-cell>
          <table:table-cell table:style-name="ce27" table:formula="of:=IFERROR(INDEX([$'olah data'.$B$4:$'olah data'.$N$39];MATCH([.$A100];[$'olah data'.L$4:$'olah data'.L$39];0);2);&quot;&quot;)">
            <text:p/>
          </table:table-cell>
          <table:table-cell table:style-name="ce27" table:formula="of:=IFERROR(INDEX([$'olah data'.$B$4:$'olah data'.$N$39];MATCH([.$A100];[$'olah data'.M$4:$'olah data'.M$39];0);2);&quot;&quot;)">
            <text:p/>
          </table:table-cell>
          <table:table-cell table:style-name="ce27" table:formula="of:=IFERROR(INDEX([$'olah data'.$B$4:$'olah data'.$N$39];MATCH([.$A100];[$'olah data'.N$4:$'olah data'.N$39];0);2);&quot;&quot;)">
            <text:p/>
          </table:table-cell>
          <table:table-cell table:style-name="ce27" table:formula="of:=CONCATENATE([.D100];[.E100];[.F100];[.G100];[.H100];[.I100];[.J100];[.K100];[.L100];[.M100];[.N100])" office:value-type="string" office:string-value="Transpersonal identification vs. self-differentiation (8 items)" calcext:value-type="string">
            <text:p>Transpersonal identification vs. self-differentiation (8 items)</text:p>
          </table:table-cell>
          <table:table-cell table:style-name="ce84" table:formula="of:=[$'View Input'.N29]"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100" calcext:value-type="float">
            <text:p>100</text:p>
          </table:table-cell>
          <table:table-cell table:style-name="ce121" office:value-type="float" office:value="4" calcext:value-type="float">
            <text:p>4</text:p>
          </table:table-cell>
          <table:table-cell table:style-name="ce98" table:formula="of:=IF([.R101]=&quot;&quot;;IF([.Q101]=&quot;R&quot;;VLOOKUP([.P101];[$'olah data'.$R$3:$'olah data'.$S$7];2);[.P101]);IF([.R101]=[.P101];[.P101];[.Q101]))" office:value-type="float" office:value="2" calcext:value-type="float">
            <text:p>2</text:p>
          </table:table-cell>
          <table:table-cell table:style-name="ce27" table:formula="of:=IFERROR(INDEX([$'olah data'.$B$4:$'olah data'.$N$39];MATCH([.$A101];[$'olah data'.D$4:$'olah data'.D$39];0);2);&quot;&quot;)">
            <text:p/>
          </table:table-cell>
          <table:table-cell table:style-name="ce27" table:formula="of:=IFERROR(INDEX([$'olah data'.$B$4:$'olah data'.$N$39];MATCH([.$A101];[$'olah data'.E$4:$'olah data'.E$39];0);2);&quot;&quot;)">
            <text:p/>
          </table:table-cell>
          <table:table-cell table:style-name="ce27" table:formula="of:=IFERROR(INDEX([$'olah data'.$B$4:$'olah data'.$N$39];MATCH([.$A101];[$'olah data'.F$4:$'olah data'.F$39];0);2);&quot;&quot;)">
            <text:p/>
          </table:table-cell>
          <table:table-cell table:style-name="ce27" table:formula="of:=IFERROR(INDEX([$'olah data'.$B$4:$'olah data'.$N$39];MATCH([.$A101];[$'olah data'.G$4:$'olah data'.G$39];0);2);&quot;&quot;)">
            <text:p/>
          </table:table-cell>
          <table:table-cell table:style-name="ce27" table:formula="of:=IFERROR(INDEX([$'olah data'.$B$4:$'olah data'.$N$39];MATCH([.$A101];[$'olah data'.H$4:$'olah data'.H$39];0);2);&quot;&quot;)">
            <text:p/>
          </table:table-cell>
          <table:table-cell table:style-name="ce27" table:formula="of:=IFERROR(INDEX([$'olah data'.$B$4:$'olah data'.$N$39];MATCH([.$A101];[$'olah data'.I$4:$'olah data'.I$39];0);2);&quot;&quot;)">
            <text:p/>
          </table:table-cell>
          <table:table-cell table:style-name="ce27" table:formula="of:=IFERROR(INDEX([$'olah data'.$B$4:$'olah data'.$N$39];MATCH([.$A101];[$'olah data'.J$4:$'olah data'.J$39];0);2);&quot;&quot;)">
            <text:p/>
          </table:table-cell>
          <table:table-cell table:style-name="ce27" table:formula="of:=IFERROR(INDEX([$'olah data'.$B$4:$'olah data'.$N$39];MATCH([.$A101];[$'olah data'.K$4:$'olah data'.K$39];0);2);&quot;&quot;)" office:value-type="string" office:string-value="Enlightened second nature (11 items)" calcext:value-type="string">
            <text:p>Enlightened second nature (11 items)</text:p>
          </table:table-cell>
          <table:table-cell table:style-name="ce27" table:formula="of:=IFERROR(INDEX([$'olah data'.$B$4:$'olah data'.$N$39];MATCH([.$A101];[$'olah data'.L$4:$'olah data'.L$39];0);2);&quot;&quot;)">
            <text:p/>
          </table:table-cell>
          <table:table-cell table:style-name="ce27" table:formula="of:=IFERROR(INDEX([$'olah data'.$B$4:$'olah data'.$N$39];MATCH([.$A101];[$'olah data'.M$4:$'olah data'.M$39];0);2);&quot;&quot;)">
            <text:p/>
          </table:table-cell>
          <table:table-cell table:style-name="ce27" table:formula="of:=IFERROR(INDEX([$'olah data'.$B$4:$'olah data'.$N$39];MATCH([.$A101];[$'olah data'.N$4:$'olah data'.N$39];0);2);&quot;&quot;)">
            <text:p/>
          </table:table-cell>
          <table:table-cell table:style-name="ce27" table:formula="of:=CONCATENATE([.D101];[.E101];[.F101];[.G101];[.H101];[.I101];[.J101];[.K101];[.L101];[.M101];[.N101])" office:value-type="string" office:string-value="Enlightened second nature (11 items)" calcext:value-type="string">
            <text:p>Enlightened second nature (11 items)</text:p>
          </table:table-cell>
          <table:table-cell table:style-name="ce84" table:formula="of:=[$'View Input'.N30]" office:value-type="float" office:value="4" calcext:value-type="float">
            <text:p>4</text:p>
          </table:table-cell>
          <table:table-cell table:style-name="Default"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01" calcext:value-type="float">
            <text:p>101</text:p>
          </table:table-cell>
          <table:table-cell table:style-name="ce98" office:value-type="float" office:value="5" calcext:value-type="float">
            <text:p>5</text:p>
          </table:table-cell>
          <table:table-cell table:style-name="ce98" table:formula="of:=IF([.R102]=&quot;&quot;;IF([.Q102]=&quot;R&quot;;VLOOKUP([.P102];[$'olah data'.$R$3:$'olah data'.$S$7];2);[.P102]);IF([.R102]=[.P102];[.P102];[.Q102]))" office:value-type="string" office:string-value="Tidak Mudeng" calcext:value-type="string">
            <text:p>Tidak Mudeng</text:p>
          </table:table-cell>
          <table:table-cell table:style-name="ce27" table:formula="of:=IFERROR(INDEX([$'olah data'.$B$4:$'olah data'.$N$39];MATCH([.$A102];[$'olah data'.D$4:$'olah data'.D$39];0);2);&quot;&quot;)">
            <text:p/>
          </table:table-cell>
          <table:table-cell table:style-name="ce27" table:formula="of:=IFERROR(INDEX([$'olah data'.$B$4:$'olah data'.$N$39];MATCH([.$A102];[$'olah data'.E$4:$'olah data'.E$39];0);2);&quot;&quot;)" office:value-type="string" office:string-value="Validity Scale (5 items)" calcext:value-type="string">
            <text:p>Validity Scale (5 items)</text:p>
          </table:table-cell>
          <table:table-cell table:style-name="ce27" table:formula="of:=IFERROR(INDEX([$'olah data'.$B$4:$'olah data'.$N$39];MATCH([.$A102];[$'olah data'.F$4:$'olah data'.F$39];0);2);&quot;&quot;)">
            <text:p/>
          </table:table-cell>
          <table:table-cell table:style-name="ce27" table:formula="of:=IFERROR(INDEX([$'olah data'.$B$4:$'olah data'.$N$39];MATCH([.$A102];[$'olah data'.G$4:$'olah data'.G$39];0);2);&quot;&quot;)">
            <text:p/>
          </table:table-cell>
          <table:table-cell table:style-name="ce27" table:formula="of:=IFERROR(INDEX([$'olah data'.$B$4:$'olah data'.$N$39];MATCH([.$A102];[$'olah data'.H$4:$'olah data'.H$39];0);2);&quot;&quot;)">
            <text:p/>
          </table:table-cell>
          <table:table-cell table:style-name="ce27" table:formula="of:=IFERROR(INDEX([$'olah data'.$B$4:$'olah data'.$N$39];MATCH([.$A102];[$'olah data'.I$4:$'olah data'.I$39];0);2);&quot;&quot;)">
            <text:p/>
          </table:table-cell>
          <table:table-cell table:style-name="ce27" table:formula="of:=IFERROR(INDEX([$'olah data'.$B$4:$'olah data'.$N$39];MATCH([.$A102];[$'olah data'.J$4:$'olah data'.J$39];0);2);&quot;&quot;)">
            <text:p/>
          </table:table-cell>
          <table:table-cell table:style-name="ce27" table:formula="of:=IFERROR(INDEX([$'olah data'.$B$4:$'olah data'.$N$39];MATCH([.$A102];[$'olah data'.K$4:$'olah data'.K$39];0);2);&quot;&quot;)">
            <text:p/>
          </table:table-cell>
          <table:table-cell table:style-name="ce27" table:formula="of:=IFERROR(INDEX([$'olah data'.$B$4:$'olah data'.$N$39];MATCH([.$A102];[$'olah data'.L$4:$'olah data'.L$39];0);2);&quot;&quot;)">
            <text:p/>
          </table:table-cell>
          <table:table-cell table:style-name="ce27" table:formula="of:=IFERROR(INDEX([$'olah data'.$B$4:$'olah data'.$N$39];MATCH([.$A102];[$'olah data'.M$4:$'olah data'.M$39];0);2);&quot;&quot;)">
            <text:p/>
          </table:table-cell>
          <table:table-cell table:style-name="ce27" table:formula="of:=IFERROR(INDEX([$'olah data'.$B$4:$'olah data'.$N$39];MATCH([.$A102];[$'olah data'.N$4:$'olah data'.N$39];0);2);&quot;&quot;)">
            <text:p/>
          </table:table-cell>
          <table:table-cell table:style-name="ce27" table:formula="of:=CONCATENATE([.D102];[.E102];[.F102];[.G102];[.H102];[.I102];[.J102];[.K102];[.L102];[.M102];[.N102])" office:value-type="string" office:string-value="Validity Scale (5 items)" calcext:value-type="string">
            <text:p>Validity Scale (5 items)</text:p>
          </table:table-cell>
          <table:table-cell table:style-name="ce84" table:formula="of:=[$'View Input'.Q11]" office:value-type="float" office:value="2" calcext:value-type="float">
            <text:p>2</text:p>
          </table:table-cell>
          <table:table-cell table:style-name="ce98" office:value-type="string" calcext:value-type="string">
            <text:p>Tidak Mudeng</text:p>
          </table:table-cell>
          <table:table-cell table:style-name="ce46" office:value-type="float" office:value="1" calcext:value-type="float">
            <text:p>1</text:p>
          </table:table-cell>
          <table:table-cell table:style-name="ce123"/>
          <table:table-cell table:number-columns-repeated="1005"/>
        </table:table-row>
        <table:table-row table:style-name="ro3">
          <table:table-cell table:style-name="ce29" office:value-type="float" office:value="102" calcext:value-type="float">
            <text:p>102</text:p>
          </table:table-cell>
          <table:table-cell table:style-name="ce121" office:value-type="float" office:value="1" calcext:value-type="float">
            <text:p>1</text:p>
          </table:table-cell>
          <table:table-cell table:style-name="ce98" table:formula="of:=IF([.R103]=&quot;&quot;;IF([.Q103]=&quot;R&quot;;VLOOKUP([.P103];[$'olah data'.$R$3:$'olah data'.$S$7];2);[.P103]);IF([.R103]=[.P103];[.P103];[.Q103]))" office:value-type="float" office:value="5" calcext:value-type="float">
            <text:p>5</text:p>
          </table:table-cell>
          <table:table-cell table:style-name="ce27" table:formula="of:=IFERROR(INDEX([$'olah data'.$B$4:$'olah data'.$N$39];MATCH([.$A103];[$'olah data'.D$4:$'olah data'.D$39];0);2);&quot;&quot;)">
            <text:p/>
          </table:table-cell>
          <table:table-cell table:style-name="ce27" table:formula="of:=IFERROR(INDEX([$'olah data'.$B$4:$'olah data'.$N$39];MATCH([.$A103];[$'olah data'.E$4:$'olah data'.E$39];0);2);&quot;&quot;)">
            <text:p/>
          </table:table-cell>
          <table:table-cell table:style-name="ce27" table:formula="of:=IFERROR(INDEX([$'olah data'.$B$4:$'olah data'.$N$39];MATCH([.$A103];[$'olah data'.F$4:$'olah data'.F$39];0);2);&quot;&quot;)">
            <text:p/>
          </table:table-cell>
          <table:table-cell table:style-name="ce27" table:formula="of:=IFERROR(INDEX([$'olah data'.$B$4:$'olah data'.$N$39];MATCH([.$A103];[$'olah data'.G$4:$'olah data'.G$39];0);2);&quot;&quot;)" office:value-type="string" office:string-value="Impulsiveness v. reflection (9 items)" calcext:value-type="string">
            <text:p>Impulsiveness v. reflection (9 items)</text:p>
          </table:table-cell>
          <table:table-cell table:style-name="ce27" table:formula="of:=IFERROR(INDEX([$'olah data'.$B$4:$'olah data'.$N$39];MATCH([.$A103];[$'olah data'.H$4:$'olah data'.H$39];0);2);&quot;&quot;)">
            <text:p/>
          </table:table-cell>
          <table:table-cell table:style-name="ce27" table:formula="of:=IFERROR(INDEX([$'olah data'.$B$4:$'olah data'.$N$39];MATCH([.$A103];[$'olah data'.I$4:$'olah data'.I$39];0);2);&quot;&quot;)">
            <text:p/>
          </table:table-cell>
          <table:table-cell table:style-name="ce27" table:formula="of:=IFERROR(INDEX([$'olah data'.$B$4:$'olah data'.$N$39];MATCH([.$A103];[$'olah data'.J$4:$'olah data'.J$39];0);2);&quot;&quot;)">
            <text:p/>
          </table:table-cell>
          <table:table-cell table:style-name="ce27" table:formula="of:=IFERROR(INDEX([$'olah data'.$B$4:$'olah data'.$N$39];MATCH([.$A103];[$'olah data'.K$4:$'olah data'.K$39];0);2);&quot;&quot;)">
            <text:p/>
          </table:table-cell>
          <table:table-cell table:style-name="ce27" table:formula="of:=IFERROR(INDEX([$'olah data'.$B$4:$'olah data'.$N$39];MATCH([.$A103];[$'olah data'.L$4:$'olah data'.L$39];0);2);&quot;&quot;)">
            <text:p/>
          </table:table-cell>
          <table:table-cell table:style-name="ce27" table:formula="of:=IFERROR(INDEX([$'olah data'.$B$4:$'olah data'.$N$39];MATCH([.$A103];[$'olah data'.M$4:$'olah data'.M$39];0);2);&quot;&quot;)">
            <text:p/>
          </table:table-cell>
          <table:table-cell table:style-name="ce27" table:formula="of:=IFERROR(INDEX([$'olah data'.$B$4:$'olah data'.$N$39];MATCH([.$A103];[$'olah data'.N$4:$'olah data'.N$39];0);2);&quot;&quot;)">
            <text:p/>
          </table:table-cell>
          <table:table-cell table:style-name="ce27" table:formula="of:=CONCATENATE([.D103];[.E103];[.F103];[.G103];[.H103];[.I103];[.J103];[.K103];[.L103];[.M103];[.N103])" office:value-type="string" office:string-value="Impulsiveness v. reflection (9 items)" calcext:value-type="string">
            <text:p>Impulsiveness v. reflection (9 items)</text:p>
          </table:table-cell>
          <table:table-cell table:style-name="ce84" table:formula="of:=[$'View Input'.Q12]"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03" calcext:value-type="float">
            <text:p>103</text:p>
          </table:table-cell>
          <table:table-cell table:style-name="ce121" office:value-type="float" office:value="5" calcext:value-type="float">
            <text:p>5</text:p>
          </table:table-cell>
          <table:table-cell table:style-name="ce98" table:formula="of:=IF([.R104]=&quot;&quot;;IF([.Q104]=&quot;R&quot;;VLOOKUP([.P104];[$'olah data'.$R$3:$'olah data'.$S$7];2);[.P104]);IF([.R104]=[.P104];[.P104];[.Q104]))" office:value-type="float" office:value="3" calcext:value-type="float">
            <text:p>3</text:p>
          </table:table-cell>
          <table:table-cell table:style-name="ce27" table:formula="of:=IFERROR(INDEX([$'olah data'.$B$4:$'olah data'.$N$39];MATCH([.$A104];[$'olah data'.D$4:$'olah data'.D$39];0);2);&quot;&quot;)">
            <text:p/>
          </table:table-cell>
          <table:table-cell table:style-name="ce27" table:formula="of:=IFERROR(INDEX([$'olah data'.$B$4:$'olah data'.$N$39];MATCH([.$A104];[$'olah data'.E$4:$'olah data'.E$39];0);2);&quot;&quot;)">
            <text:p/>
          </table:table-cell>
          <table:table-cell table:style-name="ce27" table:formula="of:=IFERROR(INDEX([$'olah data'.$B$4:$'olah data'.$N$39];MATCH([.$A104];[$'olah data'.F$4:$'olah data'.F$39];0);2);&quot;&quot;)">
            <text:p/>
          </table:table-cell>
          <table:table-cell table:style-name="ce27" table:formula="of:=IFERROR(INDEX([$'olah data'.$B$4:$'olah data'.$N$39];MATCH([.$A104];[$'olah data'.G$4:$'olah data'.G$39];0);2);&quot;&quot;)">
            <text:p/>
          </table:table-cell>
          <table:table-cell table:style-name="ce27" table:formula="of:=IFERROR(INDEX([$'olah data'.$B$4:$'olah data'.$N$39];MATCH([.$A104];[$'olah data'.H$4:$'olah data'.H$39];0);2);&quot;&quot;)" office:value-type="string" office:string-value="Fear of uncertainty (7 items)" calcext:value-type="string">
            <text:p>Fear of uncertainty (7 items)</text:p>
          </table:table-cell>
          <table:table-cell table:style-name="ce27" table:formula="of:=IFERROR(INDEX([$'olah data'.$B$4:$'olah data'.$N$39];MATCH([.$A104];[$'olah data'.I$4:$'olah data'.I$39];0);2);&quot;&quot;)">
            <text:p/>
          </table:table-cell>
          <table:table-cell table:style-name="ce27" table:formula="of:=IFERROR(INDEX([$'olah data'.$B$4:$'olah data'.$N$39];MATCH([.$A104];[$'olah data'.J$4:$'olah data'.J$39];0);2);&quot;&quot;)">
            <text:p/>
          </table:table-cell>
          <table:table-cell table:style-name="ce27" table:formula="of:=IFERROR(INDEX([$'olah data'.$B$4:$'olah data'.$N$39];MATCH([.$A104];[$'olah data'.K$4:$'olah data'.K$39];0);2);&quot;&quot;)">
            <text:p/>
          </table:table-cell>
          <table:table-cell table:style-name="ce27" table:formula="of:=IFERROR(INDEX([$'olah data'.$B$4:$'olah data'.$N$39];MATCH([.$A104];[$'olah data'.L$4:$'olah data'.L$39];0);2);&quot;&quot;)">
            <text:p/>
          </table:table-cell>
          <table:table-cell table:style-name="ce27" table:formula="of:=IFERROR(INDEX([$'olah data'.$B$4:$'olah data'.$N$39];MATCH([.$A104];[$'olah data'.M$4:$'olah data'.M$39];0);2);&quot;&quot;)">
            <text:p/>
          </table:table-cell>
          <table:table-cell table:style-name="ce27" table:formula="of:=IFERROR(INDEX([$'olah data'.$B$4:$'olah data'.$N$39];MATCH([.$A104];[$'olah data'.N$4:$'olah data'.N$39];0);2);&quot;&quot;)">
            <text:p/>
          </table:table-cell>
          <table:table-cell table:style-name="ce27" table:formula="of:=CONCATENATE([.D104];[.E104];[.F104];[.G104];[.H104];[.I104];[.J104];[.K104];[.L104];[.M104];[.N104])" office:value-type="string" office:string-value="Fear of uncertainty (7 items)" calcext:value-type="string">
            <text:p>Fear of uncertainty (7 items)</text:p>
          </table:table-cell>
          <table:table-cell table:style-name="ce84" table:formula="of:=[$'View Input'.Q13]" office:value-type="float" office:value="3" calcext:value-type="float">
            <text:p>3</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04" calcext:value-type="float">
            <text:p>104</text:p>
          </table:table-cell>
          <table:table-cell table:style-name="ce121" office:value-type="float" office:value="3" calcext:value-type="float">
            <text:p>3</text:p>
          </table:table-cell>
          <table:table-cell table:style-name="ce98" table:formula="of:=IF([.R105]=&quot;&quot;;IF([.Q105]=&quot;R&quot;;VLOOKUP([.P105];[$'olah data'.$R$3:$'olah data'.$S$7];2);[.P105]);IF([.R105]=[.P105];[.P105];[.Q105]))" office:value-type="float" office:value="1" calcext:value-type="float">
            <text:p>1</text:p>
          </table:table-cell>
          <table:table-cell table:style-name="ce27" table:formula="of:=IFERROR(INDEX([$'olah data'.$B$4:$'olah data'.$N$39];MATCH([.$A105];[$'olah data'.D$4:$'olah data'.D$39];0);2);&quot;&quot;)">
            <text:p/>
          </table:table-cell>
          <table:table-cell table:style-name="ce27" table:formula="of:=IFERROR(INDEX([$'olah data'.$B$4:$'olah data'.$N$39];MATCH([.$A105];[$'olah data'.E$4:$'olah data'.E$39];0);2);&quot;&quot;)">
            <text:p/>
          </table:table-cell>
          <table:table-cell table:style-name="ce27" table:formula="of:=IFERROR(INDEX([$'olah data'.$B$4:$'olah data'.$N$39];MATCH([.$A105];[$'olah data'.F$4:$'olah data'.F$39];0);2);&quot;&quot;)">
            <text:p/>
          </table:table-cell>
          <table:table-cell table:style-name="ce27" table:formula="of:=IFERROR(INDEX([$'olah data'.$B$4:$'olah data'.$N$39];MATCH([.$A105];[$'olah data'.G$4:$'olah data'.G$39];0);2);&quot;&quot;)" office:value-type="string" office:string-value="Exploratory excitability v. stoic rigidity (10 items)" calcext:value-type="string">
            <text:p>Exploratory excitability v. stoic rigidity (10 items)</text:p>
          </table:table-cell>
          <table:table-cell table:style-name="ce27" table:formula="of:=IFERROR(INDEX([$'olah data'.$B$4:$'olah data'.$N$39];MATCH([.$A105];[$'olah data'.H$4:$'olah data'.H$39];0);2);&quot;&quot;)">
            <text:p/>
          </table:table-cell>
          <table:table-cell table:style-name="ce27" table:formula="of:=IFERROR(INDEX([$'olah data'.$B$4:$'olah data'.$N$39];MATCH([.$A105];[$'olah data'.I$4:$'olah data'.I$39];0);2);&quot;&quot;)">
            <text:p/>
          </table:table-cell>
          <table:table-cell table:style-name="ce27" table:formula="of:=IFERROR(INDEX([$'olah data'.$B$4:$'olah data'.$N$39];MATCH([.$A105];[$'olah data'.J$4:$'olah data'.J$39];0);2);&quot;&quot;)">
            <text:p/>
          </table:table-cell>
          <table:table-cell table:style-name="ce27" table:formula="of:=IFERROR(INDEX([$'olah data'.$B$4:$'olah data'.$N$39];MATCH([.$A105];[$'olah data'.K$4:$'olah data'.K$39];0);2);&quot;&quot;)">
            <text:p/>
          </table:table-cell>
          <table:table-cell table:style-name="ce27" table:formula="of:=IFERROR(INDEX([$'olah data'.$B$4:$'olah data'.$N$39];MATCH([.$A105];[$'olah data'.L$4:$'olah data'.L$39];0);2);&quot;&quot;)">
            <text:p/>
          </table:table-cell>
          <table:table-cell table:style-name="ce27" table:formula="of:=IFERROR(INDEX([$'olah data'.$B$4:$'olah data'.$N$39];MATCH([.$A105];[$'olah data'.M$4:$'olah data'.M$39];0);2);&quot;&quot;)">
            <text:p/>
          </table:table-cell>
          <table:table-cell table:style-name="ce27" table:formula="of:=IFERROR(INDEX([$'olah data'.$B$4:$'olah data'.$N$39];MATCH([.$A105];[$'olah data'.N$4:$'olah data'.N$39];0);2);&quot;&quot;)">
            <text:p/>
          </table:table-cell>
          <table:table-cell table:style-name="ce27" table:formula="of:=CONCATENATE([.D105];[.E105];[.F105];[.G105];[.H105];[.I105];[.J105];[.K105];[.L105];[.M105];[.N105])" office:value-type="string" office:string-value="Exploratory excitability v. stoic rigidity (10 items)" calcext:value-type="string">
            <text:p>Exploratory excitability v. stoic rigidity (10 items)</text:p>
          </table:table-cell>
          <table:table-cell table:style-name="ce84" table:formula="of:=[$'View Input'.Q14]"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05" calcext:value-type="float">
            <text:p>105</text:p>
          </table:table-cell>
          <table:table-cell table:style-name="ce121" office:value-type="float" office:value="3" calcext:value-type="float">
            <text:p>3</text:p>
          </table:table-cell>
          <table:table-cell table:style-name="ce98" table:formula="of:=IF([.R106]=&quot;&quot;;IF([.Q106]=&quot;R&quot;;VLOOKUP([.P106];[$'olah data'.$R$3:$'olah data'.$S$7];2);[.P106]);IF([.R106]=[.P106];[.P106];[.Q106]))" office:value-type="float" office:value="1" calcext:value-type="float">
            <text:p>1</text:p>
          </table:table-cell>
          <table:table-cell table:style-name="ce27" table:formula="of:=IFERROR(INDEX([$'olah data'.$B$4:$'olah data'.$N$39];MATCH([.$A106];[$'olah data'.D$4:$'olah data'.D$39];0);2);&quot;&quot;)">
            <text:p/>
          </table:table-cell>
          <table:table-cell table:style-name="ce27" table:formula="of:=IFERROR(INDEX([$'olah data'.$B$4:$'olah data'.$N$39];MATCH([.$A106];[$'olah data'.E$4:$'olah data'.E$39];0);2);&quot;&quot;)">
            <text:p/>
          </table:table-cell>
          <table:table-cell table:style-name="ce27" table:formula="of:=IFERROR(INDEX([$'olah data'.$B$4:$'olah data'.$N$39];MATCH([.$A106];[$'olah data'.F$4:$'olah data'.F$39];0);2);&quot;&quot;)">
            <text:p/>
          </table:table-cell>
          <table:table-cell table:style-name="ce27" table:formula="of:=IFERROR(INDEX([$'olah data'.$B$4:$'olah data'.$N$39];MATCH([.$A106];[$'olah data'.G$4:$'olah data'.G$39];0);2);&quot;&quot;)">
            <text:p/>
          </table:table-cell>
          <table:table-cell table:style-name="ce27" table:formula="of:=IFERROR(INDEX([$'olah data'.$B$4:$'olah data'.$N$39];MATCH([.$A106];[$'olah data'.H$4:$'olah data'.H$39];0);2);&quot;&quot;)">
            <text:p/>
          </table:table-cell>
          <table:table-cell table:style-name="ce27" table:formula="of:=IFERROR(INDEX([$'olah data'.$B$4:$'olah data'.$N$39];MATCH([.$A106];[$'olah data'.I$4:$'olah data'.I$39];0);2);&quot;&quot;)" office:value-type="string" office:string-value="Extravagance v. reserve (9 items)" calcext:value-type="string">
            <text:p>Extravagance v. reserve (9 items)</text:p>
          </table:table-cell>
          <table:table-cell table:style-name="ce27" table:formula="of:=IFERROR(INDEX([$'olah data'.$B$4:$'olah data'.$N$39];MATCH([.$A106];[$'olah data'.J$4:$'olah data'.J$39];0);2);&quot;&quot;)">
            <text:p/>
          </table:table-cell>
          <table:table-cell table:style-name="ce27" table:formula="of:=IFERROR(INDEX([$'olah data'.$B$4:$'olah data'.$N$39];MATCH([.$A106];[$'olah data'.K$4:$'olah data'.K$39];0);2);&quot;&quot;)">
            <text:p/>
          </table:table-cell>
          <table:table-cell table:style-name="ce27" table:formula="of:=IFERROR(INDEX([$'olah data'.$B$4:$'olah data'.$N$39];MATCH([.$A106];[$'olah data'.L$4:$'olah data'.L$39];0);2);&quot;&quot;)">
            <text:p/>
          </table:table-cell>
          <table:table-cell table:style-name="ce27" table:formula="of:=IFERROR(INDEX([$'olah data'.$B$4:$'olah data'.$N$39];MATCH([.$A106];[$'olah data'.M$4:$'olah data'.M$39];0);2);&quot;&quot;)">
            <text:p/>
          </table:table-cell>
          <table:table-cell table:style-name="ce27" table:formula="of:=IFERROR(INDEX([$'olah data'.$B$4:$'olah data'.$N$39];MATCH([.$A106];[$'olah data'.N$4:$'olah data'.N$39];0);2);&quot;&quot;)">
            <text:p/>
          </table:table-cell>
          <table:table-cell table:style-name="ce27" table:formula="of:=CONCATENATE([.D106];[.E106];[.F106];[.G106];[.H106];[.I106];[.J106];[.K106];[.L106];[.M106];[.N106])" office:value-type="string" office:string-value="Extravagance v. reserve (9 items)" calcext:value-type="string">
            <text:p>Extravagance v. reserve (9 items)</text:p>
          </table:table-cell>
          <table:table-cell table:style-name="ce84" table:formula="of:=[$'View Input'.Q15]"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06" calcext:value-type="float">
            <text:p>106</text:p>
          </table:table-cell>
          <table:table-cell table:style-name="ce121" office:value-type="float" office:value="5" calcext:value-type="float">
            <text:p>5</text:p>
          </table:table-cell>
          <table:table-cell table:style-name="ce98" table:formula="of:=IF([.R107]=&quot;&quot;;IF([.Q107]=&quot;R&quot;;VLOOKUP([.P107];[$'olah data'.$R$3:$'olah data'.$S$7];2);[.P107]);IF([.R107]=[.P107];[.P107];[.Q107]))" office:value-type="float" office:value="1" calcext:value-type="float">
            <text:p>1</text:p>
          </table:table-cell>
          <table:table-cell table:style-name="ce27" table:formula="of:=IFERROR(INDEX([$'olah data'.$B$4:$'olah data'.$N$39];MATCH([.$A107];[$'olah data'.D$4:$'olah data'.D$39];0);2);&quot;&quot;)">
            <text:p/>
          </table:table-cell>
          <table:table-cell table:style-name="ce27" table:formula="of:=IFERROR(INDEX([$'olah data'.$B$4:$'olah data'.$N$39];MATCH([.$A107];[$'olah data'.E$4:$'olah data'.E$39];0);2);&quot;&quot;)">
            <text:p/>
          </table:table-cell>
          <table:table-cell table:style-name="ce27" table:formula="of:=IFERROR(INDEX([$'olah data'.$B$4:$'olah data'.$N$39];MATCH([.$A107];[$'olah data'.F$4:$'olah data'.F$39];0);2);&quot;&quot;)" office:value-type="string" office:string-value="Spiritual acceptance vs. rational materialism (8 items)" calcext:value-type="string">
            <text:p>Spiritual acceptance vs. rational materialism (8 items)</text:p>
          </table:table-cell>
          <table:table-cell table:style-name="ce27" table:formula="of:=IFERROR(INDEX([$'olah data'.$B$4:$'olah data'.$N$39];MATCH([.$A107];[$'olah data'.G$4:$'olah data'.G$39];0);2);&quot;&quot;)">
            <text:p/>
          </table:table-cell>
          <table:table-cell table:style-name="ce27" table:formula="of:=IFERROR(INDEX([$'olah data'.$B$4:$'olah data'.$N$39];MATCH([.$A107];[$'olah data'.H$4:$'olah data'.H$39];0);2);&quot;&quot;)">
            <text:p/>
          </table:table-cell>
          <table:table-cell table:style-name="ce27" table:formula="of:=IFERROR(INDEX([$'olah data'.$B$4:$'olah data'.$N$39];MATCH([.$A107];[$'olah data'.I$4:$'olah data'.I$39];0);2);&quot;&quot;)">
            <text:p/>
          </table:table-cell>
          <table:table-cell table:style-name="ce27" table:formula="of:=IFERROR(INDEX([$'olah data'.$B$4:$'olah data'.$N$39];MATCH([.$A107];[$'olah data'.J$4:$'olah data'.J$39];0);2);&quot;&quot;)">
            <text:p/>
          </table:table-cell>
          <table:table-cell table:style-name="ce27" table:formula="of:=IFERROR(INDEX([$'olah data'.$B$4:$'olah data'.$N$39];MATCH([.$A107];[$'olah data'.K$4:$'olah data'.K$39];0);2);&quot;&quot;)">
            <text:p/>
          </table:table-cell>
          <table:table-cell table:style-name="ce27" table:formula="of:=IFERROR(INDEX([$'olah data'.$B$4:$'olah data'.$N$39];MATCH([.$A107];[$'olah data'.L$4:$'olah data'.L$39];0);2);&quot;&quot;)">
            <text:p/>
          </table:table-cell>
          <table:table-cell table:style-name="ce27" table:formula="of:=IFERROR(INDEX([$'olah data'.$B$4:$'olah data'.$N$39];MATCH([.$A107];[$'olah data'.M$4:$'olah data'.M$39];0);2);&quot;&quot;)">
            <text:p/>
          </table:table-cell>
          <table:table-cell table:style-name="ce27" table:formula="of:=IFERROR(INDEX([$'olah data'.$B$4:$'olah data'.$N$39];MATCH([.$A107];[$'olah data'.N$4:$'olah data'.N$39];0);2);&quot;&quot;)">
            <text:p/>
          </table:table-cell>
          <table:table-cell table:style-name="ce27" table:formula="of:=CONCATENATE([.D107];[.E107];[.F107];[.G107];[.H107];[.I107];[.J107];[.K107];[.L107];[.M107];[.N107])" office:value-type="string" office:string-value="Spiritual acceptance vs. rational materialism (8 items)" calcext:value-type="string">
            <text:p>Spiritual acceptance vs. rational materialism (8 items)</text:p>
          </table:table-cell>
          <table:table-cell table:style-name="ce84" table:formula="of:=[$'View Input'.Q16]"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07" calcext:value-type="float">
            <text:p>107</text:p>
          </table:table-cell>
          <table:table-cell table:style-name="ce121" office:value-type="float" office:value="4" calcext:value-type="float">
            <text:p>4</text:p>
          </table:table-cell>
          <table:table-cell table:style-name="ce98" table:formula="of:=IF([.R108]=&quot;&quot;;IF([.Q108]=&quot;R&quot;;VLOOKUP([.P108];[$'olah data'.$R$3:$'olah data'.$S$7];2);[.P108]);IF([.R108]=[.P108];[.P108];[.Q108]))" office:value-type="float" office:value="2" calcext:value-type="float">
            <text:p>2</text:p>
          </table:table-cell>
          <table:table-cell table:style-name="ce27" table:formula="of:=IFERROR(INDEX([$'olah data'.$B$4:$'olah data'.$N$39];MATCH([.$A108];[$'olah data'.D$4:$'olah data'.D$39];0);2);&quot;&quot;)">
            <text:p/>
          </table:table-cell>
          <table:table-cell table:style-name="ce27" table:formula="of:=IFERROR(INDEX([$'olah data'.$B$4:$'olah data'.$N$39];MATCH([.$A108];[$'olah data'.E$4:$'olah data'.E$39];0);2);&quot;&quot;)">
            <text:p/>
          </table:table-cell>
          <table:table-cell table:style-name="ce27" table:formula="of:=IFERROR(INDEX([$'olah data'.$B$4:$'olah data'.$N$39];MATCH([.$A108];[$'olah data'.F$4:$'olah data'.F$39];0);2);&quot;&quot;)">
            <text:p/>
          </table:table-cell>
          <table:table-cell table:style-name="ce27" table:formula="of:=IFERROR(INDEX([$'olah data'.$B$4:$'olah data'.$N$39];MATCH([.$A108];[$'olah data'.G$4:$'olah data'.G$39];0);2);&quot;&quot;)">
            <text:p/>
          </table:table-cell>
          <table:table-cell table:style-name="ce27" table:formula="of:=IFERROR(INDEX([$'olah data'.$B$4:$'olah data'.$N$39];MATCH([.$A108];[$'olah data'.H$4:$'olah data'.H$39];0);2);&quot;&quot;)">
            <text:p/>
          </table:table-cell>
          <table:table-cell table:style-name="ce27" table:formula="of:=IFERROR(INDEX([$'olah data'.$B$4:$'olah data'.$N$39];MATCH([.$A108];[$'olah data'.I$4:$'olah data'.I$39];0);2);&quot;&quot;)">
            <text:p/>
          </table:table-cell>
          <table:table-cell table:style-name="ce27" table:formula="of:=IFERROR(INDEX([$'olah data'.$B$4:$'olah data'.$N$39];MATCH([.$A108];[$'olah data'.J$4:$'olah data'.J$39];0);2);&quot;&quot;)">
            <text:p/>
          </table:table-cell>
          <table:table-cell table:style-name="ce27" table:formula="of:=IFERROR(INDEX([$'olah data'.$B$4:$'olah data'.$N$39];MATCH([.$A108];[$'olah data'.K$4:$'olah data'.K$39];0);2);&quot;&quot;)">
            <text:p/>
          </table:table-cell>
          <table:table-cell table:style-name="ce27" table:formula="of:=IFERROR(INDEX([$'olah data'.$B$4:$'olah data'.$N$39];MATCH([.$A108];[$'olah data'.L$4:$'olah data'.L$39];0);2);&quot;&quot;)" office:value-type="string" office:string-value="Enlightened second nature (11 items)" calcext:value-type="string">
            <text:p>Enlightened second nature (11 items)</text:p>
          </table:table-cell>
          <table:table-cell table:style-name="ce27" table:formula="of:=IFERROR(INDEX([$'olah data'.$B$4:$'olah data'.$N$39];MATCH([.$A108];[$'olah data'.M$4:$'olah data'.M$39];0);2);&quot;&quot;)">
            <text:p/>
          </table:table-cell>
          <table:table-cell table:style-name="ce27" table:formula="of:=IFERROR(INDEX([$'olah data'.$B$4:$'olah data'.$N$39];MATCH([.$A108];[$'olah data'.N$4:$'olah data'.N$39];0);2);&quot;&quot;)">
            <text:p/>
          </table:table-cell>
          <table:table-cell table:style-name="ce27" table:formula="of:=CONCATENATE([.D108];[.E108];[.F108];[.G108];[.H108];[.I108];[.J108];[.K108];[.L108];[.M108];[.N108])" office:value-type="string" office:string-value="Enlightened second nature (11 items)" calcext:value-type="string">
            <text:p>Enlightened second nature (11 items)</text:p>
          </table:table-cell>
          <table:table-cell table:style-name="ce84" table:formula="of:=[$'View Input'.Q17]" office:value-type="float" office:value="4" calcext:value-type="float">
            <text:p>4</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08" calcext:value-type="float">
            <text:p>108</text:p>
          </table:table-cell>
          <table:table-cell table:style-name="ce121" office:value-type="float" office:value="2" calcext:value-type="float">
            <text:p>2</text:p>
          </table:table-cell>
          <table:table-cell table:style-name="ce98" table:formula="of:=IF([.R109]=&quot;&quot;;IF([.Q109]=&quot;R&quot;;VLOOKUP([.P109];[$'olah data'.$R$3:$'olah data'.$S$7];2);[.P109]);IF([.R109]=[.P109];[.P109];[.Q109]))" office:value-type="float" office:value="3" calcext:value-type="float">
            <text:p>3</text:p>
          </table:table-cell>
          <table:table-cell table:style-name="ce27" table:formula="of:=IFERROR(INDEX([$'olah data'.$B$4:$'olah data'.$N$39];MATCH([.$A109];[$'olah data'.D$4:$'olah data'.D$39];0);2);&quot;&quot;)">
            <text:p/>
          </table:table-cell>
          <table:table-cell table:style-name="ce27" table:formula="of:=IFERROR(INDEX([$'olah data'.$B$4:$'olah data'.$N$39];MATCH([.$A109];[$'olah data'.E$4:$'olah data'.E$39];0);2);&quot;&quot;)">
            <text:p/>
          </table:table-cell>
          <table:table-cell table:style-name="ce27" table:formula="of:=IFERROR(INDEX([$'olah data'.$B$4:$'olah data'.$N$39];MATCH([.$A109];[$'olah data'.F$4:$'olah data'.F$39];0);2);&quot;&quot;)">
            <text:p/>
          </table:table-cell>
          <table:table-cell table:style-name="ce27" table:formula="of:=IFERROR(INDEX([$'olah data'.$B$4:$'olah data'.$N$39];MATCH([.$A109];[$'olah data'.G$4:$'olah data'.G$39];0);2);&quot;&quot;)" office:value-type="string" office:string-value="Resourcefulness (5 items)" calcext:value-type="string">
            <text:p>Resourcefulness (5 items)</text:p>
          </table:table-cell>
          <table:table-cell table:style-name="ce27" table:formula="of:=IFERROR(INDEX([$'olah data'.$B$4:$'olah data'.$N$39];MATCH([.$A109];[$'olah data'.H$4:$'olah data'.H$39];0);2);&quot;&quot;)">
            <text:p/>
          </table:table-cell>
          <table:table-cell table:style-name="ce27" table:formula="of:=IFERROR(INDEX([$'olah data'.$B$4:$'olah data'.$N$39];MATCH([.$A109];[$'olah data'.I$4:$'olah data'.I$39];0);2);&quot;&quot;)">
            <text:p/>
          </table:table-cell>
          <table:table-cell table:style-name="ce27" table:formula="of:=IFERROR(INDEX([$'olah data'.$B$4:$'olah data'.$N$39];MATCH([.$A109];[$'olah data'.J$4:$'olah data'.J$39];0);2);&quot;&quot;)">
            <text:p/>
          </table:table-cell>
          <table:table-cell table:style-name="ce27" table:formula="of:=IFERROR(INDEX([$'olah data'.$B$4:$'olah data'.$N$39];MATCH([.$A109];[$'olah data'.K$4:$'olah data'.K$39];0);2);&quot;&quot;)">
            <text:p/>
          </table:table-cell>
          <table:table-cell table:style-name="ce27" table:formula="of:=IFERROR(INDEX([$'olah data'.$B$4:$'olah data'.$N$39];MATCH([.$A109];[$'olah data'.L$4:$'olah data'.L$39];0);2);&quot;&quot;)">
            <text:p/>
          </table:table-cell>
          <table:table-cell table:style-name="ce27" table:formula="of:=IFERROR(INDEX([$'olah data'.$B$4:$'olah data'.$N$39];MATCH([.$A109];[$'olah data'.M$4:$'olah data'.M$39];0);2);&quot;&quot;)">
            <text:p/>
          </table:table-cell>
          <table:table-cell table:style-name="ce27" table:formula="of:=IFERROR(INDEX([$'olah data'.$B$4:$'olah data'.$N$39];MATCH([.$A109];[$'olah data'.N$4:$'olah data'.N$39];0);2);&quot;&quot;)">
            <text:p/>
          </table:table-cell>
          <table:table-cell table:style-name="ce27" table:formula="of:=CONCATENATE([.D109];[.E109];[.F109];[.G109];[.H109];[.I109];[.J109];[.K109];[.L109];[.M109];[.N109])" office:value-type="string" office:string-value="Resourcefulness (5 items)" calcext:value-type="string">
            <text:p>Resourcefulness (5 items)</text:p>
          </table:table-cell>
          <table:table-cell table:style-name="ce84" table:formula="of:=[$'View Input'.Q18]" office:value-type="float" office:value="3" calcext:value-type="float">
            <text:p>3</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09" calcext:value-type="float">
            <text:p>109</text:p>
          </table:table-cell>
          <table:table-cell table:style-name="ce121" office:value-type="float" office:value="3" calcext:value-type="float">
            <text:p>3</text:p>
          </table:table-cell>
          <table:table-cell table:style-name="ce98" table:formula="of:=IF([.R110]=&quot;&quot;;IF([.Q110]=&quot;R&quot;;VLOOKUP([.P110];[$'olah data'.$R$3:$'olah data'.$S$7];2);[.P110]);IF([.R110]=[.P110];[.P110];[.Q110]))" office:value-type="float" office:value="1" calcext:value-type="float">
            <text:p>1</text:p>
          </table:table-cell>
          <table:table-cell table:style-name="ce27" table:formula="of:=IFERROR(INDEX([$'olah data'.$B$4:$'olah data'.$N$39];MATCH([.$A110];[$'olah data'.D$4:$'olah data'.D$39];0);2);&quot;&quot;)">
            <text:p/>
          </table:table-cell>
          <table:table-cell table:style-name="ce27" table:formula="of:=IFERROR(INDEX([$'olah data'.$B$4:$'olah data'.$N$39];MATCH([.$A110];[$'olah data'.E$4:$'olah data'.E$39];0);2);&quot;&quot;)">
            <text:p/>
          </table:table-cell>
          <table:table-cell table:style-name="ce27" table:formula="of:=IFERROR(INDEX([$'olah data'.$B$4:$'olah data'.$N$39];MATCH([.$A110];[$'olah data'.F$4:$'olah data'.F$39];0);2);&quot;&quot;)" office:value-type="string" office:string-value="Disorderliness v. regimentation (7 items)" calcext:value-type="string">
            <text:p>Disorderliness v. regimentation (7 items)</text:p>
          </table:table-cell>
          <table:table-cell table:style-name="ce27" table:formula="of:=IFERROR(INDEX([$'olah data'.$B$4:$'olah data'.$N$39];MATCH([.$A110];[$'olah data'.G$4:$'olah data'.G$39];0);2);&quot;&quot;)">
            <text:p/>
          </table:table-cell>
          <table:table-cell table:style-name="ce27" table:formula="of:=IFERROR(INDEX([$'olah data'.$B$4:$'olah data'.$N$39];MATCH([.$A110];[$'olah data'.H$4:$'olah data'.H$39];0);2);&quot;&quot;)">
            <text:p/>
          </table:table-cell>
          <table:table-cell table:style-name="ce27" table:formula="of:=IFERROR(INDEX([$'olah data'.$B$4:$'olah data'.$N$39];MATCH([.$A110];[$'olah data'.I$4:$'olah data'.I$39];0);2);&quot;&quot;)">
            <text:p/>
          </table:table-cell>
          <table:table-cell table:style-name="ce27" table:formula="of:=IFERROR(INDEX([$'olah data'.$B$4:$'olah data'.$N$39];MATCH([.$A110];[$'olah data'.J$4:$'olah data'.J$39];0);2);&quot;&quot;)">
            <text:p/>
          </table:table-cell>
          <table:table-cell table:style-name="ce27" table:formula="of:=IFERROR(INDEX([$'olah data'.$B$4:$'olah data'.$N$39];MATCH([.$A110];[$'olah data'.K$4:$'olah data'.K$39];0);2);&quot;&quot;)">
            <text:p/>
          </table:table-cell>
          <table:table-cell table:style-name="ce27" table:formula="of:=IFERROR(INDEX([$'olah data'.$B$4:$'olah data'.$N$39];MATCH([.$A110];[$'olah data'.L$4:$'olah data'.L$39];0);2);&quot;&quot;)">
            <text:p/>
          </table:table-cell>
          <table:table-cell table:style-name="ce27" table:formula="of:=IFERROR(INDEX([$'olah data'.$B$4:$'olah data'.$N$39];MATCH([.$A110];[$'olah data'.M$4:$'olah data'.M$39];0);2);&quot;&quot;)">
            <text:p/>
          </table:table-cell>
          <table:table-cell table:style-name="ce27" table:formula="of:=IFERROR(INDEX([$'olah data'.$B$4:$'olah data'.$N$39];MATCH([.$A110];[$'olah data'.N$4:$'olah data'.N$39];0);2);&quot;&quot;)">
            <text:p/>
          </table:table-cell>
          <table:table-cell table:style-name="ce27" table:formula="of:=CONCATENATE([.D110];[.E110];[.F110];[.G110];[.H110];[.I110];[.J110];[.K110];[.L110];[.M110];[.N110])" office:value-type="string" office:string-value="Disorderliness v. regimentation (7 items)" calcext:value-type="string">
            <text:p>Disorderliness v. regimentation (7 items)</text:p>
          </table:table-cell>
          <table:table-cell table:style-name="ce84" table:formula="of:=[$'View Input'.Q19]"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10" calcext:value-type="float">
            <text:p>110</text:p>
          </table:table-cell>
          <table:table-cell table:style-name="ce121" office:value-type="float" office:value="5" calcext:value-type="float">
            <text:p>5</text:p>
          </table:table-cell>
          <table:table-cell table:style-name="ce98" table:formula="of:=IF([.R111]=&quot;&quot;;IF([.Q111]=&quot;R&quot;;VLOOKUP([.P111];[$'olah data'.$R$3:$'olah data'.$S$7];2);[.P111]);IF([.R111]=[.P111];[.P111];[.Q111]))" office:value-type="float" office:value="5" calcext:value-type="float">
            <text:p>5</text:p>
          </table:table-cell>
          <table:table-cell table:style-name="ce27" table:formula="of:=IFERROR(INDEX([$'olah data'.$B$4:$'olah data'.$N$39];MATCH([.$A111];[$'olah data'.D$4:$'olah data'.D$39];0);2);&quot;&quot;)">
            <text:p/>
          </table:table-cell>
          <table:table-cell table:style-name="ce27" table:formula="of:=IFERROR(INDEX([$'olah data'.$B$4:$'olah data'.$N$39];MATCH([.$A111];[$'olah data'.E$4:$'olah data'.E$39];0);2);&quot;&quot;)">
            <text:p/>
          </table:table-cell>
          <table:table-cell table:style-name="ce27" table:formula="of:=IFERROR(INDEX([$'olah data'.$B$4:$'olah data'.$N$39];MATCH([.$A111];[$'olah data'.F$4:$'olah data'.F$39];0);2);&quot;&quot;)">
            <text:p/>
          </table:table-cell>
          <table:table-cell table:style-name="ce27" table:formula="of:=IFERROR(INDEX([$'olah data'.$B$4:$'olah data'.$N$39];MATCH([.$A111];[$'olah data'.G$4:$'olah data'.G$39];0);2);&quot;&quot;)">
            <text:p/>
          </table:table-cell>
          <table:table-cell table:style-name="ce27" table:formula="of:=IFERROR(INDEX([$'olah data'.$B$4:$'olah data'.$N$39];MATCH([.$A111];[$'olah data'.H$4:$'olah data'.H$39];0);2);&quot;&quot;)" office:value-type="string" office:string-value="Attachment (6 items)" calcext:value-type="string">
            <text:p>Attachment (6 items)</text:p>
          </table:table-cell>
          <table:table-cell table:style-name="ce27" table:formula="of:=IFERROR(INDEX([$'olah data'.$B$4:$'olah data'.$N$39];MATCH([.$A111];[$'olah data'.I$4:$'olah data'.I$39];0);2);&quot;&quot;)">
            <text:p/>
          </table:table-cell>
          <table:table-cell table:style-name="ce27" table:formula="of:=IFERROR(INDEX([$'olah data'.$B$4:$'olah data'.$N$39];MATCH([.$A111];[$'olah data'.J$4:$'olah data'.J$39];0);2);&quot;&quot;)">
            <text:p/>
          </table:table-cell>
          <table:table-cell table:style-name="ce27" table:formula="of:=IFERROR(INDEX([$'olah data'.$B$4:$'olah data'.$N$39];MATCH([.$A111];[$'olah data'.K$4:$'olah data'.K$39];0);2);&quot;&quot;)">
            <text:p/>
          </table:table-cell>
          <table:table-cell table:style-name="ce27" table:formula="of:=IFERROR(INDEX([$'olah data'.$B$4:$'olah data'.$N$39];MATCH([.$A111];[$'olah data'.L$4:$'olah data'.L$39];0);2);&quot;&quot;)">
            <text:p/>
          </table:table-cell>
          <table:table-cell table:style-name="ce27" table:formula="of:=IFERROR(INDEX([$'olah data'.$B$4:$'olah data'.$N$39];MATCH([.$A111];[$'olah data'.M$4:$'olah data'.M$39];0);2);&quot;&quot;)">
            <text:p/>
          </table:table-cell>
          <table:table-cell table:style-name="ce27" table:formula="of:=IFERROR(INDEX([$'olah data'.$B$4:$'olah data'.$N$39];MATCH([.$A111];[$'olah data'.N$4:$'olah data'.N$39];0);2);&quot;&quot;)">
            <text:p/>
          </table:table-cell>
          <table:table-cell table:style-name="ce27" table:formula="of:=CONCATENATE([.D111];[.E111];[.F111];[.G111];[.H111];[.I111];[.J111];[.K111];[.L111];[.M111];[.N111])" office:value-type="string" office:string-value="Attachment (6 items)" calcext:value-type="string">
            <text:p>Attachment (6 items)</text:p>
          </table:table-cell>
          <table:table-cell table:style-name="ce84" table:formula="of:=[$'View Input'.Q20]"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11" calcext:value-type="float">
            <text:p>111</text:p>
          </table:table-cell>
          <table:table-cell table:style-name="ce121" office:value-type="float" office:value="1" calcext:value-type="float">
            <text:p>1</text:p>
          </table:table-cell>
          <table:table-cell table:style-name="ce98" table:formula="of:=IF([.R112]=&quot;&quot;;IF([.Q112]=&quot;R&quot;;VLOOKUP([.P112];[$'olah data'.$R$3:$'olah data'.$S$7];2);[.P112]);IF([.R112]=[.P112];[.P112];[.Q112]))" office:value-type="float" office:value="1" calcext:value-type="float">
            <text:p>1</text:p>
          </table:table-cell>
          <table:table-cell table:style-name="ce27" table:formula="of:=IFERROR(INDEX([$'olah data'.$B$4:$'olah data'.$N$39];MATCH([.$A112];[$'olah data'.D$4:$'olah data'.D$39];0);2);&quot;&quot;)">
            <text:p/>
          </table:table-cell>
          <table:table-cell table:style-name="ce27" table:formula="of:=IFERROR(INDEX([$'olah data'.$B$4:$'olah data'.$N$39];MATCH([.$A112];[$'olah data'.E$4:$'olah data'.E$39];0);2);&quot;&quot;)">
            <text:p/>
          </table:table-cell>
          <table:table-cell table:style-name="ce27" table:formula="of:=IFERROR(INDEX([$'olah data'.$B$4:$'olah data'.$N$39];MATCH([.$A112];[$'olah data'.F$4:$'olah data'.F$39];0);2);&quot;&quot;)">
            <text:p/>
          </table:table-cell>
          <table:table-cell table:style-name="ce27" table:formula="of:=IFERROR(INDEX([$'olah data'.$B$4:$'olah data'.$N$39];MATCH([.$A112];[$'olah data'.G$4:$'olah data'.G$39];0);2);&quot;&quot;)" office:value-type="string" office:string-value="Work hardened vs spoiled (8 items)" calcext:value-type="string">
            <text:p>Work hardened vs spoiled (8 items)</text:p>
          </table:table-cell>
          <table:table-cell table:style-name="ce27" table:formula="of:=IFERROR(INDEX([$'olah data'.$B$4:$'olah data'.$N$39];MATCH([.$A112];[$'olah data'.H$4:$'olah data'.H$39];0);2);&quot;&quot;)">
            <text:p/>
          </table:table-cell>
          <table:table-cell table:style-name="ce27" table:formula="of:=IFERROR(INDEX([$'olah data'.$B$4:$'olah data'.$N$39];MATCH([.$A112];[$'olah data'.I$4:$'olah data'.I$39];0);2);&quot;&quot;)">
            <text:p/>
          </table:table-cell>
          <table:table-cell table:style-name="ce27" table:formula="of:=IFERROR(INDEX([$'olah data'.$B$4:$'olah data'.$N$39];MATCH([.$A112];[$'olah data'.J$4:$'olah data'.J$39];0);2);&quot;&quot;)">
            <text:p/>
          </table:table-cell>
          <table:table-cell table:style-name="ce27" table:formula="of:=IFERROR(INDEX([$'olah data'.$B$4:$'olah data'.$N$39];MATCH([.$A112];[$'olah data'.K$4:$'olah data'.K$39];0);2);&quot;&quot;)">
            <text:p/>
          </table:table-cell>
          <table:table-cell table:style-name="ce27" table:formula="of:=IFERROR(INDEX([$'olah data'.$B$4:$'olah data'.$N$39];MATCH([.$A112];[$'olah data'.L$4:$'olah data'.L$39];0);2);&quot;&quot;)">
            <text:p/>
          </table:table-cell>
          <table:table-cell table:style-name="ce27" table:formula="of:=IFERROR(INDEX([$'olah data'.$B$4:$'olah data'.$N$39];MATCH([.$A112];[$'olah data'.M$4:$'olah data'.M$39];0);2);&quot;&quot;)">
            <text:p/>
          </table:table-cell>
          <table:table-cell table:style-name="ce27" table:formula="of:=IFERROR(INDEX([$'olah data'.$B$4:$'olah data'.$N$39];MATCH([.$A112];[$'olah data'.N$4:$'olah data'.N$39];0);2);&quot;&quot;)">
            <text:p/>
          </table:table-cell>
          <table:table-cell table:style-name="ce27" table:formula="of:=CONCATENATE([.D112];[.E112];[.F112];[.G112];[.H112];[.I112];[.J112];[.K112];[.L112];[.M112];[.N112])" office:value-type="string" office:string-value="Work hardened vs spoiled (8 items)" calcext:value-type="string">
            <text:p>Work hardened vs spoiled (8 items)</text:p>
          </table:table-cell>
          <table:table-cell table:style-name="ce84" table:formula="of:=[$'View Input'.Q21]"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12" calcext:value-type="float">
            <text:p>112</text:p>
          </table:table-cell>
          <table:table-cell table:style-name="ce121" office:value-type="float" office:value="1" calcext:value-type="float">
            <text:p>1</text:p>
          </table:table-cell>
          <table:table-cell table:style-name="ce98" table:formula="of:=IF([.R113]=&quot;&quot;;IF([.Q113]=&quot;R&quot;;VLOOKUP([.P113];[$'olah data'.$R$3:$'olah data'.$S$7];2);[.P113]);IF([.R113]=[.P113];[.P113];[.Q113]))" office:value-type="float" office:value="5" calcext:value-type="float">
            <text:p>5</text:p>
          </table:table-cell>
          <table:table-cell table:style-name="ce27" table:formula="of:=IFERROR(INDEX([$'olah data'.$B$4:$'olah data'.$N$39];MATCH([.$A113];[$'olah data'.D$4:$'olah data'.D$39];0);2);&quot;&quot;)">
            <text:p/>
          </table:table-cell>
          <table:table-cell table:style-name="ce27" table:formula="of:=IFERROR(INDEX([$'olah data'.$B$4:$'olah data'.$N$39];MATCH([.$A113];[$'olah data'.E$4:$'olah data'.E$39];0);2);&quot;&quot;)">
            <text:p/>
          </table:table-cell>
          <table:table-cell table:style-name="ce27" table:formula="of:=IFERROR(INDEX([$'olah data'.$B$4:$'olah data'.$N$39];MATCH([.$A113];[$'olah data'.F$4:$'olah data'.F$39];0);2);&quot;&quot;)">
            <text:p/>
          </table:table-cell>
          <table:table-cell table:style-name="ce27" table:formula="of:=IFERROR(INDEX([$'olah data'.$B$4:$'olah data'.$N$39];MATCH([.$A113];[$'olah data'.G$4:$'olah data'.G$39];0);2);&quot;&quot;)">
            <text:p/>
          </table:table-cell>
          <table:table-cell table:style-name="ce27" table:formula="of:=IFERROR(INDEX([$'olah data'.$B$4:$'olah data'.$N$39];MATCH([.$A113];[$'olah data'.H$4:$'olah data'.H$39];0);2);&quot;&quot;)">
            <text:p/>
          </table:table-cell>
          <table:table-cell table:style-name="ce27" table:formula="of:=IFERROR(INDEX([$'olah data'.$B$4:$'olah data'.$N$39];MATCH([.$A113];[$'olah data'.I$4:$'olah data'.I$39];0);2);&quot;&quot;)" office:value-type="string" office:string-value="Self-forgetful vs. self-conscious experience (10 items)" calcext:value-type="string">
            <text:p>Self-forgetful vs. self-conscious experience (10 items)</text:p>
          </table:table-cell>
          <table:table-cell table:style-name="ce27" table:formula="of:=IFERROR(INDEX([$'olah data'.$B$4:$'olah data'.$N$39];MATCH([.$A113];[$'olah data'.J$4:$'olah data'.J$39];0);2);&quot;&quot;)">
            <text:p/>
          </table:table-cell>
          <table:table-cell table:style-name="ce27" table:formula="of:=IFERROR(INDEX([$'olah data'.$B$4:$'olah data'.$N$39];MATCH([.$A113];[$'olah data'.K$4:$'olah data'.K$39];0);2);&quot;&quot;)">
            <text:p/>
          </table:table-cell>
          <table:table-cell table:style-name="ce27" table:formula="of:=IFERROR(INDEX([$'olah data'.$B$4:$'olah data'.$N$39];MATCH([.$A113];[$'olah data'.L$4:$'olah data'.L$39];0);2);&quot;&quot;)">
            <text:p/>
          </table:table-cell>
          <table:table-cell table:style-name="ce27" table:formula="of:=IFERROR(INDEX([$'olah data'.$B$4:$'olah data'.$N$39];MATCH([.$A113];[$'olah data'.M$4:$'olah data'.M$39];0);2);&quot;&quot;)">
            <text:p/>
          </table:table-cell>
          <table:table-cell table:style-name="ce27" table:formula="of:=IFERROR(INDEX([$'olah data'.$B$4:$'olah data'.$N$39];MATCH([.$A113];[$'olah data'.N$4:$'olah data'.N$39];0);2);&quot;&quot;)">
            <text:p/>
          </table:table-cell>
          <table:table-cell table:style-name="ce27" table:formula="of:=CONCATENATE([.D113];[.E113];[.F113];[.G113];[.H113];[.I113];[.J113];[.K113];[.L113];[.M113];[.N113])" office:value-type="string" office:string-value="Self-forgetful vs. self-conscious experience (10 items)" calcext:value-type="string">
            <text:p>Self-forgetful vs. self-conscious experience (10 items)</text:p>
          </table:table-cell>
          <table:table-cell table:style-name="ce84" table:formula="of:=[$'View Input'.Q22]"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13" calcext:value-type="float">
            <text:p>113</text:p>
          </table:table-cell>
          <table:table-cell table:style-name="ce121" office:value-type="float" office:value="1" calcext:value-type="float">
            <text:p>1</text:p>
          </table:table-cell>
          <table:table-cell table:style-name="ce98" table:formula="of:=IF([.R114]=&quot;&quot;;IF([.Q114]=&quot;R&quot;;VLOOKUP([.P114];[$'olah data'.$R$3:$'olah data'.$S$7];2);[.P114]);IF([.R114]=[.P114];[.P114];[.Q114]))" office:value-type="float" office:value="5" calcext:value-type="float">
            <text:p>5</text:p>
          </table:table-cell>
          <table:table-cell table:style-name="ce27" table:formula="of:=IFERROR(INDEX([$'olah data'.$B$4:$'olah data'.$N$39];MATCH([.$A114];[$'olah data'.D$4:$'olah data'.D$39];0);2);&quot;&quot;)">
            <text:p/>
          </table:table-cell>
          <table:table-cell table:style-name="ce27" table:formula="of:=IFERROR(INDEX([$'olah data'.$B$4:$'olah data'.$N$39];MATCH([.$A114];[$'olah data'.E$4:$'olah data'.E$39];0);2);&quot;&quot;)">
            <text:p/>
          </table:table-cell>
          <table:table-cell table:style-name="ce27" table:formula="of:=IFERROR(INDEX([$'olah data'.$B$4:$'olah data'.$N$39];MATCH([.$A114];[$'olah data'.F$4:$'olah data'.F$39];0);2);&quot;&quot;)" office:value-type="string" office:string-value="Fear of uncertainty (7 items)" calcext:value-type="string">
            <text:p>Fear of uncertainty (7 items)</text:p>
          </table:table-cell>
          <table:table-cell table:style-name="ce27" table:formula="of:=IFERROR(INDEX([$'olah data'.$B$4:$'olah data'.$N$39];MATCH([.$A114];[$'olah data'.G$4:$'olah data'.G$39];0);2);&quot;&quot;)">
            <text:p/>
          </table:table-cell>
          <table:table-cell table:style-name="ce27" table:formula="of:=IFERROR(INDEX([$'olah data'.$B$4:$'olah data'.$N$39];MATCH([.$A114];[$'olah data'.H$4:$'olah data'.H$39];0);2);&quot;&quot;)">
            <text:p/>
          </table:table-cell>
          <table:table-cell table:style-name="ce27" table:formula="of:=IFERROR(INDEX([$'olah data'.$B$4:$'olah data'.$N$39];MATCH([.$A114];[$'olah data'.I$4:$'olah data'.I$39];0);2);&quot;&quot;)">
            <text:p/>
          </table:table-cell>
          <table:table-cell table:style-name="ce27" table:formula="of:=IFERROR(INDEX([$'olah data'.$B$4:$'olah data'.$N$39];MATCH([.$A114];[$'olah data'.J$4:$'olah data'.J$39];0);2);&quot;&quot;)">
            <text:p/>
          </table:table-cell>
          <table:table-cell table:style-name="ce27" table:formula="of:=IFERROR(INDEX([$'olah data'.$B$4:$'olah data'.$N$39];MATCH([.$A114];[$'olah data'.K$4:$'olah data'.K$39];0);2);&quot;&quot;)">
            <text:p/>
          </table:table-cell>
          <table:table-cell table:style-name="ce27" table:formula="of:=IFERROR(INDEX([$'olah data'.$B$4:$'olah data'.$N$39];MATCH([.$A114];[$'olah data'.L$4:$'olah data'.L$39];0);2);&quot;&quot;)">
            <text:p/>
          </table:table-cell>
          <table:table-cell table:style-name="ce27" table:formula="of:=IFERROR(INDEX([$'olah data'.$B$4:$'olah data'.$N$39];MATCH([.$A114];[$'olah data'.M$4:$'olah data'.M$39];0);2);&quot;&quot;)">
            <text:p/>
          </table:table-cell>
          <table:table-cell table:style-name="ce27" table:formula="of:=IFERROR(INDEX([$'olah data'.$B$4:$'olah data'.$N$39];MATCH([.$A114];[$'olah data'.N$4:$'olah data'.N$39];0);2);&quot;&quot;)">
            <text:p/>
          </table:table-cell>
          <table:table-cell table:style-name="ce27" table:formula="of:=CONCATENATE([.D114];[.E114];[.F114];[.G114];[.H114];[.I114];[.J114];[.K114];[.L114];[.M114];[.N114])" office:value-type="string" office:string-value="Fear of uncertainty (7 items)" calcext:value-type="string">
            <text:p>Fear of uncertainty (7 items)</text:p>
          </table:table-cell>
          <table:table-cell table:style-name="ce84" table:formula="of:=[$'View Input'.Q23]"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14" calcext:value-type="float">
            <text:p>114</text:p>
          </table:table-cell>
          <table:table-cell table:style-name="ce121" office:value-type="float" office:value="1" calcext:value-type="float">
            <text:p>1</text:p>
          </table:table-cell>
          <table:table-cell table:style-name="ce98" table:formula="of:=IF([.R115]=&quot;&quot;;IF([.Q115]=&quot;R&quot;;VLOOKUP([.P115];[$'olah data'.$R$3:$'olah data'.$S$7];2);[.P115]);IF([.R115]=[.P115];[.P115];[.Q115]))" office:value-type="float" office:value="2" calcext:value-type="float">
            <text:p>2</text:p>
          </table:table-cell>
          <table:table-cell table:style-name="ce27" table:formula="of:=IFERROR(INDEX([$'olah data'.$B$4:$'olah data'.$N$39];MATCH([.$A115];[$'olah data'.D$4:$'olah data'.D$39];0);2);&quot;&quot;)">
            <text:p/>
          </table:table-cell>
          <table:table-cell table:style-name="ce27" table:formula="of:=IFERROR(INDEX([$'olah data'.$B$4:$'olah data'.$N$39];MATCH([.$A115];[$'olah data'.E$4:$'olah data'.E$39];0);2);&quot;&quot;)">
            <text:p/>
          </table:table-cell>
          <table:table-cell table:style-name="ce27" table:formula="of:=IFERROR(INDEX([$'olah data'.$B$4:$'olah data'.$N$39];MATCH([.$A115];[$'olah data'.F$4:$'olah data'.F$39];0);2);&quot;&quot;)">
            <text:p/>
          </table:table-cell>
          <table:table-cell table:style-name="ce27" table:formula="of:=IFERROR(INDEX([$'olah data'.$B$4:$'olah data'.$N$39];MATCH([.$A115];[$'olah data'.G$4:$'olah data'.G$39];0);2);&quot;&quot;)" office:value-type="string" office:string-value="Eagerness of effort vs laziness (9 items)" calcext:value-type="string">
            <text:p>Eagerness of effort vs laziness (9 items)</text:p>
          </table:table-cell>
          <table:table-cell table:style-name="ce27" table:formula="of:=IFERROR(INDEX([$'olah data'.$B$4:$'olah data'.$N$39];MATCH([.$A115];[$'olah data'.H$4:$'olah data'.H$39];0);2);&quot;&quot;)">
            <text:p/>
          </table:table-cell>
          <table:table-cell table:style-name="ce27" table:formula="of:=IFERROR(INDEX([$'olah data'.$B$4:$'olah data'.$N$39];MATCH([.$A115];[$'olah data'.I$4:$'olah data'.I$39];0);2);&quot;&quot;)">
            <text:p/>
          </table:table-cell>
          <table:table-cell table:style-name="ce27" table:formula="of:=IFERROR(INDEX([$'olah data'.$B$4:$'olah data'.$N$39];MATCH([.$A115];[$'olah data'.J$4:$'olah data'.J$39];0);2);&quot;&quot;)">
            <text:p/>
          </table:table-cell>
          <table:table-cell table:style-name="ce27" table:formula="of:=IFERROR(INDEX([$'olah data'.$B$4:$'olah data'.$N$39];MATCH([.$A115];[$'olah data'.K$4:$'olah data'.K$39];0);2);&quot;&quot;)">
            <text:p/>
          </table:table-cell>
          <table:table-cell table:style-name="ce27" table:formula="of:=IFERROR(INDEX([$'olah data'.$B$4:$'olah data'.$N$39];MATCH([.$A115];[$'olah data'.L$4:$'olah data'.L$39];0);2);&quot;&quot;)">
            <text:p/>
          </table:table-cell>
          <table:table-cell table:style-name="ce27" table:formula="of:=IFERROR(INDEX([$'olah data'.$B$4:$'olah data'.$N$39];MATCH([.$A115];[$'olah data'.M$4:$'olah data'.M$39];0);2);&quot;&quot;)">
            <text:p/>
          </table:table-cell>
          <table:table-cell table:style-name="ce27" table:formula="of:=IFERROR(INDEX([$'olah data'.$B$4:$'olah data'.$N$39];MATCH([.$A115];[$'olah data'.N$4:$'olah data'.N$39];0);2);&quot;&quot;)">
            <text:p/>
          </table:table-cell>
          <table:table-cell table:style-name="ce27" table:formula="of:=CONCATENATE([.D115];[.E115];[.F115];[.G115];[.H115];[.I115];[.J115];[.K115];[.L115];[.M115];[.N115])" office:value-type="string" office:string-value="Eagerness of effort vs laziness (9 items)" calcext:value-type="string">
            <text:p>Eagerness of effort vs laziness (9 items)</text:p>
          </table:table-cell>
          <table:table-cell table:style-name="ce84" table:formula="of:=[$'View Input'.Q24]" office:value-type="float" office:value="2" calcext:value-type="float">
            <text:p>2</text:p>
          </table:table-cell>
          <table:table-cell table:style-name="ce46" table:number-columns-repeated="2"/>
          <table:table-cell table:style-name="ce123"/>
          <table:table-cell table:number-columns-repeated="1005"/>
        </table:table-row>
        <table:table-row table:style-name="ro3">
          <table:table-cell table:style-name="ce29" office:value-type="float" office:value="115" calcext:value-type="float">
            <text:p>115</text:p>
          </table:table-cell>
          <table:table-cell table:style-name="ce121" office:value-type="float" office:value="3" calcext:value-type="float">
            <text:p>3</text:p>
          </table:table-cell>
          <table:table-cell table:style-name="ce98" table:formula="of:=IF([.R116]=&quot;&quot;;IF([.Q116]=&quot;R&quot;;VLOOKUP([.P116];[$'olah data'.$R$3:$'olah data'.$S$7];2);[.P116]);IF([.R116]=[.P116];[.P116];[.Q116]))" office:value-type="float" office:value="1" calcext:value-type="float">
            <text:p>1</text:p>
          </table:table-cell>
          <table:table-cell table:style-name="ce27" table:formula="of:=IFERROR(INDEX([$'olah data'.$B$4:$'olah data'.$N$39];MATCH([.$A116];[$'olah data'.D$4:$'olah data'.D$39];0);2);&quot;&quot;)">
            <text:p/>
          </table:table-cell>
          <table:table-cell table:style-name="ce27" table:formula="of:=IFERROR(INDEX([$'olah data'.$B$4:$'olah data'.$N$39];MATCH([.$A116];[$'olah data'.E$4:$'olah data'.E$39];0);2);&quot;&quot;)">
            <text:p/>
          </table:table-cell>
          <table:table-cell table:style-name="ce27" table:formula="of:=IFERROR(INDEX([$'olah data'.$B$4:$'olah data'.$N$39];MATCH([.$A116];[$'olah data'.F$4:$'olah data'.F$39];0);2);&quot;&quot;)">
            <text:p/>
          </table:table-cell>
          <table:table-cell table:style-name="ce27" table:formula="of:=IFERROR(INDEX([$'olah data'.$B$4:$'olah data'.$N$39];MATCH([.$A116];[$'olah data'.G$4:$'olah data'.G$39];0);2);&quot;&quot;)">
            <text:p/>
          </table:table-cell>
          <table:table-cell table:style-name="ce27" table:formula="of:=IFERROR(INDEX([$'olah data'.$B$4:$'olah data'.$N$39];MATCH([.$A116];[$'olah data'.H$4:$'olah data'.H$39];0);2);&quot;&quot;)">
            <text:p/>
          </table:table-cell>
          <table:table-cell table:style-name="ce27" table:formula="of:=IFERROR(INDEX([$'olah data'.$B$4:$'olah data'.$N$39];MATCH([.$A116];[$'olah data'.I$4:$'olah data'.I$39];0);2);&quot;&quot;)">
            <text:p/>
          </table:table-cell>
          <table:table-cell table:style-name="ce27" table:formula="of:=IFERROR(INDEX([$'olah data'.$B$4:$'olah data'.$N$39];MATCH([.$A116];[$'olah data'.J$4:$'olah data'.J$39];0);2);&quot;&quot;)">
            <text:p/>
          </table:table-cell>
          <table:table-cell table:style-name="ce27" table:formula="of:=IFERROR(INDEX([$'olah data'.$B$4:$'olah data'.$N$39];MATCH([.$A116];[$'olah data'.K$4:$'olah data'.K$39];0);2);&quot;&quot;)">
            <text:p/>
          </table:table-cell>
          <table:table-cell table:style-name="ce27" table:formula="of:=IFERROR(INDEX([$'olah data'.$B$4:$'olah data'.$N$39];MATCH([.$A116];[$'olah data'.L$4:$'olah data'.L$39];0);2);&quot;&quot;)">
            <text:p/>
          </table:table-cell>
          <table:table-cell table:style-name="ce27" table:formula="of:=IFERROR(INDEX([$'olah data'.$B$4:$'olah data'.$N$39];MATCH([.$A116];[$'olah data'.M$4:$'olah data'.M$39];0);2);&quot;&quot;)" office:value-type="string" office:string-value="Enlightened second nature (11 items)" calcext:value-type="string">
            <text:p>Enlightened second nature (11 items)</text:p>
          </table:table-cell>
          <table:table-cell table:style-name="ce27" table:formula="of:=IFERROR(INDEX([$'olah data'.$B$4:$'olah data'.$N$39];MATCH([.$A116];[$'olah data'.N$4:$'olah data'.N$39];0);2);&quot;&quot;)">
            <text:p/>
          </table:table-cell>
          <table:table-cell table:style-name="ce27" table:formula="of:=CONCATENATE([.D116];[.E116];[.F116];[.G116];[.H116];[.I116];[.J116];[.K116];[.L116];[.M116];[.N116])" office:value-type="string" office:string-value="Enlightened second nature (11 items)" calcext:value-type="string">
            <text:p>Enlightened second nature (11 items)</text:p>
          </table:table-cell>
          <table:table-cell table:style-name="ce84" table:formula="of:=[$'View Input'.Q25]"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16" calcext:value-type="float">
            <text:p>116</text:p>
          </table:table-cell>
          <table:table-cell table:style-name="ce121" office:value-type="float" office:value="3" calcext:value-type="float">
            <text:p>3</text:p>
          </table:table-cell>
          <table:table-cell table:style-name="ce98" table:formula="of:=IF([.R117]=&quot;&quot;;IF([.Q117]=&quot;R&quot;;VLOOKUP([.P117];[$'olah data'.$R$3:$'olah data'.$S$7];2);[.P117]);IF([.R117]=[.P117];[.P117];[.Q117]))" office:value-type="float" office:value="1" calcext:value-type="float">
            <text:p>1</text:p>
          </table:table-cell>
          <table:table-cell table:style-name="ce27" table:formula="of:=IFERROR(INDEX([$'olah data'.$B$4:$'olah data'.$N$39];MATCH([.$A117];[$'olah data'.D$4:$'olah data'.D$39];0);2);&quot;&quot;)">
            <text:p/>
          </table:table-cell>
          <table:table-cell table:style-name="ce27" table:formula="of:=IFERROR(INDEX([$'olah data'.$B$4:$'olah data'.$N$39];MATCH([.$A117];[$'olah data'.E$4:$'olah data'.E$39];0);2);&quot;&quot;)" office:value-type="string" office:string-value="Attachment (6 items)" calcext:value-type="string">
            <text:p>Attachment (6 items)</text:p>
          </table:table-cell>
          <table:table-cell table:style-name="ce27" table:formula="of:=IFERROR(INDEX([$'olah data'.$B$4:$'olah data'.$N$39];MATCH([.$A117];[$'olah data'.F$4:$'olah data'.F$39];0);2);&quot;&quot;)">
            <text:p/>
          </table:table-cell>
          <table:table-cell table:style-name="ce27" table:formula="of:=IFERROR(INDEX([$'olah data'.$B$4:$'olah data'.$N$39];MATCH([.$A117];[$'olah data'.G$4:$'olah data'.G$39];0);2);&quot;&quot;)">
            <text:p/>
          </table:table-cell>
          <table:table-cell table:style-name="ce27" table:formula="of:=IFERROR(INDEX([$'olah data'.$B$4:$'olah data'.$N$39];MATCH([.$A117];[$'olah data'.H$4:$'olah data'.H$39];0);2);&quot;&quot;)">
            <text:p/>
          </table:table-cell>
          <table:table-cell table:style-name="ce27" table:formula="of:=IFERROR(INDEX([$'olah data'.$B$4:$'olah data'.$N$39];MATCH([.$A117];[$'olah data'.I$4:$'olah data'.I$39];0);2);&quot;&quot;)">
            <text:p/>
          </table:table-cell>
          <table:table-cell table:style-name="ce27" table:formula="of:=IFERROR(INDEX([$'olah data'.$B$4:$'olah data'.$N$39];MATCH([.$A117];[$'olah data'.J$4:$'olah data'.J$39];0);2);&quot;&quot;)">
            <text:p/>
          </table:table-cell>
          <table:table-cell table:style-name="ce27" table:formula="of:=IFERROR(INDEX([$'olah data'.$B$4:$'olah data'.$N$39];MATCH([.$A117];[$'olah data'.K$4:$'olah data'.K$39];0);2);&quot;&quot;)">
            <text:p/>
          </table:table-cell>
          <table:table-cell table:style-name="ce27" table:formula="of:=IFERROR(INDEX([$'olah data'.$B$4:$'olah data'.$N$39];MATCH([.$A117];[$'olah data'.L$4:$'olah data'.L$39];0);2);&quot;&quot;)">
            <text:p/>
          </table:table-cell>
          <table:table-cell table:style-name="ce27" table:formula="of:=IFERROR(INDEX([$'olah data'.$B$4:$'olah data'.$N$39];MATCH([.$A117];[$'olah data'.M$4:$'olah data'.M$39];0);2);&quot;&quot;)">
            <text:p/>
          </table:table-cell>
          <table:table-cell table:style-name="ce27" table:formula="of:=IFERROR(INDEX([$'olah data'.$B$4:$'olah data'.$N$39];MATCH([.$A117];[$'olah data'.N$4:$'olah data'.N$39];0);2);&quot;&quot;)">
            <text:p/>
          </table:table-cell>
          <table:table-cell table:style-name="ce27" table:formula="of:=CONCATENATE([.D117];[.E117];[.F117];[.G117];[.H117];[.I117];[.J117];[.K117];[.L117];[.M117];[.N117])" office:value-type="string" office:string-value="Attachment (6 items)" calcext:value-type="string">
            <text:p>Attachment (6 items)</text:p>
          </table:table-cell>
          <table:table-cell table:style-name="ce84" table:formula="of:=[$'View Input'.Q26]"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17" calcext:value-type="float">
            <text:p>117</text:p>
          </table:table-cell>
          <table:table-cell table:style-name="ce121" office:value-type="float" office:value="5" calcext:value-type="float">
            <text:p>5</text:p>
          </table:table-cell>
          <table:table-cell table:style-name="ce98" table:formula="of:=IF([.R118]=&quot;&quot;;IF([.Q118]=&quot;R&quot;;VLOOKUP([.P118];[$'olah data'.$R$3:$'olah data'.$S$7];2);[.P118]);IF([.R118]=[.P118];[.P118];[.Q118]))" office:value-type="float" office:value="1" calcext:value-type="float">
            <text:p>1</text:p>
          </table:table-cell>
          <table:table-cell table:style-name="ce27" table:formula="of:=IFERROR(INDEX([$'olah data'.$B$4:$'olah data'.$N$39];MATCH([.$A118];[$'olah data'.D$4:$'olah data'.D$39];0);2);&quot;&quot;)">
            <text:p/>
          </table:table-cell>
          <table:table-cell table:style-name="ce27" table:formula="of:=IFERROR(INDEX([$'olah data'.$B$4:$'olah data'.$N$39];MATCH([.$A118];[$'olah data'.E$4:$'olah data'.E$39];0);2);&quot;&quot;)">
            <text:p/>
          </table:table-cell>
          <table:table-cell table:style-name="ce27" table:formula="of:=IFERROR(INDEX([$'olah data'.$B$4:$'olah data'.$N$39];MATCH([.$A118];[$'olah data'.F$4:$'olah data'.F$39];0);2);&quot;&quot;)">
            <text:p/>
          </table:table-cell>
          <table:table-cell table:style-name="ce27" table:formula="of:=IFERROR(INDEX([$'olah data'.$B$4:$'olah data'.$N$39];MATCH([.$A118];[$'olah data'.G$4:$'olah data'.G$39];0);2);&quot;&quot;)" office:value-type="string" office:string-value="Ambitious vs underachieving (10 items)" calcext:value-type="string">
            <text:p>Ambitious vs underachieving (10 items)</text:p>
          </table:table-cell>
          <table:table-cell table:style-name="ce27" table:formula="of:=IFERROR(INDEX([$'olah data'.$B$4:$'olah data'.$N$39];MATCH([.$A118];[$'olah data'.H$4:$'olah data'.H$39];0);2);&quot;&quot;)">
            <text:p/>
          </table:table-cell>
          <table:table-cell table:style-name="ce27" table:formula="of:=IFERROR(INDEX([$'olah data'.$B$4:$'olah data'.$N$39];MATCH([.$A118];[$'olah data'.I$4:$'olah data'.I$39];0);2);&quot;&quot;)">
            <text:p/>
          </table:table-cell>
          <table:table-cell table:style-name="ce27" table:formula="of:=IFERROR(INDEX([$'olah data'.$B$4:$'olah data'.$N$39];MATCH([.$A118];[$'olah data'.J$4:$'olah data'.J$39];0);2);&quot;&quot;)">
            <text:p/>
          </table:table-cell>
          <table:table-cell table:style-name="ce27" table:formula="of:=IFERROR(INDEX([$'olah data'.$B$4:$'olah data'.$N$39];MATCH([.$A118];[$'olah data'.K$4:$'olah data'.K$39];0);2);&quot;&quot;)">
            <text:p/>
          </table:table-cell>
          <table:table-cell table:style-name="ce27" table:formula="of:=IFERROR(INDEX([$'olah data'.$B$4:$'olah data'.$N$39];MATCH([.$A118];[$'olah data'.L$4:$'olah data'.L$39];0);2);&quot;&quot;)">
            <text:p/>
          </table:table-cell>
          <table:table-cell table:style-name="ce27" table:formula="of:=IFERROR(INDEX([$'olah data'.$B$4:$'olah data'.$N$39];MATCH([.$A118];[$'olah data'.M$4:$'olah data'.M$39];0);2);&quot;&quot;)">
            <text:p/>
          </table:table-cell>
          <table:table-cell table:style-name="ce27" table:formula="of:=IFERROR(INDEX([$'olah data'.$B$4:$'olah data'.$N$39];MATCH([.$A118];[$'olah data'.N$4:$'olah data'.N$39];0);2);&quot;&quot;)">
            <text:p/>
          </table:table-cell>
          <table:table-cell table:style-name="ce27" table:formula="of:=CONCATENATE([.D118];[.E118];[.F118];[.G118];[.H118];[.I118];[.J118];[.K118];[.L118];[.M118];[.N118])" office:value-type="string" office:string-value="Ambitious vs underachieving (10 items)" calcext:value-type="string">
            <text:p>Ambitious vs underachieving (10 items)</text:p>
          </table:table-cell>
          <table:table-cell table:style-name="ce84" table:formula="of:=[$'View Input'.Q27]"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18" calcext:value-type="float">
            <text:p>118</text:p>
          </table:table-cell>
          <table:table-cell table:style-name="ce121" office:value-type="float" office:value="2" calcext:value-type="float">
            <text:p>2</text:p>
          </table:table-cell>
          <table:table-cell table:style-name="ce98" table:formula="of:=IF([.R119]=&quot;&quot;;IF([.Q119]=&quot;R&quot;;VLOOKUP([.P119];[$'olah data'.$R$3:$'olah data'.$S$7];2);[.P119]);IF([.R119]=[.P119];[.P119];[.Q119]))" office:value-type="float" office:value="5" calcext:value-type="float">
            <text:p>5</text:p>
          </table:table-cell>
          <table:table-cell table:style-name="ce27" table:formula="of:=IFERROR(INDEX([$'olah data'.$B$4:$'olah data'.$N$39];MATCH([.$A119];[$'olah data'.D$4:$'olah data'.D$39];0);2);&quot;&quot;)">
            <text:p/>
          </table:table-cell>
          <table:table-cell table:style-name="ce27" table:formula="of:=IFERROR(INDEX([$'olah data'.$B$4:$'olah data'.$N$39];MATCH([.$A119];[$'olah data'.E$4:$'olah data'.E$39];0);2);&quot;&quot;)">
            <text:p/>
          </table:table-cell>
          <table:table-cell table:style-name="ce27" table:formula="of:=IFERROR(INDEX([$'olah data'.$B$4:$'olah data'.$N$39];MATCH([.$A119];[$'olah data'.F$4:$'olah data'.F$39];0);2);&quot;&quot;)">
            <text:p/>
          </table:table-cell>
          <table:table-cell table:style-name="ce27" table:formula="of:=IFERROR(INDEX([$'olah data'.$B$4:$'olah data'.$N$39];MATCH([.$A119];[$'olah data'.G$4:$'olah data'.G$39];0);2);&quot;&quot;)" office:value-type="string" office:string-value="Spiritual acceptance vs. rational materialism (8 items)" calcext:value-type="string">
            <text:p>Spiritual acceptance vs. rational materialism (8 items)</text:p>
          </table:table-cell>
          <table:table-cell table:style-name="ce27" table:formula="of:=IFERROR(INDEX([$'olah data'.$B$4:$'olah data'.$N$39];MATCH([.$A119];[$'olah data'.H$4:$'olah data'.H$39];0);2);&quot;&quot;)">
            <text:p/>
          </table:table-cell>
          <table:table-cell table:style-name="ce27" table:formula="of:=IFERROR(INDEX([$'olah data'.$B$4:$'olah data'.$N$39];MATCH([.$A119];[$'olah data'.I$4:$'olah data'.I$39];0);2);&quot;&quot;)">
            <text:p/>
          </table:table-cell>
          <table:table-cell table:style-name="ce27" table:formula="of:=IFERROR(INDEX([$'olah data'.$B$4:$'olah data'.$N$39];MATCH([.$A119];[$'olah data'.J$4:$'olah data'.J$39];0);2);&quot;&quot;)">
            <text:p/>
          </table:table-cell>
          <table:table-cell table:style-name="ce27" table:formula="of:=IFERROR(INDEX([$'olah data'.$B$4:$'olah data'.$N$39];MATCH([.$A119];[$'olah data'.K$4:$'olah data'.K$39];0);2);&quot;&quot;)">
            <text:p/>
          </table:table-cell>
          <table:table-cell table:style-name="ce27" table:formula="of:=IFERROR(INDEX([$'olah data'.$B$4:$'olah data'.$N$39];MATCH([.$A119];[$'olah data'.L$4:$'olah data'.L$39];0);2);&quot;&quot;)">
            <text:p/>
          </table:table-cell>
          <table:table-cell table:style-name="ce27" table:formula="of:=IFERROR(INDEX([$'olah data'.$B$4:$'olah data'.$N$39];MATCH([.$A119];[$'olah data'.M$4:$'olah data'.M$39];0);2);&quot;&quot;)">
            <text:p/>
          </table:table-cell>
          <table:table-cell table:style-name="ce27" table:formula="of:=IFERROR(INDEX([$'olah data'.$B$4:$'olah data'.$N$39];MATCH([.$A119];[$'olah data'.N$4:$'olah data'.N$39];0);2);&quot;&quot;)">
            <text:p/>
          </table:table-cell>
          <table:table-cell table:style-name="ce27" table:formula="of:=CONCATENATE([.D119];[.E119];[.F119];[.G119];[.H119];[.I119];[.J119];[.K119];[.L119];[.M119];[.N119])" office:value-type="string" office:string-value="Spiritual acceptance vs. rational materialism (8 items)" calcext:value-type="string">
            <text:p>Spiritual acceptance vs. rational materialism (8 items)</text:p>
          </table:table-cell>
          <table:table-cell table:style-name="ce84" table:formula="of:=[$'View Input'.Q28]"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19" calcext:value-type="float">
            <text:p>119</text:p>
          </table:table-cell>
          <table:table-cell table:style-name="ce121" office:value-type="float" office:value="1" calcext:value-type="float">
            <text:p>1</text:p>
          </table:table-cell>
          <table:table-cell table:style-name="ce98" table:formula="of:=IF([.R120]=&quot;&quot;;IF([.Q120]=&quot;R&quot;;VLOOKUP([.P120];[$'olah data'.$R$3:$'olah data'.$S$7];2);[.P120]);IF([.R120]=[.P120];[.P120];[.Q120]))" office:value-type="float" office:value="4" calcext:value-type="float">
            <text:p>4</text:p>
          </table:table-cell>
          <table:table-cell table:style-name="ce27" table:formula="of:=IFERROR(INDEX([$'olah data'.$B$4:$'olah data'.$N$39];MATCH([.$A120];[$'olah data'.D$4:$'olah data'.D$39];0);2);&quot;&quot;)">
            <text:p/>
          </table:table-cell>
          <table:table-cell table:style-name="ce27" table:formula="of:=IFERROR(INDEX([$'olah data'.$B$4:$'olah data'.$N$39];MATCH([.$A120];[$'olah data'.E$4:$'olah data'.E$39];0);2);&quot;&quot;)">
            <text:p/>
          </table:table-cell>
          <table:table-cell table:style-name="ce27" table:formula="of:=IFERROR(INDEX([$'olah data'.$B$4:$'olah data'.$N$39];MATCH([.$A120];[$'olah data'.F$4:$'olah data'.F$39];0);2);&quot;&quot;)" office:value-type="string" office:string-value="Perfectionist vs pragmatist (8 items)" calcext:value-type="string">
            <text:p>Perfectionist vs pragmatist (8 items)</text:p>
          </table:table-cell>
          <table:table-cell table:style-name="ce27" table:formula="of:=IFERROR(INDEX([$'olah data'.$B$4:$'olah data'.$N$39];MATCH([.$A120];[$'olah data'.G$4:$'olah data'.G$39];0);2);&quot;&quot;)">
            <text:p/>
          </table:table-cell>
          <table:table-cell table:style-name="ce27" table:formula="of:=IFERROR(INDEX([$'olah data'.$B$4:$'olah data'.$N$39];MATCH([.$A120];[$'olah data'.H$4:$'olah data'.H$39];0);2);&quot;&quot;)">
            <text:p/>
          </table:table-cell>
          <table:table-cell table:style-name="ce27" table:formula="of:=IFERROR(INDEX([$'olah data'.$B$4:$'olah data'.$N$39];MATCH([.$A120];[$'olah data'.I$4:$'olah data'.I$39];0);2);&quot;&quot;)">
            <text:p/>
          </table:table-cell>
          <table:table-cell table:style-name="ce27" table:formula="of:=IFERROR(INDEX([$'olah data'.$B$4:$'olah data'.$N$39];MATCH([.$A120];[$'olah data'.J$4:$'olah data'.J$39];0);2);&quot;&quot;)">
            <text:p/>
          </table:table-cell>
          <table:table-cell table:style-name="ce27" table:formula="of:=IFERROR(INDEX([$'olah data'.$B$4:$'olah data'.$N$39];MATCH([.$A120];[$'olah data'.K$4:$'olah data'.K$39];0);2);&quot;&quot;)">
            <text:p/>
          </table:table-cell>
          <table:table-cell table:style-name="ce27" table:formula="of:=IFERROR(INDEX([$'olah data'.$B$4:$'olah data'.$N$39];MATCH([.$A120];[$'olah data'.L$4:$'olah data'.L$39];0);2);&quot;&quot;)">
            <text:p/>
          </table:table-cell>
          <table:table-cell table:style-name="ce27" table:formula="of:=IFERROR(INDEX([$'olah data'.$B$4:$'olah data'.$N$39];MATCH([.$A120];[$'olah data'.M$4:$'olah data'.M$39];0);2);&quot;&quot;)">
            <text:p/>
          </table:table-cell>
          <table:table-cell table:style-name="ce27" table:formula="of:=IFERROR(INDEX([$'olah data'.$B$4:$'olah data'.$N$39];MATCH([.$A120];[$'olah data'.N$4:$'olah data'.N$39];0);2);&quot;&quot;)">
            <text:p/>
          </table:table-cell>
          <table:table-cell table:style-name="ce27" table:formula="of:=CONCATENATE([.D120];[.E120];[.F120];[.G120];[.H120];[.I120];[.J120];[.K120];[.L120];[.M120];[.N120])" office:value-type="string" office:string-value="Perfectionist vs pragmatist (8 items)" calcext:value-type="string">
            <text:p>Perfectionist vs pragmatist (8 items)</text:p>
          </table:table-cell>
          <table:table-cell table:style-name="ce84" table:formula="of:=[$'View Input'.Q29]"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120" calcext:value-type="float">
            <text:p>120</text:p>
          </table:table-cell>
          <table:table-cell table:style-name="ce98" office:value-type="float" office:value="1" calcext:value-type="float">
            <text:p>1</text:p>
          </table:table-cell>
          <table:table-cell table:style-name="ce98" table:formula="of:=IF([.R121]=&quot;&quot;;IF([.Q121]=&quot;R&quot;;VLOOKUP([.P121];[$'olah data'.$R$3:$'olah data'.$S$7];2);[.P121]);IF([.R121]=[.P121];[.P121];[.Q121]))" office:value-type="string" office:string-value="Tidak Mudeng" calcext:value-type="string">
            <text:p>Tidak Mudeng</text:p>
          </table:table-cell>
          <table:table-cell table:style-name="ce27" table:formula="of:=IFERROR(INDEX([$'olah data'.$B$4:$'olah data'.$N$39];MATCH([.$A121];[$'olah data'.D$4:$'olah data'.D$39];0);2);&quot;&quot;)">
            <text:p/>
          </table:table-cell>
          <table:table-cell table:style-name="ce27" table:formula="of:=IFERROR(INDEX([$'olah data'.$B$4:$'olah data'.$N$39];MATCH([.$A121];[$'olah data'.E$4:$'olah data'.E$39];0);2);&quot;&quot;)">
            <text:p/>
          </table:table-cell>
          <table:table-cell table:style-name="ce27" table:formula="of:=IFERROR(INDEX([$'olah data'.$B$4:$'olah data'.$N$39];MATCH([.$A121];[$'olah data'.F$4:$'olah data'.F$39];0);2);&quot;&quot;)" office:value-type="string" office:string-value="Validity Scale (5 items)" calcext:value-type="string">
            <text:p>Validity Scale (5 items)</text:p>
          </table:table-cell>
          <table:table-cell table:style-name="ce27" table:formula="of:=IFERROR(INDEX([$'olah data'.$B$4:$'olah data'.$N$39];MATCH([.$A121];[$'olah data'.G$4:$'olah data'.G$39];0);2);&quot;&quot;)">
            <text:p/>
          </table:table-cell>
          <table:table-cell table:style-name="ce27" table:formula="of:=IFERROR(INDEX([$'olah data'.$B$4:$'olah data'.$N$39];MATCH([.$A121];[$'olah data'.H$4:$'olah data'.H$39];0);2);&quot;&quot;)">
            <text:p/>
          </table:table-cell>
          <table:table-cell table:style-name="ce27" table:formula="of:=IFERROR(INDEX([$'olah data'.$B$4:$'olah data'.$N$39];MATCH([.$A121];[$'olah data'.I$4:$'olah data'.I$39];0);2);&quot;&quot;)">
            <text:p/>
          </table:table-cell>
          <table:table-cell table:style-name="ce27" table:formula="of:=IFERROR(INDEX([$'olah data'.$B$4:$'olah data'.$N$39];MATCH([.$A121];[$'olah data'.J$4:$'olah data'.J$39];0);2);&quot;&quot;)">
            <text:p/>
          </table:table-cell>
          <table:table-cell table:style-name="ce27" table:formula="of:=IFERROR(INDEX([$'olah data'.$B$4:$'olah data'.$N$39];MATCH([.$A121];[$'olah data'.K$4:$'olah data'.K$39];0);2);&quot;&quot;)">
            <text:p/>
          </table:table-cell>
          <table:table-cell table:style-name="ce27" table:formula="of:=IFERROR(INDEX([$'olah data'.$B$4:$'olah data'.$N$39];MATCH([.$A121];[$'olah data'.L$4:$'olah data'.L$39];0);2);&quot;&quot;)">
            <text:p/>
          </table:table-cell>
          <table:table-cell table:style-name="ce27" table:formula="of:=IFERROR(INDEX([$'olah data'.$B$4:$'olah data'.$N$39];MATCH([.$A121];[$'olah data'.M$4:$'olah data'.M$39];0);2);&quot;&quot;)">
            <text:p/>
          </table:table-cell>
          <table:table-cell table:style-name="ce27" table:formula="of:=IFERROR(INDEX([$'olah data'.$B$4:$'olah data'.$N$39];MATCH([.$A121];[$'olah data'.N$4:$'olah data'.N$39];0);2);&quot;&quot;)">
            <text:p/>
          </table:table-cell>
          <table:table-cell table:style-name="ce27" table:formula="of:=CONCATENATE([.D121];[.E121];[.F121];[.G121];[.H121];[.I121];[.J121];[.K121];[.L121];[.M121];[.N121])" office:value-type="string" office:string-value="Validity Scale (5 items)" calcext:value-type="string">
            <text:p>Validity Scale (5 items)</text:p>
          </table:table-cell>
          <table:table-cell table:style-name="ce84" table:formula="of:=[$'View Input'.Q30]" office:value-type="float" office:value="4" calcext:value-type="float">
            <text:p>4</text:p>
          </table:table-cell>
          <table:table-cell table:style-name="ce98" office:value-type="string" calcext:value-type="string">
            <text:p>Tidak Mudeng</text:p>
          </table:table-cell>
          <table:table-cell table:style-name="ce46" office:value-type="float" office:value="5" calcext:value-type="float">
            <text:p>5</text:p>
          </table:table-cell>
          <table:table-cell table:style-name="ce123"/>
          <table:table-cell table:number-columns-repeated="1005"/>
        </table:table-row>
        <table:table-row table:style-name="ro3">
          <table:table-cell table:style-name="ce29" office:value-type="float" office:value="121" calcext:value-type="float">
            <text:p>121</text:p>
          </table:table-cell>
          <table:table-cell table:style-name="ce121" office:value-type="float" office:value="5" calcext:value-type="float">
            <text:p>5</text:p>
          </table:table-cell>
          <table:table-cell table:style-name="ce98" table:formula="of:=IF([.R122]=&quot;&quot;;IF([.Q122]=&quot;R&quot;;VLOOKUP([.P122];[$'olah data'.$R$3:$'olah data'.$S$7];2);[.P122]);IF([.R122]=[.P122];[.P122];[.Q122]))" office:value-type="float" office:value="4" calcext:value-type="float">
            <text:p>4</text:p>
          </table:table-cell>
          <table:table-cell table:style-name="ce27" table:formula="of:=IFERROR(INDEX([$'olah data'.$B$4:$'olah data'.$N$39];MATCH([.$A122];[$'olah data'.D$4:$'olah data'.D$39];0);2);&quot;&quot;)">
            <text:p/>
          </table:table-cell>
          <table:table-cell table:style-name="ce27" table:formula="of:=IFERROR(INDEX([$'olah data'.$B$4:$'olah data'.$N$39];MATCH([.$A122];[$'olah data'.E$4:$'olah data'.E$39];0);2);&quot;&quot;)">
            <text:p/>
          </table:table-cell>
          <table:table-cell table:style-name="ce27" table:formula="of:=IFERROR(INDEX([$'olah data'.$B$4:$'olah data'.$N$39];MATCH([.$A122];[$'olah data'.F$4:$'olah data'.F$39];0);2);&quot;&quot;)">
            <text:p/>
          </table:table-cell>
          <table:table-cell table:style-name="ce27" table:formula="of:=IFERROR(INDEX([$'olah data'.$B$4:$'olah data'.$N$39];MATCH([.$A122];[$'olah data'.G$4:$'olah data'.G$39];0);2);&quot;&quot;)">
            <text:p/>
          </table:table-cell>
          <table:table-cell table:style-name="ce27" table:formula="of:=IFERROR(INDEX([$'olah data'.$B$4:$'olah data'.$N$39];MATCH([.$A122];[$'olah data'.H$4:$'olah data'.H$39];0);2);&quot;&quot;)">
            <text:p/>
          </table:table-cell>
          <table:table-cell table:style-name="ce27" table:formula="of:=IFERROR(INDEX([$'olah data'.$B$4:$'olah data'.$N$39];MATCH([.$A122];[$'olah data'.I$4:$'olah data'.I$39];0);2);&quot;&quot;)">
            <text:p/>
          </table:table-cell>
          <table:table-cell table:style-name="ce27" table:formula="of:=IFERROR(INDEX([$'olah data'.$B$4:$'olah data'.$N$39];MATCH([.$A122];[$'olah data'.J$4:$'olah data'.J$39];0);2);&quot;&quot;)" office:value-type="string" office:string-value="Fatigability v. asthenia (8 items)" calcext:value-type="string">
            <text:p>Fatigability v. asthenia (8 items)</text:p>
          </table:table-cell>
          <table:table-cell table:style-name="ce27" table:formula="of:=IFERROR(INDEX([$'olah data'.$B$4:$'olah data'.$N$39];MATCH([.$A122];[$'olah data'.K$4:$'olah data'.K$39];0);2);&quot;&quot;)">
            <text:p/>
          </table:table-cell>
          <table:table-cell table:style-name="ce27" table:formula="of:=IFERROR(INDEX([$'olah data'.$B$4:$'olah data'.$N$39];MATCH([.$A122];[$'olah data'.L$4:$'olah data'.L$39];0);2);&quot;&quot;)">
            <text:p/>
          </table:table-cell>
          <table:table-cell table:style-name="ce27" table:formula="of:=IFERROR(INDEX([$'olah data'.$B$4:$'olah data'.$N$39];MATCH([.$A122];[$'olah data'.M$4:$'olah data'.M$39];0);2);&quot;&quot;)">
            <text:p/>
          </table:table-cell>
          <table:table-cell table:style-name="ce27" table:formula="of:=IFERROR(INDEX([$'olah data'.$B$4:$'olah data'.$N$39];MATCH([.$A122];[$'olah data'.N$4:$'olah data'.N$39];0);2);&quot;&quot;)">
            <text:p/>
          </table:table-cell>
          <table:table-cell table:style-name="ce27" table:formula="of:=CONCATENATE([.D122];[.E122];[.F122];[.G122];[.H122];[.I122];[.J122];[.K122];[.L122];[.M122];[.N122])" office:value-type="string" office:string-value="Fatigability v. asthenia (8 items)" calcext:value-type="string">
            <text:p>Fatigability v. asthenia (8 items)</text:p>
          </table:table-cell>
          <table:table-cell table:style-name="ce84" table:formula="of:=[$'View Input'.T11]" office:value-type="float" office:value="2" calcext:value-type="float">
            <text:p>2</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22" calcext:value-type="float">
            <text:p>122</text:p>
          </table:table-cell>
          <table:table-cell table:style-name="ce121" office:value-type="float" office:value="2" calcext:value-type="float">
            <text:p>2</text:p>
          </table:table-cell>
          <table:table-cell table:style-name="ce98" table:formula="of:=IF([.R123]=&quot;&quot;;IF([.Q123]=&quot;R&quot;;VLOOKUP([.P123];[$'olah data'.$R$3:$'olah data'.$S$7];2);[.P123]);IF([.R123]=[.P123];[.P123];[.Q123]))" office:value-type="float" office:value="5" calcext:value-type="float">
            <text:p>5</text:p>
          </table:table-cell>
          <table:table-cell table:style-name="ce27" table:formula="of:=IFERROR(INDEX([$'olah data'.$B$4:$'olah data'.$N$39];MATCH([.$A123];[$'olah data'.D$4:$'olah data'.D$39];0);2);&quot;&quot;)">
            <text:p/>
          </table:table-cell>
          <table:table-cell table:style-name="ce27" table:formula="of:=IFERROR(INDEX([$'olah data'.$B$4:$'olah data'.$N$39];MATCH([.$A123];[$'olah data'.E$4:$'olah data'.E$39];0);2);&quot;&quot;)">
            <text:p/>
          </table:table-cell>
          <table:table-cell table:style-name="ce27" table:formula="of:=IFERROR(INDEX([$'olah data'.$B$4:$'olah data'.$N$39];MATCH([.$A123];[$'olah data'.F$4:$'olah data'.F$39];0);2);&quot;&quot;)">
            <text:p/>
          </table:table-cell>
          <table:table-cell table:style-name="ce27" table:formula="of:=IFERROR(INDEX([$'olah data'.$B$4:$'olah data'.$N$39];MATCH([.$A123];[$'olah data'.G$4:$'olah data'.G$39];0);2);&quot;&quot;)">
            <text:p/>
          </table:table-cell>
          <table:table-cell table:style-name="ce27" table:formula="of:=IFERROR(INDEX([$'olah data'.$B$4:$'olah data'.$N$39];MATCH([.$A123];[$'olah data'.H$4:$'olah data'.H$39];0);2);&quot;&quot;)" office:value-type="string" office:string-value="Exploratory excitability v. stoic rigidity (10 items)" calcext:value-type="string">
            <text:p>Exploratory excitability v. stoic rigidity (10 items)</text:p>
          </table:table-cell>
          <table:table-cell table:style-name="ce27" table:formula="of:=IFERROR(INDEX([$'olah data'.$B$4:$'olah data'.$N$39];MATCH([.$A123];[$'olah data'.I$4:$'olah data'.I$39];0);2);&quot;&quot;)">
            <text:p/>
          </table:table-cell>
          <table:table-cell table:style-name="ce27" table:formula="of:=IFERROR(INDEX([$'olah data'.$B$4:$'olah data'.$N$39];MATCH([.$A123];[$'olah data'.J$4:$'olah data'.J$39];0);2);&quot;&quot;)">
            <text:p/>
          </table:table-cell>
          <table:table-cell table:style-name="ce27" table:formula="of:=IFERROR(INDEX([$'olah data'.$B$4:$'olah data'.$N$39];MATCH([.$A123];[$'olah data'.K$4:$'olah data'.K$39];0);2);&quot;&quot;)">
            <text:p/>
          </table:table-cell>
          <table:table-cell table:style-name="ce27" table:formula="of:=IFERROR(INDEX([$'olah data'.$B$4:$'olah data'.$N$39];MATCH([.$A123];[$'olah data'.L$4:$'olah data'.L$39];0);2);&quot;&quot;)">
            <text:p/>
          </table:table-cell>
          <table:table-cell table:style-name="ce27" table:formula="of:=IFERROR(INDEX([$'olah data'.$B$4:$'olah data'.$N$39];MATCH([.$A123];[$'olah data'.M$4:$'olah data'.M$39];0);2);&quot;&quot;)">
            <text:p/>
          </table:table-cell>
          <table:table-cell table:style-name="ce27" table:formula="of:=IFERROR(INDEX([$'olah data'.$B$4:$'olah data'.$N$39];MATCH([.$A123];[$'olah data'.N$4:$'olah data'.N$39];0);2);&quot;&quot;)">
            <text:p/>
          </table:table-cell>
          <table:table-cell table:style-name="ce27" table:formula="of:=CONCATENATE([.D123];[.E123];[.F123];[.G123];[.H123];[.I123];[.J123];[.K123];[.L123];[.M123];[.N123])" office:value-type="string" office:string-value="Exploratory excitability v. stoic rigidity (10 items)" calcext:value-type="string">
            <text:p>Exploratory excitability v. stoic rigidity (10 items)</text:p>
          </table:table-cell>
          <table:table-cell table:style-name="ce84" table:formula="of:=[$'View Input'.T12]"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23" calcext:value-type="float">
            <text:p>123</text:p>
          </table:table-cell>
          <table:table-cell table:style-name="ce121" office:value-type="float" office:value="3" calcext:value-type="float">
            <text:p>3</text:p>
          </table:table-cell>
          <table:table-cell table:style-name="ce98" table:formula="of:=IF([.R124]=&quot;&quot;;IF([.Q124]=&quot;R&quot;;VLOOKUP([.P124];[$'olah data'.$R$3:$'olah data'.$S$7];2);[.P124]);IF([.R124]=[.P124];[.P124];[.Q124]))" office:value-type="float" office:value="3" calcext:value-type="float">
            <text:p>3</text:p>
          </table:table-cell>
          <table:table-cell table:style-name="ce27" table:formula="of:=IFERROR(INDEX([$'olah data'.$B$4:$'olah data'.$N$39];MATCH([.$A124];[$'olah data'.D$4:$'olah data'.D$39];0);2);&quot;&quot;)">
            <text:p/>
          </table:table-cell>
          <table:table-cell table:style-name="ce27" table:formula="of:=IFERROR(INDEX([$'olah data'.$B$4:$'olah data'.$N$39];MATCH([.$A124];[$'olah data'.E$4:$'olah data'.E$39];0);2);&quot;&quot;)">
            <text:p/>
          </table:table-cell>
          <table:table-cell table:style-name="ce27" table:formula="of:=IFERROR(INDEX([$'olah data'.$B$4:$'olah data'.$N$39];MATCH([.$A124];[$'olah data'.F$4:$'olah data'.F$39];0);2);&quot;&quot;)">
            <text:p/>
          </table:table-cell>
          <table:table-cell table:style-name="ce27" table:formula="of:=IFERROR(INDEX([$'olah data'.$B$4:$'olah data'.$N$39];MATCH([.$A124];[$'olah data'.G$4:$'olah data'.G$39];0);2);&quot;&quot;)">
            <text:p/>
          </table:table-cell>
          <table:table-cell table:style-name="ce27" table:formula="of:=IFERROR(INDEX([$'olah data'.$B$4:$'olah data'.$N$39];MATCH([.$A124];[$'olah data'.H$4:$'olah data'.H$39];0);2);&quot;&quot;)" office:value-type="string" office:string-value="Impulsiveness v. reflection (9 items)" calcext:value-type="string">
            <text:p>Impulsiveness v. reflection (9 items)</text:p>
          </table:table-cell>
          <table:table-cell table:style-name="ce27" table:formula="of:=IFERROR(INDEX([$'olah data'.$B$4:$'olah data'.$N$39];MATCH([.$A124];[$'olah data'.I$4:$'olah data'.I$39];0);2);&quot;&quot;)">
            <text:p/>
          </table:table-cell>
          <table:table-cell table:style-name="ce27" table:formula="of:=IFERROR(INDEX([$'olah data'.$B$4:$'olah data'.$N$39];MATCH([.$A124];[$'olah data'.J$4:$'olah data'.J$39];0);2);&quot;&quot;)">
            <text:p/>
          </table:table-cell>
          <table:table-cell table:style-name="ce27" table:formula="of:=IFERROR(INDEX([$'olah data'.$B$4:$'olah data'.$N$39];MATCH([.$A124];[$'olah data'.K$4:$'olah data'.K$39];0);2);&quot;&quot;)">
            <text:p/>
          </table:table-cell>
          <table:table-cell table:style-name="ce27" table:formula="of:=IFERROR(INDEX([$'olah data'.$B$4:$'olah data'.$N$39];MATCH([.$A124];[$'olah data'.L$4:$'olah data'.L$39];0);2);&quot;&quot;)">
            <text:p/>
          </table:table-cell>
          <table:table-cell table:style-name="ce27" table:formula="of:=IFERROR(INDEX([$'olah data'.$B$4:$'olah data'.$N$39];MATCH([.$A124];[$'olah data'.M$4:$'olah data'.M$39];0);2);&quot;&quot;)">
            <text:p/>
          </table:table-cell>
          <table:table-cell table:style-name="ce27" table:formula="of:=IFERROR(INDEX([$'olah data'.$B$4:$'olah data'.$N$39];MATCH([.$A124];[$'olah data'.N$4:$'olah data'.N$39];0);2);&quot;&quot;)">
            <text:p/>
          </table:table-cell>
          <table:table-cell table:style-name="ce27" table:formula="of:=CONCATENATE([.D124];[.E124];[.F124];[.G124];[.H124];[.I124];[.J124];[.K124];[.L124];[.M124];[.N124])" office:value-type="string" office:string-value="Impulsiveness v. reflection (9 items)" calcext:value-type="string">
            <text:p>Impulsiveness v. reflection (9 items)</text:p>
          </table:table-cell>
          <table:table-cell table:style-name="ce84" table:formula="of:=[$'View Input'.T13]" office:value-type="float" office:value="3" calcext:value-type="float">
            <text:p>3</text:p>
          </table:table-cell>
          <table:table-cell table:style-name="ce46" table:number-columns-repeated="2"/>
          <table:table-cell table:style-name="ce123"/>
          <table:table-cell table:number-columns-repeated="1005"/>
        </table:table-row>
        <table:table-row table:style-name="ro3">
          <table:table-cell table:style-name="ce29" office:value-type="float" office:value="124" calcext:value-type="float">
            <text:p>124</text:p>
          </table:table-cell>
          <table:table-cell table:style-name="ce121" office:value-type="float" office:value="2" calcext:value-type="float">
            <text:p>2</text:p>
          </table:table-cell>
          <table:table-cell table:style-name="ce98" table:formula="of:=IF([.R125]=&quot;&quot;;IF([.Q125]=&quot;R&quot;;VLOOKUP([.P125];[$'olah data'.$R$3:$'olah data'.$S$7];2);[.P125]);IF([.R125]=[.P125];[.P125];[.Q125]))" office:value-type="float" office:value="5" calcext:value-type="float">
            <text:p>5</text:p>
          </table:table-cell>
          <table:table-cell table:style-name="ce27" table:formula="of:=IFERROR(INDEX([$'olah data'.$B$4:$'olah data'.$N$39];MATCH([.$A125];[$'olah data'.D$4:$'olah data'.D$39];0);2);&quot;&quot;)">
            <text:p/>
          </table:table-cell>
          <table:table-cell table:style-name="ce27" table:formula="of:=IFERROR(INDEX([$'olah data'.$B$4:$'olah data'.$N$39];MATCH([.$A125];[$'olah data'.E$4:$'olah data'.E$39];0);2);&quot;&quot;)">
            <text:p/>
          </table:table-cell>
          <table:table-cell table:style-name="ce27" table:formula="of:=IFERROR(INDEX([$'olah data'.$B$4:$'olah data'.$N$39];MATCH([.$A125];[$'olah data'.F$4:$'olah data'.F$39];0);2);&quot;&quot;)">
            <text:p/>
          </table:table-cell>
          <table:table-cell table:style-name="ce27" table:formula="of:=IFERROR(INDEX([$'olah data'.$B$4:$'olah data'.$N$39];MATCH([.$A125];[$'olah data'.G$4:$'olah data'.G$39];0);2);&quot;&quot;)">
            <text:p/>
          </table:table-cell>
          <table:table-cell table:style-name="ce27" table:formula="of:=IFERROR(INDEX([$'olah data'.$B$4:$'olah data'.$N$39];MATCH([.$A125];[$'olah data'.H$4:$'olah data'.H$39];0);2);&quot;&quot;)">
            <text:p/>
          </table:table-cell>
          <table:table-cell table:style-name="ce27" table:formula="of:=IFERROR(INDEX([$'olah data'.$B$4:$'olah data'.$N$39];MATCH([.$A125];[$'olah data'.I$4:$'olah data'.I$39];0);2);&quot;&quot;)" office:value-type="string" office:string-value="Social acceptance vs. social intolerance (8 items)" calcext:value-type="string">
            <text:p>Social acceptance vs. social intolerance (8 items)</text:p>
          </table:table-cell>
          <table:table-cell table:style-name="ce27" table:formula="of:=IFERROR(INDEX([$'olah data'.$B$4:$'olah data'.$N$39];MATCH([.$A125];[$'olah data'.J$4:$'olah data'.J$39];0);2);&quot;&quot;)">
            <text:p/>
          </table:table-cell>
          <table:table-cell table:style-name="ce27" table:formula="of:=IFERROR(INDEX([$'olah data'.$B$4:$'olah data'.$N$39];MATCH([.$A125];[$'olah data'.K$4:$'olah data'.K$39];0);2);&quot;&quot;)">
            <text:p/>
          </table:table-cell>
          <table:table-cell table:style-name="ce27" table:formula="of:=IFERROR(INDEX([$'olah data'.$B$4:$'olah data'.$N$39];MATCH([.$A125];[$'olah data'.L$4:$'olah data'.L$39];0);2);&quot;&quot;)">
            <text:p/>
          </table:table-cell>
          <table:table-cell table:style-name="ce27" table:formula="of:=IFERROR(INDEX([$'olah data'.$B$4:$'olah data'.$N$39];MATCH([.$A125];[$'olah data'.M$4:$'olah data'.M$39];0);2);&quot;&quot;)">
            <text:p/>
          </table:table-cell>
          <table:table-cell table:style-name="ce27" table:formula="of:=IFERROR(INDEX([$'olah data'.$B$4:$'olah data'.$N$39];MATCH([.$A125];[$'olah data'.N$4:$'olah data'.N$39];0);2);&quot;&quot;)">
            <text:p/>
          </table:table-cell>
          <table:table-cell table:style-name="ce27" table:formula="of:=CONCATENATE([.D125];[.E125];[.F125];[.G125];[.H125];[.I125];[.J125];[.K125];[.L125];[.M125];[.N125])" office:value-type="string" office:string-value="Social acceptance vs. social intolerance (8 items)" calcext:value-type="string">
            <text:p>Social acceptance vs. social intolerance (8 items)</text:p>
          </table:table-cell>
          <table:table-cell table:style-name="ce84" table:formula="of:=[$'View Input'.T14]"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25" calcext:value-type="float">
            <text:p>125</text:p>
          </table:table-cell>
          <table:table-cell table:style-name="ce121" office:value-type="float" office:value="3" calcext:value-type="float">
            <text:p>3</text:p>
          </table:table-cell>
          <table:table-cell table:style-name="ce98" table:formula="of:=IF([.R126]=&quot;&quot;;IF([.Q126]=&quot;R&quot;;VLOOKUP([.P126];[$'olah data'.$R$3:$'olah data'.$S$7];2);[.P126]);IF([.R126]=[.P126];[.P126];[.Q126]))" office:value-type="float" office:value="5" calcext:value-type="float">
            <text:p>5</text:p>
          </table:table-cell>
          <table:table-cell table:style-name="ce27" table:formula="of:=IFERROR(INDEX([$'olah data'.$B$4:$'olah data'.$N$39];MATCH([.$A126];[$'olah data'.D$4:$'olah data'.D$39];0);2);&quot;&quot;)">
            <text:p/>
          </table:table-cell>
          <table:table-cell table:style-name="ce27" table:formula="of:=IFERROR(INDEX([$'olah data'.$B$4:$'olah data'.$N$39];MATCH([.$A126];[$'olah data'.E$4:$'olah data'.E$39];0);2);&quot;&quot;)" office:value-type="string" office:string-value="Openness to warm communication vs aloofness (10 items)" calcext:value-type="string">
            <text:p>Openness to warm communication vs aloofness (10 items)</text:p>
          </table:table-cell>
          <table:table-cell table:style-name="ce27" table:formula="of:=IFERROR(INDEX([$'olah data'.$B$4:$'olah data'.$N$39];MATCH([.$A126];[$'olah data'.F$4:$'olah data'.F$39];0);2);&quot;&quot;)">
            <text:p/>
          </table:table-cell>
          <table:table-cell table:style-name="ce27" table:formula="of:=IFERROR(INDEX([$'olah data'.$B$4:$'olah data'.$N$39];MATCH([.$A126];[$'olah data'.G$4:$'olah data'.G$39];0);2);&quot;&quot;)">
            <text:p/>
          </table:table-cell>
          <table:table-cell table:style-name="ce27" table:formula="of:=IFERROR(INDEX([$'olah data'.$B$4:$'olah data'.$N$39];MATCH([.$A126];[$'olah data'.H$4:$'olah data'.H$39];0);2);&quot;&quot;)">
            <text:p/>
          </table:table-cell>
          <table:table-cell table:style-name="ce27" table:formula="of:=IFERROR(INDEX([$'olah data'.$B$4:$'olah data'.$N$39];MATCH([.$A126];[$'olah data'.I$4:$'olah data'.I$39];0);2);&quot;&quot;)">
            <text:p/>
          </table:table-cell>
          <table:table-cell table:style-name="ce27" table:formula="of:=IFERROR(INDEX([$'olah data'.$B$4:$'olah data'.$N$39];MATCH([.$A126];[$'olah data'.J$4:$'olah data'.J$39];0);2);&quot;&quot;)">
            <text:p/>
          </table:table-cell>
          <table:table-cell table:style-name="ce27" table:formula="of:=IFERROR(INDEX([$'olah data'.$B$4:$'olah data'.$N$39];MATCH([.$A126];[$'olah data'.K$4:$'olah data'.K$39];0);2);&quot;&quot;)">
            <text:p/>
          </table:table-cell>
          <table:table-cell table:style-name="ce27" table:formula="of:=IFERROR(INDEX([$'olah data'.$B$4:$'olah data'.$N$39];MATCH([.$A126];[$'olah data'.L$4:$'olah data'.L$39];0);2);&quot;&quot;)">
            <text:p/>
          </table:table-cell>
          <table:table-cell table:style-name="ce27" table:formula="of:=IFERROR(INDEX([$'olah data'.$B$4:$'olah data'.$N$39];MATCH([.$A126];[$'olah data'.M$4:$'olah data'.M$39];0);2);&quot;&quot;)">
            <text:p/>
          </table:table-cell>
          <table:table-cell table:style-name="ce27" table:formula="of:=IFERROR(INDEX([$'olah data'.$B$4:$'olah data'.$N$39];MATCH([.$A126];[$'olah data'.N$4:$'olah data'.N$39];0);2);&quot;&quot;)">
            <text:p/>
          </table:table-cell>
          <table:table-cell table:style-name="ce27" table:formula="of:=CONCATENATE([.D126];[.E126];[.F126];[.G126];[.H126];[.I126];[.J126];[.K126];[.L126];[.M126];[.N126])" office:value-type="string" office:string-value="Openness to warm communication vs aloofness (10 items)" calcext:value-type="string">
            <text:p>Openness to warm communication vs aloofness (10 items)</text:p>
          </table:table-cell>
          <table:table-cell table:style-name="ce84" table:formula="of:=[$'View Input'.T15]"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26" calcext:value-type="float">
            <text:p>126</text:p>
          </table:table-cell>
          <table:table-cell table:style-name="ce121" office:value-type="float" office:value="2" calcext:value-type="float">
            <text:p>2</text:p>
          </table:table-cell>
          <table:table-cell table:style-name="ce98" table:formula="of:=IF([.R127]=&quot;&quot;;IF([.Q127]=&quot;R&quot;;VLOOKUP([.P127];[$'olah data'.$R$3:$'olah data'.$S$7];2);[.P127]);IF([.R127]=[.P127];[.P127];[.Q127]))" office:value-type="float" office:value="1" calcext:value-type="float">
            <text:p>1</text:p>
          </table:table-cell>
          <table:table-cell table:style-name="ce27" table:formula="of:=IFERROR(INDEX([$'olah data'.$B$4:$'olah data'.$N$39];MATCH([.$A127];[$'olah data'.D$4:$'olah data'.D$39];0);2);&quot;&quot;)">
            <text:p/>
          </table:table-cell>
          <table:table-cell table:style-name="ce27" table:formula="of:=IFERROR(INDEX([$'olah data'.$B$4:$'olah data'.$N$39];MATCH([.$A127];[$'olah data'.E$4:$'olah data'.E$39];0);2);&quot;&quot;)">
            <text:p/>
          </table:table-cell>
          <table:table-cell table:style-name="ce27" table:formula="of:=IFERROR(INDEX([$'olah data'.$B$4:$'olah data'.$N$39];MATCH([.$A127];[$'olah data'.F$4:$'olah data'.F$39];0);2);&quot;&quot;)">
            <text:p/>
          </table:table-cell>
          <table:table-cell table:style-name="ce27" table:formula="of:=IFERROR(INDEX([$'olah data'.$B$4:$'olah data'.$N$39];MATCH([.$A127];[$'olah data'.G$4:$'olah data'.G$39];0);2);&quot;&quot;)">
            <text:p/>
          </table:table-cell>
          <table:table-cell table:style-name="ce27" table:formula="of:=IFERROR(INDEX([$'olah data'.$B$4:$'olah data'.$N$39];MATCH([.$A127];[$'olah data'.H$4:$'olah data'.H$39];0);2);&quot;&quot;)" office:value-type="string" office:string-value="Ambitious vs underachieving (10 items)" calcext:value-type="string">
            <text:p>Ambitious vs underachieving (10 items)</text:p>
          </table:table-cell>
          <table:table-cell table:style-name="ce27" table:formula="of:=IFERROR(INDEX([$'olah data'.$B$4:$'olah data'.$N$39];MATCH([.$A127];[$'olah data'.I$4:$'olah data'.I$39];0);2);&quot;&quot;)">
            <text:p/>
          </table:table-cell>
          <table:table-cell table:style-name="ce27" table:formula="of:=IFERROR(INDEX([$'olah data'.$B$4:$'olah data'.$N$39];MATCH([.$A127];[$'olah data'.J$4:$'olah data'.J$39];0);2);&quot;&quot;)">
            <text:p/>
          </table:table-cell>
          <table:table-cell table:style-name="ce27" table:formula="of:=IFERROR(INDEX([$'olah data'.$B$4:$'olah data'.$N$39];MATCH([.$A127];[$'olah data'.K$4:$'olah data'.K$39];0);2);&quot;&quot;)">
            <text:p/>
          </table:table-cell>
          <table:table-cell table:style-name="ce27" table:formula="of:=IFERROR(INDEX([$'olah data'.$B$4:$'olah data'.$N$39];MATCH([.$A127];[$'olah data'.L$4:$'olah data'.L$39];0);2);&quot;&quot;)">
            <text:p/>
          </table:table-cell>
          <table:table-cell table:style-name="ce27" table:formula="of:=IFERROR(INDEX([$'olah data'.$B$4:$'olah data'.$N$39];MATCH([.$A127];[$'olah data'.M$4:$'olah data'.M$39];0);2);&quot;&quot;)">
            <text:p/>
          </table:table-cell>
          <table:table-cell table:style-name="ce27" table:formula="of:=IFERROR(INDEX([$'olah data'.$B$4:$'olah data'.$N$39];MATCH([.$A127];[$'olah data'.N$4:$'olah data'.N$39];0);2);&quot;&quot;)">
            <text:p/>
          </table:table-cell>
          <table:table-cell table:style-name="ce27" table:formula="of:=CONCATENATE([.D127];[.E127];[.F127];[.G127];[.H127];[.I127];[.J127];[.K127];[.L127];[.M127];[.N127])" office:value-type="string" office:string-value="Ambitious vs underachieving (10 items)" calcext:value-type="string">
            <text:p>Ambitious vs underachieving (10 items)</text:p>
          </table:table-cell>
          <table:table-cell table:style-name="ce84" table:formula="of:=[$'View Input'.T16]"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27" calcext:value-type="float">
            <text:p>127</text:p>
          </table:table-cell>
          <table:table-cell table:style-name="ce121" office:value-type="float" office:value="2" calcext:value-type="float">
            <text:p>2</text:p>
          </table:table-cell>
          <table:table-cell table:style-name="ce98" table:formula="of:=IF([.R128]=&quot;&quot;;IF([.Q128]=&quot;R&quot;;VLOOKUP([.P128];[$'olah data'.$R$3:$'olah data'.$S$7];2);[.P128]);IF([.R128]=[.P128];[.P128];[.Q128]))" office:value-type="float" office:value="2" calcext:value-type="float">
            <text:p>2</text:p>
          </table:table-cell>
          <table:table-cell table:style-name="ce27" table:formula="of:=IFERROR(INDEX([$'olah data'.$B$4:$'olah data'.$N$39];MATCH([.$A128];[$'olah data'.D$4:$'olah data'.D$39];0);2);&quot;&quot;)">
            <text:p/>
          </table:table-cell>
          <table:table-cell table:style-name="ce27" table:formula="of:=IFERROR(INDEX([$'olah data'.$B$4:$'olah data'.$N$39];MATCH([.$A128];[$'olah data'.E$4:$'olah data'.E$39];0);2);&quot;&quot;)">
            <text:p/>
          </table:table-cell>
          <table:table-cell table:style-name="ce27" table:formula="of:=IFERROR(INDEX([$'olah data'.$B$4:$'olah data'.$N$39];MATCH([.$A128];[$'olah data'.F$4:$'olah data'.F$39];0);2);&quot;&quot;)">
            <text:p/>
          </table:table-cell>
          <table:table-cell table:style-name="ce27" table:formula="of:=IFERROR(INDEX([$'olah data'.$B$4:$'olah data'.$N$39];MATCH([.$A128];[$'olah data'.G$4:$'olah data'.G$39];0);2);&quot;&quot;)">
            <text:p/>
          </table:table-cell>
          <table:table-cell table:style-name="ce27" table:formula="of:=IFERROR(INDEX([$'olah data'.$B$4:$'olah data'.$N$39];MATCH([.$A128];[$'olah data'.H$4:$'olah data'.H$39];0);2);&quot;&quot;)">
            <text:p/>
          </table:table-cell>
          <table:table-cell table:style-name="ce27" table:formula="of:=IFERROR(INDEX([$'olah data'.$B$4:$'olah data'.$N$39];MATCH([.$A128];[$'olah data'.I$4:$'olah data'.I$39];0);2);&quot;&quot;)">
            <text:p/>
          </table:table-cell>
          <table:table-cell table:style-name="ce27" table:formula="of:=IFERROR(INDEX([$'olah data'.$B$4:$'olah data'.$N$39];MATCH([.$A128];[$'olah data'.J$4:$'olah data'.J$39];0);2);&quot;&quot;)">
            <text:p/>
          </table:table-cell>
          <table:table-cell table:style-name="ce27" table:formula="of:=IFERROR(INDEX([$'olah data'.$B$4:$'olah data'.$N$39];MATCH([.$A128];[$'olah data'.K$4:$'olah data'.K$39];0);2);&quot;&quot;)">
            <text:p/>
          </table:table-cell>
          <table:table-cell table:style-name="ce27" table:formula="of:=IFERROR(INDEX([$'olah data'.$B$4:$'olah data'.$N$39];MATCH([.$A128];[$'olah data'.L$4:$'olah data'.L$39];0);2);&quot;&quot;)" office:value-type="string" office:string-value="Openness to warm communication vs aloofness (10 items)" calcext:value-type="string">
            <text:p>Openness to warm communication vs aloofness (10 items)</text:p>
          </table:table-cell>
          <table:table-cell table:style-name="ce27" table:formula="of:=IFERROR(INDEX([$'olah data'.$B$4:$'olah data'.$N$39];MATCH([.$A128];[$'olah data'.M$4:$'olah data'.M$39];0);2);&quot;&quot;)">
            <text:p/>
          </table:table-cell>
          <table:table-cell table:style-name="ce27" table:formula="of:=IFERROR(INDEX([$'olah data'.$B$4:$'olah data'.$N$39];MATCH([.$A128];[$'olah data'.N$4:$'olah data'.N$39];0);2);&quot;&quot;)">
            <text:p/>
          </table:table-cell>
          <table:table-cell table:style-name="ce27" table:formula="of:=CONCATENATE([.D128];[.E128];[.F128];[.G128];[.H128];[.I128];[.J128];[.K128];[.L128];[.M128];[.N128])" office:value-type="string" office:string-value="Openness to warm communication vs aloofness (10 items)" calcext:value-type="string">
            <text:p>Openness to warm communication vs aloofness (10 items)</text:p>
          </table:table-cell>
          <table:table-cell table:style-name="ce84" table:formula="of:=[$'View Input'.T17]" office:value-type="float" office:value="4" calcext:value-type="float">
            <text:p>4</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28" calcext:value-type="float">
            <text:p>128</text:p>
          </table:table-cell>
          <table:table-cell table:style-name="ce121" office:value-type="float" office:value="1" calcext:value-type="float">
            <text:p>1</text:p>
          </table:table-cell>
          <table:table-cell table:style-name="ce98" table:formula="of:=IF([.R129]=&quot;&quot;;IF([.Q129]=&quot;R&quot;;VLOOKUP([.P129];[$'olah data'.$R$3:$'olah data'.$S$7];2);[.P129]);IF([.R129]=[.P129];[.P129];[.Q129]))" office:value-type="float" office:value="3" calcext:value-type="float">
            <text:p>3</text:p>
          </table:table-cell>
          <table:table-cell table:style-name="ce27" table:formula="of:=IFERROR(INDEX([$'olah data'.$B$4:$'olah data'.$N$39];MATCH([.$A129];[$'olah data'.D$4:$'olah data'.D$39];0);2);&quot;&quot;)">
            <text:p/>
          </table:table-cell>
          <table:table-cell table:style-name="ce27" table:formula="of:=IFERROR(INDEX([$'olah data'.$B$4:$'olah data'.$N$39];MATCH([.$A129];[$'olah data'.E$4:$'olah data'.E$39];0);2);&quot;&quot;)">
            <text:p/>
          </table:table-cell>
          <table:table-cell table:style-name="ce27" table:formula="of:=IFERROR(INDEX([$'olah data'.$B$4:$'olah data'.$N$39];MATCH([.$A129];[$'olah data'.F$4:$'olah data'.F$39];0);2);&quot;&quot;)">
            <text:p/>
          </table:table-cell>
          <table:table-cell table:style-name="ce27" table:formula="of:=IFERROR(INDEX([$'olah data'.$B$4:$'olah data'.$N$39];MATCH([.$A129];[$'olah data'.G$4:$'olah data'.G$39];0);2);&quot;&quot;)">
            <text:p/>
          </table:table-cell>
          <table:table-cell table:style-name="ce27" table:formula="of:=IFERROR(INDEX([$'olah data'.$B$4:$'olah data'.$N$39];MATCH([.$A129];[$'olah data'.H$4:$'olah data'.H$39];0);2);&quot;&quot;)">
            <text:p/>
          </table:table-cell>
          <table:table-cell table:style-name="ce27" table:formula="of:=IFERROR(INDEX([$'olah data'.$B$4:$'olah data'.$N$39];MATCH([.$A129];[$'olah data'.I$4:$'olah data'.I$39];0);2);&quot;&quot;)" office:value-type="string" office:string-value="Compassion vs. revengefulness (7 items)" calcext:value-type="string">
            <text:p>Compassion vs. revengefulness (7 items)</text:p>
          </table:table-cell>
          <table:table-cell table:style-name="ce27" table:formula="of:=IFERROR(INDEX([$'olah data'.$B$4:$'olah data'.$N$39];MATCH([.$A129];[$'olah data'.J$4:$'olah data'.J$39];0);2);&quot;&quot;)">
            <text:p/>
          </table:table-cell>
          <table:table-cell table:style-name="ce27" table:formula="of:=IFERROR(INDEX([$'olah data'.$B$4:$'olah data'.$N$39];MATCH([.$A129];[$'olah data'.K$4:$'olah data'.K$39];0);2);&quot;&quot;)">
            <text:p/>
          </table:table-cell>
          <table:table-cell table:style-name="ce27" table:formula="of:=IFERROR(INDEX([$'olah data'.$B$4:$'olah data'.$N$39];MATCH([.$A129];[$'olah data'.L$4:$'olah data'.L$39];0);2);&quot;&quot;)">
            <text:p/>
          </table:table-cell>
          <table:table-cell table:style-name="ce27" table:formula="of:=IFERROR(INDEX([$'olah data'.$B$4:$'olah data'.$N$39];MATCH([.$A129];[$'olah data'.M$4:$'olah data'.M$39];0);2);&quot;&quot;)">
            <text:p/>
          </table:table-cell>
          <table:table-cell table:style-name="ce27" table:formula="of:=IFERROR(INDEX([$'olah data'.$B$4:$'olah data'.$N$39];MATCH([.$A129];[$'olah data'.N$4:$'olah data'.N$39];0);2);&quot;&quot;)">
            <text:p/>
          </table:table-cell>
          <table:table-cell table:style-name="ce27" table:formula="of:=CONCATENATE([.D129];[.E129];[.F129];[.G129];[.H129];[.I129];[.J129];[.K129];[.L129];[.M129];[.N129])" office:value-type="string" office:string-value="Compassion vs. revengefulness (7 items)" calcext:value-type="string">
            <text:p>Compassion vs. revengefulness (7 items)</text:p>
          </table:table-cell>
          <table:table-cell table:style-name="ce84" table:formula="of:=[$'View Input'.T18]" office:value-type="float" office:value="3" calcext:value-type="float">
            <text:p>3</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29" calcext:value-type="float">
            <text:p>129</text:p>
          </table:table-cell>
          <table:table-cell table:style-name="ce121" office:value-type="float" office:value="4" calcext:value-type="float">
            <text:p>4</text:p>
          </table:table-cell>
          <table:table-cell table:style-name="ce98" table:formula="of:=IF([.R130]=&quot;&quot;;IF([.Q130]=&quot;R&quot;;VLOOKUP([.P130];[$'olah data'.$R$3:$'olah data'.$S$7];2);[.P130]);IF([.R130]=[.P130];[.P130];[.Q130]))" office:value-type="float" office:value="5" calcext:value-type="float">
            <text:p>5</text:p>
          </table:table-cell>
          <table:table-cell table:style-name="ce27" table:formula="of:=IFERROR(INDEX([$'olah data'.$B$4:$'olah data'.$N$39];MATCH([.$A130];[$'olah data'.D$4:$'olah data'.D$39];0);2);&quot;&quot;)">
            <text:p/>
          </table:table-cell>
          <table:table-cell table:style-name="ce27" table:formula="of:=IFERROR(INDEX([$'olah data'.$B$4:$'olah data'.$N$39];MATCH([.$A130];[$'olah data'.E$4:$'olah data'.E$39];0);2);&quot;&quot;)">
            <text:p/>
          </table:table-cell>
          <table:table-cell table:style-name="ce27" table:formula="of:=IFERROR(INDEX([$'olah data'.$B$4:$'olah data'.$N$39];MATCH([.$A130];[$'olah data'.F$4:$'olah data'.F$39];0);2);&quot;&quot;)">
            <text:p/>
          </table:table-cell>
          <table:table-cell table:style-name="ce27" table:formula="of:=IFERROR(INDEX([$'olah data'.$B$4:$'olah data'.$N$39];MATCH([.$A130];[$'olah data'.G$4:$'olah data'.G$39];0);2);&quot;&quot;)">
            <text:p/>
          </table:table-cell>
          <table:table-cell table:style-name="ce27" table:formula="of:=IFERROR(INDEX([$'olah data'.$B$4:$'olah data'.$N$39];MATCH([.$A130];[$'olah data'.H$4:$'olah data'.H$39];0);2);&quot;&quot;)">
            <text:p/>
          </table:table-cell>
          <table:table-cell table:style-name="ce27" table:formula="of:=IFERROR(INDEX([$'olah data'.$B$4:$'olah data'.$N$39];MATCH([.$A130];[$'olah data'.I$4:$'olah data'.I$39];0);2);&quot;&quot;)">
            <text:p/>
          </table:table-cell>
          <table:table-cell table:style-name="ce27" table:formula="of:=IFERROR(INDEX([$'olah data'.$B$4:$'olah data'.$N$39];MATCH([.$A130];[$'olah data'.J$4:$'olah data'.J$39];0);2);&quot;&quot;)" office:value-type="string" office:string-value="Perfectionist vs pragmatist (8 items)" calcext:value-type="string">
            <text:p>Perfectionist vs pragmatist (8 items)</text:p>
          </table:table-cell>
          <table:table-cell table:style-name="ce27" table:formula="of:=IFERROR(INDEX([$'olah data'.$B$4:$'olah data'.$N$39];MATCH([.$A130];[$'olah data'.K$4:$'olah data'.K$39];0);2);&quot;&quot;)">
            <text:p/>
          </table:table-cell>
          <table:table-cell table:style-name="ce27" table:formula="of:=IFERROR(INDEX([$'olah data'.$B$4:$'olah data'.$N$39];MATCH([.$A130];[$'olah data'.L$4:$'olah data'.L$39];0);2);&quot;&quot;)">
            <text:p/>
          </table:table-cell>
          <table:table-cell table:style-name="ce27" table:formula="of:=IFERROR(INDEX([$'olah data'.$B$4:$'olah data'.$N$39];MATCH([.$A130];[$'olah data'.M$4:$'olah data'.M$39];0);2);&quot;&quot;)">
            <text:p/>
          </table:table-cell>
          <table:table-cell table:style-name="ce27" table:formula="of:=IFERROR(INDEX([$'olah data'.$B$4:$'olah data'.$N$39];MATCH([.$A130];[$'olah data'.N$4:$'olah data'.N$39];0);2);&quot;&quot;)">
            <text:p/>
          </table:table-cell>
          <table:table-cell table:style-name="ce27" table:formula="of:=CONCATENATE([.D130];[.E130];[.F130];[.G130];[.H130];[.I130];[.J130];[.K130];[.L130];[.M130];[.N130])" office:value-type="string" office:string-value="Perfectionist vs pragmatist (8 items)" calcext:value-type="string">
            <text:p>Perfectionist vs pragmatist (8 items)</text:p>
          </table:table-cell>
          <table:table-cell table:style-name="ce84" table:formula="of:=[$'View Input'.T19]"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30" calcext:value-type="float">
            <text:p>130</text:p>
          </table:table-cell>
          <table:table-cell table:style-name="ce121" office:value-type="float" office:value="1" calcext:value-type="float">
            <text:p>1</text:p>
          </table:table-cell>
          <table:table-cell table:style-name="ce98" table:formula="of:=IF([.R131]=&quot;&quot;;IF([.Q131]=&quot;R&quot;;VLOOKUP([.P131];[$'olah data'.$R$3:$'olah data'.$S$7];2);[.P131]);IF([.R131]=[.P131];[.P131];[.Q131]))" office:value-type="float" office:value="1" calcext:value-type="float">
            <text:p>1</text:p>
          </table:table-cell>
          <table:table-cell table:style-name="ce27" table:formula="of:=IFERROR(INDEX([$'olah data'.$B$4:$'olah data'.$N$39];MATCH([.$A131];[$'olah data'.D$4:$'olah data'.D$39];0);2);&quot;&quot;)">
            <text:p/>
          </table:table-cell>
          <table:table-cell table:style-name="ce27" table:formula="of:=IFERROR(INDEX([$'olah data'.$B$4:$'olah data'.$N$39];MATCH([.$A131];[$'olah data'.E$4:$'olah data'.E$39];0);2);&quot;&quot;)">
            <text:p/>
          </table:table-cell>
          <table:table-cell table:style-name="ce27" table:formula="of:=IFERROR(INDEX([$'olah data'.$B$4:$'olah data'.$N$39];MATCH([.$A131];[$'olah data'.F$4:$'olah data'.F$39];0);2);&quot;&quot;)" office:value-type="string" office:string-value="Openness to warm communication vs aloofness (10 items)" calcext:value-type="string">
            <text:p>Openness to warm communication vs aloofness (10 items)</text:p>
          </table:table-cell>
          <table:table-cell table:style-name="ce27" table:formula="of:=IFERROR(INDEX([$'olah data'.$B$4:$'olah data'.$N$39];MATCH([.$A131];[$'olah data'.G$4:$'olah data'.G$39];0);2);&quot;&quot;)">
            <text:p/>
          </table:table-cell>
          <table:table-cell table:style-name="ce27" table:formula="of:=IFERROR(INDEX([$'olah data'.$B$4:$'olah data'.$N$39];MATCH([.$A131];[$'olah data'.H$4:$'olah data'.H$39];0);2);&quot;&quot;)">
            <text:p/>
          </table:table-cell>
          <table:table-cell table:style-name="ce27" table:formula="of:=IFERROR(INDEX([$'olah data'.$B$4:$'olah data'.$N$39];MATCH([.$A131];[$'olah data'.I$4:$'olah data'.I$39];0);2);&quot;&quot;)">
            <text:p/>
          </table:table-cell>
          <table:table-cell table:style-name="ce27" table:formula="of:=IFERROR(INDEX([$'olah data'.$B$4:$'olah data'.$N$39];MATCH([.$A131];[$'olah data'.J$4:$'olah data'.J$39];0);2);&quot;&quot;)">
            <text:p/>
          </table:table-cell>
          <table:table-cell table:style-name="ce27" table:formula="of:=IFERROR(INDEX([$'olah data'.$B$4:$'olah data'.$N$39];MATCH([.$A131];[$'olah data'.K$4:$'olah data'.K$39];0);2);&quot;&quot;)">
            <text:p/>
          </table:table-cell>
          <table:table-cell table:style-name="ce27" table:formula="of:=IFERROR(INDEX([$'olah data'.$B$4:$'olah data'.$N$39];MATCH([.$A131];[$'olah data'.L$4:$'olah data'.L$39];0);2);&quot;&quot;)">
            <text:p/>
          </table:table-cell>
          <table:table-cell table:style-name="ce27" table:formula="of:=IFERROR(INDEX([$'olah data'.$B$4:$'olah data'.$N$39];MATCH([.$A131];[$'olah data'.M$4:$'olah data'.M$39];0);2);&quot;&quot;)">
            <text:p/>
          </table:table-cell>
          <table:table-cell table:style-name="ce27" table:formula="of:=IFERROR(INDEX([$'olah data'.$B$4:$'olah data'.$N$39];MATCH([.$A131];[$'olah data'.N$4:$'olah data'.N$39];0);2);&quot;&quot;)">
            <text:p/>
          </table:table-cell>
          <table:table-cell table:style-name="ce27" table:formula="of:=CONCATENATE([.D131];[.E131];[.F131];[.G131];[.H131];[.I131];[.J131];[.K131];[.L131];[.M131];[.N131])" office:value-type="string" office:string-value="Openness to warm communication vs aloofness (10 items)" calcext:value-type="string">
            <text:p>Openness to warm communication vs aloofness (10 items)</text:p>
          </table:table-cell>
          <table:table-cell table:style-name="ce84" table:formula="of:=[$'View Input'.T20]"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31" calcext:value-type="float">
            <text:p>131</text:p>
          </table:table-cell>
          <table:table-cell table:style-name="ce121" office:value-type="float" office:value="5" calcext:value-type="float">
            <text:p>5</text:p>
          </table:table-cell>
          <table:table-cell table:style-name="ce98" table:formula="of:=IF([.R132]=&quot;&quot;;IF([.Q132]=&quot;R&quot;;VLOOKUP([.P132];[$'olah data'.$R$3:$'olah data'.$S$7];2);[.P132]);IF([.R132]=[.P132];[.P132];[.Q132]))" office:value-type="float" office:value="5" calcext:value-type="float">
            <text:p>5</text:p>
          </table:table-cell>
          <table:table-cell table:style-name="ce27" table:formula="of:=IFERROR(INDEX([$'olah data'.$B$4:$'olah data'.$N$39];MATCH([.$A132];[$'olah data'.D$4:$'olah data'.D$39];0);2);&quot;&quot;)">
            <text:p/>
          </table:table-cell>
          <table:table-cell table:style-name="ce27" table:formula="of:=IFERROR(INDEX([$'olah data'.$B$4:$'olah data'.$N$39];MATCH([.$A132];[$'olah data'.E$4:$'olah data'.E$39];0);2);&quot;&quot;)">
            <text:p/>
          </table:table-cell>
          <table:table-cell table:style-name="ce27" table:formula="of:=IFERROR(INDEX([$'olah data'.$B$4:$'olah data'.$N$39];MATCH([.$A132];[$'olah data'.F$4:$'olah data'.F$39];0);2);&quot;&quot;)">
            <text:p/>
          </table:table-cell>
          <table:table-cell table:style-name="ce27" table:formula="of:=IFERROR(INDEX([$'olah data'.$B$4:$'olah data'.$N$39];MATCH([.$A132];[$'olah data'.G$4:$'olah data'.G$39];0);2);&quot;&quot;)">
            <text:p/>
          </table:table-cell>
          <table:table-cell table:style-name="ce27" table:formula="of:=IFERROR(INDEX([$'olah data'.$B$4:$'olah data'.$N$39];MATCH([.$A132];[$'olah data'.H$4:$'olah data'.H$39];0);2);&quot;&quot;)">
            <text:p/>
          </table:table-cell>
          <table:table-cell table:style-name="ce27" table:formula="of:=IFERROR(INDEX([$'olah data'.$B$4:$'olah data'.$N$39];MATCH([.$A132];[$'olah data'.I$4:$'olah data'.I$39];0);2);&quot;&quot;)" office:value-type="string" office:string-value="Shyness with strangers (7 items)" calcext:value-type="string">
            <text:p>Shyness with strangers (7 items)</text:p>
          </table:table-cell>
          <table:table-cell table:style-name="ce27" table:formula="of:=IFERROR(INDEX([$'olah data'.$B$4:$'olah data'.$N$39];MATCH([.$A132];[$'olah data'.J$4:$'olah data'.J$39];0);2);&quot;&quot;)">
            <text:p/>
          </table:table-cell>
          <table:table-cell table:style-name="ce27" table:formula="of:=IFERROR(INDEX([$'olah data'.$B$4:$'olah data'.$N$39];MATCH([.$A132];[$'olah data'.K$4:$'olah data'.K$39];0);2);&quot;&quot;)">
            <text:p/>
          </table:table-cell>
          <table:table-cell table:style-name="ce27" table:formula="of:=IFERROR(INDEX([$'olah data'.$B$4:$'olah data'.$N$39];MATCH([.$A132];[$'olah data'.L$4:$'olah data'.L$39];0);2);&quot;&quot;)">
            <text:p/>
          </table:table-cell>
          <table:table-cell table:style-name="ce27" table:formula="of:=IFERROR(INDEX([$'olah data'.$B$4:$'olah data'.$N$39];MATCH([.$A132];[$'olah data'.M$4:$'olah data'.M$39];0);2);&quot;&quot;)">
            <text:p/>
          </table:table-cell>
          <table:table-cell table:style-name="ce27" table:formula="of:=IFERROR(INDEX([$'olah data'.$B$4:$'olah data'.$N$39];MATCH([.$A132];[$'olah data'.N$4:$'olah data'.N$39];0);2);&quot;&quot;)">
            <text:p/>
          </table:table-cell>
          <table:table-cell table:style-name="ce27" table:formula="of:=CONCATENATE([.D132];[.E132];[.F132];[.G132];[.H132];[.I132];[.J132];[.K132];[.L132];[.M132];[.N132])" office:value-type="string" office:string-value="Shyness with strangers (7 items)" calcext:value-type="string">
            <text:p>Shyness with strangers (7 items)</text:p>
          </table:table-cell>
          <table:table-cell table:style-name="ce84" table:formula="of:=[$'View Input'.T21]"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32" calcext:value-type="float">
            <text:p>132</text:p>
          </table:table-cell>
          <table:table-cell table:style-name="ce98" office:value-type="float" office:value="5" calcext:value-type="float">
            <text:p>5</text:p>
          </table:table-cell>
          <table:table-cell table:style-name="ce98" table:formula="of:=IF([.R133]=&quot;&quot;;IF([.Q133]=&quot;R&quot;;VLOOKUP([.P133];[$'olah data'.$R$3:$'olah data'.$S$7];2);[.P133]);IF([.R133]=[.P133];[.P133];[.Q133]))" office:value-type="string" office:string-value="Tidak Mudeng" calcext:value-type="string">
            <text:p>Tidak Mudeng</text:p>
          </table:table-cell>
          <table:table-cell table:style-name="ce27" table:formula="of:=IFERROR(INDEX([$'olah data'.$B$4:$'olah data'.$N$39];MATCH([.$A133];[$'olah data'.D$4:$'olah data'.D$39];0);2);&quot;&quot;)">
            <text:p/>
          </table:table-cell>
          <table:table-cell table:style-name="ce27" table:formula="of:=IFERROR(INDEX([$'olah data'.$B$4:$'olah data'.$N$39];MATCH([.$A133];[$'olah data'.E$4:$'olah data'.E$39];0);2);&quot;&quot;)">
            <text:p/>
          </table:table-cell>
          <table:table-cell table:style-name="ce27" table:formula="of:=IFERROR(INDEX([$'olah data'.$B$4:$'olah data'.$N$39];MATCH([.$A133];[$'olah data'.F$4:$'olah data'.F$39];0);2);&quot;&quot;)">
            <text:p/>
          </table:table-cell>
          <table:table-cell table:style-name="ce27" table:formula="of:=IFERROR(INDEX([$'olah data'.$B$4:$'olah data'.$N$39];MATCH([.$A133];[$'olah data'.G$4:$'olah data'.G$39];0);2);&quot;&quot;)" office:value-type="string" office:string-value="Validity Scale (5 items)" calcext:value-type="string">
            <text:p>Validity Scale (5 items)</text:p>
          </table:table-cell>
          <table:table-cell table:style-name="ce27" table:formula="of:=IFERROR(INDEX([$'olah data'.$B$4:$'olah data'.$N$39];MATCH([.$A133];[$'olah data'.H$4:$'olah data'.H$39];0);2);&quot;&quot;)">
            <text:p/>
          </table:table-cell>
          <table:table-cell table:style-name="ce27" table:formula="of:=IFERROR(INDEX([$'olah data'.$B$4:$'olah data'.$N$39];MATCH([.$A133];[$'olah data'.I$4:$'olah data'.I$39];0);2);&quot;&quot;)">
            <text:p/>
          </table:table-cell>
          <table:table-cell table:style-name="ce27" table:formula="of:=IFERROR(INDEX([$'olah data'.$B$4:$'olah data'.$N$39];MATCH([.$A133];[$'olah data'.J$4:$'olah data'.J$39];0);2);&quot;&quot;)">
            <text:p/>
          </table:table-cell>
          <table:table-cell table:style-name="ce27" table:formula="of:=IFERROR(INDEX([$'olah data'.$B$4:$'olah data'.$N$39];MATCH([.$A133];[$'olah data'.K$4:$'olah data'.K$39];0);2);&quot;&quot;)">
            <text:p/>
          </table:table-cell>
          <table:table-cell table:style-name="ce27" table:formula="of:=IFERROR(INDEX([$'olah data'.$B$4:$'olah data'.$N$39];MATCH([.$A133];[$'olah data'.L$4:$'olah data'.L$39];0);2);&quot;&quot;)">
            <text:p/>
          </table:table-cell>
          <table:table-cell table:style-name="ce27" table:formula="of:=IFERROR(INDEX([$'olah data'.$B$4:$'olah data'.$N$39];MATCH([.$A133];[$'olah data'.M$4:$'olah data'.M$39];0);2);&quot;&quot;)">
            <text:p/>
          </table:table-cell>
          <table:table-cell table:style-name="ce27" table:formula="of:=IFERROR(INDEX([$'olah data'.$B$4:$'olah data'.$N$39];MATCH([.$A133];[$'olah data'.N$4:$'olah data'.N$39];0);2);&quot;&quot;)">
            <text:p/>
          </table:table-cell>
          <table:table-cell table:style-name="ce27" table:formula="of:=CONCATENATE([.D133];[.E133];[.F133];[.G133];[.H133];[.I133];[.J133];[.K133];[.L133];[.M133];[.N133])" office:value-type="string" office:string-value="Validity Scale (5 items)" calcext:value-type="string">
            <text:p>Validity Scale (5 items)</text:p>
          </table:table-cell>
          <table:table-cell table:style-name="ce84" table:formula="of:=[$'View Input'.T22]" office:value-type="float" office:value="5" calcext:value-type="float">
            <text:p>5</text:p>
          </table:table-cell>
          <table:table-cell table:style-name="ce98" office:value-type="string" calcext:value-type="string">
            <text:p>Tidak Mudeng</text:p>
          </table:table-cell>
          <table:table-cell table:style-name="ce46" office:value-type="float" office:value="2" calcext:value-type="float">
            <text:p>2</text:p>
          </table:table-cell>
          <table:table-cell table:style-name="ce123"/>
          <table:table-cell table:number-columns-repeated="1005"/>
        </table:table-row>
        <table:table-row table:style-name="ro3">
          <table:table-cell table:style-name="ce29" office:value-type="float" office:value="133" calcext:value-type="float">
            <text:p>133</text:p>
          </table:table-cell>
          <table:table-cell table:style-name="ce121" office:value-type="float" office:value="3" calcext:value-type="float">
            <text:p>3</text:p>
          </table:table-cell>
          <table:table-cell table:style-name="ce98" table:formula="of:=IF([.R134]=&quot;&quot;;IF([.Q134]=&quot;R&quot;;VLOOKUP([.P134];[$'olah data'.$R$3:$'olah data'.$S$7];2);[.P134]);IF([.R134]=[.P134];[.P134];[.Q134]))" office:value-type="float" office:value="1" calcext:value-type="float">
            <text:p>1</text:p>
          </table:table-cell>
          <table:table-cell table:style-name="ce27" table:formula="of:=IFERROR(INDEX([$'olah data'.$B$4:$'olah data'.$N$39];MATCH([.$A134];[$'olah data'.D$4:$'olah data'.D$39];0);2);&quot;&quot;)">
            <text:p/>
          </table:table-cell>
          <table:table-cell table:style-name="ce27" table:formula="of:=IFERROR(INDEX([$'olah data'.$B$4:$'olah data'.$N$39];MATCH([.$A134];[$'olah data'.E$4:$'olah data'.E$39];0);2);&quot;&quot;)">
            <text:p/>
          </table:table-cell>
          <table:table-cell table:style-name="ce27" table:formula="of:=IFERROR(INDEX([$'olah data'.$B$4:$'olah data'.$N$39];MATCH([.$A134];[$'olah data'.F$4:$'olah data'.F$39];0);2);&quot;&quot;)">
            <text:p/>
          </table:table-cell>
          <table:table-cell table:style-name="ce27" table:formula="of:=IFERROR(INDEX([$'olah data'.$B$4:$'olah data'.$N$39];MATCH([.$A134];[$'olah data'.G$4:$'olah data'.G$39];0);2);&quot;&quot;)">
            <text:p/>
          </table:table-cell>
          <table:table-cell table:style-name="ce27" table:formula="of:=IFERROR(INDEX([$'olah data'.$B$4:$'olah data'.$N$39];MATCH([.$A134];[$'olah data'.H$4:$'olah data'.H$39];0);2);&quot;&quot;)">
            <text:p/>
          </table:table-cell>
          <table:table-cell table:style-name="ce27" table:formula="of:=IFERROR(INDEX([$'olah data'.$B$4:$'olah data'.$N$39];MATCH([.$A134];[$'olah data'.I$4:$'olah data'.I$39];0);2);&quot;&quot;)">
            <text:p/>
          </table:table-cell>
          <table:table-cell table:style-name="ce27" table:formula="of:=IFERROR(INDEX([$'olah data'.$B$4:$'olah data'.$N$39];MATCH([.$A134];[$'olah data'.J$4:$'olah data'.J$39];0);2);&quot;&quot;)" office:value-type="string" office:string-value="Social acceptance vs. social intolerance (8 items)" calcext:value-type="string">
            <text:p>Social acceptance vs. social intolerance (8 items)</text:p>
          </table:table-cell>
          <table:table-cell table:style-name="ce27" table:formula="of:=IFERROR(INDEX([$'olah data'.$B$4:$'olah data'.$N$39];MATCH([.$A134];[$'olah data'.K$4:$'olah data'.K$39];0);2);&quot;&quot;)">
            <text:p/>
          </table:table-cell>
          <table:table-cell table:style-name="ce27" table:formula="of:=IFERROR(INDEX([$'olah data'.$B$4:$'olah data'.$N$39];MATCH([.$A134];[$'olah data'.L$4:$'olah data'.L$39];0);2);&quot;&quot;)">
            <text:p/>
          </table:table-cell>
          <table:table-cell table:style-name="ce27" table:formula="of:=IFERROR(INDEX([$'olah data'.$B$4:$'olah data'.$N$39];MATCH([.$A134];[$'olah data'.M$4:$'olah data'.M$39];0);2);&quot;&quot;)">
            <text:p/>
          </table:table-cell>
          <table:table-cell table:style-name="ce27" table:formula="of:=IFERROR(INDEX([$'olah data'.$B$4:$'olah data'.$N$39];MATCH([.$A134];[$'olah data'.N$4:$'olah data'.N$39];0);2);&quot;&quot;)">
            <text:p/>
          </table:table-cell>
          <table:table-cell table:style-name="ce27" table:formula="of:=CONCATENATE([.D134];[.E134];[.F134];[.G134];[.H134];[.I134];[.J134];[.K134];[.L134];[.M134];[.N134])" office:value-type="string" office:string-value="Social acceptance vs. social intolerance (8 items)" calcext:value-type="string">
            <text:p>Social acceptance vs. social intolerance (8 items)</text:p>
          </table:table-cell>
          <table:table-cell table:style-name="ce84" table:formula="of:=[$'View Input'.T23]"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34" calcext:value-type="float">
            <text:p>134</text:p>
          </table:table-cell>
          <table:table-cell table:style-name="ce121" office:value-type="float" office:value="3" calcext:value-type="float">
            <text:p>3</text:p>
          </table:table-cell>
          <table:table-cell table:style-name="ce98" table:formula="of:=IF([.R135]=&quot;&quot;;IF([.Q135]=&quot;R&quot;;VLOOKUP([.P135];[$'olah data'.$R$3:$'olah data'.$S$7];2);[.P135]);IF([.R135]=[.P135];[.P135];[.Q135]))" office:value-type="float" office:value="4" calcext:value-type="float">
            <text:p>4</text:p>
          </table:table-cell>
          <table:table-cell table:style-name="ce27" table:formula="of:=IFERROR(INDEX([$'olah data'.$B$4:$'olah data'.$N$39];MATCH([.$A135];[$'olah data'.D$4:$'olah data'.D$39];0);2);&quot;&quot;)">
            <text:p/>
          </table:table-cell>
          <table:table-cell table:style-name="ce27" table:formula="of:=IFERROR(INDEX([$'olah data'.$B$4:$'olah data'.$N$39];MATCH([.$A135];[$'olah data'.E$4:$'olah data'.E$39];0);2);&quot;&quot;)">
            <text:p/>
          </table:table-cell>
          <table:table-cell table:style-name="ce27" table:formula="of:=IFERROR(INDEX([$'olah data'.$B$4:$'olah data'.$N$39];MATCH([.$A135];[$'olah data'.F$4:$'olah data'.F$39];0);2);&quot;&quot;)">
            <text:p/>
          </table:table-cell>
          <table:table-cell table:style-name="ce27" table:formula="of:=IFERROR(INDEX([$'olah data'.$B$4:$'olah data'.$N$39];MATCH([.$A135];[$'olah data'.G$4:$'olah data'.G$39];0);2);&quot;&quot;)">
            <text:p/>
          </table:table-cell>
          <table:table-cell table:style-name="ce27" table:formula="of:=IFERROR(INDEX([$'olah data'.$B$4:$'olah data'.$N$39];MATCH([.$A135];[$'olah data'.H$4:$'olah data'.H$39];0);2);&quot;&quot;)">
            <text:p/>
          </table:table-cell>
          <table:table-cell table:style-name="ce27" table:formula="of:=IFERROR(INDEX([$'olah data'.$B$4:$'olah data'.$N$39];MATCH([.$A135];[$'olah data'.I$4:$'olah data'.I$39];0);2);&quot;&quot;)">
            <text:p/>
          </table:table-cell>
          <table:table-cell table:style-name="ce27" table:formula="of:=IFERROR(INDEX([$'olah data'.$B$4:$'olah data'.$N$39];MATCH([.$A135];[$'olah data'.J$4:$'olah data'.J$39];0);2);&quot;&quot;)">
            <text:p/>
          </table:table-cell>
          <table:table-cell table:style-name="ce27" table:formula="of:=IFERROR(INDEX([$'olah data'.$B$4:$'olah data'.$N$39];MATCH([.$A135];[$'olah data'.K$4:$'olah data'.K$39];0);2);&quot;&quot;)" office:value-type="string" office:string-value="Eagerness of effort vs laziness (9 items)" calcext:value-type="string">
            <text:p>Eagerness of effort vs laziness (9 items)</text:p>
          </table:table-cell>
          <table:table-cell table:style-name="ce27" table:formula="of:=IFERROR(INDEX([$'olah data'.$B$4:$'olah data'.$N$39];MATCH([.$A135];[$'olah data'.L$4:$'olah data'.L$39];0);2);&quot;&quot;)">
            <text:p/>
          </table:table-cell>
          <table:table-cell table:style-name="ce27" table:formula="of:=IFERROR(INDEX([$'olah data'.$B$4:$'olah data'.$N$39];MATCH([.$A135];[$'olah data'.M$4:$'olah data'.M$39];0);2);&quot;&quot;)">
            <text:p/>
          </table:table-cell>
          <table:table-cell table:style-name="ce27" table:formula="of:=IFERROR(INDEX([$'olah data'.$B$4:$'olah data'.$N$39];MATCH([.$A135];[$'olah data'.N$4:$'olah data'.N$39];0);2);&quot;&quot;)">
            <text:p/>
          </table:table-cell>
          <table:table-cell table:style-name="ce27" table:formula="of:=CONCATENATE([.D135];[.E135];[.F135];[.G135];[.H135];[.I135];[.J135];[.K135];[.L135];[.M135];[.N135])" office:value-type="string" office:string-value="Eagerness of effort vs laziness (9 items)" calcext:value-type="string">
            <text:p>Eagerness of effort vs laziness (9 items)</text:p>
          </table:table-cell>
          <table:table-cell table:style-name="ce84" table:formula="of:=[$'View Input'.T24]" office:value-type="float" office:value="2" calcext:value-type="float">
            <text:p>2</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35" calcext:value-type="float">
            <text:p>135</text:p>
          </table:table-cell>
          <table:table-cell table:style-name="ce121" office:value-type="float" office:value="5" calcext:value-type="float">
            <text:p>5</text:p>
          </table:table-cell>
          <table:table-cell table:style-name="ce98" table:formula="of:=IF([.R136]=&quot;&quot;;IF([.Q136]=&quot;R&quot;;VLOOKUP([.P136];[$'olah data'.$R$3:$'olah data'.$S$7];2);[.P136]);IF([.R136]=[.P136];[.P136];[.Q136]))" office:value-type="float" office:value="5" calcext:value-type="float">
            <text:p>5</text:p>
          </table:table-cell>
          <table:table-cell table:style-name="ce27" table:formula="of:=IFERROR(INDEX([$'olah data'.$B$4:$'olah data'.$N$39];MATCH([.$A136];[$'olah data'.D$4:$'olah data'.D$39];0);2);&quot;&quot;)">
            <text:p/>
          </table:table-cell>
          <table:table-cell table:style-name="ce27" table:formula="of:=IFERROR(INDEX([$'olah data'.$B$4:$'olah data'.$N$39];MATCH([.$A136];[$'olah data'.E$4:$'olah data'.E$39];0);2);&quot;&quot;)">
            <text:p/>
          </table:table-cell>
          <table:table-cell table:style-name="ce27" table:formula="of:=IFERROR(INDEX([$'olah data'.$B$4:$'olah data'.$N$39];MATCH([.$A136];[$'olah data'.F$4:$'olah data'.F$39];0);2);&quot;&quot;)">
            <text:p/>
          </table:table-cell>
          <table:table-cell table:style-name="ce27" table:formula="of:=IFERROR(INDEX([$'olah data'.$B$4:$'olah data'.$N$39];MATCH([.$A136];[$'olah data'.G$4:$'olah data'.G$39];0);2);&quot;&quot;)" office:value-type="string" office:string-value="Disorderliness v. regimentation (7 items)" calcext:value-type="string">
            <text:p>Disorderliness v. regimentation (7 items)</text:p>
          </table:table-cell>
          <table:table-cell table:style-name="ce27" table:formula="of:=IFERROR(INDEX([$'olah data'.$B$4:$'olah data'.$N$39];MATCH([.$A136];[$'olah data'.H$4:$'olah data'.H$39];0);2);&quot;&quot;)">
            <text:p/>
          </table:table-cell>
          <table:table-cell table:style-name="ce27" table:formula="of:=IFERROR(INDEX([$'olah data'.$B$4:$'olah data'.$N$39];MATCH([.$A136];[$'olah data'.I$4:$'olah data'.I$39];0);2);&quot;&quot;)">
            <text:p/>
          </table:table-cell>
          <table:table-cell table:style-name="ce27" table:formula="of:=IFERROR(INDEX([$'olah data'.$B$4:$'olah data'.$N$39];MATCH([.$A136];[$'olah data'.J$4:$'olah data'.J$39];0);2);&quot;&quot;)">
            <text:p/>
          </table:table-cell>
          <table:table-cell table:style-name="ce27" table:formula="of:=IFERROR(INDEX([$'olah data'.$B$4:$'olah data'.$N$39];MATCH([.$A136];[$'olah data'.K$4:$'olah data'.K$39];0);2);&quot;&quot;)">
            <text:p/>
          </table:table-cell>
          <table:table-cell table:style-name="ce27" table:formula="of:=IFERROR(INDEX([$'olah data'.$B$4:$'olah data'.$N$39];MATCH([.$A136];[$'olah data'.L$4:$'olah data'.L$39];0);2);&quot;&quot;)">
            <text:p/>
          </table:table-cell>
          <table:table-cell table:style-name="ce27" table:formula="of:=IFERROR(INDEX([$'olah data'.$B$4:$'olah data'.$N$39];MATCH([.$A136];[$'olah data'.M$4:$'olah data'.M$39];0);2);&quot;&quot;)">
            <text:p/>
          </table:table-cell>
          <table:table-cell table:style-name="ce27" table:formula="of:=IFERROR(INDEX([$'olah data'.$B$4:$'olah data'.$N$39];MATCH([.$A136];[$'olah data'.N$4:$'olah data'.N$39];0);2);&quot;&quot;)">
            <text:p/>
          </table:table-cell>
          <table:table-cell table:style-name="ce27" table:formula="of:=CONCATENATE([.D136];[.E136];[.F136];[.G136];[.H136];[.I136];[.J136];[.K136];[.L136];[.M136];[.N136])" office:value-type="string" office:string-value="Disorderliness v. regimentation (7 items)" calcext:value-type="string">
            <text:p>Disorderliness v. regimentation (7 items)</text:p>
          </table:table-cell>
          <table:table-cell table:style-name="ce84" table:formula="of:=[$'View Input'.T25]"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36" calcext:value-type="float">
            <text:p>136</text:p>
          </table:table-cell>
          <table:table-cell table:style-name="ce121" office:value-type="float" office:value="2" calcext:value-type="float">
            <text:p>2</text:p>
          </table:table-cell>
          <table:table-cell table:style-name="ce98" table:formula="of:=IF([.R137]=&quot;&quot;;IF([.Q137]=&quot;R&quot;;VLOOKUP([.P137];[$'olah data'.$R$3:$'olah data'.$S$7];2);[.P137]);IF([.R137]=[.P137];[.P137];[.Q137]))" office:value-type="float" office:value="1" calcext:value-type="float">
            <text:p>1</text:p>
          </table:table-cell>
          <table:table-cell table:style-name="ce27" table:formula="of:=IFERROR(INDEX([$'olah data'.$B$4:$'olah data'.$N$39];MATCH([.$A137];[$'olah data'.D$4:$'olah data'.D$39];0);2);&quot;&quot;)">
            <text:p/>
          </table:table-cell>
          <table:table-cell table:style-name="ce27" table:formula="of:=IFERROR(INDEX([$'olah data'.$B$4:$'olah data'.$N$39];MATCH([.$A137];[$'olah data'.E$4:$'olah data'.E$39];0);2);&quot;&quot;)" office:value-type="string" office:string-value="Fatigability v. asthenia (8 items)" calcext:value-type="string">
            <text:p>Fatigability v. asthenia (8 items)</text:p>
          </table:table-cell>
          <table:table-cell table:style-name="ce27" table:formula="of:=IFERROR(INDEX([$'olah data'.$B$4:$'olah data'.$N$39];MATCH([.$A137];[$'olah data'.F$4:$'olah data'.F$39];0);2);&quot;&quot;)">
            <text:p/>
          </table:table-cell>
          <table:table-cell table:style-name="ce27" table:formula="of:=IFERROR(INDEX([$'olah data'.$B$4:$'olah data'.$N$39];MATCH([.$A137];[$'olah data'.G$4:$'olah data'.G$39];0);2);&quot;&quot;)">
            <text:p/>
          </table:table-cell>
          <table:table-cell table:style-name="ce27" table:formula="of:=IFERROR(INDEX([$'olah data'.$B$4:$'olah data'.$N$39];MATCH([.$A137];[$'olah data'.H$4:$'olah data'.H$39];0);2);&quot;&quot;)">
            <text:p/>
          </table:table-cell>
          <table:table-cell table:style-name="ce27" table:formula="of:=IFERROR(INDEX([$'olah data'.$B$4:$'olah data'.$N$39];MATCH([.$A137];[$'olah data'.I$4:$'olah data'.I$39];0);2);&quot;&quot;)">
            <text:p/>
          </table:table-cell>
          <table:table-cell table:style-name="ce27" table:formula="of:=IFERROR(INDEX([$'olah data'.$B$4:$'olah data'.$N$39];MATCH([.$A137];[$'olah data'.J$4:$'olah data'.J$39];0);2);&quot;&quot;)">
            <text:p/>
          </table:table-cell>
          <table:table-cell table:style-name="ce27" table:formula="of:=IFERROR(INDEX([$'olah data'.$B$4:$'olah data'.$N$39];MATCH([.$A137];[$'olah data'.K$4:$'olah data'.K$39];0);2);&quot;&quot;)">
            <text:p/>
          </table:table-cell>
          <table:table-cell table:style-name="ce27" table:formula="of:=IFERROR(INDEX([$'olah data'.$B$4:$'olah data'.$N$39];MATCH([.$A137];[$'olah data'.L$4:$'olah data'.L$39];0);2);&quot;&quot;)">
            <text:p/>
          </table:table-cell>
          <table:table-cell table:style-name="ce27" table:formula="of:=IFERROR(INDEX([$'olah data'.$B$4:$'olah data'.$N$39];MATCH([.$A137];[$'olah data'.M$4:$'olah data'.M$39];0);2);&quot;&quot;)">
            <text:p/>
          </table:table-cell>
          <table:table-cell table:style-name="ce27" table:formula="of:=IFERROR(INDEX([$'olah data'.$B$4:$'olah data'.$N$39];MATCH([.$A137];[$'olah data'.N$4:$'olah data'.N$39];0);2);&quot;&quot;)">
            <text:p/>
          </table:table-cell>
          <table:table-cell table:style-name="ce27" table:formula="of:=CONCATENATE([.D137];[.E137];[.F137];[.G137];[.H137];[.I137];[.J137];[.K137];[.L137];[.M137];[.N137])" office:value-type="string" office:string-value="Fatigability v. asthenia (8 items)" calcext:value-type="string">
            <text:p>Fatigability v. asthenia (8 items)</text:p>
          </table:table-cell>
          <table:table-cell table:style-name="ce84" table:formula="of:=[$'View Input'.T26]"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37" calcext:value-type="float">
            <text:p>137</text:p>
          </table:table-cell>
          <table:table-cell table:style-name="ce121" office:value-type="float" office:value="5" calcext:value-type="float">
            <text:p>5</text:p>
          </table:table-cell>
          <table:table-cell table:style-name="ce98" table:formula="of:=IF([.R138]=&quot;&quot;;IF([.Q138]=&quot;R&quot;;VLOOKUP([.P138];[$'olah data'.$R$3:$'olah data'.$S$7];2);[.P138]);IF([.R138]=[.P138];[.P138];[.Q138]))" office:value-type="float" office:value="1" calcext:value-type="float">
            <text:p>1</text:p>
          </table:table-cell>
          <table:table-cell table:style-name="ce27" table:formula="of:=IFERROR(INDEX([$'olah data'.$B$4:$'olah data'.$N$39];MATCH([.$A138];[$'olah data'.D$4:$'olah data'.D$39];0);2);&quot;&quot;)">
            <text:p/>
          </table:table-cell>
          <table:table-cell table:style-name="ce27" table:formula="of:=IFERROR(INDEX([$'olah data'.$B$4:$'olah data'.$N$39];MATCH([.$A138];[$'olah data'.E$4:$'olah data'.E$39];0);2);&quot;&quot;)">
            <text:p/>
          </table:table-cell>
          <table:table-cell table:style-name="ce27" table:formula="of:=IFERROR(INDEX([$'olah data'.$B$4:$'olah data'.$N$39];MATCH([.$A138];[$'olah data'.F$4:$'olah data'.F$39];0);2);&quot;&quot;)">
            <text:p/>
          </table:table-cell>
          <table:table-cell table:style-name="ce27" table:formula="of:=IFERROR(INDEX([$'olah data'.$B$4:$'olah data'.$N$39];MATCH([.$A138];[$'olah data'.G$4:$'olah data'.G$39];0);2);&quot;&quot;)" office:value-type="string" office:string-value="Perfectionist vs pragmatist (8 items)" calcext:value-type="string">
            <text:p>Perfectionist vs pragmatist (8 items)</text:p>
          </table:table-cell>
          <table:table-cell table:style-name="ce27" table:formula="of:=IFERROR(INDEX([$'olah data'.$B$4:$'olah data'.$N$39];MATCH([.$A138];[$'olah data'.H$4:$'olah data'.H$39];0);2);&quot;&quot;)">
            <text:p/>
          </table:table-cell>
          <table:table-cell table:style-name="ce27" table:formula="of:=IFERROR(INDEX([$'olah data'.$B$4:$'olah data'.$N$39];MATCH([.$A138];[$'olah data'.I$4:$'olah data'.I$39];0);2);&quot;&quot;)">
            <text:p/>
          </table:table-cell>
          <table:table-cell table:style-name="ce27" table:formula="of:=IFERROR(INDEX([$'olah data'.$B$4:$'olah data'.$N$39];MATCH([.$A138];[$'olah data'.J$4:$'olah data'.J$39];0);2);&quot;&quot;)">
            <text:p/>
          </table:table-cell>
          <table:table-cell table:style-name="ce27" table:formula="of:=IFERROR(INDEX([$'olah data'.$B$4:$'olah data'.$N$39];MATCH([.$A138];[$'olah data'.K$4:$'olah data'.K$39];0);2);&quot;&quot;)">
            <text:p/>
          </table:table-cell>
          <table:table-cell table:style-name="ce27" table:formula="of:=IFERROR(INDEX([$'olah data'.$B$4:$'olah data'.$N$39];MATCH([.$A138];[$'olah data'.L$4:$'olah data'.L$39];0);2);&quot;&quot;)">
            <text:p/>
          </table:table-cell>
          <table:table-cell table:style-name="ce27" table:formula="of:=IFERROR(INDEX([$'olah data'.$B$4:$'olah data'.$N$39];MATCH([.$A138];[$'olah data'.M$4:$'olah data'.M$39];0);2);&quot;&quot;)">
            <text:p/>
          </table:table-cell>
          <table:table-cell table:style-name="ce27" table:formula="of:=IFERROR(INDEX([$'olah data'.$B$4:$'olah data'.$N$39];MATCH([.$A138];[$'olah data'.N$4:$'olah data'.N$39];0);2);&quot;&quot;)">
            <text:p/>
          </table:table-cell>
          <table:table-cell table:style-name="ce27" table:formula="of:=CONCATENATE([.D138];[.E138];[.F138];[.G138];[.H138];[.I138];[.J138];[.K138];[.L138];[.M138];[.N138])" office:value-type="string" office:string-value="Perfectionist vs pragmatist (8 items)" calcext:value-type="string">
            <text:p>Perfectionist vs pragmatist (8 items)</text:p>
          </table:table-cell>
          <table:table-cell table:style-name="ce84" table:formula="of:=[$'View Input'.T27]"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38" calcext:value-type="float">
            <text:p>138</text:p>
          </table:table-cell>
          <table:table-cell table:style-name="ce121" office:value-type="float" office:value="2" calcext:value-type="float">
            <text:p>2</text:p>
          </table:table-cell>
          <table:table-cell table:style-name="ce98" table:formula="of:=IF([.R139]=&quot;&quot;;IF([.Q139]=&quot;R&quot;;VLOOKUP([.P139];[$'olah data'.$R$3:$'olah data'.$S$7];2);[.P139]);IF([.R139]=[.P139];[.P139];[.Q139]))" office:value-type="float" office:value="1" calcext:value-type="float">
            <text:p>1</text:p>
          </table:table-cell>
          <table:table-cell table:style-name="ce27" table:formula="of:=IFERROR(INDEX([$'olah data'.$B$4:$'olah data'.$N$39];MATCH([.$A139];[$'olah data'.D$4:$'olah data'.D$39];0);2);&quot;&quot;)">
            <text:p/>
          </table:table-cell>
          <table:table-cell table:style-name="ce27" table:formula="of:=IFERROR(INDEX([$'olah data'.$B$4:$'olah data'.$N$39];MATCH([.$A139];[$'olah data'.E$4:$'olah data'.E$39];0);2);&quot;&quot;)">
            <text:p/>
          </table:table-cell>
          <table:table-cell table:style-name="ce27" table:formula="of:=IFERROR(INDEX([$'olah data'.$B$4:$'olah data'.$N$39];MATCH([.$A139];[$'olah data'.F$4:$'olah data'.F$39];0);2);&quot;&quot;)">
            <text:p/>
          </table:table-cell>
          <table:table-cell table:style-name="ce27" table:formula="of:=IFERROR(INDEX([$'olah data'.$B$4:$'olah data'.$N$39];MATCH([.$A139];[$'olah data'.G$4:$'olah data'.G$39];0);2);&quot;&quot;)">
            <text:p/>
          </table:table-cell>
          <table:table-cell table:style-name="ce27" table:formula="of:=IFERROR(INDEX([$'olah data'.$B$4:$'olah data'.$N$39];MATCH([.$A139];[$'olah data'.H$4:$'olah data'.H$39];0);2);&quot;&quot;)" office:value-type="string" office:string-value="Dependence (6 items)" calcext:value-type="string">
            <text:p>Dependence (6 items)</text:p>
          </table:table-cell>
          <table:table-cell table:style-name="ce27" table:formula="of:=IFERROR(INDEX([$'olah data'.$B$4:$'olah data'.$N$39];MATCH([.$A139];[$'olah data'.I$4:$'olah data'.I$39];0);2);&quot;&quot;)">
            <text:p/>
          </table:table-cell>
          <table:table-cell table:style-name="ce27" table:formula="of:=IFERROR(INDEX([$'olah data'.$B$4:$'olah data'.$N$39];MATCH([.$A139];[$'olah data'.J$4:$'olah data'.J$39];0);2);&quot;&quot;)">
            <text:p/>
          </table:table-cell>
          <table:table-cell table:style-name="ce27" table:formula="of:=IFERROR(INDEX([$'olah data'.$B$4:$'olah data'.$N$39];MATCH([.$A139];[$'olah data'.K$4:$'olah data'.K$39];0);2);&quot;&quot;)">
            <text:p/>
          </table:table-cell>
          <table:table-cell table:style-name="ce27" table:formula="of:=IFERROR(INDEX([$'olah data'.$B$4:$'olah data'.$N$39];MATCH([.$A139];[$'olah data'.L$4:$'olah data'.L$39];0);2);&quot;&quot;)">
            <text:p/>
          </table:table-cell>
          <table:table-cell table:style-name="ce27" table:formula="of:=IFERROR(INDEX([$'olah data'.$B$4:$'olah data'.$N$39];MATCH([.$A139];[$'olah data'.M$4:$'olah data'.M$39];0);2);&quot;&quot;)">
            <text:p/>
          </table:table-cell>
          <table:table-cell table:style-name="ce27" table:formula="of:=IFERROR(INDEX([$'olah data'.$B$4:$'olah data'.$N$39];MATCH([.$A139];[$'olah data'.N$4:$'olah data'.N$39];0);2);&quot;&quot;)">
            <text:p/>
          </table:table-cell>
          <table:table-cell table:style-name="ce27" table:formula="of:=CONCATENATE([.D139];[.E139];[.F139];[.G139];[.H139];[.I139];[.J139];[.K139];[.L139];[.M139];[.N139])" office:value-type="string" office:string-value="Dependence (6 items)" calcext:value-type="string">
            <text:p>Dependence (6 items)</text:p>
          </table:table-cell>
          <table:table-cell table:style-name="ce84" table:formula="of:=[$'View Input'.T28]"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39" calcext:value-type="float">
            <text:p>139</text:p>
          </table:table-cell>
          <table:table-cell table:style-name="ce121" office:value-type="float" office:value="4" calcext:value-type="float">
            <text:p>4</text:p>
          </table:table-cell>
          <table:table-cell table:style-name="ce98" table:formula="of:=IF([.R140]=&quot;&quot;;IF([.Q140]=&quot;R&quot;;VLOOKUP([.P140];[$'olah data'.$R$3:$'olah data'.$S$7];2);[.P140]);IF([.R140]=[.P140];[.P140];[.Q140]))" office:value-type="float" office:value="2" calcext:value-type="float">
            <text:p>2</text:p>
          </table:table-cell>
          <table:table-cell table:style-name="ce27" table:formula="of:=IFERROR(INDEX([$'olah data'.$B$4:$'olah data'.$N$39];MATCH([.$A140];[$'olah data'.D$4:$'olah data'.D$39];0);2);&quot;&quot;)">
            <text:p/>
          </table:table-cell>
          <table:table-cell table:style-name="ce27" table:formula="of:=IFERROR(INDEX([$'olah data'.$B$4:$'olah data'.$N$39];MATCH([.$A140];[$'olah data'.E$4:$'olah data'.E$39];0);2);&quot;&quot;)">
            <text:p/>
          </table:table-cell>
          <table:table-cell table:style-name="ce27" table:formula="of:=IFERROR(INDEX([$'olah data'.$B$4:$'olah data'.$N$39];MATCH([.$A140];[$'olah data'.F$4:$'olah data'.F$39];0);2);&quot;&quot;)">
            <text:p/>
          </table:table-cell>
          <table:table-cell table:style-name="ce27" table:formula="of:=IFERROR(INDEX([$'olah data'.$B$4:$'olah data'.$N$39];MATCH([.$A140];[$'olah data'.G$4:$'olah data'.G$39];0);2);&quot;&quot;)">
            <text:p/>
          </table:table-cell>
          <table:table-cell table:style-name="ce27" table:formula="of:=IFERROR(INDEX([$'olah data'.$B$4:$'olah data'.$N$39];MATCH([.$A140];[$'olah data'.H$4:$'olah data'.H$39];0);2);&quot;&quot;)">
            <text:p/>
          </table:table-cell>
          <table:table-cell table:style-name="ce27" table:formula="of:=IFERROR(INDEX([$'olah data'.$B$4:$'olah data'.$N$39];MATCH([.$A140];[$'olah data'.I$4:$'olah data'.I$39];0);2);&quot;&quot;)">
            <text:p/>
          </table:table-cell>
          <table:table-cell table:style-name="ce27" table:formula="of:=IFERROR(INDEX([$'olah data'.$B$4:$'olah data'.$N$39];MATCH([.$A140];[$'olah data'.J$4:$'olah data'.J$39];0);2);&quot;&quot;)" office:value-type="string" office:string-value="Extravagance v. reserve (9 items)" calcext:value-type="string">
            <text:p>Extravagance v. reserve (9 items)</text:p>
          </table:table-cell>
          <table:table-cell table:style-name="ce27" table:formula="of:=IFERROR(INDEX([$'olah data'.$B$4:$'olah data'.$N$39];MATCH([.$A140];[$'olah data'.K$4:$'olah data'.K$39];0);2);&quot;&quot;)">
            <text:p/>
          </table:table-cell>
          <table:table-cell table:style-name="ce27" table:formula="of:=IFERROR(INDEX([$'olah data'.$B$4:$'olah data'.$N$39];MATCH([.$A140];[$'olah data'.L$4:$'olah data'.L$39];0);2);&quot;&quot;)">
            <text:p/>
          </table:table-cell>
          <table:table-cell table:style-name="ce27" table:formula="of:=IFERROR(INDEX([$'olah data'.$B$4:$'olah data'.$N$39];MATCH([.$A140];[$'olah data'.M$4:$'olah data'.M$39];0);2);&quot;&quot;)">
            <text:p/>
          </table:table-cell>
          <table:table-cell table:style-name="ce27" table:formula="of:=IFERROR(INDEX([$'olah data'.$B$4:$'olah data'.$N$39];MATCH([.$A140];[$'olah data'.N$4:$'olah data'.N$39];0);2);&quot;&quot;)">
            <text:p/>
          </table:table-cell>
          <table:table-cell table:style-name="ce27" table:formula="of:=CONCATENATE([.D140];[.E140];[.F140];[.G140];[.H140];[.I140];[.J140];[.K140];[.L140];[.M140];[.N140])" office:value-type="string" office:string-value="Extravagance v. reserve (9 items)" calcext:value-type="string">
            <text:p>Extravagance v. reserve (9 items)</text:p>
          </table:table-cell>
          <table:table-cell table:style-name="ce84" table:formula="of:=[$'View Input'.T29]" office:value-type="float" office:value="4" calcext:value-type="float">
            <text:p>4</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40" calcext:value-type="float">
            <text:p>140</text:p>
          </table:table-cell>
          <table:table-cell table:style-name="ce121" office:value-type="float" office:value="4" calcext:value-type="float">
            <text:p>4</text:p>
          </table:table-cell>
          <table:table-cell table:style-name="ce98" table:formula="of:=IF([.R141]=&quot;&quot;;IF([.Q141]=&quot;R&quot;;VLOOKUP([.P141];[$'olah data'.$R$3:$'olah data'.$S$7];2);[.P141]);IF([.R141]=[.P141];[.P141];[.Q141]))" office:value-type="float" office:value="2" calcext:value-type="float">
            <text:p>2</text:p>
          </table:table-cell>
          <table:table-cell table:style-name="ce27" table:formula="of:=IFERROR(INDEX([$'olah data'.$B$4:$'olah data'.$N$39];MATCH([.$A141];[$'olah data'.D$4:$'olah data'.D$39];0);2);&quot;&quot;)">
            <text:p/>
          </table:table-cell>
          <table:table-cell table:style-name="ce27" table:formula="of:=IFERROR(INDEX([$'olah data'.$B$4:$'olah data'.$N$39];MATCH([.$A141];[$'olah data'.E$4:$'olah data'.E$39];0);2);&quot;&quot;)">
            <text:p/>
          </table:table-cell>
          <table:table-cell table:style-name="ce27" table:formula="of:=IFERROR(INDEX([$'olah data'.$B$4:$'olah data'.$N$39];MATCH([.$A141];[$'olah data'.F$4:$'olah data'.F$39];0);2);&quot;&quot;)">
            <text:p/>
          </table:table-cell>
          <table:table-cell table:style-name="ce27" table:formula="of:=IFERROR(INDEX([$'olah data'.$B$4:$'olah data'.$N$39];MATCH([.$A141];[$'olah data'.G$4:$'olah data'.G$39];0);2);&quot;&quot;)">
            <text:p/>
          </table:table-cell>
          <table:table-cell table:style-name="ce27" table:formula="of:=IFERROR(INDEX([$'olah data'.$B$4:$'olah data'.$N$39];MATCH([.$A141];[$'olah data'.H$4:$'olah data'.H$39];0);2);&quot;&quot;)">
            <text:p/>
          </table:table-cell>
          <table:table-cell table:style-name="ce27" table:formula="of:=IFERROR(INDEX([$'olah data'.$B$4:$'olah data'.$N$39];MATCH([.$A141];[$'olah data'.I$4:$'olah data'.I$39];0);2);&quot;&quot;)">
            <text:p/>
          </table:table-cell>
          <table:table-cell table:style-name="ce27" table:formula="of:=IFERROR(INDEX([$'olah data'.$B$4:$'olah data'.$N$39];MATCH([.$A141];[$'olah data'.J$4:$'olah data'.J$39];0);2);&quot;&quot;)">
            <text:p/>
          </table:table-cell>
          <table:table-cell table:style-name="ce27" table:formula="of:=IFERROR(INDEX([$'olah data'.$B$4:$'olah data'.$N$39];MATCH([.$A141];[$'olah data'.K$4:$'olah data'.K$39];0);2);&quot;&quot;)" office:value-type="string" office:string-value="Work hardened vs spoiled (8 items)" calcext:value-type="string">
            <text:p>Work hardened vs spoiled (8 items)</text:p>
          </table:table-cell>
          <table:table-cell table:style-name="ce27" table:formula="of:=IFERROR(INDEX([$'olah data'.$B$4:$'olah data'.$N$39];MATCH([.$A141];[$'olah data'.L$4:$'olah data'.L$39];0);2);&quot;&quot;)">
            <text:p/>
          </table:table-cell>
          <table:table-cell table:style-name="ce27" table:formula="of:=IFERROR(INDEX([$'olah data'.$B$4:$'olah data'.$N$39];MATCH([.$A141];[$'olah data'.M$4:$'olah data'.M$39];0);2);&quot;&quot;)">
            <text:p/>
          </table:table-cell>
          <table:table-cell table:style-name="ce27" table:formula="of:=IFERROR(INDEX([$'olah data'.$B$4:$'olah data'.$N$39];MATCH([.$A141];[$'olah data'.N$4:$'olah data'.N$39];0);2);&quot;&quot;)">
            <text:p/>
          </table:table-cell>
          <table:table-cell table:style-name="ce27" table:formula="of:=CONCATENATE([.D141];[.E141];[.F141];[.G141];[.H141];[.I141];[.J141];[.K141];[.L141];[.M141];[.N141])" office:value-type="string" office:string-value="Work hardened vs spoiled (8 items)" calcext:value-type="string">
            <text:p>Work hardened vs spoiled (8 items)</text:p>
          </table:table-cell>
          <table:table-cell table:style-name="ce84" table:formula="of:=[$'View Input'.T30]" office:value-type="float" office:value="4" calcext:value-type="float">
            <text:p>4</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41" calcext:value-type="float">
            <text:p>141</text:p>
          </table:table-cell>
          <table:table-cell table:style-name="ce121" office:value-type="float" office:value="1" calcext:value-type="float">
            <text:p>1</text:p>
          </table:table-cell>
          <table:table-cell table:style-name="ce98" table:formula="of:=IF([.R142]=&quot;&quot;;IF([.Q142]=&quot;R&quot;;VLOOKUP([.P142];[$'olah data'.$R$3:$'olah data'.$S$7];2);[.P142]);IF([.R142]=[.P142];[.P142];[.Q142]))" office:value-type="float" office:value="4" calcext:value-type="float">
            <text:p>4</text:p>
          </table:table-cell>
          <table:table-cell table:style-name="ce27" table:formula="of:=IFERROR(INDEX([$'olah data'.$B$4:$'olah data'.$N$39];MATCH([.$A142];[$'olah data'.D$4:$'olah data'.D$39];0);2);&quot;&quot;)">
            <text:p/>
          </table:table-cell>
          <table:table-cell table:style-name="ce27" table:formula="of:=IFERROR(INDEX([$'olah data'.$B$4:$'olah data'.$N$39];MATCH([.$A142];[$'olah data'.E$4:$'olah data'.E$39];0);2);&quot;&quot;)">
            <text:p/>
          </table:table-cell>
          <table:table-cell table:style-name="ce27" table:formula="of:=IFERROR(INDEX([$'olah data'.$B$4:$'olah data'.$N$39];MATCH([.$A142];[$'olah data'.F$4:$'olah data'.F$39];0);2);&quot;&quot;)">
            <text:p/>
          </table:table-cell>
          <table:table-cell table:style-name="ce27" table:formula="of:=IFERROR(INDEX([$'olah data'.$B$4:$'olah data'.$N$39];MATCH([.$A142];[$'olah data'.G$4:$'olah data'.G$39];0);2);&quot;&quot;)">
            <text:p/>
          </table:table-cell>
          <table:table-cell table:style-name="ce27" table:formula="of:=IFERROR(INDEX([$'olah data'.$B$4:$'olah data'.$N$39];MATCH([.$A142];[$'olah data'.H$4:$'olah data'.H$39];0);2);&quot;&quot;)">
            <text:p/>
          </table:table-cell>
          <table:table-cell table:style-name="ce27" table:formula="of:=IFERROR(INDEX([$'olah data'.$B$4:$'olah data'.$N$39];MATCH([.$A142];[$'olah data'.I$4:$'olah data'.I$39];0);2);&quot;&quot;)">
            <text:p/>
          </table:table-cell>
          <table:table-cell table:style-name="ce27" table:formula="of:=IFERROR(INDEX([$'olah data'.$B$4:$'olah data'.$N$39];MATCH([.$A142];[$'olah data'.J$4:$'olah data'.J$39];0);2);&quot;&quot;)" office:value-type="string" office:string-value="Pure-hearted conscience vs. self-serving advantage (8 items)" calcext:value-type="string">
            <text:p>Pure-hearted conscience vs. self-serving advantage (8 items)</text:p>
          </table:table-cell>
          <table:table-cell table:style-name="ce27" table:formula="of:=IFERROR(INDEX([$'olah data'.$B$4:$'olah data'.$N$39];MATCH([.$A142];[$'olah data'.K$4:$'olah data'.K$39];0);2);&quot;&quot;)">
            <text:p/>
          </table:table-cell>
          <table:table-cell table:style-name="ce27" table:formula="of:=IFERROR(INDEX([$'olah data'.$B$4:$'olah data'.$N$39];MATCH([.$A142];[$'olah data'.L$4:$'olah data'.L$39];0);2);&quot;&quot;)">
            <text:p/>
          </table:table-cell>
          <table:table-cell table:style-name="ce27" table:formula="of:=IFERROR(INDEX([$'olah data'.$B$4:$'olah data'.$N$39];MATCH([.$A142];[$'olah data'.M$4:$'olah data'.M$39];0);2);&quot;&quot;)">
            <text:p/>
          </table:table-cell>
          <table:table-cell table:style-name="ce27" table:formula="of:=IFERROR(INDEX([$'olah data'.$B$4:$'olah data'.$N$39];MATCH([.$A142];[$'olah data'.N$4:$'olah data'.N$39];0);2);&quot;&quot;)">
            <text:p/>
          </table:table-cell>
          <table:table-cell table:style-name="ce27" table:formula="of:=CONCATENATE([.D142];[.E142];[.F142];[.G142];[.H142];[.I142];[.J142];[.K142];[.L142];[.M142];[.N142])" office:value-type="string" office:string-value="Pure-hearted conscience vs. self-serving advantage (8 items)" calcext:value-type="string">
            <text:p>Pure-hearted conscience vs. self-serving advantage (8 items)</text:p>
          </table:table-cell>
          <table:table-cell table:style-name="ce84" table:formula="of:=[$'View Input'.W11]" office:value-type="float" office:value="2" calcext:value-type="float">
            <text:p>2</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42" calcext:value-type="float">
            <text:p>142</text:p>
          </table:table-cell>
          <table:table-cell table:style-name="ce121" office:value-type="float" office:value="3" calcext:value-type="float">
            <text:p>3</text:p>
          </table:table-cell>
          <table:table-cell table:style-name="ce98" table:formula="of:=IF([.R143]=&quot;&quot;;IF([.Q143]=&quot;R&quot;;VLOOKUP([.P143];[$'olah data'.$R$3:$'olah data'.$S$7];2);[.P143]);IF([.R143]=[.P143];[.P143];[.Q143]))" office:value-type="float" office:value="5" calcext:value-type="float">
            <text:p>5</text:p>
          </table:table-cell>
          <table:table-cell table:style-name="ce27" table:formula="of:=IFERROR(INDEX([$'olah data'.$B$4:$'olah data'.$N$39];MATCH([.$A143];[$'olah data'.D$4:$'olah data'.D$39];0);2);&quot;&quot;)">
            <text:p/>
          </table:table-cell>
          <table:table-cell table:style-name="ce27" table:formula="of:=IFERROR(INDEX([$'olah data'.$B$4:$'olah data'.$N$39];MATCH([.$A143];[$'olah data'.E$4:$'olah data'.E$39];0);2);&quot;&quot;)" office:value-type="string" office:string-value="Social acceptance vs. social intolerance (8 items)" calcext:value-type="string">
            <text:p>Social acceptance vs. social intolerance (8 items)</text:p>
          </table:table-cell>
          <table:table-cell table:style-name="ce27" table:formula="of:=IFERROR(INDEX([$'olah data'.$B$4:$'olah data'.$N$39];MATCH([.$A143];[$'olah data'.F$4:$'olah data'.F$39];0);2);&quot;&quot;)">
            <text:p/>
          </table:table-cell>
          <table:table-cell table:style-name="ce27" table:formula="of:=IFERROR(INDEX([$'olah data'.$B$4:$'olah data'.$N$39];MATCH([.$A143];[$'olah data'.G$4:$'olah data'.G$39];0);2);&quot;&quot;)">
            <text:p/>
          </table:table-cell>
          <table:table-cell table:style-name="ce27" table:formula="of:=IFERROR(INDEX([$'olah data'.$B$4:$'olah data'.$N$39];MATCH([.$A143];[$'olah data'.H$4:$'olah data'.H$39];0);2);&quot;&quot;)">
            <text:p/>
          </table:table-cell>
          <table:table-cell table:style-name="ce27" table:formula="of:=IFERROR(INDEX([$'olah data'.$B$4:$'olah data'.$N$39];MATCH([.$A143];[$'olah data'.I$4:$'olah data'.I$39];0);2);&quot;&quot;)">
            <text:p/>
          </table:table-cell>
          <table:table-cell table:style-name="ce27" table:formula="of:=IFERROR(INDEX([$'olah data'.$B$4:$'olah data'.$N$39];MATCH([.$A143];[$'olah data'.J$4:$'olah data'.J$39];0);2);&quot;&quot;)">
            <text:p/>
          </table:table-cell>
          <table:table-cell table:style-name="ce27" table:formula="of:=IFERROR(INDEX([$'olah data'.$B$4:$'olah data'.$N$39];MATCH([.$A143];[$'olah data'.K$4:$'olah data'.K$39];0);2);&quot;&quot;)">
            <text:p/>
          </table:table-cell>
          <table:table-cell table:style-name="ce27" table:formula="of:=IFERROR(INDEX([$'olah data'.$B$4:$'olah data'.$N$39];MATCH([.$A143];[$'olah data'.L$4:$'olah data'.L$39];0);2);&quot;&quot;)">
            <text:p/>
          </table:table-cell>
          <table:table-cell table:style-name="ce27" table:formula="of:=IFERROR(INDEX([$'olah data'.$B$4:$'olah data'.$N$39];MATCH([.$A143];[$'olah data'.M$4:$'olah data'.M$39];0);2);&quot;&quot;)">
            <text:p/>
          </table:table-cell>
          <table:table-cell table:style-name="ce27" table:formula="of:=IFERROR(INDEX([$'olah data'.$B$4:$'olah data'.$N$39];MATCH([.$A143];[$'olah data'.N$4:$'olah data'.N$39];0);2);&quot;&quot;)">
            <text:p/>
          </table:table-cell>
          <table:table-cell table:style-name="ce27" table:formula="of:=CONCATENATE([.D143];[.E143];[.F143];[.G143];[.H143];[.I143];[.J143];[.K143];[.L143];[.M143];[.N143])" office:value-type="string" office:string-value="Social acceptance vs. social intolerance (8 items)" calcext:value-type="string">
            <text:p>Social acceptance vs. social intolerance (8 items)</text:p>
          </table:table-cell>
          <table:table-cell table:style-name="ce84" table:formula="of:=[$'View Input'.W12]"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43" calcext:value-type="float">
            <text:p>143</text:p>
          </table:table-cell>
          <table:table-cell table:style-name="ce121" office:value-type="float" office:value="3" calcext:value-type="float">
            <text:p>3</text:p>
          </table:table-cell>
          <table:table-cell table:style-name="ce98" table:formula="of:=IF([.R144]=&quot;&quot;;IF([.Q144]=&quot;R&quot;;VLOOKUP([.P144];[$'olah data'.$R$3:$'olah data'.$S$7];2);[.P144]);IF([.R144]=[.P144];[.P144];[.Q144]))" office:value-type="float" office:value="3" calcext:value-type="float">
            <text:p>3</text:p>
          </table:table-cell>
          <table:table-cell table:style-name="ce27" table:formula="of:=IFERROR(INDEX([$'olah data'.$B$4:$'olah data'.$N$39];MATCH([.$A144];[$'olah data'.D$4:$'olah data'.D$39];0);2);&quot;&quot;)">
            <text:p/>
          </table:table-cell>
          <table:table-cell table:style-name="ce27" table:formula="of:=IFERROR(INDEX([$'olah data'.$B$4:$'olah data'.$N$39];MATCH([.$A144];[$'olah data'.E$4:$'olah data'.E$39];0);2);&quot;&quot;)">
            <text:p/>
          </table:table-cell>
          <table:table-cell table:style-name="ce27" table:formula="of:=IFERROR(INDEX([$'olah data'.$B$4:$'olah data'.$N$39];MATCH([.$A144];[$'olah data'.F$4:$'olah data'.F$39];0);2);&quot;&quot;)">
            <text:p/>
          </table:table-cell>
          <table:table-cell table:style-name="ce27" table:formula="of:=IFERROR(INDEX([$'olah data'.$B$4:$'olah data'.$N$39];MATCH([.$A144];[$'olah data'.G$4:$'olah data'.G$39];0);2);&quot;&quot;)">
            <text:p/>
          </table:table-cell>
          <table:table-cell table:style-name="ce27" table:formula="of:=IFERROR(INDEX([$'olah data'.$B$4:$'olah data'.$N$39];MATCH([.$A144];[$'olah data'.H$4:$'olah data'.H$39];0);2);&quot;&quot;)" office:value-type="string" office:string-value="Spiritual acceptance vs. rational materialism (8 items)" calcext:value-type="string">
            <text:p>Spiritual acceptance vs. rational materialism (8 items)</text:p>
          </table:table-cell>
          <table:table-cell table:style-name="ce27" table:formula="of:=IFERROR(INDEX([$'olah data'.$B$4:$'olah data'.$N$39];MATCH([.$A144];[$'olah data'.I$4:$'olah data'.I$39];0);2);&quot;&quot;)">
            <text:p/>
          </table:table-cell>
          <table:table-cell table:style-name="ce27" table:formula="of:=IFERROR(INDEX([$'olah data'.$B$4:$'olah data'.$N$39];MATCH([.$A144];[$'olah data'.J$4:$'olah data'.J$39];0);2);&quot;&quot;)">
            <text:p/>
          </table:table-cell>
          <table:table-cell table:style-name="ce27" table:formula="of:=IFERROR(INDEX([$'olah data'.$B$4:$'olah data'.$N$39];MATCH([.$A144];[$'olah data'.K$4:$'olah data'.K$39];0);2);&quot;&quot;)">
            <text:p/>
          </table:table-cell>
          <table:table-cell table:style-name="ce27" table:formula="of:=IFERROR(INDEX([$'olah data'.$B$4:$'olah data'.$N$39];MATCH([.$A144];[$'olah data'.L$4:$'olah data'.L$39];0);2);&quot;&quot;)">
            <text:p/>
          </table:table-cell>
          <table:table-cell table:style-name="ce27" table:formula="of:=IFERROR(INDEX([$'olah data'.$B$4:$'olah data'.$N$39];MATCH([.$A144];[$'olah data'.M$4:$'olah data'.M$39];0);2);&quot;&quot;)">
            <text:p/>
          </table:table-cell>
          <table:table-cell table:style-name="ce27" table:formula="of:=IFERROR(INDEX([$'olah data'.$B$4:$'olah data'.$N$39];MATCH([.$A144];[$'olah data'.N$4:$'olah data'.N$39];0);2);&quot;&quot;)">
            <text:p/>
          </table:table-cell>
          <table:table-cell table:style-name="ce27" table:formula="of:=CONCATENATE([.D144];[.E144];[.F144];[.G144];[.H144];[.I144];[.J144];[.K144];[.L144];[.M144];[.N144])" office:value-type="string" office:string-value="Spiritual acceptance vs. rational materialism (8 items)" calcext:value-type="string">
            <text:p>Spiritual acceptance vs. rational materialism (8 items)</text:p>
          </table:table-cell>
          <table:table-cell table:style-name="ce84" table:formula="of:=[$'View Input'.W13]" office:value-type="float" office:value="3" calcext:value-type="float">
            <text:p>3</text:p>
          </table:table-cell>
          <table:table-cell table:style-name="ce46" table:number-columns-repeated="2"/>
          <table:table-cell table:style-name="ce123"/>
          <table:table-cell table:number-columns-repeated="1005"/>
        </table:table-row>
        <table:table-row table:style-name="ro3">
          <table:table-cell table:style-name="ce29" office:value-type="float" office:value="144" calcext:value-type="float">
            <text:p>144</text:p>
          </table:table-cell>
          <table:table-cell table:style-name="ce121" office:value-type="float" office:value="2" calcext:value-type="float">
            <text:p>2</text:p>
          </table:table-cell>
          <table:table-cell table:style-name="ce98" table:formula="of:=IF([.R145]=&quot;&quot;;IF([.Q145]=&quot;R&quot;;VLOOKUP([.P145];[$'olah data'.$R$3:$'olah data'.$S$7];2);[.P145]);IF([.R145]=[.P145];[.P145];[.Q145]))" office:value-type="float" office:value="1" calcext:value-type="float">
            <text:p>1</text:p>
          </table:table-cell>
          <table:table-cell table:style-name="ce27" table:formula="of:=IFERROR(INDEX([$'olah data'.$B$4:$'olah data'.$N$39];MATCH([.$A145];[$'olah data'.D$4:$'olah data'.D$39];0);2);&quot;&quot;)">
            <text:p/>
          </table:table-cell>
          <table:table-cell table:style-name="ce27" table:formula="of:=IFERROR(INDEX([$'olah data'.$B$4:$'olah data'.$N$39];MATCH([.$A145];[$'olah data'.E$4:$'olah data'.E$39];0);2);&quot;&quot;)">
            <text:p/>
          </table:table-cell>
          <table:table-cell table:style-name="ce27" table:formula="of:=IFERROR(INDEX([$'olah data'.$B$4:$'olah data'.$N$39];MATCH([.$A145];[$'olah data'.F$4:$'olah data'.F$39];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olah data'.$N$39];MATCH([.$A145];[$'olah data'.G$4:$'olah data'.G$39];0);2);&quot;&quot;)">
            <text:p/>
          </table:table-cell>
          <table:table-cell table:style-name="ce27" table:formula="of:=IFERROR(INDEX([$'olah data'.$B$4:$'olah data'.$N$39];MATCH([.$A145];[$'olah data'.H$4:$'olah data'.H$39];0);2);&quot;&quot;)">
            <text:p/>
          </table:table-cell>
          <table:table-cell table:style-name="ce27" table:formula="of:=IFERROR(INDEX([$'olah data'.$B$4:$'olah data'.$N$39];MATCH([.$A145];[$'olah data'.I$4:$'olah data'.I$39];0);2);&quot;&quot;)">
            <text:p/>
          </table:table-cell>
          <table:table-cell table:style-name="ce27" table:formula="of:=IFERROR(INDEX([$'olah data'.$B$4:$'olah data'.$N$39];MATCH([.$A145];[$'olah data'.J$4:$'olah data'.J$39];0);2);&quot;&quot;)">
            <text:p/>
          </table:table-cell>
          <table:table-cell table:style-name="ce27" table:formula="of:=IFERROR(INDEX([$'olah data'.$B$4:$'olah data'.$N$39];MATCH([.$A145];[$'olah data'.K$4:$'olah data'.K$39];0);2);&quot;&quot;)">
            <text:p/>
          </table:table-cell>
          <table:table-cell table:style-name="ce27" table:formula="of:=IFERROR(INDEX([$'olah data'.$B$4:$'olah data'.$N$39];MATCH([.$A145];[$'olah data'.L$4:$'olah data'.L$39];0);2);&quot;&quot;)">
            <text:p/>
          </table:table-cell>
          <table:table-cell table:style-name="ce27" table:formula="of:=IFERROR(INDEX([$'olah data'.$B$4:$'olah data'.$N$39];MATCH([.$A145];[$'olah data'.M$4:$'olah data'.M$39];0);2);&quot;&quot;)">
            <text:p/>
          </table:table-cell>
          <table:table-cell table:style-name="ce27" table:formula="of:=IFERROR(INDEX([$'olah data'.$B$4:$'olah data'.$N$39];MATCH([.$A145];[$'olah data'.N$4:$'olah data'.N$39];0);2);&quot;&quot;)">
            <text:p/>
          </table:table-cell>
          <table:table-cell table:style-name="ce27" table:formula="of:=CONCATENATE([.D145];[.E145];[.F145];[.G145];[.H145];[.I145];[.J145];[.K145];[.L145];[.M145];[.N145])" office:value-type="string" office:string-value="Anticipatory worry &amp; pessimismv. uninhibited optimism (11 items)" calcext:value-type="string">
            <text:p>Anticipatory worry &amp; pessimismv. uninhibited optimism (11 items)</text:p>
          </table:table-cell>
          <table:table-cell table:style-name="ce84" table:formula="of:=[$'View Input'.W14]"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45" calcext:value-type="float">
            <text:p>145</text:p>
          </table:table-cell>
          <table:table-cell table:style-name="ce121" office:value-type="float" office:value="2" calcext:value-type="float">
            <text:p>2</text:p>
          </table:table-cell>
          <table:table-cell table:style-name="ce98" table:formula="of:=IF([.R146]=&quot;&quot;;IF([.Q146]=&quot;R&quot;;VLOOKUP([.P146];[$'olah data'.$R$3:$'olah data'.$S$7];2);[.P146]);IF([.R146]=[.P146];[.P146];[.Q146]))" office:value-type="float" office:value="1" calcext:value-type="float">
            <text:p>1</text:p>
          </table:table-cell>
          <table:table-cell table:style-name="ce27" table:formula="of:=IFERROR(INDEX([$'olah data'.$B$4:$'olah data'.$N$39];MATCH([.$A146];[$'olah data'.D$4:$'olah data'.D$39];0);2);&quot;&quot;)">
            <text:p/>
          </table:table-cell>
          <table:table-cell table:style-name="ce27" table:formula="of:=IFERROR(INDEX([$'olah data'.$B$4:$'olah data'.$N$39];MATCH([.$A146];[$'olah data'.E$4:$'olah data'.E$39];0);2);&quot;&quot;)">
            <text:p/>
          </table:table-cell>
          <table:table-cell table:style-name="ce27" table:formula="of:=IFERROR(INDEX([$'olah data'.$B$4:$'olah data'.$N$39];MATCH([.$A146];[$'olah data'.F$4:$'olah data'.F$39];0);2);&quot;&quot;)">
            <text:p/>
          </table:table-cell>
          <table:table-cell table:style-name="ce27" table:formula="of:=IFERROR(INDEX([$'olah data'.$B$4:$'olah data'.$N$39];MATCH([.$A146];[$'olah data'.G$4:$'olah data'.G$39];0);2);&quot;&quot;)">
            <text:p/>
          </table:table-cell>
          <table:table-cell table:style-name="ce27" table:formula="of:=IFERROR(INDEX([$'olah data'.$B$4:$'olah data'.$N$39];MATCH([.$A146];[$'olah data'.H$4:$'olah data'.H$39];0);2);&quot;&quot;)">
            <text:p/>
          </table:table-cell>
          <table:table-cell table:style-name="ce27" table:formula="of:=IFERROR(INDEX([$'olah data'.$B$4:$'olah data'.$N$39];MATCH([.$A146];[$'olah data'.I$4:$'olah data'.I$39];0);2);&quot;&quot;)" office:value-type="string" office:string-value="Exploratory excitability v. stoic rigidity (10 items)" calcext:value-type="string">
            <text:p>Exploratory excitability v. stoic rigidity (10 items)</text:p>
          </table:table-cell>
          <table:table-cell table:style-name="ce27" table:formula="of:=IFERROR(INDEX([$'olah data'.$B$4:$'olah data'.$N$39];MATCH([.$A146];[$'olah data'.J$4:$'olah data'.J$39];0);2);&quot;&quot;)">
            <text:p/>
          </table:table-cell>
          <table:table-cell table:style-name="ce27" table:formula="of:=IFERROR(INDEX([$'olah data'.$B$4:$'olah data'.$N$39];MATCH([.$A146];[$'olah data'.K$4:$'olah data'.K$39];0);2);&quot;&quot;)">
            <text:p/>
          </table:table-cell>
          <table:table-cell table:style-name="ce27" table:formula="of:=IFERROR(INDEX([$'olah data'.$B$4:$'olah data'.$N$39];MATCH([.$A146];[$'olah data'.L$4:$'olah data'.L$39];0);2);&quot;&quot;)">
            <text:p/>
          </table:table-cell>
          <table:table-cell table:style-name="ce27" table:formula="of:=IFERROR(INDEX([$'olah data'.$B$4:$'olah data'.$N$39];MATCH([.$A146];[$'olah data'.M$4:$'olah data'.M$39];0);2);&quot;&quot;)">
            <text:p/>
          </table:table-cell>
          <table:table-cell table:style-name="ce27" table:formula="of:=IFERROR(INDEX([$'olah data'.$B$4:$'olah data'.$N$39];MATCH([.$A146];[$'olah data'.N$4:$'olah data'.N$39];0);2);&quot;&quot;)">
            <text:p/>
          </table:table-cell>
          <table:table-cell table:style-name="ce27" table:formula="of:=CONCATENATE([.D146];[.E146];[.F146];[.G146];[.H146];[.I146];[.J146];[.K146];[.L146];[.M146];[.N146])" office:value-type="string" office:string-value="Exploratory excitability v. stoic rigidity (10 items)" calcext:value-type="string">
            <text:p>Exploratory excitability v. stoic rigidity (10 items)</text:p>
          </table:table-cell>
          <table:table-cell table:style-name="ce84" table:formula="of:=[$'View Input'.W15]"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46" calcext:value-type="float">
            <text:p>146</text:p>
          </table:table-cell>
          <table:table-cell table:style-name="ce121" office:value-type="float" office:value="2" calcext:value-type="float">
            <text:p>2</text:p>
          </table:table-cell>
          <table:table-cell table:style-name="ce98" table:formula="of:=IF([.R147]=&quot;&quot;;IF([.Q147]=&quot;R&quot;;VLOOKUP([.P147];[$'olah data'.$R$3:$'olah data'.$S$7];2);[.P147]);IF([.R147]=[.P147];[.P147];[.Q147]))" office:value-type="float" office:value="5" calcext:value-type="float">
            <text:p>5</text:p>
          </table:table-cell>
          <table:table-cell table:style-name="ce27" table:formula="of:=IFERROR(INDEX([$'olah data'.$B$4:$'olah data'.$N$39];MATCH([.$A147];[$'olah data'.D$4:$'olah data'.D$39];0);2);&quot;&quot;)">
            <text:p/>
          </table:table-cell>
          <table:table-cell table:style-name="ce27" table:formula="of:=IFERROR(INDEX([$'olah data'.$B$4:$'olah data'.$N$39];MATCH([.$A147];[$'olah data'.E$4:$'olah data'.E$39];0);2);&quot;&quot;)">
            <text:p/>
          </table:table-cell>
          <table:table-cell table:style-name="ce27" table:formula="of:=IFERROR(INDEX([$'olah data'.$B$4:$'olah data'.$N$39];MATCH([.$A147];[$'olah data'.F$4:$'olah data'.F$39];0);2);&quot;&quot;)">
            <text:p/>
          </table:table-cell>
          <table:table-cell table:style-name="ce27" table:formula="of:=IFERROR(INDEX([$'olah data'.$B$4:$'olah data'.$N$39];MATCH([.$A147];[$'olah data'.G$4:$'olah data'.G$39];0);2);&quot;&quot;)">
            <text:p/>
          </table:table-cell>
          <table:table-cell table:style-name="ce27" table:formula="of:=IFERROR(INDEX([$'olah data'.$B$4:$'olah data'.$N$39];MATCH([.$A147];[$'olah data'.H$4:$'olah data'.H$39];0);2);&quot;&quot;)">
            <text:p/>
          </table:table-cell>
          <table:table-cell table:style-name="ce27" table:formula="of:=IFERROR(INDEX([$'olah data'.$B$4:$'olah data'.$N$39];MATCH([.$A147];[$'olah data'.I$4:$'olah data'.I$39];0);2);&quot;&quot;)">
            <text:p/>
          </table:table-cell>
          <table:table-cell table:style-name="ce27" table:formula="of:=IFERROR(INDEX([$'olah data'.$B$4:$'olah data'.$N$39];MATCH([.$A147];[$'olah data'.J$4:$'olah data'.J$39];0);2);&quot;&quot;)">
            <text:p/>
          </table:table-cell>
          <table:table-cell table:style-name="ce27" table:formula="of:=IFERROR(INDEX([$'olah data'.$B$4:$'olah data'.$N$39];MATCH([.$A147];[$'olah data'.K$4:$'olah data'.K$39];0);2);&quot;&quot;)" office:value-type="string" office:string-value="Perfectionist vs pragmatist (8 items)" calcext:value-type="string">
            <text:p>Perfectionist vs pragmatist (8 items)</text:p>
          </table:table-cell>
          <table:table-cell table:style-name="ce27" table:formula="of:=IFERROR(INDEX([$'olah data'.$B$4:$'olah data'.$N$39];MATCH([.$A147];[$'olah data'.L$4:$'olah data'.L$39];0);2);&quot;&quot;)">
            <text:p/>
          </table:table-cell>
          <table:table-cell table:style-name="ce27" table:formula="of:=IFERROR(INDEX([$'olah data'.$B$4:$'olah data'.$N$39];MATCH([.$A147];[$'olah data'.M$4:$'olah data'.M$39];0);2);&quot;&quot;)">
            <text:p/>
          </table:table-cell>
          <table:table-cell table:style-name="ce27" table:formula="of:=IFERROR(INDEX([$'olah data'.$B$4:$'olah data'.$N$39];MATCH([.$A147];[$'olah data'.N$4:$'olah data'.N$39];0);2);&quot;&quot;)">
            <text:p/>
          </table:table-cell>
          <table:table-cell table:style-name="ce27" table:formula="of:=CONCATENATE([.D147];[.E147];[.F147];[.G147];[.H147];[.I147];[.J147];[.K147];[.L147];[.M147];[.N147])" office:value-type="string" office:string-value="Perfectionist vs pragmatist (8 items)" calcext:value-type="string">
            <text:p>Perfectionist vs pragmatist (8 items)</text:p>
          </table:table-cell>
          <table:table-cell table:style-name="ce84" table:formula="of:=[$'View Input'.W16]"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47" calcext:value-type="float">
            <text:p>147</text:p>
          </table:table-cell>
          <table:table-cell table:style-name="ce121" office:value-type="float" office:value="5" calcext:value-type="float">
            <text:p>5</text:p>
          </table:table-cell>
          <table:table-cell table:style-name="ce98" table:formula="of:=IF([.R148]=&quot;&quot;;IF([.Q148]=&quot;R&quot;;VLOOKUP([.P148];[$'olah data'.$R$3:$'olah data'.$S$7];2);[.P148]);IF([.R148]=[.P148];[.P148];[.Q148]))" office:value-type="float" office:value="4" calcext:value-type="float">
            <text:p>4</text:p>
          </table:table-cell>
          <table:table-cell table:style-name="ce27" table:formula="of:=IFERROR(INDEX([$'olah data'.$B$4:$'olah data'.$N$39];MATCH([.$A148];[$'olah data'.D$4:$'olah data'.D$39];0);2);&quot;&quot;)">
            <text:p/>
          </table:table-cell>
          <table:table-cell table:style-name="ce27" table:formula="of:=IFERROR(INDEX([$'olah data'.$B$4:$'olah data'.$N$39];MATCH([.$A148];[$'olah data'.E$4:$'olah data'.E$39];0);2);&quot;&quot;)">
            <text:p/>
          </table:table-cell>
          <table:table-cell table:style-name="ce27" table:formula="of:=IFERROR(INDEX([$'olah data'.$B$4:$'olah data'.$N$39];MATCH([.$A148];[$'olah data'.F$4:$'olah data'.F$39];0);2);&quot;&quot;)" office:value-type="string" office:string-value="Shyness with strangers (7 items)" calcext:value-type="string">
            <text:p>Shyness with strangers (7 items)</text:p>
          </table:table-cell>
          <table:table-cell table:style-name="ce27" table:formula="of:=IFERROR(INDEX([$'olah data'.$B$4:$'olah data'.$N$39];MATCH([.$A148];[$'olah data'.G$4:$'olah data'.G$39];0);2);&quot;&quot;)">
            <text:p/>
          </table:table-cell>
          <table:table-cell table:style-name="ce27" table:formula="of:=IFERROR(INDEX([$'olah data'.$B$4:$'olah data'.$N$39];MATCH([.$A148];[$'olah data'.H$4:$'olah data'.H$39];0);2);&quot;&quot;)">
            <text:p/>
          </table:table-cell>
          <table:table-cell table:style-name="ce27" table:formula="of:=IFERROR(INDEX([$'olah data'.$B$4:$'olah data'.$N$39];MATCH([.$A148];[$'olah data'.I$4:$'olah data'.I$39];0);2);&quot;&quot;)">
            <text:p/>
          </table:table-cell>
          <table:table-cell table:style-name="ce27" table:formula="of:=IFERROR(INDEX([$'olah data'.$B$4:$'olah data'.$N$39];MATCH([.$A148];[$'olah data'.J$4:$'olah data'.J$39];0);2);&quot;&quot;)">
            <text:p/>
          </table:table-cell>
          <table:table-cell table:style-name="ce27" table:formula="of:=IFERROR(INDEX([$'olah data'.$B$4:$'olah data'.$N$39];MATCH([.$A148];[$'olah data'.K$4:$'olah data'.K$39];0);2);&quot;&quot;)">
            <text:p/>
          </table:table-cell>
          <table:table-cell table:style-name="ce27" table:formula="of:=IFERROR(INDEX([$'olah data'.$B$4:$'olah data'.$N$39];MATCH([.$A148];[$'olah data'.L$4:$'olah data'.L$39];0);2);&quot;&quot;)">
            <text:p/>
          </table:table-cell>
          <table:table-cell table:style-name="ce27" table:formula="of:=IFERROR(INDEX([$'olah data'.$B$4:$'olah data'.$N$39];MATCH([.$A148];[$'olah data'.M$4:$'olah data'.M$39];0);2);&quot;&quot;)">
            <text:p/>
          </table:table-cell>
          <table:table-cell table:style-name="ce27" table:formula="of:=IFERROR(INDEX([$'olah data'.$B$4:$'olah data'.$N$39];MATCH([.$A148];[$'olah data'.N$4:$'olah data'.N$39];0);2);&quot;&quot;)">
            <text:p/>
          </table:table-cell>
          <table:table-cell table:style-name="ce27" table:formula="of:=CONCATENATE([.D148];[.E148];[.F148];[.G148];[.H148];[.I148];[.J148];[.K148];[.L148];[.M148];[.N148])" office:value-type="string" office:string-value="Shyness with strangers (7 items)" calcext:value-type="string">
            <text:p>Shyness with strangers (7 items)</text:p>
          </table:table-cell>
          <table:table-cell table:style-name="ce84" table:formula="of:=[$'View Input'.W17]"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148" calcext:value-type="float">
            <text:p>148</text:p>
          </table:table-cell>
          <table:table-cell table:style-name="ce121" office:value-type="float" office:value="3" calcext:value-type="float">
            <text:p>3</text:p>
          </table:table-cell>
          <table:table-cell table:style-name="ce98" table:formula="of:=IF([.R149]=&quot;&quot;;IF([.Q149]=&quot;R&quot;;VLOOKUP([.P149];[$'olah data'.$R$3:$'olah data'.$S$7];2);[.P149]);IF([.R149]=[.P149];[.P149];[.Q149]))" office:value-type="float" office:value="3" calcext:value-type="float">
            <text:p>3</text:p>
          </table:table-cell>
          <table:table-cell table:style-name="ce27" table:formula="of:=IFERROR(INDEX([$'olah data'.$B$4:$'olah data'.$N$39];MATCH([.$A149];[$'olah data'.D$4:$'olah data'.D$39];0);2);&quot;&quot;)">
            <text:p/>
          </table:table-cell>
          <table:table-cell table:style-name="ce27" table:formula="of:=IFERROR(INDEX([$'olah data'.$B$4:$'olah data'.$N$39];MATCH([.$A149];[$'olah data'.E$4:$'olah data'.E$39];0);2);&quot;&quot;)">
            <text:p/>
          </table:table-cell>
          <table:table-cell table:style-name="ce27" table:formula="of:=IFERROR(INDEX([$'olah data'.$B$4:$'olah data'.$N$39];MATCH([.$A149];[$'olah data'.F$4:$'olah data'.F$39];0);2);&quot;&quot;)">
            <text:p/>
          </table:table-cell>
          <table:table-cell table:style-name="ce27" table:formula="of:=IFERROR(INDEX([$'olah data'.$B$4:$'olah data'.$N$39];MATCH([.$A149];[$'olah data'.G$4:$'olah data'.G$39];0);2);&quot;&quot;)">
            <text:p/>
          </table:table-cell>
          <table:table-cell table:style-name="ce27" table:formula="of:=IFERROR(INDEX([$'olah data'.$B$4:$'olah data'.$N$39];MATCH([.$A149];[$'olah data'.H$4:$'olah data'.H$39];0);2);&quot;&quot;)">
            <text:p/>
          </table:table-cell>
          <table:table-cell table:style-name="ce27" table:formula="of:=IFERROR(INDEX([$'olah data'.$B$4:$'olah data'.$N$39];MATCH([.$A149];[$'olah data'.I$4:$'olah data'.I$39];0);2);&quot;&quot;)" office:value-type="string" office:string-value="Transpersonal identification vs. self-differentiation (8 items)" calcext:value-type="string">
            <text:p>Transpersonal identification vs. self-differentiation (8 items)</text:p>
          </table:table-cell>
          <table:table-cell table:style-name="ce27" table:formula="of:=IFERROR(INDEX([$'olah data'.$B$4:$'olah data'.$N$39];MATCH([.$A149];[$'olah data'.J$4:$'olah data'.J$39];0);2);&quot;&quot;)">
            <text:p/>
          </table:table-cell>
          <table:table-cell table:style-name="ce27" table:formula="of:=IFERROR(INDEX([$'olah data'.$B$4:$'olah data'.$N$39];MATCH([.$A149];[$'olah data'.K$4:$'olah data'.K$39];0);2);&quot;&quot;)">
            <text:p/>
          </table:table-cell>
          <table:table-cell table:style-name="ce27" table:formula="of:=IFERROR(INDEX([$'olah data'.$B$4:$'olah data'.$N$39];MATCH([.$A149];[$'olah data'.L$4:$'olah data'.L$39];0);2);&quot;&quot;)">
            <text:p/>
          </table:table-cell>
          <table:table-cell table:style-name="ce27" table:formula="of:=IFERROR(INDEX([$'olah data'.$B$4:$'olah data'.$N$39];MATCH([.$A149];[$'olah data'.M$4:$'olah data'.M$39];0);2);&quot;&quot;)">
            <text:p/>
          </table:table-cell>
          <table:table-cell table:style-name="ce27" table:formula="of:=IFERROR(INDEX([$'olah data'.$B$4:$'olah data'.$N$39];MATCH([.$A149];[$'olah data'.N$4:$'olah data'.N$39];0);2);&quot;&quot;)">
            <text:p/>
          </table:table-cell>
          <table:table-cell table:style-name="ce27" table:formula="of:=CONCATENATE([.D149];[.E149];[.F149];[.G149];[.H149];[.I149];[.J149];[.K149];[.L149];[.M149];[.N149])" office:value-type="string" office:string-value="Transpersonal identification vs. self-differentiation (8 items)" calcext:value-type="string">
            <text:p>Transpersonal identification vs. self-differentiation (8 items)</text:p>
          </table:table-cell>
          <table:table-cell table:style-name="ce84" table:formula="of:=[$'View Input'.W18]" office:value-type="float" office:value="3" calcext:value-type="float">
            <text:p>3</text:p>
          </table:table-cell>
          <table:table-cell table:style-name="ce46" table:number-columns-repeated="2"/>
          <table:table-cell table:style-name="ce123"/>
          <table:table-cell table:number-columns-repeated="1005"/>
        </table:table-row>
        <table:table-row table:style-name="ro3">
          <table:table-cell table:style-name="ce29" office:value-type="float" office:value="149" calcext:value-type="float">
            <text:p>149</text:p>
          </table:table-cell>
          <table:table-cell table:style-name="ce121" office:value-type="float" office:value="4" calcext:value-type="float">
            <text:p>4</text:p>
          </table:table-cell>
          <table:table-cell table:style-name="ce98" table:formula="of:=IF([.R150]=&quot;&quot;;IF([.Q150]=&quot;R&quot;;VLOOKUP([.P150];[$'olah data'.$R$3:$'olah data'.$S$7];2);[.P150]);IF([.R150]=[.P150];[.P150];[.Q150]))" office:value-type="float" office:value="1" calcext:value-type="float">
            <text:p>1</text:p>
          </table:table-cell>
          <table:table-cell table:style-name="ce27" table:formula="of:=IFERROR(INDEX([$'olah data'.$B$4:$'olah data'.$N$39];MATCH([.$A150];[$'olah data'.D$4:$'olah data'.D$39];0);2);&quot;&quot;)" office:value-type="string" office:string-value="Enlightened second nature (11 items)" calcext:value-type="string">
            <text:p>Enlightened second nature (11 items)</text:p>
          </table:table-cell>
          <table:table-cell table:style-name="ce27" table:formula="of:=IFERROR(INDEX([$'olah data'.$B$4:$'olah data'.$N$39];MATCH([.$A150];[$'olah data'.E$4:$'olah data'.E$39];0);2);&quot;&quot;)">
            <text:p/>
          </table:table-cell>
          <table:table-cell table:style-name="ce27" table:formula="of:=IFERROR(INDEX([$'olah data'.$B$4:$'olah data'.$N$39];MATCH([.$A150];[$'olah data'.F$4:$'olah data'.F$39];0);2);&quot;&quot;)">
            <text:p/>
          </table:table-cell>
          <table:table-cell table:style-name="ce27" table:formula="of:=IFERROR(INDEX([$'olah data'.$B$4:$'olah data'.$N$39];MATCH([.$A150];[$'olah data'.G$4:$'olah data'.G$39];0);2);&quot;&quot;)">
            <text:p/>
          </table:table-cell>
          <table:table-cell table:style-name="ce27" table:formula="of:=IFERROR(INDEX([$'olah data'.$B$4:$'olah data'.$N$39];MATCH([.$A150];[$'olah data'.H$4:$'olah data'.H$39];0);2);&quot;&quot;)">
            <text:p/>
          </table:table-cell>
          <table:table-cell table:style-name="ce27" table:formula="of:=IFERROR(INDEX([$'olah data'.$B$4:$'olah data'.$N$39];MATCH([.$A150];[$'olah data'.I$4:$'olah data'.I$39];0);2);&quot;&quot;)">
            <text:p/>
          </table:table-cell>
          <table:table-cell table:style-name="ce27" table:formula="of:=IFERROR(INDEX([$'olah data'.$B$4:$'olah data'.$N$39];MATCH([.$A150];[$'olah data'.J$4:$'olah data'.J$39];0);2);&quot;&quot;)">
            <text:p/>
          </table:table-cell>
          <table:table-cell table:style-name="ce27" table:formula="of:=IFERROR(INDEX([$'olah data'.$B$4:$'olah data'.$N$39];MATCH([.$A150];[$'olah data'.K$4:$'olah data'.K$39];0);2);&quot;&quot;)">
            <text:p/>
          </table:table-cell>
          <table:table-cell table:style-name="ce27" table:formula="of:=IFERROR(INDEX([$'olah data'.$B$4:$'olah data'.$N$39];MATCH([.$A150];[$'olah data'.L$4:$'olah data'.L$39];0);2);&quot;&quot;)">
            <text:p/>
          </table:table-cell>
          <table:table-cell table:style-name="ce27" table:formula="of:=IFERROR(INDEX([$'olah data'.$B$4:$'olah data'.$N$39];MATCH([.$A150];[$'olah data'.M$4:$'olah data'.M$39];0);2);&quot;&quot;)">
            <text:p/>
          </table:table-cell>
          <table:table-cell table:style-name="ce27" table:formula="of:=IFERROR(INDEX([$'olah data'.$B$4:$'olah data'.$N$39];MATCH([.$A150];[$'olah data'.N$4:$'olah data'.N$39];0);2);&quot;&quot;)">
            <text:p/>
          </table:table-cell>
          <table:table-cell table:style-name="ce27" table:formula="of:=CONCATENATE([.D150];[.E150];[.F150];[.G150];[.H150];[.I150];[.J150];[.K150];[.L150];[.M150];[.N150])" office:value-type="string" office:string-value="Enlightened second nature (11 items)" calcext:value-type="string">
            <text:p>Enlightened second nature (11 items)</text:p>
          </table:table-cell>
          <table:table-cell table:style-name="ce84" table:formula="of:=[$'View Input'.W19]"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50" calcext:value-type="float">
            <text:p>150</text:p>
          </table:table-cell>
          <table:table-cell table:style-name="ce121" office:value-type="float" office:value="4" calcext:value-type="float">
            <text:p>4</text:p>
          </table:table-cell>
          <table:table-cell table:style-name="ce98" table:formula="of:=IF([.R151]=&quot;&quot;;IF([.Q151]=&quot;R&quot;;VLOOKUP([.P151];[$'olah data'.$R$3:$'olah data'.$S$7];2);[.P151]);IF([.R151]=[.P151];[.P151];[.Q151]))" office:value-type="float" office:value="1" calcext:value-type="float">
            <text:p>1</text:p>
          </table:table-cell>
          <table:table-cell table:style-name="ce27" table:formula="of:=IFERROR(INDEX([$'olah data'.$B$4:$'olah data'.$N$39];MATCH([.$A151];[$'olah data'.D$4:$'olah data'.D$39];0);2);&quot;&quot;)">
            <text:p/>
          </table:table-cell>
          <table:table-cell table:style-name="ce27" table:formula="of:=IFERROR(INDEX([$'olah data'.$B$4:$'olah data'.$N$39];MATCH([.$A151];[$'olah data'.E$4:$'olah data'.E$39];0);2);&quot;&quot;)">
            <text:p/>
          </table:table-cell>
          <table:table-cell table:style-name="ce27" table:formula="of:=IFERROR(INDEX([$'olah data'.$B$4:$'olah data'.$N$39];MATCH([.$A151];[$'olah data'.F$4:$'olah data'.F$39];0);2);&quot;&quot;)">
            <text:p/>
          </table:table-cell>
          <table:table-cell table:style-name="ce27" table:formula="of:=IFERROR(INDEX([$'olah data'.$B$4:$'olah data'.$N$39];MATCH([.$A151];[$'olah data'.G$4:$'olah data'.G$39];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olah data'.$N$39];MATCH([.$A151];[$'olah data'.H$4:$'olah data'.H$39];0);2);&quot;&quot;)">
            <text:p/>
          </table:table-cell>
          <table:table-cell table:style-name="ce27" table:formula="of:=IFERROR(INDEX([$'olah data'.$B$4:$'olah data'.$N$39];MATCH([.$A151];[$'olah data'.I$4:$'olah data'.I$39];0);2);&quot;&quot;)">
            <text:p/>
          </table:table-cell>
          <table:table-cell table:style-name="ce27" table:formula="of:=IFERROR(INDEX([$'olah data'.$B$4:$'olah data'.$N$39];MATCH([.$A151];[$'olah data'.J$4:$'olah data'.J$39];0);2);&quot;&quot;)">
            <text:p/>
          </table:table-cell>
          <table:table-cell table:style-name="ce27" table:formula="of:=IFERROR(INDEX([$'olah data'.$B$4:$'olah data'.$N$39];MATCH([.$A151];[$'olah data'.K$4:$'olah data'.K$39];0);2);&quot;&quot;)">
            <text:p/>
          </table:table-cell>
          <table:table-cell table:style-name="ce27" table:formula="of:=IFERROR(INDEX([$'olah data'.$B$4:$'olah data'.$N$39];MATCH([.$A151];[$'olah data'.L$4:$'olah data'.L$39];0);2);&quot;&quot;)">
            <text:p/>
          </table:table-cell>
          <table:table-cell table:style-name="ce27" table:formula="of:=IFERROR(INDEX([$'olah data'.$B$4:$'olah data'.$N$39];MATCH([.$A151];[$'olah data'.M$4:$'olah data'.M$39];0);2);&quot;&quot;)">
            <text:p/>
          </table:table-cell>
          <table:table-cell table:style-name="ce27" table:formula="of:=IFERROR(INDEX([$'olah data'.$B$4:$'olah data'.$N$39];MATCH([.$A151];[$'olah data'.N$4:$'olah data'.N$39];0);2);&quot;&quot;)">
            <text:p/>
          </table:table-cell>
          <table:table-cell table:style-name="ce27" table:formula="of:=CONCATENATE([.D151];[.E151];[.F151];[.G151];[.H151];[.I151];[.J151];[.K151];[.L151];[.M151];[.N151])" office:value-type="string" office:string-value="Anticipatory worry &amp; pessimismv. uninhibited optimism (11 items)" calcext:value-type="string">
            <text:p>Anticipatory worry &amp; pessimismv. uninhibited optimism (11 items)</text:p>
          </table:table-cell>
          <table:table-cell table:style-name="ce84" table:formula="of:=[$'View Input'.W20]"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51" calcext:value-type="float">
            <text:p>151</text:p>
          </table:table-cell>
          <table:table-cell table:style-name="ce121" office:value-type="float" office:value="5" calcext:value-type="float">
            <text:p>5</text:p>
          </table:table-cell>
          <table:table-cell table:style-name="ce98" table:formula="of:=IF([.R152]=&quot;&quot;;IF([.Q152]=&quot;R&quot;;VLOOKUP([.P152];[$'olah data'.$R$3:$'olah data'.$S$7];2);[.P152]);IF([.R152]=[.P152];[.P152];[.Q152]))" office:value-type="float" office:value="1" calcext:value-type="float">
            <text:p>1</text:p>
          </table:table-cell>
          <table:table-cell table:style-name="ce27" table:formula="of:=IFERROR(INDEX([$'olah data'.$B$4:$'olah data'.$N$39];MATCH([.$A152];[$'olah data'.D$4:$'olah data'.D$39];0);2);&quot;&quot;)">
            <text:p/>
          </table:table-cell>
          <table:table-cell table:style-name="ce27" table:formula="of:=IFERROR(INDEX([$'olah data'.$B$4:$'olah data'.$N$39];MATCH([.$A152];[$'olah data'.E$4:$'olah data'.E$39];0);2);&quot;&quot;)">
            <text:p/>
          </table:table-cell>
          <table:table-cell table:style-name="ce27" table:formula="of:=IFERROR(INDEX([$'olah data'.$B$4:$'olah data'.$N$39];MATCH([.$A152];[$'olah data'.F$4:$'olah data'.F$39];0);2);&quot;&quot;)">
            <text:p/>
          </table:table-cell>
          <table:table-cell table:style-name="ce27" table:formula="of:=IFERROR(INDEX([$'olah data'.$B$4:$'olah data'.$N$39];MATCH([.$A152];[$'olah data'.G$4:$'olah data'.G$39];0);2);&quot;&quot;)">
            <text:p/>
          </table:table-cell>
          <table:table-cell table:style-name="ce27" table:formula="of:=IFERROR(INDEX([$'olah data'.$B$4:$'olah data'.$N$39];MATCH([.$A152];[$'olah data'.H$4:$'olah data'.H$39];0);2);&quot;&quot;)">
            <text:p/>
          </table:table-cell>
          <table:table-cell table:style-name="ce27" table:formula="of:=IFERROR(INDEX([$'olah data'.$B$4:$'olah data'.$N$39];MATCH([.$A152];[$'olah data'.I$4:$'olah data'.I$39];0);2);&quot;&quot;)">
            <text:p/>
          </table:table-cell>
          <table:table-cell table:style-name="ce27" table:formula="of:=IFERROR(INDEX([$'olah data'.$B$4:$'olah data'.$N$39];MATCH([.$A152];[$'olah data'.J$4:$'olah data'.J$39];0);2);&quot;&quot;)" office:value-type="string" office:string-value="Self-forgetful vs. self-conscious experience (10 items)" calcext:value-type="string">
            <text:p>Self-forgetful vs. self-conscious experience (10 items)</text:p>
          </table:table-cell>
          <table:table-cell table:style-name="ce27" table:formula="of:=IFERROR(INDEX([$'olah data'.$B$4:$'olah data'.$N$39];MATCH([.$A152];[$'olah data'.K$4:$'olah data'.K$39];0);2);&quot;&quot;)">
            <text:p/>
          </table:table-cell>
          <table:table-cell table:style-name="ce27" table:formula="of:=IFERROR(INDEX([$'olah data'.$B$4:$'olah data'.$N$39];MATCH([.$A152];[$'olah data'.L$4:$'olah data'.L$39];0);2);&quot;&quot;)">
            <text:p/>
          </table:table-cell>
          <table:table-cell table:style-name="ce27" table:formula="of:=IFERROR(INDEX([$'olah data'.$B$4:$'olah data'.$N$39];MATCH([.$A152];[$'olah data'.M$4:$'olah data'.M$39];0);2);&quot;&quot;)">
            <text:p/>
          </table:table-cell>
          <table:table-cell table:style-name="ce27" table:formula="of:=IFERROR(INDEX([$'olah data'.$B$4:$'olah data'.$N$39];MATCH([.$A152];[$'olah data'.N$4:$'olah data'.N$39];0);2);&quot;&quot;)">
            <text:p/>
          </table:table-cell>
          <table:table-cell table:style-name="ce27" table:formula="of:=CONCATENATE([.D152];[.E152];[.F152];[.G152];[.H152];[.I152];[.J152];[.K152];[.L152];[.M152];[.N152])" office:value-type="string" office:string-value="Self-forgetful vs. self-conscious experience (10 items)" calcext:value-type="string">
            <text:p>Self-forgetful vs. self-conscious experience (10 items)</text:p>
          </table:table-cell>
          <table:table-cell table:style-name="ce84" table:formula="of:=[$'View Input'.W21]"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52" calcext:value-type="float">
            <text:p>152</text:p>
          </table:table-cell>
          <table:table-cell table:style-name="ce121" office:value-type="float" office:value="1" calcext:value-type="float">
            <text:p>1</text:p>
          </table:table-cell>
          <table:table-cell table:style-name="ce98" table:formula="of:=IF([.R153]=&quot;&quot;;IF([.Q153]=&quot;R&quot;;VLOOKUP([.P153];[$'olah data'.$R$3:$'olah data'.$S$7];2);[.P153]);IF([.R153]=[.P153];[.P153];[.Q153]))" office:value-type="float" office:value="5" calcext:value-type="float">
            <text:p>5</text:p>
          </table:table-cell>
          <table:table-cell table:style-name="ce27" table:formula="of:=IFERROR(INDEX([$'olah data'.$B$4:$'olah data'.$N$39];MATCH([.$A153];[$'olah data'.D$4:$'olah data'.D$39];0);2);&quot;&quot;)">
            <text:p/>
          </table:table-cell>
          <table:table-cell table:style-name="ce27" table:formula="of:=IFERROR(INDEX([$'olah data'.$B$4:$'olah data'.$N$39];MATCH([.$A153];[$'olah data'.E$4:$'olah data'.E$39];0);2);&quot;&quot;)">
            <text:p/>
          </table:table-cell>
          <table:table-cell table:style-name="ce27" table:formula="of:=IFERROR(INDEX([$'olah data'.$B$4:$'olah data'.$N$39];MATCH([.$A153];[$'olah data'.F$4:$'olah data'.F$39];0);2);&quot;&quot;)">
            <text:p/>
          </table:table-cell>
          <table:table-cell table:style-name="ce27" table:formula="of:=IFERROR(INDEX([$'olah data'.$B$4:$'olah data'.$N$39];MATCH([.$A153];[$'olah data'.G$4:$'olah data'.G$39];0);2);&quot;&quot;)" office:value-type="string" office:string-value="Empathy vs. social disinterest (5 items)" calcext:value-type="string">
            <text:p>Empathy vs. social disinterest (5 items)</text:p>
          </table:table-cell>
          <table:table-cell table:style-name="ce27" table:formula="of:=IFERROR(INDEX([$'olah data'.$B$4:$'olah data'.$N$39];MATCH([.$A153];[$'olah data'.H$4:$'olah data'.H$39];0);2);&quot;&quot;)">
            <text:p/>
          </table:table-cell>
          <table:table-cell table:style-name="ce27" table:formula="of:=IFERROR(INDEX([$'olah data'.$B$4:$'olah data'.$N$39];MATCH([.$A153];[$'olah data'.I$4:$'olah data'.I$39];0);2);&quot;&quot;)">
            <text:p/>
          </table:table-cell>
          <table:table-cell table:style-name="ce27" table:formula="of:=IFERROR(INDEX([$'olah data'.$B$4:$'olah data'.$N$39];MATCH([.$A153];[$'olah data'.J$4:$'olah data'.J$39];0);2);&quot;&quot;)">
            <text:p/>
          </table:table-cell>
          <table:table-cell table:style-name="ce27" table:formula="of:=IFERROR(INDEX([$'olah data'.$B$4:$'olah data'.$N$39];MATCH([.$A153];[$'olah data'.K$4:$'olah data'.K$39];0);2);&quot;&quot;)">
            <text:p/>
          </table:table-cell>
          <table:table-cell table:style-name="ce27" table:formula="of:=IFERROR(INDEX([$'olah data'.$B$4:$'olah data'.$N$39];MATCH([.$A153];[$'olah data'.L$4:$'olah data'.L$39];0);2);&quot;&quot;)">
            <text:p/>
          </table:table-cell>
          <table:table-cell table:style-name="ce27" table:formula="of:=IFERROR(INDEX([$'olah data'.$B$4:$'olah data'.$N$39];MATCH([.$A153];[$'olah data'.M$4:$'olah data'.M$39];0);2);&quot;&quot;)">
            <text:p/>
          </table:table-cell>
          <table:table-cell table:style-name="ce27" table:formula="of:=IFERROR(INDEX([$'olah data'.$B$4:$'olah data'.$N$39];MATCH([.$A153];[$'olah data'.N$4:$'olah data'.N$39];0);2);&quot;&quot;)">
            <text:p/>
          </table:table-cell>
          <table:table-cell table:style-name="ce27" table:formula="of:=CONCATENATE([.D153];[.E153];[.F153];[.G153];[.H153];[.I153];[.J153];[.K153];[.L153];[.M153];[.N153])" office:value-type="string" office:string-value="Empathy vs. social disinterest (5 items)" calcext:value-type="string">
            <text:p>Empathy vs. social disinterest (5 items)</text:p>
          </table:table-cell>
          <table:table-cell table:style-name="ce84" table:formula="of:=[$'View Input'.W22]"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53" calcext:value-type="float">
            <text:p>153</text:p>
          </table:table-cell>
          <table:table-cell table:style-name="ce121" office:value-type="float" office:value="4" calcext:value-type="float">
            <text:p>4</text:p>
          </table:table-cell>
          <table:table-cell table:style-name="ce98" table:formula="of:=IF([.R154]=&quot;&quot;;IF([.Q154]=&quot;R&quot;;VLOOKUP([.P154];[$'olah data'.$R$3:$'olah data'.$S$7];2);[.P154]);IF([.R154]=[.P154];[.P154];[.Q154]))" office:value-type="float" office:value="5" calcext:value-type="float">
            <text:p>5</text:p>
          </table:table-cell>
          <table:table-cell table:style-name="ce27" table:formula="of:=IFERROR(INDEX([$'olah data'.$B$4:$'olah data'.$N$39];MATCH([.$A154];[$'olah data'.D$4:$'olah data'.D$39];0);2);&quot;&quot;)">
            <text:p/>
          </table:table-cell>
          <table:table-cell table:style-name="ce27" table:formula="of:=IFERROR(INDEX([$'olah data'.$B$4:$'olah data'.$N$39];MATCH([.$A154];[$'olah data'.E$4:$'olah data'.E$39];0);2);&quot;&quot;)">
            <text:p/>
          </table:table-cell>
          <table:table-cell table:style-name="ce27" table:formula="of:=IFERROR(INDEX([$'olah data'.$B$4:$'olah data'.$N$39];MATCH([.$A154];[$'olah data'.F$4:$'olah data'.F$39];0);2);&quot;&quot;)">
            <text:p/>
          </table:table-cell>
          <table:table-cell table:style-name="ce27" table:formula="of:=IFERROR(INDEX([$'olah data'.$B$4:$'olah data'.$N$39];MATCH([.$A154];[$'olah data'.G$4:$'olah data'.G$39];0);2);&quot;&quot;)">
            <text:p/>
          </table:table-cell>
          <table:table-cell table:style-name="ce27" table:formula="of:=IFERROR(INDEX([$'olah data'.$B$4:$'olah data'.$N$39];MATCH([.$A154];[$'olah data'.H$4:$'olah data'.H$39];0);2);&quot;&quot;)">
            <text:p/>
          </table:table-cell>
          <table:table-cell table:style-name="ce27" table:formula="of:=IFERROR(INDEX([$'olah data'.$B$4:$'olah data'.$N$39];MATCH([.$A154];[$'olah data'.I$4:$'olah data'.I$39];0);2);&quot;&quot;)">
            <text:p/>
          </table:table-cell>
          <table:table-cell table:style-name="ce27" table:formula="of:=IFERROR(INDEX([$'olah data'.$B$4:$'olah data'.$N$39];MATCH([.$A154];[$'olah data'.J$4:$'olah data'.J$39];0);2);&quot;&quot;)">
            <text:p/>
          </table:table-cell>
          <table:table-cell table:style-name="ce27" table:formula="of:=IFERROR(INDEX([$'olah data'.$B$4:$'olah data'.$N$39];MATCH([.$A154];[$'olah data'.K$4:$'olah data'.K$39];0);2);&quot;&quot;)">
            <text:p/>
          </table:table-cell>
          <table:table-cell table:style-name="ce27" table:formula="of:=IFERROR(INDEX([$'olah data'.$B$4:$'olah data'.$N$39];MATCH([.$A154];[$'olah data'.L$4:$'olah data'.L$39];0);2);&quot;&quot;)" office:value-type="string" office:string-value="Ambitious vs underachieving (10 items)" calcext:value-type="string">
            <text:p>Ambitious vs underachieving (10 items)</text:p>
          </table:table-cell>
          <table:table-cell table:style-name="ce27" table:formula="of:=IFERROR(INDEX([$'olah data'.$B$4:$'olah data'.$N$39];MATCH([.$A154];[$'olah data'.M$4:$'olah data'.M$39];0);2);&quot;&quot;)">
            <text:p/>
          </table:table-cell>
          <table:table-cell table:style-name="ce27" table:formula="of:=IFERROR(INDEX([$'olah data'.$B$4:$'olah data'.$N$39];MATCH([.$A154];[$'olah data'.N$4:$'olah data'.N$39];0);2);&quot;&quot;)">
            <text:p/>
          </table:table-cell>
          <table:table-cell table:style-name="ce27" table:formula="of:=CONCATENATE([.D154];[.E154];[.F154];[.G154];[.H154];[.I154];[.J154];[.K154];[.L154];[.M154];[.N154])" office:value-type="string" office:string-value="Ambitious vs underachieving (10 items)" calcext:value-type="string">
            <text:p>Ambitious vs underachieving (10 items)</text:p>
          </table:table-cell>
          <table:table-cell table:style-name="ce84" table:formula="of:=[$'View Input'.W23]"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54" calcext:value-type="float">
            <text:p>154</text:p>
          </table:table-cell>
          <table:table-cell table:style-name="ce121" office:value-type="float" office:value="1" calcext:value-type="float">
            <text:p>1</text:p>
          </table:table-cell>
          <table:table-cell table:style-name="ce98" table:formula="of:=IF([.R155]=&quot;&quot;;IF([.Q155]=&quot;R&quot;;VLOOKUP([.P155];[$'olah data'.$R$3:$'olah data'.$S$7];2);[.P155]);IF([.R155]=[.P155];[.P155];[.Q155]))" office:value-type="float" office:value="4" calcext:value-type="float">
            <text:p>4</text:p>
          </table:table-cell>
          <table:table-cell table:style-name="ce27" table:formula="of:=IFERROR(INDEX([$'olah data'.$B$4:$'olah data'.$N$39];MATCH([.$A155];[$'olah data'.D$4:$'olah data'.D$39];0);2);&quot;&quot;)">
            <text:p/>
          </table:table-cell>
          <table:table-cell table:style-name="ce27" table:formula="of:=IFERROR(INDEX([$'olah data'.$B$4:$'olah data'.$N$39];MATCH([.$A155];[$'olah data'.E$4:$'olah data'.E$39];0);2);&quot;&quot;)">
            <text:p/>
          </table:table-cell>
          <table:table-cell table:style-name="ce27" table:formula="of:=IFERROR(INDEX([$'olah data'.$B$4:$'olah data'.$N$39];MATCH([.$A155];[$'olah data'.F$4:$'olah data'.F$39];0);2);&quot;&quot;)">
            <text:p/>
          </table:table-cell>
          <table:table-cell table:style-name="ce27" table:formula="of:=IFERROR(INDEX([$'olah data'.$B$4:$'olah data'.$N$39];MATCH([.$A155];[$'olah data'.G$4:$'olah data'.G$39];0);2);&quot;&quot;)">
            <text:p/>
          </table:table-cell>
          <table:table-cell table:style-name="ce27" table:formula="of:=IFERROR(INDEX([$'olah data'.$B$4:$'olah data'.$N$39];MATCH([.$A155];[$'olah data'.H$4:$'olah data'.H$39];0);2);&quot;&quot;)">
            <text:p/>
          </table:table-cell>
          <table:table-cell table:style-name="ce27" table:formula="of:=IFERROR(INDEX([$'olah data'.$B$4:$'olah data'.$N$39];MATCH([.$A155];[$'olah data'.I$4:$'olah data'.I$39];0);2);&quot;&quot;)" office:value-type="string" office:string-value="Fear of uncertainty (7 items)" calcext:value-type="string">
            <text:p>Fear of uncertainty (7 items)</text:p>
          </table:table-cell>
          <table:table-cell table:style-name="ce27" table:formula="of:=IFERROR(INDEX([$'olah data'.$B$4:$'olah data'.$N$39];MATCH([.$A155];[$'olah data'.J$4:$'olah data'.J$39];0);2);&quot;&quot;)">
            <text:p/>
          </table:table-cell>
          <table:table-cell table:style-name="ce27" table:formula="of:=IFERROR(INDEX([$'olah data'.$B$4:$'olah data'.$N$39];MATCH([.$A155];[$'olah data'.K$4:$'olah data'.K$39];0);2);&quot;&quot;)">
            <text:p/>
          </table:table-cell>
          <table:table-cell table:style-name="ce27" table:formula="of:=IFERROR(INDEX([$'olah data'.$B$4:$'olah data'.$N$39];MATCH([.$A155];[$'olah data'.L$4:$'olah data'.L$39];0);2);&quot;&quot;)">
            <text:p/>
          </table:table-cell>
          <table:table-cell table:style-name="ce27" table:formula="of:=IFERROR(INDEX([$'olah data'.$B$4:$'olah data'.$N$39];MATCH([.$A155];[$'olah data'.M$4:$'olah data'.M$39];0);2);&quot;&quot;)">
            <text:p/>
          </table:table-cell>
          <table:table-cell table:style-name="ce27" table:formula="of:=IFERROR(INDEX([$'olah data'.$B$4:$'olah data'.$N$39];MATCH([.$A155];[$'olah data'.N$4:$'olah data'.N$39];0);2);&quot;&quot;)">
            <text:p/>
          </table:table-cell>
          <table:table-cell table:style-name="ce27" table:formula="of:=CONCATENATE([.D155];[.E155];[.F155];[.G155];[.H155];[.I155];[.J155];[.K155];[.L155];[.M155];[.N155])" office:value-type="string" office:string-value="Fear of uncertainty (7 items)" calcext:value-type="string">
            <text:p>Fear of uncertainty (7 items)</text:p>
          </table:table-cell>
          <table:table-cell table:style-name="ce84" table:formula="of:=[$'View Input'.W24]" office:value-type="float" office:value="2" calcext:value-type="float">
            <text:p>2</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55" calcext:value-type="float">
            <text:p>155</text:p>
          </table:table-cell>
          <table:table-cell table:style-name="ce121" office:value-type="float" office:value="2" calcext:value-type="float">
            <text:p>2</text:p>
          </table:table-cell>
          <table:table-cell table:style-name="ce98" table:formula="of:=IF([.R156]=&quot;&quot;;IF([.Q156]=&quot;R&quot;;VLOOKUP([.P156];[$'olah data'.$R$3:$'olah data'.$S$7];2);[.P156]);IF([.R156]=[.P156];[.P156];[.Q156]))" office:value-type="float" office:value="1" calcext:value-type="float">
            <text:p>1</text:p>
          </table:table-cell>
          <table:table-cell table:style-name="ce27" table:formula="of:=IFERROR(INDEX([$'olah data'.$B$4:$'olah data'.$N$39];MATCH([.$A156];[$'olah data'.D$4:$'olah data'.D$39];0);2);&quot;&quot;)">
            <text:p/>
          </table:table-cell>
          <table:table-cell table:style-name="ce27" table:formula="of:=IFERROR(INDEX([$'olah data'.$B$4:$'olah data'.$N$39];MATCH([.$A156];[$'olah data'.E$4:$'olah data'.E$39];0);2);&quot;&quot;)">
            <text:p/>
          </table:table-cell>
          <table:table-cell table:style-name="ce27" table:formula="of:=IFERROR(INDEX([$'olah data'.$B$4:$'olah data'.$N$39];MATCH([.$A156];[$'olah data'.F$4:$'olah data'.F$39];0);2);&quot;&quot;)">
            <text:p/>
          </table:table-cell>
          <table:table-cell table:style-name="ce27" table:formula="of:=IFERROR(INDEX([$'olah data'.$B$4:$'olah data'.$N$39];MATCH([.$A156];[$'olah data'.G$4:$'olah data'.G$39];0);2);&quot;&quot;)">
            <text:p/>
          </table:table-cell>
          <table:table-cell table:style-name="ce27" table:formula="of:=IFERROR(INDEX([$'olah data'.$B$4:$'olah data'.$N$39];MATCH([.$A156];[$'olah data'.H$4:$'olah data'.H$39];0);2);&quot;&quot;)">
            <text:p/>
          </table:table-cell>
          <table:table-cell table:style-name="ce27" table:formula="of:=IFERROR(INDEX([$'olah data'.$B$4:$'olah data'.$N$39];MATCH([.$A156];[$'olah data'.I$4:$'olah data'.I$39];0);2);&quot;&quot;)">
            <text:p/>
          </table:table-cell>
          <table:table-cell table:style-name="ce27" table:formula="of:=IFERROR(INDEX([$'olah data'.$B$4:$'olah data'.$N$39];MATCH([.$A156];[$'olah data'.J$4:$'olah data'.J$39];0);2);&quot;&quot;)">
            <text:p/>
          </table:table-cell>
          <table:table-cell table:style-name="ce27" table:formula="of:=IFERROR(INDEX([$'olah data'.$B$4:$'olah data'.$N$39];MATCH([.$A156];[$'olah data'.K$4:$'olah data'.K$39];0);2);&quot;&quot;)" office:value-type="string" office:string-value="Extravagance v. reserve (9 items)" calcext:value-type="string">
            <text:p>Extravagance v. reserve (9 items)</text:p>
          </table:table-cell>
          <table:table-cell table:style-name="ce27" table:formula="of:=IFERROR(INDEX([$'olah data'.$B$4:$'olah data'.$N$39];MATCH([.$A156];[$'olah data'.L$4:$'olah data'.L$39];0);2);&quot;&quot;)">
            <text:p/>
          </table:table-cell>
          <table:table-cell table:style-name="ce27" table:formula="of:=IFERROR(INDEX([$'olah data'.$B$4:$'olah data'.$N$39];MATCH([.$A156];[$'olah data'.M$4:$'olah data'.M$39];0);2);&quot;&quot;)">
            <text:p/>
          </table:table-cell>
          <table:table-cell table:style-name="ce27" table:formula="of:=IFERROR(INDEX([$'olah data'.$B$4:$'olah data'.$N$39];MATCH([.$A156];[$'olah data'.N$4:$'olah data'.N$39];0);2);&quot;&quot;)">
            <text:p/>
          </table:table-cell>
          <table:table-cell table:style-name="ce27" table:formula="of:=CONCATENATE([.D156];[.E156];[.F156];[.G156];[.H156];[.I156];[.J156];[.K156];[.L156];[.M156];[.N156])" office:value-type="string" office:string-value="Extravagance v. reserve (9 items)" calcext:value-type="string">
            <text:p>Extravagance v. reserve (9 items)</text:p>
          </table:table-cell>
          <table:table-cell table:style-name="ce84" table:formula="of:=[$'View Input'.W25]"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56" calcext:value-type="float">
            <text:p>156</text:p>
          </table:table-cell>
          <table:table-cell table:style-name="ce121" office:value-type="float" office:value="2" calcext:value-type="float">
            <text:p>2</text:p>
          </table:table-cell>
          <table:table-cell table:style-name="ce98" table:formula="of:=IF([.R157]=&quot;&quot;;IF([.Q157]=&quot;R&quot;;VLOOKUP([.P157];[$'olah data'.$R$3:$'olah data'.$S$7];2);[.P157]);IF([.R157]=[.P157];[.P157];[.Q157]))" office:value-type="float" office:value="5" calcext:value-type="float">
            <text:p>5</text:p>
          </table:table-cell>
          <table:table-cell table:style-name="ce27" table:formula="of:=IFERROR(INDEX([$'olah data'.$B$4:$'olah data'.$N$39];MATCH([.$A157];[$'olah data'.D$4:$'olah data'.D$39];0);2);&quot;&quot;)">
            <text:p/>
          </table:table-cell>
          <table:table-cell table:style-name="ce27" table:formula="of:=IFERROR(INDEX([$'olah data'.$B$4:$'olah data'.$N$39];MATCH([.$A157];[$'olah data'.E$4:$'olah data'.E$39];0);2);&quot;&quot;)">
            <text:p/>
          </table:table-cell>
          <table:table-cell table:style-name="ce27" table:formula="of:=IFERROR(INDEX([$'olah data'.$B$4:$'olah data'.$N$39];MATCH([.$A157];[$'olah data'.F$4:$'olah data'.F$39];0);2);&quot;&quot;)">
            <text:p/>
          </table:table-cell>
          <table:table-cell table:style-name="ce27" table:formula="of:=IFERROR(INDEX([$'olah data'.$B$4:$'olah data'.$N$39];MATCH([.$A157];[$'olah data'.G$4:$'olah data'.G$39];0);2);&quot;&quot;)">
            <text:p/>
          </table:table-cell>
          <table:table-cell table:style-name="ce27" table:formula="of:=IFERROR(INDEX([$'olah data'.$B$4:$'olah data'.$N$39];MATCH([.$A157];[$'olah data'.H$4:$'olah data'.H$39];0);2);&quot;&quot;)">
            <text:p/>
          </table:table-cell>
          <table:table-cell table:style-name="ce27" table:formula="of:=IFERROR(INDEX([$'olah data'.$B$4:$'olah data'.$N$39];MATCH([.$A157];[$'olah data'.I$4:$'olah data'.I$39];0);2);&quot;&quot;)">
            <text:p/>
          </table:table-cell>
          <table:table-cell table:style-name="ce27" table:formula="of:=IFERROR(INDEX([$'olah data'.$B$4:$'olah data'.$N$39];MATCH([.$A157];[$'olah data'.J$4:$'olah data'.J$39];0);2);&quot;&quot;)" office:value-type="string" office:string-value="Exploratory excitability v. stoic rigidity (10 items)" calcext:value-type="string">
            <text:p>Exploratory excitability v. stoic rigidity (10 items)</text:p>
          </table:table-cell>
          <table:table-cell table:style-name="ce27" table:formula="of:=IFERROR(INDEX([$'olah data'.$B$4:$'olah data'.$N$39];MATCH([.$A157];[$'olah data'.K$4:$'olah data'.K$39];0);2);&quot;&quot;)">
            <text:p/>
          </table:table-cell>
          <table:table-cell table:style-name="ce27" table:formula="of:=IFERROR(INDEX([$'olah data'.$B$4:$'olah data'.$N$39];MATCH([.$A157];[$'olah data'.L$4:$'olah data'.L$39];0);2);&quot;&quot;)">
            <text:p/>
          </table:table-cell>
          <table:table-cell table:style-name="ce27" table:formula="of:=IFERROR(INDEX([$'olah data'.$B$4:$'olah data'.$N$39];MATCH([.$A157];[$'olah data'.M$4:$'olah data'.M$39];0);2);&quot;&quot;)">
            <text:p/>
          </table:table-cell>
          <table:table-cell table:style-name="ce27" table:formula="of:=IFERROR(INDEX([$'olah data'.$B$4:$'olah data'.$N$39];MATCH([.$A157];[$'olah data'.N$4:$'olah data'.N$39];0);2);&quot;&quot;)">
            <text:p/>
          </table:table-cell>
          <table:table-cell table:style-name="ce27" table:formula="of:=CONCATENATE([.D157];[.E157];[.F157];[.G157];[.H157];[.I157];[.J157];[.K157];[.L157];[.M157];[.N157])" office:value-type="string" office:string-value="Exploratory excitability v. stoic rigidity (10 items)" calcext:value-type="string">
            <text:p>Exploratory excitability v. stoic rigidity (10 items)</text:p>
          </table:table-cell>
          <table:table-cell table:style-name="ce84" table:formula="of:=[$'View Input'.W26]"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57" calcext:value-type="float">
            <text:p>157</text:p>
          </table:table-cell>
          <table:table-cell table:style-name="ce121" office:value-type="float" office:value="4" calcext:value-type="float">
            <text:p>4</text:p>
          </table:table-cell>
          <table:table-cell table:style-name="ce98" table:formula="of:=IF([.R158]=&quot;&quot;;IF([.Q158]=&quot;R&quot;;VLOOKUP([.P158];[$'olah data'.$R$3:$'olah data'.$S$7];2);[.P158]);IF([.R158]=[.P158];[.P158];[.Q158]))" office:value-type="float" office:value="1" calcext:value-type="float">
            <text:p>1</text:p>
          </table:table-cell>
          <table:table-cell table:style-name="ce27" table:formula="of:=IFERROR(INDEX([$'olah data'.$B$4:$'olah data'.$N$39];MATCH([.$A158];[$'olah data'.D$4:$'olah data'.D$39];0);2);&quot;&quot;)">
            <text:p/>
          </table:table-cell>
          <table:table-cell table:style-name="ce27" table:formula="of:=IFERROR(INDEX([$'olah data'.$B$4:$'olah data'.$N$39];MATCH([.$A158];[$'olah data'.E$4:$'olah data'.E$39];0);2);&quot;&quot;)">
            <text:p/>
          </table:table-cell>
          <table:table-cell table:style-name="ce27" table:formula="of:=IFERROR(INDEX([$'olah data'.$B$4:$'olah data'.$N$39];MATCH([.$A158];[$'olah data'.F$4:$'olah data'.F$39];0);2);&quot;&quot;)">
            <text:p/>
          </table:table-cell>
          <table:table-cell table:style-name="ce27" table:formula="of:=IFERROR(INDEX([$'olah data'.$B$4:$'olah data'.$N$39];MATCH([.$A158];[$'olah data'.G$4:$'olah data'.G$39];0);2);&quot;&quot;)">
            <text:p/>
          </table:table-cell>
          <table:table-cell table:style-name="ce27" table:formula="of:=IFERROR(INDEX([$'olah data'.$B$4:$'olah data'.$N$39];MATCH([.$A158];[$'olah data'.H$4:$'olah data'.H$39];0);2);&quot;&quot;)">
            <text:p/>
          </table:table-cell>
          <table:table-cell table:style-name="ce27" table:formula="of:=IFERROR(INDEX([$'olah data'.$B$4:$'olah data'.$N$39];MATCH([.$A158];[$'olah data'.I$4:$'olah data'.I$39];0);2);&quot;&quot;)">
            <text:p/>
          </table:table-cell>
          <table:table-cell table:style-name="ce27" table:formula="of:=IFERROR(INDEX([$'olah data'.$B$4:$'olah data'.$N$39];MATCH([.$A158];[$'olah data'.J$4:$'olah data'.J$39];0);2);&quot;&quot;)" office:value-type="string" office:string-value="Transpersonal identification vs. self-differentiation (8 items)" calcext:value-type="string">
            <text:p>Transpersonal identification vs. self-differentiation (8 items)</text:p>
          </table:table-cell>
          <table:table-cell table:style-name="ce27" table:formula="of:=IFERROR(INDEX([$'olah data'.$B$4:$'olah data'.$N$39];MATCH([.$A158];[$'olah data'.K$4:$'olah data'.K$39];0);2);&quot;&quot;)">
            <text:p/>
          </table:table-cell>
          <table:table-cell table:style-name="ce27" table:formula="of:=IFERROR(INDEX([$'olah data'.$B$4:$'olah data'.$N$39];MATCH([.$A158];[$'olah data'.L$4:$'olah data'.L$39];0);2);&quot;&quot;)">
            <text:p/>
          </table:table-cell>
          <table:table-cell table:style-name="ce27" table:formula="of:=IFERROR(INDEX([$'olah data'.$B$4:$'olah data'.$N$39];MATCH([.$A158];[$'olah data'.M$4:$'olah data'.M$39];0);2);&quot;&quot;)">
            <text:p/>
          </table:table-cell>
          <table:table-cell table:style-name="ce27" table:formula="of:=IFERROR(INDEX([$'olah data'.$B$4:$'olah data'.$N$39];MATCH([.$A158];[$'olah data'.N$4:$'olah data'.N$39];0);2);&quot;&quot;)">
            <text:p/>
          </table:table-cell>
          <table:table-cell table:style-name="ce27" table:formula="of:=CONCATENATE([.D158];[.E158];[.F158];[.G158];[.H158];[.I158];[.J158];[.K158];[.L158];[.M158];[.N158])" office:value-type="string" office:string-value="Transpersonal identification vs. self-differentiation (8 items)" calcext:value-type="string">
            <text:p>Transpersonal identification vs. self-differentiation (8 items)</text:p>
          </table:table-cell>
          <table:table-cell table:style-name="ce84" table:formula="of:=[$'View Input'.W27]"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58" calcext:value-type="float">
            <text:p>158</text:p>
          </table:table-cell>
          <table:table-cell table:style-name="ce121" office:value-type="float" office:value="2" calcext:value-type="float">
            <text:p>2</text:p>
          </table:table-cell>
          <table:table-cell table:style-name="ce98" table:formula="of:=IF([.R159]=&quot;&quot;;IF([.Q159]=&quot;R&quot;;VLOOKUP([.P159];[$'olah data'.$R$3:$'olah data'.$S$7];2);[.P159]);IF([.R159]=[.P159];[.P159];[.Q159]))" office:value-type="float" office:value="5" calcext:value-type="float">
            <text:p>5</text:p>
          </table:table-cell>
          <table:table-cell table:style-name="ce27" table:formula="of:=IFERROR(INDEX([$'olah data'.$B$4:$'olah data'.$N$39];MATCH([.$A159];[$'olah data'.D$4:$'olah data'.D$39];0);2);&quot;&quot;)">
            <text:p/>
          </table:table-cell>
          <table:table-cell table:style-name="ce27" table:formula="of:=IFERROR(INDEX([$'olah data'.$B$4:$'olah data'.$N$39];MATCH([.$A159];[$'olah data'.E$4:$'olah data'.E$39];0);2);&quot;&quot;)">
            <text:p/>
          </table:table-cell>
          <table:table-cell table:style-name="ce27" table:formula="of:=IFERROR(INDEX([$'olah data'.$B$4:$'olah data'.$N$39];MATCH([.$A159];[$'olah data'.F$4:$'olah data'.F$39];0);2);&quot;&quot;)">
            <text:p/>
          </table:table-cell>
          <table:table-cell table:style-name="ce27" table:formula="of:=IFERROR(INDEX([$'olah data'.$B$4:$'olah data'.$N$39];MATCH([.$A159];[$'olah data'.G$4:$'olah data'.G$39];0);2);&quot;&quot;)">
            <text:p/>
          </table:table-cell>
          <table:table-cell table:style-name="ce27" table:formula="of:=IFERROR(INDEX([$'olah data'.$B$4:$'olah data'.$N$39];MATCH([.$A159];[$'olah data'.H$4:$'olah data'.H$39];0);2);&quot;&quot;)" office:value-type="string" office:string-value="Perfectionist vs pragmatist (8 items)" calcext:value-type="string">
            <text:p>Perfectionist vs pragmatist (8 items)</text:p>
          </table:table-cell>
          <table:table-cell table:style-name="ce27" table:formula="of:=IFERROR(INDEX([$'olah data'.$B$4:$'olah data'.$N$39];MATCH([.$A159];[$'olah data'.I$4:$'olah data'.I$39];0);2);&quot;&quot;)">
            <text:p/>
          </table:table-cell>
          <table:table-cell table:style-name="ce27" table:formula="of:=IFERROR(INDEX([$'olah data'.$B$4:$'olah data'.$N$39];MATCH([.$A159];[$'olah data'.J$4:$'olah data'.J$39];0);2);&quot;&quot;)">
            <text:p/>
          </table:table-cell>
          <table:table-cell table:style-name="ce27" table:formula="of:=IFERROR(INDEX([$'olah data'.$B$4:$'olah data'.$N$39];MATCH([.$A159];[$'olah data'.K$4:$'olah data'.K$39];0);2);&quot;&quot;)">
            <text:p/>
          </table:table-cell>
          <table:table-cell table:style-name="ce27" table:formula="of:=IFERROR(INDEX([$'olah data'.$B$4:$'olah data'.$N$39];MATCH([.$A159];[$'olah data'.L$4:$'olah data'.L$39];0);2);&quot;&quot;)">
            <text:p/>
          </table:table-cell>
          <table:table-cell table:style-name="ce27" table:formula="of:=IFERROR(INDEX([$'olah data'.$B$4:$'olah data'.$N$39];MATCH([.$A159];[$'olah data'.M$4:$'olah data'.M$39];0);2);&quot;&quot;)">
            <text:p/>
          </table:table-cell>
          <table:table-cell table:style-name="ce27" table:formula="of:=IFERROR(INDEX([$'olah data'.$B$4:$'olah data'.$N$39];MATCH([.$A159];[$'olah data'.N$4:$'olah data'.N$39];0);2);&quot;&quot;)">
            <text:p/>
          </table:table-cell>
          <table:table-cell table:style-name="ce27" table:formula="of:=CONCATENATE([.D159];[.E159];[.F159];[.G159];[.H159];[.I159];[.J159];[.K159];[.L159];[.M159];[.N159])" office:value-type="string" office:string-value="Perfectionist vs pragmatist (8 items)" calcext:value-type="string">
            <text:p>Perfectionist vs pragmatist (8 items)</text:p>
          </table:table-cell>
          <table:table-cell table:style-name="ce84" table:formula="of:=[$'View Input'.W28]"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59" calcext:value-type="float">
            <text:p>159</text:p>
          </table:table-cell>
          <table:table-cell table:style-name="ce121" office:value-type="float" office:value="1" calcext:value-type="float">
            <text:p>1</text:p>
          </table:table-cell>
          <table:table-cell table:style-name="ce98" table:formula="of:=IF([.R160]=&quot;&quot;;IF([.Q160]=&quot;R&quot;;VLOOKUP([.P160];[$'olah data'.$R$3:$'olah data'.$S$7];2);[.P160]);IF([.R160]=[.P160];[.P160];[.Q160]))" office:value-type="float" office:value="2" calcext:value-type="float">
            <text:p>2</text:p>
          </table:table-cell>
          <table:table-cell table:style-name="ce27" table:formula="of:=IFERROR(INDEX([$'olah data'.$B$4:$'olah data'.$N$39];MATCH([.$A160];[$'olah data'.D$4:$'olah data'.D$39];0);2);&quot;&quot;)">
            <text:p/>
          </table:table-cell>
          <table:table-cell table:style-name="ce27" table:formula="of:=IFERROR(INDEX([$'olah data'.$B$4:$'olah data'.$N$39];MATCH([.$A160];[$'olah data'.E$4:$'olah data'.E$39];0);2);&quot;&quot;)">
            <text:p/>
          </table:table-cell>
          <table:table-cell table:style-name="ce27" table:formula="of:=IFERROR(INDEX([$'olah data'.$B$4:$'olah data'.$N$39];MATCH([.$A160];[$'olah data'.F$4:$'olah data'.F$39];0);2);&quot;&quot;)">
            <text:p/>
          </table:table-cell>
          <table:table-cell table:style-name="ce27" table:formula="of:=IFERROR(INDEX([$'olah data'.$B$4:$'olah data'.$N$39];MATCH([.$A160];[$'olah data'.G$4:$'olah data'.G$39];0);2);&quot;&quot;)">
            <text:p/>
          </table:table-cell>
          <table:table-cell table:style-name="ce27" table:formula="of:=IFERROR(INDEX([$'olah data'.$B$4:$'olah data'.$N$39];MATCH([.$A160];[$'olah data'.H$4:$'olah data'.H$39];0);2);&quot;&quot;)">
            <text:p/>
          </table:table-cell>
          <table:table-cell table:style-name="ce27" table:formula="of:=IFERROR(INDEX([$'olah data'.$B$4:$'olah data'.$N$39];MATCH([.$A160];[$'olah data'.I$4:$'olah data'.I$39];0);2);&quot;&quot;)" office:value-type="string" office:string-value="Disorderliness v. regimentation (7 items)" calcext:value-type="string">
            <text:p>Disorderliness v. regimentation (7 items)</text:p>
          </table:table-cell>
          <table:table-cell table:style-name="ce27" table:formula="of:=IFERROR(INDEX([$'olah data'.$B$4:$'olah data'.$N$39];MATCH([.$A160];[$'olah data'.J$4:$'olah data'.J$39];0);2);&quot;&quot;)">
            <text:p/>
          </table:table-cell>
          <table:table-cell table:style-name="ce27" table:formula="of:=IFERROR(INDEX([$'olah data'.$B$4:$'olah data'.$N$39];MATCH([.$A160];[$'olah data'.K$4:$'olah data'.K$39];0);2);&quot;&quot;)">
            <text:p/>
          </table:table-cell>
          <table:table-cell table:style-name="ce27" table:formula="of:=IFERROR(INDEX([$'olah data'.$B$4:$'olah data'.$N$39];MATCH([.$A160];[$'olah data'.L$4:$'olah data'.L$39];0);2);&quot;&quot;)">
            <text:p/>
          </table:table-cell>
          <table:table-cell table:style-name="ce27" table:formula="of:=IFERROR(INDEX([$'olah data'.$B$4:$'olah data'.$N$39];MATCH([.$A160];[$'olah data'.M$4:$'olah data'.M$39];0);2);&quot;&quot;)">
            <text:p/>
          </table:table-cell>
          <table:table-cell table:style-name="ce27" table:formula="of:=IFERROR(INDEX([$'olah data'.$B$4:$'olah data'.$N$39];MATCH([.$A160];[$'olah data'.N$4:$'olah data'.N$39];0);2);&quot;&quot;)">
            <text:p/>
          </table:table-cell>
          <table:table-cell table:style-name="ce27" table:formula="of:=CONCATENATE([.D160];[.E160];[.F160];[.G160];[.H160];[.I160];[.J160];[.K160];[.L160];[.M160];[.N160])" office:value-type="string" office:string-value="Disorderliness v. regimentation (7 items)" calcext:value-type="string">
            <text:p>Disorderliness v. regimentation (7 items)</text:p>
          </table:table-cell>
          <table:table-cell table:style-name="ce84" table:formula="of:=[$'View Input'.W29]" office:value-type="float" office:value="4" calcext:value-type="float">
            <text:p>4</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60" calcext:value-type="float">
            <text:p>160</text:p>
          </table:table-cell>
          <table:table-cell table:style-name="ce121" office:value-type="float" office:value="4" calcext:value-type="float">
            <text:p>4</text:p>
          </table:table-cell>
          <table:table-cell table:style-name="ce98" table:formula="of:=IF([.R161]=&quot;&quot;;IF([.Q161]=&quot;R&quot;;VLOOKUP([.P161];[$'olah data'.$R$3:$'olah data'.$S$7];2);[.P161]);IF([.R161]=[.P161];[.P161];[.Q161]))" office:value-type="float" office:value="4" calcext:value-type="float">
            <text:p>4</text:p>
          </table:table-cell>
          <table:table-cell table:style-name="ce27" table:formula="of:=IFERROR(INDEX([$'olah data'.$B$4:$'olah data'.$N$39];MATCH([.$A161];[$'olah data'.D$4:$'olah data'.D$39];0);2);&quot;&quot;)">
            <text:p/>
          </table:table-cell>
          <table:table-cell table:style-name="ce27" table:formula="of:=IFERROR(INDEX([$'olah data'.$B$4:$'olah data'.$N$39];MATCH([.$A161];[$'olah data'.E$4:$'olah data'.E$39];0);2);&quot;&quot;)" office:value-type="string" office:string-value="Enlightened second nature (11 items)" calcext:value-type="string">
            <text:p>Enlightened second nature (11 items)</text:p>
          </table:table-cell>
          <table:table-cell table:style-name="ce27" table:formula="of:=IFERROR(INDEX([$'olah data'.$B$4:$'olah data'.$N$39];MATCH([.$A161];[$'olah data'.F$4:$'olah data'.F$39];0);2);&quot;&quot;)">
            <text:p/>
          </table:table-cell>
          <table:table-cell table:style-name="ce27" table:formula="of:=IFERROR(INDEX([$'olah data'.$B$4:$'olah data'.$N$39];MATCH([.$A161];[$'olah data'.G$4:$'olah data'.G$39];0);2);&quot;&quot;)">
            <text:p/>
          </table:table-cell>
          <table:table-cell table:style-name="ce27" table:formula="of:=IFERROR(INDEX([$'olah data'.$B$4:$'olah data'.$N$39];MATCH([.$A161];[$'olah data'.H$4:$'olah data'.H$39];0);2);&quot;&quot;)">
            <text:p/>
          </table:table-cell>
          <table:table-cell table:style-name="ce27" table:formula="of:=IFERROR(INDEX([$'olah data'.$B$4:$'olah data'.$N$39];MATCH([.$A161];[$'olah data'.I$4:$'olah data'.I$39];0);2);&quot;&quot;)">
            <text:p/>
          </table:table-cell>
          <table:table-cell table:style-name="ce27" table:formula="of:=IFERROR(INDEX([$'olah data'.$B$4:$'olah data'.$N$39];MATCH([.$A161];[$'olah data'.J$4:$'olah data'.J$39];0);2);&quot;&quot;)">
            <text:p/>
          </table:table-cell>
          <table:table-cell table:style-name="ce27" table:formula="of:=IFERROR(INDEX([$'olah data'.$B$4:$'olah data'.$N$39];MATCH([.$A161];[$'olah data'.K$4:$'olah data'.K$39];0);2);&quot;&quot;)">
            <text:p/>
          </table:table-cell>
          <table:table-cell table:style-name="ce27" table:formula="of:=IFERROR(INDEX([$'olah data'.$B$4:$'olah data'.$N$39];MATCH([.$A161];[$'olah data'.L$4:$'olah data'.L$39];0);2);&quot;&quot;)">
            <text:p/>
          </table:table-cell>
          <table:table-cell table:style-name="ce27" table:formula="of:=IFERROR(INDEX([$'olah data'.$B$4:$'olah data'.$N$39];MATCH([.$A161];[$'olah data'.M$4:$'olah data'.M$39];0);2);&quot;&quot;)">
            <text:p/>
          </table:table-cell>
          <table:table-cell table:style-name="ce27" table:formula="of:=IFERROR(INDEX([$'olah data'.$B$4:$'olah data'.$N$39];MATCH([.$A161];[$'olah data'.N$4:$'olah data'.N$39];0);2);&quot;&quot;)">
            <text:p/>
          </table:table-cell>
          <table:table-cell table:style-name="ce27" table:formula="of:=CONCATENATE([.D161];[.E161];[.F161];[.G161];[.H161];[.I161];[.J161];[.K161];[.L161];[.M161];[.N161])" office:value-type="string" office:string-value="Enlightened second nature (11 items)" calcext:value-type="string">
            <text:p>Enlightened second nature (11 items)</text:p>
          </table:table-cell>
          <table:table-cell table:style-name="ce84" table:formula="of:=[$'View Input'.W30]"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161" calcext:value-type="float">
            <text:p>161</text:p>
          </table:table-cell>
          <table:table-cell table:style-name="ce121" office:value-type="float" office:value="4" calcext:value-type="float">
            <text:p>4</text:p>
          </table:table-cell>
          <table:table-cell table:style-name="ce98" table:formula="of:=IF([.R162]=&quot;&quot;;IF([.Q162]=&quot;R&quot;;VLOOKUP([.P162];[$'olah data'.$R$3:$'olah data'.$S$7];2);[.P162]);IF([.R162]=[.P162];[.P162];[.Q162]))" office:value-type="float" office:value="4" calcext:value-type="float">
            <text:p>4</text:p>
          </table:table-cell>
          <table:table-cell table:style-name="ce27" table:formula="of:=IFERROR(INDEX([$'olah data'.$B$4:$'olah data'.$N$39];MATCH([.$A162];[$'olah data'.D$4:$'olah data'.D$39];0);2);&quot;&quot;)">
            <text:p/>
          </table:table-cell>
          <table:table-cell table:style-name="ce27" table:formula="of:=IFERROR(INDEX([$'olah data'.$B$4:$'olah data'.$N$39];MATCH([.$A162];[$'olah data'.E$4:$'olah data'.E$39];0);2);&quot;&quot;)">
            <text:p/>
          </table:table-cell>
          <table:table-cell table:style-name="ce27" table:formula="of:=IFERROR(INDEX([$'olah data'.$B$4:$'olah data'.$N$39];MATCH([.$A162];[$'olah data'.F$4:$'olah data'.F$39];0);2);&quot;&quot;)">
            <text:p/>
          </table:table-cell>
          <table:table-cell table:style-name="ce27" table:formula="of:=IFERROR(INDEX([$'olah data'.$B$4:$'olah data'.$N$39];MATCH([.$A162];[$'olah data'.G$4:$'olah data'.G$39];0);2);&quot;&quot;)">
            <text:p/>
          </table:table-cell>
          <table:table-cell table:style-name="ce27" table:formula="of:=IFERROR(INDEX([$'olah data'.$B$4:$'olah data'.$N$39];MATCH([.$A162];[$'olah data'.H$4:$'olah data'.H$39];0);2);&quot;&quot;)">
            <text:p/>
          </table:table-cell>
          <table:table-cell table:style-name="ce27" table:formula="of:=IFERROR(INDEX([$'olah data'.$B$4:$'olah data'.$N$39];MATCH([.$A162];[$'olah data'.I$4:$'olah data'.I$39];0);2);&quot;&quot;)">
            <text:p/>
          </table:table-cell>
          <table:table-cell table:style-name="ce27" table:formula="of:=IFERROR(INDEX([$'olah data'.$B$4:$'olah data'.$N$39];MATCH([.$A162];[$'olah data'.J$4:$'olah data'.J$39];0);2);&quot;&quot;)">
            <text:p/>
          </table:table-cell>
          <table:table-cell table:style-name="ce27" table:formula="of:=IFERROR(INDEX([$'olah data'.$B$4:$'olah data'.$N$39];MATCH([.$A162];[$'olah data'.K$4:$'olah data'.K$39];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olah data'.$N$39];MATCH([.$A162];[$'olah data'.L$4:$'olah data'.L$39];0);2);&quot;&quot;)">
            <text:p/>
          </table:table-cell>
          <table:table-cell table:style-name="ce27" table:formula="of:=IFERROR(INDEX([$'olah data'.$B$4:$'olah data'.$N$39];MATCH([.$A162];[$'olah data'.M$4:$'olah data'.M$39];0);2);&quot;&quot;)">
            <text:p/>
          </table:table-cell>
          <table:table-cell table:style-name="ce27" table:formula="of:=IFERROR(INDEX([$'olah data'.$B$4:$'olah data'.$N$39];MATCH([.$A162];[$'olah data'.N$4:$'olah data'.N$39];0);2);&quot;&quot;)">
            <text:p/>
          </table:table-cell>
          <table:table-cell table:style-name="ce27" table:formula="of:=CONCATENATE([.D162];[.E162];[.F162];[.G162];[.H162];[.I162];[.J162];[.K162];[.L162];[.M162];[.N162])" office:value-type="string" office:string-value="Anticipatory worry &amp; pessimismv. uninhibited optimism (11 items)" calcext:value-type="string">
            <text:p>Anticipatory worry &amp; pessimismv. uninhibited optimism (11 items)</text:p>
          </table:table-cell>
          <table:table-cell table:style-name="ce84" table:formula="of:=[$'View Input'.Z11]" office:value-type="float" office:value="2" calcext:value-type="float">
            <text:p>2</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62" calcext:value-type="float">
            <text:p>162</text:p>
          </table:table-cell>
          <table:table-cell table:style-name="ce121" office:value-type="float" office:value="5" calcext:value-type="float">
            <text:p>5</text:p>
          </table:table-cell>
          <table:table-cell table:style-name="ce98" table:formula="of:=IF([.R163]=&quot;&quot;;IF([.Q163]=&quot;R&quot;;VLOOKUP([.P163];[$'olah data'.$R$3:$'olah data'.$S$7];2);[.P163]);IF([.R163]=[.P163];[.P163];[.Q163]))" office:value-type="float" office:value="5" calcext:value-type="float">
            <text:p>5</text:p>
          </table:table-cell>
          <table:table-cell table:style-name="ce27" table:formula="of:=IFERROR(INDEX([$'olah data'.$B$4:$'olah data'.$N$39];MATCH([.$A163];[$'olah data'.D$4:$'olah data'.D$39];0);2);&quot;&quot;)">
            <text:p/>
          </table:table-cell>
          <table:table-cell table:style-name="ce27" table:formula="of:=IFERROR(INDEX([$'olah data'.$B$4:$'olah data'.$N$39];MATCH([.$A163];[$'olah data'.E$4:$'olah data'.E$39];0);2);&quot;&quot;)">
            <text:p/>
          </table:table-cell>
          <table:table-cell table:style-name="ce27" table:formula="of:=IFERROR(INDEX([$'olah data'.$B$4:$'olah data'.$N$39];MATCH([.$A163];[$'olah data'.F$4:$'olah data'.F$39];0);2);&quot;&quot;)">
            <text:p/>
          </table:table-cell>
          <table:table-cell table:style-name="ce27" table:formula="of:=IFERROR(INDEX([$'olah data'.$B$4:$'olah data'.$N$39];MATCH([.$A163];[$'olah data'.G$4:$'olah data'.G$39];0);2);&quot;&quot;)" office:value-type="string" office:string-value="Openness to warm communication vs aloofness (10 items)" calcext:value-type="string">
            <text:p>Openness to warm communication vs aloofness (10 items)</text:p>
          </table:table-cell>
          <table:table-cell table:style-name="ce27" table:formula="of:=IFERROR(INDEX([$'olah data'.$B$4:$'olah data'.$N$39];MATCH([.$A163];[$'olah data'.H$4:$'olah data'.H$39];0);2);&quot;&quot;)">
            <text:p/>
          </table:table-cell>
          <table:table-cell table:style-name="ce27" table:formula="of:=IFERROR(INDEX([$'olah data'.$B$4:$'olah data'.$N$39];MATCH([.$A163];[$'olah data'.I$4:$'olah data'.I$39];0);2);&quot;&quot;)">
            <text:p/>
          </table:table-cell>
          <table:table-cell table:style-name="ce27" table:formula="of:=IFERROR(INDEX([$'olah data'.$B$4:$'olah data'.$N$39];MATCH([.$A163];[$'olah data'.J$4:$'olah data'.J$39];0);2);&quot;&quot;)">
            <text:p/>
          </table:table-cell>
          <table:table-cell table:style-name="ce27" table:formula="of:=IFERROR(INDEX([$'olah data'.$B$4:$'olah data'.$N$39];MATCH([.$A163];[$'olah data'.K$4:$'olah data'.K$39];0);2);&quot;&quot;)">
            <text:p/>
          </table:table-cell>
          <table:table-cell table:style-name="ce27" table:formula="of:=IFERROR(INDEX([$'olah data'.$B$4:$'olah data'.$N$39];MATCH([.$A163];[$'olah data'.L$4:$'olah data'.L$39];0);2);&quot;&quot;)">
            <text:p/>
          </table:table-cell>
          <table:table-cell table:style-name="ce27" table:formula="of:=IFERROR(INDEX([$'olah data'.$B$4:$'olah data'.$N$39];MATCH([.$A163];[$'olah data'.M$4:$'olah data'.M$39];0);2);&quot;&quot;)">
            <text:p/>
          </table:table-cell>
          <table:table-cell table:style-name="ce27" table:formula="of:=IFERROR(INDEX([$'olah data'.$B$4:$'olah data'.$N$39];MATCH([.$A163];[$'olah data'.N$4:$'olah data'.N$39];0);2);&quot;&quot;)">
            <text:p/>
          </table:table-cell>
          <table:table-cell table:style-name="ce27" table:formula="of:=CONCATENATE([.D163];[.E163];[.F163];[.G163];[.H163];[.I163];[.J163];[.K163];[.L163];[.M163];[.N163])" office:value-type="string" office:string-value="Openness to warm communication vs aloofness (10 items)" calcext:value-type="string">
            <text:p>Openness to warm communication vs aloofness (10 items)</text:p>
          </table:table-cell>
          <table:table-cell table:style-name="ce84" table:formula="of:=[$'View Input'.Z12]"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63" calcext:value-type="float">
            <text:p>163</text:p>
          </table:table-cell>
          <table:table-cell table:style-name="ce121" office:value-type="float" office:value="1" calcext:value-type="float">
            <text:p>1</text:p>
          </table:table-cell>
          <table:table-cell table:style-name="ce98" table:formula="of:=IF([.R164]=&quot;&quot;;IF([.Q164]=&quot;R&quot;;VLOOKUP([.P164];[$'olah data'.$R$3:$'olah data'.$S$7];2);[.P164]);IF([.R164]=[.P164];[.P164];[.Q164]))" office:value-type="float" office:value="3" calcext:value-type="float">
            <text:p>3</text:p>
          </table:table-cell>
          <table:table-cell table:style-name="ce27" table:formula="of:=IFERROR(INDEX([$'olah data'.$B$4:$'olah data'.$N$39];MATCH([.$A164];[$'olah data'.D$4:$'olah data'.D$39];0);2);&quot;&quot;)">
            <text:p/>
          </table:table-cell>
          <table:table-cell table:style-name="ce27" table:formula="of:=IFERROR(INDEX([$'olah data'.$B$4:$'olah data'.$N$39];MATCH([.$A164];[$'olah data'.E$4:$'olah data'.E$39];0);2);&quot;&quot;)">
            <text:p/>
          </table:table-cell>
          <table:table-cell table:style-name="ce27" table:formula="of:=IFERROR(INDEX([$'olah data'.$B$4:$'olah data'.$N$39];MATCH([.$A164];[$'olah data'.F$4:$'olah data'.F$39];0);2);&quot;&quot;)">
            <text:p/>
          </table:table-cell>
          <table:table-cell table:style-name="ce27" table:formula="of:=IFERROR(INDEX([$'olah data'.$B$4:$'olah data'.$N$39];MATCH([.$A164];[$'olah data'.G$4:$'olah data'.G$39];0);2);&quot;&quot;)">
            <text:p/>
          </table:table-cell>
          <table:table-cell table:style-name="ce27" table:formula="of:=IFERROR(INDEX([$'olah data'.$B$4:$'olah data'.$N$39];MATCH([.$A164];[$'olah data'.H$4:$'olah data'.H$39];0);2);&quot;&quot;)" office:value-type="string" office:string-value="Work hardened vs spoiled (8 items)" calcext:value-type="string">
            <text:p>Work hardened vs spoiled (8 items)</text:p>
          </table:table-cell>
          <table:table-cell table:style-name="ce27" table:formula="of:=IFERROR(INDEX([$'olah data'.$B$4:$'olah data'.$N$39];MATCH([.$A164];[$'olah data'.I$4:$'olah data'.I$39];0);2);&quot;&quot;)">
            <text:p/>
          </table:table-cell>
          <table:table-cell table:style-name="ce27" table:formula="of:=IFERROR(INDEX([$'olah data'.$B$4:$'olah data'.$N$39];MATCH([.$A164];[$'olah data'.J$4:$'olah data'.J$39];0);2);&quot;&quot;)">
            <text:p/>
          </table:table-cell>
          <table:table-cell table:style-name="ce27" table:formula="of:=IFERROR(INDEX([$'olah data'.$B$4:$'olah data'.$N$39];MATCH([.$A164];[$'olah data'.K$4:$'olah data'.K$39];0);2);&quot;&quot;)">
            <text:p/>
          </table:table-cell>
          <table:table-cell table:style-name="ce27" table:formula="of:=IFERROR(INDEX([$'olah data'.$B$4:$'olah data'.$N$39];MATCH([.$A164];[$'olah data'.L$4:$'olah data'.L$39];0);2);&quot;&quot;)">
            <text:p/>
          </table:table-cell>
          <table:table-cell table:style-name="ce27" table:formula="of:=IFERROR(INDEX([$'olah data'.$B$4:$'olah data'.$N$39];MATCH([.$A164];[$'olah data'.M$4:$'olah data'.M$39];0);2);&quot;&quot;)">
            <text:p/>
          </table:table-cell>
          <table:table-cell table:style-name="ce27" table:formula="of:=IFERROR(INDEX([$'olah data'.$B$4:$'olah data'.$N$39];MATCH([.$A164];[$'olah data'.N$4:$'olah data'.N$39];0);2);&quot;&quot;)">
            <text:p/>
          </table:table-cell>
          <table:table-cell table:style-name="ce27" table:formula="of:=CONCATENATE([.D164];[.E164];[.F164];[.G164];[.H164];[.I164];[.J164];[.K164];[.L164];[.M164];[.N164])" office:value-type="string" office:string-value="Work hardened vs spoiled (8 items)" calcext:value-type="string">
            <text:p>Work hardened vs spoiled (8 items)</text:p>
          </table:table-cell>
          <table:table-cell table:style-name="ce84" table:formula="of:=[$'View Input'.Z13]" office:value-type="float" office:value="3" calcext:value-type="float">
            <text:p>3</text:p>
          </table:table-cell>
          <table:table-cell table:style-name="ce46" table:number-columns-repeated="2"/>
          <table:table-cell table:style-name="ce123"/>
          <table:table-cell table:number-columns-repeated="1005"/>
        </table:table-row>
        <table:table-row table:style-name="ro3">
          <table:table-cell table:style-name="ce29" office:value-type="float" office:value="164" calcext:value-type="float">
            <text:p>164</text:p>
          </table:table-cell>
          <table:table-cell table:style-name="ce121" office:value-type="float" office:value="1" calcext:value-type="float">
            <text:p>1</text:p>
          </table:table-cell>
          <table:table-cell table:style-name="ce98" table:formula="of:=IF([.R165]=&quot;&quot;;IF([.Q165]=&quot;R&quot;;VLOOKUP([.P165];[$'olah data'.$R$3:$'olah data'.$S$7];2);[.P165]);IF([.R165]=[.P165];[.P165];[.Q165]))" office:value-type="float" office:value="1" calcext:value-type="float">
            <text:p>1</text:p>
          </table:table-cell>
          <table:table-cell table:style-name="ce27" table:formula="of:=IFERROR(INDEX([$'olah data'.$B$4:$'olah data'.$N$39];MATCH([.$A165];[$'olah data'.D$4:$'olah data'.D$39];0);2);&quot;&quot;)">
            <text:p/>
          </table:table-cell>
          <table:table-cell table:style-name="ce27" table:formula="of:=IFERROR(INDEX([$'olah data'.$B$4:$'olah data'.$N$39];MATCH([.$A165];[$'olah data'.E$4:$'olah data'.E$39];0);2);&quot;&quot;)" office:value-type="string" office:string-value="Pure-hearted conscience vs. self-serving advantage (8 items)" calcext:value-type="string">
            <text:p>Pure-hearted conscience vs. self-serving advantage (8 items)</text:p>
          </table:table-cell>
          <table:table-cell table:style-name="ce27" table:formula="of:=IFERROR(INDEX([$'olah data'.$B$4:$'olah data'.$N$39];MATCH([.$A165];[$'olah data'.F$4:$'olah data'.F$39];0);2);&quot;&quot;)">
            <text:p/>
          </table:table-cell>
          <table:table-cell table:style-name="ce27" table:formula="of:=IFERROR(INDEX([$'olah data'.$B$4:$'olah data'.$N$39];MATCH([.$A165];[$'olah data'.G$4:$'olah data'.G$39];0);2);&quot;&quot;)">
            <text:p/>
          </table:table-cell>
          <table:table-cell table:style-name="ce27" table:formula="of:=IFERROR(INDEX([$'olah data'.$B$4:$'olah data'.$N$39];MATCH([.$A165];[$'olah data'.H$4:$'olah data'.H$39];0);2);&quot;&quot;)">
            <text:p/>
          </table:table-cell>
          <table:table-cell table:style-name="ce27" table:formula="of:=IFERROR(INDEX([$'olah data'.$B$4:$'olah data'.$N$39];MATCH([.$A165];[$'olah data'.I$4:$'olah data'.I$39];0);2);&quot;&quot;)">
            <text:p/>
          </table:table-cell>
          <table:table-cell table:style-name="ce27" table:formula="of:=IFERROR(INDEX([$'olah data'.$B$4:$'olah data'.$N$39];MATCH([.$A165];[$'olah data'.J$4:$'olah data'.J$39];0);2);&quot;&quot;)">
            <text:p/>
          </table:table-cell>
          <table:table-cell table:style-name="ce27" table:formula="of:=IFERROR(INDEX([$'olah data'.$B$4:$'olah data'.$N$39];MATCH([.$A165];[$'olah data'.K$4:$'olah data'.K$39];0);2);&quot;&quot;)">
            <text:p/>
          </table:table-cell>
          <table:table-cell table:style-name="ce27" table:formula="of:=IFERROR(INDEX([$'olah data'.$B$4:$'olah data'.$N$39];MATCH([.$A165];[$'olah data'.L$4:$'olah data'.L$39];0);2);&quot;&quot;)">
            <text:p/>
          </table:table-cell>
          <table:table-cell table:style-name="ce27" table:formula="of:=IFERROR(INDEX([$'olah data'.$B$4:$'olah data'.$N$39];MATCH([.$A165];[$'olah data'.M$4:$'olah data'.M$39];0);2);&quot;&quot;)">
            <text:p/>
          </table:table-cell>
          <table:table-cell table:style-name="ce27" table:formula="of:=IFERROR(INDEX([$'olah data'.$B$4:$'olah data'.$N$39];MATCH([.$A165];[$'olah data'.N$4:$'olah data'.N$39];0);2);&quot;&quot;)">
            <text:p/>
          </table:table-cell>
          <table:table-cell table:style-name="ce27" table:formula="of:=CONCATENATE([.D165];[.E165];[.F165];[.G165];[.H165];[.I165];[.J165];[.K165];[.L165];[.M165];[.N165])" office:value-type="string" office:string-value="Pure-hearted conscience vs. self-serving advantage (8 items)" calcext:value-type="string">
            <text:p>Pure-hearted conscience vs. self-serving advantage (8 items)</text:p>
          </table:table-cell>
          <table:table-cell table:style-name="ce84" table:formula="of:=[$'View Input'.Z14]"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65" calcext:value-type="float">
            <text:p>165</text:p>
          </table:table-cell>
          <table:table-cell table:style-name="ce121" office:value-type="float" office:value="5" calcext:value-type="float">
            <text:p>5</text:p>
          </table:table-cell>
          <table:table-cell table:style-name="ce98" table:formula="of:=IF([.R166]=&quot;&quot;;IF([.Q166]=&quot;R&quot;;VLOOKUP([.P166];[$'olah data'.$R$3:$'olah data'.$S$7];2);[.P166]);IF([.R166]=[.P166];[.P166];[.Q166]))" office:value-type="float" office:value="1" calcext:value-type="float">
            <text:p>1</text:p>
          </table:table-cell>
          <table:table-cell table:style-name="ce27" table:formula="of:=IFERROR(INDEX([$'olah data'.$B$4:$'olah data'.$N$39];MATCH([.$A166];[$'olah data'.D$4:$'olah data'.D$39];0);2);&quot;&quot;)">
            <text:p/>
          </table:table-cell>
          <table:table-cell table:style-name="ce27" table:formula="of:=IFERROR(INDEX([$'olah data'.$B$4:$'olah data'.$N$39];MATCH([.$A166];[$'olah data'.E$4:$'olah data'.E$39];0);2);&quot;&quot;)">
            <text:p/>
          </table:table-cell>
          <table:table-cell table:style-name="ce27" table:formula="of:=IFERROR(INDEX([$'olah data'.$B$4:$'olah data'.$N$39];MATCH([.$A166];[$'olah data'.F$4:$'olah data'.F$39];0);2);&quot;&quot;)">
            <text:p/>
          </table:table-cell>
          <table:table-cell table:style-name="ce27" table:formula="of:=IFERROR(INDEX([$'olah data'.$B$4:$'olah data'.$N$39];MATCH([.$A166];[$'olah data'.G$4:$'olah data'.G$39];0);2);&quot;&quot;)">
            <text:p/>
          </table:table-cell>
          <table:table-cell table:style-name="ce27" table:formula="of:=IFERROR(INDEX([$'olah data'.$B$4:$'olah data'.$N$39];MATCH([.$A166];[$'olah data'.H$4:$'olah data'.H$39];0);2);&quot;&quot;)">
            <text:p/>
          </table:table-cell>
          <table:table-cell table:style-name="ce27" table:formula="of:=IFERROR(INDEX([$'olah data'.$B$4:$'olah data'.$N$39];MATCH([.$A166];[$'olah data'.I$4:$'olah data'.I$39];0);2);&quot;&quot;)">
            <text:p/>
          </table:table-cell>
          <table:table-cell table:style-name="ce27" table:formula="of:=IFERROR(INDEX([$'olah data'.$B$4:$'olah data'.$N$39];MATCH([.$A166];[$'olah data'.J$4:$'olah data'.J$39];0);2);&quot;&quot;)">
            <text:p/>
          </table:table-cell>
          <table:table-cell table:style-name="ce27" table:formula="of:=IFERROR(INDEX([$'olah data'.$B$4:$'olah data'.$N$39];MATCH([.$A166];[$'olah data'.K$4:$'olah data'.K$39];0);2);&quot;&quot;)" office:value-type="string" office:string-value="Exploratory excitability v. stoic rigidity (10 items)" calcext:value-type="string">
            <text:p>Exploratory excitability v. stoic rigidity (10 items)</text:p>
          </table:table-cell>
          <table:table-cell table:style-name="ce27" table:formula="of:=IFERROR(INDEX([$'olah data'.$B$4:$'olah data'.$N$39];MATCH([.$A166];[$'olah data'.L$4:$'olah data'.L$39];0);2);&quot;&quot;)">
            <text:p/>
          </table:table-cell>
          <table:table-cell table:style-name="ce27" table:formula="of:=IFERROR(INDEX([$'olah data'.$B$4:$'olah data'.$N$39];MATCH([.$A166];[$'olah data'.M$4:$'olah data'.M$39];0);2);&quot;&quot;)">
            <text:p/>
          </table:table-cell>
          <table:table-cell table:style-name="ce27" table:formula="of:=IFERROR(INDEX([$'olah data'.$B$4:$'olah data'.$N$39];MATCH([.$A166];[$'olah data'.N$4:$'olah data'.N$39];0);2);&quot;&quot;)">
            <text:p/>
          </table:table-cell>
          <table:table-cell table:style-name="ce27" table:formula="of:=CONCATENATE([.D166];[.E166];[.F166];[.G166];[.H166];[.I166];[.J166];[.K166];[.L166];[.M166];[.N166])" office:value-type="string" office:string-value="Exploratory excitability v. stoic rigidity (10 items)" calcext:value-type="string">
            <text:p>Exploratory excitability v. stoic rigidity (10 items)</text:p>
          </table:table-cell>
          <table:table-cell table:style-name="ce84" table:formula="of:=[$'View Input'.Z15]"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66" calcext:value-type="float">
            <text:p>166</text:p>
          </table:table-cell>
          <table:table-cell table:style-name="ce121" office:value-type="float" office:value="4" calcext:value-type="float">
            <text:p>4</text:p>
          </table:table-cell>
          <table:table-cell table:style-name="ce98" table:formula="of:=IF([.R167]=&quot;&quot;;IF([.Q167]=&quot;R&quot;;VLOOKUP([.P167];[$'olah data'.$R$3:$'olah data'.$S$7];2);[.P167]);IF([.R167]=[.P167];[.P167];[.Q167]))" office:value-type="float" office:value="1" calcext:value-type="float">
            <text:p>1</text:p>
          </table:table-cell>
          <table:table-cell table:style-name="ce27" table:formula="of:=IFERROR(INDEX([$'olah data'.$B$4:$'olah data'.$N$39];MATCH([.$A167];[$'olah data'.D$4:$'olah data'.D$39];0);2);&quot;&quot;)">
            <text:p/>
          </table:table-cell>
          <table:table-cell table:style-name="ce27" table:formula="of:=IFERROR(INDEX([$'olah data'.$B$4:$'olah data'.$N$39];MATCH([.$A167];[$'olah data'.E$4:$'olah data'.E$39];0);2);&quot;&quot;)">
            <text:p/>
          </table:table-cell>
          <table:table-cell table:style-name="ce27" table:formula="of:=IFERROR(INDEX([$'olah data'.$B$4:$'olah data'.$N$39];MATCH([.$A167];[$'olah data'.F$4:$'olah data'.F$39];0);2);&quot;&quot;)">
            <text:p/>
          </table:table-cell>
          <table:table-cell table:style-name="ce27" table:formula="of:=IFERROR(INDEX([$'olah data'.$B$4:$'olah data'.$N$39];MATCH([.$A167];[$'olah data'.G$4:$'olah data'.G$39];0);2);&quot;&quot;)">
            <text:p/>
          </table:table-cell>
          <table:table-cell table:style-name="ce27" table:formula="of:=IFERROR(INDEX([$'olah data'.$B$4:$'olah data'.$N$39];MATCH([.$A167];[$'olah data'.H$4:$'olah data'.H$39];0);2);&quot;&quot;)" office:value-type="string" office:string-value="Openness to warm communication vs aloofness (10 items)" calcext:value-type="string">
            <text:p>Openness to warm communication vs aloofness (10 items)</text:p>
          </table:table-cell>
          <table:table-cell table:style-name="ce27" table:formula="of:=IFERROR(INDEX([$'olah data'.$B$4:$'olah data'.$N$39];MATCH([.$A167];[$'olah data'.I$4:$'olah data'.I$39];0);2);&quot;&quot;)">
            <text:p/>
          </table:table-cell>
          <table:table-cell table:style-name="ce27" table:formula="of:=IFERROR(INDEX([$'olah data'.$B$4:$'olah data'.$N$39];MATCH([.$A167];[$'olah data'.J$4:$'olah data'.J$39];0);2);&quot;&quot;)">
            <text:p/>
          </table:table-cell>
          <table:table-cell table:style-name="ce27" table:formula="of:=IFERROR(INDEX([$'olah data'.$B$4:$'olah data'.$N$39];MATCH([.$A167];[$'olah data'.K$4:$'olah data'.K$39];0);2);&quot;&quot;)">
            <text:p/>
          </table:table-cell>
          <table:table-cell table:style-name="ce27" table:formula="of:=IFERROR(INDEX([$'olah data'.$B$4:$'olah data'.$N$39];MATCH([.$A167];[$'olah data'.L$4:$'olah data'.L$39];0);2);&quot;&quot;)">
            <text:p/>
          </table:table-cell>
          <table:table-cell table:style-name="ce27" table:formula="of:=IFERROR(INDEX([$'olah data'.$B$4:$'olah data'.$N$39];MATCH([.$A167];[$'olah data'.M$4:$'olah data'.M$39];0);2);&quot;&quot;)">
            <text:p/>
          </table:table-cell>
          <table:table-cell table:style-name="ce27" table:formula="of:=IFERROR(INDEX([$'olah data'.$B$4:$'olah data'.$N$39];MATCH([.$A167];[$'olah data'.N$4:$'olah data'.N$39];0);2);&quot;&quot;)">
            <text:p/>
          </table:table-cell>
          <table:table-cell table:style-name="ce27" table:formula="of:=CONCATENATE([.D167];[.E167];[.F167];[.G167];[.H167];[.I167];[.J167];[.K167];[.L167];[.M167];[.N167])" office:value-type="string" office:string-value="Openness to warm communication vs aloofness (10 items)" calcext:value-type="string">
            <text:p>Openness to warm communication vs aloofness (10 items)</text:p>
          </table:table-cell>
          <table:table-cell table:style-name="ce84" table:formula="of:=[$'View Input'.Z16]"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67" calcext:value-type="float">
            <text:p>167</text:p>
          </table:table-cell>
          <table:table-cell table:style-name="ce121" office:value-type="float" office:value="2" calcext:value-type="float">
            <text:p>2</text:p>
          </table:table-cell>
          <table:table-cell table:style-name="ce98" table:formula="of:=IF([.R168]=&quot;&quot;;IF([.Q168]=&quot;R&quot;;VLOOKUP([.P168];[$'olah data'.$R$3:$'olah data'.$S$7];2);[.P168]);IF([.R168]=[.P168];[.P168];[.Q168]))" office:value-type="float" office:value="2" calcext:value-type="float">
            <text:p>2</text:p>
          </table:table-cell>
          <table:table-cell table:style-name="ce27" table:formula="of:=IFERROR(INDEX([$'olah data'.$B$4:$'olah data'.$N$39];MATCH([.$A168];[$'olah data'.D$4:$'olah data'.D$39];0);2);&quot;&quot;)">
            <text:p/>
          </table:table-cell>
          <table:table-cell table:style-name="ce27" table:formula="of:=IFERROR(INDEX([$'olah data'.$B$4:$'olah data'.$N$39];MATCH([.$A168];[$'olah data'.E$4:$'olah data'.E$39];0);2);&quot;&quot;)">
            <text:p/>
          </table:table-cell>
          <table:table-cell table:style-name="ce27" table:formula="of:=IFERROR(INDEX([$'olah data'.$B$4:$'olah data'.$N$39];MATCH([.$A168];[$'olah data'.F$4:$'olah data'.F$39];0);2);&quot;&quot;)">
            <text:p/>
          </table:table-cell>
          <table:table-cell table:style-name="ce27" table:formula="of:=IFERROR(INDEX([$'olah data'.$B$4:$'olah data'.$N$39];MATCH([.$A168];[$'olah data'.G$4:$'olah data'.G$39];0);2);&quot;&quot;)">
            <text:p/>
          </table:table-cell>
          <table:table-cell table:style-name="ce27" table:formula="of:=IFERROR(INDEX([$'olah data'.$B$4:$'olah data'.$N$39];MATCH([.$A168];[$'olah data'.H$4:$'olah data'.H$39];0);2);&quot;&quot;)">
            <text:p/>
          </table:table-cell>
          <table:table-cell table:style-name="ce27" table:formula="of:=IFERROR(INDEX([$'olah data'.$B$4:$'olah data'.$N$39];MATCH([.$A168];[$'olah data'.I$4:$'olah data'.I$39];0);2);&quot;&quot;)">
            <text:p/>
          </table:table-cell>
          <table:table-cell table:style-name="ce27" table:formula="of:=IFERROR(INDEX([$'olah data'.$B$4:$'olah data'.$N$39];MATCH([.$A168];[$'olah data'.J$4:$'olah data'.J$39];0);2);&quot;&quot;)" office:value-type="string" office:string-value="Responsibility vs. blaming (8 items)" calcext:value-type="string">
            <text:p>Responsibility vs. blaming (8 items)</text:p>
          </table:table-cell>
          <table:table-cell table:style-name="ce27" table:formula="of:=IFERROR(INDEX([$'olah data'.$B$4:$'olah data'.$N$39];MATCH([.$A168];[$'olah data'.K$4:$'olah data'.K$39];0);2);&quot;&quot;)">
            <text:p/>
          </table:table-cell>
          <table:table-cell table:style-name="ce27" table:formula="of:=IFERROR(INDEX([$'olah data'.$B$4:$'olah data'.$N$39];MATCH([.$A168];[$'olah data'.L$4:$'olah data'.L$39];0);2);&quot;&quot;)">
            <text:p/>
          </table:table-cell>
          <table:table-cell table:style-name="ce27" table:formula="of:=IFERROR(INDEX([$'olah data'.$B$4:$'olah data'.$N$39];MATCH([.$A168];[$'olah data'.M$4:$'olah data'.M$39];0);2);&quot;&quot;)">
            <text:p/>
          </table:table-cell>
          <table:table-cell table:style-name="ce27" table:formula="of:=IFERROR(INDEX([$'olah data'.$B$4:$'olah data'.$N$39];MATCH([.$A168];[$'olah data'.N$4:$'olah data'.N$39];0);2);&quot;&quot;)">
            <text:p/>
          </table:table-cell>
          <table:table-cell table:style-name="ce27" table:formula="of:=CONCATENATE([.D168];[.E168];[.F168];[.G168];[.H168];[.I168];[.J168];[.K168];[.L168];[.M168];[.N168])" office:value-type="string" office:string-value="Responsibility vs. blaming (8 items)" calcext:value-type="string">
            <text:p>Responsibility vs. blaming (8 items)</text:p>
          </table:table-cell>
          <table:table-cell table:style-name="ce84" table:formula="of:=[$'View Input'.Z17]" office:value-type="float" office:value="4" calcext:value-type="float">
            <text:p>4</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68" calcext:value-type="float">
            <text:p>168</text:p>
          </table:table-cell>
          <table:table-cell table:style-name="ce121" office:value-type="float" office:value="3" calcext:value-type="float">
            <text:p>3</text:p>
          </table:table-cell>
          <table:table-cell table:style-name="ce98" table:formula="of:=IF([.R169]=&quot;&quot;;IF([.Q169]=&quot;R&quot;;VLOOKUP([.P169];[$'olah data'.$R$3:$'olah data'.$S$7];2);[.P169]);IF([.R169]=[.P169];[.P169];[.Q169]))" office:value-type="float" office:value="3" calcext:value-type="float">
            <text:p>3</text:p>
          </table:table-cell>
          <table:table-cell table:style-name="ce27" table:formula="of:=IFERROR(INDEX([$'olah data'.$B$4:$'olah data'.$N$39];MATCH([.$A169];[$'olah data'.D$4:$'olah data'.D$39];0);2);&quot;&quot;)">
            <text:p/>
          </table:table-cell>
          <table:table-cell table:style-name="ce27" table:formula="of:=IFERROR(INDEX([$'olah data'.$B$4:$'olah data'.$N$39];MATCH([.$A169];[$'olah data'.E$4:$'olah data'.E$39];0);2);&quot;&quot;)">
            <text:p/>
          </table:table-cell>
          <table:table-cell table:style-name="ce27" table:formula="of:=IFERROR(INDEX([$'olah data'.$B$4:$'olah data'.$N$39];MATCH([.$A169];[$'olah data'.F$4:$'olah data'.F$39];0);2);&quot;&quot;)">
            <text:p/>
          </table:table-cell>
          <table:table-cell table:style-name="ce27" table:formula="of:=IFERROR(INDEX([$'olah data'.$B$4:$'olah data'.$N$39];MATCH([.$A169];[$'olah data'.G$4:$'olah data'.G$39];0);2);&quot;&quot;)" office:value-type="string" office:string-value="Self-acceptance vs. self-striving (10 items)" calcext:value-type="string">
            <text:p>Self-acceptance vs. self-striving (10 items)</text:p>
          </table:table-cell>
          <table:table-cell table:style-name="ce27" table:formula="of:=IFERROR(INDEX([$'olah data'.$B$4:$'olah data'.$N$39];MATCH([.$A169];[$'olah data'.H$4:$'olah data'.H$39];0);2);&quot;&quot;)">
            <text:p/>
          </table:table-cell>
          <table:table-cell table:style-name="ce27" table:formula="of:=IFERROR(INDEX([$'olah data'.$B$4:$'olah data'.$N$39];MATCH([.$A169];[$'olah data'.I$4:$'olah data'.I$39];0);2);&quot;&quot;)">
            <text:p/>
          </table:table-cell>
          <table:table-cell table:style-name="ce27" table:formula="of:=IFERROR(INDEX([$'olah data'.$B$4:$'olah data'.$N$39];MATCH([.$A169];[$'olah data'.J$4:$'olah data'.J$39];0);2);&quot;&quot;)">
            <text:p/>
          </table:table-cell>
          <table:table-cell table:style-name="ce27" table:formula="of:=IFERROR(INDEX([$'olah data'.$B$4:$'olah data'.$N$39];MATCH([.$A169];[$'olah data'.K$4:$'olah data'.K$39];0);2);&quot;&quot;)">
            <text:p/>
          </table:table-cell>
          <table:table-cell table:style-name="ce27" table:formula="of:=IFERROR(INDEX([$'olah data'.$B$4:$'olah data'.$N$39];MATCH([.$A169];[$'olah data'.L$4:$'olah data'.L$39];0);2);&quot;&quot;)">
            <text:p/>
          </table:table-cell>
          <table:table-cell table:style-name="ce27" table:formula="of:=IFERROR(INDEX([$'olah data'.$B$4:$'olah data'.$N$39];MATCH([.$A169];[$'olah data'.M$4:$'olah data'.M$39];0);2);&quot;&quot;)">
            <text:p/>
          </table:table-cell>
          <table:table-cell table:style-name="ce27" table:formula="of:=IFERROR(INDEX([$'olah data'.$B$4:$'olah data'.$N$39];MATCH([.$A169];[$'olah data'.N$4:$'olah data'.N$39];0);2);&quot;&quot;)">
            <text:p/>
          </table:table-cell>
          <table:table-cell table:style-name="ce27" table:formula="of:=CONCATENATE([.D169];[.E169];[.F169];[.G169];[.H169];[.I169];[.J169];[.K169];[.L169];[.M169];[.N169])" office:value-type="string" office:string-value="Self-acceptance vs. self-striving (10 items)" calcext:value-type="string">
            <text:p>Self-acceptance vs. self-striving (10 items)</text:p>
          </table:table-cell>
          <table:table-cell table:style-name="ce84" table:formula="of:=[$'View Input'.Z18]" office:value-type="float" office:value="3" calcext:value-type="float">
            <text:p>3</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69" calcext:value-type="float">
            <text:p>169</text:p>
          </table:table-cell>
          <table:table-cell table:style-name="ce121" office:value-type="float" office:value="1" calcext:value-type="float">
            <text:p>1</text:p>
          </table:table-cell>
          <table:table-cell table:style-name="ce98" table:formula="of:=IF([.R170]=&quot;&quot;;IF([.Q170]=&quot;R&quot;;VLOOKUP([.P170];[$'olah data'.$R$3:$'olah data'.$S$7];2);[.P170]);IF([.R170]=[.P170];[.P170];[.Q170]))" office:value-type="float" office:value="1" calcext:value-type="float">
            <text:p>1</text:p>
          </table:table-cell>
          <table:table-cell table:style-name="ce27" table:formula="of:=IFERROR(INDEX([$'olah data'.$B$4:$'olah data'.$N$39];MATCH([.$A170];[$'olah data'.D$4:$'olah data'.D$39];0);2);&quot;&quot;)">
            <text:p/>
          </table:table-cell>
          <table:table-cell table:style-name="ce27" table:formula="of:=IFERROR(INDEX([$'olah data'.$B$4:$'olah data'.$N$39];MATCH([.$A170];[$'olah data'.E$4:$'olah data'.E$39];0);2);&quot;&quot;)">
            <text:p/>
          </table:table-cell>
          <table:table-cell table:style-name="ce27" table:formula="of:=IFERROR(INDEX([$'olah data'.$B$4:$'olah data'.$N$39];MATCH([.$A170];[$'olah data'.F$4:$'olah data'.F$39];0);2);&quot;&quot;)" office:value-type="string" office:string-value="Fatigability v. asthenia (8 items)" calcext:value-type="string">
            <text:p>Fatigability v. asthenia (8 items)</text:p>
          </table:table-cell>
          <table:table-cell table:style-name="ce27" table:formula="of:=IFERROR(INDEX([$'olah data'.$B$4:$'olah data'.$N$39];MATCH([.$A170];[$'olah data'.G$4:$'olah data'.G$39];0);2);&quot;&quot;)">
            <text:p/>
          </table:table-cell>
          <table:table-cell table:style-name="ce27" table:formula="of:=IFERROR(INDEX([$'olah data'.$B$4:$'olah data'.$N$39];MATCH([.$A170];[$'olah data'.H$4:$'olah data'.H$39];0);2);&quot;&quot;)">
            <text:p/>
          </table:table-cell>
          <table:table-cell table:style-name="ce27" table:formula="of:=IFERROR(INDEX([$'olah data'.$B$4:$'olah data'.$N$39];MATCH([.$A170];[$'olah data'.I$4:$'olah data'.I$39];0);2);&quot;&quot;)">
            <text:p/>
          </table:table-cell>
          <table:table-cell table:style-name="ce27" table:formula="of:=IFERROR(INDEX([$'olah data'.$B$4:$'olah data'.$N$39];MATCH([.$A170];[$'olah data'.J$4:$'olah data'.J$39];0);2);&quot;&quot;)">
            <text:p/>
          </table:table-cell>
          <table:table-cell table:style-name="ce27" table:formula="of:=IFERROR(INDEX([$'olah data'.$B$4:$'olah data'.$N$39];MATCH([.$A170];[$'olah data'.K$4:$'olah data'.K$39];0);2);&quot;&quot;)">
            <text:p/>
          </table:table-cell>
          <table:table-cell table:style-name="ce27" table:formula="of:=IFERROR(INDEX([$'olah data'.$B$4:$'olah data'.$N$39];MATCH([.$A170];[$'olah data'.L$4:$'olah data'.L$39];0);2);&quot;&quot;)">
            <text:p/>
          </table:table-cell>
          <table:table-cell table:style-name="ce27" table:formula="of:=IFERROR(INDEX([$'olah data'.$B$4:$'olah data'.$N$39];MATCH([.$A170];[$'olah data'.M$4:$'olah data'.M$39];0);2);&quot;&quot;)">
            <text:p/>
          </table:table-cell>
          <table:table-cell table:style-name="ce27" table:formula="of:=IFERROR(INDEX([$'olah data'.$B$4:$'olah data'.$N$39];MATCH([.$A170];[$'olah data'.N$4:$'olah data'.N$39];0);2);&quot;&quot;)">
            <text:p/>
          </table:table-cell>
          <table:table-cell table:style-name="ce27" table:formula="of:=CONCATENATE([.D170];[.E170];[.F170];[.G170];[.H170];[.I170];[.J170];[.K170];[.L170];[.M170];[.N170])" office:value-type="string" office:string-value="Fatigability v. asthenia (8 items)" calcext:value-type="string">
            <text:p>Fatigability v. asthenia (8 items)</text:p>
          </table:table-cell>
          <table:table-cell table:style-name="ce84" table:formula="of:=[$'View Input'.Z19]"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70" calcext:value-type="float">
            <text:p>170</text:p>
          </table:table-cell>
          <table:table-cell table:style-name="ce121" office:value-type="float" office:value="3" calcext:value-type="float">
            <text:p>3</text:p>
          </table:table-cell>
          <table:table-cell table:style-name="ce98" table:formula="of:=IF([.R171]=&quot;&quot;;IF([.Q171]=&quot;R&quot;;VLOOKUP([.P171];[$'olah data'.$R$3:$'olah data'.$S$7];2);[.P171]);IF([.R171]=[.P171];[.P171];[.Q171]))" office:value-type="float" office:value="5" calcext:value-type="float">
            <text:p>5</text:p>
          </table:table-cell>
          <table:table-cell table:style-name="ce27" table:formula="of:=IFERROR(INDEX([$'olah data'.$B$4:$'olah data'.$N$39];MATCH([.$A171];[$'olah data'.D$4:$'olah data'.D$39];0);2);&quot;&quot;)">
            <text:p/>
          </table:table-cell>
          <table:table-cell table:style-name="ce27" table:formula="of:=IFERROR(INDEX([$'olah data'.$B$4:$'olah data'.$N$39];MATCH([.$A171];[$'olah data'.E$4:$'olah data'.E$39];0);2);&quot;&quot;)">
            <text:p/>
          </table:table-cell>
          <table:table-cell table:style-name="ce27" table:formula="of:=IFERROR(INDEX([$'olah data'.$B$4:$'olah data'.$N$39];MATCH([.$A171];[$'olah data'.F$4:$'olah data'.F$39];0);2);&quot;&quot;)">
            <text:p/>
          </table:table-cell>
          <table:table-cell table:style-name="ce27" table:formula="of:=IFERROR(INDEX([$'olah data'.$B$4:$'olah data'.$N$39];MATCH([.$A171];[$'olah data'.G$4:$'olah data'.G$39];0);2);&quot;&quot;)">
            <text:p/>
          </table:table-cell>
          <table:table-cell table:style-name="ce27" table:formula="of:=IFERROR(INDEX([$'olah data'.$B$4:$'olah data'.$N$39];MATCH([.$A171];[$'olah data'.H$4:$'olah data'.H$39];0);2);&quot;&quot;)">
            <text:p/>
          </table:table-cell>
          <table:table-cell table:style-name="ce27" table:formula="of:=IFERROR(INDEX([$'olah data'.$B$4:$'olah data'.$N$39];MATCH([.$A171];[$'olah data'.I$4:$'olah data'.I$39];0);2);&quot;&quot;)">
            <text:p/>
          </table:table-cell>
          <table:table-cell table:style-name="ce27" table:formula="of:=IFERROR(INDEX([$'olah data'.$B$4:$'olah data'.$N$39];MATCH([.$A171];[$'olah data'.J$4:$'olah data'.J$39];0);2);&quot;&quot;)" office:value-type="string" office:string-value="Disorderliness v. regimentation (7 items)" calcext:value-type="string">
            <text:p>Disorderliness v. regimentation (7 items)</text:p>
          </table:table-cell>
          <table:table-cell table:style-name="ce27" table:formula="of:=IFERROR(INDEX([$'olah data'.$B$4:$'olah data'.$N$39];MATCH([.$A171];[$'olah data'.K$4:$'olah data'.K$39];0);2);&quot;&quot;)">
            <text:p/>
          </table:table-cell>
          <table:table-cell table:style-name="ce27" table:formula="of:=IFERROR(INDEX([$'olah data'.$B$4:$'olah data'.$N$39];MATCH([.$A171];[$'olah data'.L$4:$'olah data'.L$39];0);2);&quot;&quot;)">
            <text:p/>
          </table:table-cell>
          <table:table-cell table:style-name="ce27" table:formula="of:=IFERROR(INDEX([$'olah data'.$B$4:$'olah data'.$N$39];MATCH([.$A171];[$'olah data'.M$4:$'olah data'.M$39];0);2);&quot;&quot;)">
            <text:p/>
          </table:table-cell>
          <table:table-cell table:style-name="ce27" table:formula="of:=IFERROR(INDEX([$'olah data'.$B$4:$'olah data'.$N$39];MATCH([.$A171];[$'olah data'.N$4:$'olah data'.N$39];0);2);&quot;&quot;)">
            <text:p/>
          </table:table-cell>
          <table:table-cell table:style-name="ce27" table:formula="of:=CONCATENATE([.D171];[.E171];[.F171];[.G171];[.H171];[.I171];[.J171];[.K171];[.L171];[.M171];[.N171])" office:value-type="string" office:string-value="Disorderliness v. regimentation (7 items)" calcext:value-type="string">
            <text:p>Disorderliness v. regimentation (7 items)</text:p>
          </table:table-cell>
          <table:table-cell table:style-name="ce84" table:formula="of:=[$'View Input'.Z20]"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71" calcext:value-type="float">
            <text:p>171</text:p>
          </table:table-cell>
          <table:table-cell table:style-name="ce121" office:value-type="float" office:value="5" calcext:value-type="float">
            <text:p>5</text:p>
          </table:table-cell>
          <table:table-cell table:style-name="ce98" table:formula="of:=IF([.R172]=&quot;&quot;;IF([.Q172]=&quot;R&quot;;VLOOKUP([.P172];[$'olah data'.$R$3:$'olah data'.$S$7];2);[.P172]);IF([.R172]=[.P172];[.P172];[.Q172]))" office:value-type="float" office:value="5" calcext:value-type="float">
            <text:p>5</text:p>
          </table:table-cell>
          <table:table-cell table:style-name="ce27" table:formula="of:=IFERROR(INDEX([$'olah data'.$B$4:$'olah data'.$N$39];MATCH([.$A172];[$'olah data'.D$4:$'olah data'.D$39];0);2);&quot;&quot;)">
            <text:p/>
          </table:table-cell>
          <table:table-cell table:style-name="ce27" table:formula="of:=IFERROR(INDEX([$'olah data'.$B$4:$'olah data'.$N$39];MATCH([.$A172];[$'olah data'.E$4:$'olah data'.E$39];0);2);&quot;&quot;)">
            <text:p/>
          </table:table-cell>
          <table:table-cell table:style-name="ce27" table:formula="of:=IFERROR(INDEX([$'olah data'.$B$4:$'olah data'.$N$39];MATCH([.$A172];[$'olah data'.F$4:$'olah data'.F$39];0);2);&quot;&quot;)">
            <text:p/>
          </table:table-cell>
          <table:table-cell table:style-name="ce27" table:formula="of:=IFERROR(INDEX([$'olah data'.$B$4:$'olah data'.$N$39];MATCH([.$A172];[$'olah data'.G$4:$'olah data'.G$39];0);2);&quot;&quot;)">
            <text:p/>
          </table:table-cell>
          <table:table-cell table:style-name="ce27" table:formula="of:=IFERROR(INDEX([$'olah data'.$B$4:$'olah data'.$N$39];MATCH([.$A172];[$'olah data'.H$4:$'olah data'.H$39];0);2);&quot;&quot;)">
            <text:p/>
          </table:table-cell>
          <table:table-cell table:style-name="ce27" table:formula="of:=IFERROR(INDEX([$'olah data'.$B$4:$'olah data'.$N$39];MATCH([.$A172];[$'olah data'.I$4:$'olah data'.I$39];0);2);&quot;&quot;)">
            <text:p/>
          </table:table-cell>
          <table:table-cell table:style-name="ce27" table:formula="of:=IFERROR(INDEX([$'olah data'.$B$4:$'olah data'.$N$39];MATCH([.$A172];[$'olah data'.J$4:$'olah data'.J$39];0);2);&quot;&quot;)">
            <text:p/>
          </table:table-cell>
          <table:table-cell table:style-name="ce27" table:formula="of:=IFERROR(INDEX([$'olah data'.$B$4:$'olah data'.$N$39];MATCH([.$A172];[$'olah data'.K$4:$'olah data'.K$39];0);2);&quot;&quot;)">
            <text:p/>
          </table:table-cell>
          <table:table-cell table:style-name="ce27" table:formula="of:=IFERROR(INDEX([$'olah data'.$B$4:$'olah data'.$N$39];MATCH([.$A172];[$'olah data'.L$4:$'olah data'.L$39];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olah data'.$N$39];MATCH([.$A172];[$'olah data'.M$4:$'olah data'.M$39];0);2);&quot;&quot;)">
            <text:p/>
          </table:table-cell>
          <table:table-cell table:style-name="ce27" table:formula="of:=IFERROR(INDEX([$'olah data'.$B$4:$'olah data'.$N$39];MATCH([.$A172];[$'olah data'.N$4:$'olah data'.N$39];0);2);&quot;&quot;)">
            <text:p/>
          </table:table-cell>
          <table:table-cell table:style-name="ce27" table:formula="of:=CONCATENATE([.D172];[.E172];[.F172];[.G172];[.H172];[.I172];[.J172];[.K172];[.L172];[.M172];[.N172])" office:value-type="string" office:string-value="Anticipatory worry &amp; pessimismv. uninhibited optimism (11 items)" calcext:value-type="string">
            <text:p>Anticipatory worry &amp; pessimismv. uninhibited optimism (11 items)</text:p>
          </table:table-cell>
          <table:table-cell table:style-name="ce84" table:formula="of:=[$'View Input'.Z21]"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72" calcext:value-type="float">
            <text:p>172</text:p>
          </table:table-cell>
          <table:table-cell table:style-name="ce121" office:value-type="float" office:value="2" calcext:value-type="float">
            <text:p>2</text:p>
          </table:table-cell>
          <table:table-cell table:style-name="ce98" table:formula="of:=IF([.R173]=&quot;&quot;;IF([.Q173]=&quot;R&quot;;VLOOKUP([.P173];[$'olah data'.$R$3:$'olah data'.$S$7];2);[.P173]);IF([.R173]=[.P173];[.P173];[.Q173]))" office:value-type="float" office:value="1" calcext:value-type="float">
            <text:p>1</text:p>
          </table:table-cell>
          <table:table-cell table:style-name="ce27" table:formula="of:=IFERROR(INDEX([$'olah data'.$B$4:$'olah data'.$N$39];MATCH([.$A173];[$'olah data'.D$4:$'olah data'.D$39];0);2);&quot;&quot;)">
            <text:p/>
          </table:table-cell>
          <table:table-cell table:style-name="ce27" table:formula="of:=IFERROR(INDEX([$'olah data'.$B$4:$'olah data'.$N$39];MATCH([.$A173];[$'olah data'.E$4:$'olah data'.E$39];0);2);&quot;&quot;)">
            <text:p/>
          </table:table-cell>
          <table:table-cell table:style-name="ce27" table:formula="of:=IFERROR(INDEX([$'olah data'.$B$4:$'olah data'.$N$39];MATCH([.$A173];[$'olah data'.F$4:$'olah data'.F$39];0);2);&quot;&quot;)">
            <text:p/>
          </table:table-cell>
          <table:table-cell table:style-name="ce27" table:formula="of:=IFERROR(INDEX([$'olah data'.$B$4:$'olah data'.$N$39];MATCH([.$A173];[$'olah data'.G$4:$'olah data'.G$39];0);2);&quot;&quot;)">
            <text:p/>
          </table:table-cell>
          <table:table-cell table:style-name="ce27" table:formula="of:=IFERROR(INDEX([$'olah data'.$B$4:$'olah data'.$N$39];MATCH([.$A173];[$'olah data'.H$4:$'olah data'.H$39];0);2);&quot;&quot;)">
            <text:p/>
          </table:table-cell>
          <table:table-cell table:style-name="ce27" table:formula="of:=IFERROR(INDEX([$'olah data'.$B$4:$'olah data'.$N$39];MATCH([.$A173];[$'olah data'.I$4:$'olah data'.I$39];0);2);&quot;&quot;)">
            <text:p/>
          </table:table-cell>
          <table:table-cell table:style-name="ce27" table:formula="of:=IFERROR(INDEX([$'olah data'.$B$4:$'olah data'.$N$39];MATCH([.$A173];[$'olah data'.J$4:$'olah data'.J$39];0);2);&quot;&quot;)">
            <text:p/>
          </table:table-cell>
          <table:table-cell table:style-name="ce27" table:formula="of:=IFERROR(INDEX([$'olah data'.$B$4:$'olah data'.$N$39];MATCH([.$A173];[$'olah data'.K$4:$'olah data'.K$39];0);2);&quot;&quot;)">
            <text:p/>
          </table:table-cell>
          <table:table-cell table:style-name="ce27" table:formula="of:=IFERROR(INDEX([$'olah data'.$B$4:$'olah data'.$N$39];MATCH([.$A173];[$'olah data'.L$4:$'olah data'.L$39];0);2);&quot;&quot;)" office:value-type="string" office:string-value="Extravagance v. reserve (9 items)" calcext:value-type="string">
            <text:p>Extravagance v. reserve (9 items)</text:p>
          </table:table-cell>
          <table:table-cell table:style-name="ce27" table:formula="of:=IFERROR(INDEX([$'olah data'.$B$4:$'olah data'.$N$39];MATCH([.$A173];[$'olah data'.M$4:$'olah data'.M$39];0);2);&quot;&quot;)">
            <text:p/>
          </table:table-cell>
          <table:table-cell table:style-name="ce27" table:formula="of:=IFERROR(INDEX([$'olah data'.$B$4:$'olah data'.$N$39];MATCH([.$A173];[$'olah data'.N$4:$'olah data'.N$39];0);2);&quot;&quot;)">
            <text:p/>
          </table:table-cell>
          <table:table-cell table:style-name="ce27" table:formula="of:=CONCATENATE([.D173];[.E173];[.F173];[.G173];[.H173];[.I173];[.J173];[.K173];[.L173];[.M173];[.N173])" office:value-type="string" office:string-value="Extravagance v. reserve (9 items)" calcext:value-type="string">
            <text:p>Extravagance v. reserve (9 items)</text:p>
          </table:table-cell>
          <table:table-cell table:style-name="ce84" table:formula="of:=[$'View Input'.Z22]"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73" calcext:value-type="float">
            <text:p>173</text:p>
          </table:table-cell>
          <table:table-cell table:style-name="ce121" office:value-type="float" office:value="1" calcext:value-type="float">
            <text:p>1</text:p>
          </table:table-cell>
          <table:table-cell table:style-name="ce98" table:formula="of:=IF([.R174]=&quot;&quot;;IF([.Q174]=&quot;R&quot;;VLOOKUP([.P174];[$'olah data'.$R$3:$'olah data'.$S$7];2);[.P174]);IF([.R174]=[.P174];[.P174];[.Q174]))" office:value-type="float" office:value="5" calcext:value-type="float">
            <text:p>5</text:p>
          </table:table-cell>
          <table:table-cell table:style-name="ce27" table:formula="of:=IFERROR(INDEX([$'olah data'.$B$4:$'olah data'.$N$39];MATCH([.$A174];[$'olah data'.D$4:$'olah data'.D$39];0);2);&quot;&quot;)">
            <text:p/>
          </table:table-cell>
          <table:table-cell table:style-name="ce27" table:formula="of:=IFERROR(INDEX([$'olah data'.$B$4:$'olah data'.$N$39];MATCH([.$A174];[$'olah data'.E$4:$'olah data'.E$39];0);2);&quot;&quot;)">
            <text:p/>
          </table:table-cell>
          <table:table-cell table:style-name="ce27" table:formula="of:=IFERROR(INDEX([$'olah data'.$B$4:$'olah data'.$N$39];MATCH([.$A174];[$'olah data'.F$4:$'olah data'.F$39];0);2);&quot;&quot;)">
            <text:p/>
          </table:table-cell>
          <table:table-cell table:style-name="ce27" table:formula="of:=IFERROR(INDEX([$'olah data'.$B$4:$'olah data'.$N$39];MATCH([.$A174];[$'olah data'.G$4:$'olah data'.G$39];0);2);&quot;&quot;)">
            <text:p/>
          </table:table-cell>
          <table:table-cell table:style-name="ce27" table:formula="of:=IFERROR(INDEX([$'olah data'.$B$4:$'olah data'.$N$39];MATCH([.$A174];[$'olah data'.H$4:$'olah data'.H$39];0);2);&quot;&quot;)">
            <text:p/>
          </table:table-cell>
          <table:table-cell table:style-name="ce27" table:formula="of:=IFERROR(INDEX([$'olah data'.$B$4:$'olah data'.$N$39];MATCH([.$A174];[$'olah data'.I$4:$'olah data'.I$39];0);2);&quot;&quot;)" office:value-type="string" office:string-value="Work hardened vs spoiled (8 items)" calcext:value-type="string">
            <text:p>Work hardened vs spoiled (8 items)</text:p>
          </table:table-cell>
          <table:table-cell table:style-name="ce27" table:formula="of:=IFERROR(INDEX([$'olah data'.$B$4:$'olah data'.$N$39];MATCH([.$A174];[$'olah data'.J$4:$'olah data'.J$39];0);2);&quot;&quot;)">
            <text:p/>
          </table:table-cell>
          <table:table-cell table:style-name="ce27" table:formula="of:=IFERROR(INDEX([$'olah data'.$B$4:$'olah data'.$N$39];MATCH([.$A174];[$'olah data'.K$4:$'olah data'.K$39];0);2);&quot;&quot;)">
            <text:p/>
          </table:table-cell>
          <table:table-cell table:style-name="ce27" table:formula="of:=IFERROR(INDEX([$'olah data'.$B$4:$'olah data'.$N$39];MATCH([.$A174];[$'olah data'.L$4:$'olah data'.L$39];0);2);&quot;&quot;)">
            <text:p/>
          </table:table-cell>
          <table:table-cell table:style-name="ce27" table:formula="of:=IFERROR(INDEX([$'olah data'.$B$4:$'olah data'.$N$39];MATCH([.$A174];[$'olah data'.M$4:$'olah data'.M$39];0);2);&quot;&quot;)">
            <text:p/>
          </table:table-cell>
          <table:table-cell table:style-name="ce27" table:formula="of:=IFERROR(INDEX([$'olah data'.$B$4:$'olah data'.$N$39];MATCH([.$A174];[$'olah data'.N$4:$'olah data'.N$39];0);2);&quot;&quot;)">
            <text:p/>
          </table:table-cell>
          <table:table-cell table:style-name="ce27" table:formula="of:=CONCATENATE([.D174];[.E174];[.F174];[.G174];[.H174];[.I174];[.J174];[.K174];[.L174];[.M174];[.N174])" office:value-type="string" office:string-value="Work hardened vs spoiled (8 items)" calcext:value-type="string">
            <text:p>Work hardened vs spoiled (8 items)</text:p>
          </table:table-cell>
          <table:table-cell table:style-name="ce84" table:formula="of:=[$'View Input'.Z23]"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74" calcext:value-type="float">
            <text:p>174</text:p>
          </table:table-cell>
          <table:table-cell table:style-name="ce121" office:value-type="float" office:value="3" calcext:value-type="float">
            <text:p>3</text:p>
          </table:table-cell>
          <table:table-cell table:style-name="ce98" table:formula="of:=IF([.R175]=&quot;&quot;;IF([.Q175]=&quot;R&quot;;VLOOKUP([.P175];[$'olah data'.$R$3:$'olah data'.$S$7];2);[.P175]);IF([.R175]=[.P175];[.P175];[.Q175]))" office:value-type="float" office:value="4" calcext:value-type="float">
            <text:p>4</text:p>
          </table:table-cell>
          <table:table-cell table:style-name="ce27" table:formula="of:=IFERROR(INDEX([$'olah data'.$B$4:$'olah data'.$N$39];MATCH([.$A175];[$'olah data'.D$4:$'olah data'.D$39];0);2);&quot;&quot;)">
            <text:p/>
          </table:table-cell>
          <table:table-cell table:style-name="ce27" table:formula="of:=IFERROR(INDEX([$'olah data'.$B$4:$'olah data'.$N$39];MATCH([.$A175];[$'olah data'.E$4:$'olah data'.E$39];0);2);&quot;&quot;)">
            <text:p/>
          </table:table-cell>
          <table:table-cell table:style-name="ce27" table:formula="of:=IFERROR(INDEX([$'olah data'.$B$4:$'olah data'.$N$39];MATCH([.$A175];[$'olah data'.F$4:$'olah data'.F$39];0);2);&quot;&quot;)">
            <text:p/>
          </table:table-cell>
          <table:table-cell table:style-name="ce27" table:formula="of:=IFERROR(INDEX([$'olah data'.$B$4:$'olah data'.$N$39];MATCH([.$A175];[$'olah data'.G$4:$'olah data'.G$39];0);2);&quot;&quot;)">
            <text:p/>
          </table:table-cell>
          <table:table-cell table:style-name="ce27" table:formula="of:=IFERROR(INDEX([$'olah data'.$B$4:$'olah data'.$N$39];MATCH([.$A175];[$'olah data'.H$4:$'olah data'.H$39];0);2);&quot;&quot;)">
            <text:p/>
          </table:table-cell>
          <table:table-cell table:style-name="ce27" table:formula="of:=IFERROR(INDEX([$'olah data'.$B$4:$'olah data'.$N$39];MATCH([.$A175];[$'olah data'.I$4:$'olah data'.I$39];0);2);&quot;&quot;)" office:value-type="string" office:string-value="Attachment (6 items)" calcext:value-type="string">
            <text:p>Attachment (6 items)</text:p>
          </table:table-cell>
          <table:table-cell table:style-name="ce27" table:formula="of:=IFERROR(INDEX([$'olah data'.$B$4:$'olah data'.$N$39];MATCH([.$A175];[$'olah data'.J$4:$'olah data'.J$39];0);2);&quot;&quot;)">
            <text:p/>
          </table:table-cell>
          <table:table-cell table:style-name="ce27" table:formula="of:=IFERROR(INDEX([$'olah data'.$B$4:$'olah data'.$N$39];MATCH([.$A175];[$'olah data'.K$4:$'olah data'.K$39];0);2);&quot;&quot;)">
            <text:p/>
          </table:table-cell>
          <table:table-cell table:style-name="ce27" table:formula="of:=IFERROR(INDEX([$'olah data'.$B$4:$'olah data'.$N$39];MATCH([.$A175];[$'olah data'.L$4:$'olah data'.L$39];0);2);&quot;&quot;)">
            <text:p/>
          </table:table-cell>
          <table:table-cell table:style-name="ce27" table:formula="of:=IFERROR(INDEX([$'olah data'.$B$4:$'olah data'.$N$39];MATCH([.$A175];[$'olah data'.M$4:$'olah data'.M$39];0);2);&quot;&quot;)">
            <text:p/>
          </table:table-cell>
          <table:table-cell table:style-name="ce27" table:formula="of:=IFERROR(INDEX([$'olah data'.$B$4:$'olah data'.$N$39];MATCH([.$A175];[$'olah data'.N$4:$'olah data'.N$39];0);2);&quot;&quot;)">
            <text:p/>
          </table:table-cell>
          <table:table-cell table:style-name="ce27" table:formula="of:=CONCATENATE([.D175];[.E175];[.F175];[.G175];[.H175];[.I175];[.J175];[.K175];[.L175];[.M175];[.N175])" office:value-type="string" office:string-value="Attachment (6 items)" calcext:value-type="string">
            <text:p>Attachment (6 items)</text:p>
          </table:table-cell>
          <table:table-cell table:style-name="ce84" table:formula="of:=[$'View Input'.Z24]" office:value-type="float" office:value="2" calcext:value-type="float">
            <text:p>2</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75" calcext:value-type="float">
            <text:p>175</text:p>
          </table:table-cell>
          <table:table-cell table:style-name="ce121" office:value-type="float" office:value="2" calcext:value-type="float">
            <text:p>2</text:p>
          </table:table-cell>
          <table:table-cell table:style-name="ce98" table:formula="of:=IF([.R176]=&quot;&quot;;IF([.Q176]=&quot;R&quot;;VLOOKUP([.P176];[$'olah data'.$R$3:$'olah data'.$S$7];2);[.P176]);IF([.R176]=[.P176];[.P176];[.Q176]))" office:value-type="float" office:value="5" calcext:value-type="float">
            <text:p>5</text:p>
          </table:table-cell>
          <table:table-cell table:style-name="ce27" table:formula="of:=IFERROR(INDEX([$'olah data'.$B$4:$'olah data'.$N$39];MATCH([.$A176];[$'olah data'.D$4:$'olah data'.D$39];0);2);&quot;&quot;)">
            <text:p/>
          </table:table-cell>
          <table:table-cell table:style-name="ce27" table:formula="of:=IFERROR(INDEX([$'olah data'.$B$4:$'olah data'.$N$39];MATCH([.$A176];[$'olah data'.E$4:$'olah data'.E$39];0);2);&quot;&quot;)">
            <text:p/>
          </table:table-cell>
          <table:table-cell table:style-name="ce27" table:formula="of:=IFERROR(INDEX([$'olah data'.$B$4:$'olah data'.$N$39];MATCH([.$A176];[$'olah data'.F$4:$'olah data'.F$39];0);2);&quot;&quot;)">
            <text:p/>
          </table:table-cell>
          <table:table-cell table:style-name="ce27" table:formula="of:=IFERROR(INDEX([$'olah data'.$B$4:$'olah data'.$N$39];MATCH([.$A176];[$'olah data'.G$4:$'olah data'.G$39];0);2);&quot;&quot;)">
            <text:p/>
          </table:table-cell>
          <table:table-cell table:style-name="ce27" table:formula="of:=IFERROR(INDEX([$'olah data'.$B$4:$'olah data'.$N$39];MATCH([.$A176];[$'olah data'.H$4:$'olah data'.H$39];0);2);&quot;&quot;)">
            <text:p/>
          </table:table-cell>
          <table:table-cell table:style-name="ce27" table:formula="of:=IFERROR(INDEX([$'olah data'.$B$4:$'olah data'.$N$39];MATCH([.$A176];[$'olah data'.I$4:$'olah data'.I$39];0);2);&quot;&quot;)">
            <text:p/>
          </table:table-cell>
          <table:table-cell table:style-name="ce27" table:formula="of:=IFERROR(INDEX([$'olah data'.$B$4:$'olah data'.$N$39];MATCH([.$A176];[$'olah data'.J$4:$'olah data'.J$39];0);2);&quot;&quot;)">
            <text:p/>
          </table:table-cell>
          <table:table-cell table:style-name="ce27" table:formula="of:=IFERROR(INDEX([$'olah data'.$B$4:$'olah data'.$N$39];MATCH([.$A176];[$'olah data'.K$4:$'olah data'.K$39];0);2);&quot;&quot;)" office:value-type="string" office:string-value="Self-forgetful vs. self-conscious experience (10 items)" calcext:value-type="string">
            <text:p>Self-forgetful vs. self-conscious experience (10 items)</text:p>
          </table:table-cell>
          <table:table-cell table:style-name="ce27" table:formula="of:=IFERROR(INDEX([$'olah data'.$B$4:$'olah data'.$N$39];MATCH([.$A176];[$'olah data'.L$4:$'olah data'.L$39];0);2);&quot;&quot;)">
            <text:p/>
          </table:table-cell>
          <table:table-cell table:style-name="ce27" table:formula="of:=IFERROR(INDEX([$'olah data'.$B$4:$'olah data'.$N$39];MATCH([.$A176];[$'olah data'.M$4:$'olah data'.M$39];0);2);&quot;&quot;)">
            <text:p/>
          </table:table-cell>
          <table:table-cell table:style-name="ce27" table:formula="of:=IFERROR(INDEX([$'olah data'.$B$4:$'olah data'.$N$39];MATCH([.$A176];[$'olah data'.N$4:$'olah data'.N$39];0);2);&quot;&quot;)">
            <text:p/>
          </table:table-cell>
          <table:table-cell table:style-name="ce27" table:formula="of:=CONCATENATE([.D176];[.E176];[.F176];[.G176];[.H176];[.I176];[.J176];[.K176];[.L176];[.M176];[.N176])" office:value-type="string" office:string-value="Self-forgetful vs. self-conscious experience (10 items)" calcext:value-type="string">
            <text:p>Self-forgetful vs. self-conscious experience (10 items)</text:p>
          </table:table-cell>
          <table:table-cell table:style-name="ce84" table:formula="of:=[$'View Input'.Z25]"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76" calcext:value-type="float">
            <text:p>176</text:p>
          </table:table-cell>
          <table:table-cell table:style-name="ce121" office:value-type="float" office:value="2" calcext:value-type="float">
            <text:p>2</text:p>
          </table:table-cell>
          <table:table-cell table:style-name="ce98" table:formula="of:=IF([.R177]=&quot;&quot;;IF([.Q177]=&quot;R&quot;;VLOOKUP([.P177];[$'olah data'.$R$3:$'olah data'.$S$7];2);[.P177]);IF([.R177]=[.P177];[.P177];[.Q177]))" office:value-type="float" office:value="5" calcext:value-type="float">
            <text:p>5</text:p>
          </table:table-cell>
          <table:table-cell table:style-name="ce27" table:formula="of:=IFERROR(INDEX([$'olah data'.$B$4:$'olah data'.$N$39];MATCH([.$A177];[$'olah data'.D$4:$'olah data'.D$39];0);2);&quot;&quot;)">
            <text:p/>
          </table:table-cell>
          <table:table-cell table:style-name="ce27" table:formula="of:=IFERROR(INDEX([$'olah data'.$B$4:$'olah data'.$N$39];MATCH([.$A177];[$'olah data'.E$4:$'olah data'.E$39];0);2);&quot;&quot;)">
            <text:p/>
          </table:table-cell>
          <table:table-cell table:style-name="ce27" table:formula="of:=IFERROR(INDEX([$'olah data'.$B$4:$'olah data'.$N$39];MATCH([.$A177];[$'olah data'.F$4:$'olah data'.F$39];0);2);&quot;&quot;)">
            <text:p/>
          </table:table-cell>
          <table:table-cell table:style-name="ce27" table:formula="of:=IFERROR(INDEX([$'olah data'.$B$4:$'olah data'.$N$39];MATCH([.$A177];[$'olah data'.G$4:$'olah data'.G$39];0);2);&quot;&quot;)">
            <text:p/>
          </table:table-cell>
          <table:table-cell table:style-name="ce27" table:formula="of:=IFERROR(INDEX([$'olah data'.$B$4:$'olah data'.$N$39];MATCH([.$A177];[$'olah data'.H$4:$'olah data'.H$39];0);2);&quot;&quot;)">
            <text:p/>
          </table:table-cell>
          <table:table-cell table:style-name="ce27" table:formula="of:=IFERROR(INDEX([$'olah data'.$B$4:$'olah data'.$N$39];MATCH([.$A177];[$'olah data'.I$4:$'olah data'.I$39];0);2);&quot;&quot;)">
            <text:p/>
          </table:table-cell>
          <table:table-cell table:style-name="ce27" table:formula="of:=IFERROR(INDEX([$'olah data'.$B$4:$'olah data'.$N$39];MATCH([.$A177];[$'olah data'.J$4:$'olah data'.J$39];0);2);&quot;&quot;)">
            <text:p/>
          </table:table-cell>
          <table:table-cell table:style-name="ce27" table:formula="of:=IFERROR(INDEX([$'olah data'.$B$4:$'olah data'.$N$39];MATCH([.$A177];[$'olah data'.K$4:$'olah data'.K$39];0);2);&quot;&quot;)">
            <text:p/>
          </table:table-cell>
          <table:table-cell table:style-name="ce27" table:formula="of:=IFERROR(INDEX([$'olah data'.$B$4:$'olah data'.$N$39];MATCH([.$A177];[$'olah data'.L$4:$'olah data'.L$39];0);2);&quot;&quot;)" office:value-type="string" office:string-value="Exploratory excitability v. stoic rigidity (10 items)" calcext:value-type="string">
            <text:p>Exploratory excitability v. stoic rigidity (10 items)</text:p>
          </table:table-cell>
          <table:table-cell table:style-name="ce27" table:formula="of:=IFERROR(INDEX([$'olah data'.$B$4:$'olah data'.$N$39];MATCH([.$A177];[$'olah data'.M$4:$'olah data'.M$39];0);2);&quot;&quot;)">
            <text:p/>
          </table:table-cell>
          <table:table-cell table:style-name="ce27" table:formula="of:=IFERROR(INDEX([$'olah data'.$B$4:$'olah data'.$N$39];MATCH([.$A177];[$'olah data'.N$4:$'olah data'.N$39];0);2);&quot;&quot;)">
            <text:p/>
          </table:table-cell>
          <table:table-cell table:style-name="ce27" table:formula="of:=CONCATENATE([.D177];[.E177];[.F177];[.G177];[.H177];[.I177];[.J177];[.K177];[.L177];[.M177];[.N177])" office:value-type="string" office:string-value="Exploratory excitability v. stoic rigidity (10 items)" calcext:value-type="string">
            <text:p>Exploratory excitability v. stoic rigidity (10 items)</text:p>
          </table:table-cell>
          <table:table-cell table:style-name="ce84" table:formula="of:=[$'View Input'.Z26]"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77" calcext:value-type="float">
            <text:p>177</text:p>
          </table:table-cell>
          <table:table-cell table:style-name="ce121" office:value-type="float" office:value="4" calcext:value-type="float">
            <text:p>4</text:p>
          </table:table-cell>
          <table:table-cell table:style-name="ce98" table:formula="of:=IF([.R178]=&quot;&quot;;IF([.Q178]=&quot;R&quot;;VLOOKUP([.P178];[$'olah data'.$R$3:$'olah data'.$S$7];2);[.P178]);IF([.R178]=[.P178];[.P178];[.Q178]))" office:value-type="float" office:value="1" calcext:value-type="float">
            <text:p>1</text:p>
          </table:table-cell>
          <table:table-cell table:style-name="ce27" table:formula="of:=IFERROR(INDEX([$'olah data'.$B$4:$'olah data'.$N$39];MATCH([.$A178];[$'olah data'.D$4:$'olah data'.D$39];0);2);&quot;&quot;)">
            <text:p/>
          </table:table-cell>
          <table:table-cell table:style-name="ce27" table:formula="of:=IFERROR(INDEX([$'olah data'.$B$4:$'olah data'.$N$39];MATCH([.$A178];[$'olah data'.E$4:$'olah data'.E$39];0);2);&quot;&quot;)">
            <text:p/>
          </table:table-cell>
          <table:table-cell table:style-name="ce27" table:formula="of:=IFERROR(INDEX([$'olah data'.$B$4:$'olah data'.$N$39];MATCH([.$A178];[$'olah data'.F$4:$'olah data'.F$39];0);2);&quot;&quot;)">
            <text:p/>
          </table:table-cell>
          <table:table-cell table:style-name="ce27" table:formula="of:=IFERROR(INDEX([$'olah data'.$B$4:$'olah data'.$N$39];MATCH([.$A178];[$'olah data'.G$4:$'olah data'.G$39];0);2);&quot;&quot;)">
            <text:p/>
          </table:table-cell>
          <table:table-cell table:style-name="ce27" table:formula="of:=IFERROR(INDEX([$'olah data'.$B$4:$'olah data'.$N$39];MATCH([.$A178];[$'olah data'.H$4:$'olah data'.H$39];0);2);&quot;&quot;)">
            <text:p/>
          </table:table-cell>
          <table:table-cell table:style-name="ce27" table:formula="of:=IFERROR(INDEX([$'olah data'.$B$4:$'olah data'.$N$39];MATCH([.$A178];[$'olah data'.I$4:$'olah data'.I$39];0);2);&quot;&quot;)" office:value-type="string" office:string-value="Openness to warm communication vs aloofness (10 items)" calcext:value-type="string">
            <text:p>Openness to warm communication vs aloofness (10 items)</text:p>
          </table:table-cell>
          <table:table-cell table:style-name="ce27" table:formula="of:=IFERROR(INDEX([$'olah data'.$B$4:$'olah data'.$N$39];MATCH([.$A178];[$'olah data'.J$4:$'olah data'.J$39];0);2);&quot;&quot;)">
            <text:p/>
          </table:table-cell>
          <table:table-cell table:style-name="ce27" table:formula="of:=IFERROR(INDEX([$'olah data'.$B$4:$'olah data'.$N$39];MATCH([.$A178];[$'olah data'.K$4:$'olah data'.K$39];0);2);&quot;&quot;)">
            <text:p/>
          </table:table-cell>
          <table:table-cell table:style-name="ce27" table:formula="of:=IFERROR(INDEX([$'olah data'.$B$4:$'olah data'.$N$39];MATCH([.$A178];[$'olah data'.L$4:$'olah data'.L$39];0);2);&quot;&quot;)">
            <text:p/>
          </table:table-cell>
          <table:table-cell table:style-name="ce27" table:formula="of:=IFERROR(INDEX([$'olah data'.$B$4:$'olah data'.$N$39];MATCH([.$A178];[$'olah data'.M$4:$'olah data'.M$39];0);2);&quot;&quot;)">
            <text:p/>
          </table:table-cell>
          <table:table-cell table:style-name="ce27" table:formula="of:=IFERROR(INDEX([$'olah data'.$B$4:$'olah data'.$N$39];MATCH([.$A178];[$'olah data'.N$4:$'olah data'.N$39];0);2);&quot;&quot;)">
            <text:p/>
          </table:table-cell>
          <table:table-cell table:style-name="ce27" table:formula="of:=CONCATENATE([.D178];[.E178];[.F178];[.G178];[.H178];[.I178];[.J178];[.K178];[.L178];[.M178];[.N178])" office:value-type="string" office:string-value="Openness to warm communication vs aloofness (10 items)" calcext:value-type="string">
            <text:p>Openness to warm communication vs aloofness (10 items)</text:p>
          </table:table-cell>
          <table:table-cell table:style-name="ce84" table:formula="of:=[$'View Input'.Z27]"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78" calcext:value-type="float">
            <text:p>178</text:p>
          </table:table-cell>
          <table:table-cell table:style-name="ce121" office:value-type="float" office:value="1" calcext:value-type="float">
            <text:p>1</text:p>
          </table:table-cell>
          <table:table-cell table:style-name="ce98" table:formula="of:=IF([.R179]=&quot;&quot;;IF([.Q179]=&quot;R&quot;;VLOOKUP([.P179];[$'olah data'.$R$3:$'olah data'.$S$7];2);[.P179]);IF([.R179]=[.P179];[.P179];[.Q179]))" office:value-type="float" office:value="1" calcext:value-type="float">
            <text:p>1</text:p>
          </table:table-cell>
          <table:table-cell table:style-name="ce27" table:formula="of:=IFERROR(INDEX([$'olah data'.$B$4:$'olah data'.$N$39];MATCH([.$A179];[$'olah data'.D$4:$'olah data'.D$39];0);2);&quot;&quot;)">
            <text:p/>
          </table:table-cell>
          <table:table-cell table:style-name="ce27" table:formula="of:=IFERROR(INDEX([$'olah data'.$B$4:$'olah data'.$N$39];MATCH([.$A179];[$'olah data'.E$4:$'olah data'.E$39];0);2);&quot;&quot;)">
            <text:p/>
          </table:table-cell>
          <table:table-cell table:style-name="ce27" table:formula="of:=IFERROR(INDEX([$'olah data'.$B$4:$'olah data'.$N$39];MATCH([.$A179];[$'olah data'.F$4:$'olah data'.F$39];0);2);&quot;&quot;)">
            <text:p/>
          </table:table-cell>
          <table:table-cell table:style-name="ce27" table:formula="of:=IFERROR(INDEX([$'olah data'.$B$4:$'olah data'.$N$39];MATCH([.$A179];[$'olah data'.G$4:$'olah data'.G$39];0);2);&quot;&quot;)">
            <text:p/>
          </table:table-cell>
          <table:table-cell table:style-name="ce27" table:formula="of:=IFERROR(INDEX([$'olah data'.$B$4:$'olah data'.$N$39];MATCH([.$A179];[$'olah data'.H$4:$'olah data'.H$39];0);2);&quot;&quot;)" office:value-type="string" office:string-value="Self-acceptance vs. self-striving (10 items)" calcext:value-type="string">
            <text:p>Self-acceptance vs. self-striving (10 items)</text:p>
          </table:table-cell>
          <table:table-cell table:style-name="ce27" table:formula="of:=IFERROR(INDEX([$'olah data'.$B$4:$'olah data'.$N$39];MATCH([.$A179];[$'olah data'.I$4:$'olah data'.I$39];0);2);&quot;&quot;)">
            <text:p/>
          </table:table-cell>
          <table:table-cell table:style-name="ce27" table:formula="of:=IFERROR(INDEX([$'olah data'.$B$4:$'olah data'.$N$39];MATCH([.$A179];[$'olah data'.J$4:$'olah data'.J$39];0);2);&quot;&quot;)">
            <text:p/>
          </table:table-cell>
          <table:table-cell table:style-name="ce27" table:formula="of:=IFERROR(INDEX([$'olah data'.$B$4:$'olah data'.$N$39];MATCH([.$A179];[$'olah data'.K$4:$'olah data'.K$39];0);2);&quot;&quot;)">
            <text:p/>
          </table:table-cell>
          <table:table-cell table:style-name="ce27" table:formula="of:=IFERROR(INDEX([$'olah data'.$B$4:$'olah data'.$N$39];MATCH([.$A179];[$'olah data'.L$4:$'olah data'.L$39];0);2);&quot;&quot;)">
            <text:p/>
          </table:table-cell>
          <table:table-cell table:style-name="ce27" table:formula="of:=IFERROR(INDEX([$'olah data'.$B$4:$'olah data'.$N$39];MATCH([.$A179];[$'olah data'.M$4:$'olah data'.M$39];0);2);&quot;&quot;)">
            <text:p/>
          </table:table-cell>
          <table:table-cell table:style-name="ce27" table:formula="of:=IFERROR(INDEX([$'olah data'.$B$4:$'olah data'.$N$39];MATCH([.$A179];[$'olah data'.N$4:$'olah data'.N$39];0);2);&quot;&quot;)">
            <text:p/>
          </table:table-cell>
          <table:table-cell table:style-name="ce27" table:formula="of:=CONCATENATE([.D179];[.E179];[.F179];[.G179];[.H179];[.I179];[.J179];[.K179];[.L179];[.M179];[.N179])" office:value-type="string" office:string-value="Self-acceptance vs. self-striving (10 items)" calcext:value-type="string">
            <text:p>Self-acceptance vs. self-striving (10 items)</text:p>
          </table:table-cell>
          <table:table-cell table:style-name="ce84" table:formula="of:=[$'View Input'.Z28]"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79" calcext:value-type="float">
            <text:p>179</text:p>
          </table:table-cell>
          <table:table-cell table:style-name="ce121" office:value-type="float" office:value="5" calcext:value-type="float">
            <text:p>5</text:p>
          </table:table-cell>
          <table:table-cell table:style-name="ce98" table:formula="of:=IF([.R180]=&quot;&quot;;IF([.Q180]=&quot;R&quot;;VLOOKUP([.P180];[$'olah data'.$R$3:$'olah data'.$S$7];2);[.P180]);IF([.R180]=[.P180];[.P180];[.Q180]))" office:value-type="float" office:value="4" calcext:value-type="float">
            <text:p>4</text:p>
          </table:table-cell>
          <table:table-cell table:style-name="ce27" table:formula="of:=IFERROR(INDEX([$'olah data'.$B$4:$'olah data'.$N$39];MATCH([.$A180];[$'olah data'.D$4:$'olah data'.D$39];0);2);&quot;&quot;)">
            <text:p/>
          </table:table-cell>
          <table:table-cell table:style-name="ce27" table:formula="of:=IFERROR(INDEX([$'olah data'.$B$4:$'olah data'.$N$39];MATCH([.$A180];[$'olah data'.E$4:$'olah data'.E$39];0);2);&quot;&quot;)">
            <text:p/>
          </table:table-cell>
          <table:table-cell table:style-name="ce27" table:formula="of:=IFERROR(INDEX([$'olah data'.$B$4:$'olah data'.$N$39];MATCH([.$A180];[$'olah data'.F$4:$'olah data'.F$39];0);2);&quot;&quot;)">
            <text:p/>
          </table:table-cell>
          <table:table-cell table:style-name="ce27" table:formula="of:=IFERROR(INDEX([$'olah data'.$B$4:$'olah data'.$N$39];MATCH([.$A180];[$'olah data'.G$4:$'olah data'.G$39];0);2);&quot;&quot;)">
            <text:p/>
          </table:table-cell>
          <table:table-cell table:style-name="ce27" table:formula="of:=IFERROR(INDEX([$'olah data'.$B$4:$'olah data'.$N$39];MATCH([.$A180];[$'olah data'.H$4:$'olah data'.H$39];0);2);&quot;&quot;)">
            <text:p/>
          </table:table-cell>
          <table:table-cell table:style-name="ce27" table:formula="of:=IFERROR(INDEX([$'olah data'.$B$4:$'olah data'.$N$39];MATCH([.$A180];[$'olah data'.I$4:$'olah data'.I$39];0);2);&quot;&quot;)" office:value-type="string" office:string-value="Impulsiveness v. reflection (9 items)" calcext:value-type="string">
            <text:p>Impulsiveness v. reflection (9 items)</text:p>
          </table:table-cell>
          <table:table-cell table:style-name="ce27" table:formula="of:=IFERROR(INDEX([$'olah data'.$B$4:$'olah data'.$N$39];MATCH([.$A180];[$'olah data'.J$4:$'olah data'.J$39];0);2);&quot;&quot;)">
            <text:p/>
          </table:table-cell>
          <table:table-cell table:style-name="ce27" table:formula="of:=IFERROR(INDEX([$'olah data'.$B$4:$'olah data'.$N$39];MATCH([.$A180];[$'olah data'.K$4:$'olah data'.K$39];0);2);&quot;&quot;)">
            <text:p/>
          </table:table-cell>
          <table:table-cell table:style-name="ce27" table:formula="of:=IFERROR(INDEX([$'olah data'.$B$4:$'olah data'.$N$39];MATCH([.$A180];[$'olah data'.L$4:$'olah data'.L$39];0);2);&quot;&quot;)">
            <text:p/>
          </table:table-cell>
          <table:table-cell table:style-name="ce27" table:formula="of:=IFERROR(INDEX([$'olah data'.$B$4:$'olah data'.$N$39];MATCH([.$A180];[$'olah data'.M$4:$'olah data'.M$39];0);2);&quot;&quot;)">
            <text:p/>
          </table:table-cell>
          <table:table-cell table:style-name="ce27" table:formula="of:=IFERROR(INDEX([$'olah data'.$B$4:$'olah data'.$N$39];MATCH([.$A180];[$'olah data'.N$4:$'olah data'.N$39];0);2);&quot;&quot;)">
            <text:p/>
          </table:table-cell>
          <table:table-cell table:style-name="ce27" table:formula="of:=CONCATENATE([.D180];[.E180];[.F180];[.G180];[.H180];[.I180];[.J180];[.K180];[.L180];[.M180];[.N180])" office:value-type="string" office:string-value="Impulsiveness v. reflection (9 items)" calcext:value-type="string">
            <text:p>Impulsiveness v. reflection (9 items)</text:p>
          </table:table-cell>
          <table:table-cell table:style-name="ce84" table:formula="of:=[$'View Input'.Z29]"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180" calcext:value-type="float">
            <text:p>180</text:p>
          </table:table-cell>
          <table:table-cell table:style-name="ce121" office:value-type="float" office:value="1" calcext:value-type="float">
            <text:p>1</text:p>
          </table:table-cell>
          <table:table-cell table:style-name="ce98" table:formula="of:=IF([.R181]=&quot;&quot;;IF([.Q181]=&quot;R&quot;;VLOOKUP([.P181];[$'olah data'.$R$3:$'olah data'.$S$7];2);[.P181]);IF([.R181]=[.P181];[.P181];[.Q181]))" office:value-type="float" office:value="2" calcext:value-type="float">
            <text:p>2</text:p>
          </table:table-cell>
          <table:table-cell table:style-name="ce27" table:formula="of:=IFERROR(INDEX([$'olah data'.$B$4:$'olah data'.$N$39];MATCH([.$A181];[$'olah data'.D$4:$'olah data'.D$39];0);2);&quot;&quot;)">
            <text:p/>
          </table:table-cell>
          <table:table-cell table:style-name="ce27" table:formula="of:=IFERROR(INDEX([$'olah data'.$B$4:$'olah data'.$N$39];MATCH([.$A181];[$'olah data'.E$4:$'olah data'.E$39];0);2);&quot;&quot;)">
            <text:p/>
          </table:table-cell>
          <table:table-cell table:style-name="ce27" table:formula="of:=IFERROR(INDEX([$'olah data'.$B$4:$'olah data'.$N$39];MATCH([.$A181];[$'olah data'.F$4:$'olah data'.F$39];0);2);&quot;&quot;)">
            <text:p/>
          </table:table-cell>
          <table:table-cell table:style-name="ce27" table:formula="of:=IFERROR(INDEX([$'olah data'.$B$4:$'olah data'.$N$39];MATCH([.$A181];[$'olah data'.G$4:$'olah data'.G$39];0);2);&quot;&quot;)">
            <text:p/>
          </table:table-cell>
          <table:table-cell table:style-name="ce27" table:formula="of:=IFERROR(INDEX([$'olah data'.$B$4:$'olah data'.$N$39];MATCH([.$A181];[$'olah data'.H$4:$'olah data'.H$39];0);2);&quot;&quot;)">
            <text:p/>
          </table:table-cell>
          <table:table-cell table:style-name="ce27" table:formula="of:=IFERROR(INDEX([$'olah data'.$B$4:$'olah data'.$N$39];MATCH([.$A181];[$'olah data'.I$4:$'olah data'.I$39];0);2);&quot;&quot;)">
            <text:p/>
          </table:table-cell>
          <table:table-cell table:style-name="ce27" table:formula="of:=IFERROR(INDEX([$'olah data'.$B$4:$'olah data'.$N$39];MATCH([.$A181];[$'olah data'.J$4:$'olah data'.J$39];0);2);&quot;&quot;)" office:value-type="string" office:string-value="Shyness with strangers (7 items)" calcext:value-type="string">
            <text:p>Shyness with strangers (7 items)</text:p>
          </table:table-cell>
          <table:table-cell table:style-name="ce27" table:formula="of:=IFERROR(INDEX([$'olah data'.$B$4:$'olah data'.$N$39];MATCH([.$A181];[$'olah data'.K$4:$'olah data'.K$39];0);2);&quot;&quot;)">
            <text:p/>
          </table:table-cell>
          <table:table-cell table:style-name="ce27" table:formula="of:=IFERROR(INDEX([$'olah data'.$B$4:$'olah data'.$N$39];MATCH([.$A181];[$'olah data'.L$4:$'olah data'.L$39];0);2);&quot;&quot;)">
            <text:p/>
          </table:table-cell>
          <table:table-cell table:style-name="ce27" table:formula="of:=IFERROR(INDEX([$'olah data'.$B$4:$'olah data'.$N$39];MATCH([.$A181];[$'olah data'.M$4:$'olah data'.M$39];0);2);&quot;&quot;)">
            <text:p/>
          </table:table-cell>
          <table:table-cell table:style-name="ce27" table:formula="of:=IFERROR(INDEX([$'olah data'.$B$4:$'olah data'.$N$39];MATCH([.$A181];[$'olah data'.N$4:$'olah data'.N$39];0);2);&quot;&quot;)">
            <text:p/>
          </table:table-cell>
          <table:table-cell table:style-name="ce27" table:formula="of:=CONCATENATE([.D181];[.E181];[.F181];[.G181];[.H181];[.I181];[.J181];[.K181];[.L181];[.M181];[.N181])" office:value-type="string" office:string-value="Shyness with strangers (7 items)" calcext:value-type="string">
            <text:p>Shyness with strangers (7 items)</text:p>
          </table:table-cell>
          <table:table-cell table:style-name="ce84" table:formula="of:=[$'View Input'.Z30]" office:value-type="float" office:value="4" calcext:value-type="float">
            <text:p>4</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81" calcext:value-type="float">
            <text:p>181</text:p>
          </table:table-cell>
          <table:table-cell table:style-name="ce121" office:value-type="float" office:value="5" calcext:value-type="float">
            <text:p>5</text:p>
          </table:table-cell>
          <table:table-cell table:style-name="ce98" table:formula="of:=IF([.R182]=&quot;&quot;;IF([.Q182]=&quot;R&quot;;VLOOKUP([.P182];[$'olah data'.$R$3:$'olah data'.$S$7];2);[.P182]);IF([.R182]=[.P182];[.P182];[.Q182]))" office:value-type="float" office:value="2" calcext:value-type="float">
            <text:p>2</text:p>
          </table:table-cell>
          <table:table-cell table:style-name="ce27" table:formula="of:=IFERROR(INDEX([$'olah data'.$B$4:$'olah data'.$N$39];MATCH([.$A182];[$'olah data'.D$4:$'olah data'.D$39];0);2);&quot;&quot;)">
            <text:p/>
          </table:table-cell>
          <table:table-cell table:style-name="ce27" table:formula="of:=IFERROR(INDEX([$'olah data'.$B$4:$'olah data'.$N$39];MATCH([.$A182];[$'olah data'.E$4:$'olah data'.E$39];0);2);&quot;&quot;)">
            <text:p/>
          </table:table-cell>
          <table:table-cell table:style-name="ce27" table:formula="of:=IFERROR(INDEX([$'olah data'.$B$4:$'olah data'.$N$39];MATCH([.$A182];[$'olah data'.F$4:$'olah data'.F$39];0);2);&quot;&quot;)">
            <text:p/>
          </table:table-cell>
          <table:table-cell table:style-name="ce27" table:formula="of:=IFERROR(INDEX([$'olah data'.$B$4:$'olah data'.$N$39];MATCH([.$A182];[$'olah data'.G$4:$'olah data'.G$39];0);2);&quot;&quot;)">
            <text:p/>
          </table:table-cell>
          <table:table-cell table:style-name="ce27" table:formula="of:=IFERROR(INDEX([$'olah data'.$B$4:$'olah data'.$N$39];MATCH([.$A182];[$'olah data'.H$4:$'olah data'.H$39];0);2);&quot;&quot;)" office:value-type="string" office:string-value="Sentimentality (8 items)" calcext:value-type="string">
            <text:p>Sentimentality (8 items)</text:p>
          </table:table-cell>
          <table:table-cell table:style-name="ce27" table:formula="of:=IFERROR(INDEX([$'olah data'.$B$4:$'olah data'.$N$39];MATCH([.$A182];[$'olah data'.I$4:$'olah data'.I$39];0);2);&quot;&quot;)">
            <text:p/>
          </table:table-cell>
          <table:table-cell table:style-name="ce27" table:formula="of:=IFERROR(INDEX([$'olah data'.$B$4:$'olah data'.$N$39];MATCH([.$A182];[$'olah data'.J$4:$'olah data'.J$39];0);2);&quot;&quot;)">
            <text:p/>
          </table:table-cell>
          <table:table-cell table:style-name="ce27" table:formula="of:=IFERROR(INDEX([$'olah data'.$B$4:$'olah data'.$N$39];MATCH([.$A182];[$'olah data'.K$4:$'olah data'.K$39];0);2);&quot;&quot;)">
            <text:p/>
          </table:table-cell>
          <table:table-cell table:style-name="ce27" table:formula="of:=IFERROR(INDEX([$'olah data'.$B$4:$'olah data'.$N$39];MATCH([.$A182];[$'olah data'.L$4:$'olah data'.L$39];0);2);&quot;&quot;)">
            <text:p/>
          </table:table-cell>
          <table:table-cell table:style-name="ce27" table:formula="of:=IFERROR(INDEX([$'olah data'.$B$4:$'olah data'.$N$39];MATCH([.$A182];[$'olah data'.M$4:$'olah data'.M$39];0);2);&quot;&quot;)">
            <text:p/>
          </table:table-cell>
          <table:table-cell table:style-name="ce27" table:formula="of:=IFERROR(INDEX([$'olah data'.$B$4:$'olah data'.$N$39];MATCH([.$A182];[$'olah data'.N$4:$'olah data'.N$39];0);2);&quot;&quot;)">
            <text:p/>
          </table:table-cell>
          <table:table-cell table:style-name="ce27" table:formula="of:=CONCATENATE([.D182];[.E182];[.F182];[.G182];[.H182];[.I182];[.J182];[.K182];[.L182];[.M182];[.N182])" office:value-type="string" office:string-value="Sentimentality (8 items)" calcext:value-type="string">
            <text:p>Sentimentality (8 items)</text:p>
          </table:table-cell>
          <table:table-cell table:style-name="ce84" table:formula="of:=[$'View Input'.AC11]" office:value-type="float" office:value="2" calcext:value-type="float">
            <text:p>2</text:p>
          </table:table-cell>
          <table:table-cell table:style-name="ce46" table:number-columns-repeated="2"/>
          <table:table-cell table:style-name="ce123"/>
          <table:table-cell table:number-columns-repeated="1005"/>
        </table:table-row>
        <table:table-row table:style-name="ro3">
          <table:table-cell table:style-name="ce29" office:value-type="float" office:value="182" calcext:value-type="float">
            <text:p>182</text:p>
          </table:table-cell>
          <table:table-cell table:style-name="ce121" office:value-type="float" office:value="4" calcext:value-type="float">
            <text:p>4</text:p>
          </table:table-cell>
          <table:table-cell table:style-name="ce98" table:formula="of:=IF([.R183]=&quot;&quot;;IF([.Q183]=&quot;R&quot;;VLOOKUP([.P183];[$'olah data'.$R$3:$'olah data'.$S$7];2);[.P183]);IF([.R183]=[.P183];[.P183];[.Q183]))" office:value-type="float" office:value="1" calcext:value-type="float">
            <text:p>1</text:p>
          </table:table-cell>
          <table:table-cell table:style-name="ce27" table:formula="of:=IFERROR(INDEX([$'olah data'.$B$4:$'olah data'.$N$39];MATCH([.$A183];[$'olah data'.D$4:$'olah data'.D$39];0);2);&quot;&quot;)">
            <text:p/>
          </table:table-cell>
          <table:table-cell table:style-name="ce27" table:formula="of:=IFERROR(INDEX([$'olah data'.$B$4:$'olah data'.$N$39];MATCH([.$A183];[$'olah data'.E$4:$'olah data'.E$39];0);2);&quot;&quot;)">
            <text:p/>
          </table:table-cell>
          <table:table-cell table:style-name="ce27" table:formula="of:=IFERROR(INDEX([$'olah data'.$B$4:$'olah data'.$N$39];MATCH([.$A183];[$'olah data'.F$4:$'olah data'.F$39];0);2);&quot;&quot;)">
            <text:p/>
          </table:table-cell>
          <table:table-cell table:style-name="ce27" table:formula="of:=IFERROR(INDEX([$'olah data'.$B$4:$'olah data'.$N$39];MATCH([.$A183];[$'olah data'.G$4:$'olah data'.G$39];0);2);&quot;&quot;)">
            <text:p/>
          </table:table-cell>
          <table:table-cell table:style-name="ce27" table:formula="of:=IFERROR(INDEX([$'olah data'.$B$4:$'olah data'.$N$39];MATCH([.$A183];[$'olah data'.H$4:$'olah data'.H$39];0);2);&quot;&quot;)">
            <text:p/>
          </table:table-cell>
          <table:table-cell table:style-name="ce27" table:formula="of:=IFERROR(INDEX([$'olah data'.$B$4:$'olah data'.$N$39];MATCH([.$A183];[$'olah data'.I$4:$'olah data'.I$39];0);2);&quot;&quot;)" office:value-type="string" office:string-value="Self-acceptance vs. self-striving (10 items)" calcext:value-type="string">
            <text:p>Self-acceptance vs. self-striving (10 items)</text:p>
          </table:table-cell>
          <table:table-cell table:style-name="ce27" table:formula="of:=IFERROR(INDEX([$'olah data'.$B$4:$'olah data'.$N$39];MATCH([.$A183];[$'olah data'.J$4:$'olah data'.J$39];0);2);&quot;&quot;)">
            <text:p/>
          </table:table-cell>
          <table:table-cell table:style-name="ce27" table:formula="of:=IFERROR(INDEX([$'olah data'.$B$4:$'olah data'.$N$39];MATCH([.$A183];[$'olah data'.K$4:$'olah data'.K$39];0);2);&quot;&quot;)">
            <text:p/>
          </table:table-cell>
          <table:table-cell table:style-name="ce27" table:formula="of:=IFERROR(INDEX([$'olah data'.$B$4:$'olah data'.$N$39];MATCH([.$A183];[$'olah data'.L$4:$'olah data'.L$39];0);2);&quot;&quot;)">
            <text:p/>
          </table:table-cell>
          <table:table-cell table:style-name="ce27" table:formula="of:=IFERROR(INDEX([$'olah data'.$B$4:$'olah data'.$N$39];MATCH([.$A183];[$'olah data'.M$4:$'olah data'.M$39];0);2);&quot;&quot;)">
            <text:p/>
          </table:table-cell>
          <table:table-cell table:style-name="ce27" table:formula="of:=IFERROR(INDEX([$'olah data'.$B$4:$'olah data'.$N$39];MATCH([.$A183];[$'olah data'.N$4:$'olah data'.N$39];0);2);&quot;&quot;)">
            <text:p/>
          </table:table-cell>
          <table:table-cell table:style-name="ce27" table:formula="of:=CONCATENATE([.D183];[.E183];[.F183];[.G183];[.H183];[.I183];[.J183];[.K183];[.L183];[.M183];[.N183])" office:value-type="string" office:string-value="Self-acceptance vs. self-striving (10 items)" calcext:value-type="string">
            <text:p>Self-acceptance vs. self-striving (10 items)</text:p>
          </table:table-cell>
          <table:table-cell table:style-name="ce84" table:formula="of:=[$'View Input'.AC12]"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83" calcext:value-type="float">
            <text:p>183</text:p>
          </table:table-cell>
          <table:table-cell table:style-name="ce121" office:value-type="float" office:value="3" calcext:value-type="float">
            <text:p>3</text:p>
          </table:table-cell>
          <table:table-cell table:style-name="ce98" table:formula="of:=IF([.R184]=&quot;&quot;;IF([.Q184]=&quot;R&quot;;VLOOKUP([.P184];[$'olah data'.$R$3:$'olah data'.$S$7];2);[.P184]);IF([.R184]=[.P184];[.P184];[.Q184]))" office:value-type="float" office:value="3" calcext:value-type="float">
            <text:p>3</text:p>
          </table:table-cell>
          <table:table-cell table:style-name="ce27" table:formula="of:=IFERROR(INDEX([$'olah data'.$B$4:$'olah data'.$N$39];MATCH([.$A184];[$'olah data'.D$4:$'olah data'.D$39];0);2);&quot;&quot;)">
            <text:p/>
          </table:table-cell>
          <table:table-cell table:style-name="ce27" table:formula="of:=IFERROR(INDEX([$'olah data'.$B$4:$'olah data'.$N$39];MATCH([.$A184];[$'olah data'.E$4:$'olah data'.E$39];0);2);&quot;&quot;)">
            <text:p/>
          </table:table-cell>
          <table:table-cell table:style-name="ce27" table:formula="of:=IFERROR(INDEX([$'olah data'.$B$4:$'olah data'.$N$39];MATCH([.$A184];[$'olah data'.F$4:$'olah data'.F$39];0);2);&quot;&quot;)" office:value-type="string" office:string-value="Helpfulness vs. unhelpfulness (8 items)" calcext:value-type="string">
            <text:p>Helpfulness vs. unhelpfulness (8 items)</text:p>
          </table:table-cell>
          <table:table-cell table:style-name="ce27" table:formula="of:=IFERROR(INDEX([$'olah data'.$B$4:$'olah data'.$N$39];MATCH([.$A184];[$'olah data'.G$4:$'olah data'.G$39];0);2);&quot;&quot;)">
            <text:p/>
          </table:table-cell>
          <table:table-cell table:style-name="ce27" table:formula="of:=IFERROR(INDEX([$'olah data'.$B$4:$'olah data'.$N$39];MATCH([.$A184];[$'olah data'.H$4:$'olah data'.H$39];0);2);&quot;&quot;)">
            <text:p/>
          </table:table-cell>
          <table:table-cell table:style-name="ce27" table:formula="of:=IFERROR(INDEX([$'olah data'.$B$4:$'olah data'.$N$39];MATCH([.$A184];[$'olah data'.I$4:$'olah data'.I$39];0);2);&quot;&quot;)">
            <text:p/>
          </table:table-cell>
          <table:table-cell table:style-name="ce27" table:formula="of:=IFERROR(INDEX([$'olah data'.$B$4:$'olah data'.$N$39];MATCH([.$A184];[$'olah data'.J$4:$'olah data'.J$39];0);2);&quot;&quot;)">
            <text:p/>
          </table:table-cell>
          <table:table-cell table:style-name="ce27" table:formula="of:=IFERROR(INDEX([$'olah data'.$B$4:$'olah data'.$N$39];MATCH([.$A184];[$'olah data'.K$4:$'olah data'.K$39];0);2);&quot;&quot;)">
            <text:p/>
          </table:table-cell>
          <table:table-cell table:style-name="ce27" table:formula="of:=IFERROR(INDEX([$'olah data'.$B$4:$'olah data'.$N$39];MATCH([.$A184];[$'olah data'.L$4:$'olah data'.L$39];0);2);&quot;&quot;)">
            <text:p/>
          </table:table-cell>
          <table:table-cell table:style-name="ce27" table:formula="of:=IFERROR(INDEX([$'olah data'.$B$4:$'olah data'.$N$39];MATCH([.$A184];[$'olah data'.M$4:$'olah data'.M$39];0);2);&quot;&quot;)">
            <text:p/>
          </table:table-cell>
          <table:table-cell table:style-name="ce27" table:formula="of:=IFERROR(INDEX([$'olah data'.$B$4:$'olah data'.$N$39];MATCH([.$A184];[$'olah data'.N$4:$'olah data'.N$39];0);2);&quot;&quot;)">
            <text:p/>
          </table:table-cell>
          <table:table-cell table:style-name="ce27" table:formula="of:=CONCATENATE([.D184];[.E184];[.F184];[.G184];[.H184];[.I184];[.J184];[.K184];[.L184];[.M184];[.N184])" office:value-type="string" office:string-value="Helpfulness vs. unhelpfulness (8 items)" calcext:value-type="string">
            <text:p>Helpfulness vs. unhelpfulness (8 items)</text:p>
          </table:table-cell>
          <table:table-cell table:style-name="ce84" table:formula="of:=[$'View Input'.AC13]" office:value-type="float" office:value="3" calcext:value-type="float">
            <text:p>3</text:p>
          </table:table-cell>
          <table:table-cell table:style-name="ce46" table:number-columns-repeated="2"/>
          <table:table-cell table:style-name="ce123"/>
          <table:table-cell table:number-columns-repeated="1005"/>
        </table:table-row>
        <table:table-row table:style-name="ro3">
          <table:table-cell table:style-name="ce29" office:value-type="float" office:value="184" calcext:value-type="float">
            <text:p>184</text:p>
          </table:table-cell>
          <table:table-cell table:style-name="ce121" office:value-type="float" office:value="3" calcext:value-type="float">
            <text:p>3</text:p>
          </table:table-cell>
          <table:table-cell table:style-name="ce98" table:formula="of:=IF([.R185]=&quot;&quot;;IF([.Q185]=&quot;R&quot;;VLOOKUP([.P185];[$'olah data'.$R$3:$'olah data'.$S$7];2);[.P185]);IF([.R185]=[.P185];[.P185];[.Q185]))" office:value-type="float" office:value="1" calcext:value-type="float">
            <text:p>1</text:p>
          </table:table-cell>
          <table:table-cell table:style-name="ce27" table:formula="of:=IFERROR(INDEX([$'olah data'.$B$4:$'olah data'.$N$39];MATCH([.$A185];[$'olah data'.D$4:$'olah data'.D$39];0);2);&quot;&quot;)" office:value-type="string" office:string-value="Resourcefulness (5 items)" calcext:value-type="string">
            <text:p>Resourcefulness (5 items)</text:p>
          </table:table-cell>
          <table:table-cell table:style-name="ce27" table:formula="of:=IFERROR(INDEX([$'olah data'.$B$4:$'olah data'.$N$39];MATCH([.$A185];[$'olah data'.E$4:$'olah data'.E$39];0);2);&quot;&quot;)">
            <text:p/>
          </table:table-cell>
          <table:table-cell table:style-name="ce27" table:formula="of:=IFERROR(INDEX([$'olah data'.$B$4:$'olah data'.$N$39];MATCH([.$A185];[$'olah data'.F$4:$'olah data'.F$39];0);2);&quot;&quot;)">
            <text:p/>
          </table:table-cell>
          <table:table-cell table:style-name="ce27" table:formula="of:=IFERROR(INDEX([$'olah data'.$B$4:$'olah data'.$N$39];MATCH([.$A185];[$'olah data'.G$4:$'olah data'.G$39];0);2);&quot;&quot;)">
            <text:p/>
          </table:table-cell>
          <table:table-cell table:style-name="ce27" table:formula="of:=IFERROR(INDEX([$'olah data'.$B$4:$'olah data'.$N$39];MATCH([.$A185];[$'olah data'.H$4:$'olah data'.H$39];0);2);&quot;&quot;)">
            <text:p/>
          </table:table-cell>
          <table:table-cell table:style-name="ce27" table:formula="of:=IFERROR(INDEX([$'olah data'.$B$4:$'olah data'.$N$39];MATCH([.$A185];[$'olah data'.I$4:$'olah data'.I$39];0);2);&quot;&quot;)">
            <text:p/>
          </table:table-cell>
          <table:table-cell table:style-name="ce27" table:formula="of:=IFERROR(INDEX([$'olah data'.$B$4:$'olah data'.$N$39];MATCH([.$A185];[$'olah data'.J$4:$'olah data'.J$39];0);2);&quot;&quot;)">
            <text:p/>
          </table:table-cell>
          <table:table-cell table:style-name="ce27" table:formula="of:=IFERROR(INDEX([$'olah data'.$B$4:$'olah data'.$N$39];MATCH([.$A185];[$'olah data'.K$4:$'olah data'.K$39];0);2);&quot;&quot;)">
            <text:p/>
          </table:table-cell>
          <table:table-cell table:style-name="ce27" table:formula="of:=IFERROR(INDEX([$'olah data'.$B$4:$'olah data'.$N$39];MATCH([.$A185];[$'olah data'.L$4:$'olah data'.L$39];0);2);&quot;&quot;)">
            <text:p/>
          </table:table-cell>
          <table:table-cell table:style-name="ce27" table:formula="of:=IFERROR(INDEX([$'olah data'.$B$4:$'olah data'.$N$39];MATCH([.$A185];[$'olah data'.M$4:$'olah data'.M$39];0);2);&quot;&quot;)">
            <text:p/>
          </table:table-cell>
          <table:table-cell table:style-name="ce27" table:formula="of:=IFERROR(INDEX([$'olah data'.$B$4:$'olah data'.$N$39];MATCH([.$A185];[$'olah data'.N$4:$'olah data'.N$39];0);2);&quot;&quot;)">
            <text:p/>
          </table:table-cell>
          <table:table-cell table:style-name="ce27" table:formula="of:=CONCATENATE([.D185];[.E185];[.F185];[.G185];[.H185];[.I185];[.J185];[.K185];[.L185];[.M185];[.N185])" office:value-type="string" office:string-value="Resourcefulness (5 items)" calcext:value-type="string">
            <text:p>Resourcefulness (5 items)</text:p>
          </table:table-cell>
          <table:table-cell table:style-name="ce84" table:formula="of:=[$'View Input'.AC14]"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85" calcext:value-type="float">
            <text:p>185</text:p>
          </table:table-cell>
          <table:table-cell table:style-name="ce121" office:value-type="float" office:value="3" calcext:value-type="float">
            <text:p>3</text:p>
          </table:table-cell>
          <table:table-cell table:style-name="ce98" table:formula="of:=IF([.R186]=&quot;&quot;;IF([.Q186]=&quot;R&quot;;VLOOKUP([.P186];[$'olah data'.$R$3:$'olah data'.$S$7];2);[.P186]);IF([.R186]=[.P186];[.P186];[.Q186]))" office:value-type="float" office:value="1" calcext:value-type="float">
            <text:p>1</text:p>
          </table:table-cell>
          <table:table-cell table:style-name="ce27" table:formula="of:=IFERROR(INDEX([$'olah data'.$B$4:$'olah data'.$N$39];MATCH([.$A186];[$'olah data'.D$4:$'olah data'.D$39];0);2);&quot;&quot;)">
            <text:p/>
          </table:table-cell>
          <table:table-cell table:style-name="ce27" table:formula="of:=IFERROR(INDEX([$'olah data'.$B$4:$'olah data'.$N$39];MATCH([.$A186];[$'olah data'.E$4:$'olah data'.E$39];0);2);&quot;&quot;)">
            <text:p/>
          </table:table-cell>
          <table:table-cell table:style-name="ce27" table:formula="of:=IFERROR(INDEX([$'olah data'.$B$4:$'olah data'.$N$39];MATCH([.$A186];[$'olah data'.F$4:$'olah data'.F$39];0);2);&quot;&quot;)">
            <text:p/>
          </table:table-cell>
          <table:table-cell table:style-name="ce27" table:formula="of:=IFERROR(INDEX([$'olah data'.$B$4:$'olah data'.$N$39];MATCH([.$A186];[$'olah data'.G$4:$'olah data'.G$39];0);2);&quot;&quot;)">
            <text:p/>
          </table:table-cell>
          <table:table-cell table:style-name="ce27" table:formula="of:=IFERROR(INDEX([$'olah data'.$B$4:$'olah data'.$N$39];MATCH([.$A186];[$'olah data'.H$4:$'olah data'.H$39];0);2);&quot;&quot;)">
            <text:p/>
          </table:table-cell>
          <table:table-cell table:style-name="ce27" table:formula="of:=IFERROR(INDEX([$'olah data'.$B$4:$'olah data'.$N$39];MATCH([.$A186];[$'olah data'.I$4:$'olah data'.I$39];0);2);&quot;&quot;)">
            <text:p/>
          </table:table-cell>
          <table:table-cell table:style-name="ce27" table:formula="of:=IFERROR(INDEX([$'olah data'.$B$4:$'olah data'.$N$39];MATCH([.$A186];[$'olah data'.J$4:$'olah data'.J$39];0);2);&quot;&quot;)" office:value-type="string" office:string-value="Helpfulness vs. unhelpfulness (8 items)" calcext:value-type="string">
            <text:p>Helpfulness vs. unhelpfulness (8 items)</text:p>
          </table:table-cell>
          <table:table-cell table:style-name="ce27" table:formula="of:=IFERROR(INDEX([$'olah data'.$B$4:$'olah data'.$N$39];MATCH([.$A186];[$'olah data'.K$4:$'olah data'.K$39];0);2);&quot;&quot;)">
            <text:p/>
          </table:table-cell>
          <table:table-cell table:style-name="ce27" table:formula="of:=IFERROR(INDEX([$'olah data'.$B$4:$'olah data'.$N$39];MATCH([.$A186];[$'olah data'.L$4:$'olah data'.L$39];0);2);&quot;&quot;)">
            <text:p/>
          </table:table-cell>
          <table:table-cell table:style-name="ce27" table:formula="of:=IFERROR(INDEX([$'olah data'.$B$4:$'olah data'.$N$39];MATCH([.$A186];[$'olah data'.M$4:$'olah data'.M$39];0);2);&quot;&quot;)">
            <text:p/>
          </table:table-cell>
          <table:table-cell table:style-name="ce27" table:formula="of:=IFERROR(INDEX([$'olah data'.$B$4:$'olah data'.$N$39];MATCH([.$A186];[$'olah data'.N$4:$'olah data'.N$39];0);2);&quot;&quot;)">
            <text:p/>
          </table:table-cell>
          <table:table-cell table:style-name="ce27" table:formula="of:=CONCATENATE([.D186];[.E186];[.F186];[.G186];[.H186];[.I186];[.J186];[.K186];[.L186];[.M186];[.N186])" office:value-type="string" office:string-value="Helpfulness vs. unhelpfulness (8 items)" calcext:value-type="string">
            <text:p>Helpfulness vs. unhelpfulness (8 items)</text:p>
          </table:table-cell>
          <table:table-cell table:style-name="ce84" table:formula="of:=[$'View Input'.AC15]"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86" calcext:value-type="float">
            <text:p>186</text:p>
          </table:table-cell>
          <table:table-cell table:style-name="ce121" office:value-type="float" office:value="2" calcext:value-type="float">
            <text:p>2</text:p>
          </table:table-cell>
          <table:table-cell table:style-name="ce98" table:formula="of:=IF([.R187]=&quot;&quot;;IF([.Q187]=&quot;R&quot;;VLOOKUP([.P187];[$'olah data'.$R$3:$'olah data'.$S$7];2);[.P187]);IF([.R187]=[.P187];[.P187];[.Q187]))" office:value-type="float" office:value="1" calcext:value-type="float">
            <text:p>1</text:p>
          </table:table-cell>
          <table:table-cell table:style-name="ce27" table:formula="of:=IFERROR(INDEX([$'olah data'.$B$4:$'olah data'.$N$39];MATCH([.$A187];[$'olah data'.D$4:$'olah data'.D$39];0);2);&quot;&quot;)">
            <text:p/>
          </table:table-cell>
          <table:table-cell table:style-name="ce27" table:formula="of:=IFERROR(INDEX([$'olah data'.$B$4:$'olah data'.$N$39];MATCH([.$A187];[$'olah data'.E$4:$'olah data'.E$39];0);2);&quot;&quot;)">
            <text:p/>
          </table:table-cell>
          <table:table-cell table:style-name="ce27" table:formula="of:=IFERROR(INDEX([$'olah data'.$B$4:$'olah data'.$N$39];MATCH([.$A187];[$'olah data'.F$4:$'olah data'.F$39];0);2);&quot;&quot;)">
            <text:p/>
          </table:table-cell>
          <table:table-cell table:style-name="ce27" table:formula="of:=IFERROR(INDEX([$'olah data'.$B$4:$'olah data'.$N$39];MATCH([.$A187];[$'olah data'.G$4:$'olah data'.G$39];0);2);&quot;&quot;)" office:value-type="string" office:string-value="Fatigability v. asthenia (8 items)" calcext:value-type="string">
            <text:p>Fatigability v. asthenia (8 items)</text:p>
          </table:table-cell>
          <table:table-cell table:style-name="ce27" table:formula="of:=IFERROR(INDEX([$'olah data'.$B$4:$'olah data'.$N$39];MATCH([.$A187];[$'olah data'.H$4:$'olah data'.H$39];0);2);&quot;&quot;)">
            <text:p/>
          </table:table-cell>
          <table:table-cell table:style-name="ce27" table:formula="of:=IFERROR(INDEX([$'olah data'.$B$4:$'olah data'.$N$39];MATCH([.$A187];[$'olah data'.I$4:$'olah data'.I$39];0);2);&quot;&quot;)">
            <text:p/>
          </table:table-cell>
          <table:table-cell table:style-name="ce27" table:formula="of:=IFERROR(INDEX([$'olah data'.$B$4:$'olah data'.$N$39];MATCH([.$A187];[$'olah data'.J$4:$'olah data'.J$39];0);2);&quot;&quot;)">
            <text:p/>
          </table:table-cell>
          <table:table-cell table:style-name="ce27" table:formula="of:=IFERROR(INDEX([$'olah data'.$B$4:$'olah data'.$N$39];MATCH([.$A187];[$'olah data'.K$4:$'olah data'.K$39];0);2);&quot;&quot;)">
            <text:p/>
          </table:table-cell>
          <table:table-cell table:style-name="ce27" table:formula="of:=IFERROR(INDEX([$'olah data'.$B$4:$'olah data'.$N$39];MATCH([.$A187];[$'olah data'.L$4:$'olah data'.L$39];0);2);&quot;&quot;)">
            <text:p/>
          </table:table-cell>
          <table:table-cell table:style-name="ce27" table:formula="of:=IFERROR(INDEX([$'olah data'.$B$4:$'olah data'.$N$39];MATCH([.$A187];[$'olah data'.M$4:$'olah data'.M$39];0);2);&quot;&quot;)">
            <text:p/>
          </table:table-cell>
          <table:table-cell table:style-name="ce27" table:formula="of:=IFERROR(INDEX([$'olah data'.$B$4:$'olah data'.$N$39];MATCH([.$A187];[$'olah data'.N$4:$'olah data'.N$39];0);2);&quot;&quot;)">
            <text:p/>
          </table:table-cell>
          <table:table-cell table:style-name="ce27" table:formula="of:=CONCATENATE([.D187];[.E187];[.F187];[.G187];[.H187];[.I187];[.J187];[.K187];[.L187];[.M187];[.N187])" office:value-type="string" office:string-value="Fatigability v. asthenia (8 items)" calcext:value-type="string">
            <text:p>Fatigability v. asthenia (8 items)</text:p>
          </table:table-cell>
          <table:table-cell table:style-name="ce84" table:formula="of:=[$'View Input'.AC16]"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87" calcext:value-type="float">
            <text:p>187</text:p>
          </table:table-cell>
          <table:table-cell table:style-name="ce121" office:value-type="float" office:value="1" calcext:value-type="float">
            <text:p>1</text:p>
          </table:table-cell>
          <table:table-cell table:style-name="ce98" table:formula="of:=IF([.R188]=&quot;&quot;;IF([.Q188]=&quot;R&quot;;VLOOKUP([.P188];[$'olah data'.$R$3:$'olah data'.$S$7];2);[.P188]);IF([.R188]=[.P188];[.P188];[.Q188]))" office:value-type="float" office:value="4" calcext:value-type="float">
            <text:p>4</text:p>
          </table:table-cell>
          <table:table-cell table:style-name="ce27" table:formula="of:=IFERROR(INDEX([$'olah data'.$B$4:$'olah data'.$N$39];MATCH([.$A188];[$'olah data'.D$4:$'olah data'.D$39];0);2);&quot;&quot;)">
            <text:p/>
          </table:table-cell>
          <table:table-cell table:style-name="ce27" table:formula="of:=IFERROR(INDEX([$'olah data'.$B$4:$'olah data'.$N$39];MATCH([.$A188];[$'olah data'.E$4:$'olah data'.E$39];0);2);&quot;&quot;)">
            <text:p/>
          </table:table-cell>
          <table:table-cell table:style-name="ce27" table:formula="of:=IFERROR(INDEX([$'olah data'.$B$4:$'olah data'.$N$39];MATCH([.$A188];[$'olah data'.F$4:$'olah data'.F$39];0);2);&quot;&quot;)" office:value-type="string" office:string-value="Pure-hearted conscience vs. self-serving advantage (8 items)" calcext:value-type="string">
            <text:p>Pure-hearted conscience vs. self-serving advantage (8 items)</text:p>
          </table:table-cell>
          <table:table-cell table:style-name="ce27" table:formula="of:=IFERROR(INDEX([$'olah data'.$B$4:$'olah data'.$N$39];MATCH([.$A188];[$'olah data'.G$4:$'olah data'.G$39];0);2);&quot;&quot;)">
            <text:p/>
          </table:table-cell>
          <table:table-cell table:style-name="ce27" table:formula="of:=IFERROR(INDEX([$'olah data'.$B$4:$'olah data'.$N$39];MATCH([.$A188];[$'olah data'.H$4:$'olah data'.H$39];0);2);&quot;&quot;)">
            <text:p/>
          </table:table-cell>
          <table:table-cell table:style-name="ce27" table:formula="of:=IFERROR(INDEX([$'olah data'.$B$4:$'olah data'.$N$39];MATCH([.$A188];[$'olah data'.I$4:$'olah data'.I$39];0);2);&quot;&quot;)">
            <text:p/>
          </table:table-cell>
          <table:table-cell table:style-name="ce27" table:formula="of:=IFERROR(INDEX([$'olah data'.$B$4:$'olah data'.$N$39];MATCH([.$A188];[$'olah data'.J$4:$'olah data'.J$39];0);2);&quot;&quot;)">
            <text:p/>
          </table:table-cell>
          <table:table-cell table:style-name="ce27" table:formula="of:=IFERROR(INDEX([$'olah data'.$B$4:$'olah data'.$N$39];MATCH([.$A188];[$'olah data'.K$4:$'olah data'.K$39];0);2);&quot;&quot;)">
            <text:p/>
          </table:table-cell>
          <table:table-cell table:style-name="ce27" table:formula="of:=IFERROR(INDEX([$'olah data'.$B$4:$'olah data'.$N$39];MATCH([.$A188];[$'olah data'.L$4:$'olah data'.L$39];0);2);&quot;&quot;)">
            <text:p/>
          </table:table-cell>
          <table:table-cell table:style-name="ce27" table:formula="of:=IFERROR(INDEX([$'olah data'.$B$4:$'olah data'.$N$39];MATCH([.$A188];[$'olah data'.M$4:$'olah data'.M$39];0);2);&quot;&quot;)">
            <text:p/>
          </table:table-cell>
          <table:table-cell table:style-name="ce27" table:formula="of:=IFERROR(INDEX([$'olah data'.$B$4:$'olah data'.$N$39];MATCH([.$A188];[$'olah data'.N$4:$'olah data'.N$39];0);2);&quot;&quot;)">
            <text:p/>
          </table:table-cell>
          <table:table-cell table:style-name="ce27" table:formula="of:=CONCATENATE([.D188];[.E188];[.F188];[.G188];[.H188];[.I188];[.J188];[.K188];[.L188];[.M188];[.N188])" office:value-type="string" office:string-value="Pure-hearted conscience vs. self-serving advantage (8 items)" calcext:value-type="string">
            <text:p>Pure-hearted conscience vs. self-serving advantage (8 items)</text:p>
          </table:table-cell>
          <table:table-cell table:style-name="ce84" table:formula="of:=[$'View Input'.AC17]"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188" calcext:value-type="float">
            <text:p>188</text:p>
          </table:table-cell>
          <table:table-cell table:style-name="ce121" office:value-type="float" office:value="5" calcext:value-type="float">
            <text:p>5</text:p>
          </table:table-cell>
          <table:table-cell table:style-name="ce98" table:formula="of:=IF([.R189]=&quot;&quot;;IF([.Q189]=&quot;R&quot;;VLOOKUP([.P189];[$'olah data'.$R$3:$'olah data'.$S$7];2);[.P189]);IF([.R189]=[.P189];[.P189];[.Q189]))" office:value-type="float" office:value="3" calcext:value-type="float">
            <text:p>3</text:p>
          </table:table-cell>
          <table:table-cell table:style-name="ce27" table:formula="of:=IFERROR(INDEX([$'olah data'.$B$4:$'olah data'.$N$39];MATCH([.$A189];[$'olah data'.D$4:$'olah data'.D$39];0);2);&quot;&quot;)">
            <text:p/>
          </table:table-cell>
          <table:table-cell table:style-name="ce27" table:formula="of:=IFERROR(INDEX([$'olah data'.$B$4:$'olah data'.$N$39];MATCH([.$A189];[$'olah data'.E$4:$'olah data'.E$39];0);2);&quot;&quot;)">
            <text:p/>
          </table:table-cell>
          <table:table-cell table:style-name="ce27" table:formula="of:=IFERROR(INDEX([$'olah data'.$B$4:$'olah data'.$N$39];MATCH([.$A189];[$'olah data'.F$4:$'olah data'.F$39];0);2);&quot;&quot;)">
            <text:p/>
          </table:table-cell>
          <table:table-cell table:style-name="ce27" table:formula="of:=IFERROR(INDEX([$'olah data'.$B$4:$'olah data'.$N$39];MATCH([.$A189];[$'olah data'.G$4:$'olah data'.G$39];0);2);&quot;&quot;)">
            <text:p/>
          </table:table-cell>
          <table:table-cell table:style-name="ce27" table:formula="of:=IFERROR(INDEX([$'olah data'.$B$4:$'olah data'.$N$39];MATCH([.$A189];[$'olah data'.H$4:$'olah data'.H$39];0);2);&quot;&quot;)">
            <text:p/>
          </table:table-cell>
          <table:table-cell table:style-name="ce27" table:formula="of:=IFERROR(INDEX([$'olah data'.$B$4:$'olah data'.$N$39];MATCH([.$A189];[$'olah data'.I$4:$'olah data'.I$39];0);2);&quot;&quot;)">
            <text:p/>
          </table:table-cell>
          <table:table-cell table:style-name="ce27" table:formula="of:=IFERROR(INDEX([$'olah data'.$B$4:$'olah data'.$N$39];MATCH([.$A189];[$'olah data'.J$4:$'olah data'.J$39];0);2);&quot;&quot;)" office:value-type="string" office:string-value="Self-acceptance vs. self-striving (10 items)" calcext:value-type="string">
            <text:p>Self-acceptance vs. self-striving (10 items)</text:p>
          </table:table-cell>
          <table:table-cell table:style-name="ce27" table:formula="of:=IFERROR(INDEX([$'olah data'.$B$4:$'olah data'.$N$39];MATCH([.$A189];[$'olah data'.K$4:$'olah data'.K$39];0);2);&quot;&quot;)">
            <text:p/>
          </table:table-cell>
          <table:table-cell table:style-name="ce27" table:formula="of:=IFERROR(INDEX([$'olah data'.$B$4:$'olah data'.$N$39];MATCH([.$A189];[$'olah data'.L$4:$'olah data'.L$39];0);2);&quot;&quot;)">
            <text:p/>
          </table:table-cell>
          <table:table-cell table:style-name="ce27" table:formula="of:=IFERROR(INDEX([$'olah data'.$B$4:$'olah data'.$N$39];MATCH([.$A189];[$'olah data'.M$4:$'olah data'.M$39];0);2);&quot;&quot;)">
            <text:p/>
          </table:table-cell>
          <table:table-cell table:style-name="ce27" table:formula="of:=IFERROR(INDEX([$'olah data'.$B$4:$'olah data'.$N$39];MATCH([.$A189];[$'olah data'.N$4:$'olah data'.N$39];0);2);&quot;&quot;)">
            <text:p/>
          </table:table-cell>
          <table:table-cell table:style-name="ce27" table:formula="of:=CONCATENATE([.D189];[.E189];[.F189];[.G189];[.H189];[.I189];[.J189];[.K189];[.L189];[.M189];[.N189])" office:value-type="string" office:string-value="Self-acceptance vs. self-striving (10 items)" calcext:value-type="string">
            <text:p>Self-acceptance vs. self-striving (10 items)</text:p>
          </table:table-cell>
          <table:table-cell table:style-name="ce84" table:formula="of:=[$'View Input'.AC18]" office:value-type="float" office:value="3" calcext:value-type="float">
            <text:p>3</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89" calcext:value-type="float">
            <text:p>189</text:p>
          </table:table-cell>
          <table:table-cell table:style-name="ce121" office:value-type="float" office:value="5" calcext:value-type="float">
            <text:p>5</text:p>
          </table:table-cell>
          <table:table-cell table:style-name="ce98" table:formula="of:=IF([.R190]=&quot;&quot;;IF([.Q190]=&quot;R&quot;;VLOOKUP([.P190];[$'olah data'.$R$3:$'olah data'.$S$7];2);[.P190]);IF([.R190]=[.P190];[.P190];[.Q190]))" office:value-type="float" office:value="5" calcext:value-type="float">
            <text:p>5</text:p>
          </table:table-cell>
          <table:table-cell table:style-name="ce27" table:formula="of:=IFERROR(INDEX([$'olah data'.$B$4:$'olah data'.$N$39];MATCH([.$A190];[$'olah data'.D$4:$'olah data'.D$39];0);2);&quot;&quot;)">
            <text:p/>
          </table:table-cell>
          <table:table-cell table:style-name="ce27" table:formula="of:=IFERROR(INDEX([$'olah data'.$B$4:$'olah data'.$N$39];MATCH([.$A190];[$'olah data'.E$4:$'olah data'.E$39];0);2);&quot;&quot;)">
            <text:p/>
          </table:table-cell>
          <table:table-cell table:style-name="ce27" table:formula="of:=IFERROR(INDEX([$'olah data'.$B$4:$'olah data'.$N$39];MATCH([.$A190];[$'olah data'.F$4:$'olah data'.F$39];0);2);&quot;&quot;)">
            <text:p/>
          </table:table-cell>
          <table:table-cell table:style-name="ce27" table:formula="of:=IFERROR(INDEX([$'olah data'.$B$4:$'olah data'.$N$39];MATCH([.$A190];[$'olah data'.G$4:$'olah data'.G$39];0);2);&quot;&quot;)">
            <text:p/>
          </table:table-cell>
          <table:table-cell table:style-name="ce27" table:formula="of:=IFERROR(INDEX([$'olah data'.$B$4:$'olah data'.$N$39];MATCH([.$A190];[$'olah data'.H$4:$'olah data'.H$39];0);2);&quot;&quot;)">
            <text:p/>
          </table:table-cell>
          <table:table-cell table:style-name="ce27" table:formula="of:=IFERROR(INDEX([$'olah data'.$B$4:$'olah data'.$N$39];MATCH([.$A190];[$'olah data'.I$4:$'olah data'.I$39];0);2);&quot;&quot;)">
            <text:p/>
          </table:table-cell>
          <table:table-cell table:style-name="ce27" table:formula="of:=IFERROR(INDEX([$'olah data'.$B$4:$'olah data'.$N$39];MATCH([.$A190];[$'olah data'.J$4:$'olah data'.J$39];0);2);&quot;&quot;)">
            <text:p/>
          </table:table-cell>
          <table:table-cell table:style-name="ce27" table:formula="of:=IFERROR(INDEX([$'olah data'.$B$4:$'olah data'.$N$39];MATCH([.$A190];[$'olah data'.K$4:$'olah data'.K$39];0);2);&quot;&quot;)">
            <text:p/>
          </table:table-cell>
          <table:table-cell table:style-name="ce27" table:formula="of:=IFERROR(INDEX([$'olah data'.$B$4:$'olah data'.$N$39];MATCH([.$A190];[$'olah data'.L$4:$'olah data'.L$39];0);2);&quot;&quot;)" office:value-type="string" office:string-value="Eagerness of effort vs laziness (9 items)" calcext:value-type="string">
            <text:p>Eagerness of effort vs laziness (9 items)</text:p>
          </table:table-cell>
          <table:table-cell table:style-name="ce27" table:formula="of:=IFERROR(INDEX([$'olah data'.$B$4:$'olah data'.$N$39];MATCH([.$A190];[$'olah data'.M$4:$'olah data'.M$39];0);2);&quot;&quot;)">
            <text:p/>
          </table:table-cell>
          <table:table-cell table:style-name="ce27" table:formula="of:=IFERROR(INDEX([$'olah data'.$B$4:$'olah data'.$N$39];MATCH([.$A190];[$'olah data'.N$4:$'olah data'.N$39];0);2);&quot;&quot;)">
            <text:p/>
          </table:table-cell>
          <table:table-cell table:style-name="ce27" table:formula="of:=CONCATENATE([.D190];[.E190];[.F190];[.G190];[.H190];[.I190];[.J190];[.K190];[.L190];[.M190];[.N190])" office:value-type="string" office:string-value="Eagerness of effort vs laziness (9 items)" calcext:value-type="string">
            <text:p>Eagerness of effort vs laziness (9 items)</text:p>
          </table:table-cell>
          <table:table-cell table:style-name="ce84" table:formula="of:=[$'View Input'.AC19]"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90" calcext:value-type="float">
            <text:p>190</text:p>
          </table:table-cell>
          <table:table-cell table:style-name="ce121" office:value-type="float" office:value="4" calcext:value-type="float">
            <text:p>4</text:p>
          </table:table-cell>
          <table:table-cell table:style-name="ce98" table:formula="of:=IF([.R191]=&quot;&quot;;IF([.Q191]=&quot;R&quot;;VLOOKUP([.P191];[$'olah data'.$R$3:$'olah data'.$S$7];2);[.P191]);IF([.R191]=[.P191];[.P191];[.Q191]))" office:value-type="float" office:value="1" calcext:value-type="float">
            <text:p>1</text:p>
          </table:table-cell>
          <table:table-cell table:style-name="ce27" table:formula="of:=IFERROR(INDEX([$'olah data'.$B$4:$'olah data'.$N$39];MATCH([.$A191];[$'olah data'.D$4:$'olah data'.D$39];0);2);&quot;&quot;)">
            <text:p/>
          </table:table-cell>
          <table:table-cell table:style-name="ce27" table:formula="of:=IFERROR(INDEX([$'olah data'.$B$4:$'olah data'.$N$39];MATCH([.$A191];[$'olah data'.E$4:$'olah data'.E$39];0);2);&quot;&quot;)">
            <text:p/>
          </table:table-cell>
          <table:table-cell table:style-name="ce27" table:formula="of:=IFERROR(INDEX([$'olah data'.$B$4:$'olah data'.$N$39];MATCH([.$A191];[$'olah data'.F$4:$'olah data'.F$39];0);2);&quot;&quot;)">
            <text:p/>
          </table:table-cell>
          <table:table-cell table:style-name="ce27" table:formula="of:=IFERROR(INDEX([$'olah data'.$B$4:$'olah data'.$N$39];MATCH([.$A191];[$'olah data'.G$4:$'olah data'.G$39];0);2);&quot;&quot;)">
            <text:p/>
          </table:table-cell>
          <table:table-cell table:style-name="ce27" table:formula="of:=IFERROR(INDEX([$'olah data'.$B$4:$'olah data'.$N$39];MATCH([.$A191];[$'olah data'.H$4:$'olah data'.H$39];0);2);&quot;&quot;)">
            <text:p/>
          </table:table-cell>
          <table:table-cell table:style-name="ce27" table:formula="of:=IFERROR(INDEX([$'olah data'.$B$4:$'olah data'.$N$39];MATCH([.$A191];[$'olah data'.I$4:$'olah data'.I$39];0);2);&quot;&quot;)">
            <text:p/>
          </table:table-cell>
          <table:table-cell table:style-name="ce27" table:formula="of:=IFERROR(INDEX([$'olah data'.$B$4:$'olah data'.$N$39];MATCH([.$A191];[$'olah data'.J$4:$'olah data'.J$39];0);2);&quot;&quot;)">
            <text:p/>
          </table:table-cell>
          <table:table-cell table:style-name="ce27" table:formula="of:=IFERROR(INDEX([$'olah data'.$B$4:$'olah data'.$N$39];MATCH([.$A191];[$'olah data'.K$4:$'olah data'.K$39];0);2);&quot;&quot;)" office:value-type="string" office:string-value="Transpersonal identification vs. self-differentiation (8 items)" calcext:value-type="string">
            <text:p>Transpersonal identification vs. self-differentiation (8 items)</text:p>
          </table:table-cell>
          <table:table-cell table:style-name="ce27" table:formula="of:=IFERROR(INDEX([$'olah data'.$B$4:$'olah data'.$N$39];MATCH([.$A191];[$'olah data'.L$4:$'olah data'.L$39];0);2);&quot;&quot;)">
            <text:p/>
          </table:table-cell>
          <table:table-cell table:style-name="ce27" table:formula="of:=IFERROR(INDEX([$'olah data'.$B$4:$'olah data'.$N$39];MATCH([.$A191];[$'olah data'.M$4:$'olah data'.M$39];0);2);&quot;&quot;)">
            <text:p/>
          </table:table-cell>
          <table:table-cell table:style-name="ce27" table:formula="of:=IFERROR(INDEX([$'olah data'.$B$4:$'olah data'.$N$39];MATCH([.$A191];[$'olah data'.N$4:$'olah data'.N$39];0);2);&quot;&quot;)">
            <text:p/>
          </table:table-cell>
          <table:table-cell table:style-name="ce27" table:formula="of:=CONCATENATE([.D191];[.E191];[.F191];[.G191];[.H191];[.I191];[.J191];[.K191];[.L191];[.M191];[.N191])" office:value-type="string" office:string-value="Transpersonal identification vs. self-differentiation (8 items)" calcext:value-type="string">
            <text:p>Transpersonal identification vs. self-differentiation (8 items)</text:p>
          </table:table-cell>
          <table:table-cell table:style-name="ce84" table:formula="of:=[$'View Input'.AC20]"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91" calcext:value-type="float">
            <text:p>191</text:p>
          </table:table-cell>
          <table:table-cell table:style-name="ce121" office:value-type="float" office:value="2" calcext:value-type="float">
            <text:p>2</text:p>
          </table:table-cell>
          <table:table-cell table:style-name="ce98" table:formula="of:=IF([.R192]=&quot;&quot;;IF([.Q192]=&quot;R&quot;;VLOOKUP([.P192];[$'olah data'.$R$3:$'olah data'.$S$7];2);[.P192]);IF([.R192]=[.P192];[.P192];[.Q192]))" office:value-type="float" office:value="1" calcext:value-type="float">
            <text:p>1</text:p>
          </table:table-cell>
          <table:table-cell table:style-name="ce27" table:formula="of:=IFERROR(INDEX([$'olah data'.$B$4:$'olah data'.$N$39];MATCH([.$A192];[$'olah data'.D$4:$'olah data'.D$39];0);2);&quot;&quot;)">
            <text:p/>
          </table:table-cell>
          <table:table-cell table:style-name="ce27" table:formula="of:=IFERROR(INDEX([$'olah data'.$B$4:$'olah data'.$N$39];MATCH([.$A192];[$'olah data'.E$4:$'olah data'.E$39];0);2);&quot;&quot;)">
            <text:p/>
          </table:table-cell>
          <table:table-cell table:style-name="ce27" table:formula="of:=IFERROR(INDEX([$'olah data'.$B$4:$'olah data'.$N$39];MATCH([.$A192];[$'olah data'.F$4:$'olah data'.F$39];0);2);&quot;&quot;)">
            <text:p/>
          </table:table-cell>
          <table:table-cell table:style-name="ce27" table:formula="of:=IFERROR(INDEX([$'olah data'.$B$4:$'olah data'.$N$39];MATCH([.$A192];[$'olah data'.G$4:$'olah data'.G$39];0);2);&quot;&quot;)">
            <text:p/>
          </table:table-cell>
          <table:table-cell table:style-name="ce27" table:formula="of:=IFERROR(INDEX([$'olah data'.$B$4:$'olah data'.$N$39];MATCH([.$A192];[$'olah data'.H$4:$'olah data'.H$39];0);2);&quot;&quot;)">
            <text:p/>
          </table:table-cell>
          <table:table-cell table:style-name="ce27" table:formula="of:=IFERROR(INDEX([$'olah data'.$B$4:$'olah data'.$N$39];MATCH([.$A192];[$'olah data'.I$4:$'olah data'.I$39];0);2);&quot;&quot;)" office:value-type="string" office:string-value="Ambitious vs underachieving (10 items)" calcext:value-type="string">
            <text:p>Ambitious vs underachieving (10 items)</text:p>
          </table:table-cell>
          <table:table-cell table:style-name="ce27" table:formula="of:=IFERROR(INDEX([$'olah data'.$B$4:$'olah data'.$N$39];MATCH([.$A192];[$'olah data'.J$4:$'olah data'.J$39];0);2);&quot;&quot;)">
            <text:p/>
          </table:table-cell>
          <table:table-cell table:style-name="ce27" table:formula="of:=IFERROR(INDEX([$'olah data'.$B$4:$'olah data'.$N$39];MATCH([.$A192];[$'olah data'.K$4:$'olah data'.K$39];0);2);&quot;&quot;)">
            <text:p/>
          </table:table-cell>
          <table:table-cell table:style-name="ce27" table:formula="of:=IFERROR(INDEX([$'olah data'.$B$4:$'olah data'.$N$39];MATCH([.$A192];[$'olah data'.L$4:$'olah data'.L$39];0);2);&quot;&quot;)">
            <text:p/>
          </table:table-cell>
          <table:table-cell table:style-name="ce27" table:formula="of:=IFERROR(INDEX([$'olah data'.$B$4:$'olah data'.$N$39];MATCH([.$A192];[$'olah data'.M$4:$'olah data'.M$39];0);2);&quot;&quot;)">
            <text:p/>
          </table:table-cell>
          <table:table-cell table:style-name="ce27" table:formula="of:=IFERROR(INDEX([$'olah data'.$B$4:$'olah data'.$N$39];MATCH([.$A192];[$'olah data'.N$4:$'olah data'.N$39];0);2);&quot;&quot;)">
            <text:p/>
          </table:table-cell>
          <table:table-cell table:style-name="ce27" table:formula="of:=CONCATENATE([.D192];[.E192];[.F192];[.G192];[.H192];[.I192];[.J192];[.K192];[.L192];[.M192];[.N192])" office:value-type="string" office:string-value="Ambitious vs underachieving (10 items)" calcext:value-type="string">
            <text:p>Ambitious vs underachieving (10 items)</text:p>
          </table:table-cell>
          <table:table-cell table:style-name="ce84" table:formula="of:=[$'View Input'.AC21]"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92" calcext:value-type="float">
            <text:p>192</text:p>
          </table:table-cell>
          <table:table-cell table:style-name="ce121" office:value-type="float" office:value="2" calcext:value-type="float">
            <text:p>2</text:p>
          </table:table-cell>
          <table:table-cell table:style-name="ce98" table:formula="of:=IF([.R193]=&quot;&quot;;IF([.Q193]=&quot;R&quot;;VLOOKUP([.P193];[$'olah data'.$R$3:$'olah data'.$S$7];2);[.P193]);IF([.R193]=[.P193];[.P193];[.Q193]))" office:value-type="float" office:value="1" calcext:value-type="float">
            <text:p>1</text:p>
          </table:table-cell>
          <table:table-cell table:style-name="ce27" table:formula="of:=IFERROR(INDEX([$'olah data'.$B$4:$'olah data'.$N$39];MATCH([.$A193];[$'olah data'.D$4:$'olah data'.D$39];0);2);&quot;&quot;)">
            <text:p/>
          </table:table-cell>
          <table:table-cell table:style-name="ce27" table:formula="of:=IFERROR(INDEX([$'olah data'.$B$4:$'olah data'.$N$39];MATCH([.$A193];[$'olah data'.E$4:$'olah data'.E$39];0);2);&quot;&quot;)">
            <text:p/>
          </table:table-cell>
          <table:table-cell table:style-name="ce27" table:formula="of:=IFERROR(INDEX([$'olah data'.$B$4:$'olah data'.$N$39];MATCH([.$A193];[$'olah data'.F$4:$'olah data'.F$39];0);2);&quot;&quot;)">
            <text:p/>
          </table:table-cell>
          <table:table-cell table:style-name="ce27" table:formula="of:=IFERROR(INDEX([$'olah data'.$B$4:$'olah data'.$N$39];MATCH([.$A193];[$'olah data'.G$4:$'olah data'.G$39];0);2);&quot;&quot;)">
            <text:p/>
          </table:table-cell>
          <table:table-cell table:style-name="ce27" table:formula="of:=IFERROR(INDEX([$'olah data'.$B$4:$'olah data'.$N$39];MATCH([.$A193];[$'olah data'.H$4:$'olah data'.H$39];0);2);&quot;&quot;)">
            <text:p/>
          </table:table-cell>
          <table:table-cell table:style-name="ce27" table:formula="of:=IFERROR(INDEX([$'olah data'.$B$4:$'olah data'.$N$39];MATCH([.$A193];[$'olah data'.I$4:$'olah data'.I$39];0);2);&quot;&quot;)">
            <text:p/>
          </table:table-cell>
          <table:table-cell table:style-name="ce27" table:formula="of:=IFERROR(INDEX([$'olah data'.$B$4:$'olah data'.$N$39];MATCH([.$A193];[$'olah data'.J$4:$'olah data'.J$39];0);2);&quot;&quot;)">
            <text:p/>
          </table:table-cell>
          <table:table-cell table:style-name="ce27" table:formula="of:=IFERROR(INDEX([$'olah data'.$B$4:$'olah data'.$N$39];MATCH([.$A193];[$'olah data'.K$4:$'olah data'.K$39];0);2);&quot;&quot;)" office:value-type="string" office:string-value="Self-acceptance vs. self-striving (10 items)" calcext:value-type="string">
            <text:p>Self-acceptance vs. self-striving (10 items)</text:p>
          </table:table-cell>
          <table:table-cell table:style-name="ce27" table:formula="of:=IFERROR(INDEX([$'olah data'.$B$4:$'olah data'.$N$39];MATCH([.$A193];[$'olah data'.L$4:$'olah data'.L$39];0);2);&quot;&quot;)">
            <text:p/>
          </table:table-cell>
          <table:table-cell table:style-name="ce27" table:formula="of:=IFERROR(INDEX([$'olah data'.$B$4:$'olah data'.$N$39];MATCH([.$A193];[$'olah data'.M$4:$'olah data'.M$39];0);2);&quot;&quot;)">
            <text:p/>
          </table:table-cell>
          <table:table-cell table:style-name="ce27" table:formula="of:=IFERROR(INDEX([$'olah data'.$B$4:$'olah data'.$N$39];MATCH([.$A193];[$'olah data'.N$4:$'olah data'.N$39];0);2);&quot;&quot;)">
            <text:p/>
          </table:table-cell>
          <table:table-cell table:style-name="ce27" table:formula="of:=CONCATENATE([.D193];[.E193];[.F193];[.G193];[.H193];[.I193];[.J193];[.K193];[.L193];[.M193];[.N193])" office:value-type="string" office:string-value="Self-acceptance vs. self-striving (10 items)" calcext:value-type="string">
            <text:p>Self-acceptance vs. self-striving (10 items)</text:p>
          </table:table-cell>
          <table:table-cell table:style-name="ce84" table:formula="of:=[$'View Input'.AC22]"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93" calcext:value-type="float">
            <text:p>193</text:p>
          </table:table-cell>
          <table:table-cell table:style-name="ce121" office:value-type="float" office:value="2" calcext:value-type="float">
            <text:p>2</text:p>
          </table:table-cell>
          <table:table-cell table:style-name="ce98" table:formula="of:=IF([.R194]=&quot;&quot;;IF([.Q194]=&quot;R&quot;;VLOOKUP([.P194];[$'olah data'.$R$3:$'olah data'.$S$7];2);[.P194]);IF([.R194]=[.P194];[.P194];[.Q194]))" office:value-type="float" office:value="5" calcext:value-type="float">
            <text:p>5</text:p>
          </table:table-cell>
          <table:table-cell table:style-name="ce27" table:formula="of:=IFERROR(INDEX([$'olah data'.$B$4:$'olah data'.$N$39];MATCH([.$A194];[$'olah data'.D$4:$'olah data'.D$39];0);2);&quot;&quot;)">
            <text:p/>
          </table:table-cell>
          <table:table-cell table:style-name="ce27" table:formula="of:=IFERROR(INDEX([$'olah data'.$B$4:$'olah data'.$N$39];MATCH([.$A194];[$'olah data'.E$4:$'olah data'.E$39];0);2);&quot;&quot;)">
            <text:p/>
          </table:table-cell>
          <table:table-cell table:style-name="ce27" table:formula="of:=IFERROR(INDEX([$'olah data'.$B$4:$'olah data'.$N$39];MATCH([.$A194];[$'olah data'.F$4:$'olah data'.F$39];0);2);&quot;&quot;)">
            <text:p/>
          </table:table-cell>
          <table:table-cell table:style-name="ce27" table:formula="of:=IFERROR(INDEX([$'olah data'.$B$4:$'olah data'.$N$39];MATCH([.$A194];[$'olah data'.G$4:$'olah data'.G$39];0);2);&quot;&quot;)">
            <text:p/>
          </table:table-cell>
          <table:table-cell table:style-name="ce27" table:formula="of:=IFERROR(INDEX([$'olah data'.$B$4:$'olah data'.$N$39];MATCH([.$A194];[$'olah data'.H$4:$'olah data'.H$39];0);2);&quot;&quot;)">
            <text:p/>
          </table:table-cell>
          <table:table-cell table:style-name="ce27" table:formula="of:=IFERROR(INDEX([$'olah data'.$B$4:$'olah data'.$N$39];MATCH([.$A194];[$'olah data'.I$4:$'olah data'.I$39];0);2);&quot;&quot;)">
            <text:p/>
          </table:table-cell>
          <table:table-cell table:style-name="ce27" table:formula="of:=IFERROR(INDEX([$'olah data'.$B$4:$'olah data'.$N$39];MATCH([.$A194];[$'olah data'.J$4:$'olah data'.J$39];0);2);&quot;&quot;)" office:value-type="string" office:string-value="Impulsiveness v. reflection (9 items)" calcext:value-type="string">
            <text:p>Impulsiveness v. reflection (9 items)</text:p>
          </table:table-cell>
          <table:table-cell table:style-name="ce27" table:formula="of:=IFERROR(INDEX([$'olah data'.$B$4:$'olah data'.$N$39];MATCH([.$A194];[$'olah data'.K$4:$'olah data'.K$39];0);2);&quot;&quot;)">
            <text:p/>
          </table:table-cell>
          <table:table-cell table:style-name="ce27" table:formula="of:=IFERROR(INDEX([$'olah data'.$B$4:$'olah data'.$N$39];MATCH([.$A194];[$'olah data'.L$4:$'olah data'.L$39];0);2);&quot;&quot;)">
            <text:p/>
          </table:table-cell>
          <table:table-cell table:style-name="ce27" table:formula="of:=IFERROR(INDEX([$'olah data'.$B$4:$'olah data'.$N$39];MATCH([.$A194];[$'olah data'.M$4:$'olah data'.M$39];0);2);&quot;&quot;)">
            <text:p/>
          </table:table-cell>
          <table:table-cell table:style-name="ce27" table:formula="of:=IFERROR(INDEX([$'olah data'.$B$4:$'olah data'.$N$39];MATCH([.$A194];[$'olah data'.N$4:$'olah data'.N$39];0);2);&quot;&quot;)">
            <text:p/>
          </table:table-cell>
          <table:table-cell table:style-name="ce27" table:formula="of:=CONCATENATE([.D194];[.E194];[.F194];[.G194];[.H194];[.I194];[.J194];[.K194];[.L194];[.M194];[.N194])" office:value-type="string" office:string-value="Impulsiveness v. reflection (9 items)" calcext:value-type="string">
            <text:p>Impulsiveness v. reflection (9 items)</text:p>
          </table:table-cell>
          <table:table-cell table:style-name="ce84" table:formula="of:=[$'View Input'.AC23]"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94" calcext:value-type="float">
            <text:p>194</text:p>
          </table:table-cell>
          <table:table-cell table:style-name="ce121" office:value-type="float" office:value="2" calcext:value-type="float">
            <text:p>2</text:p>
          </table:table-cell>
          <table:table-cell table:style-name="ce98" table:formula="of:=IF([.R195]=&quot;&quot;;IF([.Q195]=&quot;R&quot;;VLOOKUP([.P195];[$'olah data'.$R$3:$'olah data'.$S$7];2);[.P195]);IF([.R195]=[.P195];[.P195];[.Q195]))" office:value-type="float" office:value="4" calcext:value-type="float">
            <text:p>4</text:p>
          </table:table-cell>
          <table:table-cell table:style-name="ce27" table:formula="of:=IFERROR(INDEX([$'olah data'.$B$4:$'olah data'.$N$39];MATCH([.$A195];[$'olah data'.D$4:$'olah data'.D$39];0);2);&quot;&quot;)">
            <text:p/>
          </table:table-cell>
          <table:table-cell table:style-name="ce27" table:formula="of:=IFERROR(INDEX([$'olah data'.$B$4:$'olah data'.$N$39];MATCH([.$A195];[$'olah data'.E$4:$'olah data'.E$39];0);2);&quot;&quot;)">
            <text:p/>
          </table:table-cell>
          <table:table-cell table:style-name="ce27" table:formula="of:=IFERROR(INDEX([$'olah data'.$B$4:$'olah data'.$N$39];MATCH([.$A195];[$'olah data'.F$4:$'olah data'.F$39];0);2);&quot;&quot;)">
            <text:p/>
          </table:table-cell>
          <table:table-cell table:style-name="ce27" table:formula="of:=IFERROR(INDEX([$'olah data'.$B$4:$'olah data'.$N$39];MATCH([.$A195];[$'olah data'.G$4:$'olah data'.G$39];0);2);&quot;&quot;)">
            <text:p/>
          </table:table-cell>
          <table:table-cell table:style-name="ce27" table:formula="of:=IFERROR(INDEX([$'olah data'.$B$4:$'olah data'.$N$39];MATCH([.$A195];[$'olah data'.H$4:$'olah data'.H$39];0);2);&quot;&quot;)">
            <text:p/>
          </table:table-cell>
          <table:table-cell table:style-name="ce27" table:formula="of:=IFERROR(INDEX([$'olah data'.$B$4:$'olah data'.$N$39];MATCH([.$A195];[$'olah data'.I$4:$'olah data'.I$39];0);2);&quot;&quot;)">
            <text:p/>
          </table:table-cell>
          <table:table-cell table:style-name="ce27" table:formula="of:=IFERROR(INDEX([$'olah data'.$B$4:$'olah data'.$N$39];MATCH([.$A195];[$'olah data'.J$4:$'olah data'.J$39];0);2);&quot;&quot;)">
            <text:p/>
          </table:table-cell>
          <table:table-cell table:style-name="ce27" table:formula="of:=IFERROR(INDEX([$'olah data'.$B$4:$'olah data'.$N$39];MATCH([.$A195];[$'olah data'.K$4:$'olah data'.K$39];0);2);&quot;&quot;)">
            <text:p/>
          </table:table-cell>
          <table:table-cell table:style-name="ce27" table:formula="of:=IFERROR(INDEX([$'olah data'.$B$4:$'olah data'.$N$39];MATCH([.$A195];[$'olah data'.L$4:$'olah data'.L$39];0);2);&quot;&quot;)">
            <text:p/>
          </table:table-cell>
          <table:table-cell table:style-name="ce27" table:formula="of:=IFERROR(INDEX([$'olah data'.$B$4:$'olah data'.$N$39];MATCH([.$A195];[$'olah data'.M$4:$'olah data'.M$39];0);2);&quot;&quot;)" office:value-type="string" office:string-value="Openness to warm communication vs aloofness (10 items)" calcext:value-type="string">
            <text:p>Openness to warm communication vs aloofness (10 items)</text:p>
          </table:table-cell>
          <table:table-cell table:style-name="ce27" table:formula="of:=IFERROR(INDEX([$'olah data'.$B$4:$'olah data'.$N$39];MATCH([.$A195];[$'olah data'.N$4:$'olah data'.N$39];0);2);&quot;&quot;)">
            <text:p/>
          </table:table-cell>
          <table:table-cell table:style-name="ce27" table:formula="of:=CONCATENATE([.D195];[.E195];[.F195];[.G195];[.H195];[.I195];[.J195];[.K195];[.L195];[.M195];[.N195])" office:value-type="string" office:string-value="Openness to warm communication vs aloofness (10 items)" calcext:value-type="string">
            <text:p>Openness to warm communication vs aloofness (10 items)</text:p>
          </table:table-cell>
          <table:table-cell table:style-name="ce84" table:formula="of:=[$'View Input'.AC24]" office:value-type="float" office:value="2" calcext:value-type="float">
            <text:p>2</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95" calcext:value-type="float">
            <text:p>195</text:p>
          </table:table-cell>
          <table:table-cell table:style-name="ce121" office:value-type="float" office:value="1" calcext:value-type="float">
            <text:p>1</text:p>
          </table:table-cell>
          <table:table-cell table:style-name="ce98" table:formula="of:=IF([.R196]=&quot;&quot;;IF([.Q196]=&quot;R&quot;;VLOOKUP([.P196];[$'olah data'.$R$3:$'olah data'.$S$7];2);[.P196]);IF([.R196]=[.P196];[.P196];[.Q196]))" office:value-type="float" office:value="5" calcext:value-type="float">
            <text:p>5</text:p>
          </table:table-cell>
          <table:table-cell table:style-name="ce27" table:formula="of:=IFERROR(INDEX([$'olah data'.$B$4:$'olah data'.$N$39];MATCH([.$A196];[$'olah data'.D$4:$'olah data'.D$39];0);2);&quot;&quot;)" office:value-type="string" office:string-value="Self-acceptance vs. self-striving (10 items)" calcext:value-type="string">
            <text:p>Self-acceptance vs. self-striving (10 items)</text:p>
          </table:table-cell>
          <table:table-cell table:style-name="ce27" table:formula="of:=IFERROR(INDEX([$'olah data'.$B$4:$'olah data'.$N$39];MATCH([.$A196];[$'olah data'.E$4:$'olah data'.E$39];0);2);&quot;&quot;)">
            <text:p/>
          </table:table-cell>
          <table:table-cell table:style-name="ce27" table:formula="of:=IFERROR(INDEX([$'olah data'.$B$4:$'olah data'.$N$39];MATCH([.$A196];[$'olah data'.F$4:$'olah data'.F$39];0);2);&quot;&quot;)">
            <text:p/>
          </table:table-cell>
          <table:table-cell table:style-name="ce27" table:formula="of:=IFERROR(INDEX([$'olah data'.$B$4:$'olah data'.$N$39];MATCH([.$A196];[$'olah data'.G$4:$'olah data'.G$39];0);2);&quot;&quot;)">
            <text:p/>
          </table:table-cell>
          <table:table-cell table:style-name="ce27" table:formula="of:=IFERROR(INDEX([$'olah data'.$B$4:$'olah data'.$N$39];MATCH([.$A196];[$'olah data'.H$4:$'olah data'.H$39];0);2);&quot;&quot;)">
            <text:p/>
          </table:table-cell>
          <table:table-cell table:style-name="ce27" table:formula="of:=IFERROR(INDEX([$'olah data'.$B$4:$'olah data'.$N$39];MATCH([.$A196];[$'olah data'.I$4:$'olah data'.I$39];0);2);&quot;&quot;)">
            <text:p/>
          </table:table-cell>
          <table:table-cell table:style-name="ce27" table:formula="of:=IFERROR(INDEX([$'olah data'.$B$4:$'olah data'.$N$39];MATCH([.$A196];[$'olah data'.J$4:$'olah data'.J$39];0);2);&quot;&quot;)">
            <text:p/>
          </table:table-cell>
          <table:table-cell table:style-name="ce27" table:formula="of:=IFERROR(INDEX([$'olah data'.$B$4:$'olah data'.$N$39];MATCH([.$A196];[$'olah data'.K$4:$'olah data'.K$39];0);2);&quot;&quot;)">
            <text:p/>
          </table:table-cell>
          <table:table-cell table:style-name="ce27" table:formula="of:=IFERROR(INDEX([$'olah data'.$B$4:$'olah data'.$N$39];MATCH([.$A196];[$'olah data'.L$4:$'olah data'.L$39];0);2);&quot;&quot;)">
            <text:p/>
          </table:table-cell>
          <table:table-cell table:style-name="ce27" table:formula="of:=IFERROR(INDEX([$'olah data'.$B$4:$'olah data'.$N$39];MATCH([.$A196];[$'olah data'.M$4:$'olah data'.M$39];0);2);&quot;&quot;)">
            <text:p/>
          </table:table-cell>
          <table:table-cell table:style-name="ce27" table:formula="of:=IFERROR(INDEX([$'olah data'.$B$4:$'olah data'.$N$39];MATCH([.$A196];[$'olah data'.N$4:$'olah data'.N$39];0);2);&quot;&quot;)">
            <text:p/>
          </table:table-cell>
          <table:table-cell table:style-name="ce27" table:formula="of:=CONCATENATE([.D196];[.E196];[.F196];[.G196];[.H196];[.I196];[.J196];[.K196];[.L196];[.M196];[.N196])" office:value-type="string" office:string-value="Self-acceptance vs. self-striving (10 items)" calcext:value-type="string">
            <text:p>Self-acceptance vs. self-striving (10 items)</text:p>
          </table:table-cell>
          <table:table-cell table:style-name="ce84" table:formula="of:=[$'View Input'.AC25]"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96" calcext:value-type="float">
            <text:p>196</text:p>
          </table:table-cell>
          <table:table-cell table:style-name="ce121" office:value-type="float" office:value="3" calcext:value-type="float">
            <text:p>3</text:p>
          </table:table-cell>
          <table:table-cell table:style-name="ce98" table:formula="of:=IF([.R197]=&quot;&quot;;IF([.Q197]=&quot;R&quot;;VLOOKUP([.P197];[$'olah data'.$R$3:$'olah data'.$S$7];2);[.P197]);IF([.R197]=[.P197];[.P197];[.Q197]))" office:value-type="float" office:value="5" calcext:value-type="float">
            <text:p>5</text:p>
          </table:table-cell>
          <table:table-cell table:style-name="ce27" table:formula="of:=IFERROR(INDEX([$'olah data'.$B$4:$'olah data'.$N$39];MATCH([.$A197];[$'olah data'.D$4:$'olah data'.D$39];0);2);&quot;&quot;)">
            <text:p/>
          </table:table-cell>
          <table:table-cell table:style-name="ce27" table:formula="of:=IFERROR(INDEX([$'olah data'.$B$4:$'olah data'.$N$39];MATCH([.$A197];[$'olah data'.E$4:$'olah data'.E$39];0);2);&quot;&quot;)">
            <text:p/>
          </table:table-cell>
          <table:table-cell table:style-name="ce27" table:formula="of:=IFERROR(INDEX([$'olah data'.$B$4:$'olah data'.$N$39];MATCH([.$A197];[$'olah data'.F$4:$'olah data'.F$39];0);2);&quot;&quot;)">
            <text:p/>
          </table:table-cell>
          <table:table-cell table:style-name="ce27" table:formula="of:=IFERROR(INDEX([$'olah data'.$B$4:$'olah data'.$N$39];MATCH([.$A197];[$'olah data'.G$4:$'olah data'.G$39];0);2);&quot;&quot;)">
            <text:p/>
          </table:table-cell>
          <table:table-cell table:style-name="ce27" table:formula="of:=IFERROR(INDEX([$'olah data'.$B$4:$'olah data'.$N$39];MATCH([.$A197];[$'olah data'.H$4:$'olah data'.H$39];0);2);&quot;&quot;)">
            <text:p/>
          </table:table-cell>
          <table:table-cell table:style-name="ce27" table:formula="of:=IFERROR(INDEX([$'olah data'.$B$4:$'olah data'.$N$39];MATCH([.$A197];[$'olah data'.I$4:$'olah data'.I$39];0);2);&quot;&quot;)">
            <text:p/>
          </table:table-cell>
          <table:table-cell table:style-name="ce27" table:formula="of:=IFERROR(INDEX([$'olah data'.$B$4:$'olah data'.$N$39];MATCH([.$A197];[$'olah data'.J$4:$'olah data'.J$39];0);2);&quot;&quot;)">
            <text:p/>
          </table:table-cell>
          <table:table-cell table:style-name="ce27" table:formula="of:=IFERROR(INDEX([$'olah data'.$B$4:$'olah data'.$N$39];MATCH([.$A197];[$'olah data'.K$4:$'olah data'.K$39];0);2);&quot;&quot;)">
            <text:p/>
          </table:table-cell>
          <table:table-cell table:style-name="ce27" table:formula="of:=IFERROR(INDEX([$'olah data'.$B$4:$'olah data'.$N$39];MATCH([.$A197];[$'olah data'.L$4:$'olah data'.L$39];0);2);&quot;&quot;)">
            <text:p/>
          </table:table-cell>
          <table:table-cell table:style-name="ce27" table:formula="of:=IFERROR(INDEX([$'olah data'.$B$4:$'olah data'.$N$39];MATCH([.$A197];[$'olah data'.M$4:$'olah data'.M$39];0);2);&quot;&quot;)">
            <text:p/>
          </table:table-cell>
          <table:table-cell table:style-name="ce27" table:formula="of:=IFERROR(INDEX([$'olah data'.$B$4:$'olah data'.$N$39];MATCH([.$A197];[$'olah data'.N$4:$'olah data'.N$39];0);2);&quot;&quot;)" office:value-type="string" office:string-value="Enlightened second nature (11 items)" calcext:value-type="string">
            <text:p>Enlightened second nature (11 items)</text:p>
          </table:table-cell>
          <table:table-cell table:style-name="ce27" table:formula="of:=CONCATENATE([.D197];[.E197];[.F197];[.G197];[.H197];[.I197];[.J197];[.K197];[.L197];[.M197];[.N197])" office:value-type="string" office:string-value="Enlightened second nature (11 items)" calcext:value-type="string">
            <text:p>Enlightened second nature (11 items)</text:p>
          </table:table-cell>
          <table:table-cell table:style-name="ce84" table:formula="of:=[$'View Input'.AC26]"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97" calcext:value-type="float">
            <text:p>197</text:p>
          </table:table-cell>
          <table:table-cell table:style-name="ce121" office:value-type="float" office:value="2" calcext:value-type="float">
            <text:p>2</text:p>
          </table:table-cell>
          <table:table-cell table:style-name="ce98" table:formula="of:=IF([.R198]=&quot;&quot;;IF([.Q198]=&quot;R&quot;;VLOOKUP([.P198];[$'olah data'.$R$3:$'olah data'.$S$7];2);[.P198]);IF([.R198]=[.P198];[.P198];[.Q198]))" office:value-type="float" office:value="1" calcext:value-type="float">
            <text:p>1</text:p>
          </table:table-cell>
          <table:table-cell table:style-name="ce27" table:formula="of:=IFERROR(INDEX([$'olah data'.$B$4:$'olah data'.$N$39];MATCH([.$A198];[$'olah data'.D$4:$'olah data'.D$39];0);2);&quot;&quot;)">
            <text:p/>
          </table:table-cell>
          <table:table-cell table:style-name="ce27" table:formula="of:=IFERROR(INDEX([$'olah data'.$B$4:$'olah data'.$N$39];MATCH([.$A198];[$'olah data'.E$4:$'olah data'.E$39];0);2);&quot;&quot;)">
            <text:p/>
          </table:table-cell>
          <table:table-cell table:style-name="ce27" table:formula="of:=IFERROR(INDEX([$'olah data'.$B$4:$'olah data'.$N$39];MATCH([.$A198];[$'olah data'.F$4:$'olah data'.F$39];0);2);&quot;&quot;)">
            <text:p/>
          </table:table-cell>
          <table:table-cell table:style-name="ce27" table:formula="of:=IFERROR(INDEX([$'olah data'.$B$4:$'olah data'.$N$39];MATCH([.$A198];[$'olah data'.G$4:$'olah data'.G$39];0);2);&quot;&quot;)">
            <text:p/>
          </table:table-cell>
          <table:table-cell table:style-name="ce27" table:formula="of:=IFERROR(INDEX([$'olah data'.$B$4:$'olah data'.$N$39];MATCH([.$A198];[$'olah data'.H$4:$'olah data'.H$39];0);2);&quot;&quot;)" office:value-type="string" office:string-value="Eagerness of effort vs laziness (9 items)" calcext:value-type="string">
            <text:p>Eagerness of effort vs laziness (9 items)</text:p>
          </table:table-cell>
          <table:table-cell table:style-name="ce27" table:formula="of:=IFERROR(INDEX([$'olah data'.$B$4:$'olah data'.$N$39];MATCH([.$A198];[$'olah data'.I$4:$'olah data'.I$39];0);2);&quot;&quot;)">
            <text:p/>
          </table:table-cell>
          <table:table-cell table:style-name="ce27" table:formula="of:=IFERROR(INDEX([$'olah data'.$B$4:$'olah data'.$N$39];MATCH([.$A198];[$'olah data'.J$4:$'olah data'.J$39];0);2);&quot;&quot;)">
            <text:p/>
          </table:table-cell>
          <table:table-cell table:style-name="ce27" table:formula="of:=IFERROR(INDEX([$'olah data'.$B$4:$'olah data'.$N$39];MATCH([.$A198];[$'olah data'.K$4:$'olah data'.K$39];0);2);&quot;&quot;)">
            <text:p/>
          </table:table-cell>
          <table:table-cell table:style-name="ce27" table:formula="of:=IFERROR(INDEX([$'olah data'.$B$4:$'olah data'.$N$39];MATCH([.$A198];[$'olah data'.L$4:$'olah data'.L$39];0);2);&quot;&quot;)">
            <text:p/>
          </table:table-cell>
          <table:table-cell table:style-name="ce27" table:formula="of:=IFERROR(INDEX([$'olah data'.$B$4:$'olah data'.$N$39];MATCH([.$A198];[$'olah data'.M$4:$'olah data'.M$39];0);2);&quot;&quot;)">
            <text:p/>
          </table:table-cell>
          <table:table-cell table:style-name="ce27" table:formula="of:=IFERROR(INDEX([$'olah data'.$B$4:$'olah data'.$N$39];MATCH([.$A198];[$'olah data'.N$4:$'olah data'.N$39];0);2);&quot;&quot;)">
            <text:p/>
          </table:table-cell>
          <table:table-cell table:style-name="ce27" table:formula="of:=CONCATENATE([.D198];[.E198];[.F198];[.G198];[.H198];[.I198];[.J198];[.K198];[.L198];[.M198];[.N198])" office:value-type="string" office:string-value="Eagerness of effort vs laziness (9 items)" calcext:value-type="string">
            <text:p>Eagerness of effort vs laziness (9 items)</text:p>
          </table:table-cell>
          <table:table-cell table:style-name="ce84" table:formula="of:=[$'View Input'.AC27]"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98" calcext:value-type="float">
            <text:p>198</text:p>
          </table:table-cell>
          <table:table-cell table:style-name="ce121" office:value-type="float" office:value="3" calcext:value-type="float">
            <text:p>3</text:p>
          </table:table-cell>
          <table:table-cell table:style-name="ce98" table:formula="of:=IF([.R199]=&quot;&quot;;IF([.Q199]=&quot;R&quot;;VLOOKUP([.P199];[$'olah data'.$R$3:$'olah data'.$S$7];2);[.P199]);IF([.R199]=[.P199];[.P199];[.Q199]))" office:value-type="float" office:value="1" calcext:value-type="float">
            <text:p>1</text:p>
          </table:table-cell>
          <table:table-cell table:style-name="ce27" table:formula="of:=IFERROR(INDEX([$'olah data'.$B$4:$'olah data'.$N$39];MATCH([.$A199];[$'olah data'.D$4:$'olah data'.D$39];0);2);&quot;&quot;)">
            <text:p/>
          </table:table-cell>
          <table:table-cell table:style-name="ce27" table:formula="of:=IFERROR(INDEX([$'olah data'.$B$4:$'olah data'.$N$39];MATCH([.$A199];[$'olah data'.E$4:$'olah data'.E$39];0);2);&quot;&quot;)">
            <text:p/>
          </table:table-cell>
          <table:table-cell table:style-name="ce27" table:formula="of:=IFERROR(INDEX([$'olah data'.$B$4:$'olah data'.$N$39];MATCH([.$A199];[$'olah data'.F$4:$'olah data'.F$39];0);2);&quot;&quot;)">
            <text:p/>
          </table:table-cell>
          <table:table-cell table:style-name="ce27" table:formula="of:=IFERROR(INDEX([$'olah data'.$B$4:$'olah data'.$N$39];MATCH([.$A199];[$'olah data'.G$4:$'olah data'.G$39];0);2);&quot;&quot;)">
            <text:p/>
          </table:table-cell>
          <table:table-cell table:style-name="ce27" table:formula="of:=IFERROR(INDEX([$'olah data'.$B$4:$'olah data'.$N$39];MATCH([.$A199];[$'olah data'.H$4:$'olah data'.H$39];0);2);&quot;&quot;)">
            <text:p/>
          </table:table-cell>
          <table:table-cell table:style-name="ce27" table:formula="of:=IFERROR(INDEX([$'olah data'.$B$4:$'olah data'.$N$39];MATCH([.$A199];[$'olah data'.I$4:$'olah data'.I$39];0);2);&quot;&quot;)">
            <text:p/>
          </table:table-cell>
          <table:table-cell table:style-name="ce27" table:formula="of:=IFERROR(INDEX([$'olah data'.$B$4:$'olah data'.$N$39];MATCH([.$A199];[$'olah data'.J$4:$'olah data'.J$39];0);2);&quot;&quot;)">
            <text:p/>
          </table:table-cell>
          <table:table-cell table:style-name="ce27" table:formula="of:=IFERROR(INDEX([$'olah data'.$B$4:$'olah data'.$N$39];MATCH([.$A199];[$'olah data'.K$4:$'olah data'.K$39];0);2);&quot;&quot;)" office:value-type="string" office:string-value="Social acceptance vs. social intolerance (8 items)" calcext:value-type="string">
            <text:p>Social acceptance vs. social intolerance (8 items)</text:p>
          </table:table-cell>
          <table:table-cell table:style-name="ce27" table:formula="of:=IFERROR(INDEX([$'olah data'.$B$4:$'olah data'.$N$39];MATCH([.$A199];[$'olah data'.L$4:$'olah data'.L$39];0);2);&quot;&quot;)">
            <text:p/>
          </table:table-cell>
          <table:table-cell table:style-name="ce27" table:formula="of:=IFERROR(INDEX([$'olah data'.$B$4:$'olah data'.$N$39];MATCH([.$A199];[$'olah data'.M$4:$'olah data'.M$39];0);2);&quot;&quot;)">
            <text:p/>
          </table:table-cell>
          <table:table-cell table:style-name="ce27" table:formula="of:=IFERROR(INDEX([$'olah data'.$B$4:$'olah data'.$N$39];MATCH([.$A199];[$'olah data'.N$4:$'olah data'.N$39];0);2);&quot;&quot;)">
            <text:p/>
          </table:table-cell>
          <table:table-cell table:style-name="ce27" table:formula="of:=CONCATENATE([.D199];[.E199];[.F199];[.G199];[.H199];[.I199];[.J199];[.K199];[.L199];[.M199];[.N199])" office:value-type="string" office:string-value="Social acceptance vs. social intolerance (8 items)" calcext:value-type="string">
            <text:p>Social acceptance vs. social intolerance (8 items)</text:p>
          </table:table-cell>
          <table:table-cell table:style-name="ce84" table:formula="of:=[$'View Input'.AC28]"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99" calcext:value-type="float">
            <text:p>199</text:p>
          </table:table-cell>
          <table:table-cell table:style-name="ce121" office:value-type="float" office:value="2" calcext:value-type="float">
            <text:p>2</text:p>
          </table:table-cell>
          <table:table-cell table:style-name="ce98" table:formula="of:=IF([.R200]=&quot;&quot;;IF([.Q200]=&quot;R&quot;;VLOOKUP([.P200];[$'olah data'.$R$3:$'olah data'.$S$7];2);[.P200]);IF([.R200]=[.P200];[.P200];[.Q200]))" office:value-type="float" office:value="4" calcext:value-type="float">
            <text:p>4</text:p>
          </table:table-cell>
          <table:table-cell table:style-name="ce27" table:formula="of:=IFERROR(INDEX([$'olah data'.$B$4:$'olah data'.$N$39];MATCH([.$A200];[$'olah data'.D$4:$'olah data'.D$39];0);2);&quot;&quot;)" office:value-type="string" office:string-value="Compassion vs. revengefulness (7 items)" calcext:value-type="string">
            <text:p>Compassion vs. revengefulness (7 items)</text:p>
          </table:table-cell>
          <table:table-cell table:style-name="ce27" table:formula="of:=IFERROR(INDEX([$'olah data'.$B$4:$'olah data'.$N$39];MATCH([.$A200];[$'olah data'.E$4:$'olah data'.E$39];0);2);&quot;&quot;)">
            <text:p/>
          </table:table-cell>
          <table:table-cell table:style-name="ce27" table:formula="of:=IFERROR(INDEX([$'olah data'.$B$4:$'olah data'.$N$39];MATCH([.$A200];[$'olah data'.F$4:$'olah data'.F$39];0);2);&quot;&quot;)">
            <text:p/>
          </table:table-cell>
          <table:table-cell table:style-name="ce27" table:formula="of:=IFERROR(INDEX([$'olah data'.$B$4:$'olah data'.$N$39];MATCH([.$A200];[$'olah data'.G$4:$'olah data'.G$39];0);2);&quot;&quot;)">
            <text:p/>
          </table:table-cell>
          <table:table-cell table:style-name="ce27" table:formula="of:=IFERROR(INDEX([$'olah data'.$B$4:$'olah data'.$N$39];MATCH([.$A200];[$'olah data'.H$4:$'olah data'.H$39];0);2);&quot;&quot;)">
            <text:p/>
          </table:table-cell>
          <table:table-cell table:style-name="ce27" table:formula="of:=IFERROR(INDEX([$'olah data'.$B$4:$'olah data'.$N$39];MATCH([.$A200];[$'olah data'.I$4:$'olah data'.I$39];0);2);&quot;&quot;)">
            <text:p/>
          </table:table-cell>
          <table:table-cell table:style-name="ce27" table:formula="of:=IFERROR(INDEX([$'olah data'.$B$4:$'olah data'.$N$39];MATCH([.$A200];[$'olah data'.J$4:$'olah data'.J$39];0);2);&quot;&quot;)">
            <text:p/>
          </table:table-cell>
          <table:table-cell table:style-name="ce27" table:formula="of:=IFERROR(INDEX([$'olah data'.$B$4:$'olah data'.$N$39];MATCH([.$A200];[$'olah data'.K$4:$'olah data'.K$39];0);2);&quot;&quot;)">
            <text:p/>
          </table:table-cell>
          <table:table-cell table:style-name="ce27" table:formula="of:=IFERROR(INDEX([$'olah data'.$B$4:$'olah data'.$N$39];MATCH([.$A200];[$'olah data'.L$4:$'olah data'.L$39];0);2);&quot;&quot;)">
            <text:p/>
          </table:table-cell>
          <table:table-cell table:style-name="ce27" table:formula="of:=IFERROR(INDEX([$'olah data'.$B$4:$'olah data'.$N$39];MATCH([.$A200];[$'olah data'.M$4:$'olah data'.M$39];0);2);&quot;&quot;)">
            <text:p/>
          </table:table-cell>
          <table:table-cell table:style-name="ce27" table:formula="of:=IFERROR(INDEX([$'olah data'.$B$4:$'olah data'.$N$39];MATCH([.$A200];[$'olah data'.N$4:$'olah data'.N$39];0);2);&quot;&quot;)">
            <text:p/>
          </table:table-cell>
          <table:table-cell table:style-name="ce27" table:formula="of:=CONCATENATE([.D200];[.E200];[.F200];[.G200];[.H200];[.I200];[.J200];[.K200];[.L200];[.M200];[.N200])" office:value-type="string" office:string-value="Compassion vs. revengefulness (7 items)" calcext:value-type="string">
            <text:p>Compassion vs. revengefulness (7 items)</text:p>
          </table:table-cell>
          <table:table-cell table:style-name="ce84" table:formula="of:=[$'View Input'.AC29]"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200" calcext:value-type="float">
            <text:p>200</text:p>
          </table:table-cell>
          <table:table-cell table:style-name="ce121" office:value-type="float" office:value="1" calcext:value-type="float">
            <text:p>1</text:p>
          </table:table-cell>
          <table:table-cell table:style-name="ce98" table:formula="of:=IF([.R201]=&quot;&quot;;IF([.Q201]=&quot;R&quot;;VLOOKUP([.P201];[$'olah data'.$R$3:$'olah data'.$S$7];2);[.P201]);IF([.R201]=[.P201];[.P201];[.Q201]))" office:value-type="float" office:value="4" calcext:value-type="float">
            <text:p>4</text:p>
          </table:table-cell>
          <table:table-cell table:style-name="ce27" table:formula="of:=IFERROR(INDEX([$'olah data'.$B$4:$'olah data'.$N$39];MATCH([.$A201];[$'olah data'.D$4:$'olah data'.D$39];0);2);&quot;&quot;)">
            <text:p/>
          </table:table-cell>
          <table:table-cell table:style-name="ce27" table:formula="of:=IFERROR(INDEX([$'olah data'.$B$4:$'olah data'.$N$39];MATCH([.$A201];[$'olah data'.E$4:$'olah data'.E$39];0);2);&quot;&quot;)">
            <text:p/>
          </table:table-cell>
          <table:table-cell table:style-name="ce27" table:formula="of:=IFERROR(INDEX([$'olah data'.$B$4:$'olah data'.$N$39];MATCH([.$A201];[$'olah data'.F$4:$'olah data'.F$39];0);2);&quot;&quot;)">
            <text:p/>
          </table:table-cell>
          <table:table-cell table:style-name="ce27" table:formula="of:=IFERROR(INDEX([$'olah data'.$B$4:$'olah data'.$N$39];MATCH([.$A201];[$'olah data'.G$4:$'olah data'.G$39];0);2);&quot;&quot;)">
            <text:p/>
          </table:table-cell>
          <table:table-cell table:style-name="ce27" table:formula="of:=IFERROR(INDEX([$'olah data'.$B$4:$'olah data'.$N$39];MATCH([.$A201];[$'olah data'.H$4:$'olah data'.H$39];0);2);&quot;&quot;)">
            <text:p/>
          </table:table-cell>
          <table:table-cell table:style-name="ce27" table:formula="of:=IFERROR(INDEX([$'olah data'.$B$4:$'olah data'.$N$39];MATCH([.$A201];[$'olah data'.I$4:$'olah data'.I$39];0);2);&quot;&quot;)" office:value-type="string" office:string-value="Eagerness of effort vs laziness (9 items)" calcext:value-type="string">
            <text:p>Eagerness of effort vs laziness (9 items)</text:p>
          </table:table-cell>
          <table:table-cell table:style-name="ce27" table:formula="of:=IFERROR(INDEX([$'olah data'.$B$4:$'olah data'.$N$39];MATCH([.$A201];[$'olah data'.J$4:$'olah data'.J$39];0);2);&quot;&quot;)">
            <text:p/>
          </table:table-cell>
          <table:table-cell table:style-name="ce27" table:formula="of:=IFERROR(INDEX([$'olah data'.$B$4:$'olah data'.$N$39];MATCH([.$A201];[$'olah data'.K$4:$'olah data'.K$39];0);2);&quot;&quot;)">
            <text:p/>
          </table:table-cell>
          <table:table-cell table:style-name="ce27" table:formula="of:=IFERROR(INDEX([$'olah data'.$B$4:$'olah data'.$N$39];MATCH([.$A201];[$'olah data'.L$4:$'olah data'.L$39];0);2);&quot;&quot;)">
            <text:p/>
          </table:table-cell>
          <table:table-cell table:style-name="ce27" table:formula="of:=IFERROR(INDEX([$'olah data'.$B$4:$'olah data'.$N$39];MATCH([.$A201];[$'olah data'.M$4:$'olah data'.M$39];0);2);&quot;&quot;)">
            <text:p/>
          </table:table-cell>
          <table:table-cell table:style-name="ce27" table:formula="of:=IFERROR(INDEX([$'olah data'.$B$4:$'olah data'.$N$39];MATCH([.$A201];[$'olah data'.N$4:$'olah data'.N$39];0);2);&quot;&quot;)">
            <text:p/>
          </table:table-cell>
          <table:table-cell table:style-name="ce27" table:formula="of:=CONCATENATE([.D201];[.E201];[.F201];[.G201];[.H201];[.I201];[.J201];[.K201];[.L201];[.M201];[.N201])" office:value-type="string" office:string-value="Eagerness of effort vs laziness (9 items)" calcext:value-type="string">
            <text:p>Eagerness of effort vs laziness (9 items)</text:p>
          </table:table-cell>
          <table:table-cell table:style-name="ce84" table:formula="of:=[$'View Input'.AC30]"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201" calcext:value-type="float">
            <text:p>201</text:p>
          </table:table-cell>
          <table:table-cell table:style-name="ce121" office:value-type="float" office:value="4" calcext:value-type="float">
            <text:p>4</text:p>
          </table:table-cell>
          <table:table-cell table:style-name="ce98" table:formula="of:=IF([.R202]=&quot;&quot;;IF([.Q202]=&quot;R&quot;;VLOOKUP([.P202];[$'olah data'.$R$3:$'olah data'.$S$7];2);[.P202]);IF([.R202]=[.P202];[.P202];[.Q202]))" office:value-type="float" office:value="2" calcext:value-type="float">
            <text:p>2</text:p>
          </table:table-cell>
          <table:table-cell table:style-name="ce27" table:formula="of:=IFERROR(INDEX([$'olah data'.$B$4:$'olah data'.$N$39];MATCH([.$A202];[$'olah data'.D$4:$'olah data'.D$39];0);2);&quot;&quot;)">
            <text:p/>
          </table:table-cell>
          <table:table-cell table:style-name="ce27" table:formula="of:=IFERROR(INDEX([$'olah data'.$B$4:$'olah data'.$N$39];MATCH([.$A202];[$'olah data'.E$4:$'olah data'.E$39];0);2);&quot;&quot;)">
            <text:p/>
          </table:table-cell>
          <table:table-cell table:style-name="ce27" table:formula="of:=IFERROR(INDEX([$'olah data'.$B$4:$'olah data'.$N$39];MATCH([.$A202];[$'olah data'.F$4:$'olah data'.F$39];0);2);&quot;&quot;)">
            <text:p/>
          </table:table-cell>
          <table:table-cell table:style-name="ce27" table:formula="of:=IFERROR(INDEX([$'olah data'.$B$4:$'olah data'.$N$39];MATCH([.$A202];[$'olah data'.G$4:$'olah data'.G$39];0);2);&quot;&quot;)" office:value-type="string" office:string-value="Helpfulness vs. unhelpfulness (8 items)" calcext:value-type="string">
            <text:p>Helpfulness vs. unhelpfulness (8 items)</text:p>
          </table:table-cell>
          <table:table-cell table:style-name="ce27" table:formula="of:=IFERROR(INDEX([$'olah data'.$B$4:$'olah data'.$N$39];MATCH([.$A202];[$'olah data'.H$4:$'olah data'.H$39];0);2);&quot;&quot;)">
            <text:p/>
          </table:table-cell>
          <table:table-cell table:style-name="ce27" table:formula="of:=IFERROR(INDEX([$'olah data'.$B$4:$'olah data'.$N$39];MATCH([.$A202];[$'olah data'.I$4:$'olah data'.I$39];0);2);&quot;&quot;)">
            <text:p/>
          </table:table-cell>
          <table:table-cell table:style-name="ce27" table:formula="of:=IFERROR(INDEX([$'olah data'.$B$4:$'olah data'.$N$39];MATCH([.$A202];[$'olah data'.J$4:$'olah data'.J$39];0);2);&quot;&quot;)">
            <text:p/>
          </table:table-cell>
          <table:table-cell table:style-name="ce27" table:formula="of:=IFERROR(INDEX([$'olah data'.$B$4:$'olah data'.$N$39];MATCH([.$A202];[$'olah data'.K$4:$'olah data'.K$39];0);2);&quot;&quot;)">
            <text:p/>
          </table:table-cell>
          <table:table-cell table:style-name="ce27" table:formula="of:=IFERROR(INDEX([$'olah data'.$B$4:$'olah data'.$N$39];MATCH([.$A202];[$'olah data'.L$4:$'olah data'.L$39];0);2);&quot;&quot;)">
            <text:p/>
          </table:table-cell>
          <table:table-cell table:style-name="ce27" table:formula="of:=IFERROR(INDEX([$'olah data'.$B$4:$'olah data'.$N$39];MATCH([.$A202];[$'olah data'.M$4:$'olah data'.M$39];0);2);&quot;&quot;)">
            <text:p/>
          </table:table-cell>
          <table:table-cell table:style-name="ce27" table:formula="of:=IFERROR(INDEX([$'olah data'.$B$4:$'olah data'.$N$39];MATCH([.$A202];[$'olah data'.N$4:$'olah data'.N$39];0);2);&quot;&quot;)">
            <text:p/>
          </table:table-cell>
          <table:table-cell table:style-name="ce27" table:formula="of:=CONCATENATE([.D202];[.E202];[.F202];[.G202];[.H202];[.I202];[.J202];[.K202];[.L202];[.M202];[.N202])" office:value-type="string" office:string-value="Helpfulness vs. unhelpfulness (8 items)" calcext:value-type="string">
            <text:p>Helpfulness vs. unhelpfulness (8 items)</text:p>
          </table:table-cell>
          <table:table-cell table:style-name="ce84" table:formula="of:=[$'View Input'.AF11]" office:value-type="float" office:value="2" calcext:value-type="float">
            <text:p>2</text:p>
          </table:table-cell>
          <table:table-cell table:style-name="ce46" table:number-columns-repeated="2"/>
          <table:table-cell table:style-name="ce123"/>
          <table:table-cell table:number-columns-repeated="1005"/>
        </table:table-row>
        <table:table-row table:style-name="ro3">
          <table:table-cell table:style-name="ce29" office:value-type="float" office:value="202" calcext:value-type="float">
            <text:p>202</text:p>
          </table:table-cell>
          <table:table-cell table:style-name="ce121" office:value-type="float" office:value="5" calcext:value-type="float">
            <text:p>5</text:p>
          </table:table-cell>
          <table:table-cell table:style-name="ce98" table:formula="of:=IF([.R203]=&quot;&quot;;IF([.Q203]=&quot;R&quot;;VLOOKUP([.P203];[$'olah data'.$R$3:$'olah data'.$S$7];2);[.P203]);IF([.R203]=[.P203];[.P203];[.Q203]))" office:value-type="float" office:value="5" calcext:value-type="float">
            <text:p>5</text:p>
          </table:table-cell>
          <table:table-cell table:style-name="ce27" table:formula="of:=IFERROR(INDEX([$'olah data'.$B$4:$'olah data'.$N$39];MATCH([.$A203];[$'olah data'.D$4:$'olah data'.D$39];0);2);&quot;&quot;)">
            <text:p/>
          </table:table-cell>
          <table:table-cell table:style-name="ce27" table:formula="of:=IFERROR(INDEX([$'olah data'.$B$4:$'olah data'.$N$39];MATCH([.$A203];[$'olah data'.E$4:$'olah data'.E$39];0);2);&quot;&quot;)">
            <text:p/>
          </table:table-cell>
          <table:table-cell table:style-name="ce27" table:formula="of:=IFERROR(INDEX([$'olah data'.$B$4:$'olah data'.$N$39];MATCH([.$A203];[$'olah data'.F$4:$'olah data'.F$39];0);2);&quot;&quot;)">
            <text:p/>
          </table:table-cell>
          <table:table-cell table:style-name="ce27" table:formula="of:=IFERROR(INDEX([$'olah data'.$B$4:$'olah data'.$N$39];MATCH([.$A203];[$'olah data'.G$4:$'olah data'.G$39];0);2);&quot;&quot;)">
            <text:p/>
          </table:table-cell>
          <table:table-cell table:style-name="ce27" table:formula="of:=IFERROR(INDEX([$'olah data'.$B$4:$'olah data'.$N$39];MATCH([.$A203];[$'olah data'.H$4:$'olah data'.H$39];0);2);&quot;&quot;)">
            <text:p/>
          </table:table-cell>
          <table:table-cell table:style-name="ce27" table:formula="of:=IFERROR(INDEX([$'olah data'.$B$4:$'olah data'.$N$39];MATCH([.$A203];[$'olah data'.I$4:$'olah data'.I$39];0);2);&quot;&quot;)">
            <text:p/>
          </table:table-cell>
          <table:table-cell table:style-name="ce27" table:formula="of:=IFERROR(INDEX([$'olah data'.$B$4:$'olah data'.$N$39];MATCH([.$A203];[$'olah data'.J$4:$'olah data'.J$39];0);2);&quot;&quot;)" office:value-type="string" office:string-value="Ambitious vs underachieving (10 items)" calcext:value-type="string">
            <text:p>Ambitious vs underachieving (10 items)</text:p>
          </table:table-cell>
          <table:table-cell table:style-name="ce27" table:formula="of:=IFERROR(INDEX([$'olah data'.$B$4:$'olah data'.$N$39];MATCH([.$A203];[$'olah data'.K$4:$'olah data'.K$39];0);2);&quot;&quot;)">
            <text:p/>
          </table:table-cell>
          <table:table-cell table:style-name="ce27" table:formula="of:=IFERROR(INDEX([$'olah data'.$B$4:$'olah data'.$N$39];MATCH([.$A203];[$'olah data'.L$4:$'olah data'.L$39];0);2);&quot;&quot;)">
            <text:p/>
          </table:table-cell>
          <table:table-cell table:style-name="ce27" table:formula="of:=IFERROR(INDEX([$'olah data'.$B$4:$'olah data'.$N$39];MATCH([.$A203];[$'olah data'.M$4:$'olah data'.M$39];0);2);&quot;&quot;)">
            <text:p/>
          </table:table-cell>
          <table:table-cell table:style-name="ce27" table:formula="of:=IFERROR(INDEX([$'olah data'.$B$4:$'olah data'.$N$39];MATCH([.$A203];[$'olah data'.N$4:$'olah data'.N$39];0);2);&quot;&quot;)">
            <text:p/>
          </table:table-cell>
          <table:table-cell table:style-name="ce27" table:formula="of:=CONCATENATE([.D203];[.E203];[.F203];[.G203];[.H203];[.I203];[.J203];[.K203];[.L203];[.M203];[.N203])" office:value-type="string" office:string-value="Ambitious vs underachieving (10 items)" calcext:value-type="string">
            <text:p>Ambitious vs underachieving (10 items)</text:p>
          </table:table-cell>
          <table:table-cell table:style-name="ce84" table:formula="of:=[$'View Input'.AF12]"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203" calcext:value-type="float">
            <text:p>203</text:p>
          </table:table-cell>
          <table:table-cell table:style-name="ce121" office:value-type="float" office:value="3" calcext:value-type="float">
            <text:p>3</text:p>
          </table:table-cell>
          <table:table-cell table:style-name="ce98" table:formula="of:=IF([.R204]=&quot;&quot;;IF([.Q204]=&quot;R&quot;;VLOOKUP([.P204];[$'olah data'.$R$3:$'olah data'.$S$7];2);[.P204]);IF([.R204]=[.P204];[.P204];[.Q204]))" office:value-type="float" office:value="3" calcext:value-type="float">
            <text:p>3</text:p>
          </table:table-cell>
          <table:table-cell table:style-name="ce27" table:formula="of:=IFERROR(INDEX([$'olah data'.$B$4:$'olah data'.$N$39];MATCH([.$A204];[$'olah data'.D$4:$'olah data'.D$39];0);2);&quot;&quot;)">
            <text:p/>
          </table:table-cell>
          <table:table-cell table:style-name="ce27" table:formula="of:=IFERROR(INDEX([$'olah data'.$B$4:$'olah data'.$N$39];MATCH([.$A204];[$'olah data'.E$4:$'olah data'.E$39];0);2);&quot;&quot;)">
            <text:p/>
          </table:table-cell>
          <table:table-cell table:style-name="ce27" table:formula="of:=IFERROR(INDEX([$'olah data'.$B$4:$'olah data'.$N$39];MATCH([.$A204];[$'olah data'.F$4:$'olah data'.F$39];0);2);&quot;&quot;)" office:value-type="string" office:string-value="Social acceptance vs. social intolerance (8 items)" calcext:value-type="string">
            <text:p>Social acceptance vs. social intolerance (8 items)</text:p>
          </table:table-cell>
          <table:table-cell table:style-name="ce27" table:formula="of:=IFERROR(INDEX([$'olah data'.$B$4:$'olah data'.$N$39];MATCH([.$A204];[$'olah data'.G$4:$'olah data'.G$39];0);2);&quot;&quot;)">
            <text:p/>
          </table:table-cell>
          <table:table-cell table:style-name="ce27" table:formula="of:=IFERROR(INDEX([$'olah data'.$B$4:$'olah data'.$N$39];MATCH([.$A204];[$'olah data'.H$4:$'olah data'.H$39];0);2);&quot;&quot;)">
            <text:p/>
          </table:table-cell>
          <table:table-cell table:style-name="ce27" table:formula="of:=IFERROR(INDEX([$'olah data'.$B$4:$'olah data'.$N$39];MATCH([.$A204];[$'olah data'.I$4:$'olah data'.I$39];0);2);&quot;&quot;)">
            <text:p/>
          </table:table-cell>
          <table:table-cell table:style-name="ce27" table:formula="of:=IFERROR(INDEX([$'olah data'.$B$4:$'olah data'.$N$39];MATCH([.$A204];[$'olah data'.J$4:$'olah data'.J$39];0);2);&quot;&quot;)">
            <text:p/>
          </table:table-cell>
          <table:table-cell table:style-name="ce27" table:formula="of:=IFERROR(INDEX([$'olah data'.$B$4:$'olah data'.$N$39];MATCH([.$A204];[$'olah data'.K$4:$'olah data'.K$39];0);2);&quot;&quot;)">
            <text:p/>
          </table:table-cell>
          <table:table-cell table:style-name="ce27" table:formula="of:=IFERROR(INDEX([$'olah data'.$B$4:$'olah data'.$N$39];MATCH([.$A204];[$'olah data'.L$4:$'olah data'.L$39];0);2);&quot;&quot;)">
            <text:p/>
          </table:table-cell>
          <table:table-cell table:style-name="ce27" table:formula="of:=IFERROR(INDEX([$'olah data'.$B$4:$'olah data'.$N$39];MATCH([.$A204];[$'olah data'.M$4:$'olah data'.M$39];0);2);&quot;&quot;)">
            <text:p/>
          </table:table-cell>
          <table:table-cell table:style-name="ce27" table:formula="of:=IFERROR(INDEX([$'olah data'.$B$4:$'olah data'.$N$39];MATCH([.$A204];[$'olah data'.N$4:$'olah data'.N$39];0);2);&quot;&quot;)">
            <text:p/>
          </table:table-cell>
          <table:table-cell table:style-name="ce27" table:formula="of:=CONCATENATE([.D204];[.E204];[.F204];[.G204];[.H204];[.I204];[.J204];[.K204];[.L204];[.M204];[.N204])" office:value-type="string" office:string-value="Social acceptance vs. social intolerance (8 items)" calcext:value-type="string">
            <text:p>Social acceptance vs. social intolerance (8 items)</text:p>
          </table:table-cell>
          <table:table-cell table:style-name="ce84" table:formula="of:=[$'View Input'.AF13]" office:value-type="float" office:value="3" calcext:value-type="float">
            <text:p>3</text:p>
          </table:table-cell>
          <table:table-cell table:style-name="ce46" table:number-columns-repeated="2"/>
          <table:table-cell table:style-name="ce123"/>
          <table:table-cell table:number-columns-repeated="1005"/>
        </table:table-row>
        <table:table-row table:style-name="ro3">
          <table:table-cell table:style-name="ce29" office:value-type="float" office:value="204" calcext:value-type="float">
            <text:p>204</text:p>
          </table:table-cell>
          <table:table-cell table:style-name="ce121" office:value-type="float" office:value="3" calcext:value-type="float">
            <text:p>3</text:p>
          </table:table-cell>
          <table:table-cell table:style-name="ce98" table:formula="of:=IF([.R205]=&quot;&quot;;IF([.Q205]=&quot;R&quot;;VLOOKUP([.P205];[$'olah data'.$R$3:$'olah data'.$S$7];2);[.P205]);IF([.R205]=[.P205];[.P205];[.Q205]))" office:value-type="float" office:value="1" calcext:value-type="float">
            <text:p>1</text:p>
          </table:table-cell>
          <table:table-cell table:style-name="ce27" table:formula="of:=IFERROR(INDEX([$'olah data'.$B$4:$'olah data'.$N$39];MATCH([.$A205];[$'olah data'.D$4:$'olah data'.D$39];0);2);&quot;&quot;)">
            <text:p/>
          </table:table-cell>
          <table:table-cell table:style-name="ce27" table:formula="of:=IFERROR(INDEX([$'olah data'.$B$4:$'olah data'.$N$39];MATCH([.$A205];[$'olah data'.E$4:$'olah data'.E$39];0);2);&quot;&quot;)">
            <text:p/>
          </table:table-cell>
          <table:table-cell table:style-name="ce27" table:formula="of:=IFERROR(INDEX([$'olah data'.$B$4:$'olah data'.$N$39];MATCH([.$A205];[$'olah data'.F$4:$'olah data'.F$39];0);2);&quot;&quot;)" office:value-type="string" office:string-value="Enlightened second nature (11 items)" calcext:value-type="string">
            <text:p>Enlightened second nature (11 items)</text:p>
          </table:table-cell>
          <table:table-cell table:style-name="ce27" table:formula="of:=IFERROR(INDEX([$'olah data'.$B$4:$'olah data'.$N$39];MATCH([.$A205];[$'olah data'.G$4:$'olah data'.G$39];0);2);&quot;&quot;)">
            <text:p/>
          </table:table-cell>
          <table:table-cell table:style-name="ce27" table:formula="of:=IFERROR(INDEX([$'olah data'.$B$4:$'olah data'.$N$39];MATCH([.$A205];[$'olah data'.H$4:$'olah data'.H$39];0);2);&quot;&quot;)">
            <text:p/>
          </table:table-cell>
          <table:table-cell table:style-name="ce27" table:formula="of:=IFERROR(INDEX([$'olah data'.$B$4:$'olah data'.$N$39];MATCH([.$A205];[$'olah data'.I$4:$'olah data'.I$39];0);2);&quot;&quot;)">
            <text:p/>
          </table:table-cell>
          <table:table-cell table:style-name="ce27" table:formula="of:=IFERROR(INDEX([$'olah data'.$B$4:$'olah data'.$N$39];MATCH([.$A205];[$'olah data'.J$4:$'olah data'.J$39];0);2);&quot;&quot;)">
            <text:p/>
          </table:table-cell>
          <table:table-cell table:style-name="ce27" table:formula="of:=IFERROR(INDEX([$'olah data'.$B$4:$'olah data'.$N$39];MATCH([.$A205];[$'olah data'.K$4:$'olah data'.K$39];0);2);&quot;&quot;)">
            <text:p/>
          </table:table-cell>
          <table:table-cell table:style-name="ce27" table:formula="of:=IFERROR(INDEX([$'olah data'.$B$4:$'olah data'.$N$39];MATCH([.$A205];[$'olah data'.L$4:$'olah data'.L$39];0);2);&quot;&quot;)">
            <text:p/>
          </table:table-cell>
          <table:table-cell table:style-name="ce27" table:formula="of:=IFERROR(INDEX([$'olah data'.$B$4:$'olah data'.$N$39];MATCH([.$A205];[$'olah data'.M$4:$'olah data'.M$39];0);2);&quot;&quot;)">
            <text:p/>
          </table:table-cell>
          <table:table-cell table:style-name="ce27" table:formula="of:=IFERROR(INDEX([$'olah data'.$B$4:$'olah data'.$N$39];MATCH([.$A205];[$'olah data'.N$4:$'olah data'.N$39];0);2);&quot;&quot;)">
            <text:p/>
          </table:table-cell>
          <table:table-cell table:style-name="ce27" table:formula="of:=CONCATENATE([.D205];[.E205];[.F205];[.G205];[.H205];[.I205];[.J205];[.K205];[.L205];[.M205];[.N205])" office:value-type="string" office:string-value="Enlightened second nature (11 items)" calcext:value-type="string">
            <text:p>Enlightened second nature (11 items)</text:p>
          </table:table-cell>
          <table:table-cell table:style-name="ce84" table:formula="of:=[$'View Input'.AF14]"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205" calcext:value-type="float">
            <text:p>205</text:p>
          </table:table-cell>
          <table:table-cell table:style-name="ce121" office:value-type="float" office:value="1" calcext:value-type="float">
            <text:p>1</text:p>
          </table:table-cell>
          <table:table-cell table:style-name="ce98" table:formula="of:=IF([.R206]=&quot;&quot;;IF([.Q206]=&quot;R&quot;;VLOOKUP([.P206];[$'olah data'.$R$3:$'olah data'.$S$7];2);[.P206]);IF([.R206]=[.P206];[.P206];[.Q206]))" office:value-type="float" office:value="1" calcext:value-type="float">
            <text:p>1</text:p>
          </table:table-cell>
          <table:table-cell table:style-name="ce27" table:formula="of:=IFERROR(INDEX([$'olah data'.$B$4:$'olah data'.$N$39];MATCH([.$A206];[$'olah data'.D$4:$'olah data'.D$39];0);2);&quot;&quot;)">
            <text:p/>
          </table:table-cell>
          <table:table-cell table:style-name="ce27" table:formula="of:=IFERROR(INDEX([$'olah data'.$B$4:$'olah data'.$N$39];MATCH([.$A206];[$'olah data'.E$4:$'olah data'.E$39];0);2);&quot;&quot;)">
            <text:p/>
          </table:table-cell>
          <table:table-cell table:style-name="ce27" table:formula="of:=IFERROR(INDEX([$'olah data'.$B$4:$'olah data'.$N$39];MATCH([.$A206];[$'olah data'.F$4:$'olah data'.F$39];0);2);&quot;&quot;)">
            <text:p/>
          </table:table-cell>
          <table:table-cell table:style-name="ce27" table:formula="of:=IFERROR(INDEX([$'olah data'.$B$4:$'olah data'.$N$39];MATCH([.$A206];[$'olah data'.G$4:$'olah data'.G$39];0);2);&quot;&quot;)">
            <text:p/>
          </table:table-cell>
          <table:table-cell table:style-name="ce27" table:formula="of:=IFERROR(INDEX([$'olah data'.$B$4:$'olah data'.$N$39];MATCH([.$A206];[$'olah data'.H$4:$'olah data'.H$39];0);2);&quot;&quot;)">
            <text:p/>
          </table:table-cell>
          <table:table-cell table:style-name="ce27" table:formula="of:=IFERROR(INDEX([$'olah data'.$B$4:$'olah data'.$N$39];MATCH([.$A206];[$'olah data'.I$4:$'olah data'.I$39];0);2);&quot;&quot;)">
            <text:p/>
          </table:table-cell>
          <table:table-cell table:style-name="ce27" table:formula="of:=IFERROR(INDEX([$'olah data'.$B$4:$'olah data'.$N$39];MATCH([.$A206];[$'olah data'.J$4:$'olah data'.J$39];0);2);&quot;&quot;)">
            <text:p/>
          </table:table-cell>
          <table:table-cell table:style-name="ce27" table:formula="of:=IFERROR(INDEX([$'olah data'.$B$4:$'olah data'.$N$39];MATCH([.$A206];[$'olah data'.K$4:$'olah data'.K$39];0);2);&quot;&quot;)">
            <text:p/>
          </table:table-cell>
          <table:table-cell table:style-name="ce27" table:formula="of:=IFERROR(INDEX([$'olah data'.$B$4:$'olah data'.$N$39];MATCH([.$A206];[$'olah data'.L$4:$'olah data'.L$39];0);2);&quot;&quot;)">
            <text:p/>
          </table:table-cell>
          <table:table-cell table:style-name="ce27" table:formula="of:=IFERROR(INDEX([$'olah data'.$B$4:$'olah data'.$N$39];MATCH([.$A206];[$'olah data'.M$4:$'olah data'.M$39];0);2);&quot;&quot;)" office:value-type="string" office:string-value="Exploratory excitability v. stoic rigidity (10 items)" calcext:value-type="string">
            <text:p>Exploratory excitability v. stoic rigidity (10 items)</text:p>
          </table:table-cell>
          <table:table-cell table:style-name="ce27" table:formula="of:=IFERROR(INDEX([$'olah data'.$B$4:$'olah data'.$N$39];MATCH([.$A206];[$'olah data'.N$4:$'olah data'.N$39];0);2);&quot;&quot;)">
            <text:p/>
          </table:table-cell>
          <table:table-cell table:style-name="ce27" table:formula="of:=CONCATENATE([.D206];[.E206];[.F206];[.G206];[.H206];[.I206];[.J206];[.K206];[.L206];[.M206];[.N206])" office:value-type="string" office:string-value="Exploratory excitability v. stoic rigidity (10 items)" calcext:value-type="string">
            <text:p>Exploratory excitability v. stoic rigidity (10 items)</text:p>
          </table:table-cell>
          <table:table-cell table:style-name="ce84" table:formula="of:=[$'View Input'.AF15]"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06" calcext:value-type="float">
            <text:p>206</text:p>
          </table:table-cell>
          <table:table-cell table:style-name="ce121" office:value-type="float" office:value="1" calcext:value-type="float">
            <text:p>1</text:p>
          </table:table-cell>
          <table:table-cell table:style-name="ce98" table:formula="of:=IF([.R207]=&quot;&quot;;IF([.Q207]=&quot;R&quot;;VLOOKUP([.P207];[$'olah data'.$R$3:$'olah data'.$S$7];2);[.P207]);IF([.R207]=[.P207];[.P207];[.Q207]))" office:value-type="float" office:value="5" calcext:value-type="float">
            <text:p>5</text:p>
          </table:table-cell>
          <table:table-cell table:style-name="ce27" table:formula="of:=IFERROR(INDEX([$'olah data'.$B$4:$'olah data'.$N$39];MATCH([.$A207];[$'olah data'.D$4:$'olah data'.D$39];0);2);&quot;&quot;)">
            <text:p/>
          </table:table-cell>
          <table:table-cell table:style-name="ce27" table:formula="of:=IFERROR(INDEX([$'olah data'.$B$4:$'olah data'.$N$39];MATCH([.$A207];[$'olah data'.E$4:$'olah data'.E$39];0);2);&quot;&quot;)">
            <text:p/>
          </table:table-cell>
          <table:table-cell table:style-name="ce27" table:formula="of:=IFERROR(INDEX([$'olah data'.$B$4:$'olah data'.$N$39];MATCH([.$A207];[$'olah data'.F$4:$'olah data'.F$39];0);2);&quot;&quot;)">
            <text:p/>
          </table:table-cell>
          <table:table-cell table:style-name="ce27" table:formula="of:=IFERROR(INDEX([$'olah data'.$B$4:$'olah data'.$N$39];MATCH([.$A207];[$'olah data'.G$4:$'olah data'.G$39];0);2);&quot;&quot;)">
            <text:p/>
          </table:table-cell>
          <table:table-cell table:style-name="ce27" table:formula="of:=IFERROR(INDEX([$'olah data'.$B$4:$'olah data'.$N$39];MATCH([.$A207];[$'olah data'.H$4:$'olah data'.H$39];0);2);&quot;&quot;)">
            <text:p/>
          </table:table-cell>
          <table:table-cell table:style-name="ce27" table:formula="of:=IFERROR(INDEX([$'olah data'.$B$4:$'olah data'.$N$39];MATCH([.$A207];[$'olah data'.I$4:$'olah data'.I$39];0);2);&quot;&quot;)">
            <text:p/>
          </table:table-cell>
          <table:table-cell table:style-name="ce27" table:formula="of:=IFERROR(INDEX([$'olah data'.$B$4:$'olah data'.$N$39];MATCH([.$A207];[$'olah data'.J$4:$'olah data'.J$39];0);2);&quot;&quot;)" office:value-type="string" office:string-value="Spiritual acceptance vs. rational materialism (8 items)" calcext:value-type="string">
            <text:p>Spiritual acceptance vs. rational materialism (8 items)</text:p>
          </table:table-cell>
          <table:table-cell table:style-name="ce27" table:formula="of:=IFERROR(INDEX([$'olah data'.$B$4:$'olah data'.$N$39];MATCH([.$A207];[$'olah data'.K$4:$'olah data'.K$39];0);2);&quot;&quot;)">
            <text:p/>
          </table:table-cell>
          <table:table-cell table:style-name="ce27" table:formula="of:=IFERROR(INDEX([$'olah data'.$B$4:$'olah data'.$N$39];MATCH([.$A207];[$'olah data'.L$4:$'olah data'.L$39];0);2);&quot;&quot;)">
            <text:p/>
          </table:table-cell>
          <table:table-cell table:style-name="ce27" table:formula="of:=IFERROR(INDEX([$'olah data'.$B$4:$'olah data'.$N$39];MATCH([.$A207];[$'olah data'.M$4:$'olah data'.M$39];0);2);&quot;&quot;)">
            <text:p/>
          </table:table-cell>
          <table:table-cell table:style-name="ce27" table:formula="of:=IFERROR(INDEX([$'olah data'.$B$4:$'olah data'.$N$39];MATCH([.$A207];[$'olah data'.N$4:$'olah data'.N$39];0);2);&quot;&quot;)">
            <text:p/>
          </table:table-cell>
          <table:table-cell table:style-name="ce27" table:formula="of:=CONCATENATE([.D207];[.E207];[.F207];[.G207];[.H207];[.I207];[.J207];[.K207];[.L207];[.M207];[.N207])" office:value-type="string" office:string-value="Spiritual acceptance vs. rational materialism (8 items)" calcext:value-type="string">
            <text:p>Spiritual acceptance vs. rational materialism (8 items)</text:p>
          </table:table-cell>
          <table:table-cell table:style-name="ce84" table:formula="of:=[$'View Input'.AF16]"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07" calcext:value-type="float">
            <text:p>207</text:p>
          </table:table-cell>
          <table:table-cell table:style-name="ce121" office:value-type="float" office:value="4" calcext:value-type="float">
            <text:p>4</text:p>
          </table:table-cell>
          <table:table-cell table:style-name="ce98" table:formula="of:=IF([.R208]=&quot;&quot;;IF([.Q208]=&quot;R&quot;;VLOOKUP([.P208];[$'olah data'.$R$3:$'olah data'.$S$7];2);[.P208]);IF([.R208]=[.P208];[.P208];[.Q208]))" office:value-type="float" office:value="4" calcext:value-type="float">
            <text:p>4</text:p>
          </table:table-cell>
          <table:table-cell table:style-name="ce27" table:formula="of:=IFERROR(INDEX([$'olah data'.$B$4:$'olah data'.$N$39];MATCH([.$A208];[$'olah data'.D$4:$'olah data'.D$39];0);2);&quot;&quot;)">
            <text:p/>
          </table:table-cell>
          <table:table-cell table:style-name="ce27" table:formula="of:=IFERROR(INDEX([$'olah data'.$B$4:$'olah data'.$N$39];MATCH([.$A208];[$'olah data'.E$4:$'olah data'.E$39];0);2);&quot;&quot;)">
            <text:p/>
          </table:table-cell>
          <table:table-cell table:style-name="ce27" table:formula="of:=IFERROR(INDEX([$'olah data'.$B$4:$'olah data'.$N$39];MATCH([.$A208];[$'olah data'.F$4:$'olah data'.F$39];0);2);&quot;&quot;)">
            <text:p/>
          </table:table-cell>
          <table:table-cell table:style-name="ce27" table:formula="of:=IFERROR(INDEX([$'olah data'.$B$4:$'olah data'.$N$39];MATCH([.$A208];[$'olah data'.G$4:$'olah data'.G$39];0);2);&quot;&quot;)">
            <text:p/>
          </table:table-cell>
          <table:table-cell table:style-name="ce27" table:formula="of:=IFERROR(INDEX([$'olah data'.$B$4:$'olah data'.$N$39];MATCH([.$A208];[$'olah data'.H$4:$'olah data'.H$39];0);2);&quot;&quot;)">
            <text:p/>
          </table:table-cell>
          <table:table-cell table:style-name="ce27" table:formula="of:=IFERROR(INDEX([$'olah data'.$B$4:$'olah data'.$N$39];MATCH([.$A208];[$'olah data'.I$4:$'olah data'.I$39];0);2);&quot;&quot;)">
            <text:p/>
          </table:table-cell>
          <table:table-cell table:style-name="ce27" table:formula="of:=IFERROR(INDEX([$'olah data'.$B$4:$'olah data'.$N$39];MATCH([.$A208];[$'olah data'.J$4:$'olah data'.J$39];0);2);&quot;&quot;)">
            <text:p/>
          </table:table-cell>
          <table:table-cell table:style-name="ce27" table:formula="of:=IFERROR(INDEX([$'olah data'.$B$4:$'olah data'.$N$39];MATCH([.$A208];[$'olah data'.K$4:$'olah data'.K$39];0);2);&quot;&quot;)" office:value-type="string" office:string-value="Ambitious vs underachieving (10 items)" calcext:value-type="string">
            <text:p>Ambitious vs underachieving (10 items)</text:p>
          </table:table-cell>
          <table:table-cell table:style-name="ce27" table:formula="of:=IFERROR(INDEX([$'olah data'.$B$4:$'olah data'.$N$39];MATCH([.$A208];[$'olah data'.L$4:$'olah data'.L$39];0);2);&quot;&quot;)">
            <text:p/>
          </table:table-cell>
          <table:table-cell table:style-name="ce27" table:formula="of:=IFERROR(INDEX([$'olah data'.$B$4:$'olah data'.$N$39];MATCH([.$A208];[$'olah data'.M$4:$'olah data'.M$39];0);2);&quot;&quot;)">
            <text:p/>
          </table:table-cell>
          <table:table-cell table:style-name="ce27" table:formula="of:=IFERROR(INDEX([$'olah data'.$B$4:$'olah data'.$N$39];MATCH([.$A208];[$'olah data'.N$4:$'olah data'.N$39];0);2);&quot;&quot;)">
            <text:p/>
          </table:table-cell>
          <table:table-cell table:style-name="ce27" table:formula="of:=CONCATENATE([.D208];[.E208];[.F208];[.G208];[.H208];[.I208];[.J208];[.K208];[.L208];[.M208];[.N208])" office:value-type="string" office:string-value="Ambitious vs underachieving (10 items)" calcext:value-type="string">
            <text:p>Ambitious vs underachieving (10 items)</text:p>
          </table:table-cell>
          <table:table-cell table:style-name="ce84" table:formula="of:=[$'View Input'.AF17]"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208" calcext:value-type="float">
            <text:p>208</text:p>
          </table:table-cell>
          <table:table-cell table:style-name="ce121" office:value-type="float" office:value="1" calcext:value-type="float">
            <text:p>1</text:p>
          </table:table-cell>
          <table:table-cell table:style-name="ce98" table:formula="of:=IF([.R209]=&quot;&quot;;IF([.Q209]=&quot;R&quot;;VLOOKUP([.P209];[$'olah data'.$R$3:$'olah data'.$S$7];2);[.P209]);IF([.R209]=[.P209];[.P209];[.Q209]))" office:value-type="float" office:value="3" calcext:value-type="float">
            <text:p>3</text:p>
          </table:table-cell>
          <table:table-cell table:style-name="ce27" table:formula="of:=IFERROR(INDEX([$'olah data'.$B$4:$'olah data'.$N$39];MATCH([.$A209];[$'olah data'.D$4:$'olah data'.D$39];0);2);&quot;&quot;)">
            <text:p/>
          </table:table-cell>
          <table:table-cell table:style-name="ce27" table:formula="of:=IFERROR(INDEX([$'olah data'.$B$4:$'olah data'.$N$39];MATCH([.$A209];[$'olah data'.E$4:$'olah data'.E$39];0);2);&quot;&quot;)">
            <text:p/>
          </table:table-cell>
          <table:table-cell table:style-name="ce27" table:formula="of:=IFERROR(INDEX([$'olah data'.$B$4:$'olah data'.$N$39];MATCH([.$A209];[$'olah data'.F$4:$'olah data'.F$39];0);2);&quot;&quot;)">
            <text:p/>
          </table:table-cell>
          <table:table-cell table:style-name="ce27" table:formula="of:=IFERROR(INDEX([$'olah data'.$B$4:$'olah data'.$N$39];MATCH([.$A209];[$'olah data'.G$4:$'olah data'.G$39];0);2);&quot;&quot;)">
            <text:p/>
          </table:table-cell>
          <table:table-cell table:style-name="ce27" table:formula="of:=IFERROR(INDEX([$'olah data'.$B$4:$'olah data'.$N$39];MATCH([.$A209];[$'olah data'.H$4:$'olah data'.H$39];0);2);&quot;&quot;)">
            <text:p/>
          </table:table-cell>
          <table:table-cell table:style-name="ce27" table:formula="of:=IFERROR(INDEX([$'olah data'.$B$4:$'olah data'.$N$39];MATCH([.$A209];[$'olah data'.I$4:$'olah data'.I$39];0);2);&quot;&quot;)">
            <text:p/>
          </table:table-cell>
          <table:table-cell table:style-name="ce27" table:formula="of:=IFERROR(INDEX([$'olah data'.$B$4:$'olah data'.$N$39];MATCH([.$A209];[$'olah data'.J$4:$'olah data'.J$39];0);2);&quot;&quot;)" office:value-type="string" office:string-value="Compassion vs. revengefulness (7 items)" calcext:value-type="string">
            <text:p>Compassion vs. revengefulness (7 items)</text:p>
          </table:table-cell>
          <table:table-cell table:style-name="ce27" table:formula="of:=IFERROR(INDEX([$'olah data'.$B$4:$'olah data'.$N$39];MATCH([.$A209];[$'olah data'.K$4:$'olah data'.K$39];0);2);&quot;&quot;)">
            <text:p/>
          </table:table-cell>
          <table:table-cell table:style-name="ce27" table:formula="of:=IFERROR(INDEX([$'olah data'.$B$4:$'olah data'.$N$39];MATCH([.$A209];[$'olah data'.L$4:$'olah data'.L$39];0);2);&quot;&quot;)">
            <text:p/>
          </table:table-cell>
          <table:table-cell table:style-name="ce27" table:formula="of:=IFERROR(INDEX([$'olah data'.$B$4:$'olah data'.$N$39];MATCH([.$A209];[$'olah data'.M$4:$'olah data'.M$39];0);2);&quot;&quot;)">
            <text:p/>
          </table:table-cell>
          <table:table-cell table:style-name="ce27" table:formula="of:=IFERROR(INDEX([$'olah data'.$B$4:$'olah data'.$N$39];MATCH([.$A209];[$'olah data'.N$4:$'olah data'.N$39];0);2);&quot;&quot;)">
            <text:p/>
          </table:table-cell>
          <table:table-cell table:style-name="ce27" table:formula="of:=CONCATENATE([.D209];[.E209];[.F209];[.G209];[.H209];[.I209];[.J209];[.K209];[.L209];[.M209];[.N209])" office:value-type="string" office:string-value="Compassion vs. revengefulness (7 items)" calcext:value-type="string">
            <text:p>Compassion vs. revengefulness (7 items)</text:p>
          </table:table-cell>
          <table:table-cell table:style-name="ce84" table:formula="of:=[$'View Input'.AF18]" office:value-type="float" office:value="3" calcext:value-type="float">
            <text:p>3</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09" calcext:value-type="float">
            <text:p>209</text:p>
          </table:table-cell>
          <table:table-cell table:style-name="ce98" office:value-type="float" office:value="2" calcext:value-type="float">
            <text:p>2</text:p>
          </table:table-cell>
          <table:table-cell table:style-name="ce98" table:formula="of:=IF([.R210]=&quot;&quot;;IF([.Q210]=&quot;R&quot;;VLOOKUP([.P210];[$'olah data'.$R$3:$'olah data'.$S$7];2);[.P210]);IF([.R210]=[.P210];[.P210];[.Q210]))" office:value-type="string" office:string-value="Tidak Mudeng" calcext:value-type="string">
            <text:p>Tidak Mudeng</text:p>
          </table:table-cell>
          <table:table-cell table:style-name="ce27" table:formula="of:=IFERROR(INDEX([$'olah data'.$B$4:$'olah data'.$N$39];MATCH([.$A210];[$'olah data'.D$4:$'olah data'.D$39];0);2);&quot;&quot;)">
            <text:p/>
          </table:table-cell>
          <table:table-cell table:style-name="ce27" table:formula="of:=IFERROR(INDEX([$'olah data'.$B$4:$'olah data'.$N$39];MATCH([.$A210];[$'olah data'.E$4:$'olah data'.E$39];0);2);&quot;&quot;)">
            <text:p/>
          </table:table-cell>
          <table:table-cell table:style-name="ce27" table:formula="of:=IFERROR(INDEX([$'olah data'.$B$4:$'olah data'.$N$39];MATCH([.$A210];[$'olah data'.F$4:$'olah data'.F$39];0);2);&quot;&quot;)">
            <text:p/>
          </table:table-cell>
          <table:table-cell table:style-name="ce27" table:formula="of:=IFERROR(INDEX([$'olah data'.$B$4:$'olah data'.$N$39];MATCH([.$A210];[$'olah data'.G$4:$'olah data'.G$39];0);2);&quot;&quot;)">
            <text:p/>
          </table:table-cell>
          <table:table-cell table:style-name="ce27" table:formula="of:=IFERROR(INDEX([$'olah data'.$B$4:$'olah data'.$N$39];MATCH([.$A210];[$'olah data'.H$4:$'olah data'.H$39];0);2);&quot;&quot;)" office:value-type="string" office:string-value="Validity Scale (5 items)" calcext:value-type="string">
            <text:p>Validity Scale (5 items)</text:p>
          </table:table-cell>
          <table:table-cell table:style-name="ce27" table:formula="of:=IFERROR(INDEX([$'olah data'.$B$4:$'olah data'.$N$39];MATCH([.$A210];[$'olah data'.I$4:$'olah data'.I$39];0);2);&quot;&quot;)">
            <text:p/>
          </table:table-cell>
          <table:table-cell table:style-name="ce27" table:formula="of:=IFERROR(INDEX([$'olah data'.$B$4:$'olah data'.$N$39];MATCH([.$A210];[$'olah data'.J$4:$'olah data'.J$39];0);2);&quot;&quot;)">
            <text:p/>
          </table:table-cell>
          <table:table-cell table:style-name="ce27" table:formula="of:=IFERROR(INDEX([$'olah data'.$B$4:$'olah data'.$N$39];MATCH([.$A210];[$'olah data'.K$4:$'olah data'.K$39];0);2);&quot;&quot;)">
            <text:p/>
          </table:table-cell>
          <table:table-cell table:style-name="ce27" table:formula="of:=IFERROR(INDEX([$'olah data'.$B$4:$'olah data'.$N$39];MATCH([.$A210];[$'olah data'.L$4:$'olah data'.L$39];0);2);&quot;&quot;)">
            <text:p/>
          </table:table-cell>
          <table:table-cell table:style-name="ce27" table:formula="of:=IFERROR(INDEX([$'olah data'.$B$4:$'olah data'.$N$39];MATCH([.$A210];[$'olah data'.M$4:$'olah data'.M$39];0);2);&quot;&quot;)">
            <text:p/>
          </table:table-cell>
          <table:table-cell table:style-name="ce27" table:formula="of:=IFERROR(INDEX([$'olah data'.$B$4:$'olah data'.$N$39];MATCH([.$A210];[$'olah data'.N$4:$'olah data'.N$39];0);2);&quot;&quot;)">
            <text:p/>
          </table:table-cell>
          <table:table-cell table:style-name="ce27" table:formula="of:=CONCATENATE([.D210];[.E210];[.F210];[.G210];[.H210];[.I210];[.J210];[.K210];[.L210];[.M210];[.N210])" office:value-type="string" office:string-value="Validity Scale (5 items)" calcext:value-type="string">
            <text:p>Validity Scale (5 items)</text:p>
          </table:table-cell>
          <table:table-cell table:style-name="ce84" table:formula="of:=[$'View Input'.AF19]" office:value-type="float" office:value="1" calcext:value-type="float">
            <text:p>1</text:p>
          </table:table-cell>
          <table:table-cell table:style-name="ce98" office:value-type="string" calcext:value-type="string">
            <text:p>Tidak Mudeng</text:p>
          </table:table-cell>
          <table:table-cell table:style-name="ce46" office:value-type="float" office:value="3" calcext:value-type="float">
            <text:p>3</text:p>
          </table:table-cell>
          <table:table-cell table:style-name="ce123"/>
          <table:table-cell table:number-columns-repeated="1005"/>
        </table:table-row>
        <table:table-row table:style-name="ro3">
          <table:table-cell table:style-name="ce29" office:value-type="float" office:value="210" calcext:value-type="float">
            <text:p>210</text:p>
          </table:table-cell>
          <table:table-cell table:style-name="ce121" office:value-type="float" office:value="4" calcext:value-type="float">
            <text:p>4</text:p>
          </table:table-cell>
          <table:table-cell table:style-name="ce98" table:formula="of:=IF([.R211]=&quot;&quot;;IF([.Q211]=&quot;R&quot;;VLOOKUP([.P211];[$'olah data'.$R$3:$'olah data'.$S$7];2);[.P211]);IF([.R211]=[.P211];[.P211];[.Q211]))" office:value-type="float" office:value="1" calcext:value-type="float">
            <text:p>1</text:p>
          </table:table-cell>
          <table:table-cell table:style-name="ce27" table:formula="of:=IFERROR(INDEX([$'olah data'.$B$4:$'olah data'.$N$39];MATCH([.$A211];[$'olah data'.D$4:$'olah data'.D$39];0);2);&quot;&quot;)">
            <text:p/>
          </table:table-cell>
          <table:table-cell table:style-name="ce27" table:formula="of:=IFERROR(INDEX([$'olah data'.$B$4:$'olah data'.$N$39];MATCH([.$A211];[$'olah data'.E$4:$'olah data'.E$39];0);2);&quot;&quot;)">
            <text:p/>
          </table:table-cell>
          <table:table-cell table:style-name="ce27" table:formula="of:=IFERROR(INDEX([$'olah data'.$B$4:$'olah data'.$N$39];MATCH([.$A211];[$'olah data'.F$4:$'olah data'.F$39];0);2);&quot;&quot;)">
            <text:p/>
          </table:table-cell>
          <table:table-cell table:style-name="ce27" table:formula="of:=IFERROR(INDEX([$'olah data'.$B$4:$'olah data'.$N$39];MATCH([.$A211];[$'olah data'.G$4:$'olah data'.G$39];0);2);&quot;&quot;)">
            <text:p/>
          </table:table-cell>
          <table:table-cell table:style-name="ce27" table:formula="of:=IFERROR(INDEX([$'olah data'.$B$4:$'olah data'.$N$39];MATCH([.$A211];[$'olah data'.H$4:$'olah data'.H$39];0);2);&quot;&quot;)">
            <text:p/>
          </table:table-cell>
          <table:table-cell table:style-name="ce27" table:formula="of:=IFERROR(INDEX([$'olah data'.$B$4:$'olah data'.$N$39];MATCH([.$A211];[$'olah data'.I$4:$'olah data'.I$39];0);2);&quot;&quot;)">
            <text:p/>
          </table:table-cell>
          <table:table-cell table:style-name="ce27" table:formula="of:=IFERROR(INDEX([$'olah data'.$B$4:$'olah data'.$N$39];MATCH([.$A211];[$'olah data'.J$4:$'olah data'.J$39];0);2);&quot;&quot;)">
            <text:p/>
          </table:table-cell>
          <table:table-cell table:style-name="ce27" table:formula="of:=IFERROR(INDEX([$'olah data'.$B$4:$'olah data'.$N$39];MATCH([.$A211];[$'olah data'.K$4:$'olah data'.K$39];0);2);&quot;&quot;)" office:value-type="string" office:string-value="Impulsiveness v. reflection (9 items)" calcext:value-type="string">
            <text:p>Impulsiveness v. reflection (9 items)</text:p>
          </table:table-cell>
          <table:table-cell table:style-name="ce27" table:formula="of:=IFERROR(INDEX([$'olah data'.$B$4:$'olah data'.$N$39];MATCH([.$A211];[$'olah data'.L$4:$'olah data'.L$39];0);2);&quot;&quot;)">
            <text:p/>
          </table:table-cell>
          <table:table-cell table:style-name="ce27" table:formula="of:=IFERROR(INDEX([$'olah data'.$B$4:$'olah data'.$N$39];MATCH([.$A211];[$'olah data'.M$4:$'olah data'.M$39];0);2);&quot;&quot;)">
            <text:p/>
          </table:table-cell>
          <table:table-cell table:style-name="ce27" table:formula="of:=IFERROR(INDEX([$'olah data'.$B$4:$'olah data'.$N$39];MATCH([.$A211];[$'olah data'.N$4:$'olah data'.N$39];0);2);&quot;&quot;)">
            <text:p/>
          </table:table-cell>
          <table:table-cell table:style-name="ce27" table:formula="of:=CONCATENATE([.D211];[.E211];[.F211];[.G211];[.H211];[.I211];[.J211];[.K211];[.L211];[.M211];[.N211])" office:value-type="string" office:string-value="Impulsiveness v. reflection (9 items)" calcext:value-type="string">
            <text:p>Impulsiveness v. reflection (9 items)</text:p>
          </table:table-cell>
          <table:table-cell table:style-name="ce84" table:formula="of:=[$'View Input'.AF20]"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211" calcext:value-type="float">
            <text:p>211</text:p>
          </table:table-cell>
          <table:table-cell table:style-name="ce121" office:value-type="float" office:value="2" calcext:value-type="float">
            <text:p>2</text:p>
          </table:table-cell>
          <table:table-cell table:style-name="ce98" table:formula="of:=IF([.R212]=&quot;&quot;;IF([.Q212]=&quot;R&quot;;VLOOKUP([.P212];[$'olah data'.$R$3:$'olah data'.$S$7];2);[.P212]);IF([.R212]=[.P212];[.P212];[.Q212]))" office:value-type="float" office:value="1" calcext:value-type="float">
            <text:p>1</text:p>
          </table:table-cell>
          <table:table-cell table:style-name="ce27" table:formula="of:=IFERROR(INDEX([$'olah data'.$B$4:$'olah data'.$N$39];MATCH([.$A212];[$'olah data'.D$4:$'olah data'.D$39];0);2);&quot;&quot;)" office:value-type="string" office:string-value="Responsibility vs. blaming (8 items)" calcext:value-type="string">
            <text:p>Responsibility vs. blaming (8 items)</text:p>
          </table:table-cell>
          <table:table-cell table:style-name="ce27" table:formula="of:=IFERROR(INDEX([$'olah data'.$B$4:$'olah data'.$N$39];MATCH([.$A212];[$'olah data'.E$4:$'olah data'.E$39];0);2);&quot;&quot;)">
            <text:p/>
          </table:table-cell>
          <table:table-cell table:style-name="ce27" table:formula="of:=IFERROR(INDEX([$'olah data'.$B$4:$'olah data'.$N$39];MATCH([.$A212];[$'olah data'.F$4:$'olah data'.F$39];0);2);&quot;&quot;)">
            <text:p/>
          </table:table-cell>
          <table:table-cell table:style-name="ce27" table:formula="of:=IFERROR(INDEX([$'olah data'.$B$4:$'olah data'.$N$39];MATCH([.$A212];[$'olah data'.G$4:$'olah data'.G$39];0);2);&quot;&quot;)">
            <text:p/>
          </table:table-cell>
          <table:table-cell table:style-name="ce27" table:formula="of:=IFERROR(INDEX([$'olah data'.$B$4:$'olah data'.$N$39];MATCH([.$A212];[$'olah data'.H$4:$'olah data'.H$39];0);2);&quot;&quot;)">
            <text:p/>
          </table:table-cell>
          <table:table-cell table:style-name="ce27" table:formula="of:=IFERROR(INDEX([$'olah data'.$B$4:$'olah data'.$N$39];MATCH([.$A212];[$'olah data'.I$4:$'olah data'.I$39];0);2);&quot;&quot;)">
            <text:p/>
          </table:table-cell>
          <table:table-cell table:style-name="ce27" table:formula="of:=IFERROR(INDEX([$'olah data'.$B$4:$'olah data'.$N$39];MATCH([.$A212];[$'olah data'.J$4:$'olah data'.J$39];0);2);&quot;&quot;)">
            <text:p/>
          </table:table-cell>
          <table:table-cell table:style-name="ce27" table:formula="of:=IFERROR(INDEX([$'olah data'.$B$4:$'olah data'.$N$39];MATCH([.$A212];[$'olah data'.K$4:$'olah data'.K$39];0);2);&quot;&quot;)">
            <text:p/>
          </table:table-cell>
          <table:table-cell table:style-name="ce27" table:formula="of:=IFERROR(INDEX([$'olah data'.$B$4:$'olah data'.$N$39];MATCH([.$A212];[$'olah data'.L$4:$'olah data'.L$39];0);2);&quot;&quot;)">
            <text:p/>
          </table:table-cell>
          <table:table-cell table:style-name="ce27" table:formula="of:=IFERROR(INDEX([$'olah data'.$B$4:$'olah data'.$N$39];MATCH([.$A212];[$'olah data'.M$4:$'olah data'.M$39];0);2);&quot;&quot;)">
            <text:p/>
          </table:table-cell>
          <table:table-cell table:style-name="ce27" table:formula="of:=IFERROR(INDEX([$'olah data'.$B$4:$'olah data'.$N$39];MATCH([.$A212];[$'olah data'.N$4:$'olah data'.N$39];0);2);&quot;&quot;)">
            <text:p/>
          </table:table-cell>
          <table:table-cell table:style-name="ce27" table:formula="of:=CONCATENATE([.D212];[.E212];[.F212];[.G212];[.H212];[.I212];[.J212];[.K212];[.L212];[.M212];[.N212])" office:value-type="string" office:string-value="Responsibility vs. blaming (8 items)" calcext:value-type="string">
            <text:p>Responsibility vs. blaming (8 items)</text:p>
          </table:table-cell>
          <table:table-cell table:style-name="ce84" table:formula="of:=[$'View Input'.AF21]"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212" calcext:value-type="float">
            <text:p>212</text:p>
          </table:table-cell>
          <table:table-cell table:style-name="ce121" office:value-type="float" office:value="1" calcext:value-type="float">
            <text:p>1</text:p>
          </table:table-cell>
          <table:table-cell table:style-name="ce98" table:formula="of:=IF([.R213]=&quot;&quot;;IF([.Q213]=&quot;R&quot;;VLOOKUP([.P213];[$'olah data'.$R$3:$'olah data'.$S$7];2);[.P213]);IF([.R213]=[.P213];[.P213];[.Q213]))" office:value-type="float" office:value="5" calcext:value-type="float">
            <text:p>5</text:p>
          </table:table-cell>
          <table:table-cell table:style-name="ce27" table:formula="of:=IFERROR(INDEX([$'olah data'.$B$4:$'olah data'.$N$39];MATCH([.$A213];[$'olah data'.D$4:$'olah data'.D$39];0);2);&quot;&quot;)">
            <text:p/>
          </table:table-cell>
          <table:table-cell table:style-name="ce27" table:formula="of:=IFERROR(INDEX([$'olah data'.$B$4:$'olah data'.$N$39];MATCH([.$A213];[$'olah data'.E$4:$'olah data'.E$39];0);2);&quot;&quot;)">
            <text:p/>
          </table:table-cell>
          <table:table-cell table:style-name="ce27" table:formula="of:=IFERROR(INDEX([$'olah data'.$B$4:$'olah data'.$N$39];MATCH([.$A213];[$'olah data'.F$4:$'olah data'.F$39];0);2);&quot;&quot;)">
            <text:p/>
          </table:table-cell>
          <table:table-cell table:style-name="ce27" table:formula="of:=IFERROR(INDEX([$'olah data'.$B$4:$'olah data'.$N$39];MATCH([.$A213];[$'olah data'.G$4:$'olah data'.G$39];0);2);&quot;&quot;)">
            <text:p/>
          </table:table-cell>
          <table:table-cell table:style-name="ce27" table:formula="of:=IFERROR(INDEX([$'olah data'.$B$4:$'olah data'.$N$39];MATCH([.$A213];[$'olah data'.H$4:$'olah data'.H$39];0);2);&quot;&quot;)">
            <text:p/>
          </table:table-cell>
          <table:table-cell table:style-name="ce27" table:formula="of:=IFERROR(INDEX([$'olah data'.$B$4:$'olah data'.$N$39];MATCH([.$A213];[$'olah data'.I$4:$'olah data'.I$39];0);2);&quot;&quot;)">
            <text:p/>
          </table:table-cell>
          <table:table-cell table:style-name="ce27" table:formula="of:=IFERROR(INDEX([$'olah data'.$B$4:$'olah data'.$N$39];MATCH([.$A213];[$'olah data'.J$4:$'olah data'.J$39];0);2);&quot;&quot;)">
            <text:p/>
          </table:table-cell>
          <table:table-cell table:style-name="ce27" table:formula="of:=IFERROR(INDEX([$'olah data'.$B$4:$'olah data'.$N$39];MATCH([.$A213];[$'olah data'.K$4:$'olah data'.K$39];0);2);&quot;&quot;)">
            <text:p/>
          </table:table-cell>
          <table:table-cell table:style-name="ce27" table:formula="of:=IFERROR(INDEX([$'olah data'.$B$4:$'olah data'.$N$39];MATCH([.$A213];[$'olah data'.L$4:$'olah data'.L$39];0);2);&quot;&quot;)" office:value-type="string" office:string-value="Self-forgetful vs. self-conscious experience (10 items)" calcext:value-type="string">
            <text:p>Self-forgetful vs. self-conscious experience (10 items)</text:p>
          </table:table-cell>
          <table:table-cell table:style-name="ce27" table:formula="of:=IFERROR(INDEX([$'olah data'.$B$4:$'olah data'.$N$39];MATCH([.$A213];[$'olah data'.M$4:$'olah data'.M$39];0);2);&quot;&quot;)">
            <text:p/>
          </table:table-cell>
          <table:table-cell table:style-name="ce27" table:formula="of:=IFERROR(INDEX([$'olah data'.$B$4:$'olah data'.$N$39];MATCH([.$A213];[$'olah data'.N$4:$'olah data'.N$39];0);2);&quot;&quot;)">
            <text:p/>
          </table:table-cell>
          <table:table-cell table:style-name="ce27" table:formula="of:=CONCATENATE([.D213];[.E213];[.F213];[.G213];[.H213];[.I213];[.J213];[.K213];[.L213];[.M213];[.N213])" office:value-type="string" office:string-value="Self-forgetful vs. self-conscious experience (10 items)" calcext:value-type="string">
            <text:p>Self-forgetful vs. self-conscious experience (10 items)</text:p>
          </table:table-cell>
          <table:table-cell table:style-name="ce84" table:formula="of:=[$'View Input'.AF22]"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213" calcext:value-type="float">
            <text:p>213</text:p>
          </table:table-cell>
          <table:table-cell table:style-name="ce121" office:value-type="float" office:value="4" calcext:value-type="float">
            <text:p>4</text:p>
          </table:table-cell>
          <table:table-cell table:style-name="ce98" table:formula="of:=IF([.R214]=&quot;&quot;;IF([.Q214]=&quot;R&quot;;VLOOKUP([.P214];[$'olah data'.$R$3:$'olah data'.$S$7];2);[.P214]);IF([.R214]=[.P214];[.P214];[.Q214]))" office:value-type="float" office:value="5" calcext:value-type="float">
            <text:p>5</text:p>
          </table:table-cell>
          <table:table-cell table:style-name="ce27" table:formula="of:=IFERROR(INDEX([$'olah data'.$B$4:$'olah data'.$N$39];MATCH([.$A214];[$'olah data'.D$4:$'olah data'.D$39];0);2);&quot;&quot;)">
            <text:p/>
          </table:table-cell>
          <table:table-cell table:style-name="ce27" table:formula="of:=IFERROR(INDEX([$'olah data'.$B$4:$'olah data'.$N$39];MATCH([.$A214];[$'olah data'.E$4:$'olah data'.E$39];0);2);&quot;&quot;)">
            <text:p/>
          </table:table-cell>
          <table:table-cell table:style-name="ce27" table:formula="of:=IFERROR(INDEX([$'olah data'.$B$4:$'olah data'.$N$39];MATCH([.$A214];[$'olah data'.F$4:$'olah data'.F$39];0);2);&quot;&quot;)">
            <text:p/>
          </table:table-cell>
          <table:table-cell table:style-name="ce27" table:formula="of:=IFERROR(INDEX([$'olah data'.$B$4:$'olah data'.$N$39];MATCH([.$A214];[$'olah data'.G$4:$'olah data'.G$39];0);2);&quot;&quot;)">
            <text:p/>
          </table:table-cell>
          <table:table-cell table:style-name="ce27" table:formula="of:=IFERROR(INDEX([$'olah data'.$B$4:$'olah data'.$N$39];MATCH([.$A214];[$'olah data'.H$4:$'olah data'.H$39];0);2);&quot;&quot;)">
            <text:p/>
          </table:table-cell>
          <table:table-cell table:style-name="ce27" table:formula="of:=IFERROR(INDEX([$'olah data'.$B$4:$'olah data'.$N$39];MATCH([.$A214];[$'olah data'.I$4:$'olah data'.I$39];0);2);&quot;&quot;)">
            <text:p/>
          </table:table-cell>
          <table:table-cell table:style-name="ce27" table:formula="of:=IFERROR(INDEX([$'olah data'.$B$4:$'olah data'.$N$39];MATCH([.$A214];[$'olah data'.J$4:$'olah data'.J$39];0);2);&quot;&quot;)" office:value-type="string" office:string-value="Openness to warm communication vs aloofness (10 items)" calcext:value-type="string">
            <text:p>Openness to warm communication vs aloofness (10 items)</text:p>
          </table:table-cell>
          <table:table-cell table:style-name="ce27" table:formula="of:=IFERROR(INDEX([$'olah data'.$B$4:$'olah data'.$N$39];MATCH([.$A214];[$'olah data'.K$4:$'olah data'.K$39];0);2);&quot;&quot;)">
            <text:p/>
          </table:table-cell>
          <table:table-cell table:style-name="ce27" table:formula="of:=IFERROR(INDEX([$'olah data'.$B$4:$'olah data'.$N$39];MATCH([.$A214];[$'olah data'.L$4:$'olah data'.L$39];0);2);&quot;&quot;)">
            <text:p/>
          </table:table-cell>
          <table:table-cell table:style-name="ce27" table:formula="of:=IFERROR(INDEX([$'olah data'.$B$4:$'olah data'.$N$39];MATCH([.$A214];[$'olah data'.M$4:$'olah data'.M$39];0);2);&quot;&quot;)">
            <text:p/>
          </table:table-cell>
          <table:table-cell table:style-name="ce27" table:formula="of:=IFERROR(INDEX([$'olah data'.$B$4:$'olah data'.$N$39];MATCH([.$A214];[$'olah data'.N$4:$'olah data'.N$39];0);2);&quot;&quot;)">
            <text:p/>
          </table:table-cell>
          <table:table-cell table:style-name="ce27" table:formula="of:=CONCATENATE([.D214];[.E214];[.F214];[.G214];[.H214];[.I214];[.J214];[.K214];[.L214];[.M214];[.N214])" office:value-type="string" office:string-value="Openness to warm communication vs aloofness (10 items)" calcext:value-type="string">
            <text:p>Openness to warm communication vs aloofness (10 items)</text:p>
          </table:table-cell>
          <table:table-cell table:style-name="ce84" table:formula="of:=[$'View Input'.AF23]"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214" calcext:value-type="float">
            <text:p>214</text:p>
          </table:table-cell>
          <table:table-cell table:style-name="ce121" office:value-type="float" office:value="3" calcext:value-type="float">
            <text:p>3</text:p>
          </table:table-cell>
          <table:table-cell table:style-name="ce98" table:formula="of:=IF([.R215]=&quot;&quot;;IF([.Q215]=&quot;R&quot;;VLOOKUP([.P215];[$'olah data'.$R$3:$'olah data'.$S$7];2);[.P215]);IF([.R215]=[.P215];[.P215];[.Q215]))" office:value-type="float" office:value="4" calcext:value-type="float">
            <text:p>4</text:p>
          </table:table-cell>
          <table:table-cell table:style-name="ce27" table:formula="of:=IFERROR(INDEX([$'olah data'.$B$4:$'olah data'.$N$39];MATCH([.$A215];[$'olah data'.D$4:$'olah data'.D$39];0);2);&quot;&quot;)">
            <text:p/>
          </table:table-cell>
          <table:table-cell table:style-name="ce27" table:formula="of:=IFERROR(INDEX([$'olah data'.$B$4:$'olah data'.$N$39];MATCH([.$A215];[$'olah data'.E$4:$'olah data'.E$39];0);2);&quot;&quot;)">
            <text:p/>
          </table:table-cell>
          <table:table-cell table:style-name="ce27" table:formula="of:=IFERROR(INDEX([$'olah data'.$B$4:$'olah data'.$N$39];MATCH([.$A215];[$'olah data'.F$4:$'olah data'.F$39];0);2);&quot;&quot;)">
            <text:p/>
          </table:table-cell>
          <table:table-cell table:style-name="ce27" table:formula="of:=IFERROR(INDEX([$'olah data'.$B$4:$'olah data'.$N$39];MATCH([.$A215];[$'olah data'.G$4:$'olah data'.G$39];0);2);&quot;&quot;)">
            <text:p/>
          </table:table-cell>
          <table:table-cell table:style-name="ce27" table:formula="of:=IFERROR(INDEX([$'olah data'.$B$4:$'olah data'.$N$39];MATCH([.$A215];[$'olah data'.H$4:$'olah data'.H$39];0);2);&quot;&quot;)">
            <text:p/>
          </table:table-cell>
          <table:table-cell table:style-name="ce27" table:formula="of:=IFERROR(INDEX([$'olah data'.$B$4:$'olah data'.$N$39];MATCH([.$A215];[$'olah data'.I$4:$'olah data'.I$39];0);2);&quot;&quot;)">
            <text:p/>
          </table:table-cell>
          <table:table-cell table:style-name="ce27" table:formula="of:=IFERROR(INDEX([$'olah data'.$B$4:$'olah data'.$N$39];MATCH([.$A215];[$'olah data'.J$4:$'olah data'.J$39];0);2);&quot;&quot;)" office:value-type="string" office:string-value="Fear of uncertainty (7 items)" calcext:value-type="string">
            <text:p>Fear of uncertainty (7 items)</text:p>
          </table:table-cell>
          <table:table-cell table:style-name="ce27" table:formula="of:=IFERROR(INDEX([$'olah data'.$B$4:$'olah data'.$N$39];MATCH([.$A215];[$'olah data'.K$4:$'olah data'.K$39];0);2);&quot;&quot;)">
            <text:p/>
          </table:table-cell>
          <table:table-cell table:style-name="ce27" table:formula="of:=IFERROR(INDEX([$'olah data'.$B$4:$'olah data'.$N$39];MATCH([.$A215];[$'olah data'.L$4:$'olah data'.L$39];0);2);&quot;&quot;)">
            <text:p/>
          </table:table-cell>
          <table:table-cell table:style-name="ce27" table:formula="of:=IFERROR(INDEX([$'olah data'.$B$4:$'olah data'.$N$39];MATCH([.$A215];[$'olah data'.M$4:$'olah data'.M$39];0);2);&quot;&quot;)">
            <text:p/>
          </table:table-cell>
          <table:table-cell table:style-name="ce27" table:formula="of:=IFERROR(INDEX([$'olah data'.$B$4:$'olah data'.$N$39];MATCH([.$A215];[$'olah data'.N$4:$'olah data'.N$39];0);2);&quot;&quot;)">
            <text:p/>
          </table:table-cell>
          <table:table-cell table:style-name="ce27" table:formula="of:=CONCATENATE([.D215];[.E215];[.F215];[.G215];[.H215];[.I215];[.J215];[.K215];[.L215];[.M215];[.N215])" office:value-type="string" office:string-value="Fear of uncertainty (7 items)" calcext:value-type="string">
            <text:p>Fear of uncertainty (7 items)</text:p>
          </table:table-cell>
          <table:table-cell table:style-name="ce84" table:formula="of:=[$'View Input'.AF24]" office:value-type="float" office:value="2" calcext:value-type="float">
            <text:p>2</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15" calcext:value-type="float">
            <text:p>215</text:p>
          </table:table-cell>
          <table:table-cell table:style-name="ce121" office:value-type="float" office:value="3" calcext:value-type="float">
            <text:p>3</text:p>
          </table:table-cell>
          <table:table-cell table:style-name="ce98" table:formula="of:=IF([.R216]=&quot;&quot;;IF([.Q216]=&quot;R&quot;;VLOOKUP([.P216];[$'olah data'.$R$3:$'olah data'.$S$7];2);[.P216]);IF([.R216]=[.P216];[.P216];[.Q216]))" office:value-type="float" office:value="5" calcext:value-type="float">
            <text:p>5</text:p>
          </table:table-cell>
          <table:table-cell table:style-name="ce27" table:formula="of:=IFERROR(INDEX([$'olah data'.$B$4:$'olah data'.$N$39];MATCH([.$A216];[$'olah data'.D$4:$'olah data'.D$39];0);2);&quot;&quot;)">
            <text:p/>
          </table:table-cell>
          <table:table-cell table:style-name="ce27" table:formula="of:=IFERROR(INDEX([$'olah data'.$B$4:$'olah data'.$N$39];MATCH([.$A216];[$'olah data'.E$4:$'olah data'.E$39];0);2);&quot;&quot;)">
            <text:p/>
          </table:table-cell>
          <table:table-cell table:style-name="ce27" table:formula="of:=IFERROR(INDEX([$'olah data'.$B$4:$'olah data'.$N$39];MATCH([.$A216];[$'olah data'.F$4:$'olah data'.F$39];0);2);&quot;&quot;)" office:value-type="string" office:string-value="Extravagance v. reserve (9 items)" calcext:value-type="string">
            <text:p>Extravagance v. reserve (9 items)</text:p>
          </table:table-cell>
          <table:table-cell table:style-name="ce27" table:formula="of:=IFERROR(INDEX([$'olah data'.$B$4:$'olah data'.$N$39];MATCH([.$A216];[$'olah data'.G$4:$'olah data'.G$39];0);2);&quot;&quot;)">
            <text:p/>
          </table:table-cell>
          <table:table-cell table:style-name="ce27" table:formula="of:=IFERROR(INDEX([$'olah data'.$B$4:$'olah data'.$N$39];MATCH([.$A216];[$'olah data'.H$4:$'olah data'.H$39];0);2);&quot;&quot;)">
            <text:p/>
          </table:table-cell>
          <table:table-cell table:style-name="ce27" table:formula="of:=IFERROR(INDEX([$'olah data'.$B$4:$'olah data'.$N$39];MATCH([.$A216];[$'olah data'.I$4:$'olah data'.I$39];0);2);&quot;&quot;)">
            <text:p/>
          </table:table-cell>
          <table:table-cell table:style-name="ce27" table:formula="of:=IFERROR(INDEX([$'olah data'.$B$4:$'olah data'.$N$39];MATCH([.$A216];[$'olah data'.J$4:$'olah data'.J$39];0);2);&quot;&quot;)">
            <text:p/>
          </table:table-cell>
          <table:table-cell table:style-name="ce27" table:formula="of:=IFERROR(INDEX([$'olah data'.$B$4:$'olah data'.$N$39];MATCH([.$A216];[$'olah data'.K$4:$'olah data'.K$39];0);2);&quot;&quot;)">
            <text:p/>
          </table:table-cell>
          <table:table-cell table:style-name="ce27" table:formula="of:=IFERROR(INDEX([$'olah data'.$B$4:$'olah data'.$N$39];MATCH([.$A216];[$'olah data'.L$4:$'olah data'.L$39];0);2);&quot;&quot;)">
            <text:p/>
          </table:table-cell>
          <table:table-cell table:style-name="ce27" table:formula="of:=IFERROR(INDEX([$'olah data'.$B$4:$'olah data'.$N$39];MATCH([.$A216];[$'olah data'.M$4:$'olah data'.M$39];0);2);&quot;&quot;)">
            <text:p/>
          </table:table-cell>
          <table:table-cell table:style-name="ce27" table:formula="of:=IFERROR(INDEX([$'olah data'.$B$4:$'olah data'.$N$39];MATCH([.$A216];[$'olah data'.N$4:$'olah data'.N$39];0);2);&quot;&quot;)">
            <text:p/>
          </table:table-cell>
          <table:table-cell table:style-name="ce27" table:formula="of:=CONCATENATE([.D216];[.E216];[.F216];[.G216];[.H216];[.I216];[.J216];[.K216];[.L216];[.M216];[.N216])" office:value-type="string" office:string-value="Extravagance v. reserve (9 items)" calcext:value-type="string">
            <text:p>Extravagance v. reserve (9 items)</text:p>
          </table:table-cell>
          <table:table-cell table:style-name="ce84" table:formula="of:=[$'View Input'.AF25]"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216" calcext:value-type="float">
            <text:p>216</text:p>
          </table:table-cell>
          <table:table-cell table:style-name="ce121" office:value-type="float" office:value="3" calcext:value-type="float">
            <text:p>3</text:p>
          </table:table-cell>
          <table:table-cell table:style-name="ce98" table:formula="of:=IF([.R217]=&quot;&quot;;IF([.Q217]=&quot;R&quot;;VLOOKUP([.P217];[$'olah data'.$R$3:$'olah data'.$S$7];2);[.P217]);IF([.R217]=[.P217];[.P217];[.Q217]))" office:value-type="float" office:value="1" calcext:value-type="float">
            <text:p>1</text:p>
          </table:table-cell>
          <table:table-cell table:style-name="ce27" table:formula="of:=IFERROR(INDEX([$'olah data'.$B$4:$'olah data'.$N$39];MATCH([.$A217];[$'olah data'.D$4:$'olah data'.D$39];0);2);&quot;&quot;)">
            <text:p/>
          </table:table-cell>
          <table:table-cell table:style-name="ce27" table:formula="of:=IFERROR(INDEX([$'olah data'.$B$4:$'olah data'.$N$39];MATCH([.$A217];[$'olah data'.E$4:$'olah data'.E$39];0);2);&quot;&quot;)">
            <text:p/>
          </table:table-cell>
          <table:table-cell table:style-name="ce27" table:formula="of:=IFERROR(INDEX([$'olah data'.$B$4:$'olah data'.$N$39];MATCH([.$A217];[$'olah data'.F$4:$'olah data'.F$39];0);2);&quot;&quot;)">
            <text:p/>
          </table:table-cell>
          <table:table-cell table:style-name="ce27" table:formula="of:=IFERROR(INDEX([$'olah data'.$B$4:$'olah data'.$N$39];MATCH([.$A217];[$'olah data'.G$4:$'olah data'.G$39];0);2);&quot;&quot;)">
            <text:p/>
          </table:table-cell>
          <table:table-cell table:style-name="ce27" table:formula="of:=IFERROR(INDEX([$'olah data'.$B$4:$'olah data'.$N$39];MATCH([.$A217];[$'olah data'.H$4:$'olah data'.H$39];0);2);&quot;&quot;)">
            <text:p/>
          </table:table-cell>
          <table:table-cell table:style-name="ce27" table:formula="of:=IFERROR(INDEX([$'olah data'.$B$4:$'olah data'.$N$39];MATCH([.$A217];[$'olah data'.I$4:$'olah data'.I$39];0);2);&quot;&quot;)" office:value-type="string" office:string-value="Sentimentality (8 items)" calcext:value-type="string">
            <text:p>Sentimentality (8 items)</text:p>
          </table:table-cell>
          <table:table-cell table:style-name="ce27" table:formula="of:=IFERROR(INDEX([$'olah data'.$B$4:$'olah data'.$N$39];MATCH([.$A217];[$'olah data'.J$4:$'olah data'.J$39];0);2);&quot;&quot;)">
            <text:p/>
          </table:table-cell>
          <table:table-cell table:style-name="ce27" table:formula="of:=IFERROR(INDEX([$'olah data'.$B$4:$'olah data'.$N$39];MATCH([.$A217];[$'olah data'.K$4:$'olah data'.K$39];0);2);&quot;&quot;)">
            <text:p/>
          </table:table-cell>
          <table:table-cell table:style-name="ce27" table:formula="of:=IFERROR(INDEX([$'olah data'.$B$4:$'olah data'.$N$39];MATCH([.$A217];[$'olah data'.L$4:$'olah data'.L$39];0);2);&quot;&quot;)">
            <text:p/>
          </table:table-cell>
          <table:table-cell table:style-name="ce27" table:formula="of:=IFERROR(INDEX([$'olah data'.$B$4:$'olah data'.$N$39];MATCH([.$A217];[$'olah data'.M$4:$'olah data'.M$39];0);2);&quot;&quot;)">
            <text:p/>
          </table:table-cell>
          <table:table-cell table:style-name="ce27" table:formula="of:=IFERROR(INDEX([$'olah data'.$B$4:$'olah data'.$N$39];MATCH([.$A217];[$'olah data'.N$4:$'olah data'.N$39];0);2);&quot;&quot;)">
            <text:p/>
          </table:table-cell>
          <table:table-cell table:style-name="ce27" table:formula="of:=CONCATENATE([.D217];[.E217];[.F217];[.G217];[.H217];[.I217];[.J217];[.K217];[.L217];[.M217];[.N217])" office:value-type="string" office:string-value="Sentimentality (8 items)" calcext:value-type="string">
            <text:p>Sentimentality (8 items)</text:p>
          </table:table-cell>
          <table:table-cell table:style-name="ce84" table:formula="of:=[$'View Input'.AF26]"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217" calcext:value-type="float">
            <text:p>217</text:p>
          </table:table-cell>
          <table:table-cell table:style-name="ce121" office:value-type="float" office:value="1" calcext:value-type="float">
            <text:p>1</text:p>
          </table:table-cell>
          <table:table-cell table:style-name="ce98" table:formula="of:=IF([.R218]=&quot;&quot;;IF([.Q218]=&quot;R&quot;;VLOOKUP([.P218];[$'olah data'.$R$3:$'olah data'.$S$7];2);[.P218]);IF([.R218]=[.P218];[.P218];[.Q218]))" office:value-type="float" office:value="5" calcext:value-type="float">
            <text:p>5</text:p>
          </table:table-cell>
          <table:table-cell table:style-name="ce27" table:formula="of:=IFERROR(INDEX([$'olah data'.$B$4:$'olah data'.$N$39];MATCH([.$A218];[$'olah data'.D$4:$'olah data'.D$39];0);2);&quot;&quot;)">
            <text:p/>
          </table:table-cell>
          <table:table-cell table:style-name="ce27" table:formula="of:=IFERROR(INDEX([$'olah data'.$B$4:$'olah data'.$N$39];MATCH([.$A218];[$'olah data'.E$4:$'olah data'.E$39];0);2);&quot;&quot;)">
            <text:p/>
          </table:table-cell>
          <table:table-cell table:style-name="ce27" table:formula="of:=IFERROR(INDEX([$'olah data'.$B$4:$'olah data'.$N$39];MATCH([.$A218];[$'olah data'.F$4:$'olah data'.F$39];0);2);&quot;&quot;)">
            <text:p/>
          </table:table-cell>
          <table:table-cell table:style-name="ce27" table:formula="of:=IFERROR(INDEX([$'olah data'.$B$4:$'olah data'.$N$39];MATCH([.$A218];[$'olah data'.G$4:$'olah data'.G$39];0);2);&quot;&quot;)">
            <text:p/>
          </table:table-cell>
          <table:table-cell table:style-name="ce27" table:formula="of:=IFERROR(INDEX([$'olah data'.$B$4:$'olah data'.$N$39];MATCH([.$A218];[$'olah data'.H$4:$'olah data'.H$39];0);2);&quot;&quot;)">
            <text:p/>
          </table:table-cell>
          <table:table-cell table:style-name="ce27" table:formula="of:=IFERROR(INDEX([$'olah data'.$B$4:$'olah data'.$N$39];MATCH([.$A218];[$'olah data'.I$4:$'olah data'.I$39];0);2);&quot;&quot;)">
            <text:p/>
          </table:table-cell>
          <table:table-cell table:style-name="ce27" table:formula="of:=IFERROR(INDEX([$'olah data'.$B$4:$'olah data'.$N$39];MATCH([.$A218];[$'olah data'.J$4:$'olah data'.J$39];0);2);&quot;&quot;)">
            <text:p/>
          </table:table-cell>
          <table:table-cell table:style-name="ce27" table:formula="of:=IFERROR(INDEX([$'olah data'.$B$4:$'olah data'.$N$39];MATCH([.$A218];[$'olah data'.K$4:$'olah data'.K$39];0);2);&quot;&quot;)">
            <text:p/>
          </table:table-cell>
          <table:table-cell table:style-name="ce27" table:formula="of:=IFERROR(INDEX([$'olah data'.$B$4:$'olah data'.$N$39];MATCH([.$A218];[$'olah data'.L$4:$'olah data'.L$39];0);2);&quot;&quot;)">
            <text:p/>
          </table:table-cell>
          <table:table-cell table:style-name="ce27" table:formula="of:=IFERROR(INDEX([$'olah data'.$B$4:$'olah data'.$N$39];MATCH([.$A218];[$'olah data'.M$4:$'olah data'.M$39];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olah data'.$N$39];MATCH([.$A218];[$'olah data'.N$4:$'olah data'.N$39];0);2);&quot;&quot;)">
            <text:p/>
          </table:table-cell>
          <table:table-cell table:style-name="ce27" table:formula="of:=CONCATENATE([.D218];[.E218];[.F218];[.G218];[.H218];[.I218];[.J218];[.K218];[.L218];[.M218];[.N218])" office:value-type="string" office:string-value="Anticipatory worry &amp; pessimismv. uninhibited optimism (11 items)" calcext:value-type="string">
            <text:p>Anticipatory worry &amp; pessimismv. uninhibited optimism (11 items)</text:p>
          </table:table-cell>
          <table:table-cell table:style-name="ce84" table:formula="of:=[$'View Input'.AF27]"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18" calcext:value-type="float">
            <text:p>218</text:p>
          </table:table-cell>
          <table:table-cell table:style-name="ce121" office:value-type="float" office:value="2" calcext:value-type="float">
            <text:p>2</text:p>
          </table:table-cell>
          <table:table-cell table:style-name="ce98" table:formula="of:=IF([.R219]=&quot;&quot;;IF([.Q219]=&quot;R&quot;;VLOOKUP([.P219];[$'olah data'.$R$3:$'olah data'.$S$7];2);[.P219]);IF([.R219]=[.P219];[.P219];[.Q219]))" office:value-type="float" office:value="5" calcext:value-type="float">
            <text:p>5</text:p>
          </table:table-cell>
          <table:table-cell table:style-name="ce27" table:formula="of:=IFERROR(INDEX([$'olah data'.$B$4:$'olah data'.$N$39];MATCH([.$A219];[$'olah data'.D$4:$'olah data'.D$39];0);2);&quot;&quot;)">
            <text:p/>
          </table:table-cell>
          <table:table-cell table:style-name="ce27" table:formula="of:=IFERROR(INDEX([$'olah data'.$B$4:$'olah data'.$N$39];MATCH([.$A219];[$'olah data'.E$4:$'olah data'.E$39];0);2);&quot;&quot;)">
            <text:p/>
          </table:table-cell>
          <table:table-cell table:style-name="ce27" table:formula="of:=IFERROR(INDEX([$'olah data'.$B$4:$'olah data'.$N$39];MATCH([.$A219];[$'olah data'.F$4:$'olah data'.F$39];0);2);&quot;&quot;)">
            <text:p/>
          </table:table-cell>
          <table:table-cell table:style-name="ce27" table:formula="of:=IFERROR(INDEX([$'olah data'.$B$4:$'olah data'.$N$39];MATCH([.$A219];[$'olah data'.G$4:$'olah data'.G$39];0);2);&quot;&quot;)">
            <text:p/>
          </table:table-cell>
          <table:table-cell table:style-name="ce27" table:formula="of:=IFERROR(INDEX([$'olah data'.$B$4:$'olah data'.$N$39];MATCH([.$A219];[$'olah data'.H$4:$'olah data'.H$39];0);2);&quot;&quot;)">
            <text:p/>
          </table:table-cell>
          <table:table-cell table:style-name="ce27" table:formula="of:=IFERROR(INDEX([$'olah data'.$B$4:$'olah data'.$N$39];MATCH([.$A219];[$'olah data'.I$4:$'olah data'.I$39];0);2);&quot;&quot;)">
            <text:p/>
          </table:table-cell>
          <table:table-cell table:style-name="ce27" table:formula="of:=IFERROR(INDEX([$'olah data'.$B$4:$'olah data'.$N$39];MATCH([.$A219];[$'olah data'.J$4:$'olah data'.J$39];0);2);&quot;&quot;)" office:value-type="string" office:string-value="Sentimentality (8 items)" calcext:value-type="string">
            <text:p>Sentimentality (8 items)</text:p>
          </table:table-cell>
          <table:table-cell table:style-name="ce27" table:formula="of:=IFERROR(INDEX([$'olah data'.$B$4:$'olah data'.$N$39];MATCH([.$A219];[$'olah data'.K$4:$'olah data'.K$39];0);2);&quot;&quot;)">
            <text:p/>
          </table:table-cell>
          <table:table-cell table:style-name="ce27" table:formula="of:=IFERROR(INDEX([$'olah data'.$B$4:$'olah data'.$N$39];MATCH([.$A219];[$'olah data'.L$4:$'olah data'.L$39];0);2);&quot;&quot;)">
            <text:p/>
          </table:table-cell>
          <table:table-cell table:style-name="ce27" table:formula="of:=IFERROR(INDEX([$'olah data'.$B$4:$'olah data'.$N$39];MATCH([.$A219];[$'olah data'.M$4:$'olah data'.M$39];0);2);&quot;&quot;)">
            <text:p/>
          </table:table-cell>
          <table:table-cell table:style-name="ce27" table:formula="of:=IFERROR(INDEX([$'olah data'.$B$4:$'olah data'.$N$39];MATCH([.$A219];[$'olah data'.N$4:$'olah data'.N$39];0);2);&quot;&quot;)">
            <text:p/>
          </table:table-cell>
          <table:table-cell table:style-name="ce27" table:formula="of:=CONCATENATE([.D219];[.E219];[.F219];[.G219];[.H219];[.I219];[.J219];[.K219];[.L219];[.M219];[.N219])" office:value-type="string" office:string-value="Sentimentality (8 items)" calcext:value-type="string">
            <text:p>Sentimentality (8 items)</text:p>
          </table:table-cell>
          <table:table-cell table:style-name="ce84" table:formula="of:=[$'View Input'.AF28]"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219" calcext:value-type="float">
            <text:p>219</text:p>
          </table:table-cell>
          <table:table-cell table:style-name="ce121" office:value-type="float" office:value="3" calcext:value-type="float">
            <text:p>3</text:p>
          </table:table-cell>
          <table:table-cell table:style-name="ce98" table:formula="of:=IF([.R220]=&quot;&quot;;IF([.Q220]=&quot;R&quot;;VLOOKUP([.P220];[$'olah data'.$R$3:$'olah data'.$S$7];2);[.P220]);IF([.R220]=[.P220];[.P220];[.Q220]))" office:value-type="float" office:value="4" calcext:value-type="float">
            <text:p>4</text:p>
          </table:table-cell>
          <table:table-cell table:style-name="ce27" table:formula="of:=IFERROR(INDEX([$'olah data'.$B$4:$'olah data'.$N$39];MATCH([.$A220];[$'olah data'.D$4:$'olah data'.D$39];0);2);&quot;&quot;)">
            <text:p/>
          </table:table-cell>
          <table:table-cell table:style-name="ce27" table:formula="of:=IFERROR(INDEX([$'olah data'.$B$4:$'olah data'.$N$39];MATCH([.$A220];[$'olah data'.E$4:$'olah data'.E$39];0);2);&quot;&quot;)" office:value-type="string" office:string-value="Compassion vs. revengefulness (7 items)" calcext:value-type="string">
            <text:p>Compassion vs. revengefulness (7 items)</text:p>
          </table:table-cell>
          <table:table-cell table:style-name="ce27" table:formula="of:=IFERROR(INDEX([$'olah data'.$B$4:$'olah data'.$N$39];MATCH([.$A220];[$'olah data'.F$4:$'olah data'.F$39];0);2);&quot;&quot;)">
            <text:p/>
          </table:table-cell>
          <table:table-cell table:style-name="ce27" table:formula="of:=IFERROR(INDEX([$'olah data'.$B$4:$'olah data'.$N$39];MATCH([.$A220];[$'olah data'.G$4:$'olah data'.G$39];0);2);&quot;&quot;)">
            <text:p/>
          </table:table-cell>
          <table:table-cell table:style-name="ce27" table:formula="of:=IFERROR(INDEX([$'olah data'.$B$4:$'olah data'.$N$39];MATCH([.$A220];[$'olah data'.H$4:$'olah data'.H$39];0);2);&quot;&quot;)">
            <text:p/>
          </table:table-cell>
          <table:table-cell table:style-name="ce27" table:formula="of:=IFERROR(INDEX([$'olah data'.$B$4:$'olah data'.$N$39];MATCH([.$A220];[$'olah data'.I$4:$'olah data'.I$39];0);2);&quot;&quot;)">
            <text:p/>
          </table:table-cell>
          <table:table-cell table:style-name="ce27" table:formula="of:=IFERROR(INDEX([$'olah data'.$B$4:$'olah data'.$N$39];MATCH([.$A220];[$'olah data'.J$4:$'olah data'.J$39];0);2);&quot;&quot;)">
            <text:p/>
          </table:table-cell>
          <table:table-cell table:style-name="ce27" table:formula="of:=IFERROR(INDEX([$'olah data'.$B$4:$'olah data'.$N$39];MATCH([.$A220];[$'olah data'.K$4:$'olah data'.K$39];0);2);&quot;&quot;)">
            <text:p/>
          </table:table-cell>
          <table:table-cell table:style-name="ce27" table:formula="of:=IFERROR(INDEX([$'olah data'.$B$4:$'olah data'.$N$39];MATCH([.$A220];[$'olah data'.L$4:$'olah data'.L$39];0);2);&quot;&quot;)">
            <text:p/>
          </table:table-cell>
          <table:table-cell table:style-name="ce27" table:formula="of:=IFERROR(INDEX([$'olah data'.$B$4:$'olah data'.$N$39];MATCH([.$A220];[$'olah data'.M$4:$'olah data'.M$39];0);2);&quot;&quot;)">
            <text:p/>
          </table:table-cell>
          <table:table-cell table:style-name="ce27" table:formula="of:=IFERROR(INDEX([$'olah data'.$B$4:$'olah data'.$N$39];MATCH([.$A220];[$'olah data'.N$4:$'olah data'.N$39];0);2);&quot;&quot;)">
            <text:p/>
          </table:table-cell>
          <table:table-cell table:style-name="ce27" table:formula="of:=CONCATENATE([.D220];[.E220];[.F220];[.G220];[.H220];[.I220];[.J220];[.K220];[.L220];[.M220];[.N220])" office:value-type="string" office:string-value="Compassion vs. revengefulness (7 items)" calcext:value-type="string">
            <text:p>Compassion vs. revengefulness (7 items)</text:p>
          </table:table-cell>
          <table:table-cell table:style-name="ce84" table:formula="of:=[$'View Input'.AF29]"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220" calcext:value-type="float">
            <text:p>220</text:p>
          </table:table-cell>
          <table:table-cell table:style-name="ce121" office:value-type="float" office:value="4" calcext:value-type="float">
            <text:p>4</text:p>
          </table:table-cell>
          <table:table-cell table:style-name="ce98" table:formula="of:=IF([.R221]=&quot;&quot;;IF([.Q221]=&quot;R&quot;;VLOOKUP([.P221];[$'olah data'.$R$3:$'olah data'.$S$7];2);[.P221]);IF([.R221]=[.P221];[.P221];[.Q221]))" office:value-type="float" office:value="4" calcext:value-type="float">
            <text:p>4</text:p>
          </table:table-cell>
          <table:table-cell table:style-name="ce27" table:formula="of:=IFERROR(INDEX([$'olah data'.$B$4:$'olah data'.$N$39];MATCH([.$A221];[$'olah data'.D$4:$'olah data'.D$39];0);2);&quot;&quot;)">
            <text:p/>
          </table:table-cell>
          <table:table-cell table:style-name="ce27" table:formula="of:=IFERROR(INDEX([$'olah data'.$B$4:$'olah data'.$N$39];MATCH([.$A221];[$'olah data'.E$4:$'olah data'.E$39];0);2);&quot;&quot;)">
            <text:p/>
          </table:table-cell>
          <table:table-cell table:style-name="ce27" table:formula="of:=IFERROR(INDEX([$'olah data'.$B$4:$'olah data'.$N$39];MATCH([.$A221];[$'olah data'.F$4:$'olah data'.F$39];0);2);&quot;&quot;)">
            <text:p/>
          </table:table-cell>
          <table:table-cell table:style-name="ce27" table:formula="of:=IFERROR(INDEX([$'olah data'.$B$4:$'olah data'.$N$39];MATCH([.$A221];[$'olah data'.G$4:$'olah data'.G$39];0);2);&quot;&quot;)" office:value-type="string" office:string-value="Enlightened second nature (11 items)" calcext:value-type="string">
            <text:p>Enlightened second nature (11 items)</text:p>
          </table:table-cell>
          <table:table-cell table:style-name="ce27" table:formula="of:=IFERROR(INDEX([$'olah data'.$B$4:$'olah data'.$N$39];MATCH([.$A221];[$'olah data'.H$4:$'olah data'.H$39];0);2);&quot;&quot;)">
            <text:p/>
          </table:table-cell>
          <table:table-cell table:style-name="ce27" table:formula="of:=IFERROR(INDEX([$'olah data'.$B$4:$'olah data'.$N$39];MATCH([.$A221];[$'olah data'.I$4:$'olah data'.I$39];0);2);&quot;&quot;)">
            <text:p/>
          </table:table-cell>
          <table:table-cell table:style-name="ce27" table:formula="of:=IFERROR(INDEX([$'olah data'.$B$4:$'olah data'.$N$39];MATCH([.$A221];[$'olah data'.J$4:$'olah data'.J$39];0);2);&quot;&quot;)">
            <text:p/>
          </table:table-cell>
          <table:table-cell table:style-name="ce27" table:formula="of:=IFERROR(INDEX([$'olah data'.$B$4:$'olah data'.$N$39];MATCH([.$A221];[$'olah data'.K$4:$'olah data'.K$39];0);2);&quot;&quot;)">
            <text:p/>
          </table:table-cell>
          <table:table-cell table:style-name="ce27" table:formula="of:=IFERROR(INDEX([$'olah data'.$B$4:$'olah data'.$N$39];MATCH([.$A221];[$'olah data'.L$4:$'olah data'.L$39];0);2);&quot;&quot;)">
            <text:p/>
          </table:table-cell>
          <table:table-cell table:style-name="ce27" table:formula="of:=IFERROR(INDEX([$'olah data'.$B$4:$'olah data'.$N$39];MATCH([.$A221];[$'olah data'.M$4:$'olah data'.M$39];0);2);&quot;&quot;)">
            <text:p/>
          </table:table-cell>
          <table:table-cell table:style-name="ce27" table:formula="of:=IFERROR(INDEX([$'olah data'.$B$4:$'olah data'.$N$39];MATCH([.$A221];[$'olah data'.N$4:$'olah data'.N$39];0);2);&quot;&quot;)">
            <text:p/>
          </table:table-cell>
          <table:table-cell table:style-name="ce27" table:formula="of:=CONCATENATE([.D221];[.E221];[.F221];[.G221];[.H221];[.I221];[.J221];[.K221];[.L221];[.M221];[.N221])" office:value-type="string" office:string-value="Enlightened second nature (11 items)" calcext:value-type="string">
            <text:p>Enlightened second nature (11 items)</text:p>
          </table:table-cell>
          <table:table-cell table:style-name="ce84" table:formula="of:=[$'View Input'.AF30]"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221" calcext:value-type="float">
            <text:p>221</text:p>
          </table:table-cell>
          <table:table-cell table:style-name="ce121" office:value-type="float" office:value="2" calcext:value-type="float">
            <text:p>2</text:p>
          </table:table-cell>
          <table:table-cell table:style-name="ce98" table:formula="of:=IF([.R222]=&quot;&quot;;IF([.Q222]=&quot;R&quot;;VLOOKUP([.P222];[$'olah data'.$R$3:$'olah data'.$S$7];2);[.P222]);IF([.R222]=[.P222];[.P222];[.Q222]))" office:value-type="float" office:value="4" calcext:value-type="float">
            <text:p>4</text:p>
          </table:table-cell>
          <table:table-cell table:style-name="ce27" table:formula="of:=IFERROR(INDEX([$'olah data'.$B$4:$'olah data'.$N$39];MATCH([.$A222];[$'olah data'.D$4:$'olah data'.D$39];0);2);&quot;&quot;)">
            <text:p/>
          </table:table-cell>
          <table:table-cell table:style-name="ce27" table:formula="of:=IFERROR(INDEX([$'olah data'.$B$4:$'olah data'.$N$39];MATCH([.$A222];[$'olah data'.E$4:$'olah data'.E$39];0);2);&quot;&quot;)">
            <text:p/>
          </table:table-cell>
          <table:table-cell table:style-name="ce27" table:formula="of:=IFERROR(INDEX([$'olah data'.$B$4:$'olah data'.$N$39];MATCH([.$A222];[$'olah data'.F$4:$'olah data'.F$39];0);2);&quot;&quot;)">
            <text:p/>
          </table:table-cell>
          <table:table-cell table:style-name="ce27" table:formula="of:=IFERROR(INDEX([$'olah data'.$B$4:$'olah data'.$N$39];MATCH([.$A222];[$'olah data'.G$4:$'olah data'.G$39];0);2);&quot;&quot;)">
            <text:p/>
          </table:table-cell>
          <table:table-cell table:style-name="ce27" table:formula="of:=IFERROR(INDEX([$'olah data'.$B$4:$'olah data'.$N$39];MATCH([.$A222];[$'olah data'.H$4:$'olah data'.H$39];0);2);&quot;&quot;)" office:value-type="string" office:string-value="Resourcefulness (5 items)" calcext:value-type="string">
            <text:p>Resourcefulness (5 items)</text:p>
          </table:table-cell>
          <table:table-cell table:style-name="ce27" table:formula="of:=IFERROR(INDEX([$'olah data'.$B$4:$'olah data'.$N$39];MATCH([.$A222];[$'olah data'.I$4:$'olah data'.I$39];0);2);&quot;&quot;)">
            <text:p/>
          </table:table-cell>
          <table:table-cell table:style-name="ce27" table:formula="of:=IFERROR(INDEX([$'olah data'.$B$4:$'olah data'.$N$39];MATCH([.$A222];[$'olah data'.J$4:$'olah data'.J$39];0);2);&quot;&quot;)">
            <text:p/>
          </table:table-cell>
          <table:table-cell table:style-name="ce27" table:formula="of:=IFERROR(INDEX([$'olah data'.$B$4:$'olah data'.$N$39];MATCH([.$A222];[$'olah data'.K$4:$'olah data'.K$39];0);2);&quot;&quot;)">
            <text:p/>
          </table:table-cell>
          <table:table-cell table:style-name="ce27" table:formula="of:=IFERROR(INDEX([$'olah data'.$B$4:$'olah data'.$N$39];MATCH([.$A222];[$'olah data'.L$4:$'olah data'.L$39];0);2);&quot;&quot;)">
            <text:p/>
          </table:table-cell>
          <table:table-cell table:style-name="ce27" table:formula="of:=IFERROR(INDEX([$'olah data'.$B$4:$'olah data'.$N$39];MATCH([.$A222];[$'olah data'.M$4:$'olah data'.M$39];0);2);&quot;&quot;)">
            <text:p/>
          </table:table-cell>
          <table:table-cell table:style-name="ce27" table:formula="of:=IFERROR(INDEX([$'olah data'.$B$4:$'olah data'.$N$39];MATCH([.$A222];[$'olah data'.N$4:$'olah data'.N$39];0);2);&quot;&quot;)">
            <text:p/>
          </table:table-cell>
          <table:table-cell table:style-name="ce27" table:formula="of:=CONCATENATE([.D222];[.E222];[.F222];[.G222];[.H222];[.I222];[.J222];[.K222];[.L222];[.M222];[.N222])" office:value-type="string" office:string-value="Resourcefulness (5 items)" calcext:value-type="string">
            <text:p>Resourcefulness (5 items)</text:p>
          </table:table-cell>
          <table:table-cell table:style-name="ce84" table:formula="of:=[$'View Input'.AI11]" office:value-type="float" office:value="2" calcext:value-type="float">
            <text:p>2</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22" calcext:value-type="float">
            <text:p>222</text:p>
          </table:table-cell>
          <table:table-cell table:style-name="ce121" office:value-type="float" office:value="2" calcext:value-type="float">
            <text:p>2</text:p>
          </table:table-cell>
          <table:table-cell table:style-name="ce98" table:formula="of:=IF([.R223]=&quot;&quot;;IF([.Q223]=&quot;R&quot;;VLOOKUP([.P223];[$'olah data'.$R$3:$'olah data'.$S$7];2);[.P223]);IF([.R223]=[.P223];[.P223];[.Q223]))" office:value-type="float" office:value="5" calcext:value-type="float">
            <text:p>5</text:p>
          </table:table-cell>
          <table:table-cell table:style-name="ce27" table:formula="of:=IFERROR(INDEX([$'olah data'.$B$4:$'olah data'.$N$39];MATCH([.$A223];[$'olah data'.D$4:$'olah data'.D$39];0);2);&quot;&quot;)">
            <text:p/>
          </table:table-cell>
          <table:table-cell table:style-name="ce27" table:formula="of:=IFERROR(INDEX([$'olah data'.$B$4:$'olah data'.$N$39];MATCH([.$A223];[$'olah data'.E$4:$'olah data'.E$39];0);2);&quot;&quot;)">
            <text:p/>
          </table:table-cell>
          <table:table-cell table:style-name="ce27" table:formula="of:=IFERROR(INDEX([$'olah data'.$B$4:$'olah data'.$N$39];MATCH([.$A223];[$'olah data'.F$4:$'olah data'.F$39];0);2);&quot;&quot;)">
            <text:p/>
          </table:table-cell>
          <table:table-cell table:style-name="ce27" table:formula="of:=IFERROR(INDEX([$'olah data'.$B$4:$'olah data'.$N$39];MATCH([.$A223];[$'olah data'.G$4:$'olah data'.G$39];0);2);&quot;&quot;)" office:value-type="string" office:string-value="Extravagance v. reserve (9 items)" calcext:value-type="string">
            <text:p>Extravagance v. reserve (9 items)</text:p>
          </table:table-cell>
          <table:table-cell table:style-name="ce27" table:formula="of:=IFERROR(INDEX([$'olah data'.$B$4:$'olah data'.$N$39];MATCH([.$A223];[$'olah data'.H$4:$'olah data'.H$39];0);2);&quot;&quot;)">
            <text:p/>
          </table:table-cell>
          <table:table-cell table:style-name="ce27" table:formula="of:=IFERROR(INDEX([$'olah data'.$B$4:$'olah data'.$N$39];MATCH([.$A223];[$'olah data'.I$4:$'olah data'.I$39];0);2);&quot;&quot;)">
            <text:p/>
          </table:table-cell>
          <table:table-cell table:style-name="ce27" table:formula="of:=IFERROR(INDEX([$'olah data'.$B$4:$'olah data'.$N$39];MATCH([.$A223];[$'olah data'.J$4:$'olah data'.J$39];0);2);&quot;&quot;)">
            <text:p/>
          </table:table-cell>
          <table:table-cell table:style-name="ce27" table:formula="of:=IFERROR(INDEX([$'olah data'.$B$4:$'olah data'.$N$39];MATCH([.$A223];[$'olah data'.K$4:$'olah data'.K$39];0);2);&quot;&quot;)">
            <text:p/>
          </table:table-cell>
          <table:table-cell table:style-name="ce27" table:formula="of:=IFERROR(INDEX([$'olah data'.$B$4:$'olah data'.$N$39];MATCH([.$A223];[$'olah data'.L$4:$'olah data'.L$39];0);2);&quot;&quot;)">
            <text:p/>
          </table:table-cell>
          <table:table-cell table:style-name="ce27" table:formula="of:=IFERROR(INDEX([$'olah data'.$B$4:$'olah data'.$N$39];MATCH([.$A223];[$'olah data'.M$4:$'olah data'.M$39];0);2);&quot;&quot;)">
            <text:p/>
          </table:table-cell>
          <table:table-cell table:style-name="ce27" table:formula="of:=IFERROR(INDEX([$'olah data'.$B$4:$'olah data'.$N$39];MATCH([.$A223];[$'olah data'.N$4:$'olah data'.N$39];0);2);&quot;&quot;)">
            <text:p/>
          </table:table-cell>
          <table:table-cell table:style-name="ce27" table:formula="of:=CONCATENATE([.D223];[.E223];[.F223];[.G223];[.H223];[.I223];[.J223];[.K223];[.L223];[.M223];[.N223])" office:value-type="string" office:string-value="Extravagance v. reserve (9 items)" calcext:value-type="string">
            <text:p>Extravagance v. reserve (9 items)</text:p>
          </table:table-cell>
          <table:table-cell table:style-name="ce84" table:formula="of:=[$'View Input'.AI12]"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223" calcext:value-type="float">
            <text:p>223</text:p>
          </table:table-cell>
          <table:table-cell table:style-name="ce121" office:value-type="float" office:value="1" calcext:value-type="float">
            <text:p>1</text:p>
          </table:table-cell>
          <table:table-cell table:style-name="ce98" table:formula="of:=IF([.R224]=&quot;&quot;;IF([.Q224]=&quot;R&quot;;VLOOKUP([.P224];[$'olah data'.$R$3:$'olah data'.$S$7];2);[.P224]);IF([.R224]=[.P224];[.P224];[.Q224]))" office:value-type="float" office:value="3" calcext:value-type="float">
            <text:p>3</text:p>
          </table:table-cell>
          <table:table-cell table:style-name="ce27" table:formula="of:=IFERROR(INDEX([$'olah data'.$B$4:$'olah data'.$N$39];MATCH([.$A224];[$'olah data'.D$4:$'olah data'.D$39];0);2);&quot;&quot;)">
            <text:p/>
          </table:table-cell>
          <table:table-cell table:style-name="ce27" table:formula="of:=IFERROR(INDEX([$'olah data'.$B$4:$'olah data'.$N$39];MATCH([.$A224];[$'olah data'.E$4:$'olah data'.E$39];0);2);&quot;&quot;)">
            <text:p/>
          </table:table-cell>
          <table:table-cell table:style-name="ce27" table:formula="of:=IFERROR(INDEX([$'olah data'.$B$4:$'olah data'.$N$39];MATCH([.$A224];[$'olah data'.F$4:$'olah data'.F$39];0);2);&quot;&quot;)">
            <text:p/>
          </table:table-cell>
          <table:table-cell table:style-name="ce27" table:formula="of:=IFERROR(INDEX([$'olah data'.$B$4:$'olah data'.$N$39];MATCH([.$A224];[$'olah data'.G$4:$'olah data'.G$39];0);2);&quot;&quot;)">
            <text:p/>
          </table:table-cell>
          <table:table-cell table:style-name="ce27" table:formula="of:=IFERROR(INDEX([$'olah data'.$B$4:$'olah data'.$N$39];MATCH([.$A224];[$'olah data'.H$4:$'olah data'.H$39];0);2);&quot;&quot;)">
            <text:p/>
          </table:table-cell>
          <table:table-cell table:style-name="ce27" table:formula="of:=IFERROR(INDEX([$'olah data'.$B$4:$'olah data'.$N$39];MATCH([.$A224];[$'olah data'.I$4:$'olah data'.I$39];0);2);&quot;&quot;)">
            <text:p/>
          </table:table-cell>
          <table:table-cell table:style-name="ce27" table:formula="of:=IFERROR(INDEX([$'olah data'.$B$4:$'olah data'.$N$39];MATCH([.$A224];[$'olah data'.J$4:$'olah data'.J$39];0);2);&quot;&quot;)">
            <text:p/>
          </table:table-cell>
          <table:table-cell table:style-name="ce27" table:formula="of:=IFERROR(INDEX([$'olah data'.$B$4:$'olah data'.$N$39];MATCH([.$A224];[$'olah data'.K$4:$'olah data'.K$39];0);2);&quot;&quot;)">
            <text:p/>
          </table:table-cell>
          <table:table-cell table:style-name="ce27" table:formula="of:=IFERROR(INDEX([$'olah data'.$B$4:$'olah data'.$N$39];MATCH([.$A224];[$'olah data'.L$4:$'olah data'.L$39];0);2);&quot;&quot;)">
            <text:p/>
          </table:table-cell>
          <table:table-cell table:style-name="ce27" table:formula="of:=IFERROR(INDEX([$'olah data'.$B$4:$'olah data'.$N$39];MATCH([.$A224];[$'olah data'.M$4:$'olah data'.M$39];0);2);&quot;&quot;)" office:value-type="string" office:string-value="Self-forgetful vs. self-conscious experience (10 items)" calcext:value-type="string">
            <text:p>Self-forgetful vs. self-conscious experience (10 items)</text:p>
          </table:table-cell>
          <table:table-cell table:style-name="ce27" table:formula="of:=IFERROR(INDEX([$'olah data'.$B$4:$'olah data'.$N$39];MATCH([.$A224];[$'olah data'.N$4:$'olah data'.N$39];0);2);&quot;&quot;)">
            <text:p/>
          </table:table-cell>
          <table:table-cell table:style-name="ce27" table:formula="of:=CONCATENATE([.D224];[.E224];[.F224];[.G224];[.H224];[.I224];[.J224];[.K224];[.L224];[.M224];[.N224])" office:value-type="string" office:string-value="Self-forgetful vs. self-conscious experience (10 items)" calcext:value-type="string">
            <text:p>Self-forgetful vs. self-conscious experience (10 items)</text:p>
          </table:table-cell>
          <table:table-cell table:style-name="ce84" table:formula="of:=[$'View Input'.AI13]" office:value-type="float" office:value="3" calcext:value-type="float">
            <text:p>3</text:p>
          </table:table-cell>
          <table:table-cell table:style-name="ce46" table:number-columns-repeated="2"/>
          <table:table-cell table:style-name="ce123"/>
          <table:table-cell table:number-columns-repeated="1005"/>
        </table:table-row>
        <table:table-row table:style-name="ro3">
          <table:table-cell table:style-name="ce29" office:value-type="float" office:value="224" calcext:value-type="float">
            <text:p>224</text:p>
          </table:table-cell>
          <table:table-cell table:style-name="ce121" office:value-type="float" office:value="1" calcext:value-type="float">
            <text:p>1</text:p>
          </table:table-cell>
          <table:table-cell table:style-name="ce98" table:formula="of:=IF([.R225]=&quot;&quot;;IF([.Q225]=&quot;R&quot;;VLOOKUP([.P225];[$'olah data'.$R$3:$'olah data'.$S$7];2);[.P225]);IF([.R225]=[.P225];[.P225];[.Q225]))" office:value-type="float" office:value="1" calcext:value-type="float">
            <text:p>1</text:p>
          </table:table-cell>
          <table:table-cell table:style-name="ce27" table:formula="of:=IFERROR(INDEX([$'olah data'.$B$4:$'olah data'.$N$39];MATCH([.$A225];[$'olah data'.D$4:$'olah data'.D$39];0);2);&quot;&quot;)">
            <text:p/>
          </table:table-cell>
          <table:table-cell table:style-name="ce27" table:formula="of:=IFERROR(INDEX([$'olah data'.$B$4:$'olah data'.$N$39];MATCH([.$A225];[$'olah data'.E$4:$'olah data'.E$39];0);2);&quot;&quot;)">
            <text:p/>
          </table:table-cell>
          <table:table-cell table:style-name="ce27" table:formula="of:=IFERROR(INDEX([$'olah data'.$B$4:$'olah data'.$N$39];MATCH([.$A225];[$'olah data'.F$4:$'olah data'.F$39];0);2);&quot;&quot;)">
            <text:p/>
          </table:table-cell>
          <table:table-cell table:style-name="ce27" table:formula="of:=IFERROR(INDEX([$'olah data'.$B$4:$'olah data'.$N$39];MATCH([.$A225];[$'olah data'.G$4:$'olah data'.G$39];0);2);&quot;&quot;)" office:value-type="string" office:string-value="Social acceptance vs. social intolerance (8 items)" calcext:value-type="string">
            <text:p>Social acceptance vs. social intolerance (8 items)</text:p>
          </table:table-cell>
          <table:table-cell table:style-name="ce27" table:formula="of:=IFERROR(INDEX([$'olah data'.$B$4:$'olah data'.$N$39];MATCH([.$A225];[$'olah data'.H$4:$'olah data'.H$39];0);2);&quot;&quot;)">
            <text:p/>
          </table:table-cell>
          <table:table-cell table:style-name="ce27" table:formula="of:=IFERROR(INDEX([$'olah data'.$B$4:$'olah data'.$N$39];MATCH([.$A225];[$'olah data'.I$4:$'olah data'.I$39];0);2);&quot;&quot;)">
            <text:p/>
          </table:table-cell>
          <table:table-cell table:style-name="ce27" table:formula="of:=IFERROR(INDEX([$'olah data'.$B$4:$'olah data'.$N$39];MATCH([.$A225];[$'olah data'.J$4:$'olah data'.J$39];0);2);&quot;&quot;)">
            <text:p/>
          </table:table-cell>
          <table:table-cell table:style-name="ce27" table:formula="of:=IFERROR(INDEX([$'olah data'.$B$4:$'olah data'.$N$39];MATCH([.$A225];[$'olah data'.K$4:$'olah data'.K$39];0);2);&quot;&quot;)">
            <text:p/>
          </table:table-cell>
          <table:table-cell table:style-name="ce27" table:formula="of:=IFERROR(INDEX([$'olah data'.$B$4:$'olah data'.$N$39];MATCH([.$A225];[$'olah data'.L$4:$'olah data'.L$39];0);2);&quot;&quot;)">
            <text:p/>
          </table:table-cell>
          <table:table-cell table:style-name="ce27" table:formula="of:=IFERROR(INDEX([$'olah data'.$B$4:$'olah data'.$N$39];MATCH([.$A225];[$'olah data'.M$4:$'olah data'.M$39];0);2);&quot;&quot;)">
            <text:p/>
          </table:table-cell>
          <table:table-cell table:style-name="ce27" table:formula="of:=IFERROR(INDEX([$'olah data'.$B$4:$'olah data'.$N$39];MATCH([.$A225];[$'olah data'.N$4:$'olah data'.N$39];0);2);&quot;&quot;)">
            <text:p/>
          </table:table-cell>
          <table:table-cell table:style-name="ce27" table:formula="of:=CONCATENATE([.D225];[.E225];[.F225];[.G225];[.H225];[.I225];[.J225];[.K225];[.L225];[.M225];[.N225])" office:value-type="string" office:string-value="Social acceptance vs. social intolerance (8 items)" calcext:value-type="string">
            <text:p>Social acceptance vs. social intolerance (8 items)</text:p>
          </table:table-cell>
          <table:table-cell table:style-name="ce84" table:formula="of:=[$'View Input'.AI14]"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225" calcext:value-type="float">
            <text:p>225</text:p>
          </table:table-cell>
          <table:table-cell table:style-name="ce121" office:value-type="float" office:value="2" calcext:value-type="float">
            <text:p>2</text:p>
          </table:table-cell>
          <table:table-cell table:style-name="ce98" table:formula="of:=IF([.R226]=&quot;&quot;;IF([.Q226]=&quot;R&quot;;VLOOKUP([.P226];[$'olah data'.$R$3:$'olah data'.$S$7];2);[.P226]);IF([.R226]=[.P226];[.P226];[.Q226]))" office:value-type="float" office:value="5" calcext:value-type="float">
            <text:p>5</text:p>
          </table:table-cell>
          <table:table-cell table:style-name="ce27" table:formula="of:=IFERROR(INDEX([$'olah data'.$B$4:$'olah data'.$N$39];MATCH([.$A226];[$'olah data'.D$4:$'olah data'.D$39];0);2);&quot;&quot;)">
            <text:p/>
          </table:table-cell>
          <table:table-cell table:style-name="ce27" table:formula="of:=IFERROR(INDEX([$'olah data'.$B$4:$'olah data'.$N$39];MATCH([.$A226];[$'olah data'.E$4:$'olah data'.E$39];0);2);&quot;&quot;)">
            <text:p/>
          </table:table-cell>
          <table:table-cell table:style-name="ce27" table:formula="of:=IFERROR(INDEX([$'olah data'.$B$4:$'olah data'.$N$39];MATCH([.$A226];[$'olah data'.F$4:$'olah data'.F$39];0);2);&quot;&quot;)" office:value-type="string" office:string-value="Purposefulness vs. lack of goal direction (6 items)" calcext:value-type="string">
            <text:p>Purposefulness vs. lack of goal direction (6 items)</text:p>
          </table:table-cell>
          <table:table-cell table:style-name="ce27" table:formula="of:=IFERROR(INDEX([$'olah data'.$B$4:$'olah data'.$N$39];MATCH([.$A226];[$'olah data'.G$4:$'olah data'.G$39];0);2);&quot;&quot;)">
            <text:p/>
          </table:table-cell>
          <table:table-cell table:style-name="ce27" table:formula="of:=IFERROR(INDEX([$'olah data'.$B$4:$'olah data'.$N$39];MATCH([.$A226];[$'olah data'.H$4:$'olah data'.H$39];0);2);&quot;&quot;)">
            <text:p/>
          </table:table-cell>
          <table:table-cell table:style-name="ce27" table:formula="of:=IFERROR(INDEX([$'olah data'.$B$4:$'olah data'.$N$39];MATCH([.$A226];[$'olah data'.I$4:$'olah data'.I$39];0);2);&quot;&quot;)">
            <text:p/>
          </table:table-cell>
          <table:table-cell table:style-name="ce27" table:formula="of:=IFERROR(INDEX([$'olah data'.$B$4:$'olah data'.$N$39];MATCH([.$A226];[$'olah data'.J$4:$'olah data'.J$39];0);2);&quot;&quot;)">
            <text:p/>
          </table:table-cell>
          <table:table-cell table:style-name="ce27" table:formula="of:=IFERROR(INDEX([$'olah data'.$B$4:$'olah data'.$N$39];MATCH([.$A226];[$'olah data'.K$4:$'olah data'.K$39];0);2);&quot;&quot;)">
            <text:p/>
          </table:table-cell>
          <table:table-cell table:style-name="ce27" table:formula="of:=IFERROR(INDEX([$'olah data'.$B$4:$'olah data'.$N$39];MATCH([.$A226];[$'olah data'.L$4:$'olah data'.L$39];0);2);&quot;&quot;)">
            <text:p/>
          </table:table-cell>
          <table:table-cell table:style-name="ce27" table:formula="of:=IFERROR(INDEX([$'olah data'.$B$4:$'olah data'.$N$39];MATCH([.$A226];[$'olah data'.M$4:$'olah data'.M$39];0);2);&quot;&quot;)">
            <text:p/>
          </table:table-cell>
          <table:table-cell table:style-name="ce27" table:formula="of:=IFERROR(INDEX([$'olah data'.$B$4:$'olah data'.$N$39];MATCH([.$A226];[$'olah data'.N$4:$'olah data'.N$39];0);2);&quot;&quot;)">
            <text:p/>
          </table:table-cell>
          <table:table-cell table:style-name="ce27" table:formula="of:=CONCATENATE([.D226];[.E226];[.F226];[.G226];[.H226];[.I226];[.J226];[.K226];[.L226];[.M226];[.N226])" office:value-type="string" office:string-value="Purposefulness vs. lack of goal direction (6 items)" calcext:value-type="string">
            <text:p>Purposefulness vs. lack of goal direction (6 items)</text:p>
          </table:table-cell>
          <table:table-cell table:style-name="ce84" table:formula="of:=[$'View Input'.AI15]"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226" calcext:value-type="float">
            <text:p>226</text:p>
          </table:table-cell>
          <table:table-cell table:style-name="ce121" office:value-type="float" office:value="5" calcext:value-type="float">
            <text:p>5</text:p>
          </table:table-cell>
          <table:table-cell table:style-name="ce98" table:formula="of:=IF([.R227]=&quot;&quot;;IF([.Q227]=&quot;R&quot;;VLOOKUP([.P227];[$'olah data'.$R$3:$'olah data'.$S$7];2);[.P227]);IF([.R227]=[.P227];[.P227];[.Q227]))" office:value-type="float" office:value="5" calcext:value-type="float">
            <text:p>5</text:p>
          </table:table-cell>
          <table:table-cell table:style-name="ce27" table:formula="of:=IFERROR(INDEX([$'olah data'.$B$4:$'olah data'.$N$39];MATCH([.$A227];[$'olah data'.D$4:$'olah data'.D$39];0);2);&quot;&quot;)">
            <text:p/>
          </table:table-cell>
          <table:table-cell table:style-name="ce27" table:formula="of:=IFERROR(INDEX([$'olah data'.$B$4:$'olah data'.$N$39];MATCH([.$A227];[$'olah data'.E$4:$'olah data'.E$39];0);2);&quot;&quot;)">
            <text:p/>
          </table:table-cell>
          <table:table-cell table:style-name="ce27" table:formula="of:=IFERROR(INDEX([$'olah data'.$B$4:$'olah data'.$N$39];MATCH([.$A227];[$'olah data'.F$4:$'olah data'.F$39];0);2);&quot;&quot;)">
            <text:p/>
          </table:table-cell>
          <table:table-cell table:style-name="ce27" table:formula="of:=IFERROR(INDEX([$'olah data'.$B$4:$'olah data'.$N$39];MATCH([.$A227];[$'olah data'.G$4:$'olah data'.G$39];0);2);&quot;&quot;)">
            <text:p/>
          </table:table-cell>
          <table:table-cell table:style-name="ce27" table:formula="of:=IFERROR(INDEX([$'olah data'.$B$4:$'olah data'.$N$39];MATCH([.$A227];[$'olah data'.H$4:$'olah data'.H$39];0);2);&quot;&quot;)">
            <text:p/>
          </table:table-cell>
          <table:table-cell table:style-name="ce27" table:formula="of:=IFERROR(INDEX([$'olah data'.$B$4:$'olah data'.$N$39];MATCH([.$A227];[$'olah data'.I$4:$'olah data'.I$39];0);2);&quot;&quot;)">
            <text:p/>
          </table:table-cell>
          <table:table-cell table:style-name="ce27" table:formula="of:=IFERROR(INDEX([$'olah data'.$B$4:$'olah data'.$N$39];MATCH([.$A227];[$'olah data'.J$4:$'olah data'.J$39];0);2);&quot;&quot;)">
            <text:p/>
          </table:table-cell>
          <table:table-cell table:style-name="ce27" table:formula="of:=IFERROR(INDEX([$'olah data'.$B$4:$'olah data'.$N$39];MATCH([.$A227];[$'olah data'.K$4:$'olah data'.K$39];0);2);&quot;&quot;)" office:value-type="string" office:string-value="Helpfulness vs. unhelpfulness (8 items)" calcext:value-type="string">
            <text:p>Helpfulness vs. unhelpfulness (8 items)</text:p>
          </table:table-cell>
          <table:table-cell table:style-name="ce27" table:formula="of:=IFERROR(INDEX([$'olah data'.$B$4:$'olah data'.$N$39];MATCH([.$A227];[$'olah data'.L$4:$'olah data'.L$39];0);2);&quot;&quot;)">
            <text:p/>
          </table:table-cell>
          <table:table-cell table:style-name="ce27" table:formula="of:=IFERROR(INDEX([$'olah data'.$B$4:$'olah data'.$N$39];MATCH([.$A227];[$'olah data'.M$4:$'olah data'.M$39];0);2);&quot;&quot;)">
            <text:p/>
          </table:table-cell>
          <table:table-cell table:style-name="ce27" table:formula="of:=IFERROR(INDEX([$'olah data'.$B$4:$'olah data'.$N$39];MATCH([.$A227];[$'olah data'.N$4:$'olah data'.N$39];0);2);&quot;&quot;)">
            <text:p/>
          </table:table-cell>
          <table:table-cell table:style-name="ce27" table:formula="of:=CONCATENATE([.D227];[.E227];[.F227];[.G227];[.H227];[.I227];[.J227];[.K227];[.L227];[.M227];[.N227])" office:value-type="string" office:string-value="Helpfulness vs. unhelpfulness (8 items)" calcext:value-type="string">
            <text:p>Helpfulness vs. unhelpfulness (8 items)</text:p>
          </table:table-cell>
          <table:table-cell table:style-name="ce84" table:formula="of:=[$'View Input'.AI16]"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27" calcext:value-type="float">
            <text:p>227</text:p>
          </table:table-cell>
          <table:table-cell table:style-name="ce121" office:value-type="float" office:value="4" calcext:value-type="float">
            <text:p>4</text:p>
          </table:table-cell>
          <table:table-cell table:style-name="ce98" table:formula="of:=IF([.R228]=&quot;&quot;;IF([.Q228]=&quot;R&quot;;VLOOKUP([.P228];[$'olah data'.$R$3:$'olah data'.$S$7];2);[.P228]);IF([.R228]=[.P228];[.P228];[.Q228]))" office:value-type="float" office:value="2" calcext:value-type="float">
            <text:p>2</text:p>
          </table:table-cell>
          <table:table-cell table:style-name="ce27" table:formula="of:=IFERROR(INDEX([$'olah data'.$B$4:$'olah data'.$N$39];MATCH([.$A228];[$'olah data'.D$4:$'olah data'.D$39];0);2);&quot;&quot;)">
            <text:p/>
          </table:table-cell>
          <table:table-cell table:style-name="ce27" table:formula="of:=IFERROR(INDEX([$'olah data'.$B$4:$'olah data'.$N$39];MATCH([.$A228];[$'olah data'.E$4:$'olah data'.E$39];0);2);&quot;&quot;)">
            <text:p/>
          </table:table-cell>
          <table:table-cell table:style-name="ce27" table:formula="of:=IFERROR(INDEX([$'olah data'.$B$4:$'olah data'.$N$39];MATCH([.$A228];[$'olah data'.F$4:$'olah data'.F$39];0);2);&quot;&quot;)">
            <text:p/>
          </table:table-cell>
          <table:table-cell table:style-name="ce27" table:formula="of:=IFERROR(INDEX([$'olah data'.$B$4:$'olah data'.$N$39];MATCH([.$A228];[$'olah data'.G$4:$'olah data'.G$39];0);2);&quot;&quot;)">
            <text:p/>
          </table:table-cell>
          <table:table-cell table:style-name="ce27" table:formula="of:=IFERROR(INDEX([$'olah data'.$B$4:$'olah data'.$N$39];MATCH([.$A228];[$'olah data'.H$4:$'olah data'.H$39];0);2);&quot;&quot;)">
            <text:p/>
          </table:table-cell>
          <table:table-cell table:style-name="ce27" table:formula="of:=IFERROR(INDEX([$'olah data'.$B$4:$'olah data'.$N$39];MATCH([.$A228];[$'olah data'.I$4:$'olah data'.I$39];0);2);&quot;&quot;)">
            <text:p/>
          </table:table-cell>
          <table:table-cell table:style-name="ce27" table:formula="of:=IFERROR(INDEX([$'olah data'.$B$4:$'olah data'.$N$39];MATCH([.$A228];[$'olah data'.J$4:$'olah data'.J$39];0);2);&quot;&quot;)">
            <text:p/>
          </table:table-cell>
          <table:table-cell table:style-name="ce27" table:formula="of:=IFERROR(INDEX([$'olah data'.$B$4:$'olah data'.$N$39];MATCH([.$A228];[$'olah data'.K$4:$'olah data'.K$39];0);2);&quot;&quot;)">
            <text:p/>
          </table:table-cell>
          <table:table-cell table:style-name="ce27" table:formula="of:=IFERROR(INDEX([$'olah data'.$B$4:$'olah data'.$N$39];MATCH([.$A228];[$'olah data'.L$4:$'olah data'.L$39];0);2);&quot;&quot;)" office:value-type="string" office:string-value="Self-acceptance vs. self-striving (10 items)" calcext:value-type="string">
            <text:p>Self-acceptance vs. self-striving (10 items)</text:p>
          </table:table-cell>
          <table:table-cell table:style-name="ce27" table:formula="of:=IFERROR(INDEX([$'olah data'.$B$4:$'olah data'.$N$39];MATCH([.$A228];[$'olah data'.M$4:$'olah data'.M$39];0);2);&quot;&quot;)">
            <text:p/>
          </table:table-cell>
          <table:table-cell table:style-name="ce27" table:formula="of:=IFERROR(INDEX([$'olah data'.$B$4:$'olah data'.$N$39];MATCH([.$A228];[$'olah data'.N$4:$'olah data'.N$39];0);2);&quot;&quot;)">
            <text:p/>
          </table:table-cell>
          <table:table-cell table:style-name="ce27" table:formula="of:=CONCATENATE([.D228];[.E228];[.F228];[.G228];[.H228];[.I228];[.J228];[.K228];[.L228];[.M228];[.N228])" office:value-type="string" office:string-value="Self-acceptance vs. self-striving (10 items)" calcext:value-type="string">
            <text:p>Self-acceptance vs. self-striving (10 items)</text:p>
          </table:table-cell>
          <table:table-cell table:style-name="ce84" table:formula="of:=[$'View Input'.AI17]" office:value-type="float" office:value="4" calcext:value-type="float">
            <text:p>4</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28" calcext:value-type="float">
            <text:p>228</text:p>
          </table:table-cell>
          <table:table-cell table:style-name="ce121" office:value-type="float" office:value="1" calcext:value-type="float">
            <text:p>1</text:p>
          </table:table-cell>
          <table:table-cell table:style-name="ce98" table:formula="of:=IF([.R229]=&quot;&quot;;IF([.Q229]=&quot;R&quot;;VLOOKUP([.P229];[$'olah data'.$R$3:$'olah data'.$S$7];2);[.P229]);IF([.R229]=[.P229];[.P229];[.Q229]))" office:value-type="float" office:value="3" calcext:value-type="float">
            <text:p>3</text:p>
          </table:table-cell>
          <table:table-cell table:style-name="ce27" table:formula="of:=IFERROR(INDEX([$'olah data'.$B$4:$'olah data'.$N$39];MATCH([.$A229];[$'olah data'.D$4:$'olah data'.D$39];0);2);&quot;&quot;)">
            <text:p/>
          </table:table-cell>
          <table:table-cell table:style-name="ce27" table:formula="of:=IFERROR(INDEX([$'olah data'.$B$4:$'olah data'.$N$39];MATCH([.$A229];[$'olah data'.E$4:$'olah data'.E$39];0);2);&quot;&quot;)">
            <text:p/>
          </table:table-cell>
          <table:table-cell table:style-name="ce27" table:formula="of:=IFERROR(INDEX([$'olah data'.$B$4:$'olah data'.$N$39];MATCH([.$A229];[$'olah data'.F$4:$'olah data'.F$39];0);2);&quot;&quot;)">
            <text:p/>
          </table:table-cell>
          <table:table-cell table:style-name="ce27" table:formula="of:=IFERROR(INDEX([$'olah data'.$B$4:$'olah data'.$N$39];MATCH([.$A229];[$'olah data'.G$4:$'olah data'.G$39];0);2);&quot;&quot;)">
            <text:p/>
          </table:table-cell>
          <table:table-cell table:style-name="ce27" table:formula="of:=IFERROR(INDEX([$'olah data'.$B$4:$'olah data'.$N$39];MATCH([.$A229];[$'olah data'.H$4:$'olah data'.H$39];0);2);&quot;&quot;)">
            <text:p/>
          </table:table-cell>
          <table:table-cell table:style-name="ce27" table:formula="of:=IFERROR(INDEX([$'olah data'.$B$4:$'olah data'.$N$39];MATCH([.$A229];[$'olah data'.I$4:$'olah data'.I$39];0);2);&quot;&quot;)">
            <text:p/>
          </table:table-cell>
          <table:table-cell table:style-name="ce27" table:formula="of:=IFERROR(INDEX([$'olah data'.$B$4:$'olah data'.$N$39];MATCH([.$A229];[$'olah data'.J$4:$'olah data'.J$39];0);2);&quot;&quot;)" office:value-type="string" office:string-value="Work hardened vs spoiled (8 items)" calcext:value-type="string">
            <text:p>Work hardened vs spoiled (8 items)</text:p>
          </table:table-cell>
          <table:table-cell table:style-name="ce27" table:formula="of:=IFERROR(INDEX([$'olah data'.$B$4:$'olah data'.$N$39];MATCH([.$A229];[$'olah data'.K$4:$'olah data'.K$39];0);2);&quot;&quot;)">
            <text:p/>
          </table:table-cell>
          <table:table-cell table:style-name="ce27" table:formula="of:=IFERROR(INDEX([$'olah data'.$B$4:$'olah data'.$N$39];MATCH([.$A229];[$'olah data'.L$4:$'olah data'.L$39];0);2);&quot;&quot;)">
            <text:p/>
          </table:table-cell>
          <table:table-cell table:style-name="ce27" table:formula="of:=IFERROR(INDEX([$'olah data'.$B$4:$'olah data'.$N$39];MATCH([.$A229];[$'olah data'.M$4:$'olah data'.M$39];0);2);&quot;&quot;)">
            <text:p/>
          </table:table-cell>
          <table:table-cell table:style-name="ce27" table:formula="of:=IFERROR(INDEX([$'olah data'.$B$4:$'olah data'.$N$39];MATCH([.$A229];[$'olah data'.N$4:$'olah data'.N$39];0);2);&quot;&quot;)">
            <text:p/>
          </table:table-cell>
          <table:table-cell table:style-name="ce27" table:formula="of:=CONCATENATE([.D229];[.E229];[.F229];[.G229];[.H229];[.I229];[.J229];[.K229];[.L229];[.M229];[.N229])" office:value-type="string" office:string-value="Work hardened vs spoiled (8 items)" calcext:value-type="string">
            <text:p>Work hardened vs spoiled (8 items)</text:p>
          </table:table-cell>
          <table:table-cell table:style-name="ce84" table:formula="of:=[$'View Input'.AI18]" office:value-type="float" office:value="3" calcext:value-type="float">
            <text:p>3</text:p>
          </table:table-cell>
          <table:table-cell table:style-name="ce46" table:number-columns-repeated="2"/>
          <table:table-cell table:style-name="ce123"/>
          <table:table-cell table:number-columns-repeated="1005"/>
        </table:table-row>
        <table:table-row table:style-name="ro3">
          <table:table-cell table:style-name="ce29" office:value-type="float" office:value="229" calcext:value-type="float">
            <text:p>229</text:p>
          </table:table-cell>
          <table:table-cell table:style-name="ce121" office:value-type="float" office:value="4" calcext:value-type="float">
            <text:p>4</text:p>
          </table:table-cell>
          <table:table-cell table:style-name="ce98" table:formula="of:=IF([.R230]=&quot;&quot;;IF([.Q230]=&quot;R&quot;;VLOOKUP([.P230];[$'olah data'.$R$3:$'olah data'.$S$7];2);[.P230]);IF([.R230]=[.P230];[.P230];[.Q230]))" office:value-type="float" office:value="1" calcext:value-type="float">
            <text:p>1</text:p>
          </table:table-cell>
          <table:table-cell table:style-name="ce27" table:formula="of:=IFERROR(INDEX([$'olah data'.$B$4:$'olah data'.$N$39];MATCH([.$A230];[$'olah data'.D$4:$'olah data'.D$39];0);2);&quot;&quot;)">
            <text:p/>
          </table:table-cell>
          <table:table-cell table:style-name="ce27" table:formula="of:=IFERROR(INDEX([$'olah data'.$B$4:$'olah data'.$N$39];MATCH([.$A230];[$'olah data'.E$4:$'olah data'.E$39];0);2);&quot;&quot;)">
            <text:p/>
          </table:table-cell>
          <table:table-cell table:style-name="ce27" table:formula="of:=IFERROR(INDEX([$'olah data'.$B$4:$'olah data'.$N$39];MATCH([.$A230];[$'olah data'.F$4:$'olah data'.F$39];0);2);&quot;&quot;)">
            <text:p/>
          </table:table-cell>
          <table:table-cell table:style-name="ce27" table:formula="of:=IFERROR(INDEX([$'olah data'.$B$4:$'olah data'.$N$39];MATCH([.$A230];[$'olah data'.G$4:$'olah data'.G$39];0);2);&quot;&quot;)">
            <text:p/>
          </table:table-cell>
          <table:table-cell table:style-name="ce27" table:formula="of:=IFERROR(INDEX([$'olah data'.$B$4:$'olah data'.$N$39];MATCH([.$A230];[$'olah data'.H$4:$'olah data'.H$39];0);2);&quot;&quot;)">
            <text:p/>
          </table:table-cell>
          <table:table-cell table:style-name="ce27" table:formula="of:=IFERROR(INDEX([$'olah data'.$B$4:$'olah data'.$N$39];MATCH([.$A230];[$'olah data'.I$4:$'olah data'.I$39];0);2);&quot;&quot;)" office:value-type="string" office:string-value="Perfectionist vs pragmatist (8 items)" calcext:value-type="string">
            <text:p>Perfectionist vs pragmatist (8 items)</text:p>
          </table:table-cell>
          <table:table-cell table:style-name="ce27" table:formula="of:=IFERROR(INDEX([$'olah data'.$B$4:$'olah data'.$N$39];MATCH([.$A230];[$'olah data'.J$4:$'olah data'.J$39];0);2);&quot;&quot;)">
            <text:p/>
          </table:table-cell>
          <table:table-cell table:style-name="ce27" table:formula="of:=IFERROR(INDEX([$'olah data'.$B$4:$'olah data'.$N$39];MATCH([.$A230];[$'olah data'.K$4:$'olah data'.K$39];0);2);&quot;&quot;)">
            <text:p/>
          </table:table-cell>
          <table:table-cell table:style-name="ce27" table:formula="of:=IFERROR(INDEX([$'olah data'.$B$4:$'olah data'.$N$39];MATCH([.$A230];[$'olah data'.L$4:$'olah data'.L$39];0);2);&quot;&quot;)">
            <text:p/>
          </table:table-cell>
          <table:table-cell table:style-name="ce27" table:formula="of:=IFERROR(INDEX([$'olah data'.$B$4:$'olah data'.$N$39];MATCH([.$A230];[$'olah data'.M$4:$'olah data'.M$39];0);2);&quot;&quot;)">
            <text:p/>
          </table:table-cell>
          <table:table-cell table:style-name="ce27" table:formula="of:=IFERROR(INDEX([$'olah data'.$B$4:$'olah data'.$N$39];MATCH([.$A230];[$'olah data'.N$4:$'olah data'.N$39];0);2);&quot;&quot;)">
            <text:p/>
          </table:table-cell>
          <table:table-cell table:style-name="ce27" table:formula="of:=CONCATENATE([.D230];[.E230];[.F230];[.G230];[.H230];[.I230];[.J230];[.K230];[.L230];[.M230];[.N230])" office:value-type="string" office:string-value="Perfectionist vs pragmatist (8 items)" calcext:value-type="string">
            <text:p>Perfectionist vs pragmatist (8 items)</text:p>
          </table:table-cell>
          <table:table-cell table:style-name="ce84" table:formula="of:=[$'View Input'.AI19]"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230" calcext:value-type="float">
            <text:p>230</text:p>
          </table:table-cell>
          <table:table-cell table:style-name="ce121" office:value-type="float" office:value="4" calcext:value-type="float">
            <text:p>4</text:p>
          </table:table-cell>
          <table:table-cell table:style-name="ce98" table:formula="of:=IF([.R231]=&quot;&quot;;IF([.Q231]=&quot;R&quot;;VLOOKUP([.P231];[$'olah data'.$R$3:$'olah data'.$S$7];2);[.P231]);IF([.R231]=[.P231];[.P231];[.Q231]))" office:value-type="float" office:value="5" calcext:value-type="float">
            <text:p>5</text:p>
          </table:table-cell>
          <table:table-cell table:style-name="ce27" table:formula="of:=IFERROR(INDEX([$'olah data'.$B$4:$'olah data'.$N$39];MATCH([.$A231];[$'olah data'.D$4:$'olah data'.D$39];0);2);&quot;&quot;)">
            <text:p/>
          </table:table-cell>
          <table:table-cell table:style-name="ce27" table:formula="of:=IFERROR(INDEX([$'olah data'.$B$4:$'olah data'.$N$39];MATCH([.$A231];[$'olah data'.E$4:$'olah data'.E$39];0);2);&quot;&quot;)">
            <text:p/>
          </table:table-cell>
          <table:table-cell table:style-name="ce27" table:formula="of:=IFERROR(INDEX([$'olah data'.$B$4:$'olah data'.$N$39];MATCH([.$A231];[$'olah data'.F$4:$'olah data'.F$39];0);2);&quot;&quot;)">
            <text:p/>
          </table:table-cell>
          <table:table-cell table:style-name="ce27" table:formula="of:=IFERROR(INDEX([$'olah data'.$B$4:$'olah data'.$N$39];MATCH([.$A231];[$'olah data'.G$4:$'olah data'.G$39];0);2);&quot;&quot;)">
            <text:p/>
          </table:table-cell>
          <table:table-cell table:style-name="ce27" table:formula="of:=IFERROR(INDEX([$'olah data'.$B$4:$'olah data'.$N$39];MATCH([.$A231];[$'olah data'.H$4:$'olah data'.H$39];0);2);&quot;&quot;)">
            <text:p/>
          </table:table-cell>
          <table:table-cell table:style-name="ce27" table:formula="of:=IFERROR(INDEX([$'olah data'.$B$4:$'olah data'.$N$39];MATCH([.$A231];[$'olah data'.I$4:$'olah data'.I$39];0);2);&quot;&quot;)">
            <text:p/>
          </table:table-cell>
          <table:table-cell table:style-name="ce27" table:formula="of:=IFERROR(INDEX([$'olah data'.$B$4:$'olah data'.$N$39];MATCH([.$A231];[$'olah data'.J$4:$'olah data'.J$39];0);2);&quot;&quot;)">
            <text:p/>
          </table:table-cell>
          <table:table-cell table:style-name="ce27" table:formula="of:=IFERROR(INDEX([$'olah data'.$B$4:$'olah data'.$N$39];MATCH([.$A231];[$'olah data'.K$4:$'olah data'.K$39];0);2);&quot;&quot;)">
            <text:p/>
          </table:table-cell>
          <table:table-cell table:style-name="ce27" table:formula="of:=IFERROR(INDEX([$'olah data'.$B$4:$'olah data'.$N$39];MATCH([.$A231];[$'olah data'.L$4:$'olah data'.L$39];0);2);&quot;&quot;)">
            <text:p/>
          </table:table-cell>
          <table:table-cell table:style-name="ce27" table:formula="of:=IFERROR(INDEX([$'olah data'.$B$4:$'olah data'.$N$39];MATCH([.$A231];[$'olah data'.M$4:$'olah data'.M$39];0);2);&quot;&quot;)">
            <text:p/>
          </table:table-cell>
          <table:table-cell table:style-name="ce27" table:formula="of:=IFERROR(INDEX([$'olah data'.$B$4:$'olah data'.$N$39];MATCH([.$A231];[$'olah data'.N$4:$'olah data'.N$39];0);2);&quot;&quot;)" office:value-type="string" office:string-value="Anticipatory worry &amp; pessimismv. uninhibited optimism (11 items)" calcext:value-type="string">
            <text:p>Anticipatory worry &amp; pessimismv. uninhibited optimism (11 items)</text:p>
          </table:table-cell>
          <table:table-cell table:style-name="ce27" table:formula="of:=CONCATENATE([.D231];[.E231];[.F231];[.G231];[.H231];[.I231];[.J231];[.K231];[.L231];[.M231];[.N231])" office:value-type="string" office:string-value="Anticipatory worry &amp; pessimismv. uninhibited optimism (11 items)" calcext:value-type="string">
            <text:p>Anticipatory worry &amp; pessimismv. uninhibited optimism (11 items)</text:p>
          </table:table-cell>
          <table:table-cell table:style-name="ce84" table:formula="of:=[$'View Input'.AI20]"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31" calcext:value-type="float">
            <text:p>231</text:p>
          </table:table-cell>
          <table:table-cell table:style-name="ce121" office:value-type="float" office:value="3" calcext:value-type="float">
            <text:p>3</text:p>
          </table:table-cell>
          <table:table-cell table:style-name="ce98" table:formula="of:=IF([.R232]=&quot;&quot;;IF([.Q232]=&quot;R&quot;;VLOOKUP([.P232];[$'olah data'.$R$3:$'olah data'.$S$7];2);[.P232]);IF([.R232]=[.P232];[.P232];[.Q232]))" office:value-type="float" office:value="5" calcext:value-type="float">
            <text:p>5</text:p>
          </table:table-cell>
          <table:table-cell table:style-name="ce27" table:formula="of:=IFERROR(INDEX([$'olah data'.$B$4:$'olah data'.$N$39];MATCH([.$A232];[$'olah data'.D$4:$'olah data'.D$39];0);2);&quot;&quot;)">
            <text:p/>
          </table:table-cell>
          <table:table-cell table:style-name="ce27" table:formula="of:=IFERROR(INDEX([$'olah data'.$B$4:$'olah data'.$N$39];MATCH([.$A232];[$'olah data'.E$4:$'olah data'.E$39];0);2);&quot;&quot;)">
            <text:p/>
          </table:table-cell>
          <table:table-cell table:style-name="ce27" table:formula="of:=IFERROR(INDEX([$'olah data'.$B$4:$'olah data'.$N$39];MATCH([.$A232];[$'olah data'.F$4:$'olah data'.F$39];0);2);&quot;&quot;)">
            <text:p/>
          </table:table-cell>
          <table:table-cell table:style-name="ce27" table:formula="of:=IFERROR(INDEX([$'olah data'.$B$4:$'olah data'.$N$39];MATCH([.$A232];[$'olah data'.G$4:$'olah data'.G$39];0);2);&quot;&quot;)">
            <text:p/>
          </table:table-cell>
          <table:table-cell table:style-name="ce27" table:formula="of:=IFERROR(INDEX([$'olah data'.$B$4:$'olah data'.$N$39];MATCH([.$A232];[$'olah data'.H$4:$'olah data'.H$39];0);2);&quot;&quot;)">
            <text:p/>
          </table:table-cell>
          <table:table-cell table:style-name="ce27" table:formula="of:=IFERROR(INDEX([$'olah data'.$B$4:$'olah data'.$N$39];MATCH([.$A232];[$'olah data'.I$4:$'olah data'.I$39];0);2);&quot;&quot;)">
            <text:p/>
          </table:table-cell>
          <table:table-cell table:style-name="ce27" table:formula="of:=IFERROR(INDEX([$'olah data'.$B$4:$'olah data'.$N$39];MATCH([.$A232];[$'olah data'.J$4:$'olah data'.J$39];0);2);&quot;&quot;)">
            <text:p/>
          </table:table-cell>
          <table:table-cell table:style-name="ce27" table:formula="of:=IFERROR(INDEX([$'olah data'.$B$4:$'olah data'.$N$39];MATCH([.$A232];[$'olah data'.K$4:$'olah data'.K$39];0);2);&quot;&quot;)">
            <text:p/>
          </table:table-cell>
          <table:table-cell table:style-name="ce27" table:formula="of:=IFERROR(INDEX([$'olah data'.$B$4:$'olah data'.$N$39];MATCH([.$A232];[$'olah data'.L$4:$'olah data'.L$39];0);2);&quot;&quot;)">
            <text:p/>
          </table:table-cell>
          <table:table-cell table:style-name="ce27" table:formula="of:=IFERROR(INDEX([$'olah data'.$B$4:$'olah data'.$N$39];MATCH([.$A232];[$'olah data'.M$4:$'olah data'.M$39];0);2);&quot;&quot;)" office:value-type="string" office:string-value="Self-acceptance vs. self-striving (10 items)" calcext:value-type="string">
            <text:p>Self-acceptance vs. self-striving (10 items)</text:p>
          </table:table-cell>
          <table:table-cell table:style-name="ce27" table:formula="of:=IFERROR(INDEX([$'olah data'.$B$4:$'olah data'.$N$39];MATCH([.$A232];[$'olah data'.N$4:$'olah data'.N$39];0);2);&quot;&quot;)">
            <text:p/>
          </table:table-cell>
          <table:table-cell table:style-name="ce27" table:formula="of:=CONCATENATE([.D232];[.E232];[.F232];[.G232];[.H232];[.I232];[.J232];[.K232];[.L232];[.M232];[.N232])" office:value-type="string" office:string-value="Self-acceptance vs. self-striving (10 items)" calcext:value-type="string">
            <text:p>Self-acceptance vs. self-striving (10 items)</text:p>
          </table:table-cell>
          <table:table-cell table:style-name="ce84" table:formula="of:=[$'View Input'.AI21]"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32" calcext:value-type="float">
            <text:p>232</text:p>
          </table:table-cell>
          <table:table-cell table:style-name="ce121" office:value-type="float" office:value="3" calcext:value-type="float">
            <text:p>3</text:p>
          </table:table-cell>
          <table:table-cell table:style-name="ce98" table:formula="of:=IF([.R233]=&quot;&quot;;IF([.Q233]=&quot;R&quot;;VLOOKUP([.P233];[$'olah data'.$R$3:$'olah data'.$S$7];2);[.P233]);IF([.R233]=[.P233];[.P233];[.Q233]))" office:value-type="float" office:value="1" calcext:value-type="float">
            <text:p>1</text:p>
          </table:table-cell>
          <table:table-cell table:style-name="ce27" table:formula="of:=IFERROR(INDEX([$'olah data'.$B$4:$'olah data'.$N$39];MATCH([.$A233];[$'olah data'.D$4:$'olah data'.D$39];0);2);&quot;&quot;)">
            <text:p/>
          </table:table-cell>
          <table:table-cell table:style-name="ce27" table:formula="of:=IFERROR(INDEX([$'olah data'.$B$4:$'olah data'.$N$39];MATCH([.$A233];[$'olah data'.E$4:$'olah data'.E$39];0);2);&quot;&quot;)">
            <text:p/>
          </table:table-cell>
          <table:table-cell table:style-name="ce27" table:formula="of:=IFERROR(INDEX([$'olah data'.$B$4:$'olah data'.$N$39];MATCH([.$A233];[$'olah data'.F$4:$'olah data'.F$39];0);2);&quot;&quot;)">
            <text:p/>
          </table:table-cell>
          <table:table-cell table:style-name="ce27" table:formula="of:=IFERROR(INDEX([$'olah data'.$B$4:$'olah data'.$N$39];MATCH([.$A233];[$'olah data'.G$4:$'olah data'.G$39];0);2);&quot;&quot;)">
            <text:p/>
          </table:table-cell>
          <table:table-cell table:style-name="ce27" table:formula="of:=IFERROR(INDEX([$'olah data'.$B$4:$'olah data'.$N$39];MATCH([.$A233];[$'olah data'.H$4:$'olah data'.H$39];0);2);&quot;&quot;)">
            <text:p/>
          </table:table-cell>
          <table:table-cell table:style-name="ce27" table:formula="of:=IFERROR(INDEX([$'olah data'.$B$4:$'olah data'.$N$39];MATCH([.$A233];[$'olah data'.I$4:$'olah data'.I$39];0);2);&quot;&quot;)">
            <text:p/>
          </table:table-cell>
          <table:table-cell table:style-name="ce27" table:formula="of:=IFERROR(INDEX([$'olah data'.$B$4:$'olah data'.$N$39];MATCH([.$A233];[$'olah data'.J$4:$'olah data'.J$39];0);2);&quot;&quot;)">
            <text:p/>
          </table:table-cell>
          <table:table-cell table:style-name="ce27" table:formula="of:=IFERROR(INDEX([$'olah data'.$B$4:$'olah data'.$N$39];MATCH([.$A233];[$'olah data'.K$4:$'olah data'.K$39];0);2);&quot;&quot;)" office:value-type="string" office:string-value="Spiritual acceptance vs. rational materialism (8 items)" calcext:value-type="string">
            <text:p>Spiritual acceptance vs. rational materialism (8 items)</text:p>
          </table:table-cell>
          <table:table-cell table:style-name="ce27" table:formula="of:=IFERROR(INDEX([$'olah data'.$B$4:$'olah data'.$N$39];MATCH([.$A233];[$'olah data'.L$4:$'olah data'.L$39];0);2);&quot;&quot;)">
            <text:p/>
          </table:table-cell>
          <table:table-cell table:style-name="ce27" table:formula="of:=IFERROR(INDEX([$'olah data'.$B$4:$'olah data'.$N$39];MATCH([.$A233];[$'olah data'.M$4:$'olah data'.M$39];0);2);&quot;&quot;)">
            <text:p/>
          </table:table-cell>
          <table:table-cell table:style-name="ce27" table:formula="of:=IFERROR(INDEX([$'olah data'.$B$4:$'olah data'.$N$39];MATCH([.$A233];[$'olah data'.N$4:$'olah data'.N$39];0);2);&quot;&quot;)">
            <text:p/>
          </table:table-cell>
          <table:table-cell table:style-name="ce27" table:formula="of:=CONCATENATE([.D233];[.E233];[.F233];[.G233];[.H233];[.I233];[.J233];[.K233];[.L233];[.M233];[.N233])" office:value-type="string" office:string-value="Spiritual acceptance vs. rational materialism (8 items)" calcext:value-type="string">
            <text:p>Spiritual acceptance vs. rational materialism (8 items)</text:p>
          </table:table-cell>
          <table:table-cell table:style-name="ce84" table:formula="of:=[$'View Input'.AI22]"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33" calcext:value-type="float">
            <text:p>233</text:p>
          </table:table-cell>
          <table:table-cell table:style-name="ce121" office:value-type="float" office:value="2" calcext:value-type="float">
            <text:p>2</text:p>
          </table:table-cell>
          <table:table-cell table:style-name="ce98" table:formula="of:=IF([.R234]=&quot;&quot;;IF([.Q234]=&quot;R&quot;;VLOOKUP([.P234];[$'olah data'.$R$3:$'olah data'.$S$7];2);[.P234]);IF([.R234]=[.P234];[.P234];[.Q234]))" office:value-type="float" office:value="1" calcext:value-type="float">
            <text:p>1</text:p>
          </table:table-cell>
          <table:table-cell table:style-name="ce27" table:formula="of:=IFERROR(INDEX([$'olah data'.$B$4:$'olah data'.$N$39];MATCH([.$A234];[$'olah data'.D$4:$'olah data'.D$39];0);2);&quot;&quot;)">
            <text:p/>
          </table:table-cell>
          <table:table-cell table:style-name="ce27" table:formula="of:=IFERROR(INDEX([$'olah data'.$B$4:$'olah data'.$N$39];MATCH([.$A234];[$'olah data'.E$4:$'olah data'.E$39];0);2);&quot;&quot;)">
            <text:p/>
          </table:table-cell>
          <table:table-cell table:style-name="ce27" table:formula="of:=IFERROR(INDEX([$'olah data'.$B$4:$'olah data'.$N$39];MATCH([.$A234];[$'olah data'.F$4:$'olah data'.F$39];0);2);&quot;&quot;)">
            <text:p/>
          </table:table-cell>
          <table:table-cell table:style-name="ce27" table:formula="of:=IFERROR(INDEX([$'olah data'.$B$4:$'olah data'.$N$39];MATCH([.$A234];[$'olah data'.G$4:$'olah data'.G$39];0);2);&quot;&quot;)">
            <text:p/>
          </table:table-cell>
          <table:table-cell table:style-name="ce27" table:formula="of:=IFERROR(INDEX([$'olah data'.$B$4:$'olah data'.$N$39];MATCH([.$A234];[$'olah data'.H$4:$'olah data'.H$39];0);2);&quot;&quot;)">
            <text:p/>
          </table:table-cell>
          <table:table-cell table:style-name="ce27" table:formula="of:=IFERROR(INDEX([$'olah data'.$B$4:$'olah data'.$N$39];MATCH([.$A234];[$'olah data'.I$4:$'olah data'.I$39];0);2);&quot;&quot;)" office:value-type="string" office:string-value="Dependence (6 items)" calcext:value-type="string">
            <text:p>Dependence (6 items)</text:p>
          </table:table-cell>
          <table:table-cell table:style-name="ce27" table:formula="of:=IFERROR(INDEX([$'olah data'.$B$4:$'olah data'.$N$39];MATCH([.$A234];[$'olah data'.J$4:$'olah data'.J$39];0);2);&quot;&quot;)">
            <text:p/>
          </table:table-cell>
          <table:table-cell table:style-name="ce27" table:formula="of:=IFERROR(INDEX([$'olah data'.$B$4:$'olah data'.$N$39];MATCH([.$A234];[$'olah data'.K$4:$'olah data'.K$39];0);2);&quot;&quot;)">
            <text:p/>
          </table:table-cell>
          <table:table-cell table:style-name="ce27" table:formula="of:=IFERROR(INDEX([$'olah data'.$B$4:$'olah data'.$N$39];MATCH([.$A234];[$'olah data'.L$4:$'olah data'.L$39];0);2);&quot;&quot;)">
            <text:p/>
          </table:table-cell>
          <table:table-cell table:style-name="ce27" table:formula="of:=IFERROR(INDEX([$'olah data'.$B$4:$'olah data'.$N$39];MATCH([.$A234];[$'olah data'.M$4:$'olah data'.M$39];0);2);&quot;&quot;)">
            <text:p/>
          </table:table-cell>
          <table:table-cell table:style-name="ce27" table:formula="of:=IFERROR(INDEX([$'olah data'.$B$4:$'olah data'.$N$39];MATCH([.$A234];[$'olah data'.N$4:$'olah data'.N$39];0);2);&quot;&quot;)">
            <text:p/>
          </table:table-cell>
          <table:table-cell table:style-name="ce27" table:formula="of:=CONCATENATE([.D234];[.E234];[.F234];[.G234];[.H234];[.I234];[.J234];[.K234];[.L234];[.M234];[.N234])" office:value-type="string" office:string-value="Dependence (6 items)" calcext:value-type="string">
            <text:p>Dependence (6 items)</text:p>
          </table:table-cell>
          <table:table-cell table:style-name="ce84" table:formula="of:=[$'View Input'.AI23]"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34" calcext:value-type="float">
            <text:p>234</text:p>
          </table:table-cell>
          <table:table-cell table:style-name="ce121" office:value-type="float" office:value="4" calcext:value-type="float">
            <text:p>4</text:p>
          </table:table-cell>
          <table:table-cell table:style-name="ce98" table:formula="of:=IF([.R235]=&quot;&quot;;IF([.Q235]=&quot;R&quot;;VLOOKUP([.P235];[$'olah data'.$R$3:$'olah data'.$S$7];2);[.P235]);IF([.R235]=[.P235];[.P235];[.Q235]))" office:value-type="float" office:value="4" calcext:value-type="float">
            <text:p>4</text:p>
          </table:table-cell>
          <table:table-cell table:style-name="ce27" table:formula="of:=IFERROR(INDEX([$'olah data'.$B$4:$'olah data'.$N$39];MATCH([.$A235];[$'olah data'.D$4:$'olah data'.D$39];0);2);&quot;&quot;)">
            <text:p/>
          </table:table-cell>
          <table:table-cell table:style-name="ce27" table:formula="of:=IFERROR(INDEX([$'olah data'.$B$4:$'olah data'.$N$39];MATCH([.$A235];[$'olah data'.E$4:$'olah data'.E$39];0);2);&quot;&quot;)">
            <text:p/>
          </table:table-cell>
          <table:table-cell table:style-name="ce27" table:formula="of:=IFERROR(INDEX([$'olah data'.$B$4:$'olah data'.$N$39];MATCH([.$A235];[$'olah data'.F$4:$'olah data'.F$39];0);2);&quot;&quot;)">
            <text:p/>
          </table:table-cell>
          <table:table-cell table:style-name="ce27" table:formula="of:=IFERROR(INDEX([$'olah data'.$B$4:$'olah data'.$N$39];MATCH([.$A235];[$'olah data'.G$4:$'olah data'.G$39];0);2);&quot;&quot;)">
            <text:p/>
          </table:table-cell>
          <table:table-cell table:style-name="ce27" table:formula="of:=IFERROR(INDEX([$'olah data'.$B$4:$'olah data'.$N$39];MATCH([.$A235];[$'olah data'.H$4:$'olah data'.H$39];0);2);&quot;&quot;)">
            <text:p/>
          </table:table-cell>
          <table:table-cell table:style-name="ce27" table:formula="of:=IFERROR(INDEX([$'olah data'.$B$4:$'olah data'.$N$39];MATCH([.$A235];[$'olah data'.I$4:$'olah data'.I$39];0);2);&quot;&quot;)">
            <text:p/>
          </table:table-cell>
          <table:table-cell table:style-name="ce27" table:formula="of:=IFERROR(INDEX([$'olah data'.$B$4:$'olah data'.$N$39];MATCH([.$A235];[$'olah data'.J$4:$'olah data'.J$39];0);2);&quot;&quot;)">
            <text:p/>
          </table:table-cell>
          <table:table-cell table:style-name="ce27" table:formula="of:=IFERROR(INDEX([$'olah data'.$B$4:$'olah data'.$N$39];MATCH([.$A235];[$'olah data'.K$4:$'olah data'.K$39];0);2);&quot;&quot;)" office:value-type="string" office:string-value="Pure-hearted conscience vs. self-serving advantage (8 items)" calcext:value-type="string">
            <text:p>Pure-hearted conscience vs. self-serving advantage (8 items)</text:p>
          </table:table-cell>
          <table:table-cell table:style-name="ce27" table:formula="of:=IFERROR(INDEX([$'olah data'.$B$4:$'olah data'.$N$39];MATCH([.$A235];[$'olah data'.L$4:$'olah data'.L$39];0);2);&quot;&quot;)">
            <text:p/>
          </table:table-cell>
          <table:table-cell table:style-name="ce27" table:formula="of:=IFERROR(INDEX([$'olah data'.$B$4:$'olah data'.$N$39];MATCH([.$A235];[$'olah data'.M$4:$'olah data'.M$39];0);2);&quot;&quot;)">
            <text:p/>
          </table:table-cell>
          <table:table-cell table:style-name="ce27" table:formula="of:=IFERROR(INDEX([$'olah data'.$B$4:$'olah data'.$N$39];MATCH([.$A235];[$'olah data'.N$4:$'olah data'.N$39];0);2);&quot;&quot;)">
            <text:p/>
          </table:table-cell>
          <table:table-cell table:style-name="ce27" table:formula="of:=CONCATENATE([.D235];[.E235];[.F235];[.G235];[.H235];[.I235];[.J235];[.K235];[.L235];[.M235];[.N235])" office:value-type="string" office:string-value="Pure-hearted conscience vs. self-serving advantage (8 items)" calcext:value-type="string">
            <text:p>Pure-hearted conscience vs. self-serving advantage (8 items)</text:p>
          </table:table-cell>
          <table:table-cell table:style-name="ce84" table:formula="of:=[$'View Input'.AI24]" office:value-type="float" office:value="2" calcext:value-type="float">
            <text:p>2</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35" calcext:value-type="float">
            <text:p>235</text:p>
          </table:table-cell>
          <table:table-cell table:style-name="ce121" office:value-type="float" office:value="3" calcext:value-type="float">
            <text:p>3</text:p>
          </table:table-cell>
          <table:table-cell table:style-name="ce98" table:formula="of:=IF([.R236]=&quot;&quot;;IF([.Q236]=&quot;R&quot;;VLOOKUP([.P236];[$'olah data'.$R$3:$'olah data'.$S$7];2);[.P236]);IF([.R236]=[.P236];[.P236];[.Q236]))" office:value-type="float" office:value="5" calcext:value-type="float">
            <text:p>5</text:p>
          </table:table-cell>
          <table:table-cell table:style-name="ce27" table:formula="of:=IFERROR(INDEX([$'olah data'.$B$4:$'olah data'.$N$39];MATCH([.$A236];[$'olah data'.D$4:$'olah data'.D$39];0);2);&quot;&quot;)">
            <text:p/>
          </table:table-cell>
          <table:table-cell table:style-name="ce27" table:formula="of:=IFERROR(INDEX([$'olah data'.$B$4:$'olah data'.$N$39];MATCH([.$A236];[$'olah data'.E$4:$'olah data'.E$39];0);2);&quot;&quot;)">
            <text:p/>
          </table:table-cell>
          <table:table-cell table:style-name="ce27" table:formula="of:=IFERROR(INDEX([$'olah data'.$B$4:$'olah data'.$N$39];MATCH([.$A236];[$'olah data'.F$4:$'olah data'.F$39];0);2);&quot;&quot;)">
            <text:p/>
          </table:table-cell>
          <table:table-cell table:style-name="ce27" table:formula="of:=IFERROR(INDEX([$'olah data'.$B$4:$'olah data'.$N$39];MATCH([.$A236];[$'olah data'.G$4:$'olah data'.G$39];0);2);&quot;&quot;)">
            <text:p/>
          </table:table-cell>
          <table:table-cell table:style-name="ce27" table:formula="of:=IFERROR(INDEX([$'olah data'.$B$4:$'olah data'.$N$39];MATCH([.$A236];[$'olah data'.H$4:$'olah data'.H$39];0);2);&quot;&quot;)" office:value-type="string" office:string-value="Enlightened second nature (11 items)" calcext:value-type="string">
            <text:p>Enlightened second nature (11 items)</text:p>
          </table:table-cell>
          <table:table-cell table:style-name="ce27" table:formula="of:=IFERROR(INDEX([$'olah data'.$B$4:$'olah data'.$N$39];MATCH([.$A236];[$'olah data'.I$4:$'olah data'.I$39];0);2);&quot;&quot;)">
            <text:p/>
          </table:table-cell>
          <table:table-cell table:style-name="ce27" table:formula="of:=IFERROR(INDEX([$'olah data'.$B$4:$'olah data'.$N$39];MATCH([.$A236];[$'olah data'.J$4:$'olah data'.J$39];0);2);&quot;&quot;)">
            <text:p/>
          </table:table-cell>
          <table:table-cell table:style-name="ce27" table:formula="of:=IFERROR(INDEX([$'olah data'.$B$4:$'olah data'.$N$39];MATCH([.$A236];[$'olah data'.K$4:$'olah data'.K$39];0);2);&quot;&quot;)">
            <text:p/>
          </table:table-cell>
          <table:table-cell table:style-name="ce27" table:formula="of:=IFERROR(INDEX([$'olah data'.$B$4:$'olah data'.$N$39];MATCH([.$A236];[$'olah data'.L$4:$'olah data'.L$39];0);2);&quot;&quot;)">
            <text:p/>
          </table:table-cell>
          <table:table-cell table:style-name="ce27" table:formula="of:=IFERROR(INDEX([$'olah data'.$B$4:$'olah data'.$N$39];MATCH([.$A236];[$'olah data'.M$4:$'olah data'.M$39];0);2);&quot;&quot;)">
            <text:p/>
          </table:table-cell>
          <table:table-cell table:style-name="ce27" table:formula="of:=IFERROR(INDEX([$'olah data'.$B$4:$'olah data'.$N$39];MATCH([.$A236];[$'olah data'.N$4:$'olah data'.N$39];0);2);&quot;&quot;)">
            <text:p/>
          </table:table-cell>
          <table:table-cell table:style-name="ce27" table:formula="of:=CONCATENATE([.D236];[.E236];[.F236];[.G236];[.H236];[.I236];[.J236];[.K236];[.L236];[.M236];[.N236])" office:value-type="string" office:string-value="Enlightened second nature (11 items)" calcext:value-type="string">
            <text:p>Enlightened second nature (11 items)</text:p>
          </table:table-cell>
          <table:table-cell table:style-name="ce84" table:formula="of:=[$'View Input'.AI25]"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236" calcext:value-type="float">
            <text:p>236</text:p>
          </table:table-cell>
          <table:table-cell table:style-name="ce121" office:value-type="float" office:value="5" calcext:value-type="float">
            <text:p>5</text:p>
          </table:table-cell>
          <table:table-cell table:style-name="ce98" table:formula="of:=IF([.R237]=&quot;&quot;;IF([.Q237]=&quot;R&quot;;VLOOKUP([.P237];[$'olah data'.$R$3:$'olah data'.$S$7];2);[.P237]);IF([.R237]=[.P237];[.P237];[.Q237]))" office:value-type="float" office:value="5" calcext:value-type="float">
            <text:p>5</text:p>
          </table:table-cell>
          <table:table-cell table:style-name="ce27" table:formula="of:=IFERROR(INDEX([$'olah data'.$B$4:$'olah data'.$N$39];MATCH([.$A237];[$'olah data'.D$4:$'olah data'.D$39];0);2);&quot;&quot;)">
            <text:p/>
          </table:table-cell>
          <table:table-cell table:style-name="ce27" table:formula="of:=IFERROR(INDEX([$'olah data'.$B$4:$'olah data'.$N$39];MATCH([.$A237];[$'olah data'.E$4:$'olah data'.E$39];0);2);&quot;&quot;)">
            <text:p/>
          </table:table-cell>
          <table:table-cell table:style-name="ce27" table:formula="of:=IFERROR(INDEX([$'olah data'.$B$4:$'olah data'.$N$39];MATCH([.$A237];[$'olah data'.F$4:$'olah data'.F$39];0);2);&quot;&quot;)">
            <text:p/>
          </table:table-cell>
          <table:table-cell table:style-name="ce27" table:formula="of:=IFERROR(INDEX([$'olah data'.$B$4:$'olah data'.$N$39];MATCH([.$A237];[$'olah data'.G$4:$'olah data'.G$39];0);2);&quot;&quot;)">
            <text:p/>
          </table:table-cell>
          <table:table-cell table:style-name="ce27" table:formula="of:=IFERROR(INDEX([$'olah data'.$B$4:$'olah data'.$N$39];MATCH([.$A237];[$'olah data'.H$4:$'olah data'.H$39];0);2);&quot;&quot;)">
            <text:p/>
          </table:table-cell>
          <table:table-cell table:style-name="ce27" table:formula="of:=IFERROR(INDEX([$'olah data'.$B$4:$'olah data'.$N$39];MATCH([.$A237];[$'olah data'.I$4:$'olah data'.I$39];0);2);&quot;&quot;)">
            <text:p/>
          </table:table-cell>
          <table:table-cell table:style-name="ce27" table:formula="of:=IFERROR(INDEX([$'olah data'.$B$4:$'olah data'.$N$39];MATCH([.$A237];[$'olah data'.J$4:$'olah data'.J$39];0);2);&quot;&quot;)">
            <text:p/>
          </table:table-cell>
          <table:table-cell table:style-name="ce27" table:formula="of:=IFERROR(INDEX([$'olah data'.$B$4:$'olah data'.$N$39];MATCH([.$A237];[$'olah data'.K$4:$'olah data'.K$39];0);2);&quot;&quot;)" office:value-type="string" office:string-value="Responsibility vs. blaming (8 items)" calcext:value-type="string">
            <text:p>Responsibility vs. blaming (8 items)</text:p>
          </table:table-cell>
          <table:table-cell table:style-name="ce27" table:formula="of:=IFERROR(INDEX([$'olah data'.$B$4:$'olah data'.$N$39];MATCH([.$A237];[$'olah data'.L$4:$'olah data'.L$39];0);2);&quot;&quot;)">
            <text:p/>
          </table:table-cell>
          <table:table-cell table:style-name="ce27" table:formula="of:=IFERROR(INDEX([$'olah data'.$B$4:$'olah data'.$N$39];MATCH([.$A237];[$'olah data'.M$4:$'olah data'.M$39];0);2);&quot;&quot;)">
            <text:p/>
          </table:table-cell>
          <table:table-cell table:style-name="ce27" table:formula="of:=IFERROR(INDEX([$'olah data'.$B$4:$'olah data'.$N$39];MATCH([.$A237];[$'olah data'.N$4:$'olah data'.N$39];0);2);&quot;&quot;)">
            <text:p/>
          </table:table-cell>
          <table:table-cell table:style-name="ce27" table:formula="of:=CONCATENATE([.D237];[.E237];[.F237];[.G237];[.H237];[.I237];[.J237];[.K237];[.L237];[.M237];[.N237])" office:value-type="string" office:string-value="Responsibility vs. blaming (8 items)" calcext:value-type="string">
            <text:p>Responsibility vs. blaming (8 items)</text:p>
          </table:table-cell>
          <table:table-cell table:style-name="ce84" table:formula="of:=[$'View Input'.AI26]"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37" calcext:value-type="float">
            <text:p>237</text:p>
          </table:table-cell>
          <table:table-cell table:style-name="ce121" office:value-type="float" office:value="3" calcext:value-type="float">
            <text:p>3</text:p>
          </table:table-cell>
          <table:table-cell table:style-name="ce98" table:formula="of:=IF([.R238]=&quot;&quot;;IF([.Q238]=&quot;R&quot;;VLOOKUP([.P238];[$'olah data'.$R$3:$'olah data'.$S$7];2);[.P238]);IF([.R238]=[.P238];[.P238];[.Q238]))" office:value-type="float" office:value="5" calcext:value-type="float">
            <text:p>5</text:p>
          </table:table-cell>
          <table:table-cell table:style-name="ce27" table:formula="of:=IFERROR(INDEX([$'olah data'.$B$4:$'olah data'.$N$39];MATCH([.$A238];[$'olah data'.D$4:$'olah data'.D$39];0);2);&quot;&quot;)">
            <text:p/>
          </table:table-cell>
          <table:table-cell table:style-name="ce27" table:formula="of:=IFERROR(INDEX([$'olah data'.$B$4:$'olah data'.$N$39];MATCH([.$A238];[$'olah data'.E$4:$'olah data'.E$39];0);2);&quot;&quot;)">
            <text:p/>
          </table:table-cell>
          <table:table-cell table:style-name="ce27" table:formula="of:=IFERROR(INDEX([$'olah data'.$B$4:$'olah data'.$N$39];MATCH([.$A238];[$'olah data'.F$4:$'olah data'.F$39];0);2);&quot;&quot;)">
            <text:p/>
          </table:table-cell>
          <table:table-cell table:style-name="ce27" table:formula="of:=IFERROR(INDEX([$'olah data'.$B$4:$'olah data'.$N$39];MATCH([.$A238];[$'olah data'.G$4:$'olah data'.G$39];0);2);&quot;&quot;)">
            <text:p/>
          </table:table-cell>
          <table:table-cell table:style-name="ce27" table:formula="of:=IFERROR(INDEX([$'olah data'.$B$4:$'olah data'.$N$39];MATCH([.$A238];[$'olah data'.H$4:$'olah data'.H$39];0);2);&quot;&quot;)">
            <text:p/>
          </table:table-cell>
          <table:table-cell table:style-name="ce27" table:formula="of:=IFERROR(INDEX([$'olah data'.$B$4:$'olah data'.$N$39];MATCH([.$A238];[$'olah data'.I$4:$'olah data'.I$39];0);2);&quot;&quot;)">
            <text:p/>
          </table:table-cell>
          <table:table-cell table:style-name="ce27" table:formula="of:=IFERROR(INDEX([$'olah data'.$B$4:$'olah data'.$N$39];MATCH([.$A238];[$'olah data'.J$4:$'olah data'.J$39];0);2);&quot;&quot;)">
            <text:p/>
          </table:table-cell>
          <table:table-cell table:style-name="ce27" table:formula="of:=IFERROR(INDEX([$'olah data'.$B$4:$'olah data'.$N$39];MATCH([.$A238];[$'olah data'.K$4:$'olah data'.K$39];0);2);&quot;&quot;)" office:value-type="string" office:string-value="Fatigability v. asthenia (8 items)" calcext:value-type="string">
            <text:p>Fatigability v. asthenia (8 items)</text:p>
          </table:table-cell>
          <table:table-cell table:style-name="ce27" table:formula="of:=IFERROR(INDEX([$'olah data'.$B$4:$'olah data'.$N$39];MATCH([.$A238];[$'olah data'.L$4:$'olah data'.L$39];0);2);&quot;&quot;)">
            <text:p/>
          </table:table-cell>
          <table:table-cell table:style-name="ce27" table:formula="of:=IFERROR(INDEX([$'olah data'.$B$4:$'olah data'.$N$39];MATCH([.$A238];[$'olah data'.M$4:$'olah data'.M$39];0);2);&quot;&quot;)">
            <text:p/>
          </table:table-cell>
          <table:table-cell table:style-name="ce27" table:formula="of:=IFERROR(INDEX([$'olah data'.$B$4:$'olah data'.$N$39];MATCH([.$A238];[$'olah data'.N$4:$'olah data'.N$39];0);2);&quot;&quot;)">
            <text:p/>
          </table:table-cell>
          <table:table-cell table:style-name="ce27" table:formula="of:=CONCATENATE([.D238];[.E238];[.F238];[.G238];[.H238];[.I238];[.J238];[.K238];[.L238];[.M238];[.N238])" office:value-type="string" office:string-value="Fatigability v. asthenia (8 items)" calcext:value-type="string">
            <text:p>Fatigability v. asthenia (8 items)</text:p>
          </table:table-cell>
          <table:table-cell table:style-name="ce84" table:formula="of:=[$'View Input'.AI27]"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38" calcext:value-type="float">
            <text:p>238</text:p>
          </table:table-cell>
          <table:table-cell table:style-name="ce121" office:value-type="float" office:value="4" calcext:value-type="float">
            <text:p>4</text:p>
          </table:table-cell>
          <table:table-cell table:style-name="ce98" table:formula="of:=IF([.R239]=&quot;&quot;;IF([.Q239]=&quot;R&quot;;VLOOKUP([.P239];[$'olah data'.$R$3:$'olah data'.$S$7];2);[.P239]);IF([.R239]=[.P239];[.P239];[.Q239]))" office:value-type="float" office:value="5" calcext:value-type="float">
            <text:p>5</text:p>
          </table:table-cell>
          <table:table-cell table:style-name="ce27" table:formula="of:=IFERROR(INDEX([$'olah data'.$B$4:$'olah data'.$N$39];MATCH([.$A239];[$'olah data'.D$4:$'olah data'.D$39];0);2);&quot;&quot;)">
            <text:p/>
          </table:table-cell>
          <table:table-cell table:style-name="ce27" table:formula="of:=IFERROR(INDEX([$'olah data'.$B$4:$'olah data'.$N$39];MATCH([.$A239];[$'olah data'.E$4:$'olah data'.E$39];0);2);&quot;&quot;)">
            <text:p/>
          </table:table-cell>
          <table:table-cell table:style-name="ce27" table:formula="of:=IFERROR(INDEX([$'olah data'.$B$4:$'olah data'.$N$39];MATCH([.$A239];[$'olah data'.F$4:$'olah data'.F$39];0);2);&quot;&quot;)">
            <text:p/>
          </table:table-cell>
          <table:table-cell table:style-name="ce27" table:formula="of:=IFERROR(INDEX([$'olah data'.$B$4:$'olah data'.$N$39];MATCH([.$A239];[$'olah data'.G$4:$'olah data'.G$39];0);2);&quot;&quot;)">
            <text:p/>
          </table:table-cell>
          <table:table-cell table:style-name="ce27" table:formula="of:=IFERROR(INDEX([$'olah data'.$B$4:$'olah data'.$N$39];MATCH([.$A239];[$'olah data'.H$4:$'olah data'.H$39];0);2);&quot;&quot;)">
            <text:p/>
          </table:table-cell>
          <table:table-cell table:style-name="ce27" table:formula="of:=IFERROR(INDEX([$'olah data'.$B$4:$'olah data'.$N$39];MATCH([.$A239];[$'olah data'.I$4:$'olah data'.I$39];0);2);&quot;&quot;)">
            <text:p/>
          </table:table-cell>
          <table:table-cell table:style-name="ce27" table:formula="of:=IFERROR(INDEX([$'olah data'.$B$4:$'olah data'.$N$39];MATCH([.$A239];[$'olah data'.J$4:$'olah data'.J$39];0);2);&quot;&quot;)">
            <text:p/>
          </table:table-cell>
          <table:table-cell table:style-name="ce27" table:formula="of:=IFERROR(INDEX([$'olah data'.$B$4:$'olah data'.$N$39];MATCH([.$A239];[$'olah data'.K$4:$'olah data'.K$39];0);2);&quot;&quot;)">
            <text:p/>
          </table:table-cell>
          <table:table-cell table:style-name="ce27" table:formula="of:=IFERROR(INDEX([$'olah data'.$B$4:$'olah data'.$N$39];MATCH([.$A239];[$'olah data'.L$4:$'olah data'.L$39];0);2);&quot;&quot;)">
            <text:p/>
          </table:table-cell>
          <table:table-cell table:style-name="ce27" table:formula="of:=IFERROR(INDEX([$'olah data'.$B$4:$'olah data'.$N$39];MATCH([.$A239];[$'olah data'.M$4:$'olah data'.M$39];0);2);&quot;&quot;)" office:value-type="string" office:string-value="Ambitious vs underachieving (10 items)" calcext:value-type="string">
            <text:p>Ambitious vs underachieving (10 items)</text:p>
          </table:table-cell>
          <table:table-cell table:style-name="ce27" table:formula="of:=IFERROR(INDEX([$'olah data'.$B$4:$'olah data'.$N$39];MATCH([.$A239];[$'olah data'.N$4:$'olah data'.N$39];0);2);&quot;&quot;)">
            <text:p/>
          </table:table-cell>
          <table:table-cell table:style-name="ce27" table:formula="of:=CONCATENATE([.D239];[.E239];[.F239];[.G239];[.H239];[.I239];[.J239];[.K239];[.L239];[.M239];[.N239])" office:value-type="string" office:string-value="Ambitious vs underachieving (10 items)" calcext:value-type="string">
            <text:p>Ambitious vs underachieving (10 items)</text:p>
          </table:table-cell>
          <table:table-cell table:style-name="ce84" table:formula="of:=[$'View Input'.AI28]"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239" calcext:value-type="float">
            <text:p>239</text:p>
          </table:table-cell>
          <table:table-cell table:style-name="ce121" office:value-type="float" office:value="4" calcext:value-type="float">
            <text:p>4</text:p>
          </table:table-cell>
          <table:table-cell table:style-name="ce98" table:formula="of:=IF([.R240]=&quot;&quot;;IF([.Q240]=&quot;R&quot;;VLOOKUP([.P240];[$'olah data'.$R$3:$'olah data'.$S$7];2);[.P240]);IF([.R240]=[.P240];[.P240];[.Q240]))" office:value-type="float" office:value="4" calcext:value-type="float">
            <text:p>4</text:p>
          </table:table-cell>
          <table:table-cell table:style-name="ce27" table:formula="of:=IFERROR(INDEX([$'olah data'.$B$4:$'olah data'.$N$39];MATCH([.$A240];[$'olah data'.D$4:$'olah data'.D$39];0);2);&quot;&quot;)">
            <text:p/>
          </table:table-cell>
          <table:table-cell table:style-name="ce27" table:formula="of:=IFERROR(INDEX([$'olah data'.$B$4:$'olah data'.$N$39];MATCH([.$A240];[$'olah data'.E$4:$'olah data'.E$39];0);2);&quot;&quot;)">
            <text:p/>
          </table:table-cell>
          <table:table-cell table:style-name="ce27" table:formula="of:=IFERROR(INDEX([$'olah data'.$B$4:$'olah data'.$N$39];MATCH([.$A240];[$'olah data'.F$4:$'olah data'.F$39];0);2);&quot;&quot;)">
            <text:p/>
          </table:table-cell>
          <table:table-cell table:style-name="ce27" table:formula="of:=IFERROR(INDEX([$'olah data'.$B$4:$'olah data'.$N$39];MATCH([.$A240];[$'olah data'.G$4:$'olah data'.G$39];0);2);&quot;&quot;)">
            <text:p/>
          </table:table-cell>
          <table:table-cell table:style-name="ce27" table:formula="of:=IFERROR(INDEX([$'olah data'.$B$4:$'olah data'.$N$39];MATCH([.$A240];[$'olah data'.H$4:$'olah data'.H$39];0);2);&quot;&quot;)">
            <text:p/>
          </table:table-cell>
          <table:table-cell table:style-name="ce27" table:formula="of:=IFERROR(INDEX([$'olah data'.$B$4:$'olah data'.$N$39];MATCH([.$A240];[$'olah data'.I$4:$'olah data'.I$39];0);2);&quot;&quot;)">
            <text:p/>
          </table:table-cell>
          <table:table-cell table:style-name="ce27" table:formula="of:=IFERROR(INDEX([$'olah data'.$B$4:$'olah data'.$N$39];MATCH([.$A240];[$'olah data'.J$4:$'olah data'.J$39];0);2);&quot;&quot;)">
            <text:p/>
          </table:table-cell>
          <table:table-cell table:style-name="ce27" table:formula="of:=IFERROR(INDEX([$'olah data'.$B$4:$'olah data'.$N$39];MATCH([.$A240];[$'olah data'.K$4:$'olah data'.K$39];0);2);&quot;&quot;)">
            <text:p/>
          </table:table-cell>
          <table:table-cell table:style-name="ce27" table:formula="of:=IFERROR(INDEX([$'olah data'.$B$4:$'olah data'.$N$39];MATCH([.$A240];[$'olah data'.L$4:$'olah data'.L$39];0);2);&quot;&quot;)" office:value-type="string" office:string-value="Impulsiveness v. reflection (9 items)" calcext:value-type="string">
            <text:p>Impulsiveness v. reflection (9 items)</text:p>
          </table:table-cell>
          <table:table-cell table:style-name="ce27" table:formula="of:=IFERROR(INDEX([$'olah data'.$B$4:$'olah data'.$N$39];MATCH([.$A240];[$'olah data'.M$4:$'olah data'.M$39];0);2);&quot;&quot;)">
            <text:p/>
          </table:table-cell>
          <table:table-cell table:style-name="ce27" table:formula="of:=IFERROR(INDEX([$'olah data'.$B$4:$'olah data'.$N$39];MATCH([.$A240];[$'olah data'.N$4:$'olah data'.N$39];0);2);&quot;&quot;)">
            <text:p/>
          </table:table-cell>
          <table:table-cell table:style-name="ce27" table:formula="of:=CONCATENATE([.D240];[.E240];[.F240];[.G240];[.H240];[.I240];[.J240];[.K240];[.L240];[.M240];[.N240])" office:value-type="string" office:string-value="Impulsiveness v. reflection (9 items)" calcext:value-type="string">
            <text:p>Impulsiveness v. reflection (9 items)</text:p>
          </table:table-cell>
          <table:table-cell table:style-name="ce84" table:formula="of:=[$'View Input'.AI29]"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240" calcext:value-type="float">
            <text:p>240</text:p>
          </table:table-cell>
          <table:table-cell table:style-name="ce121" office:value-type="float" office:value="3" calcext:value-type="float">
            <text:p>3</text:p>
          </table:table-cell>
          <table:table-cell table:style-name="ce98" table:formula="of:=IF([.R241]=&quot;&quot;;IF([.Q241]=&quot;R&quot;;VLOOKUP([.P241];[$'olah data'.$R$3:$'olah data'.$S$7];2);[.P241]);IF([.R241]=[.P241];[.P241];[.Q241]))" office:value-type="float" office:value="4" calcext:value-type="float">
            <text:p>4</text:p>
          </table:table-cell>
          <table:table-cell table:style-name="ce27" table:formula="of:=IFERROR(INDEX([$'olah data'.$B$4:$'olah data'.$N$39];MATCH([.$A241];[$'olah data'.D$4:$'olah data'.D$39];0);2);&quot;&quot;)">
            <text:p/>
          </table:table-cell>
          <table:table-cell table:style-name="ce27" table:formula="of:=IFERROR(INDEX([$'olah data'.$B$4:$'olah data'.$N$39];MATCH([.$A241];[$'olah data'.E$4:$'olah data'.E$39];0);2);&quot;&quot;)">
            <text:p/>
          </table:table-cell>
          <table:table-cell table:style-name="ce27" table:formula="of:=IFERROR(INDEX([$'olah data'.$B$4:$'olah data'.$N$39];MATCH([.$A241];[$'olah data'.F$4:$'olah data'.F$39];0);2);&quot;&quot;)">
            <text:p/>
          </table:table-cell>
          <table:table-cell table:style-name="ce27" table:formula="of:=IFERROR(INDEX([$'olah data'.$B$4:$'olah data'.$N$39];MATCH([.$A241];[$'olah data'.G$4:$'olah data'.G$39];0);2);&quot;&quot;)">
            <text:p/>
          </table:table-cell>
          <table:table-cell table:style-name="ce27" table:formula="of:=IFERROR(INDEX([$'olah data'.$B$4:$'olah data'.$N$39];MATCH([.$A241];[$'olah data'.H$4:$'olah data'.H$39];0);2);&quot;&quot;)">
            <text:p/>
          </table:table-cell>
          <table:table-cell table:style-name="ce27" table:formula="of:=IFERROR(INDEX([$'olah data'.$B$4:$'olah data'.$N$39];MATCH([.$A241];[$'olah data'.I$4:$'olah data'.I$39];0);2);&quot;&quot;)">
            <text:p/>
          </table:table-cell>
          <table:table-cell table:style-name="ce27" table:formula="of:=IFERROR(INDEX([$'olah data'.$B$4:$'olah data'.$N$39];MATCH([.$A241];[$'olah data'.J$4:$'olah data'.J$39];0);2);&quot;&quot;)" office:value-type="string" office:string-value="Eagerness of effort vs laziness (9 items)" calcext:value-type="string">
            <text:p>Eagerness of effort vs laziness (9 items)</text:p>
          </table:table-cell>
          <table:table-cell table:style-name="ce27" table:formula="of:=IFERROR(INDEX([$'olah data'.$B$4:$'olah data'.$N$39];MATCH([.$A241];[$'olah data'.K$4:$'olah data'.K$39];0);2);&quot;&quot;)">
            <text:p/>
          </table:table-cell>
          <table:table-cell table:style-name="ce27" table:formula="of:=IFERROR(INDEX([$'olah data'.$B$4:$'olah data'.$N$39];MATCH([.$A241];[$'olah data'.L$4:$'olah data'.L$39];0);2);&quot;&quot;)">
            <text:p/>
          </table:table-cell>
          <table:table-cell table:style-name="ce27" table:formula="of:=IFERROR(INDEX([$'olah data'.$B$4:$'olah data'.$N$39];MATCH([.$A241];[$'olah data'.M$4:$'olah data'.M$39];0);2);&quot;&quot;)">
            <text:p/>
          </table:table-cell>
          <table:table-cell table:style-name="ce27" table:formula="of:=IFERROR(INDEX([$'olah data'.$B$4:$'olah data'.$N$39];MATCH([.$A241];[$'olah data'.N$4:$'olah data'.N$39];0);2);&quot;&quot;)">
            <text:p/>
          </table:table-cell>
          <table:table-cell table:style-name="ce27" table:formula="of:=CONCATENATE([.D241];[.E241];[.F241];[.G241];[.H241];[.I241];[.J241];[.K241];[.L241];[.M241];[.N241])" office:value-type="string" office:string-value="Eagerness of effort vs laziness (9 items)" calcext:value-type="string">
            <text:p>Eagerness of effort vs laziness (9 items)</text:p>
          </table:table-cell>
          <table:table-cell table:style-name="ce84" table:formula="of:=[$'View Input'.AI30]" office:value-type="float" office:value="4" calcext:value-type="float">
            <text:p>4</text:p>
          </table:table-cell>
          <table:table-cell table:style-name="ce46" table:number-columns-repeated="2"/>
          <table:table-cell table:style-name="ce123"/>
          <table:table-cell table:number-columns-repeated="1005"/>
        </table:table-row>
        <table:table-row table:style-name="ro3" table:number-rows-repeated="1048334">
          <table:table-cell table:number-columns-repeated="1024"/>
        </table:table-row>
        <table:table-row table:style-name="ro3">
          <table:table-cell table:number-columns-repeated="1024"/>
        </table:table-row>
      </table:table>
      <table:table table:name="View Input" table:style-name="ta3">
        <officeooo:event-listeners>
          <script:event-listener script:language="ooo:script" script:event-name="office:content-changed" xlink:href="vnd.sun.star.script:OlahdataHexa.Module1.copypastejawabanpesertaonline?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Label Field 1" form:control-implementation="ooo:com.sun.star.form.component.FixedText" xml:id="control2" form:id="control2" form:label="No Tes"/>
            <form:fixed-text form:name="Label Field 1" form:control-implementation="ooo:com.sun.star.form.component.FixedText" xml:id="control3" form:id="control3" form:label="Tanggal Tes"/>
            <form:fixed-text form:name="Label Field 1" form:control-implementation="ooo:com.sun.star.form.component.FixedText" xml:id="control4" form:id="control4" form:label="Posisi/Jabatan"/>
            <form:fixed-text form:name="Label Field 1" form:control-implementation="ooo:com.sun.star.form.component.FixedText" xml:id="control5" form:id="control5" form:label="Nama Kandidat"/>
            <form:fixed-text form:name="Label Field 1" form:control-implementation="ooo:com.sun.star.form.component.FixedText" xml:id="control6" form:id="control6" form:label="Tanggal Lahir"/>
            <form:fixed-text form:name="Label Field 1" form:control-implementation="ooo:com.sun.star.form.component.FixedText" xml:id="control7" form:id="control7" form:label="Jenis Kelamin"/>
            <form:fixed-text form:name="Label Field 1" form:control-implementation="ooo:com.sun.star.form.component.FixedText" xml:id="control8" form:id="control8" form:label="Pendidikan Terakhir"/>
            <form:fixed-text form:name="Label Field 1" form:control-implementation="ooo:com.sun.star.form.component.FixedText" xml:id="control9" form:id="control9" form:label="Perusahaan/Instansi"/>
            <form:fixed-text form:name="Label Field 1" form:control-implementation="ooo:com.sun.star.form.component.FixedText" xml:id="control10" form:id="control10" form:label="Kota"/>
            <form:fixed-text form:name="Label Field 1" form:control-implementation="ooo:com.sun.star.form.component.FixedText" xml:id="control11" form:id="control11" form:label="Keterangan Lainnya"/>
            <form:text form:name="Text Box 1" form:control-implementation="ooo:com.sun.star.form.component.TextField" xml:id="control12" form:id="control12" form:convert-empty-to-null="true" form:linked-cell="'olah data'.Y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1" form:control-implementation="ooo:com.sun.star.form.component.DateField" xml:id="control13" form:id="control13" form:current-value="2017-08-17" form:max-value="2050-12-31" form:min-value="195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17/08/2017"/>
              </form:properties>
              <office:event-listeners>
                <script:event-listener script:language="ooo:script" script:event-name="form:textchange" xlink:href="vnd.sun.star.script:Pickers.CalM.SetTanggalTes?language=Basic&amp;location=document" xlink:type="simple"/>
              </office:event-listeners>
            </form:date>
            <form:listbox form:name="Text Box 1" form:control-implementation="ooo:com.sun.star.form.component.ListBox" xml:id="control14" form:id="control14" form:dropdown="true" form:size="10" form:bound-column="1" form:linked-cell="'olah data'.AE3" form:list-linkage-type="selection" form:source-cell-range="'Posisi Pekerjaan'.A2:'Posisi Pekerjaan'.A16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0"/>
                </form:list-property>
                <form:property form:property-name="ObjIDinMSO" office:value-type="float" office:value="65535"/>
                <form:list-property form:property-name="TypedItemList" office:value-type="float"/>
              </form:properties>
            </form:listbox>
            <form:text form:name="Text Box 1" form:control-implementation="ooo:com.sun.star.form.component.TextField" xml:id="control15" form:id="control15" form:convert-empty-to-null="true" form:linked-cell="'olah data'.Z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2" form:control-implementation="ooo:com.sun.star.form.component.DateField" xml:id="control16" form:id="control16" form:current-value="2014-08-08" form:max-value="2050-12-31" form:min-value="195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08/08/2014"/>
              </form:properties>
              <office:event-listeners>
                <script:event-listener script:language="ooo:script" script:event-name="form:textchange" xlink:href="vnd.sun.star.script:Pickers.CalM.Datafield?language=Basic&amp;location=document" xlink:type="simple"/>
              </office:event-listeners>
            </form:date>
            <form:listbox form:name="Text Box 1" form:control-implementation="ooo:com.sun.star.form.component.ListBox" xml:id="control17" form:id="control17" form:dropdown="true" form:size="2" form:bound-column="1" form:linked-cell="'olah data'.AA3"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L"/>
              <form:option form:label="P"/>
            </form:listbox>
            <form:button form:name="Push Button" form:control-implementation="ooo:com.sun.star.form.component.CommandButton" xml:id="control18" form:id="control18" form:label="+Posi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osisiPekerjaan?language=Basic&amp;location=document" xlink:type="simple"/>
              </office:event-listeners>
            </form:button>
            <form:listbox form:name="List Box 1" form:control-implementation="ooo:com.sun.star.form.component.ListBox" xml:id="control19" form:id="control19" form:dropdown="true" form:size="20" form:bound-column="1" form:linked-cell="'olah data'.AC3"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form:option form:label="SMP"/>
              <form:option form:label="SMA/SMK"/>
              <form:option form:label="D3"/>
              <form:option form:label="S1"/>
              <form:option form:label="S2"/>
              <form:option form:label="S3"/>
            </form:listbox>
            <form:text form:name="Text Box 1" form:control-implementation="ooo:com.sun.star.form.component.TextField" xml:id="control20" form:id="control20" form:convert-empty-to-null="true" form:linked-cell="'olah data'.AD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1" form:id="control21" form:convert-empty-to-null="true" form:linked-cell="'olah data'.X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22" form:id="control22" form:convert-empty-to-null="true" form:linked-cell="'olah data'.AF3">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button form:name="Push Button 1" form:control-implementation="ooo:com.sun.star.form.component.CommandButton" xml:id="control23" form:id="control23" form:label="Lihat Hasil"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TCIcode.ProsesJwbPeserta.LihatHasil?language=Basic&amp;location=document" xlink:type="simple"/>
              </office:event-listeners>
            </form:button>
            <form:button form:name="Push Button 1" form:control-implementation="ooo:com.sun.star.form.component.CommandButton" xml:id="control24" form:id="control24" form:label="Simp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3?language=Basic&amp;location=document" xlink:type="simple"/>
              </office:event-listeners>
            </form:button>
            <form:button form:name="Push Button 1" form:control-implementation="ooo:com.sun.star.form.component.CommandButton" xml:id="control25" form:id="control25" form:label="Lihat databa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CoreCode.Module1.kedatabase?language=Basic&amp;location=application" xlink:type="simple"/>
              </office:event-listeners>
            </form:button>
          </form:form>
        </office:forms>
        <table:shapes>
          <draw:control draw:z-index="0" draw:style-name="gr2" draw:text-style-name="P2" svg:width="38.9mm" svg:height="10.16mm" svg:x="0.03mm" svg:y="0mm" draw:control="control2"/>
          <draw:control draw:z-index="1" draw:style-name="gr2" draw:text-style-name="P2" svg:width="38.9mm" svg:height="10.16mm" svg:x="0mm" svg:y="11.22mm" draw:control="control3"/>
          <draw:control draw:z-index="2" draw:style-name="gr2" draw:text-style-name="P2" svg:width="38.9mm" svg:height="9.9mm" svg:x="0.04mm" svg:y="23.98mm" draw:control="control4"/>
          <draw:control draw:z-index="3" draw:style-name="gr2" draw:text-style-name="P2" svg:width="33.29mm" svg:height="10.16mm" svg:x="106.22mm" svg:y="0.01mm" draw:control="control5"/>
          <draw:control draw:z-index="4" draw:style-name="gr2" draw:text-style-name="P2" svg:width="33.29mm" svg:height="10.16mm" svg:x="106.22mm" svg:y="11.88mm" draw:control="control6"/>
          <draw:control draw:z-index="5" draw:style-name="gr2" draw:text-style-name="P2" svg:width="33.29mm" svg:height="10.16mm" svg:x="193.68mm" svg:y="0.33mm" draw:control="control7"/>
          <draw:control draw:z-index="6" draw:style-name="gr2" draw:text-style-name="P2" svg:width="40.82mm" svg:height="10.16mm" svg:x="194.38mm" svg:y="11.88mm" draw:control="control8"/>
          <draw:control draw:z-index="7" draw:style-name="gr2" draw:text-style-name="P2" svg:width="40.53mm" svg:height="10.16mm" svg:x="271.62mm" svg:y="0.93mm" draw:control="control9"/>
          <draw:control draw:z-index="8" draw:style-name="gr2" draw:text-style-name="P2" svg:width="12.15mm" svg:height="10.16mm" svg:x="271.21mm" svg:y="12.8mm" draw:control="control10"/>
          <draw:control draw:z-index="9" draw:style-name="gr2" draw:text-style-name="P2" svg:width="40.53mm" svg:height="10.16mm" svg:x="271.21mm" svg:y="24.66mm" draw:control="control11"/>
          <draw:control draw:z-index="10" draw:text-style-name="P3" svg:width="34.39mm" svg:height="9.41mm" svg:x="41.52mm" svg:y="0.35mm" draw:control="control12"/>
          <draw:control draw:z-index="11" draw:style-name="gr3" draw:text-style-name="P4" svg:width="37.87mm" svg:height="10.54mm" svg:x="41.48mm" svg:y="11.33mm" draw:control="control13"/>
          <draw:control draw:z-index="12" draw:text-style-name="P3" svg:width="43.7mm" svg:height="9.41mm" svg:x="41.37mm" svg:y="23.98mm" draw:control="control14"/>
          <draw:control draw:z-index="13" draw:text-style-name="P3" svg:width="51.34mm" svg:height="9.41mm" svg:x="141.51mm" svg:y="0mm" draw:control="control15"/>
          <draw:control draw:z-index="14" draw:style-name="gr3" draw:text-style-name="P4" svg:width="49mm" svg:height="10.54mm" svg:x="141.52mm" svg:y="11.09mm" draw:control="control16"/>
          <draw:control draw:z-index="15" draw:text-style-name="P3" svg:width="12.52mm" svg:height="9.41mm" svg:x="236.9mm" svg:y="0.17mm" draw:control="control17"/>
          <draw:control draw:z-index="16" draw:text-style-name="P5" svg:width="17.19mm" svg:height="8.52mm" svg:x="87.35mm" svg:y="24.88mm" draw:control="control18"/>
          <draw:control draw:z-index="17" draw:text-style-name="P4" svg:width="30.95mm" svg:height="9.43mm" svg:x="237.36mm" svg:y="11.83mm" draw:control="control19"/>
          <draw:control draw:z-index="18" draw:text-style-name="P3" svg:width="51.34mm" svg:height="9.41mm" svg:x="313.81mm" svg:y="0.46mm" draw:control="control20"/>
          <draw:control draw:z-index="19" draw:text-style-name="P3" svg:width="51.34mm" svg:height="9.41mm" svg:x="313.81mm" svg:y="12.32mm" draw:control="control21"/>
          <draw:control draw:z-index="20" draw:text-style-name="P3" svg:width="51.34mm" svg:height="16.52mm" svg:x="313.39mm" svg:y="23.89mm" draw:control="control22"/>
          <draw:control draw:z-index="21" draw:text-style-name="P6" svg:width="24.37mm" svg:height="11.86mm" svg:x="535.04mm" svg:y="176.63mm" draw:control="control23"/>
          <draw:control draw:z-index="22" draw:text-style-name="P6" svg:width="24.37mm" svg:height="11.56mm" svg:x="561.28mm" svg:y="176.53mm" draw:control="control24"/>
          <draw:control draw:z-index="23" draw:text-style-name="P6" svg:width="24.37mm" svg:height="11.56mm" svg:x="508.95mm" svg:y="176.43mm" draw:control="control25"/>
        </table:shapes>
        <table:table-column table:style-name="co34" table:default-cell-style-name="ce191"/>
        <table:table-column table:style-name="co35" table:default-cell-style-name="ce197"/>
        <table:table-column table:style-name="co3" table:default-cell-style-name="ce197"/>
        <table:table-column table:style-name="co34" table:default-cell-style-name="ce197"/>
        <table:table-column table:style-name="co36" table:default-cell-style-name="ce197"/>
        <table:table-column table:style-name="co3" table:default-cell-style-name="ce197"/>
        <table:table-column table:style-name="co34" table:default-cell-style-name="ce197"/>
        <table:table-column table:style-name="co37" table:default-cell-style-name="ce197"/>
        <table:table-column table:style-name="co3" table:default-cell-style-name="ce197"/>
        <table:table-column table:style-name="co34" table:default-cell-style-name="ce197"/>
        <table:table-column table:style-name="co38" table:default-cell-style-name="ce197"/>
        <table:table-column table:style-name="co3" table:default-cell-style-name="ce197"/>
        <table:table-column table:style-name="co34" table:default-cell-style-name="ce197"/>
        <table:table-column table:style-name="co43" table:default-cell-style-name="ce197"/>
        <table:table-column table:style-name="co3" table:default-cell-style-name="ce197"/>
        <table:table-column table:style-name="co44" table:default-cell-style-name="ce205"/>
        <table:table-column table:style-name="co3" table:number-columns-repeated="2" table:default-cell-style-name="ce205"/>
        <table:table-column table:style-name="co44" table:default-cell-style-name="ce205"/>
        <table:table-column table:style-name="co3" table:number-columns-repeated="2" table:default-cell-style-name="ce205"/>
        <table:table-column table:style-name="co44" table:default-cell-style-name="ce205"/>
        <table:table-column table:style-name="co3" table:number-columns-repeated="2" table:default-cell-style-name="ce205"/>
        <table:table-column table:style-name="co44" table:default-cell-style-name="ce205"/>
        <table:table-column table:style-name="co45" table:default-cell-style-name="ce205"/>
        <table:table-column table:style-name="co46" table:default-cell-style-name="ce205"/>
        <table:table-column table:style-name="co44" table:default-cell-style-name="ce205"/>
        <table:table-column table:style-name="co3" table:number-columns-repeated="2" table:default-cell-style-name="ce205"/>
        <table:table-column table:style-name="co44" table:default-cell-style-name="ce205"/>
        <table:table-column table:style-name="co3" table:number-columns-repeated="2" table:default-cell-style-name="ce205"/>
        <table:table-column table:style-name="co44" table:default-cell-style-name="ce205"/>
        <table:table-column table:style-name="co3" table:number-columns-repeated="2" table:default-cell-style-name="ce205"/>
        <table:table-column table:style-name="co3" table:visibility="collapse" table:number-columns-repeated="981" table:default-cell-style-name="ce205"/>
        <table:table-column table:style-name="co3" table:visibility="collapse" table:number-columns-repeated="7" table:default-cell-style-name="Default"/>
        <table:table-row table:style-name="ro3">
          <table:table-cell table:style-name="ce49" table:number-columns-spanned="49" table:number-rows-spanned="9"/>
          <table:covered-table-cell table:number-columns-repeated="48"/>
          <table:table-cell table:number-columns-repeated="975"/>
        </table:table-row>
        <table:table-row table:style-name="ro3">
          <table:covered-table-cell table:number-columns-repeated="49"/>
          <table:table-cell table:number-columns-repeated="975"/>
        </table:table-row>
        <table:table-row table:style-name="ro3">
          <table:covered-table-cell table:number-columns-repeated="49"/>
          <table:table-cell table:number-columns-repeated="975"/>
        </table:table-row>
        <table:table-row table:style-name="ro3">
          <table:covered-table-cell table:number-columns-repeated="49"/>
          <table:table-cell table:number-columns-repeated="975"/>
        </table:table-row>
        <table:table-row table:style-name="ro3">
          <table:covered-table-cell table:number-columns-repeated="49"/>
          <table:table-cell table:number-columns-repeated="975"/>
        </table:table-row>
        <table:table-row table:style-name="ro3">
          <table:covered-table-cell table:number-columns-repeated="49"/>
          <table:table-cell table:number-columns-repeated="975"/>
        </table:table-row>
        <table:table-row table:style-name="ro3">
          <table:covered-table-cell table:number-columns-repeated="49"/>
          <table:table-cell table:number-columns-repeated="975"/>
        </table:table-row>
        <table:table-row table:style-name="ro3">
          <table:covered-table-cell table:number-columns-repeated="49"/>
          <table:table-cell table:number-columns-repeated="975"/>
        </table:table-row>
        <table:table-row table:style-name="ro3">
          <table:covered-table-cell table:number-columns-repeated="49"/>
          <table:table-cell table:number-columns-repeated="975"/>
        </table:table-row>
        <table:table-row table:style-name="ro3">
          <table:table-cell table:style-name="ce53"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22" table:number-columns-repeated="981"/>
          <table:table-cell table:number-columns-repeated="7"/>
        </table:table-row>
        <table:table-row table:style-name="ro3">
          <table:table-cell table:style-name="ce54" office:value-type="float" office:value="1" calcext:value-type="float">
            <text:p>1</text:p>
          </table:table-cell>
          <table:table-cell table:style-name="ce61" office:value-type="float" office:value="2" calcext:value-type="float">
            <text:p>2</text:p>
          </table:table-cell>
          <table:table-cell table:style-name="ce18"/>
          <table:table-cell table:style-name="ce65" office:value-type="float" office:value="21" calcext:value-type="float">
            <text:p>21</text:p>
          </table:table-cell>
          <table:table-cell table:style-name="ce61" office:value-type="float" office:value="2" calcext:value-type="float">
            <text:p>2</text:p>
          </table:table-cell>
          <table:table-cell table:style-name="ce18"/>
          <table:table-cell table:style-name="ce65" office:value-type="float" office:value="41" calcext:value-type="float">
            <text:p>41</text:p>
          </table:table-cell>
          <table:table-cell table:style-name="ce61" office:value-type="float" office:value="2" calcext:value-type="float">
            <text:p>2</text:p>
          </table:table-cell>
          <table:table-cell table:style-name="ce18"/>
          <table:table-cell table:style-name="ce68" office:value-type="float" office:value="61" calcext:value-type="float">
            <text:p>61</text:p>
          </table:table-cell>
          <table:table-cell table:style-name="ce70" office:value-type="float" office:value="2" calcext:value-type="float">
            <text:p>2</text:p>
          </table:table-cell>
          <table:table-cell table:style-name="ce18"/>
          <table:table-cell table:style-name="ce68" office:value-type="float" office:value="81" calcext:value-type="float">
            <text:p>81</text:p>
          </table:table-cell>
          <table:table-cell table:style-name="ce70" office:value-type="float" office:value="2" calcext:value-type="float">
            <text:p>2</text:p>
          </table:table-cell>
          <table:table-cell table:style-name="ce18"/>
          <table:table-cell table:style-name="ce68" office:value-type="float" office:value="101" calcext:value-type="float">
            <text:p>101</text:p>
          </table:table-cell>
          <table:table-cell table:style-name="ce70" office:value-type="float" office:value="2" calcext:value-type="float">
            <text:p>2</text:p>
          </table:table-cell>
          <table:table-cell table:style-name="ce18"/>
          <table:table-cell table:style-name="ce68" office:value-type="float" office:value="121" calcext:value-type="float">
            <text:p>121</text:p>
          </table:table-cell>
          <table:table-cell table:style-name="ce70" office:value-type="float" office:value="2" calcext:value-type="float">
            <text:p>2</text:p>
          </table:table-cell>
          <table:table-cell table:style-name="ce18"/>
          <table:table-cell table:style-name="ce68" office:value-type="float" office:value="141" calcext:value-type="float">
            <text:p>141</text:p>
          </table:table-cell>
          <table:table-cell table:style-name="ce70" office:value-type="float" office:value="2" calcext:value-type="float">
            <text:p>2</text:p>
          </table:table-cell>
          <table:table-cell table:style-name="ce18"/>
          <table:table-cell table:style-name="ce68" office:value-type="float" office:value="161" calcext:value-type="float">
            <text:p>161</text:p>
          </table:table-cell>
          <table:table-cell table:style-name="ce70" office:value-type="float" office:value="2" calcext:value-type="float">
            <text:p>2</text:p>
          </table:table-cell>
          <table:table-cell table:style-name="ce18"/>
          <table:table-cell table:style-name="ce68" office:value-type="float" office:value="181" calcext:value-type="float">
            <text:p>181</text:p>
          </table:table-cell>
          <table:table-cell table:style-name="ce70" office:value-type="float" office:value="2" calcext:value-type="float">
            <text:p>2</text:p>
          </table:table-cell>
          <table:table-cell table:style-name="ce18"/>
          <table:table-cell table:style-name="ce68" office:value-type="float" office:value="201" calcext:value-type="float">
            <text:p>201</text:p>
          </table:table-cell>
          <table:table-cell table:style-name="ce70" office:value-type="float" office:value="2" calcext:value-type="float">
            <text:p>2</text:p>
          </table:table-cell>
          <table:table-cell table:style-name="ce18"/>
          <table:table-cell table:style-name="ce68" office:value-type="float" office:value="221" calcext:value-type="float">
            <text:p>221</text:p>
          </table:table-cell>
          <table:table-cell table:style-name="ce70" office:value-type="float" office:value="2" calcext:value-type="float">
            <text:p>2</text:p>
          </table:table-cell>
          <table:table-cell table:style-name="ce18"/>
          <table:table-cell table:number-columns-repeated="988"/>
        </table:table-row>
        <table:table-row table:style-name="ro3">
          <table:table-cell table:style-name="ce54" office:value-type="float" office:value="2" calcext:value-type="float">
            <text:p>2</text:p>
          </table:table-cell>
          <table:table-cell table:style-name="ce61" office:value-type="float" office:value="5" calcext:value-type="float">
            <text:p>5</text:p>
          </table:table-cell>
          <table:table-cell table:style-name="ce18"/>
          <table:table-cell table:style-name="ce65" office:value-type="float" office:value="22" calcext:value-type="float">
            <text:p>22</text:p>
          </table:table-cell>
          <table:table-cell table:style-name="ce61" office:value-type="float" office:value="5" calcext:value-type="float">
            <text:p>5</text:p>
          </table:table-cell>
          <table:table-cell table:style-name="ce18"/>
          <table:table-cell table:style-name="ce65" office:value-type="float" office:value="42" calcext:value-type="float">
            <text:p>42</text:p>
          </table:table-cell>
          <table:table-cell table:style-name="ce61" office:value-type="float" office:value="5" calcext:value-type="float">
            <text:p>5</text:p>
          </table:table-cell>
          <table:table-cell table:style-name="ce18"/>
          <table:table-cell table:style-name="ce68" office:value-type="float" office:value="62" calcext:value-type="float">
            <text:p>62</text:p>
          </table:table-cell>
          <table:table-cell table:style-name="ce70" office:value-type="float" office:value="5" calcext:value-type="float">
            <text:p>5</text:p>
          </table:table-cell>
          <table:table-cell table:style-name="ce18"/>
          <table:table-cell table:style-name="ce68" office:value-type="float" office:value="82" calcext:value-type="float">
            <text:p>82</text:p>
          </table:table-cell>
          <table:table-cell table:style-name="ce70" office:value-type="float" office:value="5" calcext:value-type="float">
            <text:p>5</text:p>
          </table:table-cell>
          <table:table-cell table:style-name="ce18"/>
          <table:table-cell table:style-name="ce68" office:value-type="float" office:value="102" calcext:value-type="float">
            <text:p>102</text:p>
          </table:table-cell>
          <table:table-cell table:style-name="ce70" office:value-type="float" office:value="5" calcext:value-type="float">
            <text:p>5</text:p>
          </table:table-cell>
          <table:table-cell table:style-name="ce18"/>
          <table:table-cell table:style-name="ce68" office:value-type="float" office:value="122" calcext:value-type="float">
            <text:p>122</text:p>
          </table:table-cell>
          <table:table-cell table:style-name="ce70" office:value-type="float" office:value="5" calcext:value-type="float">
            <text:p>5</text:p>
          </table:table-cell>
          <table:table-cell table:style-name="ce18"/>
          <table:table-cell table:style-name="ce68" office:value-type="float" office:value="142" calcext:value-type="float">
            <text:p>142</text:p>
          </table:table-cell>
          <table:table-cell table:style-name="ce70" office:value-type="float" office:value="5" calcext:value-type="float">
            <text:p>5</text:p>
          </table:table-cell>
          <table:table-cell table:style-name="ce18"/>
          <table:table-cell table:style-name="ce68" office:value-type="float" office:value="162" calcext:value-type="float">
            <text:p>162</text:p>
          </table:table-cell>
          <table:table-cell table:style-name="ce70" office:value-type="float" office:value="5" calcext:value-type="float">
            <text:p>5</text:p>
          </table:table-cell>
          <table:table-cell table:style-name="ce18"/>
          <table:table-cell table:style-name="ce68" office:value-type="float" office:value="182" calcext:value-type="float">
            <text:p>182</text:p>
          </table:table-cell>
          <table:table-cell table:style-name="ce70" office:value-type="float" office:value="5" calcext:value-type="float">
            <text:p>5</text:p>
          </table:table-cell>
          <table:table-cell table:style-name="ce18"/>
          <table:table-cell table:style-name="ce68" office:value-type="float" office:value="202" calcext:value-type="float">
            <text:p>202</text:p>
          </table:table-cell>
          <table:table-cell table:style-name="ce70" office:value-type="float" office:value="5" calcext:value-type="float">
            <text:p>5</text:p>
          </table:table-cell>
          <table:table-cell table:style-name="ce18"/>
          <table:table-cell table:style-name="ce68" office:value-type="float" office:value="222" calcext:value-type="float">
            <text:p>222</text:p>
          </table:table-cell>
          <table:table-cell table:style-name="ce70" office:value-type="float" office:value="5" calcext:value-type="float">
            <text:p>5</text:p>
          </table:table-cell>
          <table:table-cell table:style-name="ce18"/>
          <table:table-cell table:number-columns-repeated="988"/>
        </table:table-row>
        <table:table-row table:style-name="ro3">
          <table:table-cell table:style-name="ce54" office:value-type="float" office:value="3" calcext:value-type="float">
            <text:p>3</text:p>
          </table:table-cell>
          <table:table-cell table:style-name="ce61" office:value-type="float" office:value="3" calcext:value-type="float">
            <text:p>3</text:p>
          </table:table-cell>
          <table:table-cell table:style-name="ce18"/>
          <table:table-cell table:style-name="ce65" office:value-type="float" office:value="23" calcext:value-type="float">
            <text:p>23</text:p>
          </table:table-cell>
          <table:table-cell table:style-name="ce61" office:value-type="float" office:value="3" calcext:value-type="float">
            <text:p>3</text:p>
          </table:table-cell>
          <table:table-cell table:style-name="ce18"/>
          <table:table-cell table:style-name="ce65" office:value-type="float" office:value="43" calcext:value-type="float">
            <text:p>43</text:p>
          </table:table-cell>
          <table:table-cell table:style-name="ce61" office:value-type="float" office:value="3" calcext:value-type="float">
            <text:p>3</text:p>
          </table:table-cell>
          <table:table-cell table:style-name="ce18"/>
          <table:table-cell table:style-name="ce68" office:value-type="float" office:value="63" calcext:value-type="float">
            <text:p>63</text:p>
          </table:table-cell>
          <table:table-cell table:style-name="ce70" office:value-type="float" office:value="3" calcext:value-type="float">
            <text:p>3</text:p>
          </table:table-cell>
          <table:table-cell table:style-name="ce18"/>
          <table:table-cell table:style-name="ce68" office:value-type="float" office:value="83" calcext:value-type="float">
            <text:p>83</text:p>
          </table:table-cell>
          <table:table-cell table:style-name="ce70" office:value-type="float" office:value="3" calcext:value-type="float">
            <text:p>3</text:p>
          </table:table-cell>
          <table:table-cell table:style-name="ce18"/>
          <table:table-cell table:style-name="ce68" office:value-type="float" office:value="103" calcext:value-type="float">
            <text:p>103</text:p>
          </table:table-cell>
          <table:table-cell table:style-name="ce70" office:value-type="float" office:value="3" calcext:value-type="float">
            <text:p>3</text:p>
          </table:table-cell>
          <table:table-cell table:style-name="ce18"/>
          <table:table-cell table:style-name="ce68" office:value-type="float" office:value="123" calcext:value-type="float">
            <text:p>123</text:p>
          </table:table-cell>
          <table:table-cell table:style-name="ce70" office:value-type="float" office:value="3" calcext:value-type="float">
            <text:p>3</text:p>
          </table:table-cell>
          <table:table-cell table:style-name="ce18"/>
          <table:table-cell table:style-name="ce68" office:value-type="float" office:value="143" calcext:value-type="float">
            <text:p>143</text:p>
          </table:table-cell>
          <table:table-cell table:style-name="ce70" office:value-type="float" office:value="3" calcext:value-type="float">
            <text:p>3</text:p>
          </table:table-cell>
          <table:table-cell table:style-name="ce18"/>
          <table:table-cell table:style-name="ce68" office:value-type="float" office:value="163" calcext:value-type="float">
            <text:p>163</text:p>
          </table:table-cell>
          <table:table-cell table:style-name="ce70" office:value-type="float" office:value="3" calcext:value-type="float">
            <text:p>3</text:p>
          </table:table-cell>
          <table:table-cell table:style-name="ce18"/>
          <table:table-cell table:style-name="ce68" office:value-type="float" office:value="183" calcext:value-type="float">
            <text:p>183</text:p>
          </table:table-cell>
          <table:table-cell table:style-name="ce70" office:value-type="float" office:value="3" calcext:value-type="float">
            <text:p>3</text:p>
          </table:table-cell>
          <table:table-cell table:style-name="ce18"/>
          <table:table-cell table:style-name="ce68" office:value-type="float" office:value="203" calcext:value-type="float">
            <text:p>203</text:p>
          </table:table-cell>
          <table:table-cell table:style-name="ce70" office:value-type="float" office:value="3" calcext:value-type="float">
            <text:p>3</text:p>
          </table:table-cell>
          <table:table-cell table:style-name="ce18"/>
          <table:table-cell table:style-name="ce68" office:value-type="float" office:value="223" calcext:value-type="float">
            <text:p>223</text:p>
          </table:table-cell>
          <table:table-cell table:style-name="ce70" office:value-type="float" office:value="3" calcext:value-type="float">
            <text:p>3</text:p>
          </table:table-cell>
          <table:table-cell table:style-name="ce18"/>
          <table:table-cell table:number-columns-repeated="988"/>
        </table:table-row>
        <table:table-row table:style-name="ro3">
          <table:table-cell table:style-name="ce54" office:value-type="float" office:value="4" calcext:value-type="float">
            <text:p>4</text:p>
          </table:table-cell>
          <table:table-cell table:style-name="ce61" office:value-type="float" office:value="1" calcext:value-type="float">
            <text:p>1</text:p>
          </table:table-cell>
          <table:table-cell table:style-name="ce18"/>
          <table:table-cell table:style-name="ce65" office:value-type="float" office:value="24" calcext:value-type="float">
            <text:p>24</text:p>
          </table:table-cell>
          <table:table-cell table:style-name="ce61" office:value-type="float" office:value="1" calcext:value-type="float">
            <text:p>1</text:p>
          </table:table-cell>
          <table:table-cell table:style-name="ce18"/>
          <table:table-cell table:style-name="ce65" office:value-type="float" office:value="44" calcext:value-type="float">
            <text:p>44</text:p>
          </table:table-cell>
          <table:table-cell table:style-name="ce61" office:value-type="float" office:value="1" calcext:value-type="float">
            <text:p>1</text:p>
          </table:table-cell>
          <table:table-cell table:style-name="ce18"/>
          <table:table-cell table:style-name="ce68" office:value-type="float" office:value="64" calcext:value-type="float">
            <text:p>64</text:p>
          </table:table-cell>
          <table:table-cell table:style-name="ce70" office:value-type="float" office:value="1" calcext:value-type="float">
            <text:p>1</text:p>
          </table:table-cell>
          <table:table-cell table:style-name="ce18"/>
          <table:table-cell table:style-name="ce68" office:value-type="float" office:value="84" calcext:value-type="float">
            <text:p>84</text:p>
          </table:table-cell>
          <table:table-cell table:style-name="ce70" office:value-type="float" office:value="1" calcext:value-type="float">
            <text:p>1</text:p>
          </table:table-cell>
          <table:table-cell table:style-name="ce18"/>
          <table:table-cell table:style-name="ce68" office:value-type="float" office:value="104" calcext:value-type="float">
            <text:p>104</text:p>
          </table:table-cell>
          <table:table-cell table:style-name="ce70" office:value-type="float" office:value="1" calcext:value-type="float">
            <text:p>1</text:p>
          </table:table-cell>
          <table:table-cell table:style-name="ce18"/>
          <table:table-cell table:style-name="ce68" office:value-type="float" office:value="124" calcext:value-type="float">
            <text:p>124</text:p>
          </table:table-cell>
          <table:table-cell table:style-name="ce70" office:value-type="float" office:value="1" calcext:value-type="float">
            <text:p>1</text:p>
          </table:table-cell>
          <table:table-cell table:style-name="ce18"/>
          <table:table-cell table:style-name="ce68" office:value-type="float" office:value="144" calcext:value-type="float">
            <text:p>144</text:p>
          </table:table-cell>
          <table:table-cell table:style-name="ce70" office:value-type="float" office:value="1" calcext:value-type="float">
            <text:p>1</text:p>
          </table:table-cell>
          <table:table-cell table:style-name="ce18"/>
          <table:table-cell table:style-name="ce68" office:value-type="float" office:value="164" calcext:value-type="float">
            <text:p>164</text:p>
          </table:table-cell>
          <table:table-cell table:style-name="ce70" office:value-type="float" office:value="1" calcext:value-type="float">
            <text:p>1</text:p>
          </table:table-cell>
          <table:table-cell table:style-name="ce18"/>
          <table:table-cell table:style-name="ce68" office:value-type="float" office:value="184" calcext:value-type="float">
            <text:p>184</text:p>
          </table:table-cell>
          <table:table-cell table:style-name="ce70" office:value-type="float" office:value="1" calcext:value-type="float">
            <text:p>1</text:p>
          </table:table-cell>
          <table:table-cell table:style-name="ce18"/>
          <table:table-cell table:style-name="ce68" office:value-type="float" office:value="204" calcext:value-type="float">
            <text:p>204</text:p>
          </table:table-cell>
          <table:table-cell table:style-name="ce70" office:value-type="float" office:value="1" calcext:value-type="float">
            <text:p>1</text:p>
          </table:table-cell>
          <table:table-cell table:style-name="ce18"/>
          <table:table-cell table:style-name="ce68" office:value-type="float" office:value="224" calcext:value-type="float">
            <text:p>224</text:p>
          </table:table-cell>
          <table:table-cell table:style-name="ce70" office:value-type="float" office:value="1" calcext:value-type="float">
            <text:p>1</text:p>
          </table:table-cell>
          <table:table-cell table:style-name="ce18"/>
          <table:table-cell table:number-columns-repeated="988"/>
        </table:table-row>
        <table:table-row table:style-name="ro3">
          <table:table-cell table:style-name="ce54" office:value-type="float" office:value="5" calcext:value-type="float">
            <text:p>5</text:p>
          </table:table-cell>
          <table:table-cell table:style-name="ce61" office:value-type="float" office:value="5" calcext:value-type="float">
            <text:p>5</text:p>
          </table:table-cell>
          <table:table-cell table:style-name="ce18"/>
          <table:table-cell table:style-name="ce65" office:value-type="float" office:value="25" calcext:value-type="float">
            <text:p>25</text:p>
          </table:table-cell>
          <table:table-cell table:style-name="ce61" office:value-type="float" office:value="5" calcext:value-type="float">
            <text:p>5</text:p>
          </table:table-cell>
          <table:table-cell table:style-name="ce18"/>
          <table:table-cell table:style-name="ce65" office:value-type="float" office:value="45" calcext:value-type="float">
            <text:p>45</text:p>
          </table:table-cell>
          <table:table-cell table:style-name="ce61" office:value-type="float" office:value="5" calcext:value-type="float">
            <text:p>5</text:p>
          </table:table-cell>
          <table:table-cell table:style-name="ce18"/>
          <table:table-cell table:style-name="ce68" office:value-type="float" office:value="65" calcext:value-type="float">
            <text:p>65</text:p>
          </table:table-cell>
          <table:table-cell table:style-name="ce70" office:value-type="float" office:value="5" calcext:value-type="float">
            <text:p>5</text:p>
          </table:table-cell>
          <table:table-cell table:style-name="ce18"/>
          <table:table-cell table:style-name="ce68" office:value-type="float" office:value="85" calcext:value-type="float">
            <text:p>85</text:p>
          </table:table-cell>
          <table:table-cell table:style-name="ce70" office:value-type="float" office:value="5" calcext:value-type="float">
            <text:p>5</text:p>
          </table:table-cell>
          <table:table-cell table:style-name="ce18"/>
          <table:table-cell table:style-name="ce68" office:value-type="float" office:value="105" calcext:value-type="float">
            <text:p>105</text:p>
          </table:table-cell>
          <table:table-cell table:style-name="ce70" office:value-type="float" office:value="5" calcext:value-type="float">
            <text:p>5</text:p>
          </table:table-cell>
          <table:table-cell table:style-name="ce18"/>
          <table:table-cell table:style-name="ce68" office:value-type="float" office:value="125" calcext:value-type="float">
            <text:p>125</text:p>
          </table:table-cell>
          <table:table-cell table:style-name="ce70" office:value-type="float" office:value="5" calcext:value-type="float">
            <text:p>5</text:p>
          </table:table-cell>
          <table:table-cell table:style-name="ce18"/>
          <table:table-cell table:style-name="ce68" office:value-type="float" office:value="145" calcext:value-type="float">
            <text:p>145</text:p>
          </table:table-cell>
          <table:table-cell table:style-name="ce70" office:value-type="float" office:value="5" calcext:value-type="float">
            <text:p>5</text:p>
          </table:table-cell>
          <table:table-cell table:style-name="ce18"/>
          <table:table-cell table:style-name="ce68" office:value-type="float" office:value="165" calcext:value-type="float">
            <text:p>165</text:p>
          </table:table-cell>
          <table:table-cell table:style-name="ce70" office:value-type="float" office:value="5" calcext:value-type="float">
            <text:p>5</text:p>
          </table:table-cell>
          <table:table-cell table:style-name="ce18"/>
          <table:table-cell table:style-name="ce68" office:value-type="float" office:value="185" calcext:value-type="float">
            <text:p>185</text:p>
          </table:table-cell>
          <table:table-cell table:style-name="ce70" office:value-type="float" office:value="5" calcext:value-type="float">
            <text:p>5</text:p>
          </table:table-cell>
          <table:table-cell table:style-name="ce18"/>
          <table:table-cell table:style-name="ce68" office:value-type="float" office:value="205" calcext:value-type="float">
            <text:p>205</text:p>
          </table:table-cell>
          <table:table-cell table:style-name="ce70" office:value-type="float" office:value="5" calcext:value-type="float">
            <text:p>5</text:p>
          </table:table-cell>
          <table:table-cell table:style-name="ce18"/>
          <table:table-cell table:style-name="ce68" office:value-type="float" office:value="225" calcext:value-type="float">
            <text:p>225</text:p>
          </table:table-cell>
          <table:table-cell table:style-name="ce70" office:value-type="float" office:value="5" calcext:value-type="float">
            <text:p>5</text:p>
          </table:table-cell>
          <table:table-cell table:style-name="ce18"/>
          <table:table-cell table:number-columns-repeated="988"/>
        </table:table-row>
        <table:table-row table:style-name="ro3">
          <table:table-cell table:style-name="ce54" office:value-type="float" office:value="6" calcext:value-type="float">
            <text:p>6</text:p>
          </table:table-cell>
          <table:table-cell table:style-name="ce61" office:value-type="float" office:value="1" calcext:value-type="float">
            <text:p>1</text:p>
          </table:table-cell>
          <table:table-cell table:style-name="ce18"/>
          <table:table-cell table:style-name="ce65" office:value-type="float" office:value="26" calcext:value-type="float">
            <text:p>26</text:p>
          </table:table-cell>
          <table:table-cell table:style-name="ce61" office:value-type="float" office:value="1" calcext:value-type="float">
            <text:p>1</text:p>
          </table:table-cell>
          <table:table-cell table:style-name="ce18"/>
          <table:table-cell table:style-name="ce65" office:value-type="float" office:value="46" calcext:value-type="float">
            <text:p>46</text:p>
          </table:table-cell>
          <table:table-cell table:style-name="ce61" office:value-type="float" office:value="1" calcext:value-type="float">
            <text:p>1</text:p>
          </table:table-cell>
          <table:table-cell table:style-name="ce18"/>
          <table:table-cell table:style-name="ce68" office:value-type="float" office:value="66" calcext:value-type="float">
            <text:p>66</text:p>
          </table:table-cell>
          <table:table-cell table:style-name="ce70" office:value-type="float" office:value="1" calcext:value-type="float">
            <text:p>1</text:p>
          </table:table-cell>
          <table:table-cell table:style-name="ce18"/>
          <table:table-cell table:style-name="ce68" office:value-type="float" office:value="86" calcext:value-type="float">
            <text:p>86</text:p>
          </table:table-cell>
          <table:table-cell table:style-name="ce70" office:value-type="float" office:value="1" calcext:value-type="float">
            <text:p>1</text:p>
          </table:table-cell>
          <table:table-cell table:style-name="ce18"/>
          <table:table-cell table:style-name="ce68" office:value-type="float" office:value="106" calcext:value-type="float">
            <text:p>106</text:p>
          </table:table-cell>
          <table:table-cell table:style-name="ce70" office:value-type="float" office:value="1" calcext:value-type="float">
            <text:p>1</text:p>
          </table:table-cell>
          <table:table-cell table:style-name="ce18"/>
          <table:table-cell table:style-name="ce68" office:value-type="float" office:value="126" calcext:value-type="float">
            <text:p>126</text:p>
          </table:table-cell>
          <table:table-cell table:style-name="ce70" office:value-type="float" office:value="1" calcext:value-type="float">
            <text:p>1</text:p>
          </table:table-cell>
          <table:table-cell table:style-name="ce18"/>
          <table:table-cell table:style-name="ce68" office:value-type="float" office:value="146" calcext:value-type="float">
            <text:p>146</text:p>
          </table:table-cell>
          <table:table-cell table:style-name="ce70" office:value-type="float" office:value="1" calcext:value-type="float">
            <text:p>1</text:p>
          </table:table-cell>
          <table:table-cell table:style-name="ce18"/>
          <table:table-cell table:style-name="ce68" office:value-type="float" office:value="166" calcext:value-type="float">
            <text:p>166</text:p>
          </table:table-cell>
          <table:table-cell table:style-name="ce70" office:value-type="float" office:value="1" calcext:value-type="float">
            <text:p>1</text:p>
          </table:table-cell>
          <table:table-cell table:style-name="ce18"/>
          <table:table-cell table:style-name="ce68" office:value-type="float" office:value="186" calcext:value-type="float">
            <text:p>186</text:p>
          </table:table-cell>
          <table:table-cell table:style-name="ce70" office:value-type="float" office:value="1" calcext:value-type="float">
            <text:p>1</text:p>
          </table:table-cell>
          <table:table-cell table:style-name="ce18"/>
          <table:table-cell table:style-name="ce68" office:value-type="float" office:value="206" calcext:value-type="float">
            <text:p>206</text:p>
          </table:table-cell>
          <table:table-cell table:style-name="ce70" office:value-type="float" office:value="1" calcext:value-type="float">
            <text:p>1</text:p>
          </table:table-cell>
          <table:table-cell table:style-name="ce18"/>
          <table:table-cell table:style-name="ce68" office:value-type="float" office:value="226" calcext:value-type="float">
            <text:p>226</text:p>
          </table:table-cell>
          <table:table-cell table:style-name="ce70" office:value-type="float" office:value="1" calcext:value-type="float">
            <text:p>1</text:p>
          </table:table-cell>
          <table:table-cell table:style-name="ce18"/>
          <table:table-cell table:number-columns-repeated="988"/>
        </table:table-row>
        <table:table-row table:style-name="ro3">
          <table:table-cell table:style-name="ce54" office:value-type="float" office:value="7" calcext:value-type="float">
            <text:p>7</text:p>
          </table:table-cell>
          <table:table-cell table:style-name="ce61" office:value-type="float" office:value="4" calcext:value-type="float">
            <text:p>4</text:p>
          </table:table-cell>
          <table:table-cell table:style-name="ce18"/>
          <table:table-cell table:style-name="ce65" office:value-type="float" office:value="27" calcext:value-type="float">
            <text:p>27</text:p>
          </table:table-cell>
          <table:table-cell table:style-name="ce61" office:value-type="float" office:value="4" calcext:value-type="float">
            <text:p>4</text:p>
          </table:table-cell>
          <table:table-cell table:style-name="ce18"/>
          <table:table-cell table:style-name="ce65" office:value-type="float" office:value="47" calcext:value-type="float">
            <text:p>47</text:p>
          </table:table-cell>
          <table:table-cell table:style-name="ce61" office:value-type="float" office:value="4" calcext:value-type="float">
            <text:p>4</text:p>
          </table:table-cell>
          <table:table-cell table:style-name="ce18"/>
          <table:table-cell table:style-name="ce68" office:value-type="float" office:value="67" calcext:value-type="float">
            <text:p>67</text:p>
          </table:table-cell>
          <table:table-cell table:style-name="ce70" office:value-type="float" office:value="4" calcext:value-type="float">
            <text:p>4</text:p>
          </table:table-cell>
          <table:table-cell table:style-name="ce18"/>
          <table:table-cell table:style-name="ce68" office:value-type="float" office:value="87" calcext:value-type="float">
            <text:p>87</text:p>
          </table:table-cell>
          <table:table-cell table:style-name="ce70" office:value-type="float" office:value="4" calcext:value-type="float">
            <text:p>4</text:p>
          </table:table-cell>
          <table:table-cell table:style-name="ce18"/>
          <table:table-cell table:style-name="ce68" office:value-type="float" office:value="107" calcext:value-type="float">
            <text:p>107</text:p>
          </table:table-cell>
          <table:table-cell table:style-name="ce70" office:value-type="float" office:value="4" calcext:value-type="float">
            <text:p>4</text:p>
          </table:table-cell>
          <table:table-cell table:style-name="ce18"/>
          <table:table-cell table:style-name="ce68" office:value-type="float" office:value="127" calcext:value-type="float">
            <text:p>127</text:p>
          </table:table-cell>
          <table:table-cell table:style-name="ce70" office:value-type="float" office:value="4" calcext:value-type="float">
            <text:p>4</text:p>
          </table:table-cell>
          <table:table-cell table:style-name="ce18"/>
          <table:table-cell table:style-name="ce68" office:value-type="float" office:value="147" calcext:value-type="float">
            <text:p>147</text:p>
          </table:table-cell>
          <table:table-cell table:style-name="ce70" office:value-type="float" office:value="4" calcext:value-type="float">
            <text:p>4</text:p>
          </table:table-cell>
          <table:table-cell table:style-name="ce18"/>
          <table:table-cell table:style-name="ce68" office:value-type="float" office:value="167" calcext:value-type="float">
            <text:p>167</text:p>
          </table:table-cell>
          <table:table-cell table:style-name="ce70" office:value-type="float" office:value="4" calcext:value-type="float">
            <text:p>4</text:p>
          </table:table-cell>
          <table:table-cell table:style-name="ce18"/>
          <table:table-cell table:style-name="ce68" office:value-type="float" office:value="187" calcext:value-type="float">
            <text:p>187</text:p>
          </table:table-cell>
          <table:table-cell table:style-name="ce70" office:value-type="float" office:value="4" calcext:value-type="float">
            <text:p>4</text:p>
          </table:table-cell>
          <table:table-cell table:style-name="ce18"/>
          <table:table-cell table:style-name="ce68" office:value-type="float" office:value="207" calcext:value-type="float">
            <text:p>207</text:p>
          </table:table-cell>
          <table:table-cell table:style-name="ce70" office:value-type="float" office:value="4" calcext:value-type="float">
            <text:p>4</text:p>
          </table:table-cell>
          <table:table-cell table:style-name="ce18"/>
          <table:table-cell table:style-name="ce68" office:value-type="float" office:value="227" calcext:value-type="float">
            <text:p>227</text:p>
          </table:table-cell>
          <table:table-cell table:style-name="ce70" office:value-type="float" office:value="4" calcext:value-type="float">
            <text:p>4</text:p>
          </table:table-cell>
          <table:table-cell table:style-name="ce18"/>
          <table:table-cell table:number-columns-repeated="988"/>
        </table:table-row>
        <table:table-row table:style-name="ro3">
          <table:table-cell table:style-name="ce54" office:value-type="float" office:value="8" calcext:value-type="float">
            <text:p>8</text:p>
          </table:table-cell>
          <table:table-cell table:style-name="ce61" office:value-type="float" office:value="3" calcext:value-type="float">
            <text:p>3</text:p>
          </table:table-cell>
          <table:table-cell table:style-name="ce18"/>
          <table:table-cell table:style-name="ce65" office:value-type="float" office:value="28" calcext:value-type="float">
            <text:p>28</text:p>
          </table:table-cell>
          <table:table-cell table:style-name="ce61" office:value-type="float" office:value="3" calcext:value-type="float">
            <text:p>3</text:p>
          </table:table-cell>
          <table:table-cell table:style-name="ce18"/>
          <table:table-cell table:style-name="ce65" office:value-type="float" office:value="48" calcext:value-type="float">
            <text:p>48</text:p>
          </table:table-cell>
          <table:table-cell table:style-name="ce61" office:value-type="float" office:value="3" calcext:value-type="float">
            <text:p>3</text:p>
          </table:table-cell>
          <table:table-cell table:style-name="ce18"/>
          <table:table-cell table:style-name="ce68" office:value-type="float" office:value="68" calcext:value-type="float">
            <text:p>68</text:p>
          </table:table-cell>
          <table:table-cell table:style-name="ce70" office:value-type="float" office:value="3" calcext:value-type="float">
            <text:p>3</text:p>
          </table:table-cell>
          <table:table-cell table:style-name="ce18"/>
          <table:table-cell table:style-name="ce68" office:value-type="float" office:value="88" calcext:value-type="float">
            <text:p>88</text:p>
          </table:table-cell>
          <table:table-cell table:style-name="ce70" office:value-type="float" office:value="3" calcext:value-type="float">
            <text:p>3</text:p>
          </table:table-cell>
          <table:table-cell table:style-name="ce18"/>
          <table:table-cell table:style-name="ce68" office:value-type="float" office:value="108" calcext:value-type="float">
            <text:p>108</text:p>
          </table:table-cell>
          <table:table-cell table:style-name="ce70" office:value-type="float" office:value="3" calcext:value-type="float">
            <text:p>3</text:p>
          </table:table-cell>
          <table:table-cell table:style-name="ce18"/>
          <table:table-cell table:style-name="ce68" office:value-type="float" office:value="128" calcext:value-type="float">
            <text:p>128</text:p>
          </table:table-cell>
          <table:table-cell table:style-name="ce70" office:value-type="float" office:value="3" calcext:value-type="float">
            <text:p>3</text:p>
          </table:table-cell>
          <table:table-cell table:style-name="ce18"/>
          <table:table-cell table:style-name="ce68" office:value-type="float" office:value="148" calcext:value-type="float">
            <text:p>148</text:p>
          </table:table-cell>
          <table:table-cell table:style-name="ce70" office:value-type="float" office:value="3" calcext:value-type="float">
            <text:p>3</text:p>
          </table:table-cell>
          <table:table-cell table:style-name="ce18"/>
          <table:table-cell table:style-name="ce68" office:value-type="float" office:value="168" calcext:value-type="float">
            <text:p>168</text:p>
          </table:table-cell>
          <table:table-cell table:style-name="ce70" office:value-type="float" office:value="3" calcext:value-type="float">
            <text:p>3</text:p>
          </table:table-cell>
          <table:table-cell table:style-name="ce18"/>
          <table:table-cell table:style-name="ce68" office:value-type="float" office:value="188" calcext:value-type="float">
            <text:p>188</text:p>
          </table:table-cell>
          <table:table-cell table:style-name="ce70" office:value-type="float" office:value="3" calcext:value-type="float">
            <text:p>3</text:p>
          </table:table-cell>
          <table:table-cell table:style-name="ce18"/>
          <table:table-cell table:style-name="ce68" office:value-type="float" office:value="208" calcext:value-type="float">
            <text:p>208</text:p>
          </table:table-cell>
          <table:table-cell table:style-name="ce70" office:value-type="float" office:value="3" calcext:value-type="float">
            <text:p>3</text:p>
          </table:table-cell>
          <table:table-cell table:style-name="ce18"/>
          <table:table-cell table:style-name="ce68" office:value-type="float" office:value="228" calcext:value-type="float">
            <text:p>228</text:p>
          </table:table-cell>
          <table:table-cell table:style-name="ce70" office:value-type="float" office:value="3" calcext:value-type="float">
            <text:p>3</text:p>
          </table:table-cell>
          <table:table-cell table:style-name="ce18"/>
          <table:table-cell table:number-columns-repeated="988"/>
        </table:table-row>
        <table:table-row table:style-name="ro3">
          <table:table-cell table:style-name="ce54" office:value-type="float" office:value="9" calcext:value-type="float">
            <text:p>9</text:p>
          </table:table-cell>
          <table:table-cell table:style-name="ce61" office:value-type="float" office:value="1" calcext:value-type="float">
            <text:p>1</text:p>
          </table:table-cell>
          <table:table-cell table:style-name="ce18"/>
          <table:table-cell table:style-name="ce65" office:value-type="float" office:value="29" calcext:value-type="float">
            <text:p>29</text:p>
          </table:table-cell>
          <table:table-cell table:style-name="ce61" office:value-type="float" office:value="1" calcext:value-type="float">
            <text:p>1</text:p>
          </table:table-cell>
          <table:table-cell table:style-name="ce18"/>
          <table:table-cell table:style-name="ce65" office:value-type="float" office:value="49" calcext:value-type="float">
            <text:p>49</text:p>
          </table:table-cell>
          <table:table-cell table:style-name="ce61" office:value-type="float" office:value="1" calcext:value-type="float">
            <text:p>1</text:p>
          </table:table-cell>
          <table:table-cell table:style-name="ce18"/>
          <table:table-cell table:style-name="ce68" office:value-type="float" office:value="69" calcext:value-type="float">
            <text:p>69</text:p>
          </table:table-cell>
          <table:table-cell table:style-name="ce70" office:value-type="float" office:value="1" calcext:value-type="float">
            <text:p>1</text:p>
          </table:table-cell>
          <table:table-cell table:style-name="ce18"/>
          <table:table-cell table:style-name="ce68" office:value-type="float" office:value="89" calcext:value-type="float">
            <text:p>89</text:p>
          </table:table-cell>
          <table:table-cell table:style-name="ce70" office:value-type="float" office:value="1" calcext:value-type="float">
            <text:p>1</text:p>
          </table:table-cell>
          <table:table-cell table:style-name="ce18"/>
          <table:table-cell table:style-name="ce68" office:value-type="float" office:value="109" calcext:value-type="float">
            <text:p>109</text:p>
          </table:table-cell>
          <table:table-cell table:style-name="ce70" office:value-type="float" office:value="1" calcext:value-type="float">
            <text:p>1</text:p>
          </table:table-cell>
          <table:table-cell table:style-name="ce18"/>
          <table:table-cell table:style-name="ce68" office:value-type="float" office:value="129" calcext:value-type="float">
            <text:p>129</text:p>
          </table:table-cell>
          <table:table-cell table:style-name="ce70" office:value-type="float" office:value="1" calcext:value-type="float">
            <text:p>1</text:p>
          </table:table-cell>
          <table:table-cell table:style-name="ce18"/>
          <table:table-cell table:style-name="ce68" office:value-type="float" office:value="149" calcext:value-type="float">
            <text:p>149</text:p>
          </table:table-cell>
          <table:table-cell table:style-name="ce70" office:value-type="float" office:value="1" calcext:value-type="float">
            <text:p>1</text:p>
          </table:table-cell>
          <table:table-cell table:style-name="ce18"/>
          <table:table-cell table:style-name="ce68" office:value-type="float" office:value="169" calcext:value-type="float">
            <text:p>169</text:p>
          </table:table-cell>
          <table:table-cell table:style-name="ce70" office:value-type="float" office:value="1" calcext:value-type="float">
            <text:p>1</text:p>
          </table:table-cell>
          <table:table-cell table:style-name="ce18"/>
          <table:table-cell table:style-name="ce68" office:value-type="float" office:value="189" calcext:value-type="float">
            <text:p>189</text:p>
          </table:table-cell>
          <table:table-cell table:style-name="ce70" office:value-type="float" office:value="1" calcext:value-type="float">
            <text:p>1</text:p>
          </table:table-cell>
          <table:table-cell table:style-name="ce18"/>
          <table:table-cell table:style-name="ce68" office:value-type="float" office:value="209" calcext:value-type="float">
            <text:p>209</text:p>
          </table:table-cell>
          <table:table-cell table:style-name="ce70" office:value-type="float" office:value="1" calcext:value-type="float">
            <text:p>1</text:p>
          </table:table-cell>
          <table:table-cell table:style-name="ce18"/>
          <table:table-cell table:style-name="ce68" office:value-type="float" office:value="229" calcext:value-type="float">
            <text:p>229</text:p>
          </table:table-cell>
          <table:table-cell table:style-name="ce70" office:value-type="float" office:value="1" calcext:value-type="float">
            <text:p>1</text:p>
          </table:table-cell>
          <table:table-cell table:style-name="ce18"/>
          <table:table-cell table:number-columns-repeated="988"/>
        </table:table-row>
        <table:table-row table:style-name="ro3">
          <table:table-cell table:style-name="ce54" office:value-type="float" office:value="10" calcext:value-type="float">
            <text:p>10</text:p>
          </table:table-cell>
          <table:table-cell table:style-name="ce61" office:value-type="float" office:value="1" calcext:value-type="float">
            <text:p>1</text:p>
          </table:table-cell>
          <table:table-cell table:style-name="ce18"/>
          <table:table-cell table:style-name="ce65" office:value-type="float" office:value="30" calcext:value-type="float">
            <text:p>30</text:p>
          </table:table-cell>
          <table:table-cell table:style-name="ce61" office:value-type="float" office:value="1" calcext:value-type="float">
            <text:p>1</text:p>
          </table:table-cell>
          <table:table-cell table:style-name="ce18"/>
          <table:table-cell table:style-name="ce65" office:value-type="float" office:value="50" calcext:value-type="float">
            <text:p>50</text:p>
          </table:table-cell>
          <table:table-cell table:style-name="ce61" office:value-type="float" office:value="1" calcext:value-type="float">
            <text:p>1</text:p>
          </table:table-cell>
          <table:table-cell table:style-name="ce18"/>
          <table:table-cell table:style-name="ce68" office:value-type="float" office:value="70" calcext:value-type="float">
            <text:p>70</text:p>
          </table:table-cell>
          <table:table-cell table:style-name="ce70" office:value-type="float" office:value="1" calcext:value-type="float">
            <text:p>1</text:p>
          </table:table-cell>
          <table:table-cell table:style-name="ce18"/>
          <table:table-cell table:style-name="ce68" office:value-type="float" office:value="90" calcext:value-type="float">
            <text:p>90</text:p>
          </table:table-cell>
          <table:table-cell table:style-name="ce70" office:value-type="float" office:value="1" calcext:value-type="float">
            <text:p>1</text:p>
          </table:table-cell>
          <table:table-cell table:style-name="ce18"/>
          <table:table-cell table:style-name="ce68" office:value-type="float" office:value="110" calcext:value-type="float">
            <text:p>110</text:p>
          </table:table-cell>
          <table:table-cell table:style-name="ce70" office:value-type="float" office:value="1" calcext:value-type="float">
            <text:p>1</text:p>
          </table:table-cell>
          <table:table-cell table:style-name="ce18"/>
          <table:table-cell table:style-name="ce68" office:value-type="float" office:value="130" calcext:value-type="float">
            <text:p>130</text:p>
          </table:table-cell>
          <table:table-cell table:style-name="ce70" office:value-type="float" office:value="1" calcext:value-type="float">
            <text:p>1</text:p>
          </table:table-cell>
          <table:table-cell table:style-name="ce18"/>
          <table:table-cell table:style-name="ce68" office:value-type="float" office:value="150" calcext:value-type="float">
            <text:p>150</text:p>
          </table:table-cell>
          <table:table-cell table:style-name="ce70" office:value-type="float" office:value="1" calcext:value-type="float">
            <text:p>1</text:p>
          </table:table-cell>
          <table:table-cell table:style-name="ce18"/>
          <table:table-cell table:style-name="ce68" office:value-type="float" office:value="170" calcext:value-type="float">
            <text:p>170</text:p>
          </table:table-cell>
          <table:table-cell table:style-name="ce70" office:value-type="float" office:value="1" calcext:value-type="float">
            <text:p>1</text:p>
          </table:table-cell>
          <table:table-cell table:style-name="ce18"/>
          <table:table-cell table:style-name="ce68" office:value-type="float" office:value="190" calcext:value-type="float">
            <text:p>190</text:p>
          </table:table-cell>
          <table:table-cell table:style-name="ce70" office:value-type="float" office:value="1" calcext:value-type="float">
            <text:p>1</text:p>
          </table:table-cell>
          <table:table-cell table:style-name="ce18"/>
          <table:table-cell table:style-name="ce68" office:value-type="float" office:value="210" calcext:value-type="float">
            <text:p>210</text:p>
          </table:table-cell>
          <table:table-cell table:style-name="ce70" office:value-type="float" office:value="1" calcext:value-type="float">
            <text:p>1</text:p>
          </table:table-cell>
          <table:table-cell table:style-name="ce18"/>
          <table:table-cell table:style-name="ce68" office:value-type="float" office:value="230" calcext:value-type="float">
            <text:p>230</text:p>
          </table:table-cell>
          <table:table-cell table:style-name="ce70" office:value-type="float" office:value="1" calcext:value-type="float">
            <text:p>1</text:p>
          </table:table-cell>
          <table:table-cell table:style-name="ce18"/>
          <table:table-cell table:number-columns-repeated="988"/>
        </table:table-row>
        <table:table-row table:style-name="ro3">
          <table:table-cell table:style-name="ce54" office:value-type="float" office:value="11" calcext:value-type="float">
            <text:p>11</text:p>
          </table:table-cell>
          <table:table-cell table:style-name="ce61" office:value-type="float" office:value="1" calcext:value-type="float">
            <text:p>1</text:p>
          </table:table-cell>
          <table:table-cell table:style-name="ce18"/>
          <table:table-cell table:style-name="ce65" office:value-type="float" office:value="31" calcext:value-type="float">
            <text:p>31</text:p>
          </table:table-cell>
          <table:table-cell table:style-name="ce61" office:value-type="float" office:value="1" calcext:value-type="float">
            <text:p>1</text:p>
          </table:table-cell>
          <table:table-cell table:style-name="ce18"/>
          <table:table-cell table:style-name="ce65" office:value-type="float" office:value="51" calcext:value-type="float">
            <text:p>51</text:p>
          </table:table-cell>
          <table:table-cell table:style-name="ce61" office:value-type="float" office:value="1" calcext:value-type="float">
            <text:p>1</text:p>
          </table:table-cell>
          <table:table-cell table:style-name="ce18"/>
          <table:table-cell table:style-name="ce68" office:value-type="float" office:value="71" calcext:value-type="float">
            <text:p>71</text:p>
          </table:table-cell>
          <table:table-cell table:style-name="ce70" office:value-type="float" office:value="1" calcext:value-type="float">
            <text:p>1</text:p>
          </table:table-cell>
          <table:table-cell table:style-name="ce18"/>
          <table:table-cell table:style-name="ce68" office:value-type="float" office:value="91" calcext:value-type="float">
            <text:p>91</text:p>
          </table:table-cell>
          <table:table-cell table:style-name="ce70" office:value-type="float" office:value="1" calcext:value-type="float">
            <text:p>1</text:p>
          </table:table-cell>
          <table:table-cell table:style-name="ce18"/>
          <table:table-cell table:style-name="ce68" office:value-type="float" office:value="111" calcext:value-type="float">
            <text:p>111</text:p>
          </table:table-cell>
          <table:table-cell table:style-name="ce70" office:value-type="float" office:value="1" calcext:value-type="float">
            <text:p>1</text:p>
          </table:table-cell>
          <table:table-cell table:style-name="ce18"/>
          <table:table-cell table:style-name="ce68" office:value-type="float" office:value="131" calcext:value-type="float">
            <text:p>131</text:p>
          </table:table-cell>
          <table:table-cell table:style-name="ce70" office:value-type="float" office:value="1" calcext:value-type="float">
            <text:p>1</text:p>
          </table:table-cell>
          <table:table-cell table:style-name="ce18"/>
          <table:table-cell table:style-name="ce68" office:value-type="float" office:value="151" calcext:value-type="float">
            <text:p>151</text:p>
          </table:table-cell>
          <table:table-cell table:style-name="ce70" office:value-type="float" office:value="1" calcext:value-type="float">
            <text:p>1</text:p>
          </table:table-cell>
          <table:table-cell table:style-name="ce18"/>
          <table:table-cell table:style-name="ce68" office:value-type="float" office:value="171" calcext:value-type="float">
            <text:p>171</text:p>
          </table:table-cell>
          <table:table-cell table:style-name="ce70" office:value-type="float" office:value="1" calcext:value-type="float">
            <text:p>1</text:p>
          </table:table-cell>
          <table:table-cell table:style-name="ce18"/>
          <table:table-cell table:style-name="ce68" office:value-type="float" office:value="191" calcext:value-type="float">
            <text:p>191</text:p>
          </table:table-cell>
          <table:table-cell table:style-name="ce70" office:value-type="float" office:value="1" calcext:value-type="float">
            <text:p>1</text:p>
          </table:table-cell>
          <table:table-cell table:style-name="ce18"/>
          <table:table-cell table:style-name="ce68" office:value-type="float" office:value="211" calcext:value-type="float">
            <text:p>211</text:p>
          </table:table-cell>
          <table:table-cell table:style-name="ce70" office:value-type="float" office:value="1" calcext:value-type="float">
            <text:p>1</text:p>
          </table:table-cell>
          <table:table-cell table:style-name="ce18"/>
          <table:table-cell table:style-name="ce68" office:value-type="float" office:value="231" calcext:value-type="float">
            <text:p>231</text:p>
          </table:table-cell>
          <table:table-cell table:style-name="ce70" office:value-type="float" office:value="1" calcext:value-type="float">
            <text:p>1</text:p>
          </table:table-cell>
          <table:table-cell table:style-name="ce18"/>
          <table:table-cell table:number-columns-repeated="988"/>
        </table:table-row>
        <table:table-row table:style-name="ro3">
          <table:table-cell table:style-name="ce54" office:value-type="float" office:value="12" calcext:value-type="float">
            <text:p>12</text:p>
          </table:table-cell>
          <table:table-cell table:style-name="ce61" office:value-type="float" office:value="5" calcext:value-type="float">
            <text:p>5</text:p>
          </table:table-cell>
          <table:table-cell table:style-name="ce18"/>
          <table:table-cell table:style-name="ce65" office:value-type="float" office:value="32" calcext:value-type="float">
            <text:p>32</text:p>
          </table:table-cell>
          <table:table-cell table:style-name="ce61" office:value-type="float" office:value="5" calcext:value-type="float">
            <text:p>5</text:p>
          </table:table-cell>
          <table:table-cell table:style-name="ce18"/>
          <table:table-cell table:style-name="ce65" office:value-type="float" office:value="52" calcext:value-type="float">
            <text:p>52</text:p>
          </table:table-cell>
          <table:table-cell table:style-name="ce61" office:value-type="float" office:value="5" calcext:value-type="float">
            <text:p>5</text:p>
          </table:table-cell>
          <table:table-cell table:style-name="ce18"/>
          <table:table-cell table:style-name="ce68" office:value-type="float" office:value="72" calcext:value-type="float">
            <text:p>72</text:p>
          </table:table-cell>
          <table:table-cell table:style-name="ce70" office:value-type="float" office:value="5" calcext:value-type="float">
            <text:p>5</text:p>
          </table:table-cell>
          <table:table-cell table:style-name="ce18"/>
          <table:table-cell table:style-name="ce68" office:value-type="float" office:value="92" calcext:value-type="float">
            <text:p>92</text:p>
          </table:table-cell>
          <table:table-cell table:style-name="ce70" office:value-type="float" office:value="5" calcext:value-type="float">
            <text:p>5</text:p>
          </table:table-cell>
          <table:table-cell table:style-name="ce18"/>
          <table:table-cell table:style-name="ce68" office:value-type="float" office:value="112" calcext:value-type="float">
            <text:p>112</text:p>
          </table:table-cell>
          <table:table-cell table:style-name="ce70" office:value-type="float" office:value="5" calcext:value-type="float">
            <text:p>5</text:p>
          </table:table-cell>
          <table:table-cell table:style-name="ce18"/>
          <table:table-cell table:style-name="ce68" office:value-type="float" office:value="132" calcext:value-type="float">
            <text:p>132</text:p>
          </table:table-cell>
          <table:table-cell table:style-name="ce70" office:value-type="float" office:value="5" calcext:value-type="float">
            <text:p>5</text:p>
          </table:table-cell>
          <table:table-cell table:style-name="ce18"/>
          <table:table-cell table:style-name="ce68" office:value-type="float" office:value="152" calcext:value-type="float">
            <text:p>152</text:p>
          </table:table-cell>
          <table:table-cell table:style-name="ce70" office:value-type="float" office:value="5" calcext:value-type="float">
            <text:p>5</text:p>
          </table:table-cell>
          <table:table-cell table:style-name="ce18"/>
          <table:table-cell table:style-name="ce68" office:value-type="float" office:value="172" calcext:value-type="float">
            <text:p>172</text:p>
          </table:table-cell>
          <table:table-cell table:style-name="ce70" office:value-type="float" office:value="5" calcext:value-type="float">
            <text:p>5</text:p>
          </table:table-cell>
          <table:table-cell table:style-name="ce18"/>
          <table:table-cell table:style-name="ce68" office:value-type="float" office:value="192" calcext:value-type="float">
            <text:p>192</text:p>
          </table:table-cell>
          <table:table-cell table:style-name="ce70" office:value-type="float" office:value="5" calcext:value-type="float">
            <text:p>5</text:p>
          </table:table-cell>
          <table:table-cell table:style-name="ce18"/>
          <table:table-cell table:style-name="ce68" office:value-type="float" office:value="212" calcext:value-type="float">
            <text:p>212</text:p>
          </table:table-cell>
          <table:table-cell table:style-name="ce70" office:value-type="float" office:value="5" calcext:value-type="float">
            <text:p>5</text:p>
          </table:table-cell>
          <table:table-cell table:style-name="ce18"/>
          <table:table-cell table:style-name="ce68" office:value-type="float" office:value="232" calcext:value-type="float">
            <text:p>232</text:p>
          </table:table-cell>
          <table:table-cell table:style-name="ce70" office:value-type="float" office:value="5" calcext:value-type="float">
            <text:p>5</text:p>
          </table:table-cell>
          <table:table-cell table:style-name="ce18"/>
          <table:table-cell table:number-columns-repeated="988"/>
        </table:table-row>
        <table:table-row table:style-name="ro3">
          <table:table-cell table:style-name="ce54" office:value-type="float" office:value="13" calcext:value-type="float">
            <text:p>13</text:p>
          </table:table-cell>
          <table:table-cell table:style-name="ce61" office:value-type="float" office:value="5" calcext:value-type="float">
            <text:p>5</text:p>
          </table:table-cell>
          <table:table-cell table:style-name="ce18"/>
          <table:table-cell table:style-name="ce65" office:value-type="float" office:value="33" calcext:value-type="float">
            <text:p>33</text:p>
          </table:table-cell>
          <table:table-cell table:style-name="ce61" office:value-type="float" office:value="5" calcext:value-type="float">
            <text:p>5</text:p>
          </table:table-cell>
          <table:table-cell table:style-name="ce18"/>
          <table:table-cell table:style-name="ce65" office:value-type="float" office:value="53" calcext:value-type="float">
            <text:p>53</text:p>
          </table:table-cell>
          <table:table-cell table:style-name="ce61" office:value-type="float" office:value="5" calcext:value-type="float">
            <text:p>5</text:p>
          </table:table-cell>
          <table:table-cell table:style-name="ce18"/>
          <table:table-cell table:style-name="ce68" office:value-type="float" office:value="73" calcext:value-type="float">
            <text:p>73</text:p>
          </table:table-cell>
          <table:table-cell table:style-name="ce70" office:value-type="float" office:value="5" calcext:value-type="float">
            <text:p>5</text:p>
          </table:table-cell>
          <table:table-cell table:style-name="ce18"/>
          <table:table-cell table:style-name="ce68" office:value-type="float" office:value="93" calcext:value-type="float">
            <text:p>93</text:p>
          </table:table-cell>
          <table:table-cell table:style-name="ce70" office:value-type="float" office:value="5" calcext:value-type="float">
            <text:p>5</text:p>
          </table:table-cell>
          <table:table-cell table:style-name="ce18"/>
          <table:table-cell table:style-name="ce68" office:value-type="float" office:value="113" calcext:value-type="float">
            <text:p>113</text:p>
          </table:table-cell>
          <table:table-cell table:style-name="ce70" office:value-type="float" office:value="5" calcext:value-type="float">
            <text:p>5</text:p>
          </table:table-cell>
          <table:table-cell table:style-name="ce18"/>
          <table:table-cell table:style-name="ce68" office:value-type="float" office:value="133" calcext:value-type="float">
            <text:p>133</text:p>
          </table:table-cell>
          <table:table-cell table:style-name="ce70" office:value-type="float" office:value="5" calcext:value-type="float">
            <text:p>5</text:p>
          </table:table-cell>
          <table:table-cell table:style-name="ce18"/>
          <table:table-cell table:style-name="ce68" office:value-type="float" office:value="153" calcext:value-type="float">
            <text:p>153</text:p>
          </table:table-cell>
          <table:table-cell table:style-name="ce70" office:value-type="float" office:value="5" calcext:value-type="float">
            <text:p>5</text:p>
          </table:table-cell>
          <table:table-cell table:style-name="ce18"/>
          <table:table-cell table:style-name="ce68" office:value-type="float" office:value="173" calcext:value-type="float">
            <text:p>173</text:p>
          </table:table-cell>
          <table:table-cell table:style-name="ce70" office:value-type="float" office:value="5" calcext:value-type="float">
            <text:p>5</text:p>
          </table:table-cell>
          <table:table-cell table:style-name="ce18"/>
          <table:table-cell table:style-name="ce68" office:value-type="float" office:value="193" calcext:value-type="float">
            <text:p>193</text:p>
          </table:table-cell>
          <table:table-cell table:style-name="ce70" office:value-type="float" office:value="5" calcext:value-type="float">
            <text:p>5</text:p>
          </table:table-cell>
          <table:table-cell table:style-name="ce18"/>
          <table:table-cell table:style-name="ce68" office:value-type="float" office:value="213" calcext:value-type="float">
            <text:p>213</text:p>
          </table:table-cell>
          <table:table-cell table:style-name="ce70" office:value-type="float" office:value="5" calcext:value-type="float">
            <text:p>5</text:p>
          </table:table-cell>
          <table:table-cell table:style-name="ce18"/>
          <table:table-cell table:style-name="ce68" office:value-type="float" office:value="233" calcext:value-type="float">
            <text:p>233</text:p>
          </table:table-cell>
          <table:table-cell table:style-name="ce70" office:value-type="float" office:value="5" calcext:value-type="float">
            <text:p>5</text:p>
          </table:table-cell>
          <table:table-cell table:style-name="ce18"/>
          <table:table-cell table:number-columns-repeated="988"/>
        </table:table-row>
        <table:table-row table:style-name="ro3">
          <table:table-cell table:style-name="ce54" office:value-type="float" office:value="14" calcext:value-type="float">
            <text:p>14</text:p>
          </table:table-cell>
          <table:table-cell table:style-name="ce61" office:value-type="float" office:value="2" calcext:value-type="float">
            <text:p>2</text:p>
          </table:table-cell>
          <table:table-cell table:style-name="ce18"/>
          <table:table-cell table:style-name="ce65" office:value-type="float" office:value="34" calcext:value-type="float">
            <text:p>34</text:p>
          </table:table-cell>
          <table:table-cell table:style-name="ce61" office:value-type="float" office:value="2" calcext:value-type="float">
            <text:p>2</text:p>
          </table:table-cell>
          <table:table-cell table:style-name="ce18"/>
          <table:table-cell table:style-name="ce65" office:value-type="float" office:value="54" calcext:value-type="float">
            <text:p>54</text:p>
          </table:table-cell>
          <table:table-cell table:style-name="ce61" office:value-type="float" office:value="2" calcext:value-type="float">
            <text:p>2</text:p>
          </table:table-cell>
          <table:table-cell table:style-name="ce18"/>
          <table:table-cell table:style-name="ce68" office:value-type="float" office:value="74" calcext:value-type="float">
            <text:p>74</text:p>
          </table:table-cell>
          <table:table-cell table:style-name="ce70" office:value-type="float" office:value="2" calcext:value-type="float">
            <text:p>2</text:p>
          </table:table-cell>
          <table:table-cell table:style-name="ce18"/>
          <table:table-cell table:style-name="ce68" office:value-type="float" office:value="94" calcext:value-type="float">
            <text:p>94</text:p>
          </table:table-cell>
          <table:table-cell table:style-name="ce70" office:value-type="float" office:value="2" calcext:value-type="float">
            <text:p>2</text:p>
          </table:table-cell>
          <table:table-cell table:style-name="ce18"/>
          <table:table-cell table:style-name="ce68" office:value-type="float" office:value="114" calcext:value-type="float">
            <text:p>114</text:p>
          </table:table-cell>
          <table:table-cell table:style-name="ce70" office:value-type="float" office:value="2" calcext:value-type="float">
            <text:p>2</text:p>
          </table:table-cell>
          <table:table-cell table:style-name="ce18"/>
          <table:table-cell table:style-name="ce68" office:value-type="float" office:value="134" calcext:value-type="float">
            <text:p>134</text:p>
          </table:table-cell>
          <table:table-cell table:style-name="ce70" office:value-type="float" office:value="2" calcext:value-type="float">
            <text:p>2</text:p>
          </table:table-cell>
          <table:table-cell table:style-name="ce18"/>
          <table:table-cell table:style-name="ce68" office:value-type="float" office:value="154" calcext:value-type="float">
            <text:p>154</text:p>
          </table:table-cell>
          <table:table-cell table:style-name="ce70" office:value-type="float" office:value="2" calcext:value-type="float">
            <text:p>2</text:p>
          </table:table-cell>
          <table:table-cell table:style-name="ce18"/>
          <table:table-cell table:style-name="ce68" office:value-type="float" office:value="174" calcext:value-type="float">
            <text:p>174</text:p>
          </table:table-cell>
          <table:table-cell table:style-name="ce70" office:value-type="float" office:value="2" calcext:value-type="float">
            <text:p>2</text:p>
          </table:table-cell>
          <table:table-cell table:style-name="ce18"/>
          <table:table-cell table:style-name="ce68" office:value-type="float" office:value="194" calcext:value-type="float">
            <text:p>194</text:p>
          </table:table-cell>
          <table:table-cell table:style-name="ce70" office:value-type="float" office:value="2" calcext:value-type="float">
            <text:p>2</text:p>
          </table:table-cell>
          <table:table-cell table:style-name="ce18"/>
          <table:table-cell table:style-name="ce68" office:value-type="float" office:value="214" calcext:value-type="float">
            <text:p>214</text:p>
          </table:table-cell>
          <table:table-cell table:style-name="ce70" office:value-type="float" office:value="2" calcext:value-type="float">
            <text:p>2</text:p>
          </table:table-cell>
          <table:table-cell table:style-name="ce18"/>
          <table:table-cell table:style-name="ce68" office:value-type="float" office:value="234" calcext:value-type="float">
            <text:p>234</text:p>
          </table:table-cell>
          <table:table-cell table:style-name="ce70" office:value-type="float" office:value="2" calcext:value-type="float">
            <text:p>2</text:p>
          </table:table-cell>
          <table:table-cell table:style-name="ce18"/>
          <table:table-cell table:number-columns-repeated="988"/>
        </table:table-row>
        <table:table-row table:style-name="ro3">
          <table:table-cell table:style-name="ce54" office:value-type="float" office:value="15" calcext:value-type="float">
            <text:p>15</text:p>
          </table:table-cell>
          <table:table-cell table:style-name="ce61" office:value-type="float" office:value="5" calcext:value-type="float">
            <text:p>5</text:p>
          </table:table-cell>
          <table:table-cell table:style-name="ce18"/>
          <table:table-cell table:style-name="ce65" office:value-type="float" office:value="35" calcext:value-type="float">
            <text:p>35</text:p>
          </table:table-cell>
          <table:table-cell table:style-name="ce61" office:value-type="float" office:value="5" calcext:value-type="float">
            <text:p>5</text:p>
          </table:table-cell>
          <table:table-cell table:style-name="ce18"/>
          <table:table-cell table:style-name="ce65" office:value-type="float" office:value="55" calcext:value-type="float">
            <text:p>55</text:p>
          </table:table-cell>
          <table:table-cell table:style-name="ce61" office:value-type="float" office:value="5" calcext:value-type="float">
            <text:p>5</text:p>
          </table:table-cell>
          <table:table-cell table:style-name="ce18"/>
          <table:table-cell table:style-name="ce68" office:value-type="float" office:value="75" calcext:value-type="float">
            <text:p>75</text:p>
          </table:table-cell>
          <table:table-cell table:style-name="ce70" office:value-type="float" office:value="5" calcext:value-type="float">
            <text:p>5</text:p>
          </table:table-cell>
          <table:table-cell table:style-name="ce18"/>
          <table:table-cell table:style-name="ce68" office:value-type="float" office:value="95" calcext:value-type="float">
            <text:p>95</text:p>
          </table:table-cell>
          <table:table-cell table:style-name="ce70" office:value-type="float" office:value="5" calcext:value-type="float">
            <text:p>5</text:p>
          </table:table-cell>
          <table:table-cell table:style-name="ce18"/>
          <table:table-cell table:style-name="ce68" office:value-type="float" office:value="115" calcext:value-type="float">
            <text:p>115</text:p>
          </table:table-cell>
          <table:table-cell table:style-name="ce70" office:value-type="float" office:value="5" calcext:value-type="float">
            <text:p>5</text:p>
          </table:table-cell>
          <table:table-cell table:style-name="ce18"/>
          <table:table-cell table:style-name="ce68" office:value-type="float" office:value="135" calcext:value-type="float">
            <text:p>135</text:p>
          </table:table-cell>
          <table:table-cell table:style-name="ce70" office:value-type="float" office:value="5" calcext:value-type="float">
            <text:p>5</text:p>
          </table:table-cell>
          <table:table-cell table:style-name="ce18"/>
          <table:table-cell table:style-name="ce68" office:value-type="float" office:value="155" calcext:value-type="float">
            <text:p>155</text:p>
          </table:table-cell>
          <table:table-cell table:style-name="ce70" office:value-type="float" office:value="5" calcext:value-type="float">
            <text:p>5</text:p>
          </table:table-cell>
          <table:table-cell table:style-name="ce18"/>
          <table:table-cell table:style-name="ce68" office:value-type="float" office:value="175" calcext:value-type="float">
            <text:p>175</text:p>
          </table:table-cell>
          <table:table-cell table:style-name="ce70" office:value-type="float" office:value="5" calcext:value-type="float">
            <text:p>5</text:p>
          </table:table-cell>
          <table:table-cell table:style-name="ce18"/>
          <table:table-cell table:style-name="ce68" office:value-type="float" office:value="195" calcext:value-type="float">
            <text:p>195</text:p>
          </table:table-cell>
          <table:table-cell table:style-name="ce70" office:value-type="float" office:value="5" calcext:value-type="float">
            <text:p>5</text:p>
          </table:table-cell>
          <table:table-cell table:style-name="ce18"/>
          <table:table-cell table:style-name="ce68" office:value-type="float" office:value="215" calcext:value-type="float">
            <text:p>215</text:p>
          </table:table-cell>
          <table:table-cell table:style-name="ce70" office:value-type="float" office:value="5" calcext:value-type="float">
            <text:p>5</text:p>
          </table:table-cell>
          <table:table-cell table:style-name="ce18"/>
          <table:table-cell table:style-name="ce68" office:value-type="float" office:value="235" calcext:value-type="float">
            <text:p>235</text:p>
          </table:table-cell>
          <table:table-cell table:style-name="ce70" office:value-type="float" office:value="5" calcext:value-type="float">
            <text:p>5</text:p>
          </table:table-cell>
          <table:table-cell table:style-name="ce18"/>
          <table:table-cell table:number-columns-repeated="988"/>
        </table:table-row>
        <table:table-row table:style-name="ro3">
          <table:table-cell table:style-name="ce54" office:value-type="float" office:value="16" calcext:value-type="float">
            <text:p>16</text:p>
          </table:table-cell>
          <table:table-cell table:style-name="ce61" office:value-type="float" office:value="1" calcext:value-type="float">
            <text:p>1</text:p>
          </table:table-cell>
          <table:table-cell table:style-name="ce18"/>
          <table:table-cell table:style-name="ce65" office:value-type="float" office:value="36" calcext:value-type="float">
            <text:p>36</text:p>
          </table:table-cell>
          <table:table-cell table:style-name="ce61" office:value-type="float" office:value="1" calcext:value-type="float">
            <text:p>1</text:p>
          </table:table-cell>
          <table:table-cell table:style-name="ce18"/>
          <table:table-cell table:style-name="ce65" office:value-type="float" office:value="56" calcext:value-type="float">
            <text:p>56</text:p>
          </table:table-cell>
          <table:table-cell table:style-name="ce61" office:value-type="float" office:value="1" calcext:value-type="float">
            <text:p>1</text:p>
          </table:table-cell>
          <table:table-cell table:style-name="ce18"/>
          <table:table-cell table:style-name="ce68" office:value-type="float" office:value="76" calcext:value-type="float">
            <text:p>76</text:p>
          </table:table-cell>
          <table:table-cell table:style-name="ce70" office:value-type="float" office:value="1" calcext:value-type="float">
            <text:p>1</text:p>
          </table:table-cell>
          <table:table-cell table:style-name="ce18"/>
          <table:table-cell table:style-name="ce68" office:value-type="float" office:value="96" calcext:value-type="float">
            <text:p>96</text:p>
          </table:table-cell>
          <table:table-cell table:style-name="ce70" office:value-type="float" office:value="1" calcext:value-type="float">
            <text:p>1</text:p>
          </table:table-cell>
          <table:table-cell table:style-name="ce18"/>
          <table:table-cell table:style-name="ce68" office:value-type="float" office:value="116" calcext:value-type="float">
            <text:p>116</text:p>
          </table:table-cell>
          <table:table-cell table:style-name="ce70" office:value-type="float" office:value="1" calcext:value-type="float">
            <text:p>1</text:p>
          </table:table-cell>
          <table:table-cell table:style-name="ce18"/>
          <table:table-cell table:style-name="ce68" office:value-type="float" office:value="136" calcext:value-type="float">
            <text:p>136</text:p>
          </table:table-cell>
          <table:table-cell table:style-name="ce70" office:value-type="float" office:value="1" calcext:value-type="float">
            <text:p>1</text:p>
          </table:table-cell>
          <table:table-cell table:style-name="ce18"/>
          <table:table-cell table:style-name="ce68" office:value-type="float" office:value="156" calcext:value-type="float">
            <text:p>156</text:p>
          </table:table-cell>
          <table:table-cell table:style-name="ce70" office:value-type="float" office:value="1" calcext:value-type="float">
            <text:p>1</text:p>
          </table:table-cell>
          <table:table-cell table:style-name="ce18"/>
          <table:table-cell table:style-name="ce68" office:value-type="float" office:value="176" calcext:value-type="float">
            <text:p>176</text:p>
          </table:table-cell>
          <table:table-cell table:style-name="ce70" office:value-type="float" office:value="1" calcext:value-type="float">
            <text:p>1</text:p>
          </table:table-cell>
          <table:table-cell table:style-name="ce18"/>
          <table:table-cell table:style-name="ce68" office:value-type="float" office:value="196" calcext:value-type="float">
            <text:p>196</text:p>
          </table:table-cell>
          <table:table-cell table:style-name="ce70" office:value-type="float" office:value="1" calcext:value-type="float">
            <text:p>1</text:p>
          </table:table-cell>
          <table:table-cell table:style-name="ce18"/>
          <table:table-cell table:style-name="ce68" office:value-type="float" office:value="216" calcext:value-type="float">
            <text:p>216</text:p>
          </table:table-cell>
          <table:table-cell table:style-name="ce70" office:value-type="float" office:value="1" calcext:value-type="float">
            <text:p>1</text:p>
          </table:table-cell>
          <table:table-cell table:style-name="ce18"/>
          <table:table-cell table:style-name="ce68" office:value-type="float" office:value="236" calcext:value-type="float">
            <text:p>236</text:p>
          </table:table-cell>
          <table:table-cell table:style-name="ce70" office:value-type="float" office:value="1" calcext:value-type="float">
            <text:p>1</text:p>
          </table:table-cell>
          <table:table-cell table:style-name="ce18"/>
          <table:table-cell table:number-columns-repeated="988"/>
        </table:table-row>
        <table:table-row table:style-name="ro3">
          <table:table-cell table:style-name="ce54" office:value-type="float" office:value="17" calcext:value-type="float">
            <text:p>17</text:p>
          </table:table-cell>
          <table:table-cell table:style-name="ce61" office:value-type="float" office:value="1" calcext:value-type="float">
            <text:p>1</text:p>
          </table:table-cell>
          <table:table-cell table:style-name="ce18"/>
          <table:table-cell table:style-name="ce65" office:value-type="float" office:value="37" calcext:value-type="float">
            <text:p>37</text:p>
          </table:table-cell>
          <table:table-cell table:style-name="ce61" office:value-type="float" office:value="1" calcext:value-type="float">
            <text:p>1</text:p>
          </table:table-cell>
          <table:table-cell table:style-name="ce18"/>
          <table:table-cell table:style-name="ce65" office:value-type="float" office:value="57" calcext:value-type="float">
            <text:p>57</text:p>
          </table:table-cell>
          <table:table-cell table:style-name="ce61" office:value-type="float" office:value="1" calcext:value-type="float">
            <text:p>1</text:p>
          </table:table-cell>
          <table:table-cell table:style-name="ce18"/>
          <table:table-cell table:style-name="ce68" office:value-type="float" office:value="77" calcext:value-type="float">
            <text:p>77</text:p>
          </table:table-cell>
          <table:table-cell table:style-name="ce70" office:value-type="float" office:value="1" calcext:value-type="float">
            <text:p>1</text:p>
          </table:table-cell>
          <table:table-cell table:style-name="ce18"/>
          <table:table-cell table:style-name="ce68" office:value-type="float" office:value="97" calcext:value-type="float">
            <text:p>97</text:p>
          </table:table-cell>
          <table:table-cell table:style-name="ce70" office:value-type="float" office:value="1" calcext:value-type="float">
            <text:p>1</text:p>
          </table:table-cell>
          <table:table-cell table:style-name="ce18"/>
          <table:table-cell table:style-name="ce68" office:value-type="float" office:value="117" calcext:value-type="float">
            <text:p>117</text:p>
          </table:table-cell>
          <table:table-cell table:style-name="ce70" office:value-type="float" office:value="1" calcext:value-type="float">
            <text:p>1</text:p>
          </table:table-cell>
          <table:table-cell table:style-name="ce18"/>
          <table:table-cell table:style-name="ce68" office:value-type="float" office:value="137" calcext:value-type="float">
            <text:p>137</text:p>
          </table:table-cell>
          <table:table-cell table:style-name="ce70" office:value-type="float" office:value="1" calcext:value-type="float">
            <text:p>1</text:p>
          </table:table-cell>
          <table:table-cell table:style-name="ce18"/>
          <table:table-cell table:style-name="ce68" office:value-type="float" office:value="157" calcext:value-type="float">
            <text:p>157</text:p>
          </table:table-cell>
          <table:table-cell table:style-name="ce70" office:value-type="float" office:value="1" calcext:value-type="float">
            <text:p>1</text:p>
          </table:table-cell>
          <table:table-cell table:style-name="ce18"/>
          <table:table-cell table:style-name="ce68" office:value-type="float" office:value="177" calcext:value-type="float">
            <text:p>177</text:p>
          </table:table-cell>
          <table:table-cell table:style-name="ce70" office:value-type="float" office:value="1" calcext:value-type="float">
            <text:p>1</text:p>
          </table:table-cell>
          <table:table-cell table:style-name="ce18"/>
          <table:table-cell table:style-name="ce68" office:value-type="float" office:value="197" calcext:value-type="float">
            <text:p>197</text:p>
          </table:table-cell>
          <table:table-cell table:style-name="ce70" office:value-type="float" office:value="1" calcext:value-type="float">
            <text:p>1</text:p>
          </table:table-cell>
          <table:table-cell table:style-name="ce18"/>
          <table:table-cell table:style-name="ce68" office:value-type="float" office:value="217" calcext:value-type="float">
            <text:p>217</text:p>
          </table:table-cell>
          <table:table-cell table:style-name="ce70" office:value-type="float" office:value="1" calcext:value-type="float">
            <text:p>1</text:p>
          </table:table-cell>
          <table:table-cell table:style-name="ce18"/>
          <table:table-cell table:style-name="ce68" office:value-type="float" office:value="237" calcext:value-type="float">
            <text:p>237</text:p>
          </table:table-cell>
          <table:table-cell table:style-name="ce70" office:value-type="float" office:value="1" calcext:value-type="float">
            <text:p>1</text:p>
          </table:table-cell>
          <table:table-cell table:style-name="ce18"/>
          <table:table-cell table:number-columns-repeated="988"/>
        </table:table-row>
        <table:table-row table:style-name="ro3">
          <table:table-cell table:style-name="ce54" office:value-type="float" office:value="18" calcext:value-type="float">
            <text:p>18</text:p>
          </table:table-cell>
          <table:table-cell table:style-name="ce61" office:value-type="float" office:value="5" calcext:value-type="float">
            <text:p>5</text:p>
          </table:table-cell>
          <table:table-cell table:style-name="ce18"/>
          <table:table-cell table:style-name="ce65" office:value-type="float" office:value="38" calcext:value-type="float">
            <text:p>38</text:p>
          </table:table-cell>
          <table:table-cell table:style-name="ce61" office:value-type="float" office:value="5" calcext:value-type="float">
            <text:p>5</text:p>
          </table:table-cell>
          <table:table-cell table:style-name="ce18"/>
          <table:table-cell table:style-name="ce65" office:value-type="float" office:value="58" calcext:value-type="float">
            <text:p>58</text:p>
          </table:table-cell>
          <table:table-cell table:style-name="ce61" office:value-type="float" office:value="5" calcext:value-type="float">
            <text:p>5</text:p>
          </table:table-cell>
          <table:table-cell table:style-name="ce18"/>
          <table:table-cell table:style-name="ce68" office:value-type="float" office:value="78" calcext:value-type="float">
            <text:p>78</text:p>
          </table:table-cell>
          <table:table-cell table:style-name="ce70" office:value-type="float" office:value="5" calcext:value-type="float">
            <text:p>5</text:p>
          </table:table-cell>
          <table:table-cell table:style-name="ce18"/>
          <table:table-cell table:style-name="ce68" office:value-type="float" office:value="98" calcext:value-type="float">
            <text:p>98</text:p>
          </table:table-cell>
          <table:table-cell table:style-name="ce70" office:value-type="float" office:value="5" calcext:value-type="float">
            <text:p>5</text:p>
          </table:table-cell>
          <table:table-cell table:style-name="ce18"/>
          <table:table-cell table:style-name="ce68" office:value-type="float" office:value="118" calcext:value-type="float">
            <text:p>118</text:p>
          </table:table-cell>
          <table:table-cell table:style-name="ce70" office:value-type="float" office:value="5" calcext:value-type="float">
            <text:p>5</text:p>
          </table:table-cell>
          <table:table-cell table:style-name="ce18"/>
          <table:table-cell table:style-name="ce68" office:value-type="float" office:value="138" calcext:value-type="float">
            <text:p>138</text:p>
          </table:table-cell>
          <table:table-cell table:style-name="ce70" office:value-type="float" office:value="5" calcext:value-type="float">
            <text:p>5</text:p>
          </table:table-cell>
          <table:table-cell table:style-name="ce18"/>
          <table:table-cell table:style-name="ce68" office:value-type="float" office:value="158" calcext:value-type="float">
            <text:p>158</text:p>
          </table:table-cell>
          <table:table-cell table:style-name="ce70" office:value-type="float" office:value="5" calcext:value-type="float">
            <text:p>5</text:p>
          </table:table-cell>
          <table:table-cell table:style-name="ce18"/>
          <table:table-cell table:style-name="ce68" office:value-type="float" office:value="178" calcext:value-type="float">
            <text:p>178</text:p>
          </table:table-cell>
          <table:table-cell table:style-name="ce70" office:value-type="float" office:value="5" calcext:value-type="float">
            <text:p>5</text:p>
          </table:table-cell>
          <table:table-cell table:style-name="ce18"/>
          <table:table-cell table:style-name="ce68" office:value-type="float" office:value="198" calcext:value-type="float">
            <text:p>198</text:p>
          </table:table-cell>
          <table:table-cell table:style-name="ce70" office:value-type="float" office:value="5" calcext:value-type="float">
            <text:p>5</text:p>
          </table:table-cell>
          <table:table-cell table:style-name="ce18"/>
          <table:table-cell table:style-name="ce68" office:value-type="float" office:value="218" calcext:value-type="float">
            <text:p>218</text:p>
          </table:table-cell>
          <table:table-cell table:style-name="ce70" office:value-type="float" office:value="5" calcext:value-type="float">
            <text:p>5</text:p>
          </table:table-cell>
          <table:table-cell table:style-name="ce18"/>
          <table:table-cell table:style-name="ce68" office:value-type="float" office:value="238" calcext:value-type="float">
            <text:p>238</text:p>
          </table:table-cell>
          <table:table-cell table:style-name="ce70" office:value-type="float" office:value="5" calcext:value-type="float">
            <text:p>5</text:p>
          </table:table-cell>
          <table:table-cell table:style-name="ce18"/>
          <table:table-cell table:number-columns-repeated="988"/>
        </table:table-row>
        <table:table-row table:style-name="ro3">
          <table:table-cell table:style-name="ce54" office:value-type="float" office:value="19" calcext:value-type="float">
            <text:p>19</text:p>
          </table:table-cell>
          <table:table-cell table:style-name="ce61" office:value-type="float" office:value="4" calcext:value-type="float">
            <text:p>4</text:p>
          </table:table-cell>
          <table:table-cell table:style-name="ce18"/>
          <table:table-cell table:style-name="ce65" office:value-type="float" office:value="39" calcext:value-type="float">
            <text:p>39</text:p>
          </table:table-cell>
          <table:table-cell table:style-name="ce61" office:value-type="float" office:value="4" calcext:value-type="float">
            <text:p>4</text:p>
          </table:table-cell>
          <table:table-cell table:style-name="ce18"/>
          <table:table-cell table:style-name="ce65" office:value-type="float" office:value="59" calcext:value-type="float">
            <text:p>59</text:p>
          </table:table-cell>
          <table:table-cell table:style-name="ce61" office:value-type="float" office:value="4" calcext:value-type="float">
            <text:p>4</text:p>
          </table:table-cell>
          <table:table-cell table:style-name="ce18"/>
          <table:table-cell table:style-name="ce68" office:value-type="float" office:value="79" calcext:value-type="float">
            <text:p>79</text:p>
          </table:table-cell>
          <table:table-cell table:style-name="ce70" office:value-type="float" office:value="4" calcext:value-type="float">
            <text:p>4</text:p>
          </table:table-cell>
          <table:table-cell table:style-name="ce18"/>
          <table:table-cell table:style-name="ce68" office:value-type="float" office:value="99" calcext:value-type="float">
            <text:p>99</text:p>
          </table:table-cell>
          <table:table-cell table:style-name="ce70" office:value-type="float" office:value="4" calcext:value-type="float">
            <text:p>4</text:p>
          </table:table-cell>
          <table:table-cell table:style-name="ce18"/>
          <table:table-cell table:style-name="ce68" office:value-type="float" office:value="119" calcext:value-type="float">
            <text:p>119</text:p>
          </table:table-cell>
          <table:table-cell table:style-name="ce70" office:value-type="float" office:value="4" calcext:value-type="float">
            <text:p>4</text:p>
          </table:table-cell>
          <table:table-cell table:style-name="ce18"/>
          <table:table-cell table:style-name="ce68" office:value-type="float" office:value="139" calcext:value-type="float">
            <text:p>139</text:p>
          </table:table-cell>
          <table:table-cell table:style-name="ce70" office:value-type="float" office:value="4" calcext:value-type="float">
            <text:p>4</text:p>
          </table:table-cell>
          <table:table-cell table:style-name="ce18"/>
          <table:table-cell table:style-name="ce68" office:value-type="float" office:value="159" calcext:value-type="float">
            <text:p>159</text:p>
          </table:table-cell>
          <table:table-cell table:style-name="ce70" office:value-type="float" office:value="4" calcext:value-type="float">
            <text:p>4</text:p>
          </table:table-cell>
          <table:table-cell table:style-name="ce18"/>
          <table:table-cell table:style-name="ce68" office:value-type="float" office:value="179" calcext:value-type="float">
            <text:p>179</text:p>
          </table:table-cell>
          <table:table-cell table:style-name="ce70" office:value-type="float" office:value="4" calcext:value-type="float">
            <text:p>4</text:p>
          </table:table-cell>
          <table:table-cell table:style-name="ce18"/>
          <table:table-cell table:style-name="ce68" office:value-type="float" office:value="199" calcext:value-type="float">
            <text:p>199</text:p>
          </table:table-cell>
          <table:table-cell table:style-name="ce70" office:value-type="float" office:value="4" calcext:value-type="float">
            <text:p>4</text:p>
          </table:table-cell>
          <table:table-cell table:style-name="ce18"/>
          <table:table-cell table:style-name="ce68" office:value-type="float" office:value="219" calcext:value-type="float">
            <text:p>219</text:p>
          </table:table-cell>
          <table:table-cell table:style-name="ce70" office:value-type="float" office:value="4" calcext:value-type="float">
            <text:p>4</text:p>
          </table:table-cell>
          <table:table-cell table:style-name="ce18"/>
          <table:table-cell table:style-name="ce68" office:value-type="float" office:value="239" calcext:value-type="float">
            <text:p>239</text:p>
          </table:table-cell>
          <table:table-cell table:style-name="ce70" office:value-type="float" office:value="4" calcext:value-type="float">
            <text:p>4</text:p>
          </table:table-cell>
          <table:table-cell table:style-name="ce18"/>
          <table:table-cell table:number-columns-repeated="988"/>
        </table:table-row>
        <table:table-row table:style-name="ro3">
          <table:table-cell table:style-name="ce54" office:value-type="float" office:value="20" calcext:value-type="float">
            <text:p>20</text:p>
          </table:table-cell>
          <table:table-cell table:style-name="ce61" office:value-type="float" office:value="4" calcext:value-type="float">
            <text:p>4</text:p>
          </table:table-cell>
          <table:table-cell table:style-name="ce18"/>
          <table:table-cell table:style-name="ce65" office:value-type="float" office:value="40" calcext:value-type="float">
            <text:p>40</text:p>
          </table:table-cell>
          <table:table-cell table:style-name="ce61" office:value-type="float" office:value="4" calcext:value-type="float">
            <text:p>4</text:p>
          </table:table-cell>
          <table:table-cell table:style-name="ce18"/>
          <table:table-cell table:style-name="ce65" office:value-type="float" office:value="60" calcext:value-type="float">
            <text:p>60</text:p>
          </table:table-cell>
          <table:table-cell table:style-name="ce61" office:value-type="float" office:value="4" calcext:value-type="float">
            <text:p>4</text:p>
          </table:table-cell>
          <table:table-cell table:style-name="ce18"/>
          <table:table-cell table:style-name="ce68" office:value-type="float" office:value="80" calcext:value-type="float">
            <text:p>80</text:p>
          </table:table-cell>
          <table:table-cell table:style-name="ce70" office:value-type="float" office:value="4" calcext:value-type="float">
            <text:p>4</text:p>
          </table:table-cell>
          <table:table-cell table:style-name="ce18"/>
          <table:table-cell table:style-name="ce68" office:value-type="float" office:value="100" calcext:value-type="float">
            <text:p>100</text:p>
          </table:table-cell>
          <table:table-cell table:style-name="ce70" office:value-type="float" office:value="4" calcext:value-type="float">
            <text:p>4</text:p>
          </table:table-cell>
          <table:table-cell table:style-name="ce18"/>
          <table:table-cell table:style-name="ce68" office:value-type="float" office:value="120" calcext:value-type="float">
            <text:p>120</text:p>
          </table:table-cell>
          <table:table-cell table:style-name="ce70" office:value-type="float" office:value="4" calcext:value-type="float">
            <text:p>4</text:p>
          </table:table-cell>
          <table:table-cell table:style-name="ce18"/>
          <table:table-cell table:style-name="ce68" office:value-type="float" office:value="140" calcext:value-type="float">
            <text:p>140</text:p>
          </table:table-cell>
          <table:table-cell table:style-name="ce70" office:value-type="float" office:value="4" calcext:value-type="float">
            <text:p>4</text:p>
          </table:table-cell>
          <table:table-cell table:style-name="ce18"/>
          <table:table-cell table:style-name="ce68" office:value-type="float" office:value="160" calcext:value-type="float">
            <text:p>160</text:p>
          </table:table-cell>
          <table:table-cell table:style-name="ce70" office:value-type="float" office:value="4" calcext:value-type="float">
            <text:p>4</text:p>
          </table:table-cell>
          <table:table-cell table:style-name="ce18"/>
          <table:table-cell table:style-name="ce68" office:value-type="float" office:value="180" calcext:value-type="float">
            <text:p>180</text:p>
          </table:table-cell>
          <table:table-cell table:style-name="ce70" office:value-type="float" office:value="4" calcext:value-type="float">
            <text:p>4</text:p>
          </table:table-cell>
          <table:table-cell table:style-name="ce18"/>
          <table:table-cell table:style-name="ce68" office:value-type="float" office:value="200" calcext:value-type="float">
            <text:p>200</text:p>
          </table:table-cell>
          <table:table-cell table:style-name="ce70" office:value-type="float" office:value="4" calcext:value-type="float">
            <text:p>4</text:p>
          </table:table-cell>
          <table:table-cell table:style-name="ce18"/>
          <table:table-cell table:style-name="ce68" office:value-type="float" office:value="220" calcext:value-type="float">
            <text:p>220</text:p>
          </table:table-cell>
          <table:table-cell table:style-name="ce70" office:value-type="float" office:value="4" calcext:value-type="float">
            <text:p>4</text:p>
          </table:table-cell>
          <table:table-cell table:style-name="ce18"/>
          <table:table-cell table:style-name="ce68" office:value-type="float" office:value="240" calcext:value-type="float">
            <text:p>240</text:p>
          </table:table-cell>
          <table:table-cell table:style-name="ce70" office:value-type="float" office:value="4" calcext:value-type="float">
            <text:p>4</text:p>
          </table:table-cell>
          <table:table-cell table:style-name="ce18"/>
          <table:table-cell table:number-columns-repeated="988"/>
        </table:table-row>
        <table:table-row table:style-name="ro3" table:number-rows-repeated="17">
          <table:table-cell table:style-name="ce57"/>
          <table:table-cell table:style-name="ce18" table:number-columns-repeated="35"/>
          <table:table-cell table:number-columns-repeated="988"/>
        </table:table-row>
        <table:table-row table:style-name="ro3" table:visibility="collapse" table:number-rows-repeated="1048528">
          <table:table-cell table:number-columns-repeated="1024"/>
        </table:table-row>
        <table:table-row table:style-name="ro3" table:visibility="collapse">
          <table:table-cell table:number-columns-repeated="1024"/>
        </table:table-row>
      </table:table>
      <table:table table:name="Database" table:style-name="ta3">
        <officeooo:event-listeners>
          <script:event-listener script:language="ooo:script" script:event-name="office:dblclick" xlink:href="vnd.sun.star.script:TCIcode.EventProcess.DoubleklikProcess?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6" form:id="control26" form:label="Inp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TCIcode.Input_on_Database.Main?language=Basic&amp;location=document" xlink:type="simple"/>
              </office:event-listeners>
            </form:button>
            <form:button form:name="Push Button 1" form:control-implementation="ooo:com.sun.star.form.component.CommandButton" xml:id="control27" form:id="control27" form:label="Export as CSV"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TCIcode.ExportAsCsv.Main?language=Basic&amp;location=document" xlink:type="simple"/>
              </office:event-listeners>
            </form:button>
            <form:checkbox form:name="Check Box 1" form:control-implementation="ooo:com.sun.star.form.component.CheckBox" xml:id="control28" form:id="control28" form:label="Delete" form:linked-cell="'olah data'.A39"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performaction" xlink:href="vnd.sun.star.script:OlahdataHexa.Module1.TANDAdelete?language=Basic&amp;location=document" xlink:type="simple"/>
              </office:event-listeners>
            </form:checkbox>
          </form:form>
        </office:forms>
        <table:shapes>
          <draw:control draw:z-index="0" draw:style-name="gr1" draw:text-style-name="P5" svg:width="25mm" svg:height="15mm" svg:x="36.17mm" svg:y="1.15mm" draw:control="control26"/>
          <draw:control draw:z-index="1" draw:style-name="gr1" draw:text-style-name="P5" svg:width="30mm" svg:height="15mm" svg:x="2.97mm" svg:y="0.74mm" draw:control="control27"/>
          <draw:control draw:z-index="2" draw:style-name="gr4" draw:text-style-name="P4" svg:width="30mm" svg:height="10mm" svg:x="64.47mm" svg:y="3.2mm" draw:control="control28"/>
        </table:shapes>
        <table:table-column table:style-name="co47" table:visibility="collapse" table:default-cell-style-name="ce37"/>
        <table:table-column table:style-name="co48" table:default-cell-style-name="ce39"/>
        <table:table-column table:style-name="co48" table:number-columns-repeated="2" table:default-cell-style-name="ce37"/>
        <table:table-column table:style-name="co48" table:default-cell-style-name="ce93"/>
        <table:table-column table:style-name="co49" table:default-cell-style-name="ce37"/>
        <table:table-column table:style-name="co48" table:default-cell-style-name="ce39"/>
        <table:table-column table:style-name="co48" table:number-columns-repeated="4" table:default-cell-style-name="ce37"/>
        <table:table-column table:style-name="co48" table:visibility="collapse" table:number-columns-repeated="1012" table:default-cell-style-name="ce37"/>
        <table:table-column table:style-name="co3" table:visibility="collapse" table:default-cell-style-name="ce37"/>
        <table:table-row table:style-name="ro4">
          <table:table-cell table:style-name="ce31" table:number-columns-spanned="11" table:number-rows-spanned="2"/>
          <table:covered-table-cell table:style-name="ce217"/>
          <table:covered-table-cell table:number-columns-repeated="2"/>
          <table:covered-table-cell table:style-name="ce221"/>
          <table:covered-table-cell/>
          <table:covered-table-cell table:style-name="ce217"/>
          <table:covered-table-cell table:number-columns-repeated="4"/>
          <table:table-cell table:number-columns-repeated="1013"/>
        </table:table-row>
        <table:table-row table:style-name="ro10">
          <table:covered-table-cell/>
          <table:covered-table-cell table:style-name="ce217"/>
          <table:covered-table-cell table:number-columns-repeated="2"/>
          <table:covered-table-cell table:style-name="ce221"/>
          <table:covered-table-cell/>
          <table:covered-table-cell table:style-name="ce217"/>
          <table:covered-table-cell table:number-columns-repeated="4"/>
          <table:table-cell table:number-columns-repeated="1013"/>
        </table:table-row>
        <table:table-row table:style-name="ro11">
          <table:table-cell table:style-name="ce216" office:value-type="string" calcext:value-type="string">
            <text:p>ID DATA</text:p>
          </table:table-cell>
          <table:table-cell table:style-name="ce218" office:value-type="string" calcext:value-type="string">
            <text:p>TANGGAL TES</text:p>
          </table:table-cell>
          <table:table-cell table:style-name="ce216" office:value-type="string" calcext:value-type="string">
            <text:p>KOTA</text:p>
          </table:table-cell>
          <table:table-cell table:style-name="ce216" office:value-type="string" calcext:value-type="string">
            <text:p>NO TES</text:p>
          </table:table-cell>
          <table:table-cell table:style-name="ce216" office:value-type="string" calcext:value-type="string">
            <text:p>NAMA KANDIDAT</text:p>
          </table:table-cell>
          <table:table-cell table:style-name="ce216" office:value-type="string" calcext:value-type="string">
            <text:p>JENIS KELAMIN</text:p>
          </table:table-cell>
          <table:table-cell table:style-name="ce218" office:value-type="string" calcext:value-type="string">
            <text:p>TANGGAL LAHIR</text:p>
          </table:table-cell>
          <table:table-cell table:style-name="ce216" office:value-type="string" calcext:value-type="string">
            <text:p>PENDIDIKAN TERAKHIR</text:p>
          </table:table-cell>
          <table:table-cell table:style-name="ce216" office:value-type="string" calcext:value-type="string">
            <text:p>PERUSAHAAN/INSTITUSI</text:p>
          </table:table-cell>
          <table:table-cell table:style-name="ce216" office:value-type="string" calcext:value-type="string">
            <text:p>POSISI YANG DITUJU</text:p>
          </table:table-cell>
          <table:table-cell table:style-name="ce216" office:value-type="string" calcext:value-type="string">
            <text:p>CATATAN/KETERANGAN LAIN</text:p>
          </table:table-cell>
          <table:table-cell table:style-name="ce66" table:number-columns-repeated="1013"/>
        </table:table-row>
        <table:table-row table:style-name="ro3">
          <table:table-cell office:value-type="float" office:value="3" calcext:value-type="float">
            <text:p>3</text:p>
          </table:table-cell>
          <table:table-cell office:value-type="date" office:date-value="2018-12-23" calcext:value-type="date">
            <text:p>23. Dec. 2018</text:p>
          </table:table-cell>
          <table:table-cell office:value-type="string" calcext:value-type="string">
            <text:p>BNDG</text:p>
          </table:table-cell>
          <table:table-cell table:style-name="ce89" office:value-type="string" calcext:value-type="string">
            <text:p>23232323232</text:p>
          </table:table-cell>
          <table:table-cell office:value-type="string" calcext:value-type="string">
            <text:p>andi</text:p>
          </table:table-cell>
          <table:table-cell office:value-type="string" calcext:value-type="string">
            <text:p>L</text:p>
          </table:table-cell>
          <table:table-cell office:value-type="date" office:date-value="1988-02-20" calcext:value-type="date">
            <text:p>20. Feb. 1988</text:p>
          </table:table-cell>
          <table:table-cell office:value-type="string" calcext:value-type="string">
            <text:p>S1</text:p>
          </table:table-cell>
          <table:table-cell office:value-type="string" calcext:value-type="string">
            <text:p>A</text:p>
          </table:table-cell>
          <table:table-cell office:value-type="string" calcext:value-type="string">
            <text:p>MANAGER</text:p>
          </table:table-cell>
          <table:table-cell office:value-type="string" calcext:value-type="string">
            <text:p>HHH</text:p>
          </table:table-cell>
          <table:table-cell table:number-columns-repeated="90"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00" calcext:value-type="float">
            <text:p>100</text:p>
          </table:table-cell>
          <table:table-cell table:number-columns-repeated="912"/>
        </table:table-row>
        <table:table-row table:style-name="ro3">
          <table:table-cell office:value-type="float" office:value="4" calcext:value-type="float">
            <text:p>4</text:p>
          </table:table-cell>
          <table:table-cell office:value-type="date" office:date-value="2018-12-23" calcext:value-type="date">
            <text:p>23. Dec. 2018</text:p>
          </table:table-cell>
          <table:table-cell office:value-type="string" calcext:value-type="string">
            <text:p>SMRG</text:p>
          </table:table-cell>
          <table:table-cell table:style-name="ce89" office:value-type="string" calcext:value-type="string">
            <text:p>33234234324</text:p>
          </table:table-cell>
          <table:table-cell office:value-type="string" calcext:value-type="string">
            <text:p>surya</text:p>
          </table:table-cell>
          <table:table-cell office:value-type="string" calcext:value-type="string">
            <text:p>L</text:p>
          </table:table-cell>
          <table:table-cell office:value-type="date" office:date-value="1995-07-11" calcext:value-type="date">
            <text:p>11. Jul. 1995</text:p>
          </table:table-cell>
          <table:table-cell office:value-type="string" calcext:value-type="string">
            <text:p>S2</text:p>
          </table:table-cell>
          <table:table-cell office:value-type="string" calcext:value-type="string">
            <text:p>B</text:p>
          </table:table-cell>
          <table:table-cell office:value-type="string" calcext:value-type="string">
            <text:p>SALES/MARKETING</text:p>
          </table:table-cell>
          <table:table-cell office:value-type="string" calcext:value-type="string">
            <text:p>ddgrt</text:p>
          </table:table-cell>
          <table:table-cell table:number-columns-repeated="41"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7"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3">
          <table:table-cell office:value-type="float" office:value="3" calcext:value-type="float">
            <text:p>3</text:p>
          </table:table-cell>
          <table:table-cell office:value-type="date" office:date-value="2018-08-04" calcext:value-type="date">
            <text:p>4. Aug. 2018</text:p>
          </table:table-cell>
          <table:table-cell office:value-type="string" calcext:value-type="string">
            <text:p>Bandung</text:p>
          </table:table-cell>
          <table:table-cell table:style-name="ce89" office:value-type="string" calcext:value-type="string">
            <text:p>99099899</text:p>
          </table:table-cell>
          <table:table-cell office:value-type="string" calcext:value-type="string">
            <text:p>HASAN</text:p>
          </table:table-cell>
          <table:table-cell office:value-type="string" calcext:value-type="string">
            <text:p>P</text:p>
          </table:table-cell>
          <table:table-cell office:value-type="date" office:date-value="2002-09-02" calcext:value-type="date">
            <text:p>2. Sep. 2002</text:p>
          </table:table-cell>
          <table:table-cell office:value-type="string" calcext:value-type="string">
            <text:p>SMA/SMK</text:p>
          </table:table-cell>
          <table:table-cell office:value-type="string" calcext:value-type="string">
            <text:p>PT Anugerah Semesta Raya</text:p>
          </table:table-cell>
          <table:table-cell office:value-type="string" calcext:value-type="string">
            <text:p>MANAGER</text:p>
          </table:table-cell>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2" calcext:value-type="float">
            <text:p>2</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5" calcext:value-type="float">
            <text:p>5</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100" calcext:value-type="float">
            <text:p>100</text:p>
          </table:table-cell>
          <table:table-cell table:number-columns-repeated="912"/>
        </table:table-row>
        <table:table-row table:style-name="ro3">
          <table:table-cell office:value-type="float" office:value="4" calcext:value-type="float">
            <text:p>4</text:p>
          </table:table-cell>
          <table:table-cell office:value-type="date" office:date-value="2018-08-04" calcext:value-type="date">
            <text:p>4. Aug. 2018</text:p>
          </table:table-cell>
          <table:table-cell table:number-columns-repeated="2"/>
          <table:table-cell office:value-type="string" calcext:value-type="string">
            <text:p>RONY</text:p>
          </table:table-cell>
          <table:table-cell office:value-type="string" calcext:value-type="string">
            <text:p>L</text:p>
          </table:table-cell>
          <table:table-cell table:number-columns-repeated="3"/>
          <table:table-cell office:value-type="string" calcext:value-type="string">
            <text:p>SALES/MARKETING</text:p>
          </table:table-cell>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3">
          <table:table-cell office:value-type="float" office:value="5" calcext:value-type="float">
            <text:p>5</text:p>
          </table:table-cell>
          <table:table-cell office:value-type="date" office:date-value="2018-08-04" calcext:value-type="date">
            <text:p>4. Aug. 2018</text:p>
          </table:table-cell>
          <table:table-cell table:number-columns-repeated="9"/>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4" table:number-rows-repeated="1048489">
          <table:table-cell table:number-columns-repeated="1024"/>
        </table:table-row>
        <table:table-row table:style-name="ro7" table:number-rows-repeated="78">
          <table:table-cell table:number-columns-repeated="1024"/>
        </table:table-row>
        <table:table-row table:style-name="ro7">
          <table:table-cell table:number-columns-repeated="1024"/>
        </table:table-row>
      </table:table>
      <table:table table:name="MainSource" table:style-name="ta4">
        <table:table-column table:style-name="co3" table:number-columns-repeated="459" table:default-cell-style-name="Default"/>
        <table:table-row table:style-name="ro7" table:number-rows-repeated="96">
          <table:table-cell table:number-columns-repeated="459"/>
        </table:table-row>
        <table:table-row table:style-name="ro4" table:number-rows-repeated="3">
          <table:table-cell table:number-columns-repeated="459"/>
        </table:table-row>
        <table:table-row table:style-name="ro4">
          <table:table-cell table:number-columns-repeated="458"/>
          <table:table-cell table:style-name="ce225"/>
        </table:table-row>
        <table:table-row table:style-name="ro3">
          <table:table-cell table:number-columns-repeated="458"/>
          <table:table-cell table:style-name="ce226"/>
        </table:table-row>
        <table:table-row table:style-name="ro3" table:number-rows-repeated="4">
          <table:table-cell table:number-columns-repeated="459"/>
        </table:table-row>
        <table:table-row table:style-name="ro3">
          <table:table-cell table:number-columns-repeated="458"/>
          <table:table-cell table:style-name="ce226"/>
        </table:table-row>
        <table:table-row table:style-name="ro3" table:number-rows-repeated="3">
          <table:table-cell table:number-columns-repeated="459"/>
        </table:table-row>
        <table:table-row table:style-name="ro3">
          <table:table-cell table:number-columns-repeated="459"/>
        </table:table-row>
      </table:table>
      <table:table table:name="Lihat Jawaban Peserta" table:style-name="ta3"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9" form:id="control29"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LihatJawabanPeserta.SetActiveViewOutput?language=Basic&amp;location=document" xlink:type="simple"/>
              </office:event-listeners>
            </form:button>
          </form:form>
        </office:forms>
        <table:shapes>
          <draw:control draw:z-index="0" draw:text-style-name="P7" svg:width="22.04mm" svg:height="10.59mm" svg:x="0mm" svg:y="0mm" draw:control="control29"/>
        </table:shapes>
        <table:table-column table:style-name="co3" table:number-columns-repeated="35" table:default-cell-style-name="Default"/>
        <table:table-row table:style-name="ro3">
          <table:table-cell table:style-name="ce155" office:value-type="string" calcext:value-type="string" table:number-columns-spanned="35" table:number-rows-spanned="2">
            <text:p>JAWABAN KANDIDAT</text:p>
          </table:table-cell>
          <table:covered-table-cell table:number-columns-repeated="13" table:style-name="ce51"/>
          <table:covered-table-cell table:number-columns-repeated="21"/>
        </table:table-row>
        <table:table-row table:style-name="ro3">
          <table:covered-table-cell table:number-columns-repeated="14" table:style-name="ce51"/>
          <table:covered-table-cell table:number-columns-repeated="21"/>
        </table:table-row>
        <table:table-row table:style-name="ro3">
          <table:table-cell table:style-name="ce157" office:value-type="string" calcext:value-type="string" table:number-columns-spanned="35" table:number-rows-spanned="1">
            <text:p>SOAL</text:p>
          </table:table-cell>
          <table:covered-table-cell table:number-columns-repeated="13" table:style-name="ce51"/>
          <table:covered-table-cell table:number-columns-repeated="21"/>
        </table:table-row>
        <table:table-row table:style-name="ro3">
          <table:table-cell table:style-name="ce53"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row>
        <table:table-row table:style-name="ro3">
          <table:table-cell table:style-name="ce54" office:value-type="float" office:value="1" calcext:value-type="float">
            <text:p>1</text:p>
          </table:table-cell>
          <table:table-cell table:style-name="ce61" table:formula="of:=[$'jawaban peserta'.B2]" office:value-type="float" office:value="4" calcext:value-type="float">
            <text:p>4</text:p>
          </table:table-cell>
          <table:table-cell table:style-name="ce18"/>
          <table:table-cell table:style-name="ce65" office:value-type="float" office:value="21" calcext:value-type="float">
            <text:p>21</text:p>
          </table:table-cell>
          <table:table-cell table:style-name="ce61" table:formula="of:=[$'jawaban peserta'.B22]" office:value-type="float" office:value="4" calcext:value-type="float">
            <text:p>4</text:p>
          </table:table-cell>
          <table:table-cell table:style-name="ce18"/>
          <table:table-cell table:style-name="ce65" office:value-type="float" office:value="41" calcext:value-type="float">
            <text:p>41</text:p>
          </table:table-cell>
          <table:table-cell table:style-name="ce61" table:formula="of:=[$'jawaban peserta'.B42]" office:value-type="float" office:value="1" calcext:value-type="float">
            <text:p>1</text:p>
          </table:table-cell>
          <table:table-cell table:style-name="ce18"/>
          <table:table-cell table:style-name="ce68" office:value-type="float" office:value="61" calcext:value-type="float">
            <text:p>61</text:p>
          </table:table-cell>
          <table:table-cell table:style-name="ce70" table:formula="of:=[$'jawaban peserta'.B62]" office:value-type="float" office:value="2" calcext:value-type="float">
            <text:p>2</text:p>
          </table:table-cell>
          <table:table-cell table:style-name="ce18"/>
          <table:table-cell table:style-name="ce68" office:value-type="float" office:value="81" calcext:value-type="float">
            <text:p>81</text:p>
          </table:table-cell>
          <table:table-cell table:style-name="ce70" table:formula="of:=[$'jawaban peserta'.B82]" office:value-type="float" office:value="5" calcext:value-type="float">
            <text:p>5</text:p>
          </table:table-cell>
          <table:table-cell table:style-name="ce18"/>
          <table:table-cell table:style-name="ce68" office:value-type="float" office:value="101" calcext:value-type="float">
            <text:p>101</text:p>
          </table:table-cell>
          <table:table-cell table:style-name="ce70" table:formula="of:=[$'jawaban peserta'.B102]" office:value-type="float" office:value="5" calcext:value-type="float">
            <text:p>5</text:p>
          </table:table-cell>
          <table:table-cell table:style-name="ce18"/>
          <table:table-cell table:style-name="ce68" office:value-type="float" office:value="121" calcext:value-type="float">
            <text:p>121</text:p>
          </table:table-cell>
          <table:table-cell table:style-name="ce70" table:formula="of:=[$'jawaban peserta'.B122]" office:value-type="float" office:value="5" calcext:value-type="float">
            <text:p>5</text:p>
          </table:table-cell>
          <table:table-cell table:style-name="ce18"/>
          <table:table-cell table:style-name="ce68" office:value-type="float" office:value="141" calcext:value-type="float">
            <text:p>141</text:p>
          </table:table-cell>
          <table:table-cell table:style-name="ce70" table:formula="of:=[$'jawaban peserta'.B142]" office:value-type="float" office:value="1" calcext:value-type="float">
            <text:p>1</text:p>
          </table:table-cell>
          <table:table-cell table:style-name="ce18"/>
          <table:table-cell table:style-name="ce68" office:value-type="float" office:value="161" calcext:value-type="float">
            <text:p>161</text:p>
          </table:table-cell>
          <table:table-cell table:style-name="ce70" table:formula="of:=[$'jawaban peserta'.B162]" office:value-type="float" office:value="4" calcext:value-type="float">
            <text:p>4</text:p>
          </table:table-cell>
          <table:table-cell table:style-name="ce18"/>
          <table:table-cell table:style-name="ce68" office:value-type="float" office:value="181" calcext:value-type="float">
            <text:p>181</text:p>
          </table:table-cell>
          <table:table-cell table:style-name="ce70" table:formula="of:=[$'jawaban peserta'.B182]" office:value-type="float" office:value="5" calcext:value-type="float">
            <text:p>5</text:p>
          </table:table-cell>
          <table:table-cell table:style-name="ce18"/>
          <table:table-cell table:style-name="ce68" office:value-type="float" office:value="201" calcext:value-type="float">
            <text:p>201</text:p>
          </table:table-cell>
          <table:table-cell table:style-name="ce70" table:formula="of:=[$'jawaban peserta'.B202]" office:value-type="float" office:value="4" calcext:value-type="float">
            <text:p>4</text:p>
          </table:table-cell>
          <table:table-cell table:style-name="ce18"/>
          <table:table-cell table:style-name="ce68" office:value-type="float" office:value="221" calcext:value-type="float">
            <text:p>221</text:p>
          </table:table-cell>
          <table:table-cell table:style-name="ce70" table:formula="of:=[$'jawaban peserta'.B222]" office:value-type="float" office:value="2" calcext:value-type="float">
            <text:p>2</text:p>
          </table:table-cell>
        </table:table-row>
        <table:table-row table:style-name="ro3">
          <table:table-cell table:style-name="ce54" office:value-type="float" office:value="2" calcext:value-type="float">
            <text:p>2</text:p>
          </table:table-cell>
          <table:table-cell table:style-name="ce61" table:formula="of:=[$'jawaban peserta'.B3]" office:value-type="float" office:value="5" calcext:value-type="float">
            <text:p>5</text:p>
          </table:table-cell>
          <table:table-cell table:style-name="ce18"/>
          <table:table-cell table:style-name="ce65" office:value-type="float" office:value="22" calcext:value-type="float">
            <text:p>22</text:p>
          </table:table-cell>
          <table:table-cell table:style-name="ce61" table:formula="of:=[$'jawaban peserta'.B23]" office:value-type="float" office:value="1" calcext:value-type="float">
            <text:p>1</text:p>
          </table:table-cell>
          <table:table-cell table:style-name="ce18"/>
          <table:table-cell table:style-name="ce65" office:value-type="float" office:value="42" calcext:value-type="float">
            <text:p>42</text:p>
          </table:table-cell>
          <table:table-cell table:style-name="ce61" table:formula="of:=[$'jawaban peserta'.B43]" office:value-type="float" office:value="3" calcext:value-type="float">
            <text:p>3</text:p>
          </table:table-cell>
          <table:table-cell table:style-name="ce18"/>
          <table:table-cell table:style-name="ce68" office:value-type="float" office:value="62" calcext:value-type="float">
            <text:p>62</text:p>
          </table:table-cell>
          <table:table-cell table:style-name="ce70" table:formula="of:=[$'jawaban peserta'.B63]" office:value-type="float" office:value="3" calcext:value-type="float">
            <text:p>3</text:p>
          </table:table-cell>
          <table:table-cell table:style-name="ce18"/>
          <table:table-cell table:style-name="ce68" office:value-type="float" office:value="82" calcext:value-type="float">
            <text:p>82</text:p>
          </table:table-cell>
          <table:table-cell table:style-name="ce70" table:formula="of:=[$'jawaban peserta'.B83]" office:value-type="float" office:value="4" calcext:value-type="float">
            <text:p>4</text:p>
          </table:table-cell>
          <table:table-cell table:style-name="ce18"/>
          <table:table-cell table:style-name="ce68" office:value-type="float" office:value="102" calcext:value-type="float">
            <text:p>102</text:p>
          </table:table-cell>
          <table:table-cell table:style-name="ce70" table:formula="of:=[$'jawaban peserta'.B103]" office:value-type="float" office:value="1" calcext:value-type="float">
            <text:p>1</text:p>
          </table:table-cell>
          <table:table-cell table:style-name="ce18"/>
          <table:table-cell table:style-name="ce68" office:value-type="float" office:value="122" calcext:value-type="float">
            <text:p>122</text:p>
          </table:table-cell>
          <table:table-cell table:style-name="ce70" table:formula="of:=[$'jawaban peserta'.B123]" office:value-type="float" office:value="2" calcext:value-type="float">
            <text:p>2</text:p>
          </table:table-cell>
          <table:table-cell table:style-name="ce18"/>
          <table:table-cell table:style-name="ce68" office:value-type="float" office:value="142" calcext:value-type="float">
            <text:p>142</text:p>
          </table:table-cell>
          <table:table-cell table:style-name="ce70" table:formula="of:=[$'jawaban peserta'.B143]" office:value-type="float" office:value="3" calcext:value-type="float">
            <text:p>3</text:p>
          </table:table-cell>
          <table:table-cell table:style-name="ce18"/>
          <table:table-cell table:style-name="ce68" office:value-type="float" office:value="162" calcext:value-type="float">
            <text:p>162</text:p>
          </table:table-cell>
          <table:table-cell table:style-name="ce70" table:formula="of:=[$'jawaban peserta'.B163]" office:value-type="float" office:value="5" calcext:value-type="float">
            <text:p>5</text:p>
          </table:table-cell>
          <table:table-cell table:style-name="ce18"/>
          <table:table-cell table:style-name="ce68" office:value-type="float" office:value="182" calcext:value-type="float">
            <text:p>182</text:p>
          </table:table-cell>
          <table:table-cell table:style-name="ce70" table:formula="of:=[$'jawaban peserta'.B183]" office:value-type="float" office:value="4" calcext:value-type="float">
            <text:p>4</text:p>
          </table:table-cell>
          <table:table-cell table:style-name="ce18"/>
          <table:table-cell table:style-name="ce68" office:value-type="float" office:value="202" calcext:value-type="float">
            <text:p>202</text:p>
          </table:table-cell>
          <table:table-cell table:style-name="ce70" table:formula="of:=[$'jawaban peserta'.B203]" office:value-type="float" office:value="5" calcext:value-type="float">
            <text:p>5</text:p>
          </table:table-cell>
          <table:table-cell table:style-name="ce18"/>
          <table:table-cell table:style-name="ce68" office:value-type="float" office:value="222" calcext:value-type="float">
            <text:p>222</text:p>
          </table:table-cell>
          <table:table-cell table:style-name="ce70" table:formula="of:=[$'jawaban peserta'.B223]" office:value-type="float" office:value="2" calcext:value-type="float">
            <text:p>2</text:p>
          </table:table-cell>
        </table:table-row>
        <table:table-row table:style-name="ro3">
          <table:table-cell table:style-name="ce54" office:value-type="float" office:value="3" calcext:value-type="float">
            <text:p>3</text:p>
          </table:table-cell>
          <table:table-cell table:style-name="ce61" table:formula="of:=[$'jawaban peserta'.B4]" office:value-type="float" office:value="1" calcext:value-type="float">
            <text:p>1</text:p>
          </table:table-cell>
          <table:table-cell table:style-name="ce18"/>
          <table:table-cell table:style-name="ce65" office:value-type="float" office:value="23" calcext:value-type="float">
            <text:p>23</text:p>
          </table:table-cell>
          <table:table-cell table:style-name="ce61" table:formula="of:=[$'jawaban peserta'.B24]" office:value-type="float" office:value="3" calcext:value-type="float">
            <text:p>3</text:p>
          </table:table-cell>
          <table:table-cell table:style-name="ce18"/>
          <table:table-cell table:style-name="ce65" office:value-type="float" office:value="43" calcext:value-type="float">
            <text:p>43</text:p>
          </table:table-cell>
          <table:table-cell table:style-name="ce61" table:formula="of:=[$'jawaban peserta'.B44]" office:value-type="float" office:value="3" calcext:value-type="float">
            <text:p>3</text:p>
          </table:table-cell>
          <table:table-cell table:style-name="ce18"/>
          <table:table-cell table:style-name="ce68" office:value-type="float" office:value="63" calcext:value-type="float">
            <text:p>63</text:p>
          </table:table-cell>
          <table:table-cell table:style-name="ce70" table:formula="of:=[$'jawaban peserta'.B64]" office:value-type="float" office:value="1" calcext:value-type="float">
            <text:p>1</text:p>
          </table:table-cell>
          <table:table-cell table:style-name="ce18"/>
          <table:table-cell table:style-name="ce68" office:value-type="float" office:value="83" calcext:value-type="float">
            <text:p>83</text:p>
          </table:table-cell>
          <table:table-cell table:style-name="ce70" table:formula="of:=[$'jawaban peserta'.B84]" office:value-type="float" office:value="2" calcext:value-type="float">
            <text:p>2</text:p>
          </table:table-cell>
          <table:table-cell table:style-name="ce18"/>
          <table:table-cell table:style-name="ce68" office:value-type="float" office:value="103" calcext:value-type="float">
            <text:p>103</text:p>
          </table:table-cell>
          <table:table-cell table:style-name="ce70" table:formula="of:=[$'jawaban peserta'.B104]" office:value-type="float" office:value="5" calcext:value-type="float">
            <text:p>5</text:p>
          </table:table-cell>
          <table:table-cell table:style-name="ce18"/>
          <table:table-cell table:style-name="ce68" office:value-type="float" office:value="123" calcext:value-type="float">
            <text:p>123</text:p>
          </table:table-cell>
          <table:table-cell table:style-name="ce70" table:formula="of:=[$'jawaban peserta'.B124]" office:value-type="float" office:value="3" calcext:value-type="float">
            <text:p>3</text:p>
          </table:table-cell>
          <table:table-cell table:style-name="ce18"/>
          <table:table-cell table:style-name="ce68" office:value-type="float" office:value="143" calcext:value-type="float">
            <text:p>143</text:p>
          </table:table-cell>
          <table:table-cell table:style-name="ce70" table:formula="of:=[$'jawaban peserta'.B144]" office:value-type="float" office:value="3" calcext:value-type="float">
            <text:p>3</text:p>
          </table:table-cell>
          <table:table-cell table:style-name="ce18"/>
          <table:table-cell table:style-name="ce68" office:value-type="float" office:value="163" calcext:value-type="float">
            <text:p>163</text:p>
          </table:table-cell>
          <table:table-cell table:style-name="ce70" table:formula="of:=[$'jawaban peserta'.B164]" office:value-type="float" office:value="1" calcext:value-type="float">
            <text:p>1</text:p>
          </table:table-cell>
          <table:table-cell table:style-name="ce18"/>
          <table:table-cell table:style-name="ce68" office:value-type="float" office:value="183" calcext:value-type="float">
            <text:p>183</text:p>
          </table:table-cell>
          <table:table-cell table:style-name="ce70" table:formula="of:=[$'jawaban peserta'.B184]" office:value-type="float" office:value="3" calcext:value-type="float">
            <text:p>3</text:p>
          </table:table-cell>
          <table:table-cell table:style-name="ce18"/>
          <table:table-cell table:style-name="ce68" office:value-type="float" office:value="203" calcext:value-type="float">
            <text:p>203</text:p>
          </table:table-cell>
          <table:table-cell table:style-name="ce70" table:formula="of:=[$'jawaban peserta'.B204]" office:value-type="float" office:value="3" calcext:value-type="float">
            <text:p>3</text:p>
          </table:table-cell>
          <table:table-cell table:style-name="ce18"/>
          <table:table-cell table:style-name="ce68" office:value-type="float" office:value="223" calcext:value-type="float">
            <text:p>223</text:p>
          </table:table-cell>
          <table:table-cell table:style-name="ce70" table:formula="of:=[$'jawaban peserta'.B224]" office:value-type="float" office:value="1" calcext:value-type="float">
            <text:p>1</text:p>
          </table:table-cell>
        </table:table-row>
        <table:table-row table:style-name="ro3">
          <table:table-cell table:style-name="ce54" office:value-type="float" office:value="4" calcext:value-type="float">
            <text:p>4</text:p>
          </table:table-cell>
          <table:table-cell table:style-name="ce61" table:formula="of:=[$'jawaban peserta'.B5]" office:value-type="float" office:value="2" calcext:value-type="float">
            <text:p>2</text:p>
          </table:table-cell>
          <table:table-cell table:style-name="ce18"/>
          <table:table-cell table:style-name="ce65" office:value-type="float" office:value="24" calcext:value-type="float">
            <text:p>24</text:p>
          </table:table-cell>
          <table:table-cell table:style-name="ce61" table:formula="of:=[$'jawaban peserta'.B25]" office:value-type="float" office:value="1" calcext:value-type="float">
            <text:p>1</text:p>
          </table:table-cell>
          <table:table-cell table:style-name="ce18"/>
          <table:table-cell table:style-name="ce65" office:value-type="float" office:value="44" calcext:value-type="float">
            <text:p>44</text:p>
          </table:table-cell>
          <table:table-cell table:style-name="ce61" table:formula="of:=[$'jawaban peserta'.B45]" office:value-type="float" office:value="5" calcext:value-type="float">
            <text:p>5</text:p>
          </table:table-cell>
          <table:table-cell table:style-name="ce18"/>
          <table:table-cell table:style-name="ce68" office:value-type="float" office:value="64" calcext:value-type="float">
            <text:p>64</text:p>
          </table:table-cell>
          <table:table-cell table:style-name="ce70" table:formula="of:=[$'jawaban peserta'.B65]" office:value-type="float" office:value="4" calcext:value-type="float">
            <text:p>4</text:p>
          </table:table-cell>
          <table:table-cell table:style-name="ce18"/>
          <table:table-cell table:style-name="ce68" office:value-type="float" office:value="84" calcext:value-type="float">
            <text:p>84</text:p>
          </table:table-cell>
          <table:table-cell table:style-name="ce70" table:formula="of:=[$'jawaban peserta'.B85]" office:value-type="float" office:value="5" calcext:value-type="float">
            <text:p>5</text:p>
          </table:table-cell>
          <table:table-cell table:style-name="ce18"/>
          <table:table-cell table:style-name="ce68" office:value-type="float" office:value="104" calcext:value-type="float">
            <text:p>104</text:p>
          </table:table-cell>
          <table:table-cell table:style-name="ce70" table:formula="of:=[$'jawaban peserta'.B105]" office:value-type="float" office:value="3" calcext:value-type="float">
            <text:p>3</text:p>
          </table:table-cell>
          <table:table-cell table:style-name="ce18"/>
          <table:table-cell table:style-name="ce68" office:value-type="float" office:value="124" calcext:value-type="float">
            <text:p>124</text:p>
          </table:table-cell>
          <table:table-cell table:style-name="ce70" table:formula="of:=[$'jawaban peserta'.B125]" office:value-type="float" office:value="2" calcext:value-type="float">
            <text:p>2</text:p>
          </table:table-cell>
          <table:table-cell table:style-name="ce18"/>
          <table:table-cell table:style-name="ce68" office:value-type="float" office:value="144" calcext:value-type="float">
            <text:p>144</text:p>
          </table:table-cell>
          <table:table-cell table:style-name="ce70" table:formula="of:=[$'jawaban peserta'.B145]" office:value-type="float" office:value="2" calcext:value-type="float">
            <text:p>2</text:p>
          </table:table-cell>
          <table:table-cell table:style-name="ce18"/>
          <table:table-cell table:style-name="ce68" office:value-type="float" office:value="164" calcext:value-type="float">
            <text:p>164</text:p>
          </table:table-cell>
          <table:table-cell table:style-name="ce70" table:formula="of:=[$'jawaban peserta'.B165]" office:value-type="float" office:value="1" calcext:value-type="float">
            <text:p>1</text:p>
          </table:table-cell>
          <table:table-cell table:style-name="ce18"/>
          <table:table-cell table:style-name="ce68" office:value-type="float" office:value="184" calcext:value-type="float">
            <text:p>184</text:p>
          </table:table-cell>
          <table:table-cell table:style-name="ce70" table:formula="of:=[$'jawaban peserta'.B185]" office:value-type="float" office:value="3" calcext:value-type="float">
            <text:p>3</text:p>
          </table:table-cell>
          <table:table-cell table:style-name="ce18"/>
          <table:table-cell table:style-name="ce68" office:value-type="float" office:value="204" calcext:value-type="float">
            <text:p>204</text:p>
          </table:table-cell>
          <table:table-cell table:style-name="ce70" table:formula="of:=[$'jawaban peserta'.B205]" office:value-type="float" office:value="3" calcext:value-type="float">
            <text:p>3</text:p>
          </table:table-cell>
          <table:table-cell table:style-name="ce18"/>
          <table:table-cell table:style-name="ce68" office:value-type="float" office:value="224" calcext:value-type="float">
            <text:p>224</text:p>
          </table:table-cell>
          <table:table-cell table:style-name="ce70" table:formula="of:=[$'jawaban peserta'.B225]" office:value-type="float" office:value="1" calcext:value-type="float">
            <text:p>1</text:p>
          </table:table-cell>
        </table:table-row>
        <table:table-row table:style-name="ro3">
          <table:table-cell table:style-name="ce54" office:value-type="float" office:value="5" calcext:value-type="float">
            <text:p>5</text:p>
          </table:table-cell>
          <table:table-cell table:style-name="ce61" table:formula="of:=[$'jawaban peserta'.B6]" office:value-type="float" office:value="3" calcext:value-type="float">
            <text:p>3</text:p>
          </table:table-cell>
          <table:table-cell table:style-name="ce18"/>
          <table:table-cell table:style-name="ce65" office:value-type="float" office:value="25" calcext:value-type="float">
            <text:p>25</text:p>
          </table:table-cell>
          <table:table-cell table:style-name="ce61" table:formula="of:=[$'jawaban peserta'.B26]" office:value-type="float" office:value="1" calcext:value-type="float">
            <text:p>1</text:p>
          </table:table-cell>
          <table:table-cell table:style-name="ce18"/>
          <table:table-cell table:style-name="ce65" office:value-type="float" office:value="45" calcext:value-type="float">
            <text:p>45</text:p>
          </table:table-cell>
          <table:table-cell table:style-name="ce61" table:formula="of:=[$'jawaban peserta'.B46]" office:value-type="float" office:value="4" calcext:value-type="float">
            <text:p>4</text:p>
          </table:table-cell>
          <table:table-cell table:style-name="ce18"/>
          <table:table-cell table:style-name="ce68" office:value-type="float" office:value="65" calcext:value-type="float">
            <text:p>65</text:p>
          </table:table-cell>
          <table:table-cell table:style-name="ce70" table:formula="of:=[$'jawaban peserta'.B66]" office:value-type="float" office:value="1" calcext:value-type="float">
            <text:p>1</text:p>
          </table:table-cell>
          <table:table-cell table:style-name="ce18"/>
          <table:table-cell table:style-name="ce68" office:value-type="float" office:value="85" calcext:value-type="float">
            <text:p>85</text:p>
          </table:table-cell>
          <table:table-cell table:style-name="ce70" table:formula="of:=[$'jawaban peserta'.B86]" office:value-type="float" office:value="3" calcext:value-type="float">
            <text:p>3</text:p>
          </table:table-cell>
          <table:table-cell table:style-name="ce18"/>
          <table:table-cell table:style-name="ce68" office:value-type="float" office:value="105" calcext:value-type="float">
            <text:p>105</text:p>
          </table:table-cell>
          <table:table-cell table:style-name="ce70" table:formula="of:=[$'jawaban peserta'.B106]" office:value-type="float" office:value="3" calcext:value-type="float">
            <text:p>3</text:p>
          </table:table-cell>
          <table:table-cell table:style-name="ce18"/>
          <table:table-cell table:style-name="ce68" office:value-type="float" office:value="125" calcext:value-type="float">
            <text:p>125</text:p>
          </table:table-cell>
          <table:table-cell table:style-name="ce70" table:formula="of:=[$'jawaban peserta'.B126]" office:value-type="float" office:value="3" calcext:value-type="float">
            <text:p>3</text:p>
          </table:table-cell>
          <table:table-cell table:style-name="ce18"/>
          <table:table-cell table:style-name="ce68" office:value-type="float" office:value="145" calcext:value-type="float">
            <text:p>145</text:p>
          </table:table-cell>
          <table:table-cell table:style-name="ce70" table:formula="of:=[$'jawaban peserta'.B146]" office:value-type="float" office:value="2" calcext:value-type="float">
            <text:p>2</text:p>
          </table:table-cell>
          <table:table-cell table:style-name="ce18"/>
          <table:table-cell table:style-name="ce68" office:value-type="float" office:value="165" calcext:value-type="float">
            <text:p>165</text:p>
          </table:table-cell>
          <table:table-cell table:style-name="ce70" table:formula="of:=[$'jawaban peserta'.B166]" office:value-type="float" office:value="5" calcext:value-type="float">
            <text:p>5</text:p>
          </table:table-cell>
          <table:table-cell table:style-name="ce18"/>
          <table:table-cell table:style-name="ce68" office:value-type="float" office:value="185" calcext:value-type="float">
            <text:p>185</text:p>
          </table:table-cell>
          <table:table-cell table:style-name="ce70" table:formula="of:=[$'jawaban peserta'.B186]" office:value-type="float" office:value="3" calcext:value-type="float">
            <text:p>3</text:p>
          </table:table-cell>
          <table:table-cell table:style-name="ce18"/>
          <table:table-cell table:style-name="ce68" office:value-type="float" office:value="205" calcext:value-type="float">
            <text:p>205</text:p>
          </table:table-cell>
          <table:table-cell table:style-name="ce70" table:formula="of:=[$'jawaban peserta'.B206]" office:value-type="float" office:value="1" calcext:value-type="float">
            <text:p>1</text:p>
          </table:table-cell>
          <table:table-cell table:style-name="ce18"/>
          <table:table-cell table:style-name="ce68" office:value-type="float" office:value="225" calcext:value-type="float">
            <text:p>225</text:p>
          </table:table-cell>
          <table:table-cell table:style-name="ce70" table:formula="of:=[$'jawaban peserta'.B226]" office:value-type="float" office:value="2" calcext:value-type="float">
            <text:p>2</text:p>
          </table:table-cell>
        </table:table-row>
        <table:table-row table:style-name="ro3">
          <table:table-cell table:style-name="ce54" office:value-type="float" office:value="6" calcext:value-type="float">
            <text:p>6</text:p>
          </table:table-cell>
          <table:table-cell table:style-name="ce61" table:formula="of:=[$'jawaban peserta'.B7]" office:value-type="float" office:value="5" calcext:value-type="float">
            <text:p>5</text:p>
          </table:table-cell>
          <table:table-cell table:style-name="ce18"/>
          <table:table-cell table:style-name="ce65" office:value-type="float" office:value="26" calcext:value-type="float">
            <text:p>26</text:p>
          </table:table-cell>
          <table:table-cell table:style-name="ce61" table:formula="of:=[$'jawaban peserta'.B27]" office:value-type="float" office:value="1" calcext:value-type="float">
            <text:p>1</text:p>
          </table:table-cell>
          <table:table-cell table:style-name="ce18"/>
          <table:table-cell table:style-name="ce65" office:value-type="float" office:value="46" calcext:value-type="float">
            <text:p>46</text:p>
          </table:table-cell>
          <table:table-cell table:style-name="ce61" table:formula="of:=[$'jawaban peserta'.B47]" office:value-type="float" office:value="4" calcext:value-type="float">
            <text:p>4</text:p>
          </table:table-cell>
          <table:table-cell table:style-name="ce18"/>
          <table:table-cell table:style-name="ce68" office:value-type="float" office:value="66" calcext:value-type="float">
            <text:p>66</text:p>
          </table:table-cell>
          <table:table-cell table:style-name="ce70" table:formula="of:=[$'jawaban peserta'.B67]" office:value-type="float" office:value="1" calcext:value-type="float">
            <text:p>1</text:p>
          </table:table-cell>
          <table:table-cell table:style-name="ce18"/>
          <table:table-cell table:style-name="ce68" office:value-type="float" office:value="86" calcext:value-type="float">
            <text:p>86</text:p>
          </table:table-cell>
          <table:table-cell table:style-name="ce70" table:formula="of:=[$'jawaban peserta'.B87]" office:value-type="float" office:value="1" calcext:value-type="float">
            <text:p>1</text:p>
          </table:table-cell>
          <table:table-cell table:style-name="ce18"/>
          <table:table-cell table:style-name="ce68" office:value-type="float" office:value="106" calcext:value-type="float">
            <text:p>106</text:p>
          </table:table-cell>
          <table:table-cell table:style-name="ce70" table:formula="of:=[$'jawaban peserta'.B107]" office:value-type="float" office:value="5" calcext:value-type="float">
            <text:p>5</text:p>
          </table:table-cell>
          <table:table-cell table:style-name="ce18"/>
          <table:table-cell table:style-name="ce68" office:value-type="float" office:value="126" calcext:value-type="float">
            <text:p>126</text:p>
          </table:table-cell>
          <table:table-cell table:style-name="ce70" table:formula="of:=[$'jawaban peserta'.B127]" office:value-type="float" office:value="2" calcext:value-type="float">
            <text:p>2</text:p>
          </table:table-cell>
          <table:table-cell table:style-name="ce18"/>
          <table:table-cell table:style-name="ce68" office:value-type="float" office:value="146" calcext:value-type="float">
            <text:p>146</text:p>
          </table:table-cell>
          <table:table-cell table:style-name="ce70" table:formula="of:=[$'jawaban peserta'.B147]" office:value-type="float" office:value="2" calcext:value-type="float">
            <text:p>2</text:p>
          </table:table-cell>
          <table:table-cell table:style-name="ce18"/>
          <table:table-cell table:style-name="ce68" office:value-type="float" office:value="166" calcext:value-type="float">
            <text:p>166</text:p>
          </table:table-cell>
          <table:table-cell table:style-name="ce70" table:formula="of:=[$'jawaban peserta'.B167]" office:value-type="float" office:value="4" calcext:value-type="float">
            <text:p>4</text:p>
          </table:table-cell>
          <table:table-cell table:style-name="ce18"/>
          <table:table-cell table:style-name="ce68" office:value-type="float" office:value="186" calcext:value-type="float">
            <text:p>186</text:p>
          </table:table-cell>
          <table:table-cell table:style-name="ce70" table:formula="of:=[$'jawaban peserta'.B187]" office:value-type="float" office:value="2" calcext:value-type="float">
            <text:p>2</text:p>
          </table:table-cell>
          <table:table-cell table:style-name="ce18"/>
          <table:table-cell table:style-name="ce68" office:value-type="float" office:value="206" calcext:value-type="float">
            <text:p>206</text:p>
          </table:table-cell>
          <table:table-cell table:style-name="ce70" table:formula="of:=[$'jawaban peserta'.B207]" office:value-type="float" office:value="1" calcext:value-type="float">
            <text:p>1</text:p>
          </table:table-cell>
          <table:table-cell table:style-name="ce18"/>
          <table:table-cell table:style-name="ce68" office:value-type="float" office:value="226" calcext:value-type="float">
            <text:p>226</text:p>
          </table:table-cell>
          <table:table-cell table:style-name="ce70" table:formula="of:=[$'jawaban peserta'.B227]" office:value-type="float" office:value="5" calcext:value-type="float">
            <text:p>5</text:p>
          </table:table-cell>
        </table:table-row>
        <table:table-row table:style-name="ro3">
          <table:table-cell table:style-name="ce54" office:value-type="float" office:value="7" calcext:value-type="float">
            <text:p>7</text:p>
          </table:table-cell>
          <table:table-cell table:style-name="ce61" table:formula="of:=[$'jawaban peserta'.B8]" office:value-type="float" office:value="1" calcext:value-type="float">
            <text:p>1</text:p>
          </table:table-cell>
          <table:table-cell table:style-name="ce18"/>
          <table:table-cell table:style-name="ce65" office:value-type="float" office:value="27" calcext:value-type="float">
            <text:p>27</text:p>
          </table:table-cell>
          <table:table-cell table:style-name="ce61" table:formula="of:=[$'jawaban peserta'.B28]" office:value-type="float" office:value="1" calcext:value-type="float">
            <text:p>1</text:p>
          </table:table-cell>
          <table:table-cell table:style-name="ce18"/>
          <table:table-cell table:style-name="ce65" office:value-type="float" office:value="47" calcext:value-type="float">
            <text:p>47</text:p>
          </table:table-cell>
          <table:table-cell table:style-name="ce61" table:formula="of:=[$'jawaban peserta'.B48]" office:value-type="float" office:value="4" calcext:value-type="float">
            <text:p>4</text:p>
          </table:table-cell>
          <table:table-cell table:style-name="ce18"/>
          <table:table-cell table:style-name="ce68" office:value-type="float" office:value="67" calcext:value-type="float">
            <text:p>67</text:p>
          </table:table-cell>
          <table:table-cell table:style-name="ce70" table:formula="of:=[$'jawaban peserta'.B68]" office:value-type="float" office:value="3" calcext:value-type="float">
            <text:p>3</text:p>
          </table:table-cell>
          <table:table-cell table:style-name="ce18"/>
          <table:table-cell table:style-name="ce68" office:value-type="float" office:value="87" calcext:value-type="float">
            <text:p>87</text:p>
          </table:table-cell>
          <table:table-cell table:style-name="ce70" table:formula="of:=[$'jawaban peserta'.B88]" office:value-type="float" office:value="5" calcext:value-type="float">
            <text:p>5</text:p>
          </table:table-cell>
          <table:table-cell table:style-name="ce18"/>
          <table:table-cell table:style-name="ce68" office:value-type="float" office:value="107" calcext:value-type="float">
            <text:p>107</text:p>
          </table:table-cell>
          <table:table-cell table:style-name="ce70" table:formula="of:=[$'jawaban peserta'.B108]" office:value-type="float" office:value="4" calcext:value-type="float">
            <text:p>4</text:p>
          </table:table-cell>
          <table:table-cell table:style-name="ce18"/>
          <table:table-cell table:style-name="ce68" office:value-type="float" office:value="127" calcext:value-type="float">
            <text:p>127</text:p>
          </table:table-cell>
          <table:table-cell table:style-name="ce70" table:formula="of:=[$'jawaban peserta'.B128]" office:value-type="float" office:value="2" calcext:value-type="float">
            <text:p>2</text:p>
          </table:table-cell>
          <table:table-cell table:style-name="ce18"/>
          <table:table-cell table:style-name="ce68" office:value-type="float" office:value="147" calcext:value-type="float">
            <text:p>147</text:p>
          </table:table-cell>
          <table:table-cell table:style-name="ce70" table:formula="of:=[$'jawaban peserta'.B148]" office:value-type="float" office:value="5" calcext:value-type="float">
            <text:p>5</text:p>
          </table:table-cell>
          <table:table-cell table:style-name="ce18"/>
          <table:table-cell table:style-name="ce68" office:value-type="float" office:value="167" calcext:value-type="float">
            <text:p>167</text:p>
          </table:table-cell>
          <table:table-cell table:style-name="ce70" table:formula="of:=[$'jawaban peserta'.B168]" office:value-type="float" office:value="2" calcext:value-type="float">
            <text:p>2</text:p>
          </table:table-cell>
          <table:table-cell table:style-name="ce18"/>
          <table:table-cell table:style-name="ce68" office:value-type="float" office:value="187" calcext:value-type="float">
            <text:p>187</text:p>
          </table:table-cell>
          <table:table-cell table:style-name="ce70" table:formula="of:=[$'jawaban peserta'.B188]" office:value-type="float" office:value="1" calcext:value-type="float">
            <text:p>1</text:p>
          </table:table-cell>
          <table:table-cell table:style-name="ce18"/>
          <table:table-cell table:style-name="ce68" office:value-type="float" office:value="207" calcext:value-type="float">
            <text:p>207</text:p>
          </table:table-cell>
          <table:table-cell table:style-name="ce70" table:formula="of:=[$'jawaban peserta'.B208]" office:value-type="float" office:value="4" calcext:value-type="float">
            <text:p>4</text:p>
          </table:table-cell>
          <table:table-cell table:style-name="ce18"/>
          <table:table-cell table:style-name="ce68" office:value-type="float" office:value="227" calcext:value-type="float">
            <text:p>227</text:p>
          </table:table-cell>
          <table:table-cell table:style-name="ce70" table:formula="of:=[$'jawaban peserta'.B228]" office:value-type="float" office:value="4" calcext:value-type="float">
            <text:p>4</text:p>
          </table:table-cell>
        </table:table-row>
        <table:table-row table:style-name="ro3">
          <table:table-cell table:style-name="ce54" office:value-type="float" office:value="8" calcext:value-type="float">
            <text:p>8</text:p>
          </table:table-cell>
          <table:table-cell table:style-name="ce61" table:formula="of:=[$'jawaban peserta'.B9]" office:value-type="float" office:value="5" calcext:value-type="float">
            <text:p>5</text:p>
          </table:table-cell>
          <table:table-cell table:style-name="ce18"/>
          <table:table-cell table:style-name="ce65" office:value-type="float" office:value="28" calcext:value-type="float">
            <text:p>28</text:p>
          </table:table-cell>
          <table:table-cell table:style-name="ce61" table:formula="of:=[$'jawaban peserta'.B29]" office:value-type="float" office:value="4" calcext:value-type="float">
            <text:p>4</text:p>
          </table:table-cell>
          <table:table-cell table:style-name="ce18"/>
          <table:table-cell table:style-name="ce65" office:value-type="float" office:value="48" calcext:value-type="float">
            <text:p>48</text:p>
          </table:table-cell>
          <table:table-cell table:style-name="ce61" table:formula="of:=[$'jawaban peserta'.B49]" office:value-type="float" office:value="1" calcext:value-type="float">
            <text:p>1</text:p>
          </table:table-cell>
          <table:table-cell table:style-name="ce18"/>
          <table:table-cell table:style-name="ce68" office:value-type="float" office:value="68" calcext:value-type="float">
            <text:p>68</text:p>
          </table:table-cell>
          <table:table-cell table:style-name="ce70" table:formula="of:=[$'jawaban peserta'.B69]" office:value-type="float" office:value="1" calcext:value-type="float">
            <text:p>1</text:p>
          </table:table-cell>
          <table:table-cell table:style-name="ce18"/>
          <table:table-cell table:style-name="ce68" office:value-type="float" office:value="88" calcext:value-type="float">
            <text:p>88</text:p>
          </table:table-cell>
          <table:table-cell table:style-name="ce70" table:formula="of:=[$'jawaban peserta'.B89]" office:value-type="float" office:value="4" calcext:value-type="float">
            <text:p>4</text:p>
          </table:table-cell>
          <table:table-cell table:style-name="ce18"/>
          <table:table-cell table:style-name="ce68" office:value-type="float" office:value="108" calcext:value-type="float">
            <text:p>108</text:p>
          </table:table-cell>
          <table:table-cell table:style-name="ce70" table:formula="of:=[$'jawaban peserta'.B109]" office:value-type="float" office:value="2" calcext:value-type="float">
            <text:p>2</text:p>
          </table:table-cell>
          <table:table-cell table:style-name="ce18"/>
          <table:table-cell table:style-name="ce68" office:value-type="float" office:value="128" calcext:value-type="float">
            <text:p>128</text:p>
          </table:table-cell>
          <table:table-cell table:style-name="ce70" table:formula="of:=[$'jawaban peserta'.B129]" office:value-type="float" office:value="1" calcext:value-type="float">
            <text:p>1</text:p>
          </table:table-cell>
          <table:table-cell table:style-name="ce18"/>
          <table:table-cell table:style-name="ce68" office:value-type="float" office:value="148" calcext:value-type="float">
            <text:p>148</text:p>
          </table:table-cell>
          <table:table-cell table:style-name="ce70" table:formula="of:=[$'jawaban peserta'.B149]" office:value-type="float" office:value="3" calcext:value-type="float">
            <text:p>3</text:p>
          </table:table-cell>
          <table:table-cell table:style-name="ce18"/>
          <table:table-cell table:style-name="ce68" office:value-type="float" office:value="168" calcext:value-type="float">
            <text:p>168</text:p>
          </table:table-cell>
          <table:table-cell table:style-name="ce70" table:formula="of:=[$'jawaban peserta'.B169]" office:value-type="float" office:value="3" calcext:value-type="float">
            <text:p>3</text:p>
          </table:table-cell>
          <table:table-cell table:style-name="ce18"/>
          <table:table-cell table:style-name="ce68" office:value-type="float" office:value="188" calcext:value-type="float">
            <text:p>188</text:p>
          </table:table-cell>
          <table:table-cell table:style-name="ce70" table:formula="of:=[$'jawaban peserta'.B189]" office:value-type="float" office:value="5" calcext:value-type="float">
            <text:p>5</text:p>
          </table:table-cell>
          <table:table-cell table:style-name="ce18"/>
          <table:table-cell table:style-name="ce68" office:value-type="float" office:value="208" calcext:value-type="float">
            <text:p>208</text:p>
          </table:table-cell>
          <table:table-cell table:style-name="ce70" table:formula="of:=[$'jawaban peserta'.B209]" office:value-type="float" office:value="1" calcext:value-type="float">
            <text:p>1</text:p>
          </table:table-cell>
          <table:table-cell table:style-name="ce18"/>
          <table:table-cell table:style-name="ce68" office:value-type="float" office:value="228" calcext:value-type="float">
            <text:p>228</text:p>
          </table:table-cell>
          <table:table-cell table:style-name="ce70" table:formula="of:=[$'jawaban peserta'.B229]" office:value-type="float" office:value="1" calcext:value-type="float">
            <text:p>1</text:p>
          </table:table-cell>
        </table:table-row>
        <table:table-row table:style-name="ro3">
          <table:table-cell table:style-name="ce54" office:value-type="float" office:value="9" calcext:value-type="float">
            <text:p>9</text:p>
          </table:table-cell>
          <table:table-cell table:style-name="ce61" table:formula="of:=[$'jawaban peserta'.B10]" office:value-type="float" office:value="4" calcext:value-type="float">
            <text:p>4</text:p>
          </table:table-cell>
          <table:table-cell table:style-name="ce18"/>
          <table:table-cell table:style-name="ce65" office:value-type="float" office:value="29" calcext:value-type="float">
            <text:p>29</text:p>
          </table:table-cell>
          <table:table-cell table:style-name="ce61" table:formula="of:=[$'jawaban peserta'.B30]" office:value-type="float" office:value="3" calcext:value-type="float">
            <text:p>3</text:p>
          </table:table-cell>
          <table:table-cell table:style-name="ce18"/>
          <table:table-cell table:style-name="ce65" office:value-type="float" office:value="49" calcext:value-type="float">
            <text:p>49</text:p>
          </table:table-cell>
          <table:table-cell table:style-name="ce61" table:formula="of:=[$'jawaban peserta'.B50]" office:value-type="float" office:value="1" calcext:value-type="float">
            <text:p>1</text:p>
          </table:table-cell>
          <table:table-cell table:style-name="ce18"/>
          <table:table-cell table:style-name="ce68" office:value-type="float" office:value="69" calcext:value-type="float">
            <text:p>69</text:p>
          </table:table-cell>
          <table:table-cell table:style-name="ce70" table:formula="of:=[$'jawaban peserta'.B70]" office:value-type="float" office:value="1" calcext:value-type="float">
            <text:p>1</text:p>
          </table:table-cell>
          <table:table-cell table:style-name="ce18"/>
          <table:table-cell table:style-name="ce68" office:value-type="float" office:value="89" calcext:value-type="float">
            <text:p>89</text:p>
          </table:table-cell>
          <table:table-cell table:style-name="ce70" table:formula="of:=[$'jawaban peserta'.B90]" office:value-type="float" office:value="2" calcext:value-type="float">
            <text:p>2</text:p>
          </table:table-cell>
          <table:table-cell table:style-name="ce18"/>
          <table:table-cell table:style-name="ce68" office:value-type="float" office:value="109" calcext:value-type="float">
            <text:p>109</text:p>
          </table:table-cell>
          <table:table-cell table:style-name="ce70" table:formula="of:=[$'jawaban peserta'.B110]" office:value-type="float" office:value="3" calcext:value-type="float">
            <text:p>3</text:p>
          </table:table-cell>
          <table:table-cell table:style-name="ce18"/>
          <table:table-cell table:style-name="ce68" office:value-type="float" office:value="129" calcext:value-type="float">
            <text:p>129</text:p>
          </table:table-cell>
          <table:table-cell table:style-name="ce70" table:formula="of:=[$'jawaban peserta'.B130]" office:value-type="float" office:value="4" calcext:value-type="float">
            <text:p>4</text:p>
          </table:table-cell>
          <table:table-cell table:style-name="ce18"/>
          <table:table-cell table:style-name="ce68" office:value-type="float" office:value="149" calcext:value-type="float">
            <text:p>149</text:p>
          </table:table-cell>
          <table:table-cell table:style-name="ce70" table:formula="of:=[$'jawaban peserta'.B150]" office:value-type="float" office:value="4" calcext:value-type="float">
            <text:p>4</text:p>
          </table:table-cell>
          <table:table-cell table:style-name="ce18"/>
          <table:table-cell table:style-name="ce68" office:value-type="float" office:value="169" calcext:value-type="float">
            <text:p>169</text:p>
          </table:table-cell>
          <table:table-cell table:style-name="ce70" table:formula="of:=[$'jawaban peserta'.B170]" office:value-type="float" office:value="1" calcext:value-type="float">
            <text:p>1</text:p>
          </table:table-cell>
          <table:table-cell table:style-name="ce18"/>
          <table:table-cell table:style-name="ce68" office:value-type="float" office:value="189" calcext:value-type="float">
            <text:p>189</text:p>
          </table:table-cell>
          <table:table-cell table:style-name="ce70" table:formula="of:=[$'jawaban peserta'.B190]" office:value-type="float" office:value="5" calcext:value-type="float">
            <text:p>5</text:p>
          </table:table-cell>
          <table:table-cell table:style-name="ce18"/>
          <table:table-cell table:style-name="ce68" office:value-type="float" office:value="209" calcext:value-type="float">
            <text:p>209</text:p>
          </table:table-cell>
          <table:table-cell table:style-name="ce70" table:formula="of:=[$'jawaban peserta'.B210]" office:value-type="float" office:value="2" calcext:value-type="float">
            <text:p>2</text:p>
          </table:table-cell>
          <table:table-cell table:style-name="ce18"/>
          <table:table-cell table:style-name="ce68" office:value-type="float" office:value="229" calcext:value-type="float">
            <text:p>229</text:p>
          </table:table-cell>
          <table:table-cell table:style-name="ce70" table:formula="of:=[$'jawaban peserta'.B230]" office:value-type="float" office:value="4" calcext:value-type="float">
            <text:p>4</text:p>
          </table:table-cell>
        </table:table-row>
        <table:table-row table:style-name="ro3">
          <table:table-cell table:style-name="ce54" office:value-type="float" office:value="10" calcext:value-type="float">
            <text:p>10</text:p>
          </table:table-cell>
          <table:table-cell table:style-name="ce61" table:formula="of:=[$'jawaban peserta'.B11]" office:value-type="float" office:value="1" calcext:value-type="float">
            <text:p>1</text:p>
          </table:table-cell>
          <table:table-cell table:style-name="ce18"/>
          <table:table-cell table:style-name="ce65" office:value-type="float" office:value="30" calcext:value-type="float">
            <text:p>30</text:p>
          </table:table-cell>
          <table:table-cell table:style-name="ce61" table:formula="of:=[$'jawaban peserta'.B31]" office:value-type="float" office:value="2" calcext:value-type="float">
            <text:p>2</text:p>
          </table:table-cell>
          <table:table-cell table:style-name="ce18"/>
          <table:table-cell table:style-name="ce65" office:value-type="float" office:value="50" calcext:value-type="float">
            <text:p>50</text:p>
          </table:table-cell>
          <table:table-cell table:style-name="ce61" table:formula="of:=[$'jawaban peserta'.B51]" office:value-type="float" office:value="4" calcext:value-type="float">
            <text:p>4</text:p>
          </table:table-cell>
          <table:table-cell table:style-name="ce18"/>
          <table:table-cell table:style-name="ce68" office:value-type="float" office:value="70" calcext:value-type="float">
            <text:p>70</text:p>
          </table:table-cell>
          <table:table-cell table:style-name="ce70" table:formula="of:=[$'jawaban peserta'.B71]" office:value-type="float" office:value="3" calcext:value-type="float">
            <text:p>3</text:p>
          </table:table-cell>
          <table:table-cell table:style-name="ce18"/>
          <table:table-cell table:style-name="ce68" office:value-type="float" office:value="90" calcext:value-type="float">
            <text:p>90</text:p>
          </table:table-cell>
          <table:table-cell table:style-name="ce70" table:formula="of:=[$'jawaban peserta'.B91]" office:value-type="float" office:value="1" calcext:value-type="float">
            <text:p>1</text:p>
          </table:table-cell>
          <table:table-cell table:style-name="ce18"/>
          <table:table-cell table:style-name="ce68" office:value-type="float" office:value="110" calcext:value-type="float">
            <text:p>110</text:p>
          </table:table-cell>
          <table:table-cell table:style-name="ce70" table:formula="of:=[$'jawaban peserta'.B111]" office:value-type="float" office:value="5" calcext:value-type="float">
            <text:p>5</text:p>
          </table:table-cell>
          <table:table-cell table:style-name="ce18"/>
          <table:table-cell table:style-name="ce68" office:value-type="float" office:value="130" calcext:value-type="float">
            <text:p>130</text:p>
          </table:table-cell>
          <table:table-cell table:style-name="ce70" table:formula="of:=[$'jawaban peserta'.B131]" office:value-type="float" office:value="1" calcext:value-type="float">
            <text:p>1</text:p>
          </table:table-cell>
          <table:table-cell table:style-name="ce18"/>
          <table:table-cell table:style-name="ce68" office:value-type="float" office:value="150" calcext:value-type="float">
            <text:p>150</text:p>
          </table:table-cell>
          <table:table-cell table:style-name="ce70" table:formula="of:=[$'jawaban peserta'.B151]" office:value-type="float" office:value="4" calcext:value-type="float">
            <text:p>4</text:p>
          </table:table-cell>
          <table:table-cell table:style-name="ce18"/>
          <table:table-cell table:style-name="ce68" office:value-type="float" office:value="170" calcext:value-type="float">
            <text:p>170</text:p>
          </table:table-cell>
          <table:table-cell table:style-name="ce70" table:formula="of:=[$'jawaban peserta'.B171]" office:value-type="float" office:value="3" calcext:value-type="float">
            <text:p>3</text:p>
          </table:table-cell>
          <table:table-cell table:style-name="ce18"/>
          <table:table-cell table:style-name="ce68" office:value-type="float" office:value="190" calcext:value-type="float">
            <text:p>190</text:p>
          </table:table-cell>
          <table:table-cell table:style-name="ce70" table:formula="of:=[$'jawaban peserta'.B191]" office:value-type="float" office:value="4" calcext:value-type="float">
            <text:p>4</text:p>
          </table:table-cell>
          <table:table-cell table:style-name="ce18"/>
          <table:table-cell table:style-name="ce68" office:value-type="float" office:value="210" calcext:value-type="float">
            <text:p>210</text:p>
          </table:table-cell>
          <table:table-cell table:style-name="ce70" table:formula="of:=[$'jawaban peserta'.B211]" office:value-type="float" office:value="4" calcext:value-type="float">
            <text:p>4</text:p>
          </table:table-cell>
          <table:table-cell table:style-name="ce18"/>
          <table:table-cell table:style-name="ce68" office:value-type="float" office:value="230" calcext:value-type="float">
            <text:p>230</text:p>
          </table:table-cell>
          <table:table-cell table:style-name="ce70" table:formula="of:=[$'jawaban peserta'.B231]" office:value-type="float" office:value="4" calcext:value-type="float">
            <text:p>4</text:p>
          </table:table-cell>
        </table:table-row>
        <table:table-row table:style-name="ro3">
          <table:table-cell table:style-name="ce54" office:value-type="float" office:value="11" calcext:value-type="float">
            <text:p>11</text:p>
          </table:table-cell>
          <table:table-cell table:style-name="ce61" table:formula="of:=[$'jawaban peserta'.B12]" office:value-type="float" office:value="2" calcext:value-type="float">
            <text:p>2</text:p>
          </table:table-cell>
          <table:table-cell table:style-name="ce18"/>
          <table:table-cell table:style-name="ce65" office:value-type="float" office:value="31" calcext:value-type="float">
            <text:p>31</text:p>
          </table:table-cell>
          <table:table-cell table:style-name="ce61" table:formula="of:=[$'jawaban peserta'.B32]" office:value-type="float" office:value="3" calcext:value-type="float">
            <text:p>3</text:p>
          </table:table-cell>
          <table:table-cell table:style-name="ce18"/>
          <table:table-cell table:style-name="ce65" office:value-type="float" office:value="51" calcext:value-type="float">
            <text:p>51</text:p>
          </table:table-cell>
          <table:table-cell table:style-name="ce61" table:formula="of:=[$'jawaban peserta'.B52]" office:value-type="float" office:value="2" calcext:value-type="float">
            <text:p>2</text:p>
          </table:table-cell>
          <table:table-cell table:style-name="ce18"/>
          <table:table-cell table:style-name="ce68" office:value-type="float" office:value="71" calcext:value-type="float">
            <text:p>71</text:p>
          </table:table-cell>
          <table:table-cell table:style-name="ce70" table:formula="of:=[$'jawaban peserta'.B72]" office:value-type="float" office:value="4" calcext:value-type="float">
            <text:p>4</text:p>
          </table:table-cell>
          <table:table-cell table:style-name="ce18"/>
          <table:table-cell table:style-name="ce68" office:value-type="float" office:value="91" calcext:value-type="float">
            <text:p>91</text:p>
          </table:table-cell>
          <table:table-cell table:style-name="ce70" table:formula="of:=[$'jawaban peserta'.B92]" office:value-type="float" office:value="1" calcext:value-type="float">
            <text:p>1</text:p>
          </table:table-cell>
          <table:table-cell table:style-name="ce18"/>
          <table:table-cell table:style-name="ce68" office:value-type="float" office:value="111" calcext:value-type="float">
            <text:p>111</text:p>
          </table:table-cell>
          <table:table-cell table:style-name="ce70" table:formula="of:=[$'jawaban peserta'.B112]" office:value-type="float" office:value="1" calcext:value-type="float">
            <text:p>1</text:p>
          </table:table-cell>
          <table:table-cell table:style-name="ce18"/>
          <table:table-cell table:style-name="ce68" office:value-type="float" office:value="131" calcext:value-type="float">
            <text:p>131</text:p>
          </table:table-cell>
          <table:table-cell table:style-name="ce70" table:formula="of:=[$'jawaban peserta'.B132]" office:value-type="float" office:value="5" calcext:value-type="float">
            <text:p>5</text:p>
          </table:table-cell>
          <table:table-cell table:style-name="ce18"/>
          <table:table-cell table:style-name="ce68" office:value-type="float" office:value="151" calcext:value-type="float">
            <text:p>151</text:p>
          </table:table-cell>
          <table:table-cell table:style-name="ce70" table:formula="of:=[$'jawaban peserta'.B152]" office:value-type="float" office:value="5" calcext:value-type="float">
            <text:p>5</text:p>
          </table:table-cell>
          <table:table-cell table:style-name="ce18"/>
          <table:table-cell table:style-name="ce68" office:value-type="float" office:value="171" calcext:value-type="float">
            <text:p>171</text:p>
          </table:table-cell>
          <table:table-cell table:style-name="ce70" table:formula="of:=[$'jawaban peserta'.B172]" office:value-type="float" office:value="5" calcext:value-type="float">
            <text:p>5</text:p>
          </table:table-cell>
          <table:table-cell table:style-name="ce18"/>
          <table:table-cell table:style-name="ce68" office:value-type="float" office:value="191" calcext:value-type="float">
            <text:p>191</text:p>
          </table:table-cell>
          <table:table-cell table:style-name="ce70" table:formula="of:=[$'jawaban peserta'.B192]" office:value-type="float" office:value="2" calcext:value-type="float">
            <text:p>2</text:p>
          </table:table-cell>
          <table:table-cell table:style-name="ce18"/>
          <table:table-cell table:style-name="ce68" office:value-type="float" office:value="211" calcext:value-type="float">
            <text:p>211</text:p>
          </table:table-cell>
          <table:table-cell table:style-name="ce70" table:formula="of:=[$'jawaban peserta'.B212]" office:value-type="float" office:value="2" calcext:value-type="float">
            <text:p>2</text:p>
          </table:table-cell>
          <table:table-cell table:style-name="ce18"/>
          <table:table-cell table:style-name="ce68" office:value-type="float" office:value="231" calcext:value-type="float">
            <text:p>231</text:p>
          </table:table-cell>
          <table:table-cell table:style-name="ce70" table:formula="of:=[$'jawaban peserta'.B232]" office:value-type="float" office:value="3" calcext:value-type="float">
            <text:p>3</text:p>
          </table:table-cell>
        </table:table-row>
        <table:table-row table:style-name="ro3">
          <table:table-cell table:style-name="ce54" office:value-type="float" office:value="12" calcext:value-type="float">
            <text:p>12</text:p>
          </table:table-cell>
          <table:table-cell table:style-name="ce61" table:formula="of:=[$'jawaban peserta'.B13]" office:value-type="float" office:value="2" calcext:value-type="float">
            <text:p>2</text:p>
          </table:table-cell>
          <table:table-cell table:style-name="ce18"/>
          <table:table-cell table:style-name="ce65" office:value-type="float" office:value="32" calcext:value-type="float">
            <text:p>32</text:p>
          </table:table-cell>
          <table:table-cell table:style-name="ce61" table:formula="of:=[$'jawaban peserta'.B33]" office:value-type="float" office:value="1" calcext:value-type="float">
            <text:p>1</text:p>
          </table:table-cell>
          <table:table-cell table:style-name="ce18"/>
          <table:table-cell table:style-name="ce65" office:value-type="float" office:value="52" calcext:value-type="float">
            <text:p>52</text:p>
          </table:table-cell>
          <table:table-cell table:style-name="ce61" table:formula="of:=[$'jawaban peserta'.B53]" office:value-type="float" office:value="2" calcext:value-type="float">
            <text:p>2</text:p>
          </table:table-cell>
          <table:table-cell table:style-name="ce18"/>
          <table:table-cell table:style-name="ce68" office:value-type="float" office:value="72" calcext:value-type="float">
            <text:p>72</text:p>
          </table:table-cell>
          <table:table-cell table:style-name="ce70" table:formula="of:=[$'jawaban peserta'.B73]" office:value-type="float" office:value="1" calcext:value-type="float">
            <text:p>1</text:p>
          </table:table-cell>
          <table:table-cell table:style-name="ce18"/>
          <table:table-cell table:style-name="ce68" office:value-type="float" office:value="92" calcext:value-type="float">
            <text:p>92</text:p>
          </table:table-cell>
          <table:table-cell table:style-name="ce70" table:formula="of:=[$'jawaban peserta'.B93]" office:value-type="float" office:value="2" calcext:value-type="float">
            <text:p>2</text:p>
          </table:table-cell>
          <table:table-cell table:style-name="ce18"/>
          <table:table-cell table:style-name="ce68" office:value-type="float" office:value="112" calcext:value-type="float">
            <text:p>112</text:p>
          </table:table-cell>
          <table:table-cell table:style-name="ce70" table:formula="of:=[$'jawaban peserta'.B113]" office:value-type="float" office:value="1" calcext:value-type="float">
            <text:p>1</text:p>
          </table:table-cell>
          <table:table-cell table:style-name="ce18"/>
          <table:table-cell table:style-name="ce68" office:value-type="float" office:value="132" calcext:value-type="float">
            <text:p>132</text:p>
          </table:table-cell>
          <table:table-cell table:style-name="ce70" table:formula="of:=[$'jawaban peserta'.B133]" office:value-type="float" office:value="5" calcext:value-type="float">
            <text:p>5</text:p>
          </table:table-cell>
          <table:table-cell table:style-name="ce18"/>
          <table:table-cell table:style-name="ce68" office:value-type="float" office:value="152" calcext:value-type="float">
            <text:p>152</text:p>
          </table:table-cell>
          <table:table-cell table:style-name="ce70" table:formula="of:=[$'jawaban peserta'.B153]" office:value-type="float" office:value="1" calcext:value-type="float">
            <text:p>1</text:p>
          </table:table-cell>
          <table:table-cell table:style-name="ce18"/>
          <table:table-cell table:style-name="ce68" office:value-type="float" office:value="172" calcext:value-type="float">
            <text:p>172</text:p>
          </table:table-cell>
          <table:table-cell table:style-name="ce70" table:formula="of:=[$'jawaban peserta'.B173]" office:value-type="float" office:value="2" calcext:value-type="float">
            <text:p>2</text:p>
          </table:table-cell>
          <table:table-cell table:style-name="ce18"/>
          <table:table-cell table:style-name="ce68" office:value-type="float" office:value="192" calcext:value-type="float">
            <text:p>192</text:p>
          </table:table-cell>
          <table:table-cell table:style-name="ce70" table:formula="of:=[$'jawaban peserta'.B193]" office:value-type="float" office:value="2" calcext:value-type="float">
            <text:p>2</text:p>
          </table:table-cell>
          <table:table-cell table:style-name="ce18"/>
          <table:table-cell table:style-name="ce68" office:value-type="float" office:value="212" calcext:value-type="float">
            <text:p>212</text:p>
          </table:table-cell>
          <table:table-cell table:style-name="ce70" table:formula="of:=[$'jawaban peserta'.B213]" office:value-type="float" office:value="1" calcext:value-type="float">
            <text:p>1</text:p>
          </table:table-cell>
          <table:table-cell table:style-name="ce18"/>
          <table:table-cell table:style-name="ce68" office:value-type="float" office:value="232" calcext:value-type="float">
            <text:p>232</text:p>
          </table:table-cell>
          <table:table-cell table:style-name="ce70" table:formula="of:=[$'jawaban peserta'.B233]" office:value-type="float" office:value="3" calcext:value-type="float">
            <text:p>3</text:p>
          </table:table-cell>
        </table:table-row>
        <table:table-row table:style-name="ro3">
          <table:table-cell table:style-name="ce54" office:value-type="float" office:value="13" calcext:value-type="float">
            <text:p>13</text:p>
          </table:table-cell>
          <table:table-cell table:style-name="ce61" table:formula="of:=[$'jawaban peserta'.B14]" office:value-type="float" office:value="3" calcext:value-type="float">
            <text:p>3</text:p>
          </table:table-cell>
          <table:table-cell table:style-name="ce18"/>
          <table:table-cell table:style-name="ce65" office:value-type="float" office:value="33" calcext:value-type="float">
            <text:p>33</text:p>
          </table:table-cell>
          <table:table-cell table:style-name="ce61" table:formula="of:=[$'jawaban peserta'.B34]" office:value-type="float" office:value="4" calcext:value-type="float">
            <text:p>4</text:p>
          </table:table-cell>
          <table:table-cell table:style-name="ce18"/>
          <table:table-cell table:style-name="ce65" office:value-type="float" office:value="53" calcext:value-type="float">
            <text:p>53</text:p>
          </table:table-cell>
          <table:table-cell table:style-name="ce61" table:formula="of:=[$'jawaban peserta'.B54]" office:value-type="float" office:value="5" calcext:value-type="float">
            <text:p>5</text:p>
          </table:table-cell>
          <table:table-cell table:style-name="ce18"/>
          <table:table-cell table:style-name="ce68" office:value-type="float" office:value="73" calcext:value-type="float">
            <text:p>73</text:p>
          </table:table-cell>
          <table:table-cell table:style-name="ce70" table:formula="of:=[$'jawaban peserta'.B74]" office:value-type="float" office:value="5" calcext:value-type="float">
            <text:p>5</text:p>
          </table:table-cell>
          <table:table-cell table:style-name="ce18"/>
          <table:table-cell table:style-name="ce68" office:value-type="float" office:value="93" calcext:value-type="float">
            <text:p>93</text:p>
          </table:table-cell>
          <table:table-cell table:style-name="ce70" table:formula="of:=[$'jawaban peserta'.B94]" office:value-type="float" office:value="1" calcext:value-type="float">
            <text:p>1</text:p>
          </table:table-cell>
          <table:table-cell table:style-name="ce18"/>
          <table:table-cell table:style-name="ce68" office:value-type="float" office:value="113" calcext:value-type="float">
            <text:p>113</text:p>
          </table:table-cell>
          <table:table-cell table:style-name="ce70" table:formula="of:=[$'jawaban peserta'.B114]" office:value-type="float" office:value="1" calcext:value-type="float">
            <text:p>1</text:p>
          </table:table-cell>
          <table:table-cell table:style-name="ce18"/>
          <table:table-cell table:style-name="ce68" office:value-type="float" office:value="133" calcext:value-type="float">
            <text:p>133</text:p>
          </table:table-cell>
          <table:table-cell table:style-name="ce70" table:formula="of:=[$'jawaban peserta'.B134]" office:value-type="float" office:value="3" calcext:value-type="float">
            <text:p>3</text:p>
          </table:table-cell>
          <table:table-cell table:style-name="ce18"/>
          <table:table-cell table:style-name="ce68" office:value-type="float" office:value="153" calcext:value-type="float">
            <text:p>153</text:p>
          </table:table-cell>
          <table:table-cell table:style-name="ce70" table:formula="of:=[$'jawaban peserta'.B154]" office:value-type="float" office:value="4" calcext:value-type="float">
            <text:p>4</text:p>
          </table:table-cell>
          <table:table-cell table:style-name="ce18"/>
          <table:table-cell table:style-name="ce68" office:value-type="float" office:value="173" calcext:value-type="float">
            <text:p>173</text:p>
          </table:table-cell>
          <table:table-cell table:style-name="ce70" table:formula="of:=[$'jawaban peserta'.B174]" office:value-type="float" office:value="1" calcext:value-type="float">
            <text:p>1</text:p>
          </table:table-cell>
          <table:table-cell table:style-name="ce18"/>
          <table:table-cell table:style-name="ce68" office:value-type="float" office:value="193" calcext:value-type="float">
            <text:p>193</text:p>
          </table:table-cell>
          <table:table-cell table:style-name="ce70" table:formula="of:=[$'jawaban peserta'.B194]" office:value-type="float" office:value="2" calcext:value-type="float">
            <text:p>2</text:p>
          </table:table-cell>
          <table:table-cell table:style-name="ce18"/>
          <table:table-cell table:style-name="ce68" office:value-type="float" office:value="213" calcext:value-type="float">
            <text:p>213</text:p>
          </table:table-cell>
          <table:table-cell table:style-name="ce70" table:formula="of:=[$'jawaban peserta'.B214]" office:value-type="float" office:value="4" calcext:value-type="float">
            <text:p>4</text:p>
          </table:table-cell>
          <table:table-cell table:style-name="ce18"/>
          <table:table-cell table:style-name="ce68" office:value-type="float" office:value="233" calcext:value-type="float">
            <text:p>233</text:p>
          </table:table-cell>
          <table:table-cell table:style-name="ce70" table:formula="of:=[$'jawaban peserta'.B234]" office:value-type="float" office:value="2" calcext:value-type="float">
            <text:p>2</text:p>
          </table:table-cell>
        </table:table-row>
        <table:table-row table:style-name="ro3">
          <table:table-cell table:style-name="ce54" office:value-type="float" office:value="14" calcext:value-type="float">
            <text:p>14</text:p>
          </table:table-cell>
          <table:table-cell table:style-name="ce61" table:formula="of:=[$'jawaban peserta'.B15]" office:value-type="float" office:value="5" calcext:value-type="float">
            <text:p>5</text:p>
          </table:table-cell>
          <table:table-cell table:style-name="ce18"/>
          <table:table-cell table:style-name="ce65" office:value-type="float" office:value="34" calcext:value-type="float">
            <text:p>34</text:p>
          </table:table-cell>
          <table:table-cell table:style-name="ce61" table:formula="of:=[$'jawaban peserta'.B35]" office:value-type="float" office:value="1" calcext:value-type="float">
            <text:p>1</text:p>
          </table:table-cell>
          <table:table-cell table:style-name="ce18"/>
          <table:table-cell table:style-name="ce65" office:value-type="float" office:value="54" calcext:value-type="float">
            <text:p>54</text:p>
          </table:table-cell>
          <table:table-cell table:style-name="ce61" table:formula="of:=[$'jawaban peserta'.B55]" office:value-type="float" office:value="5" calcext:value-type="float">
            <text:p>5</text:p>
          </table:table-cell>
          <table:table-cell table:style-name="ce18"/>
          <table:table-cell table:style-name="ce68" office:value-type="float" office:value="74" calcext:value-type="float">
            <text:p>74</text:p>
          </table:table-cell>
          <table:table-cell table:style-name="ce70" table:formula="of:=[$'jawaban peserta'.B75]" office:value-type="float" office:value="1" calcext:value-type="float">
            <text:p>1</text:p>
          </table:table-cell>
          <table:table-cell table:style-name="ce18"/>
          <table:table-cell table:style-name="ce68" office:value-type="float" office:value="94" calcext:value-type="float">
            <text:p>94</text:p>
          </table:table-cell>
          <table:table-cell table:style-name="ce70" table:formula="of:=[$'jawaban peserta'.B95]" office:value-type="float" office:value="4" calcext:value-type="float">
            <text:p>4</text:p>
          </table:table-cell>
          <table:table-cell table:style-name="ce18"/>
          <table:table-cell table:style-name="ce68" office:value-type="float" office:value="114" calcext:value-type="float">
            <text:p>114</text:p>
          </table:table-cell>
          <table:table-cell table:style-name="ce70" table:formula="of:=[$'jawaban peserta'.B115]" office:value-type="float" office:value="1" calcext:value-type="float">
            <text:p>1</text:p>
          </table:table-cell>
          <table:table-cell table:style-name="ce18"/>
          <table:table-cell table:style-name="ce68" office:value-type="float" office:value="134" calcext:value-type="float">
            <text:p>134</text:p>
          </table:table-cell>
          <table:table-cell table:style-name="ce70" table:formula="of:=[$'jawaban peserta'.B135]" office:value-type="float" office:value="3" calcext:value-type="float">
            <text:p>3</text:p>
          </table:table-cell>
          <table:table-cell table:style-name="ce18"/>
          <table:table-cell table:style-name="ce68" office:value-type="float" office:value="154" calcext:value-type="float">
            <text:p>154</text:p>
          </table:table-cell>
          <table:table-cell table:style-name="ce70" table:formula="of:=[$'jawaban peserta'.B155]" office:value-type="float" office:value="1" calcext:value-type="float">
            <text:p>1</text:p>
          </table:table-cell>
          <table:table-cell table:style-name="ce18"/>
          <table:table-cell table:style-name="ce68" office:value-type="float" office:value="174" calcext:value-type="float">
            <text:p>174</text:p>
          </table:table-cell>
          <table:table-cell table:style-name="ce70" table:formula="of:=[$'jawaban peserta'.B175]" office:value-type="float" office:value="3" calcext:value-type="float">
            <text:p>3</text:p>
          </table:table-cell>
          <table:table-cell table:style-name="ce18"/>
          <table:table-cell table:style-name="ce68" office:value-type="float" office:value="194" calcext:value-type="float">
            <text:p>194</text:p>
          </table:table-cell>
          <table:table-cell table:style-name="ce70" table:formula="of:=[$'jawaban peserta'.B195]" office:value-type="float" office:value="2" calcext:value-type="float">
            <text:p>2</text:p>
          </table:table-cell>
          <table:table-cell table:style-name="ce18"/>
          <table:table-cell table:style-name="ce68" office:value-type="float" office:value="214" calcext:value-type="float">
            <text:p>214</text:p>
          </table:table-cell>
          <table:table-cell table:style-name="ce70" table:formula="of:=[$'jawaban peserta'.B215]" office:value-type="float" office:value="3" calcext:value-type="float">
            <text:p>3</text:p>
          </table:table-cell>
          <table:table-cell table:style-name="ce18"/>
          <table:table-cell table:style-name="ce68" office:value-type="float" office:value="234" calcext:value-type="float">
            <text:p>234</text:p>
          </table:table-cell>
          <table:table-cell table:style-name="ce70" table:formula="of:=[$'jawaban peserta'.B235]" office:value-type="float" office:value="4" calcext:value-type="float">
            <text:p>4</text:p>
          </table:table-cell>
        </table:table-row>
        <table:table-row table:style-name="ro3">
          <table:table-cell table:style-name="ce54" office:value-type="float" office:value="15" calcext:value-type="float">
            <text:p>15</text:p>
          </table:table-cell>
          <table:table-cell table:style-name="ce61" table:formula="of:=[$'jawaban peserta'.B16]" office:value-type="float" office:value="2" calcext:value-type="float">
            <text:p>2</text:p>
          </table:table-cell>
          <table:table-cell table:style-name="ce18"/>
          <table:table-cell table:style-name="ce65" office:value-type="float" office:value="35" calcext:value-type="float">
            <text:p>35</text:p>
          </table:table-cell>
          <table:table-cell table:style-name="ce61" table:formula="of:=[$'jawaban peserta'.B36]" office:value-type="float" office:value="3" calcext:value-type="float">
            <text:p>3</text:p>
          </table:table-cell>
          <table:table-cell table:style-name="ce18"/>
          <table:table-cell table:style-name="ce65" office:value-type="float" office:value="55" calcext:value-type="float">
            <text:p>55</text:p>
          </table:table-cell>
          <table:table-cell table:style-name="ce61" table:formula="of:=[$'jawaban peserta'.B56]" office:value-type="float" office:value="4" calcext:value-type="float">
            <text:p>4</text:p>
          </table:table-cell>
          <table:table-cell table:style-name="ce18"/>
          <table:table-cell table:style-name="ce68" office:value-type="float" office:value="75" calcext:value-type="float">
            <text:p>75</text:p>
          </table:table-cell>
          <table:table-cell table:style-name="ce70" table:formula="of:=[$'jawaban peserta'.B76]" office:value-type="float" office:value="3" calcext:value-type="float">
            <text:p>3</text:p>
          </table:table-cell>
          <table:table-cell table:style-name="ce18"/>
          <table:table-cell table:style-name="ce68" office:value-type="float" office:value="95" calcext:value-type="float">
            <text:p>95</text:p>
          </table:table-cell>
          <table:table-cell table:style-name="ce70" table:formula="of:=[$'jawaban peserta'.B96]" office:value-type="float" office:value="2" calcext:value-type="float">
            <text:p>2</text:p>
          </table:table-cell>
          <table:table-cell table:style-name="ce18"/>
          <table:table-cell table:style-name="ce68" office:value-type="float" office:value="115" calcext:value-type="float">
            <text:p>115</text:p>
          </table:table-cell>
          <table:table-cell table:style-name="ce70" table:formula="of:=[$'jawaban peserta'.B116]" office:value-type="float" office:value="3" calcext:value-type="float">
            <text:p>3</text:p>
          </table:table-cell>
          <table:table-cell table:style-name="ce18"/>
          <table:table-cell table:style-name="ce68" office:value-type="float" office:value="135" calcext:value-type="float">
            <text:p>135</text:p>
          </table:table-cell>
          <table:table-cell table:style-name="ce70" table:formula="of:=[$'jawaban peserta'.B136]" office:value-type="float" office:value="5" calcext:value-type="float">
            <text:p>5</text:p>
          </table:table-cell>
          <table:table-cell table:style-name="ce18"/>
          <table:table-cell table:style-name="ce68" office:value-type="float" office:value="155" calcext:value-type="float">
            <text:p>155</text:p>
          </table:table-cell>
          <table:table-cell table:style-name="ce70" table:formula="of:=[$'jawaban peserta'.B156]" office:value-type="float" office:value="2" calcext:value-type="float">
            <text:p>2</text:p>
          </table:table-cell>
          <table:table-cell table:style-name="ce18"/>
          <table:table-cell table:style-name="ce68" office:value-type="float" office:value="175" calcext:value-type="float">
            <text:p>175</text:p>
          </table:table-cell>
          <table:table-cell table:style-name="ce70" table:formula="of:=[$'jawaban peserta'.B176]" office:value-type="float" office:value="2" calcext:value-type="float">
            <text:p>2</text:p>
          </table:table-cell>
          <table:table-cell table:style-name="ce18"/>
          <table:table-cell table:style-name="ce68" office:value-type="float" office:value="195" calcext:value-type="float">
            <text:p>195</text:p>
          </table:table-cell>
          <table:table-cell table:style-name="ce70" table:formula="of:=[$'jawaban peserta'.B196]" office:value-type="float" office:value="1" calcext:value-type="float">
            <text:p>1</text:p>
          </table:table-cell>
          <table:table-cell table:style-name="ce18"/>
          <table:table-cell table:style-name="ce68" office:value-type="float" office:value="215" calcext:value-type="float">
            <text:p>215</text:p>
          </table:table-cell>
          <table:table-cell table:style-name="ce70" table:formula="of:=[$'jawaban peserta'.B216]" office:value-type="float" office:value="3" calcext:value-type="float">
            <text:p>3</text:p>
          </table:table-cell>
          <table:table-cell table:style-name="ce18"/>
          <table:table-cell table:style-name="ce68" office:value-type="float" office:value="235" calcext:value-type="float">
            <text:p>235</text:p>
          </table:table-cell>
          <table:table-cell table:style-name="ce70" table:formula="of:=[$'jawaban peserta'.B236]" office:value-type="float" office:value="3" calcext:value-type="float">
            <text:p>3</text:p>
          </table:table-cell>
        </table:table-row>
        <table:table-row table:style-name="ro3">
          <table:table-cell table:style-name="ce54" office:value-type="float" office:value="16" calcext:value-type="float">
            <text:p>16</text:p>
          </table:table-cell>
          <table:table-cell table:style-name="ce61" table:formula="of:=[$'jawaban peserta'.B17]" office:value-type="float" office:value="1" calcext:value-type="float">
            <text:p>1</text:p>
          </table:table-cell>
          <table:table-cell table:style-name="ce18"/>
          <table:table-cell table:style-name="ce65" office:value-type="float" office:value="36" calcext:value-type="float">
            <text:p>36</text:p>
          </table:table-cell>
          <table:table-cell table:style-name="ce61" table:formula="of:=[$'jawaban peserta'.B37]" office:value-type="float" office:value="5" calcext:value-type="float">
            <text:p>5</text:p>
          </table:table-cell>
          <table:table-cell table:style-name="ce18"/>
          <table:table-cell table:style-name="ce65" office:value-type="float" office:value="56" calcext:value-type="float">
            <text:p>56</text:p>
          </table:table-cell>
          <table:table-cell table:style-name="ce61" table:formula="of:=[$'jawaban peserta'.B57]" office:value-type="float" office:value="5" calcext:value-type="float">
            <text:p>5</text:p>
          </table:table-cell>
          <table:table-cell table:style-name="ce18"/>
          <table:table-cell table:style-name="ce68" office:value-type="float" office:value="76" calcext:value-type="float">
            <text:p>76</text:p>
          </table:table-cell>
          <table:table-cell table:style-name="ce70" table:formula="of:=[$'jawaban peserta'.B77]" office:value-type="float" office:value="1" calcext:value-type="float">
            <text:p>1</text:p>
          </table:table-cell>
          <table:table-cell table:style-name="ce18"/>
          <table:table-cell table:style-name="ce68" office:value-type="float" office:value="96" calcext:value-type="float">
            <text:p>96</text:p>
          </table:table-cell>
          <table:table-cell table:style-name="ce70" table:formula="of:=[$'jawaban peserta'.B97]" office:value-type="float" office:value="1" calcext:value-type="float">
            <text:p>1</text:p>
          </table:table-cell>
          <table:table-cell table:style-name="ce18"/>
          <table:table-cell table:style-name="ce68" office:value-type="float" office:value="116" calcext:value-type="float">
            <text:p>116</text:p>
          </table:table-cell>
          <table:table-cell table:style-name="ce70" table:formula="of:=[$'jawaban peserta'.B117]" office:value-type="float" office:value="3" calcext:value-type="float">
            <text:p>3</text:p>
          </table:table-cell>
          <table:table-cell table:style-name="ce18"/>
          <table:table-cell table:style-name="ce68" office:value-type="float" office:value="136" calcext:value-type="float">
            <text:p>136</text:p>
          </table:table-cell>
          <table:table-cell table:style-name="ce70" table:formula="of:=[$'jawaban peserta'.B137]" office:value-type="float" office:value="2" calcext:value-type="float">
            <text:p>2</text:p>
          </table:table-cell>
          <table:table-cell table:style-name="ce18"/>
          <table:table-cell table:style-name="ce68" office:value-type="float" office:value="156" calcext:value-type="float">
            <text:p>156</text:p>
          </table:table-cell>
          <table:table-cell table:style-name="ce70" table:formula="of:=[$'jawaban peserta'.B157]" office:value-type="float" office:value="2" calcext:value-type="float">
            <text:p>2</text:p>
          </table:table-cell>
          <table:table-cell table:style-name="ce18"/>
          <table:table-cell table:style-name="ce68" office:value-type="float" office:value="176" calcext:value-type="float">
            <text:p>176</text:p>
          </table:table-cell>
          <table:table-cell table:style-name="ce70" table:formula="of:=[$'jawaban peserta'.B177]" office:value-type="float" office:value="2" calcext:value-type="float">
            <text:p>2</text:p>
          </table:table-cell>
          <table:table-cell table:style-name="ce18"/>
          <table:table-cell table:style-name="ce68" office:value-type="float" office:value="196" calcext:value-type="float">
            <text:p>196</text:p>
          </table:table-cell>
          <table:table-cell table:style-name="ce70" table:formula="of:=[$'jawaban peserta'.B197]" office:value-type="float" office:value="3" calcext:value-type="float">
            <text:p>3</text:p>
          </table:table-cell>
          <table:table-cell table:style-name="ce18"/>
          <table:table-cell table:style-name="ce68" office:value-type="float" office:value="216" calcext:value-type="float">
            <text:p>216</text:p>
          </table:table-cell>
          <table:table-cell table:style-name="ce70" table:formula="of:=[$'jawaban peserta'.B217]" office:value-type="float" office:value="3" calcext:value-type="float">
            <text:p>3</text:p>
          </table:table-cell>
          <table:table-cell table:style-name="ce18"/>
          <table:table-cell table:style-name="ce68" office:value-type="float" office:value="236" calcext:value-type="float">
            <text:p>236</text:p>
          </table:table-cell>
          <table:table-cell table:style-name="ce70" table:formula="of:=[$'jawaban peserta'.B237]" office:value-type="float" office:value="5" calcext:value-type="float">
            <text:p>5</text:p>
          </table:table-cell>
        </table:table-row>
        <table:table-row table:style-name="ro3">
          <table:table-cell table:style-name="ce54" office:value-type="float" office:value="17" calcext:value-type="float">
            <text:p>17</text:p>
          </table:table-cell>
          <table:table-cell table:style-name="ce61" table:formula="of:=[$'jawaban peserta'.B18]" office:value-type="float" office:value="4" calcext:value-type="float">
            <text:p>4</text:p>
          </table:table-cell>
          <table:table-cell table:style-name="ce18"/>
          <table:table-cell table:style-name="ce65" office:value-type="float" office:value="37" calcext:value-type="float">
            <text:p>37</text:p>
          </table:table-cell>
          <table:table-cell table:style-name="ce61" table:formula="of:=[$'jawaban peserta'.B38]" office:value-type="float" office:value="3" calcext:value-type="float">
            <text:p>3</text:p>
          </table:table-cell>
          <table:table-cell table:style-name="ce18"/>
          <table:table-cell table:style-name="ce65" office:value-type="float" office:value="57" calcext:value-type="float">
            <text:p>57</text:p>
          </table:table-cell>
          <table:table-cell table:style-name="ce61" table:formula="of:=[$'jawaban peserta'.B58]" office:value-type="float" office:value="3" calcext:value-type="float">
            <text:p>3</text:p>
          </table:table-cell>
          <table:table-cell table:style-name="ce18"/>
          <table:table-cell table:style-name="ce68" office:value-type="float" office:value="77" calcext:value-type="float">
            <text:p>77</text:p>
          </table:table-cell>
          <table:table-cell table:style-name="ce70" table:formula="of:=[$'jawaban peserta'.B78]" office:value-type="float" office:value="3" calcext:value-type="float">
            <text:p>3</text:p>
          </table:table-cell>
          <table:table-cell table:style-name="ce18"/>
          <table:table-cell table:style-name="ce68" office:value-type="float" office:value="97" calcext:value-type="float">
            <text:p>97</text:p>
          </table:table-cell>
          <table:table-cell table:style-name="ce70" table:formula="of:=[$'jawaban peserta'.B98]" office:value-type="float" office:value="4" calcext:value-type="float">
            <text:p>4</text:p>
          </table:table-cell>
          <table:table-cell table:style-name="ce18"/>
          <table:table-cell table:style-name="ce68" office:value-type="float" office:value="117" calcext:value-type="float">
            <text:p>117</text:p>
          </table:table-cell>
          <table:table-cell table:style-name="ce70" table:formula="of:=[$'jawaban peserta'.B118]" office:value-type="float" office:value="5" calcext:value-type="float">
            <text:p>5</text:p>
          </table:table-cell>
          <table:table-cell table:style-name="ce18"/>
          <table:table-cell table:style-name="ce68" office:value-type="float" office:value="137" calcext:value-type="float">
            <text:p>137</text:p>
          </table:table-cell>
          <table:table-cell table:style-name="ce70" table:formula="of:=[$'jawaban peserta'.B138]" office:value-type="float" office:value="5" calcext:value-type="float">
            <text:p>5</text:p>
          </table:table-cell>
          <table:table-cell table:style-name="ce18"/>
          <table:table-cell table:style-name="ce68" office:value-type="float" office:value="157" calcext:value-type="float">
            <text:p>157</text:p>
          </table:table-cell>
          <table:table-cell table:style-name="ce70" table:formula="of:=[$'jawaban peserta'.B158]" office:value-type="float" office:value="4" calcext:value-type="float">
            <text:p>4</text:p>
          </table:table-cell>
          <table:table-cell table:style-name="ce18"/>
          <table:table-cell table:style-name="ce68" office:value-type="float" office:value="177" calcext:value-type="float">
            <text:p>177</text:p>
          </table:table-cell>
          <table:table-cell table:style-name="ce70" table:formula="of:=[$'jawaban peserta'.B178]" office:value-type="float" office:value="4" calcext:value-type="float">
            <text:p>4</text:p>
          </table:table-cell>
          <table:table-cell table:style-name="ce18"/>
          <table:table-cell table:style-name="ce68" office:value-type="float" office:value="197" calcext:value-type="float">
            <text:p>197</text:p>
          </table:table-cell>
          <table:table-cell table:style-name="ce70" table:formula="of:=[$'jawaban peserta'.B198]" office:value-type="float" office:value="2" calcext:value-type="float">
            <text:p>2</text:p>
          </table:table-cell>
          <table:table-cell table:style-name="ce18"/>
          <table:table-cell table:style-name="ce68" office:value-type="float" office:value="217" calcext:value-type="float">
            <text:p>217</text:p>
          </table:table-cell>
          <table:table-cell table:style-name="ce70" table:formula="of:=[$'jawaban peserta'.B218]" office:value-type="float" office:value="1" calcext:value-type="float">
            <text:p>1</text:p>
          </table:table-cell>
          <table:table-cell table:style-name="ce18"/>
          <table:table-cell table:style-name="ce68" office:value-type="float" office:value="237" calcext:value-type="float">
            <text:p>237</text:p>
          </table:table-cell>
          <table:table-cell table:style-name="ce70" table:formula="of:=[$'jawaban peserta'.B238]" office:value-type="float" office:value="3" calcext:value-type="float">
            <text:p>3</text:p>
          </table:table-cell>
        </table:table-row>
        <table:table-row table:style-name="ro3">
          <table:table-cell table:style-name="ce54" office:value-type="float" office:value="18" calcext:value-type="float">
            <text:p>18</text:p>
          </table:table-cell>
          <table:table-cell table:style-name="ce61" table:formula="of:=[$'jawaban peserta'.B19]" office:value-type="float" office:value="3" calcext:value-type="float">
            <text:p>3</text:p>
          </table:table-cell>
          <table:table-cell table:style-name="ce18"/>
          <table:table-cell table:style-name="ce65" office:value-type="float" office:value="38" calcext:value-type="float">
            <text:p>38</text:p>
          </table:table-cell>
          <table:table-cell table:style-name="ce61" table:formula="of:=[$'jawaban peserta'.B39]" office:value-type="float" office:value="1" calcext:value-type="float">
            <text:p>1</text:p>
          </table:table-cell>
          <table:table-cell table:style-name="ce18"/>
          <table:table-cell table:style-name="ce65" office:value-type="float" office:value="58" calcext:value-type="float">
            <text:p>58</text:p>
          </table:table-cell>
          <table:table-cell table:style-name="ce61" table:formula="of:=[$'jawaban peserta'.B59]" office:value-type="float" office:value="2" calcext:value-type="float">
            <text:p>2</text:p>
          </table:table-cell>
          <table:table-cell table:style-name="ce18"/>
          <table:table-cell table:style-name="ce68" office:value-type="float" office:value="78" calcext:value-type="float">
            <text:p>78</text:p>
          </table:table-cell>
          <table:table-cell table:style-name="ce70" table:formula="of:=[$'jawaban peserta'.B79]" office:value-type="float" office:value="4" calcext:value-type="float">
            <text:p>4</text:p>
          </table:table-cell>
          <table:table-cell table:style-name="ce18"/>
          <table:table-cell table:style-name="ce68" office:value-type="float" office:value="98" calcext:value-type="float">
            <text:p>98</text:p>
          </table:table-cell>
          <table:table-cell table:style-name="ce70" table:formula="of:=[$'jawaban peserta'.B99]" office:value-type="float" office:value="4" calcext:value-type="float">
            <text:p>4</text:p>
          </table:table-cell>
          <table:table-cell table:style-name="ce18"/>
          <table:table-cell table:style-name="ce68" office:value-type="float" office:value="118" calcext:value-type="float">
            <text:p>118</text:p>
          </table:table-cell>
          <table:table-cell table:style-name="ce70" table:formula="of:=[$'jawaban peserta'.B119]" office:value-type="float" office:value="2" calcext:value-type="float">
            <text:p>2</text:p>
          </table:table-cell>
          <table:table-cell table:style-name="ce18"/>
          <table:table-cell table:style-name="ce68" office:value-type="float" office:value="138" calcext:value-type="float">
            <text:p>138</text:p>
          </table:table-cell>
          <table:table-cell table:style-name="ce70" table:formula="of:=[$'jawaban peserta'.B139]" office:value-type="float" office:value="2" calcext:value-type="float">
            <text:p>2</text:p>
          </table:table-cell>
          <table:table-cell table:style-name="ce18"/>
          <table:table-cell table:style-name="ce68" office:value-type="float" office:value="158" calcext:value-type="float">
            <text:p>158</text:p>
          </table:table-cell>
          <table:table-cell table:style-name="ce70" table:formula="of:=[$'jawaban peserta'.B159]" office:value-type="float" office:value="2" calcext:value-type="float">
            <text:p>2</text:p>
          </table:table-cell>
          <table:table-cell table:style-name="ce18"/>
          <table:table-cell table:style-name="ce68" office:value-type="float" office:value="178" calcext:value-type="float">
            <text:p>178</text:p>
          </table:table-cell>
          <table:table-cell table:style-name="ce70" table:formula="of:=[$'jawaban peserta'.B179]" office:value-type="float" office:value="1" calcext:value-type="float">
            <text:p>1</text:p>
          </table:table-cell>
          <table:table-cell table:style-name="ce18"/>
          <table:table-cell table:style-name="ce68" office:value-type="float" office:value="198" calcext:value-type="float">
            <text:p>198</text:p>
          </table:table-cell>
          <table:table-cell table:style-name="ce70" table:formula="of:=[$'jawaban peserta'.B199]" office:value-type="float" office:value="3" calcext:value-type="float">
            <text:p>3</text:p>
          </table:table-cell>
          <table:table-cell table:style-name="ce18"/>
          <table:table-cell table:style-name="ce68" office:value-type="float" office:value="218" calcext:value-type="float">
            <text:p>218</text:p>
          </table:table-cell>
          <table:table-cell table:style-name="ce70" table:formula="of:=[$'jawaban peserta'.B219]" office:value-type="float" office:value="2" calcext:value-type="float">
            <text:p>2</text:p>
          </table:table-cell>
          <table:table-cell table:style-name="ce18"/>
          <table:table-cell table:style-name="ce68" office:value-type="float" office:value="238" calcext:value-type="float">
            <text:p>238</text:p>
          </table:table-cell>
          <table:table-cell table:style-name="ce70" table:formula="of:=[$'jawaban peserta'.B239]" office:value-type="float" office:value="4" calcext:value-type="float">
            <text:p>4</text:p>
          </table:table-cell>
        </table:table-row>
        <table:table-row table:style-name="ro3">
          <table:table-cell table:style-name="ce54" office:value-type="float" office:value="19" calcext:value-type="float">
            <text:p>19</text:p>
          </table:table-cell>
          <table:table-cell table:style-name="ce61" table:formula="of:=[$'jawaban peserta'.B20]" office:value-type="float" office:value="5" calcext:value-type="float">
            <text:p>5</text:p>
          </table:table-cell>
          <table:table-cell table:style-name="ce18"/>
          <table:table-cell table:style-name="ce65" office:value-type="float" office:value="39" calcext:value-type="float">
            <text:p>39</text:p>
          </table:table-cell>
          <table:table-cell table:style-name="ce61" table:formula="of:=[$'jawaban peserta'.B40]" office:value-type="float" office:value="4" calcext:value-type="float">
            <text:p>4</text:p>
          </table:table-cell>
          <table:table-cell table:style-name="ce18"/>
          <table:table-cell table:style-name="ce65" office:value-type="float" office:value="59" calcext:value-type="float">
            <text:p>59</text:p>
          </table:table-cell>
          <table:table-cell table:style-name="ce61" table:formula="of:=[$'jawaban peserta'.B60]" office:value-type="float" office:value="3" calcext:value-type="float">
            <text:p>3</text:p>
          </table:table-cell>
          <table:table-cell table:style-name="ce18"/>
          <table:table-cell table:style-name="ce68" office:value-type="float" office:value="79" calcext:value-type="float">
            <text:p>79</text:p>
          </table:table-cell>
          <table:table-cell table:style-name="ce70" table:formula="of:=[$'jawaban peserta'.B80]" office:value-type="float" office:value="4" calcext:value-type="float">
            <text:p>4</text:p>
          </table:table-cell>
          <table:table-cell table:style-name="ce18"/>
          <table:table-cell table:style-name="ce68" office:value-type="float" office:value="99" calcext:value-type="float">
            <text:p>99</text:p>
          </table:table-cell>
          <table:table-cell table:style-name="ce70" table:formula="of:=[$'jawaban peserta'.B100]" office:value-type="float" office:value="3" calcext:value-type="float">
            <text:p>3</text:p>
          </table:table-cell>
          <table:table-cell table:style-name="ce18"/>
          <table:table-cell table:style-name="ce68" office:value-type="float" office:value="119" calcext:value-type="float">
            <text:p>119</text:p>
          </table:table-cell>
          <table:table-cell table:style-name="ce70" table:formula="of:=[$'jawaban peserta'.B120]" office:value-type="float" office:value="1" calcext:value-type="float">
            <text:p>1</text:p>
          </table:table-cell>
          <table:table-cell table:style-name="ce18"/>
          <table:table-cell table:style-name="ce68" office:value-type="float" office:value="139" calcext:value-type="float">
            <text:p>139</text:p>
          </table:table-cell>
          <table:table-cell table:style-name="ce70" table:formula="of:=[$'jawaban peserta'.B140]" office:value-type="float" office:value="4" calcext:value-type="float">
            <text:p>4</text:p>
          </table:table-cell>
          <table:table-cell table:style-name="ce18"/>
          <table:table-cell table:style-name="ce68" office:value-type="float" office:value="159" calcext:value-type="float">
            <text:p>159</text:p>
          </table:table-cell>
          <table:table-cell table:style-name="ce70" table:formula="of:=[$'jawaban peserta'.B160]" office:value-type="float" office:value="1" calcext:value-type="float">
            <text:p>1</text:p>
          </table:table-cell>
          <table:table-cell table:style-name="ce18"/>
          <table:table-cell table:style-name="ce68" office:value-type="float" office:value="179" calcext:value-type="float">
            <text:p>179</text:p>
          </table:table-cell>
          <table:table-cell table:style-name="ce70" table:formula="of:=[$'jawaban peserta'.B180]" office:value-type="float" office:value="5" calcext:value-type="float">
            <text:p>5</text:p>
          </table:table-cell>
          <table:table-cell table:style-name="ce18"/>
          <table:table-cell table:style-name="ce68" office:value-type="float" office:value="199" calcext:value-type="float">
            <text:p>199</text:p>
          </table:table-cell>
          <table:table-cell table:style-name="ce70" table:formula="of:=[$'jawaban peserta'.B200]" office:value-type="float" office:value="2" calcext:value-type="float">
            <text:p>2</text:p>
          </table:table-cell>
          <table:table-cell table:style-name="ce18"/>
          <table:table-cell table:style-name="ce68" office:value-type="float" office:value="219" calcext:value-type="float">
            <text:p>219</text:p>
          </table:table-cell>
          <table:table-cell table:style-name="ce70" table:formula="of:=[$'jawaban peserta'.B220]" office:value-type="float" office:value="3" calcext:value-type="float">
            <text:p>3</text:p>
          </table:table-cell>
          <table:table-cell table:style-name="ce18"/>
          <table:table-cell table:style-name="ce68" office:value-type="float" office:value="239" calcext:value-type="float">
            <text:p>239</text:p>
          </table:table-cell>
          <table:table-cell table:style-name="ce70" table:formula="of:=[$'jawaban peserta'.B240]" office:value-type="float" office:value="4" calcext:value-type="float">
            <text:p>4</text:p>
          </table:table-cell>
        </table:table-row>
        <table:table-row table:style-name="ro3">
          <table:table-cell table:style-name="ce54" office:value-type="float" office:value="20" calcext:value-type="float">
            <text:p>20</text:p>
          </table:table-cell>
          <table:table-cell table:style-name="ce61" table:formula="of:=[$'jawaban peserta'.B21]" office:value-type="float" office:value="3" calcext:value-type="float">
            <text:p>3</text:p>
          </table:table-cell>
          <table:table-cell table:style-name="ce18"/>
          <table:table-cell table:style-name="ce65" office:value-type="float" office:value="40" calcext:value-type="float">
            <text:p>40</text:p>
          </table:table-cell>
          <table:table-cell table:style-name="ce61" table:formula="of:=[$'jawaban peserta'.B41]" office:value-type="float" office:value="5" calcext:value-type="float">
            <text:p>5</text:p>
          </table:table-cell>
          <table:table-cell table:style-name="ce18"/>
          <table:table-cell table:style-name="ce65" office:value-type="float" office:value="60" calcext:value-type="float">
            <text:p>60</text:p>
          </table:table-cell>
          <table:table-cell table:style-name="ce61" table:formula="of:=[$'jawaban peserta'.B61]" office:value-type="float" office:value="3" calcext:value-type="float">
            <text:p>3</text:p>
          </table:table-cell>
          <table:table-cell table:style-name="ce18"/>
          <table:table-cell table:style-name="ce68" office:value-type="float" office:value="80" calcext:value-type="float">
            <text:p>80</text:p>
          </table:table-cell>
          <table:table-cell table:style-name="ce70" table:formula="of:=[$'jawaban peserta'.B81]" office:value-type="float" office:value="3" calcext:value-type="float">
            <text:p>3</text:p>
          </table:table-cell>
          <table:table-cell table:style-name="ce18"/>
          <table:table-cell table:style-name="ce68" office:value-type="float" office:value="100" calcext:value-type="float">
            <text:p>100</text:p>
          </table:table-cell>
          <table:table-cell table:style-name="ce70" table:formula="of:=[$'jawaban peserta'.B101]" office:value-type="float" office:value="4" calcext:value-type="float">
            <text:p>4</text:p>
          </table:table-cell>
          <table:table-cell table:style-name="ce18"/>
          <table:table-cell table:style-name="ce68" office:value-type="float" office:value="120" calcext:value-type="float">
            <text:p>120</text:p>
          </table:table-cell>
          <table:table-cell table:style-name="ce70" table:formula="of:=[$'jawaban peserta'.B121]" office:value-type="float" office:value="1" calcext:value-type="float">
            <text:p>1</text:p>
          </table:table-cell>
          <table:table-cell table:style-name="ce18"/>
          <table:table-cell table:style-name="ce68" office:value-type="float" office:value="140" calcext:value-type="float">
            <text:p>140</text:p>
          </table:table-cell>
          <table:table-cell table:style-name="ce70" table:formula="of:=[$'jawaban peserta'.B141]" office:value-type="float" office:value="4" calcext:value-type="float">
            <text:p>4</text:p>
          </table:table-cell>
          <table:table-cell table:style-name="ce18"/>
          <table:table-cell table:style-name="ce68" office:value-type="float" office:value="160" calcext:value-type="float">
            <text:p>160</text:p>
          </table:table-cell>
          <table:table-cell table:style-name="ce70" table:formula="of:=[$'jawaban peserta'.B161]" office:value-type="float" office:value="4" calcext:value-type="float">
            <text:p>4</text:p>
          </table:table-cell>
          <table:table-cell table:style-name="ce18"/>
          <table:table-cell table:style-name="ce68" office:value-type="float" office:value="180" calcext:value-type="float">
            <text:p>180</text:p>
          </table:table-cell>
          <table:table-cell table:style-name="ce70" table:formula="of:=[$'jawaban peserta'.B181]" office:value-type="float" office:value="1" calcext:value-type="float">
            <text:p>1</text:p>
          </table:table-cell>
          <table:table-cell table:style-name="ce18"/>
          <table:table-cell table:style-name="ce68" office:value-type="float" office:value="200" calcext:value-type="float">
            <text:p>200</text:p>
          </table:table-cell>
          <table:table-cell table:style-name="ce70" table:formula="of:=[$'jawaban peserta'.B201]" office:value-type="float" office:value="1" calcext:value-type="float">
            <text:p>1</text:p>
          </table:table-cell>
          <table:table-cell table:style-name="ce18"/>
          <table:table-cell table:style-name="ce68" office:value-type="float" office:value="220" calcext:value-type="float">
            <text:p>220</text:p>
          </table:table-cell>
          <table:table-cell table:style-name="ce70" table:formula="of:=[$'jawaban peserta'.B221]" office:value-type="float" office:value="4" calcext:value-type="float">
            <text:p>4</text:p>
          </table:table-cell>
          <table:table-cell table:style-name="ce18"/>
          <table:table-cell table:style-name="ce68" office:value-type="float" office:value="240" calcext:value-type="float">
            <text:p>240</text:p>
          </table:table-cell>
          <table:table-cell table:style-name="ce70" table:formula="of:=[$'jawaban peserta'.B241]" office:value-type="float" office:value="3" calcext:value-type="float">
            <text:p>3</text:p>
          </table:table-cell>
        </table:table-row>
        <table:table-row table:style-name="ro3" table:number-rows-repeated="1048549">
          <table:table-cell table:number-columns-repeated="35"/>
        </table:table-row>
        <table:table-row table:style-name="ro3">
          <table:table-cell table:number-columns-repeated="35"/>
        </table:table-row>
      </table:table>
      <table:table table:name="grafik" table:style-name="ta5">
        <office:forms form:automatic-focus="false" form:apply-design-mode="false"/>
        <table:table-column table:style-name="co5" table:default-cell-style-name="ce242"/>
        <table:table-column table:style-name="co6" table:default-cell-style-name="ce248"/>
        <table:table-column table:style-name="co39" table:default-cell-style-name="ce251"/>
        <table:table-column table:style-name="co40" table:default-cell-style-name="ce259"/>
        <table:table-column table:style-name="co41" table:default-cell-style-name="ce259"/>
        <table:table-column table:style-name="co42" table:default-cell-style-name="ce261"/>
        <table:table-column table:style-name="co3" table:number-columns-repeated="2" table:default-cell-style-name="ce247"/>
        <table:table-column table:style-name="co3" table:number-columns-repeated="2" table:default-cell-style-name="ce263"/>
        <table:table-column table:style-name="co3" table:number-columns-repeated="1013" table:default-cell-style-name="ce247"/>
        <table:table-row table:style-name="ro3">
          <table:table-cell table:style-name="ce230" office:value-type="string" calcext:value-type="string" table:number-columns-spanned="2" table:number-rows-spanned="1">
            <text:p>Character Categories</text:p>
          </table:table-cell>
          <table:covered-table-cell table:style-name="ce243"/>
          <table:table-cell table:style-name="ce250"/>
          <table:table-cell table:style-name="ce252" office:value-type="string" calcext:value-type="string">
            <text:p>TINGGI</text:p>
          </table:table-cell>
          <table:table-cell table:style-name="ce252" office:value-type="string" calcext:value-type="string">
            <text:p>RENDAH</text:p>
          </table:table-cell>
          <table:table-cell table:number-columns-repeated="7"/>
          <table:table-cell table:style-name="ce266"/>
          <table:table-cell table:number-columns-repeated="1010"/>
        </table:table-row>
        <table:table-row table:style-name="ro8">
          <table:table-cell table:style-name="ce231" office:value-type="string" calcext:value-type="string" table:number-columns-spanned="1" table:number-rows-spanned="5">
            <text:p>Novelty-seeking</text:p>
          </table:table-cell>
          <table:table-cell table:style-name="ce236" table:formula="of:=[.A2]" office:value-type="string" office:string-value="Novelty-seeking" calcext:value-type="string">
            <text:p>Novelty-seeking</text:p>
          </table:table-cell>
          <table:table-cell table:style-name="ce250" table:formula="of:=[$'olah data'.P3]" office:value-type="float" office:value="2.93293650793651" calcext:value-type="float">
            <text:p>2.93</text:p>
          </table:table-cell>
          <table:table-cell table:style-name="ce253" table:number-columns-repeated="2"/>
          <table:table-cell table:style-name="ce259"/>
          <table:table-cell table:style-name="ce248"/>
          <table:table-cell/>
          <table:table-cell table:style-name="ce262" table:number-columns-repeated="2"/>
          <table:table-cell table:number-columns-repeated="1013"/>
        </table:table-row>
        <table:table-row table:style-name="ro8">
          <table:covered-table-cell table:style-name="ce231" office:value-type="string" calcext:value-type="string">
            <text:p>Novelty-seeking</text:p>
          </table:covered-table-cell>
          <table:table-cell table:style-name="ce244" office:value-type="string" calcext:value-type="string">
            <text:p>Exploratory excitability v. stoic rigidity (10 items)</text:p>
          </table:table-cell>
          <table:table-cell table:style-name="ce250" table:formula="of:=[$'olah data'.P4]" office:value-type="float" office:value="2.7" calcext:value-type="float">
            <text:p>2.70</text:p>
          </table:table-cell>
          <table:table-cell table:style-name="ce254" office:value-type="string" calcext:value-type="string">
            <text:p>- Suka mempelajari hal baru</text:p>
            <text:p>- Cenderung suka ekspolari meskipun terkadang hal tersebut membuang buang waktu</text:p>
            <text:p>- Suka dengan ide dan kegiatan baru</text:p>
            <text:p>- Suka mencari sensasi</text:p>
            <text:p>- Suka bertualang</text:p>
            <text:p>- Mudah bosan (pengetahahuan yang di dapat mrnjadi setengah-setengah)</text:p>
            <text:p>Tidak toleran terhadap rutinitas selalu mencari dan memperkenalkan perubahan</text:p>
            <text:p>- Inkonvensional</text:p>
            <text:p>- Inovatif</text:p>
          </table:table-cell>
          <table:table-cell table:style-name="ce254" office:value-type="string" calcext:value-type="string">
            <text:p>- Kaku </text:p>
            <text:p>- Memerlukan sedikit atau tidak sama sekali stimulus baru</text:p>
            <text:p>- Tidak menyukai eksplorasi dan tidak memperoleh kepuasan dari hal tersebut</text:p>
            <text:p>- Menyukai tempat, orang dan situasi yang akrab</text:p>
            <text:p>- Lambat dalam menerima ide baru</text:p>
            <text:p>- Tahan dengan kegiatan yang rutin</text:p>
            <text:p>- Sulit menerapkan ide dan metode pekerjaan baru (cenderung bertahan pada cara lama)</text:p>
            <text:p/>
          </table:table-cell>
          <table:table-cell table:style-name="ce259"/>
          <table:table-cell table:style-name="ce248" table:number-columns-repeated="2"/>
          <table:table-cell table:style-name="ce262" table:number-columns-repeated="2"/>
          <table:table-cell table:number-columns-repeated="1013"/>
        </table:table-row>
        <table:table-row table:style-name="ro8">
          <table:covered-table-cell table:style-name="ce231" office:value-type="string" calcext:value-type="string">
            <text:p>Novelty-seeking</text:p>
          </table:covered-table-cell>
          <table:table-cell table:style-name="ce244" office:value-type="string" calcext:value-type="string">
            <text:p>Impulsiveness v. reflection (9 items)</text:p>
          </table:table-cell>
          <table:table-cell table:style-name="ce250" table:formula="of:=[$'olah data'.P5]" office:value-type="float" office:value="3.11111111111111" calcext:value-type="float">
            <text:p>3.11</text:p>
          </table:table-cell>
          <table:table-cell table:style-name="ce254" office:value-type="string" calcext:value-type="string">
            <text:p>- Riang</text:p>
            <text:p>- Imperfectsionist </text:p>
            <text:p>= Mudah dipengaruhi emosi yang sehingga informasi yang diterima tidak lengkap berakibat pada pembuatan keputusan yang kurang tepat</text:p>
            <text:p>- Bertindak atas naluri sesaat</text:p>
            <text:p>- Sering melakukan revisi pendapat atau keputusan akibat kurangnya informasi </text:p>
            <text:p>- Mudah teralihkan dalam bekerja</text:p>
            <text:p>- Rentang perhatian rendah</text:p>
          </table:table-cell>
          <table:table-cell table:style-name="ce254" office:value-type="string" calcext:value-type="string">
            <text:p>- Reflektif</text:p>
            <text:p>- Dalam pengambilan keputusan didasarkan pada pertimbangan yang matang</text:p>
            <text:p>- Jarang bertindak berdasarkan dugaan </text:p>
            <text:p>- Analitis</text:p>
            <text:p>- Memerlukan informasi rinci</text:p>
            <text:p>- Jarang melanggar aturan</text:p>
            <text:p>- Tidak mudah teralihkan</text:p>
            <text:p>- Dapat fokus pada jangka waktu lama</text:p>
          </table:table-cell>
          <table:table-cell table:style-name="ce259"/>
          <table:table-cell table:style-name="ce248"/>
          <table:table-cell/>
          <table:table-cell table:style-name="ce264" table:number-columns-repeated="2"/>
          <table:table-cell table:number-columns-repeated="1013"/>
        </table:table-row>
        <table:table-row table:style-name="ro8">
          <table:covered-table-cell table:style-name="ce231" office:value-type="string" calcext:value-type="string">
            <text:p>Novelty-seeking</text:p>
          </table:covered-table-cell>
          <table:table-cell table:style-name="ce244" office:value-type="string" calcext:value-type="string">
            <text:p>Extravagance v. reserve (9 items)</text:p>
          </table:table-cell>
          <table:table-cell table:style-name="ce250" table:formula="of:=[$'olah data'.P6]" office:value-type="float" office:value="2.77777777777778" calcext:value-type="float">
            <text:p>2.78</text:p>
          </table:table-cell>
          <table:table-cell table:style-name="ce254" office:value-type="string" calcext:value-type="string">
            <text:p>- Boros baik terkait energi atau materi</text:p>
            <text:p>- Suka membuat orang lain terkesan dengan hidup glamor</text:p>
            <text:p>- Cenderung memaksakan </text:p>
            <text:p>- Sulit melakukan perencanaan baik dalam hal keuangan maupun pekerjaan</text:p>
            <text:p/>
          </table:table-cell>
          <table:table-cell table:style-name="ce254" office:value-type="string" calcext:value-type="string">
            <text:p>- Pendiam</text:p>
            <text:p>- Terkendali </text:p>
            <text:p>- Tidak suka membuang-buang energi atau materi</text:p>
            <text:p>- Terkesan hemat, pelit</text:p>
          </table:table-cell>
          <table:table-cell table:style-name="ce259"/>
          <table:table-cell table:style-name="ce248" table:number-columns-repeated="2"/>
          <table:table-cell table:style-name="ce262" table:number-columns-repeated="2"/>
          <table:table-cell table:number-columns-repeated="1013"/>
        </table:table-row>
        <table:table-row table:style-name="ro8">
          <table:covered-table-cell table:style-name="ce235"/>
          <table:table-cell table:style-name="ce244" office:value-type="string" calcext:value-type="string">
            <text:p>Disorderliness v. regimentation (7 items)</text:p>
          </table:table-cell>
          <table:table-cell table:style-name="ce250" table:formula="of:=[$'olah data'.P7]" office:value-type="float" office:value="3.14285714285714" calcext:value-type="float">
            <text:p>3.14</text:p>
          </table:table-cell>
          <table:table-cell table:style-name="ce254" office:value-type="string" calcext:value-type="string">
            <text:p>- Cepat marah</text:p>
            <text:p>- Tidak teratur</text:p>
            <text:p>- Seringkali bereaksi berlebihan ketika mendapatkan hal yang tidak sesuai</text:p>
            <text:p>- Menyukai kegiatan tanpa aturan ketat</text:p>
            <text:p>- Tidak menyukai rutinitas</text:p>
            <text:p>- Menghindari hal yang membuat frustasi, membosankan atau yang memberikan ketidaknyamanan fisik maupun psikologis</text:p>
          </table:table-cell>
          <table:table-cell table:style-name="ce254" office:value-type="string" calcext:value-type="string">
            <text:p>- Terorganisis </text:p>
            <text:p>- Terencana</text:p>
            <text:p>- Sistematis dalam bekerja</text:p>
            <text:p>- Menyukai kegiatan dengan peraturan ketat</text:p>
            <text:p>- Mampu menahan ketidakpuasan dalam keadaan frustasi dibandingkan orang lain</text:p>
            <text:p>- Sabar </text:p>
          </table:table-cell>
          <table:table-cell table:style-name="ce259"/>
          <table:table-cell table:style-name="ce248"/>
          <table:table-cell/>
          <table:table-cell table:style-name="ce262" table:number-columns-repeated="2"/>
          <table:table-cell table:number-columns-repeated="1013"/>
        </table:table-row>
        <table:table-row table:style-name="ro8">
          <table:table-cell table:style-name="ce231" office:value-type="string" calcext:value-type="string" table:number-columns-spanned="1" table:number-rows-spanned="5">
            <text:p>Harm Avoidance</text:p>
          </table:table-cell>
          <table:table-cell table:style-name="ce236" table:formula="of:=[.A7]" office:value-type="string" office:string-value="Harm Avoidance" calcext:value-type="string">
            <text:p>Harm Avoidance</text:p>
          </table:table-cell>
          <table:table-cell table:style-name="ce250" table:formula="of:=[$'olah data'.P8]" office:value-type="float" office:value="3.06939935064935" calcext:value-type="float">
            <text:p>3.07</text:p>
          </table:table-cell>
          <table:table-cell table:style-name="ce253" table:number-columns-repeated="2"/>
          <table:table-cell table:style-name="ce259"/>
          <table:table-cell table:style-name="ce248"/>
          <table:table-cell/>
          <table:table-cell table:style-name="ce262" table:number-columns-repeated="2"/>
          <table:table-cell table:number-columns-repeated="1013"/>
        </table:table-row>
        <table:table-row table:style-name="ro8">
          <table:covered-table-cell table:style-name="ce231" office:value-type="string" calcext:value-type="string">
            <text:p>HA2</text:p>
          </table:covered-table-cell>
          <table:table-cell table:style-name="ce244" office:value-type="string" calcext:value-type="string">
            <text:p><text:span text:style-name="T6">Anticipatory worry &amp; pessimismv. uninhibited optimism (11 items)</text:span></text:p>
          </table:table-cell>
          <table:table-cell table:style-name="ce250" table:formula="of:=[$'olah data'.P9]" office:value-type="float" office:value="3.54545454545455" calcext:value-type="float">
            <text:p>3.55</text:p>
          </table:table-cell>
          <table:table-cell table:style-name="ce255" office:value-type="string" calcext:value-type="string">
            <text:p>- Cenderung mengantisipasi kegagalan dan bahaya yang mungkin timbul dalam situasi sulit maupun situasi yang tidak terlalu menekan</text:p>
            <text:p>- Terlalu berhati-hati</text:p>
            <text:p>- Menghindari rintangan</text:p>
            <text:p>- Sulit dimotivasi</text:p>
            <text:p>- Sulit menerima pengalaman yang memalukan</text:p>
            <text:p><text:span text:style-name="T7">- Ketika mengalami pengalaman memalukan cenderung terlalu lama memikirkan dan menyesali </text:span><text:span text:style-name="T8">hal tersebut</text:span></text:p>
          </table:table-cell>
          <table:table-cell table:style-name="ce254" office:value-type="string" calcext:value-type="string">
            <text:p>- Berpikir positif</text:p>
            <text:p>- Optimis</text:p>
            <text:p>- Tidak khawatir menghadapi kesulitan</text:p>
            <text:p>- Riang</text:p>
            <text:p>- Berani menerima tantangan</text:p>
            <text:p>- Cenderung tidak perduli</text:p>
            <text:p>- Tidak segan menghadapi tekanan atau tantangan yang dapat menyakiti fisik</text:p>
            <text:p>- Ketika mengalami pengalaman memalukan lebih cepat bangkit</text:p>
          </table:table-cell>
          <table:table-cell table:style-name="ce259"/>
          <table:table-cell table:style-name="ce248"/>
          <table:table-cell/>
          <table:table-cell table:style-name="ce262" table:number-columns-repeated="2"/>
          <table:table-cell table:number-columns-repeated="1013"/>
        </table:table-row>
        <table:table-row table:style-name="ro8">
          <table:covered-table-cell table:style-name="ce231" office:value-type="string" calcext:value-type="string">
            <text:p>HA3</text:p>
          </table:covered-table-cell>
          <table:table-cell table:style-name="ce244" office:value-type="string" calcext:value-type="string">
            <text:p>Fear of uncertainty (7 items)</text:p>
          </table:table-cell>
          <table:table-cell table:style-name="ce250" table:formula="of:=[$'olah data'.P10]" office:value-type="float" office:value="2.57142857142857" calcext:value-type="float">
            <text:p>2.57</text:p>
          </table:table-cell>
          <table:table-cell table:style-name="ce254" office:value-type="string" calcext:value-type="string">
            <text:p>- Terencana </text:p>
            <text:p>- Tidak dapat mentolelir kondisi yang tidak pasti yang berpotensi menimbulkan bahaya</text:p>
            <text:p>- Mudah cemas dalam kondisi asing dan tidak pasti, sekalipun tidak berpotensi menimbulkan bahaya</text:p>
            <text:p>- Takut mengambil resiko</text:p>
            <text:p>- Sulit beradaptasi</text:p>
            <text:p>- Sulit merubah rutinitas (statis)</text:p>
            <text:p>- Pasif </text:p>
          </table:table-cell>
          <table:table-cell table:style-name="ce254" office:value-type="string" calcext:value-type="string">
            <text:p>- Tenang sekalipun dalam situasi berbahaya</text:p>
            <text:p>- Percaya diri dalam menghadapi segala situasi</text:p>
            <text:p>- Berani mengambil resiko</text:p>
            <text:p>- Mudah beradaptasi</text:p>
            <text:p>- Mampu bekerja secara dinamis</text:p>
            <text:p>- Aktif </text:p>
          </table:table-cell>
          <table:table-cell table:style-name="ce259"/>
          <table:table-cell table:style-name="ce248"/>
          <table:table-cell/>
          <table:table-cell table:style-name="ce262" table:number-columns-repeated="2"/>
          <table:table-cell table:number-columns-repeated="1013"/>
        </table:table-row>
        <table:table-row table:style-name="ro8">
          <table:covered-table-cell table:style-name="ce231" office:value-type="string" calcext:value-type="string">
            <text:p>HA4</text:p>
          </table:covered-table-cell>
          <table:table-cell table:style-name="ce244" office:value-type="string" calcext:value-type="string">
            <text:p>Shyness with strangers (7 items)</text:p>
          </table:table-cell>
          <table:table-cell table:style-name="ce250" table:formula="of:=[$'olah data'.P11]" office:value-type="float" office:value="3.28571428571429" calcext:value-type="float">
            <text:p>3.29</text:p>
          </table:table-cell>
          <table:table-cell table:style-name="ce254" office:value-type="string" calcext:value-type="string">
            <text:p>- Tidak tegas</text:p>
            <text:p>- Pemalu</text:p>
            <text:p>- Tidak nyaman dan tidak percaya diri di lingkungan soial baru</text:p>
            <text:p>- Sulit berinteraksi dengan orang baru yang apabila tidak memberikan jaminan kenyamanan dan penerimaan sosial</text:p>
            <text:p>- Inisiatif mudah terhambat oleh orang lain atau lingkungan yang mengancam</text:p>
          </table:table-cell>
          <table:table-cell table:style-name="ce260" office:value-type="string" calcext:value-type="string">
            <text:p>- Berani</text:p>
            <text:p>- Berani menyampaikan pendapat</text:p>
            <text:p>- Aktif terlibat dalam kegiatan sosial</text:p>
            <text:p>- Percaya diri dan mudah merasa nyaman berada di lingkungan sosial baru</text:p>
            <text:p>- Inisiatif tidak mudah terhambat atau dipatahkan oleh orang lain atau lingkungan mengancam</text:p>
          </table:table-cell>
          <table:table-cell table:style-name="ce248" table:number-columns-repeated="2"/>
          <table:table-cell table:style-name="ce262" table:number-columns-repeated="2"/>
          <table:table-cell table:style-name="ce247"/>
          <table:table-cell table:number-columns-repeated="1012"/>
          <table:table-cell table:style-name="Default"/>
        </table:table-row>
        <table:table-row table:style-name="ro8">
          <table:covered-table-cell table:style-name="ce235"/>
          <table:table-cell table:style-name="ce244" office:value-type="string" calcext:value-type="string">
            <text:p>Fatigability v. asthenia (8 items)</text:p>
          </table:table-cell>
          <table:table-cell table:style-name="ce250" table:formula="of:=[$'olah data'.P12]" office:value-type="float" office:value="2.875" calcext:value-type="float">
            <text:p>2.88</text:p>
          </table:table-cell>
          <table:table-cell table:style-name="ce253" office:value-type="string" calcext:value-type="string">
            <text:p>- Mudah lelah</text:p>
            <text:p>- Memiliki energi yang lebih sedikit dibandingan orang lain</text:p>
            <text:p>- Pemulihan ketika stress dan sakit cenderung membutuhkan waktu yang lama</text:p>
          </table:table-cell>
          <table:table-cell table:style-name="ce253" office:value-type="string" calcext:value-type="string">
            <text:p>- Memiliki banyak energi</text:p>
            <text:p>- Dinamis</text:p>
            <text:p>- Jarang merasa lelah atau kesulitan</text:p>
            <text:p>- Mudah bangkit ketika mengalami stress</text:p>
            <text:p>- Pemulihan ketika sakit cenderung cepat</text:p>
          </table:table-cell>
          <table:table-cell table:style-name="ce259"/>
          <table:table-cell table:style-name="ce248"/>
          <table:table-cell/>
          <table:table-cell table:style-name="ce262" table:number-columns-repeated="2"/>
          <table:table-cell table:number-columns-repeated="1013"/>
        </table:table-row>
        <table:table-row table:style-name="ro8">
          <table:table-cell table:style-name="ce231" office:value-type="string" calcext:value-type="string" table:number-columns-spanned="1" table:number-rows-spanned="5">
            <text:p>Reward Dependence</text:p>
          </table:table-cell>
          <table:table-cell table:style-name="ce236" table:formula="of:=[.A12]" office:value-type="string" office:string-value="Reward Dependence" calcext:value-type="string">
            <text:p>Reward Dependence</text:p>
          </table:table-cell>
          <table:table-cell table:style-name="ce250" table:formula="of:=[$'olah data'.P13]" office:value-type="float" office:value="2.89583333333333" calcext:value-type="float">
            <text:p>2.90</text:p>
          </table:table-cell>
          <table:table-cell table:style-name="ce253" table:number-columns-repeated="2"/>
          <table:table-cell table:style-name="ce259"/>
          <table:table-cell table:style-name="ce248"/>
          <table:table-cell/>
          <table:table-cell table:style-name="ce262" table:number-columns-repeated="2"/>
          <table:table-cell table:number-columns-repeated="1013"/>
        </table:table-row>
        <table:table-row table:style-name="ro8">
          <table:covered-table-cell table:style-name="ce231" office:value-type="string" calcext:value-type="string">
            <text:p>Reward Dependence</text:p>
          </table:covered-table-cell>
          <table:table-cell table:style-name="ce244" office:value-type="string" calcext:value-type="string">
            <text:p>Sentimentality (8 items)</text:p>
          </table:table-cell>
          <table:table-cell table:style-name="ce250" table:formula="of:=[$'olah data'.P14]" office:value-type="float" office:value="3.25" calcext:value-type="float">
            <text:p>3.25</text:p>
          </table:table-cell>
          <table:table-cell table:style-name="ce253" office:value-type="string" calcext:value-type="string">
            <text:p>- Simpatik terhadap orang lain</text:p>
            <text:p>- Sentimental</text:p>
            <text:p>- Cenderung mudah menunjukkan emosi kepada orang lain</text:p>
            <text:p>- Suka berbagi pengalaman yang serupa dengan orang lain</text:p>
            <text:p>- Hangat </text:p>
          </table:table-cell>
          <table:table-cell table:style-name="ce253" office:value-type="string" calcext:value-type="string">
            <text:p>- Praktis</text:p>
            <text:p>- Tidak terikat secara emosional dengan individu atau lingkungan</text:p>
            <text:p>- Berpikiran keras dan tenang</text:p>
            <text:p>- Jarang tersentuh oleh hal-hal yang sentimental</text:p>
            <text:p>- Terkesan dingin da penyendiri</text:p>
            <text:p>- Tidak sensitif terhadap perasaan orang lain</text:p>
            <text:p>- Sulit menjalin hubungan sosial</text:p>
          </table:table-cell>
          <table:table-cell table:style-name="ce259"/>
          <table:table-cell table:style-name="ce248"/>
          <table:table-cell/>
          <table:table-cell table:style-name="ce262"/>
          <table:table-cell table:style-name="ce264"/>
          <table:table-cell table:number-columns-repeated="1013"/>
        </table:table-row>
        <table:table-row table:style-name="ro8">
          <table:covered-table-cell table:style-name="ce231" office:value-type="string" calcext:value-type="string">
            <text:p>Reward Dependence</text:p>
          </table:covered-table-cell>
          <table:table-cell table:style-name="ce244" office:value-type="string" calcext:value-type="string">
            <text:p>Openness to warm communication vs aloofness (10 items)</text:p>
          </table:table-cell>
          <table:table-cell table:style-name="ce250" table:formula="of:=[$'olah data'.P15]" office:value-type="float" office:value="3" calcext:value-type="float">
            <text:p>3.00</text:p>
          </table:table-cell>
          <table:table-cell table:style-name="ce253" table:number-columns-repeated="2"/>
          <table:table-cell table:style-name="ce259"/>
          <table:table-cell table:style-name="ce248"/>
          <table:table-cell/>
          <table:table-cell table:style-name="ce262" table:number-columns-repeated="2"/>
          <table:table-cell table:number-columns-repeated="1013"/>
        </table:table-row>
        <table:table-row table:style-name="ro8">
          <table:covered-table-cell table:style-name="ce231" office:value-type="string" calcext:value-type="string">
            <text:p>Reward Dependence</text:p>
          </table:covered-table-cell>
          <table:table-cell table:style-name="ce244" office:value-type="string" calcext:value-type="string">
            <text:p>Attachment (6 items)</text:p>
          </table:table-cell>
          <table:table-cell table:style-name="ce250" table:formula="of:=[$'olah data'.P16]" office:value-type="float" office:value="3" calcext:value-type="float">
            <text:p>3.00</text:p>
          </table:table-cell>
          <table:table-cell table:style-name="ce253" office:value-type="string" calcext:value-type="string">
            <text:p>- Terbuka (lebih menyukai keintiman daripada privasi)</text:p>
            <text:p>- Senang mendiskusikan pengalaman dan perasaan daripada menyimpannya sendiri</text:p>
            <text:p>- Suka membentuk ikatan sosial yang hangat dan menjaga nya dalam waktu yang lama.</text:p>
            <text:p>- Sensitif terhadap penolakan dan hinaan</text:p>
          </table:table-cell>
          <table:table-cell table:style-name="ce253" office:value-type="string" calcext:value-type="string">
            <text:p>- Keterterikatan yang minim terhadap hubungan sosial</text:p>
            <text:p>- Menyukai privasi</text:p>
            <text:p>- Mandiri</text:p>
            <text:p>- Cenderung menghindari berbagi perasaan</text:p>
            <text:p>- Terkadang dianggap individu yang suka menyendiri</text:p>
          </table:table-cell>
          <table:table-cell table:style-name="ce259"/>
          <table:table-cell table:style-name="ce248" table:number-columns-repeated="2"/>
          <table:table-cell table:style-name="ce262" table:number-columns-repeated="2"/>
          <table:table-cell table:number-columns-repeated="1013"/>
        </table:table-row>
        <table:table-row table:style-name="ro8">
          <table:covered-table-cell table:style-name="ce235"/>
          <table:table-cell table:style-name="ce244" office:value-type="string" calcext:value-type="string">
            <text:p>Dependence (6 items)</text:p>
          </table:table-cell>
          <table:table-cell table:style-name="ce250" table:formula="of:=[$'olah data'.P17]" office:value-type="float" office:value="2.33333333333333" calcext:value-type="float">
            <text:p>2.33</text:p>
          </table:table-cell>
          <table:table-cell table:style-name="ce253" office:value-type="string" calcext:value-type="string">
            <text:p>- Tegantung pada dukungan sosial</text:p>
            <text:p>- Kemungkinan suka mencari perhatian orang lain</text:p>
            <text:p>- Enggan mengambil keputusan sendiri</text:p>
            <text:p>- Mudah terluka oleh kritik orang lain</text:p>
            <text:p>- Sengang menyenangkan orang lain</text:p>
            <text:p>- Peka terhadap isyarat sosial</text:p>
            <text:p>- Responsif terhadap tekanan sosial</text:p>
            <text:p>- Takut merasa diabaikan</text:p>
          </table:table-cell>
          <table:table-cell table:style-name="ce253" office:value-type="string" calcext:value-type="string">
            <text:p>- Tidak bergantung pada lingkungan sosial</text:p>
            <text:p>- Merasa tidak perlu mencari dukungan emosional dan persetujuan lingkungan untuk mengambil keputusan</text:p>
            <text:p>- Tidak sensitif terhadap tekanan dan kritik sosial</text:p>
            <text:p>- Tidak mudah menyerah terhadap keinginan orang lain dan tidak mencoba menyenangkan orang lain</text:p>
            <text:p>- Mandiri</text:p>
            <text:p>- Independen</text:p>
          </table:table-cell>
          <table:table-cell table:style-name="ce259"/>
          <table:table-cell table:style-name="ce248"/>
          <table:table-cell/>
          <table:table-cell table:style-name="ce262" table:number-columns-repeated="2"/>
          <table:table-cell table:number-columns-repeated="1013"/>
        </table:table-row>
        <table:table-row table:style-name="ro8">
          <table:table-cell table:style-name="ce231" office:value-type="string" calcext:value-type="string" table:number-columns-spanned="1" table:number-rows-spanned="5">
            <text:p>Persistence</text:p>
          </table:table-cell>
          <table:table-cell table:style-name="ce236" table:formula="of:=[.A17]" office:value-type="string" office:string-value="Persistence" calcext:value-type="string">
            <text:p>Persistence</text:p>
          </table:table-cell>
          <table:table-cell table:style-name="ce250" table:formula="of:=[$'olah data'.P18]" office:value-type="float" office:value="2.79375" calcext:value-type="float">
            <text:p>2.79</text:p>
          </table:table-cell>
          <table:table-cell table:style-name="ce253" table:number-columns-repeated="2"/>
          <table:table-cell table:style-name="ce259"/>
          <table:table-cell table:style-name="ce248"/>
          <table:table-cell/>
          <table:table-cell table:style-name="ce262" table:number-columns-repeated="2"/>
          <table:table-cell table:number-columns-repeated="1013"/>
        </table:table-row>
        <table:table-row table:style-name="ro8">
          <table:covered-table-cell table:style-name="ce231" office:value-type="string" calcext:value-type="string">
            <text:p>P2</text:p>
          </table:covered-table-cell>
          <table:table-cell table:style-name="ce244" office:value-type="string" calcext:value-type="string">
            <text:p>Eagerness of effort vs laziness (9 items)</text:p>
          </table:table-cell>
          <table:table-cell table:style-name="ce250" table:formula="of:=[$'olah data'.P19]" office:value-type="float" office:value="3" calcext:value-type="float">
            <text:p>3.00</text:p>
          </table:table-cell>
          <table:table-cell table:style-name="ce253" table:number-columns-repeated="2"/>
          <table:table-cell table:style-name="ce259"/>
          <table:table-cell table:style-name="ce248"/>
          <table:table-cell/>
          <table:table-cell table:style-name="ce262" table:number-columns-repeated="2"/>
          <table:table-cell table:number-columns-repeated="1013"/>
        </table:table-row>
        <table:table-row table:style-name="ro8">
          <table:covered-table-cell table:style-name="ce231" office:value-type="string" calcext:value-type="string">
            <text:p>P3</text:p>
          </table:covered-table-cell>
          <table:table-cell table:style-name="ce244" office:value-type="string" calcext:value-type="string">
            <text:p>Work hardened vs spoiled (8 items)</text:p>
          </table:table-cell>
          <table:table-cell table:style-name="ce250" table:formula="of:=[$'olah data'.P20]" office:value-type="float" office:value="2" calcext:value-type="float">
            <text:p>2.00</text:p>
          </table:table-cell>
          <table:table-cell table:style-name="ce253" table:number-columns-repeated="2"/>
          <table:table-cell table:style-name="ce259"/>
          <table:table-cell table:style-name="ce248"/>
          <table:table-cell/>
          <table:table-cell table:style-name="ce262" table:number-columns-repeated="2"/>
          <table:table-cell table:number-columns-repeated="1013"/>
        </table:table-row>
        <table:table-row table:style-name="ro8">
          <table:covered-table-cell table:style-name="ce231" office:value-type="string" calcext:value-type="string">
            <text:p>P4</text:p>
          </table:covered-table-cell>
          <table:table-cell table:style-name="ce244" office:value-type="string" calcext:value-type="string">
            <text:p>Ambitious vs underachieving (10 items)</text:p>
          </table:table-cell>
          <table:table-cell table:style-name="ce250" table:formula="of:=[$'olah data'.P21]" office:value-type="float" office:value="3.3" calcext:value-type="float">
            <text:p>3.30</text:p>
          </table:table-cell>
          <table:table-cell table:style-name="ce253" table:number-columns-repeated="2"/>
          <table:table-cell table:style-name="ce259"/>
          <table:table-cell table:style-name="ce248" table:number-columns-repeated="2"/>
          <table:table-cell table:style-name="ce262" table:number-columns-repeated="2"/>
          <table:table-cell table:number-columns-repeated="1013"/>
        </table:table-row>
        <table:table-row table:style-name="ro8">
          <table:covered-table-cell table:style-name="ce235"/>
          <table:table-cell table:style-name="ce244" office:value-type="string" calcext:value-type="string">
            <text:p>Perfectionist vs pragmatist (8 items)</text:p>
          </table:table-cell>
          <table:table-cell table:style-name="ce250" table:formula="of:=[$'olah data'.P22]" office:value-type="float" office:value="2.875" calcext:value-type="float">
            <text:p>2.88</text:p>
          </table:table-cell>
          <table:table-cell table:style-name="ce253" table:number-columns-repeated="2"/>
          <table:table-cell table:style-name="ce259"/>
          <table:table-cell table:style-name="ce248"/>
          <table:table-cell/>
          <table:table-cell table:style-name="ce262" table:number-columns-repeated="2"/>
          <table:table-cell table:number-columns-repeated="1013"/>
        </table:table-row>
        <table:table-row table:style-name="ro8">
          <table:table-cell table:style-name="ce231" office:value-type="string" calcext:value-type="string" table:number-columns-spanned="1" table:number-rows-spanned="6">
            <text:p>Self-Directedness</text:p>
          </table:table-cell>
          <table:table-cell table:style-name="ce236" table:formula="of:=[.A22]" office:value-type="string" office:string-value="Self-Directedness" calcext:value-type="string">
            <text:p>Self-Directedness</text:p>
          </table:table-cell>
          <table:table-cell table:style-name="ce250" table:formula="of:=[$'olah data'.P23]" office:value-type="float" office:value="2.64791666666667" calcext:value-type="float">
            <text:p>2.65</text:p>
          </table:table-cell>
          <table:table-cell table:style-name="ce253" table:number-columns-repeated="2"/>
          <table:table-cell table:style-name="ce259"/>
          <table:table-cell table:style-name="ce248"/>
          <table:table-cell/>
          <table:table-cell table:style-name="ce262" table:number-columns-repeated="2"/>
          <table:table-cell table:number-columns-repeated="1013"/>
        </table:table-row>
        <table:table-row table:style-name="ro8">
          <table:covered-table-cell table:style-name="ce231" office:value-type="string" calcext:value-type="string">
            <text:p>S2</text:p>
          </table:covered-table-cell>
          <table:table-cell table:style-name="ce244" office:value-type="string" calcext:value-type="string">
            <text:p>Responsibility vs. blaming (8 items)</text:p>
          </table:table-cell>
          <table:table-cell table:style-name="ce250" table:formula="of:=[$'olah data'.P24]" office:value-type="float" office:value="2.125" calcext:value-type="float">
            <text:p>2.13</text:p>
          </table:table-cell>
          <table:table-cell table:style-name="ce254" office:value-type="string" calcext:value-type="string">
            <text:p>- Merasa memiliki kebebasan untuk memilih apa yang dilakukan</text:p>
            <text:p>- Berani mengakui bahwa sikap, perilaku, dan masalah yang dihadapi mencerminkan pilihan diri sendiri</text:p>
            <text:p>- Cederung menerima tanggung jawab atas silap dan pilihan mereka</text:p>
            <text:p>- Terkesan sebagai orang yang dapat diandalkan dan dapat dipercaya</text:p>
          </table:table-cell>
          <table:table-cell table:style-name="ce254" office:value-type="string" calcext:value-type="string">
            <text:p>- Cenderung menyalahkan orang lain dan lingkungan eksternal atas apa yang terjadi pada dirinya</text:p>
            <text:p>- Merasa bahwa sikap, perilaku, dan pilihan ditentukan oleh pengaruh di luar kendali mereka dan bertentangan dengan keinginan mereka</text:p>
            <text:p>- Enggan menerima tanggung jawab atas tindakan mereka</text:p>
            <text:p>- Terkesan sebagai individu yang tidk dapat dipercaya dan tidak dapat bertanggung jawab</text:p>
          </table:table-cell>
          <table:table-cell table:style-name="ce259"/>
          <table:table-cell table:style-name="ce248"/>
          <table:table-cell/>
          <table:table-cell table:style-name="ce262" table:number-columns-repeated="2"/>
          <table:table-cell table:number-columns-repeated="1013"/>
        </table:table-row>
        <table:table-row table:style-name="ro8">
          <table:covered-table-cell table:style-name="ce231" office:value-type="string" calcext:value-type="string">
            <text:p>S3</text:p>
          </table:covered-table-cell>
          <table:table-cell table:style-name="ce244" office:value-type="string" calcext:value-type="string">
            <text:p>Purposefulness vs. lack of goal direction (6 items)</text:p>
          </table:table-cell>
          <table:table-cell table:style-name="ce250" table:formula="of:=[$'olah data'.P25]" office:value-type="float" office:value="3.16666666666667" calcext:value-type="float">
            <text:p>3.17</text:p>
          </table:table-cell>
          <table:table-cell table:style-name="ce254" office:value-type="string" calcext:value-type="string">
            <text:p>- Terarah</text:p>
            <text:p>- Berorientasi tujuan</text:p>
            <text:p>- Memiliki visi dan misi yang jelas </text:p>
            <text:p>- Berusaha mengembangkan kemampuan diri untuk mencapai tujuan</text:p>
            <text:p>- Aktivitas dipandu oleh tujuan dan nilai jangka panjang</text:p>
          </table:table-cell>
          <table:table-cell table:style-name="ce254" office:value-type="string" calcext:value-type="string">
            <text:p>- Kesulitan menemukan visi misi dalam kehidupn</text:p>
            <text:p>- Tidak yakin terhadap tujuan jangka panjang</text:p>
            <text:p>- Cenderung bereaksi terhadap situasi saat ini dalam kondisi terdesak</text:p>
            <text:p>- Merasa tidak memiliki makna diluar impuls reaktif saat itu</text:p>
            <text:p>- Tidak dapat menunda gratifikasi untuk mencapai tujuan</text:p>
          </table:table-cell>
          <table:table-cell table:style-name="ce259"/>
          <table:table-cell table:style-name="ce248"/>
          <table:table-cell/>
          <table:table-cell table:style-name="ce262" table:number-columns-repeated="2"/>
          <table:table-cell table:number-columns-repeated="1013"/>
        </table:table-row>
        <table:table-row table:style-name="ro8">
          <table:covered-table-cell table:style-name="ce231" office:value-type="string" calcext:value-type="string">
            <text:p>S4</text:p>
          </table:covered-table-cell>
          <table:table-cell table:style-name="ce244" office:value-type="string" calcext:value-type="string">
            <text:p>Resourcefulness (5 items)</text:p>
          </table:table-cell>
          <table:table-cell table:style-name="ce250" table:formula="of:=[$'olah data'.P26]" office:value-type="float" office:value="2.4" calcext:value-type="float">
            <text:p>2.40</text:p>
          </table:table-cell>
          <table:table-cell table:style-name="ce254" office:value-type="string" calcext:value-type="string">
            <text:p>- Individu produktif</text:p>
            <text:p>- Efisien </text:p>
            <text:p>- Proaktif</text:p>
            <text:p>- Kompeten</text:p>
            <text:p>- Penuh ide dalam pemecahan masalah</text:p>
            <text:p>- Cenderung memandang siyuasi sulit sebagai tantangan dan peluang</text:p>
          </table:table-cell>
          <table:table-cell table:style-name="ce254" office:value-type="string" calcext:value-type="string">
            <text:p>- Cenderung putus asa</text:p>
            <text:p>- Cenderung nampak tidak berdaya</text:p>
            <text:p>- Mudah putus asa</text:p>
            <text:p>- Tidak efektif dan efisien dalam bekerja</text:p>
            <text:p>- Kurang mengembangkan keterampilan dan kepercayaan diri dalam memecahkan masalah</text:p>
            <text:p>- Seringkali merasa tidak kompeten dalam ketika menghadapi rintangan</text:p>
            <text:p>- Cenderung menunggu orang lain untuk memimpin dalam melakukan sesuatu</text:p>
          </table:table-cell>
          <table:table-cell table:style-name="ce259"/>
          <table:table-cell table:style-name="ce248" table:number-columns-repeated="2"/>
          <table:table-cell table:style-name="ce262" table:number-columns-repeated="2"/>
          <table:table-cell table:number-columns-repeated="1013"/>
        </table:table-row>
        <table:table-row table:style-name="ro8">
          <table:covered-table-cell table:style-name="ce231" office:value-type="string" calcext:value-type="string">
            <text:p>S5</text:p>
          </table:covered-table-cell>
          <table:table-cell table:style-name="ce244" office:value-type="string" calcext:value-type="string">
            <text:p>Self-acceptance vs. self-striving (10 items)</text:p>
          </table:table-cell>
          <table:table-cell table:style-name="ce250" table:formula="of:=[$'olah data'.P27]" office:value-type="float" office:value="2.9" calcext:value-type="float">
            <text:p>2.90</text:p>
          </table:table-cell>
          <table:table-cell table:style-name="ce254" office:value-type="string" calcext:value-type="string">
            <text:p>- Percaya diri</text:p>
            <text:p>- Mampu mengenali kekuatan dan menerima kekurangan serta keterbatasan diri</text:p>
            <text:p>- Berusaha melakukan yang terbaik tapi tidak berpura-pura untuk mengesankan orang lain</text:p>
            <text:p>- Cenderung menerima dan merasa nyaman dengan kapasitas mental dan fisik dalam diri meskipun masih tetap berusaha untuk terus meningkatkan diri dengan upaya konstruktif</text:p>
          </table:table-cell>
          <table:table-cell table:style-name="ce254" office:value-type="string" calcext:value-type="string">
            <text:p>- Individu cenderung nampak menunjukkan harga diri yang rendah</text:p>
            <text:p>- Cenderung sulit menerima kapasitas mental dan fisik yang sebenarnya dalam diri</text:p>
            <text:p>- Cenderung berfantasi tentang kekayaan, kepentingan, keantikan, kepentingan yang tidak terbatas</text:p>
            <text:p>- Ketika dihadapkan pada kenyataan hidup yang bertentangan, mungkin menjadi terganggu namun tidak mencoba mengusahakan mencapai tujuan secara konstrukif</text:p>
          </table:table-cell>
          <table:table-cell table:style-name="ce259"/>
          <table:table-cell table:style-name="ce248"/>
          <table:table-cell/>
          <table:table-cell table:style-name="ce262" table:number-columns-repeated="2"/>
          <table:table-cell table:number-columns-repeated="1013"/>
        </table:table-row>
        <table:table-row table:style-name="ro8">
          <table:covered-table-cell table:style-name="ce235"/>
          <table:table-cell table:style-name="ce244" office:value-type="string" calcext:value-type="string">
            <text:p>Enlightened second nature (11 items)</text:p>
          </table:table-cell>
          <table:table-cell table:style-name="ce250" table:formula="of:=[$'olah data'.P28]" office:value-type="float" office:value="3.09090909090909" calcext:value-type="float">
            <text:p>3.09</text:p>
          </table:table-cell>
          <table:table-cell table:style-name="ce256" office:value-type="string" calcext:value-type="string">
            <text:p>- Mampu mengembangkan dan merumuskan serta menetapkan langkah-langkah untuk mencapai tujuan jangka panjang</text:p>
            <text:p>- Bertindak untuk memenuhi tujuan jangka panjang</text:p>
            <text:p>- Disiplin</text:p>
            <text:p>- Memiliki skala prioritas terukur</text:p>
            <text:p>- Jarang terlihat kacau karena merasa ‘aman’ dengan skala prioritas dan tujuan yg akan dicapai</text:p>
            <text:p>- Bertindak secara teratur, terarah dan terencana</text:p>
          </table:table-cell>
          <table:table-cell table:style-name="ce253" office:value-type="string" calcext:value-type="string">
            <text:p>- Tidak konsisten</text:p>
            <text:p>- Kesulitan mencapai tujuan</text:p>
            <text:p>- Cenderung tidak terencana, tidak terarah</text:p>
            <text:p>- Mudah tergoda untuk melakukan hal-hal yang diluar rencana awal, sekalipun mengetahui akan ada konsekuensi yang diterima</text:p>
            <text:p>- Tidak disiplin</text:p>
            <text:p>- Tidak memiliki skala prioritas</text:p>
          </table:table-cell>
          <table:table-cell table:style-name="ce259"/>
          <table:table-cell table:style-name="ce248"/>
          <table:table-cell/>
          <table:table-cell table:style-name="ce262" table:number-columns-repeated="2"/>
          <table:table-cell table:number-columns-repeated="1013"/>
        </table:table-row>
        <table:table-row table:style-name="ro8">
          <table:table-cell table:style-name="ce231" office:value-type="string" calcext:value-type="string" table:number-columns-spanned="1" table:number-rows-spanned="6">
            <text:p>Cooperativeness</text:p>
          </table:table-cell>
          <table:table-cell table:style-name="ce236" table:formula="of:=[.A28]" office:value-type="string" office:string-value="Cooperativeness" calcext:value-type="string">
            <text:p>Cooperativeness</text:p>
          </table:table-cell>
          <table:table-cell table:style-name="ce250" table:formula="of:=[$'olah data'.P29]" office:value-type="float" office:value="2.40446428571429" calcext:value-type="float">
            <text:p>2.40</text:p>
          </table:table-cell>
          <table:table-cell table:style-name="ce253" table:number-columns-repeated="2"/>
          <table:table-cell table:style-name="ce259"/>
          <table:table-cell table:style-name="ce248"/>
          <table:table-cell/>
          <table:table-cell table:style-name="ce262" table:number-columns-repeated="2"/>
          <table:table-cell table:number-columns-repeated="1013"/>
        </table:table-row>
        <table:table-row table:style-name="ro8">
          <table:covered-table-cell table:style-name="ce231" office:value-type="string" calcext:value-type="string">
            <text:p>Cooperativeness</text:p>
          </table:covered-table-cell>
          <table:table-cell table:style-name="ce244" office:value-type="string" calcext:value-type="string">
            <text:p>Social acceptance vs. social intolerance (8 items)</text:p>
          </table:table-cell>
          <table:table-cell table:style-name="ce250" table:formula="of:=[$'olah data'.P30]" office:value-type="float" office:value="2.625" calcext:value-type="float">
            <text:p>2.63</text:p>
          </table:table-cell>
          <table:table-cell table:style-name="ce253" office:value-type="string" calcext:value-type="string">
            <text:p><text:span text:style-name="T9">- Toleran</text:span></text:p>
            <text:p><text:span text:style-name="T9">- Ramah</text:span></text:p>
            <text:p><text:span text:style-name="T10">- Menerima orang lain apa adanya sekalipun terdapat perbedaan besar dengan perilaku, etika, pendapat, nilai, atau penampilan individu tersebut</text:span></text:p>
            <text:p/>
          </table:table-cell>
          <table:table-cell table:style-name="ce253" office:value-type="string" calcext:value-type="string">
            <text:p><text:span text:style-name="T9">- Tidak toleran</text:span></text:p>
            <text:p><text:span text:style-name="T9">- Tidak ramah</text:span></text:p>
            <text:p><text:span text:style-name="T9">- Kritis terhadap orang lain yang berbeda pendapat dan memiliki tujuan berbeda</text:span></text:p>
            <text:p/>
          </table:table-cell>
          <table:table-cell table:style-name="ce259"/>
          <table:table-cell table:style-name="ce248"/>
          <table:table-cell/>
          <table:table-cell table:style-name="ce265" table:number-columns-repeated="2"/>
          <table:table-cell table:number-columns-repeated="1013"/>
        </table:table-row>
        <table:table-row table:style-name="ro8">
          <table:covered-table-cell table:style-name="ce231" office:value-type="string" calcext:value-type="string">
            <text:p>Cooperativeness</text:p>
          </table:covered-table-cell>
          <table:table-cell table:style-name="ce244" office:value-type="string" calcext:value-type="string">
            <text:p>Empathy vs. social disinterest (5 items)</text:p>
          </table:table-cell>
          <table:table-cell table:style-name="ce250" table:formula="of:=[$'olah data'.P31]" office:value-type="float" office:value="1.6" calcext:value-type="float">
            <text:p>1.60</text:p>
          </table:table-cell>
          <table:table-cell table:style-name="ce253" office:value-type="string" calcext:value-type="string">
            <text:p>- Selaras dalam memeikirkan perasaan orang lain</text:p>
            <text:p>- Cenderung memperlakukan orang lain dengan martabat dan rasa hormat</text:p>
            <text:p>- Sering mengesampingkan penilaian pribadi</text:p>
            <text:p>- Mudah memahami apa yang orang lain alami</text:p>
          </table:table-cell>
          <table:table-cell table:style-name="ce253" office:value-type="string" calcext:value-type="string">
            <text:p>- Tidak sensitif</text:p>
            <text:p>- Tidak perduli perasaan orang lain</text:p>
            <text:p>- Tidak dapat berbagi emosi</text:p>
            <text:p>- Tidak suka berbagi mengenai penderitaan, kesulitan orang lain</text:p>
            <text:p>- Kesulitan menghormati tujuan dan nilai-nilai orang lain</text:p>
            <text:p/>
          </table:table-cell>
          <table:table-cell table:style-name="ce259"/>
          <table:table-cell table:style-name="ce248"/>
          <table:table-cell/>
          <table:table-cell table:style-name="ce262" table:number-columns-repeated="2"/>
          <table:table-cell table:number-columns-repeated="1013"/>
        </table:table-row>
        <table:table-row table:style-name="ro8">
          <table:covered-table-cell table:style-name="ce231" office:value-type="string" calcext:value-type="string">
            <text:p>Cooperativeness</text:p>
          </table:covered-table-cell>
          <table:table-cell table:style-name="ce244" office:value-type="string" calcext:value-type="string">
            <text:p>Helpfulness vs. unhelpfulness (8 items)</text:p>
          </table:table-cell>
          <table:table-cell table:style-name="ce250" table:formula="of:=[$'olah data'.P32]" office:value-type="float" office:value="3.25" calcext:value-type="float">
            <text:p>3.25</text:p>
          </table:table-cell>
          <table:table-cell table:style-name="ce257" office:value-type="string" calcext:value-type="string">
            <text:p>- Suka melayani orang lain</text:p>
            <text:p>- Suka mengambil peran untuk mendukung orang lain</text:p>
            <text:p>- Senang berbagi ilmu, keterampilan atau pengetahuan untuk menunjang kepentingan orang lain</text:p>
            <text:p>- Dapat bekerja sebagai tim maupun secara mandiri</text:p>
            <text:p/>
          </table:table-cell>
          <table:table-cell table:style-name="ce257" office:value-type="string" calcext:value-type="string">
            <text:p>- Egois</text:p>
            <text:p>- Tidak peka terhadap orang lain</text:p>
            <text:p>- Mengganggap diri sebagai pusat perhatian</text:p>
            <text:p>- Cenderung tidk mempertimbangkan perasaan orang lain, sekalipun saat bekerja dalam tim</text:p>
            <text:p>- Lebih suka bkerja mandiri dan bertanggung jawab atas yang di lakukan</text:p>
          </table:table-cell>
          <table:table-cell/>
          <table:table-cell table:style-name="ce248"/>
          <table:table-cell table:number-columns-repeated="1016"/>
        </table:table-row>
        <table:table-row table:style-name="ro8">
          <table:covered-table-cell table:style-name="ce231" office:value-type="string" calcext:value-type="string">
            <text:p>Cooperativeness</text:p>
          </table:covered-table-cell>
          <table:table-cell table:style-name="ce244" office:value-type="string" calcext:value-type="string">
            <text:p>Compassion vs. revengefulness (7 items)</text:p>
          </table:table-cell>
          <table:table-cell table:style-name="ce250" table:formula="of:=[$'olah data'.P33]" office:value-type="float" office:value="2.14285714285714" calcext:value-type="float">
            <text:p>2.14</text:p>
          </table:table-cell>
          <table:table-cell table:style-name="ce257" office:value-type="string" calcext:value-type="string">
            <text:p>- Penuh kasih sayang</text:p>
            <text:p>- Pemaaf</text:p>
            <text:p>- Dermawan</text:p>
            <text:p>- Baik hati</text:p>
            <text:p>- Tidak mencoba balas dendam sekalipun saat diperakukan dengan buruk</text:p>
          </table:table-cell>
          <table:table-cell table:style-name="ce257" office:value-type="string" calcext:value-type="string">
            <text:p>- Menyukai balas dendam pada orang yang menyakiti mereka</text:p>
            <text:p>- Sifat dan sikap yang ditunjukkan bisa menjadi aktif-agresif ataupun pasif-agresif</text:p>
            <text:p>- (pasif agresif mis: menyimpan dendam, keras kepala, sengaja menyulitkan orang lain)</text:p>
            <text:p>- (aktif-agresif mis: menyakiti orang lain seacara fisik, emosional atau finansial)</text:p>
            <text:p/>
          </table:table-cell>
          <table:table-cell/>
          <table:table-cell table:style-name="ce248"/>
          <table:table-cell table:number-columns-repeated="1016"/>
        </table:table-row>
        <table:table-row table:style-name="ro8">
          <table:covered-table-cell table:style-name="ce235"/>
          <table:table-cell table:style-name="ce244" office:value-type="string" calcext:value-type="string">
            <text:p><text:span text:style-name="T6">Pure-hearted conscience vs. self-serving advantage (8 items)</text:span></text:p>
          </table:table-cell>
          <table:table-cell table:style-name="ce250" table:formula="of:=[$'olah data'.P34]" office:value-type="float" office:value="2.75" calcext:value-type="float">
            <text:p>2.75</text:p>
          </table:table-cell>
          <table:table-cell table:style-name="ce257" office:value-type="string" calcext:value-type="string">
            <text:p>- Jujur</text:p>
            <text:p>- Teliti</text:p>
            <text:p>- Tulus memperlakukan orang lain seacara konsisten</text:p>
            <text:p>- Bersikap menurut etika yang berlaku di masyarakat baik seacra profesional maupun dalam hubungan interaksi sosial dan interpersonal</text:p>
          </table:table-cell>
          <table:table-cell table:style-name="ce257" office:value-type="string" calcext:value-type="string">
            <text:p>- Oportunis</text:p>
            <text:p>- Cenderung melakukan apapu untuk mencapai tujuan </text:p>
            <text:p>- Cenderung memperlakukan orang lain secara tidak adil</text:p>
            <text:p>- Bersikap lebih berat kepada diri sendiri demi mencapai keuntungan pribadi</text:p>
            <text:p>- Manipulatif </text:p>
          </table:table-cell>
          <table:table-cell/>
          <table:table-cell table:style-name="ce248"/>
          <table:table-cell table:number-columns-repeated="1016"/>
        </table:table-row>
        <table:table-row table:style-name="ro8">
          <table:table-cell table:style-name="ce231" office:value-type="string" calcext:value-type="string" table:number-columns-spanned="1" table:number-rows-spanned="4">
            <text:p>Self-Tanscendence</text:p>
          </table:table-cell>
          <table:table-cell table:style-name="ce244" table:formula="of:=[.A34]" office:value-type="string" office:string-value="Self-Tanscendence" calcext:value-type="string">
            <text:p>Self-Tanscendence</text:p>
          </table:table-cell>
          <table:table-cell table:style-name="ce250" table:formula="of:=[$'olah data'.P35]" office:value-type="float" office:value="1.95625" calcext:value-type="float">
            <text:p>1.96</text:p>
          </table:table-cell>
          <table:table-cell table:style-name="ce257" table:number-columns-repeated="2"/>
          <table:table-cell/>
          <table:table-cell table:style-name="ce248"/>
          <table:table-cell table:number-columns-repeated="1016"/>
        </table:table-row>
        <table:table-row table:style-name="ro8">
          <table:covered-table-cell table:style-name="ce236"/>
          <table:table-cell table:style-name="ce244" office:value-type="string" calcext:value-type="string">
            <text:p>Self-forgetful vs. self-conscious experience (10 items)</text:p>
          </table:table-cell>
          <table:table-cell table:style-name="ce250" table:formula="of:=[$'olah data'.P36]" office:value-type="float" office:value="2.2" calcext:value-type="float">
            <text:p>2.20</text:p>
          </table:table-cell>
          <table:table-cell table:style-name="ce256" office:value-type="string" calcext:value-type="string">
            <text:p>- Cenderung melampaui batas ketika terlibat secara mendalam dengan orang lain atau ketika berhadapan dengan apa yang dikerjakan</text:p>
            <text:p>- Cenderung nampak kreatif</text:p>
          </table:table-cell>
          <table:table-cell table:style-name="ce256" office:value-type="string" calcext:value-type="string">
            <text:p>- Memiliki kesadaran diri yang tinggi dalam hubungan sosial</text:p>
            <text:p>- Memiliki kesadaran diri tinggi dalam pekerjaan</text:p>
            <text:p>- Memiliki ketertarikan minimal terhadap seni</text:p>
          </table:table-cell>
          <table:table-cell table:number-columns-repeated="1018"/>
        </table:table-row>
        <table:table-row table:style-name="ro8">
          <table:covered-table-cell table:style-name="ce231" office:value-type="string" calcext:value-type="string">
            <text:p>ST2</text:p>
          </table:covered-table-cell>
          <table:table-cell table:style-name="ce244" office:value-type="string" calcext:value-type="string">
            <text:p><text:span text:style-name="T6">Transpersonal identification vs. self-differentiation (8 items)</text:span></text:p>
          </table:table-cell>
          <table:table-cell table:style-name="ce250" table:formula="of:=[$'olah data'.P37]" office:value-type="float" office:value="3.125" calcext:value-type="float">
            <text:p>3.13</text:p>
          </table:table-cell>
          <table:table-cell table:style-name="ce258" office:value-type="string" calcext:value-type="string">
            <text:p>- Memiliki koneksi yang kuat dengan alam</text:p>
            <text:p>- Menganggap segala sesuatu terlihat merupakan bagian dari kesatuan organisme kehidupan</text:p>
            <text:p>- Bersedia melakukan pengorbanan untuk menciptakan dunia yang lebih baik</text:p>
            <text:p>- Cenderung dianggap sebagai individu yang terlalu rumit dalam berpikir dan idealis</text:p>
          </table:table-cell>
          <table:table-cell table:style-name="ce256" office:value-type="string" calcext:value-type="string">
            <text:p>- Kurang memiliki hubungan yang kuat dengan alam dan manusia</text:p>
            <text:p>- Cenderung menjadi individu yang merasa bahwa memilikitanggung jawab secara langsung atau tidak langsung terhadap apa yang terjadi dengan orang lain dan dengan dunia.</text:p>
            <text:p>- Jarang bersedia berkorban untuk membuat dunia menjadi lebih baik kecuali bila mendapatkan keuntungan praktis dari hal tersebut</text:p>
          </table:table-cell>
          <table:table-cell table:number-columns-repeated="1018"/>
        </table:table-row>
        <table:table-row table:style-name="ro8">
          <table:covered-table-cell table:style-name="ce231" office:value-type="string" calcext:value-type="string">
            <text:p>ST3</text:p>
          </table:covered-table-cell>
          <table:table-cell table:style-name="ce244" office:value-type="string" calcext:value-type="string">
            <text:p>Spiritual acceptance vs. rational materialism (8 items)</text:p>
          </table:table-cell>
          <table:table-cell table:style-name="ce250" table:formula="of:=[$'olah data'.P38]" office:value-type="float" office:value="2.5" calcext:value-type="float">
            <text:p>2.50</text:p>
          </table:table-cell>
          <table:table-cell table:style-name="ce258" office:value-type="string" calcext:value-type="string">
            <text:p>- Mengakui akan keberadaan pengaruh spiritual</text:p>
            <text:p>- Mudah tergugah oleh pengalaman spiritual</text:p>
            <text:p>- Sanggup menghadapi penderitaan bahka kematian bila sesuai dengan keyakinan spiritual yang di anut</text:p>
            <text:p/>
          </table:table-cell>
          <table:table-cell table:style-name="ce256" office:value-type="string" calcext:value-type="string">
            <text:p>- Hanya menerima pengalaman yang dapat dibuktikan secara empiris</text:p>
            <text:p>- Enggan menerima hal-hal yang tidak dapat dijelaskan ecara ilmiah</text:p>
            <text:p>- Tidak ada kontrol atau kemungkinan untuk mengevaluasi hal-hal yang bersifat spiritual seperti kematian, penderitaan</text:p>
          </table:table-cell>
          <table:table-cell table:number-columns-repeated="1018"/>
        </table:table-row>
        <table:table-row table:style-name="ro8">
          <table:table-cell table:style-name="ce238"/>
          <table:table-cell table:style-name="ce244" office:value-type="string" calcext:value-type="string">
            <text:p>Validity Scale (5 items)</text:p>
          </table:table-cell>
          <table:table-cell table:style-name="ce250" table:formula="of:=[$'olah data'.P39]" office:value-type="string" office:string-value="Kandidat asal menjawab" calcext:value-type="string">
            <text:p>Kandidat asal menjawab</text:p>
          </table:table-cell>
          <table:table-cell table:style-name="ce257" table:number-columns-repeated="2"/>
          <table:table-cell table:number-columns-repeated="1018"/>
        </table:table-row>
        <table:table-row table:style-name="ro3">
          <table:table-cell table:style-name="ce239"/>
          <table:table-cell table:style-name="ce246"/>
          <table:table-cell table:number-columns-repeated="1021"/>
        </table:table-row>
        <table:table-row table:style-name="ro3">
          <table:table-cell table:style-name="ce240"/>
          <table:table-cell table:style-name="ce247"/>
          <table:table-cell table:number-columns-repeated="1021"/>
        </table:table-row>
        <table:table-row table:style-name="ro3">
          <table:table-cell table:style-name="ce239"/>
          <table:table-cell table:style-name="ce247"/>
          <table:table-cell table:number-columns-repeated="1021"/>
        </table:table-row>
        <table:table-row table:style-name="ro3">
          <table:table-cell table:style-name="ce241"/>
          <table:table-cell table:style-name="ce247"/>
          <table:table-cell table:number-columns-repeated="1021"/>
        </table:table-row>
        <table:table-row table:style-name="ro3" table:number-rows-repeated="3">
          <table:table-cell table:number-columns-repeated="1023"/>
        </table:table-row>
        <table:table-row table:style-name="ro3">
          <table:table-cell/>
          <table:table-cell table:style-name="ce249"/>
          <table:table-cell table:number-columns-repeated="1021"/>
        </table:table-row>
        <table:table-row table:style-name="ro3" table:number-rows-repeated="1048529">
          <table:table-cell table:number-columns-repeated="1023"/>
        </table:table-row>
        <table:table-row table:style-name="ro3">
          <table:table-cell table:number-columns-repeated="1023"/>
        </table:table-row>
      </table:table>
      <table:table table:name="View Output" table:style-name="ta3">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0" form:id="control30"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TCIcode.Goto.Kembali?language=Basic&amp;location=document" xlink:type="simple"/>
              </office:event-listeners>
            </form:button>
            <form:fixed-text form:name="Label Field 1" form:control-implementation="ooo:com.sun.star.form.component.FixedText" xml:id="control31" form:id="control31" form:label="Label Field"/>
            <form:button form:name="Push Button 1" form:control-implementation="ooo:com.sun.star.form.component.CommandButton" xml:id="control32" form:id="control32" form:label="Lihat Jawaban Peserta" office:target-frame="" xlink:href="" form:image-data=""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approveaction" xlink:href="vnd.sun.star.script:OlahdataHexa.LihatJawabanPeserta.SetActiveLihatJawabanPeserta?language=Basic&amp;location=document" xlink:type="simple"/>
              </office:event-listeners>
            </form:button>
          </form:form>
        </office:forms>
        <table:shapes>
          <draw:control draw:z-index="0" draw:style-name="gr5" draw:text-style-name="P8" svg:width="26.36mm" svg:height="14.32mm" svg:x="158.62mm" svg:y="0.92mm" draw:control="control30"/>
          <draw:control draw:z-index="1" draw:style-name="gr4" draw:text-style-name="P9" svg:width="0.42mm" svg:height="2.21mm" svg:x="267.7mm" svg:y="156.38mm" draw:control="control31"/>
          <draw:control draw:z-index="2" draw:style-name="gr5" draw:text-style-name="P8" svg:width="29.87mm" svg:height="23.5mm" svg:x="158.86mm" svg:y="22.24mm" draw:control="control32"/>
          <draw:frame draw:z-index="3" draw:style-name="gr6" draw:text-style-name="P10" svg:width="330.09mm" svg:height="247.57mm" svg:x="0mm" svg:y="76.94mm">
            <draw:object draw:notify-on-update-of-ranges="grafik.B3:grafik.B37 grafik.C2:grafik.C2 grafik.C3:grafik.C37" xlink:href="./Object 1" xlink:type="simple" xlink:show="embed" xlink:actuate="onLoad">
              <loext:p/>
            </draw:object>
            <draw:image xlink:href="./ObjectReplacements/Object 1" xlink:type="simple" xlink:show="embed" xlink:actuate="onLoad"/>
          </draw:frame>
        </table:shapes>
        <table:table-column table:style-name="co50" table:default-cell-style-name="ce224"/>
        <table:table-column table:style-name="co51" table:default-cell-style-name="ce224"/>
        <table:table-column table:style-name="co3" table:default-cell-style-name="ce229"/>
        <table:table-column table:style-name="co3" table:default-cell-style-name="ce232"/>
        <table:table-column table:style-name="co52" table:default-cell-style-name="ce234"/>
        <table:table-column table:style-name="co3" table:number-columns-repeated="10" table:default-cell-style-name="ce224"/>
        <table:table-column table:style-name="co3" table:visibility="collapse" table:number-columns-repeated="1008" table:default-cell-style-name="ce224"/>
        <table:table-column table:style-name="co3" table:visibility="collapse" table:default-cell-style-name="ce195"/>
        <table:table-row table:style-name="ro3">
          <table:table-cell table:style-name="ce71" office:value-type="string" calcext:value-type="string" table:number-columns-spanned="2" table:number-rows-spanned="1">
            <text:p>BIODATA</text:p>
          </table:table-cell>
          <table:covered-table-cell table:style-name="ce99"/>
          <table:table-cell table:style-name="ce180"/>
          <table:table-cell table:style-name="ce158"/>
          <table:table-cell table:style-name="ce233"/>
          <table:table-cell table:style-name="ce153" table:number-columns-repeated="10"/>
          <table:table-cell table:number-columns-repeated="1009"/>
        </table:table-row>
        <table:table-row table:style-name="ro3">
          <table:table-cell table:style-name="ce119" office:value-type="string" calcext:value-type="string">
            <text:p>ID DATA</text:p>
          </table:table-cell>
          <table:table-cell table:style-name="ce119" table:formula="of:=IF([$'olah data'.V2]=0;&quot;&quot;;[$'olah data'.V2])">
            <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TANGGAL TES</text:p>
          </table:table-cell>
          <table:table-cell table:style-name="ce138" table:formula="of:=IF([$'olah data'.W$2]=0;&quot;&quot;;[$'olah data'.W$2])">
            <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KOTA</text:p>
          </table:table-cell>
          <table:table-cell table:style-name="ce119" table:formula="of:=IF([$'olah data'.X$2]=0;&quot;&quot;;[$'olah data'.X$2])">
            <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NO TES</text:p>
          </table:table-cell>
          <table:table-cell table:style-name="ce119" table:formula="of:=IF([$'olah data'.Y$2]=0;&quot;&quot;;[$'olah data'.Y$2])">
            <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NAMA KANDIDAT</text:p>
          </table:table-cell>
          <table:table-cell table:style-name="ce119" table:formula="of:=IF([$'olah data'.Z$2]=0;&quot;&quot;;[$'olah data'.Z$2])">
            <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JENIS KELAMIN</text:p>
          </table:table-cell>
          <table:table-cell table:style-name="ce119" table:formula="of:=IF([$'olah data'.AA$2]=0;&quot;&quot;;[$'olah data'.AA$2])">
            <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TANGGAL LAHIR</text:p>
          </table:table-cell>
          <table:table-cell table:style-name="ce138" table:formula="of:=IF([$'olah data'.AB$2]=0;&quot;&quot;;[$'olah data'.AB$2])">
            <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PENDIDIKAN TERAKHIR</text:p>
          </table:table-cell>
          <table:table-cell table:style-name="ce119" table:formula="of:=IF([$'olah data'.AC$2]=0;&quot;&quot;;[$'olah data'.AC$2])">
            <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PERUSAHAAN/INSTITUSI</text:p>
          </table:table-cell>
          <table:table-cell table:style-name="ce119" table:formula="of:=IF([$'olah data'.AD$2]=0;&quot;&quot;;[$'olah data'.AD$2])">
            <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POSISI YANG DITUJU</text:p>
          </table:table-cell>
          <table:table-cell table:style-name="ce119" table:formula="of:=IF([$'olah data'.AE$2]=0;&quot;&quot;;[$'olah data'.AE$2])" office:value-type="string" office:string-value="SALES/MARKETING" calcext:value-type="string">
            <text:p>SALES/MARKETING</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CATATAN/KETERANGAN LAIN</text:p>
          </table:table-cell>
          <table:table-cell table:style-name="ce119" table:formula="of:=IF([$'olah data'.AF$2]=0;&quot;&quot;;[$'olah data'.AF$2])">
            <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TIPE SOAL</text:p>
          </table:table-cell>
          <table:table-cell table:style-name="ce119" table:formula="of:=IF([$grafik.D33]=0;&quot;&quot;;[$grafik.D33])" office:value-type="string" office:string-value="- Jujur&#10;- Teliti&#10;- Tulus memperlakukan orang lain seacara konsisten&#10;- Bersikap menurut etika yang berlaku di masyarakat baik seacra profesional maupun dalam hubungan interaksi sosial dan interpersonal" calcext:value-type="string">
            <text:p>- Jujur</text:p>
            <text:p>- Teliti</text:p>
            <text:p>- Tulus memperlakukan orang lain seacara konsisten</text:p>
            <text:p>- Bersikap menurut etika yang berlaku di masyarakat baik seacra profesional maupun dalam hubungan interaksi sosial dan interpersonal</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number-rows-repeated="36">
          <table:table-cell table:style-name="ce113" table:number-columns-repeated="2"/>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3" table:number-columns-repeated="2"/>
          <table:table-cell table:style-name="ce181"/>
          <table:table-cell table:style-name="ce159"/>
          <table:table-cell table:style-name="ce233"/>
          <table:table-cell table:style-name="ce153" table:number-columns-repeated="4"/>
          <table:table-cell table:style-name="ce153" table:formula="of:=--[$'View Input'.E15]" office:value-type="float" office:value="5" calcext:value-type="float">
            <text:p>5</text:p>
          </table:table-cell>
          <table:table-cell table:style-name="ce153" table:number-columns-repeated="5"/>
          <table:table-cell table:number-columns-repeated="1009"/>
        </table:table-row>
        <table:table-row table:style-name="ro3" table:number-rows-repeated="12">
          <table:table-cell table:style-name="ce113" table:number-columns-repeated="2"/>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270" office:value-type="string" calcext:value-type="string">
            <text:p>Dimensi Karakter TCI</text:p>
          </table:table-cell>
          <table:table-cell table:style-name="ce270" office:value-type="string" calcext:value-type="string">
            <text:p>Sub Dimensi Karakter</text:p>
          </table:table-cell>
          <table:table-cell table:style-name="ce270" office:value-type="string" calcext:value-type="string">
            <text:p>Nilai Kandidat</text:p>
          </table:table-cell>
          <table:table-cell table:style-name="ce270" office:value-type="string" calcext:value-type="string">
            <text:p>Batas Nilai </text:p>
          </table:table-cell>
          <table:table-cell table:style-name="ce270" office:value-type="string" calcext:value-type="string">
            <text:p>Penilaian Karakter Kandidat</text:p>
          </table:table-cell>
          <table:table-cell table:style-name="ce245" table:number-columns-repeated="10"/>
          <table:table-cell table:style-name="ce232" table:number-columns-repeated="1009"/>
        </table:table-row>
        <table:table-row table:style-name="ro3">
          <table:table-cell table:style-name="ce270" office:value-type="string" calcext:value-type="string" table:number-columns-spanned="1" table:number-rows-spanned="5">
            <text:p>Novelty-seeking</text:p>
          </table:table-cell>
          <table:table-cell table:style-name="ce271" office:value-type="string" calcext:value-type="string">
            <text:p>Novelty-seeking</text:p>
          </table:table-cell>
          <table:table-cell table:style-name="ce237" table:formula="of:=[$grafik.C2]" office:value-type="float" office:value="2.93293650793651" calcext:value-type="float">
            <text:p>2.93</text:p>
          </table:table-cell>
          <table:table-cell table:style-name="ce271" table:number-columns-repeated="2"/>
          <table:table-cell table:style-name="ce113" table:number-columns-repeated="10"/>
          <table:table-cell table:number-columns-repeated="1009"/>
        </table:table-row>
        <table:table-row table:style-name="ro3">
          <table:covered-table-cell table:style-name="ce271" office:value-type="string" calcext:value-type="string">
            <text:p>Novelty-seeking</text:p>
          </table:covered-table-cell>
          <table:table-cell table:style-name="ce271" office:value-type="string" calcext:value-type="string">
            <text:p>Exploratory excitability v. stoic rigidity (10 items)</text:p>
          </table:table-cell>
          <table:table-cell table:style-name="ce237" table:formula="of:=[$grafik.C3]" office:value-type="float" office:value="2.7" calcext:value-type="float">
            <text:p>2.70</text:p>
          </table:table-cell>
          <table:table-cell table:style-name="ce271" table:number-columns-repeated="2"/>
          <table:table-cell table:style-name="ce113" table:number-columns-repeated="10"/>
          <table:table-cell table:number-columns-repeated="1009"/>
        </table:table-row>
        <table:table-row table:style-name="ro3">
          <table:covered-table-cell table:style-name="ce271" office:value-type="string" calcext:value-type="string">
            <text:p>Novelty-seeking</text:p>
          </table:covered-table-cell>
          <table:table-cell table:style-name="ce271" office:value-type="string" calcext:value-type="string">
            <text:p>Impulsiveness v. reflection (9 items)</text:p>
          </table:table-cell>
          <table:table-cell table:style-name="ce237" table:formula="of:=[$grafik.C4]" office:value-type="float" office:value="3.11111111111111" calcext:value-type="float">
            <text:p>3.11</text:p>
          </table:table-cell>
          <table:table-cell table:style-name="ce271" table:number-columns-repeated="2"/>
          <table:table-cell table:style-name="ce113" table:number-columns-repeated="10"/>
          <table:table-cell table:number-columns-repeated="1009"/>
        </table:table-row>
        <table:table-row table:style-name="ro3">
          <table:covered-table-cell table:style-name="ce271" office:value-type="string" calcext:value-type="string">
            <text:p>Novelty-seeking</text:p>
          </table:covered-table-cell>
          <table:table-cell table:style-name="ce271" office:value-type="string" calcext:value-type="string">
            <text:p>Extravagance v. reserve (9 items)</text:p>
          </table:table-cell>
          <table:table-cell table:style-name="ce237" table:formula="of:=[$grafik.C5]" office:value-type="float" office:value="2.77777777777778" calcext:value-type="float">
            <text:p>2.78</text:p>
          </table:table-cell>
          <table:table-cell table:style-name="ce271" table:number-columns-repeated="2"/>
          <table:table-cell table:style-name="ce113" table:number-columns-repeated="10"/>
          <table:table-cell table:number-columns-repeated="1009"/>
        </table:table-row>
        <table:table-row table:style-name="ro3">
          <table:covered-table-cell table:style-name="ce271"/>
          <table:table-cell table:style-name="ce271" office:value-type="string" calcext:value-type="string">
            <text:p>Disorderliness v. regimentation (7 items)</text:p>
          </table:table-cell>
          <table:table-cell table:style-name="ce237" table:formula="of:=[$grafik.C6]" office:value-type="float" office:value="3.14285714285714" calcext:value-type="float">
            <text:p>3.14</text:p>
          </table:table-cell>
          <table:table-cell table:style-name="ce271" table:number-columns-repeated="2"/>
          <table:table-cell table:style-name="ce113" table:number-columns-repeated="10"/>
          <table:table-cell table:number-columns-repeated="1009"/>
        </table:table-row>
        <table:table-row table:style-name="ro3">
          <table:table-cell table:style-name="ce270" office:value-type="string" calcext:value-type="string" table:number-columns-spanned="1" table:number-rows-spanned="5">
            <text:p>Harm Avoidance</text:p>
          </table:table-cell>
          <table:table-cell table:style-name="ce271" office:value-type="string" calcext:value-type="string">
            <text:p>Harm Avoidance</text:p>
          </table:table-cell>
          <table:table-cell table:style-name="ce237" table:formula="of:=[$grafik.C7]" office:value-type="float" office:value="3.06939935064935" calcext:value-type="float">
            <text:p>3.07</text:p>
          </table:table-cell>
          <table:table-cell table:style-name="ce271" table:number-columns-repeated="2"/>
          <table:table-cell table:style-name="ce113" table:number-columns-repeated="10"/>
          <table:table-cell table:number-columns-repeated="1009"/>
        </table:table-row>
        <table:table-row table:style-name="ro12">
          <table:covered-table-cell table:style-name="ce271" office:value-type="string" calcext:value-type="string">
            <text:p>HA2</text:p>
          </table:covered-table-cell>
          <table:table-cell table:style-name="ce271" office:value-type="string" calcext:value-type="string">
            <text:p><text:span text:style-name="T6">Anticipatory worry &amp; pessimismv. uninhibited optimism (11 items)</text:span></text:p>
          </table:table-cell>
          <table:table-cell table:style-name="ce237" table:formula="of:=[$grafik.C8]" office:value-type="float" office:value="3.54545454545455" calcext:value-type="float">
            <text:p>3.55</text:p>
          </table:table-cell>
          <table:table-cell table:style-name="ce271" table:number-columns-repeated="2"/>
          <table:table-cell table:style-name="ce113" table:number-columns-repeated="10"/>
          <table:table-cell table:number-columns-repeated="1009"/>
        </table:table-row>
        <table:table-row table:style-name="ro3">
          <table:covered-table-cell table:style-name="ce271" office:value-type="string" calcext:value-type="string">
            <text:p>HA3</text:p>
          </table:covered-table-cell>
          <table:table-cell table:style-name="ce271" office:value-type="string" calcext:value-type="string">
            <text:p>Fear of uncertainty (7 items)</text:p>
          </table:table-cell>
          <table:table-cell table:style-name="ce237" table:formula="of:=[$grafik.C9]" office:value-type="float" office:value="2.57142857142857" calcext:value-type="float">
            <text:p>2.57</text:p>
          </table:table-cell>
          <table:table-cell table:style-name="ce271" table:number-columns-repeated="2"/>
          <table:table-cell table:style-name="ce113" table:number-columns-repeated="10"/>
          <table:table-cell table:number-columns-repeated="1009"/>
        </table:table-row>
        <table:table-row table:style-name="ro3">
          <table:covered-table-cell table:style-name="ce271" office:value-type="string" calcext:value-type="string">
            <text:p>HA4</text:p>
          </table:covered-table-cell>
          <table:table-cell table:style-name="ce271" office:value-type="string" calcext:value-type="string">
            <text:p>Shyness with strangers (7 items)</text:p>
          </table:table-cell>
          <table:table-cell table:style-name="ce237" table:formula="of:=[$grafik.C10]" office:value-type="float" office:value="3.28571428571429" calcext:value-type="float">
            <text:p>3.29</text:p>
          </table:table-cell>
          <table:table-cell table:style-name="ce271" table:number-columns-repeated="2"/>
          <table:table-cell table:style-name="ce113" table:number-columns-repeated="10"/>
          <table:table-cell table:number-columns-repeated="1009"/>
        </table:table-row>
        <table:table-row table:style-name="ro3">
          <table:covered-table-cell table:style-name="ce271"/>
          <table:table-cell table:style-name="ce271" office:value-type="string" calcext:value-type="string">
            <text:p>Fatigability v. asthenia (8 items)</text:p>
          </table:table-cell>
          <table:table-cell table:style-name="ce237" table:formula="of:=[$grafik.C11]" office:value-type="float" office:value="2.875" calcext:value-type="float">
            <text:p>2.88</text:p>
          </table:table-cell>
          <table:table-cell table:style-name="ce271" table:number-columns-repeated="2"/>
          <table:table-cell table:style-name="ce113" table:number-columns-repeated="10"/>
          <table:table-cell table:number-columns-repeated="1009"/>
        </table:table-row>
        <table:table-row table:style-name="ro3">
          <table:table-cell table:style-name="ce270" office:value-type="string" calcext:value-type="string" table:number-columns-spanned="1" table:number-rows-spanned="5">
            <text:p>Reward Dependence</text:p>
          </table:table-cell>
          <table:table-cell table:style-name="ce271" office:value-type="string" calcext:value-type="string">
            <text:p>Reward Dependence</text:p>
          </table:table-cell>
          <table:table-cell table:style-name="ce237" table:formula="of:=[$grafik.C12]" office:value-type="float" office:value="2.89583333333333" calcext:value-type="float">
            <text:p>2.90</text:p>
          </table:table-cell>
          <table:table-cell table:style-name="ce271" table:number-columns-repeated="2"/>
          <table:table-cell table:style-name="ce113" table:number-columns-repeated="10"/>
          <table:table-cell table:number-columns-repeated="1009"/>
        </table:table-row>
        <table:table-row table:style-name="ro3">
          <table:covered-table-cell table:style-name="ce271" office:value-type="string" calcext:value-type="string">
            <text:p>Reward Dependence</text:p>
          </table:covered-table-cell>
          <table:table-cell table:style-name="ce271" office:value-type="string" calcext:value-type="string">
            <text:p>Sentimentality (8 items)</text:p>
          </table:table-cell>
          <table:table-cell table:style-name="ce237" table:formula="of:=[$grafik.C13]" office:value-type="float" office:value="3.25" calcext:value-type="float">
            <text:p>3.25</text:p>
          </table:table-cell>
          <table:table-cell table:style-name="ce271" table:number-columns-repeated="2"/>
          <table:table-cell table:style-name="ce113" table:number-columns-repeated="10"/>
          <table:table-cell table:number-columns-repeated="1009"/>
        </table:table-row>
        <table:table-row table:style-name="ro3">
          <table:covered-table-cell table:style-name="ce271" office:value-type="string" calcext:value-type="string">
            <text:p>Reward Dependence</text:p>
          </table:covered-table-cell>
          <table:table-cell table:style-name="ce271" office:value-type="string" calcext:value-type="string">
            <text:p>Openness to warm communication vs aloofness (10 items)</text:p>
          </table:table-cell>
          <table:table-cell table:style-name="ce237" table:formula="of:=[$grafik.C14]" office:value-type="float" office:value="3" calcext:value-type="float">
            <text:p>3.00</text:p>
          </table:table-cell>
          <table:table-cell table:style-name="ce271" table:number-columns-repeated="2"/>
          <table:table-cell table:style-name="ce113" table:number-columns-repeated="10"/>
          <table:table-cell table:number-columns-repeated="1009"/>
        </table:table-row>
        <table:table-row table:style-name="ro3">
          <table:covered-table-cell table:style-name="ce271" office:value-type="string" calcext:value-type="string">
            <text:p>Reward Dependence</text:p>
          </table:covered-table-cell>
          <table:table-cell table:style-name="ce271" office:value-type="string" calcext:value-type="string">
            <text:p>Attachment (6 items)</text:p>
          </table:table-cell>
          <table:table-cell table:style-name="ce237" table:formula="of:=[$grafik.C15]" office:value-type="float" office:value="3" calcext:value-type="float">
            <text:p>3.00</text:p>
          </table:table-cell>
          <table:table-cell table:style-name="ce271" table:number-columns-repeated="2"/>
          <table:table-cell table:style-name="ce113" table:number-columns-repeated="10"/>
          <table:table-cell table:number-columns-repeated="1009"/>
        </table:table-row>
        <table:table-row table:style-name="ro3">
          <table:covered-table-cell table:style-name="ce271"/>
          <table:table-cell table:style-name="ce271" office:value-type="string" calcext:value-type="string">
            <text:p>Dependence (6 items)</text:p>
          </table:table-cell>
          <table:table-cell table:style-name="ce237" table:formula="of:=[$grafik.C16]" office:value-type="float" office:value="2.33333333333333" calcext:value-type="float">
            <text:p>2.33</text:p>
          </table:table-cell>
          <table:table-cell table:style-name="ce271" table:number-columns-repeated="2"/>
          <table:table-cell table:style-name="ce113" table:number-columns-repeated="10"/>
          <table:table-cell table:number-columns-repeated="1009"/>
        </table:table-row>
        <table:table-row table:style-name="ro3">
          <table:table-cell table:style-name="ce270" office:value-type="string" calcext:value-type="string" table:number-columns-spanned="1" table:number-rows-spanned="5">
            <text:p>Persistence</text:p>
          </table:table-cell>
          <table:table-cell table:style-name="ce271" office:value-type="string" calcext:value-type="string">
            <text:p>Persistence</text:p>
          </table:table-cell>
          <table:table-cell table:style-name="ce237" table:formula="of:=[$grafik.C17]" office:value-type="float" office:value="2.79375" calcext:value-type="float">
            <text:p>2.79</text:p>
          </table:table-cell>
          <table:table-cell table:style-name="ce271" table:number-columns-repeated="2"/>
          <table:table-cell table:style-name="ce113" table:number-columns-repeated="10"/>
          <table:table-cell table:number-columns-repeated="1009"/>
        </table:table-row>
        <table:table-row table:style-name="ro3">
          <table:covered-table-cell table:style-name="ce271" office:value-type="string" calcext:value-type="string">
            <text:p>P2</text:p>
          </table:covered-table-cell>
          <table:table-cell table:style-name="ce271" office:value-type="string" calcext:value-type="string">
            <text:p>Eagerness of effort vs laziness (9 items)</text:p>
          </table:table-cell>
          <table:table-cell table:style-name="ce237" table:formula="of:=[$grafik.C18]" office:value-type="float" office:value="3" calcext:value-type="float">
            <text:p>3.00</text:p>
          </table:table-cell>
          <table:table-cell table:style-name="ce271" table:number-columns-repeated="2"/>
          <table:table-cell table:style-name="ce113" table:number-columns-repeated="10"/>
          <table:table-cell table:number-columns-repeated="1009"/>
        </table:table-row>
        <table:table-row table:style-name="ro3">
          <table:covered-table-cell table:style-name="ce271" office:value-type="string" calcext:value-type="string">
            <text:p>P3</text:p>
          </table:covered-table-cell>
          <table:table-cell table:style-name="ce271" office:value-type="string" calcext:value-type="string">
            <text:p>Work hardened vs spoiled (8 items)</text:p>
          </table:table-cell>
          <table:table-cell table:style-name="ce237" table:formula="of:=[$grafik.C19]" office:value-type="float" office:value="2" calcext:value-type="float">
            <text:p>2.00</text:p>
          </table:table-cell>
          <table:table-cell table:style-name="ce271" table:number-columns-repeated="2"/>
          <table:table-cell table:style-name="ce113" table:number-columns-repeated="10"/>
          <table:table-cell table:number-columns-repeated="1009"/>
        </table:table-row>
        <table:table-row table:style-name="ro3">
          <table:covered-table-cell table:style-name="ce271" office:value-type="string" calcext:value-type="string">
            <text:p>P4</text:p>
          </table:covered-table-cell>
          <table:table-cell table:style-name="ce271" office:value-type="string" calcext:value-type="string">
            <text:p>Ambitious vs underachieving (10 items)</text:p>
          </table:table-cell>
          <table:table-cell table:style-name="ce237" table:formula="of:=[$grafik.C20]" office:value-type="float" office:value="3.3" calcext:value-type="float">
            <text:p>3.30</text:p>
          </table:table-cell>
          <table:table-cell table:style-name="ce271" table:number-columns-repeated="2"/>
          <table:table-cell table:style-name="ce113" table:number-columns-repeated="10"/>
          <table:table-cell table:number-columns-repeated="1009"/>
        </table:table-row>
        <table:table-row table:style-name="ro3">
          <table:covered-table-cell table:style-name="ce271"/>
          <table:table-cell table:style-name="ce271" office:value-type="string" calcext:value-type="string">
            <text:p>Perfectionist vs pragmatist (8 items)</text:p>
          </table:table-cell>
          <table:table-cell table:style-name="ce237" table:formula="of:=[$grafik.C21]" office:value-type="float" office:value="2.875" calcext:value-type="float">
            <text:p>2.88</text:p>
          </table:table-cell>
          <table:table-cell table:style-name="ce271" table:number-columns-repeated="2"/>
          <table:table-cell table:style-name="ce113" table:number-columns-repeated="10"/>
          <table:table-cell table:number-columns-repeated="1009"/>
        </table:table-row>
        <table:table-row table:style-name="ro3">
          <table:table-cell table:style-name="ce270" office:value-type="string" calcext:value-type="string" table:number-columns-spanned="1" table:number-rows-spanned="6">
            <text:p>Self-Directedness</text:p>
          </table:table-cell>
          <table:table-cell table:style-name="ce271" office:value-type="string" calcext:value-type="string">
            <text:p>Self-Directedness</text:p>
          </table:table-cell>
          <table:table-cell table:style-name="ce237" table:formula="of:=[$grafik.C22]" office:value-type="float" office:value="2.64791666666667" calcext:value-type="float">
            <text:p>2.65</text:p>
          </table:table-cell>
          <table:table-cell table:style-name="ce271" table:number-columns-repeated="2"/>
          <table:table-cell table:style-name="ce113" table:number-columns-repeated="10"/>
          <table:table-cell table:number-columns-repeated="1009"/>
        </table:table-row>
        <table:table-row table:style-name="ro3">
          <table:covered-table-cell table:style-name="ce271" office:value-type="string" calcext:value-type="string">
            <text:p>S2</text:p>
          </table:covered-table-cell>
          <table:table-cell table:style-name="ce271" office:value-type="string" calcext:value-type="string">
            <text:p>Responsibility vs. blaming (8 items)</text:p>
          </table:table-cell>
          <table:table-cell table:style-name="ce237" table:formula="of:=[$grafik.C23]" office:value-type="float" office:value="2.125" calcext:value-type="float">
            <text:p>2.13</text:p>
          </table:table-cell>
          <table:table-cell table:style-name="ce271" table:number-columns-repeated="2"/>
          <table:table-cell table:style-name="ce113" table:number-columns-repeated="10"/>
          <table:table-cell table:number-columns-repeated="1009"/>
        </table:table-row>
        <table:table-row table:style-name="ro3">
          <table:covered-table-cell table:style-name="ce271" office:value-type="string" calcext:value-type="string">
            <text:p>S3</text:p>
          </table:covered-table-cell>
          <table:table-cell table:style-name="ce271" office:value-type="string" calcext:value-type="string">
            <text:p>Purposefulness vs. lack of goal direction (6 items)</text:p>
          </table:table-cell>
          <table:table-cell table:style-name="ce237" table:formula="of:=[$grafik.C24]" office:value-type="float" office:value="3.16666666666667" calcext:value-type="float">
            <text:p>3.17</text:p>
          </table:table-cell>
          <table:table-cell table:style-name="ce271" table:number-columns-repeated="2"/>
          <table:table-cell table:style-name="ce113" table:number-columns-repeated="10"/>
          <table:table-cell table:number-columns-repeated="1009"/>
        </table:table-row>
        <table:table-row table:style-name="ro3">
          <table:covered-table-cell table:style-name="ce271" office:value-type="string" calcext:value-type="string">
            <text:p>S4</text:p>
          </table:covered-table-cell>
          <table:table-cell table:style-name="ce271" office:value-type="string" calcext:value-type="string">
            <text:p>Resourcefulness (5 items)</text:p>
          </table:table-cell>
          <table:table-cell table:style-name="ce237" table:formula="of:=[$grafik.C25]" office:value-type="float" office:value="2.4" calcext:value-type="float">
            <text:p>2.40</text:p>
          </table:table-cell>
          <table:table-cell table:style-name="ce271" table:number-columns-repeated="2"/>
          <table:table-cell table:style-name="ce113" table:number-columns-repeated="10"/>
          <table:table-cell table:number-columns-repeated="1009"/>
        </table:table-row>
        <table:table-row table:style-name="ro3">
          <table:covered-table-cell table:style-name="ce271" office:value-type="string" calcext:value-type="string">
            <text:p>S5</text:p>
          </table:covered-table-cell>
          <table:table-cell table:style-name="ce271" office:value-type="string" calcext:value-type="string">
            <text:p>Self-acceptance vs. self-striving (10 items)</text:p>
          </table:table-cell>
          <table:table-cell table:style-name="ce237" table:formula="of:=[$grafik.C26]" office:value-type="float" office:value="2.9" calcext:value-type="float">
            <text:p>2.90</text:p>
          </table:table-cell>
          <table:table-cell table:style-name="ce271" table:number-columns-repeated="2"/>
          <table:table-cell table:style-name="ce113" table:number-columns-repeated="10"/>
          <table:table-cell table:number-columns-repeated="1009"/>
        </table:table-row>
        <table:table-row table:style-name="ro3">
          <table:covered-table-cell table:style-name="ce271"/>
          <table:table-cell table:style-name="ce271" office:value-type="string" calcext:value-type="string">
            <text:p>Enlightened second nature (11 items)</text:p>
          </table:table-cell>
          <table:table-cell table:style-name="ce237" table:formula="of:=[$grafik.C27]" office:value-type="float" office:value="3.09090909090909" calcext:value-type="float">
            <text:p>3.09</text:p>
          </table:table-cell>
          <table:table-cell table:style-name="ce271" table:number-columns-repeated="2"/>
          <table:table-cell table:style-name="ce113" table:number-columns-repeated="10"/>
          <table:table-cell table:number-columns-repeated="1009"/>
        </table:table-row>
        <table:table-row table:style-name="ro3">
          <table:table-cell table:style-name="ce270" office:value-type="string" calcext:value-type="string" table:number-columns-spanned="1" table:number-rows-spanned="6">
            <text:p>Cooperativeness</text:p>
          </table:table-cell>
          <table:table-cell table:style-name="ce271" office:value-type="string" calcext:value-type="string">
            <text:p>Cooperativeness</text:p>
          </table:table-cell>
          <table:table-cell table:style-name="ce237" table:formula="of:=[$grafik.C28]" office:value-type="float" office:value="2.40446428571429" calcext:value-type="float">
            <text:p>2.40</text:p>
          </table:table-cell>
          <table:table-cell table:style-name="ce271" table:number-columns-repeated="2"/>
          <table:table-cell table:style-name="ce113" table:number-columns-repeated="10"/>
          <table:table-cell table:number-columns-repeated="1009"/>
        </table:table-row>
        <table:table-row table:style-name="ro3">
          <table:covered-table-cell table:style-name="ce271" office:value-type="string" calcext:value-type="string">
            <text:p>Cooperativeness</text:p>
          </table:covered-table-cell>
          <table:table-cell table:style-name="ce271" office:value-type="string" calcext:value-type="string">
            <text:p>Social acceptance vs. social intolerance (8 items)</text:p>
          </table:table-cell>
          <table:table-cell table:style-name="ce237" table:formula="of:=[$grafik.C29]" office:value-type="float" office:value="2.625" calcext:value-type="float">
            <text:p>2.63</text:p>
          </table:table-cell>
          <table:table-cell table:style-name="ce271" table:number-columns-repeated="2"/>
          <table:table-cell table:style-name="ce113" table:number-columns-repeated="10"/>
          <table:table-cell table:number-columns-repeated="1009"/>
        </table:table-row>
        <table:table-row table:style-name="ro3">
          <table:covered-table-cell table:style-name="ce271" office:value-type="string" calcext:value-type="string">
            <text:p>Cooperativeness</text:p>
          </table:covered-table-cell>
          <table:table-cell table:style-name="ce271" office:value-type="string" calcext:value-type="string">
            <text:p>Empathy vs. social disinterest (5 items)</text:p>
          </table:table-cell>
          <table:table-cell table:style-name="ce237" table:formula="of:=[$grafik.C30]" office:value-type="float" office:value="1.6" calcext:value-type="float">
            <text:p>1.60</text:p>
          </table:table-cell>
          <table:table-cell table:style-name="ce271" table:number-columns-repeated="2"/>
          <table:table-cell table:style-name="ce113" table:number-columns-repeated="10"/>
          <table:table-cell table:number-columns-repeated="1009"/>
        </table:table-row>
        <table:table-row table:style-name="ro3">
          <table:covered-table-cell table:style-name="ce271" office:value-type="string" calcext:value-type="string">
            <text:p>Cooperativeness</text:p>
          </table:covered-table-cell>
          <table:table-cell table:style-name="ce271" office:value-type="string" calcext:value-type="string">
            <text:p>Helpfulness vs. unhelpfulness (8 items)</text:p>
          </table:table-cell>
          <table:table-cell table:style-name="ce237" table:formula="of:=[$grafik.C31]" office:value-type="float" office:value="3.25" calcext:value-type="float">
            <text:p>3.25</text:p>
          </table:table-cell>
          <table:table-cell table:style-name="ce271" table:number-columns-repeated="2"/>
          <table:table-cell table:style-name="ce113" table:number-columns-repeated="10"/>
          <table:table-cell table:number-columns-repeated="1009"/>
        </table:table-row>
        <table:table-row table:style-name="ro3">
          <table:covered-table-cell table:style-name="ce271" office:value-type="string" calcext:value-type="string">
            <text:p>Cooperativeness</text:p>
          </table:covered-table-cell>
          <table:table-cell table:style-name="ce271" office:value-type="string" calcext:value-type="string">
            <text:p>Compassion vs. revengefulness (7 items)</text:p>
          </table:table-cell>
          <table:table-cell table:style-name="ce237" table:formula="of:=[$grafik.C32]" office:value-type="float" office:value="2.14285714285714" calcext:value-type="float">
            <text:p>2.14</text:p>
          </table:table-cell>
          <table:table-cell table:style-name="ce271" table:number-columns-repeated="2"/>
          <table:table-cell table:style-name="ce113" table:number-columns-repeated="10"/>
          <table:table-cell table:number-columns-repeated="1009"/>
        </table:table-row>
        <table:table-row table:style-name="ro3">
          <table:covered-table-cell table:style-name="ce271"/>
          <table:table-cell table:style-name="ce271" office:value-type="string" calcext:value-type="string">
            <text:p><text:span text:style-name="T6">Pure-hearted conscience vs. self-serving advantage (8 items)</text:span></text:p>
          </table:table-cell>
          <table:table-cell table:style-name="ce237" table:formula="of:=[$grafik.C33]" office:value-type="float" office:value="2.75" calcext:value-type="float">
            <text:p>2.75</text:p>
          </table:table-cell>
          <table:table-cell table:style-name="ce271" table:number-columns-repeated="2"/>
          <table:table-cell table:style-name="ce113" table:number-columns-repeated="10"/>
          <table:table-cell table:number-columns-repeated="1009"/>
        </table:table-row>
        <table:table-row table:style-name="ro3">
          <table:table-cell table:style-name="ce270" office:value-type="string" calcext:value-type="string" table:number-columns-spanned="1" table:number-rows-spanned="4">
            <text:p>Self-Tanscendence</text:p>
          </table:table-cell>
          <table:table-cell table:style-name="ce271" office:value-type="string" calcext:value-type="string">
            <text:p>Self-Tanscendence</text:p>
          </table:table-cell>
          <table:table-cell table:style-name="ce237" table:formula="of:=[$grafik.C34]" office:value-type="float" office:value="1.95625" calcext:value-type="float">
            <text:p>1.96</text:p>
          </table:table-cell>
          <table:table-cell table:style-name="ce271" table:number-columns-repeated="2"/>
          <table:table-cell table:style-name="ce113" table:number-columns-repeated="10"/>
          <table:table-cell table:number-columns-repeated="1009"/>
        </table:table-row>
        <table:table-row table:style-name="ro3">
          <table:covered-table-cell table:style-name="ce271"/>
          <table:table-cell table:style-name="ce271" office:value-type="string" calcext:value-type="string">
            <text:p>Self-forgetful vs. self-conscious experience (10 items)</text:p>
          </table:table-cell>
          <table:table-cell table:style-name="ce237" table:formula="of:=[$grafik.C35]" office:value-type="float" office:value="2.2" calcext:value-type="float">
            <text:p>2.20</text:p>
          </table:table-cell>
          <table:table-cell table:style-name="ce271" table:number-columns-repeated="2"/>
          <table:table-cell table:style-name="ce113" table:number-columns-repeated="10"/>
          <table:table-cell table:number-columns-repeated="1009"/>
        </table:table-row>
        <table:table-row table:style-name="ro3">
          <table:covered-table-cell table:style-name="ce271" office:value-type="string" calcext:value-type="string">
            <text:p>ST2</text:p>
          </table:covered-table-cell>
          <table:table-cell table:style-name="ce271" office:value-type="string" calcext:value-type="string">
            <text:p><text:span text:style-name="T6">Transpersonal identification vs. self-differentiation (8 items)</text:span></text:p>
          </table:table-cell>
          <table:table-cell table:style-name="ce237" table:formula="of:=[$grafik.C36]" office:value-type="float" office:value="3.125" calcext:value-type="float">
            <text:p>3.13</text:p>
          </table:table-cell>
          <table:table-cell table:style-name="ce271" table:number-columns-repeated="2"/>
          <table:table-cell table:style-name="ce113" table:number-columns-repeated="10"/>
          <table:table-cell table:number-columns-repeated="1009"/>
        </table:table-row>
        <table:table-row table:style-name="ro3">
          <table:covered-table-cell table:style-name="ce271" office:value-type="string" calcext:value-type="string">
            <text:p>ST3</text:p>
          </table:covered-table-cell>
          <table:table-cell table:style-name="ce271" office:value-type="string" calcext:value-type="string">
            <text:p>Spiritual acceptance vs. rational materialism (8 items)</text:p>
          </table:table-cell>
          <table:table-cell table:style-name="ce237" table:formula="of:=[$grafik.C37]" office:value-type="float" office:value="2.5" calcext:value-type="float">
            <text:p>2.50</text:p>
          </table:table-cell>
          <table:table-cell table:style-name="ce271" table:number-columns-repeated="2"/>
          <table:table-cell table:style-name="ce113" table:number-columns-repeated="10"/>
          <table:table-cell table:number-columns-repeated="1009"/>
        </table:table-row>
        <table:table-row table:style-name="ro12">
          <table:table-cell table:style-name="ce271"/>
          <table:table-cell table:style-name="ce271" office:value-type="string" calcext:value-type="string">
            <text:p>Validity Scale (5 items)</text:p>
          </table:table-cell>
          <table:table-cell table:style-name="ce237" table:formula="of:=[$grafik.C38]" office:value-type="string" office:string-value="Kandidat asal menjawab" calcext:value-type="string">
            <text:p>Kandidat asal menjawab</text:p>
          </table:table-cell>
          <table:table-cell table:style-name="ce271" table:number-columns-repeated="2"/>
          <table:table-cell table:style-name="ce113" table:number-columns-repeated="10"/>
          <table:table-cell table:number-columns-repeated="1009"/>
        </table:table-row>
        <table:table-row table:style-name="ro3" table:number-rows-repeated="53">
          <table:table-cell table:style-name="ce113" table:number-columns-repeated="15"/>
          <table:table-cell table:number-columns-repeated="1009"/>
        </table:table-row>
        <table:table-row table:style-name="ro3">
          <table:table-cell table:style-name="ce113" table:number-columns-repeated="2"/>
          <table:table-cell/>
          <table:table-cell table:style-name="ce113" table:number-columns-repeated="12"/>
          <table:table-cell table:number-columns-repeated="1009"/>
        </table:table-row>
        <table:table-row table:style-name="ro3" table:number-rows-repeated="1048421">
          <table:table-cell table:number-columns-repeated="1024"/>
        </table:table-row>
        <table:table-row table:style-name="ro3">
          <table:table-cell table:number-columns-repeated="1024"/>
        </table:table-row>
      </table:table>
      <table:named-expressions/>
      <table:database-ranges>
        <table:database-range table:name="__Anonymous_Sheet_DB__4" table:target-range-address="Database.A3:Database.K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ourier New" svg:font-family="'Courier New'" style:font-pitch="variable"/>
    <style:font-face style:name="Segoe UI" svg:font-family="'Segoe UI'" style:font-pitch="variable"/>
    <style:font-face style:name="Times New Roman" svg:font-family="'Times New Roman'" style:font-pitch="variable"/>
    <style:font-face style:name="Malgun Gothic" svg:font-family="'Malgun Gothic'"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Noto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Noto Sans" style:font-size-complex="12pt"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 $</loext:text>
      <loext:fill-character> </loext:fill-character>
      <number:text>(</number:text>
      <number:number number:decimal-places="2" loext:min-decimal-places="2" number:min-integer-digits="1" number:grouping="true"/>
      <number:text>)</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date-style style:name="N153">
      <number:day/>
      <number:text>-</number:text>
      <number:month number:textual="true"/>
    </number:date-style>
    <number:date-style style:name="N154">
      <number:month number:textual="true"/>
      <number:text>-</number:text>
      <number:year/>
    </number:date-style>
    <number:number-style style:name="N155">
      <number:number number:decimal-places="0" loext:min-decimal-places="0" number:min-integer-digits="2"/>
    </number:number-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text>-</number:text>
      <number:number number:decimal-places="2" loext:min-decimal-places="2"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loext:text>
      <loext:fill-character> </loext:fill-character>
      <number:number number:decimal-places="0" loext:min-decimal-places="0" number:min-integer-digits="1" number:grouping="true"/>
      <number:text> </number:text>
    </number:number-style>
    <number:number-style style:name="N159P1" style:volatile="true">
      <loext:text> </loext:text>
      <loext:fill-character> </loext:fill-character>
      <number:text>-</number:text>
      <number:number number:decimal-places="0" loext:min-decimal-places="0" number:min-integer-digits="1" number:grouping="true"/>
      <number:text> </number:text>
    </number:number-style>
    <number:number-style style:name="N159P2" style:volatile="true">
      <loext:text> </loext:text>
      <loext:fill-character> </loext: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number:text>
      <number:number number:decimal-places="0" loext:min-decimal-places="0" number:min-integer-digits="1" number:grouping="true"/>
      <number:text> </number:text>
    </number:number-style>
    <number:number-style style:name="N161">
      <number:text>($</number:text>
      <number:number number:decimal-places="0" loext:min-decimal-places="0" number:min-integer-digits="1" number:grouping="true"/>
      <number:text>)</number:text>
      <style:map style:condition="value()&gt;=0" style:apply-style-name="N161P0"/>
    </number:number-style>
    <number:number-style style:name="N162P0" style:volatile="true">
      <number:text>$</number:text>
      <number:number number:decimal-places="0" loext:min-decimal-places="0" number:min-integer-digits="1" number:grouping="true"/>
      <number:text> </number:text>
    </number:number-style>
    <number:number-style style:name="N162">
      <style:text-properties fo:color="#ff0000"/>
      <number:text>($</number:text>
      <number:number number:decimal-places="0" loext:min-decimal-places="0" number:min-integer-digits="1" number:grouping="true"/>
      <number:text>)</number:text>
      <style:map style:condition="value()&gt;=0" style:apply-style-name="N162P0"/>
    </number:number-style>
    <number:number-style style:name="N164P0" style:volatile="true">
      <number:text>$</number:text>
      <number:number number:decimal-places="2" loext:min-decimal-places="2" number:min-integer-digits="1" number:grouping="true"/>
      <number:text> </number:text>
    </number:number-style>
    <number:number-style style:name="N164">
      <number:text>($</number:text>
      <number:number number:decimal-places="2" loext:min-decimal-places="2" number:min-integer-digits="1" number:grouping="true"/>
      <number:text>)</number:text>
      <style:map style:condition="value()&gt;=0" style:apply-style-name="N164P0"/>
    </number:number-style>
    <number:number-style style:name="N165P0" style:volatile="true">
      <number:text>$</number:text>
      <number:number number:decimal-places="2" loext:min-decimal-places="2" number:min-integer-digits="1" number:grouping="true"/>
      <number:text> </number:text>
    </number:number-style>
    <number:number-style style:name="N165">
      <style:text-properties fo:color="#ff0000"/>
      <number:text>($</number:text>
      <number:number number:decimal-places="2" loext:min-decimal-places="2" number:min-integer-digits="1" number:grouping="true"/>
      <number:text>)</number:text>
      <style:map style:condition="value()&gt;=0" style:apply-style-name="N165P0"/>
    </number:number-style>
    <number:number-style style:name="N166">
      <number:number number:decimal-places="2" loext:min-decimal-places="2" number:min-integer-digits="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fo:padding="0.71mm" style:rotation-align="none" style:vertical-align="bottom"/>
      <style:text-properties fo:color="#000000" style:font-name="Calibri" fo:font-family="Calibri" fo:font-size="11pt" style:font-name-asian="Noto Sans" style:font-family-asian="'Noto Sans'" style:font-family-generic-asian="system" style:font-pitch-asian="variable"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6mm" fo:margin-right="17.76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5.9mm" fo:page-height="279.4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page-layout style:name="Mpm5">
      <style:page-layout-properties style:num-format="1" style:print-orientation="portrait" fo:margin-top="19.05mm" fo:margin-bottom="19.05mm" fo:margin-left="17.76mm" fo:margin-right="17.76mm" style:first-page-number="continue" style:scale-to="100%" style:writing-mode="lr-tb"/>
      <style:header-style>
        <style:header-footer-properties fo:min-height="7.5mm" fo:margin-left="1.23mm" fo:margin-right="1.23mm" fo:margin-bottom="0mm"/>
      </style:header-style>
      <style:footer-style>
        <style:header-footer-properties fo:min-height="7.5mm" fo:margin-left="1.23mm" fo:margin-right="1.23mm" fo:margin-top="0mm"/>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4">00/00/0000</text:date>, <text:time style:data-style-name="N2" text:time-value="14:52:50.219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jawaban_20_peserta" style:display-name="PageStyle_jawaban peserta" style:page-layout-name="Mpm3">
      <style:header style:display="false"/>
      <style:header-left style:display="false"/>
      <style:footer style:display="false"/>
      <style:footer-left style:display="false"/>
    </style:master-page>
    <style:master-page style:name="PageStyle_5f_grafik" style:display-name="PageStyle_grafik"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lah_20_data" style:display-name="PageStyle_olah 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jawaban_20_peserta_20_1" style:display-name="PageStyle_jawaban peserta 1" style:page-layout-name="Mpm5">
      <style:header style:display="false"/>
      <style:header-left style:display="false"/>
      <style:footer style:display="false"/>
      <style:footer-left style:display="false"/>
    </style:master-page>
    <style:master-page style:name="PageStyle_5f_jawaban_20_peserta_20_2" style:display-name="PageStyle_jawaban peserta 2" style:page-layout-name="Mpm5">
      <style:header style:display="false"/>
      <style:header-left style:display="false"/>
      <style:footer style:display="false"/>
      <style:footer-left style:display="false"/>
    </style:master-page>
    <style:master-page style:name="PageStyle_5f_jawaban_20_peserta_20_3" style:display-name="PageStyle_jawaban peserta 3" style:page-layout-name="Mpm5">
      <style:header style:display="false"/>
      <style:header-left style:display="false"/>
      <style:footer style:display="false"/>
      <style:footer-left style:display="false"/>
    </style:master-page>
    <style:master-page style:name="PageStyle_5f_jawaban_20_peserta_20_4" style:display-name="PageStyle_jawaban peserta 4" style:page-layout-name="Mpm5">
      <style:header style:display="false"/>
      <style:header-left style:display="false"/>
      <style:footer style:display="false"/>
      <style:footer-left style:display="false"/>
    </style:master-page>
    <style:master-page style:name="PageStyle_5f_jawaban_20_peserta_20_5" style:display-name="PageStyle_jawaban peserta 5"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828</meta:editing-cycles>
    <meta:creation-date>2018-06-26T10:19:00</meta:creation-date>
    <dc:date>2018-09-04T16:08:16.077000000</dc:date>
    <meta:generator>LibreOffice/6.0.6.2$Windows_X86_64 LibreOffice_project/0c292870b25a325b5ed35f6b45599d2ea4458e77</meta:generator>
    <meta:editing-duration>P1DT12H59M50S</meta:editing-duration>
    <meta:print-date>2018-07-30T13:34:10.562000000</meta:print-date>
    <meta:document-statistic meta:table-count="9" meta:cell-count="7325" meta:object-count="33"/>
    <meta:user-defined meta:name="AppVersion">16.0300</meta:user-defined>
    <meta:user-defined meta:name="DocSecurity" meta:value-type="float">0</meta:user-defined>
    <meta:user-defined meta:name="HyperlinksChanged" meta:value-type="boolean">false</meta:user-defined>
    <meta:user-defined meta:name="KSOProductBuildVer">1033-10.1.0.6634</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ChgBackGColour/ChgBGCol.xml><?xml version="1.0" encoding="utf-8"?>
<!DOCTYPE module  PUBLIC '-//OpenOffice.org//DTD OfficeDocument 1.0//EN'  'module.dtd'>
<script:module xmlns:script="http://openoffice.org/2000/script" script:name="ChgBGCol" script:language="StarBasic">REM  *****  BASIC  *****

Sub Main

End Sub

Sub ChangeBackgroundColour
Doc = ThisComponent
Sheet = Doc.Sheets.getByIndex(0)
CellRange = Sheet.GetCellRangeByName("A1:A5")
CellRange.CellBackColor = RGB(255,255,255)
End Sub

Sub ConsistentColour()
Doc = ThisComponent
Sheet = Doc.Sheets().GetByName("INPUT JAWABAN KANDIDAT")

'BACKGROUND COLOUR EAS 1
CellRange = Sheet.GetCellRangeByName("B12:B41")
CellRange.CellBackColor = RGB(66,131,185)
CellRange = Sheet.GetCellRangeByName("C9")
CellRange.CellBackColor = RGB(66,131,185)

'BACKGROUND COLOUR EAS 2
CellRange = Sheet.GetCellRangeByName("F12:F36")
CellRange.CellBackColor = RGB(200,96,147)
CellRange = Sheet.GetCellRangeByName("G9")
CellRange.CellBackColor = RGB(200,96,147)

CellRange = Sheet.GetCellRangeByName("I12:I36")
CellRange.CellBackColor = RGB(200,96,147)
CellRange = Sheet.GetCellRangeByName("J9")
CellRange.CellBackColor = RGB(200,96,147)

CellRange = Sheet.GetCellRangeByName("L12:L36")
CellRange.CellBackColor = RGB(200,96,147)
CellRange = Sheet.GetCellRangeByName("M9")
CellRange.CellBackColor = RGB(200,96,147)


'BACKGROUND COLOUR EAS 3
CellRange = Sheet.GetCellRangeByName("P12:P41")
CellRange.CellBackColor = RGB(242,180,103)
CellRange = Sheet.GetCellRangeByName("Q9")
CellRange.CellBackColor = RGB(242,180,103)

'BACKGROUND COLOUR EAS 4
CellRange = Sheet.GetCellRangeByName("T12:T26")
CellRange.CellBackColor = RGB(57,138,105)
CellRange = Sheet.GetCellRangeByName("T28:T42")
CellRange.CellBackColor = RGB(57,138,105)
CellRange = Sheet.GetCellRangeByName("U9")
CellRange.CellBackColor = RGB(57,138,105)

CellRange = Sheet.GetCellRangeByName("W12:W26")
CellRange.CellBackColor = RGB(57,138,105)
CellRange = Sheet.GetCellRangeByName("W28:W42")
CellRange.CellBackColor = RGB(57,138,105)
CellRange = Sheet.GetCellRangeByName("X9")
CellRange.CellBackColor = RGB(57,138,105)

CellRange = Sheet.GetCellRangeByName("Z12:Z26")
CellRange.CellBackColor = RGB(57,138,105)
CellRange = Sheet.GetCellRangeByName("Z28:Z42")
CellRange.CellBackColor = RGB(57,138,105)
CellRange = Sheet.GetCellRangeByName("AA9")
CellRange.CellBackColor = RGB(57,138,105)

CellRange = Sheet.GetCellRangeByName("AC12:AC26")
CellRange.CellBackColor = RGB(57,138,105)
CellRange = Sheet.GetCellRangeByName("AC28:AC42")
CellRange.CellBackColor = RGB(57,138,105)
CellRange = Sheet.GetCellRangeByName("AD9")
CellRange.CellBackColor = RGB(57,138,105)

CellRange = Sheet.GetCellRangeByName("AF12:AF26")
CellRange.CellBackColor = RGB(57,138,105)
CellRange = Sheet.GetCellRangeByName("AF28:AF42")
CellRange.CellBackColor = RGB(57,138,105)
CellRange = Sheet.GetCellRangeByName("AG9")
CellRange.CellBackColor = RGB(57,138,105)

'BACKGROUIND COLOUR EAS 5

CellRange = Sheet.GetCellRangeByName("AJ12:AJ36")
CellRange.CellBackColor = RGB(66,131,185)
CellRange = Sheet.GetCellRangeByName("AM12:AM36")
CellRange.CellBackColor = RGB(66,131,185)
CellRange = Sheet.GetCellRangeByName("AN9")
CellRange.CellBackColor = RGB(66,131,185)

'BACKGROUIND COLOUR EAS 6
CellRange = Sheet.GetCellRangeByName("AQ12:AQ31")
CellRange.CellBackColor = RGB(200,96,147)
CellRange = Sheet.GetCellRangeByName("AR9")
CellRange.CellBackColor = RGB(200,96,147)

'BACKGROUIND COLOUR EAS 7
CellRange = Sheet.GetCellRangeByName("AU12:AU41")
CellRange.CellBackColor = RGB(242,180,103)
CellRange = Sheet.GetCellRangeByName("AV9")
CellRange.CellBackColor = RGB(242,180,103)

'BACKGROUND COLOUR EAS 8
CellRange = Sheet.GetCellRangeByName("AY12")
CellRange.CellBackColor = RGB(57,138,105)
CellRange = Sheet.GetCellRangeByName("AZ9")
CellRange.CellBackColor = RGB(57,138,105)

'BACKGROUND COLOUR EAS 9
CellRange = Sheet.GetCellRangeByName("BC12")
CellRange.CellBackColor = RGB(66,131,185)
CellRange = Sheet.GetCellRangeByName("BD9")
CellRange.CellBackColor = RGB(66,131,185)


'BACKGROUIND COLOUR EAS 10
CellRange = Sheet.GetCellRangeByName("BG12:BG41")
CellRange.CellBackColor = RGB(200,96,147)
CellRange = Sheet.GetCellRangeByName("BH9")
CellRange.CellBackColor = RGB(200,96,147)


End Sub


Sub ChangeBackgColourHexa
Doc = ThisComponent
Sheet = Doc.Sheets().GetByName("View Input")

'BACKGROUND COLOUR EAS 1
CellRange = Sheet.GetCellRangeByName("B11:B30")
CellRange.CellBackColor = RGB(66,131,185)

CellRange = Sheet.GetCellRangeByName("f11:f30")
CellRange.CellBackColor = RGB(66,131,185)

CellRange = Sheet.GetCellRangeByName("j11:j30")
CellRange.CellBackColor = RGB(66,131,185)

CellRange = Sheet.GetCellRangeByName("n11:n30")
CellRange.CellBackColor = RGB(242,180,103)

CellRange = Sheet.GetCellRangeByName("r11:r30")
CellRange.CellBackColor = RGB(242,180,103)

End Sub
</script:module>
</file>

<file path=Basic/ChgBackGColour/script-lb.xml><?xml version="1.0" encoding="utf-8"?>
<!DOCTYPE library  PUBLIC '-//OpenOffice.org//DTD OfficeDocument 1.0//EN'  'library.dtd'>
<library:library xmlns:library="http://openoffice.org/2000/library" library:name="ChgBackGColour" library:readonly="false" library:passwordprotected="false">
  <library:element library:name="ChgBGCol"/>
</library:library>
</file>

<file path=Basic/CoreCode/Module1.xml><?xml version="1.0" encoding="utf-8"?>
<!DOCTYPE module  PUBLIC '-//OpenOffice.org//DTD OfficeDocument 1.0//EN'  'module.dtd'>
<script:module xmlns:script="http://openoffice.org/2000/script" script:name="Module1" script:language="StarBasic" script:moduleType="normal">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hexa.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hexa.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hexa.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hexa.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hexa.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hexa.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hexa.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hexa.txt" 
  if CheckForFile( pathdirectory, "pmchexa.txt", aFile ) then
     Rem msgBox( aFile )

	 existent = "pmchexa.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False
    Thiscomponent.currentcontroller.sheettabs = True

End Sub
</script:module>
</file>

<file path=Basic/CoreCode/script-lb.xml><?xml version="1.0" encoding="utf-8"?>
<!DOCTYPE library  PUBLIC '-//OpenOffice.org//DTD OfficeDocument 1.0//EN'  'library.dtd'>
<library:library xmlns:library="http://openoffice.org/2000/library" library:name="CoreCode" library:readonly="false" library:passwordprotected="false">
  <library:element library:name="Module1"/>
</library:library>
</file>

<file path=Basic/EasCode/CoreEAS.xml><?xml version="1.0" encoding="utf-8"?>
<!DOCTYPE module  PUBLIC '-//OpenOffice.org//DTD OfficeDocument 1.0//EN'  'module.dtd'>
<script:module xmlns:script="http://openoffice.org/2000/script" script:name="CoreEAS" script:language="StarBasic">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eas.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eas.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eas.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eas.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eas.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eas.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eas.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eas.txt" 
  if CheckForFile( pathdirectory, "pmceas.txt", aFile ) then
     Rem msgBox( aFile )

	 existent = "pmceas.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True
    Thiscomponent.currentcontroller.sheettabs = True

End Sub
</script:module>
</file>

<file path=Basic/EasCode/script-lb.xml><?xml version="1.0" encoding="utf-8"?>
<!DOCTYPE library  PUBLIC '-//OpenOffice.org//DTD OfficeDocument 1.0//EN'  'library.dtd'>
<library:library xmlns:library="http://openoffice.org/2000/library" library:name="EasCode" library:readonly="false" library:passwordprotected="false">
  <library:element library:name="CoreEAS"/>
</library:library>
</file>

<file path=Basic/EasModul/Lihatjawaban.xml><?xml version="1.0" encoding="utf-8"?>
<!DOCTYPE module  PUBLIC '-//OpenOffice.org//DTD OfficeDocument 1.0//EN'  'module.dtd'>
<script:module xmlns:script="http://openoffice.org/2000/script" script:name="Lihatjawaban" script:language="StarBasic">REM  *****  BASIC  *****

Sub Main

End Sub

Sub JawabanPeserta
SetActiveSheetJawabanPeserta
HideColumnRowHeaders
HideGridRowColumn
End Sub

Sub ViewOutput
SetActiveSheetViewOutput()
End Sub

Function SetActiveSheetJawabanPeserta()
	REM Declaration Variable
	Dim Doc as object
	
	REM Code to implement sheet active
	Doc = ThisComponent
	SKunciJawaban = Doc.Sheets().GetByName("kunci jawaban")
	SetActiveSheet = Doc.CurrentController.SetActiveSheet(SKunciJawaban)
End Function

Function HideColumnRowHeaders
	Dim Doc as Object
	
	Doc = ThisComponent
	Doc.Currentcontroller.ColumnRowHeaders = False
End Function

Function HideGridRowColumn
	Dim Doc as Object
	
	Doc = ThisComponent
	Doc.Currentcontroller.ShowGrid = False
End Function

Function ShowGridRowColumn
	Dim Doc as Object
	
	Doc = ThisComponent
	Doc.Currentcontroller.ShowGrid = True
End Function

Function SetActiveSheetViewOutput()
	REM Declaration Variable
	Dim Doc as object
	
	REM Code to implement sheet active
	Doc = ThisComponent
	SKunciJawaban = Doc.Sheets().GetByName("VIEW OUTPUT")
	SetActiveSheet = Doc.CurrentController.SetActiveSheet(SKunciJawaban)
End Function

Function getcurrentcolumn(c,r)
c = thiscomponent.getcurrentselection.celladdress.column
r = thiscomponent.getcurrentselection.celladdress.row

End Function 

Sub CopyPasteKunciJawaban
	Dim Doc as Object 
	
	Doc = ThisComponent
	Copy = Doc.Sheets().GetByName("Input").GetCellRangeByPosition(28,5,28,421)
	Paste = Doc.Sheets().GetByName("Input").GetCellRangeByPosition(30,5,30,421)
	
	paste.dataarray = copy.dataarray
	CopyTranspose
	
	
	Copy2 = Doc.Sheets().GetByName("Input").GetCellRangeByPosition(33,4,449,4)
	Paste2 = Doc.Sheets().GetByName("olah data").GetCellRangeByName("CM5:SM5")

	Paste2.DataArray = Copy2.DataArray
End Sub

sub tess
getcurrentcolumn(c,r)
MsgBox r
Msgbox c
end sub

Function CopyTranspose

	for i = 0 to 416 
		Copy = Thiscomponent.Sheets().GetByName("Input").GetCellByPosition(30,i+5)
		Paste = Thiscomponent.Sheets().GetByName("Input").GetCellByPosition(33+i,4)
		paste.dataarray = copy.dataarray
	
	
	Next i

End Function

Function CopyRevertTranspose

	for i = 0 to 416 
		Copy = Thiscomponent.Sheets().GetByName("Input").GetCellByPosition(30,i+5)
		Paste = Thiscomponent.Sheets().GetByName("Input").GetCellByPosition(33+i,4)
		copy.dataarray = paste.dataarray
	
	
	Next i

End Function
</script:module>
</file>

<file path=Basic/EasModul/Module1.xml><?xml version="1.0" encoding="utf-8"?>
<!DOCTYPE module  PUBLIC '-//OpenOffice.org//DTD OfficeDocument 1.0//EN'  'module.dtd'>
<script:module xmlns:script="http://openoffice.org/2000/script" script:name="Module1" script:language="StarBasic">REM  *****  BASIC  *****

Sub Main

End Sub
</script:module>
</file>

<file path=Basic/EasModul/Olahdata.xml><?xml version="1.0" encoding="utf-8"?>
<!DOCTYPE module  PUBLIC '-//OpenOffice.org//DTD OfficeDocument 1.0//EN'  'module.dtd'>
<script:module xmlns:script="http://openoffice.org/2000/script" script:name="Olahdata" script:language="StarBasic">REM  *****  BASIC  *****

Sub Main

End Sub



Sub CopyPasteMain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TMEas

for s = 0 to 20

	c = 14
	r = 15

	for j = 0 to 10
	
		nilaipeserta = ThisComponent.Sheets(s).Getcellbyposition(c,34).value
	
		for i = 15 to 32
	
			ref1 = ThisComponent.Sheets(s).Getcellbyposition(c,i).value
			ref2 = ThisComponent.Sheets(s).Getcellbyposition(r,i).value
	
			if  nilaipeserta &gt;= ref1 and nilaipeserta &lt;= ref2 then
				Value = ThisComponent.Sheets(s).Getcellbyposition(0,i).value
				ThisComponent.Sheets(s).Getcellbyposition(c,35).value = Value
	
			End if
	
		next i
		c = c + 2
		r = r + 2
	'	msgbox c
	
	next j

next s
End Sub

Sub setFinalValue
j = 0

for i = 67 to 87
		
		EAS1  = ThisComponent.Sheets(j).GetCellRangeByName("O36").value
		EAS2  = ThisComponent.Sheets(j).GetCellRangeByName("Q36").value
		EAS3  = ThisComponent.Sheets(j).GetCellRangeByName("S36").value
		EAS4  = ThisComponent.Sheets(j).GetCellRangeByName("U36").value
		EAS5  = ThisComponent.Sheets(j).GetCellRangeByName("W36").value
		EAS6  = ThisComponent.Sheets(j).GetCellRangeByName("Y36").value
		EAS7  = ThisComponent.Sheets(j).GetCellRangeByName("AA36").value
		EAS8  = ThisComponent.Sheets(j).GetCellRangeByName("AC36").value
		EAS9  = ThisComponent.Sheets(j).GetCellRangeByName("AE36").value
		EAS10 = ThisComponent.Sheets(j).GetCellRangeByName("AG36").value
		EAS11 = ThisComponent.Sheets(j).GetCellRangeByName("AI36").value
		
		ThisComponent.Sheets().GetByName("olah data").Getcellbyposition(28,i).value = eas1
		ThisComponent.Sheets().GetByName("olah data").Getcellbyposition(30,i).value = eas2
		ThisComponent.Sheets().GetByName("olah data").Getcellbyposition(31,i).value = eas3
		ThisComponent.Sheets().GetByName("olah data").Getcellbyposition(32,i).value = eas4
		ThisComponent.Sheets().GetByName("olah data").Getcellbyposition(34,i).value = eas5
		ThisComponent.Sheets().GetByName("olah data").Getcellbyposition(36,i).value = eas6
		ThisComponent.Sheets().GetByName("olah data").Getcellbyposition(37,i).value = eas7
		ThisComponent.Sheets().GetByName("olah data").Getcellbyposition(38,i).value = eas8
		ThisComponent.Sheets().GetByName("olah data").Getcellbyposition(39,i).value = eas9
		ThisComponent.Sheets().GetByName("olah data").Getcellbyposition(40,i).value = eas10
		ThisComponent.Sheets().GetByName("olah data").Getcellbyposition(42,i).value = eas11

'msgbox str(eas1)
j =j+1
next i
End Sub


Sub ClearTMEAS

for s = 0 to 20

	ThisComponent.Sheets(s).GetCellRangeByName("O36:AJ36").ClearContents(1 or 2 or 4)
	
next s
End Sub

Sub Easscore1    


k = 2
l = 3
m = 9

for j = 0 to 4
	
	for m = 9 to 25
	ref1 = ThisComponent.Sheets().GetByName("FINAL SCORE CANDIDATE").Getcellbyposition(k,m).value
	ref2 = ThisComponent.Sheets().GetByName("FINAL SCORE CANDIDATE").Getcellbyposition(l,m).value
	nilaipeserta = ThisComponent.Sheets().GetByName("FINAL SCORE CANDIDATE").Getcellbyposition(k,29).value
	
	
		if nilaipeserta&gt;=ref1  and nilaipeserta&lt;=ref2 then
		
			nvalue = ThisComponent.Sheets().GetByName("FINAL SCORE CANDIDATE").Getcellbyposition(0,m).string
			ThisComponent.Sheets().GetByName("FINAL SCORE CANDIDATE").Getcellbyposition(k,30).string = nvalue
			'msgbox nilaipeserta
		
		End if	
	next m
	k = k+2
	l = l+2
next j
End Sub


Sub tes

msgbox ThisComponent.Sheets().GetByName("olah data").Getcellbyposition(44,67).value
End Sub

Sub Easscore


'print ThisComponent.currentselection.celladdress.row
'print ThisComponent.currentselection.celladdress.column


for i = 90 to 94
nilaipeserta = ThisComponent.Sheets().GetByName("olah data").Getcellbyposition(28,i).value
'print nilaipeserta
k = 34
for j=34 to 38
		ref1 = ThisComponent.Sheets().GetByName("FINAL SCORE CANDIDATE").Getcellbyposition(14,j).value
		ref2 = ThisComponent.Sheets().GetByName("FINAL SCORE CANDIDATE").Getcellbyposition(15,j).value
	'nilai = ThisComponent.Sheets().GetByName("FINAL SCORE CANDIDATE").Getcellbyposition(13,k).string
	'		print nilai
	
												
			if nilaipeserta&gt;=ref1  and nilaipeserta&lt;=ref2 then
			nilai = ThisComponent.Sheets().GetByName("FINAL SCORE CANDIDATE").Getcellbyposition(13,j).string
			ThisComponent.Sheets().GetByName("olah data").Getcellbyposition(29,i).string=nilai
		'	print nilai
			End if

next j

next i

End Sub



Sub EasscorePercentile


k = 14
l = 15
m = 9
r = 67
p = 31

for i = 67 to 88

nilaipeserta = ThisComponent.Sheets().GetByName("olah data").Getcellbyposition(44,i).value
'msgbox nilaipeserta
		for m = 34 to 38
		ref1 = ThisComponent.Sheets().GetByName("FINAL SCORE CANDIDATE").Getcellbyposition(k,m).value
		ref2 = ThisComponent.Sheets().GetByName("FINAL SCORE CANDIDATE").Getcellbyposition(l,m).value
	
				
			if nilaipeserta&gt;=ref1  and nilaipeserta&lt;=ref2 then
			
				nvalue = ThisComponent.Sheets().GetByName("FINAL SCORE CANDIDATE").Getcellbyposition(13,m).string
				ThisComponent.Sheets().GetByName("FINAL SCORE CANDIDATE").Getcellbyposition(1,p).string = nvalue
				'msgbox nilaipeserta

			End if	

		next m
	p = p +1
next i					
End Sub



Sub Clearolahdata

ThisComponent.Sheets().GetByName("olah data").GetCellRangeByName("AC68:AQ88").ClearContents(1 or 2 or 4)
ThisComponent.Sheets().GetByName("FINAL SCORE CANDIDATE").GetCellRangeByName("C31:L31").ClearContents(1 or 2 or 4)
ThisComponent.Sheets().GetByName("FINAL SCORE CANDIDATE").GetCellRangeByName("B32:B52").ClearContents(1 or 2 or 4)
ThisComponent.Sheets().GetByName("olah data").GetCellRangeByName("BC4:CL4").ClearContents(1 or 2 or 4)
End Sub


Sub Cleardata
Clearolahdata
ClearTMEAS

End Sub

Sub prosesdata21
	ThisComponent.Sheets().GetByName("olah data").GetCellRangeByName("A63").value=0
	
	if ThisComponent.Sheets().GetByName("olah data").GetCellRangeByName("A60").value=1 then
	
		deleterow
		
	else
	
	CopyPasteolahdataBN5CL5
	TMEas
	setFinalValue
	Easscore
	EasscorePercentile
	GetCurrentPosition(i)
		
		if i&gt;2 then
			ThisComponent.currentcontroller.ColumnRowHeaders = False
			keviewoutput
	
		End if
	
	End if

End Sub



Sub ProsesData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TMEas
	elseif ProgressValue = 12 then
		setFinalValue

	elseif ProgressValue = 20 then
		Easscore

	elseif ProgressValue = 24 then
		CopyPasteKunciJawaban

	elseif ProgressValue = 28 then
		EasscorePercentile
		insertdata

	elseif ProgressValue = 32 then
		PesertaBerikutnya
	
	else
	
	End if	
		
	wait 10
	Next ProgressValue
	'pesansimpan
End Sub

Sub pesansimpan
msgbox ("Data Berhasil Disimpa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End Sub

Sub hidesheet

for i = 0 to 22
	if ThisComponent.Sheets(i).isvisible=True then
		ThisComponent.Sheets(i).isvisible = false
	elseif	ThisComponent.Sheets(i).isvisible = false then
			ThisComponent.Sheets(i).isvisible = true
	Endif

	
next i

ThisComponent.Sheets().GetByName("Database").protect(passwd)
End Sub


Sub KembaliInputKunciJawaban
	ThisComponent.Sheets().GetByName("Database").unprotect(passwd)
	ThisComponent.Sheets().GetByName("olah data").GetCellRangeByName("A60").value=0
	
	a = ThisComponent.Sheets().GetByName("olah data").GetCellRangeByName("A63").value

	if a = 0 then
	active2 = ThisComponent.Sheets().GetByName("Database")
	ThisComponent.currentcontroller.ColumnRowHeaders = True
	ShowGridRowColumn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Lanjut
	
	a = 1
	ThisComponent.Sheets().GetByName("Database").unprotect(passwd)
	ThisComponent.Sheets().GetByName("olah data").GetCellRangeByName("A60").value=0
	ThisComponent.Sheets().GetByName("olah data").GetCellRangeByName("A63").value = a
	
	if a = 0 then
	active2 = ThisComponent.Sheets().GetByName("Database")
	ThisComponent.currentcontroller.ColumnRowHeaders = True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PosisiPekerjaan
	
	ThisComponent.Sheets().GetByName("Posisi Pekerjaan").isvisible =True
	active = ThisComponent.Sheets().GetByName("Posisi Pekerjaan")
	ThisComponent.currentcontroller.setActiveSheet(active)

End Sub

Sub KeViewOutput
	
	active = ThisComponent.Sheets().GetByName("VIEW OUTPUT")
	ThisComponent.currentcontroller.setActiveSheet(active)

End Sub

Sub KeDatabase

	active = ThisComponent.Sheets().GetByName("Database")
	ThisComponent.currentcontroller.setActiveSheet(active)
	ThisComponent.currentcontroller.ColumnRowHeaders = True

	if ThisComponent.currentcontroller.showgrid = False then
		ThisComponent.currentcontroller.showgrid = True
	End if
	
End Sub


function GetCurrentPosition(i)

	i = ThisComponent.Getcurrentselection.celladdress.row
	'Testing Purpose
	'MsgBox (i)
	
End function

Sub CopyPasteOlahDataBN5CL5

	ThisComponent.Sheets().GetByName("Database").unprotect(passwd)
	GetCurrentPosition(i)

	Copy  = ThisComponent.Sheets().GetByName("Database").GetCellRangeByposition(0,i,452,i)
	Paste = ThisComponent.Sheets().GetByName("olah data").GetCellRangeByName("BC4:SM4")
	Paste.DataArray = Copy.DataArray
	
	Paste2 = ThisComponent.Sheets().GetByName("olah data").GetCellRangeByName("AC60:BA60")
	Copy2 = ThisComponent.Sheets().GetByName("olah data").GetCellRangeByName("BN4:CL4")
	Paste2.DataArray=Copy2.DataArray
	
	copy3 = ThisComponent.Sheets().GetByName("olah data").GetCellRangeByName("CM4:SM4")

	paste3 = ThisComponent.Sheets().GetByName("Input").GetCellRangeByName("AH5:QH5")

	paste3.DataArray = copy3.dataarray
	ThisComponent.Sheets().GetByName("Database").protect(passwd)
	
End Sub

Sub CheckDelete
	ThisComponent.Sheets().GetByName("Database").unprotect(passwd)
	
	if ThisComponent.Sheets().GetByName("olah data").GetCellRangeByName("A60").value=1 then
	ThisComponent.Sheets().GetByName("Database").GetCellRangeByName("B3").String = "Delete"
	else
	ThisComponent.Sheets().GetByName("Database").GetCellRangeByName("B3").String = "Tanggal Tes"
	End if

	ThisComponent.Sheets().GetByName("Database").protect(passwd)
	
End Sub

Sub insertdata
ThisComponent.Sheets().GetByName("Database").unprotect(passwd)
i = ThisComponent.Sheets().GetByName("olah data").GetCellRangeByName("BC5").value 
i = i+2 
' msgbox i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SM5")
Pasteolahan  = ThisComponent.Sheets().GetByName("olah data").GetCellRangeByName("BC4:SM4")
Pasteolahan.DataArray=Copyolahan.DataArray

Copyolahadata = ThisComponent.Sheets().GetByName("olah data").GetCellRangeByName("BC4:SM4")
Pastedatabase = ThisComponent.Sheets().GetByName("Database").GetCellRangeByposition(0,i,452,i)
Pastedatabase.DataArray=Copyolahadata.DataArray
ThisComponent.Sheets().GetByName("Database").protect(passwd)
End Sub


Sub insertdata2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ExportToPDF()
   dim document as object
   dim dispatcher as object
 
	doc = ThisComponent
	path1=DirectoryNameoutofPath(ThisComponent.GetURL(),"/")
	chrpathright = len(path1)-17
	pathdirectory = left(path1,chrpathright)
	destination =  pathdirectory+"DatabaseEAS.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cektandasilang
' KODE 
Copyeas1 = ThisComponent.Sheets().GetByName("INPUT JAWABAN KANDIDAT").GetCellRangeByName("B12:B43")
Pasteeas1 = ThisComponent.Sheets().GetByName("Input").GetCellRangeByName("B6:B37")
Pasteeas1.DataArray=Copyeas1.DataArray

Copyeas1 = ThisComponent.Sheets().GetByName("INPUT JAWABAN KANDIDAT").GetCellRangeByName("F12:F43")
Pasteeas1 = ThisComponent.Sheets().GetByName("Input").GetCellRangeByName("D6:D37")
Pasteeas1.DataArray=Copyeas1.DataArray

Copyeas1 = ThisComponent.Sheets().GetByName("INPUT JAWABAN KANDIDAT").GetCellRangeByName("I12:I43")
Pasteeas1 = ThisComponent.Sheets().GetByName("Input").GetCellRangeByName("E6:E37")
Pasteeas1.DataArray=Copyeas1.DataArray

Copyeas1 = ThisComponent.Sheets().GetByName("INPUT JAWABAN KANDIDAT").GetCellRangeByName("L12:L43")
Pasteeas1 = ThisComponent.Sheets().GetByName("Input").GetCellRangeByName("F6:F37")
Pasteeas1.DataArray=Copyeas1.DataArray


Copyeas1 = ThisComponent.Sheets().GetByName("INPUT JAWABAN KANDIDAT").GetCellRangeByName("P12:P43")
Pasteeas1 = ThisComponent.Sheets().GetByName("Input").GetCellRangeByName("H6:H37")
Pasteeas1.DataArray=Copyeas1.DataArray


Copyeas1 = ThisComponent.Sheets().GetByName("INPUT JAWABAN KANDIDAT").GetCellRangeByName("T12:T43")
Pasteeas1 = ThisComponent.Sheets().GetByName("Input").GetCellRangeByName("J6:J37")
Pasteeas1.DataArray=Copyeas1.DataArray


Copyeas1 = ThisComponent.Sheets().GetByName("INPUT JAWABAN KANDIDAT").GetCellRangeByName("W12:W43")
Pasteeas1 = ThisComponent.Sheets().GetByName("Input").GetCellRangeByName("K6:K37")
Pasteeas1.DataArray=Copyeas1.DataArray


Copyeas1 = ThisComponent.Sheets().GetByName("INPUT JAWABAN KANDIDAT").GetCellRangeByName("Z12:Z43")
Pasteeas1 = ThisComponent.Sheets().GetByName("Input").GetCellRangeByName("L6:L37")
Pasteeas1.DataArray=Copyeas1.DataArray


Copyeas1 = ThisComponent.Sheets().GetByName("INPUT JAWABAN KANDIDAT").GetCellRangeByName("AC12:AC43")
Pasteeas1 = ThisComponent.Sheets().GetByName("Input").GetCellRangeByName("M6:M37")
Pasteeas1.DataArray=Copyeas1.DataArray


Copyeas1 = ThisComponent.Sheets().GetByName("INPUT JAWABAN KANDIDAT").GetCellRangeByName("AF12:AF43")
Pasteeas1 = ThisComponent.Sheets().GetByName("Input").GetCellRangeByName("N6:N37")
Pasteeas1.DataArray=Copyeas1.DataArray


Copyeas1 = ThisComponent.Sheets().GetByName("INPUT JAWABAN KANDIDAT").GetCellRangeByName("AJ12:AJ36")
Pasteeas1 = ThisComponent.Sheets().GetByName("Input").GetCellRangeByName("P6:P30")
Pasteeas1.DataArray=Copyeas1.DataArray

Copyeas1 = ThisComponent.Sheets().GetByName("INPUT JAWABAN KANDIDAT").GetCellRangeByName("AM12:AM36")
Pasteeas1 = ThisComponent.Sheets().GetByName("Input").GetCellRangeByName("P31:P55")
Pasteeas1.DataArray=Copyeas1.DataArray

Copyeas1 = ThisComponent.Sheets().GetByName("INPUT JAWABAN KANDIDAT").GetCellRangeByName("AQ12:AQ43")
Pasteeas1 = ThisComponent.Sheets().GetByName("Input").GetCellRangeByName("R6:R37")
Pasteeas1.DataArray=Copyeas1.DataArray


Copyeas1 = ThisComponent.Sheets().GetByName("INPUT JAWABAN KANDIDAT").GetCellRangeByName("AU12:AU43")
Pasteeas1 = ThisComponent.Sheets().GetByName("Input").GetCellRangeByName("T6:T37")
Pasteeas1.DataArray=Copyeas1.DataArray


Copyeas1 = ThisComponent.Sheets().GetByName("INPUT JAWABAN KANDIDAT").GetCellRangeByName("AY12:AY43")
Pasteeas1 = ThisComponent.Sheets().GetByName("Input").GetCellRangeByName("V6:V37")
Pasteeas1.DataArray=Copyeas1.DataArray


Copyeas1 = ThisComponent.Sheets().GetByName("INPUT JAWABAN KANDIDAT").GetCellRangeByName("BC12:BC43")
Pasteeas1 = ThisComponent.Sheets().GetByName("Input").GetCellRangeByName("X6:X37")
Pasteeas1.DataArray=Copyeas1.DataArray

Copyeas1 = ThisComponent.Sheets().GetByName("INPUT JAWABAN KANDIDAT").GetCellRangeByName("BG12:BG43")
Pasteeas1 = ThisComponent.Sheets().GetByName("Input").GetCellRangeByName("Z6:Z37")
Pasteeas1.DataArray=Copyeas1.DataArray


End Sub


Sub PesertaBerikutnya

	ThisComponent.Sheets().GetByName("INPUT JAWABAN KANDIDAT").unprotect(passwd)
	
	Copyeas1 = ThisComponent.Sheets().GetByName("INPUT JAWABAN KANDIDAT").GetCellRangeByName("B12:B45").ClearContents(1 or 2 or 4)
	Pasteeas1 = ThisComponent.Sheets().GetByName("Input").GetCellRangeByName("B6:B37").ClearContents(1 or 2 or 4)
	
	Copyeas1 = ThisComponent.Sheets().GetByName("INPUT JAWABAN KANDIDAT").GetCellRangeByName("F12:F45").ClearContents(1 or 2 or 4)
	Pasteeas1 = ThisComponent.Sheets().GetByName("Input").GetCellRangeByName("D6:D37").ClearContents(1 or 2 or 4)
	
	Copyeas1 = ThisComponent.Sheets().GetByName("INPUT JAWABAN KANDIDAT").GetCellRangeByName("I12:I45").ClearContents(1 or 2 or 4)
	Pasteeas1 = ThisComponent.Sheets().GetByName("Input").GetCellRangeByName("E6:E37").ClearContents(1 or 2 or 4)
	
	
	Copyeas1 = ThisComponent.Sheets().GetByName("INPUT JAWABAN KANDIDAT").GetCellRangeByName("L12:L45").ClearContents(1 or 2 or 4)
	Pasteeas1 = ThisComponent.Sheets().GetByName("Input").GetCellRangeByName("F6:F37").ClearContents(1 or 2 or 4)
	
	Copyeas1 = ThisComponent.Sheets().GetByName("INPUT JAWABAN KANDIDAT").GetCellRangeByName("P12:P45").ClearContents(1 or 2 or 4)
	Pasteeas1 = ThisComponent.Sheets().GetByName("Input").GetCellRangeByName("H6:H37").ClearContents(1 or 2 or 4)
	
	Copyeas1 = ThisComponent.Sheets().GetByName("INPUT JAWABAN KANDIDAT").GetCellRangeByName("T12:T45").ClearContents(1 or 2 or 4)
	Pasteeas1 = ThisComponent.Sheets().GetByName("Input").GetCellRangeByName("J6:J37").ClearContents(1 or 2 or 4)
	
	Copyeas1 = ThisComponent.Sheets().GetByName("INPUT JAWABAN KANDIDAT").GetCellRangeByName("W12:W45").ClearContents(1 or 2 or 4)
	Pasteeas1 = ThisComponent.Sheets().GetByName("Input").GetCellRangeByName("K6:K37").ClearContents(1 or 2 or 4)
	
	Copyeas1 = ThisComponent.Sheets().GetByName("INPUT JAWABAN KANDIDAT").GetCellRangeByName("Z12:Z45").ClearContents(1 or 2 or 4)
	Pasteeas1 = ThisComponent.Sheets().GetByName("Input").GetCellRangeByName("L6:L37").ClearContents(1 or 2 or 4)
	
	Copyeas1 = ThisComponent.Sheets().GetByName("INPUT JAWABAN KANDIDAT").GetCellRangeByName("AC12:AC45").ClearContents(1 or 2 or 4)
	Pasteeas1 = ThisComponent.Sheets().GetByName("Input").GetCellRangeByName("M6:M37").ClearContents(1 or 2 or 4)
	
	Copyeas1 = ThisComponent.Sheets().GetByName("INPUT JAWABAN KANDIDAT").GetCellRangeByName("AF12:AF45").ClearContents(1 or 2 or 4)
	Pasteeas1 = ThisComponent.Sheets().GetByName("Input").GetCellRangeByName("N6:N37").ClearContents(1 or 2 or 4)
	
	Copyeas1 = ThisComponent.Sheets().GetByName("INPUT JAWABAN KANDIDAT").GetCellRangeByName("AJ12:AJ45").ClearContents(1 or 2 or 4)
	Pasteeas1 = ThisComponent.Sheets().GetByName("Input").GetCellRangeByName("P6:P55").ClearContents(1 or 2 or 4)
	
	Copyeas1 = ThisComponent.Sheets().GetByName("INPUT JAWABAN KANDIDAT").GetCellRangeByName("AM12:AM45").ClearContents(1 or 2 or 4)
	Pasteeas1 = ThisComponent.Sheets().GetByName("Input").GetCellRangeByName("R6:R37").ClearContents(1 or 2 or 4)
	
	Copyeas1 = ThisComponent.Sheets().GetByName("INPUT JAWABAN KANDIDAT").GetCellRangeByName("AQ12:AQ45").ClearContents(1 or 2 or 4)
	Pasteeas1 = ThisComponent.Sheets().GetByName("Input").GetCellRangeByName("T6:T37").ClearContents(1 or 2 or 4)
	
	Copyeas1 = ThisComponent.Sheets().GetByName("INPUT JAWABAN KANDIDAT").GetCellRangeByName("AU12:AU45").ClearContents(1 or 2 or 4)
	Pasteeas1 = ThisComponent.Sheets().GetByName("Input").GetCellRangeByName("V6:V37").ClearContents(1 or 2 or 4)
	
	Copyeas1 = ThisComponent.Sheets().GetByName("INPUT JAWABAN KANDIDAT").GetCellRangeByName("AY12:AY45").ClearContents(1 or 2 or 4)
	Pasteeas1 = ThisComponent.Sheets().GetByName("Input").GetCellRangeByName("X6:X37").ClearContents(1 or 2 or 4)
	
	Copyeas1 = ThisComponent.Sheets().GetByName("INPUT JAWABAN KANDIDAT").GetCellRangeByName("BC12:BC45").ClearContents(1 or 2 or 4)
	Pasteeas1 = ThisComponent.Sheets().GetByName("Input").GetCellRangeByName("Z6:Z37").ClearContents(1 or 2 or 4)
	
	Copyeas1 = ThisComponent.Sheets().GetByName("INPUT JAWABAN KANDIDAT").GetCellRangeByName("BG12:BG45").ClearContents(1 or 2 or 4)
	Pasteeas1 = ThisComponent.Sheets().GetByName("Input").GetCellRangeByName("AB6:AB37").ClearContents(1 or 2 or 4)
	
	
	ThisComponent.Sheets().GetByName("olah data").GetCellRangeByName("BE4:SM4").ClearContents(1 or 2 or 4)
	ThisComponent.Sheets().GetByName("olah data").GetCellRangeByName("BE5:SM5").ClearContents(1 or 2 or 4)

	'Clear Contents of Score Point of input in a cell
	'Eas 1
	ThisComponent.Sheets().GetByName("INPUT JAWABAN KANDIDAT").GetCellRangeByName("C10").ClearContents(1 or 2 or 4)
	'Eas 2
	ThisComponent.Sheets().GetByName("INPUT JAWABAN KANDIDAT").GetCellRangeByName("G10").ClearContents(1 or 2 or 4)
	ThisComponent.Sheets().GetByName("INPUT JAWABAN KANDIDAT").GetCellRangeByName("J10").ClearContents(1 or 2 or 4)
	ThisComponent.Sheets().GetByName("INPUT JAWABAN KANDIDAT").GetCellRangeByName("M10").ClearContents(1 or 2 or 4)
	'Eas 3
	ThisComponent.Sheets().GetByName("INPUT JAWABAN KANDIDAT").GetCellRangeByName("Q10").ClearContents(1 or 2 or 4)
	'Eas 4
	ThisComponent.Sheets().GetByName("INPUT JAWABAN KANDIDAT").GetCellRangeByName("U10").ClearContents(1 or 2 or 4)
	ThisComponent.Sheets().GetByName("INPUT JAWABAN KANDIDAT").GetCellRangeByName("X10").ClearContents(1 or 2 or 4)
	ThisComponent.Sheets().GetByName("INPUT JAWABAN KANDIDAT").GetCellRangeByName("AA10").ClearContents(1 or 2 or 4)
	ThisComponent.Sheets().GetByName("INPUT JAWABAN KANDIDAT").GetCellRangeByName("AD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Eas 5	
	ThisComponent.Sheets().GetByName("INPUT JAWABAN KANDIDAT").GetCellRangeByName("AN10").ClearContents(1 or 2 or 4)
	'Eas 6
	ThisComponent.Sheets().GetByName("INPUT JAWABAN KANDIDAT").GetCellRangeByName("AR10").ClearContents(1 or 2 or 4)
	'Eas 7
	ThisComponent.Sheets().GetByName("INPUT JAWABAN KANDIDAT").GetCellRangeByName("AV10").ClearContents(1 or 2 or 4)
	'Eas 8
	ThisComponent.Sheets().GetByName("INPUT JAWABAN KANDIDAT").GetCellRangeByName("AZ10").ClearContents(1 or 2 or 4)
	'Eas 9
	ThisComponent.Sheets().GetByName("INPUT JAWABAN KANDIDAT").GetCellRangeByName("BD10").ClearContents(1 or 2 or 4)
	'Eas 10
	ThisComponent.Sheets().GetByName("INPUT JAWABAN KANDIDAT").GetCellRangeByName("BH10").ClearContents(1 or 2 or 4)


	ThisComponent.Sheets().GetByName("INPUT JAWABAN KANDIDAT").protect(passwd)
	
End Sub


Sub ProsesData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elseif ProgressValue = 12 then
			TMEas
		elseif ProgressValue = 16 then

			setFinalValue
		elseif ProgressValue = 20 then

			Easscore

		elseif ProgressValue = 24 then
			EasscorePercentile
		elseif ProgressValue = 28 then

			CopyPasteKunciJawaban	
		elseif ProgressValue = 32 then
					
			insertdata2
					
		elseif ProgressValue = 36 then
			
			keviewoutput
		
		else
			'run without executing anything
			
		End if	
		
	wait 1
	
	Next ProgressValue
	
End Sub


</script:module>
</file>

<file path=Basic/EasModul/View.xml><?xml version="1.0" encoding="utf-8"?>
<!DOCTYPE module  PUBLIC '-//OpenOffice.org//DTD OfficeDocument 1.0//EN'  'module.dtd'>
<script:module xmlns:script="http://openoffice.org/2000/script" script:name="View" script:language="StarBasic">REM  *****  BASIC  *****

Sub Main

End Sub

Sub ShowColumn
Controller = ThisComponent.Sheets(0).select
Controller.ColumnRowHeaders = False



End Sub
</script:module>
</file>

<file path=Basic/EasModul/script-lb.xml><?xml version="1.0" encoding="utf-8"?>
<!DOCTYPE library  PUBLIC '-//OpenOffice.org//DTD OfficeDocument 1.0//EN'  'library.dtd'>
<library:library xmlns:library="http://openoffice.org/2000/library" library:name="EasModul" library:readonly="false" library:passwordprotected="false">
  <library:element library:name="Olahdata"/>
  <library:element library:name="View"/>
  <library:element library:name="Lihatjawaban"/>
  <library:element library:name="Module1"/>
</library:library>
</file>

<file path=Basic/OlahdataHexa/LihatJawabanPeserta.xml><?xml version="1.0" encoding="utf-8"?>
<!DOCTYPE module  PUBLIC '-//OpenOffice.org//DTD OfficeDocument 1.0//EN'  'module.dtd'>
<script:module xmlns:script="http://openoffice.org/2000/script" script:name="LihatJawabanPeserta" script:language="StarBasic" script:moduleType="normal">REM  *****  BASIC  *****

Sub Main

End Sub


Sub SetActiveLihatJawabanPeserta 
Dim Doc as Object

Doc = ThisComponent
SheetLihatJawaban =  Doc.Sheets().GetByName("Lihat Jawaban Peserta")
ActiveSheet = Doc.CurrentController.SetActiveSheet(SheetLihatJawaban)

End Sub

Sub SetActiveViewOutput
Dim Doc as Object

Doc = ThisComponent
SheetLihatJawaban =  Doc.Sheets().GetByName("View Output")
ActiveSheet = Doc.CurrentController.SetActiveSheet(SheetLihatJawaban)

End Sub

Sub CopyTransposeReverse
Dim Doc as Object

Doc = ThisComponent
Copy = Doc.Sheets().GetByName("olah data").GetCellRangeByName("AG2:JL2")
Paste = Doc.Sheets().GetByName("jawaban peserta").GetCellRangeByName("V2:JA2")
Paste.DataArray = Copy.taArray

For i = 0 to 240 
	Copy = Doc.Sheets().GetByName("jawaban peserta").GetCellByPosition(i+21,1)
	Paste = Doc.Sheets().GetByName("jawaban peserta").GetCellByPosition(18,i+1)
	Paste.DataArray = Copy.DataArray


Next i


End Sub

Sub CopyTranspose
Dim Doc as Object

Doc = ThisComponent
Copy = Doc.Sheets().GetByName("jawaban peserta").GetCellRangeByName("AG2:JL2")
Paste = Doc.Sheets().GetByName("olah data").GetCellRangeByName("V2:JA2")
Paste.DataArray = Copy.DataArray

For i = 0 to 240 
	Copy = Doc.Sheets().GetByName("jawaban peserta").GetCellByPosition(18,i+1)
	Paste = Doc.Sheets().GetByName("jawaban peserta").GetCellByPosition(i+21,1)

	Paste.DataArray = Copy.DataArray


Next i


End Sub
</script:module>
</file>

<file path=Basic/OlahdataHexa/Module1.xml><?xml version="1.0" encoding="utf-8"?>
<!DOCTYPE module  PUBLIC '-//OpenOffice.org//DTD OfficeDocument 1.0//EN'  'module.dtd'>
<script:module xmlns:script="http://openoffice.org/2000/script" script:name="Module1" script:language="StarBasic" script:moduleType="normal">REM  *****  BASIC  *****

Sub Mai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thiscomponent.sheets().getbyname("Database").protect(Passwd)
end sub

Sub kembaliinputkuncijawaban

thiscomponent.sheets().getbyname("Database").getcellrangebyname("B3").string="TANGGAL TES"
thiscomponent.sheets().getbyname("olah data").getcellrangebyname("A38").value = 0

if thiscomponent.sheets().getbyname("olah data").getcellrangebyname("A44").value = 1 then
active = thiscomponent.sheets().getbyname("Database")
thiscomponent.currentcontroller.setActiveSheet(active)
 thiscomponent.sheets().getbyname("olah data").getcellrangebyname("A44").value = 0
 Thiscomponent.currentcontroller.ColumnRowHeaders = True
 ThisComponent.currentcontroller.showgrid = True
else
active = thiscomponent.sheets().getbyname("View Input")
thiscomponent.currentcontroller.setActiveSheet(active)
if ThisComponent.currentcontroller.showgrid = True then
	ThisComponent.currentcontroller.showgrid = False
end if
Thiscomponent.currentcontroller.ColumnRowHeaders = False

end if



end sub

Sub PosisiPekerjaan

thiscomponent.sheets().getbyname("Posisi Pekerjaan").isvisible =True
active = thiscomponent.sheets().getbyname("Posisi Pekerjaan")
thiscomponent.currentcontroller.setActiveSheet(active)

End Sub

Sub kehasil


if ThisComponent.currentcontroller.showgrid = True then
  ThisComponent.currentcontroller.showgrid = False
end if

active = thiscomponent.sheets().getbyname("View Output")
thiscomponent.currentcontroller.setActiveSheet(active)


end sub

sub clearpesertaberikutnya

end sub

Sub kedatabase


active = thiscomponent.sheets().getbyname("Database")

Thiscomponent.currentcontroller.ColumnRowHeaders = True

if ThisComponent.currentcontroller.showgrid = False then
	ThisComponent.currentcontroller.showgrid = True
end if
thiscomponent.currentcontroller.setActiveSheet(active)
end sub

sub prosesdata
Thiscomponent.BasicLibraries.loadLibrary("ProgressBar")
ProgressBar

End Sub
SUB TANDAdelete
if thiscomponent.sheets().getbyname("olah data").getcellrangebyname("A38").value = 1 then
thiscomponent.sheets().getbyname("Database").getcellrangebyname("B3").string="DELETE"
else
thiscomponent.sheets().getbyname("Database").getcellrangebyname("B3").string="TANGGAL TES"
end if
end sub


sub prosesdata2
Thiscomponent.BasicLibraries.loadLibrary("ProgressBar")
	thiscomponent.sheets().getbyname("olah data").getcellrangebyname("A44").value=1
	if thiscomponent.sheets().getbyname("olah data").getcellrangebyname("A38").value = 1 then
		deleterow
	else 
		i = thiscomponent.getcurrentselection.celladdress.row
		if i&gt;2  then
			ProgressBar2
		else
			MsgBox "Anda Salah Pilih"
		end if
	End If
end sub



sub prosesdata3
Thiscomponent.BasicLibraries.loadLibrary("ProgressBar")
ProgressBar3

End sub

sub copypasterjawabanpeserta2
copy = thiscomponent.sheets().getbyname("olah data").getcellrangebyname("AO2:Ek2")
paste = thiscomponent.sheets().getbyname("jawaban peserta").getcellrangebyname("F2:Db2")
paste.dataarray = copy.dataarray

end sub

sub copypasterjawabanpeserta60soal
copy = thiscomponent.sheets().getbyname("olah data").getcellrangebyname("AO2:Ek2")
paste = thiscomponent.sheets().getbyname("jawaban peserta").getcellrangebyname("F2:Db2")
paste.dataarray = copy.dataarray

end sub

sub copypastejawabanpesert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copypastetranspose()
paste.dataarray=copy.dataarray
paste2.dataarray=copy2.dataarray
paste3.dataarray=copy3.dataarray

end sub

sub copypastejawabanpeserta60soal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copypastejawabanpesertaonline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pesertaberikutnya

thiscomponent.sheets().getbyname("View Input").getcellrangebyname("B11:B30").clearcontents(1 or 2 or 4 or 8)
thiscomponent.sheets().getbyname("View Input").getcellrangebyname("F11:F30").clearcontents(1 or 2 or 4 or 8)
thiscomponent.sheets().getbyname("View Input").getcellrangebyname("J11:J30").clearcontents(1 or 2 or 4 or 8)
thiscomponent.sheets().getbyname("View Input").getcellrangebyname("N11:N30").clearcontents(1 or 2 or 4 or 8)
thiscomponent.sheets().getbyname("View Input").getcellrangebyname("R11:R30").clearcontents(1 or 2 or 4 or 8)

thiscomponent.sheets().getbyname("olah data").getcellrangebyname("AF2:EJ2").clearcontents(1 or 2 or 4 or 8)
thiscomponent.sheets().getbyname("olah data").getcellrangebyname("AF3:EJ3").clearcontents(1 or 2 or 4 or 8)
thiscomponent.sheets().getbyname("jawaban peserta").getcellrangebyname("B2:B101").clearcontents(1 or 2 or 4 or 8)
thiscomponent.sheets().getbyname("jawaban peserta").getcellrangebyname("F2:DA2").clearcontents(1 or 2 or 4 or 8)

end sub


sub insertdatabase

doc = thiscomponent.sheets().getbyname("Database")
doc.unprotect(passwd)

i = thiscomponent.sheets().getbyname("olah data").getcellrangebyname("AD2").value

copy = thiscomponent.sheets().getbyname("olah data").getcellrangebyname("AD2:Ek2")
paste = thiscomponent.sheets().getbyname("Database").getcellrangebyposition(0,i+2,111,i+2)
paste.dataarray=copy.dataarray
doc.protect(passwd)
end sub

sub copydatabasekeolahdata
doc = thiscomponent.sheets().getbyname("Database")
doc.unprotect(passwd)

i = thiscomponent.getcurrentselection.celladdress.row
if i&gt;2  then
paste = thiscomponent.sheets().getbyname("olah data").getcellrangebyname("AD2:Ek2")
copy = thiscomponent.sheets().getbyname("Database").getcellrangebyposition(0,i,111,i)
paste.dataarray=copy.dataarray
Thiscomponent.currentcontroller.ColumnRowHeaders = False
kehasil
End If
doc.protect(passwd)
end sub

function copypastetranspose

for i=0 to 100
source= thiscomponent.sheets().getbyname("jawaban peserta").getcellbyposition(1,1+i).value
thiscomponent.sheets().getbyname("jawaban peserta").getcellbyposition(5+i,1).value = source

next i

end function

function copypastetransposekebawah

for i=0 to 100
source= thiscomponent.sheets().getbyname("jawaban peserta").getcellbyposition(5+i,1).value
thiscomponent.sheets().getbyname("jawaban peserta").getcellbyposition(1,i+1).value = source

next i

end function


Sub ExportToPDF()
   dim document as object
   dim dispatcher as object
 
doc = Thiscomponent
path1=DirectoryNameoutofPath(ThisComponent.getURL(),"/")
chrpathright = len(path1)-17
pathdirectory = left(path1,chrpathright)
destination =  pathdirectory+"DatabaseHexa.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soal60

doc = thiscomponent.sheets().getbyname("View Input")
doc.unprotect(passwd)
thiscomponent.sheets().getbyname("olah data").getcellrangebyname("A42").value=60
thiscomponent.sheets().getbyname("jawaban peserta").getcellrangebyname("b102").value=60
doc.getcolumns().getbyindex(28).isvisible=True
doc.getcolumns().getbyindex(29).isvisible=True
doc.getcolumns().getbyindex(30).isvisible=True
doc.getcolumns().getbyindex(31).isvisible=True


doc.getcolumns().getbyindex(12).isvisible=False
doc.getcolumns().getbyindex(13).isvisible=False
doc.getcolumns().getbyindex(16).isvisible=False
doc.getcolumns().getbyindex(17).isvisible=False

doc.protect(passwd)
end sub


sub soal100

doc = thiscomponent.sheets().getbyname("View Input")
doc.unprotect(passwd)
thiscomponent.sheets().getbyname("olah data").getcellrangebyname("A42").value=100
thiscomponent.sheets().getbyname("jawaban peserta").getcellrangebyname("b102").value=100
doc.getcolumns().getbyindex(28).isvisible=False
doc.getcolumns().getbyindex(29).isvisible=False
doc.getcolumns().getbyindex(30).isvisible=False
doc.getcolumns().getbyindex(31).isvisible=False


doc.getcolumns().getbyindex(12).isvisible=True
doc.getcolumns().getbyindex(13).isvisible=True
doc.getcolumns().getbyindex(16).isvisible=True
doc.getcolumns().getbyindex(17).isvisible=True


doc.protect(passwd)
end sub


sub passwordopendoc



end sub
</script:module>
</file>

<file path=Basic/OlahdataHexa/ShowMsgboxHexa.xml><?xml version="1.0" encoding="utf-8"?>
<!DOCTYPE module  PUBLIC '-//OpenOffice.org//DTD OfficeDocument 1.0//EN'  'module.dtd'>
<script:module xmlns:script="http://openoffice.org/2000/script" script:name="ShowMsgboxHexa" script:language="StarBasic" script:moduleType="normal">REM  *****  BASIC  *****

Sub Main

End Sub


Sub Humility
MsgBox "Honesty-Humility: Persons with very high scores on the Honesty-Humility scale avoid manipulating others for personal gain, feel little temptation to break rules, are uninterested in lavish wealth and luxuries, and feel no special entitlement to elevated social status. Conversely, persons with very low scores on this scale will flatter others to get what they want, are inclined to break rules for personal profit, are motivated by material gain, and feel a strong sense of self-importance."
End Sub

Sub Emotionality
MsgBox "Emotionality: Persons with very high scores on the Emotionality scale experience fear of physical dangers, experience anxiety in response to life's stresses, feel a need for emotional support from others, and feel empathy and sentimental attachments with others. Conversely, persons with very low scores on this scale are not deterred by the prospect of physical harm, feel little worry even in stressful situations, have little need to share their concerns with others, and feel emotionally detached from others."
End Sub

Sub eXtraversion
MsgBox "eXtraversion: Persons with very high scores on the Extraversion scale feel positively about themselves, feel confident when leading or addressing groups of people, enjoy social gatherings and interactions, and experience positive feelings of enthusiasm and energy. Conversely, persons with very low scores on this scale consider themselves unpopular, feel awkward when they are the center of social attention, are indifferent to social activities, and feel less lively and optimistic than others do."
End Sub

Sub Agreeableness
MsgBox "Agreeableness (versus Anger): Persons with very high scores on the Agreeableness scale forgive the wrongs that they suffered, are lenient in judging others, are willing to compromise and cooperate with others, and can easily control their temper. Conversely, persons with very low scores on this scale hold grudges against those who have harmed them, are rather critical of others' shortcomings, are stubborn in defending their point of view, and feel anger readily in response to mistreatment."
End Sub

Sub Conscientiousness
MsgBox "Conscientiousness: Persons with very high scores on the Conscientiousness scale organize their time and their physical surroundings, work in a disciplined way toward their goals, strive for accuracy and perfection in their tasks, and deliberate carefully when making decisions. Conversely, persons with very low scores on this scale tend to be unconcerned with orderly surroundings or schedules, avoid difficult tasks or challenging goals, are satisfied with work that contains some errors, and make decisions on impulse or with little reflection."
End Sub

Sub OpennesstoExperience
MsgBox "Openness to Experience: Persons with very high scores on the Openness to Experience scale become absorbed in the beauty of art and nature, are inquisitive about various domains of knowledge, use their imagination freely in everyday life, and take an interest in unusual ideas or people. Conversely, persons with very low scores on this scale are rather unimpressed by most works of art, feel little intellectual curiosity, avoid creative pursuits, and feel little attraction toward ideas that may seem radical or unconventional."
End Sub

Sub Sincerity
MsgBox "The Sincerity scale assesses a tendency to be genuine in interpersonal relations. Low scorers will flatter others or pretend to like them in order to obtain favors, whereas high scorers are unwilling to manipulate others."
End Sub



Sub ShowMsgBox

'firstsel = thiscomponent.getcurrentselection.rangeaddress.startrow
'secondsel = thiscomponent.getcurrentselection.rangeaddress.endrow
getrow = thiscomponent.getcurrentselection.celladdress.row
getcolumn = thiscomponent.getcurrentselection.celladdress.column
'print getrow
if getrow = 15 and getcolumn=0 then
	Humility
elseif getrow = 20 and getcolumn=0 then
	Emotionality
elseif getrow = 25 and getcolumn=0 then	
	eXtraversion
elseif getrow = 30 and getcolumn=0 then	
	Agreeableness
elseif getrow = 35 and getcolumn=0 then	
	Conscientiousness
elseif getrow = 40 and getcolumn=0 then	
	OpennesstoExperience

'humility
elseif getrow = 15 and getcolumn=1 then
	MsgBox "The Sincerity scale assesses a tendency to be genuine in interpersonal relations. Low scorers will flatter others or pretend to like them in order to obtain favors, whereas high scorers are unwilling to manipulate others."
elseif getrow = 16 and getcolumn=1 then
	MsgBox "The Fairness scale assesses a tendency to avoid fraud and corruption. Low scorers are willing to gain by cheating or stealing, whereas high scorers are unwilling to take advantage of other individuals or of society at large."
elseif getrow = 17 and getcolumn=1 then
	MsgBox "The Greed Avoidance scale assesses a tendency to be uninterested in possessing lavish wealth, luxury goods, and signs of high social status. Low scorers want to enjoy and to display wealth and privilege, whereas high scorers are not especially motivated by monetary or social-status considerations."
elseif getrow = 18 and getcolumn=1 then
	MsgBox "The Modesty scale assesses a tendency to be modest and unassuming. Low scorers consider themselves as superior and as entitled to privileges that others do not have, whereas high scorers view themselves as ordinary people without any claim to special treatment."

'Emotionality
elseif getrow = 20 and getcolumn=1 then
	MsgBox "The Fearfulness scale assesses a tendency to experience fear. Low scorers feel little fear of injury and are relatively tough, brave, and insensitive to physical pain, whereas high scorers are strongly inclined to avoid physical harm."
elseif getrow = 21 and getcolumn=1 then
	MsgBox "The Anxiety scale assesses a tendency to worry in a variety of contexts. Low scorers feel little stress in response to difficulties, whereas high scorers tend to become preoccupied even by relatively minor problems."
elseif getrow = 22 and getcolumn=1 then
	MsgBox "The Dependence scale assesses one's need for emotional support from others. Low scorers feel self-assured and able to deal with problems without any help or advice, whereas high scorers want to share their difficulties with those who will provide encouragement and comfort."
elseif getrow = 23 and getcolumn=1 then
	MsgBox "The Sentimentality scale assesses a tendency to feel strong emotional bonds with others. Low scorers feel little emotion when saying good-bye or in reaction to the concerns of others, whereas high scorers feel strong emotional attachments and an empathic sensitivity to the feelings of others."

'eXtraversion
elseif getrow = 25 and getcolumn=1 then
	MsgBox "The Social Self-Esteem scale assesses a tendency to have positive self-regard, particularly in social contexts. High scorers are generally satisfied with themselves and consider themselves to have likable qualities, whereas low scorers tend to have a sense of personal worthlessness and to see themselves as unpopular."
elseif getrow = 26 and getcolumn=1 then
	MsgBox "The Social Boldness scale assesses one's comfort or confidence within a variety of social situations. Low scorers feel shy or awkward in positions of leadership or when speaking in public, whereas high scorers are willing to approach strangers and are willing to speak up within group settings."
elseif getrow = 27 and getcolumn=1 then
	MsgBox "The Sociability scale assesses a tendency to enjoy conversation, social interaction, and parties. Low scorers generally prefer solitary activities and do not seek out conversation, whereas high scorers enjoy talking, visiting, and celebrating with others."
elseif getrow = 28 and getcolumn=1 then
	MsgBox "The Liveliness scale assesses one's typical enthusiasm and energy. Low scorers tend not to feel especially cheerful or dynamic, whereas high scorers usually experience a sense of optimism and high spirits."


'Agreeableness
elseif getrow = 30 and getcolumn=1 then
	MsgBox "The Forgivingness scale assesses one's willingness to feel trust and liking toward those who may have caused one harm. Low scorers tend 'hold a grudge' against those who have offended them, whereas high scorers are usually ready to trust others again and to re-establish friendly relations after having been treated badly."
elseif getrow = 31 and getcolumn=1 then
	MsgBox "The Gentleness scale assesses a tendency to be mild and lenient in dealings with other people. Low scorers tend to be critical in their evaluations of others, whereas high scorers are reluctant to judge others harshly."
elseif getrow = 32 and getcolumn=1 then
	MsgBox "The Flexibility scale assesses one's willingness to compromise and cooperate with others. Low scorers are seen as stubborn and are willing to argue, whereas high scorers avoid arguments and accommodate others' suggestions, even when these may be unreasonable."
elseif getrow = 33 and getcolumn=1 then
	MsgBox "The Patience scale assesses a tendency to remain calm rather than to become angry. Low scorers tend to lose their tempers quickly, whereas high scorers have a high threshold for feeling or expressing anger."

'Conscientiousness
elseif getrow = 35 and getcolumn=1 then
	MsgBox "The Organization scale assesses a tendency to seek order, particularly in one's physical surroundings. Low scorers tend to be sloppy and haphazard, whereas high scorers keep things tidy and prefer a structured approach to tasks."
elseif getrow = 36 and getcolumn=1 then
	MsgBox "The Diligence scale assesses a tendency to work hard. Low scorers have little self-discipline and are not strongly motivated to achieve, whereas high scorers have a strong "'work ethic" and are willing to exert themselves."
elseif getrow = 37 and getcolumn=1 then
	MsgBox "The Perfectionism scale assesses a tendency to be thorough and concerned with details. Low scorers tolerate some errors in their work and tend to neglect details, whereas high scorers check carefully for mistakes and potential improvements."
elseif getrow = 38 and getcolumn=1 then
	MsgBox "The Prudence scale assesses a tendency to deliberate carefully and to inhibit impulses. Low scorers act on impulse and tend not to consider consequences, whereas high scorers consider their options carefully and tend to be cautious and self-controlled."
	
'OpennesstoExperience
elseif getrow = 40 and getcolumn=1 then
	MsgBox "The Aesthetic Appreciation scale assesses one's enjoyment of beauty in art and in nature. Low scorers tend not to become absorbed in works of art or in natural wonders, whereas high scorers have a strong appreciation of various art forms and of natural wonders."
elseif getrow = 41 and getcolumn=1 then
	MsgBox "The Inquisitiveness scale assesses a tendency to seek information about, and experience with, the natural and human world. Low scorers have little curiosity about the natural or social sciences, whereas high scorers read widely and are interested in travel."
elseif getrow = 42 and getcolumn=1 then
	MsgBox "The Creativity scale assesses one's preference for innovation and experiment. Low scorers have little inclination for original thought, whereas high scorers actively seek new solutions to problems and express themselves in art."
elseif getrow = 43 and getcolumn=1 then
	MsgBox "The Unconventionality scale assesses a tendency to accept the unusual. Low scorers avoid eccentric or nonconforming persons, whereas high scorers are receptive to ideas that might seem strange or radical."
elseif getrow = 45 and getcolumn=1 then
	MsgBox "The Altruism (versus Antagonism) scale assesses a tendency to be sympathetic and soft-hearted toward others. High scorers avoid causing harm and react with generosity toward those who are weak or in need of help, whereas low scorers are not upset by the prospect of hurting others and may be seen as hard-hearted."

else

end if
End Sub
</script:module>
</file>

<file path=Basic/OlahdataHexa/script-lb.xml><?xml version="1.0" encoding="utf-8"?>
<!DOCTYPE library  PUBLIC '-//OpenOffice.org//DTD OfficeDocument 1.0//EN'  'library.dtd'>
<library:library xmlns:library="http://openoffice.org/2000/library" library:name="OlahdataHexa" library:readonly="false" library:passwordprotected="false">
  <library:element library:name="Module1"/>
  <library:element library:name="ShowMsgboxHexa"/>
  <library:element library:name="LihatJawabanPeserta"/>
</library:library>
</file>

<file path=Basic/Pickers/CalM.xml><?xml version="1.0" encoding="utf-8"?>
<!DOCTYPE module  PUBLIC '-//OpenOffice.org//DTD OfficeDocument 1.0//EN'  'module.dtd'>
<script:module xmlns:script="http://openoffice.org/2000/script" script:name="CalM" script:language="StarBasic">Option Explicit
	'simple date picker 'returns date within specified range of years.
	' should be fairly easy to follow.

Public popUPCal
public StartDate as Date, maxYear as long,minYear as long
public CurDate as Date
public startlbli as long,Endlbli as long
public lastdaylbl as long
	Dim busy as boolean

Sub test()
	msgbox showDatePicker()
	
	'	msgbox showDatePicker("12/10/1990",1900,1991 )
End Sub


Sub tanggaltes
	thiscomponent.sheets().getbyname("olah data").getcellrangebyname("BI5").value = showDatePicker()


End Sub

function ShowDatePicker(optional d as date, optional MinYr as long, optional MaxYr as long) as date ' position labels, show dialogue
	Dim x1 as long,i as long,j as long, n as long,btn as Object,btnh as long,btnw as long
	Dim pt,c as Object,res

	if ismissing(MinYr)= true then	minYear = 1910 else minYear = MinYr
	if ismissing(MaxYr)= true then	maxYear = 2050 else maxYear = MaxYr
	if ismissing(d)= true then	d = date

	popUPCal = loadDialog("Pickers","PCalD")


	pt = popUPCal.getcontrol("Label1").getpossize
	x1 = pt.x
	with pt
		for i = 0 to 5
			for j = 0 to 6
				n=n+1
				popUPCal.getcontrol("Label" &amp; n).setpossize .x,.y,.width,.height,15
				.x = .x+ .width

			next
			.y = .y + .height
			.x = x1
		next

		n=0

		pt = popUPCal.getcontrol("WeekdayLbl1").getpossize
		for j = 0 to 6
			n=n+1
			popUPCal.getcontrol("WeekdayLbl" &amp; n).setpossize .x,.y,.width,.height,15
			.x = .x+ .width

		next

		btn=  popUPCal.getcontrol("LeftArrowBtn")
		btnh = btn.model.height
		btnw = btn.model.width

		pt = popUPCal.getcontrol("LeftArrowBtn").getpossize
		popUPCal.model.width = (btn.model.positionx *2) + (btnw *7)
		popUPCal.model.height = (btn.model.positiony*2) + (btnh*8)

		popUPCal.getcontrol("MonthLbl").setpossize .x + .width,.y, (.width*5),.height,15

		popUPCal.getcontrol("RightArrow").setpossize .x + (.width*6), .y,.width,.height,15


	End with

	Startdate = d
	CurDate = d
	LoadDate CurDate
	setday day(d)

	popUPCal.execute()

	showdatepicker = curdate
End function

Sub LoadDate(d as date) 'set calEndar to date
	Dim m,yr,wd,daysInM, i as long, st as string
	if busy = true then exit Sub
	busy = true
	curdate = d
	clearday
	popUPCal.getcontrol("SelFrame").visible = false
	m= DatePart("m", d)
	yr = DatePart("yyyy", d)

	wd=  Weekday(DateSerial(yr,m,1))

	if wd = 1 then wd = 7 else wd = wd -1
	wd = - wd
	wd = wd+1
	daysInM= DaysInMonth(d)


	startlbli=-wd+1
	Endlbli = -wd + daysInM

	for i =1 to 42
		wd = wd +1
		if wd &gt;0 and wd&lt;= daysInM then
			st =wd
		else
			st = ""
		End if
		popUPCal.getcontrol("Label" &amp; i).model.label = st

	next

	if m= DatePart("m", StartDate) and yr = DatePart("yyyy", StartDate) then setday day(date)

	popUPCal.getcontrol("MonthLbl").model.label = Format(d,"mmmm yyyy")
	busy = false
End Sub

Sub IncrementDate() 'move forward a month
	Dim m,yr,d
	m= DatePart("m", curdate)
	yr = DatePart("yyyy", curdate)
	d = DatePart("d", curdate)
	if m = 12 then
		yr = yr +1
		m =1
	else
		m = m+1
	End if
	if yr &gt; maxYear then exit Sub

	curdate = DateSerial(yr,m,d)
	LoadDate (curdate)

End Sub

Sub DecrementDate() 'move back a month
	Dim m,yr,d
	m= DatePart("m", curdate)
	yr = DatePart("yyyy", curdate)
	d = DatePart("d", curdate)
	if m = 1 then
		yr = yr -1
		m =12
	else
		m = m-1
	End if
	if yr &lt; minYear then exit Sub

	curdate = DateSerial(yr,m,d)
	LoadDate (curdate)

End Sub

Sub DayClick(oEvt) 'day button click
	popUPCal.Endexecute
End Sub

Sub dayDown(oEvt) 'day button down event
	Dim  a as long
	a = Endval(oEvt.source.model.name)
	if a &gt;=startlbli and a&lt;= Endlbli then
		setday a - startlbli+1

	End if

End Sub

Sub clearday 'clear previous sel
	if lastdaylbl &lt;&gt;0 then
		popUPCal.getcontrol("Label" &amp; lastdaylbl).model.backgroundcolor =rgb(255,255,255)
	End if
End Sub

Sub setday(n) 'set new sel
	clearday
	lastdaylbl = (n + startlbli-1)
	popUPCal.getcontrol("Label" &amp; lastdaylbl).model.backgroundcolor = rgb(125,125,225)
	curdate = dateserial (year(curdate),month(curdate),n)
End Sub

Sub DayMove(oEvt) 'move selframe over day in response to mouse move
	Dim a as long,pt
	a = Endval(oEvt.source.model.name)
	if a &gt;=startlbli and a&lt;= Endlbli then
		pt =	oEvt.source.getpossize
		with pt
			popUPCal.getcontrol("SelFrame").setpossize  .x,.y,.width,.height,15
			popUPCal.getcontrol("SelFrame").visible = true
		End with
	End if
End Sub

'*************helper

Function LoadDialog(oLibraryName as String, oDialogName as String)
	Dim oLib as Object
	DialogLibraries.LoadLibrary(oLibraryName)
	oLib = DialogLibraries.GetByName(oLibraryname)
	LoadDialog() =  CreateUnoDialog(oLib.GetByName(oDialogName))
End Function

Public Function DaysInMonth(ByVal d As Date) As Integer 'get days in month
	DaysInMonth = Day(DateAdd("m", 1, d - Day(d) + 1) - 1)
End Function

Function EndVal(st As String) As Long 'return number at End of string
	Dim i As Long, a As Integer, s As String, res As String
	res = ""
	s = ""
	For i = Len(st) To 1 Step -1
		s = Mid(st, i, 1)
		a = Asc(s)
		If a &gt;= 48 And a &lt;= 57 Then
			res = s &amp; res
		Else
			Exit For
		End If
	Next
	EndVal = Val(res)
End Function


'coba

Sub Datafield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2")
	 
	dlg = form.getcontrol(getform)
	
	c = dlg.text()
	day = int(left(c,2))
	month = int(mid(c,4,5)
	year =int(right(c,4)
	
	mydate = dateserial(year,month,day)
	
	thiscomponent.sheets().getbyname("olah data").getcellrangebyname("AJ3").String = mydate
	
End Sub

Sub SetTanggalTes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1")
	 
	dlg = form.getcontrol(getform)
	
	c = dlg.text()
	
	day = int(left(c,2))
	month = int(mid(c,4,5)
	year =int(right(c,4)
	
	mydate = dateserial(year,month,day)
	
	thiscomponent.sheets().getbyname("olah data").getcellrangebyname("AE3").String = mydate
	
End Sub


</script:module>
</file>

<file path=Basic/Pickers/script-lb.xml><?xml version="1.0" encoding="utf-8"?>
<!DOCTYPE library  PUBLIC '-//OpenOffice.org//DTD OfficeDocument 1.0//EN'  'library.dtd'>
<library:library xmlns:library="http://openoffice.org/2000/library" library:name="Pickers" library:readonly="false" library:passwordprotected="false">
  <library:element library:name="CalM"/>
</library:library>
</file>

<file path=Basic/ProgressBar/Waitprogress.xml><?xml version="1.0" encoding="utf-8"?>
<!DOCTYPE module  PUBLIC '-//OpenOffice.org//DTD OfficeDocument 1.0//EN'  'module.dtd'>
<script:module xmlns:script="http://openoffice.org/2000/script" script:name="Waitprogress" script:language="StarBasic">REM  *****  BASIC  *****

Sub Main
ProgressBarDemo()
End Sub

Sub ProgressBar()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elseif ProgressValue = 12 then
	
	elseif ProgressValue = 16 then
	
	elseif ProgressValue = 20 then
	copypastejawabanpeserta
	'insertdatabase
	
	elseif ProgressValue = 24 then
	
	elseif ProgressValue = 28 then
	kehasil

	else

	end if	
	Wait 100
	Next ProgressValue
End Sub

Sub ProgressBar2()
	Dim oProgressBar as Object, oProgressBarModel As Object, oDialog as Object
	Dim ProgressValue As Long
	REM Dialog1 contains progress bar ProgressBar1 saved in standard library
	Thiscomponent.DialogLibraries.loadLibrary("EasModul")
	ThisComponent.BasicLibraries.LoadLibrary("OlahdataHexa")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databasekeolahdata
	
	elseif ProgressValue = 12 then
	copypasterjawabanpeserta2
	
	elseif ProgressValue = 16 then
	copypastetransposekebawah
	
	elseif ProgressValue = 20 then
	CopyTranspose	
	elseif ProgressValue = 24 then
	
	elseif ProgressValue = 28 then
	
	else

	end if	
	Wait 100
	Next ProgressValue
End Sub

Sub ProgressBar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jawabanpeserta

	elseif ProgressValue = 12 then
	insertdatabase

	elseif ProgressValue = 16 then
	pesertaberikutnya
	
	elseif ProgressValue = 20 then
	
	elseif ProgressValue = 24 then
	
	elseif ProgressValue = 28 then
	
	else

	end if	
	Wait 100
	Next ProgressValue
End Sub

</script:module>
</file>

<file path=Basic/ProgressBar/script-lb.xml><?xml version="1.0" encoding="utf-8"?>
<!DOCTYPE library  PUBLIC '-//OpenOffice.org//DTD OfficeDocument 1.0//EN'  'library.dtd'>
<library:library xmlns:library="http://openoffice.org/2000/library" library:name="ProgressBar" library:readonly="false" library:passwordprotected="false">
  <library:element library:name="Waitprogress"/>
</library:library>
</file>

<file path=Basic/ProgressBarExample/Module1.xml><?xml version="1.0" encoding="utf-8"?>
<!DOCTYPE module  PUBLIC '-//OpenOffice.org//DTD OfficeDocument 1.0//EN'  'module.dtd'>
<script:module xmlns:script="http://openoffice.org/2000/script" script:name="Module1" script:language="StarBasic" script:moduleType="normal">REM  *****  BASIC  *****

Sub Main

End Sub
</script:module>
</file>

<file path=Basic/ProgressBarExample/script-lb.xml><?xml version="1.0" encoding="utf-8"?>
<!DOCTYPE library  PUBLIC '-//OpenOffice.org//DTD OfficeDocument 1.0//EN'  'library.dtd'>
<library:library xmlns:library="http://openoffice.org/2000/library" library:name="ProgressBarExample"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CIcode/EventProcess.xml><?xml version="1.0" encoding="utf-8"?>
<!DOCTYPE module  PUBLIC '-//OpenOffice.org//DTD OfficeDocument 1.0//EN'  'module.dtd'>
<script:module xmlns:script="http://openoffice.org/2000/script" script:name="EventProcess" script:language="StarBasic" script:moduleType="normal">REM  *****  BASIC  *****

Sub Main

End Sub

Sub DoubleklikProcess
Doc = ThisComponent

Doc.BasicLibraries.LoadLibrary("TCIcode")
Doc.Sheets().GetByName("olah data").GetCellRangeByName("A60").Value = 1
SetActiveViewOutput
End Sub
</script:module>
</file>

<file path=Basic/TCIcode/ExportAsCsv.xml><?xml version="1.0" encoding="utf-8"?>
<!DOCTYPE module  PUBLIC '-//OpenOffice.org//DTD OfficeDocument 1.0//EN'  'module.dtd'>
<script:module xmlns:script="http://openoffice.org/2000/script" script:name="ExportAsCsv" script:language="StarBasic" script:moduleType="normal">REM  *****  BASIC  *****

Sub Main
ExportToCSV
End Sub

Sub ExportToCSV()
   dim document as object
   dim dispatcher as object
 
	doc = Thiscomponent
	path1=DirectoryNameoutofPath(ThisComponent.getURL(),"/")
	chrpathright = len(path1)-17
	pathdirectory = left(path1,chrpathright)
	destination =  pathdirectory+"DatabaseTCI.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cript:module>
</file>

<file path=Basic/TCIcode/Goto.xml><?xml version="1.0" encoding="utf-8"?>
<!DOCTYPE module  PUBLIC '-//OpenOffice.org//DTD OfficeDocument 1.0//EN'  'module.dtd'>
<script:module xmlns:script="http://openoffice.org/2000/script" script:name="Goto" script:language="StarBasic" script:moduleType="normal">REM  *****  BASIC  *****

Sub Main

End Sub

Sub SetActiveLihatJawabanPeserta 
Dim Doc as Object

Doc = ThisComponent
SheetLihatJawaban =  Doc.Sheets().GetByName("Lihat Jawaban Peserta")
ActiveSheet = Doc.CurrentController.SetActiveSheet(SheetLihatJawaban)

End Sub

Sub SetActiveViewOutput
Dim Doc as Object

Doc = ThisComponent
SheetLihatJawaban =  Doc.Sheets().GetByName("View Output")
ActiveSheet = Doc.CurrentController.SetActiveSheet(SheetLihatJawaban)

End Sub

Sub Kembali
	ThisComponent.BasicLibraries.LoadLibrary("TCIcode")
	A60Value = ThisComponent.Sheets().GetByName("olah data").GetCellRangeByName("A60").Value
	if A60Value = 1 Then:
		SetActiveDatabase
	elseif A60Value = 0 Then  :
		SetActiveViewInput
	Else :
		msgbox "Error"
	End If
	
End Sub

Sub SetActiveViewInput
Dim Doc as Object
ThisComponent.BasicLibraries.LoadLibrary("TCIcode")
ValueInput0_A60
Doc = ThisComponent
SheetLihatJawaban =  Doc.Sheets().GetByName("View Input")
ActiveSheet = Doc.CurrentController.SetActiveSheet(SheetLihatJawaban)

End Sub


Sub SetActiveDatabase
Dim Doc as Object

Doc = ThisComponent
SheetLihatJawaban =  Doc.Sheets().GetByName("Database")
ActiveSheet = Doc.CurrentController.SetActiveSheet(SheetLihatJawaban)

End Sub
</script:module>
</file>

<file path=Basic/TCIcode/Input_on_Database.xml><?xml version="1.0" encoding="utf-8"?>
<!DOCTYPE module  PUBLIC '-//OpenOffice.org//DTD OfficeDocument 1.0//EN'  'module.dtd'>
<script:module xmlns:script="http://openoffice.org/2000/script" script:name="Input_on_Database" script:language="StarBasic" script:moduleType="normal">REM  *****  BASIC  *****

Sub Main
Input_Button_Database
End Sub

Sub Input_Button_Database
ThisComponent.BasicLibraries.LoadLibrary("TCIcode")
SetActiveViewInput
End Sub
</script:module>
</file>

<file path=Basic/TCIcode/ProsesJwbPeserta.xml><?xml version="1.0" encoding="utf-8"?>
<!DOCTYPE module  PUBLIC '-//OpenOffice.org//DTD OfficeDocument 1.0//EN'  'module.dtd'>
<script:module xmlns:script="http://openoffice.org/2000/script" script:name="ProsesJwbPeserta" script:language="StarBasic" script:moduleType="normal">REM  *****  BASIC  *****

Sub Main

End Sub


Sub CopyTransposeReverse
Dim Doc as Object

Doc = ThisComponent
Copy = Doc.Sheets().GetByName("olah data").GetCellRangeByName("AG2:JL2")
Paste = Doc.Sheets().GetByName("jawaban peserta").GetCellRangeByName("V2:JA2")
Paste.DataArray = Copy.DataArray

For i = 0 to 240 
	Copy = Doc.Sheets().GetByName("jawaban peserta").GetCellByPosition(i+21,1)
	Paste = Doc.Sheets().GetByName("jawaban peserta").GetCellByPosition(1,i+1)
	Paste.DataArray = Copy.DataArray


Next i


End Sub

Sub CopyTranspose
Dim Doc as Object

Doc = ThisComponent
Copy = Doc.Sheets().GetByName("jawaban peserta").GetCellRangeByName("C2:C241")
Paste = Doc.Sheets().GetByName("jawaban peserta").GetCellRangeByName("B2:B241")
Paste.DataArray = Copy.DataArray

For i = 0 to 240 
	Copy = Doc.Sheets().GetByName("jawaban peserta").GetCellByPosition(1,i+1)
	Paste = Doc.Sheets().GetByName("jawaban peserta").GetCellByPosition(i+21,1)

	Paste.DataArray = Copy.DataArray
Next i
Copy = Doc.Sheets().GetByName("jawaban peserta").GetCellRangeByName("V2:JA2")
Paste = Doc.Sheets().GetByName("olah data").GetCellRangeByName("AG2:JL2")
Paste.DataArray = Copy.DataArray


End Sub

Sub LihatHasil
	ThisComponent.BasicLibraries.LoadLibrary("TCIcode")
	SetActiveViewOutput
End Sub
</script:module>
</file>

<file path=Basic/TCIcode/ValueInput.xml><?xml version="1.0" encoding="utf-8"?>
<!DOCTYPE module  PUBLIC '-//OpenOffice.org//DTD OfficeDocument 1.0//EN'  'module.dtd'>
<script:module xmlns:script="http://openoffice.org/2000/script" script:name="ValueInput" script:language="StarBasic" script:moduleType="normal">REM  *****  BASIC  *****

Sub Main

End Sub

Sub ValueInput1_A60
Doc = ThisComponent

Doc.Sheets().GetByName("olah data").GetCellRangeByName("A60").Value = 1

End Sub

Sub ValueInput0_A60
Doc = ThisComponent

Doc.Sheets().GetByName("olah data").GetCellRangeByName("A60").Value = 0

End Sub
</script:module>
</file>

<file path=Basic/TCIcode/script-lb.xml><?xml version="1.0" encoding="utf-8"?>
<!DOCTYPE library  PUBLIC '-//OpenOffice.org//DTD OfficeDocument 1.0//EN'  'library.dtd'>
<library:library xmlns:library="http://openoffice.org/2000/library" library:name="TCIcode" library:readonly="false" library:passwordprotected="false">
  <library:element library:name="Goto"/>
  <library:element library:name="ProsesJwbPeserta"/>
  <library:element library:name="EventProcess"/>
  <library:element library:name="ValueInput"/>
  <library:element library:name="ExportAsCsv"/>
  <library:element library:name="Input_on_Databas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y library:name="ChgBackGColour" library:link="false"/>
  <library:library library:name="TCIcode" library:link="false"/>
</library:libraries>
</file>

<file path=Dialogs/ChgBackGColour/dialog-lb.xml><?xml version="1.0" encoding="utf-8"?>
<!DOCTYPE library  PUBLIC '-//OpenOffice.org//DTD OfficeDocument 1.0//EN'  'library.dtd'>
<library:library xmlns:library="http://openoffice.org/2000/library" library:name="ChgBackGColour" library:readonly="false" library:passwordprotected="false"/>
</file>

<file path=Dialogs/CoreCode/dialog-lb.xml><?xml version="1.0" encoding="utf-8"?>
<!DOCTYPE library  PUBLIC '-//OpenOffice.org//DTD OfficeDocument 1.0//EN'  'library.dtd'>
<library:library xmlns:library="http://openoffice.org/2000/library" library:name="CoreCode" library:readonly="false" library:passwordprotected="false"/>
</file>

<file path=Dialogs/EasCode/OpenDialog.xml><?xml version="1.0" encoding="utf-8"?>
<!DOCTYPE window  PUBLIC '-//OpenOffice.org//DTD OfficeDocument 1.0//EN'  'dialog.dtd'>
<dlg:window xmlns:dlg="http://openoffice.org/2000/dialog" xmlns:script="http://openoffice.org/2000/script" dlg:id="OpenDialog" dlg:left="136" dlg:top="50" dlg:width="172" dlg:height="179" dlg:page="1" dlg:closeable="true" dlg:moveable="true" dlg:title="Bina Karir">
  <dlg:styles>
    <dlg:style dlg:style-id="0" dlg:border="none"/>
    <dlg:style dlg:style-id="1" dlg:font-height="20"/>
    <dlg:style dlg:style-id="2" dlg:border="simple" dlg:font-height="15"/>
  </dlg:styles>
  <dlg:bulletinboard>
    <dlg:img dlg:style-id="0" dlg:id="ImageControl1" dlg:tab-index="0" dlg:left="34" dlg:top="4" dlg:width="101" dlg:height="50" dlg:page="1"/>
    <dlg:text dlg:id="Label1" dlg:tab-index="1" dlg:left="20" dlg:top="60" dlg:width="124" dlg:height="13" dlg:page="1" dlg:value="Activator" dlg:align="center" dlg:valign="center"/>
    <dlg:button dlg:id="CommandButton2" dlg:tab-index="2" dlg:left="136" dlg:top="157" dlg:width="32" dlg:height="20" dlg:page="1" dlg:value="Admin">
      <script:event script:event-name="on-performaction" script:macro-name="vnd.sun.star.script:EasCode.CoreEAS.useradmin?language=Basic&amp;location=document" script:language="Script"/>
    </dlg:button>
    <dlg:text dlg:id="Label2" dlg:tab-index="3" dlg:left="5" dlg:top="4" dlg:width="58" dlg:height="15" dlg:page="2" dlg:value="Nama File" dlg:valign="center"/>
    <dlg:text dlg:id="Label3" dlg:tab-index="4" dlg:left="4" dlg:top="43" dlg:width="69" dlg:height="15" dlg:page="2" dlg:value="Batas Penambahan Hari" dlg:valign="center"/>
    <dlg:text dlg:id="Label4" dlg:tab-index="5" dlg:left="4" dlg:top="110" dlg:width="40" dlg:height="15" dlg:page="2" dlg:value="Ubah Sandi" dlg:valign="center"/>
    <dlg:button dlg:id="CommandButton3" dlg:tab-index="7" dlg:left="95" dlg:top="158" dlg:width="34" dlg:height="14" dlg:page="2" dlg:value="Kembali">
      <script:event script:event-name="on-performaction" script:macro-name="vnd.sun.star.script:EasCode.CoreEAS.Goingstep1?language=Basic&amp;location=document" script:language="Script"/>
    </dlg:button>
    <dlg:button dlg:id="CommandButton4" dlg:tab-index="8" dlg:left="132" dlg:top="158" dlg:width="34" dlg:height="14" dlg:page="2" dlg:value="Okay">
      <script:event script:event-name="on-performaction" script:macro-name="vnd.sun.star.script:EasCode.CoreEAS.Finish?language=Basic&amp;location=document" script:language="Script"/>
    </dlg:button>
    <dlg:textfield dlg:id="TextField1" dlg:tab-index="6" dlg:left="44" dlg:top="112" dlg:width="64" dlg:height="13" dlg:page="2"/>
    <dlg:button dlg:id="CommandButton5" dlg:tab-index="9" dlg:left="130" dlg:top="112" dlg:width="39" dlg:height="12" dlg:page="2" dlg:value="Ubah">
      <script:event script:event-name="on-performaction" script:macro-name="vnd.sun.star.script:EasCode.CoreEAS.UbahPasswd?language=Basic&amp;location=document" script:language="Script"/>
    </dlg:button>
    <dlg:numericfield dlg:id="NumericField2" dlg:tab-index="10" dlg:left="71" dlg:top="43" dlg:width="22" dlg:height="16" dlg:page="2" dlg:decimal-accuracy="0"/>
    <dlg:text dlg:id="Label5" dlg:tab-index="11" dlg:left="98" dlg:top="43" dlg:width="20" dlg:height="15" dlg:page="2" dlg:value="Hari" dlg:valign="center"/>
    <dlg:text dlg:id="Label6" dlg:tab-index="12" dlg:left="4" dlg:top="24" dlg:width="58" dlg:height="15" dlg:page="2" dlg:value="Nama Direktori" dlg:valign="center"/>
    <dlg:button dlg:id="CommandButton6" dlg:tab-index="13" dlg:left="4" dlg:top="145" dlg:width="44" dlg:height="28" dlg:page="2" dlg:value="Non Aktifkan Keamanan" dlg:multiline="true">
      <script:event script:event-name="on-performaction" script:macro-name="vnd.sun.star.script:EasCode.CoreEAS.DefaultSetting?language=Basic&amp;location=document" script:language="Script"/>
    </dlg:button>
    <dlg:button dlg:id="CommandButton7" dlg:tab-index="14" dlg:left="116" dlg:top="43" dlg:width="44" dlg:height="28" dlg:page="2" dlg:value="Aktifkan Keamanan" dlg:multiline="true">
      <script:event script:event-name="on-performaction" script:macro-name="vnd.sun.star.script:EasCode.CoreEAS.ActivateSwitch?language=Basic&amp;location=document" script:language="Script"/>
    </dlg:button>
    <dlg:textfield dlg:id="TextField2" dlg:tab-index="15" dlg:disabled="true" dlg:left="70" dlg:top="6" dlg:width="86" dlg:height="12" dlg:page="2"/>
    <dlg:textfield dlg:id="TextField3" dlg:tab-index="16" dlg:disabled="true" dlg:left="70" dlg:top="23" dlg:width="86" dlg:height="12" dlg:page="2"/>
    <dlg:text dlg:id="Label7" dlg:tab-index="17" dlg:left="4" dlg:top="93" dlg:width="40" dlg:height="15" dlg:page="2" dlg:value="Sandi  Lama" dlg:valign="center"/>
    <dlg:textfield dlg:id="TextField4" dlg:tab-index="18" dlg:disabled="true" dlg:left="44" dlg:top="95" dlg:width="64" dlg:height="13" dlg:page="2"/>
    <dlg:text dlg:style-id="1" dlg:id="Label8" dlg:tab-index="19" dlg:left="19" dlg:top="82" dlg:width="126" dlg:height="47" dlg:page="1" dlg:value="APLIKASI&#10;BINA KARIR" dlg:align="center" dlg:valign="center"/>
    <dlg:text dlg:style-id="2" dlg:id="Label9" dlg:tab-index="20" dlg:left="6" dlg:top="74" dlg:width="158" dlg:height="13" dlg:page="2" dlg:value="Label9" dlg:align="center" dlg:valign="center"/>
    <dlg:button dlg:id="CommandButton1" dlg:tab-index="21" dlg:left="65" dlg:top="136" dlg:width="32" dlg:height="18" dlg:page="1" dlg:value="LANJUT">
      <script:event script:event-name="on-performaction" script:macro-name="vnd.sun.star.script:EasCode.CoreEAS.closedialog?language=Basic&amp;location=document" script:language="Script"/>
    </dlg:button>
  </dlg:bulletinboard>
</dlg:window>
</file>

<file path=Dialogs/EasCode/Passwd.xml><?xml version="1.0" encoding="utf-8"?>
<!DOCTYPE window  PUBLIC '-//OpenOffice.org//DTD OfficeDocument 1.0//EN'  'dialog.dtd'>
<dlg:window xmlns:dlg="http://openoffice.org/2000/dialog" xmlns:script="http://openoffice.org/2000/script" dlg:id="Passwd" dlg:left="170" dlg:top="65" dlg:width="120" dlg:height="68" dlg:closeable="true" dlg:moveable="true">
  <dlg:styles>
    <dlg:style dlg:style-id="0" dlg:background-color="0xffffff"/>
  </dlg:styles>
  <dlg:bulletinboard>
    <dlg:textfield dlg:style-id="0" dlg:id="TextField1" dlg:tab-index="0" dlg:left="2" dlg:top="26" dlg:width="114" dlg:height="13" dlg:echochar="*"/>
    <dlg:text dlg:id="Label1" dlg:tab-index="1" dlg:left="2" dlg:top="4" dlg:width="116" dlg:height="10" dlg:value="Silahkan Masukkan Kata Sandi" dlg:align="center"/>
    <dlg:button dlg:id="CommandButton1" dlg:tab-index="2" dlg:left="76" dlg:top="50" dlg:width="40" dlg:height="15" dlg:value="Okay">
      <script:event script:event-name="on-performaction" script:macro-name="vnd.sun.star.script:EasCode.CoreEAS.Optionalstatement?language=Basic&amp;location=document" script:language="Script"/>
    </dlg:button>
  </dlg:bulletinboard>
</dlg:window>
</file>

<file path=Dialogs/EasCode/dialog-lb.xml><?xml version="1.0" encoding="utf-8"?>
<!DOCTYPE library  PUBLIC '-//OpenOffice.org//DTD OfficeDocument 1.0//EN'  'library.dtd'>
<library:library xmlns:library="http://openoffice.org/2000/library" library:name="EasCode" library:readonly="false" library:passwordprotected="false">
  <library:element library:name="OpenDialog"/>
  <library:element library:name="Passwd"/>
</library:library>
</file>

<file path=Dialogs/EasModul/Dialog5.xml><?xml version="1.0" encoding="utf-8"?>
<!DOCTYPE window  PUBLIC '-//OpenOffice.org//DTD OfficeDocument 1.0//EN'  'dialog.dtd'>
<dlg:window xmlns:dlg="http://openoffice.org/2000/dialog" xmlns:script="http://openoffice.org/2000/script" dlg:id="Dialog5" dlg:left="250" dlg:top="150" dlg:width="181" dlg:height="78" dlg:closeable="true" dlg:moveable="true" dlg:title="Bina Karir">
  <dlg:styles>
    <dlg:style dlg:style-id="0" dlg:border="none"/>
  </dlg:styles>
  <dlg:bulletinboard>
    <dlg:progressmeter dlg:id="ProgressBar1" dlg:tab-index="0" dlg:left="6" dlg:top="42" dlg:width="165" dlg:height="13"/>
    <dlg:text dlg:id="Label1" dlg:tab-index="1" dlg:left="36" dlg:top="59" dlg:width="105" dlg:height="12" dlg:value="Sedang memuat ......" dlg:align="center" dlg:valign="center"/>
    <dlg:img dlg:style-id="0" dlg:id="ImageControl2" dlg:tab-index="2" dlg:left="11" dlg:top="6" dlg:width="155" dlg:height="34"/>
  </dlg:bulletinboard>
</dlg:window>
</file>

<file path=Dialogs/EasModul/dialog-lb.xml><?xml version="1.0" encoding="utf-8"?>
<!DOCTYPE library  PUBLIC '-//OpenOffice.org//DTD OfficeDocument 1.0//EN'  'library.dtd'>
<library:library xmlns:library="http://openoffice.org/2000/library" library:name="EasModul" library:readonly="false" library:passwordprotected="false">
  <library:element library:name="Dialog5"/>
</library:library>
</file>

<file path=Dialogs/OlahdataHexa/dialog-lb.xml><?xml version="1.0" encoding="utf-8"?>
<!DOCTYPE library  PUBLIC '-//OpenOffice.org//DTD OfficeDocument 1.0//EN'  'library.dtd'>
<library:library xmlns:library="http://openoffice.org/2000/library" library:name="OlahdataHexa" library:readonly="false" library:passwordprotected="false"/>
</file>

<file path=Dialogs/Pickers/PCalD.xml><?xml version="1.0" encoding="utf-8"?>
<!DOCTYPE window  PUBLIC '-//OpenOffice.org//DTD OfficeDocument 1.0//EN'  'dialog.dtd'>
<dlg:window xmlns:dlg="http://openoffice.org/2000/dialog" xmlns:script="http://openoffice.org/2000/script" dlg:id="PCalD" dlg:left="184" dlg:top="78" dlg:width="172" dlg:height="141" dlg:closeable="true" dlg:moveable="true" dlg:title="Calendar">
  <dlg:styles>
    <dlg:style dlg:style-id="0" dlg:background-color="0xffffff" dlg:border="simple"/>
    <dlg:style dlg:style-id="1" dlg:background-color="0xeeeeee" dlg:border="simple"/>
  </dlg:styles>
  <dlg:bulletinboard>
    <dlg:text dlg:style-id="0" dlg:id="Label1" dlg:tab-index="1" dlg:left="7" dlg:top="3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MonthLbl" dlg:tab-index="0" dlg:left="23" dlg:top="6" dlg:width="65" dlg:height="11" dlg:align="center" dlg:tabstop="true"/>
    <dlg:button dlg:id="LeftArrowBtn" dlg:tab-index="2" dlg:left="7" dlg:top="9" dlg:width="16" dlg:height="11" dlg:value="&lt;" dlg:repeat="350" dlg:grab-focus="false">
      <script:event script:event-name="on-performaction" script:macro-name="vnd.sun.star.script:Pickers.CalM.DecrementDate?language=Basic&amp;location=document" script:language="Script"/>
    </dlg:button>
    <dlg:button dlg:id="RightArrow" dlg:tab-index="3" dlg:left="91" dlg:top="4" dlg:width="16" dlg:height="11" dlg:value="&gt;" dlg:repeat="350" dlg:grab-focus="false">
      <script:event script:event-name="on-performaction" script:macro-name="vnd.sun.star.script:Pickers.CalM.IncrementDate?language=Basic&amp;location=document" script:language="Script"/>
    </dlg:button>
    <dlg:text dlg:style-id="1" dlg:id="WeekdayLbl1" dlg:tab-index="4" dlg:left="7" dlg:top="21" dlg:width="16" dlg:height="11" dlg:value="Mo" dlg:align="center"/>
    <dlg:text dlg:style-id="1" dlg:id="WeekdayLbl2" dlg:tab-index="5" dlg:left="24" dlg:top="21" dlg:width="16" dlg:height="11" dlg:value="Tu" dlg:align="center"/>
    <dlg:text dlg:style-id="1" dlg:id="WeekdayLbl3" dlg:tab-index="6" dlg:left="43" dlg:top="21" dlg:width="16" dlg:height="11" dlg:value="We" dlg:align="center"/>
    <dlg:text dlg:style-id="1" dlg:id="WeekdayLbl4" dlg:tab-index="7" dlg:left="61" dlg:top="21" dlg:width="16" dlg:height="11" dlg:value="Th" dlg:align="center"/>
    <dlg:text dlg:style-id="1" dlg:id="WeekdayLbl5" dlg:tab-index="8" dlg:left="79" dlg:top="21" dlg:width="16" dlg:height="11" dlg:value="Fr" dlg:align="center"/>
    <dlg:text dlg:style-id="1" dlg:id="WeekdayLbl6" dlg:tab-index="9" dlg:left="97" dlg:top="21" dlg:width="16" dlg:height="11" dlg:value="Sa" dlg:align="center"/>
    <dlg:text dlg:style-id="1" dlg:id="WeekdayLbl7" dlg:tab-index="10" dlg:left="113" dlg:top="21" dlg:width="16" dlg:height="11" dlg:value="Su" dlg:align="center"/>
    <dlg:text dlg:style-id="0" dlg:id="Label2" dlg:tab-index="11" dlg:left="11" dlg:top="38"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 dlg:tab-index="12" dlg:left="17" dlg:top="44"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4" dlg:tab-index="13" dlg:left="23" dlg:top="51"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5" dlg:tab-index="14" dlg:left="23" dlg:top="55"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6" dlg:tab-index="15" dlg:left="30" dlg:top="58"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7" dlg:tab-index="16" dlg:left="30" dlg:top="36"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8" dlg:tab-index="17" dlg:left="34" dlg:top="4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9" dlg:tab-index="18" dlg:left="40" dlg:top="48"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0" dlg:tab-index="19" dlg:left="46" dlg:top="55"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1" dlg:tab-index="20" dlg:left="46" dlg:top="59"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2" dlg:tab-index="21" dlg:left="53" dlg:top="6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3" dlg:tab-index="22" dlg:left="42" dlg:top="36"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4" dlg:tab-index="23" dlg:left="46" dlg:top="4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5" dlg:tab-index="24" dlg:left="52" dlg:top="48"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6" dlg:tab-index="25" dlg:left="58" dlg:top="55"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7" dlg:tab-index="26" dlg:left="58" dlg:top="59"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8" dlg:tab-index="27" dlg:left="65" dlg:top="6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9" dlg:tab-index="28" dlg:left="54" dlg:top="40"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0" dlg:tab-index="29" dlg:left="58" dlg:top="46"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1" dlg:tab-index="30" dlg:left="64" dlg:top="5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2" dlg:tab-index="31" dlg:left="70" dlg:top="59"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3" dlg:tab-index="32" dlg:left="70" dlg:top="63"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4" dlg:tab-index="33" dlg:left="77" dlg:top="66"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5" dlg:tab-index="34" dlg:left="67" dlg:top="40"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6" dlg:tab-index="35" dlg:left="71" dlg:top="46"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7" dlg:tab-index="36" dlg:left="78" dlg:top="5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8" dlg:tab-index="37" dlg:left="83" dlg:top="59"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9" dlg:tab-index="38" dlg:left="83" dlg:top="63"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0" dlg:tab-index="39" dlg:left="91" dlg:top="66"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1" dlg:tab-index="40" dlg:left="85" dlg:top="38"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2" dlg:tab-index="41" dlg:left="89" dlg:top="44"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3" dlg:tab-index="42" dlg:left="95" dlg:top="50"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4" dlg:tab-index="43" dlg:left="101" dlg:top="57"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5" dlg:tab-index="44" dlg:left="101" dlg:top="61"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6" dlg:tab-index="45" dlg:left="108" dlg:top="64"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7" dlg:tab-index="46" dlg:left="124" dlg:top="4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8" dlg:tab-index="47" dlg:left="128" dlg:top="48"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9" dlg:tab-index="48" dlg:left="134" dlg:top="54"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40" dlg:tab-index="49" dlg:left="140" dlg:top="61"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41" dlg:tab-index="50" dlg:left="140" dlg:top="65"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42" dlg:tab-index="51" dlg:left="147" dlg:top="68"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itledbox dlg:id="SelFrame" dlg:tab-index="52" dlg:left="-70" dlg:top="68" dlg:width="22" dlg:height="26"/>
  </dlg:bulletinboard>
</dlg:window>
</file>

<file path=Dialogs/Pickers/dialog-lb.xml><?xml version="1.0" encoding="utf-8"?>
<!DOCTYPE library  PUBLIC '-//OpenOffice.org//DTD OfficeDocument 1.0//EN'  'library.dtd'>
<library:library xmlns:library="http://openoffice.org/2000/library" library:name="Pickers" library:readonly="false" library:passwordprotected="false">
  <library:element library:name="PCalD"/>
</library:library>
</file>

<file path=Dialogs/ProgressBar/dialog-lb.xml><?xml version="1.0" encoding="utf-8"?>
<!DOCTYPE library  PUBLIC '-//OpenOffice.org//DTD OfficeDocument 1.0//EN'  'library.dtd'>
<library:library xmlns:library="http://openoffice.org/2000/library" library:name="ProgressBar" library:readonly="false" library:passwordprotected="false"/>
</file>

<file path=Dialogs/ProgressBarExample/dialog-lb.xml><?xml version="1.0" encoding="utf-8"?>
<!DOCTYPE library  PUBLIC '-//OpenOffice.org//DTD OfficeDocument 1.0//EN'  'library.dtd'>
<library:library xmlns:library="http://openoffice.org/2000/library" library:name="ProgressBarExample"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TCIcode/dialog-lb.xml><?xml version="1.0" encoding="utf-8"?>
<!DOCTYPE library  PUBLIC '-//OpenOffice.org//DTD OfficeDocument 1.0//EN'  'library.dtd'>
<library:library xmlns:library="http://openoffice.org/2000/library" library:name="TCIcode"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y library:name="ChgBackGColour" library:link="false"/>
  <library:library library:name="TCIcode"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66">
      <number:number number:decimal-places="2" loext:min-decimal-places="2" number:min-integer-digits="0"/>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6" style:family="chart" style:data-style-name="N16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33.01cm" svg:height="24.758cm" xlink:href=".." xlink:type="simple" chart:class="chart:bar" chart:style-name="ch1">
        <chart:legend chart:legend-position="end" svg:x="31.594cm" svg:y="12.08cm" style:legend-expansion="high" chart:style-name="ch2"/>
        <chart:plot-area chart:style-name="ch3" table:cell-range-address="grafik.B3:grafik.C37 grafik.C2:grafik.C2" chart:data-source-has-labels="both" svg:x="0.66cm" svg:y="0.495cm" svg:width="30.274cm" svg:height="23.768cm">
          <chartooo:coordinate-region svg:x="10.965cm" svg:y="0.495cm" svg:width="19.637cm" svg:height="23.121cm"/>
          <chart:axis chart:dimension="x" chart:name="primary-x" chart:style-name="ch4" chartooo:axis-type="auto">
            <chartooo:date-scale/>
            <chart:categories table:cell-range-address="grafik.B3:grafik.B37"/>
          </chart:axis>
          <chart:axis chart:dimension="x" chart:name="secondary-x" chart:style-name="ch5"/>
          <chart:axis chart:dimension="y" chart:name="primary-y" chart:style-name="ch6">
            <chart:grid chart:style-name="ch7" chart:class="major"/>
          </chart:axis>
          <chart:series chart:style-name="ch8" chart:values-cell-range-address="grafik.C3:grafik.C37" chart:label-cell-address="grafik.C2:grafik.C2" chart:class="chart:bar">
            <chart:data-point chart:repeated="3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2.93</text:p>
                <draw:g>
                  <svg:desc>grafik.C2:grafik.C2</svg:desc>
                </draw:g>
              </table:table-cell>
            </table:table-row>
          </table:table-header-rows>
          <table:table-rows>
            <table:table-row>
              <table:table-cell office:value-type="string">
                <text:p>Exploratory excitability v. stoic rigidity (10 items)</text:p>
                <draw:g>
                  <svg:desc>grafik.B3:grafik.B37</svg:desc>
                </draw:g>
              </table:table-cell>
              <table:table-cell office:value-type="float" office:value="2.7">
                <text:p>2.7</text:p>
                <draw:g>
                  <svg:desc>grafik.C3:grafik.C37</svg:desc>
                </draw:g>
              </table:table-cell>
            </table:table-row>
            <table:table-row>
              <table:table-cell office:value-type="string">
                <text:p>Impulsiveness v. reflection (9 items)</text:p>
              </table:table-cell>
              <table:table-cell office:value-type="float" office:value="3.11111111111111">
                <text:p>3.11111111111111</text:p>
              </table:table-cell>
            </table:table-row>
            <table:table-row>
              <table:table-cell office:value-type="string">
                <text:p>Extravagance v. reserve (9 items)</text:p>
              </table:table-cell>
              <table:table-cell office:value-type="float" office:value="2.77777777777778">
                <text:p>2.77777777777778</text:p>
              </table:table-cell>
            </table:table-row>
            <table:table-row>
              <table:table-cell office:value-type="string">
                <text:p>Disorderliness v. regimentation (7 items)</text:p>
              </table:table-cell>
              <table:table-cell office:value-type="float" office:value="3.14285714285714">
                <text:p>3.14285714285714</text:p>
              </table:table-cell>
            </table:table-row>
            <table:table-row>
              <table:table-cell office:value-type="string">
                <text:p>Harm Avoidance</text:p>
              </table:table-cell>
              <table:table-cell office:value-type="float" office:value="3.06939935064935">
                <text:p>3.06939935064935</text:p>
              </table:table-cell>
            </table:table-row>
            <table:table-row>
              <table:table-cell office:value-type="string">
                <text:p>Anticipatory worry &amp; pessimismv. uninhibited optimism (11 items)</text:p>
              </table:table-cell>
              <table:table-cell office:value-type="float" office:value="3.54545454545455">
                <text:p>3.54545454545455</text:p>
              </table:table-cell>
            </table:table-row>
            <table:table-row>
              <table:table-cell office:value-type="string">
                <text:p>Fear of uncertainty (7 items)</text:p>
              </table:table-cell>
              <table:table-cell office:value-type="float" office:value="2.57142857142857">
                <text:p>2.57142857142857</text:p>
              </table:table-cell>
            </table:table-row>
            <table:table-row>
              <table:table-cell office:value-type="string">
                <text:p>Shyness with strangers (7 items)</text:p>
              </table:table-cell>
              <table:table-cell office:value-type="float" office:value="3.28571428571429">
                <text:p>3.28571428571429</text:p>
              </table:table-cell>
            </table:table-row>
            <table:table-row>
              <table:table-cell office:value-type="string">
                <text:p>Fatigability v. asthenia (8 items)</text:p>
              </table:table-cell>
              <table:table-cell office:value-type="float" office:value="2.875">
                <text:p>2.875</text:p>
              </table:table-cell>
            </table:table-row>
            <table:table-row>
              <table:table-cell office:value-type="string">
                <text:p>Reward Dependence</text:p>
              </table:table-cell>
              <table:table-cell office:value-type="float" office:value="2.89583333333333">
                <text:p>2.89583333333333</text:p>
              </table:table-cell>
            </table:table-row>
            <table:table-row>
              <table:table-cell office:value-type="string">
                <text:p>Sentimentality (8 items)</text:p>
              </table:table-cell>
              <table:table-cell office:value-type="float" office:value="3.25">
                <text:p>3.25</text:p>
              </table:table-cell>
            </table:table-row>
            <table:table-row>
              <table:table-cell office:value-type="string">
                <text:p>Openness to warm communication vs aloofness (10 items)</text:p>
              </table:table-cell>
              <table:table-cell office:value-type="float" office:value="3">
                <text:p>3</text:p>
              </table:table-cell>
            </table:table-row>
            <table:table-row>
              <table:table-cell office:value-type="string">
                <text:p>Attachment (6 items)</text:p>
              </table:table-cell>
              <table:table-cell office:value-type="float" office:value="3">
                <text:p>3</text:p>
              </table:table-cell>
            </table:table-row>
            <table:table-row>
              <table:table-cell office:value-type="string">
                <text:p>Dependence (6 items)</text:p>
              </table:table-cell>
              <table:table-cell office:value-type="float" office:value="2.33333333333333">
                <text:p>2.33333333333333</text:p>
              </table:table-cell>
            </table:table-row>
            <table:table-row>
              <table:table-cell office:value-type="string">
                <text:p>Persistence</text:p>
              </table:table-cell>
              <table:table-cell office:value-type="float" office:value="2.79375">
                <text:p>2.79375</text:p>
              </table:table-cell>
            </table:table-row>
            <table:table-row>
              <table:table-cell office:value-type="string">
                <text:p>Eagerness of effort vs laziness (9 items)</text:p>
              </table:table-cell>
              <table:table-cell office:value-type="float" office:value="3">
                <text:p>3</text:p>
              </table:table-cell>
            </table:table-row>
            <table:table-row>
              <table:table-cell office:value-type="string">
                <text:p>Work hardened vs spoiled (8 items)</text:p>
              </table:table-cell>
              <table:table-cell office:value-type="float" office:value="2">
                <text:p>2</text:p>
              </table:table-cell>
            </table:table-row>
            <table:table-row>
              <table:table-cell office:value-type="string">
                <text:p>Ambitious vs underachieving (10 items)</text:p>
              </table:table-cell>
              <table:table-cell office:value-type="float" office:value="3.3">
                <text:p>3.3</text:p>
              </table:table-cell>
            </table:table-row>
            <table:table-row>
              <table:table-cell office:value-type="string">
                <text:p>Perfectionist vs pragmatist (8 items)</text:p>
              </table:table-cell>
              <table:table-cell office:value-type="float" office:value="2.875">
                <text:p>2.875</text:p>
              </table:table-cell>
            </table:table-row>
            <table:table-row>
              <table:table-cell office:value-type="string">
                <text:p>Self-Directedness</text:p>
              </table:table-cell>
              <table:table-cell office:value-type="float" office:value="2.64791666666667">
                <text:p>2.64791666666667</text:p>
              </table:table-cell>
            </table:table-row>
            <table:table-row>
              <table:table-cell office:value-type="string">
                <text:p>Responsibility vs. blaming (8 items)</text:p>
              </table:table-cell>
              <table:table-cell office:value-type="float" office:value="2.125">
                <text:p>2.125</text:p>
              </table:table-cell>
            </table:table-row>
            <table:table-row>
              <table:table-cell office:value-type="string">
                <text:p>Purposefulness vs. lack of goal direction (6 items)</text:p>
              </table:table-cell>
              <table:table-cell office:value-type="float" office:value="3.16666666666667">
                <text:p>3.16666666666667</text:p>
              </table:table-cell>
            </table:table-row>
            <table:table-row>
              <table:table-cell office:value-type="string">
                <text:p>Resourcefulness (5 items)</text:p>
              </table:table-cell>
              <table:table-cell office:value-type="float" office:value="2.4">
                <text:p>2.4</text:p>
              </table:table-cell>
            </table:table-row>
            <table:table-row>
              <table:table-cell office:value-type="string">
                <text:p>Self-acceptance vs. self-striving (10 items)</text:p>
              </table:table-cell>
              <table:table-cell office:value-type="float" office:value="2.9">
                <text:p>2.9</text:p>
              </table:table-cell>
            </table:table-row>
            <table:table-row>
              <table:table-cell office:value-type="string">
                <text:p>Enlightened second nature (11 items)</text:p>
              </table:table-cell>
              <table:table-cell office:value-type="float" office:value="3.09090909090909">
                <text:p>3.09090909090909</text:p>
              </table:table-cell>
            </table:table-row>
            <table:table-row>
              <table:table-cell office:value-type="string">
                <text:p>Cooperativeness</text:p>
              </table:table-cell>
              <table:table-cell office:value-type="float" office:value="2.40446428571429">
                <text:p>2.40446428571429</text:p>
              </table:table-cell>
            </table:table-row>
            <table:table-row>
              <table:table-cell office:value-type="string">
                <text:p>Social acceptance vs. social intolerance (8 items)</text:p>
              </table:table-cell>
              <table:table-cell office:value-type="float" office:value="2.625">
                <text:p>2.625</text:p>
              </table:table-cell>
            </table:table-row>
            <table:table-row>
              <table:table-cell office:value-type="string">
                <text:p>Empathy vs. social disinterest (5 items)</text:p>
              </table:table-cell>
              <table:table-cell office:value-type="float" office:value="1.6">
                <text:p>1.6</text:p>
              </table:table-cell>
            </table:table-row>
            <table:table-row>
              <table:table-cell office:value-type="string">
                <text:p>Helpfulness vs. unhelpfulness (8 items)</text:p>
              </table:table-cell>
              <table:table-cell office:value-type="float" office:value="3.25">
                <text:p>3.25</text:p>
              </table:table-cell>
            </table:table-row>
            <table:table-row>
              <table:table-cell office:value-type="string">
                <text:p>Compassion vs. revengefulness (7 items)</text:p>
              </table:table-cell>
              <table:table-cell office:value-type="float" office:value="2.14285714285714">
                <text:p>2.14285714285714</text:p>
              </table:table-cell>
            </table:table-row>
            <table:table-row>
              <table:table-cell office:value-type="string">
                <text:p>Pure-hearted conscience vs. self-serving advantage (8 items)</text:p>
              </table:table-cell>
              <table:table-cell office:value-type="float" office:value="2.75">
                <text:p>2.75</text:p>
              </table:table-cell>
            </table:table-row>
            <table:table-row>
              <table:table-cell office:value-type="string">
                <text:p>Self-Tanscendence</text:p>
              </table:table-cell>
              <table:table-cell office:value-type="float" office:value="1.95625">
                <text:p>1.95625</text:p>
              </table:table-cell>
            </table:table-row>
            <table:table-row>
              <table:table-cell office:value-type="string">
                <text:p>Self-forgetful vs. self-conscious experience (10 items)</text:p>
              </table:table-cell>
              <table:table-cell office:value-type="float" office:value="2.2">
                <text:p>2.2</text:p>
              </table:table-cell>
            </table:table-row>
            <table:table-row>
              <table:table-cell office:value-type="string">
                <text:p>Transpersonal identification vs. self-differentiation (8 items)</text:p>
              </table:table-cell>
              <table:table-cell office:value-type="float" office:value="3.125">
                <text:p>3.125</text:p>
              </table:table-cell>
            </table:table-row>
            <table:table-row>
              <table:table-cell office:value-type="string">
                <text:p>Spiritual acceptance vs. rational materialism (8 items)</text:p>
              </table:table-cell>
              <table:table-cell office:value-type="float" office:value="2.5">
                <text:p>2.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Windows_X86_64 LibreOffice_project/0c292870b25a325b5ed35f6b45599d2ea4458e7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